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amh_5f_titre_5f_chapitre">
      <style:text-properties fo:language="la" fo:country="VA" officeooo:rsid="09e128f0" officeooo:paragraph-rsid="09e128f0"/>
    </style:style>
    <style:style style:name="P2" style:family="paragraph" style:parent-style-name="amh_5f_premier_5f_paragraphe">
      <style:text-properties officeooo:paragraph-rsid="0ab01352"/>
    </style:style>
    <style:style style:name="P3" style:family="paragraph" style:parent-style-name="amh_5f_paragraphe" style:list-style-name="">
      <style:text-properties fo:language="la" fo:country="VA" officeooo:rsid="09f49923" officeooo:paragraph-rsid="09f8c2ca"/>
    </style:style>
    <style:style style:name="P4" style:family="paragraph" style:parent-style-name="amh_5f_paragraphe" style:list-style-name="">
      <style:text-properties fo:language="la" fo:country="VA" officeooo:rsid="09f7a1f4" officeooo:paragraph-rsid="09f8c2ca"/>
    </style:style>
    <style:style style:name="P5" style:family="paragraph" style:parent-style-name="amh_5f_paragraphe" style:list-style-name="">
      <style:text-properties fo:language="la" fo:country="VA" officeooo:rsid="0a088b96" officeooo:paragraph-rsid="0a088b96"/>
    </style:style>
    <style:style style:name="P6" style:family="paragraph" style:parent-style-name="amh_5f_paragraphe" style:list-style-name="">
      <style:text-properties fo:language="la" fo:country="VA" officeooo:rsid="0a1ed88e" officeooo:paragraph-rsid="0a1ed88e"/>
    </style:style>
    <style:style style:name="P7" style:family="paragraph" style:parent-style-name="amh_5f_paragraphe" style:list-style-name="">
      <style:text-properties fo:language="la" fo:country="VA" officeooo:rsid="0a2f5109" officeooo:paragraph-rsid="0a2f5109"/>
    </style:style>
    <style:style style:name="P8" style:family="paragraph" style:parent-style-name="amh_5f_paragraphe" style:list-style-name="">
      <style:text-properties fo:language="la" fo:country="VA" officeooo:rsid="0a5dc6e7" officeooo:paragraph-rsid="0a5dc6e7"/>
    </style:style>
    <style:style style:name="P9" style:family="paragraph" style:parent-style-name="amh_5f_paragraphe" style:list-style-name="">
      <style:text-properties fo:language="la" fo:country="VA" officeooo:rsid="0a6dabf5" officeooo:paragraph-rsid="0a6dabf5"/>
    </style:style>
    <style:style style:name="P10" style:family="paragraph" style:parent-style-name="amh_5f_titre_5f_chapitre">
      <style:paragraph-properties fo:break-before="page"/>
    </style:style>
    <style:style style:name="P11" style:family="paragraph" style:parent-style-name="amh_5f_paragraphe">
      <style:text-properties officeooo:paragraph-rsid="00ec028e"/>
    </style:style>
    <style:style style:name="P12" style:family="paragraph" style:parent-style-name="amh_5f_paragraphe">
      <style:paragraph-properties fo:break-before="page"/>
      <style:text-properties officeooo:paragraph-rsid="00ec028e"/>
    </style:style>
    <style:style style:name="P13" style:family="paragraph" style:parent-style-name="amh_5f_paragraphe">
      <style:text-properties officeooo:paragraph-rsid="00f0a910"/>
    </style:style>
    <style:style style:name="P14" style:family="paragraph" style:parent-style-name="amh_5f_note_5f_apparat">
      <style:text-properties officeooo:rsid="00e3da93" officeooo:paragraph-rsid="00e3da93"/>
    </style:style>
    <style:style style:name="P15" style:family="paragraph" style:parent-style-name="amh_5f_note_5f_apparat">
      <style:text-properties officeooo:rsid="00e67075" officeooo:paragraph-rsid="00e67075"/>
    </style:style>
    <style:style style:name="P16" style:family="paragraph" style:parent-style-name="amh_5f_paragraphe">
      <style:paragraph-properties fo:break-before="page"/>
      <style:text-properties officeooo:paragraph-rsid="00efe803"/>
    </style:style>
    <style:style style:name="P17" style:family="paragraph" style:parent-style-name="amh_5f_note_5f_apparat">
      <style:text-properties officeooo:rsid="0100bc3b" officeooo:paragraph-rsid="0100bc3b"/>
    </style:style>
    <style:style style:name="P18" style:family="paragraph" style:parent-style-name="amh_5f_note_5f_apparat">
      <style:text-properties officeooo:rsid="010224e7" officeooo:paragraph-rsid="010224e7"/>
    </style:style>
    <style:style style:name="P19" style:family="paragraph" style:parent-style-name="amh_5f_note_5f_apparat">
      <style:text-properties officeooo:rsid="0100cf23" officeooo:paragraph-rsid="0100cf23"/>
    </style:style>
    <style:style style:name="P20" style:family="paragraph" style:parent-style-name="amh_5f_note_5f_apparat">
      <style:text-properties officeooo:rsid="0104a65a" officeooo:paragraph-rsid="0104a65a"/>
    </style:style>
    <style:style style:name="P21" style:family="paragraph" style:parent-style-name="amh_5f_note_5f_apparat">
      <style:text-properties officeooo:rsid="0106387d" officeooo:paragraph-rsid="0106387d"/>
    </style:style>
    <style:style style:name="P22" style:family="paragraph" style:parent-style-name="amh_5f_note_5f_apparat">
      <style:text-properties officeooo:rsid="0107cc6f" officeooo:paragraph-rsid="0107cc6f"/>
    </style:style>
    <style:style style:name="P23" style:family="paragraph" style:parent-style-name="amh_5f_note_5f_apparat">
      <style:text-properties officeooo:rsid="0106c19b" officeooo:paragraph-rsid="0106c19b"/>
    </style:style>
    <style:style style:name="P24" style:family="paragraph" style:parent-style-name="amh_5f_note_5f_apparat">
      <style:text-properties officeooo:rsid="010b6463" officeooo:paragraph-rsid="010b6463"/>
    </style:style>
    <style:style style:name="P25" style:family="paragraph" style:parent-style-name="amh_5f_note_5f_apparat">
      <style:text-properties officeooo:rsid="010cf869" officeooo:paragraph-rsid="010cf869"/>
    </style:style>
    <style:style style:name="P26" style:family="paragraph" style:parent-style-name="amh_5f_note_5f_apparat">
      <style:text-properties officeooo:rsid="010ee7f9" officeooo:paragraph-rsid="010ee7f9"/>
    </style:style>
    <style:style style:name="P27" style:family="paragraph" style:parent-style-name="amh_5f_note_5f_apparat">
      <style:text-properties officeooo:rsid="010ef116" officeooo:paragraph-rsid="010ef116"/>
    </style:style>
    <style:style style:name="P28" style:family="paragraph" style:parent-style-name="amh_5f_paragraphe">
      <style:text-properties officeooo:paragraph-rsid="00775b13"/>
    </style:style>
    <style:style style:name="P29" style:family="paragraph" style:parent-style-name="amh_5f_paragraphe">
      <style:text-properties officeooo:paragraph-rsid="007ab62f"/>
    </style:style>
    <style:style style:name="P30" style:family="paragraph" style:parent-style-name="amh_5f_paragraphe">
      <style:text-properties officeooo:paragraph-rsid="00d3ead6"/>
    </style:style>
    <style:style style:name="P31" style:family="paragraph" style:parent-style-name="amh_5f_paragraphe">
      <style:text-properties officeooo:rsid="01334f0c" officeooo:paragraph-rsid="0135780f"/>
    </style:style>
    <style:style style:name="P32" style:family="paragraph" style:parent-style-name="amh_5f_paragraphe">
      <style:text-properties officeooo:rsid="0133e2f5" officeooo:paragraph-rsid="0135780f"/>
    </style:style>
    <style:style style:name="P33" style:family="paragraph" style:parent-style-name="amh_5f_paragraphe">
      <style:text-properties officeooo:rsid="013929fb" officeooo:paragraph-rsid="013929fb"/>
    </style:style>
    <style:style style:name="P34" style:family="paragraph" style:parent-style-name="amh_5f_paragraphe">
      <style:text-properties officeooo:paragraph-rsid="013d91a2"/>
    </style:style>
    <style:style style:name="P35" style:family="paragraph" style:parent-style-name="amh_5f_paragraphe">
      <style:text-properties officeooo:rsid="014ccc58" officeooo:paragraph-rsid="014ccc58"/>
    </style:style>
    <style:style style:name="P36" style:family="paragraph" style:parent-style-name="amh_5f_paragraphe">
      <style:text-properties officeooo:rsid="015ad1aa" officeooo:paragraph-rsid="015ad1aa"/>
    </style:style>
    <style:style style:name="P37" style:family="paragraph" style:parent-style-name="amh_5f_paragraphe">
      <style:paragraph-properties style:writing-mode="lr-tb"/>
      <style:text-properties officeooo:rsid="01627e27" officeooo:paragraph-rsid="01627e27"/>
    </style:style>
    <style:style style:name="P38" style:family="paragraph" style:parent-style-name="amh_5f_paragraphe">
      <style:text-properties officeooo:rsid="01677e3e" officeooo:paragraph-rsid="01677e3e"/>
    </style:style>
    <style:style style:name="P39" style:family="paragraph" style:parent-style-name="amh_5f_paragraphe">
      <style:text-properties officeooo:rsid="017f3d3a" officeooo:paragraph-rsid="017f3d3a"/>
    </style:style>
    <style:style style:name="P40" style:family="paragraph" style:parent-style-name="amh_5f_vers">
      <style:text-properties officeooo:rsid="018b7286" officeooo:paragraph-rsid="018b7286"/>
    </style:style>
    <style:style style:name="P41" style:family="paragraph" style:parent-style-name="amh_5f_paragraphe">
      <style:text-properties officeooo:paragraph-rsid="018b7286"/>
    </style:style>
    <style:style style:name="P42" style:family="paragraph" style:parent-style-name="amh_5f_paragraphe">
      <style:text-properties officeooo:rsid="01a1cfed" officeooo:paragraph-rsid="01a1cfed"/>
    </style:style>
    <style:style style:name="P43" style:family="paragraph" style:parent-style-name="amh_5f_paragraphe">
      <style:text-properties officeooo:rsid="01aa4285" officeooo:paragraph-rsid="01aa4285"/>
    </style:style>
    <style:style style:name="P44" style:family="paragraph" style:parent-style-name="amh_5f_paragraphe">
      <style:text-properties officeooo:rsid="01bb26f9" officeooo:paragraph-rsid="01bb26f9"/>
    </style:style>
    <style:style style:name="P45" style:family="paragraph" style:parent-style-name="amh_5f_paragraphe">
      <style:text-properties officeooo:rsid="01cdeb7c" officeooo:paragraph-rsid="01cdeb7c"/>
    </style:style>
    <style:style style:name="P46" style:family="paragraph" style:parent-style-name="amh_5f_paragraphe">
      <style:text-properties officeooo:rsid="020a7959" officeooo:paragraph-rsid="020a7959"/>
    </style:style>
    <style:style style:name="P47" style:family="paragraph" style:parent-style-name="amh_5f_paragraphe">
      <style:text-properties officeooo:rsid="025408f7" officeooo:paragraph-rsid="026ee66d"/>
    </style:style>
    <style:style style:name="P48" style:family="paragraph" style:parent-style-name="Comment">
      <style:paragraph-properties fo:margin-left="0.101cm" fo:margin-right="0.101cm" fo:margin-top="0.099cm" fo:margin-bottom="0cm" fo:line-height="100%" fo:text-indent="0cm"/>
    </style:style>
    <style:style style:name="P49" style:family="paragraph" style:parent-style-name="amh_5f_paragraphe">
      <style:text-properties officeooo:rsid="026ee66d" officeooo:paragraph-rsid="026ee66d"/>
    </style:style>
    <style:style style:name="P50" style:family="paragraph" style:parent-style-name="amh_5f_paragraphe">
      <style:text-properties officeooo:rsid="0289a7b1" officeooo:paragraph-rsid="0289a7b1"/>
    </style:style>
    <style:style style:name="P51" style:family="paragraph" style:parent-style-name="Comment">
      <style:paragraph-properties fo:margin-top="0.42cm" fo:margin-bottom="0.349cm"/>
    </style:style>
    <style:style style:name="P52" style:family="paragraph" style:parent-style-name="amh_5f_paragraphe">
      <style:text-properties officeooo:rsid="029be48f" officeooo:paragraph-rsid="029be48f"/>
    </style:style>
    <style:style style:name="P53" style:family="paragraph" style:parent-style-name="amh_5f_paragraphe">
      <style:text-properties officeooo:rsid="02c36c30" officeooo:paragraph-rsid="0ba6073a"/>
    </style:style>
    <style:style style:name="P54" style:family="paragraph" style:parent-style-name="amh_5f_titre_5f_chapitre">
      <style:paragraph-properties fo:break-before="page"/>
      <style:text-properties officeooo:rsid="02f83af8" officeooo:paragraph-rsid="02f83af8"/>
    </style:style>
    <style:style style:name="P55" style:family="paragraph" style:parent-style-name="amh_5f_paragraphe">
      <style:text-properties officeooo:paragraph-rsid="0317be21"/>
    </style:style>
    <style:style style:name="P56" style:family="paragraph" style:parent-style-name="amh_5f_note_5f_apparat">
      <style:text-properties officeooo:rsid="0bb1a155" officeooo:paragraph-rsid="0bb1a155"/>
    </style:style>
    <style:style style:name="P57" style:family="paragraph" style:parent-style-name="amh_5f_paragraphe">
      <style:text-properties officeooo:paragraph-rsid="033ac41d"/>
    </style:style>
    <style:style style:name="P58" style:family="paragraph" style:parent-style-name="amh_5f_note_5f_apparat">
      <style:text-properties officeooo:paragraph-rsid="0bbbf75e"/>
    </style:style>
    <style:style style:name="P59" style:family="paragraph" style:parent-style-name="Footnote">
      <style:text-properties officeooo:rsid="0bc01013" officeooo:paragraph-rsid="0bc01013"/>
    </style:style>
    <style:style style:name="P60" style:family="paragraph" style:parent-style-name="amh_5f_paragraphe">
      <style:text-properties officeooo:rsid="03aff0ff" officeooo:paragraph-rsid="03aff0ff"/>
    </style:style>
    <style:style style:name="P61" style:family="paragraph" style:parent-style-name="amh_5f_paragraphe">
      <style:text-properties officeooo:rsid="03ec98ab" officeooo:paragraph-rsid="03ec98ab"/>
    </style:style>
    <style:style style:name="P62" style:family="paragraph" style:parent-style-name="amh_5f_paragraphe">
      <style:text-properties officeooo:rsid="043006d7" officeooo:paragraph-rsid="043006d7"/>
    </style:style>
    <style:style style:name="P63" style:family="paragraph" style:parent-style-name="amh_5f_note_5f_apparat">
      <style:text-properties officeooo:rsid="0be38858" officeooo:paragraph-rsid="0be38858"/>
    </style:style>
    <style:style style:name="P64" style:family="paragraph" style:parent-style-name="amh_5f_paragraphe">
      <style:text-properties officeooo:rsid="047f92ae" officeooo:paragraph-rsid="04c31edc"/>
    </style:style>
    <style:style style:name="P65" style:family="paragraph" style:parent-style-name="amh_5f_paragraphe">
      <style:text-properties officeooo:rsid="04ec3ff5" officeooo:paragraph-rsid="0508f35e"/>
    </style:style>
    <style:style style:name="P66" style:family="paragraph" style:parent-style-name="amh_5f_paragraphe">
      <style:text-properties officeooo:rsid="0508f35e" officeooo:paragraph-rsid="0508f35e"/>
    </style:style>
    <style:style style:name="P67" style:family="paragraph" style:parent-style-name="amh_5f_paragraphe">
      <style:text-properties officeooo:rsid="05238460" officeooo:paragraph-rsid="05238460"/>
    </style:style>
    <style:style style:name="P68" style:family="paragraph" style:parent-style-name="amh_5f_paragraphe">
      <style:text-properties officeooo:rsid="0548eb48" officeooo:paragraph-rsid="0548eb48"/>
    </style:style>
    <style:style style:name="P69" style:family="paragraph" style:parent-style-name="amh_5f_paragraphe">
      <style:text-properties officeooo:rsid="0559315f" officeooo:paragraph-rsid="0559315f"/>
    </style:style>
    <style:style style:name="P70" style:family="paragraph" style:parent-style-name="amh_5f_paragraphe">
      <style:text-properties officeooo:rsid="059a60b1" officeooo:paragraph-rsid="059a60b1"/>
    </style:style>
    <style:style style:name="P71" style:family="paragraph" style:parent-style-name="amh_5f_paragraphe">
      <style:text-properties officeooo:rsid="05bed37f" officeooo:paragraph-rsid="05bed37f"/>
    </style:style>
    <style:style style:name="P72" style:family="paragraph" style:parent-style-name="amh_5f_paragraphe">
      <style:text-properties officeooo:rsid="05c3d20a" officeooo:paragraph-rsid="05c3d20a"/>
    </style:style>
    <style:style style:name="P73" style:family="paragraph" style:parent-style-name="amh_5f_paragraphe">
      <style:text-properties officeooo:rsid="05ee267a" officeooo:paragraph-rsid="05ee267a"/>
    </style:style>
    <style:style style:name="P74" style:family="paragraph" style:parent-style-name="amh_5f_paragraphe">
      <style:text-properties officeooo:rsid="05f8498c" officeooo:paragraph-rsid="05f8498c"/>
    </style:style>
    <style:style style:name="P75" style:family="paragraph" style:parent-style-name="amh_5f_paragraphe">
      <style:text-properties officeooo:rsid="065f5339" officeooo:paragraph-rsid="065f5339"/>
    </style:style>
    <style:style style:name="P76" style:family="paragraph" style:parent-style-name="amh_5f_paragraphe">
      <style:text-properties officeooo:rsid="067c02c4" officeooo:paragraph-rsid="067c02c4"/>
    </style:style>
    <style:style style:name="P77" style:family="paragraph" style:parent-style-name="amh_5f_paragraphe">
      <style:text-properties officeooo:rsid="0698015b" officeooo:paragraph-rsid="0698015b"/>
    </style:style>
    <style:style style:name="P78" style:family="paragraph" style:parent-style-name="amh_5f_paragraphe">
      <style:text-properties officeooo:rsid="06b57226" officeooo:paragraph-rsid="06b57226"/>
    </style:style>
    <style:style style:name="P79" style:family="paragraph" style:parent-style-name="amh_5f_paragraphe">
      <style:paragraph-properties style:writing-mode="lr-tb"/>
      <style:text-properties officeooo:paragraph-rsid="06d8bbf4"/>
    </style:style>
    <style:style style:name="P80" style:family="paragraph" style:parent-style-name="amh_5f_paragraphe">
      <style:paragraph-properties style:writing-mode="lr-tb"/>
      <style:text-properties officeooo:paragraph-rsid="06e607b9"/>
    </style:style>
    <style:style style:name="P81" style:family="paragraph" style:parent-style-name="amh_5f_paragraphe">
      <style:paragraph-properties style:writing-mode="lr-tb"/>
      <style:text-properties officeooo:paragraph-rsid="06f5e400"/>
    </style:style>
    <style:style style:name="P82" style:family="paragraph" style:parent-style-name="amh_5f_paragraphe">
      <style:paragraph-properties style:writing-mode="lr-tb"/>
      <style:text-properties officeooo:paragraph-rsid="0706bf43"/>
    </style:style>
    <style:style style:name="P83" style:family="paragraph" style:parent-style-name="amh_5f_paragraphe">
      <style:paragraph-properties fo:break-before="page" style:writing-mode="lr-tb"/>
      <style:text-properties officeooo:paragraph-rsid="072a5418"/>
    </style:style>
    <style:style style:name="P84" style:family="paragraph" style:parent-style-name="amh_5f_paragraphe">
      <style:text-properties officeooo:rsid="075c9372" officeooo:paragraph-rsid="07641032"/>
    </style:style>
    <style:style style:name="P85" style:family="paragraph" style:parent-style-name="amh_5f_paragraphe">
      <style:text-properties officeooo:rsid="07699277" officeooo:paragraph-rsid="0774907c"/>
    </style:style>
    <style:style style:name="P86" style:family="paragraph" style:parent-style-name="amh_5f_paragraphe">
      <style:text-properties officeooo:rsid="0774907c" officeooo:paragraph-rsid="0774907c"/>
    </style:style>
    <style:style style:name="P87" style:family="paragraph" style:parent-style-name="amh_5f_paragraphe">
      <style:text-properties officeooo:rsid="079784ad" officeooo:paragraph-rsid="079784ad"/>
    </style:style>
    <style:style style:name="P88" style:family="paragraph" style:parent-style-name="amh_5f_paragraphe">
      <style:text-properties officeooo:rsid="07a6697a" officeooo:paragraph-rsid="07a6697a"/>
    </style:style>
    <style:style style:name="P89" style:family="paragraph" style:parent-style-name="amh_5f_paragraphe">
      <style:text-properties officeooo:paragraph-rsid="07dc7827"/>
    </style:style>
    <style:style style:name="P90" style:family="paragraph" style:parent-style-name="amh_5f_paragraphe">
      <style:text-properties officeooo:rsid="0823c483" officeooo:paragraph-rsid="0823c483"/>
    </style:style>
    <style:style style:name="P91" style:family="paragraph" style:parent-style-name="amh_5f_paragraphe">
      <style:text-properties officeooo:rsid="087d7a2d" officeooo:paragraph-rsid="087d7a2d"/>
    </style:style>
    <style:style style:name="P92" style:family="paragraph" style:parent-style-name="amh_5f_paragraphe">
      <style:text-properties officeooo:rsid="08a6f501" officeooo:paragraph-rsid="08a6f501"/>
    </style:style>
    <style:style style:name="P93" style:family="paragraph" style:parent-style-name="amh_5f_paragraphe">
      <style:text-properties officeooo:rsid="08b9b8a5" officeooo:paragraph-rsid="08b9b8a5"/>
    </style:style>
    <style:style style:name="P94" style:family="paragraph" style:parent-style-name="amh_5f_paragraphe">
      <style:text-properties officeooo:rsid="08edfb25" officeooo:paragraph-rsid="08edfb25"/>
    </style:style>
    <style:style style:name="P95" style:family="paragraph" style:parent-style-name="amh_5f_paragraphe">
      <style:text-properties officeooo:rsid="08fc742c" officeooo:paragraph-rsid="08fc742c"/>
    </style:style>
    <style:style style:name="P96" style:family="paragraph" style:parent-style-name="amh_5f_paragraphe">
      <style:text-properties officeooo:rsid="09255af2" officeooo:paragraph-rsid="09255af2"/>
    </style:style>
    <style:style style:name="P97" style:family="paragraph" style:parent-style-name="amh_5f_paragraphe">
      <style:text-properties officeooo:rsid="097556da" officeooo:paragraph-rsid="097556da"/>
    </style:style>
    <style:style style:name="P98" style:family="paragraph" style:parent-style-name="amh_5f_paragraphe">
      <style:text-properties officeooo:rsid="09a00c8c" officeooo:paragraph-rsid="09a00c8c"/>
    </style:style>
    <style:style style:name="P99" style:family="paragraph" style:parent-style-name="amh_5f_paragraphe">
      <style:text-properties officeooo:rsid="09b9797d" officeooo:paragraph-rsid="09b9797d"/>
    </style:style>
    <style:style style:name="P100" style:family="paragraph" style:parent-style-name="amh_5f_paragraphe">
      <style:text-properties officeooo:rsid="09dd2860" officeooo:paragraph-rsid="09dd2860"/>
    </style:style>
    <style:style style:name="P101" style:family="paragraph" style:parent-style-name="amh_5f_paragraphe">
      <style:text-properties officeooo:rsid="09ddfec9" officeooo:paragraph-rsid="09ddfec9"/>
    </style:style>
    <style:style style:name="T1" style:family="text">
      <style:text-properties officeooo:rsid="09e20035"/>
    </style:style>
    <style:style style:name="T2" style:family="text">
      <style:text-properties officeooo:rsid="09e5cb07"/>
    </style:style>
    <style:style style:name="T3" style:family="text">
      <style:text-properties officeooo:rsid="0a9690e7"/>
    </style:style>
    <style:style style:name="T4" style:family="text">
      <style:text-properties officeooo:rsid="09e61674"/>
    </style:style>
    <style:style style:name="T5" style:family="text">
      <style:text-properties officeooo:rsid="09e764f2"/>
    </style:style>
    <style:style style:name="T6" style:family="text">
      <style:text-properties officeooo:rsid="0afd89c9"/>
    </style:style>
    <style:style style:name="T7" style:family="text">
      <style:text-properties officeooo:rsid="09e7cf9e"/>
    </style:style>
    <style:style style:name="T8" style:family="text">
      <style:text-properties officeooo:rsid="0ab58ce1"/>
    </style:style>
    <style:style style:name="T9" style:family="text">
      <style:text-properties officeooo:rsid="09e96c70"/>
    </style:style>
    <style:style style:name="T10" style:family="text">
      <style:text-properties officeooo:rsid="09ead82f"/>
    </style:style>
    <style:style style:name="T11" style:family="text">
      <style:text-properties officeooo:rsid="09ebe75d"/>
    </style:style>
    <style:style style:name="T12" style:family="text">
      <style:text-properties officeooo:rsid="09ed6ee2"/>
    </style:style>
    <style:style style:name="T13" style:family="text">
      <style:text-properties officeooo:rsid="09ede53a"/>
    </style:style>
    <style:style style:name="T14" style:family="text">
      <style:text-properties officeooo:rsid="09ef113d"/>
    </style:style>
    <style:style style:name="T15" style:family="text">
      <style:text-properties officeooo:rsid="09f051c3"/>
    </style:style>
    <style:style style:name="T16" style:family="text">
      <style:text-properties officeooo:rsid="09f20c26"/>
    </style:style>
    <style:style style:name="T17" style:family="text">
      <style:text-properties officeooo:rsid="0ab77b45"/>
    </style:style>
    <style:style style:name="T18" style:family="text">
      <style:text-properties officeooo:rsid="09f2b675"/>
    </style:style>
    <style:style style:name="T19" style:family="text">
      <style:text-properties officeooo:rsid="09f2d498"/>
    </style:style>
    <style:style style:name="T20" style:family="text">
      <style:text-properties officeooo:rsid="09f387c9"/>
    </style:style>
    <style:style style:name="T21" style:family="text">
      <style:text-properties officeooo:rsid="09f4059f"/>
    </style:style>
    <style:style style:name="T22" style:family="text">
      <style:text-properties officeooo:rsid="09f49923"/>
    </style:style>
    <style:style style:name="T23" style:family="text">
      <style:text-properties officeooo:rsid="0a9b5739"/>
    </style:style>
    <style:style style:name="T24" style:family="text">
      <style:text-properties officeooo:rsid="09f4fa22"/>
    </style:style>
    <style:style style:name="T25" style:family="text">
      <style:text-properties officeooo:rsid="09f68aba"/>
    </style:style>
    <style:style style:name="T26" style:family="text">
      <style:text-properties officeooo:rsid="09f78b25"/>
    </style:style>
    <style:style style:name="T27" style:family="text">
      <style:text-properties officeooo:rsid="09f7a1f4"/>
    </style:style>
    <style:style style:name="T28" style:family="text">
      <style:text-properties officeooo:rsid="09f8c2ca"/>
    </style:style>
    <style:style style:name="T29" style:family="text">
      <style:text-properties officeooo:rsid="09fa4446"/>
    </style:style>
    <style:style style:name="T30" style:family="text">
      <style:text-properties officeooo:rsid="09fae0ab"/>
    </style:style>
    <style:style style:name="T31" style:family="text">
      <style:text-properties officeooo:rsid="09fc3f3a"/>
    </style:style>
    <style:style style:name="T32" style:family="text">
      <style:text-properties officeooo:rsid="09fd3e56"/>
    </style:style>
    <style:style style:name="T33" style:family="text">
      <style:text-properties officeooo:rsid="09fe3123"/>
    </style:style>
    <style:style style:name="T34" style:family="text">
      <style:text-properties officeooo:rsid="09ff7201"/>
    </style:style>
    <style:style style:name="T35" style:family="text">
      <style:text-properties officeooo:rsid="0a9f4426"/>
    </style:style>
    <style:style style:name="T36" style:family="text">
      <style:text-properties officeooo:rsid="0a016c00"/>
    </style:style>
    <style:style style:name="T37" style:family="text">
      <style:text-properties officeooo:rsid="0a01a38f"/>
    </style:style>
    <style:style style:name="T38" style:family="text">
      <style:text-properties officeooo:rsid="0a02efe7"/>
    </style:style>
    <style:style style:name="T39" style:family="text">
      <style:text-properties officeooo:rsid="0a039f76"/>
    </style:style>
    <style:style style:name="T40" style:family="text">
      <style:text-properties officeooo:rsid="0a03e61d"/>
    </style:style>
    <style:style style:name="T41" style:family="text">
      <style:text-properties officeooo:rsid="0aa0a020"/>
    </style:style>
    <style:style style:name="T42" style:family="text">
      <style:text-properties officeooo:rsid="0a05db67"/>
    </style:style>
    <style:style style:name="T43" style:family="text">
      <style:text-properties officeooo:rsid="0a069d53"/>
    </style:style>
    <style:style style:name="T44" style:family="text">
      <style:text-properties officeooo:rsid="0a0717b2"/>
    </style:style>
    <style:style style:name="T45" style:family="text">
      <style:text-properties officeooo:rsid="0a08a0a7"/>
    </style:style>
    <style:style style:name="T46" style:family="text">
      <style:text-properties officeooo:rsid="0a08e9d4"/>
    </style:style>
    <style:style style:name="T47" style:family="text">
      <style:text-properties officeooo:rsid="0a0a765f"/>
    </style:style>
    <style:style style:name="T48" style:family="text">
      <style:text-properties officeooo:rsid="0a0c1fd4"/>
    </style:style>
    <style:style style:name="T49" style:family="text">
      <style:text-properties officeooo:rsid="0a0ccc42"/>
    </style:style>
    <style:style style:name="T50" style:family="text">
      <style:text-properties officeooo:rsid="0a0d30b9"/>
    </style:style>
    <style:style style:name="T51" style:family="text">
      <style:text-properties officeooo:rsid="0a0ec810"/>
    </style:style>
    <style:style style:name="T52" style:family="text">
      <style:text-properties officeooo:rsid="0a1037f2"/>
    </style:style>
    <style:style style:name="T53" style:family="text">
      <style:text-properties officeooo:rsid="0a1171b9"/>
    </style:style>
    <style:style style:name="T54" style:family="text">
      <style:text-properties officeooo:rsid="0a11b8a8"/>
    </style:style>
    <style:style style:name="T55" style:family="text">
      <style:text-properties officeooo:rsid="0a1349e1"/>
    </style:style>
    <style:style style:name="T56" style:family="text">
      <style:text-properties officeooo:rsid="0a13f902"/>
    </style:style>
    <style:style style:name="T57" style:family="text">
      <style:text-properties officeooo:rsid="0a142373"/>
    </style:style>
    <style:style style:name="T58" style:family="text">
      <style:text-properties officeooo:rsid="0a160e68"/>
    </style:style>
    <style:style style:name="T59" style:family="text">
      <style:text-properties officeooo:rsid="0a165901"/>
    </style:style>
    <style:style style:name="T60" style:family="text">
      <style:text-properties officeooo:rsid="0a1742c4"/>
    </style:style>
    <style:style style:name="T61" style:family="text">
      <style:text-properties officeooo:rsid="0a189d0f"/>
    </style:style>
    <style:style style:name="T62" style:family="text">
      <style:text-properties officeooo:rsid="0a1a4aca"/>
    </style:style>
    <style:style style:name="T63" style:family="text">
      <style:text-properties officeooo:rsid="0a1a52ab"/>
    </style:style>
    <style:style style:name="T64" style:family="text">
      <style:text-properties officeooo:rsid="0a1bc64c"/>
    </style:style>
    <style:style style:name="T65" style:family="text">
      <style:text-properties officeooo:rsid="0a1c26d1"/>
    </style:style>
    <style:style style:name="T66" style:family="text">
      <style:text-properties officeooo:rsid="0a1d00ae"/>
    </style:style>
    <style:style style:name="T67" style:family="text">
      <style:text-properties officeooo:rsid="0ab81a88"/>
    </style:style>
    <style:style style:name="T68" style:family="text">
      <style:text-properties officeooo:rsid="0a209d81"/>
    </style:style>
    <style:style style:name="T69" style:family="text">
      <style:text-properties officeooo:rsid="0a20f77b"/>
    </style:style>
    <style:style style:name="T70" style:family="text">
      <style:text-properties officeooo:rsid="0aa0dad7"/>
    </style:style>
    <style:style style:name="T71" style:family="text">
      <style:text-properties officeooo:rsid="0a211112"/>
    </style:style>
    <style:style style:name="T72" style:family="text">
      <style:text-properties officeooo:rsid="0a21a828"/>
    </style:style>
    <style:style style:name="T73" style:family="text">
      <style:text-properties officeooo:rsid="0a21e8e6"/>
    </style:style>
    <style:style style:name="T74" style:family="text">
      <style:text-properties officeooo:rsid="0a22dde4"/>
    </style:style>
    <style:style style:name="T75" style:family="text">
      <style:text-properties officeooo:rsid="0a24747a"/>
    </style:style>
    <style:style style:name="T76" style:family="text">
      <style:text-properties officeooo:rsid="0a24ac25"/>
    </style:style>
    <style:style style:name="T77" style:family="text">
      <style:text-properties officeooo:rsid="0a261083"/>
    </style:style>
    <style:style style:name="T78" style:family="text">
      <style:text-properties officeooo:rsid="0a272a1b"/>
    </style:style>
    <style:style style:name="T79" style:family="text">
      <style:text-properties officeooo:rsid="0aa3ac9e"/>
    </style:style>
    <style:style style:name="T80" style:family="text">
      <style:text-properties officeooo:rsid="0a284e93"/>
    </style:style>
    <style:style style:name="T81" style:family="text">
      <style:text-properties officeooo:rsid="0a2a22b6"/>
    </style:style>
    <style:style style:name="T82" style:family="text">
      <style:text-properties officeooo:rsid="0a2b55e7"/>
    </style:style>
    <style:style style:name="T83" style:family="text">
      <style:text-properties officeooo:rsid="0a2b6a33"/>
    </style:style>
    <style:style style:name="T84" style:family="text">
      <style:text-properties officeooo:rsid="0a2be9d5"/>
    </style:style>
    <style:style style:name="T85" style:family="text">
      <style:text-properties officeooo:rsid="0ab9d7ad"/>
    </style:style>
    <style:style style:name="T86" style:family="text">
      <style:text-properties officeooo:rsid="0a2d7b9b"/>
    </style:style>
    <style:style style:name="T87" style:family="text">
      <style:text-properties officeooo:rsid="0a2e4e43"/>
    </style:style>
    <style:style style:name="T88" style:family="text">
      <style:text-properties officeooo:rsid="0a2e59f0"/>
    </style:style>
    <style:style style:name="T89" style:family="text">
      <style:text-properties officeooo:rsid="0a30538e"/>
    </style:style>
    <style:style style:name="T90" style:family="text">
      <style:text-properties officeooo:rsid="0a309584"/>
    </style:style>
    <style:style style:name="T91" style:family="text">
      <style:text-properties officeooo:rsid="0a315256"/>
    </style:style>
    <style:style style:name="T92" style:family="text">
      <style:text-properties officeooo:rsid="0a323692"/>
    </style:style>
    <style:style style:name="T93" style:family="text">
      <style:text-properties officeooo:rsid="0a32551d"/>
    </style:style>
    <style:style style:name="T94" style:family="text">
      <style:text-properties officeooo:rsid="0a33109d"/>
    </style:style>
    <style:style style:name="T95" style:family="text">
      <style:text-properties officeooo:rsid="0a3363a3"/>
    </style:style>
    <style:style style:name="T96" style:family="text">
      <style:text-properties officeooo:rsid="0a338523"/>
    </style:style>
    <style:style style:name="T97" style:family="text">
      <style:text-properties officeooo:rsid="0a33f4db"/>
    </style:style>
    <style:style style:name="T98" style:family="text">
      <style:text-properties officeooo:rsid="0a345203"/>
    </style:style>
    <style:style style:name="T99" style:family="text">
      <style:text-properties officeooo:rsid="0a346e50"/>
    </style:style>
    <style:style style:name="T100" style:family="text">
      <style:text-properties officeooo:rsid="0a382b5a"/>
    </style:style>
    <style:style style:name="T101" style:family="text">
      <style:text-properties officeooo:rsid="0a365f76"/>
    </style:style>
    <style:style style:name="T102" style:family="text">
      <style:text-properties officeooo:rsid="0a3931ed"/>
    </style:style>
    <style:style style:name="T103" style:family="text">
      <style:text-properties officeooo:rsid="0a3ab2a2"/>
    </style:style>
    <style:style style:name="T104" style:family="text">
      <style:text-properties officeooo:rsid="0a3c1e9d"/>
    </style:style>
    <style:style style:name="T105" style:family="text">
      <style:text-properties officeooo:rsid="0a3e1e56"/>
    </style:style>
    <style:style style:name="T106" style:family="text">
      <style:text-properties officeooo:rsid="0a3ec113"/>
    </style:style>
    <style:style style:name="T107" style:family="text">
      <style:text-properties officeooo:rsid="0a3f3782"/>
    </style:style>
    <style:style style:name="T108" style:family="text">
      <style:text-properties officeooo:rsid="0a4051d9"/>
    </style:style>
    <style:style style:name="T109" style:family="text">
      <style:text-properties officeooo:rsid="0a408bd9"/>
    </style:style>
    <style:style style:name="T110" style:family="text">
      <style:text-properties officeooo:rsid="0a40dfd8"/>
    </style:style>
    <style:style style:name="T111" style:family="text">
      <style:text-properties officeooo:rsid="0a4176a0"/>
    </style:style>
    <style:style style:name="T112" style:family="text">
      <style:text-properties officeooo:rsid="0a41ba09"/>
    </style:style>
    <style:style style:name="T113" style:family="text">
      <style:text-properties officeooo:rsid="0a42fcd9"/>
    </style:style>
    <style:style style:name="T114" style:family="text">
      <style:text-properties officeooo:rsid="0a44b574"/>
    </style:style>
    <style:style style:name="T115" style:family="text">
      <style:text-properties officeooo:rsid="0a4532e8"/>
    </style:style>
    <style:style style:name="T116" style:family="text">
      <style:text-properties officeooo:rsid="0a465cf8"/>
    </style:style>
    <style:style style:name="T117" style:family="text">
      <style:text-properties officeooo:rsid="0a480b39"/>
    </style:style>
    <style:style style:name="T118" style:family="text">
      <style:text-properties officeooo:rsid="0a498f65"/>
    </style:style>
    <style:style style:name="T119" style:family="text">
      <style:text-properties officeooo:rsid="0a49e5b2"/>
    </style:style>
    <style:style style:name="T120" style:family="text">
      <style:text-properties officeooo:rsid="0a4cbb43"/>
    </style:style>
    <style:style style:name="T121" style:family="text">
      <style:text-properties officeooo:rsid="0a4ced49"/>
    </style:style>
    <style:style style:name="T122" style:family="text">
      <style:text-properties officeooo:rsid="0a4ea535"/>
    </style:style>
    <style:style style:name="T123" style:family="text">
      <style:text-properties officeooo:rsid="0a4f5fb7"/>
    </style:style>
    <style:style style:name="T124" style:family="text">
      <style:text-properties officeooo:rsid="0a4f8d25"/>
    </style:style>
    <style:style style:name="T125" style:family="text">
      <style:text-properties officeooo:rsid="0a50ea56"/>
    </style:style>
    <style:style style:name="T126" style:family="text">
      <style:text-properties officeooo:rsid="0a532301"/>
    </style:style>
    <style:style style:name="T127" style:family="text">
      <style:text-properties officeooo:rsid="0a519a57"/>
    </style:style>
    <style:style style:name="T128" style:family="text">
      <style:text-properties officeooo:rsid="0a5219a3"/>
    </style:style>
    <style:style style:name="T129" style:family="text">
      <style:text-properties officeooo:rsid="0aa90c1f"/>
    </style:style>
    <style:style style:name="T130" style:family="text">
      <style:text-properties officeooo:rsid="0a54b520"/>
    </style:style>
    <style:style style:name="T131" style:family="text">
      <style:text-properties officeooo:rsid="0a553a25"/>
    </style:style>
    <style:style style:name="T132" style:family="text">
      <style:text-properties officeooo:rsid="0aaa4822"/>
    </style:style>
    <style:style style:name="T133" style:family="text">
      <style:text-properties officeooo:rsid="0a56b650"/>
    </style:style>
    <style:style style:name="T134" style:family="text">
      <style:text-properties officeooo:rsid="0a56ce28"/>
    </style:style>
    <style:style style:name="T135" style:family="text">
      <style:text-properties officeooo:rsid="0a577ffa"/>
    </style:style>
    <style:style style:name="T136" style:family="text">
      <style:text-properties officeooo:rsid="0a58327f"/>
    </style:style>
    <style:style style:name="T137" style:family="text">
      <style:text-properties officeooo:rsid="0a597498"/>
    </style:style>
    <style:style style:name="T138" style:family="text">
      <style:text-properties officeooo:rsid="0abedf77"/>
    </style:style>
    <style:style style:name="T139" style:family="text">
      <style:text-properties officeooo:rsid="0a5a9b26"/>
    </style:style>
    <style:style style:name="T140" style:family="text">
      <style:text-properties officeooo:rsid="0a5af951"/>
    </style:style>
    <style:style style:name="T141" style:family="text">
      <style:text-properties officeooo:rsid="0a810ed0"/>
    </style:style>
    <style:style style:name="T142" style:family="text">
      <style:text-properties officeooo:rsid="0a5fc697"/>
    </style:style>
    <style:style style:name="T143" style:family="text">
      <style:text-properties officeooo:rsid="0a60f55c"/>
    </style:style>
    <style:style style:name="T144" style:family="text">
      <style:text-properties officeooo:rsid="0a614b1e"/>
    </style:style>
    <style:style style:name="T145" style:family="text">
      <style:text-properties officeooo:rsid="0a623c6a"/>
    </style:style>
    <style:style style:name="T146" style:family="text">
      <style:text-properties officeooo:rsid="0a641bc6"/>
    </style:style>
    <style:style style:name="T147" style:family="text">
      <style:text-properties officeooo:rsid="0a65494a"/>
    </style:style>
    <style:style style:name="T148" style:family="text">
      <style:text-properties officeooo:rsid="0a66b661"/>
    </style:style>
    <style:style style:name="T149" style:family="text">
      <style:text-properties officeooo:rsid="0a66db89"/>
    </style:style>
    <style:style style:name="T150" style:family="text">
      <style:text-properties officeooo:rsid="0a6703af"/>
    </style:style>
    <style:style style:name="T151" style:family="text">
      <style:text-properties officeooo:rsid="0a67d25e"/>
    </style:style>
    <style:style style:name="T152" style:family="text">
      <style:text-properties officeooo:rsid="0a6856b3"/>
    </style:style>
    <style:style style:name="T153" style:family="text">
      <style:text-properties officeooo:rsid="0aad297d"/>
    </style:style>
    <style:style style:name="T154" style:family="text">
      <style:text-properties officeooo:rsid="0a6a0e5b"/>
    </style:style>
    <style:style style:name="T155" style:family="text">
      <style:text-properties officeooo:rsid="0a6b2b4b"/>
    </style:style>
    <style:style style:name="T156" style:family="text">
      <style:text-properties officeooo:rsid="0a6bf447"/>
    </style:style>
    <style:style style:name="T157" style:family="text">
      <style:text-properties officeooo:rsid="0a6bfb4f"/>
    </style:style>
    <style:style style:name="T158" style:family="text">
      <style:text-properties officeooo:rsid="0a6ea845"/>
    </style:style>
    <style:style style:name="T159" style:family="text">
      <style:text-properties officeooo:rsid="0a7076ed"/>
    </style:style>
    <style:style style:name="T160" style:family="text">
      <style:text-properties officeooo:rsid="0a71e52e"/>
    </style:style>
    <style:style style:name="T161" style:family="text">
      <style:text-properties officeooo:rsid="0a72b853"/>
    </style:style>
    <style:style style:name="T162" style:family="text">
      <style:text-properties officeooo:rsid="0a72dc85"/>
    </style:style>
    <style:style style:name="T163" style:family="text">
      <style:text-properties officeooo:rsid="0a74168e"/>
    </style:style>
    <style:style style:name="T164" style:family="text">
      <style:text-properties officeooo:rsid="0a752be3"/>
    </style:style>
    <style:style style:name="T165" style:family="text">
      <style:text-properties officeooo:rsid="0a76c3cf"/>
    </style:style>
    <style:style style:name="T166" style:family="text">
      <style:text-properties officeooo:rsid="0a774c34"/>
    </style:style>
    <style:style style:name="T167" style:family="text">
      <style:text-properties officeooo:rsid="0a78aa95"/>
    </style:style>
    <style:style style:name="T168" style:family="text">
      <style:text-properties officeooo:rsid="0a79bf0f"/>
    </style:style>
    <style:style style:name="T169" style:family="text">
      <style:text-properties officeooo:rsid="0a79ccf3"/>
    </style:style>
    <style:style style:name="T170" style:family="text">
      <style:text-properties officeooo:rsid="0a7ba97a"/>
    </style:style>
    <style:style style:name="T171" style:family="text">
      <style:text-properties officeooo:rsid="0a7d7607"/>
    </style:style>
    <style:style style:name="T172" style:family="text">
      <style:text-properties officeooo:rsid="0a7f14e4"/>
    </style:style>
    <style:style style:name="T173" style:family="text">
      <style:text-properties fo:language="la" fo:country="VA"/>
    </style:style>
    <style:style style:name="T174" style:family="text">
      <style:text-properties officeooo:rsid="0beebcf0"/>
    </style:style>
    <style:style style:name="T175" style:family="text">
      <style:text-properties officeooo:rsid="0bf02c41"/>
    </style:style>
    <style:style style:name="T176" style:family="text">
      <style:text-properties fo:language="la" fo:country="VA" officeooo:rsid="0091e4c5"/>
    </style:style>
    <style:style style:name="T177" style:family="text">
      <style:text-properties fo:language="la" fo:country="VA" officeooo:rsid="008700f4"/>
    </style:style>
    <style:style style:name="T178" style:family="text">
      <style:text-properties fo:language="la" fo:country="VA" officeooo:rsid="00440430"/>
    </style:style>
    <style:style style:name="T179" style:family="text">
      <style:text-properties fo:language="la" fo:country="VA" officeooo:rsid="00a03c76"/>
    </style:style>
    <style:style style:name="T180" style:family="text">
      <style:text-properties officeooo:rsid="0bf0302d"/>
    </style:style>
    <style:style style:name="T181" style:family="text">
      <style:text-properties fo:language="la" fo:country="VA" officeooo:rsid="00861174"/>
    </style:style>
    <style:style style:name="T182" style:family="text">
      <style:text-properties officeooo:rsid="00e9c45c"/>
    </style:style>
    <style:style style:name="T183" style:family="text">
      <style:text-properties officeooo:rsid="00fb2e80"/>
    </style:style>
    <style:style style:name="T184" style:family="text">
      <style:text-properties officeooo:rsid="0b4c3e68"/>
    </style:style>
    <style:style style:name="T185" style:family="text">
      <style:text-properties officeooo:rsid="0b49e6a5"/>
    </style:style>
    <style:style style:name="T186" style:family="text">
      <style:text-properties fo:language="la" fo:country="VA" officeooo:rsid="008b3b4f"/>
    </style:style>
    <style:style style:name="T187" style:family="text">
      <style:text-properties officeooo:rsid="008edb59"/>
    </style:style>
    <style:style style:name="T188" style:family="text">
      <style:text-properties fo:language="la" fo:country="VA" officeooo:rsid="008f2878"/>
    </style:style>
    <style:style style:name="T189" style:family="text">
      <style:text-properties officeooo:rsid="008f6ca9"/>
    </style:style>
    <style:style style:name="T190" style:family="text">
      <style:text-properties fo:language="la" fo:country="VA" officeooo:rsid="0092e4f1"/>
    </style:style>
    <style:style style:name="T191" style:family="text">
      <style:text-properties officeooo:rsid="0094bdd9"/>
    </style:style>
    <style:style style:name="T192" style:family="text">
      <style:text-properties officeooo:rsid="009b28d0"/>
    </style:style>
    <style:style style:name="T193" style:family="text">
      <style:text-properties officeooo:rsid="009ce7d9"/>
    </style:style>
    <style:style style:name="T194" style:family="text">
      <style:text-properties fo:language="la" fo:country="VA" officeooo:rsid="009e4f01"/>
    </style:style>
    <style:style style:name="T195" style:family="text">
      <style:text-properties fo:language="la" fo:country="VA" officeooo:rsid="009ea396"/>
    </style:style>
    <style:style style:name="T196" style:family="text">
      <style:text-properties fo:language="la" fo:country="VA" officeooo:rsid="00a06865"/>
    </style:style>
    <style:style style:name="T197" style:family="text">
      <style:text-properties officeooo:rsid="00a2daa2"/>
    </style:style>
    <style:style style:name="T198" style:family="text">
      <style:text-properties fo:language="la" fo:country="VA" officeooo:rsid="0014f864"/>
    </style:style>
    <style:style style:name="T199" style:family="text">
      <style:text-properties fo:language="la" fo:country="VA" officeooo:rsid="00a1f816"/>
    </style:style>
    <style:style style:name="T200" style:family="text">
      <style:text-properties officeooo:rsid="00a4a3aa"/>
    </style:style>
    <style:style style:name="T201" style:family="text">
      <style:text-properties officeooo:rsid="00a813f0"/>
    </style:style>
    <style:style style:name="T202" style:family="text">
      <style:text-properties fo:language="la" fo:country="VA" officeooo:rsid="001d64fb"/>
    </style:style>
    <style:style style:name="T203" style:family="text">
      <style:text-properties fo:language="la" fo:country="VA" officeooo:rsid="00ad0ed3"/>
    </style:style>
    <style:style style:name="T204" style:family="text">
      <style:text-properties officeooo:rsid="00dc9a2b"/>
    </style:style>
    <style:style style:name="T205" style:family="text">
      <style:text-properties officeooo:rsid="00b46ec9"/>
    </style:style>
    <style:style style:name="T206" style:family="text">
      <style:text-properties officeooo:rsid="00b24bb0"/>
    </style:style>
    <style:style style:name="T207" style:family="text">
      <style:text-properties officeooo:rsid="00b38b8b"/>
    </style:style>
    <style:style style:name="T208" style:family="text">
      <style:text-properties fo:language="la" fo:country="VA" officeooo:rsid="00201a0d"/>
    </style:style>
    <style:style style:name="T209" style:family="text">
      <style:text-properties officeooo:rsid="00b9694a"/>
    </style:style>
    <style:style style:name="T210" style:family="text">
      <style:text-properties officeooo:rsid="00dd01f8"/>
    </style:style>
    <style:style style:name="T211" style:family="text">
      <style:text-properties fo:language="la" fo:country="VA" officeooo:rsid="0021cc3e"/>
    </style:style>
    <style:style style:name="T212" style:family="text">
      <style:text-properties fo:language="la" fo:country="VA" officeooo:rsid="00b93663"/>
    </style:style>
    <style:style style:name="T213" style:family="text">
      <style:text-properties officeooo:rsid="00e4e1ca"/>
    </style:style>
    <style:style style:name="T214" style:family="text">
      <style:text-properties officeooo:rsid="00e85a48"/>
    </style:style>
    <style:style style:name="T215" style:family="text">
      <style:text-properties officeooo:rsid="00f32cbe"/>
    </style:style>
    <style:style style:name="T216" style:family="text">
      <style:text-properties fo:language="la" fo:country="VA" officeooo:rsid="0026800a"/>
    </style:style>
    <style:style style:name="T217" style:family="text">
      <style:text-properties officeooo:rsid="0100bc3b"/>
    </style:style>
    <style:style style:name="T218" style:family="text">
      <style:text-properties fo:language="la" fo:country="VA" officeooo:rsid="00ce5992"/>
    </style:style>
    <style:style style:name="T219" style:family="text">
      <style:text-properties fo:language="la" fo:country="VA" officeooo:rsid="00237910"/>
    </style:style>
    <style:style style:name="T220" style:family="text">
      <style:text-properties officeooo:rsid="01033b0c"/>
    </style:style>
    <style:style style:name="T221" style:family="text">
      <style:text-properties fo:language="la" fo:country="VA" officeooo:rsid="00bb4290"/>
    </style:style>
    <style:style style:name="T222" style:family="text">
      <style:text-properties officeooo:rsid="010224e7"/>
    </style:style>
    <style:style style:name="T223" style:family="text">
      <style:text-properties fo:language="la" fo:country="VA" officeooo:rsid="00249aad"/>
    </style:style>
    <style:style style:name="T224" style:family="text">
      <style:text-properties officeooo:rsid="0107cc6f"/>
    </style:style>
    <style:style style:name="T225" style:family="text">
      <style:text-properties officeooo:rsid="00ce5992"/>
    </style:style>
    <style:style style:name="T226" style:family="text">
      <style:text-properties fo:language="la" fo:country="VA" officeooo:rsid="0027024a"/>
    </style:style>
    <style:style style:name="T227" style:family="text">
      <style:text-properties fo:language="la" fo:country="VA" officeooo:rsid="002800b1"/>
    </style:style>
    <style:style style:name="T228" style:family="text">
      <style:text-properties fo:language="la" fo:country="VA" officeooo:rsid="00bbf49f"/>
    </style:style>
    <style:style style:name="T229" style:family="text">
      <style:text-properties fo:language="la" fo:country="VA" officeooo:rsid="002b86f9"/>
    </style:style>
    <style:style style:name="T230" style:family="text">
      <style:text-properties officeooo:rsid="00a03c76"/>
    </style:style>
    <style:style style:name="T231" style:family="text">
      <style:text-properties officeooo:rsid="002da164"/>
    </style:style>
    <style:style style:name="T232" style:family="text">
      <style:text-properties officeooo:rsid="00bdca9c"/>
    </style:style>
    <style:style style:name="T233" style:family="text">
      <style:text-properties officeooo:rsid="002e3a4e"/>
    </style:style>
    <style:style style:name="T234" style:family="text">
      <style:text-properties officeooo:rsid="004315f9"/>
    </style:style>
    <style:style style:name="T235" style:family="text">
      <style:text-properties officeooo:rsid="0030dbbe"/>
    </style:style>
    <style:style style:name="T236" style:family="text">
      <style:text-properties officeooo:rsid="00195653"/>
    </style:style>
    <style:style style:name="T237" style:family="text">
      <style:text-properties officeooo:rsid="00be44d5"/>
    </style:style>
    <style:style style:name="T238" style:family="text">
      <style:text-properties fo:language="la" fo:country="VA" officeooo:rsid="0041c507"/>
    </style:style>
    <style:style style:name="T239" style:family="text">
      <style:text-properties fo:language="la" fo:country="VA" officeooo:rsid="002e3a4e"/>
    </style:style>
    <style:style style:name="T240" style:family="text">
      <style:text-properties fo:language="la" fo:country="VA" officeooo:rsid="00be44d5"/>
    </style:style>
    <style:style style:name="T241" style:family="text">
      <style:text-properties fo:language="la" fo:country="VA" officeooo:rsid="0032caff"/>
    </style:style>
    <style:style style:name="T242" style:family="text">
      <style:text-properties fo:language="la" fo:country="VA" officeooo:rsid="00326169"/>
    </style:style>
    <style:style style:name="T243" style:family="text">
      <style:text-properties fo:language="la" fo:country="VA" officeooo:rsid="002ea1c5"/>
    </style:style>
    <style:style style:name="T244" style:family="text">
      <style:text-properties fo:language="la" fo:country="VA" officeooo:rsid="004315f9"/>
    </style:style>
    <style:style style:name="T245" style:family="text">
      <style:text-properties fo:language="la" fo:country="VA" officeooo:rsid="0047577a"/>
    </style:style>
    <style:style style:name="T246" style:family="text">
      <style:text-properties officeooo:rsid="002ea1c5"/>
    </style:style>
    <style:style style:name="T247" style:family="text">
      <style:text-properties officeooo:rsid="002fce53" fo:background-color="transparent" loext:char-shading-value="0"/>
    </style:style>
    <style:style style:name="T248" style:family="text">
      <style:text-properties officeooo:rsid="002ea1c5" fo:background-color="transparent" loext:char-shading-value="0"/>
    </style:style>
    <style:style style:name="T249" style:family="text">
      <style:text-properties officeooo:rsid="0acbde77"/>
    </style:style>
    <style:style style:name="T250" style:family="text">
      <style:text-properties officeooo:rsid="002fce53"/>
    </style:style>
    <style:style style:name="T251" style:family="text">
      <style:text-properties officeooo:rsid="0048ce3e"/>
    </style:style>
    <style:style style:name="T252" style:family="text">
      <style:text-properties officeooo:rsid="003029a7"/>
    </style:style>
    <style:style style:name="T253" style:family="text">
      <style:text-properties officeooo:rsid="00349b72"/>
    </style:style>
    <style:style style:name="T254" style:family="text">
      <style:text-properties officeooo:rsid="0077cd10"/>
    </style:style>
    <style:style style:name="T255" style:family="text">
      <style:text-properties officeooo:rsid="00349b72" fo:background-color="transparent" loext:char-shading-value="0"/>
    </style:style>
    <style:style style:name="T256" style:family="text">
      <style:text-properties officeooo:rsid="00bee7ed"/>
    </style:style>
    <style:style style:name="T257" style:family="text">
      <style:text-properties officeooo:rsid="00351951"/>
    </style:style>
    <style:style style:name="T258" style:family="text">
      <style:text-properties officeooo:rsid="004952f0"/>
    </style:style>
    <style:style style:name="T259" style:family="text">
      <style:text-properties officeooo:rsid="00c09957"/>
    </style:style>
    <style:style style:name="T260" style:family="text">
      <style:text-properties officeooo:rsid="00368191"/>
    </style:style>
    <style:style style:name="T261" style:family="text">
      <style:text-properties officeooo:rsid="00368191" fo:background-color="transparent" loext:char-shading-value="0"/>
    </style:style>
    <style:style style:name="T262" style:family="text">
      <style:text-properties officeooo:rsid="00387780"/>
    </style:style>
    <style:style style:name="T263" style:family="text">
      <style:text-properties officeooo:rsid="003a3c72"/>
    </style:style>
    <style:style style:name="T264" style:family="text">
      <style:text-properties officeooo:rsid="003d1cf9"/>
    </style:style>
    <style:style style:name="T265" style:family="text">
      <style:text-properties officeooo:rsid="003b45ae"/>
    </style:style>
    <style:style style:name="T266" style:family="text">
      <style:text-properties officeooo:rsid="0041c507"/>
    </style:style>
    <style:style style:name="T267" style:family="text">
      <style:text-properties officeooo:rsid="003e37ef"/>
    </style:style>
    <style:style style:name="T268" style:family="text">
      <style:text-properties officeooo:rsid="004014fc"/>
    </style:style>
    <style:style style:name="T269" style:family="text">
      <style:text-properties officeooo:rsid="003e37ef" fo:background-color="transparent" loext:char-shading-value="0"/>
    </style:style>
    <style:style style:name="T270" style:family="text">
      <style:text-properties officeooo:rsid="004232a1" fo:background-color="transparent" loext:char-shading-value="0"/>
    </style:style>
    <style:style style:name="T271" style:family="text">
      <style:text-properties officeooo:rsid="003e41c6" fo:background-color="transparent" loext:char-shading-value="0"/>
    </style:style>
    <style:style style:name="T272" style:family="text">
      <style:text-properties officeooo:rsid="003e41c6"/>
    </style:style>
    <style:style style:name="T273" style:family="text">
      <style:text-properties officeooo:rsid="004cb516"/>
    </style:style>
    <style:style style:name="T274" style:family="text">
      <style:text-properties officeooo:rsid="004ac952"/>
    </style:style>
    <style:style style:name="T275" style:family="text">
      <style:text-properties officeooo:rsid="00cffb0c"/>
    </style:style>
    <style:style style:name="T276" style:family="text">
      <style:text-properties officeooo:rsid="004e1ce5"/>
    </style:style>
    <style:style style:name="T277" style:family="text">
      <style:text-properties officeooo:rsid="004ac952" fo:background-color="transparent" loext:char-shading-value="0"/>
    </style:style>
    <style:style style:name="T278" style:family="text">
      <style:text-properties officeooo:rsid="004e8dde"/>
    </style:style>
    <style:style style:name="T279" style:family="text">
      <style:text-properties officeooo:rsid="00c238de"/>
    </style:style>
    <style:style style:name="T280" style:family="text">
      <style:text-properties officeooo:rsid="00775b13"/>
    </style:style>
    <style:style style:name="T281" style:family="text">
      <style:text-properties officeooo:rsid="005068c4"/>
    </style:style>
    <style:style style:name="T282" style:family="text">
      <style:text-properties officeooo:rsid="0051fa9f"/>
    </style:style>
    <style:style style:name="T283" style:family="text">
      <style:text-properties officeooo:rsid="0052791c"/>
    </style:style>
    <style:style style:name="T284" style:family="text">
      <style:text-properties officeooo:rsid="0057f515"/>
    </style:style>
    <style:style style:name="T285" style:family="text">
      <style:text-properties officeooo:rsid="00d0914e"/>
    </style:style>
    <style:style style:name="T286" style:family="text">
      <style:text-properties officeooo:rsid="0ac0b32a"/>
    </style:style>
    <style:style style:name="T287" style:family="text">
      <style:text-properties officeooo:rsid="0055744a"/>
    </style:style>
    <style:style style:name="T288" style:family="text">
      <style:text-properties officeooo:rsid="0ac1d991"/>
    </style:style>
    <style:style style:name="T289" style:family="text">
      <style:text-properties officeooo:rsid="005633de"/>
    </style:style>
    <style:style style:name="T290" style:family="text">
      <style:text-properties officeooo:rsid="005a40e2"/>
    </style:style>
    <style:style style:name="T291" style:family="text">
      <style:text-properties officeooo:rsid="005a84d1"/>
    </style:style>
    <style:style style:name="T292" style:family="text">
      <style:text-properties officeooo:rsid="005b028c"/>
    </style:style>
    <style:style style:name="T293" style:family="text">
      <style:text-properties officeooo:rsid="00d3ead6"/>
    </style:style>
    <style:style style:name="T294" style:family="text">
      <style:text-properties officeooo:rsid="005b20a1"/>
    </style:style>
    <style:style style:name="T295" style:family="text">
      <style:text-properties officeooo:rsid="0ac5f452"/>
    </style:style>
    <style:style style:name="T296" style:family="text">
      <style:text-properties officeooo:rsid="0acff3c3"/>
    </style:style>
    <style:style style:name="T297" style:family="text">
      <style:text-properties officeooo:rsid="005c9643"/>
    </style:style>
    <style:style style:name="T298" style:family="text">
      <style:text-properties officeooo:rsid="0aed4f24"/>
    </style:style>
    <style:style style:name="T299" style:family="text">
      <style:text-properties officeooo:rsid="0ace424e"/>
    </style:style>
    <style:style style:name="T300" style:family="text">
      <style:text-properties officeooo:rsid="0060278a"/>
    </style:style>
    <style:style style:name="T301" style:family="text">
      <style:text-properties officeooo:rsid="0aed557b"/>
    </style:style>
    <style:style style:name="T302" style:family="text">
      <style:text-properties officeooo:rsid="00610d43"/>
    </style:style>
    <style:style style:name="T303" style:family="text">
      <style:text-properties officeooo:rsid="0061f432"/>
    </style:style>
    <style:style style:name="T304" style:family="text">
      <style:text-properties officeooo:rsid="00cf9cca"/>
    </style:style>
    <style:style style:name="T305" style:family="text">
      <style:text-properties officeooo:rsid="0aeec373"/>
    </style:style>
    <style:style style:name="T306" style:family="text">
      <style:text-properties officeooo:rsid="0af09c3f"/>
    </style:style>
    <style:style style:name="T307" style:family="text">
      <style:text-properties officeooo:rsid="0063066e"/>
    </style:style>
    <style:style style:name="T308" style:family="text">
      <style:text-properties officeooo:rsid="007d35bd"/>
    </style:style>
    <style:style style:name="T309" style:family="text">
      <style:text-properties officeooo:rsid="00d93bee"/>
    </style:style>
    <style:style style:name="T310" style:family="text">
      <style:text-properties officeooo:rsid="0ac86b31"/>
    </style:style>
    <style:style style:name="T311" style:family="text">
      <style:text-properties officeooo:rsid="0af38a99"/>
    </style:style>
    <style:style style:name="T312" style:family="text">
      <style:text-properties officeooo:rsid="0065b7bd"/>
    </style:style>
    <style:style style:name="T313" style:family="text">
      <style:text-properties officeooo:rsid="0af45e37"/>
    </style:style>
    <style:style style:name="T314" style:family="text">
      <style:text-properties officeooo:rsid="0066b08a"/>
    </style:style>
    <style:style style:name="T315" style:family="text">
      <style:text-properties officeooo:rsid="0af7eb01"/>
    </style:style>
    <style:style style:name="T316" style:family="text">
      <style:text-properties officeooo:rsid="0af84c5e"/>
    </style:style>
    <style:style style:name="T317" style:family="text">
      <style:text-properties officeooo:rsid="007d9841"/>
    </style:style>
    <style:style style:name="T318" style:family="text">
      <style:text-properties officeooo:rsid="00d85ee0"/>
    </style:style>
    <style:style style:name="T319" style:family="text">
      <style:text-properties officeooo:rsid="0afb2d3e"/>
    </style:style>
    <style:style style:name="T320" style:family="text">
      <style:text-properties officeooo:rsid="012a2dfc"/>
    </style:style>
    <style:style style:name="T321" style:family="text">
      <style:text-properties officeooo:rsid="0b041fc7"/>
    </style:style>
    <style:style style:name="T322" style:family="text">
      <style:text-properties officeooo:rsid="0ad25d1b"/>
    </style:style>
    <style:style style:name="T323" style:family="text">
      <style:text-properties officeooo:rsid="006f8bec"/>
    </style:style>
    <style:style style:name="T324" style:family="text">
      <style:text-properties officeooo:rsid="0b0804af"/>
    </style:style>
    <style:style style:name="T325" style:family="text">
      <style:text-properties officeooo:rsid="0b0bbd28"/>
    </style:style>
    <style:style style:name="T326" style:family="text">
      <style:text-properties officeooo:rsid="0070d1b0"/>
    </style:style>
    <style:style style:name="T327" style:family="text">
      <style:text-properties officeooo:rsid="0b0cee7e"/>
    </style:style>
    <style:style style:name="T328" style:family="text">
      <style:text-properties fo:language="en" fo:country="US" officeooo:rsid="0070d1b0"/>
    </style:style>
    <style:style style:name="T329" style:family="text">
      <style:text-properties officeooo:rsid="0b0dca3a"/>
    </style:style>
    <style:style style:name="T330" style:family="text">
      <style:text-properties officeooo:rsid="0b100e9e"/>
    </style:style>
    <style:style style:name="T331" style:family="text">
      <style:text-properties officeooo:rsid="0b127998"/>
    </style:style>
    <style:style style:name="T332" style:family="text">
      <style:text-properties officeooo:rsid="0072a872"/>
    </style:style>
    <style:style style:name="T333" style:family="text">
      <style:text-properties officeooo:rsid="00738408"/>
    </style:style>
    <style:style style:name="T334" style:family="text">
      <style:text-properties officeooo:rsid="01249886"/>
    </style:style>
    <style:style style:name="T335" style:family="text">
      <style:text-properties officeooo:rsid="0ad1ec4f"/>
    </style:style>
    <style:style style:name="T336" style:family="text">
      <style:text-properties officeooo:rsid="01258ed1"/>
    </style:style>
    <style:style style:name="T337" style:family="text">
      <style:text-properties officeooo:rsid="01250786"/>
    </style:style>
    <style:style style:name="T338" style:family="text">
      <style:text-properties officeooo:rsid="0128bbae"/>
    </style:style>
    <style:style style:name="T339" style:family="text">
      <style:text-properties officeooo:rsid="0b1739cb"/>
    </style:style>
    <style:style style:name="T340" style:family="text">
      <style:text-properties officeooo:rsid="012967a2"/>
    </style:style>
    <style:style style:name="T341" style:family="text">
      <style:text-properties officeooo:rsid="0afcf43f"/>
    </style:style>
    <style:style style:name="T342" style:family="text">
      <style:text-properties officeooo:rsid="0129b931"/>
    </style:style>
    <style:style style:name="T343" style:family="text">
      <style:text-properties officeooo:rsid="0b1a5d30"/>
    </style:style>
    <style:style style:name="T344" style:family="text">
      <style:text-properties officeooo:rsid="012b9fb7"/>
    </style:style>
    <style:style style:name="T345" style:family="text">
      <style:text-properties officeooo:rsid="012c4725"/>
    </style:style>
    <style:style style:name="T346" style:family="text">
      <style:text-properties officeooo:rsid="0b1b7304"/>
    </style:style>
    <style:style style:name="T347" style:family="text">
      <style:text-properties officeooo:rsid="012de291"/>
    </style:style>
    <style:style style:name="T348" style:family="text">
      <style:text-properties officeooo:rsid="012eed9b"/>
    </style:style>
    <style:style style:name="T349" style:family="text">
      <style:text-properties officeooo:rsid="01302619"/>
    </style:style>
    <style:style style:name="T350" style:family="text">
      <style:text-properties officeooo:rsid="01334f0c"/>
    </style:style>
    <style:style style:name="T351" style:family="text">
      <style:text-properties officeooo:rsid="0b1be322"/>
    </style:style>
    <style:style style:name="T352" style:family="text">
      <style:text-properties officeooo:rsid="0b1d98dd"/>
    </style:style>
    <style:style style:name="T353" style:family="text">
      <style:text-properties officeooo:rsid="0b1e8083"/>
    </style:style>
    <style:style style:name="T354" style:family="text">
      <style:text-properties officeooo:rsid="0ac298c8"/>
    </style:style>
    <style:style style:name="T355" style:family="text">
      <style:text-properties officeooo:rsid="0133a33a"/>
    </style:style>
    <style:style style:name="T356" style:family="text">
      <style:text-properties officeooo:rsid="0133e2f5"/>
    </style:style>
    <style:style style:name="T357" style:family="text">
      <style:text-properties officeooo:rsid="0b252782"/>
    </style:style>
    <style:style style:name="T358" style:family="text">
      <style:text-properties officeooo:rsid="0b262005"/>
    </style:style>
    <style:style style:name="T359" style:family="text">
      <style:text-properties officeooo:rsid="0135780f"/>
    </style:style>
    <style:style style:name="T360" style:family="text">
      <style:text-properties officeooo:rsid="01376b6d"/>
    </style:style>
    <style:style style:name="T361" style:family="text">
      <style:text-properties officeooo:rsid="013929fb"/>
    </style:style>
    <style:style style:name="T362" style:family="text">
      <style:text-properties officeooo:rsid="013983e2"/>
    </style:style>
    <style:style style:name="T363" style:family="text">
      <style:text-properties officeooo:rsid="013a563a"/>
    </style:style>
    <style:style style:name="T364" style:family="text">
      <style:text-properties officeooo:rsid="013aaf20"/>
    </style:style>
    <style:style style:name="T365" style:family="text">
      <style:text-properties officeooo:rsid="013afb5c"/>
    </style:style>
    <style:style style:name="T366" style:family="text">
      <style:text-properties officeooo:rsid="013aff0e"/>
    </style:style>
    <style:style style:name="T367" style:family="text">
      <style:text-properties officeooo:rsid="013d91a2"/>
    </style:style>
    <style:style style:name="T368" style:family="text">
      <style:text-properties officeooo:rsid="013f5dbd"/>
    </style:style>
    <style:style style:name="T369" style:family="text">
      <style:text-properties officeooo:rsid="013f8b02"/>
    </style:style>
    <style:style style:name="T370" style:family="text">
      <style:text-properties officeooo:rsid="0b310383"/>
    </style:style>
    <style:style style:name="T371" style:family="text">
      <style:text-properties officeooo:rsid="0b318822"/>
    </style:style>
    <style:style style:name="T372" style:family="text">
      <style:text-properties officeooo:rsid="01415445"/>
    </style:style>
    <style:style style:name="T373" style:family="text">
      <style:text-properties officeooo:rsid="01432549"/>
    </style:style>
    <style:style style:name="T374" style:family="text">
      <style:text-properties officeooo:rsid="014385cd"/>
    </style:style>
    <style:style style:name="T375" style:family="text">
      <style:text-properties officeooo:rsid="0b32537a"/>
    </style:style>
    <style:style style:name="T376" style:family="text">
      <style:text-properties officeooo:rsid="01456473"/>
    </style:style>
    <style:style style:name="T377" style:family="text">
      <style:text-properties officeooo:rsid="0b349498"/>
    </style:style>
    <style:style style:name="T378" style:family="text">
      <style:text-properties officeooo:rsid="0146c82a"/>
    </style:style>
    <style:style style:name="T379" style:family="text">
      <style:text-properties officeooo:rsid="01492a47"/>
    </style:style>
    <style:style style:name="T380" style:family="text">
      <style:text-properties officeooo:rsid="014ae5cf"/>
    </style:style>
    <style:style style:name="T381" style:family="text">
      <style:text-properties officeooo:rsid="014bfe56"/>
    </style:style>
    <style:style style:name="T382" style:family="text">
      <style:text-properties officeooo:rsid="014e3ba3"/>
    </style:style>
    <style:style style:name="T383" style:family="text">
      <style:text-properties officeooo:rsid="014ee954"/>
    </style:style>
    <style:style style:name="T384" style:family="text">
      <style:text-properties officeooo:rsid="014fdb26"/>
    </style:style>
    <style:style style:name="T385" style:family="text">
      <style:text-properties officeooo:rsid="015137a2"/>
    </style:style>
    <style:style style:name="T386" style:family="text">
      <style:text-properties officeooo:rsid="01521977"/>
    </style:style>
    <style:style style:name="T387" style:family="text">
      <style:text-properties officeooo:rsid="0153f459"/>
    </style:style>
    <style:style style:name="T388" style:family="text">
      <style:text-properties officeooo:rsid="0154e1d7"/>
    </style:style>
    <style:style style:name="T389" style:family="text">
      <style:text-properties officeooo:rsid="015507dc"/>
    </style:style>
    <style:style style:name="T390" style:family="text">
      <style:text-properties officeooo:rsid="01554516"/>
    </style:style>
    <style:style style:name="T391" style:family="text">
      <style:text-properties officeooo:rsid="01573ded"/>
    </style:style>
    <style:style style:name="T392" style:family="text">
      <style:text-properties officeooo:rsid="0159c076"/>
    </style:style>
    <style:style style:name="T393" style:family="text">
      <style:text-properties officeooo:rsid="0b3b5751"/>
    </style:style>
    <style:style style:name="T394" style:family="text">
      <style:text-properties officeooo:rsid="0b3d4b5a"/>
    </style:style>
    <style:style style:name="T395" style:family="text">
      <style:text-properties officeooo:rsid="015ad1aa"/>
    </style:style>
    <style:style style:name="T396" style:family="text">
      <style:text-properties officeooo:rsid="0b3f00f5"/>
    </style:style>
    <style:style style:name="T397" style:family="text">
      <style:text-properties officeooo:rsid="0b3f5050"/>
    </style:style>
    <style:style style:name="T398" style:family="text">
      <style:text-properties officeooo:rsid="015c0931"/>
    </style:style>
    <style:style style:name="T399" style:family="text">
      <style:text-properties officeooo:rsid="0b3f8633"/>
    </style:style>
    <style:style style:name="T400" style:family="text">
      <style:text-properties officeooo:rsid="015d2254"/>
    </style:style>
    <style:style style:name="T401" style:family="text">
      <style:text-properties officeooo:rsid="015e8cd9"/>
    </style:style>
    <style:style style:name="T402" style:family="text">
      <style:text-properties officeooo:rsid="015ed842"/>
    </style:style>
    <style:style style:name="T403" style:family="text">
      <style:text-properties officeooo:rsid="0160c49f"/>
    </style:style>
    <style:style style:name="T404" style:family="text">
      <style:text-properties officeooo:rsid="01610f15"/>
    </style:style>
    <style:style style:name="T405" style:family="text">
      <style:text-properties officeooo:rsid="01612c7d"/>
    </style:style>
    <style:style style:name="T406" style:family="text">
      <style:text-properties officeooo:rsid="0163acea"/>
    </style:style>
    <style:style style:name="T407" style:family="text">
      <style:text-properties officeooo:rsid="0164bffa"/>
    </style:style>
    <style:style style:name="T408" style:family="text">
      <style:text-properties officeooo:rsid="0165e808"/>
    </style:style>
    <style:style style:name="T409" style:family="text">
      <style:text-properties officeooo:rsid="0b41ba54"/>
    </style:style>
    <style:style style:name="T410" style:family="text">
      <style:text-properties officeooo:rsid="01680648"/>
    </style:style>
    <style:style style:name="T411" style:family="text">
      <style:text-properties officeooo:rsid="01692c17"/>
    </style:style>
    <style:style style:name="T412" style:family="text">
      <style:text-properties officeooo:rsid="0b424881"/>
    </style:style>
    <style:style style:name="T413" style:family="text">
      <style:text-properties officeooo:rsid="0169563d"/>
    </style:style>
    <style:style style:name="T414" style:family="text">
      <style:text-properties officeooo:rsid="016b5612"/>
    </style:style>
    <style:style style:name="T415" style:family="text">
      <style:text-properties officeooo:rsid="016c64fe"/>
    </style:style>
    <style:style style:name="T416" style:family="text">
      <style:text-properties officeooo:rsid="016e5406"/>
    </style:style>
    <style:style style:name="T417" style:family="text">
      <style:text-properties officeooo:rsid="016f5e27"/>
    </style:style>
    <style:style style:name="T418" style:family="text">
      <style:text-properties officeooo:rsid="0170b050"/>
    </style:style>
    <style:style style:name="T419" style:family="text">
      <style:text-properties officeooo:rsid="017187c6"/>
    </style:style>
    <style:style style:name="T420" style:family="text">
      <style:text-properties officeooo:rsid="0176b3ff"/>
    </style:style>
    <style:style style:name="T421" style:family="text">
      <style:text-properties officeooo:rsid="0172e809"/>
    </style:style>
    <style:style style:name="T422" style:family="text">
      <style:text-properties officeooo:rsid="0174c44a"/>
    </style:style>
    <style:style style:name="T423" style:family="text">
      <style:text-properties officeooo:rsid="0177d4c3"/>
    </style:style>
    <style:style style:name="T424" style:family="text">
      <style:text-properties officeooo:rsid="0b441fd1"/>
    </style:style>
    <style:style style:name="T425" style:family="text">
      <style:text-properties officeooo:rsid="017868ee"/>
    </style:style>
    <style:style style:name="T426" style:family="text">
      <style:text-properties officeooo:rsid="0178aaa1"/>
    </style:style>
    <style:style style:name="T427" style:family="text">
      <style:text-properties officeooo:rsid="017907a2"/>
    </style:style>
    <style:style style:name="T428" style:family="text">
      <style:text-properties officeooo:rsid="0179eae9"/>
    </style:style>
    <style:style style:name="T429" style:family="text">
      <style:text-properties officeooo:rsid="017b1bff"/>
    </style:style>
    <style:style style:name="T430" style:family="text">
      <style:text-properties officeooo:rsid="017c0423"/>
    </style:style>
    <style:style style:name="T431" style:family="text">
      <style:text-properties officeooo:rsid="017caffa"/>
    </style:style>
    <style:style style:name="T432" style:family="text">
      <style:text-properties officeooo:rsid="017d8666"/>
    </style:style>
    <style:style style:name="T433" style:family="text">
      <style:text-properties officeooo:rsid="01807281"/>
    </style:style>
    <style:style style:name="T434" style:family="text">
      <style:text-properties officeooo:rsid="0180f3a2"/>
    </style:style>
    <style:style style:name="T435" style:family="text">
      <style:text-properties officeooo:rsid="0182645b"/>
    </style:style>
    <style:style style:name="T436" style:family="text">
      <style:text-properties officeooo:rsid="01828490"/>
    </style:style>
    <style:style style:name="T437" style:family="text">
      <style:text-properties officeooo:rsid="0182f760"/>
    </style:style>
    <style:style style:name="T438" style:family="text">
      <style:text-properties officeooo:rsid="0183db8a"/>
    </style:style>
    <style:style style:name="T439" style:family="text">
      <style:text-properties officeooo:rsid="0185b4d3"/>
    </style:style>
    <style:style style:name="T440" style:family="text">
      <style:text-properties officeooo:rsid="0185e94e"/>
    </style:style>
    <style:style style:name="T441" style:family="text">
      <style:text-properties officeooo:rsid="0187a787"/>
    </style:style>
    <style:style style:name="T442" style:family="text">
      <style:text-properties officeooo:rsid="0189897d"/>
    </style:style>
    <style:style style:name="T443" style:family="text">
      <style:text-properties officeooo:rsid="018b7286"/>
    </style:style>
    <style:style style:name="T444" style:family="text">
      <style:text-properties officeooo:rsid="0b44a536"/>
    </style:style>
    <style:style style:name="T445" style:family="text">
      <style:text-properties officeooo:rsid="0b47e786"/>
    </style:style>
    <style:style style:name="T446" style:family="text">
      <style:text-properties officeooo:rsid="0b496ad2"/>
    </style:style>
    <style:style style:name="T447" style:family="text">
      <style:text-properties officeooo:rsid="0b4a9863"/>
    </style:style>
    <style:style style:name="T448" style:family="text">
      <style:text-properties officeooo:rsid="018c6489"/>
    </style:style>
    <style:style style:name="T449" style:family="text">
      <style:text-properties officeooo:rsid="0b4ee5d6"/>
    </style:style>
    <style:style style:name="T450" style:family="text">
      <style:text-properties officeooo:rsid="018d0201"/>
    </style:style>
    <style:style style:name="T451" style:family="text">
      <style:text-properties officeooo:rsid="018e0949"/>
    </style:style>
    <style:style style:name="T452" style:family="text">
      <style:text-properties officeooo:rsid="018fac2c"/>
    </style:style>
    <style:style style:name="T453" style:family="text">
      <style:text-properties officeooo:rsid="01914b50"/>
    </style:style>
    <style:style style:name="T454" style:family="text">
      <style:text-properties officeooo:rsid="0b4f6113"/>
    </style:style>
    <style:style style:name="T455" style:family="text">
      <style:text-properties officeooo:rsid="019f7259"/>
    </style:style>
    <style:style style:name="T456" style:family="text">
      <style:text-properties officeooo:rsid="019fc828"/>
    </style:style>
    <style:style style:name="T457" style:family="text">
      <style:text-properties officeooo:rsid="019fca7d"/>
    </style:style>
    <style:style style:name="T458" style:family="text">
      <style:text-properties officeooo:rsid="01a1c0ac"/>
    </style:style>
    <style:style style:name="T459" style:family="text">
      <style:text-properties officeooo:rsid="01a1cfed"/>
    </style:style>
    <style:style style:name="T460" style:family="text">
      <style:text-properties officeooo:rsid="01a4960c"/>
    </style:style>
    <style:style style:name="T461" style:family="text">
      <style:text-properties officeooo:rsid="0b59dcb4"/>
    </style:style>
    <style:style style:name="T462" style:family="text">
      <style:text-properties officeooo:rsid="01a4b1de"/>
    </style:style>
    <style:style style:name="T463" style:family="text">
      <style:text-properties officeooo:rsid="01a5e64d"/>
    </style:style>
    <style:style style:name="T464" style:family="text">
      <style:text-properties officeooo:rsid="01a7b1a2"/>
    </style:style>
    <style:style style:name="T465" style:family="text">
      <style:text-properties officeooo:rsid="01a93a1b"/>
    </style:style>
    <style:style style:name="T466" style:family="text">
      <style:text-properties officeooo:rsid="01aa4285"/>
    </style:style>
    <style:style style:name="T467" style:family="text">
      <style:text-properties officeooo:rsid="0b5a4aa2"/>
    </style:style>
    <style:style style:name="T468" style:family="text">
      <style:text-properties officeooo:rsid="01ab14fe"/>
    </style:style>
    <style:style style:name="T469" style:family="text">
      <style:text-properties officeooo:rsid="01ac39cb"/>
    </style:style>
    <style:style style:name="T470" style:family="text">
      <style:text-properties officeooo:rsid="01aed62e"/>
    </style:style>
    <style:style style:name="T471" style:family="text">
      <style:text-properties officeooo:rsid="01aefdd9"/>
    </style:style>
    <style:style style:name="T472" style:family="text">
      <style:text-properties officeooo:rsid="0b043563"/>
    </style:style>
    <style:style style:name="T473" style:family="text">
      <style:text-properties officeooo:rsid="01af239b"/>
    </style:style>
    <style:style style:name="T474" style:family="text">
      <style:text-properties officeooo:rsid="0ad6fdbb"/>
    </style:style>
    <style:style style:name="T475" style:family="text">
      <style:text-properties officeooo:rsid="0ad88593"/>
    </style:style>
    <style:style style:name="T476" style:family="text">
      <style:text-properties officeooo:rsid="01af8688"/>
    </style:style>
    <style:style style:name="T477" style:family="text">
      <style:text-properties officeooo:rsid="0b5b318b"/>
    </style:style>
    <style:style style:name="T478" style:family="text">
      <style:text-properties officeooo:rsid="0b83b4e2"/>
    </style:style>
    <style:style style:name="T479" style:family="text">
      <style:text-properties officeooo:rsid="0ad28aa3"/>
    </style:style>
    <style:style style:name="T480" style:family="text">
      <style:text-properties officeooo:rsid="01b13b16"/>
    </style:style>
    <style:style style:name="T481" style:family="text">
      <style:text-properties officeooo:rsid="01b28e3e"/>
    </style:style>
    <style:style style:name="T482" style:family="text">
      <style:text-properties officeooo:rsid="01b34425"/>
    </style:style>
    <style:style style:name="T483" style:family="text">
      <style:text-properties officeooo:rsid="01b53d7b"/>
    </style:style>
    <style:style style:name="T484" style:family="text">
      <style:text-properties officeooo:rsid="01b5db90"/>
    </style:style>
    <style:style style:name="T485" style:family="text">
      <style:text-properties officeooo:rsid="0b5e700a"/>
    </style:style>
    <style:style style:name="T486" style:family="text">
      <style:text-properties officeooo:rsid="01bc6d27"/>
    </style:style>
    <style:style style:name="T487" style:family="text">
      <style:text-properties officeooo:rsid="01bc713e"/>
    </style:style>
    <style:style style:name="T488" style:family="text">
      <style:text-properties officeooo:rsid="01be1ed6"/>
    </style:style>
    <style:style style:name="T489" style:family="text">
      <style:text-properties officeooo:rsid="0b5eb114"/>
    </style:style>
    <style:style style:name="T490" style:family="text">
      <style:text-properties officeooo:rsid="01be4cec"/>
    </style:style>
    <style:style style:name="T491" style:family="text">
      <style:text-properties officeooo:rsid="01becb22"/>
    </style:style>
    <style:style style:name="T492" style:family="text">
      <style:text-properties officeooo:rsid="01c0a9ca"/>
    </style:style>
    <style:style style:name="T493" style:family="text">
      <style:text-properties officeooo:rsid="01c1d1c9"/>
    </style:style>
    <style:style style:name="T494" style:family="text">
      <style:text-properties officeooo:rsid="01c25741"/>
    </style:style>
    <style:style style:name="T495" style:family="text">
      <style:text-properties officeooo:rsid="0b601519"/>
    </style:style>
    <style:style style:name="T496" style:family="text">
      <style:text-properties officeooo:rsid="01c36919"/>
    </style:style>
    <style:style style:name="T497" style:family="text">
      <style:text-properties officeooo:rsid="01c4a3d0"/>
    </style:style>
    <style:style style:name="T498" style:family="text">
      <style:text-properties officeooo:rsid="01c66d41"/>
    </style:style>
    <style:style style:name="T499" style:family="text">
      <style:text-properties officeooo:rsid="01c8658c"/>
    </style:style>
    <style:style style:name="T500" style:family="text">
      <style:text-properties officeooo:rsid="01ca5da0"/>
    </style:style>
    <style:style style:name="T501" style:family="text">
      <style:text-properties officeooo:rsid="01cb1dc6"/>
    </style:style>
    <style:style style:name="T502" style:family="text">
      <style:text-properties officeooo:rsid="01cb41ef"/>
    </style:style>
    <style:style style:name="T503" style:family="text">
      <style:text-properties officeooo:rsid="01cc5f7b"/>
    </style:style>
    <style:style style:name="T504" style:family="text">
      <style:text-properties officeooo:rsid="01ce0e74"/>
    </style:style>
    <style:style style:name="T505" style:family="text">
      <style:text-properties officeooo:rsid="01cff4ab"/>
    </style:style>
    <style:style style:name="T506" style:family="text">
      <style:text-properties officeooo:rsid="01d10fe0"/>
    </style:style>
    <style:style style:name="T507" style:family="text">
      <style:text-properties officeooo:rsid="01d17af8"/>
    </style:style>
    <style:style style:name="T508" style:family="text">
      <style:text-properties officeooo:rsid="01d29ce5"/>
    </style:style>
    <style:style style:name="T509" style:family="text">
      <style:text-properties officeooo:rsid="01d2ad3b"/>
    </style:style>
    <style:style style:name="T510" style:family="text">
      <style:text-properties officeooo:rsid="01d2fa2b"/>
    </style:style>
    <style:style style:name="T511" style:family="text">
      <style:text-properties officeooo:rsid="01d4a62e"/>
    </style:style>
    <style:style style:name="T512" style:family="text">
      <style:text-properties officeooo:rsid="01d671b2"/>
    </style:style>
    <style:style style:name="T513" style:family="text">
      <style:text-properties officeooo:rsid="01d72424"/>
    </style:style>
    <style:style style:name="T514" style:family="text">
      <style:text-properties officeooo:rsid="01d80a42"/>
    </style:style>
    <style:style style:name="T515" style:family="text">
      <style:text-properties officeooo:rsid="01d93e1d"/>
    </style:style>
    <style:style style:name="T516" style:family="text">
      <style:text-properties officeooo:rsid="01d94115"/>
    </style:style>
    <style:style style:name="T517" style:family="text">
      <style:text-properties officeooo:rsid="0b614e23"/>
    </style:style>
    <style:style style:name="T518" style:family="text">
      <style:text-properties officeooo:rsid="01dbad14"/>
    </style:style>
    <style:style style:name="T519" style:family="text">
      <style:text-properties officeooo:rsid="0b62cf80"/>
    </style:style>
    <style:style style:name="T520" style:family="text">
      <style:text-properties officeooo:rsid="01dd9742"/>
    </style:style>
    <style:style style:name="T521" style:family="text">
      <style:text-properties officeooo:rsid="01ddc4b8"/>
    </style:style>
    <style:style style:name="T522" style:family="text">
      <style:text-properties officeooo:rsid="01e17d79"/>
    </style:style>
    <style:style style:name="T523" style:family="text">
      <style:text-properties officeooo:rsid="01e2f945"/>
    </style:style>
    <style:style style:name="T524" style:family="text">
      <style:text-properties officeooo:rsid="01e380b3"/>
    </style:style>
    <style:style style:name="T525" style:family="text">
      <style:text-properties officeooo:rsid="01e3ba6a"/>
    </style:style>
    <style:style style:name="T526" style:family="text">
      <style:text-properties officeooo:rsid="01e43fb9"/>
    </style:style>
    <style:style style:name="T527" style:family="text">
      <style:text-properties officeooo:rsid="01e50fd7"/>
    </style:style>
    <style:style style:name="T528" style:family="text">
      <style:text-properties officeooo:rsid="01e69c81"/>
    </style:style>
    <style:style style:name="T529" style:family="text">
      <style:text-properties officeooo:rsid="01e733f7"/>
    </style:style>
    <style:style style:name="T530" style:family="text">
      <style:text-properties officeooo:rsid="01e80ad2"/>
    </style:style>
    <style:style style:name="T531" style:family="text">
      <style:text-properties officeooo:rsid="0b64bed6"/>
    </style:style>
    <style:style style:name="T532" style:family="text">
      <style:text-properties officeooo:rsid="01e8bf5b"/>
    </style:style>
    <style:style style:name="T533" style:family="text">
      <style:text-properties officeooo:rsid="01e98f18"/>
    </style:style>
    <style:style style:name="T534" style:family="text">
      <style:text-properties officeooo:rsid="0b6a9ec7"/>
    </style:style>
    <style:style style:name="T535" style:family="text">
      <style:text-properties officeooo:rsid="01eb9080"/>
    </style:style>
    <style:style style:name="T536" style:family="text">
      <style:text-properties officeooo:rsid="01e99c68"/>
    </style:style>
    <style:style style:name="T537" style:family="text">
      <style:text-properties officeooo:rsid="0b7d5107"/>
    </style:style>
    <style:style style:name="T538" style:family="text">
      <style:text-properties officeooo:rsid="0b7a5598"/>
    </style:style>
    <style:style style:name="T539" style:family="text">
      <style:text-properties officeooo:rsid="0b7cfd76"/>
    </style:style>
    <style:style style:name="T540" style:family="text">
      <style:text-properties officeooo:rsid="01ebe42a"/>
    </style:style>
    <style:style style:name="T541" style:family="text">
      <style:text-properties officeooo:rsid="01ebf639"/>
    </style:style>
    <style:style style:name="T542" style:family="text">
      <style:text-properties officeooo:rsid="01ebffbb"/>
    </style:style>
    <style:style style:name="T543" style:family="text">
      <style:text-properties officeooo:rsid="01ededaf"/>
    </style:style>
    <style:style style:name="T544" style:family="text">
      <style:text-properties officeooo:rsid="01ef1a8e"/>
    </style:style>
    <style:style style:name="T545" style:family="text">
      <style:text-properties officeooo:rsid="01f105cb"/>
    </style:style>
    <style:style style:name="T546" style:family="text">
      <style:text-properties officeooo:rsid="01f28454"/>
    </style:style>
    <style:style style:name="T547" style:family="text">
      <style:text-properties officeooo:rsid="01f2efda"/>
    </style:style>
    <style:style style:name="T548" style:family="text">
      <style:text-properties officeooo:rsid="01f34bd2"/>
    </style:style>
    <style:style style:name="T549" style:family="text">
      <style:text-properties officeooo:rsid="01f3727c"/>
    </style:style>
    <style:style style:name="T550" style:family="text">
      <style:text-properties officeooo:rsid="01f55465"/>
    </style:style>
    <style:style style:name="T551" style:family="text">
      <style:text-properties officeooo:rsid="0b6bf0c5"/>
    </style:style>
    <style:style style:name="T552" style:family="text">
      <style:text-properties officeooo:rsid="01f72e77"/>
    </style:style>
    <style:style style:name="T553" style:family="text">
      <style:text-properties officeooo:rsid="0b6df1d0"/>
    </style:style>
    <style:style style:name="T554" style:family="text">
      <style:text-properties officeooo:rsid="01f7e076"/>
    </style:style>
    <style:style style:name="T555" style:family="text">
      <style:text-properties officeooo:rsid="01f91792"/>
    </style:style>
    <style:style style:name="T556" style:family="text">
      <style:text-properties officeooo:rsid="01fa6900"/>
    </style:style>
    <style:style style:name="T557" style:family="text">
      <style:text-properties officeooo:rsid="01fc05a2"/>
    </style:style>
    <style:style style:name="T558" style:family="text">
      <style:text-properties officeooo:rsid="01fd4838"/>
    </style:style>
    <style:style style:name="T559" style:family="text">
      <style:text-properties officeooo:rsid="01fe25d5"/>
    </style:style>
    <style:style style:name="T560" style:family="text">
      <style:text-properties officeooo:rsid="02000159"/>
    </style:style>
    <style:style style:name="T561" style:family="text">
      <style:text-properties officeooo:rsid="02002423"/>
    </style:style>
    <style:style style:name="T562" style:family="text">
      <style:text-properties officeooo:rsid="02017dba"/>
    </style:style>
    <style:style style:name="T563" style:family="text">
      <style:text-properties officeooo:rsid="02024299"/>
    </style:style>
    <style:style style:name="T564" style:family="text">
      <style:text-properties officeooo:rsid="0202c176"/>
    </style:style>
    <style:style style:name="T565" style:family="text">
      <style:text-properties officeooo:rsid="0203be7a"/>
    </style:style>
    <style:style style:name="T566" style:family="text">
      <style:text-properties officeooo:rsid="020561a0"/>
    </style:style>
    <style:style style:name="T567" style:family="text">
      <style:text-properties officeooo:rsid="0205baca"/>
    </style:style>
    <style:style style:name="T568" style:family="text">
      <style:text-properties officeooo:rsid="0205e0c8"/>
    </style:style>
    <style:style style:name="T569" style:family="text">
      <style:text-properties officeooo:rsid="02060c47"/>
    </style:style>
    <style:style style:name="T570" style:family="text">
      <style:text-properties officeooo:rsid="02092371"/>
    </style:style>
    <style:style style:name="T571" style:family="text">
      <style:text-properties officeooo:rsid="0b7dbc8a"/>
    </style:style>
    <style:style style:name="T572" style:family="text">
      <style:text-properties officeooo:rsid="0b7e919e"/>
    </style:style>
    <style:style style:name="T573" style:family="text">
      <style:text-properties officeooo:rsid="0209902a"/>
    </style:style>
    <style:style style:name="T574" style:family="text">
      <style:text-properties officeooo:rsid="020a7959"/>
    </style:style>
    <style:style style:name="T575" style:family="text">
      <style:text-properties officeooo:rsid="0b805652"/>
    </style:style>
    <style:style style:name="T576" style:family="text">
      <style:text-properties officeooo:rsid="020ba689"/>
    </style:style>
    <style:style style:name="T577" style:family="text">
      <style:text-properties officeooo:rsid="0b80d1af"/>
    </style:style>
    <style:style style:name="T578" style:family="text">
      <style:text-properties officeooo:rsid="020d3349"/>
    </style:style>
    <style:style style:name="T579" style:family="text">
      <style:text-properties officeooo:rsid="020e81b2"/>
    </style:style>
    <style:style style:name="T580" style:family="text">
      <style:text-properties officeooo:rsid="02104348"/>
    </style:style>
    <style:style style:name="T581" style:family="text">
      <style:text-properties officeooo:rsid="0b74bc2c"/>
    </style:style>
    <style:style style:name="T582" style:family="text">
      <style:text-properties officeooo:rsid="02117bfb"/>
    </style:style>
    <style:style style:name="T583" style:family="text">
      <style:text-properties officeooo:rsid="0212e79d"/>
    </style:style>
    <style:style style:name="T584" style:family="text">
      <style:text-properties officeooo:rsid="021441a8"/>
    </style:style>
    <style:style style:name="T585" style:family="text">
      <style:text-properties officeooo:rsid="021515d1"/>
    </style:style>
    <style:style style:name="T586" style:family="text">
      <style:text-properties officeooo:rsid="0b858321"/>
    </style:style>
    <style:style style:name="T587" style:family="text">
      <style:text-properties officeooo:rsid="0216432f"/>
    </style:style>
    <style:style style:name="T588" style:family="text">
      <style:text-properties officeooo:rsid="0217f899"/>
    </style:style>
    <style:style style:name="T589" style:family="text">
      <style:text-properties officeooo:rsid="0218d0e7"/>
    </style:style>
    <style:style style:name="T590" style:family="text">
      <style:text-properties officeooo:rsid="0b86657a"/>
    </style:style>
    <style:style style:name="T591" style:family="text">
      <style:text-properties officeooo:rsid="021ace1d"/>
    </style:style>
    <style:style style:name="T592" style:family="text">
      <style:text-properties officeooo:rsid="021bbc13"/>
    </style:style>
    <style:style style:name="T593" style:family="text">
      <style:text-properties officeooo:rsid="021d5745"/>
    </style:style>
    <style:style style:name="T594" style:family="text">
      <style:text-properties officeooo:rsid="021f35eb"/>
    </style:style>
    <style:style style:name="T595" style:family="text">
      <style:text-properties officeooo:rsid="021f4ce8"/>
    </style:style>
    <style:style style:name="T596" style:family="text">
      <style:text-properties officeooo:rsid="0220b672"/>
    </style:style>
    <style:style style:name="T597" style:family="text">
      <style:text-properties officeooo:rsid="022290a5"/>
    </style:style>
    <style:style style:name="T598" style:family="text">
      <style:text-properties officeooo:rsid="0223aa85"/>
    </style:style>
    <style:style style:name="T599" style:family="text">
      <style:text-properties officeooo:rsid="0223fc2e"/>
    </style:style>
    <style:style style:name="T600" style:family="text">
      <style:text-properties officeooo:rsid="0224c230"/>
    </style:style>
    <style:style style:name="T601" style:family="text">
      <style:text-properties officeooo:rsid="0b8825f5"/>
    </style:style>
    <style:style style:name="T602" style:family="text">
      <style:text-properties officeooo:rsid="0225e0bf"/>
    </style:style>
    <style:style style:name="T603" style:family="text">
      <style:text-properties officeooo:rsid="02276d09"/>
    </style:style>
    <style:style style:name="T604" style:family="text">
      <style:text-properties officeooo:rsid="0227aad2"/>
    </style:style>
    <style:style style:name="T605" style:family="text">
      <style:text-properties officeooo:rsid="0228de5b"/>
    </style:style>
    <style:style style:name="T606" style:family="text">
      <style:text-properties officeooo:rsid="022a52a5"/>
    </style:style>
    <style:style style:name="T607" style:family="text">
      <style:text-properties officeooo:rsid="022b55bb"/>
    </style:style>
    <style:style style:name="T608" style:family="text">
      <style:text-properties officeooo:rsid="022b6eee"/>
    </style:style>
    <style:style style:name="T609" style:family="text">
      <style:text-properties officeooo:rsid="022d363d"/>
    </style:style>
    <style:style style:name="T610" style:family="text">
      <style:text-properties officeooo:rsid="022e7af8"/>
    </style:style>
    <style:style style:name="T611" style:family="text">
      <style:text-properties officeooo:rsid="022fa22b"/>
    </style:style>
    <style:style style:name="T612" style:family="text">
      <style:text-properties officeooo:rsid="0231a216"/>
    </style:style>
    <style:style style:name="T613" style:family="text">
      <style:text-properties officeooo:rsid="0231a99d"/>
    </style:style>
    <style:style style:name="T614" style:family="text">
      <style:text-properties officeooo:rsid="0232bf73"/>
    </style:style>
    <style:style style:name="T615" style:family="text">
      <style:text-properties officeooo:rsid="02331fbe"/>
    </style:style>
    <style:style style:name="T616" style:family="text">
      <style:text-properties officeooo:rsid="0234f009"/>
    </style:style>
    <style:style style:name="T617" style:family="text">
      <style:text-properties officeooo:rsid="0236ee4f"/>
    </style:style>
    <style:style style:name="T618" style:family="text">
      <style:text-properties officeooo:rsid="02384fd2"/>
    </style:style>
    <style:style style:name="T619" style:family="text">
      <style:text-properties officeooo:rsid="02392740"/>
    </style:style>
    <style:style style:name="T620" style:family="text">
      <style:text-properties officeooo:rsid="023a2fc3"/>
    </style:style>
    <style:style style:name="T621" style:family="text">
      <style:text-properties officeooo:rsid="023ab17d"/>
    </style:style>
    <style:style style:name="T622" style:family="text">
      <style:text-properties officeooo:rsid="023ca017"/>
    </style:style>
    <style:style style:name="T623" style:family="text">
      <style:text-properties officeooo:rsid="023dea58"/>
    </style:style>
    <style:style style:name="T624" style:family="text">
      <style:text-properties officeooo:rsid="023f8721"/>
    </style:style>
    <style:style style:name="T625" style:family="text">
      <style:text-properties officeooo:rsid="0240502c"/>
    </style:style>
    <style:style style:name="T626" style:family="text">
      <style:text-properties officeooo:rsid="0240dc27"/>
    </style:style>
    <style:style style:name="T627" style:family="text">
      <style:text-properties officeooo:rsid="02415014"/>
    </style:style>
    <style:style style:name="T628" style:family="text">
      <style:text-properties officeooo:rsid="0241fddd"/>
    </style:style>
    <style:style style:name="T629" style:family="text">
      <style:text-properties officeooo:rsid="0245a307"/>
    </style:style>
    <style:style style:name="T630" style:family="text">
      <style:text-properties officeooo:rsid="0245c7d1"/>
    </style:style>
    <style:style style:name="T631" style:family="text">
      <style:text-properties officeooo:rsid="0b9019f3"/>
    </style:style>
    <style:style style:name="T632" style:family="text">
      <style:text-properties officeooo:rsid="024ad3cb"/>
    </style:style>
    <style:style style:name="T633" style:family="text">
      <style:text-properties officeooo:rsid="024be8c9"/>
    </style:style>
    <style:style style:name="T634" style:family="text">
      <style:text-properties officeooo:rsid="024ce463"/>
    </style:style>
    <style:style style:name="T635" style:family="text">
      <style:text-properties officeooo:rsid="024e18f4"/>
    </style:style>
    <style:style style:name="T636" style:family="text">
      <style:text-properties officeooo:rsid="0adf1ec5"/>
    </style:style>
    <style:style style:name="T637" style:family="text">
      <style:text-properties officeooo:rsid="0add4177"/>
    </style:style>
    <style:style style:name="T638" style:family="text">
      <style:text-properties officeooo:rsid="0b91ec40"/>
    </style:style>
    <style:style style:name="T639" style:family="text">
      <style:text-properties officeooo:rsid="0ade18b2"/>
    </style:style>
    <style:style style:name="T640" style:family="text">
      <style:text-properties officeooo:rsid="024f2a94"/>
    </style:style>
    <style:style style:name="T641" style:family="text">
      <style:text-properties officeooo:rsid="024f8fee"/>
    </style:style>
    <style:style style:name="T642" style:family="text">
      <style:text-properties officeooo:rsid="025051f7"/>
    </style:style>
    <style:style style:name="T643" style:family="text">
      <style:text-properties officeooo:rsid="0250d43c"/>
    </style:style>
    <style:style style:name="T644" style:family="text">
      <style:text-properties officeooo:rsid="0251557f"/>
    </style:style>
    <style:style style:name="T645" style:family="text">
      <style:text-properties officeooo:rsid="0255db89"/>
    </style:style>
    <style:style style:name="T646" style:family="text">
      <style:text-properties officeooo:rsid="02564e48"/>
    </style:style>
    <style:style style:name="T647" style:family="text">
      <style:text-properties officeooo:rsid="02599de0"/>
    </style:style>
    <style:style style:name="T648" style:family="text">
      <style:text-properties officeooo:rsid="025ae1c1"/>
    </style:style>
    <style:style style:name="T649" style:family="text">
      <style:text-properties officeooo:rsid="025bd1a8"/>
    </style:style>
    <style:style style:name="T650" style:family="text">
      <style:text-properties officeooo:rsid="025d59d6"/>
    </style:style>
    <style:style style:name="T651" style:family="text">
      <style:text-properties officeooo:rsid="025fabf8"/>
    </style:style>
    <style:style style:name="T652" style:family="text">
      <style:text-properties officeooo:rsid="02612b83"/>
    </style:style>
    <style:style style:name="T653" style:family="text">
      <style:text-properties officeooo:rsid="026311bd"/>
    </style:style>
    <style:style style:name="T654" style:family="text">
      <style:text-properties officeooo:rsid="0264ed9a"/>
    </style:style>
    <style:style style:name="T655" style:family="text">
      <style:text-properties officeooo:rsid="0266100e"/>
    </style:style>
    <style:style style:name="T656" style:family="text">
      <style:text-properties officeooo:rsid="0266a959"/>
    </style:style>
    <style:style style:name="T657" style:family="text">
      <style:text-properties officeooo:rsid="0268490a"/>
    </style:style>
    <style:style style:name="T658" style:family="text">
      <style:text-properties officeooo:rsid="0b9427a3"/>
    </style:style>
    <style:style style:name="T659" style:family="text">
      <style:text-properties officeooo:rsid="02686dec"/>
    </style:style>
    <style:style style:name="T660" style:family="text">
      <style:text-properties officeooo:rsid="0268d9e1"/>
    </style:style>
    <style:style style:name="T661" style:family="text">
      <style:text-properties officeooo:rsid="0269a6f3"/>
    </style:style>
    <style:style style:name="T662" style:family="text">
      <style:text-properties officeooo:rsid="0b94a1b3"/>
    </style:style>
    <style:style style:name="T663" style:family="text">
      <style:text-properties officeooo:rsid="026bc331"/>
    </style:style>
    <style:style style:name="T664" style:family="text">
      <style:text-properties officeooo:rsid="026bc6a0"/>
    </style:style>
    <style:style style:name="T665" style:family="text">
      <style:text-properties officeooo:rsid="026d050c"/>
    </style:style>
    <style:style style:name="T666" style:family="text">
      <style:text-properties officeooo:rsid="026d3cd8"/>
    </style:style>
    <style:style style:name="T667" style:family="text">
      <style:text-properties officeooo:rsid="0271d9e4"/>
    </style:style>
    <style:style style:name="T668" style:family="text">
      <style:text-properties officeooo:rsid="026fdc48"/>
    </style:style>
    <style:style style:name="T669" style:family="text">
      <style:text-properties officeooo:rsid="0272aeaf"/>
    </style:style>
    <style:style style:name="T670" style:family="text">
      <style:text-properties officeooo:rsid="02740394"/>
    </style:style>
    <style:style style:name="T671" style:family="text">
      <style:text-properties officeooo:rsid="0274f2de"/>
    </style:style>
    <style:style style:name="T672" style:family="text">
      <style:text-properties officeooo:rsid="0276eb5c"/>
    </style:style>
    <style:style style:name="T673" style:family="text">
      <style:text-properties officeooo:rsid="0278c041"/>
    </style:style>
    <style:style style:name="T674" style:family="text">
      <style:text-properties officeooo:rsid="0b9538f9"/>
    </style:style>
    <style:style style:name="T675" style:family="text">
      <style:text-properties officeooo:rsid="027a99c9"/>
    </style:style>
    <style:style style:name="T676" style:family="text">
      <style:text-properties officeooo:rsid="027c5690"/>
    </style:style>
    <style:style style:name="T677" style:family="text">
      <style:text-properties officeooo:rsid="027d577e"/>
    </style:style>
    <style:style style:name="T678" style:family="text">
      <style:text-properties officeooo:rsid="027d9a29"/>
    </style:style>
    <style:style style:name="T679" style:family="text">
      <style:text-properties officeooo:rsid="027eeddd"/>
    </style:style>
    <style:style style:name="T680" style:family="text">
      <style:text-properties officeooo:rsid="02806209"/>
    </style:style>
    <style:style style:name="T681" style:family="text">
      <style:text-properties officeooo:rsid="02811173"/>
    </style:style>
    <style:style style:name="T682" style:family="text">
      <style:text-properties officeooo:rsid="0282e59d"/>
    </style:style>
    <style:style style:name="T683" style:family="text">
      <style:text-properties officeooo:rsid="02838483"/>
    </style:style>
    <style:style style:name="T684" style:family="text">
      <style:text-properties officeooo:rsid="02844a63"/>
    </style:style>
    <style:style style:name="T685" style:family="text">
      <style:text-properties officeooo:rsid="0285905b"/>
    </style:style>
    <style:style style:name="T686" style:family="text">
      <style:text-properties officeooo:rsid="0286b252"/>
    </style:style>
    <style:style style:name="T687" style:family="text">
      <style:text-properties officeooo:rsid="0287d281"/>
    </style:style>
    <style:style style:name="T688" style:family="text">
      <style:text-properties officeooo:rsid="028813e2"/>
    </style:style>
    <style:style style:name="T689" style:family="text">
      <style:text-properties officeooo:rsid="028a1ce3"/>
    </style:style>
    <style:style style:name="T690" style:family="text">
      <style:text-properties officeooo:rsid="028c1345"/>
    </style:style>
    <style:style style:name="T691" style:family="text">
      <style:text-properties officeooo:rsid="028c7bb0"/>
    </style:style>
    <style:style style:name="T692" style:family="text">
      <style:text-properties officeooo:rsid="028d21ca"/>
    </style:style>
    <style:style style:name="T693" style:family="text">
      <style:text-properties fo:font-size="10pt" style:font-size-asian="10pt" style:font-size-complex="10pt"/>
    </style:style>
    <style:style style:name="T694" style:family="text">
      <style:text-properties officeooo:rsid="0b9bbb6a"/>
    </style:style>
    <style:style style:name="T695" style:family="text">
      <style:text-properties officeooo:rsid="028e08e8"/>
    </style:style>
    <style:style style:name="T696" style:family="text">
      <style:text-properties officeooo:rsid="028feeef"/>
    </style:style>
    <style:style style:name="T697" style:family="text">
      <style:text-properties officeooo:rsid="0290e3c9"/>
    </style:style>
    <style:style style:name="T698" style:family="text">
      <style:text-properties officeooo:rsid="0291209c"/>
    </style:style>
    <style:style style:name="T699" style:family="text">
      <style:text-properties officeooo:rsid="0292acd9"/>
    </style:style>
    <style:style style:name="T700" style:family="text">
      <style:text-properties officeooo:rsid="02940e81"/>
    </style:style>
    <style:style style:name="T701" style:family="text">
      <style:text-properties officeooo:rsid="02951267"/>
    </style:style>
    <style:style style:name="T702" style:family="text">
      <style:text-properties officeooo:rsid="0296e442"/>
    </style:style>
    <style:style style:name="T703" style:family="text">
      <style:text-properties officeooo:rsid="0298d444"/>
    </style:style>
    <style:style style:name="T704" style:family="text">
      <style:text-properties officeooo:rsid="0299db35"/>
    </style:style>
    <style:style style:name="T705" style:family="text">
      <style:text-properties officeooo:rsid="029b5625"/>
    </style:style>
    <style:style style:name="T706" style:family="text">
      <style:text-properties officeooo:rsid="029be48f"/>
    </style:style>
    <style:style style:name="T707" style:family="text">
      <style:text-properties officeooo:rsid="029d9320"/>
    </style:style>
    <style:style style:name="T708" style:family="text">
      <style:text-properties officeooo:rsid="029e429f"/>
    </style:style>
    <style:style style:name="T709" style:family="text">
      <style:text-properties officeooo:rsid="029ea575"/>
    </style:style>
    <style:style style:name="T710" style:family="text">
      <style:text-properties officeooo:rsid="029ede9a"/>
    </style:style>
    <style:style style:name="T711" style:family="text">
      <style:text-properties officeooo:rsid="029f41a5"/>
    </style:style>
    <style:style style:name="T712" style:family="text">
      <style:text-properties officeooo:rsid="02a08714"/>
    </style:style>
    <style:style style:name="T713" style:family="text">
      <style:text-properties officeooo:rsid="02a0942c"/>
    </style:style>
    <style:style style:name="T714" style:family="text">
      <style:text-properties officeooo:rsid="02a1c464"/>
    </style:style>
    <style:style style:name="T715" style:family="text">
      <style:text-properties officeooo:rsid="02a1fe76"/>
    </style:style>
    <style:style style:name="T716" style:family="text">
      <style:text-properties officeooo:rsid="02a22d4a"/>
    </style:style>
    <style:style style:name="T717" style:family="text">
      <style:text-properties officeooo:rsid="02a23d0c"/>
    </style:style>
    <style:style style:name="T718" style:family="text">
      <style:text-properties officeooo:rsid="02a2de73"/>
    </style:style>
    <style:style style:name="T719" style:family="text">
      <style:text-properties officeooo:rsid="02a4c405"/>
    </style:style>
    <style:style style:name="T720" style:family="text">
      <style:text-properties officeooo:rsid="02a6105e"/>
    </style:style>
    <style:style style:name="T721" style:family="text">
      <style:text-properties officeooo:rsid="0ba02914"/>
    </style:style>
    <style:style style:name="T722" style:family="text">
      <style:text-properties officeooo:rsid="02a76024"/>
    </style:style>
    <style:style style:name="T723" style:family="text">
      <style:text-properties officeooo:rsid="02a9280f"/>
    </style:style>
    <style:style style:name="T724" style:family="text">
      <style:text-properties officeooo:rsid="02abdcce"/>
    </style:style>
    <style:style style:name="T725" style:family="text">
      <style:text-properties officeooo:rsid="02addc45"/>
    </style:style>
    <style:style style:name="T726" style:family="text">
      <style:text-properties officeooo:rsid="02ae3ee0"/>
    </style:style>
    <style:style style:name="T727" style:family="text">
      <style:text-properties officeooo:rsid="02ae68eb"/>
    </style:style>
    <style:style style:name="T728" style:family="text">
      <style:text-properties officeooo:rsid="02ae84ea"/>
    </style:style>
    <style:style style:name="T729" style:family="text">
      <style:text-properties officeooo:rsid="02af5c36"/>
    </style:style>
    <style:style style:name="T730" style:family="text">
      <style:text-properties officeooo:rsid="02b0e46a"/>
    </style:style>
    <style:style style:name="T731" style:family="text">
      <style:text-properties officeooo:rsid="02b25b8d"/>
    </style:style>
    <style:style style:name="T732" style:family="text">
      <style:text-properties officeooo:rsid="02b40d68"/>
    </style:style>
    <style:style style:name="T733" style:family="text">
      <style:text-properties officeooo:rsid="0ba18333"/>
    </style:style>
    <style:style style:name="T734" style:family="text">
      <style:text-properties officeooo:rsid="02b5d262"/>
    </style:style>
    <style:style style:name="T735" style:family="text">
      <style:text-properties officeooo:rsid="02b6bf67"/>
    </style:style>
    <style:style style:name="T736" style:family="text">
      <style:text-properties officeooo:rsid="02b782bd"/>
    </style:style>
    <style:style style:name="T737" style:family="text">
      <style:text-properties officeooo:rsid="02b87ae4"/>
    </style:style>
    <style:style style:name="T738" style:family="text">
      <style:text-properties officeooo:rsid="02ba2655"/>
    </style:style>
    <style:style style:name="T739" style:family="text">
      <style:text-properties officeooo:rsid="02bb9f5c"/>
    </style:style>
    <style:style style:name="T740" style:family="text">
      <style:text-properties officeooo:rsid="02bc6024"/>
    </style:style>
    <style:style style:name="T741" style:family="text">
      <style:text-properties officeooo:rsid="02bce65d"/>
    </style:style>
    <style:style style:name="T742" style:family="text">
      <style:text-properties officeooo:rsid="02be254f"/>
    </style:style>
    <style:style style:name="T743" style:family="text">
      <style:text-properties officeooo:rsid="02bf6196"/>
    </style:style>
    <style:style style:name="T744" style:family="text">
      <style:text-properties officeooo:rsid="02bfd9f1"/>
    </style:style>
    <style:style style:name="T745" style:family="text">
      <style:text-properties officeooo:rsid="02c1ba62"/>
    </style:style>
    <style:style style:name="T746" style:family="text">
      <style:text-properties officeooo:rsid="02c49469"/>
    </style:style>
    <style:style style:name="T747" style:family="text">
      <style:text-properties officeooo:rsid="02c5b72e"/>
    </style:style>
    <style:style style:name="T748" style:family="text">
      <style:text-properties officeooo:rsid="02c69b47"/>
    </style:style>
    <style:style style:name="T749" style:family="text">
      <style:text-properties officeooo:rsid="02c7a566"/>
    </style:style>
    <style:style style:name="T750" style:family="text">
      <style:text-properties officeooo:rsid="02c8fd37"/>
    </style:style>
    <style:style style:name="T751" style:family="text">
      <style:text-properties officeooo:rsid="02caed78"/>
    </style:style>
    <style:style style:name="T752" style:family="text">
      <style:text-properties officeooo:rsid="02cb4827"/>
    </style:style>
    <style:style style:name="T753" style:family="text">
      <style:text-properties officeooo:rsid="02cb4a55"/>
    </style:style>
    <style:style style:name="T754" style:family="text">
      <style:text-properties officeooo:rsid="02cceb01"/>
    </style:style>
    <style:style style:name="T755" style:family="text">
      <style:text-properties officeooo:rsid="02cd0a9c"/>
    </style:style>
    <style:style style:name="T756" style:family="text">
      <style:text-properties officeooo:rsid="02cef0c6"/>
    </style:style>
    <style:style style:name="T757" style:family="text">
      <style:text-properties officeooo:rsid="02d0e25e"/>
    </style:style>
    <style:style style:name="T758" style:family="text">
      <style:text-properties officeooo:rsid="02d16cb3"/>
    </style:style>
    <style:style style:name="T759" style:family="text">
      <style:text-properties officeooo:rsid="02d2910f"/>
    </style:style>
    <style:style style:name="T760" style:family="text">
      <style:text-properties officeooo:rsid="02d2f43c"/>
    </style:style>
    <style:style style:name="T761" style:family="text">
      <style:text-properties officeooo:rsid="02e4db01"/>
    </style:style>
    <style:style style:name="T762" style:family="text">
      <style:text-properties officeooo:rsid="02d55807"/>
    </style:style>
    <style:style style:name="T763" style:family="text">
      <style:text-properties officeooo:rsid="02d40fe0"/>
    </style:style>
    <style:style style:name="T764" style:family="text">
      <style:text-properties officeooo:rsid="02d6cbe4"/>
    </style:style>
    <style:style style:name="T765" style:family="text">
      <style:text-properties officeooo:rsid="02d7bd6a"/>
    </style:style>
    <style:style style:name="T766" style:family="text">
      <style:text-properties officeooo:rsid="02d8c33b"/>
    </style:style>
    <style:style style:name="T767" style:family="text">
      <style:text-properties officeooo:rsid="02d9bfab"/>
    </style:style>
    <style:style style:name="T768" style:family="text">
      <style:text-properties officeooo:rsid="02db2eac"/>
    </style:style>
    <style:style style:name="T769" style:family="text">
      <style:text-properties officeooo:rsid="02ddc888"/>
    </style:style>
    <style:style style:name="T770" style:family="text">
      <style:text-properties officeooo:rsid="02df5167"/>
    </style:style>
    <style:style style:name="T771" style:family="text">
      <style:text-properties officeooo:rsid="02e0ec71"/>
    </style:style>
    <style:style style:name="T772" style:family="text">
      <style:text-properties officeooo:rsid="02e2e125"/>
    </style:style>
    <style:style style:name="T773" style:family="text">
      <style:text-properties officeooo:rsid="02e3cb03"/>
    </style:style>
    <style:style style:name="T774" style:family="text">
      <style:text-properties officeooo:rsid="02e4982b"/>
    </style:style>
    <style:style style:name="T775" style:family="text">
      <style:text-properties officeooo:rsid="02e6ae0b"/>
    </style:style>
    <style:style style:name="T776" style:family="text">
      <style:text-properties officeooo:rsid="02e74252"/>
    </style:style>
    <style:style style:name="T777" style:family="text">
      <style:text-properties officeooo:rsid="02e91073"/>
    </style:style>
    <style:style style:name="T778" style:family="text">
      <style:text-properties officeooo:rsid="02ea4a6e"/>
    </style:style>
    <style:style style:name="T779" style:family="text">
      <style:text-properties officeooo:rsid="02eb63de"/>
    </style:style>
    <style:style style:name="T780" style:family="text">
      <style:text-properties officeooo:rsid="02ed2be3"/>
    </style:style>
    <style:style style:name="T781" style:family="text">
      <style:text-properties officeooo:rsid="02eed91f"/>
    </style:style>
    <style:style style:name="T782" style:family="text">
      <style:text-properties officeooo:rsid="02effb2d"/>
    </style:style>
    <style:style style:name="T783" style:family="text">
      <style:text-properties officeooo:rsid="02f1440d"/>
    </style:style>
    <style:style style:name="T784" style:family="text">
      <style:text-properties officeooo:rsid="02f1cb1a"/>
    </style:style>
    <style:style style:name="T785" style:family="text">
      <style:text-properties officeooo:rsid="02f2d4a2"/>
    </style:style>
    <style:style style:name="T786" style:family="text">
      <style:text-properties officeooo:rsid="02f3f9ae"/>
    </style:style>
    <style:style style:name="T787" style:family="text">
      <style:text-properties officeooo:rsid="02f5f7ac"/>
    </style:style>
    <style:style style:name="T788" style:family="text">
      <style:text-properties officeooo:rsid="02f786b0"/>
    </style:style>
    <style:style style:name="T789" style:family="text">
      <style:text-properties officeooo:rsid="02f7b687"/>
    </style:style>
    <style:style style:name="T790" style:family="text">
      <style:text-properties officeooo:rsid="02f7e779"/>
    </style:style>
    <style:style style:name="T791" style:family="text">
      <style:text-properties officeooo:rsid="0ba6073a"/>
    </style:style>
    <style:style style:name="T792" style:family="text">
      <style:text-properties officeooo:rsid="02f97882"/>
    </style:style>
    <style:style style:name="T793" style:family="text">
      <style:text-properties officeooo:rsid="0baa2c6c"/>
    </style:style>
    <style:style style:name="T794" style:family="text">
      <style:text-properties officeooo:rsid="02fb8e88"/>
    </style:style>
    <style:style style:name="T795" style:family="text">
      <style:text-properties officeooo:rsid="02fbae44"/>
    </style:style>
    <style:style style:name="T796" style:family="text">
      <style:text-properties officeooo:rsid="02fbd6b5"/>
    </style:style>
    <style:style style:name="T797" style:family="text">
      <style:text-properties officeooo:rsid="02fda192"/>
    </style:style>
    <style:style style:name="T798" style:family="text">
      <style:text-properties officeooo:rsid="02fe5e84"/>
    </style:style>
    <style:style style:name="T799" style:family="text">
      <style:text-properties officeooo:rsid="02ff5b4f"/>
    </style:style>
    <style:style style:name="T800" style:family="text">
      <style:text-properties officeooo:rsid="030014f2"/>
    </style:style>
    <style:style style:name="T801" style:family="text">
      <style:text-properties officeooo:rsid="03002449"/>
    </style:style>
    <style:style style:name="T802" style:family="text">
      <style:text-properties officeooo:rsid="0300b9fa"/>
    </style:style>
    <style:style style:name="T803" style:family="text">
      <style:text-properties officeooo:rsid="0301260e"/>
    </style:style>
    <style:style style:name="T804" style:family="text">
      <style:text-properties officeooo:rsid="03015c04"/>
    </style:style>
    <style:style style:name="T805" style:family="text">
      <style:text-properties officeooo:rsid="03018976"/>
    </style:style>
    <style:style style:name="T806" style:family="text">
      <style:text-properties officeooo:rsid="0301bb74"/>
    </style:style>
    <style:style style:name="T807" style:family="text">
      <style:text-properties officeooo:rsid="0302e4a0"/>
    </style:style>
    <style:style style:name="T808" style:family="text">
      <style:text-properties officeooo:rsid="03044a9c"/>
    </style:style>
    <style:style style:name="T809" style:family="text">
      <style:text-properties officeooo:rsid="03048b06"/>
    </style:style>
    <style:style style:name="T810" style:family="text">
      <style:text-properties officeooo:rsid="03049046"/>
    </style:style>
    <style:style style:name="T811" style:family="text">
      <style:text-properties officeooo:rsid="0babe734"/>
    </style:style>
    <style:style style:name="T812" style:family="text">
      <style:text-properties officeooo:rsid="0bac2baa"/>
    </style:style>
    <style:style style:name="T813" style:family="text">
      <style:text-properties officeooo:rsid="0305d483"/>
    </style:style>
    <style:style style:name="T814" style:family="text">
      <style:text-properties officeooo:rsid="0306e72b"/>
    </style:style>
    <style:style style:name="T815" style:family="text">
      <style:text-properties officeooo:rsid="03072010"/>
    </style:style>
    <style:style style:name="T816" style:family="text">
      <style:text-properties officeooo:rsid="03073124"/>
    </style:style>
    <style:style style:name="T817" style:family="text">
      <style:text-properties officeooo:rsid="0308b370"/>
    </style:style>
    <style:style style:name="T818" style:family="text">
      <style:text-properties officeooo:rsid="030e9ecc"/>
    </style:style>
    <style:style style:name="T819" style:family="text">
      <style:text-properties officeooo:rsid="03096da0"/>
    </style:style>
    <style:style style:name="T820" style:family="text">
      <style:text-properties officeooo:rsid="030aa52a"/>
    </style:style>
    <style:style style:name="T821" style:family="text">
      <style:text-properties officeooo:rsid="030b410e"/>
    </style:style>
    <style:style style:name="T822" style:family="text">
      <style:text-properties officeooo:rsid="030d2582"/>
    </style:style>
    <style:style style:name="T823" style:family="text">
      <style:text-properties officeooo:rsid="030f5d7c"/>
    </style:style>
    <style:style style:name="T824" style:family="text">
      <style:text-properties officeooo:rsid="03105e44"/>
    </style:style>
    <style:style style:name="T825" style:family="text">
      <style:text-properties officeooo:rsid="0312469f"/>
    </style:style>
    <style:style style:name="T826" style:family="text">
      <style:text-properties officeooo:rsid="03142518"/>
    </style:style>
    <style:style style:name="T827" style:family="text">
      <style:text-properties officeooo:rsid="0315cea4"/>
    </style:style>
    <style:style style:name="T828" style:family="text">
      <style:text-properties officeooo:rsid="0316e22f"/>
    </style:style>
    <style:style style:name="T829" style:family="text">
      <style:text-properties officeooo:rsid="0317be21"/>
    </style:style>
    <style:style style:name="T830" style:family="text">
      <style:text-properties officeooo:rsid="0317fda5"/>
    </style:style>
    <style:style style:name="T831" style:family="text">
      <style:text-properties officeooo:rsid="03199017"/>
    </style:style>
    <style:style style:name="T832" style:family="text">
      <style:text-properties officeooo:rsid="031ac55d"/>
    </style:style>
    <style:style style:name="T833" style:family="text">
      <style:text-properties officeooo:rsid="0bb0b7e6"/>
    </style:style>
    <style:style style:name="T834" style:family="text">
      <style:text-properties officeooo:rsid="0bafcae7"/>
    </style:style>
    <style:style style:name="T835" style:family="text">
      <style:text-properties officeooo:rsid="031c0fc5"/>
    </style:style>
    <style:style style:name="T836" style:family="text">
      <style:text-properties officeooo:rsid="031d2ebd"/>
    </style:style>
    <style:style style:name="T837" style:family="text">
      <style:text-properties officeooo:rsid="031ee208"/>
    </style:style>
    <style:style style:name="T838" style:family="text">
      <style:text-properties officeooo:rsid="03204da8"/>
    </style:style>
    <style:style style:name="T839" style:family="text">
      <style:text-properties officeooo:rsid="0322351f"/>
    </style:style>
    <style:style style:name="T840" style:family="text">
      <style:text-properties officeooo:rsid="0322fcd2"/>
    </style:style>
    <style:style style:name="T841" style:family="text">
      <style:text-properties officeooo:rsid="0322fdb3"/>
    </style:style>
    <style:style style:name="T842" style:family="text">
      <style:text-properties officeooo:rsid="0323223d"/>
    </style:style>
    <style:style style:name="T843" style:family="text">
      <style:text-properties officeooo:rsid="0323477d"/>
    </style:style>
    <style:style style:name="T844" style:family="text">
      <style:text-properties officeooo:rsid="03237e70"/>
    </style:style>
    <style:style style:name="T845" style:family="text">
      <style:text-properties officeooo:rsid="0324de14"/>
    </style:style>
    <style:style style:name="T846" style:family="text">
      <style:text-properties officeooo:rsid="0bb3df84"/>
    </style:style>
    <style:style style:name="T847" style:family="text">
      <style:text-properties officeooo:rsid="03264286"/>
    </style:style>
    <style:style style:name="T848" style:family="text">
      <style:text-properties officeooo:rsid="032646ea"/>
    </style:style>
    <style:style style:name="T849" style:family="text">
      <style:text-properties officeooo:rsid="03272c85"/>
    </style:style>
    <style:style style:name="T850" style:family="text">
      <style:text-properties officeooo:rsid="03281a5a"/>
    </style:style>
    <style:style style:name="T851" style:family="text">
      <style:text-properties officeooo:rsid="03297b1a"/>
    </style:style>
    <style:style style:name="T852" style:family="text">
      <style:text-properties officeooo:rsid="0329cff9"/>
    </style:style>
    <style:style style:name="T853" style:family="text">
      <style:text-properties officeooo:rsid="0329e6dc"/>
    </style:style>
    <style:style style:name="T854" style:family="text">
      <style:text-properties officeooo:rsid="032a6a34"/>
    </style:style>
    <style:style style:name="T855" style:family="text">
      <style:text-properties officeooo:rsid="032b3103"/>
    </style:style>
    <style:style style:name="T856" style:family="text">
      <style:text-properties officeooo:rsid="032b610e"/>
    </style:style>
    <style:style style:name="T857" style:family="text">
      <style:text-properties officeooo:rsid="032c7931"/>
    </style:style>
    <style:style style:name="T858" style:family="text">
      <style:text-properties officeooo:rsid="032d7368"/>
    </style:style>
    <style:style style:name="T859" style:family="text">
      <style:text-properties officeooo:rsid="032f605c"/>
    </style:style>
    <style:style style:name="T860" style:family="text">
      <style:text-properties officeooo:rsid="032fa211"/>
    </style:style>
    <style:style style:name="T861" style:family="text">
      <style:text-properties officeooo:rsid="0bb64d8a"/>
    </style:style>
    <style:style style:name="T862" style:family="text">
      <style:text-properties officeooo:rsid="033178da"/>
    </style:style>
    <style:style style:name="T863" style:family="text">
      <style:text-properties officeooo:rsid="0332decd"/>
    </style:style>
    <style:style style:name="T864" style:family="text">
      <style:text-properties officeooo:rsid="0334d8d5"/>
    </style:style>
    <style:style style:name="T865" style:family="text">
      <style:text-properties officeooo:rsid="03368e08"/>
    </style:style>
    <style:style style:name="T866" style:family="text">
      <style:text-properties officeooo:rsid="0338560e"/>
    </style:style>
    <style:style style:name="T867" style:family="text">
      <style:text-properties officeooo:rsid="0339bd89"/>
    </style:style>
    <style:style style:name="T868" style:family="text">
      <style:text-properties officeooo:rsid="033ac41d"/>
    </style:style>
    <style:style style:name="T869" style:family="text">
      <style:text-properties officeooo:rsid="033b48b4"/>
    </style:style>
    <style:style style:name="T870" style:family="text">
      <style:text-properties officeooo:rsid="033bad6b"/>
    </style:style>
    <style:style style:name="T871" style:family="text">
      <style:text-properties officeooo:rsid="0bb86307"/>
    </style:style>
    <style:style style:name="T872" style:family="text">
      <style:text-properties officeooo:rsid="033d8029"/>
    </style:style>
    <style:style style:name="T873" style:family="text">
      <style:text-properties officeooo:rsid="033d9123"/>
    </style:style>
    <style:style style:name="T874" style:family="text">
      <style:text-properties officeooo:rsid="033f79e2"/>
    </style:style>
    <style:style style:name="T875" style:family="text">
      <style:text-properties officeooo:rsid="0340f30b"/>
    </style:style>
    <style:style style:name="T876" style:family="text">
      <style:text-properties officeooo:rsid="0341d9d6"/>
    </style:style>
    <style:style style:name="T877" style:family="text">
      <style:text-properties officeooo:rsid="03421e4d"/>
    </style:style>
    <style:style style:name="T878" style:family="text">
      <style:text-properties officeooo:rsid="0bb8086e"/>
    </style:style>
    <style:style style:name="T879" style:family="text">
      <style:text-properties officeooo:rsid="03431c78"/>
    </style:style>
    <style:style style:name="T880" style:family="text">
      <style:text-properties officeooo:rsid="0343500f"/>
    </style:style>
    <style:style style:name="T881" style:family="text">
      <style:text-properties officeooo:rsid="0343d64f"/>
    </style:style>
    <style:style style:name="T882" style:family="text">
      <style:text-properties officeooo:rsid="03441086"/>
    </style:style>
    <style:style style:name="T883" style:family="text">
      <style:text-properties officeooo:rsid="034515cd"/>
    </style:style>
    <style:style style:name="T884" style:family="text">
      <style:text-properties officeooo:rsid="034653f2"/>
    </style:style>
    <style:style style:name="T885" style:family="text">
      <style:text-properties officeooo:rsid="0346facf"/>
    </style:style>
    <style:style style:name="T886" style:family="text">
      <style:text-properties officeooo:rsid="0347fbf1"/>
    </style:style>
    <style:style style:name="T887" style:family="text">
      <style:text-properties officeooo:rsid="0349aaaf"/>
    </style:style>
    <style:style style:name="T888" style:family="text">
      <style:text-properties officeooo:rsid="0349e6a7"/>
    </style:style>
    <style:style style:name="T889" style:family="text">
      <style:text-properties officeooo:rsid="034b3b98"/>
    </style:style>
    <style:style style:name="T890" style:family="text">
      <style:text-properties officeooo:rsid="034b5355"/>
    </style:style>
    <style:style style:name="T891" style:family="text">
      <style:text-properties officeooo:rsid="034cf466"/>
    </style:style>
    <style:style style:name="T892" style:family="text">
      <style:text-properties officeooo:rsid="034dfca1"/>
    </style:style>
    <style:style style:name="T893" style:family="text">
      <style:text-properties officeooo:rsid="034ff91d"/>
    </style:style>
    <style:style style:name="T894" style:family="text">
      <style:text-properties officeooo:rsid="0350eaeb"/>
    </style:style>
    <style:style style:name="T895" style:family="text">
      <style:text-properties officeooo:rsid="03520f14"/>
    </style:style>
    <style:style style:name="T896" style:family="text">
      <style:text-properties officeooo:rsid="03537801"/>
    </style:style>
    <style:style style:name="T897" style:family="text">
      <style:text-properties officeooo:rsid="0354e2c6"/>
    </style:style>
    <style:style style:name="T898" style:family="text">
      <style:text-properties officeooo:rsid="03557ab4"/>
    </style:style>
    <style:style style:name="T899" style:family="text">
      <style:text-properties officeooo:rsid="0356b4d8"/>
    </style:style>
    <style:style style:name="T900" style:family="text">
      <style:text-properties officeooo:rsid="0357f9e6"/>
    </style:style>
    <style:style style:name="T901" style:family="text">
      <style:text-properties officeooo:rsid="0359be01"/>
    </style:style>
    <style:style style:name="T902" style:family="text">
      <style:text-properties officeooo:rsid="0bc01013"/>
    </style:style>
    <style:style style:name="T903" style:family="text">
      <style:text-properties officeooo:rsid="035b3c53"/>
    </style:style>
    <style:style style:name="T904" style:family="text">
      <style:text-properties officeooo:rsid="035c11db"/>
    </style:style>
    <style:style style:name="T905" style:family="text">
      <style:text-properties officeooo:rsid="035d125f"/>
    </style:style>
    <style:style style:name="T906" style:family="text">
      <style:text-properties officeooo:rsid="035d7996"/>
    </style:style>
    <style:style style:name="T907" style:family="text">
      <style:text-properties officeooo:rsid="035f5033"/>
    </style:style>
    <style:style style:name="T908" style:family="text">
      <style:text-properties officeooo:rsid="035fac36"/>
    </style:style>
    <style:style style:name="T909" style:family="text">
      <style:text-properties officeooo:rsid="035fe041"/>
    </style:style>
    <style:style style:name="T910" style:family="text">
      <style:text-properties officeooo:rsid="03609345"/>
    </style:style>
    <style:style style:name="T911" style:family="text">
      <style:text-properties officeooo:rsid="03621db1"/>
    </style:style>
    <style:style style:name="T912" style:family="text">
      <style:text-properties officeooo:rsid="0362e4ad"/>
    </style:style>
    <style:style style:name="T913" style:family="text">
      <style:text-properties officeooo:rsid="03631788"/>
    </style:style>
    <style:style style:name="T914" style:family="text">
      <style:text-properties officeooo:rsid="036372d6"/>
    </style:style>
    <style:style style:name="T915" style:family="text">
      <style:text-properties officeooo:rsid="03643663"/>
    </style:style>
    <style:style style:name="T916" style:family="text">
      <style:text-properties officeooo:rsid="03649f05"/>
    </style:style>
    <style:style style:name="T917" style:family="text">
      <style:text-properties officeooo:rsid="0364fc2f"/>
    </style:style>
    <style:style style:name="T918" style:family="text">
      <style:text-properties officeooo:rsid="0365772e"/>
    </style:style>
    <style:style style:name="T919" style:family="text">
      <style:text-properties officeooo:rsid="0367c5ca"/>
    </style:style>
    <style:style style:name="T920" style:family="text">
      <style:text-properties officeooo:rsid="036961ed"/>
    </style:style>
    <style:style style:name="T921" style:family="text">
      <style:text-properties officeooo:rsid="0369e5e7"/>
    </style:style>
    <style:style style:name="T922" style:family="text">
      <style:text-properties officeooo:rsid="0bc18941"/>
    </style:style>
    <style:style style:name="T923" style:family="text">
      <style:text-properties officeooo:rsid="036aad63"/>
    </style:style>
    <style:style style:name="T924" style:family="text">
      <style:text-properties officeooo:rsid="036be326"/>
    </style:style>
    <style:style style:name="T925" style:family="text">
      <style:text-properties officeooo:rsid="036d71e9"/>
    </style:style>
    <style:style style:name="T926" style:family="text">
      <style:text-properties officeooo:rsid="036f1495"/>
    </style:style>
    <style:style style:name="T927" style:family="text">
      <style:text-properties officeooo:rsid="0370bb9e"/>
    </style:style>
    <style:style style:name="T928" style:family="text">
      <style:text-properties officeooo:rsid="03717bde"/>
    </style:style>
    <style:style style:name="T929" style:family="text">
      <style:text-properties officeooo:rsid="0372c32e"/>
    </style:style>
    <style:style style:name="T930" style:family="text">
      <style:text-properties officeooo:rsid="03741c58"/>
    </style:style>
    <style:style style:name="T931" style:family="text">
      <style:text-properties officeooo:rsid="0374d430"/>
    </style:style>
    <style:style style:name="T932" style:family="text">
      <style:text-properties officeooo:rsid="0375d6b1"/>
    </style:style>
    <style:style style:name="T933" style:family="text">
      <style:text-properties officeooo:rsid="0377a24c"/>
    </style:style>
    <style:style style:name="T934" style:family="text">
      <style:text-properties officeooo:rsid="0378c5a3"/>
    </style:style>
    <style:style style:name="T935" style:family="text">
      <style:text-properties officeooo:rsid="037a5b8b"/>
    </style:style>
    <style:style style:name="T936" style:family="text">
      <style:text-properties officeooo:rsid="037bb73b"/>
    </style:style>
    <style:style style:name="T937" style:family="text">
      <style:text-properties officeooo:rsid="037d82f8"/>
    </style:style>
    <style:style style:name="T938" style:family="text">
      <style:text-properties officeooo:rsid="037dd963"/>
    </style:style>
    <style:style style:name="T939" style:family="text">
      <style:text-properties officeooo:rsid="037f83f5"/>
    </style:style>
    <style:style style:name="T940" style:family="text">
      <style:text-properties officeooo:rsid="0380cf92"/>
    </style:style>
    <style:style style:name="T941" style:family="text">
      <style:text-properties officeooo:rsid="03813717"/>
    </style:style>
    <style:style style:name="T942" style:family="text">
      <style:text-properties officeooo:rsid="0381c55f"/>
    </style:style>
    <style:style style:name="T943" style:family="text">
      <style:text-properties officeooo:rsid="0382d249"/>
    </style:style>
    <style:style style:name="T944" style:family="text">
      <style:text-properties officeooo:rsid="03831fac"/>
    </style:style>
    <style:style style:name="T945" style:family="text">
      <style:text-properties officeooo:rsid="0383b2e1"/>
    </style:style>
    <style:style style:name="T946" style:family="text">
      <style:text-properties officeooo:rsid="03857337"/>
    </style:style>
    <style:style style:name="T947" style:family="text">
      <style:text-properties officeooo:rsid="0386778b"/>
    </style:style>
    <style:style style:name="T948" style:family="text">
      <style:text-properties officeooo:rsid="0386e737"/>
    </style:style>
    <style:style style:name="T949" style:family="text">
      <style:text-properties officeooo:rsid="03888cd1"/>
    </style:style>
    <style:style style:name="T950" style:family="text">
      <style:text-properties officeooo:rsid="038a6836"/>
    </style:style>
    <style:style style:name="T951" style:family="text">
      <style:text-properties officeooo:rsid="038be25a"/>
    </style:style>
    <style:style style:name="T952" style:family="text">
      <style:text-properties officeooo:rsid="038ce044"/>
    </style:style>
    <style:style style:name="T953" style:family="text">
      <style:text-properties officeooo:rsid="038e4368"/>
    </style:style>
    <style:style style:name="T954" style:family="text">
      <style:text-properties officeooo:rsid="038f07ff"/>
    </style:style>
    <style:style style:name="T955" style:family="text">
      <style:text-properties officeooo:rsid="0390d54e"/>
    </style:style>
    <style:style style:name="T956" style:family="text">
      <style:text-properties officeooo:rsid="0392d539"/>
    </style:style>
    <style:style style:name="T957" style:family="text">
      <style:text-properties officeooo:rsid="0393d925"/>
    </style:style>
    <style:style style:name="T958" style:family="text">
      <style:text-properties officeooo:rsid="0395cc4b"/>
    </style:style>
    <style:style style:name="T959" style:family="text">
      <style:text-properties officeooo:rsid="0395d843"/>
    </style:style>
    <style:style style:name="T960" style:family="text">
      <style:text-properties officeooo:rsid="0396992e"/>
    </style:style>
    <style:style style:name="T961" style:family="text">
      <style:text-properties officeooo:rsid="0397d671"/>
    </style:style>
    <style:style style:name="T962" style:family="text">
      <style:text-properties officeooo:rsid="0397f9ab"/>
    </style:style>
    <style:style style:name="T963" style:family="text">
      <style:text-properties officeooo:rsid="03981c10"/>
    </style:style>
    <style:style style:name="T964" style:family="text">
      <style:text-properties officeooo:rsid="0398d1fe"/>
    </style:style>
    <style:style style:name="T965" style:family="text">
      <style:text-properties officeooo:rsid="039a3953"/>
    </style:style>
    <style:style style:name="T966" style:family="text">
      <style:text-properties officeooo:rsid="039b8111"/>
    </style:style>
    <style:style style:name="T967" style:family="text">
      <style:text-properties officeooo:rsid="039d0a76"/>
    </style:style>
    <style:style style:name="T968" style:family="text">
      <style:text-properties officeooo:rsid="0bc303f6"/>
    </style:style>
    <style:style style:name="T969" style:family="text">
      <style:text-properties officeooo:rsid="039f0498"/>
    </style:style>
    <style:style style:name="T970" style:family="text">
      <style:text-properties officeooo:rsid="03a021c8"/>
    </style:style>
    <style:style style:name="T971" style:family="text">
      <style:text-properties officeooo:rsid="03a1e439"/>
    </style:style>
    <style:style style:name="T972" style:family="text">
      <style:text-properties officeooo:rsid="03a2a8cf"/>
    </style:style>
    <style:style style:name="T973" style:family="text">
      <style:text-properties officeooo:rsid="03a4a4bd"/>
    </style:style>
    <style:style style:name="T974" style:family="text">
      <style:text-properties officeooo:rsid="03a5c98c"/>
    </style:style>
    <style:style style:name="T975" style:family="text">
      <style:text-properties officeooo:rsid="03a6f7a9"/>
    </style:style>
    <style:style style:name="T976" style:family="text">
      <style:text-properties officeooo:rsid="03a7986f"/>
    </style:style>
    <style:style style:name="T977" style:family="text">
      <style:text-properties officeooo:rsid="03a7b9e9"/>
    </style:style>
    <style:style style:name="T978" style:family="text">
      <style:text-properties officeooo:rsid="03a8e557"/>
    </style:style>
    <style:style style:name="T979" style:family="text">
      <style:text-properties officeooo:rsid="03a9aa3e"/>
    </style:style>
    <style:style style:name="T980" style:family="text">
      <style:text-properties officeooo:rsid="03a9b943"/>
    </style:style>
    <style:style style:name="T981" style:family="text">
      <style:text-properties officeooo:rsid="03a9ef9f"/>
    </style:style>
    <style:style style:name="T982" style:family="text">
      <style:text-properties officeooo:rsid="03aaf79e"/>
    </style:style>
    <style:style style:name="T983" style:family="text">
      <style:text-properties officeooo:rsid="03ac2d7d"/>
    </style:style>
    <style:style style:name="T984" style:family="text">
      <style:text-properties officeooo:rsid="03add9af"/>
    </style:style>
    <style:style style:name="T985" style:family="text">
      <style:text-properties officeooo:rsid="03aeb686"/>
    </style:style>
    <style:style style:name="T986" style:family="text">
      <style:text-properties officeooo:rsid="0bc3d913"/>
    </style:style>
    <style:style style:name="T987" style:family="text">
      <style:text-properties officeooo:rsid="03b9372d"/>
    </style:style>
    <style:style style:name="T988" style:family="text">
      <style:text-properties officeooo:rsid="03b9cee0"/>
    </style:style>
    <style:style style:name="T989" style:family="text">
      <style:text-properties officeooo:rsid="03bba700"/>
    </style:style>
    <style:style style:name="T990" style:family="text">
      <style:text-properties officeooo:rsid="03bd551d"/>
    </style:style>
    <style:style style:name="T991" style:family="text">
      <style:text-properties officeooo:rsid="03befa38"/>
    </style:style>
    <style:style style:name="T992" style:family="text">
      <style:text-properties officeooo:rsid="03c07a6b"/>
    </style:style>
    <style:style style:name="T993" style:family="text">
      <style:text-properties officeooo:rsid="03c1edd7"/>
    </style:style>
    <style:style style:name="T994" style:family="text">
      <style:text-properties officeooo:rsid="03c3a347"/>
    </style:style>
    <style:style style:name="T995" style:family="text">
      <style:text-properties officeooo:rsid="03c575ed"/>
    </style:style>
    <style:style style:name="T996" style:family="text">
      <style:text-properties officeooo:rsid="03c7c715"/>
    </style:style>
    <style:style style:name="T997" style:family="text">
      <style:text-properties officeooo:rsid="03c65cd2"/>
    </style:style>
    <style:style style:name="T998" style:family="text">
      <style:text-properties officeooo:rsid="03c986fd"/>
    </style:style>
    <style:style style:name="T999" style:family="text">
      <style:text-properties officeooo:rsid="03ca9e36"/>
    </style:style>
    <style:style style:name="T1000" style:family="text">
      <style:text-properties officeooo:rsid="03cab681"/>
    </style:style>
    <style:style style:name="T1001" style:family="text">
      <style:text-properties officeooo:rsid="03cbd2ca"/>
    </style:style>
    <style:style style:name="T1002" style:family="text">
      <style:text-properties officeooo:rsid="03cd335d"/>
    </style:style>
    <style:style style:name="T1003" style:family="text">
      <style:text-properties officeooo:rsid="03ce3373"/>
    </style:style>
    <style:style style:name="T1004" style:family="text">
      <style:text-properties officeooo:rsid="03cf135a"/>
    </style:style>
    <style:style style:name="T1005" style:family="text">
      <style:text-properties officeooo:rsid="03d0db17"/>
    </style:style>
    <style:style style:name="T1006" style:family="text">
      <style:text-properties officeooo:rsid="03d27b29"/>
    </style:style>
    <style:style style:name="T1007" style:family="text">
      <style:text-properties officeooo:rsid="03d2bd9d"/>
    </style:style>
    <style:style style:name="T1008" style:family="text">
      <style:text-properties officeooo:rsid="03d34c34"/>
    </style:style>
    <style:style style:name="T1009" style:family="text">
      <style:text-properties officeooo:rsid="03d3c2ab"/>
    </style:style>
    <style:style style:name="T1010" style:family="text">
      <style:text-properties officeooo:rsid="03d4f96d"/>
    </style:style>
    <style:style style:name="T1011" style:family="text">
      <style:text-properties officeooo:rsid="03d6bb21"/>
    </style:style>
    <style:style style:name="T1012" style:family="text">
      <style:text-properties officeooo:rsid="03d81cfb"/>
    </style:style>
    <style:style style:name="T1013" style:family="text">
      <style:text-properties officeooo:rsid="03d88f06"/>
    </style:style>
    <style:style style:name="T1014" style:family="text">
      <style:text-properties officeooo:rsid="03d90159"/>
    </style:style>
    <style:style style:name="T1015" style:family="text">
      <style:text-properties officeooo:rsid="0bc46507"/>
    </style:style>
    <style:style style:name="T1016" style:family="text">
      <style:text-properties officeooo:rsid="03dab6ee"/>
    </style:style>
    <style:style style:name="T1017" style:family="text">
      <style:text-properties officeooo:rsid="03dab706"/>
    </style:style>
    <style:style style:name="T1018" style:family="text">
      <style:text-properties officeooo:rsid="03db2afd"/>
    </style:style>
    <style:style style:name="T1019" style:family="text">
      <style:text-properties officeooo:rsid="03dcf6f1"/>
    </style:style>
    <style:style style:name="T1020" style:family="text">
      <style:text-properties officeooo:rsid="03def6e0"/>
    </style:style>
    <style:style style:name="T1021" style:family="text">
      <style:text-properties officeooo:rsid="03def7ca"/>
    </style:style>
    <style:style style:name="T1022" style:family="text">
      <style:text-properties officeooo:rsid="03e079ac"/>
    </style:style>
    <style:style style:name="T1023" style:family="text">
      <style:text-properties officeooo:rsid="03e1c5e0"/>
    </style:style>
    <style:style style:name="T1024" style:family="text">
      <style:text-properties officeooo:rsid="03e1e854"/>
    </style:style>
    <style:style style:name="T1025" style:family="text">
      <style:text-properties officeooo:rsid="03e339e8"/>
    </style:style>
    <style:style style:name="T1026" style:family="text">
      <style:text-properties officeooo:rsid="03e3646b"/>
    </style:style>
    <style:style style:name="T1027" style:family="text">
      <style:text-properties officeooo:rsid="03e48f95"/>
    </style:style>
    <style:style style:name="T1028" style:family="text">
      <style:text-properties officeooo:rsid="03e5251d"/>
    </style:style>
    <style:style style:name="T1029" style:family="text">
      <style:text-properties officeooo:rsid="03e70d41"/>
    </style:style>
    <style:style style:name="T1030" style:family="text">
      <style:text-properties officeooo:rsid="03e8cc7e"/>
    </style:style>
    <style:style style:name="T1031" style:family="text">
      <style:text-properties officeooo:rsid="03e8f7bb"/>
    </style:style>
    <style:style style:name="T1032" style:family="text">
      <style:text-properties officeooo:rsid="03eb1864"/>
    </style:style>
    <style:style style:name="T1033" style:family="text">
      <style:text-properties officeooo:rsid="03ea61f8"/>
    </style:style>
    <style:style style:name="T1034" style:family="text">
      <style:text-properties officeooo:rsid="03ee0298"/>
    </style:style>
    <style:style style:name="T1035" style:family="text">
      <style:text-properties officeooo:rsid="03ee4ed2"/>
    </style:style>
    <style:style style:name="T1036" style:family="text">
      <style:text-properties officeooo:rsid="03ef26f1"/>
    </style:style>
    <style:style style:name="T1037" style:family="text">
      <style:text-properties officeooo:rsid="03efb5b4"/>
    </style:style>
    <style:style style:name="T1038" style:family="text">
      <style:text-properties officeooo:rsid="03f0c5aa"/>
    </style:style>
    <style:style style:name="T1039" style:family="text">
      <style:text-properties officeooo:rsid="03f19449"/>
    </style:style>
    <style:style style:name="T1040" style:family="text">
      <style:text-properties officeooo:rsid="03f26ae0"/>
    </style:style>
    <style:style style:name="T1041" style:family="text">
      <style:text-properties officeooo:rsid="03f42e15"/>
    </style:style>
    <style:style style:name="T1042" style:family="text">
      <style:text-properties officeooo:rsid="03f444ec"/>
    </style:style>
    <style:style style:name="T1043" style:family="text">
      <style:text-properties officeooo:rsid="03f5ee4a"/>
    </style:style>
    <style:style style:name="T1044" style:family="text">
      <style:text-properties officeooo:rsid="03f75361"/>
    </style:style>
    <style:style style:name="T1045" style:family="text">
      <style:text-properties officeooo:rsid="03f9a70d"/>
    </style:style>
    <style:style style:name="T1046" style:family="text">
      <style:text-properties officeooo:rsid="03f9c926"/>
    </style:style>
    <style:style style:name="T1047" style:family="text">
      <style:text-properties officeooo:rsid="03f9e387"/>
    </style:style>
    <style:style style:name="T1048" style:family="text">
      <style:text-properties officeooo:rsid="03f9f927"/>
    </style:style>
    <style:style style:name="T1049" style:family="text">
      <style:text-properties officeooo:rsid="03fba0a7"/>
    </style:style>
    <style:style style:name="T1050" style:family="text">
      <style:text-properties officeooo:rsid="03fbff9a"/>
    </style:style>
    <style:style style:name="T1051" style:family="text">
      <style:text-properties officeooo:rsid="03fc6667"/>
    </style:style>
    <style:style style:name="T1052" style:family="text">
      <style:text-properties officeooo:rsid="03fd5c27"/>
    </style:style>
    <style:style style:name="T1053" style:family="text">
      <style:text-properties officeooo:rsid="03ff410b"/>
    </style:style>
    <style:style style:name="T1054" style:family="text">
      <style:text-properties officeooo:rsid="04006057"/>
    </style:style>
    <style:style style:name="T1055" style:family="text">
      <style:text-properties officeooo:rsid="0400f3fe"/>
    </style:style>
    <style:style style:name="T1056" style:family="text">
      <style:text-properties officeooo:rsid="04026691"/>
    </style:style>
    <style:style style:name="T1057" style:family="text">
      <style:text-properties officeooo:rsid="0403a4c2"/>
    </style:style>
    <style:style style:name="T1058" style:family="text">
      <style:text-properties officeooo:rsid="04058b7e"/>
    </style:style>
    <style:style style:name="T1059" style:family="text">
      <style:text-properties officeooo:rsid="0406743c"/>
    </style:style>
    <style:style style:name="T1060" style:family="text">
      <style:text-properties officeooo:rsid="0406b68c"/>
    </style:style>
    <style:style style:name="T1061" style:family="text">
      <style:text-properties officeooo:rsid="04088f91"/>
    </style:style>
    <style:style style:name="T1062" style:family="text">
      <style:text-properties officeooo:rsid="0409bb4a"/>
    </style:style>
    <style:style style:name="T1063" style:family="text">
      <style:text-properties officeooo:rsid="0bc5e38c"/>
    </style:style>
    <style:style style:name="T1064" style:family="text">
      <style:text-properties officeooo:rsid="040a6560"/>
    </style:style>
    <style:style style:name="T1065" style:family="text">
      <style:text-properties officeooo:rsid="040b6ed3"/>
    </style:style>
    <style:style style:name="T1066" style:family="text">
      <style:text-properties officeooo:rsid="040c29c5"/>
    </style:style>
    <style:style style:name="T1067" style:family="text">
      <style:text-properties officeooo:rsid="040de731"/>
    </style:style>
    <style:style style:name="T1068" style:family="text">
      <style:text-properties officeooo:rsid="040f74ec"/>
    </style:style>
    <style:style style:name="T1069" style:family="text">
      <style:text-properties officeooo:rsid="0410533a"/>
    </style:style>
    <style:style style:name="T1070" style:family="text">
      <style:text-properties officeooo:rsid="0410d49f"/>
    </style:style>
    <style:style style:name="T1071" style:family="text">
      <style:text-properties officeooo:rsid="041136aa"/>
    </style:style>
    <style:style style:name="T1072" style:family="text">
      <style:text-properties officeooo:rsid="04130a3e"/>
    </style:style>
    <style:style style:name="T1073" style:family="text">
      <style:text-properties officeooo:rsid="0414391d"/>
    </style:style>
    <style:style style:name="T1074" style:family="text">
      <style:text-properties officeooo:rsid="04145329"/>
    </style:style>
    <style:style style:name="T1075" style:family="text">
      <style:text-properties officeooo:rsid="04160002"/>
    </style:style>
    <style:style style:name="T1076" style:family="text">
      <style:text-properties officeooo:rsid="0416a502"/>
    </style:style>
    <style:style style:name="T1077" style:family="text">
      <style:text-properties officeooo:rsid="041862ae"/>
    </style:style>
    <style:style style:name="T1078" style:family="text">
      <style:text-properties officeooo:rsid="04196cf8"/>
    </style:style>
    <style:style style:name="T1079" style:family="text">
      <style:text-properties officeooo:rsid="0419768a"/>
    </style:style>
    <style:style style:name="T1080" style:family="text">
      <style:text-properties officeooo:rsid="041a5014"/>
    </style:style>
    <style:style style:name="T1081" style:family="text">
      <style:text-properties officeooo:rsid="041aa4a9"/>
    </style:style>
    <style:style style:name="T1082" style:family="text">
      <style:text-properties officeooo:rsid="041bf8ce"/>
    </style:style>
    <style:style style:name="T1083" style:family="text">
      <style:text-properties officeooo:rsid="041d61f2"/>
    </style:style>
    <style:style style:name="T1084" style:family="text">
      <style:text-properties officeooo:rsid="041d7863"/>
    </style:style>
    <style:style style:name="T1085" style:family="text">
      <style:text-properties officeooo:rsid="041e10af"/>
    </style:style>
    <style:style style:name="T1086" style:family="text">
      <style:text-properties officeooo:rsid="041e3e28"/>
    </style:style>
    <style:style style:name="T1087" style:family="text">
      <style:text-properties officeooo:rsid="041ef9dc"/>
    </style:style>
    <style:style style:name="T1088" style:family="text">
      <style:text-properties officeooo:rsid="041fc36a"/>
    </style:style>
    <style:style style:name="T1089" style:family="text">
      <style:text-properties officeooo:rsid="0420cbbe"/>
    </style:style>
    <style:style style:name="T1090" style:family="text">
      <style:text-properties officeooo:rsid="04217ffa"/>
    </style:style>
    <style:style style:name="T1091" style:family="text">
      <style:text-properties officeooo:rsid="04223ef8"/>
    </style:style>
    <style:style style:name="T1092" style:family="text">
      <style:text-properties officeooo:rsid="042430c0"/>
    </style:style>
    <style:style style:name="T1093" style:family="text">
      <style:text-properties officeooo:rsid="0424ce27"/>
    </style:style>
    <style:style style:name="T1094" style:family="text">
      <style:text-properties officeooo:rsid="04257009"/>
    </style:style>
    <style:style style:name="T1095" style:family="text">
      <style:text-properties officeooo:rsid="0a8c907f"/>
    </style:style>
    <style:style style:name="T1096" style:family="text">
      <style:text-properties officeooo:rsid="0426d8e2"/>
    </style:style>
    <style:style style:name="T1097" style:family="text">
      <style:text-properties officeooo:rsid="0427f94d"/>
    </style:style>
    <style:style style:name="T1098" style:family="text">
      <style:text-properties officeooo:rsid="04283856"/>
    </style:style>
    <style:style style:name="T1099" style:family="text">
      <style:text-properties officeooo:rsid="04289b63"/>
    </style:style>
    <style:style style:name="T1100" style:family="text">
      <style:text-properties officeooo:rsid="0a8c42b6"/>
    </style:style>
    <style:style style:name="T1101" style:family="text">
      <style:text-properties officeooo:rsid="0429ea5a"/>
    </style:style>
    <style:style style:name="T1102" style:family="text">
      <style:text-properties officeooo:rsid="042b8762"/>
    </style:style>
    <style:style style:name="T1103" style:family="text">
      <style:text-properties officeooo:rsid="0bc8f4d3"/>
    </style:style>
    <style:style style:name="T1104" style:family="text">
      <style:text-properties officeooo:rsid="042f39ff"/>
    </style:style>
    <style:style style:name="T1105" style:family="text">
      <style:text-properties officeooo:rsid="043006d7"/>
    </style:style>
    <style:style style:name="T1106" style:family="text">
      <style:text-properties officeooo:rsid="0430eac9"/>
    </style:style>
    <style:style style:name="T1107" style:family="text">
      <style:text-properties officeooo:rsid="0431a286"/>
    </style:style>
    <style:style style:name="T1108" style:family="text">
      <style:text-properties officeooo:rsid="0432d53c"/>
    </style:style>
    <style:style style:name="T1109" style:family="text">
      <style:text-properties officeooo:rsid="0433455a"/>
    </style:style>
    <style:style style:name="T1110" style:family="text">
      <style:text-properties officeooo:rsid="04340813"/>
    </style:style>
    <style:style style:name="T1111" style:family="text">
      <style:text-properties officeooo:rsid="043571dd"/>
    </style:style>
    <style:style style:name="T1112" style:family="text">
      <style:text-properties officeooo:rsid="0436a07a"/>
    </style:style>
    <style:style style:name="T1113" style:family="text">
      <style:text-properties officeooo:rsid="0bcaf5e1"/>
    </style:style>
    <style:style style:name="T1114" style:family="text">
      <style:text-properties officeooo:rsid="04380c03"/>
    </style:style>
    <style:style style:name="T1115" style:family="text">
      <style:text-properties officeooo:rsid="0439ade2"/>
    </style:style>
    <style:style style:name="T1116" style:family="text">
      <style:text-properties officeooo:rsid="04397399"/>
    </style:style>
    <style:style style:name="T1117" style:family="text">
      <style:text-properties officeooo:rsid="043b3ff1"/>
    </style:style>
    <style:style style:name="T1118" style:family="text">
      <style:text-properties officeooo:rsid="043ba632"/>
    </style:style>
    <style:style style:name="T1119" style:family="text">
      <style:text-properties officeooo:rsid="043c93ca"/>
    </style:style>
    <style:style style:name="T1120" style:family="text">
      <style:text-properties officeooo:rsid="043cbfb5"/>
    </style:style>
    <style:style style:name="T1121" style:family="text">
      <style:text-properties officeooo:rsid="043e5788"/>
    </style:style>
    <style:style style:name="T1122" style:family="text">
      <style:text-properties officeooo:rsid="04403f71"/>
    </style:style>
    <style:style style:name="T1123" style:family="text">
      <style:text-properties officeooo:rsid="044140ce"/>
    </style:style>
    <style:style style:name="T1124" style:family="text">
      <style:text-properties officeooo:rsid="0443030d"/>
    </style:style>
    <style:style style:name="T1125" style:family="text">
      <style:text-properties officeooo:rsid="0bcce86e"/>
    </style:style>
    <style:style style:name="T1126" style:family="text">
      <style:text-properties officeooo:rsid="04438492"/>
    </style:style>
    <style:style style:name="T1127" style:family="text">
      <style:text-properties officeooo:rsid="04442bc0"/>
    </style:style>
    <style:style style:name="T1128" style:family="text">
      <style:text-properties officeooo:rsid="0bcdb840"/>
    </style:style>
    <style:style style:name="T1129" style:family="text">
      <style:text-properties officeooo:rsid="0bcea7fb"/>
    </style:style>
    <style:style style:name="T1130" style:family="text">
      <style:text-properties officeooo:rsid="044577d7"/>
    </style:style>
    <style:style style:name="T1131" style:family="text">
      <style:text-properties officeooo:rsid="0446ae6b"/>
    </style:style>
    <style:style style:name="T1132" style:family="text">
      <style:text-properties officeooo:rsid="04475dbd"/>
    </style:style>
    <style:style style:name="T1133" style:family="text">
      <style:text-properties officeooo:rsid="04482a7a"/>
    </style:style>
    <style:style style:name="T1134" style:family="text">
      <style:text-properties officeooo:rsid="0bd05f51"/>
    </style:style>
    <style:style style:name="T1135" style:family="text">
      <style:text-properties officeooo:rsid="044a0a51"/>
    </style:style>
    <style:style style:name="T1136" style:family="text">
      <style:text-properties officeooo:rsid="044b2346"/>
    </style:style>
    <style:style style:name="T1137" style:family="text">
      <style:text-properties officeooo:rsid="044cc6c1"/>
    </style:style>
    <style:style style:name="T1138" style:family="text">
      <style:text-properties officeooo:rsid="044e240c"/>
    </style:style>
    <style:style style:name="T1139" style:family="text">
      <style:text-properties officeooo:rsid="044e8c9a"/>
    </style:style>
    <style:style style:name="T1140" style:family="text">
      <style:text-properties officeooo:rsid="044fcff4"/>
    </style:style>
    <style:style style:name="T1141" style:family="text">
      <style:text-properties officeooo:rsid="0451bafe"/>
    </style:style>
    <style:style style:name="T1142" style:family="text">
      <style:text-properties officeooo:rsid="0454e873"/>
    </style:style>
    <style:style style:name="T1143" style:family="text">
      <style:text-properties officeooo:rsid="0456436f"/>
    </style:style>
    <style:style style:name="T1144" style:family="text">
      <style:text-properties officeooo:rsid="0457a62b"/>
    </style:style>
    <style:style style:name="T1145" style:family="text">
      <style:text-properties officeooo:rsid="045839de"/>
    </style:style>
    <style:style style:name="T1146" style:family="text">
      <style:text-properties officeooo:rsid="0458e6cc"/>
    </style:style>
    <style:style style:name="T1147" style:family="text">
      <style:text-properties officeooo:rsid="04591cdf"/>
    </style:style>
    <style:style style:name="T1148" style:family="text">
      <style:text-properties officeooo:rsid="045ace56"/>
    </style:style>
    <style:style style:name="T1149" style:family="text">
      <style:text-properties officeooo:rsid="045c6022"/>
    </style:style>
    <style:style style:name="T1150" style:family="text">
      <style:text-properties officeooo:rsid="0bd15955"/>
    </style:style>
    <style:style style:name="T1151" style:family="text">
      <style:text-properties officeooo:rsid="04618c12"/>
    </style:style>
    <style:style style:name="T1152" style:family="text">
      <style:text-properties officeooo:rsid="0462c535"/>
    </style:style>
    <style:style style:name="T1153" style:family="text">
      <style:text-properties officeooo:rsid="04643f85"/>
    </style:style>
    <style:style style:name="T1154" style:family="text">
      <style:text-properties officeooo:rsid="0464f510"/>
    </style:style>
    <style:style style:name="T1155" style:family="text">
      <style:text-properties officeooo:rsid="0bd4ce75"/>
    </style:style>
    <style:style style:name="T1156" style:family="text">
      <style:text-properties officeooo:rsid="0466e382"/>
    </style:style>
    <style:style style:name="T1157" style:family="text">
      <style:text-properties officeooo:rsid="0467c465"/>
    </style:style>
    <style:style style:name="T1158" style:family="text">
      <style:text-properties officeooo:rsid="0bd8c7ed"/>
    </style:style>
    <style:style style:name="T1159" style:family="text">
      <style:text-properties officeooo:rsid="0bd664a1"/>
    </style:style>
    <style:style style:name="T1160" style:family="text">
      <style:text-properties officeooo:rsid="046807e2"/>
    </style:style>
    <style:style style:name="T1161" style:family="text">
      <style:text-properties officeooo:rsid="0bd64a8c"/>
    </style:style>
    <style:style style:name="T1162" style:family="text">
      <style:text-properties officeooo:rsid="04694597"/>
    </style:style>
    <style:style style:name="T1163" style:family="text">
      <style:text-properties officeooo:rsid="046b3c13"/>
    </style:style>
    <style:style style:name="T1164" style:family="text">
      <style:text-properties officeooo:rsid="046dad59"/>
    </style:style>
    <style:style style:name="T1165" style:family="text">
      <style:text-properties officeooo:rsid="0bd577c4"/>
    </style:style>
    <style:style style:name="T1166" style:family="text">
      <style:text-properties officeooo:rsid="0bd9dd83"/>
    </style:style>
    <style:style style:name="T1167" style:family="text">
      <style:text-properties officeooo:rsid="046e86e0"/>
    </style:style>
    <style:style style:name="T1168" style:family="text">
      <style:text-properties officeooo:rsid="046ef451"/>
    </style:style>
    <style:style style:name="T1169" style:family="text">
      <style:text-properties officeooo:rsid="046f248d"/>
    </style:style>
    <style:style style:name="T1170" style:family="text">
      <style:text-properties officeooo:rsid="0bdab9a7"/>
    </style:style>
    <style:style style:name="T1171" style:family="text">
      <style:text-properties officeooo:rsid="04710203"/>
    </style:style>
    <style:style style:name="T1172" style:family="text">
      <style:text-properties officeooo:rsid="047288a1"/>
    </style:style>
    <style:style style:name="T1173" style:family="text">
      <style:text-properties officeooo:rsid="0472d8f9"/>
    </style:style>
    <style:style style:name="T1174" style:family="text">
      <style:text-properties officeooo:rsid="0bdc4b14"/>
    </style:style>
    <style:style style:name="T1175" style:family="text">
      <style:text-properties officeooo:rsid="04745cda"/>
    </style:style>
    <style:style style:name="T1176" style:family="text">
      <style:text-properties officeooo:rsid="047465cb"/>
    </style:style>
    <style:style style:name="T1177" style:family="text">
      <style:text-properties officeooo:rsid="0bd6f526"/>
    </style:style>
    <style:style style:name="T1178" style:family="text">
      <style:text-properties officeooo:rsid="04794655"/>
    </style:style>
    <style:style style:name="T1179" style:family="text">
      <style:text-properties officeooo:rsid="047545ec"/>
    </style:style>
    <style:style style:name="T1180" style:family="text">
      <style:text-properties officeooo:rsid="04764e88"/>
    </style:style>
    <style:style style:name="T1181" style:family="text">
      <style:text-properties officeooo:rsid="0bddc66d"/>
    </style:style>
    <style:style style:name="T1182" style:family="text">
      <style:text-properties officeooo:rsid="04783ad1"/>
    </style:style>
    <style:style style:name="T1183" style:family="text">
      <style:text-properties officeooo:rsid="0bdf4bb4"/>
    </style:style>
    <style:style style:name="T1184" style:family="text">
      <style:text-properties officeooo:rsid="0bded641"/>
    </style:style>
    <style:style style:name="T1185" style:family="text">
      <style:text-properties officeooo:rsid="047acc87"/>
    </style:style>
    <style:style style:name="T1186" style:family="text">
      <style:text-properties officeooo:rsid="0be47f76"/>
    </style:style>
    <style:style style:name="T1187" style:family="text">
      <style:text-properties officeooo:rsid="048094fc"/>
    </style:style>
    <style:style style:name="T1188" style:family="text">
      <style:text-properties officeooo:rsid="0480dedb"/>
    </style:style>
    <style:style style:name="T1189" style:family="text">
      <style:text-properties officeooo:rsid="0be6961c"/>
    </style:style>
    <style:style style:name="T1190" style:family="text">
      <style:text-properties officeooo:rsid="0481a997"/>
    </style:style>
    <style:style style:name="T1191" style:family="text">
      <style:text-properties officeooo:rsid="04830181"/>
    </style:style>
    <style:style style:name="T1192" style:family="text">
      <style:text-properties officeooo:rsid="0486b622"/>
    </style:style>
    <style:style style:name="T1193" style:family="text">
      <style:text-properties officeooo:rsid="048429d6"/>
    </style:style>
    <style:style style:name="T1194" style:family="text">
      <style:text-properties officeooo:rsid="04860901"/>
    </style:style>
    <style:style style:name="T1195" style:family="text">
      <style:text-properties officeooo:rsid="04863e7f"/>
    </style:style>
    <style:style style:name="T1196" style:family="text">
      <style:text-properties officeooo:rsid="0486f674"/>
    </style:style>
    <style:style style:name="T1197" style:family="text">
      <style:text-properties officeooo:rsid="04882a28"/>
    </style:style>
    <style:style style:name="T1198" style:family="text">
      <style:text-properties officeooo:rsid="0489a8e2"/>
    </style:style>
    <style:style style:name="T1199" style:family="text">
      <style:text-properties officeooo:rsid="048a1d02"/>
    </style:style>
    <style:style style:name="T1200" style:family="text">
      <style:text-properties officeooo:rsid="048acdf1"/>
    </style:style>
    <style:style style:name="T1201" style:family="text">
      <style:text-properties officeooo:rsid="048be1e8"/>
    </style:style>
    <style:style style:name="T1202" style:family="text">
      <style:text-properties officeooo:rsid="048d7089"/>
    </style:style>
    <style:style style:name="T1203" style:family="text">
      <style:text-properties officeooo:rsid="048dc1e5"/>
    </style:style>
    <style:style style:name="T1204" style:family="text">
      <style:text-properties officeooo:rsid="048e10fa"/>
    </style:style>
    <style:style style:name="T1205" style:family="text">
      <style:text-properties officeooo:rsid="04900ab0"/>
    </style:style>
    <style:style style:name="T1206" style:family="text">
      <style:text-properties officeooo:rsid="04917448"/>
    </style:style>
    <style:style style:name="T1207" style:family="text">
      <style:text-properties officeooo:rsid="04927694"/>
    </style:style>
    <style:style style:name="T1208" style:family="text">
      <style:text-properties officeooo:rsid="049456db"/>
    </style:style>
    <style:style style:name="T1209" style:family="text">
      <style:text-properties officeooo:rsid="0495b4d2"/>
    </style:style>
    <style:style style:name="T1210" style:family="text">
      <style:text-properties officeooo:rsid="0496708f"/>
    </style:style>
    <style:style style:name="T1211" style:family="text">
      <style:text-properties officeooo:rsid="0498236b"/>
    </style:style>
    <style:style style:name="T1212" style:family="text">
      <style:text-properties officeooo:rsid="049999dc"/>
    </style:style>
    <style:style style:name="T1213" style:family="text">
      <style:text-properties officeooo:rsid="0499cdfb"/>
    </style:style>
    <style:style style:name="T1214" style:family="text">
      <style:text-properties officeooo:rsid="049aa87e"/>
    </style:style>
    <style:style style:name="T1215" style:family="text">
      <style:text-properties officeooo:rsid="049bbee5"/>
    </style:style>
    <style:style style:name="T1216" style:family="text">
      <style:text-properties officeooo:rsid="049d25cf"/>
    </style:style>
    <style:style style:name="T1217" style:family="text">
      <style:text-properties officeooo:rsid="049ed51c"/>
    </style:style>
    <style:style style:name="T1218" style:family="text">
      <style:text-properties officeooo:rsid="049f938c"/>
    </style:style>
    <style:style style:name="T1219" style:family="text">
      <style:text-properties officeooo:rsid="04a0d643"/>
    </style:style>
    <style:style style:name="T1220" style:family="text">
      <style:text-properties officeooo:rsid="04a13aaa"/>
    </style:style>
    <style:style style:name="T1221" style:family="text">
      <style:text-properties officeooo:rsid="04a31cf5"/>
    </style:style>
    <style:style style:name="T1222" style:family="text">
      <style:text-properties officeooo:rsid="04a34b36"/>
    </style:style>
    <style:style style:name="T1223" style:family="text">
      <style:text-properties officeooo:rsid="04a40ceb"/>
    </style:style>
    <style:style style:name="T1224" style:family="text">
      <style:text-properties officeooo:rsid="04a4353c"/>
    </style:style>
    <style:style style:name="T1225" style:family="text">
      <style:text-properties officeooo:rsid="04a4d85c"/>
    </style:style>
    <style:style style:name="T1226" style:family="text">
      <style:text-properties officeooo:rsid="04a528fe"/>
    </style:style>
    <style:style style:name="T1227" style:family="text">
      <style:text-properties officeooo:rsid="04a71059"/>
    </style:style>
    <style:style style:name="T1228" style:family="text">
      <style:text-properties officeooo:rsid="04a84079"/>
    </style:style>
    <style:style style:name="T1229" style:family="text">
      <style:text-properties officeooo:rsid="04a988b7"/>
    </style:style>
    <style:style style:name="T1230" style:family="text">
      <style:text-properties officeooo:rsid="04aa7d2c"/>
    </style:style>
    <style:style style:name="T1231" style:family="text">
      <style:text-properties officeooo:rsid="04aad0e1"/>
    </style:style>
    <style:style style:name="T1232" style:family="text">
      <style:text-properties officeooo:rsid="04aca69f"/>
    </style:style>
    <style:style style:name="T1233" style:family="text">
      <style:text-properties officeooo:rsid="04ae383a"/>
    </style:style>
    <style:style style:name="T1234" style:family="text">
      <style:text-properties officeooo:rsid="04afda18"/>
    </style:style>
    <style:style style:name="T1235" style:family="text">
      <style:text-properties officeooo:rsid="04b14ab1"/>
    </style:style>
    <style:style style:name="T1236" style:family="text">
      <style:text-properties officeooo:rsid="0be7f434"/>
    </style:style>
    <style:style style:name="T1237" style:family="text">
      <style:text-properties officeooo:rsid="04b1821b"/>
    </style:style>
    <style:style style:name="T1238" style:family="text">
      <style:text-properties officeooo:rsid="04b34f2d"/>
    </style:style>
    <style:style style:name="T1239" style:family="text">
      <style:text-properties officeooo:rsid="04b35081"/>
    </style:style>
    <style:style style:name="T1240" style:family="text">
      <style:text-properties officeooo:rsid="04b4809b"/>
    </style:style>
    <style:style style:name="T1241" style:family="text">
      <style:text-properties officeooo:rsid="04b621df"/>
    </style:style>
    <style:style style:name="T1242" style:family="text">
      <style:text-properties officeooo:rsid="04b6c1f1"/>
    </style:style>
    <style:style style:name="T1243" style:family="text">
      <style:text-properties officeooo:rsid="04b8310c"/>
    </style:style>
    <style:style style:name="T1244" style:family="text">
      <style:text-properties officeooo:rsid="04b9e4d2"/>
    </style:style>
    <style:style style:name="T1245" style:family="text">
      <style:text-properties officeooo:rsid="04bae570"/>
    </style:style>
    <style:style style:name="T1246" style:family="text">
      <style:text-properties officeooo:rsid="04bc2b56"/>
    </style:style>
    <style:style style:name="T1247" style:family="text">
      <style:text-properties officeooo:rsid="04bcd1d6"/>
    </style:style>
    <style:style style:name="T1248" style:family="text">
      <style:text-properties officeooo:rsid="04bde7d2"/>
    </style:style>
    <style:style style:name="T1249" style:family="text">
      <style:text-properties officeooo:rsid="04bf0d7a"/>
    </style:style>
    <style:style style:name="T1250" style:family="text">
      <style:text-properties officeooo:rsid="04bfd1f0"/>
    </style:style>
    <style:style style:name="T1251" style:family="text">
      <style:text-properties officeooo:rsid="04c1a60a"/>
    </style:style>
    <style:style style:name="T1252" style:family="text">
      <style:text-properties officeooo:rsid="04c1c6e8"/>
    </style:style>
    <style:style style:name="T1253" style:family="text">
      <style:text-properties officeooo:rsid="04c1f350"/>
    </style:style>
    <style:style style:name="T1254" style:family="text">
      <style:text-properties officeooo:rsid="04c29144"/>
    </style:style>
    <style:style style:name="T1255" style:family="text">
      <style:text-properties officeooo:rsid="04c2a843"/>
    </style:style>
    <style:style style:name="T1256" style:family="text">
      <style:text-properties officeooo:rsid="04c31edc"/>
    </style:style>
    <style:style style:name="T1257" style:family="text">
      <style:text-properties officeooo:rsid="04c4c296"/>
    </style:style>
    <style:style style:name="T1258" style:family="text">
      <style:text-properties officeooo:rsid="04c4e54d"/>
    </style:style>
    <style:style style:name="T1259" style:family="text">
      <style:text-properties officeooo:rsid="04c942c4"/>
    </style:style>
    <style:style style:name="T1260" style:family="text">
      <style:text-properties officeooo:rsid="04c6be36"/>
    </style:style>
    <style:style style:name="T1261" style:family="text">
      <style:text-properties officeooo:rsid="04c758de"/>
    </style:style>
    <style:style style:name="T1262" style:family="text">
      <style:text-properties officeooo:rsid="04ca9c35"/>
    </style:style>
    <style:style style:name="T1263" style:family="text">
      <style:text-properties officeooo:rsid="04caada6"/>
    </style:style>
    <style:style style:name="T1264" style:family="text">
      <style:text-properties officeooo:rsid="04cb6628"/>
    </style:style>
    <style:style style:name="T1265" style:family="text">
      <style:text-properties officeooo:rsid="04cd0957"/>
    </style:style>
    <style:style style:name="T1266" style:family="text">
      <style:text-properties officeooo:rsid="04cddf45"/>
    </style:style>
    <style:style style:name="T1267" style:family="text">
      <style:text-properties officeooo:rsid="04ce5383"/>
    </style:style>
    <style:style style:name="T1268" style:family="text">
      <style:text-properties officeooo:rsid="04cf6375"/>
    </style:style>
    <style:style style:name="T1269" style:family="text">
      <style:text-properties officeooo:rsid="04d0e6b7"/>
    </style:style>
    <style:style style:name="T1270" style:family="text">
      <style:text-properties officeooo:rsid="04d165b3"/>
    </style:style>
    <style:style style:name="T1271" style:family="text">
      <style:text-properties officeooo:rsid="04d2803a"/>
    </style:style>
    <style:style style:name="T1272" style:family="text">
      <style:text-properties officeooo:rsid="04d3fe33"/>
    </style:style>
    <style:style style:name="T1273" style:family="text">
      <style:text-properties officeooo:rsid="04d5cc53"/>
    </style:style>
    <style:style style:name="T1274" style:family="text">
      <style:text-properties officeooo:rsid="04d779f5"/>
    </style:style>
    <style:style style:name="T1275" style:family="text">
      <style:text-properties officeooo:rsid="04d858c1"/>
    </style:style>
    <style:style style:name="T1276" style:family="text">
      <style:text-properties officeooo:rsid="04d95ee0"/>
    </style:style>
    <style:style style:name="T1277" style:family="text">
      <style:text-properties officeooo:rsid="04d96c8f"/>
    </style:style>
    <style:style style:name="T1278" style:family="text">
      <style:text-properties officeooo:rsid="04db07fa"/>
    </style:style>
    <style:style style:name="T1279" style:family="text">
      <style:text-properties officeooo:rsid="04dcd546"/>
    </style:style>
    <style:style style:name="T1280" style:family="text">
      <style:text-properties officeooo:rsid="04ddbe88"/>
    </style:style>
    <style:style style:name="T1281" style:family="text">
      <style:text-properties officeooo:rsid="04deaa59"/>
    </style:style>
    <style:style style:name="T1282" style:family="text">
      <style:text-properties officeooo:rsid="04df4e37"/>
    </style:style>
    <style:style style:name="T1283" style:family="text">
      <style:text-properties officeooo:rsid="04e085e9"/>
    </style:style>
    <style:style style:name="T1284" style:family="text">
      <style:text-properties officeooo:rsid="04e11e56"/>
    </style:style>
    <style:style style:name="T1285" style:family="text">
      <style:text-properties officeooo:rsid="04e21122"/>
    </style:style>
    <style:style style:name="T1286" style:family="text">
      <style:text-properties officeooo:rsid="04e2133d"/>
    </style:style>
    <style:style style:name="T1287" style:family="text">
      <style:text-properties officeooo:rsid="04e248fa"/>
    </style:style>
    <style:style style:name="T1288" style:family="text">
      <style:text-properties officeooo:rsid="04e35b67"/>
    </style:style>
    <style:style style:name="T1289" style:family="text">
      <style:text-properties officeooo:rsid="04e3bdd2"/>
    </style:style>
    <style:style style:name="T1290" style:family="text">
      <style:text-properties officeooo:rsid="04e52a8f"/>
    </style:style>
    <style:style style:name="T1291" style:family="text">
      <style:text-properties officeooo:rsid="04e71a2b"/>
    </style:style>
    <style:style style:name="T1292" style:family="text">
      <style:text-properties officeooo:rsid="04e8276e"/>
    </style:style>
    <style:style style:name="T1293" style:family="text">
      <style:text-properties officeooo:rsid="04e9524f"/>
    </style:style>
    <style:style style:name="T1294" style:family="text">
      <style:text-properties officeooo:rsid="04e9ba5d"/>
    </style:style>
    <style:style style:name="T1295" style:family="text">
      <style:text-properties officeooo:rsid="04eb4bdf"/>
    </style:style>
    <style:style style:name="T1296" style:family="text">
      <style:text-properties officeooo:rsid="04ebaf85"/>
    </style:style>
    <style:style style:name="T1297" style:family="text">
      <style:text-properties officeooo:rsid="04ed44e6"/>
    </style:style>
    <style:style style:name="T1298" style:family="text">
      <style:text-properties officeooo:rsid="04ee8c79"/>
    </style:style>
    <style:style style:name="T1299" style:family="text">
      <style:text-properties officeooo:rsid="04eee2a7"/>
    </style:style>
    <style:style style:name="T1300" style:family="text">
      <style:text-properties officeooo:rsid="04f037f2"/>
    </style:style>
    <style:style style:name="T1301" style:family="text">
      <style:text-properties officeooo:rsid="04f20bea"/>
    </style:style>
    <style:style style:name="T1302" style:family="text">
      <style:text-properties officeooo:rsid="04f3e890"/>
    </style:style>
    <style:style style:name="T1303" style:family="text">
      <style:text-properties officeooo:rsid="04f4659b"/>
    </style:style>
    <style:style style:name="T1304" style:family="text">
      <style:text-properties officeooo:rsid="04f55670"/>
    </style:style>
    <style:style style:name="T1305" style:family="text">
      <style:text-properties officeooo:rsid="04f7102e"/>
    </style:style>
    <style:style style:name="T1306" style:family="text">
      <style:text-properties officeooo:rsid="04f839a0"/>
    </style:style>
    <style:style style:name="T1307" style:family="text">
      <style:text-properties officeooo:rsid="04f939e9"/>
    </style:style>
    <style:style style:name="T1308" style:family="text">
      <style:text-properties officeooo:rsid="04fa948a"/>
    </style:style>
    <style:style style:name="T1309" style:family="text">
      <style:text-properties officeooo:rsid="04fd0419"/>
    </style:style>
    <style:style style:name="T1310" style:family="text">
      <style:text-properties officeooo:rsid="04fc5e26"/>
    </style:style>
    <style:style style:name="T1311" style:family="text">
      <style:text-properties officeooo:rsid="04fefb01"/>
    </style:style>
    <style:style style:name="T1312" style:family="text">
      <style:text-properties officeooo:rsid="04fff89c"/>
    </style:style>
    <style:style style:name="T1313" style:family="text">
      <style:text-properties officeooo:rsid="05011db5"/>
    </style:style>
    <style:style style:name="T1314" style:family="text">
      <style:text-properties officeooo:rsid="050822e1"/>
    </style:style>
    <style:style style:name="T1315" style:family="text">
      <style:text-properties officeooo:rsid="05027d57"/>
    </style:style>
    <style:style style:name="T1316" style:family="text">
      <style:text-properties officeooo:rsid="05047458"/>
    </style:style>
    <style:style style:name="T1317" style:family="text">
      <style:text-properties officeooo:rsid="0505cba6"/>
    </style:style>
    <style:style style:name="T1318" style:family="text">
      <style:text-properties officeooo:rsid="0505f3f3"/>
    </style:style>
    <style:style style:name="T1319" style:family="text">
      <style:text-properties officeooo:rsid="0507640f"/>
    </style:style>
    <style:style style:name="T1320" style:family="text">
      <style:text-properties officeooo:rsid="0508afba"/>
    </style:style>
    <style:style style:name="T1321" style:family="text">
      <style:text-properties officeooo:rsid="0508f35e"/>
    </style:style>
    <style:style style:name="T1322" style:family="text">
      <style:text-properties officeooo:rsid="050b897c"/>
    </style:style>
    <style:style style:name="T1323" style:family="text">
      <style:text-properties officeooo:rsid="050cb789"/>
    </style:style>
    <style:style style:name="T1324" style:family="text">
      <style:text-properties officeooo:rsid="050cc492"/>
    </style:style>
    <style:style style:name="T1325" style:family="text">
      <style:text-properties officeooo:rsid="050d7f3c"/>
    </style:style>
    <style:style style:name="T1326" style:family="text">
      <style:text-properties officeooo:rsid="050e2356"/>
    </style:style>
    <style:style style:name="T1327" style:family="text">
      <style:text-properties officeooo:rsid="050e3a56"/>
    </style:style>
    <style:style style:name="T1328" style:family="text">
      <style:text-properties officeooo:rsid="050e44e2"/>
    </style:style>
    <style:style style:name="T1329" style:family="text">
      <style:text-properties officeooo:rsid="050f81e5"/>
    </style:style>
    <style:style style:name="T1330" style:family="text">
      <style:text-properties officeooo:rsid="0510ae36"/>
    </style:style>
    <style:style style:name="T1331" style:family="text">
      <style:text-properties officeooo:rsid="05115944"/>
    </style:style>
    <style:style style:name="T1332" style:family="text">
      <style:text-properties officeooo:rsid="0512ee7e"/>
    </style:style>
    <style:style style:name="T1333" style:family="text">
      <style:text-properties officeooo:rsid="051360b3"/>
    </style:style>
    <style:style style:name="T1334" style:family="text">
      <style:text-properties officeooo:rsid="05158501"/>
    </style:style>
    <style:style style:name="T1335" style:family="text">
      <style:text-properties officeooo:rsid="05231059"/>
    </style:style>
    <style:style style:name="T1336" style:family="text">
      <style:text-properties officeooo:rsid="051590f5"/>
    </style:style>
    <style:style style:name="T1337" style:family="text">
      <style:text-properties officeooo:rsid="0516ea1f"/>
    </style:style>
    <style:style style:name="T1338" style:family="text">
      <style:text-properties officeooo:rsid="0517061d"/>
    </style:style>
    <style:style style:name="T1339" style:family="text">
      <style:text-properties officeooo:rsid="051763bf"/>
    </style:style>
    <style:style style:name="T1340" style:family="text">
      <style:text-properties officeooo:rsid="0518defb"/>
    </style:style>
    <style:style style:name="T1341" style:family="text">
      <style:text-properties officeooo:rsid="051a5645"/>
    </style:style>
    <style:style style:name="T1342" style:family="text">
      <style:text-properties officeooo:rsid="051b0276"/>
    </style:style>
    <style:style style:name="T1343" style:family="text">
      <style:text-properties officeooo:rsid="051d00c0"/>
    </style:style>
    <style:style style:name="T1344" style:family="text">
      <style:text-properties officeooo:rsid="051e7777"/>
    </style:style>
    <style:style style:name="T1345" style:family="text">
      <style:text-properties officeooo:rsid="051f0856"/>
    </style:style>
    <style:style style:name="T1346" style:family="text">
      <style:text-properties officeooo:rsid="051f8164"/>
    </style:style>
    <style:style style:name="T1347" style:family="text">
      <style:text-properties officeooo:rsid="051ffe2f"/>
    </style:style>
    <style:style style:name="T1348" style:family="text">
      <style:text-properties officeooo:rsid="0520ff6c"/>
    </style:style>
    <style:style style:name="T1349" style:family="text">
      <style:text-properties officeooo:rsid="0521abe2"/>
    </style:style>
    <style:style style:name="T1350" style:family="text">
      <style:text-properties officeooo:rsid="05224c4e"/>
    </style:style>
    <style:style style:name="T1351" style:family="text">
      <style:text-properties officeooo:rsid="0523f2fa"/>
    </style:style>
    <style:style style:name="T1352" style:family="text">
      <style:text-properties officeooo:rsid="05246e6f"/>
    </style:style>
    <style:style style:name="T1353" style:family="text">
      <style:text-properties officeooo:rsid="05256f71"/>
    </style:style>
    <style:style style:name="T1354" style:family="text">
      <style:text-properties officeooo:rsid="0526d665"/>
    </style:style>
    <style:style style:name="T1355" style:family="text">
      <style:text-properties officeooo:rsid="0528aad1"/>
    </style:style>
    <style:style style:name="T1356" style:family="text">
      <style:text-properties officeooo:rsid="0528f52f"/>
    </style:style>
    <style:style style:name="T1357" style:family="text">
      <style:text-properties officeooo:rsid="0529455c"/>
    </style:style>
    <style:style style:name="T1358" style:family="text">
      <style:text-properties officeooo:rsid="052aa41b"/>
    </style:style>
    <style:style style:name="T1359" style:family="text">
      <style:text-properties officeooo:rsid="052c92de"/>
    </style:style>
    <style:style style:name="T1360" style:family="text">
      <style:text-properties officeooo:rsid="052cb4c2"/>
    </style:style>
    <style:style style:name="T1361" style:family="text">
      <style:text-properties officeooo:rsid="052e1961"/>
    </style:style>
    <style:style style:name="T1362" style:family="text">
      <style:text-properties officeooo:rsid="052f0e07"/>
    </style:style>
    <style:style style:name="T1363" style:family="text">
      <style:text-properties officeooo:rsid="05302286"/>
    </style:style>
    <style:style style:name="T1364" style:family="text">
      <style:text-properties officeooo:rsid="0531dd08"/>
    </style:style>
    <style:style style:name="T1365" style:family="text">
      <style:text-properties officeooo:rsid="0532eff1"/>
    </style:style>
    <style:style style:name="T1366" style:family="text">
      <style:text-properties officeooo:rsid="05340218"/>
    </style:style>
    <style:style style:name="T1367" style:family="text">
      <style:text-properties officeooo:rsid="0534d4f4"/>
    </style:style>
    <style:style style:name="T1368" style:family="text">
      <style:text-properties officeooo:rsid="0535ab3a"/>
    </style:style>
    <style:style style:name="T1369" style:family="text">
      <style:text-properties officeooo:rsid="05366157"/>
    </style:style>
    <style:style style:name="T1370" style:family="text">
      <style:text-properties officeooo:rsid="0536b67c"/>
    </style:style>
    <style:style style:name="T1371" style:family="text">
      <style:text-properties officeooo:rsid="053709c6"/>
    </style:style>
    <style:style style:name="T1372" style:family="text">
      <style:text-properties officeooo:rsid="0538b1ed"/>
    </style:style>
    <style:style style:name="T1373" style:family="text">
      <style:text-properties officeooo:rsid="053aa609"/>
    </style:style>
    <style:style style:name="T1374" style:family="text">
      <style:text-properties officeooo:rsid="053c98fa"/>
    </style:style>
    <style:style style:name="T1375" style:family="text">
      <style:text-properties officeooo:rsid="053e667c"/>
    </style:style>
    <style:style style:name="T1376" style:family="text">
      <style:text-properties officeooo:rsid="05402c62"/>
    </style:style>
    <style:style style:name="T1377" style:family="text">
      <style:text-properties officeooo:rsid="0541f0e4"/>
    </style:style>
    <style:style style:name="T1378" style:family="text">
      <style:text-properties officeooo:rsid="05432706"/>
    </style:style>
    <style:style style:name="T1379" style:family="text">
      <style:text-properties officeooo:rsid="0543e0ca"/>
    </style:style>
    <style:style style:name="T1380" style:family="text">
      <style:text-properties officeooo:rsid="054403e2"/>
    </style:style>
    <style:style style:name="T1381" style:family="text">
      <style:text-properties officeooo:rsid="0545f1b4"/>
    </style:style>
    <style:style style:name="T1382" style:family="text">
      <style:text-properties officeooo:rsid="05469356"/>
    </style:style>
    <style:style style:name="T1383" style:family="text">
      <style:text-properties officeooo:rsid="05478de0"/>
    </style:style>
    <style:style style:name="T1384" style:family="text">
      <style:text-properties officeooo:rsid="0548aa3d"/>
    </style:style>
    <style:style style:name="T1385" style:family="text">
      <style:text-properties officeooo:rsid="0548eb48"/>
    </style:style>
    <style:style style:name="T1386" style:family="text">
      <style:text-properties officeooo:rsid="05493733"/>
    </style:style>
    <style:style style:name="T1387" style:family="text">
      <style:text-properties officeooo:rsid="05496a0f"/>
    </style:style>
    <style:style style:name="T1388" style:family="text">
      <style:text-properties officeooo:rsid="054a08d3"/>
    </style:style>
    <style:style style:name="T1389" style:family="text">
      <style:text-properties officeooo:rsid="054bf619"/>
    </style:style>
    <style:style style:name="T1390" style:family="text">
      <style:text-properties officeooo:rsid="054df0dc"/>
    </style:style>
    <style:style style:name="T1391" style:family="text">
      <style:text-properties officeooo:rsid="054eeebb"/>
    </style:style>
    <style:style style:name="T1392" style:family="text">
      <style:text-properties officeooo:rsid="054f0aa7"/>
    </style:style>
    <style:style style:name="T1393" style:family="text">
      <style:text-properties officeooo:rsid="054fc96c"/>
    </style:style>
    <style:style style:name="T1394" style:family="text">
      <style:text-properties officeooo:rsid="0550fe67"/>
    </style:style>
    <style:style style:name="T1395" style:family="text">
      <style:text-properties officeooo:rsid="0552b554"/>
    </style:style>
    <style:style style:name="T1396" style:family="text">
      <style:text-properties officeooo:rsid="05531225"/>
    </style:style>
    <style:style style:name="T1397" style:family="text">
      <style:text-properties officeooo:rsid="055496fa"/>
    </style:style>
    <style:style style:name="T1398" style:family="text">
      <style:text-properties officeooo:rsid="0556837a"/>
    </style:style>
    <style:style style:name="T1399" style:family="text">
      <style:text-properties officeooo:rsid="05578887"/>
    </style:style>
    <style:style style:name="T1400" style:family="text">
      <style:text-properties officeooo:rsid="055ab218"/>
    </style:style>
    <style:style style:name="T1401" style:family="text">
      <style:text-properties officeooo:rsid="055c290f"/>
    </style:style>
    <style:style style:name="T1402" style:family="text">
      <style:text-properties officeooo:rsid="055ced0c"/>
    </style:style>
    <style:style style:name="T1403" style:family="text">
      <style:text-properties officeooo:rsid="055d9fd8"/>
    </style:style>
    <style:style style:name="T1404" style:family="text">
      <style:text-properties officeooo:rsid="055f39e4"/>
    </style:style>
    <style:style style:name="T1405" style:family="text">
      <style:text-properties officeooo:rsid="0560fc7d"/>
    </style:style>
    <style:style style:name="T1406" style:family="text">
      <style:text-properties officeooo:rsid="0562600c"/>
    </style:style>
    <style:style style:name="T1407" style:family="text">
      <style:text-properties officeooo:rsid="0562ce94"/>
    </style:style>
    <style:style style:name="T1408" style:family="text">
      <style:text-properties officeooo:rsid="056432c7"/>
    </style:style>
    <style:style style:name="T1409" style:family="text">
      <style:text-properties officeooo:rsid="0564bf6c"/>
    </style:style>
    <style:style style:name="T1410" style:family="text">
      <style:text-properties officeooo:rsid="0566687a"/>
    </style:style>
    <style:style style:name="T1411" style:family="text">
      <style:text-properties officeooo:rsid="0567b54a"/>
    </style:style>
    <style:style style:name="T1412" style:family="text">
      <style:text-properties officeooo:rsid="0567fd5c"/>
    </style:style>
    <style:style style:name="T1413" style:family="text">
      <style:text-properties officeooo:rsid="0568998a"/>
    </style:style>
    <style:style style:name="T1414" style:family="text">
      <style:text-properties officeooo:rsid="056a6c96"/>
    </style:style>
    <style:style style:name="T1415" style:family="text">
      <style:text-properties officeooo:rsid="056b8860"/>
    </style:style>
    <style:style style:name="T1416" style:family="text">
      <style:text-properties officeooo:rsid="056d679b"/>
    </style:style>
    <style:style style:name="T1417" style:family="text">
      <style:text-properties officeooo:rsid="056f48d1"/>
    </style:style>
    <style:style style:name="T1418" style:family="text">
      <style:text-properties officeooo:rsid="0570bc47"/>
    </style:style>
    <style:style style:name="T1419" style:family="text">
      <style:text-properties officeooo:rsid="0570dcf7"/>
    </style:style>
    <style:style style:name="T1420" style:family="text">
      <style:text-properties officeooo:rsid="057196d8"/>
    </style:style>
    <style:style style:name="T1421" style:family="text">
      <style:text-properties officeooo:rsid="05729aff"/>
    </style:style>
    <style:style style:name="T1422" style:family="text">
      <style:text-properties officeooo:rsid="05739d36"/>
    </style:style>
    <style:style style:name="T1423" style:family="text">
      <style:text-properties officeooo:rsid="057593ee"/>
    </style:style>
    <style:style style:name="T1424" style:family="text">
      <style:text-properties officeooo:rsid="057720a9"/>
    </style:style>
    <style:style style:name="T1425" style:family="text">
      <style:text-properties officeooo:rsid="0578b539"/>
    </style:style>
    <style:style style:name="T1426" style:family="text">
      <style:text-properties officeooo:rsid="057933b6"/>
    </style:style>
    <style:style style:name="T1427" style:family="text">
      <style:text-properties officeooo:rsid="0579b948"/>
    </style:style>
    <style:style style:name="T1428" style:family="text">
      <style:text-properties officeooo:rsid="057b744f"/>
    </style:style>
    <style:style style:name="T1429" style:family="text">
      <style:text-properties officeooo:rsid="057d06e3"/>
    </style:style>
    <style:style style:name="T1430" style:family="text">
      <style:text-properties officeooo:rsid="057d994e"/>
    </style:style>
    <style:style style:name="T1431" style:family="text">
      <style:text-properties officeooo:rsid="057f7dff"/>
    </style:style>
    <style:style style:name="T1432" style:family="text">
      <style:text-properties officeooo:rsid="05811439"/>
    </style:style>
    <style:style style:name="T1433" style:family="text">
      <style:text-properties officeooo:rsid="058292bb"/>
    </style:style>
    <style:style style:name="T1434" style:family="text">
      <style:text-properties officeooo:rsid="05835f41"/>
    </style:style>
    <style:style style:name="T1435" style:family="text">
      <style:text-properties officeooo:rsid="0584081a"/>
    </style:style>
    <style:style style:name="T1436" style:family="text">
      <style:text-properties officeooo:rsid="05858620"/>
    </style:style>
    <style:style style:name="T1437" style:family="text">
      <style:text-properties officeooo:rsid="058740a7"/>
    </style:style>
    <style:style style:name="T1438" style:family="text">
      <style:text-properties officeooo:rsid="0587f5f2"/>
    </style:style>
    <style:style style:name="T1439" style:family="text">
      <style:text-properties officeooo:rsid="05886c95"/>
    </style:style>
    <style:style style:name="T1440" style:family="text">
      <style:text-properties officeooo:rsid="058a2eba"/>
    </style:style>
    <style:style style:name="T1441" style:family="text">
      <style:text-properties officeooo:rsid="058b22f4"/>
    </style:style>
    <style:style style:name="T1442" style:family="text">
      <style:text-properties officeooo:rsid="058c76b2"/>
    </style:style>
    <style:style style:name="T1443" style:family="text">
      <style:text-properties officeooo:rsid="058ddbbd"/>
    </style:style>
    <style:style style:name="T1444" style:family="text">
      <style:text-properties officeooo:rsid="058f4136"/>
    </style:style>
    <style:style style:name="T1445" style:family="text">
      <style:text-properties officeooo:rsid="058f601c"/>
    </style:style>
    <style:style style:name="T1446" style:family="text">
      <style:text-properties officeooo:rsid="0592b288"/>
    </style:style>
    <style:style style:name="T1447" style:family="text">
      <style:text-properties officeooo:rsid="0593f60e"/>
    </style:style>
    <style:style style:name="T1448" style:family="text">
      <style:text-properties officeooo:rsid="059499ad"/>
    </style:style>
    <style:style style:name="T1449" style:family="text">
      <style:text-properties officeooo:rsid="05953ce1"/>
    </style:style>
    <style:style style:name="T1450" style:family="text">
      <style:text-properties officeooo:rsid="0595da62"/>
    </style:style>
    <style:style style:name="T1451" style:family="text">
      <style:text-properties officeooo:rsid="0596d40a"/>
    </style:style>
    <style:style style:name="T1452" style:family="text">
      <style:text-properties officeooo:rsid="059753df"/>
    </style:style>
    <style:style style:name="T1453" style:family="text">
      <style:text-properties officeooo:rsid="05987b1a"/>
    </style:style>
    <style:style style:name="T1454" style:family="text">
      <style:text-properties officeooo:rsid="059908a8"/>
    </style:style>
    <style:style style:name="T1455" style:family="text">
      <style:text-properties officeooo:rsid="05993fdc"/>
    </style:style>
    <style:style style:name="T1456" style:family="text">
      <style:text-properties officeooo:rsid="059bd5bb"/>
    </style:style>
    <style:style style:name="T1457" style:family="text">
      <style:text-properties officeooo:rsid="0c02adb0"/>
    </style:style>
    <style:style style:name="T1458" style:family="text">
      <style:text-properties officeooo:rsid="059beaf6"/>
    </style:style>
    <style:style style:name="T1459" style:family="text">
      <style:text-properties officeooo:rsid="059dd0c3"/>
    </style:style>
    <style:style style:name="T1460" style:family="text">
      <style:text-properties officeooo:rsid="059e4226"/>
    </style:style>
    <style:style style:name="T1461" style:family="text">
      <style:text-properties officeooo:rsid="059fb7f9"/>
    </style:style>
    <style:style style:name="T1462" style:family="text">
      <style:text-properties officeooo:rsid="05a09eee"/>
    </style:style>
    <style:style style:name="T1463" style:family="text">
      <style:text-properties officeooo:rsid="05a23a43"/>
    </style:style>
    <style:style style:name="T1464" style:family="text">
      <style:text-properties officeooo:rsid="05a30688"/>
    </style:style>
    <style:style style:name="T1465" style:family="text">
      <style:text-properties officeooo:rsid="05a3e6be"/>
    </style:style>
    <style:style style:name="T1466" style:family="text">
      <style:text-properties officeooo:rsid="05a4266f"/>
    </style:style>
    <style:style style:name="T1467" style:family="text">
      <style:text-properties officeooo:rsid="05a51b76"/>
    </style:style>
    <style:style style:name="T1468" style:family="text">
      <style:text-properties officeooo:rsid="05a5f1ae"/>
    </style:style>
    <style:style style:name="T1469" style:family="text">
      <style:text-properties officeooo:rsid="05a76cbe"/>
    </style:style>
    <style:style style:name="T1470" style:family="text">
      <style:text-properties officeooo:rsid="05a7be7e"/>
    </style:style>
    <style:style style:name="T1471" style:family="text">
      <style:text-properties officeooo:rsid="05a9592a"/>
    </style:style>
    <style:style style:name="T1472" style:family="text">
      <style:text-properties officeooo:rsid="05a9877e"/>
    </style:style>
    <style:style style:name="T1473" style:family="text">
      <style:text-properties officeooo:rsid="05aa9cf3"/>
    </style:style>
    <style:style style:name="T1474" style:family="text">
      <style:text-properties officeooo:rsid="05aba231"/>
    </style:style>
    <style:style style:name="T1475" style:family="text">
      <style:text-properties officeooo:rsid="05ad7fcb"/>
    </style:style>
    <style:style style:name="T1476" style:family="text">
      <style:text-properties officeooo:rsid="05af4cf3"/>
    </style:style>
    <style:style style:name="T1477" style:family="text">
      <style:text-properties officeooo:rsid="05b07b29"/>
    </style:style>
    <style:style style:name="T1478" style:family="text">
      <style:text-properties officeooo:rsid="05b109c6"/>
    </style:style>
    <style:style style:name="T1479" style:family="text">
      <style:text-properties officeooo:rsid="05b1630f"/>
    </style:style>
    <style:style style:name="T1480" style:family="text">
      <style:text-properties officeooo:rsid="05b1a237"/>
    </style:style>
    <style:style style:name="T1481" style:family="text">
      <style:text-properties officeooo:rsid="05b28aad"/>
    </style:style>
    <style:style style:name="T1482" style:family="text">
      <style:text-properties officeooo:rsid="05b407e8"/>
    </style:style>
    <style:style style:name="T1483" style:family="text">
      <style:text-properties officeooo:rsid="05b44f28"/>
    </style:style>
    <style:style style:name="T1484" style:family="text">
      <style:text-properties officeooo:rsid="05b58d58"/>
    </style:style>
    <style:style style:name="T1485" style:family="text">
      <style:text-properties officeooo:rsid="05b78520"/>
    </style:style>
    <style:style style:name="T1486" style:family="text">
      <style:text-properties officeooo:rsid="05b83233"/>
    </style:style>
    <style:style style:name="T1487" style:family="text">
      <style:text-properties officeooo:rsid="0c02fc0c"/>
    </style:style>
    <style:style style:name="T1488" style:family="text">
      <style:text-properties officeooo:rsid="05b8685a"/>
    </style:style>
    <style:style style:name="T1489" style:family="text">
      <style:text-properties officeooo:rsid="05b9feb5"/>
    </style:style>
    <style:style style:name="T1490" style:family="text">
      <style:text-properties officeooo:rsid="05ba585f"/>
    </style:style>
    <style:style style:name="T1491" style:family="text">
      <style:text-properties officeooo:rsid="05ba86e6"/>
    </style:style>
    <style:style style:name="T1492" style:family="text">
      <style:text-properties officeooo:rsid="05bad12b"/>
    </style:style>
    <style:style style:name="T1493" style:family="text">
      <style:text-properties officeooo:rsid="05bc8a98"/>
    </style:style>
    <style:style style:name="T1494" style:family="text">
      <style:text-properties officeooo:rsid="05bcd7cd"/>
    </style:style>
    <style:style style:name="T1495" style:family="text">
      <style:text-properties officeooo:rsid="05bed37f"/>
    </style:style>
    <style:style style:name="T1496" style:family="text">
      <style:text-properties officeooo:rsid="05c052df"/>
    </style:style>
    <style:style style:name="T1497" style:family="text">
      <style:text-properties officeooo:rsid="05c1fd90"/>
    </style:style>
    <style:style style:name="T1498" style:family="text">
      <style:text-properties officeooo:rsid="05c3d20a"/>
    </style:style>
    <style:style style:name="T1499" style:family="text">
      <style:text-properties officeooo:rsid="05c575b6"/>
    </style:style>
    <style:style style:name="T1500" style:family="text">
      <style:text-properties officeooo:rsid="05c6f913"/>
    </style:style>
    <style:style style:name="T1501" style:family="text">
      <style:text-properties officeooo:rsid="05c74df3"/>
    </style:style>
    <style:style style:name="T1502" style:family="text">
      <style:text-properties officeooo:rsid="05c84457"/>
    </style:style>
    <style:style style:name="T1503" style:family="text">
      <style:text-properties officeooo:rsid="05ca3642"/>
    </style:style>
    <style:style style:name="T1504" style:family="text">
      <style:text-properties officeooo:rsid="05cb6bc6"/>
    </style:style>
    <style:style style:name="T1505" style:family="text">
      <style:text-properties officeooo:rsid="05cc1649"/>
    </style:style>
    <style:style style:name="T1506" style:family="text">
      <style:text-properties officeooo:rsid="05cd2a4a"/>
    </style:style>
    <style:style style:name="T1507" style:family="text">
      <style:text-properties officeooo:rsid="0c07654e"/>
    </style:style>
    <style:style style:name="T1508" style:family="text">
      <style:text-properties officeooo:rsid="05cd2b27"/>
    </style:style>
    <style:style style:name="T1509" style:family="text">
      <style:text-properties officeooo:rsid="05cd3171"/>
    </style:style>
    <style:style style:name="T1510" style:family="text">
      <style:text-properties officeooo:rsid="05d07af8"/>
    </style:style>
    <style:style style:name="T1511" style:family="text">
      <style:text-properties officeooo:rsid="05d22090"/>
    </style:style>
    <style:style style:name="T1512" style:family="text">
      <style:text-properties officeooo:rsid="05d35637"/>
    </style:style>
    <style:style style:name="T1513" style:family="text">
      <style:text-properties officeooo:rsid="0c0932ef"/>
    </style:style>
    <style:style style:name="T1514" style:family="text">
      <style:text-properties officeooo:rsid="05d4f753"/>
    </style:style>
    <style:style style:name="T1515" style:family="text">
      <style:text-properties officeooo:rsid="05d5f782"/>
    </style:style>
    <style:style style:name="T1516" style:family="text">
      <style:text-properties officeooo:rsid="05d7db1f"/>
    </style:style>
    <style:style style:name="T1517" style:family="text">
      <style:text-properties officeooo:rsid="05d8cca5"/>
    </style:style>
    <style:style style:name="T1518" style:family="text">
      <style:text-properties officeooo:rsid="05d9fc68"/>
    </style:style>
    <style:style style:name="T1519" style:family="text">
      <style:text-properties officeooo:rsid="05db2af3"/>
    </style:style>
    <style:style style:name="T1520" style:family="text">
      <style:text-properties officeooo:rsid="05db6175"/>
    </style:style>
    <style:style style:name="T1521" style:family="text">
      <style:text-properties officeooo:rsid="05dbe9cc"/>
    </style:style>
    <style:style style:name="T1522" style:family="text">
      <style:text-properties officeooo:rsid="05dc7d53"/>
    </style:style>
    <style:style style:name="T1523" style:family="text">
      <style:text-properties officeooo:rsid="05dde9d1"/>
    </style:style>
    <style:style style:name="T1524" style:family="text">
      <style:text-properties officeooo:rsid="05df984c"/>
    </style:style>
    <style:style style:name="T1525" style:family="text">
      <style:text-properties officeooo:rsid="05e0466c"/>
    </style:style>
    <style:style style:name="T1526" style:family="text">
      <style:text-properties officeooo:rsid="05e18e97"/>
    </style:style>
    <style:style style:name="T1527" style:family="text">
      <style:text-properties officeooo:rsid="05e2d58a"/>
    </style:style>
    <style:style style:name="T1528" style:family="text">
      <style:text-properties officeooo:rsid="05e42203"/>
    </style:style>
    <style:style style:name="T1529" style:family="text">
      <style:text-properties officeooo:rsid="05e5c2e3"/>
    </style:style>
    <style:style style:name="T1530" style:family="text">
      <style:text-properties officeooo:rsid="05e44e12"/>
    </style:style>
    <style:style style:name="T1531" style:family="text">
      <style:text-properties officeooo:rsid="05e61333"/>
    </style:style>
    <style:style style:name="T1532" style:family="text">
      <style:text-properties officeooo:rsid="05e6d2e5"/>
    </style:style>
    <style:style style:name="T1533" style:family="text">
      <style:text-properties officeooo:rsid="05eb2190"/>
    </style:style>
    <style:style style:name="T1534" style:family="text">
      <style:text-properties officeooo:rsid="05ebbd33"/>
    </style:style>
    <style:style style:name="T1535" style:family="text">
      <style:text-properties officeooo:rsid="05ec552b"/>
    </style:style>
    <style:style style:name="T1536" style:family="text">
      <style:text-properties officeooo:rsid="05ee267a"/>
    </style:style>
    <style:style style:name="T1537" style:family="text">
      <style:text-properties officeooo:rsid="0c095bde"/>
    </style:style>
    <style:style style:name="T1538" style:family="text">
      <style:text-properties officeooo:rsid="05ee9c11"/>
    </style:style>
    <style:style style:name="T1539" style:family="text">
      <style:text-properties officeooo:rsid="05ef8961"/>
    </style:style>
    <style:style style:name="T1540" style:family="text">
      <style:text-properties officeooo:rsid="05f0989f"/>
    </style:style>
    <style:style style:name="T1541" style:family="text">
      <style:text-properties officeooo:rsid="05f138f0"/>
    </style:style>
    <style:style style:name="T1542" style:family="text">
      <style:text-properties officeooo:rsid="05f28636"/>
    </style:style>
    <style:style style:name="T1543" style:family="text">
      <style:text-properties officeooo:rsid="05f29874"/>
    </style:style>
    <style:style style:name="T1544" style:family="text">
      <style:text-properties officeooo:rsid="05f2e475"/>
    </style:style>
    <style:style style:name="T1545" style:family="text">
      <style:text-properties officeooo:rsid="05f3c890"/>
    </style:style>
    <style:style style:name="T1546" style:family="text">
      <style:text-properties officeooo:rsid="05f43eec"/>
    </style:style>
    <style:style style:name="T1547" style:family="text">
      <style:text-properties officeooo:rsid="05f45033"/>
    </style:style>
    <style:style style:name="T1548" style:family="text">
      <style:text-properties officeooo:rsid="05f4581f"/>
    </style:style>
    <style:style style:name="T1549" style:family="text">
      <style:text-properties officeooo:rsid="05f656d0"/>
    </style:style>
    <style:style style:name="T1550" style:family="text">
      <style:text-properties officeooo:rsid="0c09e93e"/>
    </style:style>
    <style:style style:name="T1551" style:family="text">
      <style:text-properties officeooo:rsid="05f76636"/>
    </style:style>
    <style:style style:name="T1552" style:family="text">
      <style:text-properties officeooo:rsid="05f8498c"/>
    </style:style>
    <style:style style:name="T1553" style:family="text">
      <style:text-properties officeooo:rsid="05f8761a"/>
    </style:style>
    <style:style style:name="T1554" style:family="text">
      <style:text-properties officeooo:rsid="05fa4ebe"/>
    </style:style>
    <style:style style:name="T1555" style:family="text">
      <style:text-properties officeooo:rsid="05fb3a90"/>
    </style:style>
    <style:style style:name="T1556" style:family="text">
      <style:text-properties officeooo:rsid="05fd8427"/>
    </style:style>
    <style:style style:name="T1557" style:family="text">
      <style:text-properties officeooo:rsid="05fdc308"/>
    </style:style>
    <style:style style:name="T1558" style:family="text">
      <style:text-properties officeooo:rsid="05fead71"/>
    </style:style>
    <style:style style:name="T1559" style:family="text">
      <style:text-properties officeooo:rsid="060092c7"/>
    </style:style>
    <style:style style:name="T1560" style:family="text">
      <style:text-properties officeooo:rsid="06009c9c"/>
    </style:style>
    <style:style style:name="T1561" style:family="text">
      <style:text-properties officeooo:rsid="0601c722"/>
    </style:style>
    <style:style style:name="T1562" style:family="text">
      <style:text-properties officeooo:rsid="060211fc"/>
    </style:style>
    <style:style style:name="T1563" style:family="text">
      <style:text-properties officeooo:rsid="0603c88e"/>
    </style:style>
    <style:style style:name="T1564" style:family="text">
      <style:text-properties officeooo:rsid="06052df8"/>
    </style:style>
    <style:style style:name="T1565" style:family="text">
      <style:text-properties officeooo:rsid="0606f3b1"/>
    </style:style>
    <style:style style:name="T1566" style:family="text">
      <style:text-properties officeooo:rsid="06084972"/>
    </style:style>
    <style:style style:name="T1567" style:family="text">
      <style:text-properties officeooo:rsid="060921fc"/>
    </style:style>
    <style:style style:name="T1568" style:family="text">
      <style:text-properties officeooo:rsid="060a8033"/>
    </style:style>
    <style:style style:name="T1569" style:family="text">
      <style:text-properties officeooo:rsid="060c1a2f"/>
    </style:style>
    <style:style style:name="T1570" style:family="text">
      <style:text-properties officeooo:rsid="060d7e5c"/>
    </style:style>
    <style:style style:name="T1571" style:family="text">
      <style:text-properties officeooo:rsid="060efbb8"/>
    </style:style>
    <style:style style:name="T1572" style:family="text">
      <style:text-properties officeooo:rsid="0613204d"/>
    </style:style>
    <style:style style:name="T1573" style:family="text">
      <style:text-properties officeooo:rsid="0614d074"/>
    </style:style>
    <style:style style:name="T1574" style:family="text">
      <style:text-properties officeooo:rsid="0615479a"/>
    </style:style>
    <style:style style:name="T1575" style:family="text">
      <style:text-properties officeooo:rsid="0616efab"/>
    </style:style>
    <style:style style:name="T1576" style:family="text">
      <style:text-properties officeooo:rsid="0617e76c"/>
    </style:style>
    <style:style style:name="T1577" style:family="text">
      <style:text-properties officeooo:rsid="0618b39a"/>
    </style:style>
    <style:style style:name="T1578" style:family="text">
      <style:text-properties officeooo:rsid="061b18f3"/>
    </style:style>
    <style:style style:name="T1579" style:family="text">
      <style:text-properties officeooo:rsid="061bcf43"/>
    </style:style>
    <style:style style:name="T1580" style:family="text">
      <style:text-properties officeooo:rsid="061d66d9"/>
    </style:style>
    <style:style style:name="T1581" style:family="text">
      <style:text-properties officeooo:rsid="061c3a14"/>
    </style:style>
    <style:style style:name="T1582" style:family="text">
      <style:text-properties officeooo:rsid="061d7fae"/>
    </style:style>
    <style:style style:name="T1583" style:family="text">
      <style:text-properties officeooo:rsid="061dfd8f"/>
    </style:style>
    <style:style style:name="T1584" style:family="text">
      <style:text-properties officeooo:rsid="061f1f03"/>
    </style:style>
    <style:style style:name="T1585" style:family="text">
      <style:text-properties officeooo:rsid="061f9363"/>
    </style:style>
    <style:style style:name="T1586" style:family="text">
      <style:text-properties officeooo:rsid="0621449a"/>
    </style:style>
    <style:style style:name="T1587" style:family="text">
      <style:text-properties officeooo:rsid="062245bf"/>
    </style:style>
    <style:style style:name="T1588" style:family="text">
      <style:text-properties officeooo:rsid="062437bf"/>
    </style:style>
    <style:style style:name="T1589" style:family="text">
      <style:text-properties officeooo:rsid="06249ed9"/>
    </style:style>
    <style:style style:name="T1590" style:family="text">
      <style:text-properties officeooo:rsid="0625b041"/>
    </style:style>
    <style:style style:name="T1591" style:family="text">
      <style:text-properties officeooo:rsid="0626ec8e"/>
    </style:style>
    <style:style style:name="T1592" style:family="text">
      <style:text-properties officeooo:rsid="06277754"/>
    </style:style>
    <style:style style:name="T1593" style:family="text">
      <style:text-properties officeooo:rsid="0627a072"/>
    </style:style>
    <style:style style:name="T1594" style:family="text">
      <style:text-properties officeooo:rsid="0627c199"/>
    </style:style>
    <style:style style:name="T1595" style:family="text">
      <style:text-properties officeooo:rsid="0629722f"/>
    </style:style>
    <style:style style:name="T1596" style:family="text">
      <style:text-properties officeooo:rsid="062a10b8"/>
    </style:style>
    <style:style style:name="T1597" style:family="text">
      <style:text-properties officeooo:rsid="062b32ba"/>
    </style:style>
    <style:style style:name="T1598" style:family="text">
      <style:text-properties officeooo:rsid="062b6405"/>
    </style:style>
    <style:style style:name="T1599" style:family="text">
      <style:text-properties officeooo:rsid="062ce46a"/>
    </style:style>
    <style:style style:name="T1600" style:family="text">
      <style:text-properties officeooo:rsid="062d449f"/>
    </style:style>
    <style:style style:name="T1601" style:family="text">
      <style:text-properties officeooo:rsid="062d89cc"/>
    </style:style>
    <style:style style:name="T1602" style:family="text">
      <style:text-properties officeooo:rsid="062ed45d"/>
    </style:style>
    <style:style style:name="T1603" style:family="text">
      <style:text-properties officeooo:rsid="062f9518"/>
    </style:style>
    <style:style style:name="T1604" style:family="text">
      <style:text-properties officeooo:rsid="063076a3"/>
    </style:style>
    <style:style style:name="T1605" style:family="text">
      <style:text-properties officeooo:rsid="0c0b7ed1"/>
    </style:style>
    <style:style style:name="T1606" style:family="text">
      <style:text-properties officeooo:rsid="06325781"/>
    </style:style>
    <style:style style:name="T1607" style:family="text">
      <style:text-properties officeooo:rsid="0632d1e5"/>
    </style:style>
    <style:style style:name="T1608" style:family="text">
      <style:text-properties officeooo:rsid="0633f6b2"/>
    </style:style>
    <style:style style:name="T1609" style:family="text">
      <style:text-properties officeooo:rsid="063459ba"/>
    </style:style>
    <style:style style:name="T1610" style:family="text">
      <style:text-properties officeooo:rsid="06358f04"/>
    </style:style>
    <style:style style:name="T1611" style:family="text">
      <style:text-properties officeooo:rsid="06456cd9"/>
    </style:style>
    <style:style style:name="T1612" style:family="text">
      <style:text-properties officeooo:rsid="063726de"/>
    </style:style>
    <style:style style:name="T1613" style:family="text">
      <style:text-properties officeooo:rsid="063893fb"/>
    </style:style>
    <style:style style:name="T1614" style:family="text">
      <style:text-properties officeooo:rsid="063908af"/>
    </style:style>
    <style:style style:name="T1615" style:family="text">
      <style:text-properties officeooo:rsid="063a6ae5"/>
    </style:style>
    <style:style style:name="T1616" style:family="text">
      <style:text-properties officeooo:rsid="063b60ab"/>
    </style:style>
    <style:style style:name="T1617" style:family="text">
      <style:text-properties officeooo:rsid="063b9659"/>
    </style:style>
    <style:style style:name="T1618" style:family="text">
      <style:text-properties officeooo:rsid="063d2556"/>
    </style:style>
    <style:style style:name="T1619" style:family="text">
      <style:text-properties officeooo:rsid="063f0c99"/>
    </style:style>
    <style:style style:name="T1620" style:family="text">
      <style:text-properties officeooo:rsid="0640753f"/>
    </style:style>
    <style:style style:name="T1621" style:family="text">
      <style:text-properties officeooo:rsid="06417d19"/>
    </style:style>
    <style:style style:name="T1622" style:family="text">
      <style:text-properties officeooo:rsid="064350ee"/>
    </style:style>
    <style:style style:name="T1623" style:family="text">
      <style:text-properties officeooo:rsid="0643ef1f"/>
    </style:style>
    <style:style style:name="T1624" style:family="text">
      <style:text-properties officeooo:rsid="0646cd21"/>
    </style:style>
    <style:style style:name="T1625" style:family="text">
      <style:text-properties officeooo:rsid="0646df2b"/>
    </style:style>
    <style:style style:name="T1626" style:family="text">
      <style:text-properties officeooo:rsid="06482780"/>
    </style:style>
    <style:style style:name="T1627" style:family="text">
      <style:text-properties officeooo:rsid="0648d844"/>
    </style:style>
    <style:style style:name="T1628" style:family="text">
      <style:text-properties officeooo:rsid="064a5be4"/>
    </style:style>
    <style:style style:name="T1629" style:family="text">
      <style:text-properties officeooo:rsid="064af386"/>
    </style:style>
    <style:style style:name="T1630" style:family="text">
      <style:text-properties officeooo:rsid="064cb952"/>
    </style:style>
    <style:style style:name="T1631" style:family="text">
      <style:text-properties officeooo:rsid="064deed7"/>
    </style:style>
    <style:style style:name="T1632" style:family="text">
      <style:text-properties officeooo:rsid="064dfbf0"/>
    </style:style>
    <style:style style:name="T1633" style:family="text">
      <style:text-properties officeooo:rsid="064f3ceb"/>
    </style:style>
    <style:style style:name="T1634" style:family="text">
      <style:text-properties officeooo:rsid="0650a074"/>
    </style:style>
    <style:style style:name="T1635" style:family="text">
      <style:text-properties officeooo:rsid="0650d527"/>
    </style:style>
    <style:style style:name="T1636" style:family="text">
      <style:text-properties officeooo:rsid="0650d962"/>
    </style:style>
    <style:style style:name="T1637" style:family="text">
      <style:text-properties officeooo:rsid="06516b17"/>
    </style:style>
    <style:style style:name="T1638" style:family="text">
      <style:text-properties officeooo:rsid="06531033"/>
    </style:style>
    <style:style style:name="T1639" style:family="text">
      <style:text-properties officeooo:rsid="0653b2cb"/>
    </style:style>
    <style:style style:name="T1640" style:family="text">
      <style:text-properties officeooo:rsid="06548b8b"/>
    </style:style>
    <style:style style:name="T1641" style:family="text">
      <style:text-properties officeooo:rsid="0c0db814"/>
    </style:style>
    <style:style style:name="T1642" style:family="text">
      <style:text-properties officeooo:rsid="06551aef"/>
    </style:style>
    <style:style style:name="T1643" style:family="text">
      <style:text-properties officeooo:rsid="065623d8"/>
    </style:style>
    <style:style style:name="T1644" style:family="text">
      <style:text-properties officeooo:rsid="06563796"/>
    </style:style>
    <style:style style:name="T1645" style:family="text">
      <style:text-properties officeooo:rsid="0657b389"/>
    </style:style>
    <style:style style:name="T1646" style:family="text">
      <style:text-properties officeooo:rsid="06581579"/>
    </style:style>
    <style:style style:name="T1647" style:family="text">
      <style:text-properties officeooo:rsid="06596807"/>
    </style:style>
    <style:style style:name="T1648" style:family="text">
      <style:text-properties officeooo:rsid="065c05d0"/>
    </style:style>
    <style:style style:name="T1649" style:family="text">
      <style:text-properties officeooo:rsid="065c7046"/>
    </style:style>
    <style:style style:name="T1650" style:family="text">
      <style:text-properties officeooo:rsid="066536f1"/>
    </style:style>
    <style:style style:name="T1651" style:family="text">
      <style:text-properties officeooo:rsid="06602bc4"/>
    </style:style>
    <style:style style:name="T1652" style:family="text">
      <style:text-properties officeooo:rsid="066059fd"/>
    </style:style>
    <style:style style:name="T1653" style:family="text">
      <style:text-properties officeooo:rsid="06662b8b"/>
    </style:style>
    <style:style style:name="T1654" style:family="text">
      <style:text-properties officeooo:rsid="0667b354"/>
    </style:style>
    <style:style style:name="T1655" style:family="text">
      <style:text-properties officeooo:rsid="06683c3d"/>
    </style:style>
    <style:style style:name="T1656" style:family="text">
      <style:text-properties officeooo:rsid="0668fd24"/>
    </style:style>
    <style:style style:name="T1657" style:family="text">
      <style:text-properties officeooo:rsid="0669e7d6"/>
    </style:style>
    <style:style style:name="T1658" style:family="text">
      <style:text-properties officeooo:rsid="066aefbd"/>
    </style:style>
    <style:style style:name="T1659" style:family="text">
      <style:text-properties officeooo:rsid="066c04f6"/>
    </style:style>
    <style:style style:name="T1660" style:family="text">
      <style:text-properties officeooo:rsid="066d0cae"/>
    </style:style>
    <style:style style:name="T1661" style:family="text">
      <style:text-properties officeooo:rsid="066de42b"/>
    </style:style>
    <style:style style:name="T1662" style:family="text">
      <style:text-properties officeooo:rsid="066e0f7d"/>
    </style:style>
    <style:style style:name="T1663" style:family="text">
      <style:text-properties officeooo:rsid="066facf0"/>
    </style:style>
    <style:style style:name="T1664" style:family="text">
      <style:text-properties officeooo:rsid="0671a6b6"/>
    </style:style>
    <style:style style:name="T1665" style:family="text">
      <style:text-properties officeooo:rsid="0672b25e"/>
    </style:style>
    <style:style style:name="T1666" style:family="text">
      <style:text-properties officeooo:rsid="06742337"/>
    </style:style>
    <style:style style:name="T1667" style:family="text">
      <style:text-properties officeooo:rsid="067436ef"/>
    </style:style>
    <style:style style:name="T1668" style:family="text">
      <style:text-properties officeooo:rsid="06761604"/>
    </style:style>
    <style:style style:name="T1669" style:family="text">
      <style:text-properties officeooo:rsid="0676e865"/>
    </style:style>
    <style:style style:name="T1670" style:family="text">
      <style:text-properties officeooo:rsid="0677d495"/>
    </style:style>
    <style:style style:name="T1671" style:family="text">
      <style:text-properties officeooo:rsid="06795e35"/>
    </style:style>
    <style:style style:name="T1672" style:family="text">
      <style:text-properties officeooo:rsid="06796dfd"/>
    </style:style>
    <style:style style:name="T1673" style:family="text">
      <style:text-properties officeooo:rsid="0c13b2d4"/>
    </style:style>
    <style:style style:name="T1674" style:family="text">
      <style:text-properties officeooo:rsid="067b5a38"/>
    </style:style>
    <style:style style:name="T1675" style:family="text">
      <style:text-properties officeooo:rsid="067bf670"/>
    </style:style>
    <style:style style:name="T1676" style:family="text">
      <style:text-properties officeooo:rsid="067c02c4"/>
    </style:style>
    <style:style style:name="T1677" style:family="text">
      <style:text-properties officeooo:rsid="067d627c"/>
    </style:style>
    <style:style style:name="T1678" style:family="text">
      <style:text-properties officeooo:rsid="0c14a863"/>
    </style:style>
    <style:style style:name="T1679" style:family="text">
      <style:text-properties officeooo:rsid="0c14e34e"/>
    </style:style>
    <style:style style:name="T1680" style:family="text">
      <style:text-properties officeooo:rsid="067dcbd1"/>
    </style:style>
    <style:style style:name="T1681" style:family="text">
      <style:text-properties officeooo:rsid="067f7873"/>
    </style:style>
    <style:style style:name="T1682" style:family="text">
      <style:text-properties officeooo:rsid="0680638d"/>
    </style:style>
    <style:style style:name="T1683" style:family="text">
      <style:text-properties officeooo:rsid="0681d2c2"/>
    </style:style>
    <style:style style:name="T1684" style:family="text">
      <style:text-properties officeooo:rsid="06832f1b"/>
    </style:style>
    <style:style style:name="T1685" style:family="text">
      <style:text-properties officeooo:rsid="0685ddd4"/>
    </style:style>
    <style:style style:name="T1686" style:family="text">
      <style:text-properties officeooo:rsid="0686b786"/>
    </style:style>
    <style:style style:name="T1687" style:family="text">
      <style:text-properties officeooo:rsid="06870b3f"/>
    </style:style>
    <style:style style:name="T1688" style:family="text">
      <style:text-properties officeooo:rsid="0687bae4"/>
    </style:style>
    <style:style style:name="T1689" style:family="text">
      <style:text-properties officeooo:rsid="0687fa0b"/>
    </style:style>
    <style:style style:name="T1690" style:family="text">
      <style:text-properties officeooo:rsid="0688c541"/>
    </style:style>
    <style:style style:name="T1691" style:family="text">
      <style:text-properties officeooo:rsid="06896503"/>
    </style:style>
    <style:style style:name="T1692" style:family="text">
      <style:text-properties officeooo:rsid="068b05c1"/>
    </style:style>
    <style:style style:name="T1693" style:family="text">
      <style:text-properties officeooo:rsid="068bbf1c"/>
    </style:style>
    <style:style style:name="T1694" style:family="text">
      <style:text-properties officeooo:rsid="068d60ff"/>
    </style:style>
    <style:style style:name="T1695" style:family="text">
      <style:text-properties officeooo:rsid="068ecd04"/>
    </style:style>
    <style:style style:name="T1696" style:family="text">
      <style:text-properties officeooo:rsid="0690c699"/>
    </style:style>
    <style:style style:name="T1697" style:family="text">
      <style:text-properties officeooo:rsid="06918e21"/>
    </style:style>
    <style:style style:name="T1698" style:family="text">
      <style:text-properties officeooo:rsid="06933dfb"/>
    </style:style>
    <style:style style:name="T1699" style:family="text">
      <style:text-properties officeooo:rsid="069426c5"/>
    </style:style>
    <style:style style:name="T1700" style:family="text">
      <style:text-properties officeooo:rsid="06959ec3"/>
    </style:style>
    <style:style style:name="T1701" style:family="text">
      <style:text-properties officeooo:rsid="069657e1"/>
    </style:style>
    <style:style style:name="T1702" style:family="text">
      <style:text-properties officeooo:rsid="0696e915"/>
    </style:style>
    <style:style style:name="T1703" style:family="text">
      <style:text-properties officeooo:rsid="0696b2da"/>
    </style:style>
    <style:style style:name="T1704" style:family="text">
      <style:text-properties officeooo:rsid="0698b788"/>
    </style:style>
    <style:style style:name="T1705" style:family="text">
      <style:text-properties officeooo:rsid="0698dbc8"/>
    </style:style>
    <style:style style:name="T1706" style:family="text">
      <style:text-properties officeooo:rsid="069932fe"/>
    </style:style>
    <style:style style:name="T1707" style:family="text">
      <style:text-properties officeooo:rsid="069a2c93"/>
    </style:style>
    <style:style style:name="T1708" style:family="text">
      <style:text-properties officeooo:rsid="069a3842"/>
    </style:style>
    <style:style style:name="T1709" style:family="text">
      <style:text-properties officeooo:rsid="069b3bb6"/>
    </style:style>
    <style:style style:name="T1710" style:family="text">
      <style:text-properties officeooo:rsid="069c14fc"/>
    </style:style>
    <style:style style:name="T1711" style:family="text">
      <style:text-properties officeooo:rsid="069d2b10"/>
    </style:style>
    <style:style style:name="T1712" style:family="text">
      <style:text-properties officeooo:rsid="069dabb1"/>
    </style:style>
    <style:style style:name="T1713" style:family="text">
      <style:text-properties officeooo:rsid="069f1332"/>
    </style:style>
    <style:style style:name="T1714" style:family="text">
      <style:text-properties officeooo:rsid="06a0ccfb"/>
    </style:style>
    <style:style style:name="T1715" style:family="text">
      <style:text-properties officeooo:rsid="06a1d9b6"/>
    </style:style>
    <style:style style:name="T1716" style:family="text">
      <style:text-properties officeooo:rsid="06a271fc"/>
    </style:style>
    <style:style style:name="T1717" style:family="text">
      <style:text-properties officeooo:rsid="06a2d673"/>
    </style:style>
    <style:style style:name="T1718" style:family="text">
      <style:text-properties officeooo:rsid="06a360c3"/>
    </style:style>
    <style:style style:name="T1719" style:family="text">
      <style:text-properties officeooo:rsid="06a3ab6d"/>
    </style:style>
    <style:style style:name="T1720" style:family="text">
      <style:text-properties officeooo:rsid="06a56de8"/>
    </style:style>
    <style:style style:name="T1721" style:family="text">
      <style:text-properties officeooo:rsid="06a6bb57"/>
    </style:style>
    <style:style style:name="T1722" style:family="text">
      <style:text-properties officeooo:rsid="06a7b97f"/>
    </style:style>
    <style:style style:name="T1723" style:family="text">
      <style:text-properties officeooo:rsid="06a84e35"/>
    </style:style>
    <style:style style:name="T1724" style:family="text">
      <style:text-properties officeooo:rsid="06aa1f1c"/>
    </style:style>
    <style:style style:name="T1725" style:family="text">
      <style:text-properties officeooo:rsid="06abced4"/>
    </style:style>
    <style:style style:name="T1726" style:family="text">
      <style:text-properties officeooo:rsid="06abd732"/>
    </style:style>
    <style:style style:name="T1727" style:family="text">
      <style:text-properties officeooo:rsid="06ad1f88"/>
    </style:style>
    <style:style style:name="T1728" style:family="text">
      <style:text-properties officeooo:rsid="06aee5f8"/>
    </style:style>
    <style:style style:name="T1729" style:family="text">
      <style:text-properties officeooo:rsid="06b0613a"/>
    </style:style>
    <style:style style:name="T1730" style:family="text">
      <style:text-properties officeooo:rsid="06b072da"/>
    </style:style>
    <style:style style:name="T1731" style:family="text">
      <style:text-properties officeooo:rsid="0c17ad26"/>
    </style:style>
    <style:style style:name="T1732" style:family="text">
      <style:text-properties officeooo:rsid="06b2d2ba"/>
    </style:style>
    <style:style style:name="T1733" style:family="text">
      <style:text-properties officeooo:rsid="06b3806c"/>
    </style:style>
    <style:style style:name="T1734" style:family="text">
      <style:text-properties officeooo:rsid="0c18bc51"/>
    </style:style>
    <style:style style:name="T1735" style:family="text">
      <style:text-properties officeooo:rsid="06b49134"/>
    </style:style>
    <style:style style:name="T1736" style:family="text">
      <style:text-properties officeooo:rsid="06b57226"/>
    </style:style>
    <style:style style:name="T1737" style:family="text">
      <style:text-properties officeooo:rsid="06b61017"/>
    </style:style>
    <style:style style:name="T1738" style:family="text">
      <style:text-properties officeooo:rsid="06b7b725"/>
    </style:style>
    <style:style style:name="T1739" style:family="text">
      <style:text-properties officeooo:rsid="06b86b11"/>
    </style:style>
    <style:style style:name="T1740" style:family="text">
      <style:text-properties officeooo:rsid="06ba110e"/>
    </style:style>
    <style:style style:name="T1741" style:family="text">
      <style:text-properties officeooo:rsid="06ba3c2e"/>
    </style:style>
    <style:style style:name="T1742" style:family="text">
      <style:text-properties officeooo:rsid="06bad816"/>
    </style:style>
    <style:style style:name="T1743" style:family="text">
      <style:text-properties officeooo:rsid="06bb9ba8"/>
    </style:style>
    <style:style style:name="T1744" style:family="text">
      <style:text-properties officeooo:rsid="06bd4557"/>
    </style:style>
    <style:style style:name="T1745" style:family="text">
      <style:text-properties officeooo:rsid="06be96c3"/>
    </style:style>
    <style:style style:name="T1746" style:family="text">
      <style:text-properties officeooo:rsid="06beaa60"/>
    </style:style>
    <style:style style:name="T1747" style:family="text">
      <style:text-properties officeooo:rsid="06bef199"/>
    </style:style>
    <style:style style:name="T1748" style:family="text">
      <style:text-properties officeooo:rsid="06bfee89"/>
    </style:style>
    <style:style style:name="T1749" style:family="text">
      <style:text-properties officeooo:rsid="06c0c16d"/>
    </style:style>
    <style:style style:name="T1750" style:family="text">
      <style:text-properties officeooo:rsid="06c2807d"/>
    </style:style>
    <style:style style:name="T1751" style:family="text">
      <style:text-properties officeooo:rsid="06c37549"/>
    </style:style>
    <style:style style:name="T1752" style:family="text">
      <style:text-properties officeooo:rsid="06c459fd"/>
    </style:style>
    <style:style style:name="T1753" style:family="text">
      <style:text-properties officeooo:rsid="06c5ccda"/>
    </style:style>
    <style:style style:name="T1754" style:family="text">
      <style:text-properties officeooo:rsid="06c6ac19"/>
    </style:style>
    <style:style style:name="T1755" style:family="text">
      <style:text-properties officeooo:rsid="06c7e837"/>
    </style:style>
    <style:style style:name="T1756" style:family="text">
      <style:text-properties officeooo:rsid="06c972a9"/>
    </style:style>
    <style:style style:name="T1757" style:family="text">
      <style:text-properties officeooo:rsid="06cae21b"/>
    </style:style>
    <style:style style:name="T1758" style:family="text">
      <style:text-properties officeooo:rsid="06cbd188"/>
    </style:style>
    <style:style style:name="T1759" style:family="text">
      <style:text-properties officeooo:rsid="06cbe76a"/>
    </style:style>
    <style:style style:name="T1760" style:family="text">
      <style:text-properties officeooo:rsid="06cc7bb9"/>
    </style:style>
    <style:style style:name="T1761" style:family="text">
      <style:text-properties officeooo:rsid="06cc99f8"/>
    </style:style>
    <style:style style:name="T1762" style:family="text">
      <style:text-properties officeooo:rsid="06cdb6c7"/>
    </style:style>
    <style:style style:name="T1763" style:family="text">
      <style:text-properties officeooo:rsid="06ceb448"/>
    </style:style>
    <style:style style:name="T1764" style:family="text">
      <style:text-properties officeooo:rsid="06cfe13c"/>
    </style:style>
    <style:style style:name="T1765" style:family="text">
      <style:text-properties officeooo:rsid="06d0aadc"/>
    </style:style>
    <style:style style:name="T1766" style:family="text">
      <style:text-properties officeooo:rsid="06d26ce1"/>
    </style:style>
    <style:style style:name="T1767" style:family="text">
      <style:text-properties officeooo:rsid="06d43ecc"/>
    </style:style>
    <style:style style:name="T1768" style:family="text">
      <style:text-properties officeooo:rsid="06d4cfb5"/>
    </style:style>
    <style:style style:name="T1769" style:family="text">
      <style:text-properties officeooo:rsid="06d5dc40"/>
    </style:style>
    <style:style style:name="T1770" style:family="text">
      <style:text-properties officeooo:rsid="06d7923b"/>
    </style:style>
    <style:style style:name="T1771" style:family="text">
      <style:text-properties officeooo:rsid="06d8bbf4"/>
    </style:style>
    <style:style style:name="T1772" style:family="text">
      <style:text-properties officeooo:rsid="06d8d939"/>
    </style:style>
    <style:style style:name="T1773" style:family="text">
      <style:text-properties officeooo:rsid="06da310e"/>
    </style:style>
    <style:style style:name="T1774" style:family="text">
      <style:text-properties officeooo:rsid="06dba696"/>
    </style:style>
    <style:style style:name="T1775" style:family="text">
      <style:text-properties officeooo:rsid="06dc3737"/>
    </style:style>
    <style:style style:name="T1776" style:family="text">
      <style:text-properties fo:font-weight="normal" officeooo:rsid="06dc3737" style:font-weight-asian="normal" style:font-weight-complex="normal"/>
    </style:style>
    <style:style style:name="T1777" style:family="text">
      <style:text-properties fo:font-weight="normal" officeooo:rsid="06e03a8a" style:font-weight-asian="normal" style:font-weight-complex="normal"/>
    </style:style>
    <style:style style:name="T1778" style:family="text">
      <style:text-properties fo:font-weight="normal" officeooo:rsid="06e111cf" style:font-weight-asian="normal" style:font-weight-complex="normal"/>
    </style:style>
    <style:style style:name="T1779" style:family="text">
      <style:text-properties fo:font-weight="normal" officeooo:rsid="06e12b7c" style:font-weight-asian="normal" style:font-weight-complex="normal"/>
    </style:style>
    <style:style style:name="T1780" style:family="text">
      <style:text-properties fo:font-weight="normal" officeooo:rsid="06e1d861" style:font-weight-asian="normal" style:font-weight-complex="normal"/>
    </style:style>
    <style:style style:name="T1781" style:family="text">
      <style:text-properties fo:font-weight="normal" officeooo:rsid="06e358ae" style:font-weight-asian="normal" style:font-weight-complex="normal"/>
    </style:style>
    <style:style style:name="T1782" style:family="text">
      <style:text-properties fo:font-weight="normal" officeooo:rsid="06e3a7df" style:font-weight-asian="normal" style:font-weight-complex="normal"/>
    </style:style>
    <style:style style:name="T1783" style:family="text">
      <style:text-properties fo:font-weight="normal" officeooo:rsid="06e46d29" style:font-weight-asian="normal" style:font-weight-complex="normal"/>
    </style:style>
    <style:style style:name="T1784" style:family="text">
      <style:text-properties fo:font-weight="normal" officeooo:rsid="06e607b9" style:font-weight-asian="normal" style:font-weight-complex="normal"/>
    </style:style>
    <style:style style:name="T1785" style:family="text">
      <style:text-properties fo:font-weight="normal" officeooo:rsid="06e71328" style:font-weight-asian="normal" style:font-weight-complex="normal"/>
    </style:style>
    <style:style style:name="T1786" style:family="text">
      <style:text-properties fo:font-weight="normal" officeooo:rsid="06e7f548" style:font-weight-asian="normal" style:font-weight-complex="normal"/>
    </style:style>
    <style:style style:name="T1787" style:family="text">
      <style:text-properties fo:font-weight="normal" officeooo:rsid="06e9e611" style:font-weight-asian="normal" style:font-weight-complex="normal"/>
    </style:style>
    <style:style style:name="T1788" style:family="text">
      <style:text-properties fo:font-weight="normal" officeooo:rsid="06ea5704" style:font-weight-asian="normal" style:font-weight-complex="normal"/>
    </style:style>
    <style:style style:name="T1789" style:family="text">
      <style:text-properties officeooo:rsid="0ada919d"/>
    </style:style>
    <style:style style:name="T1790" style:family="text">
      <style:text-properties fo:font-weight="normal" officeooo:rsid="06eab0d7" style:font-weight-asian="normal" style:font-weight-complex="normal"/>
    </style:style>
    <style:style style:name="T1791" style:family="text">
      <style:text-properties fo:font-weight="normal" officeooo:rsid="0c1c0831" style:font-weight-asian="normal" style:font-weight-complex="normal"/>
    </style:style>
    <style:style style:name="T1792" style:family="text">
      <style:text-properties fo:font-weight="normal" officeooo:rsid="06ec8190" style:font-weight-asian="normal" style:font-weight-complex="normal"/>
    </style:style>
    <style:style style:name="T1793" style:family="text">
      <style:text-properties fo:font-weight="normal" officeooo:rsid="06ecbb49" style:font-weight-asian="normal" style:font-weight-complex="normal"/>
    </style:style>
    <style:style style:name="T1794" style:family="text">
      <style:text-properties fo:font-weight="normal" officeooo:rsid="06ede7d8" style:font-weight-asian="normal" style:font-weight-complex="normal"/>
    </style:style>
    <style:style style:name="T1795" style:family="text">
      <style:text-properties fo:font-weight="normal" officeooo:rsid="0c1d9380" style:font-weight-asian="normal" style:font-weight-complex="normal"/>
    </style:style>
    <style:style style:name="T1796" style:family="text">
      <style:text-properties fo:font-weight="normal" officeooo:rsid="06efa1ba" style:font-weight-asian="normal" style:font-weight-complex="normal"/>
    </style:style>
    <style:style style:name="T1797" style:family="text">
      <style:text-properties fo:font-weight="normal" officeooo:rsid="06f18b55" style:font-weight-asian="normal" style:font-weight-complex="normal"/>
    </style:style>
    <style:style style:name="T1798" style:family="text">
      <style:text-properties fo:font-weight="normal" officeooo:rsid="06f3845a" style:font-weight-asian="normal" style:font-weight-complex="normal"/>
    </style:style>
    <style:style style:name="T1799" style:family="text">
      <style:text-properties fo:font-weight="normal" officeooo:rsid="06f3e627" style:font-weight-asian="normal" style:font-weight-complex="normal"/>
    </style:style>
    <style:style style:name="T1800" style:family="text">
      <style:text-properties fo:font-weight="normal" officeooo:rsid="06f401f2" style:font-weight-asian="normal" style:font-weight-complex="normal"/>
    </style:style>
    <style:style style:name="T1801" style:family="text">
      <style:text-properties fo:font-weight="normal" officeooo:rsid="06f5e400" style:font-weight-asian="normal" style:font-weight-complex="normal"/>
    </style:style>
    <style:style style:name="T1802" style:family="text">
      <style:text-properties fo:font-weight="normal" officeooo:rsid="06f6ef8e" style:font-weight-asian="normal" style:font-weight-complex="normal"/>
    </style:style>
    <style:style style:name="T1803" style:family="text">
      <style:text-properties fo:font-weight="normal" officeooo:rsid="06f7cd64" style:font-weight-asian="normal" style:font-weight-complex="normal"/>
    </style:style>
    <style:style style:name="T1804" style:family="text">
      <style:text-properties fo:font-weight="normal" officeooo:rsid="06f87011" style:font-weight-asian="normal" style:font-weight-complex="normal"/>
    </style:style>
    <style:style style:name="T1805" style:family="text">
      <style:text-properties fo:font-weight="normal" officeooo:rsid="06f97185" style:font-weight-asian="normal" style:font-weight-complex="normal"/>
    </style:style>
    <style:style style:name="T1806" style:family="text">
      <style:text-properties fo:font-weight="normal" officeooo:rsid="06f9aaa7" style:font-weight-asian="normal" style:font-weight-complex="normal"/>
    </style:style>
    <style:style style:name="T1807" style:family="text">
      <style:text-properties fo:font-weight="normal" officeooo:rsid="0c1e3d4a" style:font-weight-asian="normal" style:font-weight-complex="normal"/>
    </style:style>
    <style:style style:name="T1808" style:family="text">
      <style:text-properties fo:font-weight="normal" officeooo:rsid="06f9bb3b" style:font-weight-asian="normal" style:font-weight-complex="normal"/>
    </style:style>
    <style:style style:name="T1809" style:family="text">
      <style:text-properties fo:font-weight="normal" officeooo:rsid="0c20379a" style:font-weight-asian="normal" style:font-weight-complex="normal"/>
    </style:style>
    <style:style style:name="T1810" style:family="text">
      <style:text-properties fo:font-weight="normal" officeooo:rsid="06fb764b" style:font-weight-asian="normal" style:font-weight-complex="normal"/>
    </style:style>
    <style:style style:name="T1811" style:family="text">
      <style:text-properties fo:font-weight="normal" officeooo:rsid="06fec9e7" style:font-weight-asian="normal" style:font-weight-complex="normal"/>
    </style:style>
    <style:style style:name="T1812" style:family="text">
      <style:text-properties fo:font-weight="normal" officeooo:rsid="06fee900" style:font-weight-asian="normal" style:font-weight-complex="normal"/>
    </style:style>
    <style:style style:name="T1813" style:family="text">
      <style:text-properties fo:font-weight="normal" officeooo:rsid="06ff7ca3" style:font-weight-asian="normal" style:font-weight-complex="normal"/>
    </style:style>
    <style:style style:name="T1814" style:family="text">
      <style:text-properties fo:font-weight="normal" officeooo:rsid="0701b1c6" style:font-weight-asian="normal" style:font-weight-complex="normal"/>
    </style:style>
    <style:style style:name="T1815" style:family="text">
      <style:text-properties fo:font-weight="normal" officeooo:rsid="0700e469" style:font-weight-asian="normal" style:font-weight-complex="normal"/>
    </style:style>
    <style:style style:name="T1816" style:family="text">
      <style:text-properties fo:font-weight="normal" officeooo:rsid="07020ede" style:font-weight-asian="normal" style:font-weight-complex="normal"/>
    </style:style>
    <style:style style:name="T1817" style:family="text">
      <style:text-properties fo:font-weight="normal" officeooo:rsid="0702f855" style:font-weight-asian="normal" style:font-weight-complex="normal"/>
    </style:style>
    <style:style style:name="T1818" style:family="text">
      <style:text-properties fo:font-weight="normal" officeooo:rsid="0704a4df" style:font-weight-asian="normal" style:font-weight-complex="normal"/>
    </style:style>
    <style:style style:name="T1819" style:family="text">
      <style:text-properties fo:font-weight="normal" officeooo:rsid="07056df5" style:font-weight-asian="normal" style:font-weight-complex="normal"/>
    </style:style>
    <style:style style:name="T1820" style:family="text">
      <style:text-properties fo:font-weight="normal" officeooo:rsid="07064d1f" style:font-weight-asian="normal" style:font-weight-complex="normal"/>
    </style:style>
    <style:style style:name="T1821" style:family="text">
      <style:text-properties fo:font-weight="normal" officeooo:rsid="0706bf43" style:font-weight-asian="normal" style:font-weight-complex="normal"/>
    </style:style>
    <style:style style:name="T1822" style:family="text">
      <style:text-properties fo:font-weight="normal" officeooo:rsid="0708890a" style:font-weight-asian="normal" style:font-weight-complex="normal"/>
    </style:style>
    <style:style style:name="T1823" style:family="text">
      <style:text-properties fo:font-weight="normal" officeooo:rsid="0709534b" style:font-weight-asian="normal" style:font-weight-complex="normal"/>
    </style:style>
    <style:style style:name="T1824" style:family="text">
      <style:text-properties fo:font-weight="normal" officeooo:rsid="07096fc7" style:font-weight-asian="normal" style:font-weight-complex="normal"/>
    </style:style>
    <style:style style:name="T1825" style:family="text">
      <style:text-properties fo:font-weight="normal" officeooo:rsid="0709af17" style:font-weight-asian="normal" style:font-weight-complex="normal"/>
    </style:style>
    <style:style style:name="T1826" style:family="text">
      <style:text-properties fo:font-weight="normal" officeooo:rsid="070ae4ed" style:font-weight-asian="normal" style:font-weight-complex="normal"/>
    </style:style>
    <style:style style:name="T1827" style:family="text">
      <style:text-properties fo:font-weight="normal" officeooo:rsid="070be594" style:font-weight-asian="normal" style:font-weight-complex="normal"/>
    </style:style>
    <style:style style:name="T1828" style:family="text">
      <style:text-properties fo:font-weight="normal" officeooo:rsid="070d8500" style:font-weight-asian="normal" style:font-weight-complex="normal"/>
    </style:style>
    <style:style style:name="T1829" style:family="text">
      <style:text-properties fo:font-weight="normal" officeooo:rsid="070e6500" style:font-weight-asian="normal" style:font-weight-complex="normal"/>
    </style:style>
    <style:style style:name="T1830" style:family="text">
      <style:text-properties fo:font-weight="normal" officeooo:rsid="0c21595a" style:font-weight-asian="normal" style:font-weight-complex="normal"/>
    </style:style>
    <style:style style:name="T1831" style:family="text">
      <style:text-properties fo:font-weight="normal" officeooo:rsid="0710097b" style:font-weight-asian="normal" style:font-weight-complex="normal"/>
    </style:style>
    <style:style style:name="T1832" style:family="text">
      <style:text-properties fo:font-weight="normal" officeooo:rsid="07106c9b" style:font-weight-asian="normal" style:font-weight-complex="normal"/>
    </style:style>
    <style:style style:name="T1833" style:family="text">
      <style:text-properties fo:font-weight="normal" officeooo:rsid="071230fe" style:font-weight-asian="normal" style:font-weight-complex="normal"/>
    </style:style>
    <style:style style:name="T1834" style:family="text">
      <style:text-properties fo:font-weight="normal" officeooo:rsid="0712b553" style:font-weight-asian="normal" style:font-weight-complex="normal"/>
    </style:style>
    <style:style style:name="T1835" style:family="text">
      <style:text-properties fo:font-weight="normal" officeooo:rsid="07135df7" style:font-weight-asian="normal" style:font-weight-complex="normal"/>
    </style:style>
    <style:style style:name="T1836" style:family="text">
      <style:text-properties fo:font-weight="normal" officeooo:rsid="0715133e" style:font-weight-asian="normal" style:font-weight-complex="normal"/>
    </style:style>
    <style:style style:name="T1837" style:family="text">
      <style:text-properties fo:font-weight="normal" officeooo:rsid="0716a89f" style:font-weight-asian="normal" style:font-weight-complex="normal"/>
    </style:style>
    <style:style style:name="T1838" style:family="text">
      <style:text-properties fo:font-weight="normal" officeooo:rsid="0c22cdc5" style:font-weight-asian="normal" style:font-weight-complex="normal"/>
    </style:style>
    <style:style style:name="T1839" style:family="text">
      <style:text-properties fo:font-weight="normal" officeooo:rsid="0717e71d" style:font-weight-asian="normal" style:font-weight-complex="normal"/>
    </style:style>
    <style:style style:name="T1840" style:family="text">
      <style:text-properties fo:font-weight="normal" officeooo:rsid="0718f54d" style:font-weight-asian="normal" style:font-weight-complex="normal"/>
    </style:style>
    <style:style style:name="T1841" style:family="text">
      <style:text-properties fo:font-weight="normal" officeooo:rsid="07193891" style:font-weight-asian="normal" style:font-weight-complex="normal"/>
    </style:style>
    <style:style style:name="T1842" style:family="text">
      <style:text-properties fo:font-weight="normal" officeooo:rsid="0719fff4" style:font-weight-asian="normal" style:font-weight-complex="normal"/>
    </style:style>
    <style:style style:name="T1843" style:family="text">
      <style:text-properties fo:font-weight="normal" officeooo:rsid="071b62b1" style:font-weight-asian="normal" style:font-weight-complex="normal"/>
    </style:style>
    <style:style style:name="T1844" style:family="text">
      <style:text-properties fo:font-weight="normal" officeooo:rsid="071c2b17" style:font-weight-asian="normal" style:font-weight-complex="normal"/>
    </style:style>
    <style:style style:name="T1845" style:family="text">
      <style:text-properties fo:font-weight="normal" officeooo:rsid="071d2768" style:font-weight-asian="normal" style:font-weight-complex="normal"/>
    </style:style>
    <style:style style:name="T1846" style:family="text">
      <style:text-properties fo:font-weight="normal" officeooo:rsid="071e3c20" style:font-weight-asian="normal" style:font-weight-complex="normal"/>
    </style:style>
    <style:style style:name="T1847" style:family="text">
      <style:text-properties fo:font-weight="normal" officeooo:rsid="071f5231" style:font-weight-asian="normal" style:font-weight-complex="normal"/>
    </style:style>
    <style:style style:name="T1848" style:family="text">
      <style:text-properties fo:font-weight="normal" officeooo:rsid="071fe7bd" style:font-weight-asian="normal" style:font-weight-complex="normal"/>
    </style:style>
    <style:style style:name="T1849" style:family="text">
      <style:text-properties fo:font-weight="normal" officeooo:rsid="07211675" style:font-weight-asian="normal" style:font-weight-complex="normal"/>
    </style:style>
    <style:style style:name="T1850" style:family="text">
      <style:text-properties fo:font-weight="normal" officeooo:rsid="0722fdc3" style:font-weight-asian="normal" style:font-weight-complex="normal"/>
    </style:style>
    <style:style style:name="T1851" style:family="text">
      <style:text-properties fo:font-weight="normal" officeooo:rsid="0724aaf8" style:font-weight-asian="normal" style:font-weight-complex="normal"/>
    </style:style>
    <style:style style:name="T1852" style:family="text">
      <style:text-properties fo:font-weight="normal" officeooo:rsid="0724da4a" style:font-weight-asian="normal" style:font-weight-complex="normal"/>
    </style:style>
    <style:style style:name="T1853" style:family="text">
      <style:text-properties fo:font-weight="normal" officeooo:rsid="072631aa" style:font-weight-asian="normal" style:font-weight-complex="normal"/>
    </style:style>
    <style:style style:name="T1854" style:family="text">
      <style:text-properties fo:font-weight="normal" officeooo:rsid="07269765" style:font-weight-asian="normal" style:font-weight-complex="normal"/>
    </style:style>
    <style:style style:name="T1855" style:family="text">
      <style:text-properties fo:font-weight="normal" officeooo:rsid="07288980" style:font-weight-asian="normal" style:font-weight-complex="normal"/>
    </style:style>
    <style:style style:name="T1856" style:family="text">
      <style:text-properties fo:font-weight="normal" officeooo:rsid="072a5418" style:font-weight-asian="normal" style:font-weight-complex="normal"/>
    </style:style>
    <style:style style:name="T1857" style:family="text">
      <style:text-properties fo:font-weight="normal" officeooo:rsid="0c251272" style:font-weight-asian="normal" style:font-weight-complex="normal"/>
    </style:style>
    <style:style style:name="T1858" style:family="text">
      <style:text-properties fo:font-weight="normal" officeooo:rsid="072a9b16" style:font-weight-asian="normal" style:font-weight-complex="normal"/>
    </style:style>
    <style:style style:name="T1859" style:family="text">
      <style:text-properties fo:font-weight="normal" officeooo:rsid="072ab3eb" style:font-weight-asian="normal" style:font-weight-complex="normal"/>
    </style:style>
    <style:style style:name="T1860" style:family="text">
      <style:text-properties officeooo:rsid="073767da"/>
    </style:style>
    <style:style style:name="T1861" style:family="text">
      <style:text-properties officeooo:rsid="0738415f"/>
    </style:style>
    <style:style style:name="T1862" style:family="text">
      <style:text-properties officeooo:rsid="07396d26"/>
    </style:style>
    <style:style style:name="T1863" style:family="text">
      <style:text-properties officeooo:rsid="073ac9bd"/>
    </style:style>
    <style:style style:name="T1864" style:family="text">
      <style:text-properties officeooo:rsid="074135c6"/>
    </style:style>
    <style:style style:name="T1865" style:family="text">
      <style:text-properties officeooo:rsid="073b6e61"/>
    </style:style>
    <style:style style:name="T1866" style:family="text">
      <style:text-properties officeooo:rsid="073c749d"/>
    </style:style>
    <style:style style:name="T1867" style:family="text">
      <style:text-properties officeooo:rsid="073d93cc"/>
    </style:style>
    <style:style style:name="T1868" style:family="text">
      <style:text-properties officeooo:rsid="073e693a"/>
    </style:style>
    <style:style style:name="T1869" style:family="text">
      <style:text-properties officeooo:rsid="073f1aef"/>
    </style:style>
    <style:style style:name="T1870" style:family="text">
      <style:text-properties officeooo:rsid="073ff62d"/>
    </style:style>
    <style:style style:name="T1871" style:family="text">
      <style:text-properties officeooo:rsid="0742a22b"/>
    </style:style>
    <style:style style:name="T1872" style:family="text">
      <style:text-properties officeooo:rsid="07434096"/>
    </style:style>
    <style:style style:name="T1873" style:family="text">
      <style:text-properties officeooo:rsid="07441f51"/>
    </style:style>
    <style:style style:name="T1874" style:family="text">
      <style:text-properties officeooo:rsid="0745cc35"/>
    </style:style>
    <style:style style:name="T1875" style:family="text">
      <style:text-properties officeooo:rsid="0747b80e"/>
    </style:style>
    <style:style style:name="T1876" style:family="text">
      <style:text-properties officeooo:rsid="0748d4e4"/>
    </style:style>
    <style:style style:name="T1877" style:family="text">
      <style:text-properties officeooo:rsid="074a8f7c"/>
    </style:style>
    <style:style style:name="T1878" style:family="text">
      <style:text-properties officeooo:rsid="074b8b93"/>
    </style:style>
    <style:style style:name="T1879" style:family="text">
      <style:text-properties officeooo:rsid="074bd675"/>
    </style:style>
    <style:style style:name="T1880" style:family="text">
      <style:text-properties officeooo:rsid="074c3222"/>
    </style:style>
    <style:style style:name="T1881" style:family="text">
      <style:text-properties officeooo:rsid="07516c3f"/>
    </style:style>
    <style:style style:name="T1882" style:family="text">
      <style:text-properties officeooo:rsid="074cefaf"/>
    </style:style>
    <style:style style:name="T1883" style:family="text">
      <style:text-properties officeooo:rsid="074ea0a7"/>
    </style:style>
    <style:style style:name="T1884" style:family="text">
      <style:text-properties officeooo:rsid="0c25ba4e"/>
    </style:style>
    <style:style style:name="T1885" style:family="text">
      <style:text-properties officeooo:rsid="074fbd21"/>
    </style:style>
    <style:style style:name="T1886" style:family="text">
      <style:text-properties officeooo:rsid="075230ed"/>
    </style:style>
    <style:style style:name="T1887" style:family="text">
      <style:text-properties officeooo:rsid="07541424"/>
    </style:style>
    <style:style style:name="T1888" style:family="text">
      <style:text-properties officeooo:rsid="07576167"/>
    </style:style>
    <style:style style:name="T1889" style:family="text">
      <style:text-properties officeooo:rsid="07593fc4"/>
    </style:style>
    <style:style style:name="T1890" style:family="text">
      <style:text-properties officeooo:rsid="075ac734"/>
    </style:style>
    <style:style style:name="T1891" style:family="text">
      <style:text-properties officeooo:rsid="075b1874"/>
    </style:style>
    <style:style style:name="T1892" style:family="text">
      <style:text-properties officeooo:rsid="075c9372"/>
    </style:style>
    <style:style style:name="T1893" style:family="text">
      <style:text-properties officeooo:rsid="0c27ae21"/>
    </style:style>
    <style:style style:name="T1894" style:family="text">
      <style:text-properties officeooo:rsid="075ddaaf"/>
    </style:style>
    <style:style style:name="T1895" style:family="text">
      <style:text-properties officeooo:rsid="0c29a0e0"/>
    </style:style>
    <style:style style:name="T1896" style:family="text">
      <style:text-properties officeooo:rsid="075f3488"/>
    </style:style>
    <style:style style:name="T1897" style:family="text">
      <style:text-properties officeooo:rsid="075f5b36"/>
    </style:style>
    <style:style style:name="T1898" style:family="text">
      <style:text-properties officeooo:rsid="076269c5"/>
    </style:style>
    <style:style style:name="T1899" style:family="text">
      <style:text-properties officeooo:rsid="07641032"/>
    </style:style>
    <style:style style:name="T1900" style:family="text">
      <style:text-properties officeooo:rsid="07658064"/>
    </style:style>
    <style:style style:name="T1901" style:family="text">
      <style:text-properties officeooo:rsid="07660833"/>
    </style:style>
    <style:style style:name="T1902" style:family="text">
      <style:text-properties officeooo:rsid="07663ca1"/>
    </style:style>
    <style:style style:name="T1903" style:family="text">
      <style:text-properties officeooo:rsid="076755e8"/>
    </style:style>
    <style:style style:name="T1904" style:family="text">
      <style:text-properties officeooo:rsid="0c2b0aa5"/>
    </style:style>
    <style:style style:name="T1905" style:family="text">
      <style:text-properties officeooo:rsid="0767d9af"/>
    </style:style>
    <style:style style:name="T1906" style:family="text">
      <style:text-properties officeooo:rsid="0c2ca26d"/>
    </style:style>
    <style:style style:name="T1907" style:family="text">
      <style:text-properties officeooo:rsid="07699277"/>
    </style:style>
    <style:style style:name="T1908" style:family="text">
      <style:text-properties officeooo:rsid="076a6e65"/>
    </style:style>
    <style:style style:name="T1909" style:family="text">
      <style:text-properties officeooo:rsid="076c1f40"/>
    </style:style>
    <style:style style:name="T1910" style:family="text">
      <style:text-properties officeooo:rsid="076e0373"/>
    </style:style>
    <style:style style:name="T1911" style:family="text">
      <style:text-properties officeooo:rsid="076fa081"/>
    </style:style>
    <style:style style:name="T1912" style:family="text">
      <style:text-properties officeooo:rsid="0770276e"/>
    </style:style>
    <style:style style:name="T1913" style:family="text">
      <style:text-properties officeooo:rsid="0770e769"/>
    </style:style>
    <style:style style:name="T1914" style:family="text">
      <style:text-properties officeooo:rsid="0770f62d"/>
    </style:style>
    <style:style style:name="T1915" style:family="text">
      <style:text-properties officeooo:rsid="077157c3"/>
    </style:style>
    <style:style style:name="T1916" style:family="text">
      <style:text-properties officeooo:rsid="07728988"/>
    </style:style>
    <style:style style:name="T1917" style:family="text">
      <style:text-properties officeooo:rsid="07734823"/>
    </style:style>
    <style:style style:name="T1918" style:family="text">
      <style:text-properties officeooo:rsid="0773d8dd"/>
    </style:style>
    <style:style style:name="T1919" style:family="text">
      <style:text-properties officeooo:rsid="077466f6"/>
    </style:style>
    <style:style style:name="T1920" style:family="text">
      <style:text-properties officeooo:rsid="0774907c"/>
    </style:style>
    <style:style style:name="T1921" style:family="text">
      <style:text-properties officeooo:rsid="0776347d"/>
    </style:style>
    <style:style style:name="T1922" style:family="text">
      <style:text-properties officeooo:rsid="0776f2df"/>
    </style:style>
    <style:style style:name="T1923" style:family="text">
      <style:text-properties officeooo:rsid="07780fa1"/>
    </style:style>
    <style:style style:name="T1924" style:family="text">
      <style:text-properties officeooo:rsid="07795906"/>
    </style:style>
    <style:style style:name="T1925" style:family="text">
      <style:text-properties officeooo:rsid="077a66e3"/>
    </style:style>
    <style:style style:name="T1926" style:family="text">
      <style:text-properties officeooo:rsid="077b6a0e"/>
    </style:style>
    <style:style style:name="T1927" style:family="text">
      <style:text-properties officeooo:rsid="077c5761"/>
    </style:style>
    <style:style style:name="T1928" style:family="text">
      <style:text-properties officeooo:rsid="077d5bf3"/>
    </style:style>
    <style:style style:name="T1929" style:family="text">
      <style:text-properties officeooo:rsid="077e235f"/>
    </style:style>
    <style:style style:name="T1930" style:family="text">
      <style:text-properties officeooo:rsid="077f2723"/>
    </style:style>
    <style:style style:name="T1931" style:family="text">
      <style:text-properties officeooo:rsid="077fbe47"/>
    </style:style>
    <style:style style:name="T1932" style:family="text">
      <style:text-properties officeooo:rsid="0781b00f"/>
    </style:style>
    <style:style style:name="T1933" style:family="text">
      <style:text-properties officeooo:rsid="07820e67"/>
    </style:style>
    <style:style style:name="T1934" style:family="text">
      <style:text-properties officeooo:rsid="078279ba"/>
    </style:style>
    <style:style style:name="T1935" style:family="text">
      <style:text-properties officeooo:rsid="07832698"/>
    </style:style>
    <style:style style:name="T1936" style:family="text">
      <style:text-properties officeooo:rsid="0784341b"/>
    </style:style>
    <style:style style:name="T1937" style:family="text">
      <style:text-properties officeooo:rsid="0785ef97"/>
    </style:style>
    <style:style style:name="T1938" style:family="text">
      <style:text-properties officeooo:rsid="0786c465"/>
    </style:style>
    <style:style style:name="T1939" style:family="text">
      <style:text-properties officeooo:rsid="0787d3d4"/>
    </style:style>
    <style:style style:name="T1940" style:family="text">
      <style:text-properties officeooo:rsid="07884a55"/>
    </style:style>
    <style:style style:name="T1941" style:family="text">
      <style:text-properties officeooo:rsid="078a13a7"/>
    </style:style>
    <style:style style:name="T1942" style:family="text">
      <style:text-properties officeooo:rsid="078b3d54"/>
    </style:style>
    <style:style style:name="T1943" style:family="text">
      <style:text-properties officeooo:rsid="078ced91"/>
    </style:style>
    <style:style style:name="T1944" style:family="text">
      <style:text-properties officeooo:rsid="078dd3f0"/>
    </style:style>
    <style:style style:name="T1945" style:family="text">
      <style:text-properties officeooo:rsid="078e7a33"/>
    </style:style>
    <style:style style:name="T1946" style:family="text">
      <style:text-properties officeooo:rsid="078f8050"/>
    </style:style>
    <style:style style:name="T1947" style:family="text">
      <style:text-properties officeooo:rsid="079067fa"/>
    </style:style>
    <style:style style:name="T1948" style:family="text">
      <style:text-properties officeooo:rsid="07916d04"/>
    </style:style>
    <style:style style:name="T1949" style:family="text">
      <style:text-properties officeooo:rsid="0792acb1"/>
    </style:style>
    <style:style style:name="T1950" style:family="text">
      <style:text-properties officeooo:rsid="0793e793"/>
    </style:style>
    <style:style style:name="T1951" style:family="text">
      <style:text-properties officeooo:rsid="079561d4"/>
    </style:style>
    <style:style style:name="T1952" style:family="text">
      <style:text-properties officeooo:rsid="07972834"/>
    </style:style>
    <style:style style:name="T1953" style:family="text">
      <style:text-properties officeooo:rsid="0798f04f"/>
    </style:style>
    <style:style style:name="T1954" style:family="text">
      <style:text-properties officeooo:rsid="079a37bb"/>
    </style:style>
    <style:style style:name="T1955" style:family="text">
      <style:text-properties officeooo:rsid="079aca45"/>
    </style:style>
    <style:style style:name="T1956" style:family="text">
      <style:text-properties officeooo:rsid="079b1ca1"/>
    </style:style>
    <style:style style:name="T1957" style:family="text">
      <style:text-properties officeooo:rsid="079b5bde"/>
    </style:style>
    <style:style style:name="T1958" style:family="text">
      <style:text-properties officeooo:rsid="079c6e55"/>
    </style:style>
    <style:style style:name="T1959" style:family="text">
      <style:text-properties officeooo:rsid="079c87aa"/>
    </style:style>
    <style:style style:name="T1960" style:family="text">
      <style:text-properties officeooo:rsid="0c2ec997"/>
    </style:style>
    <style:style style:name="T1961" style:family="text">
      <style:text-properties officeooo:rsid="079d7106"/>
    </style:style>
    <style:style style:name="T1962" style:family="text">
      <style:text-properties officeooo:rsid="079de891"/>
    </style:style>
    <style:style style:name="T1963" style:family="text">
      <style:text-properties officeooo:rsid="079e3b58"/>
    </style:style>
    <style:style style:name="T1964" style:family="text">
      <style:text-properties officeooo:rsid="079f9d17"/>
    </style:style>
    <style:style style:name="T1965" style:family="text">
      <style:text-properties officeooo:rsid="07a07c02"/>
    </style:style>
    <style:style style:name="T1966" style:family="text">
      <style:text-properties officeooo:rsid="07a25457"/>
    </style:style>
    <style:style style:name="T1967" style:family="text">
      <style:text-properties officeooo:rsid="07a3de3a"/>
    </style:style>
    <style:style style:name="T1968" style:family="text">
      <style:text-properties officeooo:rsid="07a4e280"/>
    </style:style>
    <style:style style:name="T1969" style:family="text">
      <style:text-properties officeooo:rsid="07a520d4"/>
    </style:style>
    <style:style style:name="T1970" style:family="text">
      <style:text-properties officeooo:rsid="07a87f40"/>
    </style:style>
    <style:style style:name="T1971" style:family="text">
      <style:text-properties officeooo:rsid="07a69867"/>
    </style:style>
    <style:style style:name="T1972" style:family="text">
      <style:text-properties officeooo:rsid="07a8a361"/>
    </style:style>
    <style:style style:name="T1973" style:family="text">
      <style:text-properties officeooo:rsid="07aa959b"/>
    </style:style>
    <style:style style:name="T1974" style:family="text">
      <style:text-properties officeooo:rsid="07ab7103"/>
    </style:style>
    <style:style style:name="T1975" style:family="text">
      <style:text-properties officeooo:rsid="07ac803f"/>
    </style:style>
    <style:style style:name="T1976" style:family="text">
      <style:text-properties officeooo:rsid="07ae2208"/>
    </style:style>
    <style:style style:name="T1977" style:family="text">
      <style:text-properties officeooo:rsid="07ae4671"/>
    </style:style>
    <style:style style:name="T1978" style:family="text">
      <style:text-properties officeooo:rsid="07af7c8a"/>
    </style:style>
    <style:style style:name="T1979" style:family="text">
      <style:text-properties officeooo:rsid="07b073c5"/>
    </style:style>
    <style:style style:name="T1980" style:family="text">
      <style:text-properties officeooo:rsid="07b1d31f"/>
    </style:style>
    <style:style style:name="T1981" style:family="text">
      <style:text-properties officeooo:rsid="07b3a1e9"/>
    </style:style>
    <style:style style:name="T1982" style:family="text">
      <style:text-properties officeooo:rsid="07b4b1ad"/>
    </style:style>
    <style:style style:name="T1983" style:family="text">
      <style:text-properties officeooo:rsid="07b4bd70"/>
    </style:style>
    <style:style style:name="T1984" style:family="text">
      <style:text-properties officeooo:rsid="07b65793"/>
    </style:style>
    <style:style style:name="T1985" style:family="text">
      <style:text-properties officeooo:rsid="07b7e5b3"/>
    </style:style>
    <style:style style:name="T1986" style:family="text">
      <style:text-properties officeooo:rsid="07b83fbc"/>
    </style:style>
    <style:style style:name="T1987" style:family="text">
      <style:text-properties officeooo:rsid="07b88f96"/>
    </style:style>
    <style:style style:name="T1988" style:family="text">
      <style:text-properties officeooo:rsid="07b9e9c5"/>
    </style:style>
    <style:style style:name="T1989" style:family="text">
      <style:text-properties officeooo:rsid="07ba5815"/>
    </style:style>
    <style:style style:name="T1990" style:family="text">
      <style:text-properties officeooo:rsid="07baf4fc"/>
    </style:style>
    <style:style style:name="T1991" style:family="text">
      <style:text-properties officeooo:rsid="07bc24c0"/>
    </style:style>
    <style:style style:name="T1992" style:family="text">
      <style:text-properties officeooo:rsid="07bcc864"/>
    </style:style>
    <style:style style:name="T1993" style:family="text">
      <style:text-properties officeooo:rsid="07bd54ce"/>
    </style:style>
    <style:style style:name="T1994" style:family="text">
      <style:text-properties officeooo:rsid="07bf4c64"/>
    </style:style>
    <style:style style:name="T1995" style:family="text">
      <style:text-properties officeooo:rsid="07c01aa6"/>
    </style:style>
    <style:style style:name="T1996" style:family="text">
      <style:text-properties officeooo:rsid="07c15190"/>
    </style:style>
    <style:style style:name="T1997" style:family="text">
      <style:text-properties officeooo:rsid="07c32287"/>
    </style:style>
    <style:style style:name="T1998" style:family="text">
      <style:text-properties officeooo:rsid="07c52a50"/>
    </style:style>
    <style:style style:name="T1999" style:family="text">
      <style:text-properties officeooo:rsid="07c3fc31"/>
    </style:style>
    <style:style style:name="T2000" style:family="text">
      <style:text-properties officeooo:rsid="07c55eb0"/>
    </style:style>
    <style:style style:name="T2001" style:family="text">
      <style:text-properties officeooo:rsid="07c73045"/>
    </style:style>
    <style:style style:name="T2002" style:family="text">
      <style:text-properties officeooo:rsid="07c7f717"/>
    </style:style>
    <style:style style:name="T2003" style:family="text">
      <style:text-properties officeooo:rsid="07c9de03"/>
    </style:style>
    <style:style style:name="T2004" style:family="text">
      <style:text-properties officeooo:rsid="07cb79cd"/>
    </style:style>
    <style:style style:name="T2005" style:family="text">
      <style:text-properties officeooo:rsid="07ccafd5"/>
    </style:style>
    <style:style style:name="T2006" style:family="text">
      <style:text-properties officeooo:rsid="07ceac9d"/>
    </style:style>
    <style:style style:name="T2007" style:family="text">
      <style:text-properties officeooo:rsid="07d0422a"/>
    </style:style>
    <style:style style:name="T2008" style:family="text">
      <style:text-properties officeooo:rsid="07d1bdaf"/>
    </style:style>
    <style:style style:name="T2009" style:family="text">
      <style:text-properties officeooo:rsid="07d31999"/>
    </style:style>
    <style:style style:name="T2010" style:family="text">
      <style:text-properties officeooo:rsid="07d47cfe"/>
    </style:style>
    <style:style style:name="T2011" style:family="text">
      <style:text-properties officeooo:rsid="07d57604"/>
    </style:style>
    <style:style style:name="T2012" style:family="text">
      <style:text-properties officeooo:rsid="07d6ed9e"/>
    </style:style>
    <style:style style:name="T2013" style:family="text">
      <style:text-properties officeooo:rsid="07d7acdf"/>
    </style:style>
    <style:style style:name="T2014" style:family="text">
      <style:text-properties officeooo:rsid="07d91bc7"/>
    </style:style>
    <style:style style:name="T2015" style:family="text">
      <style:text-properties officeooo:rsid="07dafa77"/>
    </style:style>
    <style:style style:name="T2016" style:family="text">
      <style:text-properties officeooo:rsid="07dc7827"/>
    </style:style>
    <style:style style:name="T2017" style:family="text">
      <style:text-properties officeooo:rsid="07de3e99"/>
    </style:style>
    <style:style style:name="T2018" style:family="text">
      <style:text-properties officeooo:rsid="07debcba"/>
    </style:style>
    <style:style style:name="T2019" style:family="text">
      <style:text-properties officeooo:rsid="07e01c3a"/>
    </style:style>
    <style:style style:name="T2020" style:family="text">
      <style:text-properties officeooo:rsid="07e14bd3"/>
    </style:style>
    <style:style style:name="T2021" style:family="text">
      <style:text-properties officeooo:rsid="07e34306"/>
    </style:style>
    <style:style style:name="T2022" style:family="text">
      <style:text-properties officeooo:rsid="07e4cb6b"/>
    </style:style>
    <style:style style:name="T2023" style:family="text">
      <style:text-properties officeooo:rsid="07e675f8"/>
    </style:style>
    <style:style style:name="T2024" style:family="text">
      <style:text-properties officeooo:rsid="07e7d797"/>
    </style:style>
    <style:style style:name="T2025" style:family="text">
      <style:text-properties officeooo:rsid="07e8e9b5"/>
    </style:style>
    <style:style style:name="T2026" style:family="text">
      <style:text-properties officeooo:rsid="07eac8c9"/>
    </style:style>
    <style:style style:name="T2027" style:family="text">
      <style:text-properties officeooo:rsid="07eb68b3"/>
    </style:style>
    <style:style style:name="T2028" style:family="text">
      <style:text-properties officeooo:rsid="07ebf3f8"/>
    </style:style>
    <style:style style:name="T2029" style:family="text">
      <style:text-properties officeooo:rsid="07ec4681"/>
    </style:style>
    <style:style style:name="T2030" style:family="text">
      <style:text-properties officeooo:rsid="07ec8054"/>
    </style:style>
    <style:style style:name="T2031" style:family="text">
      <style:text-properties officeooo:rsid="07ee3255"/>
    </style:style>
    <style:style style:name="T2032" style:family="text">
      <style:text-properties officeooo:rsid="07ef05d3"/>
    </style:style>
    <style:style style:name="T2033" style:family="text">
      <style:text-properties officeooo:rsid="07ef1812"/>
    </style:style>
    <style:style style:name="T2034" style:family="text">
      <style:text-properties officeooo:rsid="07f1058a"/>
    </style:style>
    <style:style style:name="T2035" style:family="text">
      <style:text-properties officeooo:rsid="07f2cebf"/>
    </style:style>
    <style:style style:name="T2036" style:family="text">
      <style:text-properties officeooo:rsid="07f4996c"/>
    </style:style>
    <style:style style:name="T2037" style:family="text">
      <style:text-properties officeooo:rsid="07f60315"/>
    </style:style>
    <style:style style:name="T2038" style:family="text">
      <style:text-properties officeooo:rsid="07f7825f"/>
    </style:style>
    <style:style style:name="T2039" style:family="text">
      <style:text-properties officeooo:rsid="07f7fa13"/>
    </style:style>
    <style:style style:name="T2040" style:family="text">
      <style:text-properties officeooo:rsid="07f80198"/>
    </style:style>
    <style:style style:name="T2041" style:family="text">
      <style:text-properties officeooo:rsid="07f987ff"/>
    </style:style>
    <style:style style:name="T2042" style:family="text">
      <style:text-properties officeooo:rsid="07fa8107"/>
    </style:style>
    <style:style style:name="T2043" style:family="text">
      <style:text-properties officeooo:rsid="07fb0db3"/>
    </style:style>
    <style:style style:name="T2044" style:family="text">
      <style:text-properties officeooo:rsid="03b15d7d"/>
    </style:style>
    <style:style style:name="T2045" style:family="text">
      <style:text-properties officeooo:rsid="03b195d2"/>
    </style:style>
    <style:style style:name="T2046" style:family="text">
      <style:text-properties officeooo:rsid="03b33b44"/>
    </style:style>
    <style:style style:name="T2047" style:family="text">
      <style:text-properties officeooo:rsid="03b43d07"/>
    </style:style>
    <style:style style:name="T2048" style:family="text">
      <style:text-properties officeooo:rsid="07fe0f8a"/>
    </style:style>
    <style:style style:name="T2049" style:family="text">
      <style:text-properties officeooo:rsid="0803cd28"/>
    </style:style>
    <style:style style:name="T2050" style:family="text">
      <style:text-properties officeooo:rsid="07fed3c9"/>
    </style:style>
    <style:style style:name="T2051" style:family="text">
      <style:text-properties officeooo:rsid="07ff0e5b"/>
    </style:style>
    <style:style style:name="T2052" style:family="text">
      <style:text-properties officeooo:rsid="0800a7ec"/>
    </style:style>
    <style:style style:name="T2053" style:family="text">
      <style:text-properties officeooo:rsid="0800e194"/>
    </style:style>
    <style:style style:name="T2054" style:family="text">
      <style:text-properties officeooo:rsid="0801b943"/>
    </style:style>
    <style:style style:name="T2055" style:family="text">
      <style:text-properties officeooo:rsid="0801f432"/>
    </style:style>
    <style:style style:name="T2056" style:family="text">
      <style:text-properties officeooo:rsid="0803cf66"/>
    </style:style>
    <style:style style:name="T2057" style:family="text">
      <style:text-properties officeooo:rsid="0803d354"/>
    </style:style>
    <style:style style:name="T2058" style:family="text">
      <style:text-properties officeooo:rsid="0804a43b"/>
    </style:style>
    <style:style style:name="T2059" style:family="text">
      <style:text-properties officeooo:rsid="08052409"/>
    </style:style>
    <style:style style:name="T2060" style:family="text">
      <style:text-properties officeooo:rsid="08068b2d"/>
    </style:style>
    <style:style style:name="T2061" style:family="text">
      <style:text-properties officeooo:rsid="08071dfc"/>
    </style:style>
    <style:style style:name="T2062" style:family="text">
      <style:text-properties officeooo:rsid="080900df"/>
    </style:style>
    <style:style style:name="T2063" style:family="text">
      <style:text-properties officeooo:rsid="08093aa9"/>
    </style:style>
    <style:style style:name="T2064" style:family="text">
      <style:text-properties officeooo:rsid="0809a20c"/>
    </style:style>
    <style:style style:name="T2065" style:family="text">
      <style:text-properties officeooo:rsid="080b4d70"/>
    </style:style>
    <style:style style:name="T2066" style:family="text">
      <style:text-properties officeooo:rsid="080c056c"/>
    </style:style>
    <style:style style:name="T2067" style:family="text">
      <style:text-properties officeooo:rsid="080d4197"/>
    </style:style>
    <style:style style:name="T2068" style:family="text">
      <style:text-properties officeooo:rsid="080da3cc"/>
    </style:style>
    <style:style style:name="T2069" style:family="text">
      <style:text-properties officeooo:rsid="0c316d56"/>
    </style:style>
    <style:style style:name="T2070" style:family="text">
      <style:text-properties officeooo:rsid="080f43e4"/>
    </style:style>
    <style:style style:name="T2071" style:family="text">
      <style:text-properties officeooo:rsid="0810ba6b"/>
    </style:style>
    <style:style style:name="T2072" style:family="text">
      <style:text-properties officeooo:rsid="08115016"/>
    </style:style>
    <style:style style:name="T2073" style:family="text">
      <style:text-properties officeooo:rsid="0811f1b1"/>
    </style:style>
    <style:style style:name="T2074" style:family="text">
      <style:text-properties officeooo:rsid="08134355"/>
    </style:style>
    <style:style style:name="T2075" style:family="text">
      <style:text-properties officeooo:rsid="0813d714"/>
    </style:style>
    <style:style style:name="T2076" style:family="text">
      <style:text-properties officeooo:rsid="0813f3b9"/>
    </style:style>
    <style:style style:name="T2077" style:family="text">
      <style:text-properties officeooo:rsid="08149bb0"/>
    </style:style>
    <style:style style:name="T2078" style:family="text">
      <style:text-properties officeooo:rsid="08150430"/>
    </style:style>
    <style:style style:name="T2079" style:family="text">
      <style:text-properties officeooo:rsid="0815d96e"/>
    </style:style>
    <style:style style:name="T2080" style:family="text">
      <style:text-properties officeooo:rsid="08169269"/>
    </style:style>
    <style:style style:name="T2081" style:family="text">
      <style:text-properties officeooo:rsid="0818827e"/>
    </style:style>
    <style:style style:name="T2082" style:family="text">
      <style:text-properties officeooo:rsid="081975ec"/>
    </style:style>
    <style:style style:name="T2083" style:family="text">
      <style:text-properties officeooo:rsid="081a87ed"/>
    </style:style>
    <style:style style:name="T2084" style:family="text">
      <style:text-properties officeooo:rsid="081c6cd2"/>
    </style:style>
    <style:style style:name="T2085" style:family="text">
      <style:text-properties officeooo:rsid="081e3a1a"/>
    </style:style>
    <style:style style:name="T2086" style:family="text">
      <style:text-properties officeooo:rsid="0c325d86"/>
    </style:style>
    <style:style style:name="T2087" style:family="text">
      <style:text-properties officeooo:rsid="081ec1a0"/>
    </style:style>
    <style:style style:name="T2088" style:family="text">
      <style:text-properties officeooo:rsid="081ff9f1"/>
    </style:style>
    <style:style style:name="T2089" style:family="text">
      <style:text-properties officeooo:rsid="0821d0ab"/>
    </style:style>
    <style:style style:name="T2090" style:family="text">
      <style:text-properties officeooo:rsid="0822fe3e"/>
    </style:style>
    <style:style style:name="T2091" style:family="text">
      <style:text-properties officeooo:rsid="0825357f"/>
    </style:style>
    <style:style style:name="T2092" style:family="text">
      <style:text-properties officeooo:rsid="08259dc2"/>
    </style:style>
    <style:style style:name="T2093" style:family="text">
      <style:text-properties officeooo:rsid="0826d4b2"/>
    </style:style>
    <style:style style:name="T2094" style:family="text">
      <style:text-properties officeooo:rsid="0826ee42"/>
    </style:style>
    <style:style style:name="T2095" style:family="text">
      <style:text-properties officeooo:rsid="0827bf32"/>
    </style:style>
    <style:style style:name="T2096" style:family="text">
      <style:text-properties officeooo:rsid="082982eb"/>
    </style:style>
    <style:style style:name="T2097" style:family="text">
      <style:text-properties officeooo:rsid="082b4903"/>
    </style:style>
    <style:style style:name="T2098" style:family="text">
      <style:text-properties officeooo:rsid="082c3578"/>
    </style:style>
    <style:style style:name="T2099" style:family="text">
      <style:text-properties officeooo:rsid="082cdfc3"/>
    </style:style>
    <style:style style:name="T2100" style:family="text">
      <style:text-properties officeooo:rsid="082d3dcb"/>
    </style:style>
    <style:style style:name="T2101" style:family="text">
      <style:text-properties officeooo:rsid="082e5183"/>
    </style:style>
    <style:style style:name="T2102" style:family="text">
      <style:text-properties officeooo:rsid="08304c0b"/>
    </style:style>
    <style:style style:name="T2103" style:family="text">
      <style:text-properties officeooo:rsid="08307229"/>
    </style:style>
    <style:style style:name="T2104" style:family="text">
      <style:text-properties officeooo:rsid="0831acc3"/>
    </style:style>
    <style:style style:name="T2105" style:family="text">
      <style:text-properties officeooo:rsid="0832e977"/>
    </style:style>
    <style:style style:name="T2106" style:family="text">
      <style:text-properties officeooo:rsid="083499be"/>
    </style:style>
    <style:style style:name="T2107" style:family="text">
      <style:text-properties officeooo:rsid="08364786"/>
    </style:style>
    <style:style style:name="T2108" style:family="text">
      <style:text-properties officeooo:rsid="08373dbb"/>
    </style:style>
    <style:style style:name="T2109" style:family="text">
      <style:text-properties officeooo:rsid="0837bcd4"/>
    </style:style>
    <style:style style:name="T2110" style:family="text">
      <style:text-properties officeooo:rsid="08399c80"/>
    </style:style>
    <style:style style:name="T2111" style:family="text">
      <style:text-properties officeooo:rsid="083b7c3f"/>
    </style:style>
    <style:style style:name="T2112" style:family="text">
      <style:text-properties officeooo:rsid="083bab0e"/>
    </style:style>
    <style:style style:name="T2113" style:family="text">
      <style:text-properties officeooo:rsid="083c8bd5"/>
    </style:style>
    <style:style style:name="T2114" style:family="text">
      <style:text-properties officeooo:rsid="083e39e0"/>
    </style:style>
    <style:style style:name="T2115" style:family="text">
      <style:text-properties officeooo:rsid="083e596e"/>
    </style:style>
    <style:style style:name="T2116" style:family="text">
      <style:text-properties officeooo:rsid="08403d0f"/>
    </style:style>
    <style:style style:name="T2117" style:family="text">
      <style:text-properties officeooo:rsid="084060e9"/>
    </style:style>
    <style:style style:name="T2118" style:family="text">
      <style:text-properties officeooo:rsid="0841f580"/>
    </style:style>
    <style:style style:name="T2119" style:family="text">
      <style:text-properties officeooo:rsid="0842fb25"/>
    </style:style>
    <style:style style:name="T2120" style:family="text">
      <style:text-properties officeooo:rsid="084389b2"/>
    </style:style>
    <style:style style:name="T2121" style:family="text">
      <style:text-properties officeooo:rsid="08441e72"/>
    </style:style>
    <style:style style:name="T2122" style:family="text">
      <style:text-properties officeooo:rsid="084462a3"/>
    </style:style>
    <style:style style:name="T2123" style:family="text">
      <style:text-properties officeooo:rsid="08463c3f"/>
    </style:style>
    <style:style style:name="T2124" style:family="text">
      <style:text-properties officeooo:rsid="0847e05b"/>
    </style:style>
    <style:style style:name="T2125" style:family="text">
      <style:text-properties officeooo:rsid="0849c3dc"/>
    </style:style>
    <style:style style:name="T2126" style:family="text">
      <style:text-properties officeooo:rsid="084a0673"/>
    </style:style>
    <style:style style:name="T2127" style:family="text">
      <style:text-properties officeooo:rsid="084b428a"/>
    </style:style>
    <style:style style:name="T2128" style:family="text">
      <style:text-properties officeooo:rsid="084d81bf"/>
    </style:style>
    <style:style style:name="T2129" style:family="text">
      <style:text-properties officeooo:rsid="084e292b"/>
    </style:style>
    <style:style style:name="T2130" style:family="text">
      <style:text-properties officeooo:rsid="084e43f3"/>
    </style:style>
    <style:style style:name="T2131" style:family="text">
      <style:text-properties officeooo:rsid="084e460c"/>
    </style:style>
    <style:style style:name="T2132" style:family="text">
      <style:text-properties officeooo:rsid="0c3455d6"/>
    </style:style>
    <style:style style:name="T2133" style:family="text">
      <style:text-properties officeooo:rsid="084f154a"/>
    </style:style>
    <style:style style:name="T2134" style:family="text">
      <style:text-properties officeooo:rsid="08515fee"/>
    </style:style>
    <style:style style:name="T2135" style:family="text">
      <style:text-properties officeooo:rsid="084ffd03"/>
    </style:style>
    <style:style style:name="T2136" style:family="text">
      <style:text-properties officeooo:rsid="08534754"/>
    </style:style>
    <style:style style:name="T2137" style:family="text">
      <style:text-properties officeooo:rsid="08544f10"/>
    </style:style>
    <style:style style:name="T2138" style:family="text">
      <style:text-properties officeooo:rsid="085582f5"/>
    </style:style>
    <style:style style:name="T2139" style:family="text">
      <style:text-properties officeooo:rsid="0855caa7"/>
    </style:style>
    <style:style style:name="T2140" style:family="text">
      <style:text-properties officeooo:rsid="0855f3de"/>
    </style:style>
    <style:style style:name="T2141" style:family="text">
      <style:text-properties officeooo:rsid="0857545b"/>
    </style:style>
    <style:style style:name="T2142" style:family="text">
      <style:text-properties officeooo:rsid="085759d1"/>
    </style:style>
    <style:style style:name="T2143" style:family="text">
      <style:text-properties officeooo:rsid="08579919"/>
    </style:style>
    <style:style style:name="T2144" style:family="text">
      <style:text-properties officeooo:rsid="0858317a"/>
    </style:style>
    <style:style style:name="T2145" style:family="text">
      <style:text-properties officeooo:rsid="08585b28"/>
    </style:style>
    <style:style style:name="T2146" style:family="text">
      <style:text-properties officeooo:rsid="0859ba51"/>
    </style:style>
    <style:style style:name="T2147" style:family="text">
      <style:text-properties officeooo:rsid="0859c8d4"/>
    </style:style>
    <style:style style:name="T2148" style:family="text">
      <style:text-properties officeooo:rsid="0859d730"/>
    </style:style>
    <style:style style:name="T2149" style:family="text">
      <style:text-properties officeooo:rsid="085b0c66"/>
    </style:style>
    <style:style style:name="T2150" style:family="text">
      <style:text-properties officeooo:rsid="085ca3e2"/>
    </style:style>
    <style:style style:name="T2151" style:family="text">
      <style:text-properties officeooo:rsid="085e0537"/>
    </style:style>
    <style:style style:name="T2152" style:family="text">
      <style:text-properties officeooo:rsid="085e2cb5"/>
    </style:style>
    <style:style style:name="T2153" style:family="text">
      <style:text-properties officeooo:rsid="085fa440"/>
    </style:style>
    <style:style style:name="T2154" style:family="text">
      <style:text-properties officeooo:rsid="085fdfea"/>
    </style:style>
    <style:style style:name="T2155" style:family="text">
      <style:text-properties officeooo:rsid="0860d4ad"/>
    </style:style>
    <style:style style:name="T2156" style:family="text">
      <style:text-properties officeooo:rsid="0860db94"/>
    </style:style>
    <style:style style:name="T2157" style:family="text">
      <style:text-properties officeooo:rsid="08613518"/>
    </style:style>
    <style:style style:name="T2158" style:family="text">
      <style:text-properties officeooo:rsid="08623141"/>
    </style:style>
    <style:style style:name="T2159" style:family="text">
      <style:text-properties officeooo:rsid="08633567"/>
    </style:style>
    <style:style style:name="T2160" style:family="text">
      <style:text-properties officeooo:rsid="08641c5c"/>
    </style:style>
    <style:style style:name="T2161" style:family="text">
      <style:text-properties officeooo:rsid="08653d7f"/>
    </style:style>
    <style:style style:name="T2162" style:family="text">
      <style:text-properties officeooo:rsid="086614fa"/>
    </style:style>
    <style:style style:name="T2163" style:family="text">
      <style:text-properties officeooo:rsid="0866f2a2"/>
    </style:style>
    <style:style style:name="T2164" style:family="text">
      <style:text-properties officeooo:rsid="0867520d"/>
    </style:style>
    <style:style style:name="T2165" style:family="text">
      <style:text-properties officeooo:rsid="0867f8af"/>
    </style:style>
    <style:style style:name="T2166" style:family="text">
      <style:text-properties officeooo:rsid="0869ebcf"/>
    </style:style>
    <style:style style:name="T2167" style:family="text">
      <style:text-properties officeooo:rsid="086a496d"/>
    </style:style>
    <style:style style:name="T2168" style:family="text">
      <style:text-properties officeooo:rsid="086baaa8"/>
    </style:style>
    <style:style style:name="T2169" style:family="text">
      <style:text-properties officeooo:rsid="086cf689"/>
    </style:style>
    <style:style style:name="T2170" style:family="text">
      <style:text-properties officeooo:rsid="086d7beb"/>
    </style:style>
    <style:style style:name="T2171" style:family="text">
      <style:text-properties officeooo:rsid="086f3f9e"/>
    </style:style>
    <style:style style:name="T2172" style:family="text">
      <style:text-properties officeooo:rsid="08712793"/>
    </style:style>
    <style:style style:name="T2173" style:family="text">
      <style:text-properties officeooo:rsid="08717da1"/>
    </style:style>
    <style:style style:name="T2174" style:family="text">
      <style:text-properties officeooo:rsid="08718504"/>
    </style:style>
    <style:style style:name="T2175" style:family="text">
      <style:text-properties officeooo:rsid="0872444b"/>
    </style:style>
    <style:style style:name="T2176" style:family="text">
      <style:text-properties officeooo:rsid="087401d1"/>
    </style:style>
    <style:style style:name="T2177" style:family="text">
      <style:text-properties officeooo:rsid="087412cb"/>
    </style:style>
    <style:style style:name="T2178" style:family="text">
      <style:text-properties officeooo:rsid="0874c073"/>
    </style:style>
    <style:style style:name="T2179" style:family="text">
      <style:text-properties officeooo:rsid="08755bd6"/>
    </style:style>
    <style:style style:name="T2180" style:family="text">
      <style:text-properties officeooo:rsid="08765912"/>
    </style:style>
    <style:style style:name="T2181" style:family="text">
      <style:text-properties officeooo:rsid="0877edea"/>
    </style:style>
    <style:style style:name="T2182" style:family="text">
      <style:text-properties officeooo:rsid="0878bedf"/>
    </style:style>
    <style:style style:name="T2183" style:family="text">
      <style:text-properties officeooo:rsid="087a448c"/>
    </style:style>
    <style:style style:name="T2184" style:family="text">
      <style:text-properties officeooo:rsid="087bcb64"/>
    </style:style>
    <style:style style:name="T2185" style:family="text">
      <style:text-properties officeooo:rsid="087c0db4"/>
    </style:style>
    <style:style style:name="T2186" style:family="text">
      <style:text-properties officeooo:rsid="087d5526"/>
    </style:style>
    <style:style style:name="T2187" style:family="text">
      <style:text-properties officeooo:rsid="0c3acde7"/>
    </style:style>
    <style:style style:name="T2188" style:family="text">
      <style:text-properties officeooo:rsid="087dcd72"/>
    </style:style>
    <style:style style:name="T2189" style:family="text">
      <style:text-properties officeooo:rsid="087eaa70"/>
    </style:style>
    <style:style style:name="T2190" style:family="text">
      <style:text-properties officeooo:rsid="088090f0"/>
    </style:style>
    <style:style style:name="T2191" style:family="text">
      <style:text-properties officeooo:rsid="08820143"/>
    </style:style>
    <style:style style:name="T2192" style:family="text">
      <style:text-properties officeooo:rsid="08838d86"/>
    </style:style>
    <style:style style:name="T2193" style:family="text">
      <style:text-properties officeooo:rsid="0885dd6f"/>
    </style:style>
    <style:style style:name="T2194" style:family="text">
      <style:text-properties officeooo:rsid="08870261"/>
    </style:style>
    <style:style style:name="T2195" style:family="text">
      <style:text-properties officeooo:rsid="08886910"/>
    </style:style>
    <style:style style:name="T2196" style:family="text">
      <style:text-properties officeooo:rsid="08890bcf"/>
    </style:style>
    <style:style style:name="T2197" style:family="text">
      <style:text-properties officeooo:rsid="088a3382"/>
    </style:style>
    <style:style style:name="T2198" style:family="text">
      <style:text-properties officeooo:rsid="088c319d"/>
    </style:style>
    <style:style style:name="T2199" style:family="text">
      <style:text-properties officeooo:rsid="088c552c"/>
    </style:style>
    <style:style style:name="T2200" style:family="text">
      <style:text-properties officeooo:rsid="088e19dc"/>
    </style:style>
    <style:style style:name="T2201" style:family="text">
      <style:text-properties officeooo:rsid="088fa91b"/>
    </style:style>
    <style:style style:name="T2202" style:family="text">
      <style:text-properties officeooo:rsid="08917b33"/>
    </style:style>
    <style:style style:name="T2203" style:family="text">
      <style:text-properties officeooo:rsid="089325d2"/>
    </style:style>
    <style:style style:name="T2204" style:family="text">
      <style:text-properties officeooo:rsid="0893de6f"/>
    </style:style>
    <style:style style:name="T2205" style:family="text">
      <style:text-properties officeooo:rsid="0893fc89"/>
    </style:style>
    <style:style style:name="T2206" style:family="text">
      <style:text-properties officeooo:rsid="0894ba03"/>
    </style:style>
    <style:style style:name="T2207" style:family="text">
      <style:text-properties officeooo:rsid="0895a9b0"/>
    </style:style>
    <style:style style:name="T2208" style:family="text">
      <style:text-properties officeooo:rsid="08977a02"/>
    </style:style>
    <style:style style:name="T2209" style:family="text">
      <style:text-properties officeooo:rsid="0899779e"/>
    </style:style>
    <style:style style:name="T2210" style:family="text">
      <style:text-properties officeooo:rsid="089a19ca"/>
    </style:style>
    <style:style style:name="T2211" style:family="text">
      <style:text-properties officeooo:rsid="089b276f"/>
    </style:style>
    <style:style style:name="T2212" style:family="text">
      <style:text-properties officeooo:rsid="089d0cab"/>
    </style:style>
    <style:style style:name="T2213" style:family="text">
      <style:text-properties officeooo:rsid="089dba7b"/>
    </style:style>
    <style:style style:name="T2214" style:family="text">
      <style:text-properties officeooo:rsid="089f968e"/>
    </style:style>
    <style:style style:name="T2215" style:family="text">
      <style:text-properties officeooo:rsid="08a06cf1"/>
    </style:style>
    <style:style style:name="T2216" style:family="text">
      <style:text-properties officeooo:rsid="08a0df02"/>
    </style:style>
    <style:style style:name="T2217" style:family="text">
      <style:text-properties officeooo:rsid="08a226bc"/>
    </style:style>
    <style:style style:name="T2218" style:family="text">
      <style:text-properties officeooo:rsid="08a375b9"/>
    </style:style>
    <style:style style:name="T2219" style:family="text">
      <style:text-properties officeooo:rsid="08a3ff9b"/>
    </style:style>
    <style:style style:name="T2220" style:family="text">
      <style:text-properties officeooo:rsid="08a4a038"/>
    </style:style>
    <style:style style:name="T2221" style:family="text">
      <style:text-properties officeooo:rsid="08a5309c"/>
    </style:style>
    <style:style style:name="T2222" style:family="text">
      <style:text-properties officeooo:rsid="08a88b58"/>
    </style:style>
    <style:style style:name="T2223" style:family="text">
      <style:text-properties officeooo:rsid="08aa32bc"/>
    </style:style>
    <style:style style:name="T2224" style:family="text">
      <style:text-properties officeooo:rsid="08aa7c38"/>
    </style:style>
    <style:style style:name="T2225" style:family="text">
      <style:text-properties officeooo:rsid="08aab6a8"/>
    </style:style>
    <style:style style:name="T2226" style:family="text">
      <style:text-properties officeooo:rsid="08abc8a0"/>
    </style:style>
    <style:style style:name="T2227" style:family="text">
      <style:text-properties officeooo:rsid="08acedaa"/>
    </style:style>
    <style:style style:name="T2228" style:family="text">
      <style:text-properties officeooo:rsid="08ae117c"/>
    </style:style>
    <style:style style:name="T2229" style:family="text">
      <style:text-properties officeooo:rsid="08afbb74"/>
    </style:style>
    <style:style style:name="T2230" style:family="text">
      <style:text-properties officeooo:rsid="08b04a19"/>
    </style:style>
    <style:style style:name="T2231" style:family="text">
      <style:text-properties officeooo:rsid="08b06caa"/>
    </style:style>
    <style:style style:name="T2232" style:family="text">
      <style:text-properties officeooo:rsid="08b1602f"/>
    </style:style>
    <style:style style:name="T2233" style:family="text">
      <style:text-properties officeooo:rsid="08b2cc62"/>
    </style:style>
    <style:style style:name="T2234" style:family="text">
      <style:text-properties officeooo:rsid="08b2f271"/>
    </style:style>
    <style:style style:name="T2235" style:family="text">
      <style:text-properties officeooo:rsid="08b4de5c"/>
    </style:style>
    <style:style style:name="T2236" style:family="text">
      <style:text-properties officeooo:rsid="08b5fb6b"/>
    </style:style>
    <style:style style:name="T2237" style:family="text">
      <style:text-properties officeooo:rsid="08b66ec7"/>
    </style:style>
    <style:style style:name="T2238" style:family="text">
      <style:text-properties officeooo:rsid="08b68f0d"/>
    </style:style>
    <style:style style:name="T2239" style:family="text">
      <style:text-properties officeooo:rsid="08b82458"/>
    </style:style>
    <style:style style:name="T2240" style:family="text">
      <style:text-properties officeooo:rsid="08baf9ae"/>
    </style:style>
    <style:style style:name="T2241" style:family="text">
      <style:text-properties officeooo:rsid="08bc5aa5"/>
    </style:style>
    <style:style style:name="T2242" style:family="text">
      <style:text-properties officeooo:rsid="08be442b"/>
    </style:style>
    <style:style style:name="T2243" style:family="text">
      <style:text-properties officeooo:rsid="08be6403"/>
    </style:style>
    <style:style style:name="T2244" style:family="text">
      <style:text-properties officeooo:rsid="08be7308"/>
    </style:style>
    <style:style style:name="T2245" style:family="text">
      <style:text-properties officeooo:rsid="08bf965a"/>
    </style:style>
    <style:style style:name="T2246" style:family="text">
      <style:text-properties officeooo:rsid="0a929f29"/>
    </style:style>
    <style:style style:name="T2247" style:family="text">
      <style:text-properties officeooo:rsid="08c07156"/>
    </style:style>
    <style:style style:name="T2248" style:family="text">
      <style:text-properties officeooo:rsid="08c119fb"/>
    </style:style>
    <style:style style:name="T2249" style:family="text">
      <style:text-properties officeooo:rsid="08c220dc"/>
    </style:style>
    <style:style style:name="T2250" style:family="text">
      <style:text-properties officeooo:rsid="08c23939"/>
    </style:style>
    <style:style style:name="T2251" style:family="text">
      <style:text-properties officeooo:rsid="08c27f9b"/>
    </style:style>
    <style:style style:name="T2252" style:family="text">
      <style:text-properties officeooo:rsid="08c3d66f"/>
    </style:style>
    <style:style style:name="T2253" style:family="text">
      <style:text-properties officeooo:rsid="08c41477"/>
    </style:style>
    <style:style style:name="T2254" style:family="text">
      <style:text-properties officeooo:rsid="08c54743"/>
    </style:style>
    <style:style style:name="T2255" style:family="text">
      <style:text-properties officeooo:rsid="08c5fa38"/>
    </style:style>
    <style:style style:name="T2256" style:family="text">
      <style:text-properties officeooo:rsid="08c66b06"/>
    </style:style>
    <style:style style:name="T2257" style:family="text">
      <style:text-properties officeooo:rsid="08c80e63"/>
    </style:style>
    <style:style style:name="T2258" style:family="text">
      <style:text-properties officeooo:rsid="08c84ce9"/>
    </style:style>
    <style:style style:name="T2259" style:family="text">
      <style:text-properties officeooo:rsid="08c92cdf"/>
    </style:style>
    <style:style style:name="T2260" style:family="text">
      <style:text-properties officeooo:rsid="08cac355"/>
    </style:style>
    <style:style style:name="T2261" style:family="text">
      <style:text-properties officeooo:rsid="08cba74d"/>
    </style:style>
    <style:style style:name="T2262" style:family="text">
      <style:text-properties officeooo:rsid="08cbc8f4"/>
    </style:style>
    <style:style style:name="T2263" style:family="text">
      <style:text-properties officeooo:rsid="08cc0ca1"/>
    </style:style>
    <style:style style:name="T2264" style:family="text">
      <style:text-properties officeooo:rsid="08cc2d28"/>
    </style:style>
    <style:style style:name="T2265" style:family="text">
      <style:text-properties officeooo:rsid="08cc5ca1"/>
    </style:style>
    <style:style style:name="T2266" style:family="text">
      <style:text-properties officeooo:rsid="08ccae54"/>
    </style:style>
    <style:style style:name="T2267" style:family="text">
      <style:text-properties officeooo:rsid="08ce4672"/>
    </style:style>
    <style:style style:name="T2268" style:family="text">
      <style:text-properties officeooo:rsid="08cf5234"/>
    </style:style>
    <style:style style:name="T2269" style:family="text">
      <style:text-properties officeooo:rsid="08d058e0"/>
    </style:style>
    <style:style style:name="T2270" style:family="text">
      <style:text-properties officeooo:rsid="08d14d2b"/>
    </style:style>
    <style:style style:name="T2271" style:family="text">
      <style:text-properties officeooo:rsid="08d154f9"/>
    </style:style>
    <style:style style:name="T2272" style:family="text">
      <style:text-properties officeooo:rsid="08d17846"/>
    </style:style>
    <style:style style:name="T2273" style:family="text">
      <style:text-properties officeooo:rsid="08d2c933"/>
    </style:style>
    <style:style style:name="T2274" style:family="text">
      <style:text-properties officeooo:rsid="08d4a8d4"/>
    </style:style>
    <style:style style:name="T2275" style:family="text">
      <style:text-properties officeooo:rsid="08d5b4f3"/>
    </style:style>
    <style:style style:name="T2276" style:family="text">
      <style:text-properties officeooo:rsid="08d71045"/>
    </style:style>
    <style:style style:name="T2277" style:family="text">
      <style:text-properties officeooo:rsid="08d8b481"/>
    </style:style>
    <style:style style:name="T2278" style:family="text">
      <style:text-properties officeooo:rsid="08d9f1a4"/>
    </style:style>
    <style:style style:name="T2279" style:family="text">
      <style:text-properties officeooo:rsid="08db8378"/>
    </style:style>
    <style:style style:name="T2280" style:family="text">
      <style:text-properties officeooo:rsid="08dd12ce"/>
    </style:style>
    <style:style style:name="T2281" style:family="text">
      <style:text-properties officeooo:rsid="08de5bf4"/>
    </style:style>
    <style:style style:name="T2282" style:family="text">
      <style:text-properties officeooo:rsid="08df1ca6"/>
    </style:style>
    <style:style style:name="T2283" style:family="text">
      <style:text-properties officeooo:rsid="08e0a43a"/>
    </style:style>
    <style:style style:name="T2284" style:family="text">
      <style:text-properties officeooo:rsid="08e0dd3f"/>
    </style:style>
    <style:style style:name="T2285" style:family="text">
      <style:text-properties officeooo:rsid="08e24bf6"/>
    </style:style>
    <style:style style:name="T2286" style:family="text">
      <style:text-properties officeooo:rsid="08e422bf"/>
    </style:style>
    <style:style style:name="T2287" style:family="text">
      <style:text-properties officeooo:rsid="08e4a1f4"/>
    </style:style>
    <style:style style:name="T2288" style:family="text">
      <style:text-properties officeooo:rsid="08e62674"/>
    </style:style>
    <style:style style:name="T2289" style:family="text">
      <style:text-properties officeooo:rsid="08e6daec"/>
    </style:style>
    <style:style style:name="T2290" style:family="text">
      <style:text-properties officeooo:rsid="017f3d3a"/>
    </style:style>
    <style:style style:name="T2291" style:family="text">
      <style:text-properties officeooo:rsid="0c3e15cd"/>
    </style:style>
    <style:style style:name="T2292" style:family="text">
      <style:text-properties officeooo:rsid="08e948bc"/>
    </style:style>
    <style:style style:name="T2293" style:family="text">
      <style:text-properties officeooo:rsid="08e99d91"/>
    </style:style>
    <style:style style:name="T2294" style:family="text">
      <style:text-properties officeooo:rsid="08eb29f9"/>
    </style:style>
    <style:style style:name="T2295" style:family="text">
      <style:text-properties officeooo:rsid="08ec0633"/>
    </style:style>
    <style:style style:name="T2296" style:family="text">
      <style:text-properties officeooo:rsid="08ef461b"/>
    </style:style>
    <style:style style:name="T2297" style:family="text">
      <style:text-properties officeooo:rsid="08efe2f0"/>
    </style:style>
    <style:style style:name="T2298" style:family="text">
      <style:text-properties officeooo:rsid="08f1b37d"/>
    </style:style>
    <style:style style:name="T2299" style:family="text">
      <style:text-properties officeooo:rsid="08f33fd3"/>
    </style:style>
    <style:style style:name="T2300" style:family="text">
      <style:text-properties officeooo:rsid="0c3ea8ba"/>
    </style:style>
    <style:style style:name="T2301" style:family="text">
      <style:text-properties officeooo:rsid="08f3443c"/>
    </style:style>
    <style:style style:name="T2302" style:family="text">
      <style:text-properties officeooo:rsid="08f428c5"/>
    </style:style>
    <style:style style:name="T2303" style:family="text">
      <style:text-properties officeooo:rsid="08f5b9f6"/>
    </style:style>
    <style:style style:name="T2304" style:family="text">
      <style:text-properties officeooo:rsid="08f785c2"/>
    </style:style>
    <style:style style:name="T2305" style:family="text">
      <style:text-properties officeooo:rsid="08f7f968"/>
    </style:style>
    <style:style style:name="T2306" style:family="text">
      <style:text-properties officeooo:rsid="08f94150"/>
    </style:style>
    <style:style style:name="T2307" style:family="text">
      <style:text-properties officeooo:rsid="08fa2072"/>
    </style:style>
    <style:style style:name="T2308" style:family="text">
      <style:text-properties officeooo:rsid="08fc09bb"/>
    </style:style>
    <style:style style:name="T2309" style:family="text">
      <style:text-properties officeooo:rsid="08fc742c"/>
    </style:style>
    <style:style style:name="T2310" style:family="text">
      <style:text-properties officeooo:rsid="0c40d451"/>
    </style:style>
    <style:style style:name="T2311" style:family="text">
      <style:text-properties officeooo:rsid="0ae69d42"/>
    </style:style>
    <style:style style:name="T2312" style:family="text">
      <style:text-properties officeooo:rsid="08fdd159"/>
    </style:style>
    <style:style style:name="T2313" style:family="text">
      <style:text-properties officeooo:rsid="08fe49e8"/>
    </style:style>
    <style:style style:name="T2314" style:family="text">
      <style:text-properties officeooo:rsid="08ff8218"/>
    </style:style>
    <style:style style:name="T2315" style:family="text">
      <style:text-properties officeooo:rsid="0900bbe5"/>
    </style:style>
    <style:style style:name="T2316" style:family="text">
      <style:text-properties officeooo:rsid="0900beb7"/>
    </style:style>
    <style:style style:name="T2317" style:family="text">
      <style:text-properties officeooo:rsid="0900d939"/>
    </style:style>
    <style:style style:name="T2318" style:family="text">
      <style:text-properties officeooo:rsid="090165ba"/>
    </style:style>
    <style:style style:name="T2319" style:family="text">
      <style:text-properties officeooo:rsid="09029221"/>
    </style:style>
    <style:style style:name="T2320" style:family="text">
      <style:text-properties officeooo:rsid="090491d2"/>
    </style:style>
    <style:style style:name="T2321" style:family="text">
      <style:text-properties officeooo:rsid="0906796a"/>
    </style:style>
    <style:style style:name="T2322" style:family="text">
      <style:text-properties officeooo:rsid="0908715d"/>
    </style:style>
    <style:style style:name="T2323" style:family="text">
      <style:text-properties officeooo:rsid="0906e387"/>
    </style:style>
    <style:style style:name="T2324" style:family="text">
      <style:text-properties officeooo:rsid="0909a632"/>
    </style:style>
    <style:style style:name="T2325" style:family="text">
      <style:text-properties officeooo:rsid="090b59f5"/>
    </style:style>
    <style:style style:name="T2326" style:family="text">
      <style:text-properties officeooo:rsid="090cca95"/>
    </style:style>
    <style:style style:name="T2327" style:family="text">
      <style:text-properties officeooo:rsid="090c54e7"/>
    </style:style>
    <style:style style:name="T2328" style:family="text">
      <style:text-properties fo:font-style="italic" style:font-style-asian="italic" style:font-style-complex="italic"/>
    </style:style>
    <style:style style:name="T2329" style:family="text">
      <style:text-properties officeooo:rsid="090cf919"/>
    </style:style>
    <style:style style:name="T2330" style:family="text">
      <style:text-properties officeooo:rsid="0c4104ba"/>
    </style:style>
    <style:style style:name="T2331" style:family="text">
      <style:text-properties officeooo:rsid="090ed903"/>
    </style:style>
    <style:style style:name="T2332" style:family="text">
      <style:text-properties officeooo:rsid="090fa723"/>
    </style:style>
    <style:style style:name="T2333" style:family="text">
      <style:text-properties officeooo:rsid="090fdd38"/>
    </style:style>
    <style:style style:name="T2334" style:family="text">
      <style:text-properties officeooo:rsid="0911319a"/>
    </style:style>
    <style:style style:name="T2335" style:family="text">
      <style:text-properties officeooo:rsid="091187eb"/>
    </style:style>
    <style:style style:name="T2336" style:family="text">
      <style:text-properties officeooo:rsid="0912119e"/>
    </style:style>
    <style:style style:name="T2337" style:family="text">
      <style:text-properties officeooo:rsid="09127744"/>
    </style:style>
    <style:style style:name="T2338" style:family="text">
      <style:text-properties officeooo:rsid="091461b2"/>
    </style:style>
    <style:style style:name="T2339" style:family="text">
      <style:text-properties officeooo:rsid="09159cda"/>
    </style:style>
    <style:style style:name="T2340" style:family="text">
      <style:text-properties officeooo:rsid="0917603c"/>
    </style:style>
    <style:style style:name="T2341" style:family="text">
      <style:text-properties officeooo:rsid="0917e14a"/>
    </style:style>
    <style:style style:name="T2342" style:family="text">
      <style:text-properties officeooo:rsid="09191dce"/>
    </style:style>
    <style:style style:name="T2343" style:family="text">
      <style:text-properties officeooo:rsid="091a4719"/>
    </style:style>
    <style:style style:name="T2344" style:family="text">
      <style:text-properties officeooo:rsid="091ba634"/>
    </style:style>
    <style:style style:name="T2345" style:family="text">
      <style:text-properties officeooo:rsid="091d5fee"/>
    </style:style>
    <style:style style:name="T2346" style:family="text">
      <style:text-properties officeooo:rsid="091ec655"/>
    </style:style>
    <style:style style:name="T2347" style:family="text">
      <style:text-properties officeooo:rsid="091f5e62"/>
    </style:style>
    <style:style style:name="T2348" style:family="text">
      <style:text-properties officeooo:rsid="092074c0"/>
    </style:style>
    <style:style style:name="T2349" style:family="text">
      <style:text-properties officeooo:rsid="092197c5"/>
    </style:style>
    <style:style style:name="T2350" style:family="text">
      <style:text-properties officeooo:rsid="0921f321"/>
    </style:style>
    <style:style style:name="T2351" style:family="text">
      <style:text-properties officeooo:rsid="09223236"/>
    </style:style>
    <style:style style:name="T2352" style:family="text">
      <style:text-properties officeooo:rsid="092380ce"/>
    </style:style>
    <style:style style:name="T2353" style:family="text">
      <style:text-properties officeooo:rsid="09249fef"/>
    </style:style>
    <style:style style:name="T2354" style:family="text">
      <style:text-properties officeooo:rsid="09255af2"/>
    </style:style>
    <style:style style:name="T2355" style:family="text">
      <style:text-properties officeooo:rsid="092578a2"/>
    </style:style>
    <style:style style:name="T2356" style:family="text">
      <style:text-properties officeooo:rsid="092784aa"/>
    </style:style>
    <style:style style:name="T2357" style:family="text">
      <style:text-properties officeooo:rsid="09293c4a"/>
    </style:style>
    <style:style style:name="T2358" style:family="text">
      <style:text-properties officeooo:rsid="092a2061"/>
    </style:style>
    <style:style style:name="T2359" style:family="text">
      <style:text-properties officeooo:rsid="092a4bc8"/>
    </style:style>
    <style:style style:name="T2360" style:family="text">
      <style:text-properties officeooo:rsid="092a570d"/>
    </style:style>
    <style:style style:name="T2361" style:family="text">
      <style:text-properties officeooo:rsid="092ae9c2"/>
    </style:style>
    <style:style style:name="T2362" style:family="text">
      <style:text-properties officeooo:rsid="092ca905"/>
    </style:style>
    <style:style style:name="T2363" style:family="text">
      <style:text-properties officeooo:rsid="092d72aa"/>
    </style:style>
    <style:style style:name="T2364" style:family="text">
      <style:text-properties officeooo:rsid="092ec45e"/>
    </style:style>
    <style:style style:name="T2365" style:family="text">
      <style:text-properties officeooo:rsid="0930be46"/>
    </style:style>
    <style:style style:name="T2366" style:family="text">
      <style:text-properties officeooo:rsid="09319b9f"/>
    </style:style>
    <style:style style:name="T2367" style:family="text">
      <style:text-properties officeooo:rsid="0931dac2"/>
    </style:style>
    <style:style style:name="T2368" style:family="text">
      <style:text-properties officeooo:rsid="0931fe4e"/>
    </style:style>
    <style:style style:name="T2369" style:family="text">
      <style:text-properties officeooo:rsid="0933f002"/>
    </style:style>
    <style:style style:name="T2370" style:family="text">
      <style:text-properties officeooo:rsid="0934c9a1"/>
    </style:style>
    <style:style style:name="T2371" style:family="text">
      <style:text-properties officeooo:rsid="0938b480"/>
    </style:style>
    <style:style style:name="T2372" style:family="text">
      <style:text-properties officeooo:rsid="09351a9a"/>
    </style:style>
    <style:style style:name="T2373" style:family="text">
      <style:text-properties officeooo:rsid="0936a76b"/>
    </style:style>
    <style:style style:name="T2374" style:family="text">
      <style:text-properties officeooo:rsid="093820e2"/>
    </style:style>
    <style:style style:name="T2375" style:family="text">
      <style:text-properties officeooo:rsid="09385f47"/>
    </style:style>
    <style:style style:name="T2376" style:family="text">
      <style:text-properties officeooo:rsid="09387455"/>
    </style:style>
    <style:style style:name="T2377" style:family="text">
      <style:text-properties officeooo:rsid="093a3b7b"/>
    </style:style>
    <style:style style:name="T2378" style:family="text">
      <style:text-properties officeooo:rsid="093c2850"/>
    </style:style>
    <style:style style:name="T2379" style:family="text">
      <style:text-properties officeooo:rsid="093df1fa"/>
    </style:style>
    <style:style style:name="T2380" style:family="text">
      <style:text-properties officeooo:rsid="093e4b2a"/>
    </style:style>
    <style:style style:name="T2381" style:family="text">
      <style:text-properties officeooo:rsid="093e9e69"/>
    </style:style>
    <style:style style:name="T2382" style:family="text">
      <style:text-properties officeooo:rsid="093f5488"/>
    </style:style>
    <style:style style:name="T2383" style:family="text">
      <style:text-properties officeooo:rsid="093fdfc5"/>
    </style:style>
    <style:style style:name="T2384" style:family="text">
      <style:text-properties officeooo:rsid="09400049"/>
    </style:style>
    <style:style style:name="T2385" style:family="text">
      <style:text-properties officeooo:rsid="09411d3f"/>
    </style:style>
    <style:style style:name="T2386" style:family="text">
      <style:text-properties officeooo:rsid="0942543d"/>
    </style:style>
    <style:style style:name="T2387" style:family="text">
      <style:text-properties officeooo:rsid="09437f63"/>
    </style:style>
    <style:style style:name="T2388" style:family="text">
      <style:text-properties officeooo:rsid="09442a4f"/>
    </style:style>
    <style:style style:name="T2389" style:family="text">
      <style:text-properties officeooo:rsid="09462689"/>
    </style:style>
    <style:style style:name="T2390" style:family="text">
      <style:text-properties officeooo:rsid="0947466a"/>
    </style:style>
    <style:style style:name="T2391" style:family="text">
      <style:text-properties officeooo:rsid="0947a108"/>
    </style:style>
    <style:style style:name="T2392" style:family="text">
      <style:text-properties officeooo:rsid="0947de42"/>
    </style:style>
    <style:style style:name="T2393" style:family="text">
      <style:text-properties officeooo:rsid="09489e0b"/>
    </style:style>
    <style:style style:name="T2394" style:family="text">
      <style:text-properties officeooo:rsid="0c439cc1"/>
    </style:style>
    <style:style style:name="T2395" style:family="text">
      <style:text-properties officeooo:rsid="094913ff"/>
    </style:style>
    <style:style style:name="T2396" style:family="text">
      <style:text-properties officeooo:rsid="094a88ea"/>
    </style:style>
    <style:style style:name="T2397" style:family="text">
      <style:text-properties officeooo:rsid="094c7fc5"/>
    </style:style>
    <style:style style:name="T2398" style:family="text">
      <style:text-properties officeooo:rsid="094e5681"/>
    </style:style>
    <style:style style:name="T2399" style:family="text">
      <style:text-properties officeooo:rsid="094eda2a"/>
    </style:style>
    <style:style style:name="T2400" style:family="text">
      <style:text-properties officeooo:rsid="09502aca"/>
    </style:style>
    <style:style style:name="T2401" style:family="text">
      <style:text-properties officeooo:rsid="0950a186"/>
    </style:style>
    <style:style style:name="T2402" style:family="text">
      <style:text-properties officeooo:rsid="0951feb1"/>
    </style:style>
    <style:style style:name="T2403" style:family="text">
      <style:text-properties officeooo:rsid="0952cf57"/>
    </style:style>
    <style:style style:name="T2404" style:family="text">
      <style:text-properties officeooo:rsid="0954967e"/>
    </style:style>
    <style:style style:name="T2405" style:family="text">
      <style:text-properties officeooo:rsid="0956925e"/>
    </style:style>
    <style:style style:name="T2406" style:family="text">
      <style:text-properties officeooo:rsid="09585b20"/>
    </style:style>
    <style:style style:name="T2407" style:family="text">
      <style:text-properties officeooo:rsid="095a2fc1"/>
    </style:style>
    <style:style style:name="T2408" style:family="text">
      <style:text-properties officeooo:rsid="095bcafe"/>
    </style:style>
    <style:style style:name="T2409" style:family="text">
      <style:text-properties officeooo:rsid="095ce461"/>
    </style:style>
    <style:style style:name="T2410" style:family="text">
      <style:text-properties officeooo:rsid="095e648c"/>
    </style:style>
    <style:style style:name="T2411" style:family="text">
      <style:text-properties officeooo:rsid="095e8725"/>
    </style:style>
    <style:style style:name="T2412" style:family="text">
      <style:text-properties officeooo:rsid="0c45ca6b"/>
    </style:style>
    <style:style style:name="T2413" style:family="text">
      <style:text-properties officeooo:rsid="095f3a49"/>
    </style:style>
    <style:style style:name="T2414" style:family="text">
      <style:text-properties officeooo:rsid="0960f303"/>
    </style:style>
    <style:style style:name="T2415" style:family="text">
      <style:text-properties officeooo:rsid="0961961d"/>
    </style:style>
    <style:style style:name="T2416" style:family="text">
      <style:text-properties officeooo:rsid="0962a918"/>
    </style:style>
    <style:style style:name="T2417" style:family="text">
      <style:text-properties officeooo:rsid="09630d81"/>
    </style:style>
    <style:style style:name="T2418" style:family="text">
      <style:text-properties officeooo:rsid="0963d78d"/>
    </style:style>
    <style:style style:name="T2419" style:family="text">
      <style:text-properties officeooo:rsid="09650776"/>
    </style:style>
    <style:style style:name="T2420" style:family="text">
      <style:text-properties officeooo:rsid="09657769"/>
    </style:style>
    <style:style style:name="T2421" style:family="text">
      <style:text-properties officeooo:rsid="09659155"/>
    </style:style>
    <style:style style:name="T2422" style:family="text">
      <style:text-properties officeooo:rsid="0965f762"/>
    </style:style>
    <style:style style:name="T2423" style:family="text">
      <style:text-properties officeooo:rsid="096787e6"/>
    </style:style>
    <style:style style:name="T2424" style:family="text">
      <style:text-properties officeooo:rsid="09688770"/>
    </style:style>
    <style:style style:name="T2425" style:family="text">
      <style:text-properties officeooo:rsid="0969a27d"/>
    </style:style>
    <style:style style:name="T2426" style:family="text">
      <style:text-properties officeooo:rsid="096ad0c9"/>
    </style:style>
    <style:style style:name="T2427" style:family="text">
      <style:text-properties officeooo:rsid="096bfc1b"/>
    </style:style>
    <style:style style:name="T2428" style:family="text">
      <style:text-properties officeooo:rsid="096c8ef3"/>
    </style:style>
    <style:style style:name="T2429" style:family="text">
      <style:text-properties officeooo:rsid="096e20cf"/>
    </style:style>
    <style:style style:name="T2430" style:family="text">
      <style:text-properties officeooo:rsid="096fa1d9"/>
    </style:style>
    <style:style style:name="T2431" style:family="text">
      <style:text-properties officeooo:rsid="0c472765"/>
    </style:style>
    <style:style style:name="T2432" style:family="text">
      <style:text-properties officeooo:rsid="0970b334"/>
    </style:style>
    <style:style style:name="T2433" style:family="text">
      <style:text-properties officeooo:rsid="0970f10a"/>
    </style:style>
    <style:style style:name="T2434" style:family="text">
      <style:text-properties officeooo:rsid="09715e2e"/>
    </style:style>
    <style:style style:name="T2435" style:family="text">
      <style:text-properties officeooo:rsid="09734174"/>
    </style:style>
    <style:style style:name="T2436" style:family="text">
      <style:text-properties officeooo:rsid="0973e6c0"/>
    </style:style>
    <style:style style:name="T2437" style:family="text">
      <style:text-properties officeooo:rsid="097556da"/>
    </style:style>
    <style:style style:name="T2438" style:family="text">
      <style:text-properties officeooo:rsid="09765753"/>
    </style:style>
    <style:style style:name="T2439" style:family="text">
      <style:text-properties officeooo:rsid="09767d52"/>
    </style:style>
    <style:style style:name="T2440" style:family="text">
      <style:text-properties officeooo:rsid="097789d0"/>
    </style:style>
    <style:style style:name="T2441" style:family="text">
      <style:text-properties officeooo:rsid="0978c105"/>
    </style:style>
    <style:style style:name="T2442" style:family="text">
      <style:text-properties officeooo:rsid="09785604"/>
    </style:style>
    <style:style style:name="T2443" style:family="text">
      <style:text-properties officeooo:rsid="0979d562"/>
    </style:style>
    <style:style style:name="T2444" style:family="text">
      <style:text-properties officeooo:rsid="097b99ef"/>
    </style:style>
    <style:style style:name="T2445" style:family="text">
      <style:text-properties officeooo:rsid="0c47ff03"/>
    </style:style>
    <style:style style:name="T2446" style:family="text">
      <style:text-properties officeooo:rsid="097d2ccf"/>
    </style:style>
    <style:style style:name="T2447" style:family="text">
      <style:text-properties officeooo:rsid="097d5b75"/>
    </style:style>
    <style:style style:name="T2448" style:family="text">
      <style:text-properties officeooo:rsid="097e6b8a"/>
    </style:style>
    <style:style style:name="T2449" style:family="text">
      <style:text-properties officeooo:rsid="097ef081"/>
    </style:style>
    <style:style style:name="T2450" style:family="text">
      <style:text-properties officeooo:rsid="0980340a"/>
    </style:style>
    <style:style style:name="T2451" style:family="text">
      <style:text-properties officeooo:rsid="0980e2a9"/>
    </style:style>
    <style:style style:name="T2452" style:family="text">
      <style:text-properties officeooo:rsid="0981544d"/>
    </style:style>
    <style:style style:name="T2453" style:family="text">
      <style:text-properties officeooo:rsid="098288be"/>
    </style:style>
    <style:style style:name="T2454" style:family="text">
      <style:text-properties officeooo:rsid="0982a245"/>
    </style:style>
    <style:style style:name="T2455" style:family="text">
      <style:text-properties officeooo:rsid="09836bd5"/>
    </style:style>
    <style:style style:name="T2456" style:family="text">
      <style:text-properties officeooo:rsid="0984aab9"/>
    </style:style>
    <style:style style:name="T2457" style:family="text">
      <style:text-properties officeooo:rsid="09861a2e"/>
    </style:style>
    <style:style style:name="T2458" style:family="text">
      <style:text-properties officeooo:rsid="09868564"/>
    </style:style>
    <style:style style:name="T2459" style:family="text">
      <style:text-properties officeooo:rsid="0986c6cc"/>
    </style:style>
    <style:style style:name="T2460" style:family="text">
      <style:text-properties officeooo:rsid="09870036"/>
    </style:style>
    <style:style style:name="T2461" style:family="text">
      <style:text-properties officeooo:rsid="0987d417"/>
    </style:style>
    <style:style style:name="T2462" style:family="text">
      <style:text-properties officeooo:rsid="098aff6c"/>
    </style:style>
    <style:style style:name="T2463" style:family="text">
      <style:text-properties officeooo:rsid="098bf8a0"/>
    </style:style>
    <style:style style:name="T2464" style:family="text">
      <style:text-properties officeooo:rsid="0c4901bd"/>
    </style:style>
    <style:style style:name="T2465" style:family="text">
      <style:text-properties officeooo:rsid="098cca6a"/>
    </style:style>
    <style:style style:name="T2466" style:family="text">
      <style:text-properties officeooo:rsid="098df9d0"/>
    </style:style>
    <style:style style:name="T2467" style:family="text">
      <style:text-properties officeooo:rsid="098ee7ae"/>
    </style:style>
    <style:style style:name="T2468" style:family="text">
      <style:text-properties officeooo:rsid="098f56c2"/>
    </style:style>
    <style:style style:name="T2469" style:family="text">
      <style:text-properties officeooo:rsid="098f5fcb"/>
    </style:style>
    <style:style style:name="T2470" style:family="text">
      <style:text-properties officeooo:rsid="099053ac"/>
    </style:style>
    <style:style style:name="T2471" style:family="text">
      <style:text-properties officeooo:rsid="0990d5c1"/>
    </style:style>
    <style:style style:name="T2472" style:family="text">
      <style:text-properties officeooo:rsid="0991f247"/>
    </style:style>
    <style:style style:name="T2473" style:family="text">
      <style:text-properties officeooo:rsid="0992eebf"/>
    </style:style>
    <style:style style:name="T2474" style:family="text">
      <style:text-properties officeooo:rsid="09942205"/>
    </style:style>
    <style:style style:name="T2475" style:family="text">
      <style:text-properties officeooo:rsid="0994d99c"/>
    </style:style>
    <style:style style:name="T2476" style:family="text">
      <style:text-properties officeooo:rsid="0996b45d"/>
    </style:style>
    <style:style style:name="T2477" style:family="text">
      <style:text-properties officeooo:rsid="09994b1d"/>
    </style:style>
    <style:style style:name="T2478" style:family="text">
      <style:text-properties officeooo:rsid="099a89b2"/>
    </style:style>
    <style:style style:name="T2479" style:family="text">
      <style:text-properties officeooo:rsid="099beef4"/>
    </style:style>
    <style:style style:name="T2480" style:family="text">
      <style:text-properties officeooo:rsid="099c0fd9"/>
    </style:style>
    <style:style style:name="T2481" style:family="text">
      <style:text-properties officeooo:rsid="099ddf66"/>
    </style:style>
    <style:style style:name="T2482" style:family="text">
      <style:text-properties officeooo:rsid="099e781a"/>
    </style:style>
    <style:style style:name="T2483" style:family="text">
      <style:text-properties officeooo:rsid="09a15159"/>
    </style:style>
    <style:style style:name="T2484" style:family="text">
      <style:text-properties officeooo:rsid="09a319ae"/>
    </style:style>
    <style:style style:name="T2485" style:family="text">
      <style:text-properties officeooo:rsid="09a48f9e"/>
    </style:style>
    <style:style style:name="T2486" style:family="text">
      <style:text-properties officeooo:rsid="09a5b63a"/>
    </style:style>
    <style:style style:name="T2487" style:family="text">
      <style:text-properties officeooo:rsid="09a5f85e"/>
    </style:style>
    <style:style style:name="T2488" style:family="text">
      <style:text-properties officeooo:rsid="09a76624"/>
    </style:style>
    <style:style style:name="T2489" style:family="text">
      <style:text-properties officeooo:rsid="09a93434"/>
    </style:style>
    <style:style style:name="T2490" style:family="text">
      <style:text-properties officeooo:rsid="09ab1660"/>
    </style:style>
    <style:style style:name="T2491" style:family="text">
      <style:text-properties officeooo:rsid="09abc64a"/>
    </style:style>
    <style:style style:name="T2492" style:family="text">
      <style:text-properties officeooo:rsid="09ad9b21"/>
    </style:style>
    <style:style style:name="T2493" style:family="text">
      <style:text-properties officeooo:rsid="09ae207a"/>
    </style:style>
    <style:style style:name="T2494" style:family="text">
      <style:text-properties officeooo:rsid="09af5881"/>
    </style:style>
    <style:style style:name="T2495" style:family="text">
      <style:text-properties officeooo:rsid="09b02a37"/>
    </style:style>
    <style:style style:name="T2496" style:family="text">
      <style:text-properties officeooo:rsid="09b0f36c"/>
    </style:style>
    <style:style style:name="T2497" style:family="text">
      <style:text-properties officeooo:rsid="09b28032"/>
    </style:style>
    <style:style style:name="T2498" style:family="text">
      <style:text-properties officeooo:rsid="09b47b47"/>
    </style:style>
    <style:style style:name="T2499" style:family="text">
      <style:text-properties officeooo:rsid="09b62323"/>
    </style:style>
    <style:style style:name="T2500" style:family="text">
      <style:text-properties officeooo:rsid="09b7619c"/>
    </style:style>
    <style:style style:name="T2501" style:family="text">
      <style:text-properties officeooo:rsid="09b7b85a"/>
    </style:style>
    <style:style style:name="T2502" style:family="text">
      <style:text-properties officeooo:rsid="09b86a76"/>
    </style:style>
    <style:style style:name="T2503" style:family="text">
      <style:text-properties officeooo:rsid="09b91e44"/>
    </style:style>
    <style:style style:name="T2504" style:family="text">
      <style:text-properties officeooo:rsid="09baaa78"/>
    </style:style>
    <style:style style:name="T2505" style:family="text">
      <style:text-properties officeooo:rsid="09bc0d43"/>
    </style:style>
    <style:style style:name="T2506" style:family="text">
      <style:text-properties officeooo:rsid="09bddce0"/>
    </style:style>
    <style:style style:name="T2507" style:family="text">
      <style:text-properties officeooo:rsid="09bf47f6"/>
    </style:style>
    <style:style style:name="T2508" style:family="text">
      <style:text-properties officeooo:rsid="09bfabec"/>
    </style:style>
    <style:style style:name="T2509" style:family="text">
      <style:text-properties officeooo:rsid="09c02061"/>
    </style:style>
    <style:style style:name="T2510" style:family="text">
      <style:text-properties officeooo:rsid="09c16a9b"/>
    </style:style>
    <style:style style:name="T2511" style:family="text">
      <style:text-properties officeooo:rsid="09c23878"/>
    </style:style>
    <style:style style:name="T2512" style:family="text">
      <style:text-properties officeooo:rsid="09c428a7"/>
    </style:style>
    <style:style style:name="T2513" style:family="text">
      <style:text-properties officeooo:rsid="09c4b0dd"/>
    </style:style>
    <style:style style:name="T2514" style:family="text">
      <style:text-properties officeooo:rsid="09c5d848"/>
    </style:style>
    <style:style style:name="T2515" style:family="text">
      <style:text-properties officeooo:rsid="09c6d793"/>
    </style:style>
    <style:style style:name="T2516" style:family="text">
      <style:text-properties officeooo:rsid="09ca6695"/>
    </style:style>
    <style:style style:name="T2517" style:family="text">
      <style:text-properties officeooo:rsid="09cb905a"/>
    </style:style>
    <style:style style:name="T2518" style:family="text">
      <style:text-properties officeooo:rsid="09cd3e45"/>
    </style:style>
    <style:style style:name="T2519" style:family="text">
      <style:text-properties officeooo:rsid="09cde88f"/>
    </style:style>
    <style:style style:name="T2520" style:family="text">
      <style:text-properties officeooo:rsid="09cd7922"/>
    </style:style>
    <style:style style:name="T2521" style:family="text">
      <style:text-properties officeooo:rsid="09cfe504"/>
    </style:style>
    <style:style style:name="T2522" style:family="text">
      <style:text-properties officeooo:rsid="09d05a71"/>
    </style:style>
    <style:style style:name="T2523" style:family="text">
      <style:text-properties officeooo:rsid="09d1a8b3"/>
    </style:style>
    <style:style style:name="T2524" style:family="text">
      <style:text-properties officeooo:rsid="09d342b6"/>
    </style:style>
    <style:style style:name="T2525" style:family="text">
      <style:text-properties officeooo:rsid="09d35f1a"/>
    </style:style>
    <style:style style:name="T2526" style:family="text">
      <style:text-properties officeooo:rsid="09d436cb"/>
    </style:style>
    <style:style style:name="T2527" style:family="text">
      <style:text-properties officeooo:rsid="09d564b9"/>
    </style:style>
    <style:style style:name="T2528" style:family="text">
      <style:text-properties officeooo:rsid="09d6fc30"/>
    </style:style>
    <style:style style:name="T2529" style:family="text">
      <style:text-properties officeooo:rsid="09d88397"/>
    </style:style>
    <style:style style:name="T2530" style:family="text">
      <style:text-properties officeooo:rsid="09da3d39"/>
    </style:style>
    <style:style style:name="T2531" style:family="text">
      <style:text-properties officeooo:rsid="09db7946"/>
    </style:style>
    <style:style style:name="T2532" style:family="text">
      <style:text-properties officeooo:rsid="09dd2860"/>
    </style:style>
    <style:style style:name="T2533" style:family="text">
      <style:text-properties officeooo:rsid="09ddbb81"/>
    </style:style>
    <style:style style:name="T2534" style:family="text">
      <style:text-properties officeooo:rsid="09ddfec9"/>
    </style:style>
    <style:style style:name="T2535" style:family="text">
      <style:text-properties style:text-position="super 58%" officeooo:rsid="09ddf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amh_5f_foliotation"><text:span text:style-name="T1">[f. 236r]</text:span></text:span><text:span text:style-name="T1"> </text:span>Prolog<text:span text:style-name="amh_5f_dev_5f_abbr">us</text:span>: <text:span text:style-name="amh_5f_lettre_5f_rubriquee">I</text:span>ncipit tractat<text:span text:style-name="amh_5f_dev_5f_abbr">us</text:span> de <text:span text:style-name="amh_5f_dev_5f_abbr">par</text:span>tibus ultramarinis maxi<text:span text:style-name="amh_5f_dev_5f_abbr">m</text:span>e aut<text:span text:style-name="amh_5f_dev_5f_abbr">em</text:span> de hiis q<text:span text:style-name="amh_5f_dev_5f_abbr">ue</text:span> in terra s<text:span text:style-name="amh_5f_dev_5f_abbr">an</text:span>cta sunt</text:h>
      <text:h text:style-name="P2" text:outline-level="1"><text:span text:style-name="amh_5f_lettrine">S</text:span>icut audiuim<text:span text:style-name="amh_5f_dev_5f_abbr">us</text:span> et uidim<text:span text:style-name="amh_5f_dev_5f_abbr">us</text:span> <text:span text:style-name="T2">i</text:span><text:span text:style-name="amh_5f_dev_5f_abbr"><text:span text:style-name="T2">n</text:span></text:span><text:span text:style-name="T2"> ciuitate Dei n</text:span><text:span text:style-name="amh_5f_dev_5f_abbr"><text:span text:style-name="T2">ost</text:span></text:span><text:span text:style-name="T2">r</text:span><text:span text:style-name="T3">i</text:span><text:span text:style-name="T2"> ac D</text:span><text:span text:style-name="amh_5f_dev_5f_abbr"><text:span text:style-name="T2">omi</text:span></text:span><text:span text:style-name="T2">ni uirtutu</text:span><text:span text:style-name="amh_5f_dev_5f_abbr"><text:span text:style-name="T2">m</text:span></text:span><text:span text:style-name="T2">, </text:span><text:span text:style-name="T4">De</text:span><text:span text:style-name="amh_5f_dev_5f_abbr"><text:span text:style-name="T4">us</text:span></text:span><text:span text:style-name="T4"> fu</text:span><text:span text:style-name="amh_5f_dev_5f_abbr"><text:span text:style-name="T4">n</text:span></text:span><text:span text:style-name="T4">dauit ea</text:span><text:span text:style-name="amh_5f_dev_5f_abbr"><text:span text:style-name="T4">m</text:span></text:span><text:span text:style-name="T4"> </text:span><text:span text:style-name="T5">i</text:span><text:span text:style-name="amh_5f_dev_5f_abbr"><text:span text:style-name="T5">n</text:span></text:span><text:span text:style-name="T5"> </text:span><office:annotation office:name="__Annotation__91067_244145427" loext:resolved="false"><dc:creator>Alexandre Moret Houplon</dc:creator><dc:date>2026-02-26T13:26:32.747839600</dc:date><meta:creator-initials>AMH</meta:creator-initials><text:p text:style-name="Comment"><text:a xlink:href="https://gloss-e.irht.cnrs.fr/php/editions_chapitre.php?id=biblia&amp;numLivre=26&amp;chapitre=26_47#glo_cap47_verset9" xlink:type="simple">https://gloss-e.irht.cnrs.fr/php/editions_chapitre.php?id=biblia&amp;numLivre=26&amp;chapitre=26_47#glo_cap47_verset9</text:a></text:p><text:p text:style-name="Comment"/></office:annotation><text:span text:style-name="T5">et</text:span><text:span text:style-name="amh_5f_dev_5f_abbr"><text:span text:style-name="T5">er</text:span></text:span><text:span text:style-name="T5">nu</text:span><text:span text:style-name="amh_5f_dev_5f_abbr"><text:span text:style-name="T5">m</text:span></text:span><office:annotation-end office:name="__Annotation__91067_244145427"/><text:span text:style-name="amh_5f_dev_5f_abbr"><text:span text:style-name="T5"><text:note text:id="ftn1" text:note-class="footnote"><text:note-citation>1</text:note-citation><text:note-body><text:p text:style-name="amh_5f_note_5f_apparat"><text:span text:style-name="amh_5f_apparat_5f_lemme">Sicut audiuimus… in eternum</text:span> <text:span text:style-name="amh_5f_apparat_5f_commentaire">(Ps. 47, 9)</text:span></text:p></text:note-body></text:note></text:span></text:span><text:span text:style-name="T5">.</text:span><text:span text:style-name="T5"><office:annotation loext:resolved="false"><dc:creator>Alexandre Moret Houplon</dc:creator><dc:date>2026-02-26T11:01:44.793440700</dc:date><meta:creator-initials>AMH</meta:creator-initials><text:p text:style-name="Comment"><text:a xlink:href="https://gloss-e.irht.cnrs.fr/php/editions_chapitre.php?id=biblia&amp;numLivre=26&amp;chapitre=26_47#glo_cap47_verset9" xlink:type="simple">https://gloss-e.irht.cnrs.fr/php/editions_chapitre.php?id=biblia&amp;numLivre=26&amp;chapitre=26_47#glo_cap47_verset9</text:a><text:s/></text:p></office:annotation></text:span><text:span text:style-name="T5"> Q</text:span><text:span text:style-name="amh_5f_dev_5f_abbr"><text:span text:style-name="T5">u</text:span></text:span><text:span text:style-name="T5">a</text:span><text:span text:style-name="amh_5f_dev_5f_abbr"><text:span text:style-name="T5">m</text:span></text:span><text:span text:style-name="T5">uis </text:span><text:span text:style-name="T6">« </text:span><office:annotation office:name="__Annotation__91068_244145427" loext:resolved="false"><dc:creator>Alexandre Moret Houplon</dc:creator><dc:date>2026-02-26T13:27:10.373929800</dc:date><meta:creator-initials>AMH</meta:creator-initials><text:p text:style-name="Comment"><text:a xlink:href="https://gloss-e.irht.cnrs.fr/php/editions_chapitre.php?id=biblia&amp;numLivre=26&amp;chapitre=26_23#glo_cap23_versetI" xlink:type="simple">https://gloss-e.irht.cnrs.fr/php/editions_chapitre.php?id=biblia&amp;numLivre=26&amp;chapitre=26_23#glo_cap23_versetI</text:a></text:p><text:p text:style-name="Comment"/></office:annotation><text:span text:style-name="T5">D</text:span><text:span text:style-name="amh_5f_dev_5f_abbr"><text:span text:style-name="T5">omi</text:span></text:span><text:span text:style-name="T5">ni sit t</text:span><text:span text:style-name="amh_5f_dev_5f_abbr"><text:span text:style-name="T5">er</text:span></text:span><text:span text:style-name="T5">ra</text:span><office:annotation-end office:name="__Annotation__91068_244145427"/><text:span text:style-name="T5"> et plenitudo ei</text:span><text:span text:style-name="amh_5f_dev_5f_abbr"><text:span text:style-name="T5">us</text:span></text:span><text:span text:style-name="T5"> orbis t</text:span><text:span text:style-name="amh_5f_dev_5f_abbr"><text:span text:style-name="T5">er</text:span></text:span><text:span text:style-name="T5">rar</text:span><text:span text:style-name="amh_5f_dev_5f_abbr"><text:span text:style-name="T5">um</text:span></text:span><text:span text:style-name="T5"> </text:span><text:span text:style-name="T7">et uniu</text:span><text:span text:style-name="amh_5f_dev_5f_abbr"><text:span text:style-name="T7">er</text:span></text:span><text:span text:style-name="T7">si q</text:span><text:span text:style-name="amh_5f_dev_5f_abbr"><text:span text:style-name="T7">u</text:span></text:span><text:span text:style-name="T7">i h</text:span><text:span text:style-name="amh_5f_dev_5f_abbr"><text:span text:style-name="T7">ab</text:span></text:span><text:span text:style-name="T7">itant in ea</text:span><text:span text:style-name="T6"> »</text:span><text:span text:style-name="T7"><text:note text:id="ftn2" text:note-class="footnote"><text:note-citation>2</text:note-citation><text:note-body><text:p text:style-name="amh_5f_note_5f_apparat"><text:span text:style-name="amh_5f_apparat_5f_lemme">Domini sit terra et plenitudo eius orbis terrarum et uniuersi qui habitant in ea</text:span> <text:span text:style-name="amh_5f_apparat_5f_commentaire"><text:span text:style-name="T8">(Ps. 23,1)</text:span></text:span></text:p></text:note-body></text:note></text:span><text:span text:style-name="T7">, t</text:span><text:span text:style-name="amh_5f_dev_5f_abbr"><text:span text:style-name="T7">ame</text:span></text:span><text:span text:style-name="T7">n </text:span><text:span text:style-name="T9">Ih</text:span><text:span text:style-name="amh_5f_dev_5f_abbr"><text:span text:style-name="T9">e</text:span></text:span><text:span text:style-name="T9">r</text:span><text:span text:style-name="amh_5f_dev_5f_abbr"><text:span text:style-name="T9">usa</text:span></text:span><text:span text:style-name="T9">l</text:span><text:span text:style-name="amh_5f_dev_5f_abbr"><text:span text:style-name="T9">e</text:span></text:span><text:span text:style-name="T9">m </text:span><text:span text:style-name="T10">ciuitas dei sp</text:span><text:span text:style-name="amh_5f_dev_5f_abbr"><text:span text:style-name="T10">eci</text:span></text:span><text:span text:style-name="T10">al</text:span><text:span text:style-name="amh_5f_dev_5f_abbr"><text:span text:style-name="T10">ite</text:span></text:span><text:span text:style-name="T10">r d</text:span><text:span text:style-name="amh_5f_dev_5f_abbr"><text:span text:style-name="T10">icitu</text:span></text:span><text:span text:style-name="T10">r, et termini </text:span><text:span text:style-name="T11">ei</text:span><text:span text:style-name="amh_5f_dev_5f_abbr"><text:span text:style-name="T11">us</text:span></text:span><text:span text:style-name="T11"> </text:span><text:span text:style-name="T12">he</text:span><text:span text:style-name="amh_5f_dev_5f_abbr"><text:span text:style-name="T12">re</text:span></text:span><text:span text:style-name="T12">ditas sp</text:span><text:span text:style-name="amh_5f_dev_5f_abbr"><text:span text:style-name="T12">eci</text:span></text:span><text:span text:style-name="T12">al</text:span><text:span text:style-name="amh_5f_dev_5f_abbr"><text:span text:style-name="T12">it</text:span></text:span><text:span text:style-name="T12">er appellatur. </text:span><text:span text:style-name="amh_5f_lettre_5f_rubriquee">Q</text:span><text:span text:style-name="T12">ui priuilegio gr</text:span><text:span text:style-name="amh_5f_dev_5f_abbr"><text:span text:style-name="T12">ati</text:span></text:span><text:span text:style-name="T12">e sp</text:span><text:span text:style-name="amh_5f_dev_5f_abbr"><text:span text:style-name="T12">eci</text:span></text:span><text:span text:style-name="T12">al</text:span><text:span text:style-name="amh_5f_dev_5f_abbr"><text:span text:style-name="T12">ite</text:span></text:span><text:span text:style-name="T12">r hee </text:span><text:span text:style-name="amh_5f_dev_5f_abbr"><text:span text:style-name="T12">par</text:span></text:span><text:span text:style-name="T12">tes a Deo p</text:span><text:span text:style-name="amh_5f_dev_5f_abbr"><text:span text:style-name="T12">re</text:span></text:span><text:span text:style-name="T12">electe </text:span><text:span text:style-name="T13">su</text:span><text:span text:style-name="amh_5f_dev_5f_abbr"><text:span text:style-name="T13">n</text:span></text:span><text:span text:style-name="T13">t, filiis isr</text:span><text:span text:style-name="amh_5f_dev_5f_abbr"><text:span text:style-name="T13">ae</text:span></text:span><text:span text:style-name="T13">l </text:span><text:span text:style-name="T14">ab ip</text:span><text:span text:style-name="amh_5f_dev_5f_abbr"><text:span text:style-name="T14">s</text:span></text:span><text:span text:style-name="T14">o he</text:span><text:span text:style-name="amh_5f_dev_5f_abbr"><text:span text:style-name="T14">re</text:span></text:span><text:span text:style-name="T14">dib</text:span><text:span text:style-name="amh_5f_dev_5f_abbr"><text:span text:style-name="T14">us</text:span></text:span><text:span text:style-name="T14"> adoptatis </text:span><text:span text:style-name="T15">et a p</text:span><text:span text:style-name="amh_5f_dev_5f_abbr"><text:span text:style-name="T15">ri</text:span></text:span><text:span text:style-name="T15">ncipio re</text:span><text:span text:style-name="amh_5f_dev_5f_abbr"><text:span text:style-name="T15">pro</text:span></text:span><text:span text:style-name="T15">misse, et ta</text:span><text:span text:style-name="amh_5f_dev_5f_abbr"><text:span text:style-name="T15">n</text:span></text:span><text:span text:style-name="T15">dem donata est ta</text:span><text:span text:style-name="amh_5f_dev_5f_abbr"><text:span text:style-name="T15">m</text:span></text:span><text:span text:style-name="T15">q</text:span><text:span text:style-name="amh_5f_dev_5f_abbr"><text:span text:style-name="T15">u</text:span></text:span><text:span text:style-name="T15">a</text:span><text:span text:style-name="amh_5f_dev_5f_abbr"><text:span text:style-name="T15">m</text:span></text:span><text:span text:style-name="T15"> p</text:span><text:span text:style-name="amh_5f_dev_5f_abbr"><text:span text:style-name="T15">ate</text:span></text:span><text:span text:style-name="T15">rna </text:span><text:span text:style-name="T16">he</text:span><text:span text:style-name="amh_5f_dev_5f_abbr"><text:span text:style-name="T16">re</text:span></text:span><text:span text:style-name="T16">ditas libere possidere. </text:span><text:span text:style-name="T17">« </text:span><office:annotation office:name="__Annotation__91066_244145427" loext:resolved="false"><dc:creator>Alexandre Moret Houplon</dc:creator><dc:date>2026-02-26T13:25:51.244889000</dc:date><meta:creator-initials>AMH</meta:creator-initials><text:p text:style-name="Comment"><text:a xlink:href="https://gloss-e.irht.cnrs.fr/php/editions_chapitre.php?id=biblia&amp;numLivre=26&amp;chapitre=26_131#glo_cap131_verset13" xlink:type="simple">https://gloss-e.irht.cnrs.fr/php/editions_chapitre.php?id=biblia&amp;numLivre=26&amp;chapitre=26_131#glo_cap131_verset13</text:a></text:p><text:p text:style-name="Comment"/></office:annotation><text:span text:style-name="T16">Elegit eni</text:span><text:span text:style-name="amh_5f_dev_5f_abbr"><text:span text:style-name="T16">m</text:span></text:span><text:span text:style-name="T16"> </text:span><text:span text:style-name="T18">D</text:span><text:span text:style-name="amh_5f_dev_5f_abbr"><text:span text:style-name="T18">omi</text:span></text:span><text:span text:style-name="T18">n</text:span><text:span text:style-name="amh_5f_dev_5f_abbr"><text:span text:style-name="T18">u</text:span></text:span><text:span text:style-name="T18">s </text:span><text:span text:style-name="T19">Sion, elegit ea</text:span><text:span text:style-name="amh_5f_dev_5f_abbr"><text:span text:style-name="T19">m</text:span></text:span><text:span text:style-name="T19"> i</text:span><text:span text:style-name="amh_5f_dev_5f_abbr"><text:span text:style-name="T19">n</text:span></text:span><text:span text:style-name="T19"> he</text:span><text:span text:style-name="amh_5f_dev_5f_abbr"><text:span text:style-name="T19">re</text:span></text:span><text:span text:style-name="T19">ditate</text:span><text:span text:style-name="amh_5f_dev_5f_abbr"><text:span text:style-name="T19">m</text:span></text:span><text:span text:style-name="T19"> </text:span><text:span text:style-name="T20">sibi</text:span><office:annotation-end office:name="__Annotation__91066_244145427"/><text:span text:style-name="T17"> »</text:span><text:span text:style-name="T17"><text:note text:id="ftn3" text:note-class="footnote"><text:note-citation>3</text:note-citation><text:note-body><text:p text:style-name="amh_5f_note_5f_apparat"><text:span text:style-name="amh_5f_apparat_5f_lemme">Elegit enim Dominus Sion, elegit eam in hereditatem sibi</text:span> <text:span text:style-name="amh_5f_apparat_5f_commentaire">(Ps. 131,13)</text:span></text:p></text:note-body></text:note></text:span><text:span text:style-name="T20">, in t</text:span><text:span text:style-name="amh_5f_dev_5f_abbr"><text:span text:style-name="T20">antu</text:span></text:span><text:span text:style-name="T20">m uidel</text:span><text:span text:style-name="amh_5f_dev_5f_abbr"><text:span text:style-name="T20">icet</text:span></text:span><text:span text:style-name="T20"> ut etia</text:span><text:span text:style-name="amh_5f_dev_5f_abbr"><text:span text:style-name="T20">m</text:span></text:span><text:span text:style-name="T20"> s</text:span><text:span text:style-name="amh_5f_dev_5f_abbr"><text:span text:style-name="T20">u</text:span></text:span><text:span text:style-name="T20">biu</text:span><text:span text:style-name="amh_5f_dev_5f_abbr"><text:span text:style-name="T20">n</text:span></text:span><text:span text:style-name="T20">xerit : « </text:span><office:annotation office:name="__Annotation__91065_244145427" loext:resolved="false"><dc:creator>Alexandre Moret Houplon</dc:creator><dc:date>2026-02-26T13:25:26.198779400</dc:date><meta:creator-initials>AMH</meta:creator-initials><text:p text:style-name="Comment"><text:a xlink:href="https://gloss-e.irht.cnrs.fr/php/editions_chapitre.php?id=biblia&amp;numLivre=26&amp;chapitre=26_131#glo_cap131_verset14" xlink:type="simple">https://gloss-e.irht.cnrs.fr/php/editions_chapitre.php?id=biblia&amp;numLivre=26&amp;chapitre=26_131#glo_cap131_verset14</text:a></text:p><text:p text:style-name="Comment"/></office:annotation><text:span text:style-name="T20">Hec req</text:span><text:span text:style-name="amh_5f_dev_5f_abbr"><text:span text:style-name="T20">u</text:span></text:span><text:span text:style-name="T20">ies </text:span><text:span text:style-name="T21">mea i</text:span><text:span text:style-name="amh_5f_dev_5f_abbr"><text:span text:style-name="T21">n</text:span></text:span><text:span text:style-name="T21"> s</text:span><text:span text:style-name="amh_5f_dev_5f_abbr"><text:span text:style-name="T21">e</text:span></text:span><text:span text:style-name="T21">c</text:span><text:span text:style-name="amh_5f_dev_5f_abbr"><text:span text:style-name="T21">u</text:span></text:span><text:span text:style-name="T21">l</text:span><text:span text:style-name="amh_5f_dev_5f_abbr"><text:span text:style-name="T21">u</text:span></text:span><text:span text:style-name="T21">m </text:span><text:span text:style-name="T22">s</text:span><text:span text:style-name="amh_5f_dev_5f_abbr"><text:span text:style-name="T22">e</text:span></text:span><text:span text:style-name="T22">c</text:span><text:span text:style-name="amh_5f_dev_5f_abbr"><text:span text:style-name="T22">u</text:span></text:span><text:span text:style-name="T22">li, hic habitabo q</text:span><text:span text:style-name="amh_5f_dev_5f_abbr"><text:span text:style-name="T22">uonia</text:span></text:span><text:span text:style-name="T22">m elegi ea</text:span><text:span text:style-name="amh_5f_dev_5f_abbr"><text:span text:style-name="T22">m</text:span></text:span><office:annotation-end office:name="__Annotation__91065_244145427"/><text:span text:style-name="T22"> »</text:span><text:span text:style-name="T22"><text:note text:id="ftn4" text:note-class="footnote"><text:note-citation>4</text:note-citation><text:note-body><text:p text:style-name="amh_5f_note_5f_apparat"><text:span text:style-name="amh_5f_apparat_5f_lemme">Hec requies mea in seculum seculi, hic habitabo quoniam elegi eam</text:span> <text:span text:style-name="amh_5f_apparat_5f_commentaire">(Ps. 131,14)</text:span></text:p></text:note-body></text:note></text:span><text:span text:style-name="T22">.</text:span></text:h>
      <text:h text:style-name="P3" text:outline-level="1">Licet e<text:span text:style-name="amh_5f_dev_5f_abbr">ni</text:span>m sp<text:span text:style-name="amh_5f_dev_5f_abbr">irit</text:span>uales s<text:span text:style-name="amh_5f_dev_5f_abbr">u</text:span>b<text:span text:style-name="amh_5f_dev_5f_abbr">stanti</text:span>e loco non ci<text:span text:style-name="amh_5f_dev_5f_abbr">r</text:span>cu<text:span text:style-name="amh_5f_dev_5f_abbr">m</text:span>scribant<text:span text:style-name="amh_5f_dev_5f_abbr">u</text:span>r nec loco det<text:span text:style-name="amh_5f_dev_5f_abbr">er</text:span>mine<text:span text:style-name="amh_5f_dev_5f_abbr"><text:span text:style-name="T23">n</text:span></text:span>t<text:span text:style-name="amh_5f_dev_5f_abbr">u</text:span>r, illic t<text:span text:style-name="amh_5f_dev_5f_abbr">ame</text:span>n potissimu<text:span text:style-name="amh_5f_dev_5f_abbr">m</text:span> dicu<text:span text:style-name="amh_5f_dev_5f_abbr">n</text:span>tur <text:span text:style-name="T24">e</text:span><text:span text:style-name="amh_5f_dev_5f_abbr"><text:span text:style-name="T24">ss</text:span></text:span><text:span text:style-name="T24">e, et ille </text:span><text:span text:style-name="amh_5f_dev_5f_abbr"><text:span text:style-name="T24">par</text:span></text:span><text:span text:style-name="T24">tes sibi maxi</text:span><text:span text:style-name="amh_5f_dev_5f_abbr"><text:span text:style-name="T24">m</text:span></text:span><text:span text:style-name="T24">e deputant</text:span><text:span text:style-name="amh_5f_dev_5f_abbr"><text:span text:style-name="T24">u</text:span></text:span><text:span text:style-name="T24">r </text:span><text:span text:style-name="T25">ubi </text:span><text:span text:style-name="T26">et i</text:span><text:span text:style-name="amh_5f_dev_5f_abbr"><text:span text:style-name="T26">n</text:span></text:span><text:span text:style-name="T26"> q</text:span><text:span text:style-name="amh_5f_dev_5f_abbr"><text:span text:style-name="T26">u</text:span></text:span><text:span text:style-name="T26">ib</text:span><text:span text:style-name="amh_5f_dev_5f_abbr"><text:span text:style-name="T26">us</text:span></text:span><text:span text:style-name="T26"> o</text:span><text:span text:style-name="amh_5f_dev_5f_abbr"><text:span text:style-name="T26">per</text:span></text:span><text:span text:style-name="T26">at</text:span><text:span text:style-name="amh_5f_dev_5f_abbr"><text:span text:style-name="T26">i</text:span></text:span><text:span text:style-name="T26">o</text:span><text:span text:style-name="amh_5f_dev_5f_abbr"><text:span text:style-name="T26">n</text:span></text:span><text:span text:style-name="T26">e</text:span><text:span text:style-name="T27">s et effect</text:span><text:span text:style-name="amh_5f_dev_5f_abbr"><text:span text:style-name="T27">us</text:span></text:span><text:span text:style-name="T27"> uirtutis earu</text:span><text:span text:style-name="amh_5f_dev_5f_abbr"><text:span text:style-name="T27">m</text:span></text:span><text:span text:style-name="T27"> magis apparet.</text:span></text:h>
      <text:h text:style-name="P4" text:outline-level="1"><text:span text:style-name="T28">E</text:span>t q<text:span text:style-name="amh_5f_dev_5f_abbr">u</text:span>ia <text:span text:style-name="amh_5f_dev_5f_abbr">i</text:span>g<text:span text:style-name="amh_5f_dev_5f_abbr">itur</text:span> <text:span text:style-name="T28">diuinitatis o</text:span><text:span text:style-name="amh_5f_dev_5f_abbr"><text:span text:style-name="T28">per</text:span></text:span><text:span text:style-name="T28">a, q</text:span><text:span text:style-name="amh_5f_dev_5f_abbr"><text:span text:style-name="T28">u</text:span></text:span><text:span text:style-name="T28">a</text:span><text:span text:style-name="amh_5f_dev_5f_abbr"><text:span text:style-name="T28">m</text:span></text:span><text:span text:style-name="T28"> t</text:span><text:span text:style-name="amh_5f_dev_5f_abbr"><text:span text:style-name="T28">em</text:span></text:span><text:span text:style-name="T28">p</text:span><text:span text:style-name="amh_5f_dev_5f_abbr"><text:span text:style-name="T28">or</text:span></text:span><text:span text:style-name="T28">e </text:span><text:span text:style-name="T29">legis na</text:span><text:span text:style-name="amh_5f_dev_5f_abbr"><text:span text:style-name="T29">tur</text:span></text:span><text:span text:style-name="T29">alis q</text:span><text:span text:style-name="amh_5f_dev_5f_abbr"><text:span text:style-name="T29">u</text:span></text:span><text:span text:style-name="T29">a</text:span><text:span text:style-name="amh_5f_dev_5f_abbr"><text:span text:style-name="T29">m</text:span></text:span><text:span text:style-name="T29"> mosaice legis et gr</text:span><text:span text:style-name="amh_5f_dev_5f_abbr"><text:span text:style-name="T29">ati</text:span></text:span><text:span text:style-name="T29">e </text:span><text:span text:style-name="T30">euangelice, in p</text:span><text:span text:style-name="amh_5f_dev_5f_abbr"><text:span text:style-name="T30">re</text:span></text:span><text:span text:style-name="T30">dictis </text:span><text:span text:style-name="amh_5f_dev_5f_abbr"><text:span text:style-name="T30">par</text:span></text:span><text:span text:style-name="T30">tibus, ultra na</text:span><text:span text:style-name="amh_5f_dev_5f_abbr"><text:span text:style-name="T30">tur</text:span></text:span><text:span text:style-name="T30">e cursu</text:span><text:span text:style-name="amh_5f_dev_5f_abbr"><text:span text:style-name="T30">m</text:span></text:span><text:span text:style-name="T30"> sp</text:span><text:span text:style-name="amh_5f_dev_5f_abbr"><text:span text:style-name="T30">eci</text:span></text:span><text:span text:style-name="T30">ali</text:span><text:span text:style-name="amh_5f_dev_5f_abbr"><text:span text:style-name="T30">ter</text:span></text:span><text:span text:style-name="T30">, q</text:span><text:span text:style-name="amh_5f_dev_5f_abbr"><text:span text:style-name="T30">uia</text:span></text:span><text:span text:style-name="T30"> adoptatu</text:span><text:span text:style-name="amh_5f_dev_5f_abbr"><text:span text:style-name="T30">m</text:span></text:span><text:span text:style-name="T30"> hu</text:span><text:span text:style-name="amh_5f_dev_5f_abbr"><text:span text:style-name="T30">m</text:span></text:span><text:span text:style-name="T30">ano g</text:span><text:span text:style-name="amh_5f_dev_5f_abbr"><text:span text:style-name="T30">e</text:span></text:span><text:span text:style-name="T30">n</text:span><text:span text:style-name="amh_5f_dev_5f_abbr"><text:span text:style-name="T30">er</text:span></text:span><text:span text:style-name="T30">i </text:span><text:span text:style-name="T31">ad salute</text:span><text:span text:style-name="amh_5f_dev_5f_abbr"><text:span text:style-name="T31">m</text:span></text:span><text:span text:style-name="T31"> </text:span><text:span text:style-name="T32">et lege</text:span><text:span text:style-name="amh_5f_dev_5f_abbr"><text:span text:style-name="T32">m</text:span></text:span><text:span text:style-name="T32"> </text:span><text:span text:style-name="amh_5f_dev_5f_abbr"><text:span text:style-name="T33">pro</text:span></text:span><text:span text:style-name="T33">ficua, </text:span><text:span text:style-name="T34">gratiose a </text:span><text:span text:style-name="T35">D</text:span><text:span text:style-name="T34">eo </text:span><text:span text:style-name="T36">su</text:span><text:span text:style-name="amh_5f_dev_5f_abbr"><text:span text:style-name="T36">n</text:span></text:span><text:span text:style-name="T36">t </text:span><text:span text:style-name="T37">exibita </text:span><text:span text:style-name="T38">non i</text:span><text:span text:style-name="amh_5f_dev_5f_abbr"><text:span text:style-name="T38">m</text:span></text:span><text:span text:style-name="T38">m</text:span><text:span text:style-name="amh_5f_dev_5f_abbr"><text:span text:style-name="T38">er</text:span></text:span><text:span text:style-name="T38">ito </text:span><text:span text:style-name="T39">uis he</text:span><text:span text:style-name="amh_5f_dev_5f_abbr"><text:span text:style-name="T39">re</text:span></text:span><text:span text:style-name="T39">ditatis Dei et nomen sortite su</text:span><text:span text:style-name="amh_5f_dev_5f_abbr"><text:span text:style-name="T39">n</text:span></text:span><text:span text:style-name="T39">t et ip</text:span><text:span text:style-name="amh_5f_dev_5f_abbr"><text:span text:style-name="T39">s</text:span></text:span><text:span text:style-name="T39">as singulariter Deu</text:span><text:span text:style-name="amh_5f_dev_5f_abbr"><text:span text:style-name="T39">m</text:span></text:span><text:span text:style-name="T39"> </text:span><text:span text:style-name="T40">i</text:span><text:span text:style-name="amh_5f_dev_5f_abbr"><text:span text:style-name="T40">n</text:span></text:span><text:span text:style-name="T40">habitasse en in he</text:span><text:span text:style-name="amh_5f_dev_5f_abbr"><text:span text:style-name="T40">re</text:span></text:span><text:span text:style-name="T40">ditate</text:span><text:span text:style-name="amh_5f_dev_5f_abbr"><text:span text:style-name="T40">m</text:span></text:span><text:span text:style-name="T40"> mirab</text:span><text:span text:style-name="amh_5f_dev_5f_abbr"><text:span text:style-name="T40">i</text:span></text:span><text:span text:style-name="T40">l</text:span><text:span text:style-name="amh_5f_dev_5f_abbr"><text:span text:style-name="T40">ite</text:span></text:span><text:span text:style-name="T40">r ad fine</text:span><text:span text:style-name="amh_5f_dev_5f_abbr"><text:span text:style-name="T41">m</text:span></text:span><text:span text:style-name="T40"> </text:span><text:span text:style-name="T42">s</text:span><text:span text:style-name="amh_5f_dev_5f_abbr"><text:span text:style-name="T42">e</text:span></text:span><text:span text:style-name="T42">c</text:span><text:span text:style-name="amh_5f_dev_5f_abbr"><text:span text:style-name="T42">u</text:span></text:span><text:span text:style-name="T42">li </text:span><text:span text:style-name="T43">su</text:span><text:span text:style-name="amh_5f_dev_5f_abbr"><text:span text:style-name="T43">m</text:span></text:span><text:span text:style-name="T43">psisse </text:span><text:span text:style-name="amh_5f_dev_5f_abbr"><text:span text:style-name="T44">pro</text:span></text:span><text:span text:style-name="T44">fitemur.</text:span></text:h>
      <text:h text:style-name="P5" text:outline-level="1"><text:span text:style-name="amh_5f_lettre_5f_rubriquee">C</text:span>u<text:span text:style-name="amh_5f_dev_5f_abbr">m</text:span> <text:span text:style-name="amh_5f_dev_5f_abbr">i</text:span>g<text:span text:style-name="amh_5f_dev_5f_abbr">itur</text:span> <text:span text:style-name="T45">tanto </text:span><text:span text:style-name="amh_5f_dev_5f_abbr"><text:span text:style-name="T45">per</text:span></text:span><text:span text:style-name="T45">fectiores </text:span><text:span text:style-name="T46">sim</text:span><text:span text:style-name="amh_5f_dev_5f_abbr"><text:span text:style-name="T46">u</text:span></text:span><text:span text:style-name="T46">s </text:span><text:span text:style-name="T47">q</text:span><text:span text:style-name="amh_5f_dev_5f_abbr"><text:span text:style-name="T47">u</text:span></text:span><text:span text:style-name="T47">a</text:span><text:span text:style-name="amh_5f_dev_5f_abbr"><text:span text:style-name="T47">n</text:span></text:span><text:span text:style-name="T47">to </text:span><text:span text:style-name="T48">Dei imitatores fu</text:span><text:span text:style-name="amh_5f_dev_5f_abbr"><text:span text:style-name="T48">e</text:span></text:span><text:span text:style-name="T48">rim</text:span><text:span text:style-name="amh_5f_dev_5f_abbr"><text:span text:style-name="T48">us</text:span></text:span><text:span text:style-name="T48">, et p</text:span><text:span text:style-name="amh_5f_dev_5f_abbr"><text:span text:style-name="T48">re</text:span></text:span><text:span text:style-name="T48">cipue </text:span><text:span text:style-name="T49">cu</text:span><text:span text:style-name="amh_5f_dev_5f_abbr"><text:span text:style-name="T49">m</text:span></text:span><text:span text:style-name="T49"> adhoc De</text:span><text:span text:style-name="amh_5f_dev_5f_abbr"><text:span text:style-name="T49">u</text:span></text:span><text:span text:style-name="T49">s imissus sit ut ei</text:span><text:span text:style-name="amh_5f_dev_5f_abbr"><text:span text:style-name="T49">us</text:span></text:span><text:span text:style-name="T49"> u</text:span><text:span text:style-name="amh_5f_dev_5f_abbr"><text:span text:style-name="T49">e</text:span></text:span><text:span text:style-name="T49">rba </text:span><text:span text:style-name="T50">seq</text:span><text:span text:style-name="amh_5f_dev_5f_abbr"><text:span text:style-name="T50">u</text:span></text:span><text:span text:style-name="T50">amur, s</text:span><text:span text:style-name="amh_5f_dev_5f_abbr"><text:span text:style-name="T50">an</text:span></text:span><text:span text:style-name="T50">ctam ciuitate</text:span><text:span text:style-name="amh_5f_dev_5f_abbr"><text:span text:style-name="T50">m</text:span></text:span><text:span text:style-name="T50"> p</text:span><text:span text:style-name="amh_5f_dev_5f_abbr"><text:span text:style-name="T50">re</text:span></text:span><text:span text:style-name="T50">dicta</text:span><text:span text:style-name="amh_5f_dev_5f_abbr"><text:span text:style-name="T50">m</text:span></text:span><text:span text:style-name="T50"> ip</text:span><text:span text:style-name="amh_5f_dev_5f_abbr"><text:span text:style-name="T50">s</text:span></text:span><text:span text:style-name="T50">am </text:span><text:span text:style-name="T51">scil</text:span><text:span text:style-name="amh_5f_dev_5f_abbr"><text:span text:style-name="T51">icet</text:span></text:span><text:span text:style-name="T51"> </text:span><text:span text:style-name="T52">he</text:span><text:span text:style-name="amh_5f_dev_5f_abbr"><text:span text:style-name="T52">re</text:span></text:span><text:span text:style-name="T52">ditatem Dei et t</text:span><text:span text:style-name="amh_5f_dev_5f_abbr"><text:span text:style-name="T52">er</text:span></text:span><text:span text:style-name="T52">ra</text:span><text:span text:style-name="amh_5f_dev_5f_abbr"><text:span text:style-name="T52">m</text:span></text:span><text:span text:style-name="T52"> in qua </text:span><text:span text:style-name="amh_5f_dev_5f_abbr"><text:span text:style-name="T52">Verbum</text:span></text:span><text:span text:style-name="T52"> </text:span><text:span text:style-name="T53">caro </text:span><text:span text:style-name="T54">factu</text:span><text:span text:style-name="amh_5f_dev_5f_abbr"><text:span text:style-name="T54">m</text:span></text:span><text:span text:style-name="T54"> est filiusq</text:span><text:span text:style-name="amh_5f_dev_5f_abbr"><text:span text:style-name="T54">ue</text:span></text:span><text:span text:style-name="T54"> Dei ip</text:span><text:span text:style-name="amh_5f_dev_5f_abbr"><text:span text:style-name="T54">s</text:span></text:span><text:span text:style-name="T54">e </text:span><text:span text:style-name="T55">idem </text:span><text:span text:style-name="T56">De</text:span><text:span text:style-name="amh_5f_dev_5f_abbr"><text:span text:style-name="T56">us</text:span></text:span><text:span text:style-name="T56"> </text:span><text:span text:style-name="T57">uisus et </text:span><text:span text:style-name="amh_5f_dev_5f_abbr"><text:span text:style-name="T57">cum</text:span></text:span><text:span text:style-name="T57"> </text:span><text:span text:style-name="T58">ho</text:span><text:span text:style-name="amh_5f_dev_5f_abbr"><text:span text:style-name="T58">m</text:span></text:span><text:span text:style-name="T58">inibus co</text:span><text:span text:style-name="amh_5f_dev_5f_abbr"><text:span text:style-name="T58">n</text:span></text:span><text:span text:style-name="T58">uersatus est, ex corde </text:span><text:span text:style-name="T59">toto pre cu</text:span><text:span text:style-name="amh_5f_dev_5f_abbr"><text:span text:style-name="T59">n</text:span></text:span><text:span text:style-name="T59">ctis </text:span><text:span text:style-name="T60">aliis affectiua dilectio</text:span><text:span text:style-name="T61">ne preelige</text:span><text:span text:style-name="amh_5f_dev_5f_abbr"><text:span text:style-name="T61">re</text:span></text:span><text:span text:style-name="T61"> debem</text:span><text:span text:style-name="amh_5f_dev_5f_abbr"><text:span text:style-name="T61">u</text:span></text:span><text:span text:style-name="T61">s, et cu</text:span><text:span text:style-name="amh_5f_dev_5f_abbr"><text:span text:style-name="T61">m</text:span></text:span><text:span text:style-name="T61"> </text:span><text:span text:style-name="amh_5f_dev_5f_abbr"><text:span text:style-name="T61">pro</text:span></text:span><text:span text:style-name="T61">pheta co</text:span><text:span text:style-name="amh_5f_dev_5f_abbr"><text:span text:style-name="T61">n</text:span></text:span><text:span text:style-name="T61">tinue </text:span><text:span text:style-name="T62">dice</text:span><text:span text:style-name="amh_5f_dev_5f_abbr"><text:span text:style-name="T62">re</text:span></text:span><text:span text:style-name="T62"> ad ip</text:span><text:span text:style-name="amh_5f_dev_5f_abbr"><text:span text:style-name="T62">s</text:span></text:span><text:span text:style-name="T62">am cupidius </text:span><text:span text:style-name="T63">aspirantes : « </text:span><office:annotation office:name="__Annotation__91062_244145427" loext:resolved="false"><dc:creator>Alexandre Moret Houplon</dc:creator><dc:date>2026-02-26T13:24:21.121988200</dc:date><meta:creator-initials>AMH</meta:creator-initials><text:p text:style-name="Comment"><text:a xlink:href="https://gloss-e.irht.cnrs.fr/php/editions_chapitre.php?id=biblia&amp;numLivre=26&amp;chapitre=26_131#glo_cap131_verset7" xlink:type="simple">https://gloss-e.irht.cnrs.fr/php/editions_chapitre.php?id=biblia&amp;numLivre=26&amp;chapitre=26_131#glo_cap131_verset7</text:a></text:p><text:p text:style-name="Comment"/></office:annotation><text:span text:style-name="T63">Adorabim</text:span><text:span text:style-name="amh_5f_dev_5f_abbr"><text:span text:style-name="T63">us</text:span></text:span><text:span text:style-name="T63"> in loco ubi </text:span><text:span text:style-name="T64">steteru</text:span><text:span text:style-name="amh_5f_dev_5f_abbr"><text:span text:style-name="T64">n</text:span></text:span><text:span text:style-name="T64">t </text:span><text:span text:style-name="T65">pedes ei</text:span><text:span text:style-name="amh_5f_dev_5f_abbr"><text:span text:style-name="T65">us</text:span></text:span><office:annotation-end office:name="__Annotation__91062_244145427"/><text:span text:style-name="T66"> »</text:span><text:span text:style-name="T66"><text:note text:id="ftn5" text:note-class="footnote"><text:note-citation>5</text:note-citation><text:note-body><text:p text:style-name="amh_5f_note_5f_apparat"><text:span text:style-name="amh_5f_apparat_5f_lemme">Adorabimus in loco ubi steterunt pedes eius</text:span> <text:span text:style-name="amh_5f_apparat_5f_commentaire"><text:span text:style-name="T67">(Ps. 131,7)</text:span></text:span></text:p></text:note-body></text:note></text:span><text:span text:style-name="T66">.</text:span></text:h>
      <text:h text:style-name="P6" text:outline-level="1">Un<text:span text:style-name="amh_5f_dev_5f_abbr">de</text:span> <text:span text:style-name="T68">multi ge</text:span><text:span text:style-name="amh_5f_dev_5f_abbr"><text:span text:style-name="T68">n</text:span></text:span><text:span text:style-name="T68">tiliu</text:span><text:span text:style-name="amh_5f_dev_5f_abbr"><text:span text:style-name="T68">m</text:span></text:span><text:span text:style-name="T68"> </text:span><text:span text:style-name="T69">an</text:span><text:span text:style-name="amh_5f_dev_5f_abbr"><text:span text:style-name="T69">te</text:span></text:span><text:span text:style-name="T69"> </text:span><text:span text:style-name="amh_5f_dev_5f_abbr"><text:span text:style-name="T69">Christ</text:span></text:span><text:span text:style-name="T69">i aduentu</text:span><text:span text:style-name="amh_5f_dev_5f_abbr"><text:span text:style-name="T69">m</text:span></text:span><text:span text:style-name="T69">, et p</text:span><text:span text:style-name="amh_5f_dev_5f_abbr"><text:span text:style-name="T69">ost</text:span></text:span><text:span text:style-name="T69">ea etia</text:span><text:span text:style-name="amh_5f_dev_5f_abbr"><text:span text:style-name="T69">m</text:span></text:span><text:span text:style-name="T69"> i</text:span><text:span text:style-name="amh_5f_dev_5f_abbr"><text:span text:style-name="T69">n</text:span></text:span><text:span text:style-name="T69">fideles, q</text:span><text:span text:style-name="amh_5f_dev_5f_abbr"><text:span text:style-name="T69">u</text:span></text:span><text:span text:style-name="T69">i t</text:span><text:span text:style-name="amh_5f_dev_5f_abbr"><text:span text:style-name="T69">ame</text:span></text:span><text:span text:style-name="T69">n sc</text:span><text:span text:style-name="amh_5f_dev_5f_abbr"><text:span text:style-name="T69">r</text:span></text:span><text:span text:style-name="T69">iptura a</text:span><text:span text:style-name="amh_5f_dev_5f_abbr"><text:span text:style-name="T69">ut</text:span></text:span><text:span text:style-name="T69"> uniu</text:span><text:span text:style-name="amh_5f_dev_5f_abbr"><text:span text:style-name="T69">er</text:span></text:span><text:span text:style-name="T69">sali fama aliq</text:span><text:span text:style-name="amh_5f_dev_5f_abbr"><text:span text:style-name="T69">u</text:span></text:span><text:span text:style-name="T69">id potu</text:span><text:span text:style-name="amh_5f_dev_5f_abbr"><text:span text:style-name="T69">er</text:span></text:span><text:span text:style-name="T69">unt disce</text:span><text:span text:style-name="amh_5f_dev_5f_abbr"><text:span text:style-name="T69">re</text:span></text:span><text:span text:style-name="T69">, loca p</text:span><text:span text:style-name="amh_5f_dev_5f_abbr"><text:span text:style-name="T69">re</text:span></text:span><text:span text:style-name="T69">dicta ta</text:span><text:span text:style-name="amh_5f_dev_5f_abbr"><text:span text:style-name="T69">m</text:span></text:span><text:span text:style-name="T69">q</text:span><text:span text:style-name="amh_5f_dev_5f_abbr"><text:span text:style-name="T69">u</text:span></text:span><text:span text:style-name="T69">am Dei singulare do</text:span><text:span text:style-name="T70">n</text:span><text:span text:style-name="T69">u</text:span><text:span text:style-name="amh_5f_dev_5f_abbr"><text:span text:style-name="T69">m</text:span></text:span><text:span text:style-name="T69"> et ei</text:span><text:span text:style-name="amh_5f_dev_5f_abbr"><text:span text:style-name="T69">us</text:span></text:span><text:span text:style-name="T69"> </text:span><text:span text:style-name="amh_5f_dev_5f_abbr"><text:span text:style-name="T69">electum</text:span></text:span><text:span text:style-name="T69"> h</text:span><text:span text:style-name="amh_5f_dev_5f_abbr"><text:span text:style-name="T69">a</text:span></text:span><text:span text:style-name="T69">bitac</text:span><text:span text:style-name="amh_5f_dev_5f_abbr"><text:span text:style-name="T69">u</text:span></text:span><text:span text:style-name="T69">l</text:span><text:span text:style-name="amh_5f_dev_5f_abbr"><text:span text:style-name="T69">u</text:span></text:span><text:span text:style-name="T69">m deuotissime colueru</text:span><text:span text:style-name="amh_5f_dev_5f_abbr"><text:span text:style-name="T69">n</text:span></text:span><text:span text:style-name="T69">t uisitaru</text:span><text:span text:style-name="amh_5f_dev_5f_abbr"><text:span text:style-name="T69">n</text:span></text:span><text:span text:style-name="T69">tq</text:span><text:span text:style-name="amh_5f_dev_5f_abbr"><text:span text:style-name="T69">ue</text:span></text:span><text:span text:style-name="T69"> et co</text:span><text:span text:style-name="amh_5f_dev_5f_abbr"><text:span text:style-name="T69">n</text:span></text:span><text:span text:style-name="T69">tinue uisitant et i</text:span><text:span text:style-name="amh_5f_dev_5f_abbr"><text:span text:style-name="T69">n</text:span></text:span><text:span text:style-name="T69">colu</text:span><text:span text:style-name="amh_5f_dev_5f_abbr"><text:span text:style-name="T69">n</text:span></text:span><text:span text:style-name="T69">t, q</text:span><text:span text:style-name="amh_5f_dev_5f_abbr"><text:span text:style-name="T69">u</text:span></text:span><text:span text:style-name="T69">asi su</text:span><text:span text:style-name="amh_5f_dev_5f_abbr"><text:span text:style-name="T69">m</text:span></text:span><text:span text:style-name="T69">pniantes </text:span><text:span text:style-name="T71">q</text:span><text:span text:style-name="amh_5f_dev_5f_abbr"><text:span text:style-name="T71">uod</text:span></text:span><text:span text:style-name="T71"> hiis in terris n</text:span><text:span text:style-name="amh_5f_dev_5f_abbr"><text:span text:style-name="T71">o</text:span></text:span><text:span text:style-name="T71">s</text:span><text:span text:style-name="amh_5f_dev_5f_abbr"><text:span text:style-name="T71">tr</text:span></text:span><text:span text:style-name="T71">am </text:span><text:span text:style-name="T72">salute</text:span><text:span text:style-name="amh_5f_dev_5f_abbr"><text:span text:style-name="T72">m</text:span></text:span><text:span text:style-name="T72"> De</text:span><text:span text:style-name="amh_5f_dev_5f_abbr"><text:span text:style-name="T72">us</text:span></text:span><text:span text:style-name="T72"> </text:span><text:span text:style-name="T73">ab initio </text:span><text:span text:style-name="T74">fragilitatis n</text:span><text:span text:style-name="amh_5f_dev_5f_abbr"><text:span text:style-name="T74">ost</text:span></text:span><text:span text:style-name="T74">re figural</text:span><text:span text:style-name="amh_5f_dev_5f_abbr"><text:span text:style-name="T74">ite</text:span></text:span><text:span text:style-name="T74">r </text:span><text:span text:style-name="T75">i</text:span><text:span text:style-name="amh_5f_dev_5f_abbr"><text:span text:style-name="T75">n</text:span></text:span><text:span text:style-name="T75">choauit et i</text:span><text:span text:style-name="amh_5f_dev_5f_abbr"><text:span text:style-name="T75">n</text:span></text:span><text:span text:style-name="T75"> fine te</text:span><text:span text:style-name="amh_5f_dev_5f_abbr"><text:span text:style-name="T75">m</text:span></text:span><text:span text:style-name="T75">p</text:span><text:span text:style-name="amh_5f_dev_5f_abbr"><text:span text:style-name="T75">oru</text:span></text:span><text:span text:style-name="T75">m, </text:span><text:span text:style-name="T76">uelo abducto figure </text:span><text:span text:style-name="T77">ip</text:span><text:span text:style-name="amh_5f_dev_5f_abbr"><text:span text:style-name="T77">s</text:span></text:span><text:span text:style-name="T77">am felicitate</text:span><text:span text:style-name="amh_5f_dev_5f_abbr"><text:span text:style-name="T77">m</text:span></text:span><text:span text:style-name="T77"> </text:span><text:span text:style-name="amh_5f_dev_5f_abbr"><text:span text:style-name="T78">con</text:span></text:span><text:span text:style-name="T78">su</text:span><text:span text:style-name="amh_5f_dev_5f_abbr"><text:span text:style-name="T79">m</text:span></text:span><text:span text:style-name="T78">mauit, </text:span><text:span text:style-name="amh_5f_dev_5f_abbr"><text:span text:style-name="T80">Christ</text:span></text:span><text:span text:style-name="T80">o </text:span><text:span text:style-name="T81">Dei </text:span><text:soft-page-break/><text:span text:style-name="T81">Filio hoc attesta</text:span><text:span text:style-name="amh_5f_dev_5f_abbr"><text:span text:style-name="T81">n</text:span></text:span><text:span text:style-name="T81">te i</text:span><text:span text:style-name="amh_5f_dev_5f_abbr"><text:span text:style-name="T81">n</text:span></text:span><text:span text:style-name="T81"> cruce </text:span><text:span text:style-name="T82">cu</text:span><text:span text:style-name="amh_5f_dev_5f_abbr"><text:span text:style-name="T82">m</text:span></text:span><text:span text:style-name="T82"> </text:span><text:span text:style-name="T83">e uestigio spiritum ad premissum </text:span><text:span text:style-name="amh_5f_dev_5f_abbr"><text:span text:style-name="T83">con</text:span></text:span><text:span text:style-name="T83">dice</text:span><text:span text:style-name="amh_5f_dev_5f_abbr"><text:span text:style-name="T83">re</text:span></text:span><text:span text:style-name="T83">t : </text:span><office:annotation office:name="__Annotation__90823_244145427" loext:resolved="false"><dc:creator>Alexandre Moret Houplon</dc:creator><dc:date>2026-02-26T13:21:47.460844800</dc:date><meta:creator-initials>AMH</meta:creator-initials><text:p text:style-name="Comment"><text:a xlink:href="https://gloss-e.irht.cnrs.fr/php/editions_chapitre.php?id=biblia&amp;numLivre=58&amp;chapitre=58_19#glo_cap19_verset30" xlink:type="simple">https://gloss-e.irht.cnrs.fr/php/editions_chapitre.php?id=biblia&amp;numLivre=58&amp;chapitre=58_19#glo_cap19_verset30</text:a></text:p><text:p text:style-name="Comment"/></office:annotation><text:span text:style-name="T67">« </text:span><text:span text:style-name="T84">co</text:span><text:span text:style-name="amh_5f_dev_5f_abbr"><text:span text:style-name="T84">n</text:span></text:span><text:span text:style-name="T84">su</text:span><text:span text:style-name="amh_5f_dev_5f_abbr"><text:span text:style-name="T84">m</text:span></text:span><text:span text:style-name="T79">m</text:span><text:span text:style-name="T84">atum est</text:span><text:span text:style-name="T67"> »</text:span><office:annotation-end office:name="__Annotation__90823_244145427"/><text:span text:style-name="T67"><text:note text:id="ftn6" text:note-class="footnote"><text:note-citation>6</text:note-citation><text:note-body><text:p text:style-name="amh_5f_note_5f_apparat"><text:span text:style-name="amh_5f_apparat_5f_lemme">consummatum est</text:span> <text:span text:style-name="amh_5f_apparat_5f_commentaire"><text:span text:style-name="T85">(Io. 19,30)</text:span></text:span></text:p></text:note-body></text:note></text:span><text:span text:style-name="T84">, cu</text:span><text:span text:style-name="amh_5f_dev_5f_abbr"><text:span text:style-name="T84">m</text:span></text:span><text:span text:style-name="T84"> nichil circa salute</text:span><text:span text:style-name="amh_5f_dev_5f_abbr"><text:span text:style-name="T84">m</text:span></text:span><text:span text:style-name="T84"> n</text:span><text:span text:style-name="amh_5f_dev_5f_abbr"><text:span text:style-name="T84">ost</text:span></text:span><text:span text:style-name="T84">ram </text:span><text:span text:style-name="T86">obmitte</text:span><text:span text:style-name="amh_5f_dev_5f_abbr"><text:span text:style-name="T86">re</text:span></text:span><text:span text:style-name="T86">t s</text:span><text:span text:style-name="amh_5f_dev_5f_abbr"><text:span text:style-name="T86">ed</text:span></text:span><text:span text:style-name="T86"> si</text:span><text:span text:style-name="amh_5f_dev_5f_abbr"><text:span text:style-name="T86">n</text:span></text:span><text:span text:style-name="T86">gula </text:span><text:span text:style-name="T87">ad ea</text:span><text:span text:style-name="amh_5f_dev_5f_abbr"><text:span text:style-name="T87">m</text:span></text:span><text:span text:style-name="T87"> opportuna remedia </text:span><text:span text:style-name="T88">co</text:span><text:span text:style-name="amh_5f_dev_5f_abbr"><text:span text:style-name="T88">n</text:span></text:span><text:span text:style-name="T88">uenientissime adhibe</text:span><text:span text:style-name="amh_5f_dev_5f_abbr"><text:span text:style-name="T88">re</text:span></text:span><text:span text:style-name="T88">t.</text:span></text:h>
      <text:h text:style-name="P7" text:outline-level="1">Et etia<text:span text:style-name="amh_5f_dev_5f_abbr">m</text:span> <text:span text:style-name="T89">cu</text:span><text:span text:style-name="amh_5f_dev_5f_abbr"><text:span text:style-name="T89">m</text:span></text:span><text:span text:style-name="T89"> ip</text:span><text:span text:style-name="amh_5f_dev_5f_abbr"><text:span text:style-name="T89">s</text:span></text:span><text:span text:style-name="T89">e tamq</text:span><text:span text:style-name="amh_5f_dev_5f_abbr"><text:span text:style-name="T89">u</text:span></text:span><text:span text:style-name="T89">a</text:span><text:span text:style-name="amh_5f_dev_5f_abbr"><text:span text:style-name="T89">m</text:span></text:span><text:span text:style-name="T89"> g</text:span><text:span text:style-name="amh_5f_dev_5f_abbr"><text:span text:style-name="T89">e</text:span></text:span><text:span text:style-name="T89">n</text:span><text:span text:style-name="amh_5f_dev_5f_abbr"><text:span text:style-name="T89">er</text:span></text:span><text:span text:style-name="T89">at</text:span><text:span text:style-name="amh_5f_dev_5f_abbr"><text:span text:style-name="T89">i</text:span></text:span><text:span text:style-name="T89">o</text:span><text:span text:style-name="amh_5f_dev_5f_abbr"><text:span text:style-name="T89">n</text:span></text:span><text:span text:style-name="T89">is et originis </text:span><text:span text:style-name="T90">p</text:span><text:span text:style-name="amh_5f_dev_5f_abbr"><text:span text:style-name="T90">ri</text:span></text:span><text:span text:style-name="T90">ncipiu</text:span><text:span text:style-name="amh_5f_dev_5f_abbr"><text:span text:style-name="T90">m</text:span></text:span><text:span text:style-name="T90"> ab o</text:span><text:span text:style-name="amh_5f_dev_5f_abbr"><text:span text:style-name="T90">mn</text:span></text:span><text:span text:style-name="T90">ib</text:span><text:span text:style-name="amh_5f_dev_5f_abbr"><text:span text:style-name="T90">us</text:span></text:span><text:span text:style-name="T90"> </text:span><text:span text:style-name="T91">diligat</text:span><text:span text:style-name="amh_5f_dev_5f_abbr"><text:span text:style-name="T91">u</text:span></text:span><text:span text:style-name="T91">r na</text:span><text:span text:style-name="amh_5f_dev_5f_abbr"><text:span text:style-name="T91">tur</text:span></text:span><text:span text:style-name="T91">al</text:span><text:span text:style-name="amh_5f_dev_5f_abbr"><text:span text:style-name="T91">ite</text:span></text:span><text:span text:style-name="T91">r </text:span><text:span text:style-name="T92">et i</text:span><text:span text:style-name="amh_5f_dev_5f_abbr"><text:span text:style-name="T92">n</text:span></text:span><text:span text:style-name="T92"> t</text:span><text:span text:style-name="amh_5f_dev_5f_abbr"><text:span text:style-name="T92">antu</text:span></text:span><text:span text:style-name="T92">m </text:span><text:span text:style-name="T93">diligi debeat, </text:span><text:span text:style-name="T94">ut s</text:span><text:span text:style-name="amh_5f_dev_5f_abbr"><text:span text:style-name="T94">e</text:span></text:span><text:span text:style-name="T94">c</text:span><text:span text:style-name="amh_5f_dev_5f_abbr"><text:span text:style-name="T94">un</text:span></text:span><text:span text:style-name="T94">d</text:span><text:span text:style-name="amh_5f_dev_5f_abbr"><text:span text:style-name="T94">u</text:span></text:span><text:span text:style-name="T94">m </text:span><text:span text:style-name="T95">sapientis </text:span><text:span text:style-name="T96">auctoritate</text:span><text:span text:style-name="amh_5f_dev_5f_abbr"><text:span text:style-name="T96">m</text:span></text:span><text:span text:style-name="T96"> pugna sit pro salute ip</text:span><text:span text:style-name="amh_5f_dev_5f_abbr"><text:span text:style-name="T96">s</text:span></text:span><text:span text:style-name="T96">i</text:span><text:span text:style-name="amh_5f_dev_5f_abbr"><text:span text:style-name="T96">us</text:span></text:span><text:span text:style-name="T96"> uirilit</text:span><text:span text:style-name="amh_5f_dev_5f_abbr"><text:span text:style-name="T96">er</text:span></text:span><text:span text:style-name="T96"> et laudabilit</text:span><text:span text:style-name="amh_5f_dev_5f_abbr"><text:span text:style-name="T96">er</text:span></text:span><text:span text:style-name="T96"> assume</text:span><text:span text:style-name="amh_5f_dev_5f_abbr"><text:span text:style-name="T96">n</text:span></text:span><text:span text:style-name="T96">da, </text:span><text:span text:style-name="T97">non i</text:span><text:span text:style-name="amh_5f_dev_5f_abbr"><text:span text:style-name="T97">m</text:span></text:span><text:span text:style-name="T97">m</text:span><text:span text:style-name="amh_5f_dev_5f_abbr"><text:span text:style-name="T97">er</text:span></text:span><text:span text:style-name="T97">ito </text:span><text:span text:style-name="T98">quilibet </text:span><text:span text:style-name="amh_5f_dev_5f_abbr"><text:span text:style-name="T98">christ</text:span></text:span><text:span text:style-name="T98">ian</text:span><text:span text:style-name="amh_5f_dev_5f_abbr"><text:span text:style-name="T98">us</text:span></text:span><text:span text:style-name="T98"> tenet</text:span><text:span text:style-name="amh_5f_dev_5f_abbr"><text:span text:style-name="T98">u</text:span></text:span><text:span text:style-name="T98">r </text:span><text:span text:style-name="T99">ha</text:span><text:span text:style-name="amh_5f_dev_5f_abbr"><text:span text:style-name="T99">n</text:span></text:span><text:span text:style-name="T99">c </text:span><text:span text:style-name="T100">T</text:span><text:span text:style-name="T101">erra</text:span><text:span text:style-name="amh_5f_dev_5f_abbr"><text:span text:style-name="T101">m</text:span></text:span><text:span text:style-name="T101"> s</text:span><text:span text:style-name="amh_5f_dev_5f_abbr"><text:span text:style-name="T101">an</text:span></text:span><text:span text:style-name="T101">ctam </text:span><text:span text:style-name="T100">et a Deo p</text:span><text:span text:style-name="amh_5f_dev_5f_abbr"><text:span text:style-name="T100">re</text:span></text:span><text:span text:style-name="T100">electa</text:span><text:span text:style-name="amh_5f_dev_5f_abbr"><text:span text:style-name="T100">m</text:span></text:span><text:span text:style-name="T100"> a</text:span><text:span text:style-name="amh_5f_dev_5f_abbr"><text:span text:style-name="T100">m</text:span></text:span><text:span text:style-name="T100">pliori </text:span><text:span text:style-name="T102">amore q</text:span><text:span text:style-name="amh_5f_dev_5f_abbr"><text:span text:style-name="T102">u</text:span></text:span><text:span text:style-name="T102">a</text:span><text:span text:style-name="amh_5f_dev_5f_abbr"><text:span text:style-name="T102">m</text:span></text:span><text:span text:style-name="T102"> propria</text:span><text:span text:style-name="amh_5f_dev_5f_abbr"><text:span text:style-name="T102">m</text:span></text:span><text:span text:style-name="T102"> </text:span><text:span text:style-name="T103">si t</text:span><text:span text:style-name="amh_5f_dev_5f_abbr"><text:span text:style-name="T103">ame</text:span></text:span><text:span text:style-name="T103">n </text:span><text:span text:style-name="amh_5f_dev_5f_abbr"><text:span text:style-name="T103">pro</text:span></text:span><text:span text:style-name="T103">pria</text:span><text:span text:style-name="amh_5f_dev_5f_abbr"><text:span text:style-name="T103">m</text:span></text:span><text:span text:style-name="T103"> habet dilige</text:span><text:span text:style-name="amh_5f_dev_5f_abbr"><text:span text:style-name="T103">re</text:span></text:span><text:span text:style-name="T103"> </text:span><text:span text:style-name="T104">et tueri. </text:span><text:span text:style-name="T105">Q</text:span><text:span text:style-name="amh_5f_dev_5f_abbr"><text:span text:style-name="T105">u</text:span></text:span><text:span text:style-name="T105">ia </text:span><text:span text:style-name="T106">sic</text:span><text:span text:style-name="amh_5f_dev_5f_abbr"><text:span text:style-name="T106">ut</text:span></text:span><text:span text:style-name="T106"> uni</text:span><text:span text:style-name="amh_5f_dev_5f_abbr"><text:span text:style-name="T106">us</text:span></text:span><text:span text:style-name="T106">cui</text:span><text:span text:style-name="amh_5f_dev_5f_abbr"><text:span text:style-name="T106">us</text:span></text:span><text:span text:style-name="T107">q</text:span><text:span text:style-name="amh_5f_dev_5f_abbr"><text:span text:style-name="T107">ue</text:span></text:span><text:span text:style-name="T107"> ex sua prop</text:span><text:span text:style-name="amh_5f_dev_5f_abbr"><text:span text:style-name="T107">ri</text:span></text:span><text:span text:style-name="T107">a patria </text:span><text:span text:style-name="amh_5f_dev_5f_abbr"><text:span text:style-name="T108">pro</text:span></text:span><text:span text:style-name="T108">cessit </text:span><text:span text:style-name="T109">g</text:span><text:span text:style-name="amh_5f_dev_5f_abbr"><text:span text:style-name="T109">e</text:span></text:span><text:span text:style-name="T109">n</text:span><text:span text:style-name="amh_5f_dev_5f_abbr"><text:span text:style-name="T109">er</text:span></text:span><text:span text:style-name="T109">atio i</text:span><text:span text:style-name="amh_5f_dev_5f_abbr"><text:span text:style-name="T109">n</text:span></text:span><text:span text:style-name="T109"> e</text:span><text:span text:style-name="amh_5f_dev_5f_abbr"><text:span text:style-name="T109">ss</text:span></text:span><text:span text:style-name="T109">e nature, </text:span><text:span text:style-name="T110">sic ex illa o</text:span><text:span text:style-name="amh_5f_dev_5f_abbr"><text:span text:style-name="T110">mn</text:span></text:span><text:span text:style-name="T110">i</text:span><text:span text:style-name="amh_5f_dev_5f_abbr"><text:span text:style-name="T110">u</text:span></text:span><text:span text:style-name="T110">m </text:span><text:span text:style-name="T111">n</text:span><text:span text:style-name="amh_5f_dev_5f_abbr"><text:span text:style-name="T111">ost</text:span></text:span><text:span text:style-name="T111">r</text:span><text:span text:style-name="amh_5f_dev_5f_abbr"><text:span text:style-name="T111">oru</text:span></text:span><text:span text:style-name="T111">m </text:span><text:span text:style-name="amh_5f_dev_5f_abbr"><text:span text:style-name="T112">pro</text:span></text:span><text:span text:style-name="T112">cessit regen</text:span><text:span text:style-name="amh_5f_dev_5f_abbr"><text:span text:style-name="T112">er</text:span></text:span><text:span text:style-name="T112">atio i</text:span><text:span text:style-name="amh_5f_dev_5f_abbr"><text:span text:style-name="T112">n</text:span></text:span><text:span text:style-name="T112"> e</text:span><text:span text:style-name="amh_5f_dev_5f_abbr"><text:span text:style-name="T112">ss</text:span></text:span><text:span text:style-name="T112">e gratie. </text:span><text:span text:style-name="T113">Nobisq</text:span><text:span text:style-name="amh_5f_dev_5f_abbr"><text:span text:style-name="T113">ue</text:span></text:span><text:span text:style-name="T113"> </text:span><text:span text:style-name="amh_5f_dev_5f_abbr"><text:span text:style-name="T114">pro</text:span></text:span><text:span text:style-name="T114">cul dubio obe</text:span><text:span text:style-name="amh_5f_dev_5f_abbr"><text:span text:style-name="T114">ss</text:span></text:span><text:span text:style-name="T114">et g</text:span><text:span text:style-name="amh_5f_dev_5f_abbr"><text:span text:style-name="T114">e</text:span></text:span><text:span text:style-name="T114">n</text:span><text:span text:style-name="amh_5f_dev_5f_abbr"><text:span text:style-name="T114">er</text:span></text:span><text:span text:style-name="T114">a</text:span><text:span text:style-name="amh_5f_dev_5f_abbr"><text:span text:style-name="T114">ti</text:span></text:span><text:span text:style-name="T114">o, si regen</text:span><text:span text:style-name="amh_5f_dev_5f_abbr"><text:span text:style-name="T114">er</text:span></text:span><text:span text:style-name="T114">atio non ade</text:span><text:span text:style-name="amh_5f_dev_5f_abbr"><text:span text:style-name="T114">ss</text:span></text:span><text:span text:style-name="T114">et, non eni</text:span><text:span text:style-name="amh_5f_dev_5f_abbr"><text:span text:style-name="T114">m</text:span></text:span><text:span text:style-name="T114"> </text:span><text:span text:style-name="T115">ad hoc facti credimur </text:span><text:span text:style-name="T116">ut male ip</text:span><text:span text:style-name="amh_5f_dev_5f_abbr"><text:span text:style-name="T116">s</text:span></text:span><text:span text:style-name="T116">a corporis nulla </text:span><text:span text:style-name="T117">a brutis discret</text:span><text:span text:style-name="amh_5f_dev_5f_abbr"><text:span text:style-name="T117">i</text:span></text:span><text:span text:style-name="T117">o</text:span><text:span text:style-name="amh_5f_dev_5f_abbr"><text:span text:style-name="T117">n</text:span></text:span><text:span text:style-name="T117">e facta </text:span><text:span text:style-name="amh_5f_dev_5f_abbr"><text:span text:style-name="T117">uegetemur</text:span></text:span><text:span text:style-name="T117">, </text:span><text:span text:style-name="T118">s</text:span><text:span text:style-name="amh_5f_dev_5f_abbr"><text:span text:style-name="T118">e</text:span></text:span><text:span text:style-name="T118">d i</text:span><text:span text:style-name="amh_5f_dev_5f_abbr"><text:span text:style-name="T118">n</text:span></text:span><text:span text:style-name="T118"> sp</text:span><text:span text:style-name="amh_5f_dev_5f_abbr"><text:span text:style-name="T118">irit</text:span></text:span><text:span text:style-name="T118">u </text:span><text:span text:style-name="T119">uiuam</text:span><text:span text:style-name="amh_5f_dev_5f_abbr"><text:span text:style-name="T119">us</text:span></text:span><text:span text:style-name="T119">. </text:span><text:span text:style-name="T120">Q</text:span><text:span text:style-name="amh_5f_dev_5f_abbr"><text:span text:style-name="T120">u</text:span></text:span><text:span text:style-name="T120">are co</text:span><text:span text:style-name="amh_5f_dev_5f_abbr"><text:span text:style-name="T120">mmun</text:span></text:span><text:span text:style-name="T120">em </text:span><text:span text:style-name="amh_5f_dev_5f_abbr"><text:span text:style-name="T120">et</text:span></text:span><text:span text:style-name="T120"> ha</text:span><text:span text:style-name="amh_5f_dev_5f_abbr"><text:span text:style-name="T120">n</text:span></text:span><text:span text:style-name="T120">c </text:span><text:span text:style-name="amh_5f_dev_5f_abbr"><text:span text:style-name="T120">christ</text:span></text:span><text:span text:style-name="T120">ianoru</text:span><text:span text:style-name="amh_5f_dev_5f_abbr"><text:span text:style-name="T120">m</text:span></text:span><text:span text:style-name="T120"> </text:span><text:span text:style-name="T121">p</text:span><text:span text:style-name="amh_5f_dev_5f_abbr"><text:span text:style-name="T121">at</text:span></text:span><text:span text:style-name="T121">riam </text:span><text:span text:style-name="T122">diligam</text:span><text:span text:style-name="amh_5f_dev_5f_abbr"><text:span text:style-name="T122">us</text:span></text:span><text:span text:style-name="T122"> co</text:span><text:span text:style-name="amh_5f_dev_5f_abbr"><text:span text:style-name="T122">mmun</text:span></text:span><text:span text:style-name="T122">it</text:span><text:span text:style-name="amh_5f_dev_5f_abbr"><text:span text:style-name="T122">er</text:span></text:span><text:span text:style-name="T122"> </text:span><text:span text:style-name="amh_5f_dev_5f_abbr"><text:span text:style-name="T123">christ</text:span></text:span><text:span text:style-name="T123">iani, </text:span><text:span text:style-name="T124">scientes </text:span><text:span text:style-name="T125">q</text:span><text:span text:style-name="amh_5f_dev_5f_abbr"><text:span text:style-name="T125">u</text:span></text:span><text:span text:style-name="amh_5f_dev_5f_abbr"><text:span text:style-name="T126">a</text:span></text:span><text:span text:style-name="T126">m</text:span><text:span text:style-name="T125"> </text:span><text:span text:style-name="T127">bonu</text:span><text:span text:style-name="amh_5f_dev_5f_abbr"><text:span text:style-name="T127">m</text:span></text:span><text:span text:style-name="T127"> </text:span><text:span text:style-name="T128">q</text:span><text:span text:style-name="amh_5f_dev_5f_abbr"><text:span text:style-name="T128">u</text:span></text:span><text:span text:style-name="T128">a</text:span><text:span text:style-name="amh_5f_dev_5f_abbr"><text:span text:style-name="T128">n</text:span></text:span><text:span text:style-name="T128">to diuin</text:span><text:span text:style-name="T129">i</text:span><text:span text:style-name="amh_5f_dev_5f_abbr"><text:span text:style-name="T128">us</text:span></text:span><text:span text:style-name="T128"> optabili</text:span><text:span text:style-name="amh_5f_dev_5f_abbr"><text:span text:style-name="T128">us</text:span></text:span><text:span text:style-name="T128"> </text:span><text:span text:style-name="T126">est, </text:span><text:span text:style-name="T130">appetit</text:span><text:span text:style-name="amh_5f_dev_5f_abbr"><text:span text:style-name="T130">u</text:span></text:span><text:span text:style-name="T130">r </text:span><text:span text:style-name="T131">ordinato, q</text:span><text:span text:style-name="amh_5f_dev_5f_abbr"><text:span text:style-name="T131">u</text:span></text:span><text:span text:style-name="T131">are </text:span><text:span text:style-name="amh_5f_dev_5f_abbr"><text:span text:style-name="T131">pro</text:span></text:span><text:span text:style-name="T131">ph</text:span><text:span text:style-name="amh_5f_dev_5f_abbr"><text:span text:style-name="T131">et</text:span></text:span><text:span text:style-name="T131">a sing</text:span><text:span text:style-name="amh_5f_dev_5f_abbr"><text:span text:style-name="T131">u</text:span></text:span><text:span text:style-name="T131">larite</text:span><text:span text:style-name="T132">r</text:span><text:span text:style-name="T131"> </text:span><text:span text:style-name="T133">nos hortat</text:span><text:span text:style-name="amh_5f_dev_5f_abbr"><text:span text:style-name="T133">u</text:span></text:span><text:span text:style-name="T133">r </text:span><text:span text:style-name="T134">et dicit ut </text:span><office:annotation office:name="__Annotation__90824_244145427" loext:resolved="false"><dc:creator>Alexandre Moret Houplon</dc:creator><dc:date>2026-02-26T13:23:19.199215500</dc:date><meta:creator-initials>AMH</meta:creator-initials><text:p text:style-name="Comment"><text:a xlink:href="https://gloss-e.irht.cnrs.fr/php/editions_chapitre.php?id=biblia&amp;numLivre=26&amp;chapitre=26_121#glo_cap121_verset6" xlink:type="simple">https://gloss-e.irht.cnrs.fr/php/editions_chapitre.php?id=biblia&amp;numLivre=26&amp;chapitre=26_121#glo_cap121_verset6</text:a></text:p><text:p text:style-name="Comment"/></office:annotation><text:span text:style-name="T85">« </text:span><text:span text:style-name="T134">rogem</text:span><text:span text:style-name="amh_5f_dev_5f_abbr"><text:span text:style-name="T134">us</text:span></text:span><text:span text:style-name="T134"> </text:span><text:span text:style-name="T135">q</text:span><text:span text:style-name="amh_5f_dev_5f_abbr"><text:span text:style-name="T135">u</text:span></text:span><text:span text:style-name="T135">e ad pa</text:span><text:span text:style-name="T136">ce</text:span><text:span text:style-name="amh_5f_dev_5f_abbr"><text:span text:style-name="T136">m</text:span></text:span><text:span text:style-name="T136"> </text:span><text:span text:style-name="T137">su</text:span><text:span text:style-name="amh_5f_dev_5f_abbr"><text:span text:style-name="T137">n</text:span></text:span><text:span text:style-name="T137">t Ih</text:span><text:span text:style-name="amh_5f_dev_5f_abbr"><text:span text:style-name="T137">e</text:span></text:span><text:span text:style-name="T137">r</text:span><text:span text:style-name="amh_5f_dev_5f_abbr"><text:span text:style-name="T137">usa</text:span></text:span><text:span text:style-name="T137">l</text:span><text:span text:style-name="amh_5f_dev_5f_abbr"><text:span text:style-name="T137">e</text:span></text:span><text:span text:style-name="T137">m</text:span><text:span text:style-name="T85"> »</text:span><office:annotation-end office:name="__Annotation__90824_244145427"/><text:span text:style-name="T85"><text:note text:id="ftn7" text:note-class="footnote"><text:note-citation>7</text:note-citation><text:note-body><text:p text:style-name="amh_5f_note_5f_apparat"><text:span text:style-name="amh_5f_apparat_5f_lemme">rogemus que ad pacem sunt Iherusalem</text:span> <text:span text:style-name="amh_5f_apparat_5f_commentaire"><text:span text:style-name="T138">(Ps. 121,6)</text:span></text:span></text:p></text:note-body></text:note></text:span><text:span text:style-name="T137"> </text:span><text:span text:style-name="T139">et cet</text:span><text:span text:style-name="amh_5f_dev_5f_abbr"><text:span text:style-name="T139">er</text:span></text:span><text:span text:style-name="T139">a </text:span><text:span text:style-name="T140">q</text:span><text:span text:style-name="amh_5f_dev_5f_abbr"><text:span text:style-name="T140">ue</text:span></text:span><text:span text:style-name="T140"> s</text:span><text:span text:style-name="T141">e</text:span><text:span text:style-name="T140">quu</text:span><text:span text:style-name="amh_5f_dev_5f_abbr"><text:span text:style-name="T140">n</text:span></text:span><text:span text:style-name="T140">t</text:span><text:span text:style-name="amh_5f_dev_5f_abbr"><text:span text:style-name="T140">u</text:span></text:span><text:span text:style-name="T140">r.</text:span></text:h>
      <text:h text:style-name="P8" text:outline-level="1">Ha<text:span text:style-name="amh_5f_dev_5f_abbr">n</text:span>c benedicta<text:span text:style-name="amh_5f_dev_5f_abbr"><text:span text:style-name="T142">m</text:span></text:span> <text:span text:style-name="T142">t</text:span><text:span text:style-name="amh_5f_dev_5f_abbr"><text:span text:style-name="T142">er</text:span></text:span><text:span text:style-name="T142">ra</text:span><text:span text:style-name="amh_5f_dev_5f_abbr"><text:span text:style-name="T142">m</text:span></text:span><text:span text:style-name="T142"> </text:span><text:span text:style-name="amh_5f_dev_5f_abbr"><text:span text:style-name="T142">Christu</text:span></text:span><text:span text:style-name="T142">s </text:span><text:span text:style-name="amh_5f_foliotation"><text:span text:style-name="T143">[f. 236v]</text:span></text:span><text:span text:style-name="T143"> </text:span><text:span text:style-name="T144">moriens nobis mortis testamento reliquit, et asce</text:span><text:span text:style-name="amh_5f_dev_5f_abbr"><text:span text:style-name="T144">n</text:span></text:span><text:span text:style-name="T144">dens in celu</text:span><text:span text:style-name="amh_5f_dev_5f_abbr"><text:span text:style-name="T144">m</text:span></text:span><text:span text:style-name="T144">, eleuat</text:span><text:span text:style-name="amh_5f_dev_5f_abbr"><text:span text:style-name="T144">us</text:span></text:span><text:span text:style-name="T144"> su</text:span><text:span text:style-name="amh_5f_dev_5f_abbr"><text:span text:style-name="T144">per</text:span></text:span><text:span text:style-name="T144"> ea</text:span><text:span text:style-name="amh_5f_dev_5f_abbr"><text:span text:style-name="T144">m</text:span></text:span><text:span text:style-name="T144"> </text:span><text:span text:style-name="T145">manib</text:span><text:span text:style-name="amh_5f_dev_5f_abbr"><text:span text:style-name="T145">us</text:span></text:span><text:span text:style-name="T145">, </text:span><text:span text:style-name="T146">ta</text:span><text:span text:style-name="amh_5f_dev_5f_abbr"><text:span text:style-name="T146">m</text:span></text:span><text:span text:style-name="T146">q</text:span><text:span text:style-name="amh_5f_dev_5f_abbr"><text:span text:style-name="T146">u</text:span></text:span><text:span text:style-name="T146">a</text:span><text:span text:style-name="amh_5f_dev_5f_abbr"><text:span text:style-name="T146">m</text:span></text:span><text:span text:style-name="T146"> fidei Abrahe </text:span><text:span text:style-name="T147">filiis, que</text:span><text:span text:style-name="amh_5f_dev_5f_abbr"><text:span text:style-name="T147">m</text:span></text:span><text:span text:style-name="T147"> Deus ad hanc terra</text:span><text:span text:style-name="amh_5f_dev_5f_abbr"><text:span text:style-name="T147">m</text:span></text:span><text:span text:style-name="T147"> uenire iusserat ea</text:span><text:span text:style-name="amh_5f_dev_5f_abbr"><text:span text:style-name="T147">m</text:span></text:span><text:span text:style-name="T147"> i</text:span><text:span text:style-name="amh_5f_dev_5f_abbr"><text:span text:style-name="T147">n</text:span></text:span><text:span text:style-name="T147">habitare, co</text:span><text:span text:style-name="amh_5f_dev_5f_abbr"><text:span text:style-name="T147">n</text:span></text:span><text:span text:style-name="T147">firmauit. Ea</text:span><text:span text:style-name="amh_5f_dev_5f_abbr"><text:span text:style-name="T147">m</text:span></text:span><text:span text:style-name="T147"> </text:span><text:span text:style-name="amh_5f_dev_5f_abbr"><text:span text:style-name="T147">i</text:span></text:span><text:span text:style-name="T147">g</text:span><text:span text:style-name="amh_5f_dev_5f_abbr"><text:span text:style-name="T147">itur</text:span></text:span><text:span text:style-name="T147">, </text:span><text:span text:style-name="T148">ta</text:span><text:span text:style-name="amh_5f_dev_5f_abbr"><text:span text:style-name="T148">m</text:span></text:span><text:span text:style-name="T148">q</text:span><text:span text:style-name="amh_5f_dev_5f_abbr"><text:span text:style-name="T148">u</text:span></text:span><text:span text:style-name="T148">a</text:span><text:span text:style-name="amh_5f_dev_5f_abbr"><text:span text:style-name="T148">m</text:span></text:span><text:span text:style-name="T148"> </text:span><text:span text:style-name="T149">patria</text:span><text:span text:style-name="amh_5f_dev_5f_abbr"><text:span text:style-name="T149">m</text:span></text:span><text:span text:style-name="T149"> et he</text:span><text:span text:style-name="amh_5f_dev_5f_abbr"><text:span text:style-name="T149">re</text:span></text:span><text:span text:style-name="T149">ditate</text:span><text:span text:style-name="amh_5f_dev_5f_abbr"><text:span text:style-name="T149">m</text:span></text:span><text:span text:style-name="T149"> </text:span><text:span text:style-name="T150">ex fide </text:span><text:span text:style-name="amh_5f_dev_5f_abbr"><text:span text:style-name="T150">Christ</text:span></text:span><text:span text:style-name="T150">i michi ut et ceteris debita</text:span><text:span text:style-name="amh_5f_dev_5f_abbr"><text:span text:style-name="T150">m</text:span></text:span><text:span text:style-name="T150">, uisitare diu adhuc q</text:span><text:span text:style-name="amh_5f_dev_5f_abbr"><text:span text:style-name="T150">ue</text:span></text:span><text:span text:style-name="T150"> puer optaui ut uide</text:span><text:span text:style-name="amh_5f_dev_5f_abbr"><text:span text:style-name="T150">re</text:span></text:span><text:span text:style-name="T150">nt testes oculi </text:span><text:span text:style-name="T151">q</text:span><text:span text:style-name="amh_5f_dev_5f_abbr"><text:span text:style-name="T151">uo</text:span></text:span><text:span text:style-name="T151">d sepius flagrans sermo </text:span><text:span text:style-name="T152">dedit auri, </text:span><text:span text:style-name="amh_5f_dev_5f_abbr"><text:span text:style-name="T152">et</text:span></text:span><text:span text:style-name="T152"> ut cu</text:span><text:span text:style-name="amh_5f_dev_5f_abbr"><text:span text:style-name="T152">m</text:span></text:span><text:span text:style-name="T152"> </text:span><text:span text:style-name="amh_5f_dev_5f_abbr"><text:span text:style-name="T152">pro</text:span></text:span><text:span text:style-name="T152">ph</text:span><text:span text:style-name="amh_5f_dev_5f_abbr"><text:span text:style-name="T152">et</text:span></text:span><text:span text:style-name="T152">a uerb</text:span><text:span text:style-name="T153">a</text:span><text:span text:style-name="T152"> </text:span><office:annotation office:name="__Annotation__92788_3194605602" loext:resolved="false"><dc:creator>Alexandre Moret Houplon</dc:creator><dc:date>2026-02-20T19:59:15.532440700</dc:date><meta:creator-initials>AMH</meta:creator-initials><text:p text:style-name="Comment">Équivalent primo proposita chez Deluz</text:p></office:annotation><text:span text:style-name="T152">p</text:span><text:span text:style-name="amh_5f_dev_5f_abbr"><text:span text:style-name="T152">r</text:span></text:span><text:span text:style-name="T152">a</text:span><text:span text:style-name="amh_5f_dev_5f_abbr"><text:span text:style-name="T152">e</text:span></text:span><text:span text:style-name="T152">legata</text:span><office:annotation-end office:name="__Annotation__92788_3194605602"/><text:span text:style-name="T152"> possem tandem </text:span><text:span text:style-name="T154">exclamare </text:span><text:span text:style-name="T155">uotiue </text:span><text:span text:style-name="T156">et co</text:span><text:span text:style-name="amh_5f_dev_5f_abbr"><text:span text:style-name="T156">n</text:span></text:span><text:span text:style-name="T156">fidenter</text:span><text:span text:style-name="T157"> </text:span><text:span text:style-name="T156">: </text:span><text:span text:style-name="T157">Sic</text:span><text:span text:style-name="amh_5f_dev_5f_abbr"><text:span text:style-name="T157">ut</text:span></text:span><text:span text:style-name="T157"> audiuim</text:span><text:span text:style-name="amh_5f_dev_5f_abbr"><text:span text:style-name="T157">us</text:span></text:span><text:span text:style-name="T157"> sic uidem</text:span><text:span text:style-name="amh_5f_dev_5f_abbr"><text:span text:style-name="T157">us</text:span></text:span><text:span text:style-name="T157"> </text:span><text:span text:style-name="amh_5f_dev_5f_abbr"><text:span text:style-name="T157">et</text:span></text:span><text:span text:style-name="T157"> c</text:span><text:span text:style-name="amh_5f_dev_5f_abbr"><text:span text:style-name="T157">eter</text:span></text:span><text:span text:style-name="T157">a.</text:span></text:h>
      <text:h text:style-name="P9" text:outline-level="1">Ea <text:span text:style-name="amh_5f_dev_5f_abbr">i</text:span>g<text:span text:style-name="amh_5f_dev_5f_abbr">itur</text:span> <text:span text:style-name="T158">q</text:span><text:span text:style-name="amh_5f_dev_5f_abbr"><text:span text:style-name="T158">ue</text:span></text:span><text:span text:style-name="T158"> uidim</text:span><text:span text:style-name="amh_5f_dev_5f_abbr"><text:span text:style-name="T158">us</text:span></text:span><text:span text:style-name="T158"> ac locoru</text:span><text:span text:style-name="amh_5f_dev_5f_abbr"><text:span text:style-name="T158">m</text:span></text:span><text:span text:style-name="T158"> ordine</text:span><text:span text:style-name="amh_5f_dev_5f_abbr"><text:span text:style-name="T158">m</text:span></text:span><text:span text:style-name="T158"> </text:span><text:span text:style-name="T159">que</text:span><text:span text:style-name="amh_5f_dev_5f_abbr"><text:span text:style-name="T159">m</text:span></text:span><text:span text:style-name="T159"> </text:span><text:span text:style-name="T160">michi </text:span><text:span text:style-name="T161">casus </text:span><text:span text:style-name="amh_5f_dev_5f_abbr"><text:span text:style-name="T162">per</text:span></text:span><text:span text:style-name="T162">egrinat</text:span><text:span text:style-name="amh_5f_dev_5f_abbr"><text:span text:style-name="T162">i</text:span></text:span><text:span text:style-name="T162">o</text:span><text:span text:style-name="amh_5f_dev_5f_abbr"><text:span text:style-name="T162">n</text:span></text:span><text:span text:style-name="T162">is </text:span><text:span text:style-name="T163">mee obtulit, </text:span><text:span text:style-name="T164">diuina </text:span><text:span text:style-name="T165">si dederit </text:span><text:span text:style-name="T166">cleme</text:span><text:span text:style-name="amh_5f_dev_5f_abbr"><text:span text:style-name="T166">n</text:span></text:span><text:span text:style-name="T166">tia, uob</text:span><text:span text:style-name="amh_5f_dev_5f_abbr"><text:span text:style-name="T166">is</text:span></text:span><text:span text:style-name="T166"> p</text:span><text:span text:style-name="amh_5f_dev_5f_abbr"><text:span text:style-name="T166">ate</text:span></text:span><text:span text:style-name="T166">r ac reue</text:span><text:span text:style-name="amh_5f_dev_5f_abbr"><text:span text:style-name="T166">re</text:span></text:span><text:span text:style-name="T166">ndissime D</text:span><text:span text:style-name="amh_5f_dev_5f_abbr"><text:span text:style-name="T166">omi</text:span></text:span><text:span text:style-name="T166">ne </text:span><text:span text:style-name="T167">fidel</text:span><text:span text:style-name="amh_5f_dev_5f_abbr"><text:span text:style-name="T167">ite</text:span></text:span><text:span text:style-name="T167">r </text:span><text:span text:style-name="T168">expona</text:span><text:span text:style-name="amh_5f_dev_5f_abbr"><text:span text:style-name="T168">m</text:span></text:span><text:span text:style-name="T168">, </text:span><text:span text:style-name="T169">ut a me uestra </text:span><text:span text:style-name="T170">p</text:span><text:span text:style-name="amh_5f_dev_5f_abbr"><text:span text:style-name="T170">re</text:span></text:span><text:span text:style-name="T170">clara ad Deu</text:span><text:span text:style-name="amh_5f_dev_5f_abbr"><text:span text:style-name="T170">m</text:span></text:span><text:span text:style-name="T170"> </text:span><text:span text:style-name="T171">et ad terra</text:span><text:span text:style-name="amh_5f_dev_5f_abbr"><text:span text:style-name="T171">m</text:span></text:span><text:span text:style-name="T171"> ip</text:span><text:span text:style-name="amh_5f_dev_5f_abbr"><text:span text:style-name="T171">s</text:span></text:span><text:span text:style-name="T171">i</text:span><text:span text:style-name="amh_5f_dev_5f_abbr"><text:span text:style-name="T171">us</text:span></text:span><text:span text:style-name="T171"> </text:span><text:span text:style-name="T172">deuotio req</text:span><text:span text:style-name="amh_5f_dev_5f_abbr"><text:span text:style-name="T172">u</text:span></text:span><text:span text:style-name="T172">isiuit, si</text:span><text:span text:style-name="amh_5f_dev_5f_abbr"><text:span text:style-name="T172">n</text:span></text:span><text:span text:style-name="T172">gulaq</text:span><text:span text:style-name="amh_5f_dev_5f_abbr"><text:span text:style-name="T172">ue</text:span></text:span><text:span text:style-name="T172"> </text:span><text:span text:style-name="amh_5f_dev_5f_abbr"><text:span text:style-name="T172">pro</text:span></text:span><text:span text:style-name="T172">currens potissimu</text:span><text:span text:style-name="amh_5f_dev_5f_abbr"><text:span text:style-name="T172">m</text:span></text:span><text:span text:style-name="T172"> in hiis q</text:span><text:span text:style-name="amh_5f_dev_5f_abbr"><text:span text:style-name="T172">ue</text:span></text:span><text:span text:style-name="T172"> </text:span><text:span text:style-name="amh_5f_dev_5f_abbr"><text:span text:style-name="T172">per</text:span></text:span><text:span text:style-name="T172">egrinat</text:span><text:span text:style-name="amh_5f_dev_5f_abbr"><text:span text:style-name="T172">i</text:span></text:span><text:span text:style-name="T172">o</text:span><text:span text:style-name="amh_5f_dev_5f_abbr"><text:span text:style-name="T172">n</text:span></text:span><text:span text:style-name="T172">is ac deuot</text:span><text:span text:style-name="amh_5f_dev_5f_abbr"><text:span text:style-name="T172">i</text:span></text:span><text:span text:style-name="T172">o</text:span><text:span text:style-name="amh_5f_dev_5f_abbr"><text:span text:style-name="T172">n</text:span></text:span><text:span text:style-name="T172">is su</text:span><text:span text:style-name="amh_5f_dev_5f_abbr"><text:span text:style-name="T172">n</text:span></text:span><text:span text:style-name="T172">t reb</text:span><text:span text:style-name="amh_5f_dev_5f_abbr"><text:span text:style-name="T172">us</text:span></text:span><text:span text:style-name="T172"> uersabor.</text:span></text:h>
      <text:h text:style-name="P10" text:outline-level="1"><text:bookmark-start text:name="de-itinere-uersus-siriam-cuius-terra-sancta-est-pars."/><text:span text:style-name="T173">De </text:span><text:span text:style-name="amh_5f_ancre_5f_glossaire">Iter</text:span><text:span text:style-name="T173">itinere u</text:span><text:span text:style-name="amh_5f_dev_5f_abbr"><text:span text:style-name="T173">er</text:span></text:span><text:span text:style-name="T173">sus </text:span><text:span text:style-name="amh_5f_ancre_5f_index_5f_locorum"><text:span text:style-name="T173">Siria</text:span></text:span><text:span text:style-name="T173">Siriam cui</text:span><text:span text:style-name="amh_5f_dev_5f_abbr"><text:span text:style-name="T173">us</text:span></text:span><text:span text:style-name="T173"> </text:span><text:span text:style-name="amh_5f_ancre_5f_glossaire">Terra</text:span><text:span text:style-name="T173">t</text:span><text:span text:style-name="amh_5f_dev_5f_abbr"><text:span text:style-name="T173">er</text:span></text:span><text:span text:style-name="T173">ra </text:span><text:span text:style-name="amh_5f_ancre_5f_glossaire">Sanctus</text:span><text:span text:style-name="T173">sancta est </text:span><text:span text:style-name="amh_5f_ancre_5f_glossaire">Pars</text:span><text:span text:style-name="T173">pars.</text:span><text:bookmark-end text:name="de-itinere-uersus-siriam-cuius-terra-sancta-est-pars."/></text:h>
      <text:h text:style-name="amh_5f_premier_5f_paragraphe" text:outline-level="1"><text:span text:style-name="amh_5f_ancre_5f_glossaire"><text:span text:style-name="T174">E</text:span></text:span><text:span text:style-name="amh_5f_ancre_5f_glossaire">gredior</text:span><text:span text:style-name="amh_5f_lettrine"><text:span text:style-name="T175">E</text:span></text:span><text:span text:style-name="T173">gressus </text:span><text:span text:style-name="T176">ego</text:span><text:span text:style-name="T176"><text:note text:id="ftn8" text:note-class="footnote"><text:note-citation>8</text:note-citation><text:note-body><text:p text:style-name="amh_5f_note_5f_apparat"><text:span text:style-name="amh_5f_apparat_5f_lemme">ego</text:span> <text:span text:style-name="amh_5f_apparat_5f_témoin">Li</text:span> : <text:span text:style-name="amh_5f_apparat_5f_variante">igitur</text:span> <text:span text:style-name="amh_5f_apparat_5f_témoin">U Deluz</text:span> | <text:span text:style-name="amh_5f_apparat_5f_omission">om.</text:span> <text:span text:style-name="amh_5f_apparat_5f_témoin">Wo</text:span></text:p></text:note-body></text:note></text:span><text:span text:style-name="T173"> de </text:span><text:span text:style-name="amh_5f_ancre_5f_index_5f_locorum"><text:span text:style-name="T173">Alemannia</text:span></text:span><text:span text:style-name="T173">Alema</text:span><text:span text:style-name="amh_5f_dev_5f_abbr"><text:span text:style-name="T173">n</text:span></text:span><text:span text:style-name="T173">nia, </text:span><text:span text:style-name="amh_5f_ancre_5f_glossaire">Terra</text:span><text:span text:style-name="T173">t</text:span><text:span text:style-name="amh_5f_dev_5f_abbr"><text:span text:style-name="T173">er</text:span></text:span><text:span text:style-name="T173">ra </text:span><text:span text:style-name="amh_5f_ancre_5f_glossaire">Natiuitas</text:span><text:span text:style-name="T173">nati</text:span><text:span text:style-name="amh_5f_dev_5f_abbr"><text:span text:style-name="T173">ui</text:span></text:span><text:span text:style-name="T173">tatis mee, et </text:span><text:span text:style-name="amh_5f_ancre_5f_index_5f_locorum"><text:span text:style-name="T173">Lombardia</text:span></text:span><text:span text:style-name="T173">L</text:span><text:span text:style-name="T177">o</text:span><text:span text:style-name="amh_5f_dev_5f_abbr"><text:span text:style-name="T173">m</text:span></text:span><text:span text:style-name="T173">bardia</text:span><text:span text:style-name="amh_5f_dev_5f_abbr"><text:span text:style-name="T173">m</text:span></text:span><text:span text:style-name="T173"> </text:span><text:span text:style-name="amh_5f_ancre_5f_glossaire">Transeo</text:span><text:span text:style-name="T173">t</text:span><text:span text:style-name="amh_5f_dev_5f_abbr"><text:span text:style-name="T173">ra</text:span></text:span><text:span text:style-name="T173">nsiens</text:span><text:span text:style-name="T173"><text:note text:id="ftn9" text:note-class="footnote"><text:note-citation>9</text:note-citation><text:note-body><text:p text:style-name="amh_5f_note_5f_apparat"><text:span text:style-name="amh_5f_apparat_5f_lemme">Lombardiam transiens</text:span> <text:span text:style-name="amh_5f_apparat_5f_correction">corr. ed.</text:span> : <text:span text:style-name="amh_5f_apparat_5f_variante">Lumbardiam transiens</text:span> <text:span text:style-name="amh_5f_apparat_5f_témoin">Li</text:span> | <text:span text:style-name="amh_5f_apparat_5f_variante">pertransiens Lombardiam</text:span> <text:span text:style-name="amh_5f_apparat_5f_témoin">U Deluz</text:span> | <text:span text:style-name="amh_5f_apparat_5f_variante">pertransiens Lumbardiam</text:span> <text:span text:style-name="amh_5f_apparat_5f_témoin">Wo</text:span></text:p></text:note-body></text:note></text:span><text:span text:style-name="T178">,</text:span><text:span text:style-name="T173"> ad </text:span><text:span text:style-name="amh_5f_ancre_5f_glossaire">Littus</text:span><text:span text:style-name="T173">litt</text:span><text:span text:style-name="amh_5f_dev_5f_abbr"><text:span text:style-name="T173">us</text:span></text:span><text:span text:style-name="T173"> </text:span><text:span text:style-name="amh_5f_ancre_5f_index_5f_locorum"><text:span text:style-name="T173">Mediterraneum </text:span></text:span><text:span text:style-name="amh_5f_ancre_5f_index_5f_locorum"><text:span text:style-name="T179">(mare)</text:span></text:span><text:span text:style-name="T173">Medit</text:span><text:span text:style-name="amh_5f_dev_5f_abbr"><text:span text:style-name="T173">er</text:span></text:span><text:span text:style-name="T173">ranei </text:span><text:span text:style-name="amh_5f_ancre_5f_glossaire">Mare</text:span><text:span text:style-name="T173">maris, </text:span><text:span text:style-name="amh_5f_dev_5f_abbr"><text:span text:style-name="T173">pro</text:span></text:span><text:span text:style-name="T173">pe </text:span><text:span text:style-name="amh_5f_ancre_5f_glossaire">Ciuitas</text:span><text:span text:style-name="T173">ciuitate</text:span><text:span text:style-name="amh_5f_dev_5f_abbr"><text:span text:style-name="T173">m</text:span></text:span><text:span text:style-name="T173"> q</text:span><text:span text:style-name="amh_5f_dev_5f_abbr"><text:span text:style-name="T173">ue</text:span></text:span><text:span text:style-name="T173"> </text:span><text:span text:style-name="amh_5f_ancre_5f_index_5f_locorum"><text:span text:style-name="T173">Naulum</text:span></text:span><text:span text:style-name="T173">Naulu</text:span><text:span text:style-name="amh_5f_dev_5f_abbr"><text:span text:style-name="T173">m</text:span></text:span><text:span text:style-name="T173"> </text:span><text:span text:style-name="amh_5f_ancre_5f_glossaire"><text:span text:style-name="T180">D</text:span></text:span><text:span text:style-name="amh_5f_ancre_5f_glossaire">ico</text:span><text:span text:style-name="T173">d</text:span><text:span text:style-name="amh_5f_dev_5f_abbr"><text:span text:style-name="T173">icitu</text:span></text:span><text:span text:style-name="T173">r, in </text:span><text:span text:style-name="amh_5f_ancre_5f_glossaire">Ripa</text:span><text:span text:style-name="T173">ripis </text:span><text:span text:style-name="amh_5f_ancre_5f_index_5f_locorum"><text:span text:style-name="T173">Ianua</text:span></text:span><text:span text:style-name="T173">Ian</text:span><text:span text:style-name="amh_5f_corr_5f_ed"><text:span text:style-name="T181">u</text:span></text:span><text:span text:style-name="T173">e </text:span><text:span text:style-name="amh_5f_ancre_5f_glossaire">Si</text:span><text:span text:style-name="amh_5f_ancre_5f_glossaire"><text:span text:style-name="T182">no</text:span></text:span><text:span text:style-name="T173">sita</text:span><text:span text:style-name="amh_5f_dev_5f_abbr"><text:span text:style-name="T173">m</text:span></text:span><text:span text:style-name="T173"><text:note text:id="ftn10" text:note-class="footnote"><text:note-citation>10</text:note-citation><text:note-body><text:p text:style-name="amh_5f_note_5f_apparat"><text:span text:style-name="amh_5f_apparat_5f_lemme">in ripis Ianue sitam</text:span> <text:span text:style-name="amh_5f_apparat_5f_correction">corr. ed.</text:span> : <text:span text:style-name="amh_5f_apparat_5f_variante">in ripis Ianne sitam</text:span> <text:span text:style-name="amh_5f_apparat_5f_témoin">Li</text:span> | <text:span text:style-name="amh_5f_apparat_5f_variante">in ripis Ianne situatam</text:span> <text:span text:style-name="amh_5f_apparat_5f_témoin">U</text:span> | <text:span text:style-name="amh_5f_apparat_5f_variante">in bapis Ianne situatam</text:span> <text:span text:style-name="amh_5f_apparat_5f_témoin">Wo</text:span><text:span text:style-name="T183"> </text:span><text:span text:style-name="amh_5f_apparat_5f_commentaire"><text:span text:style-name="T184">(lectio </text:span></text:span><text:span text:style-name="amh_5f_apparat_5f_commentaire"><text:span text:style-name="T185">corrupt</text:span></text:span><text:span text:style-name="amh_5f_apparat_5f_commentaire"><text:span text:style-name="T184">a)</text:span></text:span><text:span text:style-name="T183"> </text:span>| <text:span text:style-name="amh_5f_apparat_5f_variante">in ripariis Ianue situatam</text:span> <text:span text:style-name="amh_5f_apparat_5f_témoin">Deluz</text:span></text:p></text:note-body></text:note></text:span><text:span text:style-name="T173"> </text:span><text:span text:style-name="amh_5f_ancre_5f_glossaire">Prospere</text:span><text:span text:style-name="amh_5f_dev_5f_abbr"><text:span text:style-name="T173">pro</text:span></text:span><text:span text:style-name="T173">spere q</text:span><text:span text:style-name="amh_5f_dev_5f_abbr"><text:span text:style-name="T173">ua</text:span></text:span><text:span text:style-name="T173">mu</text:span><text:span text:style-name="amh_5f_dev_5f_abbr"><text:span text:style-name="T173">is</text:span></text:span><text:span text:style-name="T173"> </text:span><text:span text:style-name="amh_5f_ancre_5f_glossaire">Peruenio</text:span><text:span text:style-name="amh_5f_dev_5f_abbr"><text:span text:style-name="T173">per</text:span></text:span><text:span text:style-name="T173">ueni</text:span><text:span text:style-name="T178">,</text:span><text:span text:style-name="T173"> et ubi </text:span><text:span text:style-name="amh_5f_ancre_5f_glossaire">Galea</text:span><text:span text:style-name="T173">galea</text:span><text:span text:style-name="amh_5f_dev_5f_abbr"><text:span text:style-name="T173">m</text:span></text:span><text:span text:style-name="amh_5f_dev_5f_abbr"><text:span text:style-name="T173"><text:note text:id="ftn11" text:note-class="footnote"><text:note-citation>11</text:note-citation><text:note-body><text:p text:style-name="amh_5f_note_5f_apparat"><text:span text:style-name="amh_5f_apparat_5f_lemme">galeam</text:span> <text:span text:style-name="amh_5f_apparat_5f_témoin">Li Wo Deluz</text:span> : <text:span text:style-name="amh_5f_apparat_5f_variante">galeiam</text:span> <text:span text:style-name="amh_5f_apparat_5f_témoin">U</text:span></text:p></text:note-body></text:note></text:span></text:span><text:span text:style-name="T173"> </text:span><text:span text:style-name="amh_5f_ancre_5f_glossaire">Bene</text:span><text:span text:style-name="T173">b</text:span><text:span text:style-name="amh_5f_dev_5f_abbr"><text:span text:style-name="T173">e</text:span></text:span><text:span text:style-name="T173">n</text:span><text:span text:style-name="amh_5f_dev_5f_abbr"><text:span text:style-name="T173">e</text:span></text:span><text:span text:style-name="T173"> </text:span><text:span text:style-name="amh_5f_ancre_5f_glossaire">Armo</text:span><text:span text:style-name="T173">armata</text:span><text:span text:style-name="amh_5f_dev_5f_abbr"><text:span text:style-name="T173">m</text:span></text:span><text:span text:style-name="T173"> et ad </text:span><text:span text:style-name="amh_5f_ancre_5f_glossaire">Omnis</text:span><text:span text:style-name="T173">o</text:span><text:span text:style-name="amh_5f_dev_5f_abbr"><text:span text:style-name="T173">mn</text:span></text:span><text:span text:style-name="T173">ia </text:span><text:span text:style-name="amh_5f_ancre_5f_glossaire">Munio</text:span><text:span text:style-name="T173">munit</text:span><text:span text:style-name="T186">a</text:span><text:span text:style-name="T186"><text:note text:id="ftn12" text:note-class="footnote"><text:note-citation>12</text:note-citation><text:note-body><text:p text:style-name="amh_5f_note_5f_apparat"><text:span text:style-name="amh_5f_apparat_5f_lemme">ad omnia munita</text:span> <text:span text:style-name="amh_5f_apparat_5f_correction">corr. ed.</text:span> : <text:span text:style-name="amh_5f_apparat_5f_variante">ad omnia munitam</text:span> <text:span text:style-name="amh_5f_apparat_5f_témoin">Li</text:span> | <text:span text:style-name="amh_5f_apparat_5f_omission">om.</text:span> <text:span text:style-name="amh_5f_apparat_5f_témoin">U Wo Deluz</text:span></text:p></text:note-body></text:note></text:span><text:span text:style-name="T173"> </text:span><text:span text:style-name="amh_5f_ancre_5f_glossaire">Ascendo</text:span><text:span text:style-name="T173">asce</text:span><text:span text:style-name="amh_5f_dev_5f_abbr"><text:span text:style-name="T173">n</text:span></text:span><text:span text:style-name="T173">di, et, ad </text:span><text:span text:style-name="amh_5f_ancre_5f_glossaire">Prosequor</text:span><text:span text:style-name="amh_5f_dev_5f_abbr"><text:span text:style-name="T173">pro</text:span></text:span><text:span text:style-name="T173">seq</text:span><text:span text:style-name="amh_5f_dev_5f_abbr"><text:span text:style-name="T173">ue</text:span></text:span><text:span text:style-name="T173">ndu</text:span><text:span text:style-name="amh_5f_dev_5f_abbr"><text:span text:style-name="T173">m</text:span></text:span><text:span text:style-name="T173"> </text:span><text:span text:style-name="amh_5f_ancre_5f_glossaire">Iter</text:span><text:span text:style-name="T173">iter </text:span><text:span text:style-name="amh_5f_ancre_5f_glossaire">Ultramarinus</text:span><text:span text:style-name="T173">ultramarinum</text:span><text:span text:style-name="T173"><text:note text:id="ftn13" text:note-class="footnote"><text:note-citation>13</text:note-citation><text:note-body><text:p text:style-name="amh_5f_note_5f_apparat"><text:span text:style-name="amh_5f_apparat_5f_lemme">ad prosequendum iter ultramarinum</text:span> <text:span text:style-name="amh_5f_apparat_5f_témoin">Li Wo Deluz</text:span> : <text:span text:style-name="amh_5f_apparat_5f_variante">ad iter ultramarinum</text:span><text:span text:style-name="T187"> </text:span><text:span text:style-name="amh_5f_apparat_5f_témoin">U</text:span><text:span text:style-name="T187"> </text:span><text:span text:style-name="amh_5f_apparat_5f_paleo"><text:span text:style-name="T187">(</text:span></text:span><text:span text:style-name="amh_5f_apparat_5f_paleo">prosequendum ultra</text:span><text:span text:style-name="amh_5f_apparat_5f_paleo"><text:span text:style-name="T187"> script. et ras., deinde </text:span></text:span><text:span text:style-name="amh_5f_apparat_5f_paleo">iter ultramarinum</text:span><text:span text:style-name="amh_5f_apparat_5f_paleo"><text:span text:style-name="T187"> script.)</text:span></text:span></text:p></text:note-body></text:note></text:span><text:span text:style-name="T173">, </text:span><text:span text:style-name="amh_5f_ancre_5f_glossaire">Nauta</text:span><text:span text:style-name="T173">naute </text:span><text:span text:style-name="amh_5f_ancre_5f_glossaire">Remus</text:span><text:span text:style-name="T173">remis </text:span><text:span text:style-name="T188">et</text:span><text:span text:style-name="T173"> </text:span><text:span text:style-name="amh_5f_ancre_5f_glossaire">Velum</text:span><text:span text:style-name="T173">uelo </text:span><text:span text:style-name="amh_5f_ancre_5f_glossaire">Puppis</text:span><text:span text:style-name="T173">puppi</text:span><text:span text:style-name="T173"><text:note text:id="ftn14" text:note-class="footnote"><text:note-citation>14</text:note-citation><text:note-body><text:p text:style-name="amh_5f_note_5f_apparat"><text:span text:style-name="amh_5f_apparat_5f_lemme">et uelo puppi</text:span> <text:span text:style-name="amh_5f_apparat_5f_correction">corr. ed.</text:span> : <text:span text:style-name="amh_5f_apparat_5f_lemme">uelo puppi</text:span><text:span text:style-name="T189"> </text:span><text:span text:style-name="amh_5f_apparat_5f_témoin">Li</text:span><text:span text:style-name="T189"> |</text:span> <text:span text:style-name="amh_5f_apparat_5f_variante">ac uelo sollicite</text:span><text:span text:style-name="T189"> </text:span><text:span text:style-name="amh_5f_apparat_5f_témoin">U</text:span><text:span text:style-name="T189"> |</text:span> <text:span text:style-name="amh_5f_apparat_5f_variante">et uolo solliciti</text:span> <text:span text:style-name="amh_5f_apparat_5f_témoin">Wo</text:span> <text:span text:style-name="amh_5f_apparat_5f_commentaire"><text:span text:style-name="T184">(lectio </text:span></text:span><text:span text:style-name="amh_5f_apparat_5f_commentaire"><text:span text:style-name="T185">corrupt</text:span></text:span><text:span text:style-name="amh_5f_apparat_5f_commentaire"><text:span text:style-name="T184">a)</text:span></text:span> | <text:span text:style-name="amh_5f_apparat_5f_variante">et uelo solliciti</text:span> <text:span text:style-name="amh_5f_apparat_5f_témoin">Deluz</text:span></text:p></text:note-body></text:note></text:span><text:span text:style-name="T173"> </text:span><text:span text:style-name="amh_5f_ancre_5f_glossaire">Insisto</text:span><text:span text:style-name="T173">i</text:span><text:span text:style-name="amh_5f_dev_5f_abbr"><text:span text:style-name="T173">n</text:span></text:span><text:span text:style-name="T173">sistebant.</text:span></text:h>
      <text:p text:style-name="P11"><text:span text:style-name="amh_5f_ancre_5f_glossaire">Dico</text:span><text:span text:style-name="T173">Dicitur aut</text:span><text:span text:style-name="amh_5f_dev_5f_abbr"><text:span text:style-name="T173">em</text:span></text:span><text:span text:style-name="amh_5f_dev_5f_abbr"><text:span text:style-name="T173"><text:note text:id="ftn15" text:note-class="footnote"><text:note-citation>15</text:note-citation><text:note-body><text:p text:style-name="amh_5f_note_5f_apparat"><text:span text:style-name="amh_5f_apparat_5f_lemme">autem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/text:span><text:span text:style-name="T173"> hoc </text:span><text:span text:style-name="amh_5f_ancre_5f_glossaire">Mare</text:span><text:span text:style-name="T173">mare </text:span><text:span text:style-name="amh_5f_ancre_5f_index_5f_locorum"><text:span text:style-name="T173">Mediterraneum</text:span></text:span><text:span text:style-name="T173">Medit</text:span><text:span text:style-name="amh_5f_dev_5f_abbr"><text:span text:style-name="T173">er</text:span></text:span><text:span text:style-name="T173">raneu</text:span><text:span text:style-name="amh_5f_dev_5f_abbr"><text:span text:style-name="T173">m</text:span></text:span><text:span text:style-name="T173"> q</text:span><text:span text:style-name="amh_5f_dev_5f_abbr"><text:span text:style-name="T173">u</text:span></text:span><text:span text:style-name="T173">ia </text:span><text:span text:style-name="amh_5f_ancre_5f_glossaire">Principalis</text:span><text:span text:style-name="T173">p</text:span><text:span text:style-name="amh_5f_dev_5f_abbr"><text:span text:style-name="T173">r</text:span></text:span><text:span text:style-name="T173">incipalib</text:span><text:span text:style-name="amh_5f_dev_5f_abbr"><text:span text:style-name="T173">us</text:span></text:span><text:span text:style-name="T173"> </text:span><text:span text:style-name="amh_5f_ancre_5f_glossaire">Mundus</text:span><text:span text:style-name="T173">mu</text:span><text:span text:style-name="amh_5f_dev_5f_abbr"><text:span text:style-name="T173">n</text:span></text:span><text:span text:style-name="T173">di </text:span><text:span text:style-name="amh_5f_ancre_5f_glossaire">Pars</text:span><text:span text:style-name="amh_5f_dev_5f_abbr"><text:span text:style-name="T173">par</text:span></text:span><text:span text:style-name="T173">tib</text:span><text:span text:style-name="amh_5f_dev_5f_abbr"><text:span text:style-name="T173">us</text:span></text:span><text:span text:style-name="amh_5f_dev_5f_abbr"><text:span text:style-name="T173"><text:note text:id="ftn16" text:note-class="footnote"><text:note-citation>16</text:note-citation><text:note-body><text:p text:style-name="amh_5f_note_5f_apparat"><text:span text:style-name="amh_5f_apparat_5f_lemme">principalibus mundi partibus</text:span> <text:span text:style-name="amh_5f_apparat_5f_témoin">Li Wo Deluz</text:span> : <text:span text:style-name="amh_5f_apparat_5f_variante">terminibus partibus mundi principalibus</text:span> <text:span text:style-name="amh_5f_apparat_5f_témoin">U</text:span></text:p></text:note-body></text:note></text:span></text:span><text:span text:style-name="T173">, </text:span><text:span text:style-name="amh_5f_ancre_5f_glossaire">Videlicet</text:span><text:span text:style-name="T173">uidel</text:span><text:span text:style-name="amh_5f_dev_5f_abbr"><text:span text:style-name="T173">icet</text:span></text:span><text:span text:style-name="amh_5f_dev_5f_abbr"><text:span text:style-name="T173"><text:note text:id="ftn17" text:note-class="footnote"><text:note-citation>17</text:note-citation><text:note-body><text:p text:style-name="amh_5f_note_5f_apparat"><text:span text:style-name="amh_5f_apparat_5f_lemme">uidelicet</text:span> <text:span text:style-name="amh_5f_apparat_5f_témoin">Li</text:span> : <text:span text:style-name="amh_5f_apparat_5f_variante">scilicet</text:span> <text:span text:style-name="amh_5f_apparat_5f_témoin">U Wo Deluz</text:span></text:p></text:note-body></text:note></text:span></text:span><text:span text:style-name="T173"> </text:span><text:span text:style-name="amh_5f_ancre_5f_index_5f_locorum"><text:span text:style-name="T173">Asia</text:span></text:span><text:span text:style-name="T173">Asie, </text:span><text:span text:style-name="amh_5f_ancre_5f_index_5f_locorum"><text:span text:style-name="T173">Europa</text:span></text:span><text:span text:style-name="T173">Europe et </text:span><text:span text:style-name="amh_5f_ancre_5f_index_5f_locorum"><text:span text:style-name="T173">Affrica</text:span></text:span><text:span text:style-name="T173">Affrice, </text:span><text:span text:style-name="amh_5f_ancre_5f_glossaire">Interiaceo</text:span><text:span text:style-name="T173">int</text:span><text:span text:style-name="amh_5f_dev_5f_abbr"><text:span text:style-name="T173">er</text:span></text:span><text:span text:style-name="T173">iacet, ip</text:span><text:span text:style-name="amh_5f_dev_5f_abbr"><text:span text:style-name="T173">s</text:span></text:span><text:span text:style-name="T173">as se </text:span><text:span text:style-name="amh_5f_dev_5f_abbr"><text:span text:style-name="T173">et</text:span></text:span><text:span text:style-name="T173"> suis </text:span><text:span text:style-name="amh_5f_ancre_5f_glossaire">Bracium</text:span><text:span text:style-name="T173">braciis </text:span><text:span text:style-name="amh_5f_ancre_5f_glossaire">Abinuicem</text:span><text:span text:style-name="T173">abi</text:span><text:span text:style-name="amh_5f_dev_5f_abbr"><text:span text:style-name="T173">n</text:span></text:span><text:span text:style-name="T173">uicem </text:span><text:span text:style-name="amh_5f_ancre_5f_glossaire">Distermino</text:span><text:span text:style-name="T190">dist</text:span><text:span text:style-name="amh_5f_dev_5f_abbr"><text:span text:style-name="T190">er</text:span></text:span><text:span text:style-name="T190">minans</text:span><text:span text:style-name="T190"><text:note text:id="ftn18" text:note-class="footnote"><text:note-citation>18</text:note-citation><text:note-body><text:p text:style-name="amh_5f_note_5f_apparat"><text:span text:style-name="amh_5f_apparat_5f_lemme">abinuicem disterminans</text:span> <text:span text:style-name="amh_5f_apparat_5f_témoin">Li</text:span> : <text:span text:style-name="amh_5f_apparat_5f_variante">abinuicem separans et distinguens</text:span> <text:span text:style-name="amh_5f_apparat_5f_témoin">U Wo</text:span> <text:span text:style-name="T191">| </text:span><text:span text:style-name="amh_5f_apparat_5f_variante">ad inuicem separans et distinguens</text:span><text:span text:style-name="T191"> </text:span><text:span text:style-name="amh_5f_apparat_5f_témoin">Deluz</text:span></text:p></text:note-body></text:note></text:span><text:span text:style-name="T178">.</text:span><text:span text:style-name="T173"> </text:span><text:span text:style-name="amh_5f_ancre_5f_glossaire">Habeo</text:span><text:span text:style-name="T178">H</text:span><text:span text:style-name="amh_5f_dev_5f_abbr"><text:span text:style-name="T173">abe</text:span></text:span><text:span text:style-name="T173">t eni</text:span><text:span text:style-name="amh_5f_dev_5f_abbr"><text:span text:style-name="T173">m</text:span></text:span><text:span text:style-name="T173"> a </text:span><text:span text:style-name="amh_5f_ancre_5f_glossaire">Septentrio</text:span><text:span text:style-name="T173">septe</text:span><text:span text:style-name="amh_5f_dev_5f_abbr"><text:span text:style-name="T173">n</text:span></text:span><text:span text:style-name="T173">trione </text:span><text:span text:style-name="amh_5f_dev_5f_abbr"><text:span text:style-name="T173">et</text:span></text:span><text:span text:style-name="T173"> </text:span><text:span text:style-name="amh_5f_ancre_5f_glossaire">Occidens</text:span><text:span text:style-name="T173">occide</text:span><text:span text:style-name="amh_5f_dev_5f_abbr"><text:span text:style-name="T173">n</text:span></text:span><text:span text:style-name="T173">te</text:span><text:span text:style-name="T173"><text:note text:id="ftn19" text:note-class="footnote"><text:note-citation>19</text:note-citation><text:note-body><text:p text:style-name="amh_5f_note_5f_apparat"><text:span text:style-name="amh_5f_apparat_5f_lemme">a septentrione et occidente</text:span> <text:span text:style-name="amh_5f_apparat_5f_témoin">Li</text:span> : <text:span text:style-name="amh_5f_apparat_5f_variante">ab occidente et aquilone</text:span> <text:span text:style-name="amh_5f_apparat_5f_témoin">U</text:span> | <text:span text:style-name="amh_5f_apparat_5f_variante">ab occidente et septentrione</text:span> <text:span text:style-name="amh_5f_apparat_5f_témoin">Wo Deluz</text:span></text:p></text:note-body></text:note></text:span><text:span text:style-name="T173"> </text:span><text:span text:style-name="amh_5f_ancre_5f_index_5f_locorum"><text:span text:style-name="T173">Europa</text:span></text:span><text:span text:style-name="T173">Europa</text:span><text:span text:style-name="amh_5f_dev_5f_abbr"><text:span text:style-name="T173">m</text:span></text:span><text:span text:style-name="T173">, ad </text:span><text:span text:style-name="amh_5f_ancre_5f_glossaire">Oriens</text:span><text:span text:style-name="T173">oriente</text:span><text:span text:style-name="amh_5f_dev_5f_abbr"><text:span text:style-name="T173">m</text:span></text:span><text:span text:style-name="T173"> </text:span><text:span text:style-name="amh_5f_ancre_5f_index_5f_locorum"><text:span text:style-name="T173">Asia</text:span></text:span><text:span text:style-name="T173">Asiam et ad </text:span><text:span text:style-name="amh_5f_ancre_5f_glossaire">Austra</text:span><text:span text:style-name="T173">austra</text:span><text:span text:style-name="amh_5f_dev_5f_abbr"><text:span text:style-name="T173">m</text:span></text:span><text:span text:style-name="T173"> </text:span><text:span text:style-name="amh_5f_ancre_5f_index_5f_locorum"><text:span text:style-name="T173">Affrica</text:span></text:span><text:span text:style-name="T173">Affrica</text:span><text:span text:style-name="amh_5f_dev_5f_abbr"><text:span text:style-name="T173">m</text:span></text:span><text:span text:style-name="T173">, et uno q</text:span><text:span text:style-name="amh_5f_dev_5f_abbr"><text:span text:style-name="T173">u</text:span></text:span><text:span text:style-name="T173">idem </text:span><text:span text:style-name="amh_5f_ancre_5f_glossaire">Bracium</text:span><text:span text:style-name="T173">bracio q</text:span><text:span text:style-name="amh_5f_dev_5f_abbr"><text:span text:style-name="T173">u</text:span></text:span><text:span text:style-name="T173">o </text:span><text:span text:style-name="amh_5f_ancre_5f_glossaire">Attingo</text:span><text:span text:style-name="T173">atti</text:span><text:span text:style-name="amh_5f_dev_5f_abbr"><text:span text:style-name="T173">n</text:span></text:span><text:span text:style-name="T173">git </text:span><text:span text:style-name="amh_5f_ancre_5f_index_5f_locorum"><text:span text:style-name="T173">Hispania</text:span></text:span><text:span text:style-name="T173">Hispania</text:span><text:span text:style-name="amh_5f_dev_5f_abbr"><text:span text:style-name="T173">m,</text:span></text:span><text:span text:style-name="T173"> et </text:span><text:span text:style-name="amh_5f_ancre_5f_glossaire">Strictus</text:span><text:span text:style-name="T173">strictu</text:span><text:span text:style-name="amh_5f_dev_5f_abbr"><text:span text:style-name="T173">m</text:span></text:span><text:span text:style-name="T173"> q</text:span><text:span text:style-name="amh_5f_dev_5f_abbr"><text:span text:style-name="T173">uo</text:span></text:span><text:span text:style-name="T173">d q</text:span><text:span text:style-name="amh_5f_dev_5f_abbr"><text:span text:style-name="T173">u</text:span></text:span><text:span text:style-name="T173">idem de </text:span><text:span text:style-name="amh_5f_ancre_5f_index_5f_locorum"><text:span text:style-name="T173">Marroch</text:span></text:span><text:span text:style-name="T173">Marroch </text:span><text:span text:style-name="amh_5f_ancre_5f_glossaire">Vulgariter</text:span><text:span text:style-name="T173">uulgarit</text:span><text:span text:style-name="amh_5f_dev_5f_abbr"><text:span text:style-name="T173">er</text:span></text:span><text:span text:style-name="T173"> </text:span><text:span text:style-name="amh_5f_ancre_5f_glossaire">Voco</text:span><text:span text:style-name="T173">uocat</text:span><text:span text:style-name="amh_5f_dev_5f_abbr"><text:span text:style-name="T173">ur</text:span></text:span><text:span text:style-name="amh_5f_dev_5f_abbr"><text:span text:style-name="T173"><text:note text:id="ftn20" text:note-class="footnote"><text:note-citation>20</text:note-citation><text:note-body><text:p text:style-name="amh_5f_note_5f_apparat"><text:span text:style-name="amh_5f_apparat_5f_lemme">et strictum quod quidem de Marroch uulgariter uocatur</text:span><text:span text:style-name="T192"> </text:span><text:span text:style-name="amh_5f_apparat_5f_témoin">Li</text:span><text:span text:style-name="T192"> : </text:span><text:span text:style-name="amh_5f_apparat_5f_variante">strictum de Maroch</text:span><text:span text:style-name="T192"> </text:span><text:span text:style-name="amh_5f_apparat_5f_témoin">U</text:span><text:span text:style-name="T192"> | </text:span><text:span text:style-name="amh_5f_apparat_5f_variante">et strictum de Marroch quod uulgariter dicitur</text:span><text:span text:style-name="T192"> </text:span><text:span text:style-name="amh_5f_apparat_5f_témoin">Wo</text:span><text:span text:style-name="T192"> </text:span><text:span text:style-name="T193">| </text:span><text:span text:style-name="amh_5f_apparat_5f_variante">et strictum de Maroch uulgariter dicitur</text:span><text:span text:style-name="T193"> </text:span><text:span text:style-name="amh_5f_apparat_5f_témoin">Deluz</text:span></text:p></text:note-body></text:note></text:span></text:span><text:span text:style-name="T173">, </text:span><text:span text:style-name="amh_5f_ancre_5f_glossaire">Continuo</text:span><text:span text:style-name="T173">continuatur hoc </text:span><text:span text:style-name="amh_5f_ancre_5f_glossaire">Mare</text:span><text:span text:style-name="T173">mare </text:span><text:span text:style-name="amh_5f_ancre_5f_index_5f_locorum"><text:span text:style-name="T173">Meditteraneum </text:span></text:span><text:span text:style-name="amh_5f_ancre_5f_index_5f_locorum"><text:span text:style-name="T179">(mare)</text:span></text:span><text:span text:style-name="T194">M</text:span><text:span text:style-name="T173">editerraneum cum </text:span><text:span text:style-name="amh_5f_ancre_5f_index_5f_locorum"><text:span text:style-name="T173">Occeanus</text:span></text:span><text:span text:style-name="T194">O</text:span><text:span text:style-name="T173">cceano </text:span><text:span text:style-name="amh_5f_ancre_5f_glossaire">Mare</text:span><text:span text:style-name="T173">mari </text:span><text:span text:style-name="amh_5f_ancre_5f_glossaire">Scilicet</text:span><text:span text:style-name="T173">scilicet </text:span><text:span text:style-name="amh_5f_ancre_5f_glossaire">Magnus</text:span><text:span text:style-name="T173">maximo quod </text:span><text:span text:style-name="amh_5f_ancre_5f_glossaire">Orbis</text:span><text:span text:style-name="T173">orbem </text:span><text:span text:style-name="amh_5f_ancre_5f_glossaire">Circumfluo</text:span><text:span text:style-name="T173">circumfluit</text:span><text:span text:style-name="T173"><text:note text:id="ftn21" text:note-class="footnote"><text:note-citation>21</text:note-citation><text:note-body><text:p text:style-name="amh_5f_note_5f_apparat"><text:span text:style-name="amh_5f_apparat_5f_lemme">cum Occeano, mari scilicet maximo quod orbem circumfluit</text:span> <text:span text:style-name="amh_5f_apparat_5f_témoin">Wo</text:span> : <text:span text:style-name="amh_5f_apparat_5f_variante">cum Occeano, maiori seu cingulo terre scilicet maximo</text:span> <text:span text:style-name="amh_5f_apparat_5f_témoin">Li</text:span> | <text:span text:style-name="amh_5f_apparat_5f_variante">cum Occeano maris scilicet maximo maior quod orbem circumfluit</text:span> <text:span text:style-name="amh_5f_apparat_5f_témoin">U</text:span> | <text:span text:style-name="amh_5f_apparat_5f_variante">cum Oceano, mari scilicet maximo quod orbem circumfluit</text:span> <text:span text:style-name="amh_5f_apparat_5f_témoin">Deluz</text:span></text:p></text:note-body></text:note></text:span><text:span text:style-name="T173">. Altero uero eius </text:span><text:span text:style-name="amh_5f_ancre_5f_glossaire">Bracium</text:span><text:span text:style-name="T173">brachio</text:span><text:span text:style-name="T195">,</text:span><text:span text:style-name="T173"> quod </text:span><text:span text:style-name="amh_5f_ancre_5f_index_5f_locorum"><text:span text:style-name="T173">Ellespontus</text:span></text:span><text:span text:style-name="T173">Ellespontus seu </text:span><text:span text:style-name="amh_5f_ancre_5f_glossaire">Bracium</text:span><text:span text:style-name="T173">brachium </text:span><text:span text:style-name="amh_5f_ancre_5f_index_5f_locorum"><text:span text:style-name="T173">Bracium sancti Georgii</text:span></text:span><text:span text:style-name="T173">sancti Georgii </text:span><text:span text:style-name="amh_5f_ancre_5f_glossaire">Dico</text:span><text:span text:style-name="T173">dicitur</text:span><text:span text:style-name="T173"><text:note text:id="ftn22" text:note-class="footnote"><text:note-citation>22</text:note-citation><text:note-body><text:p text:style-name="amh_5f_note_5f_apparat"><text:span text:style-name="amh_5f_apparat_5f_lemme">Altero uero eius brachio, quod Ellespontus seu Brachium sancti Georgii dicitur</text:span> <text:span text:style-name="amh_5f_apparat_5f_témoin">Wo</text:span> : <text:span text:style-name="amh_5f_apparat_5f_variante">quod Bracium sancti Georgii dicitur</text:span> <text:span text:style-name="amh_5f_apparat_5f_témoin">Li</text:span> | <text:span text:style-name="amh_5f_apparat_5f_variante">cum Brachio sancti Georgii</text:span> <text:span text:style-name="amh_5f_apparat_5f_témoin">U</text:span> | <text:span text:style-name="amh_5f_apparat_5f_variante">Altero uero eius brachio, quod Elespontus seu Brachium Sancti Georgii dicitur</text:span> <text:span text:style-name="amh_5f_apparat_5f_témoin">Deluz</text:span></text:p></text:note-body></text:note></text:span><text:span text:style-name="T173">, </text:span><text:span text:style-name="amh_5f_ancre_5f_glossaire">Continuo</text:span><text:span text:style-name="T173">continuatur cum </text:span><text:soft-page-break/><text:span text:style-name="amh_5f_ancre_5f_glossaire">Magnus</text:span><text:span text:style-name="T173">magno </text:span><text:span text:style-name="amh_5f_ancre_5f_glossaire">Mare</text:span><text:span text:style-name="T173">mari </text:span><text:span text:style-name="amh_5f_ancre_5f_index_5f_locorum"><text:span text:style-name="T173">Ponticum (mare)</text:span></text:span><text:span text:style-name="T173">Pontico</text:span><text:span text:style-name="T173"><text:note text:id="ftn23" text:note-class="footnote"><text:note-citation>23</text:note-citation><text:note-body><text:p text:style-name="amh_5f_note_5f_apparat"><text:span text:style-name="amh_5f_apparat_5f_lemme">cum magno mari Pontico</text:span> <text:span text:style-name="amh_5f_apparat_5f_témoin">Wo</text:span> : <text:span text:style-name="amh_5f_apparat_5f_variante">cum mari Pontico</text:span> <text:span text:style-name="amh_5f_apparat_5f_témoin">Li U Deluz</text:span></text:p></text:note-body></text:note></text:span><text:span text:style-name="T173">, quod quasi nullam </text:span><text:span text:style-name="amh_5f_ancre_5f_glossaire">Habeo</text:span><text:span text:style-name="T173">habet </text:span><text:span text:style-name="amh_5f_ancre_5f_glossaire">Insula</text:span><text:span text:style-name="T173">insulam unde et </text:span><text:span text:style-name="amh_5f_ancre_5f_glossaire">Mare</text:span><text:span text:style-name="T173">mare </text:span><text:span text:style-name="amh_5f_ancre_5f_index_5f_locorum"><text:span text:style-name="T173">Maius (mare)</text:span></text:span><text:span text:style-name="T173">Maius </text:span><text:span text:style-name="amh_5f_ancre_5f_glossaire">Communiter</text:span><text:span text:style-name="T173">communiter </text:span><text:span text:style-name="amh_5f_ancre_5f_glossaire">Voco</text:span><text:span text:style-name="T173">uocatur</text:span><text:span text:style-name="T173"><text:note text:id="ftn24" text:note-class="footnote"><text:note-citation>24</text:note-citation><text:note-body><text:p text:style-name="amh_5f_note_5f_apparat"><text:span text:style-name="amh_5f_apparat_5f_lemme">quod quasi nullam habet insulam unde et mare Maius communiter uocatur</text:span> <text:span text:style-name="amh_5f_apparat_5f_témoin">Wo</text:span> : <text:span text:style-name="amh_5f_apparat_5f_variante">quod quasi nullam habet insulam unde et mare Maius uocatur</text:span> <text:span text:style-name="amh_5f_apparat_5f_témoin">Li</text:span> | <text:span text:style-name="amh_5f_apparat_5f_omission">om.</text:span> <text:span text:style-name="amh_5f_apparat_5f_témoin">U</text:span> | <text:span text:style-name="amh_5f_apparat_5f_variante">quod quasi nullam habet insulam unde et mare Maius nuncupatur</text:span> <text:span text:style-name="amh_5f_apparat_5f_témoin">Deluz</text:span></text:p></text:note-body></text:note></text:span><text:span text:style-name="T173">.</text:span></text:p>
      <text:p text:style-name="P12"><text:span text:style-name="T173">In hoc </text:span><text:span text:style-name="amh_5f_dev_5f_abbr"><text:span text:style-name="T196">i</text:span></text:span><text:span text:style-name="T196">g</text:span><text:span text:style-name="amh_5f_dev_5f_abbr"><text:span text:style-name="T196">itu</text:span></text:span><text:span text:style-name="T196">r</text:span><text:span text:style-name="T196"><text:note text:id="ftn25" text:note-class="footnote"><text:note-citation>25</text:note-citation><text:note-body><text:p text:style-name="amh_5f_note_5f_apparat"><text:span text:style-name="amh_5f_apparat_5f_lemme">igitur</text:span> <text:span text:style-name="amh_5f_apparat_5f_témoin">Li</text:span> : <text:span text:style-name="amh_5f_apparat_5f_omission">om.</text:span><text:span text:style-name="T197"> </text:span><text:span text:style-name="amh_5f_apparat_5f_témoin">Wo Deluz</text:span><text:span text:style-name="T197"> | </text:span><text:span text:style-name="amh_5f_apparat_5f_variante">Et</text:span><text:span text:style-name="T197"> </text:span><text:span text:style-name="amh_5f_apparat_5f_témoin">U</text:span><text:span text:style-name="T197"> </text:span><text:span text:style-name="amh_5f_apparat_5f_commentaire"><text:span text:style-name="T197">(script. ante </text:span></text:span><text:span text:style-name="amh_5f_apparat_5f_commentaire">in hoc)</text:span></text:p></text:note-body></text:note></text:span><text:span text:style-name="T173"> </text:span><text:span text:style-name="amh_5f_ancre_5f_glossaire">Mare</text:span><text:span text:style-name="T173">mari </text:span><text:span text:style-name="amh_5f_ancre_5f_glossaire">Beatus</text:span><text:span text:style-name="T173">beat</text:span><text:span text:style-name="amh_5f_dev_5f_abbr"><text:span text:style-name="T173">us</text:span></text:span><text:span text:style-name="T173"> </text:span><text:span text:style-name="amh_5f_ancre_5f_index_5f_nominum"><text:span text:style-name="T173">Clemens</text:span></text:span><text:span text:style-name="T173">Clemens </text:span><text:span text:style-name="amh_5f_ancre_5f_glossaire">Papa</text:span><text:span text:style-name="T173">papa </text:span><text:span text:style-name="amh_5f_ancre_5f_glossaire">Submergo</text:span><text:span text:style-name="T173">sub</text:span><text:span text:style-name="T198">m</text:span><text:span text:style-name="amh_5f_dev_5f_abbr"><text:span text:style-name="T173">er</text:span></text:span><text:span text:style-name="T173">sus fuit</text:span><text:span text:style-name="T173"><text:note text:id="ftn26" text:note-class="footnote"><text:note-citation>26</text:note-citation><text:note-body><text:p text:style-name="amh_5f_note_5f_apparat"><text:span text:style-name="amh_5f_apparat_5f_lemme">submersus fuit</text:span> <text:span text:style-name="amh_5f_apparat_5f_témoin">Li U Wo</text:span> : <text:span text:style-name="amh_5f_apparat_5f_variante">submergitur</text:span><text:span text:style-name="T197"> </text:span><text:span text:style-name="amh_5f_apparat_5f_témoin">Deluz</text:span></text:p></text:note-body></text:note></text:span><text:span text:style-name="T173"> </text:span><text:span text:style-name="amh_5f_dev_5f_abbr"><text:span text:style-name="T173">pro</text:span></text:span><text:span text:style-name="T173">pe </text:span><text:span text:style-name="amh_5f_ancre_5f_index_5f_locorum"><text:span text:style-name="T173">Cersona</text:span></text:span><text:span text:style-name="T173">Cersonam</text:span><text:span text:style-name="T173"><text:note text:id="ftn27" text:note-class="footnote"><text:note-citation>27</text:note-citation><text:note-body><text:p text:style-name="amh_5f_note_5f_apparat"><text:span text:style-name="amh_5f_apparat_5f_lemme">Cersonam</text:span> <text:span text:style-name="amh_5f_apparat_5f_témoin">Li U Deluz</text:span> : <text:span text:style-name="amh_5f_apparat_5f_variante">Tersonam</text:span> <text:span text:style-name="amh_5f_apparat_5f_témoin">Wo</text:span></text:p></text:note-body></text:note></text:span><text:span text:style-name="T173">, et </text:span><text:span text:style-name="amh_5f_ancre_5f_glossaire">Habitaculum</text:span><text:span text:style-name="T173">h</text:span><text:span text:style-name="amh_5f_dev_5f_abbr"><text:span text:style-name="T173">ab</text:span></text:span><text:span text:style-name="T173">itaculu</text:span><text:span text:style-name="amh_5f_dev_5f_abbr"><text:span text:style-name="T173">m</text:span></text:span><text:span text:style-name="T173"> </text:span><text:span text:style-name="amh_5f_ancre_5f_glossaire">Martir</text:span><text:span text:style-name="T173">mart</text:span><text:span text:style-name="T199">i</text:span><text:span text:style-name="T173">ri in </text:span><text:span text:style-name="amh_5f_ancre_5f_glossaire">Modus</text:span><text:span text:style-name="T173">modu</text:span><text:span text:style-name="amh_5f_dev_5f_abbr"><text:span text:style-name="T173">m</text:span></text:span><text:span text:style-name="T173"> </text:span><text:span text:style-name="amh_5f_ancre_5f_glossaire">Templum</text:span><text:span text:style-name="T173">te</text:span><text:span text:style-name="amh_5f_dev_5f_abbr"><text:span text:style-name="T173">m</text:span></text:span><text:span text:style-name="T173">pli </text:span><text:span text:style-name="amh_5f_ancre_5f_glossaire">Marmoreus</text:span><text:span text:style-name="T173">marmorei </text:span><text:span text:style-name="amh_5f_ancre_5f_glossaire">Manus</text:span><text:span text:style-name="T173">manib</text:span><text:span text:style-name="amh_5f_dev_5f_abbr"><text:span text:style-name="T173">us</text:span></text:span><text:span text:style-name="T173"> </text:span><text:span text:style-name="amh_5f_ancre_5f_glossaire">Angelicus</text:span><text:span text:style-name="T173">a</text:span><text:span text:style-name="amh_5f_dev_5f_abbr"><text:span text:style-name="T173">n</text:span></text:span><text:span text:style-name="T173">gelicis</text:span><text:span text:style-name="T173"><text:note text:id="ftn28" text:note-class="footnote"><text:note-citation>28</text:note-citation><text:note-body><text:p text:style-name="amh_5f_note_5f_apparat"><text:span text:style-name="amh_5f_apparat_5f_lemme">manibus angelicis</text:span> <text:span text:style-name="amh_5f_apparat_5f_témoin">Li U Wo</text:span> : <text:span text:style-name="amh_5f_apparat_5f_variante">angelicis manibus</text:span><text:span text:style-name="T200"> </text:span><text:span text:style-name="amh_5f_apparat_5f_témoin">Deluz</text:span></text:p></text:note-body></text:note></text:span><text:span text:style-name="T173"> </text:span><text:span text:style-name="amh_5f_ancre_5f_glossaire">Construo</text:span><text:span text:style-name="T173">co</text:span><text:span text:style-name="amh_5f_dev_5f_abbr"><text:span text:style-name="T173">n</text:span></text:span><text:span text:style-name="T173">structu</text:span><text:span text:style-name="amh_5f_dev_5f_abbr"><text:span text:style-name="T173">m</text:span></text:span><text:span text:style-name="T173"> est</text:span><text:span text:style-name="T173"><text:note text:id="ftn29" text:note-class="footnote"><text:note-citation>29</text:note-citation><text:note-body><text:p text:style-name="amh_5f_note_5f_apparat"><text:span text:style-name="amh_5f_apparat_5f_lemme">constructum est</text:span> <text:span text:style-name="amh_5f_apparat_5f_témoin">Li</text:span> : <text:span text:style-name="amh_5f_apparat_5f_variante">preparatum est Deo iubente</text:span><text:span text:style-name="T201"> </text:span><text:span text:style-name="amh_5f_apparat_5f_témoin">U</text:span><text:span text:style-name="T201"> | </text:span><text:span text:style-name="amh_5f_apparat_5f_variante">preparatur</text:span><text:span text:style-name="T200"> </text:span><text:span text:style-name="amh_5f_apparat_5f_témoin">Wo Deluz</text:span></text:p></text:note-body></text:note></text:span><text:span text:style-name="T173">. </text:span><text:span text:style-name="amh_5f_lettre_5f_rubriquee"><text:span text:style-name="T173">E</text:span></text:span><text:span text:style-name="T202">st</text:span><text:span text:style-name="T173"> aliud </text:span><text:span text:style-name="amh_5f_ancre_5f_glossaire">Mare</text:span><text:span text:style-name="T173">mare uersus </text:span><text:span text:style-name="amh_5f_ancre_5f_glossaire">Oriens</text:span><text:span text:style-name="T173">oriente</text:span><text:span text:style-name="amh_5f_dev_5f_abbr"><text:span text:style-name="T173">m</text:span></text:span><text:span text:style-name="T173"> ultra </text:span><text:span text:style-name="amh_5f_ancre_5f_glossaire">Ciuitas</text:span><text:span text:style-name="T173">ciuitate</text:span><text:span text:style-name="amh_5f_dev_5f_abbr"><text:span text:style-name="T173">m</text:span></text:span><text:span text:style-name="T173"> </text:span><text:span text:style-name="amh_5f_ancre_5f_index_5f_locorum"><text:span text:style-name="T173">Sara</text:span></text:span><text:span text:style-name="T173">Sara, qua</text:span><text:span text:style-name="amh_5f_dev_5f_abbr"><text:span text:style-name="T173">m</text:span></text:span><text:span text:style-name="T173"> </text:span><text:span text:style-name="amh_5f_ancre_5f_glossaire">Teneo</text:span><text:span text:style-name="T173">tenet Tartarius de </text:span><office:annotation office:name="__Annotation__15558_2972721066" loext:resolved="false"><dc:creator>Alexandre Moret Houplon</dc:creator><dc:date>2026-01-09T12:05:49.848927700</dc:date><meta:creator-initials>AMH</meta:creator-initials><text:p text:style-name="Comment">Graphie fautive mais ne nuit pas à la compréhension du texte.</text:p></office:annotation><text:span text:style-name="amh_5f_ancre_5f_index_5f_locorum"><text:span text:style-name="T173">Guinama</text:span></text:span><text:span text:style-name="T173">Guinama</text:span><office:annotation-end office:name="__Annotation__15558_2972721066"/><text:span text:style-name="T173"><text:note text:id="ftn30" text:note-class="footnote"><text:note-citation>30</text:note-citation><text:note-body><text:p text:style-name="amh_5f_note_5f_apparat"><text:span text:style-name="amh_5f_apparat_5f_lemme">quam tenet Tartarius de Guinama</text:span> <text:span text:style-name="amh_5f_apparat_5f_témoin">Li</text:span> : <text:span text:style-name="amh_5f_apparat_5f_variante">quam tenent Tartari de Cumania</text:span> <text:span text:style-name="amh_5f_apparat_5f_témoin">Wo</text:span> | <text:span text:style-name="amh_5f_apparat_5f_variante">quam tenet Tartarus de Cumania</text:span> <text:span text:style-name="amh_5f_apparat_5f_témoin">Deluz</text:span></text:p></text:note-body></text:note></text:span><text:span text:style-name="T173">, </text:span><text:span text:style-name="amh_5f_dev_5f_abbr"><text:span text:style-name="T173">et</text:span></text:span><text:span text:style-name="T173"> </text:span><text:span text:style-name="amh_5f_ancre_5f_glossaire">Dico</text:span><text:span text:style-name="T173">di</text:span><text:span text:style-name="amh_5f_dev_5f_abbr"><text:span text:style-name="T173">citur</text:span></text:span><text:span text:style-name="T173"> </text:span><text:span text:style-name="amh_5f_ancre_5f_glossaire">Mare</text:span><text:span text:style-name="T173">mare </text:span><text:span text:style-name="amh_5f_ancre_5f_index_5f_locorum"><text:span text:style-name="T173">Caspium</text:span></text:span><text:span text:style-name="amh_5f_ancre_5f_index_5f_locorum"><text:span text:style-name="T203">(mare)</text:span></text:span><text:span text:style-name="T173">Caspiu</text:span><text:span text:style-name="amh_5f_dev_5f_abbr"><text:span text:style-name="T173">m</text:span></text:span><text:span text:style-name="amh_5f_dev_5f_abbr"><text:span text:style-name="T173"><text:note text:id="ftn31" text:note-class="footnote"><text:note-citation>31</text:note-citation><text:note-body><text:p text:style-name="amh_5f_note_5f_apparat"><text:span text:style-name="amh_5f_apparat_5f_lemme">et dicitur mare Caspium</text:span> <text:span text:style-name="amh_5f_apparat_5f_témoin">Li</text:span> : <text:span text:style-name="amh_5f_apparat_5f_variante">quod Caspium dicitur</text:span> <text:span text:style-name="amh_5f_apparat_5f_témoin">Wo Deluz</text:span></text:p></text:note-body></text:note></text:span></text:span><text:span text:style-name="T173">, q</text:span><text:span text:style-name="amh_5f_dev_5f_abbr"><text:span text:style-name="T173">uo</text:span></text:span><text:span text:style-name="T173">d</text:span><text:span text:style-name="T173"><text:note text:id="ftn32" text:note-class="footnote"><text:note-citation>32</text:note-citation><text:note-body><text:p text:style-name="amh_5f_note_5f_apparat"><text:span text:style-name="amh_5f_apparat_5f_lemme">quod</text:span> <text:span text:style-name="amh_5f_apparat_5f_témoin">Li</text:span> : <text:span text:style-name="amh_5f_apparat_5f_lemme">hoc</text:span> <text:span text:style-name="amh_5f_apparat_5f_témoin">Wo</text:span></text:p></text:note-body></text:note></text:span><text:span text:style-name="T173"> nec </text:span><text:span text:style-name="amh_5f_ancre_5f_index_5f_locorum"><text:span text:style-name="T173">Occeanus</text:span></text:span><text:span text:style-name="T202">O</text:span><text:span text:style-name="T173">cceano, nec </text:span><text:span text:style-name="amh_5f_ancre_5f_index_5f_locorum"><text:span text:style-name="T173">Mediterraneum </text:span></text:span><text:span text:style-name="amh_5f_ancre_5f_index_5f_locorum"><text:span text:style-name="T179">(mare)</text:span></text:span><text:span text:style-name="T173">Medit</text:span><text:span text:style-name="amh_5f_dev_5f_abbr"><text:span text:style-name="T173">er</text:span></text:span><text:span text:style-name="T173">raneo, nec </text:span><text:span text:style-name="amh_5f_ancre_5f_index_5f_locorum"><text:span text:style-name="T173">Ponticum </text:span></text:span><text:span text:style-name="amh_5f_ancre_5f_index_5f_locorum"><text:span text:style-name="T179">(mare)</text:span></text:span><text:span text:style-name="T173">Po</text:span><text:span text:style-name="amh_5f_dev_5f_abbr"><text:span text:style-name="T173">n</text:span></text:span><text:span text:style-name="T173">tico </text:span><text:span text:style-name="amh_5f_ancre_5f_glossaire">Mare</text:span><text:span text:style-name="T173">mari aliquo </text:span><text:span text:style-name="amh_5f_ancre_5f_glossaire">Appareo</text:span><text:span text:style-name="T173">appare</text:span><text:span text:style-name="amh_5f_dev_5f_abbr"><text:span text:style-name="T173">n</text:span></text:span><text:span text:style-name="T173">ti </text:span><text:span text:style-name="amh_5f_ancre_5f_glossaire">Bracius</text:span><text:span text:style-name="T173">bracio </text:span><text:span text:style-name="amh_5f_ancre_5f_glossaire">Copulo</text:span><text:span text:style-name="T173">copulatur. </text:span><text:span text:style-name="amh_5f_ancre_5f_glossaire">Assero</text:span><text:span text:style-name="T173">Asseru</text:span><text:span text:style-name="amh_5f_dev_5f_abbr"><text:span text:style-name="T173">n</text:span></text:span><text:span text:style-name="T173">t t</text:span><text:span text:style-name="amh_5f_dev_5f_abbr"><text:span text:style-name="T173">ame</text:span></text:span><text:span text:style-name="T173">n aliqui q</text:span><text:span text:style-name="amh_5f_dev_5f_abbr"><text:span text:style-name="T173">u</text:span></text:span><text:span text:style-name="T173">ibusda</text:span><text:span text:style-name="amh_5f_dev_5f_abbr"><text:span text:style-name="T173">m</text:span></text:span><text:span text:style-name="T173"> </text:span><text:span text:style-name="amh_5f_ancre_5f_glossaire">Nitor</text:span><text:span text:style-name="T173">nixi </text:span><text:span text:style-name="amh_5f_ancre_5f_glossaire">Experientia</text:span><text:span text:style-name="T173">experie</text:span><text:span text:style-name="amh_5f_dev_5f_abbr"><text:span text:style-name="T173">n</text:span></text:span><text:span text:style-name="T173">tis</text:span><text:span text:style-name="T173"><text:note text:id="ftn33" text:note-class="footnote"><text:note-citation>33</text:note-citation><text:note-body><text:p text:style-name="amh_5f_note_5f_apparat"><text:span text:style-name="amh_5f_apparat_5f_lemme">Asserunt tamen aliqui quibusdam nixi experientis</text:span> <text:span text:style-name="amh_5f_apparat_5f_témoin">Li</text:span><text:span text:style-name="T204"> </text:span>: <text:span text:style-name="amh_5f_apparat_5f_variante">Asserunt tamen quidam</text:span> <text:span text:style-name="amh_5f_apparat_5f_témoin">Wo Deluz</text:span></text:p></text:note-body></text:note></text:span><text:span text:style-name="T173"> q</text:span><text:span text:style-name="amh_5f_dev_5f_abbr"><text:span text:style-name="T173">uod</text:span></text:span><text:span text:style-name="T173"> per </text:span><text:span text:style-name="amh_5f_ancre_5f_glossaire">Subterratus</text:span><office:annotation office:name="__Annotation__15559_2972721066" loext:resolved="false"><dc:creator>Alexandre Moret Houplon</dc:creator><dc:date>2026-01-09T12:06:17.508944300</dc:date><meta:creator-initials>AMH</meta:creator-initials><text:p text:style-name="Comment">À part le Du Cange, aucun dictionnaire n’a d’entrée pour subterratus en tant qu’adjectif. Par contre, on trouve une entrée subterrare dans le Niermeyer (et dans le Du Cange).</text:p><text:p text:style-name="Comment">Du Cange atteste l’usage de l’adjectif dans un traité de nécromancie conservé à la BNF</text:p><text:p text:style-name="Comment"><text:a xlink:href="http://ducange.enc.sorbonne.fr/subterratus" xlink:type="simple">http://ducange.enc.sorbonne.fr/subterratus</text:a></text:p><text:p text:style-name="Comment"><text:s/></text:p></office:annotation><text:span text:style-name="T173">subterratu</text:span><text:span text:style-name="amh_5f_dev_5f_abbr"><text:span text:style-name="T173">m</text:span></text:span><office:annotation-end office:name="__Annotation__15559_2972721066"/><text:span text:style-name="T173"> </text:span><text:span text:style-name="amh_5f_ancre_5f_glossaire">Gurges</text:span><text:span text:style-name="T173">gurgite</text:span><text:span text:style-name="amh_5f_dev_5f_abbr"><text:span text:style-name="T173">m</text:span></text:span><text:span text:style-name="T173"><text:note text:id="ftn34" text:note-class="footnote"><text:note-citation>34</text:note-citation><text:note-body><text:p text:style-name="amh_5f_note_5f_apparat"><text:span text:style-name="amh_5f_apparat_5f_lemme">per subterratum gurgitem</text:span> <text:span text:style-name="amh_5f_apparat_5f_témoin">Li</text:span><text:span text:style-name="T204"> </text:span>: <text:span text:style-name="amh_5f_apparat_5f_variante">per gurgitem subterraneam</text:span> <text:span text:style-name="amh_5f_apparat_5f_témoin">Wo Deluz</text:span></text:p></text:note-body></text:note></text:span><text:span text:style-name="T173"> </text:span><text:span text:style-name="amh_5f_ancre_5f_index_5f_locorum"><text:span text:style-name="T173">Ponticum </text:span></text:span><text:span text:style-name="amh_5f_ancre_5f_index_5f_locorum"><text:span text:style-name="T179">(mare)</text:span></text:span><text:span text:style-name="T173">Po</text:span><text:span text:style-name="amh_5f_dev_5f_abbr"><text:span text:style-name="T173">n</text:span></text:span><text:span text:style-name="T173">tico</text:span><text:span text:style-name="T173"><text:note text:id="ftn35" text:note-class="footnote"><text:note-citation>35</text:note-citation><text:note-body><text:p text:style-name="amh_5f_note_5f_apparat"><text:span text:style-name="amh_5f_apparat_5f_lemme">Pontico</text:span> <text:span text:style-name="amh_5f_apparat_5f_témoin">Li</text:span> : <text:span text:style-name="amh_5f_apparat_5f_variante">mari Pontico</text:span> <text:span text:style-name="amh_5f_apparat_5f_témoin">Wo Deluz</text:span></text:p></text:note-body></text:note></text:span><text:span text:style-name="T173">, q</text:span><text:span text:style-name="amh_5f_dev_5f_abbr"><text:span text:style-name="T173">uo</text:span></text:span><text:span text:style-name="T173">d sibi </text:span><text:span text:style-name="amh_5f_ancre_5f_glossaire">Propinque</text:span><text:span text:style-name="amh_5f_dev_5f_abbr"><text:span text:style-name="T173">pro</text:span></text:span><text:span text:style-name="T173">pi</text:span><text:span text:style-name="amh_5f_dev_5f_abbr"><text:span text:style-name="T173">n</text:span></text:span><text:span text:style-name="T173">qui</text:span><text:span text:style-name="amh_5f_dev_5f_abbr"><text:span text:style-name="T173">us</text:span></text:span><text:span text:style-name="T173"><text:note text:id="ftn36" text:note-class="footnote"><text:note-citation>36</text:note-citation><text:note-body><text:p text:style-name="amh_5f_note_5f_apparat"><text:span text:style-name="amh_5f_apparat_5f_lemme">propinquius</text:span> <text:span text:style-name="amh_5f_apparat_5f_témoin">Li Deluz</text:span> : <text:span text:style-name="amh_5f_apparat_5f_variante">propinquus</text:span> <text:span text:style-name="amh_5f_apparat_5f_témoin">Wo</text:span></text:p></text:note-body></text:note></text:span><text:span text:style-name="T173"> est et </text:span><text:span text:style-name="amh_5f_dev_5f_abbr"><text:span text:style-name="T173">per</text:span></text:span><text:span text:style-name="T173"> </text:span><text:span text:style-name="amh_5f_ancre_5f_glossaire">Consequens</text:span><text:span text:style-name="amh_5f_dev_5f_abbr"><text:span text:style-name="T173">conseque</text:span></text:span><text:span text:style-name="T173">ns aliis </text:span><text:span text:style-name="amh_5f_ancre_5f_glossaire">Mare</text:span><text:span text:style-name="T173">marib</text:span><text:span text:style-name="amh_5f_dev_5f_abbr"><text:span text:style-name="T173">us</text:span></text:span><text:span text:style-name="T173"><text:note text:id="ftn37" text:note-class="footnote"><text:note-citation>37</text:note-citation><text:note-body><text:p text:style-name="amh_5f_note_5f_apparat"><text:span text:style-name="amh_5f_apparat_5f_lemme">aliis maribus</text:span> <text:span text:style-name="amh_5f_apparat_5f_témoin">Li</text:span> : <text:span text:style-name="amh_5f_apparat_5f_variante">ceteris maribus</text:span> <text:span text:style-name="amh_5f_apparat_5f_témoin">Wo Deluz</text:span></text:p></text:note-body></text:note></text:span><text:span text:style-name="T173"> </text:span><text:span text:style-name="amh_5f_ancre_5f_glossaire">Continuo</text:span><text:span text:style-name="T173">co</text:span><text:span text:style-name="amh_5f_dev_5f_abbr"><text:span text:style-name="T173">n</text:span></text:span><text:span text:style-name="T173">tinuat</text:span><text:span text:style-name="amh_5f_dev_5f_abbr"><text:span text:style-name="T173">ur</text:span></text:span><text:span text:style-name="T173"><text:note text:id="ftn38" text:note-class="footnote"><text:note-citation>38</text:note-citation><text:note-body><text:p text:style-name="amh_5f_note_5f_apparat"><text:span text:style-name="amh_5f_apparat_5f_lemme">est aliud mare uersus orientem… continuatur</text:span> <text:span text:style-name="amh_5f_apparat_5f_témoin">Li</text:span><text:span text:style-name="T204"> </text:span>: <text:span text:style-name="amh_5f_apparat_5f_omission">om</text:span>. <text:span text:style-name="amh_5f_apparat_5f_témoin">U</text:span><text:span text:style-name="T205"> </text:span><text:span text:style-name="T204">| </text:span><text:span text:style-name="amh_5f_apparat_5f_variante">continuetur</text:span><text:span text:style-name="T204"> </text:span><text:span text:style-name="amh_5f_apparat_5f_témoin">Wo Deluz</text:span></text:p></text:note-body></text:note></text:span><text:span text:style-name="T173">.</text:span></text:p>
      <text:p text:style-name="P13"><text:span text:style-name="T173">Hoc </text:span><text:span text:style-name="amh_5f_ancre_5f_glossaire">Bracium</text:span><text:span text:style-name="T173">braciu</text:span><text:span text:style-name="amh_5f_dev_5f_abbr"><text:span text:style-name="T173">m </text:span></text:span><text:span text:style-name="amh_5f_ancre_5f_index_5f_locorum"><text:span text:style-name="T173">Bracium sancti Georgii</text:span></text:span><text:span text:style-name="T173">s</text:span><text:span text:style-name="amh_5f_dev_5f_abbr"><text:span text:style-name="T173">an</text:span></text:span><text:span text:style-name="T173">cti Georgii, q</text:span><text:span text:style-name="amh_5f_dev_5f_abbr"><text:span text:style-name="T173">uo</text:span></text:span><text:span text:style-name="T173">d </text:span><text:span text:style-name="amh_5f_ancre_5f_glossaire"><text:span text:style-name="T180">D</text:span></text:span><text:span text:style-name="amh_5f_ancre_5f_glossaire">ico</text:span><text:span text:style-name="T173">diximus</text:span><text:span text:style-name="T173"><text:note text:id="ftn39" text:note-class="footnote"><text:note-citation>39</text:note-citation><text:note-body><text:p text:style-name="amh_5f_note_5f_apparat"><text:span text:style-name="amh_5f_apparat_5f_lemme">quod diximus</text:span> <text:span text:style-name="amh_5f_apparat_5f_témoin">Li</text:span> : <text:span text:style-name="amh_5f_apparat_5f_variante">de quo dixi</text:span> <text:span text:style-name="amh_5f_apparat_5f_témoin">Wo Deluz</text:span><text:span text:style-name="T206"> </text:span><text:span text:style-name="T207">| </text:span><text:span text:style-name="amh_5f_apparat_5f_omission">om.</text:span><text:span text:style-name="T207"> </text:span><text:span text:style-name="amh_5f_apparat_5f_témoin">U</text:span></text:p></text:note-body></text:note></text:span><text:span text:style-name="T173">, </text:span><text:span text:style-name="amh_5f_ancre_5f_glossaire">Diuido</text:span><text:span text:style-name="T173">diuidit </text:span><text:span text:style-name="amh_5f_ancre_5f_index_5f_locorum"><text:span text:style-name="T173">Europa</text:span></text:span><text:span text:style-name="T173">Europa</text:span><text:span text:style-name="amh_5f_dev_5f_abbr"><text:span text:style-name="T173">m</text:span></text:span><text:span text:style-name="T173"> </text:span><text:span text:style-name="amh_5f_dev_5f_abbr"><text:span text:style-name="T173">et</text:span></text:span><text:span text:style-name="T173"> </text:span><text:span text:style-name="amh_5f_ancre_5f_index_5f_locorum"><text:span text:style-name="T173">Asia minor</text:span></text:span><text:span text:style-name="T173">Asia</text:span><text:span text:style-name="amh_5f_dev_5f_abbr"><text:span text:style-name="T173">m</text:span></text:span><text:span text:style-name="T173"> minore</text:span><text:span text:style-name="amh_5f_dev_5f_abbr"><text:span text:style-name="T173">m</text:span></text:span><text:span text:style-name="T173"> q</text:span><text:span text:style-name="amh_5f_dev_5f_abbr"><text:span text:style-name="T173">ue,</text:span></text:span><text:span text:style-name="T173"> </text:span><text:span text:style-name="amh_5f_ancre_5f_glossaire">Profecto</text:span><text:span text:style-name="amh_5f_dev_5f_abbr"><text:span text:style-name="T173">pro</text:span></text:span><text:span text:style-name="T173">fecto ut </text:span><text:span text:style-name="amh_5f_ancre_5f_glossaire">Cronica</text:span><text:span text:style-name="T208">cronice</text:span><text:span text:style-name="T173"> </text:span><text:span text:style-name="amh_5f_ancre_5f_glossaire">Sepe</text:span><text:span text:style-name="T173">sepe </text:span><text:span text:style-name="amh_5f_ancre_5f_glossaire">Tango</text:span><text:span text:style-name="T173">ta</text:span><text:span text:style-name="amh_5f_dev_5f_abbr"><text:span text:style-name="T173">n</text:span></text:span><text:span text:style-name="T173">gunt</text:span><text:span text:style-name="T173"><text:note text:id="ftn40" text:note-class="footnote"><text:note-citation>40</text:note-citation><text:note-body><text:p text:style-name="amh_5f_note_5f_apparat"><text:span text:style-name="amh_5f_apparat_5f_lemme">profecto ut cronice sepe tangunt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text:span text:style-name="T173">, maioris Asie </text:span><text:span text:style-name="amh_5f_ancre_5f_glossaire">Prouincia</text:span><text:span text:style-name="amh_5f_dev_5f_abbr"><text:span text:style-name="T173">pro</text:span></text:span><text:span text:style-name="T173">uincia est. Hoc aut</text:span><text:span text:style-name="amh_5f_dev_5f_abbr"><text:span text:style-name="T173">em</text:span></text:span><text:span text:style-name="T173"> </text:span><text:span text:style-name="amh_5f_ancre_5f_index_5f_locorum"><text:span text:style-name="T173">Bracium sancti Georgii</text:span></text:span><text:span text:style-name="T173">braciu</text:span><text:span text:style-name="amh_5f_dev_5f_abbr"><text:span text:style-name="T173">m</text:span></text:span><text:span text:style-name="T173"> </text:span><text:span text:style-name="amh_5f_ancre_5f_glossaire">Vulgariter</text:span><text:span text:style-name="T173">uulgarit</text:span><text:span text:style-name="amh_5f_dev_5f_abbr"><text:span text:style-name="T173">er</text:span></text:span><text:span text:style-name="T173"> </text:span><text:span text:style-name="amh_5f_ancre_5f_glossaire">Bucca</text:span><text:span text:style-name="T173">bucca Co</text:span><text:span text:style-name="amh_5f_dev_5f_abbr"><text:span text:style-name="T173">n</text:span></text:span><text:span text:style-name="T173">stantinopolitana </text:span><text:span text:style-name="amh_5f_ancre_5f_glossaire"><text:span text:style-name="T180">D</text:span></text:span><text:span text:style-name="amh_5f_ancre_5f_glossaire">ico</text:span><text:span text:style-name="T173">di</text:span><text:span text:style-name="amh_5f_dev_5f_abbr"><text:span text:style-name="T173">citur</text:span></text:span><text:span text:style-name="T173">, eo q</text:span><text:span text:style-name="amh_5f_dev_5f_abbr"><text:span text:style-name="T173">uod</text:span></text:span><text:span text:style-name="T173"> su</text:span><text:span text:style-name="amh_5f_dev_5f_abbr"><text:span text:style-name="T173">per</text:span></text:span><text:span text:style-name="T173"> ipsu</text:span><text:span text:style-name="amh_5f_dev_5f_abbr"><text:span text:style-name="T173">m</text:span></text:span><text:span text:style-name="T173"> in </text:span><text:span text:style-name="amh_5f_ancre_5f_glossaire">Littus</text:span><text:span text:style-name="T173">littore </text:span><text:span text:style-name="amh_5f_ancre_5f_index_5f_locorum"><text:span text:style-name="T173">Europa</text:span></text:span><text:span text:style-name="T173">Europe egregia </text:span><text:span text:style-name="amh_5f_ancre_5f_glossaire">Metropolis</text:span><text:span text:style-name="T173">metropolis </text:span><text:span text:style-name="amh_5f_ancre_5f_index_5f_locorum"><text:span text:style-name="T173">Constantinopolis</text:span></text:span><text:span text:style-name="T173">Co</text:span><text:span text:style-name="amh_5f_dev_5f_abbr"><text:span text:style-name="T173">n</text:span></text:span><text:span text:style-name="T173">stantinopol</text:span><text:span text:style-name="amh_5f_dev_5f_abbr"><text:span text:style-name="T173">is</text:span></text:span><text:span text:style-name="T173"> </text:span><text:span text:style-name="amh_5f_ancre_5f_glossaire">Sino</text:span><text:span text:style-name="T173">sita est, q</text:span><text:span text:style-name="amh_5f_dev_5f_abbr"><text:span text:style-name="T173">ue</text:span></text:span><text:span text:style-name="T173"> et </text:span><text:span text:style-name="amh_5f_ancre_5f_glossaire">Nouus</text:span><text:span text:style-name="T173">noua </text:span><text:span text:style-name="amh_5f_ancre_5f_index_5f_locorum"><text:span text:style-name="T173">Roma</text:span></text:span><text:span text:style-name="T173">Roma </text:span><text:span text:style-name="amh_5f_ancre_5f_glossaire">Dico</text:span><text:span text:style-name="T173">di</text:span><text:span text:style-name="amh_5f_dev_5f_abbr"><text:span text:style-name="T173">citur</text:span></text:span><text:span text:style-name="T173"><text:note text:id="ftn41" text:note-class="footnote"><text:note-citation>41</text:note-citation><text:note-body><text:p text:style-name="amh_5f_note_5f_apparat"><text:span text:style-name="amh_5f_apparat_5f_lemme">metropolis Constantinopolis sita est, que et noua Roma dicitur</text:span> <text:span text:style-name="amh_5f_apparat_5f_témoin">Li</text:span> : <text:span text:style-name="amh_5f_apparat_5f_variante">ciuitas est Constantinopolis situata est, que noua Roma dicitur</text:span> <text:span text:style-name="amh_5f_apparat_5f_témoin">U</text:span> | <text:span text:style-name="amh_5f_apparat_5f_variante">ciuitas est Constantinopolis, que et noua Roma dicitur, situata</text:span> <text:span text:style-name="amh_5f_apparat_5f_témoin">Wo</text:span> | <text:span text:style-name="amh_5f_apparat_5f_variante">ciuitas Constantinopolis, que et noua Roma dicitur, situata sit</text:span><text:span text:style-name="T209"> </text:span><text:span text:style-name="amh_5f_apparat_5f_témoin">Deluz</text:span></text:p></text:note-body></text:note></text:span><text:span text:style-name="T173">.</text:span><office:annotation office:name="__Annotation__15557_2972721066" loext:resolved="false"><dc:creator>Alexandre Moret Houplon</dc:creator><dc:date>2026-01-09T12:02:25.131014100</dc:date><meta:creator-initials>AMH</meta:creator-initials><text:p text:style-name="Comment">Apparat critique fait jusque ici.</text:p></office:annotation><text:span text:style-name="T173"> </text:span><office:annotation-end office:name="__Annotation__15557_2972721066"/><text:span text:style-name="T173">Hec </text:span><text:span text:style-name="amh_5f_ancre_5f_glossaire">Ciuitas</text:span><text:span text:style-name="T173">ciuitas </text:span><text:span text:style-name="amh_5f_ancre_5f_glossaire">Solempnis</text:span><text:span text:style-name="T173">sole</text:span><text:span text:style-name="amh_5f_dev_5f_abbr"><text:span text:style-name="T173">m</text:span></text:span><text:span text:style-name="T173">pnissima</text:span><text:span text:style-name="T173"><text:note text:id="ftn42" text:note-class="footnote"><text:note-citation>42</text:note-citation><text:note-body><text:p text:style-name="amh_5f_note_5f_apparat"><text:span text:style-name="amh_5f_apparat_5f_lemme">Hec ciuitas solempnissima</text:span> <text:span text:style-name="amh_5f_apparat_5f_témoin">Li U</text:span> : <text:span text:style-name="amh_5f_apparat_5f_variante">Ista ciuitas Constantinopolis solempnissima</text:span> <text:span text:style-name="amh_5f_apparat_5f_témoin">Wo</text:span></text:p></text:note-body></text:note></text:span><text:span text:style-name="T173"> in </text:span><text:span text:style-name="amh_5f_ancre_5f_glossaire">Bonus</text:span><text:span text:style-name="T173">optimo </text:span><text:span text:style-name="amh_5f_ancre_5f_glossaire">Mundus</text:span><text:span text:style-name="T173">mu</text:span><text:span text:style-name="amh_5f_dev_5f_abbr"><text:span text:style-name="T173">n</text:span></text:span><text:span text:style-name="T173">di </text:span><text:span text:style-name="amh_5f_ancre_5f_glossaire">Locus</text:span><text:span text:style-name="T173">loco, ta</text:span><text:span text:style-name="amh_5f_dev_5f_abbr"><text:span text:style-name="T173">m</text:span></text:span><text:span text:style-name="T173"> </text:span><text:span text:style-name="amh_5f_ancre_5f_glossaire">Ratio</text:span><text:span text:style-name="T173">ra</text:span><text:span text:style-name="amh_5f_dev_5f_abbr"><text:span text:style-name="T173">tione</text:span></text:span><text:span text:style-name="T173"> </text:span><text:span text:style-name="amh_5f_ancre_5f_glossaire">Aer</text:span><text:span text:style-name="T173">aeris, </text:span><text:span text:style-name="amh_5f_ancre_5f_glossaire">Mare</text:span><text:span text:style-name="T173">maris, </text:span><text:span text:style-name="amh_5f_ancre_5f_glossaire">Terra</text:span><text:span text:style-name="T173">t</text:span><text:span text:style-name="amh_5f_dev_5f_abbr"><text:span text:style-name="T173">er</text:span></text:span><text:span text:style-name="T173">re</text:span><text:span text:style-name="T173"><text:note text:id="ftn43" text:note-class="footnote"><text:note-citation>43</text:note-citation><text:note-body><text:p text:style-name="amh_5f_note_5f_apparat"><text:span text:style-name="amh_5f_apparat_5f_lemme">tam ratione aeris, maris, terre</text:span> <text:span text:style-name="amh_5f_apparat_5f_témoin">Li</text:span> : <text:span text:style-name="amh_5f_apparat_5f_variante">quam terre</text:span> <text:span text:style-name="amh_5f_apparat_5f_témoin">U Wo Deluz</text:span></text:p></text:note-body></text:note></text:span><text:span text:style-name="T173">, </text:span><text:span text:style-name="amh_5f_ancre_5f_glossaire">Vinum</text:span><text:span text:style-name="T173">uinoru</text:span><text:span text:style-name="amh_5f_dev_5f_abbr"><text:span text:style-name="T173">m</text:span></text:span><text:span text:style-name="T173"> </text:span><text:span text:style-name="amh_5f_ancre_5f_glossaire">Bonus</text:span><text:span text:style-name="T173">bonoru</text:span><text:span text:style-name="amh_5f_dev_5f_abbr"><text:span text:style-name="T173">m</text:span></text:span><text:span text:style-name="T173">q</text:span><text:span text:style-name="amh_5f_dev_5f_abbr"><text:span text:style-name="T173">ue</text:span></text:span><text:span text:style-name="T173"> </text:span><text:span text:style-name="amh_5f_ancre_5f_glossaire">Omnis</text:span><text:span text:style-name="T173">omn</text:span><text:span text:style-name="amh_5f_dev_5f_abbr"><text:span text:style-name="T173">ium</text:span></text:span><text:span text:style-name="T173"><text:note text:id="ftn44" text:note-class="footnote"><text:note-citation>44</text:note-citation><text:note-body><text:p text:style-name="amh_5f_note_5f_apparat"><text:span text:style-name="amh_5f_apparat_5f_lemme">uinorum bonorumque omnium</text:span><text:span text:style-name="T210"> </text:span><text:span text:style-name="amh_5f_apparat_5f_témoin">Li</text:span><text:span text:style-name="T210"> : </text:span><text:span text:style-name="amh_5f_apparat_5f_omission">om.</text:span><text:span text:style-name="T210"> </text:span><text:span text:style-name="amh_5f_apparat_5f_témoin">U Wo Deluz</text:span></text:p></text:note-body></text:note></text:span><text:span text:style-name="T173"> </text:span><text:span text:style-name="amh_5f_ancre_5f_glossaire">Confluentia</text:span><text:span text:style-name="T173">co</text:span><text:span text:style-name="amh_5f_dev_5f_abbr"><text:span text:style-name="T173">n</text:span></text:span><text:span text:style-name="T173">fluentia </text:span><text:span text:style-name="amh_5f_ancre_5f_glossaire">Loco</text:span><text:span text:style-name="T173">locata est</text:span><text:span text:style-name="T173"><text:note text:id="ftn45" text:note-class="footnote"><text:note-citation>45</text:note-citation><text:note-body><text:p text:style-name="amh_5f_note_5f_apparat"><text:span text:style-name="amh_5f_apparat_5f_lemme">confluentia locata est</text:span> <text:span text:style-name="amh_5f_apparat_5f_témoin">Li</text:span> : <text:span text:style-name="amh_5f_apparat_5f_variante">constructa est</text:span> <text:span text:style-name="amh_5f_apparat_5f_témoin">U Wo Deluz</text:span></text:p></text:note-body></text:note></text:span><text:span text:style-name="T173">, </text:span><text:span text:style-name="amh_5f_ancre_5f_glossaire">Portus</text:span><text:span text:style-name="T173">portu</text:span><text:span text:style-name="amh_5f_dev_5f_abbr"><text:span text:style-name="T173">m</text:span></text:span><text:span text:style-name="T173"> </text:span><text:span text:style-name="amh_5f_ancre_5f_glossaire">Habeo</text:span><text:span text:style-name="T211">h</text:span><text:span text:style-name="T212">a</text:span><text:span text:style-name="amh_5f_dev_5f_abbr"><text:span text:style-name="T212">be</text:span></text:span><text:span text:style-name="T212">t</text:span><text:span text:style-name="T212"><text:note text:id="ftn46" text:note-class="footnote"><text:note-citation>46</text:note-citation><text:note-body><text:p text:style-name="amh_5f_note_5f_apparat"><text:span text:style-name="amh_5f_apparat_5f_lemme">habet</text:span> <text:span text:style-name="amh_5f_apparat_5f_témoin">Li Deluz</text:span> : <text:span text:style-name="amh_5f_apparat_5f_variante">habens</text:span> <text:span text:style-name="amh_5f_apparat_5f_témoin">U Wo</text:span> </text:p></text:note-body></text:note></text:span><text:span text:style-name="T173"> </text:span><text:soft-page-break/><text:span text:style-name="amh_5f_ancre_5f_glossaire">Bonus</text:span><text:span text:style-name="T173">optimu</text:span><text:span text:style-name="amh_5f_dev_5f_abbr"><text:span text:style-name="T173">m</text:span></text:span><text:span text:style-name="T173"> et </text:span><text:span text:style-name="amh_5f_ancre_5f_glossaire">Magnus</text:span><text:span text:style-name="T173">maxi</text:span><text:span text:style-name="amh_5f_dev_5f_abbr"><text:span text:style-name="T173">mu</text:span></text:span><text:span text:style-name="T173">m, </text:span><text:span text:style-name="amh_5f_ancre_5f_glossaire">Murus</text:span><text:span text:style-name="T173">muris </text:span><text:span text:style-name="amh_5f_ancre_5f_glossaire">Validus</text:span><text:span text:style-name="T173">ualidissimis </text:span><text:span text:style-name="amh_5f_ancre_5f_glossaire">cingo</text:span><text:span text:style-name="T173">ci</text:span><text:span text:style-name="amh_5f_dev_5f_abbr"><text:span text:style-name="T173">n</text:span></text:span><text:span text:style-name="T173">gitur</text:span><text:span text:style-name="T173"><text:note text:id="ftn47" text:note-class="footnote"><text:note-citation>47</text:note-citation><text:note-body><text:p text:style-name="P14"><text:span text:style-name="amh_5f_apparat_5f_lemme">muris ualidissimis cingitur</text:span> <text:span text:style-name="amh_5f_apparat_5f_témoin">Li</text:span> : <text:span text:style-name="amh_5f_apparat_5f_variante">muris fortissimis coniungitur</text:span><text:span text:style-name="T213"> </text:span><text:span text:style-name="amh_5f_apparat_5f_témoin">U Wo</text:span><text:span text:style-name="T213"> | </text:span><text:span text:style-name="amh_5f_apparat_5f_variante">muris fortissimis cingitur</text:span><text:span text:style-name="T213"> </text:span><text:span text:style-name="amh_5f_apparat_5f_témoin">Deluz</text:span></text:p></text:note-body></text:note></text:span><text:span text:style-name="T173">, </text:span><text:span text:style-name="amh_5f_ancre_5f_glossaire">Figura</text:span><text:span text:style-name="T173">figura </text:span><text:span text:style-name="amh_5f_ancre_5f_glossaire">Pango</text:span><text:span text:style-name="T173">pacens </text:span><text:span text:style-name="amh_5f_ancre_5f_glossaire">Triangularis</text:span><text:span text:style-name="T173">triangulari</text:span><text:span text:style-name="T173"><text:note text:id="ftn48" text:note-class="footnote"><text:note-citation>48</text:note-citation><text:note-body><text:p text:style-name="P15"><text:span text:style-name="amh_5f_apparat_5f_lemme">figura pacens triangulari</text:span> <text:span text:style-name="amh_5f_apparat_5f_témoin">Li</text:span> : <text:span text:style-name="amh_5f_apparat_5f_variante">figuram habet trianguli</text:span><text:span text:style-name="T214"> </text:span><text:span text:style-name="amh_5f_apparat_5f_témoin">U Wo Deluz</text:span></text:p></text:note-body></text:note></text:span><text:span text:style-name="T173">, cui</text:span><text:span text:style-name="amh_5f_dev_5f_abbr"><text:span text:style-name="T173">us</text:span></text:span><text:span text:style-name="T173"> duo </text:span><text:span text:style-name="amh_5f_ancre_5f_glossaire">Latus</text:span><text:span text:style-name="T173">latera </text:span><text:span text:style-name="T211">u</text:span><text:span text:style-name="amh_5f_dev_5f_abbr"><text:span text:style-name="T211">e</text:span></text:span><text:span text:style-name="T211">r</text:span><text:span text:style-name="T173">sus </text:span><text:span text:style-name="amh_5f_ancre_5f_glossaire">Mare</text:span><text:span text:style-name="T173">mare </text:span><text:span text:style-name="amh_5f_ancre_5f_glossaire">Sum</text:span><text:span text:style-name="T173">su</text:span><text:span text:style-name="amh_5f_dev_5f_abbr"><text:span text:style-name="T173">n</text:span></text:span><text:span text:style-name="T173">t et t</text:span><text:span text:style-name="amh_5f_dev_5f_abbr"><text:span text:style-name="T173">er</text:span></text:span><text:span text:style-name="T173">tiu</text:span><text:span text:style-name="amh_5f_dev_5f_abbr"><text:span text:style-name="T173">m</text:span></text:span><text:span text:style-name="T173"><text:note text:id="ftn49" text:note-class="footnote"><text:note-citation>49</text:note-citation><text:note-body><text:p text:style-name="amh_5f_note_5f_apparat"><text:span text:style-name="amh_5f_apparat_5f_lemme">et tertium</text:span> <text:span text:style-name="amh_5f_apparat_5f_témoin">Li</text:span> : <text:span text:style-name="amh_5f_apparat_5f_variante">tertium</text:span> <text:span text:style-name="amh_5f_apparat_5f_témoin">U Wo Deluz</text:span> (<text:span text:style-name="amh_5f_apparat_5f_omission">et om.</text:span><text:span text:style-name="T215"> ; </text:span><text:span text:style-name="amh_5f_apparat_5f_paleo"><text:span text:style-name="T215">in </text:span></text:span><text:span text:style-name="amh_5f_apparat_5f_témoin">U</text:span><text:span text:style-name="amh_5f_apparat_5f_paleo"> t rubricat</text:span><text:span text:style-name="amh_5f_apparat_5f_paleo"><text:span text:style-name="T215">um</text:span></text:span>)</text:p></text:note-body></text:note></text:span><text:span text:style-name="T173"> uersus </text:span><text:span text:style-name="amh_5f_ancre_5f_glossaire">Terra</text:span><text:span text:style-name="T173">terra</text:span><text:span text:style-name="amh_5f_dev_5f_abbr"><text:span text:style-name="T173">m</text:span></text:span><text:span text:style-name="T173">.</text:span></text:p>
      <text:p text:style-name="P16"><text:span text:style-name="T173">I</text:span><text:span text:style-name="amh_5f_dev_5f_abbr"><text:span text:style-name="T173">n</text:span></text:span><text:span text:style-name="T173"> hac </text:span><text:span text:style-name="amh_5f_ancre_5f_glossaire">Ciuitas</text:span><text:span text:style-name="T173">ciuitate</text:span><text:span text:style-name="T173"><text:note text:id="ftn50" text:note-class="footnote"><text:note-citation>50</text:note-citation><text:note-body><text:p text:style-name="amh_5f_note_5f_apparat"><text:span text:style-name="amh_5f_apparat_5f_lemme">In hac ciuitate</text:span> <text:span text:style-name="amh_5f_apparat_5f_témoin">Li Wo Deluz</text:span> : <text:span text:style-name="amh_5f_apparat_5f_variante">gloriosa</text:span> <text:span text:style-name="amh_5f_apparat_5f_addition">add.</text:span> <text:span text:style-name="amh_5f_apparat_5f_témoin">U</text:span></text:p></text:note-body></text:note></text:span><text:span text:style-name="T173"> mult</text:span><text:span text:style-name="T216">e</text:span><text:span text:style-name="T173"> </text:span><text:span text:style-name="amh_5f_ancre_5f_glossaire">Sum</text:span><text:span text:style-name="T173">s</text:span><text:span text:style-name="T211">u</text:span><text:span text:style-name="amh_5f_dev_5f_abbr"><text:span text:style-name="T211">n</text:span></text:span><text:span text:style-name="T173">t </text:span><text:span text:style-name="amh_5f_ancre_5f_glossaire">Ecclesia</text:span><text:span text:style-name="T173">ecclesie et </text:span><text:span text:style-name="amh_5f_ancre_5f_glossaire">Sum</text:span><text:span text:style-name="T173">fuer</text:span><text:span text:style-name="T211">u</text:span><text:span text:style-name="amh_5f_dev_5f_abbr"><text:span text:style-name="T211">n</text:span></text:span><text:span text:style-name="T173">t plures ultra</text:span><text:span text:style-name="T173"><text:note text:id="ftn51" text:note-class="footnote"><text:note-citation>51</text:note-citation><text:note-body><text:p text:style-name="amh_5f_note_5f_apparat"><text:span text:style-name="amh_5f_apparat_5f_lemme"><text:span text:style-name="T217">u</text:span></text:span><text:span text:style-name="amh_5f_apparat_5f_lemme">ltra</text:span> <text:span text:style-name="amh_5f_apparat_5f_témoin">Li</text:span> : <text:span text:style-name="amh_5f_apparat_5f_variante">supra</text:span> <text:span text:style-name="amh_5f_apparat_5f_témoin">U Wo Deluz</text:span></text:p></text:note-body></text:note></text:span><text:span text:style-name="T173"> mod</text:span><text:span text:style-name="T211">u</text:span><text:span text:style-name="amh_5f_dev_5f_abbr"><text:span text:style-name="T211">m</text:span></text:span><text:span text:style-name="T173"> pulcre, opere musa</text:span><text:span text:style-name="T218">ï</text:span><text:span text:style-name="T173">co</text:span><text:span text:style-name="T173"><text:note text:id="ftn52" text:note-class="footnote"><text:note-citation>52</text:note-citation><text:note-body><text:p text:style-name="amh_5f_note_5f_apparat"><text:span text:style-name="amh_5f_apparat_5f_lemme">musaïco</text:span> <text:span text:style-name="amh_5f_apparat_5f_témoin">Li Wo</text:span> : <text:span text:style-name="amh_5f_apparat_5f_variante">mosayce</text:span> <text:span text:style-name="amh_5f_apparat_5f_témoin">U</text:span> | <text:span text:style-name="amh_5f_apparat_5f_variante">mosayco</text:span> <text:span text:style-name="amh_5f_apparat_5f_témoin">Deluz</text:span></text:p></text:note-body></text:note></text:span><text:span text:style-name="T173">, marmorib</text:span><text:span text:style-name="amh_5f_dev_5f_abbr"><text:span text:style-name="T173">us</text:span></text:span><text:span text:style-name="T173"> et singulari modo c</text:span><text:span text:style-name="T211">o</text:span><text:span text:style-name="amh_5f_dev_5f_abbr"><text:span text:style-name="T211">n</text:span></text:span><text:span text:style-name="T173">structure</text:span><text:span text:style-name="T173"><text:note text:id="ftn53" text:note-class="footnote"><text:note-citation>53</text:note-citation><text:note-body><text:p text:style-name="P17"><text:span text:style-name="amh_5f_apparat_5f_lemme">constructure</text:span> <text:span text:style-name="amh_5f_apparat_5f_témoin">Li</text:span> : <text:span text:style-name="amh_5f_apparat_5f_variante">construendi</text:span> <text:span text:style-name="amh_5f_apparat_5f_témoin">U Wo Deluz</text:span></text:p></text:note-body></text:note></text:span><text:span text:style-name="T173"> mirabil</text:span><text:span text:style-name="T211">e</text:span><text:span text:style-name="T173">s, pluraq</text:span><text:span text:style-name="amh_5f_dev_5f_abbr"><text:span text:style-name="T211">ue</text:span></text:span><text:span text:style-name="T173"> </text:span><text:span text:style-name="amh_5f_ancre_5f_glossaire">Sum</text:span><text:span text:style-name="T173">s</text:span><text:span text:style-name="T211">un</text:span><text:span text:style-name="T173">t palatia p</text:span><text:span text:style-name="amh_5f_dev_5f_abbr"><text:span text:style-name="T211">u</text:span></text:span><text:span text:style-name="T211">l</text:span><text:span text:style-name="T219">c</text:span><text:span text:style-name="amh_5f_dev_5f_abbr"><text:span text:style-name="T219">er</text:span></text:span><text:span text:style-name="T173">rima </text:span><text:span text:style-name="T219">i</text:span><text:span text:style-name="amh_5f_dev_5f_abbr"><text:span text:style-name="T219">n</text:span></text:span><text:span text:style-name="T173"> eadem</text:span><text:span text:style-name="T173"><text:note text:id="ftn54" text:note-class="footnote"><text:note-citation>54</text:note-citation><text:note-body><text:p text:style-name="P18"><text:span text:style-name="amh_5f_apparat_5f_lemme">in eadem</text:span> <text:span text:style-name="amh_5f_apparat_5f_témoin">Li Wo Deluz</text:span> : <text:span text:style-name="amh_5f_apparat_5f_variante">in eadem ciuitate</text:span> <text:span text:style-name="amh_5f_apparat_5f_témoin">U</text:span> <text:span text:style-name="amh_5f_apparat_5f_paleo">(script. </text:span><text:span text:style-name="amh_5f_apparat_5f_paleo"><text:span text:style-name="T220">a</text:span></text:span><text:span text:style-name="amh_5f_apparat_5f_paleo">nte palatia)</text:span></text:p></text:note-body></text:note></text:span><text:span text:style-name="T173">. </text:span><text:span text:style-name="amh_5f_ancre_5f_glossaire">Teneo</text:span><text:span text:style-name="T221">T</text:span><text:span text:style-name="T173">enet t</text:span><text:span text:style-name="amh_5f_dev_5f_abbr"><text:span text:style-name="T219">ame</text:span></text:span><text:span text:style-name="T219">n</text:span><text:span text:style-name="T173"> p</text:span><text:span text:style-name="amh_5f_dev_5f_abbr"><text:span text:style-name="T219">r</text:span></text:span><text:span text:style-name="T219">i</text:span><text:span text:style-name="T173">ncipatum </text:span><text:span text:style-name="T219">i</text:span><text:span text:style-name="amh_5f_dev_5f_abbr"><text:span text:style-name="T219">n</text:span></text:span><text:span text:style-name="T173"> ip</text:span><text:span text:style-name="amh_5f_dev_5f_abbr"><text:span text:style-name="T219">s</text:span></text:span><text:span text:style-name="T173">a ciuitate </text:span><text:span text:style-name="amh_5f_ancre_5f_glossaire">Ecclesia</text:span><text:span text:style-name="T173">eccl</text:span><text:span text:style-name="amh_5f_dev_5f_abbr"><text:span text:style-name="T219">esi</text:span></text:span><text:span text:style-name="T173">a </text:span><text:span text:style-name="amh_5f_ancre_5f_index_5f_locorum"><text:span text:style-name="T173">Ecclesia Sancte Sophie</text:span></text:span><text:span text:style-name="T173">s</text:span><text:span text:style-name="amh_5f_dev_5f_abbr"><text:span text:style-name="T219">an</text:span></text:span><text:span text:style-name="T173">cte Sophie, </text:span><text:span text:style-name="T219">id </text:span><text:span text:style-name="amh_5f_ancre_5f_glossaire">Sum</text:span><text:span text:style-name="T219">est</text:span><text:span text:style-name="T173"> sapi</text:span><text:span text:style-name="T219">e</text:span><text:span text:style-name="amh_5f_dev_5f_abbr"><text:span text:style-name="T219">n</text:span></text:span><text:span text:style-name="T173">tie q</text:span><text:span text:style-name="amh_5f_dev_5f_abbr"><text:span text:style-name="T219">u</text:span></text:span><text:span text:style-name="T218">e</text:span><text:span text:style-name="T173"> </text:span><text:span text:style-name="amh_5f_ancre_5f_index_5f_nominum"><text:span text:style-name="T173">Iesus Christus</text:span></text:span><text:span text:style-name="amh_5f_dev_5f_abbr"><text:span text:style-name="T219">Christu</text:span></text:span><text:span text:style-name="T173">s </text:span><text:span text:style-name="amh_5f_ancre_5f_glossaire">Sum</text:span><text:span text:style-name="T173">est. </text:span><text:span text:style-name="T219">Q</text:span><text:span text:style-name="T173">u</text:span><text:span text:style-name="T219">a</text:span><text:span text:style-name="amh_5f_dev_5f_abbr"><text:span text:style-name="T219">m</text:span></text:span><text:span text:style-name="T173"> </text:span><text:span text:style-name="amh_5f_ancre_5f_index_5f_nominum"><text:span text:style-name="T173">Iustinianus</text:span></text:span><text:span text:style-name="T173">Iustinian</text:span><text:span text:style-name="amh_5f_dev_5f_abbr"><text:span text:style-name="T173">u</text:span></text:span><text:span text:style-name="T173">s imperator sanctissim</text:span><text:span text:style-name="amh_5f_dev_5f_abbr"><text:span text:style-name="T173">us</text:span></text:span><text:span text:style-name="amh_5f_dev_5f_abbr"><text:span text:style-name="T173"><text:note text:id="ftn55" text:note-class="footnote"><text:note-citation>55</text:note-citation><text:note-body><text:p text:style-name="P19"><text:span text:style-name="amh_5f_apparat_5f_lemme">sanctissimus</text:span> <text:span text:style-name="amh_5f_apparat_5f_témoin">Li U Wo</text:span> <text:span text:style-name="amh_5f_apparat_5f_paleo"><text:span text:style-name="T222">(in U script. ante </text:span></text:span><text:span text:style-name="amh_5f_apparat_5f_paleo">imperator</text:span><text:span text:style-name="amh_5f_apparat_5f_paleo"><text:span text:style-name="T222">)</text:span></text:span> : <text:span text:style-name="amh_5f_apparat_5f_variante">sacratissimus</text:span> <text:span text:style-name="amh_5f_apparat_5f_témoin">Deluz</text:span></text:p></text:note-body></text:note></text:span></text:span><text:span text:style-name="T173"> </text:span><text:span text:style-name="amh_5f_ancre_5f_glossaire">Fundo</text:span><text:span text:style-name="T173">f</text:span><text:span text:style-name="T219">u</text:span><text:span text:style-name="amh_5f_dev_5f_abbr"><text:span text:style-name="T219">n</text:span></text:span><text:span text:style-name="T173">dauit et mirab</text:span><text:span text:style-name="amh_5f_dev_5f_abbr"><text:span text:style-name="T219">i</text:span></text:span><text:span text:style-name="T173">l</text:span><text:span text:style-name="amh_5f_dev_5f_abbr"><text:span text:style-name="T219">ite</text:span></text:span><text:span text:style-name="T173">r </text:span><text:span text:style-name="T218">s</text:span><text:span text:style-name="T219">i</text:span><text:span text:style-name="amh_5f_dev_5f_abbr"><text:span text:style-name="T219">n</text:span></text:span><text:span text:style-name="T173">gularib</text:span><text:span text:style-name="amh_5f_dev_5f_abbr"><text:span text:style-name="T173">us</text:span></text:span><text:span text:style-name="T173"> p</text:span><text:span text:style-name="amh_5f_dev_5f_abbr"><text:span text:style-name="T219">re</text:span></text:span><text:span text:style-name="T173">rogatiuis </text:span><text:span text:style-name="amh_5f_corr_5f_ed"><text:span text:style-name="T219">et</text:span></text:span><text:span text:style-name="amh_5f_corr_5f_ed"><text:span text:style-name="T219"><text:note text:id="ftn56" text:note-class="footnote"><text:note-citation>56</text:note-citation><text:note-body><text:p text:style-name="P20"><text:span text:style-name="amh_5f_apparat_5f_lemme">et</text:span> <text:span text:style-name="amh_5f_apparat_5f_témoin">Li U</text:span> : <text:span text:style-name="amh_5f_apparat_5f_variante">ac</text:span> <text:span text:style-name="amh_5f_apparat_5f_témoin">Wo Deluz</text:span></text:p></text:note-body></text:note></text:span></text:span><text:span text:style-name="T173"> p</text:span><text:span text:style-name="amh_5f_dev_5f_abbr"><text:span text:style-name="T219">re</text:span></text:span><text:span text:style-name="T173">coniis </text:span><text:span text:style-name="amh_5f_ancre_5f_glossaire">Decoro</text:span><text:span text:style-name="T173">decorauit</text:span><text:span text:style-name="T221">.</text:span><text:span text:style-name="T173"> </text:span><text:span text:style-name="T219">Arbitror</text:span><text:span text:style-name="T219"><text:note text:id="ftn57" text:note-class="footnote"><text:note-citation>57</text:note-citation><text:note-body><text:p text:style-name="amh_5f_note_5f_apparat"><text:span text:style-name="amh_5f_apparat_5f_lemme">Arbitror</text:span> <text:span text:style-name="amh_5f_apparat_5f_témoin">Li</text:span> : <text:span text:style-name="amh_5f_apparat_5f_variante">Credo</text:span> <text:span text:style-name="amh_5f_apparat_5f_témoin">U Wo Deluz</text:span></text:p></text:note-body></text:note></text:span><text:span text:style-name="T173"> aut</text:span><text:span text:style-name="amh_5f_dev_5f_abbr"><text:span text:style-name="T219">em</text:span></text:span><text:span text:style-name="amh_5f_dev_5f_abbr"><text:span text:style-name="T219"><text:note text:id="ftn58" text:note-class="footnote"><text:note-citation>58</text:note-citation><text:note-body><text:p text:style-name="amh_5f_note_5f_apparat"><text:span text:style-name="amh_5f_apparat_5f_lemme">autem</text:span> Li : <text:span text:style-name="amh_5f_apparat_5f_omission">om.</text:span> <text:span text:style-name="amh_5f_apparat_5f_témoin">U Wo Deluz</text:span></text:p></text:note-body></text:note></text:span></text:span><text:span text:style-name="T173"> q</text:span><text:span text:style-name="amh_5f_dev_5f_abbr"><text:span text:style-name="T219">uod</text:span></text:span><text:span text:style-name="T173"> sub celo, a c</text:span><text:span text:style-name="T219">o</text:span><text:span text:style-name="amh_5f_dev_5f_abbr"><text:span text:style-name="T219">n</text:span></text:span><text:span text:style-name="T173">dito orbe</text:span><text:span text:style-name="T173"><text:note text:id="ftn59" text:note-class="footnote"><text:note-citation>59</text:note-citation><text:note-body><text:p text:style-name="P21"><text:span text:style-name="amh_5f_apparat_5f_lemme">a condito orbe</text:span> <text:span text:style-name="amh_5f_apparat_5f_témoin">Li</text:span> : <text:span text:style-name="amh_5f_apparat_5f_variante">postquam mundus creatus est</text:span> <text:span text:style-name="amh_5f_apparat_5f_témoin">U Wo Deluz</text:span></text:p></text:note-body></text:note></text:span><text:span text:style-name="T173">, non fuit tale edifici</text:span><text:span text:style-name="T219">u</text:span><text:span text:style-name="amh_5f_dev_5f_abbr"><text:span text:style-name="T219">m</text:span></text:span><text:span text:style-name="T173"> c</text:span><text:span text:style-name="T219">o</text:span><text:span text:style-name="amh_5f_dev_5f_abbr"><text:span text:style-name="T219">m</text:span></text:span><text:span text:style-name="T173">plet</text:span><text:span text:style-name="T219">u</text:span><text:span text:style-name="amh_5f_dev_5f_abbr"><text:span text:style-name="T219">m</text:span></text:span><text:span text:style-name="T173"> in nobilitate uidel</text:span><text:span text:style-name="amh_5f_dev_5f_abbr"><text:span text:style-name="T173">ic</text:span></text:span><text:span text:style-name="amh_5f_dev_5f_abbr"><text:span text:style-name="T219">et</text:span></text:span><text:span text:style-name="T173"> et magnitudine</text:span><text:span text:style-name="T173"><text:note text:id="ftn60" text:note-class="footnote"><text:note-citation>60</text:note-citation><text:note-body><text:p text:style-name="P22"><text:span text:style-name="amh_5f_apparat_5f_lemme">in nobilitate uidelicet et magnitudine</text:span> <text:span text:style-name="amh_5f_apparat_5f_témoin">Li</text:span> : <text:span text:style-name="amh_5f_apparat_5f_variante">quod huic potit nobilitate magnitudine</text:span> <text:span text:style-name="amh_5f_apparat_5f_témoin">U</text:span> | <text:span text:style-name="amh_5f_apparat_5f_variante">quod huic poterit in nobilitate et magnitudine</text:span> <text:span text:style-name="amh_5f_apparat_5f_témoin">Wo</text:span> | <text:span text:style-name="amh_5f_apparat_5f_variante">quod huic potuerit in nobilitate et magnitudine</text:span> <text:span text:style-name="amh_5f_apparat_5f_témoin">Deluz</text:span></text:p></text:note-body></text:note></text:span><text:span text:style-name="T173">, cet</text:span><text:span text:style-name="amh_5f_dev_5f_abbr"><text:span text:style-name="T223">er</text:span></text:span><text:span text:style-name="T173">is parib</text:span><text:span text:style-name="amh_5f_dev_5f_abbr"><text:span text:style-name="T173">u</text:span></text:span><text:span text:style-name="amh_5f_dev_5f_abbr"><text:span text:style-name="T223">s</text:span></text:span><text:span text:style-name="T223">,</text:span><text:span text:style-name="T173"> </text:span><text:span text:style-name="T223">equ</text:span><text:span text:style-name="amh_5f_dev_5f_abbr"><text:span text:style-name="T223">es</text:span></text:span><text:span text:style-name="T173"> parandum</text:span><text:span text:style-name="T173"><text:note text:id="ftn61" text:note-class="footnote"><text:note-citation>61</text:note-citation><text:note-body><text:p text:style-name="P23"><text:span text:style-name="amh_5f_apparat_5f_lemme"><text:span text:style-name="T224">c</text:span></text:span><text:span text:style-name="amh_5f_apparat_5f_lemme">eteris paribus eques parandum</text:span> <text:span text:style-name="amh_5f_apparat_5f_témoin">Li</text:span> : <text:span text:style-name="amh_5f_apparat_5f_variante">ceteris paribus comparari</text:span> <text:span text:style-name="amh_5f_apparat_5f_témoin">U Wo Deluz</text:span></text:p></text:note-body></text:note></text:span><text:span text:style-name="T173">. </text:span><text:span text:style-name="amh_5f_foliotation">[f.</text:span><text:span text:style-name="amh_5f_foliotation"><text:span text:style-name="T225"> </text:span></text:span><text:span text:style-name="amh_5f_foliotation">237r]</text:span><text:span text:style-name="T173">In ista</text:span><text:span text:style-name="T173"><text:note text:id="ftn62" text:note-class="footnote"><text:note-citation>62</text:note-citation><text:note-body><text:p text:style-name="P24"><text:span text:style-name="amh_5f_apparat_5f_lemme">In ista</text:span> <text:span text:style-name="amh_5f_apparat_5f_témoin">Li U Wo</text:span> : <text:span text:style-name="amh_5f_apparat_5f_variante">Coram ista</text:span> <text:span text:style-name="amh_5f_apparat_5f_témoin">Deluz</text:span></text:p></text:note-body></text:note></text:span><text:span text:style-name="T173"> </text:span><text:span text:style-name="T226">er</text:span><text:span text:style-name="T173">g</text:span><text:span text:style-name="T226">o</text:span><text:span text:style-name="T226"><text:note text:id="ftn63" text:note-class="footnote"><text:note-citation>63</text:note-citation><text:note-body><text:p text:style-name="P25"><text:span text:style-name="amh_5f_apparat_5f_lemme">ergo</text:span> <text:span text:style-name="amh_5f_apparat_5f_témoin">Li</text:span> : <text:span text:style-name="amh_5f_apparat_5f_omission">om.</text:span> <text:span text:style-name="amh_5f_apparat_5f_témoin">U Wo Deluz</text:span></text:p></text:note-body></text:note></text:span><text:span text:style-name="T173"> p</text:span><text:span text:style-name="amh_5f_dev_5f_abbr"><text:span text:style-name="T226">re</text:span></text:span><text:span text:style-name="T173">tiosissima eccl</text:span><text:span text:style-name="amh_5f_dev_5f_abbr"><text:span text:style-name="T226">esi</text:span></text:span><text:span text:style-name="T173">a est</text:span><text:span text:style-name="T173"><text:note text:id="ftn64" text:note-class="footnote"><text:note-citation>64</text:note-citation><text:note-body><text:p text:style-name="amh_5f_note_5f_apparat"><text:span text:style-name="amh_5f_apparat_5f_lemme">est</text:span> <text:span text:style-name="amh_5f_apparat_5f_témoin">Li</text:span> : <text:span text:style-name="amh_5f_apparat_5f_variante">stat</text:span> <text:span text:style-name="amh_5f_apparat_5f_témoin">U Wo Deluz</text:span></text:p></text:note-body></text:note></text:span><text:span text:style-name="T173"> ymago im</text:span><text:span text:style-name="amh_5f_dev_5f_abbr"><text:span text:style-name="T226">per</text:span></text:span><text:span text:style-name="T173">atoris </text:span><text:span text:style-name="amh_5f_ancre_5f_index_5f_nominum"><text:span text:style-name="T173">Iustinianus</text:span></text:span><text:span text:style-name="T173">Iustiniani, eques </text:span><text:span text:style-name="amh_5f_dev_5f_abbr"><text:span text:style-name="T226">et</text:span></text:span><text:span text:style-name="amh_5f_dev_5f_abbr"><text:span text:style-name="T226"><text:note text:id="ftn65" text:note-class="footnote"><text:note-citation>65</text:note-citation><text:note-body><text:p text:style-name="P26"><text:span text:style-name="amh_5f_apparat_5f_lemme">et</text:span> Li : <text:span text:style-name="amh_5f_apparat_5f_omission">om.</text:span> <text:span text:style-name="amh_5f_apparat_5f_témoin">U Wo Deluz</text:span></text:p></text:note-body></text:note></text:span></text:span><text:span text:style-name="T173"> de ere fusa, im</text:span><text:span text:style-name="amh_5f_dev_5f_abbr"><text:span text:style-name="T226">per</text:span></text:span><text:span text:style-name="T173">iali eminens</text:span><text:span text:style-name="T173"><text:note text:id="ftn66" text:note-class="footnote"><text:note-citation>66</text:note-citation><text:note-body><text:p text:style-name="P27"><text:span text:style-name="amh_5f_apparat_5f_lemme">eminens</text:span> <text:span text:style-name="amh_5f_apparat_5f_témoin">Li</text:span> : <text:span text:style-name="amh_5f_apparat_5f_omission">om.</text:span> <text:span text:style-name="amh_5f_apparat_5f_témoin">U Wo</text:span> | <text:span text:style-name="amh_5f_apparat_5f_variante">dyademate</text:span> <text:span text:style-name="amh_5f_apparat_5f_témoin">Deluz</text:span></text:p></text:note-body></text:note></text:span><text:span text:style-name="T173"> dignitate, corona deaurata</text:span><text:span text:style-name="T173"><text:note text:id="ftn67" text:note-class="footnote"><text:note-citation>67</text:note-citation><text:note-body><text:p text:style-name="P27"><text:span text:style-name="amh_5f_apparat_5f_lemme">deaurata</text:span> <text:span text:style-name="amh_5f_apparat_5f_témoin">Li</text:span> : <text:span text:style-name="amh_5f_apparat_5f_variante">tota deaurata</text:span> <text:span text:style-name="amh_5f_apparat_5f_témoin">U Wo Deluz</text:span></text:p></text:note-body></text:note></text:span><text:span text:style-name="T173"> max</text:span><text:span text:style-name="T226">i</text:span><text:span text:style-name="amh_5f_dev_5f_abbr"><text:span text:style-name="T226">m</text:span></text:span><text:span text:style-name="T173">e q</text:span><text:span text:style-name="amh_5f_dev_5f_abbr"><text:span text:style-name="T226">u</text:span></text:span><text:span text:style-name="T226">a</text:span><text:span text:style-name="T173">ntitatis </text:span><text:span text:style-name="T226">i</text:span><text:span text:style-name="amh_5f_dev_5f_abbr"><text:span text:style-name="T226">n</text:span></text:span><text:span text:style-name="T173">signita</text:span><text:span text:style-name="T173"><text:note text:id="ftn68" text:note-class="footnote"><text:note-citation>68</text:note-citation><text:note-body><text:p text:style-name="amh_5f_note_5f_apparat"/></text:note-body></text:note></text:span><text:span text:style-name="T173">, in manu sinistra</text:span><text:span text:style-name="T173"><text:note text:id="ftn69" text:note-class="footnote"><text:note-citation>69</text:note-citation><text:note-body><text:p text:style-name="amh_5f_note_5f_apparat"/></text:note-body></text:note></text:span><text:span text:style-name="T173"> pom</text:span><text:span text:style-name="T226">u</text:span><text:span text:style-name="amh_5f_dev_5f_abbr"><text:span text:style-name="T226">m</text:span></text:span><text:span text:style-name="T173"> q</text:span><text:span text:style-name="amh_5f_dev_5f_abbr"><text:span text:style-name="T226">uo</text:span></text:span><text:span text:style-name="T173">d orb</text:span><text:span text:style-name="T226">e</text:span><text:span text:style-name="amh_5f_dev_5f_abbr"><text:span text:style-name="T226">m</text:span></text:span><text:span text:style-name="T173"> rep</text:span><text:span text:style-name="amh_5f_dev_5f_abbr"><text:span text:style-name="T226">res</text:span></text:span><text:span text:style-name="amh_5f_dev_5f_abbr"><text:span text:style-name="T173">e</text:span></text:span><text:span text:style-name="T173">ntat, cruce su</text:span><text:span text:style-name="amh_5f_dev_5f_abbr"><text:span text:style-name="T226">per</text:span></text:span><text:span text:style-name="T173">posita, tenens, dext</text:span><text:span text:style-name="amh_5f_dev_5f_abbr"><text:span text:style-name="T226">e</text:span></text:span><text:span text:style-name="T173">r</text:span><text:span text:style-name="T226">a</text:span><text:span text:style-name="amh_5f_dev_5f_abbr"><text:span text:style-name="T226">m</text:span></text:span><text:span text:style-name="T173">q</text:span><text:span text:style-name="amh_5f_dev_5f_abbr"><text:span text:style-name="T226">ue</text:span></text:span><text:span text:style-name="T173"> c</text:span><text:span text:style-name="T226">o</text:span><text:span text:style-name="amh_5f_dev_5f_abbr"><text:span text:style-name="T226">n</text:span></text:span><text:span text:style-name="T173">tra orient</text:span><text:span text:style-name="T226">e</text:span><text:span text:style-name="amh_5f_dev_5f_abbr"><text:span text:style-name="T226">m</text:span></text:span><text:span text:style-name="T173"> leuans ad mod</text:span><text:span text:style-name="T226">u</text:span><text:span text:style-name="amh_5f_dev_5f_abbr"><text:span text:style-name="T226">m</text:span></text:span><text:span text:style-name="T173"> p</text:span><text:span text:style-name="amh_5f_dev_5f_abbr"><text:span text:style-name="T226">r</text:span></text:span><text:span text:style-name="T226">i</text:span><text:span text:style-name="T173">ncip</text:span><text:span text:style-name="T226">i</text:span><text:span text:style-name="T173">s minas rebellib</text:span><text:span text:style-name="amh_5f_dev_5f_abbr"><text:span text:style-name="T173">us</text:span></text:span><text:span text:style-name="T173"> appon</text:span><text:span text:style-name="T227">e</text:span><text:span text:style-name="amh_5f_dev_5f_abbr"><text:span text:style-name="T227">n</text:span></text:span><text:span text:style-name="T173">tis. </text:span><text:span text:style-name="T228">S</text:span><text:span text:style-name="T173">tatua, su</text:span><text:span text:style-name="amh_5f_dev_5f_abbr"><text:span text:style-name="T227">per</text:span></text:span><text:span text:style-name="T173"> qu</text:span><text:span text:style-name="T227">a</text:span><text:span text:style-name="amh_5f_dev_5f_abbr"><text:span text:style-name="T227">m</text:span></text:span><text:span text:style-name="T173"> ymago posita est, altissima existit ex petris magnis et cernento fortissimo glutinata.</text:span></text:p>
      <text:p text:style-name="amh_5f_paragraphe"><text:span text:style-name="T173">In hac sa</text:span><text:span text:style-name="amh_5f_dev_5f_abbr"><text:span text:style-name="T173">n</text:span></text:span><text:span text:style-name="T173">ctissima urbe, uidi</text:span><text:span text:style-name="T218">,</text:span><text:span text:style-name="T173"> de lice</text:span><text:span text:style-name="amh_5f_dev_5f_abbr"><text:span text:style-name="T173">n</text:span></text:span><text:span text:style-name="T173">tia </text:span><text:span text:style-name="amh_5f_dev_5f_abbr"><text:span text:style-name="T173">et</text:span></text:span><text:span text:style-name="T173"> p</text:span><text:span text:style-name="amh_5f_dev_5f_abbr"><text:span text:style-name="T173">re</text:span></text:span><text:span text:style-name="T173">cepto i</text:span><text:span text:style-name="amh_5f_dev_5f_abbr"><text:span text:style-name="T173">mper</text:span></text:span><text:span text:style-name="T173">atoris, magna</text:span><text:span text:style-name="amh_5f_dev_5f_abbr"><text:span text:style-name="T173">m</text:span></text:span><text:span text:style-name="T173"> </text:span><text:span text:style-name="amh_5f_dev_5f_abbr"><text:span text:style-name="T173">par</text:span></text:span><text:span text:style-name="T173">te</text:span><text:span text:style-name="amh_5f_dev_5f_abbr"><text:span text:style-name="T173">m</text:span></text:span><text:span text:style-name="T173"> crucis d</text:span><text:span text:style-name="amh_5f_dev_5f_abbr"><text:span text:style-name="T173">omi</text:span></text:span><text:span text:style-name="T173">nice et tunica</text:span><text:span text:style-name="amh_5f_dev_5f_abbr"><text:span text:style-name="T173">m</text:span></text:span><text:span text:style-name="T173"> D</text:span><text:span text:style-name="amh_5f_dev_5f_abbr"><text:span text:style-name="T173">omi</text:span></text:span><text:span text:style-name="T173">ni i</text:span><text:span text:style-name="amh_5f_dev_5f_abbr"><text:span text:style-name="T173">ncon</text:span></text:span><text:span text:style-name="T173">sutile</text:span><text:span text:style-name="amh_5f_dev_5f_abbr"><text:span text:style-name="T173">m</text:span></text:span><text:span text:style-name="amh_5f_dev_5f_abbr"><text:span text:style-name="T173"><text:note text:id="ftn70" text:note-class="footnote"><text:note-citation>70</text:note-citation><text:note-body><text:p text:style-name="amh_5f_note_5f_apparat">tunicam Domini inconsutilem (Io. 19, 23)</text:p></text:note-body></text:note></text:span></text:span><text:span text:style-name="T173">. Item spongia</text:span><text:span text:style-name="amh_5f_dev_5f_abbr"><text:span text:style-name="T173">m,</text:span></text:span><text:span text:style-name="T173"> calamu</text:span><text:span text:style-name="amh_5f_dev_5f_abbr"><text:span text:style-name="T173">m</text:span></text:span><text:span text:style-name="amh_5f_dev_5f_abbr"><text:span text:style-name="T173"><text:note text:id="ftn71" text:note-class="footnote"><text:note-citation>71</text:note-citation><text:note-body><text:p text:style-name="amh_5f_note_5f_apparat"><text:span text:style-name="amh_5f_apparat_5f_lemme">spongiam, calamum</text:span> <text:span text:style-name="amh_5f_apparat_5f_commentaire">(Io. 19,29 ; Mt. 27,48 ; Mc. 15,36)</text:span></text:p></text:note-body></text:note></text:span></text:span><text:span text:style-name="amh_5f_dev_5f_abbr"><text:span text:style-name="T173">,</text:span></text:span><text:span text:style-name="T173"> unu</text:span><text:span text:style-name="amh_5f_dev_5f_abbr"><text:span text:style-name="T173">m</text:span></text:span><text:span text:style-name="T173"> clauu</text:span><text:span text:style-name="amh_5f_dev_5f_abbr"><text:span text:style-name="T173">m</text:span></text:span><text:span text:style-name="T173"> </text:span><text:span text:style-name="T218">D</text:span><text:span text:style-name="amh_5f_dev_5f_abbr"><text:span text:style-name="T173">omi</text:span></text:span><text:span text:style-name="T173">ni et corp</text:span><text:span text:style-name="amh_5f_dev_5f_abbr"><text:span text:style-name="T173">us</text:span></text:span><text:span text:style-name="T173"> b</text:span><text:span text:style-name="amh_5f_dev_5f_abbr"><text:span text:style-name="T173">ea</text:span></text:span><text:span text:style-name="T173">ti </text:span><text:span text:style-name="amh_5f_ancre_5f_index_5f_nominum"><text:span text:style-name="T173">Iohannes Crisostomi</text:span></text:span><text:span text:style-name="T173">Ioh</text:span><text:span text:style-name="amh_5f_dev_5f_abbr"><text:span text:style-name="T173">ann</text:span></text:span><text:span text:style-name="T173">is Crisostomi et plures alias s</text:span><text:span text:style-name="amh_5f_dev_5f_abbr"><text:span text:style-name="T173">an</text:span></text:span><text:span text:style-name="T173">ctoru</text:span><text:span text:style-name="amh_5f_dev_5f_abbr"><text:span text:style-name="T173">m</text:span></text:span><text:span text:style-name="T173"> uen</text:span><text:span text:style-name="amh_5f_dev_5f_abbr"><text:span text:style-name="T173">er</text:span></text:span><text:span text:style-name="T229">a</text:span><text:span text:style-name="T173">ndas reliquias.</text:span></text:p>
      <text:p text:style-name="amh_5f_paragraphe">Ubi uero hoc <text:span text:style-name="amh_5f_ancre_5f_index_5f_locorum">Bracium sancti Georgii</text:span>braciu<text:span text:style-name="amh_5f_dev_5f_abbr">m</text:span> i<text:span text:style-name="amh_5f_dev_5f_abbr">n</text:span>cipit de mari aut deriuari a mari <text:span text:style-name="amh_5f_ancre_5f_index_5f_locorum">Mediterraneum </text:span><text:span text:style-name="amh_5f_ancre_5f_index_5f_locorum"><text:span text:style-name="T230">(mare)</text:span></text:span>Medit<text:span text:style-name="amh_5f_dev_5f_abbr">er</text:span>raneo sup<text:span text:style-name="amh_5f_dev_5f_abbr">r</text:span>a littus <text:span text:style-name="amh_5f_ancre_5f_index_5f_locorum">Asia minor</text:span>Asie minoris, fuit <text:span text:style-name="amh_5f_ancre_5f_index_5f_locorum">Troia</text:span>Tro<text:span text:style-name="T231">i</text:span>a illa a<text:span text:style-name="amh_5f_dev_5f_abbr">n</text:span>tiqua et potens ciuitas <text:span text:style-name="amh_5f_dev_5f_abbr">con</text:span>stituta. <text:span text:style-name="T231">P</text:span><text:span text:style-name="amh_5f_dev_5f_abbr"><text:span text:style-name="T231">u</text:span></text:span><text:span text:style-name="T231">lcru</text:span><text:span text:style-name="amh_5f_dev_5f_abbr"><text:span text:style-name="T231">m</text:span></text:span><text:span text:style-name="T231"> locu</text:span><text:span text:style-name="amh_5f_dev_5f_abbr"><text:span text:style-name="T231">m</text:span></text:span><text:span text:style-name="T231"> h</text:span><text:span text:style-name="amh_5f_dev_5f_abbr"><text:span text:style-name="T231">ab</text:span></text:span><text:span text:style-name="T231">ebat et planu</text:span><text:span text:style-name="amh_5f_dev_5f_abbr"><text:span text:style-name="T231">m,</text:span></text:span><text:span text:style-name="T231"> </text:span><text:span text:style-name="amh_5f_dev_5f_abbr"><text:span text:style-name="T231">et</text:span></text:span><text:span text:style-name="T231"> aspectu</text:span><text:span text:style-name="amh_5f_dev_5f_abbr"><text:span text:style-name="T231">m</text:span></text:span><text:span text:style-name="T231"> u</text:span><text:span text:style-name="amh_5f_dev_5f_abbr"><text:span text:style-name="T231">er</text:span></text:span><text:span text:style-name="T231">sus maris latitudine</text:span><text:span text:style-name="amh_5f_dev_5f_abbr"><text:span text:style-name="T231">m</text:span></text:span><text:span text:style-name="T231"> </text:span>gra<text:span text:style-name="T232">tiosu</text:span><text:span text:style-name="amh_5f_dev_5f_abbr"><text:span text:style-name="T232">m</text:span></text:span><text:span text:style-name="T232">.</text:span><text:span text:style-name="T231"> </text:span><text:span text:style-name="T232">P</text:span><text:span text:style-name="T231">ortu</text:span><text:span text:style-name="amh_5f_dev_5f_abbr"><text:span text:style-name="T231">m</text:span></text:span><text:span text:style-name="T231"> bonu</text:span><text:span text:style-name="amh_5f_dev_5f_abbr"><text:span text:style-name="T231">m</text:span></text:span><text:span text:style-name="T231"> non u</text:span><text:span text:style-name="amh_5f_dev_5f_abbr"><text:span text:style-name="T231">idetu</text:span></text:span><text:span text:style-name="T231">r h</text:span><text:span text:style-name="amh_5f_dev_5f_abbr"><text:span text:style-name="T231">ab</text:span></text:span><text:span text:style-name="T231">uisse s</text:span><text:span text:style-name="amh_5f_dev_5f_abbr"><text:span text:style-name="T231">ed</text:span></text:span><text:span text:style-name="T231"> i</text:span><text:span text:style-name="amh_5f_dev_5f_abbr"><text:span text:style-name="T231">n</text:span></text:span><text:span text:style-name="T231"> quoda</text:span><text:span text:style-name="amh_5f_dev_5f_abbr"><text:span text:style-name="T231">m</text:span></text:span><text:span text:style-name="T231"> </text:span><text:soft-page-break/><text:span text:style-name="T231">fluuius, mare contra ipsu</text:span><text:span text:style-name="amh_5f_dev_5f_abbr"><text:span text:style-name="T231">m</text:span></text:span><text:span text:style-name="T231"> i</text:span><text:span text:style-name="amh_5f_dev_5f_abbr"><text:span text:style-name="T231">n</text:span></text:span><text:span text:style-name="T231">fluens, aliqua nauigia pot</text:span><text:span text:style-name="amh_5f_dev_5f_abbr"><text:span text:style-name="T231">er</text:span></text:span><text:span text:style-name="T231">ant </text:span><text:span text:style-name="amh_5f_dev_5f_abbr"><text:span text:style-name="T231">con</text:span></text:span><text:span text:style-name="T231">seruari. </text:span><text:span text:style-name="amh_5f_dev_5f_abbr"><text:span text:style-name="T232">P</text:span></text:span><text:span text:style-name="amh_5f_dev_5f_abbr"><text:span text:style-name="T231">ro</text:span></text:span><text:span text:style-name="T231">pt</text:span><text:span text:style-name="amh_5f_dev_5f_abbr"><text:span text:style-name="T231">er</text:span></text:span><text:span text:style-name="T231"> uetustate</text:span><text:span text:style-name="amh_5f_dev_5f_abbr"><text:span text:style-name="T231">m</text:span></text:span><text:span text:style-name="T231"> t</text:span><text:span text:style-name="amh_5f_dev_5f_abbr"><text:span text:style-name="T231">em</text:span></text:span><text:span text:style-name="T231">p</text:span><text:span text:style-name="amh_5f_dev_5f_abbr"><text:span text:style-name="T231">or</text:span></text:span><text:span text:style-name="T231">is tante ta</text:span><text:span text:style-name="amh_5f_dev_5f_abbr"><text:span text:style-name="T231">m</text:span></text:span><text:span text:style-name="T231"> famose</text:span><text:span text:style-name="T233">q</text:span><text:span text:style-name="amh_5f_dev_5f_abbr"><text:span text:style-name="T233">ue</text:span></text:span><text:span text:style-name="T233"> ciuitatis aliqua uestigia uix su</text:span><text:span text:style-name="amh_5f_dev_5f_abbr"><text:span text:style-name="T233">per</text:span></text:span><text:span text:style-name="T233">su</text:span><text:span text:style-name="amh_5f_dev_5f_abbr"><text:span text:style-name="T233">n</text:span></text:span><text:span text:style-name="T233">t. Sic </text:span><text:span text:style-name="amh_5f_dev_5f_abbr">i</text:span>g<text:span text:style-name="amh_5f_dev_5f_abbr">itu</text:span>r<text:span text:style-name="T233"> </text:span><text:span text:style-name="amh_5f_dev_5f_abbr"><text:span text:style-name="T233">pro</text:span></text:span><text:span text:style-name="T233">spero nauigio </text:span><text:span text:style-name="T234">annuente</text:span><text:span text:style-name="T234"><text:note text:id="ftn72" text:note-class="footnote"><text:note-citation>72</text:note-citation><text:note-body><text:p text:style-name="amh_5f_note_5f_apparat"/></text:note-body></text:note></text:span><text:span text:style-name="T234"> </text:span><text:span text:style-name="T233">ac nimi</text:span><text:span text:style-name="T234">r</text:span><text:span text:style-name="T233">u</text:span><text:span text:style-name="amh_5f_dev_5f_abbr"><text:span text:style-name="T233">m</text:span></text:span><text:span text:style-name="T233"> dirigente d</text:span><text:span text:style-name="amh_5f_dev_5f_abbr"><text:span text:style-name="T233">omi</text:span></text:span><text:span text:style-name="T233">no ad has p</text:span><text:span text:style-name="amh_5f_dev_5f_abbr"><text:span text:style-name="T233">ar</text:span></text:span><text:span text:style-name="T233">tes </text:span><text:span text:style-name="amh_5f_ancre_5f_index_5f_locorum">Troia</text:span><text:span text:style-name="T233">Troie </text:span><text:span text:style-name="amh_5f_dev_5f_abbr"><text:span text:style-name="T233">per</text:span></text:span><text:span text:style-name="T233">ueni, postq</text:span><text:span text:style-name="amh_5f_dev_5f_abbr"><text:span text:style-name="T233">u</text:span></text:span><text:span text:style-name="T233">a</text:span><text:span text:style-name="amh_5f_dev_5f_abbr"><text:span text:style-name="T233">m</text:span></text:span><text:span text:style-name="T233"> de ciuitate </text:span><text:span text:style-name="amh_5f_ancre_5f_index_5f_locorum">Naulum</text:span><text:span text:style-name="T233">Nauli </text:span><text:span text:style-name="amh_5f_dev_5f_abbr"><text:span text:style-name="T233">pro</text:span></text:span><text:span text:style-name="T233">cedendo </text:span><text:span text:style-name="amh_5f_dev_5f_abbr"><text:span text:style-name="T233">per</text:span></text:span><text:span text:style-name="T233">lustraui littora </text:span><text:span text:style-name="amh_5f_ancre_5f_index_5f_locorum">Lombardia</text:span><text:span text:style-name="T235">L</text:span><text:span text:style-name="T233">ombardie, </text:span><text:span text:style-name="amh_5f_ancre_5f_index_5f_locorum">Tuscia</text:span><text:span text:style-name="T233">Tuscia, </text:span><text:span text:style-name="amh_5f_ancre_5f_index_5f_locorum">Campania</text:span><text:span text:style-name="T233">Ca</text:span><text:span text:style-name="amh_5f_dev_5f_abbr"><text:span text:style-name="T233">m</text:span></text:span><text:span text:style-name="T233">panie, </text:span><text:span text:style-name="amh_5f_ancre_5f_index_5f_locorum">Calabria</text:span><text:span text:style-name="T233">Calabrie, </text:span><text:span text:style-name="amh_5f_ancre_5f_index_5f_locorum">Apulia</text:span><text:span text:style-name="T233">Apulie, et tra</text:span><text:span text:style-name="amh_5f_dev_5f_abbr"><text:span text:style-name="T233">n</text:span></text:span><text:span text:style-name="T233">siui famosas </text:span><text:span text:style-name="amh_5f_ancre_5f_index_5f_locorum">Italia</text:span><text:span text:style-name="T233">Italie i</text:span><text:span text:style-name="amh_5f_dev_5f_abbr"><text:span text:style-name="T233">n</text:span></text:span><text:span text:style-name="T233">sulas </text:span><text:span text:style-name="amh_5f_ancre_5f_index_5f_locorum">Corsica</text:span><text:span text:style-name="T233">Corsica</text:span><text:span text:style-name="amh_5f_dev_5f_abbr"><text:span text:style-name="T233">s,</text:span></text:span><text:span text:style-name="T233"> </text:span><text:span text:style-name="amh_5f_ancre_5f_index_5f_locorum">Sardinia</text:span><text:span text:style-name="T233">Sardinia</text:span><text:span text:style-name="amh_5f_dev_5f_abbr"><text:span text:style-name="T233">m</text:span></text:span><text:span text:style-name="T233"> et </text:span><text:span text:style-name="amh_5f_ancre_5f_index_5f_locorum"><text:span text:style-name="T236">Sicilia</text:span></text:span><text:span text:style-name="T237">S</text:span><text:span text:style-name="T233">iciliam.</text:span></text:p>
      <text:p text:style-name="amh_5f_paragraphe"><text:span text:style-name="T238">E</text:span><text:span text:style-name="T239">t postq</text:span><text:span text:style-name="amh_5f_dev_5f_abbr"><text:span text:style-name="T239">u</text:span></text:span><text:span text:style-name="T239">a</text:span><text:span text:style-name="amh_5f_dev_5f_abbr"><text:span text:style-name="T239">m</text:span></text:span><text:span text:style-name="T239"> tra</text:span><text:span text:style-name="amh_5f_dev_5f_abbr"><text:span text:style-name="T239">n</text:span></text:span><text:span text:style-name="T239">siui sinu</text:span><text:span text:style-name="amh_5f_dev_5f_abbr"><text:span text:style-name="T239">m</text:span></text:span><text:span text:style-name="T239"> seu mare </text:span><text:span text:style-name="amh_5f_ancre_5f_index_5f_locorum"><text:span text:style-name="T173">Adriaticum</text:span></text:span><text:span text:style-name="T239">Adriaticu</text:span><text:span text:style-name="amh_5f_dev_5f_abbr"><text:span text:style-name="T239">m</text:span></text:span><text:span text:style-name="T239">, q</text:span><text:span text:style-name="amh_5f_dev_5f_abbr"><text:span text:style-name="T239">uo</text:span></text:span><text:span text:style-name="T239">d </text:span><text:span text:style-name="T240">h</text:span><text:span text:style-name="T239">odie gulfis </text:span><text:span text:style-name="amh_5f_ancre_5f_index_5f_locorum"><text:span text:style-name="T173">Venetiae</text:span></text:span><text:span text:style-name="T241">V</text:span><text:span text:style-name="T239">enetiaru</text:span><text:span text:style-name="amh_5f_dev_5f_abbr"><text:span text:style-name="T239">m</text:span></text:span><text:span text:style-name="T239"> d</text:span><text:span text:style-name="amh_5f_dev_5f_abbr"><text:span text:style-name="T239">icitu</text:span></text:span><text:span text:style-name="T239">r, qui sin</text:span><text:span text:style-name="amh_5f_dev_5f_abbr"><text:span text:style-name="T239">us</text:span></text:span><text:span text:style-name="T239"> admodu</text:span><text:span text:style-name="amh_5f_dev_5f_abbr"><text:span text:style-name="T239">m</text:span></text:span><text:span text:style-name="T239"> te</text:span><text:span text:style-name="amh_5f_dev_5f_abbr"><text:span text:style-name="T239">m</text:span></text:span><text:span text:style-name="T239">pestuosus, diuidens </text:span><text:span text:style-name="amh_5f_ancre_5f_index_5f_locorum"><text:span text:style-name="T173">Italia</text:span></text:span><text:span text:style-name="T239">Italia</text:span><text:span text:style-name="amh_5f_dev_5f_abbr"><text:span text:style-name="T239">m</text:span></text:span><text:span text:style-name="T239"> </text:span><text:span text:style-name="amh_5f_dev_5f_abbr"><text:span text:style-name="T239">et</text:span></text:span><text:span text:style-name="T239"> </text:span><text:span text:style-name="amh_5f_ancre_5f_index_5f_locorum"><text:span text:style-name="T173">Grecia</text:span></text:span><text:span text:style-name="T239">Grecia</text:span><text:span text:style-name="amh_5f_dev_5f_abbr"><text:span text:style-name="T239">m</text:span></text:span><text:span text:style-name="T239"> i</text:span><text:span text:style-name="amh_5f_dev_5f_abbr"><text:span text:style-name="T239">n</text:span></text:span><text:span text:style-name="T239"> hac parte. </text:span><text:span text:style-name="T240">E</text:span><text:span text:style-name="T239">t postq</text:span><text:span text:style-name="amh_5f_dev_5f_abbr"><text:span text:style-name="T239">u</text:span></text:span><text:span text:style-name="T239">a</text:span><text:span text:style-name="amh_5f_dev_5f_abbr"><text:span text:style-name="T239">m</text:span></text:span><text:span text:style-name="T239">, certa littora </text:span><text:span text:style-name="amh_5f_ancre_5f_index_5f_locorum"><text:span text:style-name="T173">Grecia</text:span></text:span><text:span text:style-name="T242">G</text:span><text:span text:style-name="T239">recie n</text:span><text:span text:style-name="T242">a</text:span><text:span text:style-name="T239">uiga</text:span><text:span text:style-name="amh_5f_dev_5f_abbr"><text:span text:style-name="T239">n</text:span></text:span><text:span text:style-name="T239">do, lustraui </text:span><text:span text:style-name="amh_5f_ancre_5f_index_5f_locorum"><text:span text:style-name="T173">Achaia</text:span></text:span><text:span text:style-name="T241">A</text:span><text:span text:style-name="T243">chaiam </text:span><text:span text:style-name="amh_5f_ancre_5f_index_5f_locorum"><text:span text:style-name="T173">Athenae</text:span></text:span><text:span text:style-name="T241">A</text:span><text:span text:style-name="T243">thenaru</text:span><text:span text:style-name="amh_5f_dev_5f_abbr"><text:span text:style-name="T243">m</text:span></text:span><text:span text:style-name="T243">q</text:span><text:span text:style-name="amh_5f_dev_5f_abbr"><text:span text:style-name="T243">ue</text:span></text:span><text:span text:style-name="T243"> </text:span><text:span text:style-name="amh_5f_dev_5f_abbr"><text:span text:style-name="T243">pro</text:span></text:span><text:span text:style-name="T243">uincia</text:span><text:span text:style-name="amh_5f_dev_5f_abbr"><text:span text:style-name="T241">m</text:span></text:span><text:span text:style-name="T243">, philosophie matre</text:span><text:span text:style-name="amh_5f_dev_5f_abbr"><text:span text:style-name="T243">m,</text:span></text:span><text:span text:style-name="T243"> et </text:span><text:span text:style-name="amh_5f_ancre_5f_index_5f_locorum"><text:span text:style-name="T173">Macedonia</text:span></text:span><text:span text:style-name="T243">Macedoniam cet</text:span><text:span text:style-name="amh_5f_dev_5f_abbr"><text:span text:style-name="T243">er</text:span></text:span><text:span text:style-name="T243">asq</text:span><text:span text:style-name="amh_5f_dev_5f_abbr"><text:span text:style-name="T243">ue</text:span></text:span><text:span text:style-name="T243"> partes </text:span><text:span text:style-name="amh_5f_ancre_5f_index_5f_locorum"><text:span text:style-name="T173">Grecia</text:span></text:span><text:span text:style-name="T243">Grecie, q</text:span><text:span text:style-name="amh_5f_dev_5f_abbr"><text:span text:style-name="T243">ue</text:span></text:span><text:span text:style-name="T243"> </text:span><text:span text:style-name="amh_5f_ancre_5f_index_5f_locorum"><text:span text:style-name="T173">Romania</text:span></text:span><text:span text:style-name="T243">Romania uulgarit</text:span><text:span text:style-name="amh_5f_dev_5f_abbr"><text:span text:style-name="T243">er</text:span></text:span><text:span text:style-name="T243"> appelant</text:span><text:span text:style-name="amh_5f_dev_5f_abbr"><text:span text:style-name="T243">u</text:span></text:span><text:span text:style-name="T243">r. Post hec, </text:span><text:span text:style-name="amh_5f_dev_5f_abbr"><text:span text:style-name="T243">pro</text:span></text:span><text:span text:style-name="T243">cedens de </text:span><text:span text:style-name="amh_5f_ancre_5f_index_5f_locorum"><text:span text:style-name="T173">Troia</text:span></text:span><text:span text:style-name="T243">Troie </text:span><text:span text:style-name="amh_5f_dev_5f_abbr"><text:span text:style-name="T243">par</text:span></text:span><text:span text:style-name="T243">tib</text:span><text:span text:style-name="amh_5f_dev_5f_abbr"><text:span text:style-name="T243">us</text:span></text:span><text:span text:style-name="T243">, i</text:span><text:span text:style-name="amh_5f_dev_5f_abbr"><text:span text:style-name="T243">n</text:span></text:span><text:span text:style-name="T243">sulas </text:span><text:span text:style-name="T242">G</text:span><text:span text:style-name="T243">recaru</text:span><text:span text:style-name="amh_5f_dev_5f_abbr"><text:span text:style-name="T243">m</text:span></text:span><text:span text:style-name="T243">, </text:span><text:span text:style-name="amh_5f_ancre_5f_index_5f_locorum"><text:span text:style-name="T173">Asia</text:span></text:span><text:span text:style-name="T243">Asie et littora </text:span><text:span text:style-name="amh_5f_ancre_5f_index_5f_locorum"><text:span text:style-name="T173">Asia minor</text:span></text:span><text:span text:style-name="T243">Minoris Asie dilige</text:span><text:span text:style-name="amh_5f_dev_5f_abbr"><text:span text:style-name="T243">n</text:span></text:span><text:span text:style-name="T243">tius </text:span><text:span text:style-name="amh_5f_dev_5f_abbr"><text:span text:style-name="T243">per</text:span></text:span><text:span text:style-name="T243">lustraui, ueniq</text:span><text:span text:style-name="amh_5f_dev_5f_abbr"><text:span text:style-name="T243">ue</text:span></text:span><text:span text:style-name="T243"> ad i</text:span><text:span text:style-name="amh_5f_dev_5f_abbr"><text:span text:style-name="T243">n</text:span></text:span><text:span text:style-name="T243">sula</text:span><text:span text:style-name="amh_5f_dev_5f_abbr"><text:span text:style-name="T243">m</text:span></text:span><text:span text:style-name="T243"> </text:span><text:span text:style-name="amh_5f_ancre_5f_index_5f_locorum"><text:span text:style-name="T173">Syo</text:span></text:span><text:span text:style-name="T243">Syo, ubi mastix crescit et ut d</text:span><text:span text:style-name="amh_5f_dev_5f_abbr"><text:span text:style-name="T243">icitu</text:span></text:span><text:span text:style-name="T243">r nusq</text:span><text:span text:style-name="amh_5f_dev_5f_abbr"><text:span text:style-name="T243">u</text:span></text:span><text:span text:style-name="T243">a</text:span><text:span text:style-name="amh_5f_dev_5f_abbr"><text:span text:style-name="T243">m</text:span></text:span><text:span text:style-name="T243"> alias. </text:span><text:span text:style-name="T244">Gu</text:span><text:span text:style-name="amh_5f_dev_5f_abbr"><text:span text:style-name="T245">m</text:span></text:span><text:span text:style-name="T244">mi</text:span><text:span text:style-name="T243"> est fluens de arborib</text:span><text:span text:style-name="amh_5f_dev_5f_abbr"><text:span text:style-name="T243">us</text:span></text:span><text:span text:style-name="T243"> </text:span><text:span text:style-name="amh_5f_dev_5f_abbr"><text:span text:style-name="T243">par</text:span></text:span><text:span text:style-name="T243">uulis, pu</text:span><text:span text:style-name="amh_5f_dev_5f_abbr"><text:span text:style-name="T243">n</text:span></text:span><text:span text:style-name="T243">ctura certi i</text:span><text:span text:style-name="amh_5f_dev_5f_abbr"><text:span text:style-name="T243">n</text:span></text:span><text:span text:style-name="T243">strume</text:span><text:span text:style-name="amh_5f_dev_5f_abbr"><text:span text:style-name="T243">n</text:span></text:span><text:span text:style-name="T243">ti i</text:span><text:span text:style-name="amh_5f_dev_5f_abbr"><text:span text:style-name="T243">n</text:span></text:span><text:span text:style-name="T243"> cortice apertis t</text:span><text:span text:style-name="amh_5f_dev_5f_abbr"><text:span text:style-name="T243">em</text:span></text:span><text:span text:style-name="T243">p</text:span><text:span text:style-name="amh_5f_dev_5f_abbr"><text:span text:style-name="T243">or</text:span></text:span><text:span text:style-name="T243">e opportuno.</text:span></text:p>
      <text:p text:style-name="amh_5f_paragraphe"><text:span text:style-name="T246">Post hec ueni ad i</text:span><text:span text:style-name="amh_5f_dev_5f_abbr"><text:span text:style-name="T246">n</text:span></text:span><text:span text:style-name="T246">sula</text:span><text:span text:style-name="amh_5f_dev_5f_abbr"><text:span text:style-name="T246">m</text:span></text:span><text:span text:style-name="T246"> </text:span><text:span text:style-name="amh_5f_ancre_5f_index_5f_locorum">Pathmos</text:span><text:span text:style-name="T246">Pathmos, ubi a dilectissimus </text:span><text:span text:style-name="amh_5f_ancre_5f_index_5f_nominum">Christus</text:span><text:span text:style-name="amh_5f_dev_5f_abbr"><text:span text:style-name="T246">Christ</text:span></text:span><text:span text:style-name="T246">i discip</text:span><text:span text:style-name="amh_5f_dev_5f_abbr"><text:span text:style-name="T246">u</text:span></text:span><text:span text:style-name="T246">lo ibi relegato </text:span><office:annotation office:name="__Annotation__9940_2972721066" loext:resolved="false"><dc:creator>Alexandre Moret Houplon</dc:creator><dc:date>2026-01-08T21:01:34.981499800</dc:date><meta:creator-initials>AMH</meta:creator-initials><text:p text:style-name="Comment"><text:a xlink:href="https://gloss-e.irht.cnrs.fr/php/editions_chapitre.php?id=biblia&amp;numLivre=83&amp;chapitre=83_1#glo_cap1_verset9" xlink:type="simple">https://gloss-e.irht.cnrs.fr/php/editions_chapitre.php?id=biblia&amp;numLivre=83&amp;chapitre=83_1#glo_cap1_verset9</text:a></text:p><text:p text:style-name="Comment">Je devrais peut-être faire une table des références bibliques ?</text:p></office:annotation><text:span text:style-name="T247">A</text:span><text:span text:style-name="T248">pocalipsis</text:span><office:annotation-end office:name="__Annotation__9940_2972721066"/><text:span text:style-name="T246"> sc</text:span><text:span text:style-name="amh_5f_dev_5f_abbr"><text:span text:style-name="T246">r</text:span></text:span><text:span text:style-name="T246">ibit</text:span><text:span text:style-name="amh_5f_dev_5f_abbr"><text:span text:style-name="T246">u</text:span></text:span><text:span text:style-name="T246">r</text:span><text:span text:style-name="T246"><text:note text:id="ftn73" text:note-class="footnote"><text:note-citation>73</text:note-citation><text:note-body><text:p text:style-name="amh_5f_note_5f_apparat"><text:span text:style-name="amh_5f_apparat_5f_lemme"><text:span text:style-name="T249">Post hec ueni ad insulam Pathmos</text:span></text:span><text:span text:style-name="amh_5f_apparat_5f_lemme">… Apocalipsis scribitur</text:span> <text:span text:style-name="amh_5f_apparat_5f_commentaire">(Apoc. 1,9)</text:span></text:p></text:note-body></text:note></text:span><text:span text:style-name="T246">. </text:span><text:span text:style-name="T250">Postea </text:span><text:span text:style-name="amh_5f_dev_5f_abbr"><text:span text:style-name="T250">per</text:span></text:span><text:span text:style-name="T250">ueni ad </text:span><text:span text:style-name="amh_5f_ancre_5f_index_5f_locorum">Ephesus</text:span><text:span text:style-name="T250">Ephesu</text:span><text:span text:style-name="amh_5f_dev_5f_abbr"><text:span text:style-name="T251">m</text:span></text:span><text:span text:style-name="T251">,</text:span><text:span text:style-name="T250"> ubi b</text:span><text:span text:style-name="amh_5f_dev_5f_abbr"><text:span text:style-name="T250">ea</text:span></text:span><text:span text:style-name="T250">tissim</text:span><text:span text:style-name="amh_5f_dev_5f_abbr"><text:span text:style-name="T250">us</text:span></text:span><text:span text:style-name="T250"> p</text:span><text:span text:style-name="amh_5f_dev_5f_abbr"><text:span text:style-name="T250">re</text:span></text:span><text:span text:style-name="T250">dictus ap</text:span><text:span text:style-name="amh_5f_dev_5f_abbr"><text:span text:style-name="T250">osto</text:span></text:span><text:span text:style-name="T250">l</text:span><text:span text:style-name="amh_5f_dev_5f_abbr"><text:span text:style-name="T250">u</text:span></text:span><text:span text:style-name="T250">s </text:span><text:span text:style-name="amh_5f_dev_5f_abbr"><text:span text:style-name="T250">et</text:span></text:span><text:span text:style-name="T250"> eu</text:span><text:span text:style-name="amh_5f_dev_5f_abbr"><text:span text:style-name="T250">a</text:span></text:span><text:span text:style-name="amh_5f_dev_5f_abbr"><text:span text:style-name="T252">n</text:span></text:span><text:span text:style-name="T250">g</text:span><text:span text:style-name="amh_5f_dev_5f_abbr"><text:span text:style-name="T250">elis</text:span></text:span><text:span text:style-name="T250">ta </text:span><text:span text:style-name="amh_5f_ancre_5f_index_5f_nominum">Iohannes Crisostomi</text:span><text:span text:style-name="T252">Ioh</text:span><text:span text:style-name="amh_5f_dev_5f_abbr"><text:span text:style-name="T252">ann</text:span></text:span><text:span text:style-name="T252">es se deposuit i</text:span><text:span text:style-name="amh_5f_dev_5f_abbr"><text:span text:style-name="T252">n</text:span></text:span><text:span text:style-name="T252"> monume</text:span><text:span text:style-name="amh_5f_dev_5f_abbr"><text:span text:style-name="T252">n</text:span></text:span><text:span text:style-name="T252">to uiuus, </text:span><text:span text:style-name="T251">i</text:span><text:span text:style-name="amh_5f_dev_5f_abbr"><text:span text:style-name="T252">n</text:span></text:span><text:span text:style-name="T252"> q</text:span><text:span text:style-name="amh_5f_dev_5f_abbr"><text:span text:style-name="T252">u</text:span></text:span><text:span text:style-name="T252">o loco sup</text:span><text:span text:style-name="amh_5f_dev_5f_abbr"><text:span text:style-name="T252">r</text:span></text:span><text:span text:style-name="T252">a monume</text:span><text:span text:style-name="amh_5f_dev_5f_abbr"><text:span text:style-name="T252">n</text:span></text:span><text:span text:style-name="T252">tu</text:span><text:span text:style-name="amh_5f_dev_5f_abbr"><text:span text:style-name="T252">m</text:span></text:span><text:span text:style-name="T252"> ei</text:span><text:span text:style-name="amh_5f_dev_5f_abbr"><text:span text:style-name="T252">us</text:span></text:span><text:span text:style-name="T252"> p</text:span><text:span text:style-name="amh_5f_dev_5f_abbr"><text:span text:style-name="T252">u</text:span></text:span><text:span text:style-name="T252">lcerrima et magna eccl</text:span><text:span text:style-name="amh_5f_dev_5f_abbr"><text:span text:style-name="T252">esi</text:span></text:span><text:span text:style-name="T252">a est </text:span><text:span text:style-name="amh_5f_dev_5f_abbr"><text:span text:style-name="T252">con</text:span></text:span><text:span text:style-name="T252">structa, plu</text:span><text:span text:style-name="amh_5f_dev_5f_abbr"><text:span text:style-name="T252">m</text:span></text:span><text:span text:style-name="T252">bo cooperta, ad modu</text:span><text:span text:style-name="amh_5f_dev_5f_abbr"><text:span text:style-name="T252">m</text:span></text:span><text:span text:style-name="T252"> crucis </text:span><text:span text:style-name="T253">extensa, o</text:span><text:span text:style-name="amh_5f_dev_5f_abbr"><text:span text:style-name="T253">per</text:span></text:span><text:span text:style-name="T253">e musa</text:span><text:span text:style-name="T225">ï</text:span><text:span text:style-name="T253">co et marmorib</text:span><text:span text:style-name="amh_5f_dev_5f_abbr"><text:span text:style-name="T253">us</text:span></text:span><text:span text:style-name="T253"> solle</text:span><text:span text:style-name="amh_5f_dev_5f_abbr"><text:span text:style-name="T253">m</text:span></text:span><text:span text:style-name="T253">pnit</text:span><text:span text:style-name="amh_5f_dev_5f_abbr"><text:span text:style-name="T253">er</text:span></text:span><text:span text:style-name="T253"> decorata. Est aut</text:span><text:span text:style-name="amh_5f_dev_5f_abbr"><text:span text:style-name="T253">em</text:span></text:span><text:span text:style-name="T253"> hec civitas </text:span><office:annotation office:name="__Annotation__9942_2972721066" loext:resolved="false"><dc:creator>Alexandre Moret Houplon</dc:creator><dc:date>2026-01-08T21:05:14.970088600</dc:date><meta:creator-initials>AMH</meta:creator-initials><text:p text:style-name="Comment">Valider la lecture par U et Wo, car pas la même que Deluz</text:p></office:annotation><text:span text:style-name="amh_5f_ancre_5f_index_5f_locorum">Ephesus</text:span><text:span text:style-name="T253">Ephesi</text:span><office:annotation-end office:name="__Annotation__9942_2972721066"/><text:span text:style-name="T253"> i</text:span><text:span text:style-name="amh_5f_dev_5f_abbr"><text:span text:style-name="T253">n</text:span></text:span><text:span text:style-name="T253"> loco pulcro forti ac fertili collocata, distans q</text:span><text:span text:style-name="amh_5f_dev_5f_abbr"><text:span text:style-name="T253">u</text:span></text:span><text:span text:style-name="T253">idem a mari ad pauca miliaria. </text:span><text:span text:style-name="amh_5f_ancre_5f_index_5f_locorum">Sarracen</text:span><text:span text:style-name="amh_5f_ancre_5f_index_5f_locorum"><text:span text:style-name="T254">us</text:span></text:span><text:span text:style-name="T253">Sarraceni </text:span><office:annotation office:name="__Annotation__9943_2972721066" loext:resolved="false"><dc:creator>Alexandre Moret Houplon</dc:creator><dc:date>2026-01-08T21:06:35.396757700</dc:date><meta:creator-initials>AMH</meta:creator-initials><text:p text:style-name="Comment">Vérifier la lecture sur les autres témoins</text:p></office:annotation><text:span text:style-name="T255">Asiani</text:span><office:annotation-end office:name="__Annotation__9943_2972721066"/><text:span text:style-name="T255">,</text:span><text:span text:style-name="amh_5f_dev_5f_abbr"><text:span text:style-name="T253"> Christ</text:span></text:span><text:span text:style-name="T253">ianis </text:span><text:span text:style-name="T251">inde </text:span><text:span text:style-name="T253">expulsis ac occisis et i</text:span><text:span text:style-name="amh_5f_dev_5f_abbr"><text:span text:style-name="T253">n</text:span></text:span><text:span text:style-name="T253"> s</text:span><text:span text:style-name="amh_5f_dev_5f_abbr"><text:span text:style-name="T253">er</text:span></text:span><text:span text:style-name="T253">uitut</text:span><text:span text:style-name="T256">em</text:span><text:span text:style-name="T253"> redactis, ecclesiis de q</text:span><text:span text:style-name="amh_5f_dev_5f_abbr"><text:span text:style-name="T253">u</text:span></text:span><text:span text:style-name="T253">ib</text:span><text:span text:style-name="amh_5f_dev_5f_abbr"><text:span text:style-name="T253">us</text:span></text:span><text:span text:style-name="T253"> fit mensio in </text:span><office:annotation office:name="__Annotation__9944_2972721066" loext:resolved="false"><dc:creator>Alexandre Moret Houplon</dc:creator><dc:date>2026-01-08T21:07:51.363685900</dc:date><meta:creator-initials>AMH</meta:creator-initials><text:p text:style-name="Comment"><text:a xlink:href="https://gloss-e.irht.cnrs.fr/php/editions_chapitre.php?id=biblia&amp;numLivre=83&amp;chapitre=83_2#glo_cap2_verset1" xlink:type="simple">https://gloss-e.irht.cnrs.fr/php/editions_chapitre.php?id=biblia&amp;numLivre=83&amp;chapitre=83_2#glo_cap2_verset1</text:a></text:p><text:p text:style-name="Comment"/></office:annotation><text:span text:style-name="T255">Apocalipsi</text:span><text:span text:style-name="T255"><text:note text:id="ftn74" text:note-class="footnote"><text:note-citation>74</text:note-citation><text:note-body><text:p text:style-name="amh_5f_note_5f_apparat"><text:span text:style-name="amh_5f_apparat_5f_lemme">ecclesiis de quibus fit mension in Apocalipsi</text:span> <text:span text:style-name="amh_5f_apparat_5f_commentaire">(Apoc. 2,1)</text:span></text:p></text:note-body></text:note></text:span><office:annotation-end office:name="__Annotation__9944_2972721066"/><text:span text:style-name="T253"> pulc</text:span><text:span text:style-name="amh_5f_dev_5f_abbr"><text:span text:style-name="T253">er</text:span></text:span><text:span text:style-name="T253">rimis destructis, ip</text:span><text:span text:style-name="amh_5f_dev_5f_abbr"><text:span text:style-name="T253">s</text:span></text:span><text:span text:style-name="T253">am tenent </text:span><text:span text:style-name="T257">eccl</text:span><text:span text:style-name="amh_5f_dev_5f_abbr"><text:span text:style-name="T257">esi</text:span></text:span><text:span text:style-name="T257">a t</text:span><text:span text:style-name="amh_5f_dev_5f_abbr"><text:span text:style-name="T257">ame</text:span></text:span><text:span text:style-name="T257">n b</text:span><text:span text:style-name="amh_5f_dev_5f_abbr"><text:span text:style-name="T257">ea</text:span></text:span><text:span text:style-name="T257">ti </text:span><text:span text:style-name="amh_5f_ancre_5f_index_5f_nominum">Iohannes Crisostomi</text:span><text:span text:style-name="T257">Ioh</text:span><text:span text:style-name="amh_5f_dev_5f_abbr"><text:span text:style-name="T257">ann</text:span></text:span><text:span text:style-name="T257">is e</text:span><text:span text:style-name="T258">u</text:span><text:span text:style-name="amh_5f_dev_5f_abbr"><text:span text:style-name="T257">an</text:span></text:span><text:span text:style-name="T257">g</text:span><text:span text:style-name="amh_5f_dev_5f_abbr"><text:span text:style-name="T257">elis</text:span></text:span><text:span text:style-name="T257">te, i</text:span><text:span text:style-name="amh_5f_dev_5f_abbr"><text:span text:style-name="T257">n</text:span></text:span><text:span text:style-name="T257"> qua ei</text:span><text:span text:style-name="amh_5f_dev_5f_abbr"><text:span text:style-name="T257">us</text:span></text:span><text:span text:style-name="T257"> sep</text:span><text:span text:style-name="amh_5f_dev_5f_abbr"><text:span text:style-name="T257">u</text:span></text:span><text:span text:style-name="T257">lcru</text:span><text:span text:style-name="amh_5f_dev_5f_abbr"><text:span text:style-name="T257">m</text:span></text:span><text:span text:style-name="T257"> retro altare vidi </text:span><office:annotation office:name="__Annotation__2041_2944650079" loext:resolved="false"><dc:creator>Alexandre Moret Houplon</dc:creator><dc:date>2025-12-30T17:14:31.890988259</dc:date><meta:creator-initials>AMH</meta:creator-initials><text:p text:style-name="Comment">Conseruatus ou conseruatur. </text:p><text:p text:style-name="Comment">Pas sûr à 100 % de ma lecture</text:p><text:p text:style-name="Comment">de la dernière lettre</text:p></office:annotation><text:span text:style-name="amh_5f_dev_5f_abbr"><text:span text:style-name="T257">con</text:span></text:span><text:span text:style-name="T257">s</text:span><text:span text:style-name="amh_5f_dev_5f_abbr"><text:span text:style-name="T257">er</text:span></text:span><text:span text:style-name="T257">uatus</text:span><office:annotation-end office:name="__Annotation__2041_2944650079"/>,<text:span text:style-name="T257"> qu</text:span><text:span text:style-name="amh_5f_dev_5f_abbr"><text:span text:style-name="T257">i</text:span></text:span><text:span text:style-name="T257">a suo cultui ad usu</text:span><text:span text:style-name="amh_5f_dev_5f_abbr"><text:span text:style-name="T257">m</text:span></text:span><text:span text:style-name="T257"> </text:span><text:span text:style-name="amh_5f_ancre_5f_index_5f_nominum">Machometus</text:span><text:span text:style-name="T257">Machometi applicaru</text:span><text:span text:style-name="amh_5f_dev_5f_abbr"><text:span text:style-name="T257">n</text:span></text:span><text:span text:style-name="T257">t. </text:span><text:span text:style-name="T259">E</text:span><text:span text:style-name="T257">t postq</text:span><text:span text:style-name="amh_5f_dev_5f_abbr"><text:span text:style-name="T257">u</text:span></text:span><text:span text:style-name="T257">a</text:span><text:span text:style-name="amh_5f_dev_5f_abbr"><text:span text:style-name="T257">m</text:span></text:span><text:span text:style-name="T257"> </text:span><text:span text:style-name="amh_5f_ancre_5f_index_5f_locorum">Asia minor</text:span><text:span text:style-name="T257">minor </text:span><text:span text:style-name="T260">Asia a </text:span><office:annotation office:name="__Annotation__9941_2972721066" loext:resolved="false"><dc:creator>Alexandre Moret Houplon</dc:creator><dc:date>2026-01-08T21:02:43.376698200</dc:date><meta:creator-initials>AMH</meta:creator-initials><text:p text:style-name="Comment">Graphie fautive a première vue, mais je vais la conserver comme pour Guinama, puisqu’elle ne nuit pas à la compréhension du texte</text:p></office:annotation><text:span text:style-name="T261">Turgis</text:span><office:annotation-end office:name="__Annotation__9941_2972721066"/><text:span text:style-name="T260"> </text:span><text:span text:style-name="T262">capta est, nomen pristinu</text:span><text:span text:style-name="amh_5f_dev_5f_abbr"><text:span text:style-name="T262">m</text:span></text:span><text:span text:style-name="T262"> amisit et g</text:span><text:span text:style-name="amh_5f_dev_5f_abbr"><text:span text:style-name="T262">ener</text:span></text:span><text:span text:style-name="T262">al</text:span><text:span text:style-name="amh_5f_dev_5f_abbr"><text:span text:style-name="T262">ite</text:span></text:span><text:span text:style-name="T262">r </text:span><text:span text:style-name="amh_5f_ancre_5f_index_5f_locorum">Turquia</text:span><text:span text:style-name="T262">Turquia ab iniq</text:span><text:span text:style-name="amh_5f_dev_5f_abbr"><text:span text:style-name="T262">u</text:span></text:span><text:span text:style-name="T262">is ei</text:span><text:span text:style-name="amh_5f_dev_5f_abbr"><text:span text:style-name="T262">us</text:span></text:span><text:span text:style-name="T262"> i</text:span><text:span text:style-name="amh_5f_dev_5f_abbr"><text:span text:style-name="T262">n</text:span></text:span><text:span text:style-name="T262">habitatorib</text:span><text:span text:style-name="amh_5f_dev_5f_abbr"><text:span text:style-name="T262">us</text:span></text:span><text:span text:style-name="T262"> appelatur.</text:span></text:p>
      <text:p text:style-name="amh_5f_paragraphe">Inde <text:span text:style-name="amh_5f_dev_5f_abbr">pro</text:span>cedens, multis i<text:span text:style-name="amh_5f_dev_5f_abbr">n</text:span>sulis hinc inde lustratis, q<text:span text:style-name="amh_5f_dev_5f_abbr">u</text:span>ia ual<text:span text:style-name="T263">de multe i</text:span><text:span text:style-name="amh_5f_dev_5f_abbr"><text:span text:style-name="T263">n</text:span></text:span><text:span text:style-name="T263">sule in hac maris parte su</text:span><text:span text:style-name="amh_5f_dev_5f_abbr"><text:span text:style-name="T263">n</text:span></text:span><text:span text:style-name="T263">t, quondam h</text:span><text:span text:style-name="amh_5f_dev_5f_abbr"><text:span text:style-name="T263">ab</text:span></text:span><text:span text:style-name="T263">itate </text:span><text:span text:style-name="amh_5f_dev_5f_abbr"><text:span text:style-name="T263">et</text:span></text:span><text:span text:style-name="T263"> diuitiis h</text:span><text:span text:style-name="amh_5f_dev_5f_abbr"><text:span text:style-name="T263">abu</text:span></text:span><text:span text:style-name="T263">ndantes s</text:span><text:span text:style-name="amh_5f_dev_5f_abbr"><text:span text:style-name="T263">ed</text:span></text:span><text:span text:style-name="T263"> nu</text:span><text:span text:style-name="amh_5f_dev_5f_abbr"><text:span text:style-name="T263">n</text:span></text:span><text:span text:style-name="T263">c </text:span><text:span text:style-name="amh_5f_dev_5f_abbr"><text:span text:style-name="T263">per</text:span></text:span><text:span text:style-name="T263"> Turquos pl</text:span><text:span text:style-name="amh_5f_dev_5f_abbr"><text:span text:style-name="T263">ur</text:span></text:span><text:span text:style-name="T263">imu</text:span><text:span text:style-name="amh_5f_dev_5f_abbr"><text:span text:style-name="T263">m</text:span></text:span><text:span text:style-name="T263"> deserte, </text:span><text:span text:style-name="amh_5f_dev_5f_abbr"><text:span text:style-name="T263">per</text:span></text:span><text:span text:style-name="T263">ueni i</text:span><text:span text:style-name="amh_5f_dev_5f_abbr"><text:span text:style-name="T263">n</text:span></text:span><text:span text:style-name="T263"> ip</text:span><text:span text:style-name="amh_5f_dev_5f_abbr"><text:span text:style-name="T263">s</text:span></text:span><text:span text:style-name="T263">a </text:span><text:span text:style-name="amh_5f_ancre_5f_index_5f_locorum">Asia minor</text:span><text:span text:style-name="T263">Minori Asia </text:span><text:span text:style-name="amh_5f_dev_5f_abbr"><text:span text:style-name="T263">pro</text:span></text:span><text:span text:style-name="T263">pe litt</text:span><text:span text:style-name="amh_5f_dev_5f_abbr"><text:span text:style-name="T263">us</text:span></text:span><text:span text:style-name="T263"> maris ad urbem </text:span><text:span text:style-name="amh_5f_ancre_5f_index_5f_locorum">Parthera</text:span><text:span text:style-name="T263">Parthera</text:span><text:span text:style-name="amh_5f_dev_5f_abbr"><text:span text:style-name="T263">m</text:span></text:span><text:span text:style-name="T263"> unde beat</text:span><text:span text:style-name="amh_5f_dev_5f_abbr"><text:span text:style-name="T263">us</text:span></text:span><text:span text:style-name="T263"> </text:span><text:span text:style-name="amh_5f_ancre_5f_index_5f_nominum">Nicholaus</text:span><text:span text:style-name="T263">Nichola</text:span><text:span text:style-name="amh_5f_dev_5f_abbr"><text:span text:style-name="T263">us</text:span></text:span><text:span text:style-name="T263"> extraxit origine</text:span><text:span text:style-name="amh_5f_dev_5f_abbr"><text:span text:style-name="T263">m,</text:span></text:span><text:span text:style-name="T263"> et post </text:span><text:span text:style-name="amh_5f_ancre_5f_index_5f_locorum">Mirrea</text:span><text:span text:style-name="T263">Mirrea</text:span><text:span text:style-name="amh_5f_dev_5f_abbr"><text:span text:style-name="T263">m</text:span></text:span><text:span text:style-name="T263"> ciuitate</text:span><text:span text:style-name="amh_5f_dev_5f_abbr"><text:span text:style-name="T263">m,</text:span></text:span><text:span text:style-name="T263"> ubi d</text:span><text:span text:style-name="amh_5f_dev_5f_abbr"><text:span text:style-name="T263">o</text:span></text:span><text:span text:style-name="T263">m</text:span><text:span text:style-name="amh_5f_dev_5f_abbr"><text:span text:style-name="T263">ini</text:span></text:span><text:span text:style-name="T263">co nutu post modu</text:span><text:span text:style-name="amh_5f_dev_5f_abbr"><text:span text:style-name="T263">m</text:span></text:span><text:span text:style-name="T263"> fuit i</text:span><text:span text:style-name="amh_5f_dev_5f_abbr"><text:span text:style-name="T263">n</text:span></text:span><text:span text:style-name="T263"> </text:span><text:span text:style-name="T264">ep</text:span><text:span text:style-name="amh_5f_dev_5f_abbr"><text:span text:style-name="T264">i</text:span></text:span><text:span text:style-name="T264">sc</text:span><text:span text:style-name="amh_5f_dev_5f_abbr"><text:span text:style-name="T264">o</text:span></text:span><text:span text:style-name="T264">p</text:span><text:span text:style-name="amh_5f_dev_5f_abbr"><text:span text:style-name="T264">u</text:span></text:span><text:span text:style-name="T264">m</text:span><text:span text:style-name="T263"> ordinat</text:span><text:span text:style-name="amh_5f_dev_5f_abbr"><text:span text:style-name="T263">us</text:span></text:span><text:span text:style-name="T263">. Ha</text:span><text:span text:style-name="amh_5f_dev_5f_abbr"><text:span text:style-name="T263">n</text:span></text:span><text:span text:style-name="T263">c </text:span><text:span text:style-name="amh_5f_dev_5f_abbr"><text:span text:style-name="T263">pro</text:span></text:span><text:span text:style-name="T263">uincia</text:span><text:span text:style-name="amh_5f_dev_5f_abbr"><text:span text:style-name="T258">m</text:span></text:span><text:span text:style-name="T263"> ille beat</text:span><text:span text:style-name="amh_5f_dev_5f_abbr"><text:span text:style-name="T263">us</text:span></text:span><text:span text:style-name="T263"> </text:span><text:span text:style-name="amh_5f_dev_5f_abbr"><text:span text:style-name="T263">con</text:span></text:span><text:span text:style-name="T263">fessor miraculis i</text:span><text:span text:style-name="amh_5f_dev_5f_abbr"><text:span text:style-name="T263">n</text:span></text:span><text:span text:style-name="T263">numeris collustrauit. </text:span></text:p>
      <text:p text:style-name="P28"><text:span text:style-name="T265">E</text:span>t post hec uidi <text:span text:style-name="amh_5f_ancre_5f_index_5f_locorum">Creta</text:span>Creta<text:span text:style-name="amh_5f_dev_5f_abbr">m</text:span> <text:span text:style-name="amh_5f_foliotation"><text:span text:style-name="T266">[f.</text:span></text:span><text:span text:style-name="amh_5f_foliotation"><text:span text:style-name="T225"> </text:span></text:span><text:span text:style-name="amh_5f_foliotation"><text:span text:style-name="T266">237v]</text:span></text:span> <text:span text:style-name="T267">insula</text:span><text:span text:style-name="amh_5f_dev_5f_abbr"><text:span text:style-name="T267">m</text:span></text:span><text:span text:style-name="T267"> fam</text:span><text:span text:style-name="T268">o</text:span><text:span text:style-name="T267">sa</text:span><text:span text:style-name="amh_5f_dev_5f_abbr"><text:span text:style-name="T267">m</text:span></text:span><text:span text:style-name="T267"> atq</text:span><text:span text:style-name="amh_5f_dev_5f_abbr"><text:span text:style-name="T267">ue</text:span></text:span><text:span text:style-name="T267"> </text:span><text:span text:style-name="amh_5f_ancre_5f_index_5f_locorum">Rodus</text:span><text:span text:style-name="T267">Rodu</text:span><text:span text:style-name="amh_5f_dev_5f_abbr"><text:span text:style-name="T267">m</text:span></text:span><text:span text:style-name="T267">. </text:span><text:span text:style-name="amh_5f_ancre_5f_index_5f_locorum">Rodus</text:span><text:span text:style-name="T267">Rodu</text:span><text:span text:style-name="amh_5f_dev_5f_abbr"><text:span text:style-name="T267">m</text:span></text:span><text:span text:style-name="T267"> i</text:span><text:span text:style-name="amh_5f_dev_5f_abbr"><text:span text:style-name="T267">n</text:span></text:span><text:span text:style-name="T267">sula</text:span><text:span text:style-name="amh_5f_dev_5f_abbr"><text:span text:style-name="T267">m</text:span></text:span><text:span text:style-name="T267"> </text:span><office:annotation office:name="__Annotation__4728_3118793757" loext:resolved="false"><dc:creator>Alexandre Moret Houplon</dc:creator><dc:date>2026-01-05T17:00:45.213268482</dc:date><meta:creator-initials>AMH</meta:creator-initials><text:p text:style-name="Comment">Une recherche à faire</text:p></office:annotation><text:span text:style-name="T267">fr</text:span><text:span text:style-name="amh_5f_dev_5f_abbr"><text:span text:style-name="T267">atr</text:span></text:span><text:span text:style-name="T267">es hospitalis beati Ioh</text:span><text:span text:style-name="amh_5f_dev_5f_abbr"><text:span text:style-name="T267">ann</text:span></text:span><text:span text:style-name="T267">is Iherosolimitani</text:span><office:annotation-end office:name="__Annotation__4728_3118793757"/><text:span text:style-name="T267"> ui armoru</text:span><text:span text:style-name="amh_5f_dev_5f_abbr"><text:span text:style-name="T267">m</text:span></text:span><text:span text:style-name="T267"> </text:span><text:span text:style-name="T269">Co</text:span><text:span text:style-name="amh_5f_dev_5f_abbr"><text:span text:style-name="T269">n</text:span></text:span><text:span text:style-name="T269">stan</text:span><text:span text:style-name="T270">tinopolitano</text:span><text:span text:style-name="T267"> imperio abstuleru</text:span><text:span text:style-name="amh_5f_dev_5f_abbr"><text:span text:style-name="T267">n</text:span></text:span><text:span text:style-name="T267">t, ubi </text:span><text:soft-page-break/><text:span text:style-name="T267">nu</text:span><text:span text:style-name="amh_5f_dev_5f_abbr"><text:span text:style-name="T267">n</text:span></text:span><text:span text:style-name="T267">c maiore</text:span><text:span text:style-name="amh_5f_dev_5f_abbr"><text:span text:style-name="T267">m</text:span></text:span><text:span text:style-name="T267"> co</text:span><text:span text:style-name="amh_5f_dev_5f_abbr"><text:span text:style-name="T267">n</text:span></text:span><text:span text:style-name="T267">uentu</text:span><text:span text:style-name="amh_5f_dev_5f_abbr"><text:span text:style-name="T267">m</text:span></text:span><text:span text:style-name="T267"> suu</text:span><text:span text:style-name="amh_5f_dev_5f_abbr"><text:span text:style-name="T267">m</text:span></text:span><text:span text:style-name="T267"> tenet, et ipsa</text:span><text:span text:style-name="amh_5f_dev_5f_abbr"><text:span text:style-name="T267">m</text:span></text:span><text:span text:style-name="T267"> caput ordinis statueru</text:span><text:span text:style-name="amh_5f_dev_5f_abbr"><text:span text:style-name="T267">n</text:span></text:span><text:span text:style-name="T267">t. Locus est san</text:span><text:span text:style-name="amh_5f_dev_5f_abbr"><text:span text:style-name="T267">us</text:span></text:span><text:span text:style-name="T267"> q</text:span><text:span text:style-name="amh_5f_dev_5f_abbr"><text:span text:style-name="T267">u</text:span></text:span><text:span text:style-name="T267">idem </text:span><text:span text:style-name="amh_5f_dev_5f_abbr"><text:span text:style-name="T267">et</text:span></text:span><text:span text:style-name="T267"> </text:span><text:span text:style-name="T269">delectatus</text:span><text:span text:style-name="T267">, non multu</text:span><text:span text:style-name="amh_5f_dev_5f_abbr"><text:span text:style-name="T267">m</text:span></text:span><text:span text:style-name="T267"> a </text:span><text:span text:style-name="amh_5f_ancre_5f_index_5f_locorum">Turquia</text:span><text:span text:style-name="T267">Turquia </text:span><text:span text:style-name="amh_5f_dev_5f_abbr"><text:span text:style-name="T267">per</text:span></text:span><text:span text:style-name="T267"> braciu</text:span><text:span text:style-name="amh_5f_dev_5f_abbr"><text:span text:style-name="T267">m</text:span></text:span><text:span text:style-name="T267"> maris </text:span><office:annotation office:name="__Annotation__2075_2944650079" loext:resolved="false"><dc:creator>Alexandre Moret Houplon</dc:creator><dc:date>2025-12-30T19:00:19.545608751</dc:date><meta:creator-initials>AMH</meta:creator-initials><text:p text:style-name="Comment">Je déchiffre seniotus/semotus ce qui ne paraît être dans aucun dictionnaire et ne colle pas vraiment avec le ductus du copiste et ses habitudes d’écriture, ses autres m ne ressemble pas vraiment à ça et si il y avait -ni- le i serait surmonté d’un léger trait d’encre pour détromper. <text:line-break/><text:line-break/>L’édition Deluz indique separatus, ce qui a du sens : je comprend à la lecture de la participiale que le lieu n’est séparé de la Turquie que par un bras de mer.</text:p><text:p text:style-name="Comment"><text:line-break/>Tentative désastreuse de faire déchiffrer le mot par une IA qui a juste généré une hallucination, alors que j’avais obtenu un résultat satisfaisant pour la graphie difficile de l’abréviation episcopum.<text:line-break/><text:line-break/>Vérifier les ms de Utrecht et Wolfenbüttel</text:p></office:annotation><text:span text:style-name="T271">separatus</text:span><office:annotation-end office:name="__Annotation__2075_2944650079"/><text:span text:style-name="T272">.</text:span></text:p>
      <text:p text:style-name="amh_5f_paragraphe">Inde <text:span text:style-name="amh_5f_dev_5f_abbr">pro</text:span>cessi uersus <text:span text:style-name="amh_5f_ancre_5f_index_5f_locorum">Ciprus</text:span>Cipru<text:span text:style-name="amh_5f_dev_5f_abbr">m</text:span>. <text:span text:style-name="T273">H</text:span>ec insula uini <text:span text:style-name="amh_5f_dev_5f_abbr"><text:span text:style-name="T274">et</text:span></text:span> olei ferax <text:span text:style-name="T274">est, unde </text:span><text:span text:style-name="amh_5f_dev_5f_abbr"><text:span text:style-name="T274">et</text:span></text:span><text:span text:style-name="T274"> sponsa qua</text:span><text:span text:style-name="amh_5f_dev_5f_abbr"><text:span text:style-name="T274">m</text:span></text:span><text:span text:style-name="T274"> </text:span><text:span text:style-name="amh_5f_dev_5f_abbr"><text:span text:style-name="T274">et</text:span></text:span><text:span text:style-name="T274"> sponsu</text:span><text:span text:style-name="amh_5f_dev_5f_abbr"><text:span text:style-name="T274">m</text:span></text:span><text:span text:style-name="T274"> sapiens uineis </text:span><text:span text:style-name="T275">E</text:span><text:span text:style-name="T274">ngaddi uoluit co</text:span><text:span text:style-name="amh_5f_dev_5f_abbr"><text:span text:style-name="T274">m</text:span></text:span><text:span text:style-name="T274">parari. Hee uinee s</text:span><text:span text:style-name="T276">u</text:span><text:span text:style-name="amh_5f_dev_5f_abbr"><text:span text:style-name="T274">n</text:span></text:span><text:span text:style-name="T274">t in </text:span><text:span text:style-name="amh_5f_ancre_5f_index_5f_locorum">Ciprus</text:span><text:span text:style-name="T274">Cipro </text:span><text:span text:style-name="amh_5f_dev_5f_abbr"><text:span text:style-name="T274">pro</text:span></text:span><text:span text:style-name="T274">pe ciuitate</text:span><text:span text:style-name="amh_5f_dev_5f_abbr"><text:span text:style-name="T274">m</text:span></text:span><text:span text:style-name="T274"> </text:span><office:annotation office:name="__Annotation__10005_2972721066" loext:resolved="false"><dc:creator>Alexandre Moret Houplon</dc:creator><dc:date>2026-01-08T21:15:32.660528400</dc:date><meta:creator-initials>AMH</meta:creator-initials><text:p text:style-name="Comment">Vérifier qu’on retrouve cet accusatif grec dans les deux autres témoins</text:p></office:annotation><text:span text:style-name="T277">Minosen</text:span><office:annotation-end office:name="__Annotation__10005_2972721066"/><text:span text:style-name="T274"> et hodie </text:span><text:span text:style-name="T275">E</text:span><text:span text:style-name="T274">ngaddia ab incolis uocatur. </text:span><text:span text:style-name="T276">Vina </text:span><text:span text:style-name="amh_5f_ancre_5f_index_5f_locorum">Ciprus</text:span><text:span text:style-name="T276">Cipri crescu</text:span><text:span text:style-name="amh_5f_dev_5f_abbr"><text:span text:style-name="T276">n</text:span></text:span><text:span text:style-name="T276">t rubea, s</text:span><text:span text:style-name="amh_5f_dev_5f_abbr"><text:span text:style-name="T276">ed</text:span></text:span><text:span text:style-name="T276"> post annu</text:span><text:span text:style-name="amh_5f_dev_5f_abbr"><text:span text:style-name="T276">m</text:span></text:span><text:span text:style-name="T276"> albescu</text:span><text:span text:style-name="amh_5f_dev_5f_abbr"><text:span text:style-name="T276">n</text:span></text:span><text:span text:style-name="T276">t et q</text:span><text:span text:style-name="amh_5f_dev_5f_abbr"><text:span text:style-name="T276">u</text:span></text:span><text:span text:style-name="T276">a</text:span><text:span text:style-name="amh_5f_dev_5f_abbr"><text:span text:style-name="T276">n</text:span></text:span><text:span text:style-name="T276">to magis uetera su</text:span><text:span text:style-name="amh_5f_dev_5f_abbr"><text:span text:style-name="T276">n</text:span></text:span><text:span text:style-name="T276">t, tanto magis clarescu</text:span><text:span text:style-name="amh_5f_dev_5f_abbr"><text:span text:style-name="T276">n</text:span></text:span><text:span text:style-name="T276">t </text:span><text:span text:style-name="amh_5f_dev_5f_abbr"><text:span text:style-name="T276">et</text:span></text:span><text:span text:style-name="T276"> redolent. Sana su</text:span><text:span text:style-name="amh_5f_dev_5f_abbr"><text:span text:style-name="T276">n</text:span></text:span><text:span text:style-name="T276">t et fortissima, s</text:span><text:span text:style-name="amh_5f_dev_5f_abbr"><text:span text:style-name="T276">in</text:span></text:span><text:span text:style-name="T276">e multa aq</text:span><text:span text:style-name="amh_5f_dev_5f_abbr"><text:span text:style-name="T276">ue</text:span></text:span><text:span text:style-name="T276"> apposit</text:span><text:span text:style-name="amh_5f_dev_5f_abbr"><text:span text:style-name="T276">ion</text:span></text:span><text:span text:style-name="T276">e </text:span><text:span text:style-name="T278">potui magis sana su</text:span><text:span text:style-name="amh_5f_dev_5f_abbr"><text:span text:style-name="T278">n</text:span></text:span><text:span text:style-name="T278">t.</text:span></text:p>
      <text:p text:style-name="amh_5f_paragraphe">Est aut<text:span text:style-name="amh_5f_dev_5f_abbr">em</text:span> in Cipro, in quoda<text:span text:style-name="amh_5f_dev_5f_abbr">m</text:span> alto mo<text:span text:style-name="amh_5f_dev_5f_abbr">n</text:span>te apud monacos s<text:span text:style-name="amh_5f_dev_5f_abbr">an</text:span>cti Benedicti, crux boni latronis et pars claui D<text:span text:style-name="amh_5f_dev_5f_abbr">omi</text:span>ni <text:span text:style-name="amh_5f_dev_5f_abbr">et</text:span> alie pl<text:span text:style-name="amh_5f_dev_5f_abbr">uri</text:span>me reliq<text:span text:style-name="amh_5f_dev_5f_abbr">u</text:span>ie su<text:span text:style-name="amh_5f_dev_5f_abbr">n</text:span>t uen<text:span text:style-name="amh_5f_dev_5f_abbr">er</text:span>ande. Ite<text:span text:style-name="amh_5f_corr_5f_ed"><text:span text:style-name="T279">m</text:span></text:span> in <text:span text:style-name="amh_5f_ancre_5f_index_5f_locorum">Ciprus</text:span>C<text:span text:style-name="T280">i</text:span>pro est corp<text:span text:style-name="amh_5f_dev_5f_abbr">us</text:span> beati Hilarionis in regia custodia apud castru<text:span text:style-name="amh_5f_dev_5f_abbr">m</text:span> <office:annotation office:name="__Annotation__10039_2972721066" loext:resolved="false"><dc:creator>Alexandre Moret Houplon</dc:creator><dc:date>2026-01-08T21:19:16.602142500</dc:date><meta:creator-initials>AMH</meta:creator-initials><text:p text:style-name="Comment">Manque d’un subordonnant pour appelatur</text:p></office:annotation>Dadamors appelatu<text:span text:style-name="amh_5f_dev_5f_abbr">r</text:span><office:annotation-end office:name="__Annotation__10039_2972721066"/>, et alius <text:span text:style-name="T281">s</text:span><text:span text:style-name="amh_5f_dev_5f_abbr"><text:span text:style-name="T281">an</text:span></text:span><text:span text:style-name="T281">ct</text:span><text:span text:style-name="amh_5f_dev_5f_abbr"><text:span text:style-name="T281">u</text:span></text:span><text:span text:style-name="T281">s, q</text:span><text:span text:style-name="amh_5f_dev_5f_abbr"><text:span text:style-name="T281">u</text:span></text:span><text:span text:style-name="T281">i Zozomio </text:span><text:span text:style-name="T282">d</text:span><text:span text:style-name="amh_5f_dev_5f_abbr"><text:span text:style-name="T282">icitu</text:span></text:span><text:span text:style-name="T282">r, in ea magna reu</text:span><text:span text:style-name="amh_5f_dev_5f_abbr"><text:span text:style-name="T282">er</text:span></text:span><text:span text:style-name="T282">entia habetur, cui</text:span><text:span text:style-name="amh_5f_dev_5f_abbr"><text:span text:style-name="T282">us</text:span></text:span><text:span text:style-name="T282"> caput in capella regia est</text:span><text:span text:style-name="T282"><text:note text:id="ftn75" text:note-class="footnote"><text:note-citation>75</text:note-citation><text:note-body><text:p text:style-name="amh_5f_note_5f_apparat">Conseruatur Wo U</text:p></text:note-body></text:note></text:span><text:span text:style-name="T282">. Beat</text:span><text:span text:style-name="amh_5f_dev_5f_abbr"><text:span text:style-name="T282">us</text:span></text:span><text:span text:style-name="T282"> etia</text:span><text:span text:style-name="amh_5f_dev_5f_abbr"><text:span text:style-name="T282">m</text:span></text:span><text:span text:style-name="T282"> </text:span><text:span text:style-name="amh_5f_ancre_5f_index_5f_nominum">Barnabas</text:span><text:span text:style-name="T282">Barnabas in ciuitate </text:span><text:span text:style-name="amh_5f_ancre_5f_index_5f_locorum">Salamia</text:span><text:span text:style-name="T282">Salamia siue Co</text:span><text:span text:style-name="amh_5f_dev_5f_abbr"><text:span text:style-name="T282">n</text:span></text:span><text:span text:style-name="T282">stantia, nu</text:span><text:span text:style-name="amh_5f_dev_5f_abbr"><text:span text:style-name="T282">n</text:span></text:span><text:span text:style-name="T282">c destructa, q</text:span><text:span text:style-name="amh_5f_dev_5f_abbr"><text:span text:style-name="T282">u</text:span></text:span><text:span text:style-name="T282">idem prope </text:span><text:span text:style-name="amh_5f_ancre_5f_index_5f_locorum">Famagusta</text:span><text:span text:style-name="T282">Famagustam in </text:span><text:span text:style-name="amh_5f_ancre_5f_index_5f_locorum">Ciprus</text:span><text:span text:style-name="T282">Cipro nat</text:span><text:span text:style-name="amh_5f_dev_5f_abbr"><text:span text:style-name="T282">us</text:span></text:span><text:span text:style-name="T282"> fuit. </text:span><text:span text:style-name="amh_5f_lettre_5f_rubriquee">S</text:span><text:span text:style-name="T282">unt etia</text:span><text:span text:style-name="amh_5f_dev_5f_abbr"><text:span text:style-name="T282">m</text:span></text:span><text:span text:style-name="T282"> in </text:span><text:span text:style-name="amh_5f_ancre_5f_index_5f_locorum">Ciprus</text:span><text:span text:style-name="T282">Cipri mo</text:span><text:span text:style-name="amh_5f_dev_5f_abbr"><text:span text:style-name="T282">n</text:span></text:span><text:span text:style-name="T282">tib</text:span><text:span text:style-name="amh_5f_dev_5f_abbr"><text:span text:style-name="T282">us</text:span></text:span><text:span text:style-name="T282"> siluatice </text:span><text:span text:style-name="T283">oues, in pilis si</text:span><text:span text:style-name="amh_5f_dev_5f_abbr"><text:span text:style-name="T283">mi</text:span></text:span><text:span text:style-name="T283">les et ceruis, q</text:span><text:span text:style-name="amh_5f_dev_5f_abbr"><text:span text:style-name="T283">ue</text:span></text:span><text:span text:style-name="T283"> nusq</text:span><text:span text:style-name="amh_5f_dev_5f_abbr"><text:span text:style-name="T283">u</text:span></text:span><text:span text:style-name="T283">a</text:span><text:span text:style-name="amh_5f_dev_5f_abbr"><text:span text:style-name="T283">m</text:span></text:span><text:span text:style-name="T283"> alias </text:span><text:span text:style-name="amh_5f_dev_5f_abbr"><text:span text:style-name="T283">per</text:span></text:span><text:span text:style-name="T283">hibent</text:span><text:span text:style-name="amh_5f_dev_5f_abbr"><text:span text:style-name="T283">u</text:span></text:span><text:span text:style-name="T283">r. Multu</text:span><text:span text:style-name="amh_5f_dev_5f_abbr"><text:span text:style-name="T283">m</text:span></text:span><text:span text:style-name="T283"> ueloces </text:span><text:span text:style-name="amh_5f_dev_5f_abbr"><text:span text:style-name="T283">et</text:span></text:span><text:span text:style-name="T283"> bonas carnes h</text:span><text:span text:style-name="amh_5f_dev_5f_abbr"><text:span text:style-name="T283">abe</text:span></text:span><text:span text:style-name="T283">nt. Plures etia</text:span><text:span text:style-name="amh_5f_dev_5f_abbr"><text:span text:style-name="T283">m</text:span></text:span><text:span text:style-name="T283"> capras uidi, ex</text:span><text:span text:style-name="amh_5f_dev_5f_abbr"><text:span text:style-name="T283">iste</text:span></text:span><text:span text:style-name="T283">ns in uenat</text:span><text:span text:style-name="amh_5f_dev_5f_abbr"><text:span text:style-name="T283">i</text:span></text:span><text:span text:style-name="T283">o</text:span><text:span text:style-name="amh_5f_dev_5f_abbr"><text:span text:style-name="T283">n</text:span></text:span><text:span text:style-name="T283">e, canibus, capi et maxi</text:span><text:span text:style-name="amh_5f_dev_5f_abbr"><text:span text:style-name="T283">m</text:span></text:span><text:span text:style-name="T283">e domesticis leopardis. De </text:span><text:span text:style-name="amh_5f_ancre_5f_index_5f_locorum">Ciprus</text:span><text:span text:style-name="T283">Cipro in die naturali perue</text:span><text:span text:style-name="amh_5f_dev_5f_abbr"><text:span text:style-name="T283">n</text:span></text:span><text:span text:style-name="T283">i </text:span><text:span text:style-name="amh_5f_ancre_5f_index_5f_locorum">Siria</text:span><text:span text:style-name="T283">Siria</text:span><text:span text:style-name="amh_5f_dev_5f_abbr"><text:span text:style-name="T283">m</text:span></text:span><text:span text:style-name="T283">, me ue</text:span><text:span text:style-name="amh_5f_dev_5f_abbr"><text:span text:style-name="T283">n</text:span></text:span><text:span text:style-name="T283">to </text:span><text:span text:style-name="amh_5f_dev_5f_abbr"><text:span text:style-name="T283">pro</text:span></text:span><text:span text:style-name="T283">s</text:span><text:span text:style-name="amh_5f_dev_5f_abbr"><text:span text:style-name="T283">per</text:span></text:span><text:span text:style-name="T283">o </text:span><text:span text:style-name="amh_5f_dev_5f_abbr"><text:span text:style-name="T283">per</text:span></text:span><text:span text:style-name="T283"> mare salubrit</text:span><text:span text:style-name="amh_5f_dev_5f_abbr"><text:span text:style-name="T283">er</text:span></text:span><text:span text:style-name="T283"> </text:span><text:span text:style-name="amh_5f_dev_5f_abbr"><text:span text:style-name="T283">pro</text:span></text:span><text:span text:style-name="T283">seq</text:span><text:span text:style-name="amh_5f_dev_5f_abbr"><text:span text:style-name="T283">ue</text:span></text:span><text:span text:style-name="T283">nte.</text:span><text:span text:style-name="T283"><office:annotation loext:resolved="false"><dc:creator>Alexandre Moret Houplon</dc:creator><dc:date>2026-01-09T12:03:21.861554500</dc:date><meta:creator-initials>AMH</meta:creator-initials><text:p text:style-name="Comment">Le texte est ponctué jusqu’ici: avant le chapitre parlant du désert</text:p></office:annotation></text:span></text:p>
      <text:h text:style-name="P10" text:outline-level="1">De <text:span text:style-name="amh_5f_ancre_5f_index_5f_locorum">Siria</text:span>Siria <text:span text:style-name="amh_5f_ancre_5f_index_5f_locorum">Fenicia</text:span>Phenicia et terra Philistim <text:span text:style-name="amh_5f_dev_5f_abbr">et</text:span> ciuitatibus maritimis usq<text:span text:style-name="amh_5f_dev_5f_abbr">ue</text:span> desertu<text:span text:style-name="amh_5f_dev_5f_abbr">m</text:span> diuidens <text:span text:style-name="amh_5f_ancre_5f_index_5f_locorum">Siria</text:span>Siria<text:span text:style-name="amh_5f_dev_5f_abbr"><text:span text:style-name="T284">m</text:span></text:span> <text:span text:style-name="amh_5f_dev_5f_abbr">et</text:span> <text:span text:style-name="amh_5f_ancre_5f_index_5f_locorum">Egiptus</text:span>Egiptu<text:span text:style-name="amh_5f_dev_5f_abbr">m</text:span></text:h>
      <text:h text:style-name="amh_5f_premier_5f_paragraphe" text:outline-level="1"><text:span text:style-name="amh_5f_lettrine">P</text:span>erueniens <text:span text:style-name="amh_5f_dev_5f_abbr">i</text:span>g<text:span text:style-name="amh_5f_dev_5f_abbr">itur</text:span>, Dei cleme<text:span text:style-name="amh_5f_dev_5f_abbr">n</text:span>tia faue<text:span text:style-name="amh_5f_dev_5f_abbr">n</text:span>te, in <text:span text:style-name="amh_5f_ancre_5f_index_5f_locorum">Siria</text:span>Siria<text:span text:style-name="amh_5f_dev_5f_abbr">m</text:span>, applicui ad portu<text:span text:style-name="amh_5f_dev_5f_abbr">m</text:span> <text:span text:style-name="amh_5f_ancre_5f_index_5f_locorum">Tirus</text:span>Tiri q<text:span text:style-name="amh_5f_dev_5f_abbr">ui</text:span> nu<text:span text:style-name="amh_5f_dev_5f_abbr">n</text:span>c uulgarit<text:span text:style-name="amh_5f_dev_5f_abbr">er</text:span> Suria appelatur. Est aut<text:span text:style-name="amh_5f_dev_5f_abbr">em</text:span> <text:span text:style-name="amh_5f_ancre_5f_index_5f_locorum">Tirus</text:span>Tir<text:span text:style-name="amh_5f_dev_5f_abbr">us</text:span> a<text:span text:style-name="amh_5f_dev_5f_abbr">n</text:span>tiq<text:span text:style-name="amh_5f_dev_5f_abbr">u</text:span>issima ciuitas nobilis <text:span text:style-name="amh_5f_dev_5f_abbr">et</text:span> fortissima ap<text:span text:style-name="amh_5f_dev_5f_abbr">u</text:span>d a<text:span text:style-name="amh_5f_dev_5f_abbr">n</text:span>tiq<text:span text:style-name="amh_5f_dev_5f_abbr">u</text:span>os s<text:span text:style-name="amh_5f_dev_5f_abbr">ed</text:span> nu<text:span text:style-name="amh_5f_dev_5f_abbr">n</text:span>c q<text:span text:style-name="amh_5f_dev_5f_abbr">u</text:span>asi destructa est portu<text:span text:style-name="amh_5f_dev_5f_abbr">m</text:span> ei<text:span text:style-name="amh_5f_dev_5f_abbr">us</text:span> <text:span text:style-name="amh_5f_ancre_5f_index_5f_locorum">Sarracen</text:span><text:span text:style-name="amh_5f_ancre_5f_index_5f_locorum"><text:span text:style-name="T254">us</text:span></text:span>Sarraceni custodiu<text:span text:style-name="amh_5f_dev_5f_abbr">n</text:span>t diligent<text:span text:style-name="amh_5f_dev_5f_abbr">er</text:span>. In corde maris sita est <text:span text:style-name="T285">;</text:span> ex o<text:span text:style-name="amh_5f_dev_5f_abbr">mn</text:span>i q<text:span text:style-name="amh_5f_dev_5f_abbr">u</text:span>asi parte mari circu<text:span text:style-name="amh_5f_dev_5f_abbr">m</text:span>data uersus t<text:span text:style-name="amh_5f_dev_5f_abbr">er</text:span>ra<text:span text:style-name="amh_5f_dev_5f_abbr">m</text:span> t<text:span text:style-name="amh_5f_dev_5f_abbr">ame</text:span>n erat turrib<text:span text:style-name="amh_5f_dev_5f_abbr">us</text:span> ac muris munita fortissimis. Huiusmodi aut<text:span text:style-name="amh_5f_dev_5f_abbr">em</text:span> c<text:span text:style-name="T285">i</text:span>uitatis meminit <text:span text:style-name="amh_5f_dev_5f_abbr">pro</text:span>ph<text:span text:style-name="amh_5f_dev_5f_abbr">et</text:span>a in psalmo, dicens <text:span text:style-name="T286">« </text:span><office:annotation office:name="__Annotation__90595_244145427" loext:resolved="false"><dc:creator>Alexandre Moret Houplon</dc:creator><dc:date>2026-02-26T13:16:56.144426200</dc:date><meta:creator-initials>AMH</meta:creator-initials><text:p text:style-name="Comment"><text:a xlink:href="https://gloss-e.irht.cnrs.fr/php/editions_chapitre.php?id=biblia&amp;numLivre=26&amp;chapitre=26_44#glo_cap44_verset13" xlink:type="simple">https://gloss-e.irht.cnrs.fr/php/editions_chapitre.php?id=biblia&amp;numLivre=26&amp;chapitre=26_44#glo_cap44_verset13</text:a></text:p><text:p text:style-name="Comment"/></office:annotation>filii <text:span text:style-name="amh_5f_ancre_5f_index_5f_locorum">Tirus</text:span>Tiri in mun<text:span text:style-name="amh_5f_dev_5f_abbr">er</text:span>ibus<office:annotation-end office:name="__Annotation__90595_244145427"/><text:span text:style-name="T286"> »</text:span><text:span text:style-name="T286"><text:note text:id="ftn76" text:note-class="footnote"><text:note-citation>76</text:note-citation><text:note-body><text:p text:style-name="amh_5f_note_5f_apparat"><text:span text:style-name="amh_5f_apparat_5f_lemme">filii Tiri in muneribus</text:span> <text:span text:style-name="amh_5f_apparat_5f_commentaire"><text:span text:style-name="T286">(Ps. 44,13)</text:span></text:span></text:p></text:note-body></text:note></text:span> <text:span text:style-name="amh_5f_dev_5f_abbr"><text:span text:style-name="T287">et</text:span></text:span><text:span text:style-name="T287"> ce</text:span><text:span text:style-name="amh_5f_dev_5f_abbr"><text:span text:style-name="T287">tera</text:span></text:span><text:span text:style-name="T287"> et ab alio </text:span><text:span text:style-name="amh_5f_dev_5f_abbr"><text:span text:style-name="T287">pro</text:span></text:span><text:span text:style-name="T287">ph</text:span><text:span text:style-name="amh_5f_dev_5f_abbr"><text:span text:style-name="T287">et</text:span></text:span><text:span text:style-name="T287">a </text:span><office:annotation office:name="__Annotation__90821_244145427" loext:resolved="false"><dc:creator>Alexandre Moret Houplon</dc:creator><dc:date>2026-02-26T13:18:14.078247800</dc:date><meta:creator-initials>AMH</meta:creator-initials><text:p text:style-name="Comment"/><text:p text:style-name="Comment"><text:a xlink:href="https://gloss-e.irht.cnrs.fr/php/editions_chapitre.php?id=biblia&amp;numLivre=33&amp;chapitre=33_23#glo_cap23_verset8" xlink:type="simple">https://gloss-e.irht.cnrs.fr/php/editions_chapitre.php?id=biblia&amp;numLivre=33&amp;chapitre=33_23#glo_cap23_verset8</text:a></text:p><text:p text:style-name="Comment"/></office:annotation><text:span text:style-name="T286">« </text:span><text:span text:style-name="T287">institores ei</text:span><text:span text:style-name="amh_5f_dev_5f_abbr"><text:span text:style-name="T287">us</text:span></text:span><text:span text:style-name="T287"> p</text:span><text:span text:style-name="amh_5f_dev_5f_abbr"><text:span text:style-name="T287">r</text:span></text:span><text:span text:style-name="T287">incipes negotiatoresq</text:span><text:span text:style-name="amh_5f_dev_5f_abbr"><text:span text:style-name="T287">ue</text:span></text:span><text:span text:style-name="T287"> ei</text:span><text:span text:style-name="amh_5f_dev_5f_abbr"><text:span text:style-name="T287">us</text:span></text:span><text:span text:style-name="T287"> incliti t</text:span><text:span text:style-name="amh_5f_dev_5f_abbr"><text:span text:style-name="T287">er</text:span></text:span><text:span text:style-name="T287">re dicu</text:span><text:span text:style-name="amh_5f_dev_5f_abbr"><text:span text:style-name="T287">n</text:span></text:span><text:span text:style-name="T287">t</text:span><text:span text:style-name="amh_5f_dev_5f_abbr"><text:span text:style-name="T287">u</text:span></text:span><text:span text:style-name="T287">r</text:span><text:span text:style-name="T286"> »</text:span><office:annotation-end office:name="__Annotation__90821_244145427"/><text:span text:style-name="T287"><text:note text:id="ftn77" text:note-class="footnote"><text:note-citation>77</text:note-citation><text:note-body><text:p text:style-name="amh_5f_note_5f_apparat"><text:span text:style-name="amh_5f_apparat_5f_lemme">institores eius principes negotiatoresque eius incliti terre dicuntur</text:span> <text:span text:style-name="amh_5f_apparat_5f_commentaire"><text:span text:style-name="T288">(Is. 23,8)</text:span></text:span></text:p></text:note-body></text:note></text:span><text:span text:style-name="T287">. Et in pl</text:span><text:span text:style-name="amh_5f_dev_5f_abbr"><text:span text:style-name="T287">ur</text:span></text:span><text:span text:style-name="T287">ib</text:span><text:span text:style-name="amh_5f_dev_5f_abbr"><text:span text:style-name="T287">us</text:span></text:span><text:span text:style-name="T287"> locis sacre sc</text:span><text:span text:style-name="amh_5f_dev_5f_abbr"><text:span text:style-name="T287">r</text:span></text:span><text:span text:style-name="T287">ipture hui</text:span><text:span text:style-name="amh_5f_dev_5f_abbr"><text:span text:style-name="T287">us</text:span></text:span><text:span text:style-name="T287"> ciuitatis sit me</text:span><text:span text:style-name="amh_5f_dev_5f_abbr"><text:span text:style-name="T287">n</text:span></text:span><text:span text:style-name="T287">sio, </text:span><text:span text:style-name="amh_5f_dev_5f_abbr"><text:span text:style-name="T287">per</text:span></text:span><text:span text:style-name="T287"> qua</text:span><text:span text:style-name="amh_5f_dev_5f_abbr"><text:span text:style-name="T287">m</text:span></text:span><text:span text:style-name="T287"> </text:span><text:span text:style-name="amh_5f_dev_5f_abbr"><text:span text:style-name="T287">per</text:span></text:span><text:span text:style-name="T287">pendi p</text:span><text:span text:style-name="amh_5f_dev_5f_abbr"><text:span text:style-name="T287">otes</text:span></text:span><text:span text:style-name="T287">t ei</text:span><text:span text:style-name="amh_5f_dev_5f_abbr"><text:span text:style-name="T287">us</text:span></text:span><text:span text:style-name="T287"> nobilitas figularis.</text:span></text:h>
      <text:p text:style-name="amh_5f_paragraphe"><text:span text:style-name="amh_5f_dev_5f_abbr">Pro</text:span>pe <text:span text:style-name="amh_5f_ancre_5f_index_5f_locorum">Tirus</text:span>Tiru<text:span text:style-name="amh_5f_dev_5f_abbr">m</text:span> est fons ortoru<text:span text:style-name="amh_5f_dev_5f_abbr">m</text:span> et pute<text:span text:style-name="amh_5f_dev_5f_abbr">us</text:span> aquaru<text:span text:style-name="amh_5f_dev_5f_abbr">m</text:span> uiue<text:span text:style-name="amh_5f_dev_5f_abbr">n</text:span>tu<text:span text:style-name="amh_5f_dev_5f_abbr">m</text:span> cu<text:span text:style-name="amh_5f_dev_5f_abbr">m</text:span> i<text:span text:style-name="amh_5f_dev_5f_abbr">m</text:span>petu de <text:span text:style-name="amh_5f_ancre_5f_index_5f_locorum">Libanus</text:span>Libano <text:span text:style-name="amh_5f_dev_5f_abbr">pro</text:span>fluentes, aq<text:span text:style-name="amh_5f_dev_5f_abbr">ue</text:span> q<text:span text:style-name="amh_5f_dev_5f_abbr">u</text:span>idem ip<text:span text:style-name="amh_5f_dev_5f_abbr">s</text:span>i<text:span text:style-name="amh_5f_dev_5f_abbr">us</text:span> limpide atque sane su<text:span text:style-name="amh_5f_dev_5f_abbr">n</text:span>t ortos <text:span text:style-name="amh_5f_dev_5f_abbr">et</text:span> <text:span text:style-name="T289">territorium multa ubertate rigantes. </text:span><text:span text:style-name="T290">Et loc</text:span><text:span text:style-name="amh_5f_dev_5f_abbr"><text:span text:style-name="T290">us</text:span></text:span><text:span text:style-name="T290"> ibi mo</text:span><text:span text:style-name="amh_5f_dev_5f_abbr"><text:span text:style-name="T290">n</text:span></text:span><text:span text:style-name="T290">strat</text:span><text:span text:style-name="amh_5f_dev_5f_abbr"><text:span text:style-name="T290">u</text:span></text:span><text:span text:style-name="T290">r ubi D</text:span><text:span text:style-name="amh_5f_dev_5f_abbr"><text:span text:style-name="T290">omi</text:span></text:span><text:span text:style-name="T290">n</text:span><text:span text:style-name="amh_5f_dev_5f_abbr"><text:span text:style-name="T290">u</text:span></text:span><text:span text:style-name="T290">s fideli Cananee mulieri misert</text:span><text:span text:style-name="amh_5f_dev_5f_abbr"><text:span text:style-name="T290">us</text:span></text:span><text:span text:style-name="T290"> est, et pro</text:span><text:span text:style-name="T291">pe eo loque</text:span><text:span text:style-name="amh_5f_dev_5f_abbr"><text:span text:style-name="T291">n</text:span></text:span><text:span text:style-name="T291">te ad turbas sibi dictu</text:span><text:span text:style-name="amh_5f_dev_5f_abbr"><text:span text:style-name="T291">m</text:span></text:span><text:span text:style-name="T291"> est </text:span><text:span text:style-name="T285">« </text:span><text:span text:style-name="T292">beatus uenter qui te portauit </text:span><text:span text:style-name="T293">et ubera</text:span><text:span text:style-name="T292"> </text:span><office:annotation office:name="__Annotation__3915_1257965972" loext:resolved="false"><dc:creator>Alexandre Moret Houplon</dc:creator><dc:date>2026-01-03T11:04:25.870615315</dc:date><meta:creator-initials>AMH</meta:creator-initials><text:p text:style-name="Comment">Je suis presque sûr de la lecture suxisti : on lit suxist, parce que le i final est partiellement couvert par la marque courbe indiquant un début de paragraphe/phrase, mais on aperçoit le fin trait de plume qui apparaît généralement au dessus des i pour les identifier clairement.<text:line-break/>Le problème est que ce quod suxisti semble n’avoir rien à faire là (sens du verbe, deuxième personne alors qu’on est pas dans un discours direct) d’autant plus qu’il n’apparait ni chez Deluz, ni dans les mss Wo et U.</text:p></office:annotation><text:span text:style-name="T294">q</text:span><text:span text:style-name="amh_5f_dev_5f_abbr"><text:span text:style-name="T294">u</text:span></text:span><text:span text:style-name="amh_5f_dev_5f_abbr"><text:span text:style-name="T293">e</text:span></text:span><text:span text:style-name="T294"> suxisti</text:span><office:annotation-end office:name="__Annotation__3915_1257965972"/> <office:annotation office:name="__Annotation__90822_244145427" loext:resolved="false"><dc:creator>Alexandre Moret Houplon</dc:creator><dc:date>2026-02-26T13:20:04.182045000</dc:date><meta:creator-initials>AMH</meta:creator-initials><text:p text:style-name="Comment"><text:a xlink:href="https://gloss-e.irht.cnrs.fr/php/editions_chapitre.php?id=biblia&amp;numLivre=57&amp;chapitre=57_11#glo_cap11_verset27" xlink:type="simple">https://gloss-e.irht.cnrs.fr/php/editions_chapitre.php?id=biblia&amp;numLivre=57&amp;chapitre=57_11#glo_cap11_verset27</text:a></text:p><text:p text:style-name="Comment"/></office:annotation>»<office:annotation-end office:name="__Annotation__90822_244145427"/><text:note text:id="ftn78" text:note-class="footnote"><text:note-citation>78</text:note-citation><text:note-body><text:p text:style-name="amh_5f_note_5f_apparat"><text:span text:style-name="amh_5f_apparat_5f_lemme">beatus uenter qui te portauit et ubera que suxisti</text:span> <text:span text:style-name="amh_5f_apparat_5f_commentaire"><text:span text:style-name="T295">(</text:span></text:span><text:span text:style-name="amh_5f_apparat_5f_commentaire">Lc. 11,27</text:span><text:span text:style-name="amh_5f_apparat_5f_commentaire"><text:span text:style-name="T295">)</text:span></text:span></text:p></text:note-body></text:note><text:span text:style-name="T294">.</text:span></text:p>
      <text:p text:style-name="amh_5f_paragraphe">De <text:span text:style-name="amh_5f_ancre_5f_index_5f_locorum">Tirus</text:span>Tiro i<text:span text:style-name="amh_5f_dev_5f_abbr">n</text:span> uno die <text:span text:style-name="amh_5f_dev_5f_abbr">per</text:span> terra<text:span text:style-name="amh_5f_dev_5f_abbr">m</text:span> ueni in <text:span text:style-name="amh_5f_ancre_5f_index_5f_locorum">Accon</text:span>Accon q<text:span text:style-name="amh_5f_dev_5f_abbr">ue</text:span> Acri uulgarit<text:span text:style-name="amh_5f_dev_5f_abbr">er</text:span> uocatur. Hec famosa ciuitas in planitie pulcra sita est, supra mare q<text:span text:style-name="amh_5f_dev_5f_abbr">ue</text:span> quondam <text:span text:style-name="amh_5f_dev_5f_abbr">christia</text:span>norum fuit et a<text:span text:style-name="amh_5f_dev_5f_abbr">n</text:span>tiquit<text:span text:style-name="amh_5f_dev_5f_abbr">us</text:span> Ptholomaida dicta est, cui<text:span text:style-name="amh_5f_dev_5f_abbr">us</text:span> meminit <office:annotation office:name="__Annotation__15766_2972721066" loext:resolved="false"><dc:creator>Alexandre Moret Houplon</dc:creator><dc:date>2026-01-09T12:43:03.539060700</dc:date><meta:creator-initials>AMH</meta:creator-initials><text:p text:style-name="Comment">Renvoi à l’Ancien Testament : Maccabées 1 ou 2</text:p></office:annotation>liber Machabeoru<text:span text:style-name="amh_5f_dev_5f_abbr">m</text:span><text:span text:style-name="amh_5f_dev_5f_abbr"><text:note text:id="ftn79" text:note-class="footnote"><text:note-citation>79</text:note-citation><text:note-body><text:p text:style-name="amh_5f_note_5f_apparat"><text:span text:style-name="amh_5f_apparat_5f_lemme">cuius meminit liber Machabeorum</text:span> <text:span text:style-name="amh_5f_apparat_5f_commentaire"><text:span text:style-name="T295">(</text:span></text:span><text:span text:style-name="amh_5f_apparat_5f_commentaire"><text:span text:style-name="T296">I Macc.</text:span></text:span><text:span text:style-name="amh_5f_apparat_5f_commentaire"><text:span text:style-name="T295">)</text:span></text:span></text:p></text:note-body></text:note></text:span><office:annotation-end office:name="__Annotation__15766_2972721066"/>. <text:span text:style-name="amh_5f_dev_5f_abbr">Per</text:span> <text:span text:style-name="amh_5f_ancre_5f_index_5f_locorum">Sarracenus</text:span>Sarracenos destructa est, posset t<text:span text:style-name="amh_5f_dev_5f_abbr">ame</text:span>n facili <text:span text:style-name="T297">re</text:span><text:span text:style-name="amh_5f_dev_5f_abbr"><text:span text:style-name="T297">par</text:span></text:span><text:span text:style-name="T297">ari. Co</text:span><text:span text:style-name="amh_5f_dev_5f_abbr"><text:span text:style-name="T297">n</text:span></text:span><text:span text:style-name="T297">ueniente</text:span><text:span text:style-name="amh_5f_dev_5f_abbr"><text:span text:style-name="T297">m</text:span></text:span><text:span text:style-name="T297"> portu</text:span><text:span text:style-name="amh_5f_dev_5f_abbr"><text:span text:style-name="T297">m</text:span></text:span><text:span text:style-name="T297"> h</text:span><text:span text:style-name="amh_5f_dev_5f_abbr"><text:span text:style-name="T297">abe</text:span></text:span><text:span text:style-name="T297">t, </text:span><text:span text:style-name="amh_5f_dev_5f_abbr"><text:span text:style-name="T297">per</text:span></text:span><text:span text:style-name="T297"> ruina</text:span><text:span text:style-name="amh_5f_dev_5f_abbr"><text:span text:style-name="T297">m</text:span></text:span><text:span text:style-name="T297"> t</text:span><text:span text:style-name="amh_5f_dev_5f_abbr"><text:span text:style-name="T297">ame</text:span></text:span><text:span text:style-name="T297">n ciuitatis aliq</text:span><text:span text:style-name="amh_5f_dev_5f_abbr"><text:span text:style-name="T297">u</text:span></text:span><text:span text:style-name="T297">a</text:span><text:span text:style-name="amh_5f_dev_5f_abbr"><text:span text:style-name="T297">n</text:span></text:span><text:span text:style-name="T297">tulu</text:span><text:span text:style-name="amh_5f_dev_5f_abbr"><text:span text:style-name="T297">m</text:span></text:span><text:span text:style-name="T297"> destructu</text:span><text:span text:style-name="amh_5f_dev_5f_abbr"><text:span text:style-name="T297">m</text:span></text:span><text:span text:style-name="T297"> et est hec ciuitas in </text:span><text:span text:style-name="amh_5f_ancre_5f_index_5f_locorum">Siria</text:span><text:span text:style-name="T297">Siria </text:span><text:span text:style-name="amh_5f_ancre_5f_index_5f_locorum">Fenicia</text:span><text:span text:style-name="T297">Fenicia sita et non in t</text:span><text:span text:style-name="amh_5f_dev_5f_abbr"><text:span text:style-name="T297">er</text:span></text:span><text:span text:style-name="T297">ra </text:span><text:span text:style-name="amh_5f_dev_5f_abbr"><text:span text:style-name="T297">Pro</text:span></text:span><text:span text:style-name="T297">missionis sic</text:span><text:span text:style-name="amh_5f_dev_5f_abbr"><text:span text:style-name="T297">ut</text:span></text:span><text:span text:style-name="T297"> </text:span><text:span text:style-name="amh_5f_dev_5f_abbr"><text:span text:style-name="T297">et</text:span></text:span><text:span text:style-name="T297"> </text:span><text:span text:style-name="amh_5f_ancre_5f_index_5f_locorum">Tirus</text:span><text:span text:style-name="T297">Tir</text:span><text:span text:style-name="amh_5f_dev_5f_abbr"><text:span text:style-name="T297">us</text:span></text:span><text:span text:style-name="T297">. </text:span><text:span text:style-name="amh_5f_dev_5f_abbr"><text:span text:style-name="T297">Per</text:span></text:span><text:span text:style-name="T297"> effusione</text:span><text:span text:style-name="amh_5f_dev_5f_abbr"><text:span text:style-name="T297">m</text:span></text:span><text:span text:style-name="T297"> t</text:span><text:span text:style-name="amh_5f_dev_5f_abbr"><text:span text:style-name="T297">ame</text:span></text:span><text:span text:style-name="T297">n </text:span><text:span text:style-name="amh_5f_dev_5f_abbr"><text:span text:style-name="T297">christi</text:span></text:span><text:span text:style-name="T297">ani sa</text:span><text:span text:style-name="amh_5f_dev_5f_abbr"><text:span text:style-name="T297">n</text:span></text:span><text:span text:style-name="T297">guis </text:span><text:span text:style-name="amh_5f_dev_5f_abbr"><text:span text:style-name="T297">pro</text:span></text:span><text:span text:style-name="T297"> fide </text:span><text:span text:style-name="amh_5f_dev_5f_abbr"><text:span text:style-name="T297">Christ</text:span></text:span><text:span text:style-name="T297">i morie</text:span><text:span text:style-name="amh_5f_dev_5f_abbr"><text:span text:style-name="T297">n</text:span></text:span><text:span text:style-name="T297">tiu</text:span><text:span text:style-name="amh_5f_dev_5f_abbr"><text:span text:style-name="T297">m</text:span></text:span><text:span text:style-name="T297"> co</text:span><text:span text:style-name="amh_5f_dev_5f_abbr"><text:span text:style-name="T297">n</text:span></text:span><text:span text:style-name="T297">secrata est et ta</text:span><text:span text:style-name="amh_5f_dev_5f_abbr"><text:span text:style-name="T297">m</text:span></text:span><text:span text:style-name="T297">q</text:span><text:span text:style-name="amh_5f_dev_5f_abbr"><text:span text:style-name="T297">u</text:span></text:span><text:span text:style-name="T297">a</text:span><text:span text:style-name="amh_5f_dev_5f_abbr"><text:span text:style-name="T297">m</text:span></text:span><text:span text:style-name="T297"> locus sacer merito </text:span><text:span text:style-name="amh_5f_dev_5f_abbr"><text:span text:style-name="T297">per</text:span></text:span><text:span text:style-name="T297"> uenera</text:span><text:span text:style-name="amh_5f_dev_5f_abbr"><text:span text:style-name="T297">n</text:span></text:span><text:span text:style-name="T297">da.</text:span></text:p>
      <text:p text:style-name="amh_5f_paragraphe"><text:span text:style-name="amh_5f_lettre_5f_rubriquee">D</text:span>e<text:span text:style-name="T298">in</text:span><text:span text:style-name="amh_5f_dev_5f_abbr"><text:span text:style-name="T298">de</text:span></text:span>, quatuor actis dieb<text:span text:style-name="amh_5f_dev_5f_abbr">us</text:span>, <text:span text:style-name="amh_5f_dev_5f_abbr">per</text:span> terram ueni i<text:span text:style-name="amh_5f_dev_5f_abbr">n</text:span> <text:span text:style-name="amh_5f_ancre_5f_index_5f_locorum">Gaza</text:span>Gaza<text:span text:style-name="amh_5f_dev_5f_abbr">m</text:span> ciuitate<text:span text:style-name="amh_5f_dev_5f_abbr">m</text:span> q<text:span text:style-name="amh_5f_dev_5f_abbr">u</text:span>onda<text:span text:style-name="amh_5f_dev_5f_abbr">m</text:span> Philistim, q<text:span text:style-name="amh_5f_dev_5f_abbr">u</text:span>ia circu<text:span text:style-name="amh_5f_dev_5f_abbr">m</text:span>iacens patria Philistinoru<text:span text:style-name="amh_5f_dev_5f_abbr">m</text:span> erat et dicebatur q<text:span text:style-name="amh_5f_dev_5f_abbr">u</text:span>ondam <text:span text:style-name="amh_5f_ancre_5f_index_5f_locorum">Palestina</text:span>Palestina i<text:span text:style-name="amh_5f_dev_5f_abbr">n</text:span> qua su<text:span text:style-name="amh_5f_dev_5f_abbr">n</text:span>t <text:span text:style-name="amh_5f_dev_5f_abbr">et</text:span> alie ciuitates Philistinoru<text:span text:style-name="amh_5f_dev_5f_abbr">m</text:span> quaru<text:span text:style-name="amh_5f_dev_5f_abbr">m</text:span> memi<text:span text:style-name="amh_5f_dev_5f_abbr">ni</text:span>t <office:annotation office:name="__Annotation__15770_2972721066" loext:resolved="false"><dc:creator>Alexandre Moret Houplon</dc:creator><dc:date>2026-01-09T12:47:12.322013900</dc:date><meta:creator-initials>AMH</meta:creator-initials><text:p text:style-name="Comment">Renvoi à l’Ancien Testament :</text:p><text:p text:style-name="Comment">Rois 1 ou 2</text:p></office:annotation>liber Regum<text:note text:id="ftn80" text:note-class="footnote"><text:note-citation>80</text:note-citation><text:note-body><text:p text:style-name="amh_5f_note_5f_apparat"><text:span text:style-name="amh_5f_apparat_5f_lemme">quarum meminit liber Regum</text:span> <text:span text:style-name="amh_5f_apparat_5f_commentaire"><text:span text:style-name="T299">(Reg.)</text:span></text:span></text:p></text:note-body></text:note><office:annotation-end office:name="__Annotation__15770_2972721066"/> q<text:span text:style-name="amh_5f_dev_5f_abbr">ue</text:span> modo ad castella mutatis forte <text:span text:style-name="T300">no</text:span><text:span text:style-name="amh_5f_dev_5f_abbr"><text:span text:style-name="T300">min</text:span></text:span><text:span text:style-name="T300">ib</text:span><text:span text:style-name="amh_5f_dev_5f_abbr"><text:span text:style-name="T300">us</text:span></text:span><text:span text:style-name="T300"> redacte su</text:span><text:span text:style-name="amh_5f_dev_5f_abbr"><text:span text:style-name="T300">n</text:span></text:span><text:span text:style-name="T300">t. Int</text:span><text:span text:style-name="amh_5f_dev_5f_abbr"><text:span text:style-name="T300">er</text:span></text:span><text:span text:style-name="T300"> </text:span><text:span text:style-name="amh_5f_ancre_5f_index_5f_locorum">Accon</text:span><text:span text:style-name="T300">Accon uero </text:span><text:span text:style-name="amh_5f_dev_5f_abbr"><text:span text:style-name="T300">et</text:span></text:span><text:span text:style-name="T300"> </text:span><text:span text:style-name="amh_5f_ancre_5f_index_5f_locorum">Gaza</text:span><text:span text:style-name="T300">Gazam p</text:span><text:span text:style-name="amh_5f_dev_5f_abbr"><text:span text:style-name="T300">re</text:span></text:span><text:span text:style-name="T300">dicta</text:span><text:span text:style-name="amh_5f_dev_5f_abbr"><text:span text:style-name="T301">m</text:span></text:span><text:span text:style-name="T300"> </text:span><text:span text:style-name="amh_5f_dev_5f_abbr"><text:span text:style-name="T300">pro</text:span></text:span><text:span text:style-name="T300">pe </text:span><text:span text:style-name="amh_5f_ancre_5f_index_5f_locorum">Accon</text:span><text:span text:style-name="T300">Accon ad q</text:span><text:span text:style-name="amh_5f_dev_5f_abbr"><text:span text:style-name="T300">u</text:span></text:span><text:span text:style-name="T300">atuor </text:span><text:span text:style-name="T302">a</text:span><text:span text:style-name="amh_5f_dev_5f_abbr"><text:span text:style-name="T301">ut</text:span></text:span><text:span text:style-name="T300"> q</text:span><text:span text:style-name="amh_5f_dev_5f_abbr"><text:span text:style-name="T300">u</text:span></text:span><text:span text:style-name="T300">a</text:span><text:span text:style-name="amh_5f_dev_5f_abbr"><text:span text:style-name="T300">s</text:span></text:span><text:span text:style-name="T300">i miliaria </text:span><text:span text:style-name="amh_5f_dev_5f_abbr"><text:span text:style-name="T300">pro</text:span></text:span><text:span text:style-name="T300">pe mare a dextris est mons Carmeli, non multu</text:span><text:span text:style-name="amh_5f_dev_5f_abbr"><text:span text:style-name="T300">m</text:span></text:span><text:span text:style-name="T300"> alt</text:span><text:span text:style-name="amh_5f_dev_5f_abbr"><text:span text:style-name="T300">us</text:span></text:span><text:span text:style-name="T300">, oblongus desu</text:span><text:span text:style-name="amh_5f_dev_5f_abbr"><text:span text:style-name="T300">per</text:span></text:span><text:span text:style-name="T300">, plan</text:span><text:span text:style-name="amh_5f_dev_5f_abbr"><text:span text:style-name="T300">us</text:span></text:span><text:span text:style-name="T300"> multu</text:span><text:span text:style-name="amh_5f_dev_5f_abbr"><text:span text:style-name="T300">m</text:span></text:span><text:span text:style-name="T300"> spatiosus et </text:span><office:annotation office:name="__Annotation__15439_2972721066" loext:resolved="false"><dc:creator>Alexandre Moret Houplon</dc:creator><dc:date>2026-01-09T11:54:10.028371400</dc:date><meta:creator-initials>AMH</meta:creator-initials><text:p text:style-name="Comment">Il semble que deux cahiers ont été interverti au moment de la reliure</text:p></office:annotation><text:span text:style-name="amh_5f_foliotation"><text:span text:style-name="T303">[f.</text:span></text:span><text:span text:style-name="amh_5f_foliotation"><text:span text:style-name="T304"> </text:span></text:span><text:span text:style-name="amh_5f_foliotation"><text:span text:style-name="T303">242r]</text:span></text:span><office:annotation-end office:name="__Annotation__15439_2972721066"/><text:span text:style-name="T303"> h</text:span><text:span text:style-name="amh_5f_dev_5f_abbr"><text:span text:style-name="T303">ab</text:span></text:span><text:span text:style-name="T303">itatio s</text:span><text:span text:style-name="amh_5f_dev_5f_abbr"><text:span text:style-name="T303">an</text:span></text:span><text:span text:style-name="T303">cti Helie, ubi et ordo Carmelitaru</text:span><text:span text:style-name="amh_5f_dev_5f_abbr"><text:span text:style-name="T303">m</text:span></text:span><text:span text:style-name="T303"> accepit exordium, pl</text:span><text:span text:style-name="amh_5f_dev_5f_abbr"><text:span text:style-name="T303">ur</text:span></text:span><text:span text:style-name="T303">es </text:span><text:span text:style-name="T305">habens</text:span><text:span text:style-name="T303"> eccl</text:span><text:span text:style-name="amh_5f_dev_5f_abbr"><text:span text:style-name="T303">esi</text:span></text:span><text:span text:style-name="T303">as deuotas et here</text:span><text:span text:style-name="T305">mos</text:span><text:span text:style-name="T303"> gratios</text:span><text:span text:style-name="T306">os</text:span><text:span text:style-name="T303">. I</text:span><text:span text:style-name="amh_5f_dev_5f_abbr"><text:span text:style-name="T303">n</text:span></text:span><text:span text:style-name="T303"> hui</text:span><text:span text:style-name="amh_5f_dev_5f_abbr"><text:span text:style-name="T303">us</text:span></text:span><text:span text:style-name="T303"> montis pede ciuitas q</text:span><text:span text:style-name="amh_5f_dev_5f_abbr"><text:span text:style-name="T303">u</text:span></text:span><text:span text:style-name="T303">onda</text:span><text:span text:style-name="amh_5f_dev_5f_abbr"><text:span text:style-name="T303">m</text:span></text:span><text:span text:style-name="T303"> fuit </text:span><text:span text:style-name="amh_5f_dev_5f_abbr"><text:span text:style-name="T303">christ</text:span></text:span><text:span text:style-name="T303">ianoru</text:span><text:span text:style-name="amh_5f_dev_5f_abbr"><text:span text:style-name="T303">m</text:span></text:span><text:span text:style-name="T303">, Caiphas no</text:span><text:span text:style-name="amh_5f_dev_5f_abbr"><text:span text:style-name="T303">m</text:span></text:span><text:span text:style-name="T303">i</text:span><text:span text:style-name="amh_5f_dev_5f_abbr"><text:span text:style-name="T303">n</text:span></text:span><text:span text:style-name="T303">e, nu</text:span><text:span text:style-name="amh_5f_dev_5f_abbr"><text:span text:style-name="T303">n</text:span></text:span><text:span text:style-name="T303">c destructa.</text:span></text:p>
      <text:p text:style-name="amh_5f_paragraphe"><text:soft-page-break/>Inde tra<text:span text:style-name="amh_5f_dev_5f_abbr">n</text:span>siens ab<text:span text:style-name="T307">ii ultra </text:span><text:span text:style-name="amh_5f_ancre_5f_index_5f_locorum">Cesaria</text:span><text:span text:style-name="T307">Cesaria</text:span><text:span text:style-name="amh_5f_dev_5f_abbr"><text:span text:style-name="T307">m</text:span></text:span><text:span text:style-name="T307"> </text:span><text:span text:style-name="amh_5f_ancre_5f_index_5f_locorum">Palestina</text:span><text:span text:style-name="T307">Palestina</text:span><text:span text:style-name="amh_5f_dev_5f_abbr"><text:span text:style-name="T307">m</text:span></text:span><text:span text:style-name="T307"> famosam urbem q</text:span><text:span text:style-name="amh_5f_dev_5f_abbr"><text:span text:style-name="T307">u</text:span></text:span><text:span text:style-name="T307">ondam et castru</text:span><text:span text:style-name="amh_5f_dev_5f_abbr"><text:span text:style-name="T307">m</text:span></text:span><text:span text:style-name="T307"> </text:span><text:span text:style-name="amh_5f_dev_5f_abbr"><text:span text:style-name="T307">per</text:span></text:span><text:span text:style-name="T307">egrinoru</text:span><text:span text:style-name="amh_5f_dev_5f_abbr"><text:span text:style-name="T307">m</text:span></text:span><text:span text:style-name="T307"> famosu</text:span><text:span text:style-name="amh_5f_dev_5f_abbr"><text:span text:style-name="T307">m</text:span></text:span><text:span text:style-name="T307"> a </text:span><text:span text:style-name="amh_5f_dev_5f_abbr"><text:span text:style-name="T307">christ</text:span></text:span><text:span text:style-name="T307">ianis </text:span><text:span text:style-name="amh_5f_dev_5f_abbr"><text:span text:style-name="T307">con</text:span></text:span><text:span text:style-name="T307">structu</text:span><text:span text:style-name="amh_5f_dev_5f_abbr"><text:span text:style-name="T307">m</text:span></text:span><text:span text:style-name="T307">. Item ciuitate</text:span><text:span text:style-name="amh_5f_dev_5f_abbr"><text:span text:style-name="T307">m</text:span></text:span><text:span text:style-name="T307"> Ascalonem quonda</text:span><text:span text:style-name="amh_5f_dev_5f_abbr"><text:span text:style-name="T307">m</text:span></text:span><text:span text:style-name="T307"> uigorosa</text:span><text:span text:style-name="amh_5f_dev_5f_abbr"><text:span text:style-name="T307">m</text:span></text:span><text:span text:style-name="T307"> et urbe</text:span><text:span text:style-name="amh_5f_dev_5f_abbr"><text:span text:style-name="T307">m</text:span></text:span><text:span text:style-name="T307"> </text:span><text:span text:style-name="amh_5f_ancre_5f_index_5f_locorum">Yoppen</text:span><text:span text:style-name="T307">Yoppensem vetustissima</text:span><text:span text:style-name="amh_5f_dev_5f_abbr"><text:span text:style-name="T307">m</text:span></text:span><text:span text:style-name="T307"> qua</text:span><text:span text:style-name="amh_5f_dev_5f_abbr"><text:span text:style-name="T307">m</text:span></text:span><text:span text:style-name="T307"> </text:span><text:span text:style-name="amh_5f_ancre_5f_index_5f_nominum">Iaphet</text:span><text:span text:style-name="T307">Iaphet filius </text:span><text:span text:style-name="amh_5f_ancre_5f_index_5f_nominum">Noe</text:span><text:span text:style-name="T307">N</text:span><text:span text:style-name="T308">oe</text:span><text:span text:style-name="T307"> famat</text:span><text:span text:style-name="amh_5f_dev_5f_abbr"><text:span text:style-name="T307">u</text:span></text:span><text:span text:style-name="T307">r co</text:span><text:span text:style-name="amh_5f_dev_5f_abbr"><text:span text:style-name="T307">n</text:span></text:span><text:span text:style-name="T307">didisse. Hec loca in rippa maris opti</text:span><text:span text:style-name="amh_5f_dev_5f_abbr"><text:span text:style-name="T307">m</text:span></text:span><text:span text:style-name="T307">e situata a </text:span><text:span text:style-name="amh_5f_ancre_5f_index_5f_locorum">Sarracenus</text:span><text:span text:style-name="T307">Sarracenis miserabilit</text:span><text:span text:style-name="amh_5f_dev_5f_abbr"><text:span text:style-name="T307">er</text:span></text:span><text:span text:style-name="T307"> su</text:span><text:span text:style-name="amh_5f_dev_5f_abbr"><text:span text:style-name="T307">n</text:span></text:span><text:span text:style-name="T307">t destructa.</text:span></text:p>
      <text:p text:style-name="amh_5f_paragraphe">P<text:span text:style-name="amh_5f_dev_5f_abbr">ro</text:span>pe <text:span text:style-name="amh_5f_ancre_5f_index_5f_locorum">Yoppen</text:span>Yoppen intra terra<text:span text:style-name="amh_5f_dev_5f_abbr">m</text:span> est p<text:span text:style-name="amh_5f_dev_5f_abbr">u</text:span>lcra ciuitas <text:span text:style-name="amh_5f_ancre_5f_index_5f_locorum">Rama</text:span>Rama no<text:span text:style-name="amh_5f_dev_5f_abbr">m</text:span>i<text:span text:style-name="amh_5f_dev_5f_abbr">n</text:span>e, q<text:span text:style-name="amh_5f_dev_5f_abbr">ue</text:span> optime h<text:span text:style-name="amh_5f_dev_5f_abbr">ab</text:span>itatur, loc<text:span text:style-name="amh_5f_dev_5f_abbr">us</text:span> delectabilis <text:span text:style-name="amh_5f_dev_5f_abbr">et</text:span> san<text:span text:style-name="amh_5f_dev_5f_abbr">us</text:span>. <text:span text:style-name="amh_5f_dev_5f_abbr">Pro</text:span>pe <text:span text:style-name="T309">ui</text:span>lla<text:span text:style-name="amh_5f_dev_5f_abbr">m</text:span> hanc a sinistris est ciuitas <text:span text:style-name="amh_5f_ancre_5f_index_5f_locorum">Diospolis</text:span>Diospolis, q<text:span text:style-name="amh_5f_dev_5f_abbr">ue</text:span> in <office:annotation office:name="__Annotation__15768_2972721066" loext:resolved="false"><dc:creator>Alexandre Moret Houplon</dc:creator><dc:date>2026-01-09T12:43:51.771022300</dc:date><meta:creator-initials>AMH</meta:creator-initials><text:p text:style-name="Comment"><text:a xlink:href="https://gloss-e.irht.cnrs.fr/php/editions_chapitre.php?id=biblia&amp;numLivre=74&amp;chapitre=74_9#glo_cap9_verset32" xlink:type="simple">https://gloss-e.irht.cnrs.fr/php/editions_chapitre.php?id=biblia&amp;numLivre=74&amp;chapitre=74_9#glo_cap9_verset32</text:a></text:p><text:p text:style-name="Comment"/></office:annotation>Actib<text:span text:style-name="amh_5f_dev_5f_abbr">us</text:span> Ap<text:span text:style-name="amh_5f_dev_5f_abbr">osto</text:span>loru<text:span text:style-name="amh_5f_dev_5f_abbr">m</text:span><office:annotation-end office:name="__Annotation__15768_2972721066"/> Lidda d<text:span text:style-name="amh_5f_dev_5f_abbr">icitu</text:span>r<text:note text:id="ftn81" text:note-class="footnote"><text:note-citation>81</text:note-citation><text:note-body><text:p text:style-name="amh_5f_note_5f_apparat"><text:span text:style-name="amh_5f_apparat_5f_lemme">que in Actibus Apostolorum Lidda dicitur</text:span> <text:span text:style-name="amh_5f_apparat_5f_commentaire"><text:span text:style-name="T310">(Act. 9,32–35)</text:span></text:span></text:p></text:note-body></text:note>, ubi beat<text:span text:style-name="amh_5f_dev_5f_abbr">us</text:span> <text:span text:style-name="amh_5f_ancre_5f_index_5f_nominum">Georgius</text:span>Georgi<text:span text:style-name="amh_5f_dev_5f_abbr">us</text:span> decapitat<text:span text:style-name="amh_5f_dev_5f_abbr">us</text:span> asserit<text:span text:style-name="amh_5f_dev_5f_abbr">u</text:span>r et loc<text:span text:style-name="amh_5f_dev_5f_abbr">us</text:span> adue<text:span text:style-name="amh_5f_dev_5f_abbr">n</text:span>ientib<text:span text:style-name="amh_5f_dev_5f_abbr">us</text:span> <text:span text:style-name="amh_5f_dev_5f_abbr">per</text:span>egrinis <text:span text:style-name="T311">o</text:span><text:span text:style-name="amh_5f_dev_5f_abbr"><text:span text:style-name="T311">ste</text:span></text:span><text:span text:style-name="T311">ndit</text:span><text:span text:style-name="amh_5f_dev_5f_abbr"><text:span text:style-name="T311">u</text:span></text:span><text:span text:style-name="T311">r</text:span><text:span text:style-name="T312"> in choro eccl</text:span><text:span text:style-name="amh_5f_dev_5f_abbr"><text:span text:style-name="T312">esi</text:span></text:span><text:span text:style-name="T312">e quondam freq</text:span><text:span text:style-name="amh_5f_dev_5f_abbr"><text:span text:style-name="T312">ue</text:span></text:span><text:span text:style-name="T312">ntis et pulcre. Et non multu</text:span><text:span text:style-name="amh_5f_dev_5f_abbr"><text:span text:style-name="T312">m</text:span></text:span><text:span text:style-name="T312"> </text:span><text:span text:style-name="T313">distanter </text:span><text:span text:style-name="T312">a monte Carmeli a sinistris est uilla Safra</text:span><text:span text:style-name="amh_5f_dev_5f_abbr"><text:span text:style-name="T312">m</text:span></text:span><text:span text:style-name="T312"> qua b</text:span><text:span text:style-name="amh_5f_dev_5f_abbr"><text:span text:style-name="T312">ea</text:span></text:span><text:span text:style-name="T312">ti </text:span><text:span text:style-name="amh_5f_ancre_5f_index_5f_nominum">Iacobus</text:span><text:span text:style-name="T312">Iacob</text:span><text:span text:style-name="amh_5f_dev_5f_abbr"><text:span text:style-name="T312">us</text:span></text:span><text:span text:style-name="T312"> </text:span><text:span text:style-name="amh_5f_dev_5f_abbr"><text:span text:style-name="T312">et</text:span></text:span><text:span text:style-name="T312"> </text:span><text:span text:style-name="amh_5f_ancre_5f_index_5f_nominum">Iohannes</text:span><text:span text:style-name="T312">Ioh</text:span><text:span text:style-name="amh_5f_dev_5f_abbr"><text:span text:style-name="T312">ann</text:span></text:span><text:span text:style-name="T312">es nati dicu</text:span><text:span text:style-name="amh_5f_dev_5f_abbr"><text:span text:style-name="T312">n</text:span></text:span><text:span text:style-name="T312">t</text:span><text:span text:style-name="amh_5f_dev_5f_abbr"><text:span text:style-name="T312">u</text:span></text:span><text:span text:style-name="T312">r, et i</text:span><text:span text:style-name="amh_5f_dev_5f_abbr"><text:span text:style-name="T312">n</text:span></text:span><text:span text:style-name="T312"> loco natiuitatis eoru</text:span><text:span text:style-name="amh_5f_dev_5f_abbr"><text:span text:style-name="T312">m</text:span></text:span><text:span text:style-name="T312"> p</text:span><text:span text:style-name="amh_5f_dev_5f_abbr"><text:span text:style-name="T312">u</text:span></text:span><text:span text:style-name="T312">lcra fuit eccl</text:span><text:span text:style-name="amh_5f_dev_5f_abbr"><text:span text:style-name="T312">esi</text:span></text:span><text:span text:style-name="T312">a </text:span><text:span text:style-name="amh_5f_dev_5f_abbr"><text:span text:style-name="T312">con</text:span></text:span><text:span text:style-name="T312">structa, qua</text:span><text:span text:style-name="amh_5f_dev_5f_abbr"><text:span text:style-name="T312">m</text:span></text:span><text:span text:style-name="T312"> etia</text:span><text:span text:style-name="amh_5f_dev_5f_abbr"><text:span text:style-name="T312">m</text:span></text:span><text:span text:style-name="T312"> </text:span><text:span text:style-name="amh_5f_dev_5f_abbr"><text:span text:style-name="T312">per</text:span></text:span><text:span text:style-name="T312">egrini deuotius uisitare co</text:span><text:span text:style-name="amh_5f_dev_5f_abbr"><text:span text:style-name="T312">n</text:span></text:span><text:span text:style-name="T312">sueru</text:span><text:span text:style-name="amh_5f_dev_5f_abbr"><text:span text:style-name="T312">n</text:span></text:span><text:span text:style-name="T312">t.</text:span></text:p>
      <text:p text:style-name="amh_5f_paragraphe">Hiis ergo uisis, ueni i<text:span text:style-name="amh_5f_dev_5f_abbr">n</text:span> <text:span text:style-name="amh_5f_ancre_5f_index_5f_locorum">Gaza</text:span>Gaza<text:span text:style-name="amh_5f_dev_5f_abbr">m</text:span> ciuitate<text:span text:style-name="amh_5f_dev_5f_abbr">m</text:span>, quam dix<text:span text:style-name="amh_5f_dev_5f_abbr">er</text:span>am satis magna<text:span text:style-name="amh_5f_dev_5f_abbr">m</text:span> <text:span text:style-name="amh_5f_dev_5f_abbr">et</text:span> satis pop<text:span text:style-name="amh_5f_dev_5f_abbr">u</text:span>lata<text:span text:style-name="amh_5f_dev_5f_abbr">m</text:span>, a mari [ali]q<text:span text:style-name="amh_5f_dev_5f_abbr">u</text:span>a<text:span text:style-name="amh_5f_dev_5f_abbr">n</text:span>tulum elongata<text:span text:style-name="amh_5f_dev_5f_abbr">m</text:span>. Hec est illa ciuitas cui<text:span text:style-name="amh_5f_dev_5f_abbr">us</text:span> portas <text:span text:style-name="amh_5f_ancre_5f_index_5f_nominum">Sanson</text:span>Sanson asportauit, cu<text:span text:style-name="amh_5f_dev_5f_abbr">m</text:span> i<text:span text:style-name="amh_5f_dev_5f_abbr">n</text:span> ea ca<text:span text:style-name="T293">pt</text:span><text:span text:style-name="amh_5f_dev_5f_abbr">us</text:span> e<text:span text:style-name="amh_5f_dev_5f_abbr">ss</text:span>et, monte<text:span text:style-name="amh_5f_dev_5f_abbr">m</text:span> su<text:span text:style-name="amh_5f_dev_5f_abbr">per</text:span> unu<text:span text:style-name="amh_5f_dev_5f_abbr">m</text:span> <text:span text:style-name="amh_5f_dev_5f_abbr">p</text:span><text:span text:style-name="amh_5f_dev_5f_abbr"><text:span text:style-name="T314">ar</text:span></text:span><text:span text:style-name="T314">uu</text:span><text:span text:style-name="amh_5f_dev_5f_abbr"><text:span text:style-name="T314">m</text:span></text:span><text:span text:style-name="T314"> ciuitati uicinu</text:span><text:span text:style-name="amh_5f_dev_5f_abbr"><text:span text:style-name="T314">m</text:span></text:span><text:span text:style-name="T314">, et ibi tot milia Philistinoru</text:span><text:span text:style-name="amh_5f_dev_5f_abbr"><text:span text:style-name="T314">m</text:span></text:span><text:span text:style-name="T314"> palatii, colu</text:span><text:span text:style-name="amh_5f_dev_5f_abbr"><text:span text:style-name="T314">m</text:span></text:span><text:span text:style-name="T314">pis </text:span><text:span text:style-name="T315">ex</text:span><text:span text:style-name="T314">cussis</text:span><text:span text:style-name="T314"><text:note text:id="ftn82" text:note-class="footnote"><text:note-citation>82</text:note-citation><text:note-body><text:p text:style-name="amh_5f_note_5f_apparat"><text:span text:style-name="amh_5f_apparat_5f_lemme">portas Sanson asportauit… columpis </text:span><text:span text:style-name="amh_5f_apparat_5f_lemme"><text:span text:style-name="T316">ex</text:span></text:span><text:span text:style-name="amh_5f_apparat_5f_lemme">cussis</text:span> <text:span text:style-name="amh_5f_apparat_5f_commentaire">(Iud. 16, 1-3 ; 21 ; 29-30)</text:span></text:p></text:note-body></text:note></text:span><text:span text:style-name="T314">, et se ipsu</text:span><text:span text:style-name="amh_5f_dev_5f_abbr"><text:span text:style-name="T314">m</text:span></text:span><text:span text:style-name="T314"> prius, t</text:span><text:span text:style-name="amh_5f_dev_5f_abbr"><text:span text:style-name="T314">ame</text:span></text:span><text:span text:style-name="T314">n excecatu</text:span><text:span text:style-name="amh_5f_dev_5f_abbr"><text:span text:style-name="T314">m</text:span></text:span><text:span text:style-name="T314">, contudit, sic</text:span><text:span text:style-name="amh_5f_dev_5f_abbr"><text:span text:style-name="T314">ut</text:span></text:span><text:span text:style-name="T314"> </text:span><text:span text:style-name="T293">B</text:span><text:span text:style-name="T314">iblia me</text:span><text:span text:style-name="amh_5f_dev_5f_abbr"><text:span text:style-name="T314">m</text:span></text:span><text:span text:style-name="T314">orat.</text:span></text:p>
      <text:p text:style-name="P29">Post hec ueni in castru<text:span text:style-name="amh_5f_dev_5f_abbr">m</text:span> <text:span text:style-name="amh_5f_ancre_5f_index_5f_locorum">Darum </text:span><text:span text:style-name="amh_5f_ancre_5f_index_5f_locorum"><text:span text:style-name="T317">(castrum)</text:span></text:span>Dar<text:span text:style-name="amh_5f_dev_5f_abbr">um</text:span>, q<text:span text:style-name="amh_5f_dev_5f_abbr">uo</text:span>d ultimu<text:span text:style-name="amh_5f_dev_5f_abbr">m</text:span> occ<text:span text:style-name="amh_5f_dev_5f_abbr">u</text:span>rit <text:span text:style-name="amh_5f_dev_5f_abbr">pre</text:span>cede<text:span text:style-name="amh_5f_dev_5f_abbr">n</text:span>tib<text:span text:style-name="amh_5f_dev_5f_abbr">us</text:span> de <text:span text:style-name="amh_5f_ancre_5f_index_5f_locorum">Siria</text:span>Siria in <text:span text:style-name="amh_5f_ancre_5f_index_5f_locorum">Egiptus</text:span>Egiptu<text:span text:style-name="amh_5f_dev_5f_abbr">m</text:span>. Et notandum quod eu<text:span text:style-name="amh_5f_dev_5f_abbr">n</text:span>do de <text:span text:style-name="amh_5f_ancre_5f_index_5f_locorum">Accon</text:span>Accon <text:span text:style-name="amh_5f_dev_5f_abbr">per</text:span> ha<text:span text:style-name="amh_5f_dev_5f_abbr">n</text:span>c uia<text:span text:style-name="amh_5f_dev_5f_abbr">m</text:span> dimisi s<text:span text:style-name="amh_5f_dev_5f_abbr">an</text:span>ctam ciuitate<text:span text:style-name="amh_5f_dev_5f_abbr">m</text:span> <text:span text:style-name="amh_5f_ancre_5f_index_5f_locorum">Iherusalem</text:span>Ih<text:span text:style-name="amh_5f_dev_5f_abbr">e</text:span>r<text:span text:style-name="amh_5f_dev_5f_abbr">usa</text:span>l<text:span text:style-name="amh_5f_dev_5f_abbr">e</text:span>m a sini<text:span text:style-name="T318">s</text:span>tris uix ad <text:span text:style-name="amh_5f_nombre_5f_romain">xx</text:span><text:span text:style-name="T319"> </text:span>miliaria uolens p<text:span text:style-name="amh_5f_dev_5f_abbr">r</text:span>ius uide<text:span text:style-name="amh_5f_dev_5f_abbr">re</text:span> <text:span text:style-name="amh_5f_ancre_5f_index_5f_locorum">Egiptus</text:span>Egiptu<text:span text:style-name="amh_5f_dev_5f_abbr">m</text:span> et <text:span text:style-name="amh_5f_ancre_5f_index_5f_locorum">Arabia</text:span>Arabia<text:span text:style-name="amh_5f_dev_5f_abbr">m</text:span> ut obtentis soldani l<text:span text:style-name="amh_5f_dev_5f_abbr">itte</text:span>ris possem reu<text:span text:style-name="amh_5f_dev_5f_abbr">er</text:span>tens commodius et tutius, Terra<text:span text:style-name="amh_5f_dev_5f_abbr">m</text:span> S<text:span text:style-name="amh_5f_dev_5f_abbr">an</text:span>ctam <text:span text:style-name="amh_5f_dev_5f_abbr">et</text:span> ei<text:span text:style-name="amh_5f_dev_5f_abbr">us</text:span> loca ad placitu<text:span text:style-name="amh_5f_dev_5f_abbr">m</text:span> <text:span text:style-name="amh_5f_dev_5f_abbr">et</text:span> cu<text:span text:style-name="amh_5f_dev_5f_abbr">m</text:span> pausa uisitare, ut patebit i<text:span text:style-name="amh_5f_dev_5f_abbr">n</text:span>ferius.</text:p>
      <text:h text:style-name="P10" text:outline-level="1">De deserto di<text:span text:style-name="amh_5f_dev_5f_abbr">ui</text:span>dente <text:span text:style-name="amh_5f_ancre_5f_index_5f_locorum">Siria</text:span>Siria<text:span text:style-name="amh_5f_dev_5f_abbr">m</text:span> <text:span text:style-name="amh_5f_dev_5f_abbr">et</text:span> <text:span text:style-name="amh_5f_ancre_5f_index_5f_locorum">Egiptus</text:span>Egiptu<text:span text:style-name="amh_5f_dev_5f_abbr">m</text:span> <text:span text:style-name="amh_5f_dev_5f_abbr">et</text:span> de <text:span text:style-name="amh_5f_ancre_5f_index_5f_locorum">Egiptus</text:span>Egipto</text:h>
      <text:h text:style-name="amh_5f_premier_5f_paragraphe" text:outline-level="1"><text:span text:style-name="amh_5f_lettrine">D</text:span>e castro q<text:span text:style-name="amh_5f_dev_5f_abbr">uo</text:span>d <text:span text:style-name="amh_5f_ancre_5f_index_5f_locorum">Darum </text:span><text:span text:style-name="amh_5f_ancre_5f_index_5f_locorum"><text:span text:style-name="T317">(castrum)</text:span></text:span>Daru<text:span text:style-name="amh_5f_dev_5f_abbr">m</text:span> d<text:span text:style-name="amh_5f_dev_5f_abbr">icitu</text:span>r u<text:span text:style-name="amh_5f_dev_5f_abbr">er</text:span>sus <text:span text:style-name="amh_5f_ancre_5f_index_5f_locorum">Egiptus</text:span>Egiptu<text:span text:style-name="amh_5f_dev_5f_abbr">m</text:span> <text:span text:style-name="amh_5f_dev_5f_abbr">per</text:span> des<text:span text:style-name="amh_5f_dev_5f_abbr">er</text:span>tu<text:span text:style-name="amh_5f_dev_5f_abbr">m</text:span> Arenosu<text:span text:style-name="amh_5f_dev_5f_abbr">m</text:span> in <text:span text:style-name="amh_5f_nombre_5f_romain"><text:span text:style-name="T320">vii</text:span></text:span><text:span text:style-name="T321"> </text:span>dieb<text:span text:style-name="amh_5f_dev_5f_abbr">us</text:span>. I<text:span text:style-name="amh_5f_dev_5f_abbr">n</text:span> quo deserto est penuria aq<text:span text:style-name="amh_5f_dev_5f_abbr">ue</text:span>, i<text:span text:style-name="amh_5f_dev_5f_abbr">de</text:span>oq<text:span text:style-name="amh_5f_dev_5f_abbr">ue</text:span> portaui uictualia et alia n<text:span text:style-name="amh_5f_dev_5f_abbr">e</text:span>c<text:span text:style-name="amh_5f_dev_5f_abbr">ess</text:span>aria. Su<text:span text:style-name="amh_5f_dev_5f_abbr">n</text:span>t t<text:span text:style-name="amh_5f_dev_5f_abbr">ame</text:span>n <text:span text:style-name="amh_5f_dev_5f_abbr">con</text:span>stituta <text:span text:style-name="amh_5f_dev_5f_abbr">per</text:span> <text:span text:style-name="amh_5f_ancre_5f_index_5f_locorum">Sarracenus</text:span>Sarracenos certa s<text:span text:style-name="amh_5f_dev_5f_abbr">ecundu</text:span>m dietas hospitia, i<text:span text:style-name="amh_5f_dev_5f_abbr">n</text:span> quib<text:span text:style-name="amh_5f_dev_5f_abbr">us</text:span> etia<text:span text:style-name="amh_5f_dev_5f_abbr">m</text:span> co<text:span text:style-name="amh_5f_dev_5f_abbr">m</text:span>periu<text:span text:style-name="amh_5f_dev_5f_abbr">n</text:span>t<text:span text:style-name="amh_5f_dev_5f_abbr">u</text:span>r n<text:span text:style-name="amh_5f_dev_5f_abbr">e</text:span>c<text:span text:style-name="amh_5f_dev_5f_abbr">ess</text:span>aria <text:span text:style-name="amh_5f_dev_5f_abbr">com</text:span>pete<text:span text:style-name="amh_5f_dev_5f_abbr">n</text:span>tia.</text:h>
      <text:p text:style-name="P30">Post ueni i<text:span text:style-name="amh_5f_dev_5f_abbr">n</text:span> <text:span text:style-name="amh_5f_ancre_5f_index_5f_locorum">Egiptus</text:span>Egiptu<text:span text:style-name="amh_5f_dev_5f_abbr">m</text:span>, ubi <text:span text:style-name="amh_5f_dev_5f_abbr">sunt</text:span> casalia p<text:span text:style-name="amh_5f_dev_5f_abbr">u</text:span>lc<text:span text:style-name="amh_5f_dev_5f_abbr">er</text:span>rima infinita, o<text:span text:style-name="amh_5f_dev_5f_abbr">mn</text:span>ib<text:span text:style-name="amh_5f_dev_5f_abbr">us</text:span> bonis t<text:span text:style-name="amh_5f_dev_5f_abbr">em</text:span>p<text:span text:style-name="amh_5f_dev_5f_abbr">or</text:span>alibus habu<text:span text:style-name="amh_5f_dev_5f_abbr">n</text:span>da<text:span text:style-name="amh_5f_dev_5f_abbr">n</text:span>tia, p<text:span text:style-name="amh_5f_dev_5f_abbr">re</text:span>t<text:span text:style-name="amh_5f_dev_5f_abbr">er</text:span>q<text:span text:style-name="amh_5f_dev_5f_abbr">u</text:span>a<text:span text:style-name="amh_5f_dev_5f_abbr">m</text:span>, in t<text:span text:style-name="amh_5f_dev_5f_abbr">er</text:span>ris <text:span text:style-name="amh_5f_ancre_5f_index_5f_locorum">Sarracenus</text:span>Sarracenoru<text:span text:style-name="amh_5f_dev_5f_abbr">m</text:span>, <text:span text:style-name="amh_5f_dev_5f_abbr">per</text:span> <text:span text:style-name="amh_5f_ancre_5f_index_5f_locorum">Sarracenos</text:span>Sarracenos uinee non colu<text:span text:style-name="amh_5f_dev_5f_abbr">n</text:span>t<text:span text:style-name="amh_5f_dev_5f_abbr">u</text:span>r nec porcos enutriu<text:span text:style-name="amh_5f_dev_5f_abbr">n</text:span>t. Hoc eni<text:span text:style-name="amh_5f_dev_5f_abbr">m</text:span> lege eoru<text:span text:style-name="amh_5f_dev_5f_abbr">m</text:span>, in libro que<text:span text:style-name="amh_5f_dev_5f_abbr">m</text:span> <office:annotation office:name="__Annotation__15832_2972721066" loext:resolved="false"><dc:creator>Alexandre Moret Houplon</dc:creator><dc:date>2026-01-09T12:52:26.468420700</dc:date><meta:creator-initials>AMH</meta:creator-initials><text:p text:style-name="Comment">Le Coran</text:p></office:annotation>Alcoranu<text:span text:style-name="amh_5f_dev_5f_abbr">m</text:span><office:annotation-end office:name="__Annotation__15832_2972721066"/> uoca<text:span text:style-name="amh_5f_dev_5f_abbr">n</text:span>t<text:note text:id="ftn83" text:note-class="footnote"><text:note-citation>83</text:note-citation><text:note-body><text:p text:style-name="amh_5f_note_5f_apparat"><text:span text:style-name="amh_5f_apparat_5f_lemme">in libro quem Alcoranum uocant</text:span> <text:span text:style-name="amh_5f_apparat_5f_commentaire"><text:span text:style-name="T322">(Cor. 5,3 ; 5,90–91)</text:span></text:span></text:p></text:note-body></text:note>, strictius i<text:span text:style-name="amh_5f_dev_5f_abbr">n</text:span>hibetur. P<text:span text:style-name="amh_5f_dev_5f_abbr">ri</text:span>mo <text:span text:style-name="amh_5f_dev_5f_abbr">i</text:span>g<text:span text:style-name="amh_5f_dev_5f_abbr">itur</text:span> <text:span text:style-name="amh_5f_dev_5f_abbr">pro</text:span>cedens u<text:span text:style-name="amh_5f_dev_5f_abbr">er</text:span>sus <text:span text:style-name="amh_5f_ancre_5f_index_5f_locorum">Babilonia</text:span>Babilonia<text:span text:style-name="amh_5f_dev_5f_abbr">m</text:span>, ueni ad uilla<text:span text:style-name="amh_5f_dev_5f_abbr">m</text:span> famosa<text:span text:style-name="amh_5f_dev_5f_abbr">m</text:span> et magna<text:span text:style-name="amh_5f_dev_5f_abbr">m</text:span>, q<text:span text:style-name="amh_5f_dev_5f_abbr">ue</text:span> <office:annotation office:name="__Annotation__177532_1790455224" loext:resolved="false"><dc:creator>Alexandre Moret Houplon</dc:creator><dc:date>2026-03-02T09:07:20.741872300</dc:date><meta:creator-initials>AMH</meta:creator-initials><text:p text:style-name="Comment">Li : Belleip</text:p></office:annotation>Belbeis<office:annotation-end office:name="__Annotation__177532_1790455224"/> appellat<text:span text:style-name="amh_5f_dev_5f_abbr">u</text:span>r. <text:span text:style-name="T323">Post hec, dimissis </text:span>a sinistris<text:span text:style-name="T323"> sup</text:span><text:span text:style-name="amh_5f_dev_5f_abbr"><text:span text:style-name="T323">r</text:span></text:span><text:span text:style-name="T323">a ripa</text:span><text:span text:style-name="amh_5f_dev_5f_abbr"><text:span text:style-name="T323">m</text:span></text:span><text:span text:style-name="T323"> maris </text:span><text:span text:style-name="amh_5f_ancre_5f_index_5f_locorum">Alexandria</text:span><text:span text:style-name="T323">Alexa</text:span><text:span text:style-name="amh_5f_dev_5f_abbr"><text:span text:style-name="T323">n</text:span></text:span><text:span text:style-name="T323">dria famossissima ciuitate et Dami</text:span><text:span text:style-name="T324">e</text:span><text:span text:style-name="T323">ta, </text:span><text:span text:style-name="amh_5f_dev_5f_abbr"><text:span text:style-name="T323">pro</text:span></text:span><text:span text:style-name="T323">pt</text:span><text:span text:style-name="amh_5f_dev_5f_abbr"><text:span text:style-name="T323">er</text:span></text:span><text:span text:style-name="T323"> co</text:span><text:span text:style-name="amh_5f_dev_5f_abbr"><text:span text:style-name="T323">n</text:span></text:span><text:span text:style-name="T323">ueniente</text:span><text:span text:style-name="amh_5f_dev_5f_abbr"><text:span text:style-name="T323">m</text:span></text:span><text:span text:style-name="T323"> portu</text:span><text:span text:style-name="amh_5f_dev_5f_abbr"><text:span text:style-name="T323">m</text:span></text:span><text:span text:style-name="T323"> nauigantib</text:span><text:span text:style-name="amh_5f_dev_5f_abbr"><text:span text:style-name="T323">us</text:span></text:span><text:span text:style-name="T323"> satis nota, </text:span><text:span text:style-name="amh_5f_dev_5f_abbr"><text:span text:style-name="T323">per</text:span></text:span><text:span text:style-name="T323">ueni ad </text:span><text:span text:style-name="amh_5f_ancre_5f_index_5f_locorum">Cadrum</text:span><text:span text:style-name="T323">Cadru</text:span><text:span text:style-name="amh_5f_dev_5f_abbr"><text:span text:style-name="T323">m</text:span></text:span><text:span text:style-name="T323"> et </text:span><text:span text:style-name="amh_5f_ancre_5f_index_5f_locorum">Babilonia</text:span><text:span text:style-name="T323">Babilonia</text:span><text:span text:style-name="amh_5f_dev_5f_abbr"><text:span text:style-name="T323">m</text:span></text:span><text:span text:style-name="T323"> metropoli</text:span><text:span text:style-name="amh_5f_dev_5f_abbr"><text:span text:style-name="T323">m</text:span></text:span><text:span text:style-name="T323"> </text:span><text:span text:style-name="amh_5f_ancre_5f_index_5f_locorum">Egiptus</text:span><text:span text:style-name="T323">Egipti, ubi est sedes soldani in uno castro p</text:span><text:span text:style-name="amh_5f_dev_5f_abbr"><text:span text:style-name="T323">u</text:span></text:span><text:span text:style-name="T308">l</text:span><text:span text:style-name="T323">c</text:span><text:span text:style-name="amh_5f_dev_5f_abbr"><text:span text:style-name="T323">er</text:span></text:span><text:span text:style-name="T323">ri</text:span><text:span text:style-name="amh_5f_dev_5f_abbr"><text:span text:style-name="T323">m</text:span></text:span><text:span text:style-name="T323">o </text:span><text:span text:style-name="amh_5f_dev_5f_abbr"><text:span text:style-name="T323">pro</text:span></text:span><text:span text:style-name="T323">pe </text:span><text:span text:style-name="amh_5f_ancre_5f_index_5f_locorum">Cadrum</text:span><text:span text:style-name="T323">Cadru</text:span><text:span text:style-name="amh_5f_dev_5f_abbr"><text:span text:style-name="T323">m</text:span></text:span><text:span text:style-name="T323">. Hoc castru</text:span><text:span text:style-name="amh_5f_dev_5f_abbr"><text:span text:style-name="T323">m</text:span></text:span><text:span text:style-name="T323"> in monte est non alto s</text:span><text:span text:style-name="amh_5f_dev_5f_abbr"><text:span text:style-name="T323">ed</text:span></text:span><text:span text:style-name="T323"> petroso, lato et ualde p</text:span><text:span text:style-name="amh_5f_dev_5f_abbr"><text:span text:style-name="T323">u</text:span></text:span><text:span text:style-name="T323">lcris palatiis decorat</text:span><text:span text:style-name="amh_5f_dev_5f_abbr"><text:span text:style-name="T323">u</text:span></text:span><text:span text:style-name="T323">r. D</text:span><text:span text:style-name="amh_5f_dev_5f_abbr"><text:span text:style-name="T323">icitu</text:span></text:span><text:span text:style-name="T323">r q</text:span><text:span text:style-name="amh_5f_dev_5f_abbr"><text:span text:style-name="T323">uod</text:span></text:span><text:span text:style-name="T323"> co</text:span><text:span text:style-name="amh_5f_dev_5f_abbr"><text:span text:style-name="T323">n</text:span></text:span><text:span text:style-name="T323">tinue, </text:span><text:span text:style-name="amh_5f_dev_5f_abbr"><text:span text:style-name="T323">per</text:span></text:span><text:span text:style-name="T323"> diu</text:span><text:span text:style-name="amh_5f_dev_5f_abbr"><text:span text:style-name="T323">er</text:span></text:span><text:span text:style-name="T323">sis ip</text:span><text:span text:style-name="amh_5f_dev_5f_abbr"><text:span text:style-name="T323">s</text:span></text:span><text:span text:style-name="T323">i</text:span><text:span text:style-name="amh_5f_dev_5f_abbr"><text:span text:style-name="T323">us</text:span></text:span><text:span text:style-name="T323"> soldani s</text:span><text:span text:style-name="amh_5f_dev_5f_abbr"><text:span text:style-name="T323">er</text:span></text:span><text:span text:style-name="T323">uitiis et custodia ei</text:span><text:span text:style-name="amh_5f_dev_5f_abbr"><text:span text:style-name="T323">us</text:span></text:span><text:span text:style-name="T323"> in ip</text:span><text:span text:style-name="amh_5f_dev_5f_abbr"><text:span text:style-name="T323">s</text:span></text:span><text:span text:style-name="T323">o castro, co</text:span><text:span text:style-name="amh_5f_dev_5f_abbr"><text:span text:style-name="T323">m</text:span></text:span><text:span text:style-name="T323">m</text:span><text:span text:style-name="T325">e</text:span><text:span text:style-name="amh_5f_dev_5f_abbr"><text:span text:style-name="T325">m</text:span></text:span><text:span text:style-name="T323">or</text:span><text:span text:style-name="T325">a</text:span><text:span text:style-name="T323">tur sex</text:span><text:span text:style-name="T325"> </text:span><text:span text:style-name="T323">mile</text:span><text:span text:style-name="T325"> </text:span><text:span text:style-name="T323">personaru</text:span><text:span text:style-name="amh_5f_dev_5f_abbr"><text:span text:style-name="T323">m</text:span></text:span><text:span text:style-name="T323"> q</text:span><text:span text:style-name="amh_5f_dev_5f_abbr"><text:span text:style-name="T323">ui</text:span></text:span><text:span text:style-name="T323">b</text:span><text:span text:style-name="amh_5f_dev_5f_abbr"><text:span text:style-name="T323">us</text:span></text:span><text:span text:style-name="T323"> cotidie </text:span><text:span text:style-name="T326">de uilla uictualia m</text:span><text:span text:style-name="amh_5f_dev_5f_abbr"><text:span text:style-name="T326">in</text:span></text:span><text:span text:style-name="T326">istrant</text:span><text:span text:style-name="amh_5f_dev_5f_abbr"><text:span text:style-name="T326">u</text:span></text:span><text:span text:style-name="T326">r. Cet</text:span><text:span text:style-name="amh_5f_dev_5f_abbr"><text:span text:style-name="T326">er</text:span></text:span><text:span text:style-name="T326">i u</text:span><text:span text:style-name="amh_5f_dev_5f_abbr"><text:span text:style-name="T326">er</text:span></text:span><text:span text:style-name="T326">o a</text:span><text:span text:style-name="amh_5f_dev_5f_abbr"><text:span text:style-name="T327">m</text:span></text:span><text:span text:style-name="T326">mirati </text:span><text:span text:style-name="T328">–</text:span><text:span text:style-name="T326"> i</text:span><text:span text:style-name="amh_5f_dev_5f_abbr"><text:span text:style-name="T326">d</text:span></text:span><text:span text:style-name="T326"> capitanei </text:span><text:span text:style-name="T328">–</text:span><text:span text:style-name="T326"> et gen</text:span><text:span text:style-name="amh_5f_dev_5f_abbr"><text:span text:style-name="T326">us</text:span></text:span><text:span text:style-name="T326"> armoru</text:span><text:span text:style-name="amh_5f_dev_5f_abbr"><text:span text:style-name="T326">m</text:span></text:span><text:span text:style-name="T326"> eq</text:span><text:span text:style-name="amh_5f_dev_5f_abbr"><text:span text:style-name="T326">u</text:span></text:span><text:span text:style-name="T326">ites, i</text:span><text:span text:style-name="amh_5f_dev_5f_abbr"><text:span text:style-name="T326">n</text:span></text:span><text:span text:style-name="T326"> maxi</text:span><text:span text:style-name="amh_5f_dev_5f_abbr"><text:span text:style-name="T326">m</text:span></text:span><text:span text:style-name="T326">a m</text:span><text:span text:style-name="amh_5f_dev_5f_abbr"><text:span text:style-name="T326">u</text:span></text:span><text:span text:style-name="T326">lti</text:span><text:span text:style-name="amh_5f_dev_5f_abbr"><text:span text:style-name="T326">tudi</text:span></text:span><text:span text:style-name="T326">ne sub castro i</text:span><text:span text:style-name="amh_5f_dev_5f_abbr"><text:span text:style-name="T326">n</text:span></text:span><text:span text:style-name="T326"> c</text:span><text:span text:style-name="amh_5f_dev_5f_abbr"><text:span text:style-name="T326">iu</text:span></text:span><text:span text:style-name="T326">itatib</text:span><text:span text:style-name="amh_5f_dev_5f_abbr"><text:span text:style-name="T326">us</text:span></text:span><text:span text:style-name="T326"> ordina</text:span><text:span text:style-name="amh_5f_dev_5f_abbr"><text:span text:style-name="T329">n</text:span></text:span><text:span text:style-name="T326">t</text:span><text:span text:style-name="amh_5f_dev_5f_abbr"><text:span text:style-name="T326">u</text:span></text:span><text:span text:style-name="T326">r </text:span><text:span text:style-name="amh_5f_dev_5f_abbr"><text:span text:style-name="T326">et</text:span></text:span><text:span text:style-name="T326"> co</text:span><text:span text:style-name="amh_5f_dev_5f_abbr"><text:span text:style-name="T326">m</text:span></text:span><text:span text:style-name="T326">mora</text:span><text:span text:style-name="amh_5f_dev_5f_abbr"><text:span text:style-name="T326">n</text:span></text:span><text:span text:style-name="T326">t</text:span><text:span text:style-name="amh_5f_dev_5f_abbr"><text:span text:style-name="T326">u</text:span></text:span><text:span text:style-name="T326">r, sub millenariis, ce</text:span><text:span text:style-name="amh_5f_dev_5f_abbr"><text:span text:style-name="T326">n</text:span></text:span><text:span text:style-name="T326">tenariis, q</text:span><text:span text:style-name="amh_5f_dev_5f_abbr"><text:span text:style-name="T326">u</text:span></text:span><text:span text:style-name="T326">i</text:span><text:span text:style-name="T293">n</text:span><text:span text:style-name="T326">q</text:span><text:span text:style-name="amh_5f_dev_5f_abbr"><text:span text:style-name="T326">u</text:span></text:span><text:span text:style-name="T326">agenariis ac decaniis, s</text:span><text:span text:style-name="amh_5f_dev_5f_abbr"><text:span text:style-name="T326">ecundu</text:span></text:span><text:span text:style-name="T326">m q</text:span><text:span text:style-name="amh_5f_dev_5f_abbr"><text:span text:style-name="T326">uod</text:span></text:span><text:span text:style-name="T326"> uisu</text:span><text:span text:style-name="amh_5f_dev_5f_abbr"><text:span text:style-name="T326">m</text:span></text:span><text:span text:style-name="T326"> fu</text:span><text:span text:style-name="amh_5f_dev_5f_abbr"><text:span text:style-name="T326">er</text:span></text:span><text:span text:style-name="T326">it expedire, q</text:span><text:span text:style-name="amh_5f_dev_5f_abbr"><text:span text:style-name="T326">u</text:span></text:span><text:span text:style-name="T326">ib</text:span><text:span text:style-name="amh_5f_dev_5f_abbr"><text:span text:style-name="T326">us</text:span></text:span><text:span text:style-name="T326"> </text:span><text:span text:style-name="amh_5f_dev_5f_abbr"><text:span text:style-name="T326">per</text:span></text:span><text:span text:style-name="T326"> soldanu</text:span><text:span text:style-name="amh_5f_dev_5f_abbr"><text:span text:style-name="T326">m</text:span></text:span><text:span text:style-name="T326"> s</text:span><text:span text:style-name="amh_5f_dev_5f_abbr"><text:span text:style-name="T326">ecundu</text:span></text:span><text:span text:style-name="T326">m grad</text:span><text:span text:style-name="amh_5f_dev_5f_abbr"><text:span text:style-name="T326">us</text:span></text:span><text:span text:style-name="T326"> suos stipe</text:span><text:span text:style-name="amh_5f_dev_5f_abbr"><text:span text:style-name="T326">n</text:span></text:span><text:span text:style-name="T326">dia dispe</text:span><text:span text:style-name="amh_5f_dev_5f_abbr"><text:span text:style-name="T326">n</text:span></text:span><text:span text:style-name="T326">sant</text:span><text:span text:style-name="amh_5f_dev_5f_abbr"><text:span text:style-name="T326">u</text:span></text:span><text:span text:style-name="T326">r.</text:span></text:p>
      <text:p text:style-name="amh_5f_paragraphe"><text:span text:style-name="amh_5f_lettre_5f_rubriquee">S</text:span>u<text:span text:style-name="amh_5f_dev_5f_abbr">n</text:span>t aut<text:span text:style-name="amh_5f_dev_5f_abbr">em</text:span> <office:annotation office:name="__Annotation__409255_1790455224" loext:resolved="false"><dc:creator>Alexandre Moret Houplon</dc:creator><dc:date>2026-03-02T09:24:38.871070200</dc:date><meta:creator-initials>AMH</meta:creator-initials><text:p text:style-name="Comment">Li : Caldrum</text:p></office:annotation><text:span text:style-name="amh_5f_ancre_5f_index_5f_locorum">Cadrum</text:span>Cadru<text:span text:style-name="amh_5f_dev_5f_abbr">m</text:span><office:annotation-end office:name="__Annotation__409255_1790455224"/> et <text:span text:style-name="amh_5f_ancre_5f_index_5f_locorum">Babilonia</text:span>Babilonia due ciuitat<text:span text:style-name="T330">e</text:span>s m<text:span text:style-name="amh_5f_dev_5f_abbr">u</text:span>ltu<text:span text:style-name="amh_5f_dev_5f_abbr">m</text:span> magne, paru<text:span text:style-name="amh_5f_dev_5f_abbr"><text:span text:style-name="T331">u</text:span></text:span><text:span text:style-name="amh_5f_dev_5f_abbr">m</text:span> <text:span text:style-name="T330">t</text:span><text:span text:style-name="amh_5f_dev_5f_abbr"><text:span text:style-name="T330">ame</text:span></text:span><text:span text:style-name="T330">n </text:span>dista<text:span text:style-name="amh_5f_dev_5f_abbr">n</text:span>tes <text:span text:style-name="amh_5f_dev_5f_abbr">et</text:span> q<text:span text:style-name="amh_5f_dev_5f_abbr">u</text:span>a<text:span text:style-name="amh_5f_dev_5f_abbr">s</text:span>i co<text:span text:style-name="amh_5f_dev_5f_abbr">n</text:span>tigue ; <text:span text:style-name="amh_5f_dev_5f_abbr">et</text:span> t<text:span text:style-name="amh_5f_dev_5f_abbr">ame</text:span>n minor <text:span text:style-name="T332">erat </text:span><text:span text:style-name="amh_5f_ancre_5f_index_5f_locorum">Cadrum</text:span><text:span text:style-name="T332">Cadru</text:span><text:span text:style-name="amh_5f_dev_5f_abbr"><text:span text:style-name="T332">m</text:span></text:span><text:span text:style-name="T332">, q</text:span><text:span text:style-name="amh_5f_dev_5f_abbr"><text:span text:style-name="T332">ue</text:span></text:span><text:span text:style-name="T332"> est u</text:span><text:span text:style-name="amh_5f_dev_5f_abbr"><text:span text:style-name="T332">er</text:span></text:span><text:span text:style-name="T332">sus des</text:span><text:span text:style-name="amh_5f_dev_5f_abbr"><text:span text:style-name="T332">er</text:span></text:span><text:span text:style-name="T332">tu</text:span><text:span text:style-name="amh_5f_dev_5f_abbr"><text:span text:style-name="T332">m</text:span></text:span><text:span text:style-name="T332"> </text:span><text:span text:style-name="amh_5f_ancre_5f_index_5f_locorum">Siria</text:span><text:span text:style-name="T332">Sirie, paru</text:span><text:span text:style-name="amh_5f_dev_5f_abbr"><text:span text:style-name="T332">um</text:span></text:span><text:span text:style-name="T332"> distans a </text:span><text:span text:style-name="amh_5f_ancre_5f_index_5f_locorum">Nilus</text:span><text:span text:style-name="T332">Nilo, fluuio </text:span><text:span text:style-name="amh_5f_dev_5f_abbr"><text:span text:style-name="T293">P</text:span></text:span><text:span text:style-name="amh_5f_dev_5f_abbr"><text:span text:style-name="T332">ar</text:span></text:span><text:span text:style-name="T332">adisi. </text:span><text:span text:style-name="amh_5f_ancre_5f_index_5f_locorum">Babilonia</text:span><text:span text:style-name="T332">Babilonia uero sita est su</text:span><text:span text:style-name="amh_5f_dev_5f_abbr"><text:span text:style-name="T332">per</text:span></text:span><text:span text:style-name="T332"> fluuiu</text:span><text:span text:style-name="amh_5f_dev_5f_abbr"><text:span text:style-name="T332">m</text:span></text:span><text:span text:style-name="T332"> ipsu</text:span><text:span text:style-name="amh_5f_dev_5f_abbr"><text:span text:style-name="T332">m</text:span></text:span><text:span text:style-name="T332"> sine medio. P</text:span><text:span text:style-name="amh_5f_dev_5f_abbr"><text:span text:style-name="T332">re</text:span></text:span><text:span text:style-name="T332">dicte due uille m</text:span><text:span text:style-name="amh_5f_dev_5f_abbr"><text:span text:style-name="T332">u</text:span></text:span><text:span text:style-name="T332">ltu</text:span><text:span text:style-name="amh_5f_dev_5f_abbr"><text:span text:style-name="T332">m</text:span></text:span><text:span text:style-name="T332"> su</text:span><text:span text:style-name="amh_5f_dev_5f_abbr"><text:span text:style-name="T332">n</text:span></text:span><text:span text:style-name="T332">t populose, p</text:span><text:span text:style-name="amh_5f_dev_5f_abbr"><text:span text:style-name="T332">u</text:span></text:span><text:span text:style-name="T332">lc</text:span><text:span text:style-name="amh_5f_dev_5f_abbr"><text:span text:style-name="T332">er</text:span></text:span><text:span text:style-name="T332">rimis edificiis </text:span><text:span text:style-name="amh_5f_dev_5f_abbr"><text:span text:style-name="T332">con</text:span></text:span><text:span text:style-name="T332">structe, </text:span><text:span text:style-name="T333">pl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de foris apparea</text:span><text:span text:style-name="amh_5f_dev_5f_abbr"><text:span text:style-name="T333">n</text:span></text:span><text:span text:style-name="T333">t q</text:span><text:span text:style-name="amh_5f_dev_5f_abbr"><text:span text:style-name="T333">u</text:span></text:span><text:span text:style-name="T333">ia orientales g</text:span><text:span text:style-name="amh_5f_dev_5f_abbr"><text:span text:style-name="T333">e</text:span></text:span><text:span text:style-name="T333">n</text:span><text:span text:style-name="amh_5f_dev_5f_abbr"><text:span text:style-name="T333">er</text:span></text:span><text:span text:style-name="T333">aliter plus int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de foris edificia sua marmore et musa</text:span><text:span text:style-name="T293">ï</text:span><text:span text:style-name="T333">co o</text:span><text:span text:style-name="amh_5f_dev_5f_abbr"><text:span text:style-name="T333">per</text:span></text:span><text:span text:style-name="T333">e mirab</text:span><text:span text:style-name="amh_5f_dev_5f_abbr"><text:span text:style-name="T333">i</text:span></text:span><text:span text:style-name="T333">liter </text:span><text:span text:style-name="amh_5f_foliotation"><text:span text:style-name="T333">[f.</text:span></text:span><text:span text:style-name="amh_5f_foliotation"><text:span text:style-name="T293"> </text:span></text:span><text:span text:style-name="amh_5f_foliotation"><text:span text:style-name="T333">242v]</text:span></text:span><text:span text:style-name="T333"> uenusta</text:span><text:span text:style-name="amh_5f_dev_5f_abbr"><text:span text:style-name="T333">n</text:span></text:span><text:span text:style-name="T333">t tam in parientib</text:span><text:span text:style-name="amh_5f_dev_5f_abbr"><text:span text:style-name="T333">us</text:span></text:span><text:span text:style-name="T333"> q</text:span><text:span text:style-name="amh_5f_dev_5f_abbr"><text:span text:style-name="T333">u</text:span></text:span><text:span text:style-name="T333">a</text:span><text:span text:style-name="amh_5f_dev_5f_abbr"><text:span text:style-name="T333">m</text:span></text:span><text:span text:style-name="T333"> in pauime</text:span><text:span text:style-name="amh_5f_dev_5f_abbr"><text:span text:style-name="T333">n</text:span></text:span><text:span text:style-name="T333">tis. </text:span><text:span text:style-name="amh_5f_lettre_5f_rubriquee">A</text:span><text:span text:style-name="T334">du</text:span><text:span text:style-name="amh_5f_dev_5f_abbr"><text:span text:style-name="T334">er</text:span></text:span><text:span text:style-name="T334">tendu</text:span><text:span text:style-name="amh_5f_dev_5f_abbr"><text:span text:style-name="T334">m</text:span></text:span><text:span text:style-name="T334"> t</text:span><text:span text:style-name="amh_5f_dev_5f_abbr"><text:span text:style-name="T334">ame</text:span></text:span><text:span text:style-name="T334">n q</text:span><text:span text:style-name="amh_5f_dev_5f_abbr"><text:span text:style-name="T334">uod</text:span></text:span><text:span text:style-name="T334"> hec Babilonia de q</text:span><text:span text:style-name="amh_5f_dev_5f_abbr"><text:span text:style-name="T334">u</text:span></text:span><text:span text:style-name="T334">a nu</text:span><text:span text:style-name="amh_5f_dev_5f_abbr"><text:span text:style-name="T334">n</text:span></text:span><text:span text:style-name="T334">c fit me</text:span><text:span text:style-name="amh_5f_dev_5f_abbr"><text:span text:style-name="T334">n</text:span></text:span><text:span text:style-name="T334">sio non est illa de qua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itus fit mensio et i</text:span><text:span text:style-name="amh_5f_dev_5f_abbr"><text:span text:style-name="T334">n</text:span></text:span><text:span text:style-name="T334"> quam regnauit Nabugodonosor et ad qua</text:span><text:span text:style-name="amh_5f_dev_5f_abbr"><text:span text:style-name="T334">m</text:span></text:span><text:span text:style-name="T334"> filii Isr</text:span><text:span text:style-name="amh_5f_dev_5f_abbr"><text:span text:style-name="T334">ae</text:span></text:span><text:span text:style-name="T334">l captiui su</text:span><text:span text:style-name="amh_5f_dev_5f_abbr"><text:span text:style-name="T334">n</text:span></text:span><text:span text:style-name="T334">t ducti</text:span><text:span text:style-name="T334"><text:note text:id="ftn84" text:note-class="footnote"><text:note-citation>84</text:note-citation><text:note-body><text:p text:style-name="amh_5f_note_5f_apparat"><text:span text:style-name="amh_5f_apparat_5f_lemme">in quam regnauit Nabugodonosor… sunt ducti</text:span> <text:span text:style-name="amh_5f_apparat_5f_commentaire"><text:span text:style-name="T335">(IV Reg. 24-25)</text:span></text:span></text:p></text:note-body></text:note></text:span><text:span text:style-name="T334">, s</text:span><text:span text:style-name="amh_5f_dev_5f_abbr"><text:span text:style-name="T334">ed</text:span></text:span><text:span text:style-name="T334"> est hec noua Babilonia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a </text:span><text:span text:style-name="amh_5f_dev_5f_abbr"><text:span text:style-name="T334">con</text:span></text:span><text:span text:style-name="T334">formis in n</text:span><text:span text:style-name="amh_5f_dev_5f_abbr"><text:span text:style-name="T334">om</text:span></text:span><text:span text:style-name="T334">i</text:span><text:span text:style-name="amh_5f_dev_5f_abbr"><text:span text:style-name="T334">n</text:span></text:span><text:span text:style-name="T334">e et q</text:span><text:span text:style-name="amh_5f_dev_5f_abbr"><text:span text:style-name="T334">u</text:span></text:span><text:span text:style-name="T334">oda</text:span><text:span text:style-name="amh_5f_dev_5f_abbr"><text:span text:style-name="T334">m</text:span></text:span><text:span text:style-name="T334">modo imitatrix in o</text:span><text:span text:style-name="amh_5f_dev_5f_abbr"><text:span text:style-name="T334">per</text:span></text:span><text:span text:style-name="T334">ibu</text:span><text:span text:style-name="T336">s</text:span><text:span text:style-name="T334"> q</text:span><text:span text:style-name="amh_5f_dev_5f_abbr"><text:span text:style-name="T334">u</text:span></text:span><text:span text:style-name="T334">ia, ut de cet</text:span><text:span text:style-name="amh_5f_dev_5f_abbr"><text:span text:style-name="T334">er</text:span></text:span><text:span text:style-name="T334">is tacea</text:span><text:span text:style-name="amh_5f_dev_5f_abbr"><text:span text:style-name="T334">m</text:span></text:span><text:span text:style-name="T334">, sic</text:span><text:span text:style-name="amh_5f_dev_5f_abbr"><text:span text:style-name="T334">ut</text:span></text:span><text:span text:style-name="T334"> a</text:span><text:span text:style-name="amh_5f_dev_5f_abbr"><text:span text:style-name="T334">n</text:span></text:span><text:span text:style-name="T334">tiq</text:span><text:span text:style-name="amh_5f_dev_5f_abbr"><text:span text:style-name="T334">u</text:span></text:span><text:span text:style-name="T334">a filiis Isr</text:span><text:span text:style-name="amh_5f_dev_5f_abbr"><text:span text:style-name="T334">ae</text:span></text:span><text:span text:style-name="T334">l, tu</text:span><text:span text:style-name="amh_5f_dev_5f_abbr"><text:span text:style-name="T334">n</text:span></text:span><text:span text:style-name="T334">c fidelib</text:span><text:span text:style-name="amh_5f_dev_5f_abbr"><text:span text:style-name="T334">us</text:span></text:span><text:span text:style-name="T334"> maxime, fuit i</text:span><text:span text:style-name="amh_5f_dev_5f_abbr"><text:span text:style-name="T334">n</text:span></text:span><text:span text:style-name="T334">festa sic </text:span><text:span text:style-name="amh_5f_dev_5f_abbr"><text:span text:style-name="T334">et</text:span></text:span><text:span text:style-name="T334"> nob</text:span><text:span text:style-name="amh_5f_dev_5f_abbr"><text:span text:style-name="T334">is</text:span></text:span><text:span text:style-name="T334"> </text:span><text:span text:style-name="amh_5f_dev_5f_abbr"><text:span text:style-name="T334">christ</text:span></text:span><text:span text:style-name="T334">ianis </text:span><text:span text:style-name="T337">ueris Israelitic</text:span><text:span text:style-name="T338">i</text:span><text:span text:style-name="T337">s </text:span><text:span text:style-name="T338">hec noua Babilonia cu</text:span><text:span text:style-name="amh_5f_dev_5f_abbr"><text:span text:style-name="T338">m</text:span></text:span><text:span text:style-name="T338"> suo capite q</text:span><text:span text:style-name="amh_5f_dev_5f_abbr"><text:span text:style-name="T338">uo</text:span></text:span><text:span text:style-name="T338">d soldan</text:span><text:span text:style-name="amh_5f_dev_5f_abbr"><text:span text:style-name="T338">us</text:span></text:span><text:span text:style-name="T338"> est maxi</text:span><text:span text:style-name="amh_5f_dev_5f_abbr"><text:span text:style-name="T338">m</text:span></text:span><text:span text:style-name="T338">e apponit</text:span><text:span text:style-name="amh_5f_dev_5f_abbr"><text:span text:style-name="T338">u</text:span></text:span><text:span text:style-name="T338">r int</text:span><text:span text:style-name="amh_5f_dev_5f_abbr"><text:span text:style-name="T338">er</text:span></text:span><text:span text:style-name="T338"> cet</text:span><text:span text:style-name="amh_5f_dev_5f_abbr"><text:span text:style-name="T338">er</text:span></text:span><text:span text:style-name="T338">os i</text:span><text:span text:style-name="amh_5f_dev_5f_abbr"><text:span text:style-name="T338">n</text:span></text:span><text:span text:style-name="T338">fideles utpote q</text:span><text:span text:style-name="amh_5f_dev_5f_abbr"><text:span text:style-name="T338">u</text:span></text:span><text:span text:style-name="T338">i p</text:span><text:span text:style-name="amh_5f_dev_5f_abbr"><text:span text:style-name="T338">ri</text:span></text:span><text:span text:style-name="T339">n</text:span><text:span text:style-name="T338">cipal</text:span><text:span text:style-name="amh_5f_dev_5f_abbr"><text:span text:style-name="T338">is</text:span></text:span><text:span text:style-name="T338"> </text:span><text:span text:style-name="amh_5f_dev_5f_abbr"><text:span text:style-name="T338">pro</text:span></text:span><text:span text:style-name="T338">pugnator et dilatator i</text:span><text:span text:style-name="amh_5f_dev_5f_abbr"><text:span text:style-name="T338">m</text:span></text:span><text:span text:style-name="T338">pie </text:span><text:span text:style-name="amh_5f_dev_5f_abbr"><text:span text:style-name="T338">per</text:span></text:span><text:span text:style-name="T338">fidie Macometi, cu</text:span><text:span text:style-name="amh_5f_dev_5f_abbr"><text:span text:style-name="T338">m</text:span></text:span><text:span text:style-name="T338"> de domo soldani ille me</text:span><text:span text:style-name="amh_5f_dev_5f_abbr"><text:span text:style-name="T338">n</text:span></text:span><text:span text:style-name="T338">dax nequa</text:span><text:span text:style-name="amh_5f_dev_5f_abbr"><text:span text:style-name="T338">m</text:span></text:span><text:span text:style-name="T338"> traxit origine</text:span><text:span text:style-name="amh_5f_dev_5f_abbr"><text:span text:style-name="T338">m</text:span></text:span><text:span text:style-name="T338"> et ibi p</text:span><text:span text:style-name="amh_5f_dev_5f_abbr"><text:span text:style-name="T338">ri</text:span></text:span><text:span text:style-name="T338">mo p</text:span><text:span text:style-name="amh_5f_dev_5f_abbr"><text:span text:style-name="T338">re</text:span></text:span><text:span text:style-name="T338">dicauit scilic</text:span><text:span text:style-name="amh_5f_dev_5f_abbr"><text:span text:style-name="T338">et</text:span></text:span><text:span text:style-name="T338"> i</text:span><text:span text:style-name="amh_5f_dev_5f_abbr"><text:span text:style-name="T338">n</text:span></text:span><text:span text:style-name="T338"> des</text:span><text:span text:style-name="amh_5f_dev_5f_abbr"><text:span text:style-name="T338">er</text:span></text:span><text:span text:style-name="T338">to Arabie ho</text:span><text:span text:style-name="amh_5f_dev_5f_abbr"><text:span text:style-name="T338">m</text:span></text:span><text:span text:style-name="T338">inibus bestialibus </text:span><text:span text:style-name="amh_5f_dev_5f_abbr"><text:span text:style-name="T338">et</text:span></text:span><text:span text:style-name="T338"> i</text:span><text:span text:style-name="amh_5f_dev_5f_abbr"><text:span text:style-name="T338">n</text:span></text:span><text:span text:style-name="T338">doctis lege</text:span><text:span text:style-name="amh_5f_dev_5f_abbr"><text:span text:style-name="T338">m</text:span></text:span><text:span text:style-name="T338">q</text:span><text:span text:style-name="amh_5f_dev_5f_abbr"><text:span text:style-name="T338">ue</text:span></text:span><text:span text:style-name="T338"> diabolica</text:span><text:span text:style-name="amh_5f_dev_5f_abbr"><text:span text:style-name="T338">m</text:span></text:span><text:span text:style-name="T338"> ip</text:span><text:span text:style-name="amh_5f_dev_5f_abbr"><text:span text:style-name="T338">s</text:span></text:span><text:span text:style-name="T338">is i</text:span><text:span text:style-name="amh_5f_dev_5f_abbr"><text:span text:style-name="T338">m</text:span></text:span><text:span text:style-name="T338">posuit et s</text:span><text:span text:style-name="amh_5f_dev_5f_abbr"><text:span text:style-name="T338">er</text:span></text:span><text:span text:style-name="T338">pe</text:span><text:span text:style-name="amh_5f_dev_5f_abbr"><text:span text:style-name="T338">n</text:span></text:span><text:span text:style-name="T338">tina astutia </text:span><text:span text:style-name="T340">fefellit, falsisq</text:span><text:span text:style-name="amh_5f_dev_5f_abbr"><text:span text:style-name="T340">ue</text:span></text:span><text:span text:style-name="T340"> miraculis uerius mirabilib</text:span><text:span text:style-name="amh_5f_dev_5f_abbr"><text:span text:style-name="T340">us</text:span></text:span><text:span text:style-name="T340"> sibi et p</text:span><text:span text:style-name="amh_5f_dev_5f_abbr"><text:span text:style-name="T340">at</text:span></text:span><text:span text:style-name="T340">ri et me</text:span><text:span text:style-name="amh_5f_dev_5f_abbr"><text:span text:style-name="T340">n</text:span></text:span><text:span text:style-name="T340">dacii </text:span><text:soft-page-break/><text:span text:style-name="T340">colligauit. Corp</text:span><text:span text:style-name="amh_5f_dev_5f_abbr"><text:span text:style-name="T340">us</text:span></text:span><text:span text:style-name="T340">q</text:span><text:span text:style-name="amh_5f_dev_5f_abbr"><text:span text:style-name="T340">ue</text:span></text:span><text:span text:style-name="T340"> ip</text:span><text:span text:style-name="amh_5f_dev_5f_abbr"><text:span text:style-name="T340">s</text:span></text:span><text:span text:style-name="T340">i</text:span><text:span text:style-name="amh_5f_dev_5f_abbr"><text:span text:style-name="T340">us</text:span></text:span><text:span text:style-name="T340"> perditissimi pseustis sub soldani diligentissima custodia i</text:span><text:span text:style-name="amh_5f_dev_5f_abbr"><text:span text:style-name="T340">n</text:span></text:span><text:span text:style-name="T340"> ciuitate q</text:span><text:span text:style-name="amh_5f_dev_5f_abbr"><text:span text:style-name="T340">ue</text:span></text:span><text:span text:style-name="T340"> Meca d</text:span><text:span text:style-name="amh_5f_dev_5f_abbr"><text:span text:style-name="T340">icitu</text:span></text:span><text:span text:style-name="T340">r sita in deserto Arabie, de Babilonia ci</text:span><text:span text:style-name="amh_5f_dev_5f_abbr"><text:span text:style-name="T340">r</text:span></text:span><text:span text:style-name="T340">ca </text:span><text:span text:style-name="amh_5f_nombre_5f_romain"><text:span text:style-name="T340">xxv</text:span></text:span><text:span text:style-name="T341"> </text:span><text:span text:style-name="T340">dietas </text:span><text:span text:style-name="amh_5f_dev_5f_abbr"><text:span text:style-name="T340">pro</text:span></text:span><text:span text:style-name="T340"> maxi</text:span><text:span text:style-name="amh_5f_dev_5f_abbr"><text:span text:style-name="T340">m</text:span></text:span><text:span text:style-name="T340">o sanctuario s</text:span><text:span text:style-name="amh_5f_dev_5f_abbr"><text:span text:style-name="T340">er</text:span></text:span><text:span text:style-name="T340">uatur in p</text:span><text:span text:style-name="amh_5f_dev_5f_abbr"><text:span text:style-name="T340">u</text:span></text:span><text:span text:style-name="T340">lcra eoru</text:span><text:span text:style-name="amh_5f_dev_5f_abbr"><text:span text:style-name="T340">m</text:span></text:span><text:span text:style-name="T340"> eccl</text:span><text:span text:style-name="amh_5f_dev_5f_abbr"><text:span text:style-name="T340">esi</text:span></text:span><text:span text:style-name="T340">a qua</text:span><text:span text:style-name="amh_5f_dev_5f_abbr"><text:span text:style-name="T340">m</text:span></text:span><text:span text:style-name="T340"> musket uulgariter dicu</text:span><text:span text:style-name="amh_5f_dev_5f_abbr"><text:span text:style-name="T340">n</text:span></text:span><text:span text:style-name="T340">t non q</text:span><text:span text:style-name="amh_5f_dev_5f_abbr"><text:span text:style-name="T340">uod</text:span></text:span><text:span text:style-name="T340"> pe</text:span><text:span text:style-name="amh_5f_dev_5f_abbr"><text:span text:style-name="T340">n</text:span></text:span><text:span text:style-name="T340">deat in aere per uirtute</text:span><text:span text:style-name="amh_5f_dev_5f_abbr"><text:span text:style-name="T340">m</text:span></text:span><text:span text:style-name="T340"> petre q</text:span><text:span text:style-name="amh_5f_dev_5f_abbr"><text:span text:style-name="T340">ue</text:span></text:span><text:span text:style-name="T340"> ferru</text:span><text:span text:style-name="amh_5f_dev_5f_abbr"><text:span text:style-name="T340">m</text:span></text:span><text:span text:style-name="T340"> trahit ut false diuulgatu</text:span><text:span text:style-name="amh_5f_dev_5f_abbr"><text:span text:style-name="T340">m</text:span></text:span><text:span text:style-name="T340"> est, s</text:span><text:span text:style-name="amh_5f_dev_5f_abbr"><text:span text:style-name="T340">ed</text:span></text:span><text:span text:style-name="T340"> alias in tu</text:span><text:span text:style-name="amh_5f_dev_5f_abbr"><text:span text:style-name="T342">m</text:span></text:span><text:span text:style-name="T340">ba eleuata et p</text:span><text:span text:style-name="amh_5f_dev_5f_abbr"><text:span text:style-name="T340">re</text:span></text:span><text:span text:style-name="T342">c</text:span><text:span text:style-name="T340">iosa ad maiore</text:span><text:span text:style-name="amh_5f_dev_5f_abbr"><text:span text:style-name="T340">m</text:span></text:span><text:span text:style-name="T340"> ip</text:span><text:span text:style-name="amh_5f_dev_5f_abbr"><text:span text:style-name="T340">s</text:span></text:span><text:span text:style-name="T340">i</text:span><text:span text:style-name="amh_5f_dev_5f_abbr"><text:span text:style-name="T340">us</text:span></text:span><text:span text:style-name="T340"> </text:span><text:span text:style-name="T342">mortui da</text:span><text:span text:style-name="amh_5f_dev_5f_abbr"><text:span text:style-name="T342">m</text:span></text:span><text:span text:style-name="T342">pnatione</text:span><text:span text:style-name="amh_5f_dev_5f_abbr"><text:span text:style-name="T342">m</text:span></text:span><text:span text:style-name="T342"> imo </text:span><text:span text:style-name="amh_5f_dev_5f_abbr"><text:span text:style-name="T342">per</text:span></text:span><text:span text:style-name="T342">petuam positu</text:span><text:span text:style-name="amh_5f_dev_5f_abbr"><text:span text:style-name="T342">m</text:span></text:span><text:span text:style-name="T342"> est, quo Sarraceni ex o</text:span><text:span text:style-name="amh_5f_dev_5f_abbr"><text:span text:style-name="T342">mn</text:span></text:span><text:span text:style-name="T342">ibus mu</text:span><text:span text:style-name="amh_5f_dev_5f_abbr"><text:span text:style-name="T342">n</text:span></text:span><text:span text:style-name="T342">di </text:span><text:span text:style-name="amh_5f_dev_5f_abbr"><text:span text:style-name="T342">par</text:span></text:span><text:span text:style-name="T342">t</text:span><text:span text:style-name="T343">i</text:span><text:span text:style-name="T342">b</text:span><text:span text:style-name="amh_5f_dev_5f_abbr"><text:span text:style-name="T342">us</text:span></text:span><text:span text:style-name="T342"> </text:span><text:span text:style-name="amh_5f_dev_5f_abbr"><text:span text:style-name="T342">con</text:span></text:span><text:span text:style-name="T342">ueniu</text:span><text:span text:style-name="amh_5f_dev_5f_abbr"><text:span text:style-name="T342">n</text:span></text:span><text:span text:style-name="T342">t, </text:span><text:span text:style-name="amh_5f_dev_5f_abbr"><text:span text:style-name="T342">per</text:span></text:span><text:span text:style-name="T342">egrinato</text:span><text:span text:style-name="amh_5f_dev_5f_abbr"><text:span text:style-name="T342">r</text:span></text:span><text:span text:style-name="T342">em </text:span><office:annotation office:name="__Annotation__7120_232900934" loext:resolved="false"><dc:creator>Alexandre Moret Houplon</dc:creator><dc:date>2026-02-10T16:49:33.447884700</dc:date><meta:creator-initials>AMH</meta:creator-initials><text:p text:style-name="Comment">Il est écrit ipsis, avec le s final raturé</text:p></office:annotation><text:span text:style-name="T342">ip</text:span><text:span text:style-name="amh_5f_dev_5f_abbr"><text:span text:style-name="T342">s</text:span></text:span><text:span text:style-name="T342">i</text:span><office:annotation-end office:name="__Annotation__7120_232900934"/><text:span text:style-name="T342"> ibidem </text:span><text:span text:style-name="T320">ad suu</text:span><text:span text:style-name="amh_5f_dev_5f_abbr"><text:span text:style-name="T320">m</text:span></text:span><text:span text:style-name="T320"> </text:span><text:span text:style-name="amh_5f_dev_5f_abbr"><text:span text:style-name="T320">pro</text:span></text:span><text:span text:style-name="T320">pheta</text:span><text:span text:style-name="amh_5f_dev_5f_abbr"><text:span text:style-name="T320">m</text:span></text:span><text:span text:style-name="T320"> deuotissima</text:span><text:span text:style-name="amh_5f_dev_5f_abbr"><text:span text:style-name="T320">m</text:span></text:span><text:span text:style-name="T320"> et solle</text:span><text:span text:style-name="amh_5f_dev_5f_abbr"><text:span text:style-name="T320">m</text:span></text:span><text:span text:style-name="T320">pnissima</text:span><text:span text:style-name="amh_5f_dev_5f_abbr"><text:span text:style-name="T320">m</text:span></text:span><text:span text:style-name="T320"> i</text:span><text:span text:style-name="amh_5f_dev_5f_abbr"><text:span text:style-name="T320">n</text:span></text:span><text:span text:style-name="T320">pe</text:span><text:span text:style-name="T344">nsuri et ob hoc maxim</text:span><text:span text:style-name="amh_5f_dev_5f_abbr"><text:span text:style-name="T344">us</text:span></text:span><text:span text:style-name="T344"> aduocat</text:span><text:span text:style-name="amh_5f_dev_5f_abbr"><text:span text:style-name="T344">us</text:span></text:span><text:span text:style-name="T344"> et deffensor a Sarracenis ip</text:span><text:span text:style-name="amh_5f_dev_5f_abbr"><text:span text:style-name="T344">s</text:span></text:span><text:span text:style-name="T344">oru</text:span><text:span text:style-name="amh_5f_dev_5f_abbr"><text:span text:style-name="T344">m</text:span></text:span><text:span text:style-name="T344"> </text:span><text:span text:style-name="amh_5f_dev_5f_abbr"><text:span text:style-name="T344">per</text:span></text:span><text:span text:style-name="T344">fidie tenet</text:span><text:span text:style-name="amh_5f_dev_5f_abbr"><text:span text:style-name="T344">u</text:span></text:span><text:span text:style-name="T344">r soldan</text:span><text:span text:style-name="amh_5f_dev_5f_abbr"><text:span text:style-name="T344">us</text:span></text:span><text:span text:style-name="T344"> hui</text:span><text:span text:style-name="amh_5f_dev_5f_abbr"><text:span text:style-name="T344">us</text:span></text:span><text:span text:style-name="T344">modi noue Babilonie q</text:span><text:span text:style-name="amh_5f_dev_5f_abbr"><text:span text:style-name="T344">ue</text:span></text:span><text:span text:style-name="T344"> </text:span><text:span text:style-name="amh_5f_dev_5f_abbr"><text:span text:style-name="T344">per</text:span></text:span><text:span text:style-name="T344">fidia in </text:span><text:span text:style-name="amh_5f_dev_5f_abbr"><text:span text:style-name="T344">christ</text:span></text:span><text:span text:style-name="T344">iana</text:span><text:span text:style-name="amh_5f_dev_5f_abbr"><text:span text:style-name="T344">m</text:span></text:span><text:span text:style-name="T344"> fide</text:span><text:span text:style-name="amh_5f_dev_5f_abbr"><text:span text:style-name="T344">m</text:span></text:span><text:span text:style-name="T344"> su</text:span><text:span text:style-name="amh_5f_dev_5f_abbr"><text:span text:style-name="T344">per</text:span></text:span><text:span text:style-name="T344"> om</text:span><text:span text:style-name="amh_5f_dev_5f_abbr"><text:span text:style-name="T344">ne</text:span></text:span><text:span text:style-name="T344">s errores existit maxi</text:span><text:span text:style-name="amh_5f_dev_5f_abbr"><text:span text:style-name="T344">m</text:span></text:span><text:span text:style-name="T344">e munita. </text:span><text:span text:style-name="amh_5f_lettre_5f_rubriquee">D</text:span><text:span text:style-name="T344">istat u</text:span><text:span text:style-name="amh_5f_dev_5f_abbr"><text:span text:style-name="T344">er</text:span></text:span><text:span text:style-name="T344">o a</text:span><text:span text:style-name="amh_5f_dev_5f_abbr"><text:span text:style-name="T344">n</text:span></text:span><text:span text:style-name="T344">tiqua Babilonia ab hac int</text:span><text:span text:style-name="amh_5f_dev_5f_abbr"><text:span text:style-name="T344">er</text:span></text:span><text:span text:style-name="T344"> septe</text:span><text:span text:style-name="amh_5f_dev_5f_abbr"><text:span text:style-name="T344">n</text:span></text:span><text:span text:style-name="T344">trione</text:span><text:span text:style-name="amh_5f_dev_5f_abbr"><text:span text:style-name="T344">m</text:span></text:span><text:span text:style-name="T344"> et oriente</text:span><text:span text:style-name="amh_5f_dev_5f_abbr"><text:span text:style-name="T344">m</text:span></text:span><text:span text:style-name="T344"> </text:span><text:span text:style-name="amh_5f_dev_5f_abbr"><text:span text:style-name="T344">per</text:span></text:span><text:span text:style-name="T344"> dietas</text:span><text:span text:style-name="T341"> </text:span><text:span text:style-name="amh_5f_nombre_5f_romain"><text:span text:style-name="T344">xxv</text:span></text:span><text:span text:style-name="T344"> in Caldea et illi</text:span><text:span text:style-name="amh_5f_dev_5f_abbr"><text:span text:style-name="T344">us</text:span></text:span><text:span text:style-name="T344"> pat</text:span><text:span text:style-name="amh_5f_dev_5f_abbr"><text:span text:style-name="T344">r</text:span></text:span><text:span text:style-name="T344">ie d</text:span><text:span text:style-name="amh_5f_dev_5f_abbr"><text:span text:style-name="T344">omi</text:span></text:span><text:span text:style-name="T344">n</text:span><text:span text:style-name="amh_5f_dev_5f_abbr"><text:span text:style-name="T344">u</text:span></text:span><text:span text:style-name="T344">s nu</text:span><text:span text:style-name="amh_5f_dev_5f_abbr"><text:span text:style-name="T344">n</text:span></text:span><text:span text:style-name="T344">c est Chan, i</text:span><text:span text:style-name="amh_5f_dev_5f_abbr"><text:span text:style-name="T344">d</text:span></text:span><text:span text:style-name="T344"> </text:span><text:span text:style-name="amh_5f_dev_5f_abbr"><text:span text:style-name="T344">est</text:span></text:span><text:span text:style-name="T344"> i</text:span><text:span text:style-name="amh_5f_dev_5f_abbr"><text:span text:style-name="T344">mper</text:span></text:span><text:span text:style-name="T344">ator tartaroru</text:span><text:span text:style-name="amh_5f_dev_5f_abbr"><text:span text:style-name="T344">m</text:span></text:span><text:span text:style-name="T344"> de Persia. </text:span><text:span text:style-name="T345">Dicu</text:span><text:span text:style-name="amh_5f_dev_5f_abbr"><text:span text:style-name="T345">n</text:span></text:span><text:span text:style-name="T345">t aliq</text:span><text:span text:style-name="amh_5f_dev_5f_abbr"><text:span text:style-name="T345">u</text:span></text:span><text:span text:style-name="T345">i q</text:span><text:span text:style-name="amh_5f_dev_5f_abbr"><text:span text:style-name="T345">uod</text:span></text:span><text:span text:style-name="T345"> ciuitas q</text:span><text:span text:style-name="amh_5f_dev_5f_abbr"><text:span text:style-name="T345">ue</text:span></text:span><text:span text:style-name="T345"> nu</text:span><text:span text:style-name="amh_5f_dev_5f_abbr"><text:span text:style-name="T345">n</text:span></text:span><text:span text:style-name="T345">c Baldacu</text:span><text:span text:style-name="amh_5f_dev_5f_abbr"><text:span text:style-name="T345">m</text:span></text:span><text:span text:style-name="T345"> d</text:span><text:span text:style-name="amh_5f_dev_5f_abbr"><text:span text:style-name="T345">icitu</text:span></text:span><text:span text:style-name="T345">r sit ip</text:span><text:span text:style-name="amh_5f_dev_5f_abbr"><text:span text:style-name="T345">s</text:span></text:span><text:span text:style-name="T345">a a</text:span><text:span text:style-name="amh_5f_dev_5f_abbr"><text:span text:style-name="T345">n</text:span></text:span><text:span text:style-name="T345">tiqua Babilonia q</text:span><text:span text:style-name="amh_5f_dev_5f_abbr"><text:span text:style-name="T345">ue</text:span></text:span><text:span text:style-name="T345"> sita est s</text:span><text:span text:style-name="amh_5f_dev_5f_abbr"><text:span text:style-name="T345">upe</text:span></text:span><text:span text:style-name="T345">r flume</text:span><text:span text:style-name="amh_5f_dev_5f_abbr"><text:span text:style-name="T345">n</text:span></text:span><text:span text:style-name="T345"> Eufrate</text:span><text:span text:style-name="amh_5f_dev_5f_abbr"><text:span text:style-name="T345">m</text:span></text:span><text:span text:style-name="T345">. Alii aut</text:span><text:span text:style-name="amh_5f_dev_5f_abbr"><text:span text:style-name="T345">em</text:span></text:span><text:span text:style-name="T345"> asseru</text:span><text:span text:style-name="amh_5f_dev_5f_abbr"><text:span text:style-name="T345">n</text:span></text:span><text:span text:style-name="T345">t </text:span><text:span text:style-name="amh_5f_dev_5f_abbr"><text:span text:style-name="T345">pro</text:span></text:span><text:span text:style-name="T345">pe Baldacu</text:span><text:span text:style-name="amh_5f_dev_5f_abbr"><text:span text:style-name="T345">m</text:span></text:span><text:span text:style-name="T345"> ip</text:span><text:span text:style-name="amh_5f_dev_5f_abbr"><text:span text:style-name="T345">s</text:span></text:span><text:span text:style-name="T345">am fuisse et destructa</text:span><text:span text:style-name="amh_5f_dev_5f_abbr"><text:span text:style-name="T345">m</text:span></text:span><text:span text:style-name="T345">, hoc per ruinas de </text:span><text:span text:style-name="amh_5f_dev_5f_abbr"><text:span text:style-name="T345">pro</text:span></text:span><text:span text:style-name="T345">pe copiosas </text:span><text:span text:style-name="amh_5f_dev_5f_abbr"><text:span text:style-name="T346">com</text:span></text:span><text:span text:style-name="T345">probantes. Turris etia</text:span><text:span text:style-name="amh_5f_dev_5f_abbr"><text:span text:style-name="T345">m</text:span></text:span><text:span text:style-name="T345"> Babel a filiis Noe recepta i</text:span><text:span text:style-name="amh_5f_dev_5f_abbr"><text:span text:style-name="T345">n</text:span></text:span><text:span text:style-name="T345"> loco </text:span><text:span text:style-name="amh_5f_dev_5f_abbr"><text:span text:style-name="T345">pro</text:span></text:span><text:span text:style-name="T345">pi</text:span><text:span text:style-name="amh_5f_dev_5f_abbr"><text:span text:style-name="T345">n</text:span></text:span><text:span text:style-name="T345">quo asserit</text:span><text:span text:style-name="amh_5f_dev_5f_abbr"><text:span text:style-name="T345">u</text:span></text:span><text:span text:style-name="T345">r, ubi hu</text:span><text:span text:style-name="amh_5f_dev_5f_abbr"><text:span text:style-name="T345">m</text:span></text:span><text:span text:style-name="T345">anu</text:span><text:span text:style-name="amh_5f_dev_5f_abbr"><text:span text:style-name="T345">m</text:span></text:span><text:span text:style-name="T345"> labiu</text:span><text:span text:style-name="amh_5f_dev_5f_abbr"><text:span text:style-name="T345">m</text:span></text:span><text:span text:style-name="T345"> co</text:span><text:span text:style-name="amh_5f_dev_5f_abbr"><text:span text:style-name="T345">n</text:span></text:span><text:span text:style-name="T345">fusu</text:span><text:span text:style-name="amh_5f_dev_5f_abbr"><text:span text:style-name="T345">m</text:span></text:span><text:span text:style-name="T345"> est</text:span><text:span text:style-name="T345"><text:note text:id="ftn85" text:note-class="footnote"><text:note-citation>85</text:note-citation><text:note-body><text:p text:style-name="amh_5f_note_5f_apparat"><text:span text:style-name="amh_5f_apparat_5f_lemme">Turris etiam Babel… ubi humanum labium confusum est</text:span> <text:span text:style-name="amh_5f_apparat_5f_commentaire">(Gn. 11, 7-9)</text:span></text:p></text:note-body></text:note></text:span><text:span text:style-name="T345">. Loc</text:span><text:span text:style-name="amh_5f_dev_5f_abbr"><text:span text:style-name="T345">us</text:span></text:span><text:span text:style-name="T345"> nu</text:span><text:span text:style-name="amh_5f_dev_5f_abbr"><text:span text:style-name="T345">n</text:span></text:span><text:span text:style-name="T345">c desert</text:span><text:span text:style-name="amh_5f_dev_5f_abbr"><text:span text:style-name="T345">us</text:span></text:span><text:span text:style-name="T345"> d</text:span><text:span text:style-name="amh_5f_dev_5f_abbr"><text:span text:style-name="T345">icitu</text:span></text:span><text:span text:style-name="T345">r et q</text:span><text:span text:style-name="amh_5f_dev_5f_abbr"><text:span text:style-name="T345">u</text:span></text:span><text:span text:style-name="T345">a</text:span><text:span text:style-name="amh_5f_dev_5f_abbr"><text:span text:style-name="T345">s</text:span></text:span><text:span text:style-name="T345">i i</text:span><text:span text:style-name="amh_5f_dev_5f_abbr"><text:span text:style-name="T345">n</text:span></text:span><text:span text:style-name="T345">accessibilis </text:span><text:span text:style-name="amh_5f_dev_5f_abbr"><text:span text:style-name="T345">pro</text:span></text:span><text:span text:style-name="T345">pter feraru</text:span><text:span text:style-name="amh_5f_dev_5f_abbr"><text:span text:style-name="T345">m</text:span></text:span><text:span text:style-name="T345">, crudeliu</text:span><text:span text:style-name="amh_5f_dev_5f_abbr"><text:span text:style-name="T345">m</text:span></text:span><text:span text:style-name="T345"> et uenenos</text:span><text:span text:style-name="T346">or</text:span><text:span text:style-name="T345">u</text:span><text:span text:style-name="amh_5f_dev_5f_abbr"><text:span text:style-name="T345">m</text:span></text:span><text:span text:style-name="T345"> a</text:span><text:span text:style-name="amh_5f_dev_5f_abbr"><text:span text:style-name="T345">n</text:span></text:span><text:span text:style-name="T345">i</text:span><text:span text:style-name="amh_5f_dev_5f_abbr"><text:span text:style-name="T345">m</text:span></text:span><text:span text:style-name="T345">aliu</text:span><text:span text:style-name="amh_5f_dev_5f_abbr"><text:span text:style-name="T345">m</text:span></text:span><text:span text:style-name="T345"> ibi </text:span><office:annotation office:name="__Annotation__7374_232900934" loext:resolved="false"><dc:creator>Alexandre Moret Houplon</dc:creator><dc:date>2026-02-10T17:24:02.212566800</dc:date><meta:creator-initials>AMH</meta:creator-initials><text:p text:style-name="Comment">Il est écrit commerantium au lieu de commorantium</text:p></office:annotation><text:span text:style-name="T345">co</text:span><text:span text:style-name="amh_5f_dev_5f_abbr"><text:span text:style-name="T347">m</text:span></text:span><text:span text:style-name="T347">mora</text:span><text:span text:style-name="amh_5f_dev_5f_abbr"><text:span text:style-name="T347">n</text:span></text:span><text:span text:style-name="T347">tiu</text:span><text:span text:style-name="amh_5f_dev_5f_abbr"><text:span text:style-name="T347">m</text:span></text:span><office:annotation-end office:name="__Annotation__7374_232900934"/><text:span text:style-name="T347"> </text:span><text:span text:style-name="T348">m</text:span><text:span text:style-name="amh_5f_dev_5f_abbr"><text:span text:style-name="T348">u</text:span></text:span><text:span text:style-name="T348">ltitudine</text:span><text:span text:style-name="amh_5f_dev_5f_abbr"><text:span text:style-name="T348">m</text:span></text:span><text:span text:style-name="T348"> i</text:span><text:span text:style-name="amh_5f_dev_5f_abbr"><text:span text:style-name="T348">n</text:span></text:span><text:span text:style-name="T348">nu</text:span><text:span text:style-name="amh_5f_dev_5f_abbr"><text:span text:style-name="T348">mer</text:span></text:span><text:span text:style-name="T348">osam. Hec hacten</text:span><text:span text:style-name="amh_5f_dev_5f_abbr"><text:span text:style-name="T348">us</text:span></text:span><text:span text:style-name="T348"> dicta su</text:span><text:span text:style-name="amh_5f_dev_5f_abbr"><text:span text:style-name="T348">n</text:span></text:span><text:span text:style-name="T348">t q</text:span><text:span text:style-name="amh_5f_dev_5f_abbr"><text:span text:style-name="T348">u</text:span></text:span><text:span text:style-name="T348">ia gaudem</text:span><text:span text:style-name="amh_5f_dev_5f_abbr"><text:span text:style-name="T348">us</text:span></text:span><text:span text:style-name="T348"> </text:span><text:span text:style-name="amh_5f_dev_5f_abbr"><text:span text:style-name="T348">et</text:span></text:span><text:span text:style-name="T348"> </text:span><text:span text:style-name="T349">q</text:span><text:span text:style-name="amh_5f_dev_5f_abbr"><text:span text:style-name="T349">ue</text:span></text:span><text:span text:style-name="T349">rim</text:span><text:span text:style-name="amh_5f_dev_5f_abbr"><text:span text:style-name="T349">us</text:span></text:span><text:span text:style-name="T349"> scire sic eni</text:span><text:span text:style-name="amh_5f_dev_5f_abbr"><text:span text:style-name="T349">m</text:span></text:span><text:span text:style-name="T349"> h</text:span><text:span text:style-name="amh_5f_dev_5f_abbr"><text:span text:style-name="T349">ab</text:span></text:span><text:span text:style-name="T349">et</text:span><text:span text:style-name="amh_5f_dev_5f_abbr"><text:span text:style-name="T349">u</text:span></text:span><text:span text:style-name="T349">r </text:span><text:span text:style-name="T350">d</text:span><text:span text:style-name="amh_5f_dev_5f_abbr"><text:span text:style-name="T350">isc</text:span></text:span><text:span text:style-name="T350">r</text:span><text:span text:style-name="amh_5f_dev_5f_abbr"><text:span text:style-name="T350">eti</text:span></text:span><text:span text:style-name="T351">a</text:span><text:span text:style-name="T350"> noue ac uet</text:span><text:span text:style-name="amh_5f_dev_5f_abbr"><text:span text:style-name="T350">er</text:span></text:span><text:span text:style-name="T350">is Babilonie q</text:span><text:span text:style-name="amh_5f_dev_5f_abbr"><text:span text:style-name="T350">u</text:span></text:span><text:span text:style-name="T350">aru</text:span><text:span text:style-name="amh_5f_dev_5f_abbr"><text:span text:style-name="T350">m</text:span></text:span><text:span text:style-name="T350"> noua i</text:span><text:span text:style-name="amh_5f_dev_5f_abbr"><text:span text:style-name="T350">n</text:span></text:span><text:span text:style-name="T350"> o</text:span><text:span text:style-name="amh_5f_dev_5f_abbr"><text:span text:style-name="T350">per</text:span></text:span><text:span text:style-name="T350">e hoc p</text:span><text:span text:style-name="amh_5f_dev_5f_abbr"><text:span text:style-name="T350">ri</text:span></text:span><text:span text:style-name="T350">ncipal</text:span><text:span text:style-name="amh_5f_dev_5f_abbr"><text:span text:style-name="T350">ite</text:span></text:span><text:span text:style-name="T350">r est recole</text:span><text:span text:style-name="amh_5f_dev_5f_abbr"><text:span text:style-name="T350">n</text:span></text:span><text:span text:style-name="T350">da.</text:span></text:p>
      <text:p text:style-name="P31"><text:span text:style-name="amh_5f_dev_5f_abbr">I</text:span>g<text:span text:style-name="amh_5f_dev_5f_abbr">itu</text:span>r Fluui<text:span text:style-name="amh_5f_dev_5f_abbr">us</text:span> <text:span text:style-name="amh_5f_dev_5f_abbr"><text:span text:style-name="T352">P</text:span></text:span><text:span text:style-name="amh_5f_dev_5f_abbr">ar</text:span>adisi, id est Nilus, noua<text:span text:style-name="amh_5f_dev_5f_abbr">m</text:span> Babilonia<text:span text:style-name="amh_5f_dev_5f_abbr">m</text:span> p<text:span text:style-name="amh_5f_dev_5f_abbr">re</text:span>t<text:span text:style-name="amh_5f_dev_5f_abbr">er</text:span><text:span text:style-name="T353">lab</text:span>ens ac terra<text:span text:style-name="amh_5f_dev_5f_abbr">m</text:span> Egipti irrigans et fecu<text:span text:style-name="amh_5f_dev_5f_abbr">n</text:span>dans et o<text:span text:style-name="amh_5f_dev_5f_abbr">mn</text:span>ib<text:span text:style-name="amh_5f_dev_5f_abbr">us</text:span> bonis habu<text:span text:style-name="amh_5f_dev_5f_abbr">n</text:span>dare faciens. Gion in Gen<text:span text:style-name="amh_5f_dev_5f_abbr">es</text:span>i appelatur<text:span text:style-name="T354"><text:note text:id="ftn86" text:note-class="footnote"><text:note-citation>86</text:note-citation><text:note-body><text:p text:style-name="amh_5f_note_5f_apparat"><text:span text:style-name="amh_5f_apparat_5f_lemme">Gion in Genesi appelatur</text:span> <text:span text:style-name="amh_5f_apparat_5f_commentaire"><text:span text:style-name="T354">(</text:span></text:span><text:span text:style-name="amh_5f_apparat_5f_commentaire">Gn. 2,13</text:span><text:span text:style-name="amh_5f_apparat_5f_commentaire"><text:span text:style-name="T354">)</text:span></text:span></text:p></text:note-body></text:note></text:span><text:span text:style-name="T354"><office:annotation loext:resolved="false"><dc:creator>Alexandre Moret Houplon</dc:creator><dc:date>2026-02-26T13:12:30.802735000</dc:date><meta:creator-initials>AMH</meta:creator-initials><text:p text:style-name="Comment"><text:a xlink:href="https://gloss-e.irht.cnrs.fr/php/editions_chapitre.php?id=biblia&amp;numLivre=03&amp;chapitre=03_2#glo_cap2_verset13" xlink:type="simple">https://gloss-e.irht.cnrs.fr/php/editions_chapitre.php?id=biblia&amp;numLivre=03&amp;chapitre=03_2#glo_cap2_verset13</text:a></text:p><text:p text:style-name="Comment"/></office:annotation></text:span>. Q<text:span text:style-name="amh_5f_dev_5f_abbr">u</text:span>ida<text:span text:style-name="amh_5f_dev_5f_abbr">m</text:span> t<text:span text:style-name="amh_5f_dev_5f_abbr">ame</text:span>n dicu<text:span text:style-name="amh_5f_dev_5f_abbr">n</text:span>t q<text:span text:style-name="amh_5f_dev_5f_abbr">uod</text:span> Gion <text:span text:style-name="T355">et Fizon i</text:span><text:span text:style-name="amh_5f_dev_5f_abbr"><text:span text:style-name="T355">n</text:span></text:span><text:span text:style-name="T355"> su</text:span><text:span text:style-name="amh_5f_dev_5f_abbr"><text:span text:style-name="T355">per</text:span></text:span><text:span text:style-name="T355">iorib</text:span><text:span text:style-name="amh_5f_dev_5f_abbr"><text:span text:style-name="T355">us</text:span></text:span><text:span text:style-name="T355"> Ethiopie </text:span><text:span text:style-name="amh_5f_dev_5f_abbr"><text:span text:style-name="T355">con</text:span></text:span><text:span text:style-name="T355">iu</text:span><text:span text:style-name="amh_5f_dev_5f_abbr"><text:span text:style-name="T355">n</text:span></text:span><text:span text:style-name="T355">gant</text:span><text:span text:style-name="amh_5f_dev_5f_abbr"><text:span text:style-name="T355">u</text:span></text:span><text:span text:style-name="T355">r et sic iu</text:span><text:span text:style-name="amh_5f_dev_5f_abbr"><text:span text:style-name="T355">n</text:span></text:span><text:span text:style-name="T355">cti unu</text:span><text:span text:style-name="amh_5f_dev_5f_abbr"><text:span text:style-name="T355">m</text:span></text:span><text:span text:style-name="T355"> alueu</text:span><text:span text:style-name="amh_5f_dev_5f_abbr"><text:span text:style-name="T355">m</text:span></text:span><text:span text:style-name="T355"> </text:span><text:span text:style-name="amh_5f_dev_5f_abbr"><text:span text:style-name="T355">con</text:span></text:span><text:span text:style-name="T355">tinuant </text:span><text:span text:style-name="amh_5f_dev_5f_abbr"><text:span text:style-name="T355">et</text:span></text:span><text:span text:style-name="T355"> co</text:span><text:span text:style-name="amh_5f_dev_5f_abbr"><text:span text:style-name="T355">n</text:span></text:span><text:span text:style-name="T355">s</text:span><text:span text:style-name="amh_5f_dev_5f_abbr"><text:span text:style-name="T355">er</text:span></text:span><text:span text:style-name="T355">uant. I</text:span><text:span text:style-name="amh_5f_dev_5f_abbr"><text:span text:style-name="T355">n</text:span></text:span><text:span text:style-name="T355">sulas aut</text:span><text:span text:style-name="amh_5f_dev_5f_abbr"><text:span text:style-name="T355">em</text:span></text:span><text:span text:style-name="T355"> pl</text:span><text:span text:style-name="amh_5f_dev_5f_abbr"><text:span text:style-name="T355">ur</text:span></text:span><text:span text:style-name="T355">es h</text:span><text:span text:style-name="amh_5f_dev_5f_abbr"><text:span text:style-name="T355">abe</text:span></text:span><text:span text:style-name="T355">t p</text:span><text:span text:style-name="amh_5f_dev_5f_abbr"><text:span text:style-name="T355">re</text:span></text:span><text:span text:style-name="T355">dict</text:span><text:span text:style-name="amh_5f_dev_5f_abbr"><text:span text:style-name="T355">us</text:span></text:span><text:span text:style-name="T355"> fluui</text:span><text:span text:style-name="amh_5f_dev_5f_abbr"><text:span text:style-name="T355">us</text:span></text:span><text:span text:style-name="T355"> i</text:span><text:span text:style-name="amh_5f_dev_5f_abbr"><text:span text:style-name="T355">n</text:span></text:span><text:span text:style-name="T355"> Egipto, umbrinas et apricas diuisus et iteru</text:span><text:span text:style-name="amh_5f_dev_5f_abbr"><text:span text:style-name="T355">m</text:span></text:span><text:span text:style-name="T355"> recollectis et diuisus diuisus ta</text:span><text:span text:style-name="amh_5f_dev_5f_abbr"><text:span text:style-name="T355">n</text:span></text:span><text:span text:style-name="T355">dem i</text:span><text:span text:style-name="amh_5f_dev_5f_abbr"><text:span text:style-name="T355">n</text:span></text:span><text:span text:style-name="T355"> mare Mediterraneu</text:span><text:span text:style-name="amh_5f_dev_5f_abbr"><text:span text:style-name="T355">m</text:span></text:span><text:span text:style-name="T355"> cadit </text:span><text:span text:style-name="amh_5f_dev_5f_abbr"><text:span text:style-name="T355">pro</text:span></text:span><text:span text:style-name="T355">pe Alexa</text:span><text:span text:style-name="amh_5f_dev_5f_abbr"><text:span text:style-name="T355">n</text:span></text:span><text:span text:style-name="T355">dria</text:span><text:span text:style-name="amh_5f_dev_5f_abbr"><text:span text:style-name="T355">m</text:span></text:span><text:span text:style-name="T355"> c</text:span><text:span text:style-name="amh_5f_dev_5f_abbr"><text:span text:style-name="T355">iu</text:span></text:span><text:span text:style-name="T355">itate</text:span><text:span text:style-name="amh_5f_dev_5f_abbr"><text:span text:style-name="T355">m</text:span></text:span><text:span text:style-name="T355"> de q</text:span><text:span text:style-name="amh_5f_dev_5f_abbr"><text:span text:style-name="T355">u</text:span></text:span><text:span text:style-name="T355">a sup</text:span><text:span text:style-name="amh_5f_dev_5f_abbr"><text:span text:style-name="T355">r</text:span></text:span><text:span text:style-name="T355">a me</text:span><text:span text:style-name="amh_5f_dev_5f_abbr"><text:span text:style-name="T355">n</text:span></text:span><text:span text:style-name="T355">sione</text:span><text:span text:style-name="amh_5f_dev_5f_abbr"><text:span text:style-name="T355">m</text:span></text:span><text:span text:style-name="T355"> feci. P</text:span><text:span text:style-name="amh_5f_dev_5f_abbr"><text:span text:style-name="T355">re</text:span></text:span><text:span text:style-name="T355">dicti fluuii aq</text:span><text:span text:style-name="amh_5f_dev_5f_abbr"><text:span text:style-name="T355">u</text:span></text:span><text:span text:style-name="T355">a sapida est </text:span><text:span text:style-name="amh_5f_dev_5f_abbr"><text:span text:style-name="T355">et</text:span></text:span><text:span text:style-name="T355"> sanissima </text:span><text:span text:style-name="T356">ad bibendu</text:span><text:span text:style-name="amh_5f_dev_5f_abbr"><text:span text:style-name="T356">m</text:span></text:span><text:span text:style-name="T356">, cibos digerit, bonos pisces h</text:span><text:span text:style-name="amh_5f_dev_5f_abbr"><text:span text:style-name="T356">abe</text:span></text:span><text:span text:style-name="T356">t i</text:span><text:span text:style-name="amh_5f_dev_5f_abbr"><text:span text:style-name="T356">n</text:span></text:span><text:span text:style-name="T356"> magna copia. I</text:span><text:span text:style-name="amh_5f_dev_5f_abbr"><text:span text:style-name="T356">n</text:span></text:span><text:span text:style-name="T356">uenit</text:span><text:span text:style-name="amh_5f_dev_5f_abbr"><text:span text:style-name="T356">u</text:span></text:span><text:span text:style-name="T356">rq</text:span><text:span text:style-name="amh_5f_dev_5f_abbr"><text:span text:style-name="T356">ue</text:span></text:span><text:span text:style-name="T356"> i</text:span><text:span text:style-name="amh_5f_dev_5f_abbr"><text:span text:style-name="T356">n</text:span></text:span><text:span text:style-name="T356"> eo et ci</text:span><text:span text:style-name="amh_5f_dev_5f_abbr"><text:span text:style-name="T356">r</text:span></text:span><text:span text:style-name="T356">ca ipsu</text:span><text:span text:style-name="amh_5f_dev_5f_abbr"><text:span text:style-name="T356">m</text:span></text:span><text:span text:style-name="T356"> lignu</text:span><text:span text:style-name="amh_5f_dev_5f_abbr"><text:span text:style-name="T356">m</text:span></text:span><text:span text:style-name="T356"> alo</text:span><text:span text:style-name="T357">e</text:span><text:span text:style-name="T356">s, et cipressi coloris </text:span><office:annotation office:name="__Annotation__7843_232900934" loext:resolved="false"><dc:creator>Alexandre Moret Houplon</dc:creator><dc:date>2026-02-10T18:48:15.165299100</dc:date><meta:creator-initials>AMH</meta:creator-initials><text:p text:style-name="Comment">Deluz: corneoli</text:p></office:annotation><text:span text:style-name="T356">corne</text:span><text:span text:style-name="T358">a</text:span><text:span text:style-name="T356">li</text:span><text:span text:style-name="T358">s</text:span><text:span text:style-name="T356">.</text:span></text:p>
      <text:p text:style-name="P32"><text:span text:style-name="T359">In Cadro </text:span><text:span text:style-name="amh_5f_dev_5f_abbr"><text:span text:style-name="T359">et</text:span></text:span><office:annotation-end office:name="__Annotation__7843_232900934"/> <text:span text:style-name="T359">Babilonia </text:span><text:span text:style-name="T360">p</text:span><text:span text:style-name="amh_5f_dev_5f_abbr"><text:span text:style-name="T360">u</text:span></text:span><text:span text:style-name="T360">lcre eccl</text:span><text:span text:style-name="amh_5f_dev_5f_abbr"><text:span text:style-name="T360">esi</text:span></text:span><text:span text:style-name="T360">e pl</text:span><text:span text:style-name="amh_5f_dev_5f_abbr"><text:span text:style-name="T360">ur</text:span></text:span><text:span text:style-name="T360">es su</text:span><text:span text:style-name="amh_5f_dev_5f_abbr"><text:span text:style-name="T360">n</text:span></text:span><text:span text:style-name="T360">t </text:span><text:span text:style-name="T361">int</text:span><text:span text:style-name="amh_5f_dev_5f_abbr"><text:span text:style-name="T361">er</text:span></text:span><text:span text:style-name="T361"> q</text:span><text:span text:style-name="amh_5f_dev_5f_abbr"><text:span text:style-name="T361">u</text:span></text:span><text:span text:style-name="T361">as magis famose su</text:span><text:span text:style-name="amh_5f_dev_5f_abbr"><text:span text:style-name="T361">n</text:span></text:span><text:span text:style-name="T361">t eccl</text:span><text:span text:style-name="amh_5f_dev_5f_abbr"><text:span text:style-name="T361">esi</text:span></text:span><text:span text:style-name="T361">a b</text:span><text:span text:style-name="amh_5f_dev_5f_abbr"><text:span text:style-name="T361">ea</text:span></text:span><text:span text:style-name="T361">te V</text:span><text:span text:style-name="amh_5f_dev_5f_abbr"><text:span text:style-name="T361">ir</text:span></text:span><text:span text:style-name="T361">ginis i</text:span><text:span text:style-name="amh_5f_dev_5f_abbr"><text:span text:style-name="T361">n</text:span></text:span><text:span text:style-name="T361"> Babilonia ubi ip</text:span><text:span text:style-name="amh_5f_dev_5f_abbr"><text:span text:style-name="T361">s</text:span></text:span><text:span text:style-name="T361">a cu</text:span><text:span text:style-name="amh_5f_dev_5f_abbr"><text:span text:style-name="T361">m</text:span></text:span><text:span text:style-name="T361"> </text:span><text:span text:style-name="amh_5f_dev_5f_abbr"><text:span text:style-name="T361">Christ</text:span></text:span><text:span text:style-name="T361">o </text:span><text:span text:style-name="amh_5f_dev_5f_abbr"><text:span text:style-name="T361">et</text:span></text:span><text:span text:style-name="T361"> Ioseph, q</text:span><text:span text:style-name="amh_5f_dev_5f_abbr"><text:span text:style-name="T361">ua</text:span></text:span><text:span text:style-name="T361">n</text:span><text:span text:style-name="amh_5f_dev_5f_abbr"><text:span text:style-name="T361">do</text:span></text:span><text:span text:style-name="T361"> p</text:span><text:span text:style-name="amh_5f_dev_5f_abbr"><text:span text:style-name="T361">re</text:span></text:span><text:span text:style-name="T361">cepto a</text:span><text:span text:style-name="amh_5f_dev_5f_abbr"><text:span text:style-name="T361">n</text:span></text:span><text:span text:style-name="T361">gelico Herode</text:span><text:span text:style-name="amh_5f_dev_5f_abbr"><text:span text:style-name="T361">m</text:span></text:span><text:span text:style-name="T361"> de Iudea caue</text:span><text:span text:style-name="amh_5f_dev_5f_abbr"><text:span text:style-name="T361">n</text:span></text:span><text:span text:style-name="T361">tes aliq</text:span><text:span text:style-name="amh_5f_dev_5f_abbr"><text:span text:style-name="T361">u</text:span></text:span><text:span text:style-name="T361">a</text:span><text:span text:style-name="amh_5f_dev_5f_abbr"><text:span text:style-name="T361">m</text:span></text:span><text:span text:style-name="T361">diu dicu</text:span><text:span text:style-name="amh_5f_dev_5f_abbr"><text:span text:style-name="T361">n</text:span></text:span><text:span text:style-name="T361">tur h</text:span><text:span text:style-name="amh_5f_dev_5f_abbr"><text:span text:style-name="T361">ab</text:span></text:span><text:span text:style-name="T361">itasse. Ite</text:span><text:span text:style-name="amh_5f_dev_5f_abbr"><text:span text:style-name="T361">m</text:span></text:span><text:span text:style-name="T361"> alia ecclesia b</text:span><text:span text:style-name="amh_5f_dev_5f_abbr"><text:span text:style-name="T361">ea</text:span></text:span><text:span text:style-name="T361">te Barbare uirginis, i</text:span><text:span text:style-name="amh_5f_dev_5f_abbr"><text:span text:style-name="T361">n</text:span></text:span><text:span text:style-name="T361"> q</text:span><text:span text:style-name="amh_5f_dev_5f_abbr"><text:span text:style-name="T361">u</text:span></text:span><text:span text:style-name="T361">a corpus ip</text:span><text:span text:style-name="amh_5f_dev_5f_abbr"><text:span text:style-name="T361">s</text:span></text:span><text:span text:style-name="T361">i</text:span><text:span text:style-name="amh_5f_dev_5f_abbr"><text:span text:style-name="T361">us</text:span></text:span><text:span text:style-name="T361"> in paruo monume</text:span><text:span text:style-name="amh_5f_dev_5f_abbr"><text:span text:style-name="T361">n</text:span></text:span><text:span text:style-name="T361">to marmoreo co</text:span><text:span text:style-name="amh_5f_dev_5f_abbr"><text:span text:style-name="T361">n</text:span></text:span><text:span text:style-name="T361">seruat</text:span><text:span text:style-name="amh_5f_dev_5f_abbr"><text:span text:style-name="T361">u</text:span></text:span><text:span text:style-name="T361">r.</text:span></text:p>
      <text:p text:style-name="P33">Sciend<text:span text:style-name="amh_5f_dev_5f_abbr">um</text:span> aut<text:span text:style-name="amh_5f_dev_5f_abbr">em</text:span> q<text:span text:style-name="amh_5f_dev_5f_abbr">uod</text:span> Egipt<text:span text:style-name="amh_5f_dev_5f_abbr">us</text:span> <text:span text:style-name="T362">longa patria est, hoc est oblonga, et i</text:span><text:span text:style-name="amh_5f_dev_5f_abbr"><text:span text:style-name="T362">n</text:span></text:span><text:span text:style-name="T362"> aliq</text:span><text:span text:style-name="amh_5f_dev_5f_abbr"><text:span text:style-name="T362">u</text:span></text:span><text:span text:style-name="T362">ib</text:span><text:span text:style-name="amh_5f_dev_5f_abbr"><text:span text:style-name="T362">us</text:span></text:span><text:span text:style-name="T362"> </text:span><text:span text:style-name="amh_5f_dev_5f_abbr"><text:span text:style-name="T362">par</text:span></text:span><text:span text:style-name="T362">tib</text:span><text:span text:style-name="amh_5f_dev_5f_abbr"><text:span text:style-name="T362">us</text:span></text:span><text:span text:style-name="T362"> stricta </text:span><text:span text:style-name="amh_5f_dev_5f_abbr"><text:span text:style-name="T362">pro</text:span></text:span><text:span text:style-name="T362">pt</text:span><text:span text:style-name="amh_5f_dev_5f_abbr"><text:span text:style-name="T362">er</text:span></text:span><text:span text:style-name="T362"> desertu</text:span><text:span text:style-name="amh_5f_dev_5f_abbr"><text:span text:style-name="T362">m</text:span></text:span><text:span text:style-name="T362"> siccu</text:span><text:span text:style-name="amh_5f_dev_5f_abbr"><text:span text:style-name="T362">m</text:span></text:span><text:span text:style-name="T362"> littora ip</text:span><text:span text:style-name="amh_5f_dev_5f_abbr"><text:span text:style-name="T362">s</text:span></text:span><text:span text:style-name="T362">i</text:span><text:span text:style-name="amh_5f_dev_5f_abbr"><text:span text:style-name="T362">us</text:span></text:span><text:span text:style-name="T362"> ambiens et co</text:span><text:span text:style-name="amh_5f_dev_5f_abbr"><text:span text:style-name="T362">m</text:span></text:span><text:span text:style-name="T362">primens, de cui</text:span><text:span text:style-name="amh_5f_dev_5f_abbr"><text:span text:style-name="T362">us</text:span></text:span><text:span text:style-name="T362"> etia</text:span><text:span text:style-name="amh_5f_dev_5f_abbr"><text:span text:style-name="T362">m</text:span></text:span><text:span text:style-name="T362"> natura ip</text:span><text:span text:style-name="amh_5f_dev_5f_abbr"><text:span text:style-name="T362">s</text:span></text:span><text:span text:style-name="T362">a Egipt</text:span><text:span text:style-name="amh_5f_dev_5f_abbr"><text:span text:style-name="T362">us</text:span></text:span><text:span text:style-name="T362"> </text:span><text:soft-page-break/><text:span text:style-name="T362">est, nisi q</text:span><text:span text:style-name="amh_5f_dev_5f_abbr"><text:span text:style-name="T362">uod</text:span></text:span><text:span text:style-name="T362"> i</text:span><text:span text:style-name="amh_5f_dev_5f_abbr"><text:span text:style-name="T362">n</text:span></text:span><text:span text:style-name="T362"> q</text:span><text:span text:style-name="amh_5f_dev_5f_abbr"><text:span text:style-name="T362">u</text:span></text:span><text:span text:style-name="T362">a</text:span><text:span text:style-name="amh_5f_dev_5f_abbr"><text:span text:style-name="T362">n</text:span></text:span><text:span text:style-name="T362">tu</text:span><text:span text:style-name="amh_5f_dev_5f_abbr"><text:span text:style-name="T362">m</text:span></text:span><text:span text:style-name="T362"> exubera</text:span><text:span text:style-name="amh_5f_dev_5f_abbr"><text:span text:style-name="T362">n</text:span></text:span><text:span text:style-name="T362">te fluuio uel artificialiter uel natural</text:span><text:span text:style-name="amh_5f_dev_5f_abbr"><text:span text:style-name="T362">ite</text:span></text:span><text:span text:style-name="T362">r </text:span><text:span text:style-name="amh_5f_dev_5f_abbr"><text:span text:style-name="T362">con</text:span></text:span><text:span text:style-name="T362">ducto uisibiliter fertilis efficit</text:span><text:span text:style-name="amh_5f_dev_5f_abbr"><text:span text:style-name="T362">u</text:span></text:span><text:span text:style-name="T362">r et delectabilib</text:span><text:span text:style-name="amh_5f_dev_5f_abbr"><text:span text:style-name="T362">us</text:span></text:span><text:span text:style-name="T362"> ho</text:span><text:span text:style-name="amh_5f_dev_5f_abbr"><text:span text:style-name="T362">m</text:span></text:span><text:span text:style-name="T362">i</text:span><text:span text:style-name="amh_5f_dev_5f_abbr"><text:span text:style-name="T362">nu</text:span></text:span><text:span text:style-name="T362">m uisib</text:span><text:span text:style-name="amh_5f_dev_5f_abbr"><text:span text:style-name="T362">us</text:span></text:span><text:span text:style-name="T362"> et usib</text:span><text:span text:style-name="amh_5f_dev_5f_abbr"><text:span text:style-name="T362">us</text:span></text:span><text:span text:style-name="T362"> coaptatur. Paru</text:span><text:span text:style-name="amh_5f_dev_5f_abbr"><text:span text:style-name="T362">m</text:span></text:span><text:span text:style-name="T362"> pluit in ea quia </text:span><text:span text:style-name="amh_5f_foliotation"><text:span text:style-name="T362">[f. 243r]</text:span></text:span><text:span text:style-name="T362"> regio de se sicca est et fortis ardor solis humores </text:span><text:span text:style-name="amh_5f_dev_5f_abbr"><text:span text:style-name="T362">con</text:span></text:span><text:span text:style-name="T362">sumit su</text:span><text:span text:style-name="amh_5f_dev_5f_abbr"><text:span text:style-name="T362">per</text:span></text:span><text:span text:style-name="T362"> ea</text:span><text:span text:style-name="amh_5f_dev_5f_abbr"><text:span text:style-name="T362">m</text:span></text:span><text:span text:style-name="T362"> eleuatos facilit</text:span><text:span text:style-name="amh_5f_dev_5f_abbr"><text:span text:style-name="T362">er</text:span></text:span><text:span text:style-name="T362">. Vn</text:span><text:span text:style-name="amh_5f_dev_5f_abbr"><text:span text:style-name="T362">de</text:span></text:span><text:span text:style-name="T362"> in longu</text:span><text:span text:style-name="amh_5f_dev_5f_abbr"><text:span text:style-name="T362">m</text:span></text:span><text:span text:style-name="T362"> </text:span><text:span text:style-name="amh_5f_dev_5f_abbr"><text:span text:style-name="T363">pro</text:span></text:span><text:span text:style-name="T363">te</text:span><text:span text:style-name="amh_5f_dev_5f_abbr"><text:span text:style-name="T363">n</text:span></text:span><text:span text:style-name="T363">ditur ab Ethiopia s</text:span><text:span text:style-name="amh_5f_dev_5f_abbr"><text:span text:style-name="T363">ecundu</text:span></text:span><text:span text:style-name="T363">m fluuii cursu</text:span><text:span text:style-name="amh_5f_dev_5f_abbr"><text:span text:style-name="T363">m</text:span></text:span><text:span text:style-name="T363">, usq</text:span><text:span text:style-name="amh_5f_dev_5f_abbr"><text:span text:style-name="T363">ue</text:span></text:span><text:span text:style-name="T363"> </text:span><text:span text:style-name="T364">ad Alexandria</text:span><text:span text:style-name="amh_5f_dev_5f_abbr"><text:span text:style-name="T364">m</text:span></text:span><text:span text:style-name="T364"> </text:span><text:span text:style-name="T365">et mare Mediteraneu</text:span><text:span text:style-name="amh_5f_dev_5f_abbr"><text:span text:style-name="T365">m</text:span></text:span><text:span text:style-name="T365">, t</text:span><text:span text:style-name="amh_5f_dev_5f_abbr"><text:span text:style-name="T365">antu</text:span></text:span><text:span text:style-name="T365">m h</text:span><text:span text:style-name="amh_5f_dev_5f_abbr"><text:span text:style-name="T365">abe</text:span></text:span><text:span text:style-name="T365">ns latitudi</text:span><text:span text:style-name="amh_5f_dev_5f_abbr"><text:span text:style-name="T365">ni</text:span></text:span><text:span text:style-name="T365">s </text:span><text:span text:style-name="amh_5f_dev_5f_abbr"><text:span text:style-name="T365">pro</text:span></text:span><text:span text:style-name="T365">ut fluui</text:span><text:span text:style-name="amh_5f_dev_5f_abbr"><text:span text:style-name="T365">us</text:span></text:span><text:span text:style-name="T365">, s</text:span><text:span text:style-name="amh_5f_dev_5f_abbr"><text:span text:style-name="T365">ecundu</text:span></text:span><text:span text:style-name="T365">m dispositione</text:span><text:span text:style-name="amh_5f_dev_5f_abbr"><text:span text:style-name="T365">m</text:span></text:span><text:span text:style-name="T365"> </text:span><text:span text:style-name="T366">t</text:span><text:span text:style-name="amh_5f_dev_5f_abbr"><text:span text:style-name="T366">er</text:span></text:span><text:span text:style-name="T366">re hinc inde et ho</text:span><text:span text:style-name="amh_5f_dev_5f_abbr"><text:span text:style-name="T366">m</text:span></text:span><text:span text:style-name="T366">i</text:span><text:span text:style-name="amh_5f_dev_5f_abbr"><text:span text:style-name="T366">nu</text:span></text:span><text:span text:style-name="T366">m diligentia elargari p</text:span><text:span text:style-name="amh_5f_dev_5f_abbr"><text:span text:style-name="T366">oteri</text:span></text:span><text:span text:style-name="T366">t.</text:span></text:p>
      <text:p text:style-name="P34"><text:span text:style-name="T367">Vidi ego in Cadro tres elefantos uiuos. </text:span><text:span text:style-name="T368">Est aut</text:span><text:span text:style-name="amh_5f_dev_5f_abbr"><text:span text:style-name="T368">em</text:span></text:span><text:span text:style-name="T368"> elephas a</text:span><text:span text:style-name="amh_5f_dev_5f_abbr"><text:span text:style-name="T368">n</text:span></text:span><text:span text:style-name="T368">i</text:span><text:span text:style-name="amh_5f_dev_5f_abbr"><text:span text:style-name="T368">m</text:span></text:span><text:span text:style-name="T368">al admodu</text:span><text:span text:style-name="amh_5f_dev_5f_abbr"><text:span text:style-name="T368">m</text:span></text:span><text:span text:style-name="T368"> magnu</text:span><text:span text:style-name="amh_5f_dev_5f_abbr"><text:span text:style-name="T368">m</text:span></text:span><text:span text:style-name="T368"> h</text:span><text:span text:style-name="amh_5f_dev_5f_abbr"><text:span text:style-name="T368">abe</text:span></text:span><text:span text:style-name="T368">ns pelle</text:span><text:span text:style-name="amh_5f_dev_5f_abbr"><text:span text:style-name="T368">m</text:span></text:span><text:span text:style-name="T368"> dura</text:span><text:span text:style-name="amh_5f_dev_5f_abbr"><text:span text:style-name="T368">m</text:span></text:span><text:span text:style-name="T368"> s</text:span><text:span text:style-name="amh_5f_dev_5f_abbr"><text:span text:style-name="T368">ecundu</text:span></text:span><text:span text:style-name="T368">m modu</text:span><text:span text:style-name="amh_5f_dev_5f_abbr"><text:span text:style-name="T368">m</text:span></text:span><text:span text:style-name="T368"> </text:span><office:annotation office:name="__Annotation__8857_232900934" loext:resolved="false"><dc:creator>Alexandre Moret Houplon</dc:creator><dc:date>2026-02-11T10:40:51.140349500</dc:date><meta:creator-initials>AMH</meta:creator-initials><text:p text:style-name="Comment">Chercher Squama dans les dico</text:p></office:annotation><text:span text:style-name="T368">scamaru</text:span><text:span text:style-name="amh_5f_dev_5f_abbr"><text:span text:style-name="T368">m</text:span></text:span><office:annotation-end office:name="__Annotation__8857_232900934"/><text:span text:style-name="T368"> piscis ualde disciplinabilis ad sonu</text:span><text:span text:style-name="amh_5f_dev_5f_abbr"><text:span text:style-name="T368">m</text:span></text:span><text:span text:style-name="T368"> i</text:span><text:span text:style-name="amh_5f_dev_5f_abbr"><text:span text:style-name="T368">n</text:span></text:span><text:span text:style-name="T368">stru</text:span><text:span text:style-name="amh_5f_dev_5f_abbr"><text:span text:style-name="T368">men</text:span></text:span><text:span text:style-name="T368">ti musici corruscat, corisat et saltat. </text:span><text:span text:style-name="T369">Dentes de ore exeu</text:span><text:span text:style-name="amh_5f_dev_5f_abbr"><text:span text:style-name="T369">n</text:span></text:span><text:span text:style-name="T369">t admodu</text:span><text:span text:style-name="amh_5f_dev_5f_abbr"><text:span text:style-name="T369">m</text:span></text:span><text:span text:style-name="T369"> apri ualde longi, sup</text:span><text:span text:style-name="amh_5f_dev_5f_abbr"><text:span text:style-name="T369">r</text:span></text:span><text:span text:style-name="T369">a os h</text:span><text:span text:style-name="amh_5f_dev_5f_abbr"><text:span text:style-name="T369">abe</text:span></text:span><text:span text:style-name="T369">t </text:span><office:annotation office:name="__Annotation__2428848_1790455224" loext:resolved="false"><dc:creator>Alexandre Moret Houplon</dc:creator><dc:date>2026-03-02T12:05:22.704708000</dc:date><meta:creator-initials>AMH</meta:creator-initials><text:p text:style-name="Comment">Chercher promucida dans Du Cange.<text:line-break/>Du Cange explique que c’est une altération de proboscis</text:p></office:annotation><text:span text:style-name="amh_5f_dev_5f_abbr"><text:span text:style-name="T370">pro</text:span></text:span><text:span text:style-name="T370">mu</text:span><text:span text:style-name="T369">scida</text:span><text:span text:style-name="amh_5f_dev_5f_abbr"><text:span text:style-name="T369">m</text:span></text:span><office:annotation-end office:name="__Annotation__2428848_1790455224"/><text:span text:style-name="T369"> longa</text:span><text:span text:style-name="amh_5f_dev_5f_abbr"><text:span text:style-name="T369">m</text:span></text:span><text:span text:style-name="T369"> admodu</text:span><text:span text:style-name="amh_5f_dev_5f_abbr"><text:span text:style-name="T369">m</text:span></text:span><text:span text:style-name="T369"> sacci rotondi p</text:span><text:span text:style-name="amh_5f_dev_5f_abbr"><text:span text:style-name="T369">e</text:span></text:span><text:span text:style-name="T369">racuta </text:span><text:span text:style-name="amh_5f_dev_5f_abbr"><text:span text:style-name="T369">et</text:span></text:span><text:span text:style-name="T369"> cartilaginosa</text:span><text:span text:style-name="amh_5f_dev_5f_abbr"><text:span text:style-name="T369">m</text:span></text:span><text:span text:style-name="T369"> ad o</text:span><text:span text:style-name="amh_5f_dev_5f_abbr"><text:span text:style-name="T369">mn</text:span></text:span><text:span text:style-name="T369">em parte</text:span><text:span text:style-name="amh_5f_dev_5f_abbr"><text:span text:style-name="T369">m</text:span></text:span><text:span text:style-name="T369"> flexibile</text:span><text:span text:style-name="amh_5f_dev_5f_abbr"><text:span text:style-name="T369">m</text:span></text:span><text:span text:style-name="T369">, qua utit</text:span><text:span text:style-name="amh_5f_dev_5f_abbr"><text:span text:style-name="T369">u</text:span></text:span><text:span text:style-name="T369">r loco man</text:span><text:span text:style-name="amh_5f_dev_5f_abbr"><text:span text:style-name="T369">us</text:span></text:span><text:span text:style-name="T369">, et cibu</text:span><text:span text:style-name="amh_5f_dev_5f_abbr"><text:span text:style-name="T369">m</text:span></text:span><text:span text:style-name="T369"> </text:span><text:span text:style-name="amh_5f_dev_5f_abbr"><text:span text:style-name="T369">per</text:span></text:span><text:span text:style-name="T369"> ea</text:span><text:span text:style-name="amh_5f_dev_5f_abbr"><text:span text:style-name="T369">m</text:span></text:span><text:span text:style-name="T369"> sumit i</text:span><text:span text:style-name="amh_5f_dev_5f_abbr"><text:span text:style-name="T369">n</text:span></text:span><text:span text:style-name="T369">cur</text:span><text:span text:style-name="T371">r</text:span><text:span text:style-name="T369">a</text:span><text:span text:style-name="amh_5f_dev_5f_abbr"><text:span text:style-name="T370">n</text:span></text:span><text:span text:style-name="T369">doq</text:span><text:span text:style-name="amh_5f_dev_5f_abbr"><text:span text:style-name="T369">ue</text:span></text:span><text:span text:style-name="T369"> subt</text:span><text:span text:style-name="amh_5f_dev_5f_abbr"><text:span text:style-name="T369">us</text:span></text:span><text:span text:style-name="T369"> i</text:span><text:span text:style-name="amh_5f_dev_5f_abbr"><text:span text:style-name="T369">n</text:span></text:span><text:span text:style-name="T369"> os mittit, eaq</text:span><text:span text:style-name="amh_5f_dev_5f_abbr"><text:span text:style-name="T369">ue</text:span></text:span><text:span text:style-name="T369"> plura recipit </text:span><text:span text:style-name="amh_5f_dev_5f_abbr"><text:span text:style-name="T369">et</text:span></text:span><text:span text:style-name="T369"> distribuit. Solaciat</text:span><text:span text:style-name="amh_5f_dev_5f_abbr"><text:span text:style-name="T369">u</text:span></text:span><text:span text:style-name="T369">r </text:span><text:span text:style-name="amh_5f_dev_5f_abbr"><text:span text:style-name="T369">et</text:span></text:span><text:span text:style-name="T369"> ludit, se </text:span><text:span text:style-name="amh_5f_dev_5f_abbr"><text:span text:style-name="T369">pro</text:span></text:span><text:span text:style-name="T369">sternit </text:span><text:span text:style-name="amh_5f_dev_5f_abbr"><text:span text:style-name="T369">et</text:span></text:span><text:span text:style-name="T369"> se leuat </text:span><office:annotation office:name="__Annotation__8930_232900934" loext:resolved="false"><dc:creator>Alexandre Moret Houplon</dc:creator><dc:date>2026-02-11T10:41:51.676206700</dc:date><meta:creator-initials>AMH</meta:creator-initials><text:p text:style-name="Comment">Équivalent de unde chez Deluz</text:p></office:annotation><text:span text:style-name="T369">q</text:span><text:span text:style-name="amh_5f_dev_5f_abbr"><text:span text:style-name="T369">u</text:span></text:span><text:span text:style-name="T369">are</text:span><office:annotation-end office:name="__Annotation__8930_232900934"/><text:span text:style-name="T369"> </text:span><text:span text:style-name="T372">ueru</text:span><text:span text:style-name="amh_5f_dev_5f_abbr"><text:span text:style-name="T372">m</text:span></text:span><text:span text:style-name="T372"> non est q</text:span><text:span text:style-name="amh_5f_dev_5f_abbr"><text:span text:style-name="T372">uod</text:span></text:span><text:span text:style-name="T372"> hec iacens de se uno erigi non possit. Ad p</text:span><text:span text:style-name="amh_5f_dev_5f_abbr"><text:span text:style-name="T372">re</text:span></text:span><text:span text:style-name="T372">ceptu</text:span><text:span text:style-name="amh_5f_dev_5f_abbr"><text:span text:style-name="T372">m</text:span></text:span><text:span text:style-name="T372"> magistri adue</text:span><text:span text:style-name="amh_5f_dev_5f_abbr"><text:span text:style-name="T372">n</text:span></text:span><text:span text:style-name="T372">ientib</text:span><text:span text:style-name="amh_5f_dev_5f_abbr"><text:span text:style-name="T372">us</text:span></text:span><text:span text:style-name="T372"> alludit, caput i</text:span><text:span text:style-name="amh_5f_dev_5f_abbr"><text:span text:style-name="T372">n</text:span></text:span><text:span text:style-name="T372">clina</text:span><text:span text:style-name="amh_5f_dev_5f_abbr"><text:span text:style-name="T372">n</text:span></text:span><text:span text:style-name="T372">do, genua flecte</text:span><text:span text:style-name="amh_5f_dev_5f_abbr"><text:span text:style-name="T372">n</text:span></text:span><text:span text:style-name="T372">do, t</text:span><text:span text:style-name="amh_5f_dev_5f_abbr"><text:span text:style-name="T372">er</text:span></text:span><text:span text:style-name="T372">ra</text:span><text:span text:style-name="amh_5f_dev_5f_abbr"><text:span text:style-name="T372">m</text:span></text:span><text:span text:style-name="T372"> deoscula</text:span><text:span text:style-name="amh_5f_dev_5f_abbr"><text:span text:style-name="T372">n</text:span></text:span><text:span text:style-name="T372">do, </text:span><text:span text:style-name="T373">q</text:span><text:span text:style-name="amh_5f_dev_5f_abbr"><text:span text:style-name="T373">u</text:span></text:span><text:span text:style-name="T373">i</text:span><text:span text:style-name="amh_5f_dev_5f_abbr"><text:span text:style-name="T373">a</text:span></text:span><text:span text:style-name="T373"> hic mod</text:span><text:span text:style-name="amh_5f_dev_5f_abbr"><text:span text:style-name="T373">us</text:span></text:span><text:span text:style-name="T373"> honora</text:span><text:span text:style-name="amh_5f_dev_5f_abbr"><text:span text:style-name="T373">n</text:span></text:span><text:span text:style-name="T373">di in t</text:span><text:span text:style-name="amh_5f_dev_5f_abbr"><text:span text:style-name="T373">er</text:span></text:span><text:span text:style-name="T373">ra illa </text:span><text:span text:style-name="amh_5f_dev_5f_abbr"><text:span text:style-name="T373">commun</text:span></text:span><text:span text:style-name="T373">iter co</text:span><text:span text:style-name="amh_5f_dev_5f_abbr"><text:span text:style-name="T373">n</text:span></text:span><text:span text:style-name="T373">suet</text:span><text:span text:style-name="amh_5f_dev_5f_abbr"><text:span text:style-name="T373">us</text:span></text:span><text:span text:style-name="T373"> est. </text:span><text:span text:style-name="T374">Vidi </text:span><text:span text:style-name="amh_5f_dev_5f_abbr"><text:span text:style-name="T374">et</text:span></text:span><text:span text:style-name="T374"> i</text:span><text:span text:style-name="amh_5f_dev_5f_abbr"><text:span text:style-name="T374">n</text:span></text:span><text:span text:style-name="T374"> Cadro a</text:span><text:span text:style-name="amh_5f_dev_5f_abbr"><text:span text:style-name="T374">n</text:span></text:span><text:span text:style-name="T374">i</text:span><text:span text:style-name="amh_5f_dev_5f_abbr"><text:span text:style-name="T374">m</text:span></text:span><text:span text:style-name="T374">al I</text:span><text:span text:style-name="amh_5f_dev_5f_abbr"><text:span text:style-name="T374">n</text:span></text:span><text:span text:style-name="T374">die, ieraffa</text:span><text:span text:style-name="T375">n</text:span><text:span text:style-name="T374"> no</text:span><text:span text:style-name="amh_5f_dev_5f_abbr"><text:span text:style-name="T374">m</text:span></text:span><text:span text:style-name="T374">i</text:span><text:span text:style-name="amh_5f_dev_5f_abbr"><text:span text:style-name="T374">n</text:span></text:span><text:span text:style-name="T374">e, i</text:span><text:span text:style-name="amh_5f_dev_5f_abbr"><text:span text:style-name="T374">n</text:span></text:span><text:span text:style-name="T374"> a</text:span><text:span text:style-name="amh_5f_dev_5f_abbr"><text:span text:style-name="T374">n</text:span></text:span><text:span text:style-name="T374">t</text:span><text:span text:style-name="amh_5f_dev_5f_abbr"><text:span text:style-name="T374">er</text:span></text:span><text:span text:style-name="T374">ior</text:span><text:span text:style-name="T375">i</text:span><text:span text:style-name="T374"> </text:span><text:span text:style-name="amh_5f_dev_5f_abbr"><text:span text:style-name="T374">par</text:span></text:span><text:span text:style-name="T374">te m</text:span><text:span text:style-name="amh_5f_dev_5f_abbr"><text:span text:style-name="T374">u</text:span></text:span><text:span text:style-name="T374">ltu</text:span><text:span text:style-name="amh_5f_dev_5f_abbr"><text:span text:style-name="T374">m</text:span></text:span><text:span text:style-name="T374"> eleuatu</text:span><text:span text:style-name="amh_5f_dev_5f_abbr"><text:span text:style-name="T374">m</text:span></text:span><text:span text:style-name="T374"> lo</text:span><text:span text:style-name="amh_5f_dev_5f_abbr"><text:span text:style-name="T374">n</text:span></text:span><text:span text:style-name="T374">gissimu</text:span><text:span text:style-name="amh_5f_dev_5f_abbr"><text:span text:style-name="T374">m</text:span></text:span><text:span text:style-name="T374"> collu</text:span><text:span text:style-name="amh_5f_dev_5f_abbr"><text:span text:style-name="T374">m</text:span></text:span><text:span text:style-name="T374"> h</text:span><text:span text:style-name="amh_5f_dev_5f_abbr"><text:span text:style-name="T374">abe</text:span></text:span><text:span text:style-name="T374">ns, ita ut de tecto dom</text:span><text:span text:style-name="amh_5f_dev_5f_abbr"><text:span text:style-name="T374">us</text:span></text:span><text:span text:style-name="T374"> </text:span><text:span text:style-name="T376">co</text:span><text:span text:style-name="amh_5f_dev_5f_abbr"><text:span text:style-name="T376">mmun</text:span></text:span><text:span text:style-name="T376">is altitudi</text:span><text:span text:style-name="amh_5f_dev_5f_abbr"><text:span text:style-name="T376">ni</text:span></text:span><text:span text:style-name="T376">s comedere possit, retro ita demissu</text:span><text:span text:style-name="amh_5f_dev_5f_abbr"><text:span text:style-name="T376">m</text:span></text:span><text:span text:style-name="T376"> est ut dorsu</text:span><text:span text:style-name="amh_5f_dev_5f_abbr"><text:span text:style-name="T376">m</text:span></text:span><text:span text:style-name="T376"> ei</text:span><text:span text:style-name="amh_5f_dev_5f_abbr"><text:span text:style-name="T376">us</text:span></text:span><text:span text:style-name="T376"> manu ho</text:span><text:span text:style-name="amh_5f_dev_5f_abbr"><text:span text:style-name="T376">min</text:span></text:span><text:span text:style-name="T376">is tangi possit. Non est aut</text:span><text:span text:style-name="amh_5f_dev_5f_abbr"><text:span text:style-name="T376">em</text:span></text:span><text:span text:style-name="T376"> fer</text:span><text:span text:style-name="T377">o</text:span><text:span text:style-name="T376">x a</text:span><text:span text:style-name="amh_5f_dev_5f_abbr"><text:span text:style-name="T376">n</text:span></text:span><text:span text:style-name="T376">i</text:span><text:span text:style-name="amh_5f_dev_5f_abbr"><text:span text:style-name="T376">m</text:span></text:span><text:span text:style-name="T376">al, s</text:span><text:span text:style-name="amh_5f_dev_5f_abbr"><text:span text:style-name="T376">ed</text:span></text:span><text:span text:style-name="T376"> ad modu</text:span><text:span text:style-name="amh_5f_dev_5f_abbr"><text:span text:style-name="T376">m</text:span></text:span><text:span text:style-name="T376"> iume</text:span><text:span text:style-name="amh_5f_dev_5f_abbr"><text:span text:style-name="T376">n</text:span></text:span><text:span text:style-name="T376">ti pacificu</text:span><text:span text:style-name="amh_5f_dev_5f_abbr"><text:span text:style-name="T376">m</text:span></text:span><text:span text:style-name="T376"> colore albo </text:span><text:span text:style-name="amh_5f_dev_5f_abbr"><text:span text:style-name="T376">et</text:span></text:span><text:span text:style-name="T376"> rubeo pelle</text:span><text:span text:style-name="amh_5f_dev_5f_abbr"><text:span text:style-name="T376">m</text:span></text:span><text:span text:style-name="T376"> h</text:span><text:span text:style-name="amh_5f_dev_5f_abbr"><text:span text:style-name="T376">abe</text:span></text:span><text:span text:style-name="T376">ns ordinatissime decorata</text:span><text:span text:style-name="amh_5f_dev_5f_abbr"><text:span text:style-name="T377">m</text:span></text:span><text:span text:style-name="T376">. Vidi </text:span><text:span text:style-name="T378">pl</text:span><text:span text:style-name="amh_5f_dev_5f_abbr"><text:span text:style-name="T378">ur</text:span></text:span><text:span text:style-name="T378">es catos ma</text:span><text:span text:style-name="T377">y</text:span><text:span text:style-name="T378">mones, psitacos mirab</text:span><text:span text:style-name="amh_5f_dev_5f_abbr"><text:span text:style-name="T378">i</text:span></text:span><text:span text:style-name="T378">l</text:span><text:span text:style-name="amh_5f_dev_5f_abbr"><text:span text:style-name="T378">ite</text:span></text:span><text:span text:style-name="T378">r i</text:span><text:span text:style-name="amh_5f_dev_5f_abbr"><text:span text:style-name="T378">n</text:span></text:span><text:span text:style-name="T378">structos gestib</text:span><text:span text:style-name="amh_5f_dev_5f_abbr"><text:span text:style-name="T378">us</text:span></text:span><text:span text:style-name="T378"> suis ho</text:span><text:span text:style-name="amh_5f_dev_5f_abbr"><text:span text:style-name="T378">m</text:span></text:span><text:span text:style-name="T378">i</text:span><text:span text:style-name="amh_5f_dev_5f_abbr"><text:span text:style-name="T378">n</text:span></text:span><text:span text:style-name="T378">es multiplicit</text:span><text:span text:style-name="amh_5f_dev_5f_abbr"><text:span text:style-name="T378">er</text:span></text:span><text:span text:style-name="T378"> ad deductione</text:span><text:span text:style-name="amh_5f_dev_5f_abbr"><text:span text:style-name="T378">m</text:span></text:span><text:span text:style-name="T378"> </text:span><text:span text:style-name="amh_5f_dev_5f_abbr"><text:span text:style-name="T378">et</text:span></text:span><text:span text:style-name="T378"> solatia </text:span><text:span text:style-name="amh_5f_dev_5f_abbr"><text:span text:style-name="T378">pro</text:span></text:span><text:span text:style-name="T378">uoca</text:span><text:span text:style-name="amh_5f_dev_5f_abbr"><text:span text:style-name="T378">n</text:span></text:span><text:span text:style-name="T378">tes. </text:span><text:span text:style-name="T379">I</text:span><text:span text:style-name="amh_5f_dev_5f_abbr"><text:span text:style-name="T379">n</text:span></text:span><text:span text:style-name="T379">uenit</text:span><text:span text:style-name="amh_5f_dev_5f_abbr"><text:span text:style-name="T379">u</text:span></text:span><text:span text:style-name="T379">r</text:span> <text:span text:style-name="amh_5f_dev_5f_abbr">et</text:span>eni<text:span text:style-name="amh_5f_dev_5f_abbr">m</text:span> <office:annotation office:name="__Annotation__2717213_1790455224" loext:resolved="false"><dc:creator>Alexandre Moret Houplon</dc:creator><dc:date>2026-03-02T13:32:46.067534900</dc:date><meta:creator-initials>AMH</meta:creator-initials><text:p text:style-name="Comment">J’ai un doute sur la résolution</text:p></office:annotation>q<text:span text:style-name="amh_5f_dev_5f_abbr">uo</text:span>n<text:span text:style-name="amh_5f_dev_5f_abbr">iam</text:span><office:annotation-end office:name="__Annotation__2717213_1790455224"/><text:span text:style-name="T380"> psitacus q</text:span><text:span text:style-name="amh_5f_dev_5f_abbr"><text:span text:style-name="T380">u</text:span></text:span><text:span text:style-name="T380">i </text:span><text:span text:style-name="amh_5f_dev_5f_abbr"><text:span text:style-name="T380">pro</text:span></text:span><text:span text:style-name="T380"> centu</text:span><text:span text:style-name="amh_5f_dev_5f_abbr"><text:span text:style-name="T380">m</text:span></text:span><text:span text:style-name="T380"> aureis non daret</text:span><text:span text:style-name="amh_5f_dev_5f_abbr"><text:span text:style-name="T380">u</text:span></text:span><text:span text:style-name="T380">r, </text:span><text:span text:style-name="T381">q</text:span><text:span text:style-name="amh_5f_dev_5f_abbr"><text:span text:style-name="T381">u</text:span></text:span><text:span text:style-name="T381">ia in hiis </text:span><text:span text:style-name="amh_5f_dev_5f_abbr"><text:span text:style-name="T381">par</text:span></text:span><text:span text:style-name="T381">tib</text:span><text:span text:style-name="amh_5f_dev_5f_abbr"><text:span text:style-name="T381">us</text:span></text:span><text:span text:style-name="T381"> su</text:span><text:span text:style-name="amh_5f_dev_5f_abbr"><text:span text:style-name="T381">n</text:span></text:span><text:span text:style-name="T381">t ho</text:span><text:span text:style-name="amh_5f_dev_5f_abbr"><text:span text:style-name="T381">m</text:span></text:span><text:span text:style-name="T381">i</text:span><text:span text:style-name="amh_5f_dev_5f_abbr"><text:span text:style-name="T381">n</text:span></text:span><text:span text:style-name="T381">es ultra modu</text:span><text:span text:style-name="amh_5f_dev_5f_abbr"><text:span text:style-name="T381">m</text:span></text:span><text:span text:style-name="T381"> delicati et corporalia solatia diligentes.</text:span></text:p>
      <text:p text:style-name="P35">In s<text:span text:style-name="amh_5f_dev_5f_abbr">upe</text:span>riorib<text:span text:style-name="amh_5f_dev_5f_abbr">us</text:span> Egipti est <text:span text:style-name="T382">uena</text:span><office:annotation office:name="__Annotation__9912_232900934" loext:resolved="false"><dc:creator>Alexandre Moret Houplon</dc:creator><dc:date>2026-02-11T11:51:22.028110100</dc:date><meta:creator-initials>AMH</meta:creator-initials><text:p text:style-name="Comment">Deua semagridana</text:p></office:annotation> s<text:span text:style-name="T382">m</text:span>ar<text:span text:style-name="T382">ag</text:span>d<text:span text:style-name="T382">i</text:span>na<office:annotation-end office:name="__Annotation__9912_232900934"/><text:note text:id="ftn87" text:note-class="footnote"><text:note-citation>87</text:note-citation><text:note-body><text:p text:style-name="Footnote"/></text:note-body></text:note> un<text:span text:style-name="amh_5f_dev_5f_abbr">de</text:span> ibi <office:annotation office:name="__Annotation__9918_232900934" loext:resolved="false"><dc:creator>Alexandre Moret Houplon</dc:creator><dc:date>2026-02-11T11:51:43.777724500</dc:date><meta:creator-initials>AMH</meta:creator-initials><text:p text:style-name="Comment">smagradi</text:p></office:annotation>smara<text:span text:style-name="T382">g</text:span>di<office:annotation-end office:name="__Annotation__9918_232900934"/><text:note text:id="ftn88" text:note-class="footnote"><text:note-citation>88</text:note-citation><text:note-body><text:p text:style-name="Footnote"/></text:note-body></text:note> in meliori foro h<text:span text:style-name="amh_5f_dev_5f_abbr">abe</text:span>ntur, <text:span text:style-name="T383">q</text:span><text:span text:style-name="amh_5f_dev_5f_abbr"><text:span text:style-name="T383">u</text:span></text:span><text:span text:style-name="T383">a</text:span><text:span text:style-name="amh_5f_dev_5f_abbr"><text:span text:style-name="T383">m</text:span></text:span><text:span text:style-name="T383"> alia parte mu</text:span><text:span text:style-name="amh_5f_dev_5f_abbr"><text:span text:style-name="T383">n</text:span></text:span><text:span text:style-name="T383">di. </text:span><text:span text:style-name="T384">Su</text:span><text:span text:style-name="amh_5f_dev_5f_abbr"><text:span text:style-name="T384">n</text:span></text:span><text:span text:style-name="T384">t i</text:span><text:span text:style-name="amh_5f_dev_5f_abbr"><text:span text:style-name="T384">n</text:span></text:span><text:span text:style-name="T384"> Siria et i</text:span><text:span text:style-name="amh_5f_dev_5f_abbr"><text:span text:style-name="T384">n</text:span></text:span><text:span text:style-name="T384"> Egipto poma oblonga quo </text:span><office:annotation office:name="__Annotation__10082_232900934" loext:resolved="false"><dc:creator>Alexandre Moret Houplon</dc:creator><dc:date>2026-02-11T11:55:54.307905300</dc:date><meta:creator-initials>AMH</meta:creator-initials><text:p text:style-name="Comment">parisi</text:p></office:annotation><text:span text:style-name="T384">paradisi</text:span><office:annotation-end office:name="__Annotation__10082_232900934"/><text:span text:style-name="T384"> </text:span><office:annotation office:name="__Annotation__10083_232900934" loext:resolved="false"><dc:creator>Alexandre Moret Houplon</dc:creator><dc:date>2026-02-11T11:56:40.785696700</dc:date><meta:creator-initials>AMH</meta:creator-initials><text:p text:style-name="Comment">nuncupata</text:p></office:annotation><text:span text:style-name="T384">nu</text:span><text:span text:style-name="amh_5f_dev_5f_abbr"><text:span text:style-name="T384">n</text:span></text:span><text:span text:style-name="T384">cupatur,</text:span><office:annotation-end office:name="__Annotation__10083_232900934"/><text:span text:style-name="T384"> optim</text:span><text:span text:style-name="T385">i saporis mollia et i</text:span><text:span text:style-name="amh_5f_dev_5f_abbr"><text:span text:style-name="T385">n</text:span></text:span><text:span text:style-name="T385"> ore cito l</text:span><text:span text:style-name="T386">iq</text:span><text:span text:style-name="amh_5f_dev_5f_abbr"><text:span text:style-name="T386">ue</text:span></text:span><text:span text:style-name="T386">scu</text:span><text:span text:style-name="amh_5f_dev_5f_abbr"><text:span text:style-name="T386">n</text:span></text:span><text:span text:style-name="T386">t </text:span><text:span text:style-name="T387">per tra</text:span><text:span text:style-name="amh_5f_dev_5f_abbr"><text:span text:style-name="T387">n</text:span></text:span><text:span text:style-name="T387">suersu</text:span><text:span text:style-name="amh_5f_dev_5f_abbr"><text:span text:style-name="T387">m</text:span></text:span><text:span text:style-name="T387"> q</text:span><text:span text:style-name="amh_5f_dev_5f_abbr"><text:span text:style-name="T387">u</text:span></text:span><text:span text:style-name="T387">omodocu</text:span><text:span text:style-name="amh_5f_dev_5f_abbr"><text:span text:style-name="T387">mque</text:span></text:span><text:span text:style-name="T387"> diuiseris i</text:span><text:span text:style-name="amh_5f_dev_5f_abbr"><text:span text:style-name="T387">n</text:span></text:span><text:span text:style-name="T387">uenies crucifixu</text:span><text:span text:style-name="amh_5f_dev_5f_abbr"><text:span text:style-name="T387">m</text:span></text:span><text:span text:style-name="T387">, i</text:span><text:span text:style-name="amh_5f_dev_5f_abbr"><text:span text:style-name="T387">n</text:span></text:span><text:span text:style-name="T387"> t</text:span><text:span text:style-name="amh_5f_dev_5f_abbr"><text:span text:style-name="T387">antu</text:span></text:span><text:span text:style-name="T387">m ut aliq</text:span><text:span text:style-name="amh_5f_dev_5f_abbr"><text:span text:style-name="T387">u</text:span></text:span><text:span text:style-name="T387">otiens faciei </text:span><text:span text:style-name="T388">et alioru</text:span><text:span text:style-name="amh_5f_dev_5f_abbr"><text:span text:style-name="T388">m</text:span></text:span><text:span text:style-name="T388"> me</text:span><text:span text:style-name="amh_5f_dev_5f_abbr"><text:span text:style-name="T388">m</text:span></text:span><text:span text:style-name="T388">broru</text:span><text:span text:style-name="amh_5f_dev_5f_abbr"><text:span text:style-name="T388">m</text:span></text:span><text:span text:style-name="T388"> liniame</text:span><text:span text:style-name="amh_5f_dev_5f_abbr"><text:span text:style-name="T388">n</text:span></text:span><text:span text:style-name="T388">ta possis </text:span><text:span text:style-name="amh_5f_dev_5f_abbr"><text:span text:style-name="T389">per</text:span></text:span><text:span text:style-name="T389">pende</text:span><text:span text:style-name="amh_5f_dev_5f_abbr"><text:span text:style-name="T389">re</text:span></text:span><text:span text:style-name="T389"> </text:span><text:span text:style-name="T390">co</text:span><text:span text:style-name="amh_5f_dev_5f_abbr"><text:span text:style-name="T390">m</text:span></text:span><text:span text:style-name="T390">pete</text:span><text:span text:style-name="T391">n</text:span><text:span text:style-name="T390">t</text:span><text:span text:style-name="amh_5f_dev_5f_abbr"><text:span text:style-name="T390">er</text:span></text:span><text:span text:style-name="T390">. </text:span><text:span text:style-name="T392">Diu non dura</text:span><text:span text:style-name="amh_5f_dev_5f_abbr"><text:span text:style-name="T392">n</text:span></text:span><text:span text:style-name="T392">t q</text:span><text:span text:style-name="amh_5f_dev_5f_abbr"><text:span text:style-name="T392">u</text:span></text:span><text:span text:style-name="T392">are </text:span><text:span text:style-name="amh_5f_dev_5f_abbr"><text:span text:style-name="T392">per</text:span></text:span><text:span text:style-name="T392"> mare ad </text:span><text:span text:style-name="amh_5f_dev_5f_abbr"><text:span text:style-name="T392">par</text:span></text:span><text:span text:style-name="T392">tes n</text:span><text:span text:style-name="amh_5f_dev_5f_abbr"><text:span text:style-name="T392">ost</text:span></text:span><text:span text:style-name="T392">ras duci non </text:span><text:span text:style-name="T393">possu</text:span><text:span text:style-name="amh_5f_dev_5f_abbr"><text:span text:style-name="T393">n</text:span></text:span><text:span text:style-name="T393">t</text:span><text:span text:style-name="T392"> i</text:span><text:span text:style-name="amh_5f_dev_5f_abbr"><text:span text:style-name="T392">n</text:span></text:span><text:span text:style-name="T392">corrupta. Succaru</text:span><text:span text:style-name="amh_5f_dev_5f_abbr"><text:span text:style-name="T392">m</text:span></text:span><text:span text:style-name="T392"> opti</text:span><text:span text:style-name="amh_5f_dev_5f_abbr"><text:span text:style-name="T392">mum</text:span></text:span><text:span text:style-name="T392"> ibi crscit </text:span><text:span text:style-name="amh_5f_dev_5f_abbr"><text:span text:style-name="T392">et</text:span></text:span><text:span text:style-name="T392"> alia terre nasce</text:span><text:span text:style-name="amh_5f_dev_5f_abbr"><text:span text:style-name="T392">n</text:span></text:span><text:span text:style-name="T392">tia ap</text:span><text:span text:style-name="amh_5f_dev_5f_abbr"><text:span text:style-name="T392">u</text:span></text:span><text:span text:style-name="T392">d nos non assueta </text:span><text:span text:style-name="amh_5f_dev_5f_abbr"><text:span text:style-name="T392">et</text:span></text:span><text:span text:style-name="T392"> co</text:span><text:span text:style-name="amh_5f_dev_5f_abbr"><text:span text:style-name="T392">n</text:span></text:span><text:span text:style-name="T392">sueta ibidem </text:span><text:span text:style-name="T394">tu</text:span><text:span text:style-name="amh_5f_dev_5f_abbr"><text:span text:style-name="T394">m</text:span></text:span><text:span text:style-name="T395"> </text:span><text:span text:style-name="amh_5f_dev_5f_abbr"><text:span text:style-name="T395">et</text:span></text:span><text:span text:style-name="T395"> m</text:span><text:span text:style-name="amh_5f_dev_5f_abbr"><text:span text:style-name="T395">u</text:span></text:span><text:span text:style-name="T395">lto a</text:span><text:span text:style-name="amh_5f_dev_5f_abbr"><text:span text:style-name="T395">m</text:span></text:span><text:span text:style-name="T395">plius virtuosa.</text:span></text:p>
      <text:p text:style-name="P36"><text:span text:style-name="amh_5f_lettre_5f_rubriquee">E</text:span>st i<text:span text:style-name="amh_5f_dev_5f_abbr">n</text:span> Cadro dom<text:span text:style-name="amh_5f_dev_5f_abbr">us</text:span> alta et i<text:span text:style-name="amh_5f_dev_5f_abbr">n</text:span> modu<text:span text:style-name="amh_5f_dev_5f_abbr">m</text:span> stape d<text:span text:style-name="T396">i</text:span>missa, i<text:span text:style-name="amh_5f_dev_5f_abbr">n</text:span> qua su<text:span text:style-name="amh_5f_dev_5f_abbr">n</text:span>t m<text:span text:style-name="amh_5f_dev_5f_abbr">u</text:span>lte fornaces, etia<text:span text:style-name="amh_5f_dev_5f_abbr">m</text:span> d<text:span text:style-name="T396">i</text:span>misse in quas ponu<text:span text:style-name="amh_5f_dev_5f_abbr">n</text:span>t<text:span text:style-name="amh_5f_dev_5f_abbr">u</text:span>r oua i<text:span text:style-name="amh_5f_dev_5f_abbr">n</text:span> palea q<text:span text:style-name="amh_5f_dev_5f_abbr">u</text:span>a<text:span text:style-name="amh_5f_dev_5f_abbr">n</text:span>ta q<text:span text:style-name="amh_5f_dev_5f_abbr">u</text:span>ilibet apportare uolu<text:span text:style-name="amh_5f_dev_5f_abbr">er</text:span>it et s<text:span text:style-name="amh_5f_dev_5f_abbr">i</text:span>n<text:span text:style-name="amh_5f_dev_5f_abbr">e</text:span> gallinaru<text:span text:style-name="amh_5f_dev_5f_abbr">m</text:span> cubatione naturali certo te<text:span text:style-name="amh_5f_dev_5f_abbr">m</text:span>perame<text:span text:style-name="amh_5f_dev_5f_abbr">n</text:span>to ignis i<text:span text:style-name="amh_5f_dev_5f_abbr">n</text:span> fornacib<text:span text:style-name="amh_5f_dev_5f_abbr">us</text:span> fet<text:span text:style-name="amh_5f_dev_5f_abbr">us</text:span> maturatur i<text:span text:style-name="amh_5f_dev_5f_abbr">n</text:span> ouis et pulli exeu<text:span text:style-name="amh_5f_dev_5f_abbr">n</text:span>t suo t<text:span text:style-name="amh_5f_dev_5f_abbr">em</text:span>p<text:span text:style-name="amh_5f_dev_5f_abbr">or</text:span>e, <text:soft-page-break/>arte natur<text:span text:style-name="T397">a</text:span><text:span text:style-name="amh_5f_dev_5f_abbr"><text:span text:style-name="T397">m</text:span></text:span> mirab<text:span text:style-name="amh_5f_dev_5f_abbr">i</text:span>l<text:span text:style-name="amh_5f_dev_5f_abbr">ite</text:span>r i<text:span text:style-name="amh_5f_dev_5f_abbr">n</text:span>seq<text:span text:style-name="amh_5f_dev_5f_abbr">ue</text:span>nte. Et statim ut pulli oua <text:span text:style-name="T398">exiurerint, dant</text:span><text:span text:style-name="amh_5f_dev_5f_abbr"><text:span text:style-name="T398">u</text:span></text:span><text:span text:style-name="T398">r d</text:span><text:span text:style-name="amh_5f_dev_5f_abbr"><text:span text:style-name="T398">omi</text:span></text:span><text:span text:style-name="T398">nis q</text:span><text:span text:style-name="amh_5f_dev_5f_abbr"><text:span text:style-name="T398">u</text:span></text:span><text:span text:style-name="T398">oru</text:span><text:span text:style-name="amh_5f_dev_5f_abbr"><text:span text:style-name="T398">m</text:span></text:span><text:span text:style-name="T398"> oua fueru</text:span><text:span text:style-name="amh_5f_dev_5f_abbr"><text:span text:style-name="T398">n</text:span></text:span><text:span text:style-name="T398">t asportatiq</text:span><text:span text:style-name="amh_5f_dev_5f_abbr"><text:span text:style-name="T398">ue</text:span></text:span><text:span text:style-name="T398"> nutriu</text:span><text:span text:style-name="amh_5f_dev_5f_abbr"><text:span text:style-name="T398">n</text:span></text:span><text:span text:style-name="T398">t</text:span><text:span text:style-name="amh_5f_dev_5f_abbr"><text:span text:style-name="T397">u</text:span></text:span><text:span text:style-name="T397">r</text:span><text:span text:style-name="T398">. Quare i</text:span><text:span text:style-name="amh_5f_dev_5f_abbr"><text:span text:style-name="T398">n</text:span></text:span><text:span text:style-name="T398"> </text:span><text:span text:style-name="amh_5f_dev_5f_abbr"><text:span text:style-name="T398">par</text:span></text:span><text:span text:style-name="T398">tib</text:span><text:span text:style-name="amh_5f_dev_5f_abbr"><text:span text:style-name="T398">us</text:span></text:span><text:span text:style-name="T398"> illis est maxi</text:span><text:span text:style-name="amh_5f_dev_5f_abbr"><text:span text:style-name="T398">m</text:span></text:span><text:span text:style-name="T398">a c</text:span><text:span text:style-name="T399">o</text:span><text:span text:style-name="T398">pia gallinaru</text:span><text:span text:style-name="amh_5f_dev_5f_abbr"><text:span text:style-name="T398">m</text:span></text:span><text:span text:style-name="T398">. Hoc mirabili</text:span><text:span text:style-name="amh_5f_dev_5f_abbr"><text:span text:style-name="T398">us</text:span></text:span><text:span text:style-name="T398"> reputo o</text:span><text:span text:style-name="amh_5f_dev_5f_abbr"><text:span text:style-name="T398">mn</text:span></text:span><text:span text:style-name="T398">ib</text:span><text:span text:style-name="amh_5f_dev_5f_abbr"><text:span text:style-name="T398">us</text:span></text:span><text:span text:style-name="T398"> uiderimq</text:span><text:span text:style-name="amh_5f_dev_5f_abbr"><text:span text:style-name="T398">ue</text:span></text:span><text:span text:style-name="T398"> ho</text:span><text:span text:style-name="amh_5f_dev_5f_abbr"><text:span text:style-name="T398">m</text:span></text:span><text:span text:style-name="T398">i</text:span><text:span text:style-name="amh_5f_dev_5f_abbr"><text:span text:style-name="T398">n</text:span></text:span><text:span text:style-name="T398">es </text:span><text:span text:style-name="T400">et femine in partib</text:span><text:span text:style-name="amh_5f_dev_5f_abbr"><text:span text:style-name="T400">us</text:span></text:span><text:span text:style-name="T400"> illis ue</text:span><text:span text:style-name="amh_5f_dev_5f_abbr"><text:span text:style-name="T400">n</text:span></text:span><text:span text:style-name="T400">dunt</text:span><text:span text:style-name="amh_5f_dev_5f_abbr"><text:span text:style-name="T400">u</text:span></text:span><text:span text:style-name="T400">r si si</text:span><text:span text:style-name="amh_5f_dev_5f_abbr"><text:span text:style-name="T400">n</text:span></text:span><text:span text:style-name="T400">t alt</text:span><text:span text:style-name="amh_5f_dev_5f_abbr"><text:span text:style-name="T400">er</text:span></text:span><text:span text:style-name="T400">i</text:span><text:span text:style-name="amh_5f_dev_5f_abbr"><text:span text:style-name="T400">us</text:span></text:span><text:span text:style-name="T400"> fidei uel secte q</text:span><text:span text:style-name="amh_5f_dev_5f_abbr"><text:span text:style-name="T400">u</text:span></text:span><text:span text:style-name="T400">a</text:span><text:span text:style-name="amh_5f_dev_5f_abbr"><text:span text:style-name="T400">m</text:span></text:span><text:span text:style-name="T400"> ue</text:span><text:span text:style-name="amh_5f_dev_5f_abbr"><text:span text:style-name="T400">n</text:span></text:span><text:span text:style-name="T400">dentes </text:span><text:span text:style-name="T401">uel ementes et sic i</text:span><text:span text:style-name="amh_5f_dev_5f_abbr"><text:span text:style-name="T401">n</text:span></text:span><text:span text:style-name="T401"> s</text:span><text:span text:style-name="amh_5f_dev_5f_abbr"><text:span text:style-name="T401">er</text:span></text:span><text:span text:style-name="T401">uitute</text:span><text:span text:style-name="amh_5f_dev_5f_abbr"><text:span text:style-name="T401">m</text:span></text:span><text:span text:style-name="T401"> redigu</text:span><text:span text:style-name="amh_5f_dev_5f_abbr"><text:span text:style-name="T401">n</text:span></text:span><text:span text:style-name="T401">tur, </text:span><text:span text:style-name="T402">et s</text:span><text:span text:style-name="amh_5f_dev_5f_abbr"><text:span text:style-name="T402">ecundu</text:span></text:span><text:span text:style-name="T402">m iuue</text:span><text:span text:style-name="amh_5f_dev_5f_abbr"><text:span text:style-name="T402">n</text:span></text:span><text:span text:style-name="T402">tute</text:span><text:span text:style-name="amh_5f_dev_5f_abbr"><text:span text:style-name="T402">m</text:span></text:span><text:span text:style-name="T402">, forti</text:span><text:span text:style-name="amh_5f_dev_5f_abbr"><text:span text:style-name="T402">tudi</text:span></text:span><text:span text:style-name="T402">nem etate</text:span><text:span text:style-name="amh_5f_dev_5f_abbr"><text:span text:style-name="T402">m</text:span></text:span><text:span text:style-name="T402">, arte</text:span><text:span text:style-name="amh_5f_dev_5f_abbr"><text:span text:style-name="T402">m</text:span></text:span><text:span text:style-name="T402">, </text:span><text:span text:style-name="T403">sanitate</text:span><text:span text:style-name="amh_5f_dev_5f_abbr"><text:span text:style-name="T403">m</text:span></text:span><text:span text:style-name="T403">,</text:span><text:span text:style-name="T404"> p</text:span><text:span text:style-name="amh_5f_dev_5f_abbr"><text:span text:style-name="T404">u</text:span></text:span><text:span text:style-name="T404">lcritudine</text:span><text:span text:style-name="amh_5f_dev_5f_abbr"><text:span text:style-name="T404">m</text:span></text:span><text:span text:style-name="T404"> </text:span><text:span text:style-name="amh_5f_dev_5f_abbr"><text:span text:style-name="T405">et</text:span></text:span><text:span text:style-name="T405"> hui</text:span><text:span text:style-name="amh_5f_dev_5f_abbr"><text:span text:style-name="T405">us</text:span></text:span><text:span text:style-name="T405">modi precio nu</text:span><text:span text:style-name="amh_5f_dev_5f_abbr"><text:span text:style-name="T405">mer</text:span></text:span><text:span text:style-name="T405">ant</text:span><text:span text:style-name="amh_5f_dev_5f_abbr"><text:span text:style-name="T405">u</text:span></text:span><text:span text:style-name="T405">r.</text:span></text:p>
      <text:p text:style-name="P37">Infra Babilonia<text:span text:style-name="amh_5f_dev_5f_abbr">m</text:span> est q<text:span text:style-name="amh_5f_dev_5f_abbr">ue</text:span>dam co<text:span text:style-name="amh_5f_dev_5f_abbr">n</text:span>tracta si<text:span text:style-name="amh_5f_dev_5f_abbr">n</text:span>gulat<text:span text:style-name="amh_5f_dev_5f_abbr">er</text:span> fertilis <text:span text:style-name="T406">et bonis uberrimis opule</text:span><text:span text:style-name="amh_5f_dev_5f_abbr"><text:span text:style-name="T406">n</text:span></text:span><text:span text:style-name="T406">ta, q</text:span><text:span text:style-name="amh_5f_dev_5f_abbr"><text:span text:style-name="T406">ue</text:span></text:span><text:span text:style-name="T406"> d</text:span><text:span text:style-name="amh_5f_dev_5f_abbr"><text:span text:style-name="T406">icitu</text:span></text:span><text:span text:style-name="T406">r e</text:span><text:span text:style-name="amh_5f_dev_5f_abbr"><text:span text:style-name="T406">ss</text:span></text:span><text:span text:style-name="T406">e tota Iessen, qua</text:span><text:span text:style-name="amh_5f_dev_5f_abbr"><text:span text:style-name="T406">m</text:span></text:span><text:span text:style-name="T406"> filii Isr</text:span><text:span text:style-name="amh_5f_dev_5f_abbr"><text:span text:style-name="T406">ae</text:span></text:span><text:span text:style-name="T406">l </text:span><text:span text:style-name="amh_5f_dev_5f_abbr"><text:span text:style-name="T406">con</text:span></text:span><text:span text:style-name="T406">se</text:span><text:span text:style-name="amh_5f_dev_5f_abbr"><text:span text:style-name="T406">n</text:span></text:span><text:span text:style-name="T406">su faraonis ob m</text:span><text:span text:style-name="amh_5f_dev_5f_abbr"><text:span text:style-name="T406">er</text:span></text:span><text:span text:style-name="T406">ita Ioseph et pat</text:span><text:span text:style-name="amh_5f_dev_5f_abbr"><text:span text:style-name="T406">r</text:span></text:span><text:span text:style-name="T406">is b</text:span><text:span text:style-name="amh_5f_dev_5f_abbr"><text:span text:style-name="T406">ea</text:span></text:span><text:span text:style-name="T406">ti Iacob pa</text:span><text:span text:style-name="amh_5f_dev_5f_abbr"><text:span text:style-name="T406">t</text:span></text:span><text:span text:style-name="T406">riarce </text:span><text:span text:style-name="T407">instantiam i</text:span><text:span text:style-name="amh_5f_dev_5f_abbr"><text:span text:style-name="T407">n</text:span></text:span><text:span text:style-name="T407">h</text:span><text:span text:style-name="amh_5f_dev_5f_abbr"><text:span text:style-name="T407">ab</text:span></text:span><text:span text:style-name="T407">itantis de diuina </text:span><text:span text:style-name="amh_5f_dev_5f_abbr"><text:span text:style-name="T407">per</text:span></text:span><text:span text:style-name="T407">eg</text:span><text:span text:style-name="amh_5f_dev_5f_abbr"><text:span text:style-name="T407">r</text:span></text:span><text:span text:style-name="T407">inat</text:span><text:span text:style-name="amh_5f_dev_5f_abbr"><text:span text:style-name="T407">i</text:span></text:span><text:span text:style-name="T407">o</text:span><text:span text:style-name="amh_5f_dev_5f_abbr"><text:span text:style-name="T407">n</text:span></text:span><text:span text:style-name="T407">e</text:span><text:span text:style-name="amh_5f_dev_5f_abbr"><text:span text:style-name="T407"> </text:span></text:span><office:annotation office:name="__Annotation__11957_232900934" loext:resolved="false"><dc:creator>Alexandre Moret Houplon</dc:creator><dc:date>2026-02-11T15:31:55.600126100</dc:date><meta:creator-initials>AMH</meta:creator-initials><text:p text:style-name="Comment">Aucune certitude d’avoir bien lu.</text:p></office:annotation><text:span text:style-name="amh_5f_dev_5f_abbr"><text:span text:style-name="T408">con</text:span></text:span><text:span text:style-name="T408">tessa</text:span><office:annotation-end office:name="__Annotation__11957_232900934"/><text:span text:style-name="T408"> dati su</text:span><text:span text:style-name="amh_5f_dev_5f_abbr"><text:span text:style-name="T408">n</text:span></text:span><text:span text:style-name="T408">t i</text:span><text:span text:style-name="amh_5f_dev_5f_abbr"><text:span text:style-name="T408">n</text:span></text:span><text:span text:style-name="T408"> Egipto. Q</text:span><text:span text:style-name="amh_5f_dev_5f_abbr"><text:span text:style-name="T408">ue</text:span></text:span><text:span text:style-name="T408"> aut</text:span><text:span text:style-name="amh_5f_dev_5f_abbr"><text:span text:style-name="T408">em</text:span></text:span><text:span text:style-name="T408"> miracula ac mirabilia De</text:span><text:span text:style-name="amh_5f_dev_5f_abbr"><text:span text:style-name="T408">us</text:span></text:span><text:span text:style-name="T408"> in Egipto o</text:span><text:span text:style-name="amh_5f_dev_5f_abbr"><text:span text:style-name="T408">per</text:span></text:span><text:span text:style-name="T408">at</text:span><text:span text:style-name="amh_5f_dev_5f_abbr"><text:span text:style-name="T408">us</text:span></text:span><text:span text:style-name="T408"> sit in libro Moisi satis apparet.</text:span></text:p>
      <text:p text:style-name="P38"><text:span text:style-name="amh_5f_lettre_5f_rubriquee">E</text:span>t <text:span text:style-name="amh_5f_dev_5f_abbr">pro</text:span>pe Cadrum u<text:span text:style-name="amh_5f_dev_5f_abbr">er</text:span>sus plaga<text:span text:style-name="amh_5f_dev_5f_abbr">m</text:span> Sirie deserti <text:span text:style-name="T409">est</text:span> ortus balsami si<text:span text:style-name="amh_5f_dev_5f_abbr">n</text:span>gularis, non aut<text:span text:style-name="amh_5f_dev_5f_abbr">em</text:span> est multu<text:span text:style-name="amh_5f_dev_5f_abbr">m</text:span> magn<text:span text:style-name="amh_5f_dev_5f_abbr">us</text:span> nec forti sepe nec muro <text:span text:style-name="T410">ci</text:span><text:span text:style-name="amh_5f_dev_5f_abbr"><text:span text:style-name="T410">r</text:span></text:span><text:span text:style-name="T410">cu</text:span><text:span text:style-name="amh_5f_dev_5f_abbr"><text:span text:style-name="T410">m</text:span></text:span><text:span text:style-name="T410">dat</text:span><text:span text:style-name="amh_5f_dev_5f_abbr"><text:span text:style-name="T410">us</text:span></text:span><text:span text:style-name="T410">. De q</text:span><text:span text:style-name="amh_5f_dev_5f_abbr"><text:span text:style-name="T410">u</text:span></text:span><text:span text:style-name="T410">o pl</text:span><text:span text:style-name="amh_5f_dev_5f_abbr"><text:span text:style-name="T410">ur</text:span></text:span><text:span text:style-name="T410">imu</text:span><text:span text:style-name="amh_5f_dev_5f_abbr"><text:span text:style-name="T410">m</text:span></text:span><text:span text:style-name="T410"> admirabar, locu</text:span><text:span text:style-name="amh_5f_dev_5f_abbr"><text:span text:style-name="T410">m</text:span></text:span><text:span text:style-name="T410"> scil</text:span><text:span text:style-name="amh_5f_dev_5f_abbr"><text:span text:style-name="T410">icet</text:span></text:span><text:span text:style-name="T410"> ta</text:span><text:span text:style-name="amh_5f_dev_5f_abbr"><text:span text:style-name="T410">m</text:span></text:span><text:span text:style-name="T410"> nobile</text:span><text:span text:style-name="amh_5f_dev_5f_abbr"><text:span text:style-name="T410">m</text:span></text:span><text:span text:style-name="T410"> et uirtuosu</text:span><text:span text:style-name="amh_5f_dev_5f_abbr"><text:span text:style-name="T410">m</text:span></text:span><text:span text:style-name="T410"> </text:span><text:span text:style-name="T411">non fortius </text:span><office:annotation office:name="__Annotation__3053993_1790455224" loext:resolved="false"><dc:creator>Alexandre Moret Houplon</dc:creator><dc:date>2026-03-02T14:02:20.970198900</dc:date><meta:creator-initials>AMH</meta:creator-initials><text:p text:style-name="Comment">Correction de Deluz pour immuniri</text:p></office:annotation><text:span text:style-name="T412">munitum</text:span><office:annotation-end office:name="__Annotation__3053993_1790455224"/><text:span text:style-name="T411">. </text:span><text:span text:style-name="T413">Arbusta </text:span><text:span text:style-name="T414">balsami </text:span><text:span text:style-name="T415">grossa nont su</text:span><text:span text:style-name="amh_5f_dev_5f_abbr"><text:span text:style-name="T415">n</text:span></text:span><text:span text:style-name="T415">t, aut</text:span><text:span text:style-name="amh_5f_dev_5f_abbr"><text:span text:style-name="T415">em</text:span></text:span><text:span text:style-name="T415"> alta, s</text:span><text:span text:style-name="amh_5f_dev_5f_abbr"><text:span text:style-name="T415">ed</text:span></text:span><text:span text:style-name="T415"> </text:span><text:span text:style-name="T416">ad modu</text:span><text:span text:style-name="amh_5f_dev_5f_abbr"><text:span text:style-name="T416">m</text:span></text:span><text:span text:style-name="T416"> </text:span><text:span text:style-name="T417">uitis </text:span><text:span text:style-name="T418">ramusculi </text:span><text:span text:style-name="T419">mediocres. </text:span><text:span text:style-name="T420">I</text:span><text:span text:style-name="T421">rrigant</text:span><text:span text:style-name="amh_5f_dev_5f_abbr"><text:span text:style-name="T421">u</text:span></text:span><text:span text:style-name="T421">r </text:span><text:span text:style-name="T420">h</text:span><text:span text:style-name="T421">ic ortus fonte </text:span><text:span text:style-name="T422">q</text:span><text:span text:style-name="amh_5f_dev_5f_abbr"><text:span text:style-name="T422">u</text:span></text:span><text:span text:style-name="T422">odam </text:span><text:span text:style-name="T423">paruo in medio ex</text:span><text:span text:style-name="amh_5f_dev_5f_abbr"><text:span text:style-name="T423">ista</text:span></text:span><text:span text:style-name="T423">nte, </text:span><text:span text:style-name="T424">nitet </text:span><text:span text:style-name="T425">i</text:span><text:span text:style-name="amh_5f_dev_5f_abbr"><text:span text:style-name="T425">n</text:span></text:span><text:span text:style-name="T425"> q</text:span><text:span text:style-name="amh_5f_dev_5f_abbr"><text:span text:style-name="T425">u</text:span></text:span><text:span text:style-name="T425">o Virgine</text:span><text:span text:style-name="amh_5f_dev_5f_abbr"><text:span text:style-name="T425">m</text:span></text:span><text:span text:style-name="T425"> </text:span><text:span text:style-name="T426">pueru</text:span><text:span text:style-name="amh_5f_dev_5f_abbr"><text:span text:style-name="T426">m</text:span></text:span><text:span text:style-name="T426"> Ih</text:span><text:span text:style-name="amh_5f_dev_5f_abbr"><text:span text:style-name="T426">esu</text:span></text:span><text:span text:style-name="T426">m balneasse </text:span><text:span text:style-name="amh_5f_foliotation"><text:span text:style-name="T427">[f. </text:span></text:span><text:span text:style-name="amh_5f_foliotation"><text:span text:style-name="T428">243v</text:span></text:span><text:span text:style-name="amh_5f_foliotation"><text:span text:style-name="T427">]</text:span></text:span><text:span text:style-name="T427"> </text:span><text:span text:style-name="T429">sepius ac uestes </text:span><text:span text:style-name="T430">pa</text:span><text:span text:style-name="amh_5f_dev_5f_abbr"><text:span text:style-name="T430">n</text:span></text:span><text:span text:style-name="T430">niculosq</text:span><text:span text:style-name="amh_5f_dev_5f_abbr"><text:span text:style-name="T430">ue</text:span></text:span><text:span text:style-name="T430"> ei</text:span><text:span text:style-name="amh_5f_dev_5f_abbr"><text:span text:style-name="T430">us</text:span></text:span><text:span text:style-name="T430"> lauasse asseru</text:span><text:span text:style-name="amh_5f_dev_5f_abbr"><text:span text:style-name="T430">n</text:span></text:span><text:span text:style-name="T430">t </text:span><text:span text:style-name="amh_5f_dev_5f_abbr"><text:span text:style-name="T430">christ</text:span></text:span><text:span text:style-name="T430">iani, et ex hinc aiu</text:span><text:span text:style-name="amh_5f_dev_5f_abbr"><text:span text:style-name="T430">n</text:span></text:span><text:span text:style-name="T430">t fonte</text:span><text:span text:style-name="amh_5f_dev_5f_abbr"><text:span text:style-name="T430">m</text:span></text:span><text:span text:style-name="T430"> uirtute</text:span><text:span text:style-name="amh_5f_dev_5f_abbr"><text:span text:style-name="T430">m</text:span></text:span><text:span text:style-name="T430"> </text:span><text:span text:style-name="T431">co</text:span><text:span text:style-name="amh_5f_dev_5f_abbr"><text:span text:style-name="T431">n</text:span></text:span><text:span text:style-name="T431">traxisse ut terra, hac aqua irrigata, balsamu</text:span><text:span text:style-name="amh_5f_dev_5f_abbr"><text:span text:style-name="T431">m</text:span></text:span><text:span text:style-name="T431"> </text:span><text:span text:style-name="T432">germinet </text:span><text:span text:style-name="amh_5f_dev_5f_abbr"><text:span text:style-name="T432">et</text:span></text:span><text:span text:style-name="T432"> </text:span><text:span text:style-name="amh_5f_dev_5f_abbr"><text:span text:style-name="T432">pro</text:span></text:span><text:span text:style-name="T432">ducat.</text:span></text:p>
      <text:p text:style-name="P39">Vltra <text:span text:style-name="T433">Babilonia</text:span><text:span text:style-name="amh_5f_dev_5f_abbr"><text:span text:style-name="T424">m</text:span></text:span><text:span text:style-name="T433"> </text:span><text:span text:style-name="amh_5f_dev_5f_abbr"><text:span text:style-name="T433">et</text:span></text:span><text:span text:style-name="T433"> fluuiu</text:span><text:span text:style-name="amh_5f_dev_5f_abbr"><text:span text:style-name="T433">m</text:span></text:span><text:span text:style-name="T433"> </text:span><text:span text:style-name="amh_5f_dev_5f_abbr"><text:span text:style-name="T433">par</text:span></text:span><text:span text:style-name="T433">adisi, uersus desertu</text:span><text:span text:style-name="amh_5f_dev_5f_abbr"><text:span text:style-name="T433">m</text:span></text:span><text:span text:style-name="T433"> q</text:span><text:span text:style-name="amh_5f_dev_5f_abbr"><text:span text:style-name="T433">uo</text:span></text:span><text:span text:style-name="T433">d est int</text:span><text:span text:style-name="amh_5f_dev_5f_abbr"><text:span text:style-name="T433">er</text:span></text:span><text:span text:style-name="T433"> Egiptu</text:span><text:span text:style-name="amh_5f_dev_5f_abbr"><text:span text:style-name="T433">m</text:span></text:span><text:span text:style-name="T433"> </text:span><text:span text:style-name="amh_5f_dev_5f_abbr"><text:span text:style-name="T433">et</text:span></text:span><text:span text:style-name="T433"> Affrica</text:span><text:span text:style-name="amh_5f_dev_5f_abbr"><text:span text:style-name="T433">m</text:span></text:span><text:span text:style-name="T433">, </text:span><text:span text:style-name="T434">su</text:span><text:span text:style-name="amh_5f_dev_5f_abbr"><text:span text:style-name="T434">n</text:span></text:span><text:span text:style-name="T434">t plura a</text:span><text:span text:style-name="amh_5f_dev_5f_abbr"><text:span text:style-name="T434">n</text:span></text:span><text:span text:style-name="T434">tiquoru</text:span><text:span text:style-name="amh_5f_dev_5f_abbr"><text:span text:style-name="T434">m</text:span></text:span><text:span text:style-name="T434"> monume</text:span><text:span text:style-name="amh_5f_dev_5f_abbr"><text:span text:style-name="T434">n</text:span></text:span><text:span text:style-name="T434">ta figure piramidalis, </text:span><text:span text:style-name="T435">int</text:span><text:span text:style-name="amh_5f_dev_5f_abbr"><text:span text:style-name="T435">er</text:span></text:span><text:span text:style-name="T435"> q</text:span><text:span text:style-name="amh_5f_dev_5f_abbr"><text:span text:style-name="T435">ue</text:span></text:span><text:span text:style-name="T435"> su</text:span><text:span text:style-name="amh_5f_dev_5f_abbr"><text:span text:style-name="T435">n</text:span></text:span><text:span text:style-name="T435">t duo mire magnitudinis </text:span><text:span text:style-name="T436">de lapidib</text:span><text:span text:style-name="amh_5f_dev_5f_abbr"><text:span text:style-name="T436">us</text:span></text:span><text:span text:style-name="T436"> maximis </text:span><text:span text:style-name="amh_5f_dev_5f_abbr"><text:span text:style-name="T436">et</text:span></text:span><text:span text:style-name="T436"> politis, i</text:span><text:span text:style-name="amh_5f_dev_5f_abbr"><text:span text:style-name="T436">n</text:span></text:span><text:span text:style-name="T436"> q</text:span><text:span text:style-name="amh_5f_dev_5f_abbr"><text:span text:style-name="T436">u</text:span></text:span><text:span text:style-name="T436">ibus i</text:span><text:span text:style-name="amh_5f_dev_5f_abbr"><text:span text:style-name="T436">n</text:span></text:span><text:span text:style-name="T436">ueni sc</text:span><text:span text:style-name="amh_5f_dev_5f_abbr"><text:span text:style-name="T436">r</text:span></text:span><text:span text:style-name="T436">ipturas diu</text:span><text:span text:style-name="amh_5f_dev_5f_abbr"><text:span text:style-name="T436">er</text:span></text:span><text:span text:style-name="T436">sor</text:span><text:span text:style-name="amh_5f_dev_5f_abbr"><text:span text:style-name="T436">um</text:span></text:span><text:span text:style-name="T436"> </text:span><text:span text:style-name="T437">idiomatu</text:span><text:span text:style-name="amh_5f_dev_5f_abbr"><text:span text:style-name="T437">m</text:span></text:span><text:span text:style-name="T437">. </text:span><text:span text:style-name="T438">I</text:span><text:span text:style-name="amh_5f_dev_5f_abbr"><text:span text:style-name="T438">n</text:span></text:span><text:span text:style-name="T438"> uno </text:span><text:span text:style-name="T439">t</text:span><text:span text:style-name="amh_5f_dev_5f_abbr"><text:span text:style-name="T439">ame</text:span></text:span><text:span text:style-name="T439">n i</text:span><text:span text:style-name="amh_5f_dev_5f_abbr"><text:span text:style-name="T439">n</text:span></text:span><text:span text:style-name="T439">ueni </text:span><text:span text:style-name="T440">hos u</text:span><text:span text:style-name="amh_5f_dev_5f_abbr"><text:span text:style-name="T440">er</text:span></text:span><text:span text:style-name="T440">sus </text:span><text:span text:style-name="T441">latinos petris i</text:span><text:span text:style-name="amh_5f_dev_5f_abbr"><text:span text:style-name="T441">n</text:span></text:span><text:span text:style-name="T441">sculptos, </text:span><text:span text:style-name="T442">ut scil</text:span><text:span text:style-name="amh_5f_dev_5f_abbr"><text:span text:style-name="T442">icet</text:span></text:span><text:span text:style-name="T442"> seq</text:span><text:span text:style-name="amh_5f_dev_5f_abbr"><text:span text:style-name="T442">u</text:span></text:span><text:span text:style-name="T442">it</text:span><text:span text:style-name="amh_5f_dev_5f_abbr"><text:span text:style-name="T442">u</text:span></text:span><text:span text:style-name="T442">r :</text:span></text:p>
      <text:p text:style-name="amh_5f_vers">Vidi piram<text:span text:style-name="T443">i</text:span>das s<text:span text:style-name="amh_5f_dev_5f_abbr">i</text:span>n<text:span text:style-name="amh_5f_dev_5f_abbr">e</text:span> te dulcissime frat<text:span text:style-name="amh_5f_dev_5f_abbr">er</text:span></text:p>
      <text:p text:style-name="amh_5f_vers">Et tibi q<text:span text:style-name="amh_5f_dev_5f_abbr">uod</text:span> potui lac<text:span text:style-name="amh_5f_dev_5f_abbr">r</text:span>imas hic mesta refudi</text:p>
      <text:p text:style-name="P40">Et nostri me<text:span text:style-name="amh_5f_dev_5f_abbr">m</text:span>orem luct<text:span text:style-name="amh_5f_dev_5f_abbr">us</text:span> ha<text:span text:style-name="amh_5f_dev_5f_abbr">n</text:span>c sculpto q<text:span text:style-name="amh_5f_dev_5f_abbr">ue</text:span>rela<text:span text:style-name="amh_5f_dev_5f_abbr">m</text:span>.</text:p>
      <text:p text:style-name="P40">Sit nomen deci<text:span text:style-name="amh_5f_dev_5f_abbr">m</text:span>i centi an<text:span text:style-name="amh_5f_dev_5f_abbr">n</text:span>i p<text:span text:style-name="T444">i</text:span>ramide i<text:span text:style-name="amh_5f_dev_5f_abbr">n</text:span> alta</text:p>
      <text:p text:style-name="P40">Pontificis comitisq<text:span text:style-name="amh_5f_dev_5f_abbr">ue</text:span> tuis <text:span text:style-name="T444">T</text:span>raiane triu<text:span text:style-name="amh_5f_dev_5f_abbr">m</text:span>phis</text:p>
      <text:p text:style-name="P40">Lustra sex infra ce<text:span text:style-name="amh_5f_dev_5f_abbr">n</text:span>soru<text:span text:style-name="amh_5f_dev_5f_abbr">m</text:span> co<text:span text:style-name="amh_5f_dev_5f_abbr">n</text:span>sulis e<text:span text:style-name="amh_5f_dev_5f_abbr">ss</text:span>e.</text:p>
      <text:p text:style-name="P41"><text:span text:style-name="T443">Horu</text:span><text:span text:style-name="amh_5f_dev_5f_abbr"><text:span text:style-name="T443">m</text:span></text:span><text:span text:style-name="T443"> u</text:span><text:span text:style-name="amh_5f_dev_5f_abbr"><text:span text:style-name="T443">er</text:span></text:span><text:span text:style-name="T443">su</text:span><text:span text:style-name="amh_5f_dev_5f_abbr"><text:span text:style-name="T443">m</text:span></text:span><text:span text:style-name="T443"> obscura expo</text:span><text:span text:style-name="amh_5f_dev_5f_abbr"><text:span text:style-name="T443">sitio</text:span></text:span><text:span text:style-name="T443"> q</text:span><text:span text:style-name="amh_5f_dev_5f_abbr"><text:span text:style-name="T443">u</text:span></text:span><text:span text:style-name="T443">a</text:span><text:span text:style-name="amh_5f_dev_5f_abbr"><text:span text:style-name="T443">n</text:span></text:span><text:span text:style-name="T443">tulu</text:span><text:span text:style-name="amh_5f_dev_5f_abbr"><text:span text:style-name="T443">m</text:span></text:span><text:span text:style-name="T443"> me tenebat. Dicu</text:span><text:span text:style-name="amh_5f_dev_5f_abbr"><text:span text:style-name="T443">n</text:span></text:span><text:span text:style-name="T443">t si</text:span><text:span text:style-name="amh_5f_dev_5f_abbr"><text:span text:style-name="T443">m</text:span></text:span><text:span text:style-name="T443">plices hec maxi</text:span><text:span text:style-name="amh_5f_dev_5f_abbr"><text:span text:style-name="T443">m</text:span></text:span><text:span text:style-name="T443">a monume</text:span><text:span text:style-name="amh_5f_dev_5f_abbr"><text:span text:style-name="T443">n</text:span></text:span><text:span text:style-name="T443">ta granaria regis pharaonis extitisse et sic ea</text:span><text:span text:style-name="amh_5f_dev_5f_abbr"><text:span text:style-name="T443">m</text:span></text:span><text:span text:style-name="T443"> suo uulgari uoca</text:span><text:span text:style-name="T444">n</text:span><text:span text:style-name="T443">t q</text:span><text:span text:style-name="amh_5f_dev_5f_abbr"><text:span text:style-name="T443">uo</text:span></text:span><text:span text:style-name="T443">d nullo apparet, q</text:span><text:span text:style-name="amh_5f_dev_5f_abbr"><text:span text:style-name="T443">u</text:span></text:span><text:span text:style-name="T443">ia nec ad i</text:span><text:span text:style-name="amh_5f_dev_5f_abbr"><text:span text:style-name="T443">m</text:span></text:span><text:span text:style-name="T443">pone</text:span><text:span text:style-name="amh_5f_dev_5f_abbr"><text:span text:style-name="T443">n</text:span></text:span><text:span text:style-name="T443">dum grana nec ad extrahe</text:span><text:span text:style-name="amh_5f_dev_5f_abbr"><text:span text:style-name="T443">n</text:span></text:span><text:span text:style-name="T443">du</text:span><text:span text:style-name="amh_5f_dev_5f_abbr"><text:span text:style-name="T443">m</text:span></text:span><text:span text:style-name="T443"> nec ad </text:span><text:span text:style-name="amh_5f_dev_5f_abbr"><text:span text:style-name="T443">con</text:span></text:span><text:span text:style-name="T443">s</text:span><text:span text:style-name="amh_5f_dev_5f_abbr"><text:span text:style-name="T443">er</text:span></text:span><text:span text:style-name="T443">ua</text:span><text:span text:style-name="amh_5f_dev_5f_abbr"><text:span text:style-name="T443">n</text:span></text:span><text:span text:style-name="T443">du</text:span><text:span text:style-name="amh_5f_dev_5f_abbr"><text:span text:style-name="T443">m</text:span></text:span><text:span text:style-name="T443"> annonam a</text:span><text:span text:style-name="amh_5f_dev_5f_abbr"><text:span text:style-name="T443">ut</text:span></text:span><text:span text:style-name="T443"> frume</text:span><text:span text:style-name="amh_5f_dev_5f_abbr"><text:span text:style-name="T443">n</text:span></text:span><text:span text:style-name="T443">tu</text:span><text:span text:style-name="amh_5f_dev_5f_abbr"><text:span text:style-name="T443">m</text:span></text:span><text:span text:style-name="T443"> loc</text:span><text:span text:style-name="amh_5f_dev_5f_abbr"><text:span text:style-name="T443">us</text:span></text:span><text:span text:style-name="T443"> i</text:span><text:span text:style-name="amh_5f_dev_5f_abbr"><text:span text:style-name="T443">n</text:span></text:span><text:span text:style-name="T443"> ip</text:span><text:span text:style-name="amh_5f_dev_5f_abbr"><text:span text:style-name="T443">s</text:span></text:span><text:span text:style-name="T443">is piramidib</text:span><text:span text:style-name="amh_5f_dev_5f_abbr"><text:span text:style-name="T443">us</text:span></text:span><text:span text:style-name="T443"> </text:span><text:span text:style-name="T445">aptus deprehenditur</text:span><text:span text:style-name="T445"><text:note text:id="ftn89" text:note-class="footnote"><text:note-citation>89</text:note-citation><text:note-body><text:p text:style-name="amh_5f_note_5f_apparat"><text:span text:style-name="amh_5f_apparat_5f_lemme">aptus deprehenditur</text:span> <text:span text:style-name="amh_5f_apparat_5f_témoin">U Deluz</text:span> <text:span text:style-name="T446">| </text:span><text:span text:style-name="amh_5f_apparat_5f_variante">aptus deprehenditur deprehenditur</text:span><text:span text:style-name="T446"> </text:span><text:span text:style-name="amh_5f_apparat_5f_témoin">Wo</text:span><text:span text:style-name="T446"> | </text:span><text:span text:style-name="amh_5f_apparat_5f_variante">comprehensus endet</text:span><text:span text:style-name="T446"> </text:span><text:span text:style-name="amh_5f_apparat_5f_témoin">Li</text:span><text:span text:style-name="amh_5f_apparat_5f_commentaire"> </text:span><text:span text:style-name="amh_5f_apparat_5f_commentaire"><text:span text:style-name="T184">(lectio </text:span></text:span><text:span text:style-name="amh_5f_apparat_5f_commentaire"><text:span text:style-name="T447">corrupt</text:span></text:span><text:span text:style-name="amh_5f_apparat_5f_commentaire"><text:span text:style-name="T184">a)</text:span></text:span></text:p></text:note-body></text:note></text:span> <text:span text:style-name="T448">maxi</text:span><text:span text:style-name="amh_5f_dev_5f_abbr"><text:span text:style-name="T448">m</text:span></text:span><text:span text:style-name="T448">e q</text:span><text:span text:style-name="amh_5f_dev_5f_abbr"><text:span text:style-name="T448">u</text:span></text:span><text:span text:style-name="T448">ia a su</text:span><text:span text:style-name="amh_5f_dev_5f_abbr"><text:span text:style-name="T448">m</text:span></text:span><text:span text:style-name="T448">mo ad deorsu</text:span><text:span text:style-name="amh_5f_dev_5f_abbr"><text:span text:style-name="T448">m</text:span></text:span><text:span text:style-name="T448"> plene su</text:span><text:span text:style-name="amh_5f_dev_5f_abbr"><text:span text:style-name="T448">n</text:span></text:span><text:span text:style-name="T448">t maxi</text:span><text:span text:style-name="amh_5f_dev_5f_abbr"><text:span text:style-name="T448">mi</text:span></text:span><text:span text:style-name="T448">s lapidibus i</text:span><text:span text:style-name="amh_5f_dev_5f_abbr"><text:span text:style-name="T448">n</text:span></text:span><text:span text:style-name="T448">uicem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iu</text:span><text:span text:style-name="amh_5f_dev_5f_abbr"><text:span text:style-name="T448">n</text:span></text:span><text:span text:style-name="T448">ctis, nisi q</text:span><text:span text:style-name="amh_5f_dev_5f_abbr"><text:span text:style-name="T448">uod</text:span></text:span><text:span text:style-name="T448"> porta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</text:span><text:span text:style-name="amh_5f_dev_5f_abbr"><text:span text:style-name="T448">par</text:span></text:span><text:span text:style-name="T448">uula a terr</text:span><text:span text:style-name="T449">a</text:span><text:span text:style-name="T448"> eleuata b</text:span><text:span text:style-name="amh_5f_dev_5f_abbr"><text:span text:style-name="T448">e</text:span></text:span><text:span text:style-name="T448">n</text:span><text:span text:style-name="amh_5f_dev_5f_abbr"><text:span text:style-name="T448">e</text:span></text:span><text:span text:style-name="T448"> rema</text:span><text:span text:style-name="amh_5f_dev_5f_abbr"><text:span text:style-name="T448">n</text:span></text:span><text:span text:style-name="T448">sit, et uia </text:span><text:soft-page-break/><text:span text:style-name="T450">stricta et tenebrosa </text:span><text:span text:style-name="amh_5f_dev_5f_abbr"><text:span text:style-name="T450">per</text:span></text:span><text:span text:style-name="T450"> qua</text:span><text:span text:style-name="amh_5f_dev_5f_abbr"><text:span text:style-name="T450">m</text:span></text:span><text:span text:style-name="T450"> desce</text:span><text:span text:style-name="amh_5f_dev_5f_abbr"><text:span text:style-name="T450">n</text:span></text:span><text:span text:style-name="T450">ditur </text:span><text:span text:style-name="T451">ad certu</text:span><text:span text:style-name="amh_5f_dev_5f_abbr"><text:span text:style-name="T451">m</text:span></text:span><text:span text:style-name="T451"> spatiu</text:span><text:span text:style-name="amh_5f_dev_5f_abbr"><text:span text:style-name="T451">m</text:span></text:span><text:span text:style-name="T451"> i</text:span><text:span text:style-name="amh_5f_dev_5f_abbr"><text:span text:style-name="T451">n</text:span></text:span><text:span text:style-name="T451"> eisdem, nulla i</text:span><text:span text:style-name="amh_5f_dev_5f_abbr"><text:span text:style-name="T451">n</text:span></text:span><text:span text:style-name="T451"> ip</text:span><text:span text:style-name="amh_5f_dev_5f_abbr"><text:span text:style-name="T451">s</text:span></text:span><text:span text:style-name="T451">is reperta </text:span><text:span text:style-name="T452">lati</text:span><text:span text:style-name="amh_5f_dev_5f_abbr"><text:span text:style-name="T452">tudi</text:span></text:span><text:span text:style-name="T452">ne spatiosa. </text:span><text:span text:style-name="T453">Veru</text:span><text:span text:style-name="amh_5f_dev_5f_abbr"><text:span text:style-name="T453">m</text:span></text:span><text:span text:style-name="T453"> q</text:span><text:span text:style-name="amh_5f_dev_5f_abbr"><text:span text:style-name="T453">uod</text:span></text:span><text:span text:style-name="T453"> monu</text:span><text:span text:style-name="amh_5f_dev_5f_abbr"><text:span text:style-name="T453">men</text:span></text:span><text:span text:style-name="T453">ta fu</text:span><text:span text:style-name="amh_5f_dev_5f_abbr"><text:span text:style-name="T453">er</text:span></text:span><text:span text:style-name="T453">unt u</text:span><text:span text:style-name="amh_5f_dev_5f_abbr"><text:span text:style-name="T453">er</text:span></text:span><text:span text:style-name="T453">s</text:span><text:span text:style-name="amh_5f_dev_5f_abbr"><text:span text:style-name="T453">us</text:span></text:span><text:span text:style-name="T453"> p</text:span><text:span text:style-name="amh_5f_dev_5f_abbr"><text:span text:style-name="T453">re</text:span></text:span><text:span text:style-name="T453">d</text:span><text:span text:style-name="amh_5f_dev_5f_abbr"><text:span text:style-name="T453">i</text:span></text:span><text:span text:style-name="T453">cti testa</text:span><text:span text:style-name="amh_5f_dev_5f_abbr"><text:span text:style-name="T453">n</text:span></text:span><text:span text:style-name="T453">t</text:span><text:span text:style-name="amh_5f_dev_5f_abbr"><text:span text:style-name="T453">u</text:span></text:span><text:span text:style-name="T453">r m</text:span><text:span text:style-name="amh_5f_dev_5f_abbr"><text:span text:style-name="T453">u</text:span></text:span><text:span text:style-name="T453">ltaq</text:span><text:span text:style-name="amh_5f_dev_5f_abbr"><text:span text:style-name="T453">ue</text:span></text:span><text:span text:style-name="T453"> alia intuenti.</text:span></text:p>
      <text:p text:style-name="P10">De itine<text:span text:style-name="amh_5f_dev_5f_abbr">re</text:span> u<text:span text:style-name="amh_5f_dev_5f_abbr">er</text:span>s<text:span text:style-name="amh_5f_dev_5f_abbr">us</text:span> mo<text:span text:style-name="amh_5f_dev_5f_abbr">n</text:span>tem Sinai <text:span text:style-name="amh_5f_dev_5f_abbr">et</text:span> Arabia<text:span text:style-name="amh_5f_dev_5f_abbr">m</text:span> <text:span text:style-name="amh_5f_dev_5f_abbr">et</text:span> s<text:span text:style-name="amh_5f_dev_5f_abbr">an</text:span>ctis locis i<text:span text:style-name="amh_5f_dev_5f_abbr">n</text:span> eis usq<text:span text:style-name="amh_5f_dev_5f_abbr">ue</text:span> p<text:span text:style-name="amh_5f_dev_5f_abbr">ri</text:span>ncip<text:span text:style-name="T454">iu</text:span><text:span text:style-name="amh_5f_dev_5f_abbr"><text:span text:style-name="T454">m</text:span></text:span> t<text:span text:style-name="amh_5f_dev_5f_abbr">er</text:span>re <text:span text:style-name="amh_5f_dev_5f_abbr">pro</text:span>missionis</text:p>
      <text:h text:style-name="amh_5f_premier_5f_paragraphe" text:outline-level="1"><text:span text:style-name="amh_5f_lettrine">D</text:span>e Cadro <text:span text:style-name="amh_5f_dev_5f_abbr">et</text:span> Babilonia recedens partib<text:span text:style-name="amh_5f_dev_5f_abbr">us</text:span>q<text:span text:style-name="amh_5f_dev_5f_abbr">ue</text:span> Egipti, i<text:span text:style-name="amh_5f_dev_5f_abbr">n</text:span> Arabiam ueni et ad monte<text:span text:style-name="amh_5f_dev_5f_abbr">m</text:span> Sinai <text:span text:style-name="amh_5f_nombre_5f_romain">x</text:span> dieb<text:span text:style-name="amh_5f_dev_5f_abbr">us</text:span>. Via media tota <office:annotation office:name="__Annotation__3454964_1790455224" loext:resolved="false"><dc:creator>Alexandre Moret Houplon</dc:creator><dc:date>2026-03-02T15:32:17.535051000</dc:date><meta:creator-initials>AMH</meta:creator-initials><text:p text:style-name="Comment">Est sous entendu</text:p></office:annotation>des<text:span text:style-name="amh_5f_dev_5f_abbr">er</text:span>ta<office:annotation-end office:name="__Annotation__3454964_1790455224"/>. Eques ueni asserebantq<text:span text:style-name="amh_5f_dev_5f_abbr">ue</text:span><text:note text:id="ftn90" text:note-class="footnote"><text:note-citation>90</text:note-citation><text:note-body><text:p text:style-name="amh_5f_note_5f_apparat"/></text:note-body></text:note> monaci mo<text:span text:style-name="amh_5f_dev_5f_abbr">n</text:span>tis Sinai ueteres et estimo ueraces <text:span text:style-name="T455">se nu</text:span><text:span text:style-name="amh_5f_dev_5f_abbr"><text:span text:style-name="T455">n</text:span></text:span><text:span text:style-name="T455">q</text:span><text:span text:style-name="amh_5f_dev_5f_abbr"><text:span text:style-name="T455">u</text:span></text:span><text:span text:style-name="T455">a</text:span><text:span text:style-name="amh_5f_dev_5f_abbr"><text:span text:style-name="T455">m</text:span></text:span><text:span text:style-name="T455"> uidisse illuc uenisse </text:span><text:span text:style-name="amh_5f_dev_5f_abbr"><text:span text:style-name="T455">christ</text:span></text:span><text:span text:style-name="T455">ianum eq</text:span><text:span text:style-name="amh_5f_dev_5f_abbr"><text:span text:style-name="T455">u</text:span></text:span><text:span text:style-name="T455">item </text:span><text:span text:style-name="amh_5f_dev_5f_abbr"><text:span text:style-name="T455">per</text:span></text:span><text:span text:style-name="T455">egrinu</text:span><text:span text:style-name="amh_5f_dev_5f_abbr"><text:span text:style-name="T455">m</text:span></text:span><text:span text:style-name="T455"> p</text:span><text:span text:style-name="amh_5f_dev_5f_abbr"><text:span text:style-name="T455">re</text:span></text:span><text:span text:style-name="T455">t</text:span><text:span text:style-name="amh_5f_dev_5f_abbr"><text:span text:style-name="T455">er</text:span></text:span><text:span text:style-name="T455"> me, q</text:span><text:span text:style-name="amh_5f_dev_5f_abbr"><text:span text:style-name="T455">u</text:span></text:span><text:span text:style-name="T455">ia in camelis soleba</text:span><text:span text:style-name="amh_5f_dev_5f_abbr"><text:span text:style-name="T455">n</text:span></text:span><text:span text:style-name="T455">t uenire ceteri </text:span><text:span text:style-name="amh_5f_dev_5f_abbr"><text:span text:style-name="T455">christ</text:span></text:span><text:span text:style-name="T455">iani </text:span><text:span text:style-name="amh_5f_dev_5f_abbr"><text:span text:style-name="T455">per</text:span></text:span><text:span text:style-name="T455">eg</text:span><text:span text:style-name="amh_5f_dev_5f_abbr"><text:span text:style-name="T455">r</text:span></text:span><text:span text:style-name="T455">ini. Camel</text:span><text:span text:style-name="amh_5f_dev_5f_abbr"><text:span text:style-name="T455">us</text:span></text:span><text:span text:style-name="T455"> na</text:span><text:span text:style-name="amh_5f_dev_5f_abbr"><text:span text:style-name="T455">m</text:span></text:span><text:span text:style-name="T455">q</text:span><text:span text:style-name="amh_5f_dev_5f_abbr"><text:span text:style-name="T455">ue</text:span></text:span><text:span text:style-name="T455"> comedit spinas et t</text:span><text:span text:style-name="amh_5f_dev_5f_abbr"><text:span text:style-name="T455">r</text:span></text:span><text:span text:style-name="T455">ibulos quos i</text:span><text:span text:style-name="amh_5f_dev_5f_abbr"><text:span text:style-name="T455">n</text:span></text:span><text:span text:style-name="T455">uenit i</text:span><text:span text:style-name="amh_5f_dev_5f_abbr"><text:span text:style-name="T455">n</text:span></text:span><text:span text:style-name="T455"> deserto, absq</text:span><text:span text:style-name="amh_5f_dev_5f_abbr"><text:span text:style-name="T455">ue</text:span></text:span><text:span text:style-name="T455"> potu aliq</text:span><text:span text:style-name="amh_5f_dev_5f_abbr"><text:span text:style-name="T455">uotie</text:span></text:span><text:span text:style-name="T455">n</text:span><text:span text:style-name="amh_5f_dev_5f_abbr"><text:span text:style-name="T455">s</text:span></text:span><text:span text:style-name="T455"> </text:span><text:span text:style-name="amh_5f_dev_5f_abbr"><text:span text:style-name="T455">per</text:span></text:span><text:span text:style-name="T455"> duos dies i</text:span><text:span text:style-name="amh_5f_dev_5f_abbr"><text:span text:style-name="T455">n</text:span></text:span><text:span text:style-name="T455">tegros usq</text:span><text:span text:style-name="amh_5f_dev_5f_abbr"><text:span text:style-name="T455">ue</text:span></text:span><text:span text:style-name="T455"> ad tertiu</text:span><text:span text:style-name="amh_5f_dev_5f_abbr"><text:span text:style-name="T455">m</text:span></text:span><text:span text:style-name="T455"> manens, </text:span><text:span text:style-name="T456">fabasq</text:span><text:span text:style-name="amh_5f_dev_5f_abbr"><text:span text:style-name="T456">ue</text:span></text:span><text:span text:style-name="T456"> siccas portaba</text:span><text:span text:style-name="amh_5f_dev_5f_abbr"><text:span text:style-name="T456">n</text:span></text:span><text:span text:style-name="T456">t camela</text:span><text:span text:style-name="T457">rii </text:span><text:span text:style-name="amh_5f_dev_5f_abbr"><text:span text:style-name="T457">per</text:span></text:span><text:span text:style-name="T457"> desertu</text:span><text:span text:style-name="amh_5f_dev_5f_abbr"><text:span text:style-name="T457">m</text:span></text:span><text:span text:style-name="T457"> et du</text:span><text:span text:style-name="amh_5f_dev_5f_abbr"><text:span text:style-name="T457">m</text:span></text:span><text:span text:style-name="T457"> camelos bene uolu</text:span><text:span text:style-name="amh_5f_dev_5f_abbr"><text:span text:style-name="T457">n</text:span></text:span><text:span text:style-name="T457">t refice</text:span><text:span text:style-name="amh_5f_dev_5f_abbr"><text:span text:style-name="T457">re</text:span></text:span><text:span text:style-name="T457"> dant eis de fabis hui</text:span><text:span text:style-name="amh_5f_dev_5f_abbr"><text:span text:style-name="T457">us</text:span></text:span><text:span text:style-name="T457">modi i</text:span><text:span text:style-name="amh_5f_dev_5f_abbr"><text:span text:style-name="T457">n</text:span></text:span><text:span text:style-name="T457"> modica q</text:span><text:span text:style-name="amh_5f_dev_5f_abbr"><text:span text:style-name="T457">u</text:span></text:span><text:span text:style-name="T457">a</text:span><text:span text:style-name="amh_5f_dev_5f_abbr"><text:span text:style-name="T457">n</text:span></text:span><text:span text:style-name="T457">titate et sic honusti grauit</text:span><text:span text:style-name="amh_5f_dev_5f_abbr"><text:span text:style-name="T457">er</text:span></text:span><text:span text:style-name="T457"> tota die labora</text:span><text:span text:style-name="amh_5f_dev_5f_abbr"><text:span text:style-name="T457">n</text:span></text:span><text:span text:style-name="T457">do in itine</text:span><text:span text:style-name="amh_5f_dev_5f_abbr"><text:span text:style-name="T457">re</text:span></text:span><text:span text:style-name="T457"> </text:span><text:span text:style-name="amh_5f_dev_5f_abbr"><text:span text:style-name="T457">per</text:span></text:span><text:span text:style-name="T457">seu</text:span><text:span text:style-name="amh_5f_dev_5f_abbr"><text:span text:style-name="T457">er</text:span></text:span><text:span text:style-name="T457">ant. Equ</text:span><text:span text:style-name="amh_5f_dev_5f_abbr"><text:span text:style-name="T457">us</text:span></text:span><text:span text:style-name="T457"> tali labore </text:span><text:span text:style-name="amh_5f_dev_5f_abbr"><text:span text:style-name="T457">et</text:span></text:span><text:span text:style-name="T457"> ui</text:span><text:span text:style-name="T458">c</text:span><text:span text:style-name="T457">tu d</text:span><text:span text:style-name="T458">efice</text:span><text:span text:style-name="amh_5f_dev_5f_abbr"><text:span text:style-name="T458">re</text:span></text:span><text:span text:style-name="T458">t, </text:span><text:span text:style-name="T459">quare pabulu</text:span><text:span text:style-name="amh_5f_dev_5f_abbr"><text:span text:style-name="T459">m</text:span></text:span><text:span text:style-name="T459"> </text:span><text:span text:style-name="amh_5f_dev_5f_abbr"><text:span text:style-name="T459">con</text:span></text:span><text:span text:style-name="T459">ue</text:span><text:span text:style-name="amh_5f_dev_5f_abbr"><text:span text:style-name="T459">n</text:span></text:span><text:span text:style-name="T459">iens et aqua</text:span><text:span text:style-name="amh_5f_dev_5f_abbr"><text:span text:style-name="T459">m</text:span></text:span><text:span text:style-name="T459"> i</text:span><text:span text:style-name="amh_5f_dev_5f_abbr"><text:span text:style-name="T459">n</text:span></text:span><text:span text:style-name="T459"> utrib</text:span><text:span text:style-name="amh_5f_dev_5f_abbr"><text:span text:style-name="T459">us</text:span></text:span><text:span text:style-name="T459"> portari feci pro eq</text:span><text:span text:style-name="amh_5f_dev_5f_abbr"><text:span text:style-name="T459">u</text:span></text:span><text:span text:style-name="T459">is meis. </text:span></text:h>
      <text:p text:style-name="P42">Sic <text:span text:style-name="amh_5f_dev_5f_abbr">i</text:span>g<text:span text:style-name="amh_5f_dev_5f_abbr">itur</text:span> recede<text:span text:style-name="amh_5f_dev_5f_abbr">n</text:span>do de Cadro <text:span text:style-name="T460">p</text:span><text:span text:style-name="amh_5f_dev_5f_abbr"><text:span text:style-name="T460">r</text:span></text:span><text:span text:style-name="T460">imo ueni ad mare rubru</text:span><text:span text:style-name="amh_5f_dev_5f_abbr"><text:span text:style-name="T460">m</text:span></text:span><text:span text:style-name="T460"> q</text:span><text:span text:style-name="amh_5f_dev_5f_abbr"><text:span text:style-name="T460">uo</text:span></text:span><text:span text:style-name="T460">d est q</text:span><text:span text:style-name="amh_5f_dev_5f_abbr"><text:span text:style-name="T460">uo</text:span></text:span><text:span text:style-name="T460">ddam braciu</text:span><text:span text:style-name="amh_5f_dev_5f_abbr"><text:span text:style-name="T460">m</text:span></text:span><text:span text:style-name="T460"> occeani Indici, strictu</text:span><text:span text:style-name="amh_5f_dev_5f_abbr"><text:span text:style-name="T460">m</text:span></text:span><text:span text:style-name="T460"> q</text:span><text:span text:style-name="amh_5f_dev_5f_abbr"><text:span text:style-name="T460">u</text:span></text:span><text:span text:style-name="T460">idem u</text:span><text:span text:style-name="amh_5f_dev_5f_abbr"><text:span text:style-name="T460">er</text:span></text:span><text:span text:style-name="T460">sus plaga</text:span><text:span text:style-name="amh_5f_dev_5f_abbr"><text:span text:style-name="T460">m</text:span></text:span><text:span text:style-name="T460"> Egipti, s</text:span><text:span text:style-name="amh_5f_dev_5f_abbr"><text:span text:style-name="T460">ed</text:span></text:span><text:span text:style-name="T460"> plus et plus uersus mare magnu</text:span><text:span text:style-name="amh_5f_dev_5f_abbr"><text:span text:style-name="T460">m</text:span></text:span><text:span text:style-name="T460"> incipit elargari. Supra ipsu</text:span><text:span text:style-name="amh_5f_dev_5f_abbr"><text:span text:style-name="T460">m</text:span></text:span><text:span text:style-name="T460"> mare rubru</text:span><text:span text:style-name="amh_5f_dev_5f_abbr"><text:span text:style-name="T460">m</text:span></text:span><text:span text:style-name="T460"> ueni ad locu</text:span><text:span text:style-name="amh_5f_dev_5f_abbr"><text:span text:style-name="T460">m</text:span></text:span><text:span text:style-name="T460"> ubi israelite sicco uestigio tra</text:span><text:span text:style-name="amh_5f_dev_5f_abbr"><text:span text:style-name="T460">n</text:span></text:span><text:span text:style-name="T460">siueru</text:span><text:span text:style-name="amh_5f_dev_5f_abbr"><text:span text:style-name="T460">n</text:span></text:span><text:span text:style-name="T460">t diuino miraculo, subm</text:span><text:span text:style-name="amh_5f_dev_5f_abbr"><text:span text:style-name="T460">er</text:span></text:span><text:span text:style-name="T460">sis in ip</text:span><text:span text:style-name="amh_5f_dev_5f_abbr"><text:span text:style-name="T460">s</text:span></text:span><text:span text:style-name="T460">os Egiptiis seq</text:span><text:span text:style-name="amh_5f_dev_5f_abbr"><text:span text:style-name="T460">ue</text:span></text:span><text:span text:style-name="T460">ntib</text:span><text:span text:style-name="amh_5f_dev_5f_abbr"><text:span text:style-name="T460">us</text:span></text:span><text:span text:style-name="T460">, sic</text:span><text:span text:style-name="amh_5f_dev_5f_abbr"><text:span text:style-name="T460">ut</text:span></text:span><text:span text:style-name="T460"> i</text:span><text:span text:style-name="amh_5f_dev_5f_abbr"><text:span text:style-name="T460">n</text:span></text:span><text:span text:style-name="T460"> Exodo Biblia h</text:span><text:span text:style-name="amh_5f_dev_5f_abbr"><text:span text:style-name="T460">abe</text:span></text:span><text:span text:style-name="T460">t</text:span><text:span text:style-name="T460"><text:note text:id="ftn91" text:note-class="footnote"><text:note-citation>91</text:note-citation><text:note-body><text:p text:style-name="amh_5f_note_5f_apparat"><text:span text:style-name="amh_5f_apparat_5f_lemme">israelite sicco uestigio transiuerunt… submersis Egiptiis</text:span> <text:span text:style-name="amh_5f_apparat_5f_lemme">(Ex. 14,21-22 ; 28)</text:span></text:p></text:note-body></text:note></text:span><text:span text:style-name="T460">. I</text:span><text:span text:style-name="amh_5f_dev_5f_abbr"><text:span text:style-name="T460">n</text:span></text:span><text:span text:style-name="T460"> hoc loco q</text:span><text:span text:style-name="amh_5f_dev_5f_abbr"><text:span text:style-name="T460">u</text:span></text:span><text:span text:style-name="T460">idem hoc mare largu</text:span><text:span text:style-name="amh_5f_dev_5f_abbr"><text:span text:style-name="T460">m</text:span></text:span><text:span text:style-name="T460"> non est, s</text:span><text:span text:style-name="amh_5f_dev_5f_abbr"><text:span text:style-name="T460">ed</text:span></text:span><text:span text:style-name="T460"> meo iudicio uix latitudo tra</text:span><text:span text:style-name="amh_5f_dev_5f_abbr"><text:span text:style-name="T460">n</text:span></text:span><text:span text:style-name="T460">situ</text:span><text:span text:style-name="amh_5f_dev_5f_abbr"><text:span text:style-name="T461">m</text:span></text:span><text:span text:style-name="T460"> ad q</text:span><text:span text:style-name="amh_5f_dev_5f_abbr"><text:span text:style-name="T460">u</text:span></text:span><text:span text:style-name="T460">inq</text:span><text:span text:style-name="amh_5f_dev_5f_abbr"><text:span text:style-name="T460">ue</text:span></text:span><text:span text:style-name="T461"> </text:span><text:span text:style-name="T460">miliaria se exte</text:span><text:span text:style-name="amh_5f_dev_5f_abbr"><text:span text:style-name="T460">n</text:span></text:span><text:span text:style-name="T460">dit. Non est aut</text:span><text:span text:style-name="amh_5f_dev_5f_abbr"><text:span text:style-name="T460">em</text:span></text:span><text:span text:style-name="T460"> hoc mare rubru</text:span><text:span text:style-name="amh_5f_dev_5f_abbr"><text:span text:style-name="T460">m</text:span></text:span><text:span text:style-name="T460"> in hac parte nec fund</text:span><text:span text:style-name="amh_5f_dev_5f_abbr"><text:span text:style-name="T460">us</text:span></text:span><text:span text:style-name="T460"> rube</text:span><text:span text:style-name="amh_5f_dev_5f_abbr"><text:span text:style-name="T460">us</text:span></text:span><text:span text:style-name="T460">, s</text:span><text:span text:style-name="amh_5f_dev_5f_abbr"><text:span text:style-name="T460">ed</text:span></text:span><text:span text:style-name="T460"> i</text:span><text:span text:style-name="amh_5f_dev_5f_abbr"><text:span text:style-name="T460">n</text:span></text:span><text:span text:style-name="T460"> o</text:span><text:span text:style-name="amh_5f_dev_5f_abbr"><text:span text:style-name="T460">mn</text:span></text:span><text:span text:style-name="T460">ibus assimilat</text:span><text:span text:style-name="amh_5f_dev_5f_abbr"><text:span text:style-name="T460">u</text:span></text:span><text:span text:style-name="T460">r ceteris marib</text:span><text:span text:style-name="amh_5f_dev_5f_abbr"><text:span text:style-name="T460">us</text:span></text:span><text:span text:style-name="T460">. P</text:span><text:span text:style-name="amh_5f_dev_5f_abbr"><text:span text:style-name="T460">otes</text:span></text:span><text:span text:style-name="T460">t t</text:span><text:span text:style-name="amh_5f_dev_5f_abbr"><text:span text:style-name="T460">ame</text:span></text:span><text:span text:style-name="T460">n e</text:span><text:span text:style-name="amh_5f_dev_5f_abbr"><text:span text:style-name="T460">ss</text:span></text:span><text:span text:style-name="T460">e ut i</text:span><text:span text:style-name="amh_5f_dev_5f_abbr"><text:span text:style-name="T460">n</text:span></text:span><text:span text:style-name="T460"> aliq</text:span><text:span text:style-name="amh_5f_dev_5f_abbr"><text:span text:style-name="T460">u</text:span></text:span><text:span text:style-name="T460">a parte, alibi ei</text:span><text:span text:style-name="amh_5f_dev_5f_abbr"><text:span text:style-name="T460">us</text:span></text:span><text:span text:style-name="T460"> </text:span><text:span text:style-name="T462">gleba rubea sit </text:span><text:span text:style-name="amh_5f_dev_5f_abbr"><text:span text:style-name="T462">et</text:span></text:span><text:span text:style-name="T462"> ob hoc totu</text:span><text:span text:style-name="amh_5f_dev_5f_abbr"><text:span text:style-name="T462">m</text:span></text:span><text:span text:style-name="T462"> aliud braciu</text:span><text:span text:style-name="amh_5f_dev_5f_abbr"><text:span text:style-name="T462">m</text:span></text:span><text:span text:style-name="T462"> mare rubru</text:span><text:span text:style-name="amh_5f_dev_5f_abbr"><text:span text:style-name="T462">m</text:span></text:span><text:span text:style-name="T462"> uocet</text:span><text:span text:style-name="amh_5f_dev_5f_abbr"><text:span text:style-name="T462">u</text:span></text:span><text:span text:style-name="T462">r. I</text:span><text:span text:style-name="amh_5f_dev_5f_abbr"><text:span text:style-name="T462">n</text:span></text:span><text:span text:style-name="T462"> littore hui</text:span><text:span text:style-name="amh_5f_dev_5f_abbr"><text:span text:style-name="T462">us</text:span></text:span><text:span text:style-name="T462"> maris </text:span><text:span text:style-name="amh_5f_dev_5f_abbr"><text:span text:style-name="T462">pro</text:span></text:span><text:span text:style-name="T462">cessi </text:span><text:span text:style-name="amh_5f_dev_5f_abbr"><text:span text:style-name="T462">per</text:span></text:span><text:span text:style-name="T462"> triduu</text:span><text:span text:style-name="amh_5f_dev_5f_abbr"><text:span text:style-name="T462">m</text:span></text:span><text:span text:style-name="T462">, et c</text:span><text:span text:style-name="amh_5f_dev_5f_abbr"><text:span text:style-name="T462">ir</text:span></text:span><text:span text:style-name="T462">ca ip</text:span><text:span text:style-name="amh_5f_dev_5f_abbr"><text:span text:style-name="T462">su</text:span></text:span><text:span text:style-name="T462">m itine</text:span><text:span text:style-name="amh_5f_dev_5f_abbr"><text:span text:style-name="T462">re</text:span></text:span><text:span text:style-name="T462"> ip</text:span><text:span text:style-name="amh_5f_dev_5f_abbr"><text:span text:style-name="T462">s</text:span></text:span><text:span text:style-name="T462">o mirabilia Dei c</text:span><text:span text:style-name="amh_5f_dev_5f_abbr"><text:span text:style-name="T462">ir</text:span></text:span><text:span text:style-name="T462">cu</text:span><text:span text:style-name="amh_5f_dev_5f_abbr"><text:span text:style-name="T462">m</text:span></text:span><text:span text:style-name="T462">spiciens et serenitate t</text:span><text:span text:style-name="amh_5f_dev_5f_abbr"><text:span text:style-name="T462">em</text:span></text:span><text:span text:style-name="T462">p</text:span><text:span text:style-name="amh_5f_dev_5f_abbr"><text:span text:style-name="T462">or</text:span></text:span><text:span text:style-name="T462">is arride</text:span><text:span text:style-name="amh_5f_dev_5f_abbr"><text:span text:style-name="T462">n</text:span></text:span><text:span text:style-name="T462">te pl</text:span><text:span text:style-name="amh_5f_dev_5f_abbr"><text:span text:style-name="T462">u</text:span></text:span><text:span text:style-name="T462">rimu</text:span><text:span text:style-name="amh_5f_dev_5f_abbr"><text:span text:style-name="T462">m</text:span></text:span><text:span text:style-name="T462"> delectabar, refociliabar eni</text:span><text:span text:style-name="amh_5f_dev_5f_abbr"><text:span text:style-name="T462">m</text:span></text:span><text:span text:style-name="T462"> pl</text:span><text:span text:style-name="amh_5f_dev_5f_abbr"><text:span text:style-name="T462">us</text:span></text:span><text:span text:style-name="T462"> q</text:span><text:span text:style-name="amh_5f_dev_5f_abbr"><text:span text:style-name="T462">u</text:span></text:span><text:span text:style-name="T462">a</text:span><text:span text:style-name="amh_5f_dev_5f_abbr"><text:span text:style-name="T462">m</text:span></text:span><text:span text:style-name="T462"> i</text:span><text:span text:style-name="amh_5f_dev_5f_abbr"><text:span text:style-name="T462">n</text:span></text:span><text:span text:style-name="T462"> deserto alio, ue</text:span><text:span text:style-name="amh_5f_dev_5f_abbr"><text:span text:style-name="T462">n</text:span></text:span><text:span text:style-name="T462">tor</text:span><text:span text:style-name="amh_5f_dev_5f_abbr"><text:span text:style-name="T462">um</text:span></text:span><text:span text:style-name="T462"> dulci </text:span><text:span text:style-name="T463">refregerio moderato. </text:span><text:span text:style-name="T464">Circa hoc mare i</text:span><text:span text:style-name="amh_5f_dev_5f_abbr"><text:span text:style-name="T464">n</text:span></text:span><text:span text:style-name="T464">uenit</text:span><text:span text:style-name="amh_5f_dev_5f_abbr"><text:span text:style-name="T464">u</text:span></text:span><text:span text:style-name="T464">r corall</text:span><text:span text:style-name="amh_5f_dev_5f_abbr"><text:span text:style-name="T464">us</text:span></text:span><text:span text:style-name="T464"> alb</text:span><text:span text:style-name="amh_5f_dev_5f_abbr"><text:span text:style-name="T464">us</text:span></text:span><text:span text:style-name="T464"> i</text:span><text:span text:style-name="amh_5f_dev_5f_abbr"><text:span text:style-name="T464">n</text:span></text:span><text:span text:style-name="T464"> h</text:span><text:span text:style-name="amh_5f_dev_5f_abbr"><text:span text:style-name="T464">abu</text:span></text:span><text:span text:style-name="T464">nda</text:span><text:span text:style-name="amh_5f_dev_5f_abbr"><text:span text:style-name="T464">n</text:span></text:span><text:span text:style-name="T464">tia et ramis multis p</text:span><text:span text:style-name="amh_5f_dev_5f_abbr"><text:span text:style-name="T464">u</text:span></text:span><text:span text:style-name="T464">lcris, </text:span><text:span text:style-name="T465">s</text:span><text:span text:style-name="amh_5f_dev_5f_abbr"><text:span text:style-name="T465">ed</text:span></text:span><text:span text:style-name="T465"> paru</text:span><text:span text:style-name="amh_5f_dev_5f_abbr"><text:span text:style-name="T465">m</text:span></text:span><text:span text:style-name="T465"> ualet q</text:span><text:span text:style-name="amh_5f_dev_5f_abbr"><text:span text:style-name="T465">u</text:span></text:span><text:span text:style-name="T465">ia nimis est fragilis. I</text:span><text:span text:style-name="amh_5f_dev_5f_abbr"><text:span text:style-name="T465">n</text:span></text:span><text:span text:style-name="T465">ueni </text:span><text:span text:style-name="T466">t</text:span><text:span text:style-name="amh_5f_dev_5f_abbr"><text:span text:style-name="T466">ame</text:span></text:span><text:span text:style-name="T466">n sine ramis duas a</text:span><text:span text:style-name="amh_5f_dev_5f_abbr"><text:span text:style-name="T466">ut</text:span></text:span><text:span text:style-name="T466"> tres petras duras ad modu</text:span><text:span text:style-name="amh_5f_dev_5f_abbr"><text:span text:style-name="T466">m</text:span></text:span><text:span text:style-name="T466"> eboris reluce</text:span><text:span text:style-name="amh_5f_dev_5f_abbr"><text:span text:style-name="T466">n</text:span></text:span><text:span text:style-name="T466">tes.</text:span></text:p>
      <text:p text:style-name="P43">Recedens ta<text:span text:style-name="amh_5f_dev_5f_abbr">n</text:span>dem de mari ueni ad fonte<text:span text:style-name="amh_5f_dev_5f_abbr">m</text:span> q<text:span text:style-name="amh_5f_dev_5f_abbr">u</text:span>i d<text:span text:style-name="amh_5f_dev_5f_abbr">icitu</text:span>r Marach ubi i<text:span text:style-name="amh_5f_dev_5f_abbr">n</text:span> tra<text:span text:style-name="amh_5f_dev_5f_abbr">n</text:span>situ Israelis aq<text:span text:style-name="amh_5f_dev_5f_abbr">ue</text:span> erant amare, q<text:span text:style-name="amh_5f_dev_5f_abbr">ue</text:span> t<text:span text:style-name="amh_5f_dev_5f_abbr">ame</text:span>n <text:span text:style-name="amh_5f_dev_5f_abbr">per</text:span> i<text:span text:style-name="amh_5f_dev_5f_abbr">m</text:span>missione<text:span text:style-name="amh_5f_dev_5f_abbr">m</text:span> ligni a Deo mo<text:span text:style-name="amh_5f_dev_5f_abbr">n</text:span>strati Mo<text:span text:style-name="T467">i</text:span>si dulces <text:span text:style-name="amh_5f_dev_5f_abbr">et</text:span> potabiles <text:span text:style-name="amh_5f_foliotation">[f. 244r]</text:span> <text:span text:style-name="T468">facte su</text:span><text:span text:style-name="amh_5f_dev_5f_abbr"><text:span text:style-name="T468">n</text:span></text:span><text:span text:style-name="T468">t</text:span><text:span text:style-name="T468"><text:note text:id="ftn92" text:note-class="footnote"><text:note-citation>92</text:note-citation><text:note-body><text:p text:style-name="amh_5f_note_5f_apparat"><text:span text:style-name="amh_5f_apparat_5f_lemme">Marach… aque erant amare… ligno dulces facte sunt</text:span> <text:span text:style-name="amh_5f_apparat_5f_commentaire">(Ex. 15, 23-25)</text:span></text:p></text:note-body></text:note></text:span><text:span text:style-name="T468">. </text:span><text:span text:style-name="amh_5f_lettre_5f_rubriquee">D</text:span><text:span text:style-name="T469">ein</text:span><text:span text:style-name="amh_5f_dev_5f_abbr"><text:span text:style-name="T469">de</text:span></text:span><text:span text:style-name="T469"> in </text:span><text:span text:style-name="T470">Helym locu</text:span><text:span text:style-name="amh_5f_dev_5f_abbr"><text:span text:style-name="T470">m</text:span></text:span><text:span text:style-name="T470"> ualde dectabile</text:span><text:span text:style-name="amh_5f_dev_5f_abbr"><text:span text:style-name="T470">m</text:span></text:span><text:span text:style-name="T470"> in deserto, ubi su</text:span><text:span text:style-name="amh_5f_dev_5f_abbr"><text:span text:style-name="T470">n</text:span></text:span><text:span text:style-name="T470">t </text:span><text:span text:style-name="amh_5f_nombre_5f_romain"><text:span text:style-name="T471">xii</text:span></text:span><text:span text:style-name="T472"> </text:span><text:span text:style-name="T471">fontes et </text:span><text:span text:style-name="amh_5f_nombre_5f_romain"><text:span text:style-name="T471">lxx</text:span></text:span><text:span text:style-name="T472"> </text:span><text:span text:style-name="T471">palme et una de stationib</text:span><text:span text:style-name="amh_5f_dev_5f_abbr"><text:span text:style-name="T471">us</text:span></text:span><text:span text:style-name="T471"> Isr</text:span><text:span text:style-name="amh_5f_dev_5f_abbr"><text:span text:style-name="T471">ae</text:span></text:span><text:span text:style-name="T471">l, sic</text:span><text:span text:style-name="amh_5f_dev_5f_abbr"><text:span text:style-name="T471">ut</text:span></text:span><text:span text:style-name="T471"> </text:span><text:span text:style-name="T473">in Exodo h</text:span><text:span text:style-name="amh_5f_dev_5f_abbr"><text:span text:style-name="T473">ab</text:span></text:span><text:span text:style-name="T473">e</text:span><text:span text:style-name="amh_5f_dev_5f_abbr"><text:span text:style-name="T473">n</text:span></text:span><text:span text:style-name="T473">tur</text:span><text:span text:style-name="T473"><text:note text:id="ftn93" text:note-class="footnote"><text:note-citation>93</text:note-citation><text:note-body><text:p text:style-name="amh_5f_note_5f_apparat"><text:span text:style-name="amh_5f_apparat_5f_lemme">in Helym… ubi sunt XII fontes et LXX palme… sicut in Exode habentur</text:span> <text:span text:style-name="amh_5f_apparat_5f_commentaire">(Ex. 15, 27)</text:span></text:p></text:note-body></text:note></text:span><text:span text:style-name="T473">. </text:span><text:span text:style-name="amh_5f_lettre_5f_rubriquee">P</text:span><text:span text:style-name="T473">ostea ueni in des</text:span><text:span text:style-name="amh_5f_dev_5f_abbr"><text:span text:style-name="T473">er</text:span></text:span><text:span text:style-name="T473">tu</text:span><text:span text:style-name="amh_5f_dev_5f_abbr"><text:span text:style-name="T473">m</text:span></text:span><text:span text:style-name="T473"> Syn ubi est mons de Sinai seu </text:span><text:span text:style-name="T474">O</text:span><text:span text:style-name="T473">reb</text:span><text:span text:style-name="T473"><text:note text:id="ftn94" text:note-class="footnote"><text:note-citation>94</text:note-citation><text:note-body><text:p text:style-name="amh_5f_note_5f_apparat"><text:span text:style-name="amh_5f_apparat_5f_lemme">ubi est mons de Sinai seu Oreb</text:span> <text:span text:style-name="amh_5f_apparat_5f_commentaire"><text:span text:style-name="T475">(Ex. 3,1)</text:span></text:span></text:p></text:note-body></text:note></text:span><text:span text:style-name="T473">, que</text:span><text:span text:style-name="amh_5f_dev_5f_abbr"><text:span text:style-name="T473">m</text:span></text:span><text:span text:style-name="T473"> quiete</text:span><text:span text:style-name="amh_5f_dev_5f_abbr"><text:span text:style-name="T473">m</text:span></text:span><text:span text:style-name="T473"> final</text:span><text:span text:style-name="amh_5f_dev_5f_abbr"><text:span text:style-name="T473">ite</text:span></text:span><text:span text:style-name="T473">r in hoc </text:span><office:annotation office:name="__Annotation__9326_1392656778" loext:resolved="false"><dc:creator>Alexandre Moret Houplon</dc:creator><dc:date>2026-02-13T10:49:23.494416300</dc:date><meta:creator-initials>AMH</meta:creator-initials><text:p text:style-name="Comment">Requirere statueram</text:p><text:p text:style-name="Comment">Deluz : requirebam</text:p></office:annotation><text:span text:style-name="T473">require</text:span><text:span text:style-name="amh_5f_dev_5f_abbr"><text:span text:style-name="T476">re</text:span></text:span><text:span text:style-name="T473"> deserto </text:span><text:span text:style-name="T476">statueram</text:span><office:annotation-end office:name="__Annotation__9326_1392656778"/><text:span text:style-name="T476">. In pede montis est ille locus </text:span><text:soft-page-break/><text:span text:style-name="T476">s</text:span><text:span text:style-name="amh_5f_dev_5f_abbr"><text:span text:style-name="T476">an</text:span></text:span><text:span text:style-name="T476">ctissim</text:span><text:span text:style-name="amh_5f_dev_5f_abbr"><text:span text:style-name="T476">us</text:span></text:span><text:span text:style-name="T476">, ubi Mo</text:span><text:span text:style-name="T477">i</text:span><text:span text:style-name="T476">ses uidit rubu</text:span><text:span text:style-name="amh_5f_dev_5f_abbr"><text:span text:style-name="T476">m</text:span></text:span><text:span text:style-name="T476"> ardente</text:span><text:span text:style-name="amh_5f_dev_5f_abbr"><text:span text:style-name="T476">m</text:span></text:span><text:span text:style-name="T476"> non co</text:span><text:span text:style-name="amh_5f_dev_5f_abbr"><text:span text:style-name="T476">n</text:span></text:span><text:span text:style-name="T476">sumi fla</text:span><text:span text:style-name="amh_5f_dev_5f_abbr"><text:span text:style-name="T476">m</text:span></text:span><text:span text:style-name="T476">mis</text:span><text:span text:style-name="T476"><text:note text:id="ftn95" text:note-class="footnote"><text:note-citation>95</text:note-citation><text:note-body><text:p text:style-name="amh_5f_note_5f_apparat"><text:span text:style-name="amh_5f_apparat_5f_lemme">ubi Mo</text:span><text:span text:style-name="amh_5f_apparat_5f_lemme"><text:span text:style-name="T478">i</text:span></text:span><text:span text:style-name="amh_5f_apparat_5f_lemme">ses uidit rubum ardentem non consumi flammis</text:span><text:span text:style-name="T479"> </text:span><text:span text:style-name="amh_5f_apparat_5f_commentaire"><text:span text:style-name="T479">(Ex. 3,2</text:span></text:span><text:span text:style-name="amh_5f_apparat_5f_commentaire">)</text:span></text:p></text:note-body></text:note></text:span><text:span text:style-name="T476">, et De</text:span><text:span text:style-name="amh_5f_dev_5f_abbr"><text:span text:style-name="T476">um</text:span></text:span><text:span text:style-name="T476"> in rubo loq</text:span><text:span text:style-name="amh_5f_dev_5f_abbr"><text:span text:style-name="T476">ue</text:span></text:span><text:span text:style-name="T476">nte</text:span><text:span text:style-name="amh_5f_dev_5f_abbr"><text:span text:style-name="T476">m</text:span></text:span><text:span text:style-name="T476"> sibi n</text:span><text:span text:style-name="amh_5f_dev_5f_abbr"><text:span text:style-name="T476">ost</text:span></text:span><text:span text:style-name="T476">re salutis, ordine</text:span><text:span text:style-name="amh_5f_dev_5f_abbr"><text:span text:style-name="T476">m</text:span></text:span><text:span text:style-name="T476"> figural</text:span><text:span text:style-name="amh_5f_dev_5f_abbr"><text:span text:style-name="T476">ite</text:span></text:span><text:span text:style-name="T476">r </text:span><text:span text:style-name="amh_5f_dev_5f_abbr"><text:span text:style-name="T476">con</text:span></text:span><text:span text:style-name="T476">uenientius inchoantis. In hoc loco p</text:span><text:span text:style-name="amh_5f_dev_5f_abbr"><text:span text:style-name="T476">u</text:span></text:span><text:span text:style-name="T476">lcru</text:span><text:span text:style-name="amh_5f_dev_5f_abbr"><text:span text:style-name="T476">m</text:span></text:span><text:span text:style-name="T476"> mo</text:span><text:span text:style-name="amh_5f_dev_5f_abbr"><text:span text:style-name="T476">n</text:span></text:span><text:span text:style-name="T476">ast</text:span><text:span text:style-name="amh_5f_dev_5f_abbr"><text:span text:style-name="T476">er</text:span></text:span><text:span text:style-name="T476">iu</text:span><text:span text:style-name="amh_5f_dev_5f_abbr"><text:span text:style-name="T476">m</text:span></text:span><text:span text:style-name="T476"> est satis magnu</text:span><text:span text:style-name="amh_5f_dev_5f_abbr"><text:span text:style-name="T476">m</text:span></text:span><text:span text:style-name="T476">, plu</text:span><text:span text:style-name="amh_5f_dev_5f_abbr"><text:span text:style-name="T476">m</text:span></text:span><text:span text:style-name="T476">bo coo</text:span><text:span text:style-name="amh_5f_dev_5f_abbr"><text:span text:style-name="T476">per</text:span></text:span><text:span text:style-name="T476">tu</text:span><text:span text:style-name="amh_5f_dev_5f_abbr"><text:span text:style-name="T476">m</text:span></text:span><text:span text:style-name="T476"> et claustru</text:span><text:span text:style-name="amh_5f_dev_5f_abbr"><text:span text:style-name="T476">m</text:span></text:span><text:span text:style-name="T476"> monachoru</text:span><text:span text:style-name="amh_5f_dev_5f_abbr"><text:span text:style-name="T476">m</text:span></text:span><text:span text:style-name="T476"> </text:span><text:span text:style-name="T480">b</text:span><text:span text:style-name="amh_5f_dev_5f_abbr"><text:span text:style-name="T480">e</text:span></text:span><text:span text:style-name="T480">n</text:span><text:span text:style-name="amh_5f_dev_5f_abbr"><text:span text:style-name="T480">e</text:span></text:span><text:span text:style-name="T480"> firmatu</text:span><text:span text:style-name="amh_5f_dev_5f_abbr"><text:span text:style-name="T480">m</text:span></text:span><text:span text:style-name="T480">, portaq</text:span><text:span text:style-name="amh_5f_dev_5f_abbr"><text:span text:style-name="T480">ue</text:span></text:span><text:span text:style-name="T480"> ferrea clausu</text:span><text:span text:style-name="amh_5f_dev_5f_abbr"><text:span text:style-name="T480">m</text:span></text:span><text:span text:style-name="T480">. </text:span><text:span text:style-name="T481">E</text:span><text:span text:style-name="T480">t i</text:span><text:span text:style-name="amh_5f_dev_5f_abbr"><text:span text:style-name="T480">n</text:span></text:span><text:span text:style-name="T480">habita</text:span><text:span text:style-name="amh_5f_dev_5f_abbr"><text:span text:style-name="T480">n</text:span></text:span><text:span text:style-name="T480">t mo</text:span><text:span text:style-name="amh_5f_dev_5f_abbr"><text:span text:style-name="T480">n</text:span></text:span><text:span text:style-name="T480">aci Arabes et pauci Greci si</text:span><text:span text:style-name="amh_5f_dev_5f_abbr"><text:span text:style-name="T480">mu</text:span></text:span><text:span text:style-name="T480">l, q</text:span><text:span text:style-name="amh_5f_dev_5f_abbr"><text:span text:style-name="T480">u</text:span></text:span><text:span text:style-name="T480">idem pace ac deuote uiuentes, archiep</text:span><text:span text:style-name="amh_5f_dev_5f_abbr"><text:span text:style-name="T480">iscop</text:span></text:span><text:span text:style-name="T480">o loci ac sui ordinis m</text:span><text:span text:style-name="amh_5f_dev_5f_abbr"><text:span text:style-name="T480">u</text:span></text:span><text:span text:style-name="T480">ltu</text:span><text:span text:style-name="amh_5f_dev_5f_abbr"><text:span text:style-name="T480">m</text:span></text:span><text:span text:style-name="T480"> obedientes </text:span><text:span text:style-name="T481">et uinum non bibentes nisi paucis festis anni, et tunc in certa mensura modice etiam q</text:span><text:span text:style-name="amh_5f_dev_5f_abbr"><text:span text:style-name="T481">u</text:span></text:span><text:span text:style-name="T481">a</text:span><text:span text:style-name="amh_5f_dev_5f_abbr"><text:span text:style-name="T481">n</text:span></text:span><text:span text:style-name="T481">titatis ; pisces raro co</text:span><text:span text:style-name="amh_5f_dev_5f_abbr"><text:span text:style-name="T481">m</text:span></text:span><text:span text:style-name="T481">edu</text:span><text:span text:style-name="amh_5f_dev_5f_abbr"><text:span text:style-name="T481">n</text:span></text:span><text:span text:style-name="T481">t, olerib</text:span><text:span text:style-name="amh_5f_dev_5f_abbr"><text:span text:style-name="T481">us</text:span></text:span><text:span text:style-name="T481"> dactilis legu</text:span><text:span text:style-name="amh_5f_dev_5f_abbr"><text:span text:style-name="T481">min</text:span></text:span><text:span text:style-name="T481">ib</text:span><text:span text:style-name="amh_5f_dev_5f_abbr"><text:span text:style-name="T481">us</text:span></text:span><text:span text:style-name="T481"> uita</text:span><text:span text:style-name="amh_5f_dev_5f_abbr"><text:span text:style-name="T481">m</text:span></text:span><text:span text:style-name="T481"> certis horis et locis si</text:span><text:span text:style-name="amh_5f_dev_5f_abbr"><text:span text:style-name="T481">mu</text:span></text:span><text:span text:style-name="T481">l q</text:span><text:span text:style-name="amh_5f_dev_5f_abbr"><text:span text:style-name="T481">u</text:span></text:span><text:span text:style-name="T481">ietissime sustentant. Diuinu</text:span><text:span text:style-name="amh_5f_dev_5f_abbr"><text:span text:style-name="T481">m</text:span></text:span><text:span text:style-name="T481"> officiu</text:span><text:span text:style-name="amh_5f_dev_5f_abbr"><text:span text:style-name="T481">m</text:span></text:span><text:span text:style-name="T481"> s</text:span><text:span text:style-name="amh_5f_dev_5f_abbr"><text:span text:style-name="T481">ecundu</text:span></text:span><text:span text:style-name="T481">m ip</text:span><text:span text:style-name="amh_5f_dev_5f_abbr"><text:span text:style-name="T481">s</text:span></text:span><text:span text:style-name="T481">oru</text:span><text:span text:style-name="amh_5f_dev_5f_abbr"><text:span text:style-name="T481">m</text:span></text:span><text:span text:style-name="T481"> co</text:span><text:span text:style-name="amh_5f_dev_5f_abbr"><text:span text:style-name="T481">n</text:span></text:span><text:span text:style-name="T481">suetudine</text:span><text:span text:style-name="amh_5f_dev_5f_abbr"><text:span text:style-name="T481">m</text:span></text:span><text:span text:style-name="T481"> deuotissime </text:span><text:span text:style-name="amh_5f_dev_5f_abbr"><text:span text:style-name="T481">per</text:span></text:span><text:span text:style-name="T481">agu</text:span><text:span text:style-name="amh_5f_dev_5f_abbr"><text:span text:style-name="T481">n</text:span></text:span><text:span text:style-name="T481">t in eccl</text:span><text:span text:style-name="amh_5f_dev_5f_abbr"><text:span text:style-name="T481">esi</text:span></text:span><text:span text:style-name="T481">a int</text:span><text:span text:style-name="amh_5f_dev_5f_abbr"><text:span text:style-name="T481">r</text:span></text:span><text:span text:style-name="T481">insec</text:span><text:span text:style-name="amh_5f_dev_5f_abbr"><text:span text:style-name="T481">us</text:span></text:span><text:span text:style-name="T481"> mu</text:span><text:span text:style-name="amh_5f_dev_5f_abbr"><text:span text:style-name="T481">n</text:span></text:span><text:span text:style-name="T481">dissime i</text:span><text:span text:style-name="amh_5f_dev_5f_abbr"><text:span text:style-name="T481">n</text:span></text:span><text:span text:style-name="T481">trantes et ualde multis lampadib</text:span><text:span text:style-name="amh_5f_dev_5f_abbr"><text:span text:style-name="T481">us</text:span></text:span><text:span text:style-name="T481"> et lu</text:span><text:span text:style-name="amh_5f_dev_5f_abbr"><text:span text:style-name="T481">m</text:span></text:span><text:span text:style-name="T481">i</text:span><text:span text:style-name="amh_5f_dev_5f_abbr"><text:span text:style-name="T481">n</text:span></text:span><text:span text:style-name="T481">aribus illustrantes. Ad locu</text:span><text:span text:style-name="amh_5f_dev_5f_abbr"><text:span text:style-name="T481">m</text:span></text:span><text:span text:style-name="T481"> ubi est mai</text:span><text:span text:style-name="amh_5f_dev_5f_abbr"><text:span text:style-name="T481">us</text:span></text:span><text:span text:style-name="T481"> altare discalciati i</text:span><text:span text:style-name="amh_5f_dev_5f_abbr"><text:span text:style-name="T481">n</text:span></text:span><text:span text:style-name="T481">trant </text:span><text:span text:style-name="amh_5f_dev_5f_abbr"><text:span text:style-name="T481">per</text:span></text:span><text:span text:style-name="T481">eg</text:span><text:span text:style-name="amh_5f_dev_5f_abbr"><text:span text:style-name="T481">r</text:span></text:span><text:span text:style-name="T481">inos i</text:span><text:span text:style-name="amh_5f_dev_5f_abbr"><text:span text:style-name="T481">n</text:span></text:span><text:span text:style-name="T481">trantes discalciari iubent, </text:span><text:span text:style-name="T482">i</text:span><text:span text:style-name="amh_5f_dev_5f_abbr"><text:span text:style-name="T482">de</text:span></text:span><text:span text:style-name="T482">o q</text:span><text:span text:style-name="amh_5f_dev_5f_abbr"><text:span text:style-name="T482">uod</text:span></text:span><text:span text:style-name="T482"> </text:span><office:annotation office:name="__Annotation__9727_1392656778" loext:resolved="false"><dc:creator>Alexandre Moret Houplon</dc:creator><dc:date>2026-02-13T11:20:11.282728600</dc:date><meta:creator-initials>AMH</meta:creator-initials><text:p text:style-name="Comment">Exode, 3, 5<text:line-break/><text:a xlink:href="https://gloss-e.irht.cnrs.fr/php/editions_chapitre.php?id=biblia&amp;numLivre=04&amp;chapitre=04_3#glo_cap3_verset5" xlink:type="simple">https://gloss-e.irht.cnrs.fr/php/editions_chapitre.php?id=biblia&amp;numLivre=04&amp;chapitre=04_3#glo_cap3_verset5</text:a></text:p><text:p text:style-name="Comment"/></office:annotation><text:span text:style-name="T482">De</text:span><text:span text:style-name="amh_5f_dev_5f_abbr"><text:span text:style-name="T482">us</text:span></text:span><text:span text:style-name="T482"> dixit Moisi</text:span><office:annotation-end office:name="__Annotation__9727_1392656778"/><text:span text:style-name="T482"> ibidem ex</text:span><text:span text:style-name="amh_5f_dev_5f_abbr"><text:span text:style-name="T482">iste</text:span></text:span><text:span text:style-name="T482">nti : </text:span><text:span text:style-name="amh_5f_ancre_5f_index_5f_fontium"><text:span text:style-name="T483">E</text:span></text:span><text:span text:style-name="amh_5f_ancre_5f_index_5f_fontium"><text:span text:style-name="T484">X_003_005</text:span></text:span><text:span text:style-name="T482">« solue calciame</text:span><text:span text:style-name="amh_5f_dev_5f_abbr"><text:span text:style-name="T482">n</text:span></text:span><text:span text:style-name="T482">ta de pedib</text:span><text:span text:style-name="amh_5f_dev_5f_abbr"><text:span text:style-name="T482">us</text:span></text:span><text:span text:style-name="T482"> tuis, locus eni</text:span><text:span text:style-name="amh_5f_dev_5f_abbr"><text:span text:style-name="T482">m</text:span></text:span><text:span text:style-name="T482"> i</text:span><text:span text:style-name="amh_5f_dev_5f_abbr"><text:span text:style-name="T482">n</text:span></text:span><text:span text:style-name="T482"> quo stas, terra s</text:span><text:span text:style-name="amh_5f_dev_5f_abbr"><text:span text:style-name="T482">an</text:span></text:span><text:span text:style-name="T482">cta est »</text:span><text:span text:style-name="T482"><text:note text:id="ftn96" text:note-class="footnote"><text:note-citation>96</text:note-citation><text:note-body><text:p text:style-name="amh_5f_note_5f_apparat"><text:span text:style-name="amh_5f_apparat_5f_lemme">solue calciamenta de pedibus tuis… terra sancta est</text:span> <text:span text:style-name="amh_5f_apparat_5f_commentaire"><text:span text:style-name="T479">(</text:span></text:span><text:span text:style-name="amh_5f_apparat_5f_commentaire">Ex. 3,5</text:span><text:span text:style-name="amh_5f_apparat_5f_commentaire"><text:span text:style-name="T479">)</text:span></text:span></text:p></text:note-body></text:note></text:span><text:span text:style-name="T482">.</text:span></text:p>
      <text:p text:style-name="P44">Dieb<text:span text:style-name="amh_5f_dev_5f_abbr">us</text:span> plurib<text:span text:style-name="amh_5f_dev_5f_abbr">us</text:span> ap<text:span text:style-name="amh_5f_dev_5f_abbr">u</text:span>d eos fui et i<text:span text:style-name="amh_5f_dev_5f_abbr">n</text:span> claustro bono co<text:span text:style-name="amh_5f_dev_5f_abbr">m</text:span>modo assignato me benignissime <text:span text:style-name="amh_5f_dev_5f_abbr">per</text:span>tractau<text:span text:style-name="amh_5f_dev_5f_abbr">er</text:span>u<text:span text:style-name="amh_5f_dev_5f_abbr">n</text:span>t. I<text:span text:style-name="amh_5f_dev_5f_abbr">n</text:span> hoc mo<text:span text:style-name="amh_5f_dev_5f_abbr">n</text:span>ast<text:span text:style-name="amh_5f_dev_5f_abbr">er</text:span>io est aqua<text:span text:style-name="amh_5f_dev_5f_abbr"><text:span text:style-name="T485">m</text:span></text:span> i<text:span text:style-name="amh_5f_dev_5f_abbr">n</text:span>uenire qua<text:span text:style-name="amh_5f_dev_5f_abbr">m</text:span> <text:span text:style-name="amh_5f_dev_5f_abbr">per</text:span>cussione uirge p<text:span text:style-name="amh_5f_dev_5f_abbr">re</text:span>cepto Dei iussit Moises emanare. Aq<text:span text:style-name="amh_5f_dev_5f_abbr">u</text:span>a est opti<text:span text:style-name="amh_5f_dev_5f_abbr">m</text:span>a <text:span text:style-name="amh_5f_dev_5f_abbr">et</text:span> suauissima ad bibendu<text:span text:style-name="amh_5f_dev_5f_abbr">m</text:span>. In hoc mo<text:span text:style-name="amh_5f_dev_5f_abbr">n</text:span>ast<text:span text:style-name="amh_5f_dev_5f_abbr">er</text:span>io <text:span text:style-name="amh_5f_dev_5f_abbr">pro</text:span>pe altare mai<text:span text:style-name="amh_5f_dev_5f_abbr">us</text:span> a dextris in loco aliq<text:span text:style-name="amh_5f_dev_5f_abbr">u</text:span>a<text:span text:style-name="amh_5f_dev_5f_abbr">n</text:span>tulu<text:span text:style-name="amh_5f_dev_5f_abbr">m</text:span> emine<text:span text:style-name="amh_5f_dev_5f_abbr">n</text:span>ti est capsa marmorea alba, non longa nec alta, in qua ossa me<text:span text:style-name="amh_5f_dev_5f_abbr">m</text:span>broru<text:span text:style-name="amh_5f_dev_5f_abbr">m</text:span> non ordinata s<text:span text:style-name="amh_5f_dev_5f_abbr">ed</text:span> <text:span text:style-name="T486">mixtim, </text:span><text:span text:style-name="T487">de su</text:span><text:span text:style-name="amh_5f_dev_5f_abbr"><text:span text:style-name="T487">m</text:span></text:span><text:span text:style-name="T487">mitate mo</text:span><text:span text:style-name="amh_5f_dev_5f_abbr"><text:span text:style-name="T487">n</text:span></text:span><text:span text:style-name="T487">tis Sinai huc tra</text:span><text:span text:style-name="amh_5f_dev_5f_abbr"><text:span text:style-name="T487">n</text:span></text:span><text:span text:style-name="T487">slata, b</text:span><text:span text:style-name="amh_5f_dev_5f_abbr"><text:span text:style-name="T487">ea</text:span></text:span><text:span text:style-name="T487">tissime uirginis </text:span><text:span text:style-name="T488">K</text:span><text:span text:style-name="T487">aterine ac martiris su</text:span><text:span text:style-name="amh_5f_dev_5f_abbr"><text:span text:style-name="T487">n</text:span></text:span><text:span text:style-name="T487">t reclusa. Quod uas mo</text:span><text:span text:style-name="amh_5f_dev_5f_abbr"><text:span text:style-name="T487">n</text:span></text:span><text:span text:style-name="T487">aci p</text:span><text:span text:style-name="amh_5f_dev_5f_abbr"><text:span text:style-name="T487">re</text:span></text:span><text:span text:style-name="T487">dicti mo</text:span><text:span text:style-name="amh_5f_dev_5f_abbr"><text:span text:style-name="T487">n</text:span></text:span><text:span text:style-name="T487">asterii cu</text:span><text:span text:style-name="amh_5f_dev_5f_abbr"><text:span text:style-name="T487">m</text:span></text:span><text:span text:style-name="T487"> ministris ac debita sole</text:span><text:span text:style-name="amh_5f_dev_5f_abbr"><text:span text:style-name="T487">m</text:span></text:span><text:span text:style-name="T487">pnitate </text:span><text:span text:style-name="amh_5f_dev_5f_abbr"><text:span text:style-name="T487">per</text:span></text:span><text:span text:style-name="T487">egrinis aperiu</text:span><text:span text:style-name="amh_5f_dev_5f_abbr"><text:span text:style-name="T487">n</text:span></text:span><text:span text:style-name="T487">t, reliq</text:span><text:span text:style-name="amh_5f_dev_5f_abbr"><text:span text:style-name="T487">u</text:span></text:span><text:span text:style-name="T489">i</text:span><text:span text:style-name="T487">as oste</text:span><text:span text:style-name="amh_5f_dev_5f_abbr"><text:span text:style-name="T487">n</text:span></text:span><text:span text:style-name="T487">dentes. </text:span><text:span text:style-name="amh_5f_dev_5f_abbr"><text:span text:style-name="T487">Pre</text:span></text:span><text:span text:style-name="T487">lat</text:span><text:span text:style-name="amh_5f_dev_5f_abbr"><text:span text:style-name="T487">us</text:span></text:span><text:span text:style-name="T487"> uero maior, cu</text:span><text:span text:style-name="amh_5f_dev_5f_abbr"><text:span text:style-name="T487">m</text:span></text:span><text:span text:style-name="T487"> i</text:span><text:span text:style-name="amh_5f_dev_5f_abbr"><text:span text:style-name="T487">n</text:span></text:span><text:span text:style-name="T487">stru</text:span><text:span text:style-name="amh_5f_dev_5f_abbr"><text:span text:style-name="T487">men</text:span></text:span><text:span text:style-name="T487">to ad hoc facto argenteo, ossa fortissime fricat et liquore</text:span><text:span text:style-name="amh_5f_dev_5f_abbr"><text:span text:style-name="T487">m</text:span></text:span><text:span text:style-name="T487"> excedente</text:span><text:span text:style-name="amh_5f_dev_5f_abbr"><text:span text:style-name="T487">m</text:span></text:span><text:span text:style-name="T487"> ab eis diuino miraculo pete</text:span><text:span text:style-name="amh_5f_dev_5f_abbr"><text:span text:style-name="T487">n</text:span></text:span><text:span text:style-name="T487">tib</text:span><text:span text:style-name="amh_5f_dev_5f_abbr"><text:span text:style-name="T487">us</text:span></text:span><text:span text:style-name="T487"> impartitur, modice t</text:span><text:span text:style-name="amh_5f_dev_5f_abbr"><text:span text:style-name="T487">ame</text:span></text:span><text:span text:style-name="T487">n </text:span><text:span text:style-name="amh_5f_dev_5f_abbr"><text:span text:style-name="T487">per</text:span></text:span><text:span text:style-name="T487"> q</text:span><text:span text:style-name="amh_5f_dev_5f_abbr"><text:span text:style-name="T487">u</text:span></text:span><text:span text:style-name="T487">a</text:span><text:span text:style-name="amh_5f_dev_5f_abbr"><text:span text:style-name="T487">n</text:span></text:span><text:span text:style-name="T487">titate</text:span><text:span text:style-name="amh_5f_dev_5f_abbr"><text:span text:style-name="T487">m</text:span></text:span><text:span text:style-name="T487">, q</text:span><text:span text:style-name="amh_5f_dev_5f_abbr"><text:span text:style-name="T487">u</text:span></text:span><text:span text:style-name="T487">ia </text:span><text:span text:style-name="amh_5f_dev_5f_abbr"><text:span text:style-name="T487">per</text:span></text:span><text:span text:style-name="T487"> modu</text:span><text:span text:style-name="amh_5f_dev_5f_abbr"><text:span text:style-name="T487">m</text:span></text:span><text:span text:style-name="T487"> sudoris co</text:span><text:span text:style-name="amh_5f_dev_5f_abbr"><text:span text:style-name="T487">n</text:span></text:span><text:span text:style-name="T487">sueuit liquor hui</text:span><text:span text:style-name="amh_5f_dev_5f_abbr"><text:span text:style-name="T487">us</text:span></text:span><text:span text:style-name="T487">modi non t</text:span><text:span text:style-name="amh_5f_dev_5f_abbr"><text:span text:style-name="T487">ame</text:span></text:span><text:span text:style-name="T487">n </text:span><text:span text:style-name="amh_5f_dev_5f_abbr"><text:span text:style-name="T487">con</text:span></text:span><text:span text:style-name="T487">tinue ex ossib</text:span><text:span text:style-name="amh_5f_dev_5f_abbr"><text:span text:style-name="T487">us</text:span></text:span><text:span text:style-name="T487"> emanare. Q</text:span><text:span text:style-name="amh_5f_dev_5f_abbr"><text:span text:style-name="T487">u</text:span></text:span><text:span text:style-name="T487">i liquor obdurus aliq</text:span><text:span text:style-name="amh_5f_dev_5f_abbr"><text:span text:style-name="T487">u</text:span></text:span><text:span text:style-name="T487">a</text:span><text:span text:style-name="amh_5f_dev_5f_abbr"><text:span text:style-name="T487">n</text:span></text:span><text:span text:style-name="T487">tulu</text:span><text:span text:style-name="amh_5f_dev_5f_abbr"><text:span text:style-name="T487">m</text:span></text:span><text:span text:style-name="T487"> existit, et uere merito beate uirgi</text:span><text:span text:style-name="amh_5f_dev_5f_abbr"><text:span text:style-name="T487">ni</text:span></text:span><text:span text:style-name="T487">s </text:span><text:span text:style-name="T488">Kat</text:span><text:span text:style-name="amh_5f_dev_5f_abbr"><text:span text:style-name="T488">er</text:span></text:span><text:span text:style-name="T488">ine </text:span><text:span text:style-name="T490">donu</text:span><text:span text:style-name="amh_5f_dev_5f_abbr"><text:span text:style-name="T490">m</text:span></text:span><text:span text:style-name="T490"> Dei credit</text:span><text:span text:style-name="amh_5f_dev_5f_abbr"><text:span text:style-name="T490">u</text:span></text:span><text:span text:style-name="T490">r, </text:span><text:span text:style-name="T491">q</text:span><text:span text:style-name="amh_5f_dev_5f_abbr"><text:span text:style-name="T491">u</text:span></text:span><text:span text:style-name="T491">ia nulla balsami, nec olei, nec alicui</text:span><text:span text:style-name="amh_5f_dev_5f_abbr"><text:span text:style-name="T491">us</text:span></text:span><text:span text:style-name="T491"> </text:span><text:span text:style-name="T492">humoris naturalis specie</text:span><text:span text:style-name="amh_5f_dev_5f_abbr"><text:span text:style-name="T492">m</text:span></text:span><text:span text:style-name="T492"> sortit</text:span><text:span text:style-name="amh_5f_dev_5f_abbr"><text:span text:style-name="T492">u</text:span></text:span><text:span text:style-name="T492">r, </text:span><text:span text:style-name="T493">q</text:span><text:span text:style-name="amh_5f_dev_5f_abbr"><text:span text:style-name="T493">u</text:span></text:span><text:span text:style-name="T493">o donu</text:span><text:span text:style-name="amh_5f_dev_5f_abbr"><text:span text:style-name="T493">m</text:span></text:span><text:span text:style-name="T493"> Tra</text:span><text:span text:style-name="amh_5f_dev_5f_abbr"><text:span text:style-name="T493">n</text:span></text:span><text:span text:style-name="T493">scendens natura</text:span><text:span text:style-name="amh_5f_dev_5f_abbr"><text:span text:style-name="T493">m</text:span></text:span><text:span text:style-name="T493"> merito co</text:span><text:span text:style-name="amh_5f_dev_5f_abbr"><text:span text:style-name="T493">mpro</text:span></text:span><text:span text:style-name="T493">batur. </text:span><text:span text:style-name="T494">I</text:span><text:span text:style-name="amh_5f_dev_5f_abbr"><text:span text:style-name="T494">n</text:span></text:span><text:span text:style-name="T494"> hoc </text:span><text:span text:style-name="T495">eni</text:span><text:span text:style-name="amh_5f_dev_5f_abbr"><text:span text:style-name="T495">m</text:span></text:span><text:span text:style-name="T494"> mo</text:span><text:span text:style-name="amh_5f_dev_5f_abbr"><text:span text:style-name="T494">n</text:span></text:span><text:span text:style-name="T494">asterio plures </text:span><text:span text:style-name="amh_5f_dev_5f_abbr"><text:span text:style-name="T494">et</text:span></text:span><text:span text:style-name="T494"> diu</text:span><text:span text:style-name="amh_5f_dev_5f_abbr"><text:span text:style-name="T494">er</text:span></text:span><text:span text:style-name="T494">se alie reliquie </text:span><text:span text:style-name="T496">nobis </text:span><text:span text:style-name="T497">su</text:span><text:span text:style-name="amh_5f_dev_5f_abbr"><text:span text:style-name="T497">n</text:span></text:span><text:span text:style-name="T497">t ostense. </text:span><text:span text:style-name="T498">Inter septa loci hui</text:span><text:span text:style-name="amh_5f_dev_5f_abbr"><text:span text:style-name="T498">us</text:span></text:span><text:span text:style-name="T498">, nec musce, nec pulices, aut hui</text:span><text:span text:style-name="amh_5f_dev_5f_abbr"><text:span text:style-name="T498">us</text:span></text:span><text:span text:style-name="T498">modi i</text:span><text:span text:style-name="amh_5f_dev_5f_abbr"><text:span text:style-name="T498">m</text:span></text:span><text:span text:style-name="T498">mu</text:span><text:span text:style-name="amh_5f_dev_5f_abbr"><text:span text:style-name="T498">n</text:span></text:span><text:span text:style-name="T498">dicie possu</text:span><text:span text:style-name="amh_5f_dev_5f_abbr"><text:span text:style-name="T498">n</text:span></text:span><text:span text:style-name="T498">t e</text:span><text:span text:style-name="amh_5f_dev_5f_abbr"><text:span text:style-name="T498">ss</text:span></text:span><text:span text:style-name="T498">e, cu</text:span><text:span text:style-name="amh_5f_dev_5f_abbr"><text:span text:style-name="T498">m</text:span></text:span><text:span text:style-name="T498"> t</text:span><text:span text:style-name="amh_5f_dev_5f_abbr"><text:span text:style-name="T498">ame</text:span></text:span><text:span text:style-name="T498">n extra </text:span><text:span text:style-name="amh_5f_dev_5f_abbr"><text:span text:style-name="T498">per</text:span></text:span><text:span text:style-name="T498"> desertu</text:span><text:span text:style-name="amh_5f_dev_5f_abbr"><text:span text:style-name="T498">m</text:span></text:span><text:span text:style-name="T498"> molestant pl</text:span><text:span text:style-name="amh_5f_dev_5f_abbr"><text:span text:style-name="T498">ur</text:span></text:span><text:span text:style-name="T498">imu</text:span><text:span text:style-name="amh_5f_dev_5f_abbr"><text:span text:style-name="T498">m</text:span></text:span><text:span text:style-name="T498"> transeu</text:span><text:span text:style-name="amh_5f_dev_5f_abbr"><text:span text:style-name="T498">n</text:span></text:span><text:span text:style-name="T498">tes et non int</text:span><text:span text:style-name="amh_5f_dev_5f_abbr"><text:span text:style-name="T498">us</text:span></text:span><text:span text:style-name="T498"> utiq</text:span><text:span text:style-name="amh_5f_dev_5f_abbr"><text:span text:style-name="T498">ue</text:span></text:span><text:span text:style-name="T498">. De quo cu</text:span><text:span text:style-name="amh_5f_dev_5f_abbr"><text:span text:style-name="T498">m</text:span></text:span><text:span text:style-name="T498"> mirarer, et oculis uidissem meis q</text:span><text:span text:style-name="amh_5f_dev_5f_abbr"><text:span text:style-name="T498">uod</text:span></text:span><text:span text:style-name="T498"> hui</text:span><text:span text:style-name="amh_5f_dev_5f_abbr"><text:span text:style-name="T498">us</text:span></text:span><text:span text:style-name="T498">modi a</text:span><text:span text:style-name="amh_5f_dev_5f_abbr"><text:span text:style-name="T498">n</text:span></text:span><text:span text:style-name="T498">i</text:span><text:span text:style-name="amh_5f_dev_5f_abbr"><text:span text:style-name="T498">m</text:span></text:span><text:span text:style-name="T498">alia </text:span><text:span text:style-name="T499">ibi uerta moriebant</text:span><text:span text:style-name="amh_5f_dev_5f_abbr"><text:span text:style-name="T499">u</text:span></text:span><text:span text:style-name="T499">r, informat</text:span><text:span text:style-name="amh_5f_dev_5f_abbr"><text:span text:style-name="T499">us</text:span></text:span><text:span text:style-name="T499"> fui q</text:span><text:span text:style-name="amh_5f_dev_5f_abbr"><text:span text:style-name="T499">uo</text:span></text:span><text:span text:style-name="T499">d olim or</text:span><text:span text:style-name="amh_5f_dev_5f_abbr"><text:span text:style-name="T499">ati</text:span></text:span><text:span text:style-name="T499">o</text:span><text:span text:style-name="amh_5f_dev_5f_abbr"><text:span text:style-name="T499">n</text:span></text:span><text:span text:style-name="T499">ib</text:span><text:span text:style-name="amh_5f_dev_5f_abbr"><text:span text:style-name="T499">us</text:span></text:span><text:span text:style-name="T499"> sa</text:span><text:span text:style-name="amh_5f_dev_5f_abbr"><text:span text:style-name="T499">n</text:span></text:span><text:span text:style-name="T499">ctoru</text:span><text:span text:style-name="amh_5f_dev_5f_abbr"><text:span text:style-name="T499">m</text:span></text:span><text:span text:style-name="T499"> </text:span><text:span text:style-name="T500">in eode</text:span><text:span text:style-name="amh_5f_dev_5f_abbr"><text:span text:style-name="T500">m</text:span></text:span><text:span text:style-name="T500"> loco co</text:span><text:span text:style-name="amh_5f_dev_5f_abbr"><text:span text:style-name="T500">m</text:span></text:span><text:span text:style-name="T500">mora</text:span><text:span text:style-name="amh_5f_dev_5f_abbr"><text:span text:style-name="T500">n</text:span></text:span><text:span text:style-name="T500">tiu</text:span><text:span text:style-name="amh_5f_dev_5f_abbr"><text:span text:style-name="T500">m</text:span></text:span><text:span text:style-name="T500"> </text:span><text:span text:style-name="T501">q</text:span><text:span text:style-name="amh_5f_dev_5f_abbr"><text:span text:style-name="T501">u</text:span></text:span><text:span text:style-name="T501">i in t</text:span><text:span text:style-name="amh_5f_dev_5f_abbr"><text:span text:style-name="T501">antu</text:span></text:span><text:span text:style-name="T501">m hui</text:span><text:span text:style-name="amh_5f_dev_5f_abbr"><text:span text:style-name="T501">us</text:span></text:span><text:span text:style-name="T501">modi uexabant</text:span><text:span text:style-name="amh_5f_dev_5f_abbr"><text:span text:style-name="T501">u</text:span></text:span><text:span text:style-name="T501">r </text:span><text:span text:style-name="T502">pecudib</text:span><text:span text:style-name="amh_5f_dev_5f_abbr"><text:span text:style-name="T502">us</text:span></text:span><text:span text:style-name="T502"> ut locu</text:span><text:span text:style-name="amh_5f_dev_5f_abbr"><text:span text:style-name="T502">m</text:span></text:span><text:span text:style-name="T502"> dimitt</text:span><text:span text:style-name="amh_5f_dev_5f_abbr"><text:span text:style-name="T502">er</text:span></text:span><text:span text:style-name="T502">e cogitare</text:span><text:span text:style-name="amh_5f_dev_5f_abbr"><text:span text:style-name="T502">n</text:span></text:span><text:span text:style-name="T502">t, a pio </text:span><text:span text:style-name="T503">D</text:span><text:span text:style-name="T502">eo </text:span><text:span text:style-name="T503">factu</text:span><text:span text:style-name="amh_5f_dev_5f_abbr"><text:span text:style-name="T503">m</text:span></text:span><text:span text:style-name="T503"> est ut null</text:span><text:span text:style-name="amh_5f_dev_5f_abbr"><text:span text:style-name="T503">us</text:span></text:span><text:span text:style-name="T503"> tali tedio deinceps in dicto loco sa</text:span><text:span text:style-name="amh_5f_dev_5f_abbr"><text:span text:style-name="T503">n</text:span></text:span><text:span text:style-name="T503">ctissimo grauaretur.</text:span></text:p>
      <text:p text:style-name="P45">Monaci etia<text:span text:style-name="amh_5f_dev_5f_abbr">m</text:span> loci p<text:span text:style-name="amh_5f_dev_5f_abbr">re</text:span>dicti <text:span text:style-name="amh_5f_dev_5f_abbr"><text:span text:style-name="T504">per</text:span></text:span><text:span text:style-name="T504">egrinis </text:span><text:span text:style-name="T505">adue</text:span><text:span text:style-name="amh_5f_dev_5f_abbr"><text:span text:style-name="T505">n</text:span></text:span><text:span text:style-name="T505">ientib</text:span><text:span text:style-name="amh_5f_dev_5f_abbr"><text:span text:style-name="T505">us</text:span></text:span><text:span text:style-name="T505"> dant de uictualib</text:span><text:span text:style-name="amh_5f_dev_5f_abbr"><text:span text:style-name="T505">us</text:span></text:span><text:span text:style-name="T505">, </text:span><text:span text:style-name="T506">q</text:span><text:span text:style-name="amh_5f_dev_5f_abbr"><text:span text:style-name="T506">u</text:span></text:span><text:span text:style-name="T506">ib</text:span><text:span text:style-name="amh_5f_dev_5f_abbr"><text:span text:style-name="T506">us</text:span></text:span><text:span text:style-name="T506"> </text:span><text:span text:style-name="T507">ip</text:span><text:span text:style-name="amh_5f_dev_5f_abbr"><text:span text:style-name="T507">s</text:span></text:span><text:span text:style-name="T507">imet </text:span><text:span text:style-name="T508">utu</text:span><text:span text:style-name="amh_5f_dev_5f_abbr"><text:span text:style-name="T508">n</text:span></text:span><text:span text:style-name="T508">tur </text:span><text:span text:style-name="T509">q</text:span><text:span text:style-name="amh_5f_dev_5f_abbr"><text:span text:style-name="T509">u</text:span></text:span><text:span text:style-name="T509">a</text:span><text:span text:style-name="amh_5f_dev_5f_abbr"><text:span text:style-name="T509">n</text:span></text:span><text:span text:style-name="T509">tu</text:span><text:span text:style-name="amh_5f_dev_5f_abbr"><text:span text:style-name="T509">m</text:span></text:span><text:span text:style-name="T509"> diu stant i</text:span><text:span text:style-name="amh_5f_dev_5f_abbr"><text:span text:style-name="T509">n</text:span></text:span><text:span text:style-name="T509"> ip</text:span><text:span text:style-name="amh_5f_dev_5f_abbr"><text:span text:style-name="T509">s</text:span></text:span><text:span text:style-name="T509">oru</text:span><text:span text:style-name="amh_5f_dev_5f_abbr"><text:span text:style-name="T509">m</text:span></text:span><text:span text:style-name="T509"> </text:span><text:span text:style-name="T510">mo</text:span><text:span text:style-name="amh_5f_dev_5f_abbr"><text:span text:style-name="T510">n</text:span></text:span><text:span text:style-name="T510">asterio, </text:span><text:span text:style-name="T511">et iteru</text:span><text:span text:style-name="amh_5f_dev_5f_abbr"><text:span text:style-name="T511">m</text:span></text:span><text:span text:style-name="T511"> </text:span><text:span text:style-name="amh_5f_dev_5f_abbr"><text:span text:style-name="T512">pro</text:span></text:span><text:span text:style-name="T512"> itinere </text:span><text:span text:style-name="T513">uersus Siriam </text:span><text:span text:style-name="T514">s</text:span><text:span text:style-name="amh_5f_dev_5f_abbr"><text:span text:style-name="T514">ecundu</text:span></text:span><text:span text:style-name="T514">m </text:span><text:soft-page-break/><text:span text:style-name="T514">nu</text:span><text:span text:style-name="amh_5f_dev_5f_abbr"><text:span text:style-name="T514">meru</text:span></text:span><text:span text:style-name="T514">m dietaru</text:span><text:span text:style-name="amh_5f_dev_5f_abbr"><text:span text:style-name="T514">m</text:span></text:span><text:span text:style-name="T514"> qual</text:span><text:span text:style-name="amh_5f_dev_5f_abbr"><text:span text:style-name="T514">ite</text:span></text:span><text:span text:style-name="T514">r </text:span><text:span text:style-name="T515">o</text:span><text:span text:style-name="amh_5f_dev_5f_abbr"><text:span text:style-name="T515">mn</text:span></text:span><text:span text:style-name="T515">ibus, ita</text:span><text:span text:style-name="T513"> </text:span><text:span text:style-name="amh_5f_dev_5f_abbr"><text:span text:style-name="T515">per</text:span></text:span><text:span text:style-name="T515"> nos digne gratis p</text:span><text:span text:style-name="amh_5f_dev_5f_abbr"><text:span text:style-name="T515">re</text:span></text:span><text:span text:style-name="T515">ciu</text:span><text:span text:style-name="amh_5f_dev_5f_abbr"><text:span text:style-name="T515">m</text:span></text:span><text:span text:style-name="T515"> co</text:span><text:span text:style-name="amh_5f_dev_5f_abbr"><text:span text:style-name="T515">n</text:span></text:span><text:span text:style-name="T515">su</text:span><text:span text:style-name="amh_5f_dev_5f_abbr"><text:span text:style-name="T515">m</text:span></text:span><text:span text:style-name="T515">ptoru</text:span><text:span text:style-name="amh_5f_dev_5f_abbr"><text:span text:style-name="T515">m</text:span></text:span><text:span text:style-name="T515"> </text:span><text:span text:style-name="T516">si etiam offerat</text:span><text:span text:style-name="T517">ur</text:span><text:span text:style-name="T516"> respuentes.</text:span></text:p>
      <text:p text:style-name="amh_5f_paragraphe"><office:annotation office:name="__Annotation__439191_2370850649" loext:resolved="false"><dc:creator>Alexandre Moret Houplon</dc:creator><dc:date>2026-03-03T09:58:51.128834500</dc:date><meta:creator-initials>AMH</meta:creator-initials><text:p text:style-name="Comment">Élément d’intertextualité à noter</text:p></office:annotation><text:span text:style-name="T518">Su</text:span><text:span text:style-name="amh_5f_dev_5f_abbr"><text:span text:style-name="T518">per</text:span></text:span><text:span text:style-name="T518"> hu</text:span><text:span text:style-name="amh_5f_dev_5f_abbr"><text:span text:style-name="T518">n</text:span></text:span><text:span text:style-name="T518">c sacru</text:span><text:span text:style-name="amh_5f_dev_5f_abbr"><text:span text:style-name="T518">m</text:span></text:span><text:span text:style-name="T518"> locu</text:span><text:span text:style-name="amh_5f_dev_5f_abbr"><text:span text:style-name="T518">m</text:span></text:span><text:span text:style-name="T518"> de quo iam multa </text:span><office:annotation office:name="__Annotation__4345045_1790455224" loext:resolved="false"><dc:creator>Alexandre Moret Houplon</dc:creator><dc:date>2026-03-02T16:39:38.529415800</dc:date><meta:creator-initials>AMH</meta:creator-initials><text:p text:style-name="Comment">Eminet Deluz</text:p></office:annotation><text:span text:style-name="T519">i</text:span><text:span text:style-name="amh_5f_dev_5f_abbr"><text:span text:style-name="T519">m</text:span></text:span><text:span text:style-name="T519">minet</text:span><office:annotation-end office:name="__Annotation__4345045_1790455224"/><text:span text:style-name="T519"><text:note text:id="ftn97" text:note-class="footnote"><text:note-citation>97</text:note-citation><text:note-body><text:p text:style-name="Footnote"/></text:note-body></text:note></text:span><text:span text:style-name="T518"> </text:span><text:span text:style-name="T520">mons Sinai, </text:span><text:span text:style-name="T521">satis magnis </text:span><text:span text:style-name="T522">et altis gradib</text:span><text:span text:style-name="amh_5f_dev_5f_abbr"><text:span text:style-name="T522">us</text:span></text:span><text:span text:style-name="T522"> multis </text:span><text:span text:style-name="T523">ad su</text:span><text:span text:style-name="amh_5f_dev_5f_abbr"><text:span text:style-name="T523">m</text:span></text:span><text:span text:style-name="T523">mitate</text:span><text:span text:style-name="amh_5f_dev_5f_abbr"><text:span text:style-name="T523">m</text:span></text:span><text:span text:style-name="T523"> ei</text:span><text:span text:style-name="amh_5f_dev_5f_abbr"><text:span text:style-name="T523">us</text:span></text:span><text:span text:style-name="T523"> asce</text:span><text:span text:style-name="amh_5f_dev_5f_abbr"><text:span text:style-name="T523">n</text:span></text:span><text:span text:style-name="T523">dit</text:span><text:span text:style-name="amh_5f_dev_5f_abbr"><text:span text:style-name="T523">u</text:span></text:span><text:span text:style-name="T523">r, </text:span><text:span text:style-name="T524">in su</text:span><text:span text:style-name="amh_5f_dev_5f_abbr"><text:span text:style-name="T524">m</text:span></text:span><text:span text:style-name="T524">mitate una capella beati Helie, </text:span><text:span text:style-name="T525">altera Moisi </text:span><text:span text:style-name="T526">su</text:span><text:span text:style-name="amh_5f_dev_5f_abbr"><text:span text:style-name="T526">n</text:span></text:span><text:span text:style-name="T526">t, gloria etia</text:span><text:span text:style-name="amh_5f_dev_5f_abbr"><text:span text:style-name="T526">m</text:span></text:span><text:span text:style-name="T526"> D</text:span><text:span text:style-name="amh_5f_dev_5f_abbr"><text:span text:style-name="T526">omi</text:span></text:span><text:span text:style-name="T526">ni </text:span><text:span text:style-name="T527">ibi apparuit, lege</text:span><text:span text:style-name="amh_5f_dev_5f_abbr"><text:span text:style-name="T527">m</text:span></text:span><text:span text:style-name="T527"> </text:span><text:span text:style-name="T528">dedit </text:span><text:span text:style-name="T529">et multis </text:span><text:span text:style-name="T530">aliis miraculis locu</text:span><text:span text:style-name="amh_5f_dev_5f_abbr"><text:span text:style-name="T530">m</text:span></text:span><text:span text:style-name="T530"> illu</text:span><text:span text:style-name="amh_5f_dev_5f_abbr"><text:span text:style-name="T531">m</text:span></text:span><text:span text:style-name="T530"> tu</text:span><text:span text:style-name="amh_5f_dev_5f_abbr"><text:span text:style-name="T530">n</text:span></text:span><text:span text:style-name="T530">c et alias illustrauit. Foramen etia</text:span><text:span text:style-name="amh_5f_dev_5f_abbr"><text:span text:style-name="T530">m</text:span></text:span><text:span text:style-name="T530"> in petra durissima o</text:span><text:span text:style-name="amh_5f_dev_5f_abbr"><text:span text:style-name="T530">ste</text:span></text:span><text:span text:style-name="T530">nditur ibidem, in quo De</text:span><text:span text:style-name="amh_5f_dev_5f_abbr"><text:span text:style-name="T530">us</text:span></text:span><text:span text:style-name="T530"> Moisem </text:span><text:span text:style-name="T532">posuit,</text:span><text:span text:style-name="T533"> dext</text:span><text:span text:style-name="amh_5f_dev_5f_abbr"><text:span text:style-name="T531">e</text:span></text:span><text:span text:style-name="amh_5f_dev_5f_abbr"><text:span text:style-name="T533">r</text:span></text:span><text:span text:style-name="T533">a sua </text:span><text:span text:style-name="T534">protex</text:span><text:span text:style-name="T533">it</text:span><text:span text:style-name="T533"><text:note text:id="ftn98" text:note-class="footnote"><text:note-citation>98</text:note-citation><text:note-body><text:p text:style-name="amh_5f_note_5f_apparat"><text:span text:style-name="amh_5f_apparat_5f_lemme">dextera sua protexit</text:span> <text:span text:style-name="amh_5f_apparat_5f_témoin">U Deluz</text:span> : <text:span text:style-name="amh_5f_apparat_5f_variante">et dextera sua porrexit</text:span> <text:span text:style-name="amh_5f_apparat_5f_témoin">Wo</text:span> | <text:span text:style-name="amh_5f_apparat_5f_variante">a dextera sua precepit</text:span> <text:span text:style-name="amh_5f_apparat_5f_témoin">Li</text:span> <text:span text:style-name="amh_5f_apparat_5f_commentaire"><text:span text:style-name="T534">(</text:span></text:span><text:span text:style-name="amh_5f_apparat_5f_commentaire">lectio corrupta</text:span><text:span text:style-name="amh_5f_apparat_5f_commentaire"><text:span text:style-name="T534">)</text:span></text:span></text:p></text:note-body></text:note></text:span><text:span text:style-name="T533">, </text:span><text:span text:style-name="T535">c</text:span><text:span text:style-name="T536">um in maiestate </text:span><text:span text:style-name="T535">pertransiret</text:span><text:span text:style-name="T535"><text:note text:id="ftn99" text:note-class="footnote"><text:note-citation>99</text:note-citation><text:note-body><text:p text:style-name="amh_5f_note_5f_apparat"><text:span text:style-name="amh_5f_apparat_5f_lemme">cum ipsum in maiestate pertransiret</text:span> <text:span text:style-name="amh_5f_apparat_5f_témoin">Wo Deluz</text:span> : <text:span text:style-name="amh_5f_apparat_5f_variante">cum ipsum in maiestate sua pertransiret</text:span> <text:span text:style-name="amh_5f_apparat_5f_témoin">U</text:span> | <text:span text:style-name="amh_5f_apparat_5f_variante">eum in maiestate pertansire</text:span> <text:span text:style-name="amh_5f_apparat_5f_témoin">Li</text:span> <text:span text:style-name="amh_5f_apparat_5f_commentaire">(lectio corrupta)</text:span> <text:span text:style-name="T537">·</text:span><text:span text:style-name="T538"> </text:span><text:span text:style-name="amh_5f_apparat_5f_lemme">Foramen etiam in petra… cum in maiestate pertransiret</text:span><text:span text:style-name="T537"> </text:span><text:span text:style-name="amh_5f_apparat_5f_commentaire"><text:span text:style-name="T539">(Ex. 33, 20-23)</text:span></text:span></text:p></text:note-body></text:note></text:span><text:span text:style-name="T535">, postea sibi o</text:span><text:span text:style-name="amh_5f_dev_5f_abbr"><text:span text:style-name="T535">ste</text:span></text:span><text:span text:style-name="T535">ndens </text:span><text:span text:style-name="T540">cu</text:span><text:span text:style-name="amh_5f_dev_5f_abbr"><text:span text:style-name="T540">m</text:span></text:span><text:span text:style-name="T540"> </text:span><text:span text:style-name="amh_5f_foliotation"><text:span text:style-name="T541">[f. 244v]</text:span></text:span><text:span text:style-name="T541"> </text:span><text:span text:style-name="T542">faciem </text:span><text:span text:style-name="T543">illius </text:span><text:span text:style-name="T544">nullaten</text:span><text:span text:style-name="amh_5f_dev_5f_abbr"><text:span text:style-name="T544">us</text:span></text:span><text:span text:style-name="T544"> </text:span><text:span text:style-name="T545">potu</text:span><text:span text:style-name="amh_5f_dev_5f_abbr"><text:span text:style-name="T545">er</text:span></text:span><text:span text:style-name="T545">it </text:span><text:span text:style-name="T546">intueri. </text:span><text:span text:style-name="T547">De hoc </text:span><text:span text:style-name="T548">et aliis magnalib</text:span><text:span text:style-name="amh_5f_dev_5f_abbr"><text:span text:style-name="T548">us</text:span></text:span><text:span text:style-name="T548"> Dei </text:span><text:span text:style-name="T549">in locis his factis ex libris sacre Sc</text:span><text:span text:style-name="amh_5f_dev_5f_abbr"><text:span text:style-name="T549">r</text:span></text:span><text:span text:style-name="T549">ipture </text:span><text:span text:style-name="T550">potest quilibet i</text:span><text:span text:style-name="amh_5f_dev_5f_abbr"><text:span text:style-name="T550">n</text:span></text:span><text:span text:style-name="T550">formari. Figura corporis Mo</text:span><text:span text:style-name="T551">i</text:span><text:span text:style-name="T550">si uidetur </text:span><text:span text:style-name="T552">quoda</text:span><text:span text:style-name="amh_5f_dev_5f_abbr"><text:span text:style-name="T552">m</text:span></text:span><text:span text:style-name="T552">modo petre p</text:span><text:span text:style-name="amh_5f_dev_5f_abbr"><text:span text:style-name="T552">re</text:span></text:span><text:span text:style-name="T552">dicte ta</text:span><text:span text:style-name="amh_5f_dev_5f_abbr"><text:span text:style-name="T552">m</text:span></text:span><text:span text:style-name="T552">q</text:span><text:span text:style-name="amh_5f_dev_5f_abbr"><text:span text:style-name="T552">u</text:span></text:span><text:span text:style-name="T552">a</text:span><text:span text:style-name="amh_5f_dev_5f_abbr"><text:span text:style-name="T552">m</text:span></text:span><text:span text:style-name="T552"> cere impressa, cu</text:span><text:span text:style-name="amh_5f_dev_5f_abbr"><text:span text:style-name="T552">m</text:span></text:span><text:span text:style-name="T552"> t</text:span><text:span text:style-name="amh_5f_dev_5f_abbr"><text:span text:style-name="T552">ame</text:span></text:span><text:span text:style-name="T552">n adeo sit dura ut instrume</text:span><text:span text:style-name="amh_5f_dev_5f_abbr"><text:span text:style-name="T552">n</text:span></text:span><text:span text:style-name="T552">tis fortissimis ferreis uix mei familiares potu</text:span><text:span text:style-name="amh_5f_dev_5f_abbr"><text:span text:style-name="T552">er</text:span></text:span><text:span text:style-name="T552">int</text:span><text:span text:style-name="T552"><text:note text:id="ftn100" text:note-class="footnote"><text:note-citation>100</text:note-citation><text:note-body><text:p text:style-name="amh_5f_note_5f_apparat"><text:span text:style-name="amh_5f_apparat_5f_lemme">potuerint</text:span> <text:span text:style-name="amh_5f_apparat_5f_témoin">Li</text:span> : <text:span text:style-name="amh_5f_apparat_5f_variante">potuerunt</text:span> <text:span text:style-name="amh_5f_apparat_5f_témoin">Wo Deluz</text:span> | <text:span text:style-name="amh_5f_apparat_5f_variante">poterant</text:span> <text:span text:style-name="amh_5f_apparat_5f_témoin">U</text:span> <text:span text:style-name="amh_5f_apparat_5f_commentaire">(lect</text:span><text:span text:style-name="amh_5f_apparat_5f_commentaire"><text:span text:style-name="T553">io</text:span></text:span><text:span text:style-name="amh_5f_apparat_5f_commentaire"> dub</text:span><text:span text:style-name="amh_5f_apparat_5f_commentaire"><text:span text:style-name="T553">ia</text:span></text:span><text:span text:style-name="amh_5f_apparat_5f_commentaire">)</text:span></text:p></text:note-body></text:note></text:span><text:span text:style-name="T552"> </text:span><text:span text:style-name="T554">aliq</text:span><text:span text:style-name="amh_5f_dev_5f_abbr"><text:span text:style-name="T554">u</text:span></text:span><text:span text:style-name="T554">id de ipsa etia</text:span><text:span text:style-name="amh_5f_dev_5f_abbr"><text:span text:style-name="T554">m</text:span></text:span><text:span text:style-name="T554"> in modu</text:span><text:span text:style-name="amh_5f_dev_5f_abbr"><text:span text:style-name="T554">m</text:span></text:span><text:span text:style-name="T554"> p</text:span><text:span text:style-name="amh_5f_dev_5f_abbr"><text:span text:style-name="T554">u</text:span></text:span><text:span text:style-name="T554">lueris amouere.</text:span><office:annotation-end office:name="__Annotation__439191_2370850649"/></text:p>
      <text:p text:style-name="amh_5f_paragraphe">In cacumi<text:span text:style-name="amh_5f_dev_5f_abbr">n</text:span>e <text:span text:style-name="T555">alt</text:span><text:span text:style-name="amh_5f_dev_5f_abbr"><text:span text:style-name="T555">er</text:span></text:span><text:span text:style-name="T555">i</text:span><text:span text:style-name="amh_5f_dev_5f_abbr"><text:span text:style-name="T555">us</text:span></text:span><text:span text:style-name="T555"> montis multu</text:span><text:span text:style-name="amh_5f_dev_5f_abbr"><text:span text:style-name="T555">m</text:span></text:span><text:span text:style-name="T555"> altioris, </text:span><text:span text:style-name="amh_5f_dev_5f_abbr"><text:span text:style-name="T555">pro</text:span></text:span><text:span text:style-name="T555">fu</text:span><text:span text:style-name="amh_5f_dev_5f_abbr"><text:span text:style-name="T555">n</text:span></text:span><text:span text:style-name="T555">da ualde ualle media ex</text:span><text:span text:style-name="amh_5f_dev_5f_abbr"><text:span text:style-name="T555">iste</text:span></text:span><text:span text:style-name="T555">nte, corp</text:span><text:span text:style-name="amh_5f_dev_5f_abbr"><text:span text:style-name="T555">us</text:span></text:span><text:span text:style-name="T555"> beate Kat</text:span><text:span text:style-name="amh_5f_dev_5f_abbr"><text:span text:style-name="T555">er</text:span></text:span><text:span text:style-name="T555">ine ab a</text:span><text:span text:style-name="amh_5f_dev_5f_abbr"><text:span text:style-name="T555">n</text:span></text:span><text:span text:style-name="T555">gelis portatu</text:span><text:span text:style-name="amh_5f_dev_5f_abbr"><text:span text:style-name="T555">m</text:span></text:span><text:span text:style-name="T555"> et ab ho</text:span><text:span text:style-name="amh_5f_dev_5f_abbr"><text:span text:style-name="T555">min</text:span></text:span><text:span text:style-name="T555">ibus </text:span><text:span text:style-name="T556">e</text:span><text:span text:style-name="amh_5f_dev_5f_abbr"><text:span text:style-name="T556">ss</text:span></text:span><text:span text:style-name="T556">e repertu</text:span><text:span text:style-name="amh_5f_dev_5f_abbr"><text:span text:style-name="T556">m</text:span></text:span><text:span text:style-name="T556"> dicitur </text:span><text:span text:style-name="T557">a monachis </text:span><text:span text:style-name="amh_5f_dev_5f_abbr"><text:span text:style-name="T557">et</text:span></text:span><text:span text:style-name="T557"> i</text:span><text:span text:style-name="amh_5f_dev_5f_abbr"><text:span text:style-name="T557">n</text:span></text:span><text:span text:style-name="T557">colis illaru</text:span><text:span text:style-name="amh_5f_dev_5f_abbr"><text:span text:style-name="T557">m</text:span></text:span><text:span text:style-name="T557"> </text:span><text:span text:style-name="amh_5f_dev_5f_abbr"><text:span text:style-name="T557">par</text:span></text:span><text:span text:style-name="T557">tiu</text:span><text:span text:style-name="amh_5f_dev_5f_abbr"><text:span text:style-name="T557">m</text:span></text:span><text:span text:style-name="T557">, deuote et e</text:span><text:span text:style-name="T558">t</text:span><text:span text:style-name="T557">ia</text:span><text:span text:style-name="amh_5f_dev_5f_abbr"><text:span text:style-name="T557">m</text:span></text:span><text:span text:style-name="T557"> a </text:span><text:span text:style-name="amh_5f_dev_5f_abbr"><text:span text:style-name="T557">christ</text:span></text:span><text:span text:style-name="T557">ia</text:span><text:span text:style-name="T559">nis </text:span><text:span text:style-name="T560">hec su</text:span><text:span text:style-name="amh_5f_dev_5f_abbr"><text:span text:style-name="T560">m</text:span></text:span><text:span text:style-name="T560">mitas laboriosius </text:span><text:span text:style-name="T561">freq</text:span><text:span text:style-name="amh_5f_dev_5f_abbr"><text:span text:style-name="T561">ue</text:span></text:span><text:span text:style-name="T561">ntatur. </text:span><text:span text:style-name="T562">I</text:span><text:span text:style-name="amh_5f_dev_5f_abbr"><text:span text:style-name="T562">n</text:span></text:span><text:span text:style-name="T562"> hac aut</text:span><text:span text:style-name="amh_5f_dev_5f_abbr"><text:span text:style-name="T562">em</text:span></text:span><text:span text:style-name="T562"> su</text:span><text:span text:style-name="amh_5f_dev_5f_abbr"><text:span text:style-name="T562">m</text:span></text:span><text:span text:style-name="T562">mitate, nulla capella </text:span><text:span text:style-name="T563">est a</text:span><text:span text:style-name="amh_5f_dev_5f_abbr"><text:span text:style-name="T563">ut</text:span></text:span><text:span text:style-name="T563"> habitaculu</text:span><text:span text:style-name="amh_5f_dev_5f_abbr"><text:span text:style-name="T563">m</text:span></text:span><text:span text:style-name="T563">, </text:span><text:span text:style-name="T564">s</text:span><text:span text:style-name="amh_5f_dev_5f_abbr"><text:span text:style-name="T564">ed</text:span></text:span><text:span text:style-name="T564"> petris </text:span><text:span text:style-name="T565">et talibus </text:span><text:span text:style-name="T566">locus </text:span><text:span text:style-name="T567">i</text:span><text:span text:style-name="amh_5f_dev_5f_abbr"><text:span text:style-name="T567">n</text:span></text:span><text:span text:style-name="T567">ueni </text:span><text:span text:style-name="T568">corporis </text:span><text:span text:style-name="T569">est signat</text:span><text:span text:style-name="amh_5f_dev_5f_abbr"><text:span text:style-name="T569">us</text:span></text:span><text:span text:style-name="T569">. </text:span><text:span text:style-name="amh_5f_lettre_5f_rubriquee">C</text:span><text:span text:style-name="T570">u</text:span><text:span text:style-name="amh_5f_dev_5f_abbr"><text:span text:style-name="T570">m</text:span></text:span><text:span text:style-name="T570"> </text:span><text:span text:style-name="amh_5f_dev_5f_abbr"><text:span text:style-name="T570">i</text:span></text:span><text:span text:style-name="T570">g</text:span><text:span text:style-name="amh_5f_dev_5f_abbr"><text:span text:style-name="T570">itur</text:span></text:span><text:span text:style-name="T570"> dicit eccl</text:span><text:span text:style-name="amh_5f_dev_5f_abbr"><text:span text:style-name="T570">esi</text:span></text:span><text:span text:style-name="T570">a orans, in eode</text:span><text:span text:style-name="amh_5f_dev_5f_abbr"><text:span text:style-name="T570">m</text:span></text:span><text:span text:style-name="T570"> loco lege</text:span><text:span text:style-name="amh_5f_dev_5f_abbr"><text:span text:style-name="T570">m</text:span></text:span><text:span text:style-name="T570"> Mo</text:span><text:span text:style-name="T571">i</text:span><text:span text:style-name="T570">si datu</text:span><text:span text:style-name="amh_5f_dev_5f_abbr"><text:span text:style-name="T570">m</text:span></text:span><text:span text:style-name="T570"> et corpus b</text:span><text:span text:style-name="amh_5f_dev_5f_abbr"><text:span text:style-name="T570">ea</text:span></text:span><text:span text:style-name="T570">te Kat</text:span><text:span text:style-name="amh_5f_dev_5f_abbr"><text:span text:style-name="T570">er</text:span></text:span><text:span text:style-name="T570">ine collocatu</text:span><text:span text:style-name="amh_5f_dev_5f_abbr"><text:span text:style-name="T570">m</text:span></text:span><text:span text:style-name="T570"> intelligit</text:span><text:span text:style-name="amh_5f_dev_5f_abbr"><text:span text:style-name="T570">u</text:span></text:span><text:span text:style-name="T570">r idem non nu</text:span><text:span text:style-name="amh_5f_dev_5f_abbr"><text:span text:style-name="T570">mer</text:span></text:span><text:span text:style-name="T570">o s</text:span><text:span text:style-name="amh_5f_dev_5f_abbr"><text:span text:style-name="T570">ed</text:span></text:span><text:span text:style-name="T570"> sp</text:span><text:span text:style-name="amh_5f_dev_5f_abbr"><text:span text:style-name="T570">eci</text:span></text:span><text:span text:style-name="T570">e, </text:span><text:span text:style-name="T571">a</text:span><text:span text:style-name="amh_5f_dev_5f_abbr"><text:span text:style-name="T571">ut</text:span></text:span><text:span text:style-name="T570"> agregatu</text:span><text:span text:style-name="amh_5f_dev_5f_abbr"><text:span text:style-name="T570">m</text:span></text:span><text:span text:style-name="T570"> ex mo</text:span><text:span text:style-name="amh_5f_dev_5f_abbr"><text:span text:style-name="T570">n</text:span></text:span><text:span text:style-name="T570">tib</text:span><text:span text:style-name="amh_5f_dev_5f_abbr"><text:span text:style-name="T570">us</text:span></text:span><text:span text:style-name="T570"> illis </text:span><text:span text:style-name="amh_5f_dev_5f_abbr"><text:span text:style-name="T570">pro</text:span></text:span><text:span text:style-name="T570">pt</text:span><text:span text:style-name="amh_5f_dev_5f_abbr"><text:span text:style-name="T570">er pro</text:span></text:span><text:span text:style-name="T570">pinq</text:span><text:span text:style-name="amh_5f_dev_5f_abbr"><text:span text:style-name="T570">u</text:span></text:span><text:span text:style-name="T570">itate</text:span><text:span text:style-name="amh_5f_dev_5f_abbr"><text:span text:style-name="T570">m</text:span></text:span><text:span text:style-name="T570"> unu</text:span><text:span text:style-name="amh_5f_dev_5f_abbr"><text:span text:style-name="T571">m</text:span></text:span><text:span text:style-name="T570"> dictu</text:span><text:span text:style-name="amh_5f_dev_5f_abbr"><text:span text:style-name="T570">m</text:span></text:span><text:span text:style-name="T570"> est, </text:span><text:span text:style-name="T572">a</text:span><text:span text:style-name="amh_5f_dev_5f_abbr"><text:span text:style-name="T572">ut</text:span></text:span><text:span text:style-name="T570"> cu</text:span><text:span text:style-name="amh_5f_dev_5f_abbr"><text:span text:style-name="T570">m</text:span></text:span><text:span text:style-name="T570"> uirt</text:span><text:span text:style-name="amh_5f_dev_5f_abbr"><text:span text:style-name="T570">us</text:span></text:span><text:span text:style-name="T570"> maiestatis di</text:span><text:span text:style-name="amh_5f_dev_5f_abbr"><text:span text:style-name="T570">ui</text:span></text:span><text:span text:style-name="T570">ne </text:span><text:span text:style-name="T573">nullo </text:span><office:annotation office:name="__Annotation__173238_346522879" loext:resolved="false"><dc:creator>Alexandre Moret Houplon</dc:creator><dc:date>2026-03-03T12:33:57.180646200</dc:date><meta:creator-initials>AMH</meta:creator-initials><text:p text:style-name="Comment">Deluz determinata</text:p></office:annotation><text:span text:style-name="T573">t</text:span><text:span text:style-name="amh_5f_dev_5f_abbr"><text:span text:style-name="T573">er</text:span></text:span><text:span text:style-name="T573">minata</text:span><office:annotation-end office:name="__Annotation__173238_346522879"/><text:span text:style-name="T573"> sit, modo in uno mo</text:span><text:span text:style-name="amh_5f_dev_5f_abbr"><text:span text:style-name="T573">n</text:span></text:span><text:span text:style-name="T573">tis apice </text:span><text:span text:style-name="T574">loq</text:span><text:span text:style-name="amh_5f_dev_5f_abbr"><text:span text:style-name="T574">u</text:span></text:span><text:span text:style-name="T574">i Mo</text:span><text:span text:style-name="T575">i</text:span><text:span text:style-name="T574">si pot</text:span><text:span text:style-name="amh_5f_dev_5f_abbr"><text:span text:style-name="T574">er</text:span></text:span><text:span text:style-name="T574">at, nu</text:span><text:span text:style-name="amh_5f_dev_5f_abbr"><text:span text:style-name="T574">n</text:span></text:span><text:span text:style-name="T574">c </text:span><office:annotation office:name="__Annotation__185859_346522879" loext:resolved="false"><dc:creator>Alexandre Moret Houplon</dc:creator><dc:date>2026-03-03T12:36:07.435500500</dc:date><meta:creator-initials>AMH</meta:creator-initials><text:p text:style-name="Comment">Li de remotis</text:p></office:annotation><text:span text:style-name="T574">de remoto</text:span><office:annotation-end office:name="__Annotation__185859_346522879"/><text:span text:style-name="T574"> ea q</text:span><text:span text:style-name="amh_5f_dev_5f_abbr"><text:span text:style-name="T574">ue</text:span></text:span><text:span text:style-name="T574"> ipsu</text:span><text:span text:style-name="amh_5f_dev_5f_abbr"><text:span text:style-name="T574">m</text:span></text:span><text:span text:style-name="T574"> scire uolebat i</text:span><text:span text:style-name="amh_5f_dev_5f_abbr"><text:span text:style-name="T574">n</text:span></text:span><text:span text:style-name="T574">forma</text:span><text:span text:style-name="T575">r</text:span><text:span text:style-name="T574">e et sic idemptitas local</text:span><text:span text:style-name="amh_5f_dev_5f_abbr"><text:span text:style-name="T574">is</text:span></text:span><text:span text:style-name="T574"> non su</text:span><text:span text:style-name="amh_5f_dev_5f_abbr"><text:span text:style-name="T574">m</text:span></text:span><text:span text:style-name="T574">itur q</text:span><text:span text:style-name="amh_5f_dev_5f_abbr"><text:span text:style-name="T574">u</text:span></text:span><text:span text:style-name="T574">a</text:span><text:span text:style-name="amh_5f_dev_5f_abbr"><text:span text:style-name="T574">n</text:span></text:span><text:span text:style-name="T574">tu</text:span><text:span text:style-name="amh_5f_dev_5f_abbr"><text:span text:style-name="T574">m</text:span></text:span><text:span text:style-name="T574"> ad lege</text:span><text:span text:style-name="amh_5f_dev_5f_abbr"><text:span text:style-name="T574">m</text:span></text:span><text:span text:style-name="T574"> data</text:span><text:span text:style-name="amh_5f_dev_5f_abbr"><text:span text:style-name="T574">m</text:span></text:span><text:span text:style-name="T574"> et sepulcru</text:span><text:span text:style-name="amh_5f_dev_5f_abbr"><text:span text:style-name="T574">m</text:span></text:span><text:span text:style-name="T574"> cui</text:span><text:span text:style-name="amh_5f_dev_5f_abbr"><text:span text:style-name="T574">us</text:span></text:span><text:span text:style-name="T574"> auctoritas est in mo</text:span><text:span text:style-name="amh_5f_dev_5f_abbr"><text:span text:style-name="T574">n</text:span></text:span><text:span text:style-name="T574">tis Sinai su</text:span><text:span text:style-name="amh_5f_dev_5f_abbr"><text:span text:style-name="T574">m</text:span></text:span><text:span text:style-name="T574">mitate eade</text:span><text:span text:style-name="amh_5f_dev_5f_abbr"><text:span text:style-name="T574">m</text:span></text:span><text:span text:style-name="T574"> licet in loco det</text:span><text:span text:style-name="amh_5f_dev_5f_abbr"><text:span text:style-name="T574">er</text:span></text:span><text:span text:style-name="T574">minata non resple</text:span><text:span text:style-name="amh_5f_dev_5f_abbr"><text:span text:style-name="T574">n</text:span></text:span><text:span text:style-name="T574">duit </text:span><office:annotation office:name="__Annotation__214338_346522879" loext:resolved="false"><dc:creator>Alexandre Moret Houplon</dc:creator><dc:date>2026-03-03T12:38:47.153932300</dc:date><meta:creator-initials>AMH</meta:creator-initials><text:p text:style-name="Comment">Ajouté à posteriori par le copiste</text:p></office:annotation><text:span text:style-name="T574">i</text:span><text:span text:style-name="amh_5f_dev_5f_abbr"><text:span text:style-name="T574">n</text:span></text:span><office:annotation-end office:name="__Annotation__214338_346522879"/><text:span text:style-name="T574"> utrisq</text:span><text:span text:style-name="amh_5f_dev_5f_abbr"><text:span text:style-name="T574">ue</text:span></text:span><text:span text:style-name="T574">.</text:span></text:p>
      <text:p text:style-name="P46"><text:span text:style-name="amh_5f_lettre_5f_rubriquee">D</text:span>e monte <text:span text:style-name="amh_5f_dev_5f_abbr"><text:span text:style-name="T576">igitu</text:span></text:span><text:span text:style-name="T576">r Sinai desce</text:span><text:span text:style-name="amh_5f_dev_5f_abbr"><text:span text:style-name="T577">n</text:span></text:span><text:span text:style-name="T576">dens </text:span><text:span text:style-name="T578">u</text:span><text:span text:style-name="amh_5f_dev_5f_abbr"><text:span text:style-name="T578">er</text:span></text:span><text:span text:style-name="T578">sus Siria</text:span><text:span text:style-name="amh_5f_dev_5f_abbr"><text:span text:style-name="T578">m</text:span></text:span><text:span text:style-name="T578"> </text:span><office:annotation office:name="__Annotation__227035_346522879" loext:resolved="false"><dc:creator>Alexandre Moret Houplon</dc:creator><dc:date>2026-03-03T12:40:01.168864000</dc:date><meta:creator-initials>AMH</meta:creator-initials><text:p text:style-name="Comment">Écrit procedens raturé puis processi</text:p></office:annotation><text:span text:style-name="amh_5f_dev_5f_abbr"><text:span text:style-name="T579">pro</text:span></text:span><text:span text:style-name="T579">ce</text:span><text:span text:style-name="T580">ssi</text:span><office:annotation-end office:name="__Annotation__227035_346522879"/><text:span text:style-name="T580"> </text:span><text:span text:style-name="amh_5f_dev_5f_abbr"><text:span text:style-name="T580">per</text:span></text:span><text:span text:style-name="T580"> desertu</text:span><text:span text:style-name="amh_5f_dev_5f_abbr"><text:span text:style-name="T580">m</text:span></text:span><text:span text:style-name="T580"> </text:span><text:span text:style-name="amh_5f_nombre_5f_romain"><text:span text:style-name="T580">xiii</text:span></text:span><text:span text:style-name="T581"> </text:span><text:span text:style-name="T582">dieb</text:span><text:span text:style-name="amh_5f_dev_5f_abbr"><text:span text:style-name="T582">us</text:span></text:span><text:span text:style-name="T582">. Et i</text:span><text:span text:style-name="amh_5f_dev_5f_abbr"><text:span text:style-name="T582">llu</text:span></text:span><text:span text:style-name="T582">d </text:span><text:span text:style-name="T583">de quo memini int</text:span><text:span text:style-name="amh_5f_dev_5f_abbr"><text:span text:style-name="T583">er</text:span></text:span><text:span text:style-name="T583"> Cadru</text:span><text:span text:style-name="amh_5f_dev_5f_abbr"><text:span text:style-name="T583">m</text:span></text:span><text:span text:style-name="T583"> et monte</text:span><text:span text:style-name="amh_5f_dev_5f_abbr"><text:span text:style-name="T583">m</text:span></text:span><text:span text:style-name="T583"> Sinai, Arabia no</text:span><text:span text:style-name="amh_5f_dev_5f_abbr"><text:span text:style-name="T583">m</text:span></text:span><text:span text:style-name="T583">i</text:span><text:span text:style-name="amh_5f_dev_5f_abbr"><text:span text:style-name="T583">n</text:span></text:span><text:span text:style-name="T583">atur. In qua latissima q</text:span><text:span text:style-name="amh_5f_dev_5f_abbr"><text:span text:style-name="T583">u</text:span></text:span><text:span text:style-name="T583">idem morat</text:span><text:span text:style-name="amh_5f_dev_5f_abbr"><text:span text:style-name="T583">u</text:span></text:span><text:span text:style-name="T583">r infinita m</text:span><text:span text:style-name="amh_5f_dev_5f_abbr"><text:span text:style-name="T583">u</text:span></text:span><text:span text:style-name="T583">ltitudo ho</text:span><text:span text:style-name="amh_5f_dev_5f_abbr"><text:span text:style-name="T583">m</text:span></text:span><text:span text:style-name="T583">i</text:span><text:span text:style-name="amh_5f_dev_5f_abbr"><text:span text:style-name="T583">nu</text:span></text:span><text:span text:style-name="T583">m q</text:span><text:span text:style-name="amh_5f_dev_5f_abbr"><text:span text:style-name="T583">u</text:span></text:span><text:span text:style-name="T583">i dicu</text:span><text:span text:style-name="amh_5f_dev_5f_abbr"><text:span text:style-name="T583">n</text:span></text:span><text:span text:style-name="T583">t</text:span><text:span text:style-name="amh_5f_dev_5f_abbr"><text:span text:style-name="T583">u</text:span></text:span><text:span text:style-name="T583">r </text:span><text:span text:style-name="T584">alio no</text:span><text:span text:style-name="amh_5f_dev_5f_abbr"><text:span text:style-name="T584">m</text:span></text:span><text:span text:style-name="T584">i</text:span><text:span text:style-name="amh_5f_dev_5f_abbr"><text:span text:style-name="T584">n</text:span></text:span><text:span text:style-name="T584">e </text:span><office:annotation office:name="__Annotation__17738_3324976588" loext:resolved="false"><dc:creator>Alexandre Moret Houplon</dc:creator><dc:date>2026-02-13T16:52:59.035104800</dc:date><meta:creator-initials>AMH</meta:creator-initials><text:p text:style-name="Comment">Deluz : Biduini</text:p></office:annotation><text:span text:style-name="T584">Bidimini</text:span><office:annotation-end office:name="__Annotation__17738_3324976588"/><text:span text:style-name="T584">, i</text:span><text:span text:style-name="amh_5f_dev_5f_abbr"><text:span text:style-name="T584">n</text:span></text:span><text:span text:style-name="T584"> locis scil</text:span><text:span text:style-name="amh_5f_dev_5f_abbr"><text:span text:style-name="T584">icet</text:span></text:span><text:span text:style-name="T584"> sepositis </text:span><text:span text:style-name="T585">ubi aqua</text:span><text:span text:style-name="amh_5f_dev_5f_abbr"><text:span text:style-name="T585">m</text:span></text:span><text:span text:style-name="T585"> hab</text:span><text:span text:style-name="amh_5f_dev_5f_abbr"><text:span text:style-name="T585">er</text:span></text:span><text:span text:style-name="T585">e possu</text:span><text:span text:style-name="amh_5f_dev_5f_abbr"><text:span text:style-name="T585">n</text:span></text:span><text:span text:style-name="T585">t, a</text:span><text:span text:style-name="amh_5f_dev_5f_abbr"><text:span text:style-name="T585">ut</text:span></text:span><text:span text:style-name="T585"> de fontib</text:span><text:span text:style-name="amh_5f_dev_5f_abbr"><text:span text:style-name="T585">us</text:span></text:span><text:span text:style-name="T585"> a</text:span><text:span text:style-name="amh_5f_dev_5f_abbr"><text:span text:style-name="T585">ut</text:span></text:span><text:span text:style-name="T585"> fluuiis uel puteis, </text:span><office:annotation office:name="__Annotation__318539_346522879" loext:resolved="false"><dc:creator>Alexandre Moret Houplon</dc:creator><dc:date>2026-03-03T12:46:44.112587600</dc:date><meta:creator-initials>AMH</meta:creator-initials><text:p text:style-name="Comment">Deluz : saltem</text:p></office:annotation><text:span text:style-name="T585">salt</text:span><text:span text:style-name="T586">i</text:span><text:span text:style-name="T585">m</text:span><office:annotation-end office:name="__Annotation__318539_346522879"/><text:span text:style-name="T585"> q</text:span><text:span text:style-name="amh_5f_dev_5f_abbr"><text:span text:style-name="T585">u</text:span></text:span><text:span text:style-name="T585">ia magna </text:span><text:span text:style-name="T587">aq</text:span><text:span text:style-name="amh_5f_dev_5f_abbr"><text:span text:style-name="T587">ue</text:span></text:span><text:span text:style-name="T587"> penuria </text:span><text:span text:style-name="T588">ibi est, ita ut </text:span><office:annotation office:name="__Annotation__341881_346522879" loext:resolved="false"><dc:creator>Alexandre Moret Houplon</dc:creator><dc:date>2026-03-03T12:48:21.622614200</dc:date><meta:creator-initials>AMH</meta:creator-initials><text:p text:style-name="Comment">D raturé puis ad dans Li</text:p></office:annotation><text:span text:style-name="T589">ad</text:span><office:annotation-end office:name="__Annotation__341881_346522879"/><text:span text:style-name="T589"> duas</text:span><text:span text:style-name="T590"> </text:span><text:span text:style-name="T589">dietas </text:span><text:span text:style-name="T591">uix possit aliqua</text:span><text:span text:style-name="amh_5f_dev_5f_abbr"><text:span text:style-name="T591">n</text:span></text:span><text:span text:style-name="T591">do </text:span><text:span text:style-name="T592">i</text:span><text:span text:style-name="amh_5f_dev_5f_abbr"><text:span text:style-name="T592">n</text:span></text:span><text:span text:style-name="T592">ueniri, et ibi uno t</text:span><text:span text:style-name="amh_5f_dev_5f_abbr"><text:span text:style-name="T592">em</text:span></text:span><text:span text:style-name="T592">p</text:span><text:span text:style-name="amh_5f_dev_5f_abbr"><text:span text:style-name="T592">or</text:span></text:span><text:span text:style-name="T592">e i</text:span><text:span text:style-name="amh_5f_dev_5f_abbr"><text:span text:style-name="T592">n</text:span></text:span><text:span text:style-name="T592">uenit</text:span><text:span text:style-name="amh_5f_dev_5f_abbr"><text:span text:style-name="T592">u</text:span></text:span><text:span text:style-name="T592">r </text:span><text:span text:style-name="T593">alio exsiccat</text:span><text:span text:style-name="amh_5f_dev_5f_abbr"><text:span text:style-name="T593">u</text:span></text:span><text:span text:style-name="T593">r. Mora</text:span><text:span text:style-name="amh_5f_dev_5f_abbr"><text:span text:style-name="T593">n</text:span></text:span><text:span text:style-name="T593">tur aut</text:span><text:span text:style-name="amh_5f_dev_5f_abbr"><text:span text:style-name="T593">em</text:span></text:span><text:span text:style-name="T593"> </text:span><text:span text:style-name="T594">hii ho</text:span><text:span text:style-name="amh_5f_dev_5f_abbr"><text:span text:style-name="T594">m</text:span></text:span><text:span text:style-name="T594">i</text:span><text:span text:style-name="amh_5f_dev_5f_abbr"><text:span text:style-name="T594">n</text:span></text:span><text:span text:style-name="T594">es </text:span><text:span text:style-name="T595">sub </text:span><text:span text:style-name="T596">tentoriis de filtris </text:span><text:span text:style-name="T597">et uiuu</text:span><text:span text:style-name="amh_5f_dev_5f_abbr"><text:span text:style-name="T597">n</text:span></text:span><text:span text:style-name="T597">t </text:span><text:span text:style-name="T598">maxime </text:span><text:span text:style-name="T599">de camelis et capris ; non seru</text:span><text:span text:style-name="amh_5f_dev_5f_abbr"><text:span text:style-name="T599">n</text:span></text:span><text:span text:style-name="T599">t, </text:span><text:span text:style-name="T600">non metu</text:span><text:span text:style-name="amh_5f_dev_5f_abbr"><text:span text:style-name="T600">n</text:span></text:span><text:span text:style-name="T600">t pane carentes eo non utunt</text:span><text:span text:style-name="amh_5f_dev_5f_abbr"><text:span text:style-name="T600">u</text:span></text:span><text:span text:style-name="T600">r nisi portent aliq</text:span><text:span text:style-name="amh_5f_dev_5f_abbr"><text:span text:style-name="T600">uotie</text:span></text:span><text:span text:style-name="T600">n</text:span><text:span text:style-name="amh_5f_dev_5f_abbr"><text:span text:style-name="T600">s</text:span></text:span><text:span text:style-name="T600"> de </text:span><text:span text:style-name="T601">S</text:span><text:span text:style-name="T600">iria </text:span><text:span text:style-name="amh_5f_dev_5f_abbr"><text:span text:style-name="T600">et</text:span></text:span><text:span text:style-name="T600"> Egipto. Bruni ho</text:span><text:span text:style-name="amh_5f_dev_5f_abbr"><text:span text:style-name="T600">m</text:span></text:span><text:span text:style-name="T600">i</text:span><text:span text:style-name="amh_5f_dev_5f_abbr"><text:span text:style-name="T600">n</text:span></text:span><text:span text:style-name="T600">es </text:span><text:span text:style-name="T602">su</text:span><text:span text:style-name="amh_5f_dev_5f_abbr"><text:span text:style-name="T602">n</text:span></text:span><text:span text:style-name="T602">t fortes </text:span><text:span text:style-name="amh_5f_dev_5f_abbr"><text:span text:style-name="T602">et</text:span></text:span><text:span text:style-name="T602"> ueloces, </text:span><text:span text:style-name="amh_5f_dev_5f_abbr"><text:span text:style-name="T603">pro</text:span></text:span><text:span text:style-name="T603"> armis </text:span><text:span text:style-name="T604">scutu</text:span><text:span text:style-name="amh_5f_dev_5f_abbr"><text:span text:style-name="T604">m</text:span></text:span><text:span text:style-name="T604"> </text:span><text:span text:style-name="T605">et lancea</text:span><text:span text:style-name="amh_5f_dev_5f_abbr"><text:span text:style-name="T605">m</text:span></text:span><text:span text:style-name="T605"> </text:span><text:span text:style-name="T606">portantes, camelis </text:span><office:annotation office:name="__Annotation__395860_346522879" loext:resolved="false"><dc:creator>Alexandre Moret Houplon</dc:creator><dc:date>2026-03-03T12:52:38.857041700</dc:date><meta:creator-initials>AMH</meta:creator-initials><text:p text:style-name="Comment">Insidentibus écrit avant puis raturé</text:p></office:annotation><text:span text:style-name="T606">a</text:span><text:span text:style-name="amh_5f_dev_5f_abbr"><text:span text:style-name="T606">m</text:span></text:span><text:span text:style-name="T606">bulantib</text:span><text:span text:style-name="amh_5f_dev_5f_abbr"><text:span text:style-name="T606">us</text:span></text:span><office:annotation-end office:name="__Annotation__395860_346522879"/><text:span text:style-name="T606"> insident </text:span><text:span text:style-name="T607">quos </text:span><text:soft-page-break/><text:span text:style-name="T607">dromedarios </text:span><text:span text:style-name="T608">dicim</text:span><text:span text:style-name="amh_5f_dev_5f_abbr"><text:span text:style-name="T608">us</text:span></text:span><text:span text:style-name="T608">, </text:span><text:span text:style-name="T609">uno die m</text:span><text:span text:style-name="amh_5f_dev_5f_abbr"><text:span text:style-name="T609">u</text:span></text:span><text:span text:style-name="T609">ltu</text:span><text:span text:style-name="amh_5f_dev_5f_abbr"><text:span text:style-name="T609">m</text:span></text:span><text:span text:style-name="T609"> </text:span><text:span text:style-name="T610">itineris, </text:span><text:span text:style-name="T611">si uolu</text:span><text:span text:style-name="amh_5f_dev_5f_abbr"><text:span text:style-name="T611">n</text:span></text:span><text:span text:style-name="T611">t </text:span><text:span text:style-name="amh_5f_dev_5f_abbr"><text:span text:style-name="T612">per</text:span></text:span><text:span text:style-name="T612">agentes. </text:span><text:span text:style-name="T613">Capu</text:span><text:span text:style-name="T614">t et collu</text:span><text:span text:style-name="amh_5f_dev_5f_abbr"><text:span text:style-name="T614">m</text:span></text:span><text:span text:style-name="T614"> </text:span><text:span text:style-name="T615">i</text:span><text:span text:style-name="amh_5f_dev_5f_abbr"><text:span text:style-name="T615">n</text:span></text:span><text:span text:style-name="T615">uoluu</text:span><text:span text:style-name="amh_5f_dev_5f_abbr"><text:span text:style-name="T615">n</text:span></text:span><text:span text:style-name="T615">t </text:span><text:span text:style-name="T616">pa</text:span><text:span text:style-name="amh_5f_dev_5f_abbr"><text:span text:style-name="T616">n</text:span></text:span><text:span text:style-name="T616">no lineo lo</text:span><text:span text:style-name="amh_5f_dev_5f_abbr"><text:span text:style-name="T616">n</text:span></text:span><text:span text:style-name="T616">gissimo, nec g</text:span><text:span text:style-name="amh_5f_dev_5f_abbr"><text:span text:style-name="T616">e</text:span></text:span><text:span text:style-name="T616">n</text:span><text:span text:style-name="amh_5f_dev_5f_abbr"><text:span text:style-name="T616">er</text:span></text:span><text:span text:style-name="T616">al</text:span><text:span text:style-name="amh_5f_dev_5f_abbr"><text:span text:style-name="T616">ite</text:span></text:span><text:span text:style-name="T616">r </text:span><text:span text:style-name="T617">utu</text:span><text:span text:style-name="amh_5f_dev_5f_abbr"><text:span text:style-name="T617">n</text:span></text:span><text:span text:style-name="T617">t</text:span><text:span text:style-name="amh_5f_dev_5f_abbr"><text:span text:style-name="T617">u</text:span></text:span><text:span text:style-name="T617">r </text:span><text:span text:style-name="T618">arcub</text:span><text:span text:style-name="amh_5f_dev_5f_abbr"><text:span text:style-name="T618">us</text:span></text:span><text:span text:style-name="T618"> </text:span><text:span text:style-name="T619">ut cet</text:span><text:span text:style-name="amh_5f_dev_5f_abbr"><text:span text:style-name="T619">er</text:span></text:span><text:span text:style-name="T619">i Sarraceni. </text:span><text:span text:style-name="T620">Paru</text:span><text:span text:style-name="amh_5f_dev_5f_abbr"><text:span text:style-name="T620">m</text:span></text:span><text:span text:style-name="T620"> curant de soldano ip</text:span><text:span text:style-name="amh_5f_dev_5f_abbr"><text:span text:style-name="T620">s</text:span></text:span><text:span text:style-name="T620">e t</text:span><text:span text:style-name="amh_5f_dev_5f_abbr"><text:span text:style-name="T620">ame</text:span></text:span><text:span text:style-name="T620">n caute capitaneos eoru</text:span><text:span text:style-name="amh_5f_dev_5f_abbr"><text:span text:style-name="T620">m</text:span></text:span><text:span text:style-name="T620"> </text:span><text:span text:style-name="T621">trahit </text:span><text:span text:style-name="T622">ad se mun</text:span><text:span text:style-name="amh_5f_dev_5f_abbr"><text:span text:style-name="T622">er</text:span></text:span><text:span text:style-name="T622">ib</text:span><text:span text:style-name="amh_5f_dev_5f_abbr"><text:span text:style-name="T622">us</text:span></text:span><text:span text:style-name="T622"> </text:span><text:span text:style-name="amh_5f_dev_5f_abbr"><text:span text:style-name="T623">et</text:span></text:span><text:span text:style-name="T623"> hui</text:span><text:span text:style-name="amh_5f_dev_5f_abbr"><text:span text:style-name="T623">us</text:span></text:span><text:span text:style-name="T623">modi q</text:span><text:span text:style-name="amh_5f_dev_5f_abbr"><text:span text:style-name="T623">u</text:span></text:span><text:span text:style-name="T623">ia, ut d</text:span><text:span text:style-name="amh_5f_dev_5f_abbr"><text:span text:style-name="T623">icitu</text:span></text:span><text:span text:style-name="T623">r, q</text:span><text:span text:style-name="amh_5f_dev_5f_abbr"><text:span text:style-name="T623">ua</text:span></text:span><text:span text:style-name="T623">n</text:span><text:span text:style-name="amh_5f_dev_5f_abbr"><text:span text:style-name="T623">do</text:span></text:span><text:span text:style-name="T623"> cultores hui</text:span><text:span text:style-name="amh_5f_dev_5f_abbr"><text:span text:style-name="T623">us</text:span></text:span><text:span text:style-name="T623"> des</text:span><text:span text:style-name="amh_5f_dev_5f_abbr"><text:span text:style-name="T623">er</text:span></text:span><text:span text:style-name="T623">ti </text:span><text:span text:style-name="T624">uellent </text:span><text:span text:style-name="T625">et e</text:span><text:span text:style-name="amh_5f_dev_5f_abbr"><text:span text:style-name="T625">ss</text:span></text:span><text:span text:style-name="T625">ent unanimes, </text:span><text:span text:style-name="T626">posse</text:span><text:span text:style-name="amh_5f_dev_5f_abbr"><text:span text:style-name="T626">n</text:span></text:span><text:span text:style-name="T626">t </text:span><text:span text:style-name="T627">Egiptu</text:span><text:span text:style-name="amh_5f_dev_5f_abbr"><text:span text:style-name="T627">m</text:span></text:span><text:span text:style-name="T627"> </text:span><text:span text:style-name="amh_5f_dev_5f_abbr"><text:span text:style-name="T628">et</text:span></text:span><text:span text:style-name="T628"> Siria</text:span><text:span text:style-name="amh_5f_dev_5f_abbr"><text:span text:style-name="T628">m</text:span></text:span><text:span text:style-name="T628"> facilit</text:span><text:span text:style-name="amh_5f_dev_5f_abbr"><text:span text:style-name="T628">er</text:span></text:span><text:span text:style-name="T628"> habere.</text:span></text:p>
      <text:p text:style-name="P10"><text:span text:style-name="amh_5f_lettre_5f_rubriquee">D</text:span>e q<text:span text:style-name="amh_5f_dev_5f_abbr">u</text:span>into t<text:span text:style-name="amh_5f_dev_5f_abbr">er</text:span>re <text:span text:style-name="amh_5f_dev_5f_abbr">pro</text:span>missionis q<text:span text:style-name="amh_5f_dev_5f_abbr">uo</text:span>d est u<text:span text:style-name="amh_5f_dev_5f_abbr">er</text:span>sus Bersabee u<text:span text:style-name="amh_5f_dev_5f_abbr">er</text:span>sus Arabiam <text:span text:style-name="T629">et locis s</text:span><text:span text:style-name="amh_5f_dev_5f_abbr"><text:span text:style-name="T629">an</text:span></text:span><text:span text:style-name="T629">ctis </text:span><text:span text:style-name="T630">usq</text:span><text:span text:style-name="amh_5f_dev_5f_abbr"><text:span text:style-name="T630">ue</text:span></text:span><text:span text:style-name="T630"> Ihe</text:span><text:span text:style-name="amh_5f_dev_5f_abbr"><text:span text:style-name="T630">rusa</text:span></text:span><text:span text:style-name="T630">l</text:span><text:span text:style-name="amh_5f_dev_5f_abbr"><text:span text:style-name="T630">e</text:span></text:span><text:span text:style-name="T630">m</text:span></text:p>
      <text:h text:style-name="amh_5f_premier_5f_paragraphe" text:outline-level="1"><text:span text:style-name="amh_5f_lettrine">P</text:span>rocedens <text:span text:style-name="amh_5f_dev_5f_abbr">i</text:span>g<text:span text:style-name="amh_5f_dev_5f_abbr">itur</text:span> de Arabia, ueni in Bersabee t<text:span text:style-name="amh_5f_dev_5f_abbr">er</text:span>re <text:span text:style-name="amh_5f_dev_5f_abbr">pro</text:span>missionis initiu<text:span text:style-name="amh_5f_dev_5f_abbr">m</text:span> uersus austru<text:span text:style-name="amh_5f_dev_5f_abbr">m</text:span>, et q<text:span text:style-name="amh_5f_dev_5f_abbr">u</text:span>ondam fuit uilla co<text:span text:style-name="amh_5f_dev_5f_abbr">m</text:span>petens et p<text:span text:style-name="amh_5f_dev_5f_abbr">u</text:span>lcras h<text:span text:style-name="amh_5f_dev_5f_abbr">abe</text:span>ns eccl<text:span text:style-name="amh_5f_dev_5f_abbr">esi</text:span>as quaru<text:span text:style-name="amh_5f_dev_5f_abbr">m</text:span> adhuc aliq<text:span text:style-name="amh_5f_dev_5f_abbr">ue</text:span> stant, p<text:span text:style-name="amh_5f_dev_5f_abbr">u</text:span>lce<text:span text:style-name="T631">r</text:span> ualde loc<text:span text:style-name="amh_5f_dev_5f_abbr">us</text:span> est atq<text:span text:style-name="amh_5f_dev_5f_abbr">ue</text:span> suauis. <text:span text:style-name="T632">In hac </text:span><text:span text:style-name="amh_5f_dev_5f_abbr"><text:span text:style-name="T632">i</text:span></text:span><text:span text:style-name="T632">g</text:span><text:span text:style-name="amh_5f_dev_5f_abbr"><text:span text:style-name="T632">itur</text:span></text:span><text:span text:style-name="T632"> uilla, </text:span><text:span text:style-name="T633">sanctus Abraham diu morat</text:span><text:span text:style-name="amh_5f_dev_5f_abbr"><text:span text:style-name="T633">us</text:span></text:span><text:span text:style-name="T633"> est, altare edificauit, co</text:span><text:span text:style-name="amh_5f_dev_5f_abbr"><text:span text:style-name="T633">n</text:span></text:span><text:span text:style-name="T633">templa</text:span><text:span text:style-name="amh_5f_dev_5f_abbr"><text:span text:style-name="T633">ti</text:span></text:span><text:span text:style-name="T633">o</text:span><text:span text:style-name="amh_5f_dev_5f_abbr"><text:span text:style-name="T633">n</text:span></text:span><text:span text:style-name="T633">i </text:span><text:span text:style-name="T634">studuit, nomen D</text:span><text:span text:style-name="amh_5f_dev_5f_abbr"><text:span text:style-name="T634">omi</text:span></text:span><text:span text:style-name="T634">ni </text:span><text:span text:style-name="T635">deuot</text:span><text:span text:style-name="amh_5f_dev_5f_abbr"><text:span text:style-name="T635">us</text:span></text:span><text:span text:style-name="T635"> i</text:span><text:span text:style-name="amh_5f_dev_5f_abbr"><text:span text:style-name="T635">n</text:span></text:span><text:span text:style-name="T635">uocando</text:span><text:span text:style-name="T635"><text:note text:id="ftn101" text:note-class="footnote"><text:note-citation>101</text:note-citation><text:note-body><text:p text:style-name="amh_5f_note_5f_apparat"><text:span text:style-name="amh_5f_apparat_5f_lemme"><text:span text:style-name="T636">altare edificauit… </text:span></text:span><text:span text:style-name="amh_5f_apparat_5f_lemme">nomen Domini </text:span><text:span text:style-name="amh_5f_apparat_5f_lemme"><text:span text:style-name="T636">deuotus</text:span></text:span><text:span text:style-name="amh_5f_apparat_5f_lemme"> inuocando</text:span> <text:span text:style-name="amh_5f_apparat_5f_commentaire"><text:span text:style-name="T637">(Gn. 12, 8)</text:span></text:span></text:p></text:note-body></text:note></text:span><text:span text:style-name="T635">, uocatoq</text:span><text:span text:style-name="amh_5f_dev_5f_abbr"><text:span text:style-name="T635">ue</text:span></text:span><text:span text:style-name="T635"> a </text:span><text:span text:style-name="T638">D</text:span><text:span text:style-name="T635">eo ma</text:span><text:span text:style-name="amh_5f_dev_5f_abbr"><text:span text:style-name="T635">n</text:span></text:span><text:span text:style-name="T635">datu</text:span><text:span text:style-name="amh_5f_dev_5f_abbr"><text:span text:style-name="T635">m</text:span></text:span><text:span text:style-name="T635"> accepit, ut filiu</text:span><text:span text:style-name="amh_5f_dev_5f_abbr"><text:span text:style-name="T635">m</text:span></text:span><text:span text:style-name="T635"> suu</text:span><text:span text:style-name="amh_5f_dev_5f_abbr"><text:span text:style-name="T635">m</text:span></text:span><text:span text:style-name="T635"> i</text:span><text:span text:style-name="amh_5f_dev_5f_abbr"><text:span text:style-name="T635">m</text:span></text:span><text:span text:style-name="T635">molaret</text:span><text:span text:style-name="T635"><text:note text:id="ftn102" text:note-class="footnote"><text:note-citation>102</text:note-citation><text:note-body><text:p text:style-name="amh_5f_note_5f_apparat"><text:span text:style-name="amh_5f_apparat_5f_lemme">a Deo mandatum accepit, ut filium suum immolaret</text:span><text:span text:style-name="T639"> </text:span><text:span text:style-name="amh_5f_apparat_5f_commentaire"><text:span text:style-name="T636">(Gn. 22, 2)</text:span></text:span></text:p></text:note-body></text:note></text:span><text:span text:style-name="T635">. </text:span><text:span text:style-name="amh_5f_lettre_5f_rubriquee">D</text:span><text:span text:style-name="T640">ein</text:span><text:span text:style-name="amh_5f_dev_5f_abbr"><text:span text:style-name="T640">de</text:span></text:span><text:span text:style-name="T640"> </text:span><text:span text:style-name="amh_5f_dev_5f_abbr"><text:span text:style-name="T641">pro</text:span></text:span><text:span text:style-name="T641">cedens in media die, ueni Ebron q</text:span><text:span text:style-name="amh_5f_dev_5f_abbr"><text:span text:style-name="T641">ue</text:span></text:span><text:span text:style-name="T641"> alio no</text:span><text:span text:style-name="amh_5f_dev_5f_abbr"><text:span text:style-name="T641">m</text:span></text:span><text:span text:style-name="T641">i</text:span><text:span text:style-name="amh_5f_dev_5f_abbr"><text:span text:style-name="T641">n</text:span></text:span><text:span text:style-name="T641">e uallis Manbre </text:span><office:annotation office:name="__Annotation__8580_2736550961" loext:resolved="false"><dc:creator>Alexandre Moret Houplon</dc:creator><dc:date>2026-02-14T10:49:27.612162100</dc:date><meta:creator-initials>AMH</meta:creator-initials><text:p text:style-name="Comment">Deluz : in Biblia nominatur</text:p></office:annotation><text:span text:style-name="T641">uocat</text:span><text:span text:style-name="amh_5f_dev_5f_abbr"><text:span text:style-name="T641">u</text:span></text:span><text:span text:style-name="T641">r</text:span><office:annotation-end office:name="__Annotation__8580_2736550961"/><text:span text:style-name="T641">, </text:span><text:span text:style-name="T642">ubi beat</text:span><text:span text:style-name="amh_5f_dev_5f_abbr"><text:span text:style-name="T642">us</text:span></text:span><text:span text:style-name="T642"> D</text:span><text:span text:style-name="amh_5f_dev_5f_abbr"><text:span text:style-name="T642">aui</text:span></text:span><text:span text:style-name="T642">d regnauit </text:span><text:span text:style-name="amh_5f_dev_5f_abbr"><text:span text:style-name="T643">pro</text:span></text:span><text:span text:style-name="T643"> t</text:span><text:span text:style-name="amh_5f_dev_5f_abbr"><text:span text:style-name="T643">em</text:span></text:span><text:span text:style-name="T643">p</text:span><text:span text:style-name="amh_5f_dev_5f_abbr"><text:span text:style-name="T643">or</text:span></text:span><text:span text:style-name="T643">e, ubi etia</text:span><text:span text:style-name="amh_5f_dev_5f_abbr"><text:span text:style-name="T643">m</text:span></text:span><text:span text:style-name="T643"> sepulti su</text:span><text:span text:style-name="amh_5f_dev_5f_abbr"><text:span text:style-name="T643">n</text:span></text:span><text:span text:style-name="T643">t sa</text:span><text:span text:style-name="amh_5f_dev_5f_abbr"><text:span text:style-name="T643">n</text:span></text:span><text:span text:style-name="T643">ctissimi pat</text:span><text:span text:style-name="amh_5f_dev_5f_abbr"><text:span text:style-name="T643">r</text:span></text:span><text:span text:style-name="T643">iarce Abraham, Ysaac, </text:span><text:span text:style-name="amh_5f_dev_5f_abbr"><text:span text:style-name="T643">et</text:span></text:span><text:span text:style-name="T643"> Iacob, Sarra </text:span><text:span text:style-name="T644">q</text:span><text:span text:style-name="amh_5f_dev_5f_abbr"><text:span text:style-name="T644">u</text:span></text:span><text:span text:style-name="T644">o</text:span><text:span text:style-name="T643">q</text:span><text:span text:style-name="amh_5f_dev_5f_abbr"><text:span text:style-name="T643">ue</text:span></text:span><text:span text:style-name="T643">, </text:span><text:span text:style-name="T644">Rebecca atq</text:span><text:span text:style-name="amh_5f_dev_5f_abbr"><text:span text:style-name="T644">ue</text:span></text:span><text:span text:style-name="T644"> Lia, in spelu</text:span><text:span text:style-name="amh_5f_dev_5f_abbr"><text:span text:style-name="T644">n</text:span></text:span><text:span text:style-name="T644">ca agri duplici, </text:span><office:annotation office:name="__Annotation__8932_2736550961" loext:resolved="false"><dc:creator>Alexandre Moret Houplon</dc:creator><dc:date>2026-02-14T10:53:38.951788100</dc:date><meta:creator-initials>AMH</meta:creator-initials><text:p text:style-name="Comment">Deluz : Quem emit Abraham in sepulturam, </text:p><text:p text:style-name="Comment">ut in Genesi legitur</text:p></office:annotation><text:span text:style-name="T644">qua</text:span><text:span text:style-name="amh_5f_dev_5f_abbr"><text:span text:style-name="T644">m</text:span></text:span><text:span text:style-name="T644"> sep</text:span><text:span text:style-name="amh_5f_dev_5f_abbr"><text:span text:style-name="T644">u</text:span></text:span><text:span text:style-name="T644">ltura</text:span><text:span text:style-name="amh_5f_dev_5f_abbr"><text:span text:style-name="T644">m</text:span></text:span><text:span text:style-name="T644"> in genealogia re</text:span><text:span text:style-name="amh_5f_dev_5f_abbr"><text:span text:style-name="T644">per</text:span></text:span><text:span text:style-name="T644">im</text:span><text:span text:style-name="amh_5f_dev_5f_abbr"><text:span text:style-name="T644">us</text:span></text:span><office:annotation-end office:name="__Annotation__8932_2736550961"/><text:span text:style-name="T644">.</text:span></text:h>
      <text:p text:style-name="P47">I<text:span text:style-name="amh_5f_dev_5f_abbr">n</text:span> decliuio montis hui<text:span text:style-name="amh_5f_dev_5f_abbr">us</text:span> loc<text:span text:style-name="amh_5f_dev_5f_abbr">us</text:span> est i<text:span text:style-name="amh_5f_dev_5f_abbr">n</text:span> quo supra monume<text:span text:style-name="amh_5f_dev_5f_abbr">n</text:span>ta pat<text:span text:style-name="amh_5f_dev_5f_abbr">r</text:span>iarcaru<text:span text:style-name="amh_5f_dev_5f_abbr">m</text:span> ip<text:span text:style-name="amh_5f_dev_5f_abbr">s</text:span>oru<text:span text:style-name="amh_5f_dev_5f_abbr">m</text:span> <text:span text:style-name="T645">pulcra eccl</text:span><text:span text:style-name="amh_5f_dev_5f_abbr"><text:span text:style-name="T645">esi</text:span></text:span><text:span text:style-name="T645">a </text:span><text:span text:style-name="amh_5f_dev_5f_abbr"><text:span text:style-name="T645">con</text:span></text:span><text:span text:style-name="T645">structa est, ad modu</text:span><text:span text:style-name="amh_5f_dev_5f_abbr"><text:span text:style-name="T645">m</text:span></text:span><text:span text:style-name="T645"> castri munita, de lapidib</text:span><text:span text:style-name="amh_5f_dev_5f_abbr"><text:span text:style-name="T645">us</text:span></text:span><text:span text:style-name="T645"> magnis </text:span><text:span text:style-name="amh_5f_dev_5f_abbr"><text:span text:style-name="T645">et</text:span></text:span><text:span text:style-name="T645"> politis qua</text:span><text:span text:style-name="amh_5f_dev_5f_abbr"><text:span text:style-name="T645">m</text:span></text:span><text:span text:style-name="T645"> Sarraceni, h</text:span><text:span text:style-name="amh_5f_dev_5f_abbr"><text:span text:style-name="T645">abe</text:span></text:span><text:span text:style-name="T645">ntes in reu</text:span><text:span text:style-name="amh_5f_dev_5f_abbr"><text:span text:style-name="T645">er</text:span></text:span><text:span text:style-name="T645">encia ob merita </text:span><text:span text:style-name="amh_5f_foliotation"><text:span text:style-name="T646">[f. 245r]</text:span></text:span><text:span text:style-name="T646"> </text:span><office:annotation office:name="__Annotation__9653_2736550961" loext:resolved="false"><dc:creator>Alexandre Moret Houplon</dc:creator><dc:date>2026-02-14T10:59:36.422173500</dc:date><meta:creator-initials>AMH</meta:creator-initials><text:p text:style-name="Comment">Le u et la barre de nasalisation ne sont pas bien identifiables</text:p></office:annotation><text:span text:style-name="T647">parentu</text:span><text:span text:style-name="amh_5f_dev_5f_abbr"><text:span text:style-name="T647">m</text:span></text:span><office:annotation-end office:name="__Annotation__9653_2736550961"/><text:span text:style-name="T647"> suoru</text:span><text:span text:style-name="amh_5f_dev_5f_abbr"><text:span text:style-name="T647">m</text:span></text:span><text:span text:style-name="T647"> quos aiu</text:span><text:span text:style-name="amh_5f_dev_5f_abbr"><text:span text:style-name="T647">n</text:span></text:span><text:span text:style-name="T647">t </text:span><text:span text:style-name="T648">extitisse p</text:span><text:span text:style-name="amh_5f_dev_5f_abbr"><text:span text:style-name="T648">r</text:span></text:span><text:span text:style-name="T648">edictos patriarcas, in </text:span><office:annotation office:name="__Annotation__9777_2736550961" loext:resolved="false"><dc:creator>Alexandre Moret Houplon</dc:creator><dc:date>2026-02-14T11:02:05.597868600</dc:date><meta:creator-initials>AMH</meta:creator-initials><text:p text:style-name="Comment">Li : ea</text:p><text:p text:style-name="P48">Correction eam (intrare vb de mouvement)</text:p></office:annotation><text:span text:style-name="T648">eam</text:span><office:annotation-end office:name="__Annotation__9777_2736550961"/><text:span text:style-name="T648"> intrare non </text:span><office:annotation office:name="__Annotation__9778_2736550961" loext:resolved="false"><dc:creator>Alexandre Moret Houplon</dc:creator><dc:date>2026-02-14T11:02:54.982210000</dc:date><meta:creator-initials>AMH</meta:creator-initials><text:p text:style-name="Comment">Deluz : permittunt (synonyme)</text:p></office:annotation><text:span text:style-name="T648">sinu</text:span><text:span text:style-name="amh_5f_dev_5f_abbr"><text:span text:style-name="T648">n</text:span></text:span><text:span text:style-name="T648">t</text:span><office:annotation-end office:name="__Annotation__9778_2736550961"/><text:span text:style-name="T648"> aliquem </text:span><text:span text:style-name="amh_5f_dev_5f_abbr"><text:span text:style-name="T648">christ</text:span></text:span><text:span text:style-name="T648">ianu</text:span><text:span text:style-name="amh_5f_dev_5f_abbr"><text:span text:style-name="T648">m</text:span></text:span><text:span text:style-name="T648">, </text:span><text:span text:style-name="T649">s</text:span><text:span text:style-name="amh_5f_dev_5f_abbr"><text:span text:style-name="T649">ed</text:span></text:span><text:span text:style-name="T649"> si uolent ad hostiu</text:span><text:span text:style-name="amh_5f_dev_5f_abbr"><text:span text:style-name="T649">m</text:span></text:span><text:span text:style-name="T649"> eccl</text:span><text:span text:style-name="amh_5f_dev_5f_abbr"><text:span text:style-name="T649">esi</text:span></text:span><text:span text:style-name="T649">e poteru</text:span><text:span text:style-name="amh_5f_dev_5f_abbr"><text:span text:style-name="T649">n</text:span></text:span><text:span text:style-name="T649">t </text:span><text:span text:style-name="T650">adorare. </text:span><text:span text:style-name="amh_5f_lettre_5f_rubriquee">I</text:span><text:span text:style-name="T651">n hac sancta ualle Ebron locus </text:span><text:span text:style-name="T652">est i</text:span><text:span text:style-name="amh_5f_dev_5f_abbr"><text:span text:style-name="T652">n</text:span></text:span><text:span text:style-name="T652"> quo Abraham ad hostiu</text:span><text:span text:style-name="amh_5f_dev_5f_abbr"><text:span text:style-name="T652">m</text:span></text:span><text:span text:style-name="T652"> </text:span><text:span text:style-name="T653">sui tabernaculi </text:span><text:span text:style-name="T654">sedens in ip</text:span><text:span text:style-name="amh_5f_dev_5f_abbr"><text:span text:style-name="T654">s</text:span></text:span><text:span text:style-name="T654">o feruore diei tres uidit </text:span><text:span text:style-name="T655">et </text:span><office:annotation office:name="__Annotation__139417_3952936327" loext:resolved="false"><dc:creator>Alexandre Moret Houplon</dc:creator><dc:date>2026-03-03T15:59:14.624435497</dc:date><meta:creator-initials>AMH</meta:creator-initials><text:p text:style-name="Comment">Écrit au dessus d’un mot barré (trium ?) dans une encre différente (plus claire)</text:p></office:annotation><text:span text:style-name="T655">unu</text:span><text:span text:style-name="amh_5f_dev_5f_abbr"><text:span text:style-name="T655">m</text:span></text:span><office:annotation-end office:name="__Annotation__139417_3952936327"/><text:span text:style-name="T655"> adorauit, </text:span><text:span text:style-name="T656">caritate Dei </text:span><text:span text:style-name="T657">i</text:span><text:span text:style-name="amh_5f_dev_5f_abbr"><text:span text:style-name="T657">n</text:span></text:span><text:span text:style-name="T657">fla</text:span><text:span text:style-name="T658">m</text:span><text:span text:style-name="T657">mat</text:span><text:span text:style-name="amh_5f_dev_5f_abbr"><text:span text:style-name="T657">us</text:span></text:span><text:span text:style-name="T657"> et a passione mu</text:span><text:span text:style-name="amh_5f_dev_5f_abbr"><text:span text:style-name="T657">n</text:span></text:span><text:span text:style-name="T657">daliu</text:span><text:span text:style-name="amh_5f_dev_5f_abbr"><text:span text:style-name="T657">m</text:span></text:span><text:span text:style-name="T657"> q</text:span><text:span text:style-name="amh_5f_dev_5f_abbr"><text:span text:style-name="T657">ui</text:span></text:span><text:span text:style-name="T657">etatus </text:span><text:span text:style-name="T659">in deitate trinitate</text:span><text:span text:style-name="amh_5f_dev_5f_abbr"><text:span text:style-name="T659">m</text:span></text:span><text:span text:style-name="T659"> et unitate</text:span><text:span text:style-name="amh_5f_dev_5f_abbr"><text:span text:style-name="T659">m</text:span></text:span><text:span text:style-name="T659"> mistice recognouit. In hoc etia</text:span><text:span text:style-name="amh_5f_dev_5f_abbr"><text:span text:style-name="T659">m</text:span></text:span><text:span text:style-name="T659"> loco </text:span><text:span text:style-name="T660">uir Dei angelos hospicio </text:span><text:span text:style-name="T661">suscepit prandiu</text:span><text:span text:style-name="amh_5f_dev_5f_abbr"><text:span text:style-name="T661">m</text:span></text:span><text:span text:style-name="T661"> eis acceptabile p</text:span><text:span text:style-name="amh_5f_dev_5f_abbr"><text:span text:style-name="T661">ro</text:span></text:span><text:span text:style-name="T661">posita deuot</text:span><text:span text:style-name="amh_5f_dev_5f_abbr"><text:span text:style-name="T662">i</text:span></text:span><text:span text:style-name="T662">o</text:span><text:span text:style-name="amh_5f_dev_5f_abbr"><text:span text:style-name="T662">n</text:span></text:span><text:span text:style-name="T662">e</text:span><text:span text:style-name="T661"> me</text:span><text:span text:style-name="amh_5f_dev_5f_abbr"><text:span text:style-name="T658">iui</text:span></text:span><text:span text:style-name="T661">tis p</text:span><text:span text:style-name="amh_5f_dev_5f_abbr"><text:span text:style-name="T661">re</text:span></text:span><text:span text:style-name="T661">parari iussit heredes re</text:span><text:span text:style-name="amh_5f_dev_5f_abbr"><text:span text:style-name="T661">pro</text:span></text:span><text:span text:style-name="T661">missione</text:span><text:span text:style-name="amh_5f_dev_5f_abbr"><text:span text:style-name="T661">m</text:span></text:span><text:span text:style-name="T661"> de ueterana co</text:span><text:span text:style-name="amh_5f_dev_5f_abbr">n</text:span><text:span text:style-name="T661">iuge </text:span><text:span text:style-name="amh_5f_dev_5f_abbr">pro</text:span><text:span text:style-name="T661">meruit, q</text:span><text:span text:style-name="amh_5f_dev_5f_abbr"><text:span text:style-name="T661">uo</text:span></text:span><text:span text:style-name="T661">d s</text:span><text:span text:style-name="amh_5f_dev_5f_abbr"><text:span text:style-name="T661">ecundu</text:span></text:span><text:span text:style-name="T661">m cursu</text:span><text:span text:style-name="amh_5f_dev_5f_abbr"><text:span text:style-name="T661">m</text:span></text:span><text:span text:style-name="T661"> nature incredibile </text:span><text:span text:style-name="T663">uidebatur. </text:span><text:span text:style-name="amh_5f_dev_5f_abbr"><text:span text:style-name="T664">Pro</text:span></text:span><text:span text:style-name="T664">pe hu</text:span><text:span text:style-name="amh_5f_dev_5f_abbr"><text:span text:style-name="T664">n</text:span></text:span><text:span text:style-name="T664">c locu</text:span><text:span text:style-name="amh_5f_dev_5f_abbr"><text:span text:style-name="T664">m</text:span></text:span><text:span text:style-name="T664"> Abrahe pena Sodomoru</text:span><text:span text:style-name="amh_5f_dev_5f_abbr"><text:span text:style-name="T664">m</text:span></text:span><text:span text:style-name="T664"> </text:span><text:span text:style-name="T665">reuelat</text:span><text:span text:style-name="amh_5f_dev_5f_abbr"><text:span text:style-name="T665">u</text:span></text:span><text:span text:style-name="T665">r orat</text:span><text:span text:style-name="amh_5f_dev_5f_abbr"><text:span text:style-name="T665">i</text:span></text:span><text:span text:style-name="T665">o</text:span><text:span text:style-name="amh_5f_dev_5f_abbr"><text:span text:style-name="T665">n</text:span></text:span><text:span text:style-name="T665">eq</text:span><text:span text:style-name="amh_5f_dev_5f_abbr"><text:span text:style-name="T665">ue</text:span></text:span><text:span text:style-name="T665"> rationabili sibi uxori </text:span><text:span text:style-name="T666">sui </text:span><text:span text:style-name="amh_5f_dev_5f_abbr"><text:span text:style-name="T666">et</text:span></text:span><text:span text:style-name="T666"> familie ueniam ac salute</text:span><text:span text:style-name="amh_5f_dev_5f_abbr"><text:span text:style-name="T666">m</text:span></text:span><text:span text:style-name="T666"> instantis deadii impetrauit.</text:span></text:p>
      <text:p text:style-name="P49"><text:span text:style-name="amh_5f_lettre_5f_rubriquee">D</text:span>ein<text:span text:style-name="amh_5f_dev_5f_abbr">de</text:span> in die una ueni ad ciuitatem s<text:span text:style-name="amh_5f_dev_5f_abbr">an</text:span>ctam Bethleem, q<text:span text:style-name="amh_5f_dev_5f_abbr">ue</text:span> utiq<text:span text:style-name="amh_5f_dev_5f_abbr">ue</text:span> non debet in p<text:span text:style-name="amh_5f_dev_5f_abbr">ri</text:span>ncipib<text:span text:style-name="amh_5f_dev_5f_abbr">us</text:span> <text:span text:style-name="T667">Iu</text:span><text:span text:style-name="T668">da minima </text:span><text:span text:style-name="T667">reputari. Via media m</text:span><text:span text:style-name="amh_5f_dev_5f_abbr"><text:span text:style-name="T667">u</text:span></text:span><text:span text:style-name="T667">ltu</text:span><text:span text:style-name="amh_5f_dev_5f_abbr"><text:span text:style-name="T667">m</text:span></text:span><text:span text:style-name="T667"> delectabilis </text:span><text:span text:style-name="T669">et aliqua</text:span><text:span text:style-name="amh_5f_dev_5f_abbr"><text:span text:style-name="T669">n</text:span></text:span><text:span text:style-name="T669">tulu</text:span><text:span text:style-name="amh_5f_dev_5f_abbr"><text:span text:style-name="T669">m</text:span></text:span><text:span text:style-name="T669"> </text:span><text:span text:style-name="T670">nemorosa. </text:span><text:span text:style-name="T671">In hac s</text:span><text:span text:style-name="amh_5f_dev_5f_abbr"><text:span text:style-name="T671">an</text:span></text:span><text:span text:style-name="T671">cta ciuitate uersus oriente</text:span><text:span text:style-name="amh_5f_dev_5f_abbr">m</text:span><text:span text:style-name="T671"> in ultima ei</text:span><text:span text:style-name="amh_5f_dev_5f_abbr"><text:span text:style-name="T671">us</text:span></text:span><text:span text:style-name="T671"> parte </text:span><text:span text:style-name="T672">diu</text:span><text:span text:style-name="amh_5f_dev_5f_abbr"><text:span text:style-name="T672">er</text:span></text:span><text:span text:style-name="T672">soriu</text:span><text:span text:style-name="amh_5f_dev_5f_abbr"><text:span text:style-name="T672">m</text:span></text:span><text:span text:style-name="T672"> erat i</text:span><text:span text:style-name="amh_5f_dev_5f_abbr"><text:span text:style-name="T672">n</text:span></text:span><text:span text:style-name="T672"> quo puer </text:span><text:span text:style-name="amh_5f_dev_5f_abbr"><text:span text:style-name="T672">Christu</text:span></text:span><text:span text:style-name="T672">s nat</text:span><text:span text:style-name="amh_5f_dev_5f_abbr"><text:span text:style-name="T672">us</text:span></text:span><text:span text:style-name="T672"> est nobis de Virgine et fili</text:span><text:span text:style-name="amh_5f_dev_5f_abbr"><text:span text:style-name="T672">us</text:span></text:span><text:span text:style-name="T672"> dat</text:span><text:span text:style-name="amh_5f_dev_5f_abbr"><text:span text:style-name="T672">us</text:span></text:span><text:span text:style-name="T672"> est Patris eternis secreta pa</text:span><text:span text:style-name="amh_5f_dev_5f_abbr"><text:span text:style-name="T672">n</text:span></text:span><text:span text:style-name="T672">dens </text:span><text:span text:style-name="T673">miseris nobis et i</text:span><text:span text:style-name="amh_5f_dev_5f_abbr"><text:span text:style-name="T673">n</text:span></text:span><text:span text:style-name="T673">digentib</text:span><text:span text:style-name="amh_5f_dev_5f_abbr"><text:span text:style-name="T673">us</text:span></text:span><text:span text:style-name="T673"> </text:span><office:annotation office:name="__Annotation__13134_2736550961" loext:resolved="false"><dc:creator>Alexandre Moret Houplon</dc:creator><dc:date>2026-02-14T11:40:36.340692600</dc:date><meta:creator-initials>AMH</meta:creator-initials><text:p text:style-name="Comment">Angelus chez Deluz</text:p></office:annotation><text:span text:style-name="T673">agnus</text:span><office:annotation-end office:name="__Annotation__13134_2736550961"/><text:span text:style-name="T673"> magni co</text:span><text:span text:style-name="amh_5f_dev_5f_abbr"><text:span text:style-name="T673">n</text:span></text:span><text:span text:style-name="T673">silii </text:span><office:annotation office:name="__Annotation__457793_3952936327" loext:resolved="false"><dc:creator>Alexandre Moret Houplon</dc:creator><dc:date>2026-03-03T16:19:02.163589062</dc:date><meta:creator-initials>AMH</meta:creator-initials><text:p text:style-name="Comment">Deluz : destinatur</text:p></office:annotation><text:span text:style-name="T673">destinat</text:span><text:span text:style-name="amh_5f_dev_5f_abbr"><text:span text:style-name="T673">u</text:span></text:span><text:span text:style-name="amh_5f_dev_5f_abbr"><text:span text:style-name="T674">s</text:span></text:span><office:annotation-end office:name="__Annotation__457793_3952936327"/><text:span text:style-name="T673">. </text:span><text:span text:style-name="T675">In loco natiuitatis solis iusticie Ih</text:span><text:span text:style-name="amh_5f_dev_5f_abbr"><text:span text:style-name="T675">es</text:span></text:span><text:span text:style-name="T675">u </text:span><text:span text:style-name="amh_5f_dev_5f_abbr"><text:span text:style-name="T675">Christ</text:span></text:span><text:span text:style-name="T675">i Dei nostri ibidem orti, deuotissima </text:span><text:span text:style-name="amh_5f_dev_5f_abbr"><text:span text:style-name="T675">et</text:span></text:span><text:span text:style-name="T675"> p</text:span><text:span text:style-name="amh_5f_dev_5f_abbr"><text:span text:style-name="T675">u</text:span></text:span><text:span text:style-name="T675">lc</text:span><text:span text:style-name="amh_5f_dev_5f_abbr"><text:span text:style-name="T675">er</text:span></text:span><text:span text:style-name="T675">rima est eccl</text:span><text:span text:style-name="amh_5f_dev_5f_abbr"><text:span text:style-name="T675">esi</text:span></text:span><text:span text:style-name="T675">a sanis magna, plu</text:span><text:span text:style-name="amh_5f_dev_5f_abbr"><text:span text:style-name="T675">m</text:span></text:span><text:span text:style-name="T675">bo cooperta, marmorib</text:span><text:span text:style-name="amh_5f_dev_5f_abbr"><text:span text:style-name="T675">us</text:span></text:span><text:span text:style-name="T675"> et picturis genealogia</text:span><text:span text:style-name="amh_5f_dev_5f_abbr"><text:span text:style-name="T675">m</text:span></text:span><text:span text:style-name="T675"> </text:span><text:span text:style-name="amh_5f_dev_5f_abbr"><text:span text:style-name="T675">Christ</text:span></text:span><text:span text:style-name="T675">i exp</text:span><text:span text:style-name="amh_5f_dev_5f_abbr"><text:span text:style-name="T675">r</text:span></text:span><text:span text:style-name="T675">ime</text:span><text:span text:style-name="amh_5f_dev_5f_abbr"><text:span text:style-name="T675">n</text:span></text:span><text:span text:style-name="T675">tib</text:span><text:span text:style-name="amh_5f_dev_5f_abbr"><text:span text:style-name="T675">us</text:span></text:span><text:span text:style-name="T675"> egregie adornata. Apparet m</text:span><text:span text:style-name="amh_5f_dev_5f_abbr"><text:span text:style-name="T675">ih</text:span></text:span><text:span text:style-name="T675">i q</text:span><text:span text:style-name="amh_5f_dev_5f_abbr"><text:span text:style-name="T675">uod</text:span></text:span><text:span text:style-name="T675"> nu</text:span><text:span text:style-name="amh_5f_dev_5f_abbr"><text:span text:style-name="T675">m</text:span></text:span><text:span text:style-name="T675">q</text:span><text:span text:style-name="amh_5f_dev_5f_abbr"><text:span text:style-name="T675">u</text:span></text:span><text:span text:style-name="T675">a</text:span><text:span text:style-name="amh_5f_dev_5f_abbr"><text:span text:style-name="T675">m</text:span></text:span><text:span text:style-name="T675"> magis gratiosa</text:span><text:span text:style-name="amh_5f_dev_5f_abbr"><text:span text:style-name="T675">m</text:span></text:span><text:span text:style-name="T675"> uiderim eccl</text:span><text:span text:style-name="amh_5f_dev_5f_abbr"><text:span text:style-name="T675">esi</text:span></text:span><text:span text:style-name="T675">am ; erat b</text:span><text:span text:style-name="amh_5f_dev_5f_abbr"><text:span text:style-name="T675">e</text:span></text:span><text:span text:style-name="T675">n</text:span><text:span text:style-name="amh_5f_dev_5f_abbr"><text:span text:style-name="T675">e</text:span></text:span><text:span text:style-name="T675"> turrib</text:span><text:span text:style-name="amh_5f_dev_5f_abbr"><text:span text:style-name="T675">us</text:span></text:span><text:span text:style-name="T675"> et </text:span><text:span text:style-name="amh_5f_dev_5f_abbr"><text:span text:style-name="T675">pro</text:span></text:span><text:span text:style-name="T675">pugnaculis munita. </text:span><text:span text:style-name="T676">I</text:span><text:span text:style-name="amh_5f_dev_5f_abbr"><text:span text:style-name="T676">n</text:span></text:span><text:span text:style-name="T676"> ip</text:span><text:span text:style-name="amh_5f_dev_5f_abbr"><text:span text:style-name="T676">s</text:span></text:span><text:span text:style-name="T676">a </text:span><text:span text:style-name="T677">uero</text:span><text:span text:style-name="T676"> eccl</text:span><text:span text:style-name="amh_5f_dev_5f_abbr"><text:span text:style-name="T676">esi</text:span></text:span><text:span text:style-name="T676">a </text:span><text:span text:style-name="amh_5f_dev_5f_abbr"><text:span text:style-name="T677">pro</text:span></text:span><text:span text:style-name="T677">pe choru</text:span><text:span text:style-name="amh_5f_dev_5f_abbr"><text:span text:style-name="T677">m</text:span></text:span><text:span text:style-name="T677"> </text:span><text:span text:style-name="T678">a dextris desce</text:span><text:span text:style-name="amh_5f_dev_5f_abbr"><text:span text:style-name="T678">n</text:span></text:span><text:span text:style-name="T678">ditur </text:span><text:span text:style-name="amh_5f_dev_5f_abbr"><text:span text:style-name="T678">per</text:span></text:span><text:span text:style-name="T678"> paucos </text:span><text:span text:style-name="T679">grad</text:span><text:span text:style-name="amh_5f_dev_5f_abbr"><text:span text:style-name="T679">us</text:span></text:span><text:span text:style-name="T679"> ad locu</text:span><text:span text:style-name="amh_5f_dev_5f_abbr"><text:span text:style-name="T679">m</text:span></text:span><text:span text:style-name="T679"> presepii artis misterio, marmorib</text:span><text:span text:style-name="amh_5f_dev_5f_abbr"><text:span text:style-name="T679">us</text:span></text:span><text:span text:style-name="T679"> et o</text:span><text:span text:style-name="amh_5f_dev_5f_abbr"><text:span text:style-name="T679">per</text:span></text:span><text:span text:style-name="T679">e musaico decoratus. I</text:span><text:span text:style-name="amh_5f_dev_5f_abbr"><text:span text:style-name="T679">n</text:span></text:span><text:span text:style-name="T679"> loco aut</text:span><text:span text:style-name="amh_5f_dev_5f_abbr"><text:span text:style-name="T679">em</text:span></text:span><text:span text:style-name="T679"> hui</text:span><text:span text:style-name="amh_5f_dev_5f_abbr"><text:span text:style-name="T679">us</text:span></text:span><text:span text:style-name="T679">modi presepii panis angeloru</text:span><text:span text:style-name="amh_5f_dev_5f_abbr"><text:span text:style-name="T679">m</text:span></text:span><text:span text:style-name="T679"> nob</text:span><text:span text:style-name="amh_5f_dev_5f_abbr"><text:span text:style-name="T679">is</text:span></text:span><text:span text:style-name="T679"> </text:span><text:span text:style-name="amh_5f_dev_5f_abbr"><text:span text:style-name="T679">pro</text:span></text:span><text:span text:style-name="T679">ponit</text:span><text:span text:style-name="amh_5f_dev_5f_abbr"><text:span text:style-name="T679">u</text:span></text:span><text:span text:style-name="T679">r, q</text:span><text:span text:style-name="amh_5f_dev_5f_abbr"><text:span text:style-name="T679">uo</text:span></text:span><text:span text:style-name="T679"> magnitud</text:span><text:span text:style-name="amh_5f_dev_5f_abbr"><text:span text:style-name="T679">in</text:span></text:span><text:span text:style-name="T679">is </text:span><text:soft-page-break/><text:span text:style-name="T679">uirtutib</text:span><text:span text:style-name="amh_5f_dev_5f_abbr"><text:span text:style-name="T679">us</text:span></text:span><text:span text:style-name="T679"> et in angeloru</text:span><text:span text:style-name="amh_5f_dev_5f_abbr"><text:span text:style-name="T679">m</text:span></text:span><text:span text:style-name="T679"> quoda</text:span><text:span text:style-name="amh_5f_dev_5f_abbr"><text:span text:style-name="T679">m</text:span></text:span><text:span text:style-name="T679">modo honore cibu</text:span><text:span text:style-name="amh_5f_dev_5f_abbr"><text:span text:style-name="T679">m</text:span></text:span><text:span text:style-name="T679"> hui</text:span><text:span text:style-name="amh_5f_dev_5f_abbr"><text:span text:style-name="T679">us</text:span></text:span><text:span text:style-name="T679">modi in nostre carnis substancia</text:span><text:span text:style-name="amh_5f_dev_5f_abbr"><text:span text:style-name="T679">m</text:span></text:span><text:span text:style-name="T679">, s</text:span><text:span text:style-name="amh_5f_dev_5f_abbr"><text:span text:style-name="T679">ed</text:span></text:span><text:span text:style-name="T679"> potius in ipsu</text:span><text:span text:style-name="amh_5f_dev_5f_abbr"><text:span text:style-name="T679">m</text:span></text:span><text:span text:style-name="T679"> uiuaci ac deifica si</text:span><text:span text:style-name="amh_5f_dev_5f_abbr"><text:span text:style-name="T679">mi</text:span></text:span><text:span text:style-name="T679">litudi</text:span><text:span text:style-name="amh_5f_dev_5f_abbr"><text:span text:style-name="T679">n</text:span></text:span><text:span text:style-name="T679">e </text:span><text:span text:style-name="T680">tra</text:span><text:span text:style-name="amh_5f_dev_5f_abbr"><text:span text:style-name="T680">n</text:span></text:span><text:span text:style-name="T680">smutam</text:span><text:span text:style-name="amh_5f_dev_5f_abbr"><text:span text:style-name="T680">u</text:span></text:span><text:span text:style-name="T680">r. </text:span><text:span text:style-name="amh_5f_lettre_5f_rubriquee">I</text:span><text:span text:style-name="T681">n loco sa</text:span><text:span text:style-name="amh_5f_dev_5f_abbr"><text:span text:style-name="T681">n</text:span></text:span><text:span text:style-name="T681">ctissimo paupercule </text:span><text:span text:style-name="T682">uirginis </text:span><text:span text:style-name="T683">infantul</text:span><text:span text:style-name="amh_5f_dev_5f_abbr"><text:span text:style-name="T683">us</text:span></text:span><text:span text:style-name="T683"> a magis honorat</text:span><text:span text:style-name="amh_5f_dev_5f_abbr"><text:span text:style-name="T683">u</text:span></text:span><text:span text:style-name="T683">r, </text:span><text:span text:style-name="T684">misticis </text:span><text:span text:style-name="T685">m</text:span><text:span text:style-name="T684">u</text:span><text:span text:style-name="T685">n</text:span><text:span text:style-name="T684">erib</text:span><text:span text:style-name="amh_5f_dev_5f_abbr"><text:span text:style-name="T684">us</text:span></text:span><text:span text:style-name="T684"> </text:span><text:span text:style-name="T685">decoratur, stella duce demo</text:span><text:span text:style-name="amh_5f_dev_5f_abbr"><text:span text:style-name="T685">n</text:span></text:span><text:span text:style-name="T685">stratur </text:span><text:span text:style-name="amh_5f_dev_5f_abbr"><text:span text:style-name="T685">per</text:span></text:span><text:span text:style-name="T685"> mobile siq</text:span><text:span text:style-name="amh_5f_dev_5f_abbr"><text:span text:style-name="T685">u</text:span></text:span><text:span text:style-name="T685">idem, lumen i</text:span><text:span text:style-name="amh_5f_dev_5f_abbr"><text:span text:style-name="T685">m</text:span></text:span><text:span text:style-name="T685">mobile co</text:span><text:span text:style-name="amh_5f_dev_5f_abbr"><text:span text:style-name="T685">m</text:span></text:span><text:span text:style-name="T685">perit</text:span><text:span text:style-name="amh_5f_dev_5f_abbr"><text:span text:style-name="T685">u</text:span></text:span><text:span text:style-name="T685">r, ab angelis </text:span><text:span text:style-name="T686">pastorib</text:span><text:span text:style-name="amh_5f_dev_5f_abbr"><text:span text:style-name="T686">us</text:span></text:span><text:span text:style-name="T686"> a</text:span><text:span text:style-name="amh_5f_dev_5f_abbr"><text:span text:style-name="T686">n</text:span></text:span><text:span text:style-name="T686">nu</text:span><text:span text:style-name="amh_5f_dev_5f_abbr"><text:span text:style-name="T686">n</text:span></text:span><text:span text:style-name="T686">tiantib</text:span><text:span text:style-name="amh_5f_dev_5f_abbr"><text:span text:style-name="T686">us</text:span></text:span><text:span text:style-name="T686"> </text:span><text:span text:style-name="T687">preconiis </text:span><text:span text:style-name="T688">attolit</text:span><text:span text:style-name="amh_5f_dev_5f_abbr"><text:span text:style-name="T688">u</text:span></text:span><text:span text:style-name="T688">r euident</text:span><text:span text:style-name="amh_5f_dev_5f_abbr"><text:span text:style-name="T688">er</text:span></text:span><text:span text:style-name="T688">.</text:span></text:p>
      <text:p text:style-name="P50"><text:span text:style-name="amh_5f_lettre_5f_rubriquee">E</text:span>x hac s<text:span text:style-name="amh_5f_dev_5f_abbr">an</text:span>cta ciuitate Dauid <text:span text:style-name="T689">traxit origine</text:span><text:span text:style-name="amh_5f_dev_5f_abbr"><text:span text:style-name="T689">m</text:span></text:span><text:span text:style-name="T689">, </text:span><text:span text:style-name="T690">i</text:span><text:span text:style-name="amh_5f_dev_5f_abbr"><text:span text:style-name="T690">n</text:span></text:span><text:span text:style-name="T690"> qua et ei</text:span><text:span text:style-name="amh_5f_dev_5f_abbr"><text:span text:style-name="T690">us</text:span></text:span><text:span text:style-name="T690"> uniu</text:span><text:span text:style-name="amh_5f_dev_5f_abbr"><text:span text:style-name="T690">er</text:span></text:span><text:span text:style-name="T690">sis finib</text:span><text:span text:style-name="amh_5f_dev_5f_abbr"><text:span text:style-name="T690">us</text:span></text:span><text:span text:style-name="T690"> </text:span><text:span text:style-name="T691">impie </text:span><text:span text:style-name="T692">ultra modu</text:span><text:span text:style-name="amh_5f_dev_5f_abbr"><text:span text:style-name="T692">m</text:span></text:span><text:span text:style-name="T692"> </text:span><office:annotation office:name="__Annotation__872064_3952936327" loext:resolved="false"><dc:creator>Alexandre Moret Houplon</dc:creator><dc:date>2026-03-03T16:39:05.143476281</dc:date><meta:creator-initials>AMH</meta:creator-initials><text:p text:style-name="P51"><text:span text:style-name="T693">Référence biblique Mt 2,16-18</text:span></text:p></office:annotation><text:span text:style-name="T694">ne</text:span><text:span text:style-name="T692">cati </text:span><text:span text:style-name="T695">sunt innocentes primitie filioru</text:span><text:span text:style-name="amh_5f_dev_5f_abbr"><text:span text:style-name="T695">m</text:span></text:span><office:annotation-end office:name="__Annotation__872064_3952936327"/><text:span text:style-name="T695"> quas </text:span><text:span text:style-name="amh_5f_dev_5f_abbr"><text:span text:style-name="T695">Christu</text:span></text:span><text:span text:style-name="T695">s Deo </text:span><text:span text:style-name="T694">P</text:span><text:span text:style-name="T696">atri </text:span><text:span text:style-name="T695">obtulit </text:span><text:span text:style-name="T697">p</text:span><text:span text:style-name="amh_5f_dev_5f_abbr"><text:span text:style-name="T697">os</text:span></text:span><text:span text:style-name="T697">tq</text:span><text:span text:style-name="amh_5f_dev_5f_abbr"><text:span text:style-name="T697">u</text:span></text:span><text:span text:style-name="T697">a</text:span><text:span text:style-name="amh_5f_dev_5f_abbr"><text:span text:style-name="T697">m</text:span></text:span><text:span text:style-name="T697"> in hui</text:span><text:span text:style-name="amh_5f_dev_5f_abbr"><text:span text:style-name="T697">us</text:span></text:span><text:span text:style-name="T697"> mu</text:span><text:span text:style-name="amh_5f_dev_5f_abbr"><text:span text:style-name="T697">n</text:span></text:span><text:span text:style-name="T697">di </text:span><text:span text:style-name="T698">exilio </text:span><text:span text:style-name="amh_5f_dev_5f_abbr"><text:span text:style-name="T698">per</text:span></text:span><text:span text:style-name="T698">egrinare </text:span><text:span text:style-name="T699">uoluit. Beat</text:span><text:span text:style-name="amh_5f_dev_5f_abbr"><text:span text:style-name="T699">us</text:span></text:span><text:span text:style-name="T699"> Ieronim</text:span><text:span text:style-name="amh_5f_dev_5f_abbr"><text:span text:style-name="T699">us</text:span></text:span><text:span text:style-name="T699"> </text:span><text:span text:style-name="T700">in hoc loco morat</text:span><text:span text:style-name="amh_5f_dev_5f_abbr"><text:span text:style-name="T700">us</text:span></text:span><text:span text:style-name="T700"> est </text:span><text:span text:style-name="amh_5f_dev_5f_abbr"><text:span text:style-name="T701">et</text:span></text:span><text:span text:style-name="T701"> tandem defunctus ; </text:span><text:span text:style-name="T702">aliiq</text:span><text:span text:style-name="amh_5f_dev_5f_abbr"><text:span text:style-name="T702">ue</text:span></text:span><text:span text:style-name="T702"> plures </text:span><text:span text:style-name="T703">s</text:span><text:span text:style-name="amh_5f_dev_5f_abbr"><text:span text:style-name="T703">an</text:span></text:span><text:span text:style-name="T703">cti </text:span><text:span text:style-name="T704">pro loci reue</text:span><text:span text:style-name="amh_5f_dev_5f_abbr"><text:span text:style-name="T704">re</text:span></text:span><text:span text:style-name="T704">ncia </text:span><text:span text:style-name="T705">su</text:span><text:span text:style-name="amh_5f_dev_5f_abbr"><text:span text:style-name="T705">n</text:span></text:span><text:span text:style-name="T705">t deuotissime </text:span><text:span text:style-name="T706">adiu</text:span><text:span text:style-name="amh_5f_dev_5f_abbr"><text:span text:style-name="T706">n</text:span></text:span><text:span text:style-name="T706">cti.</text:span></text:p>
      <text:p text:style-name="P52">Est aut<text:span text:style-name="amh_5f_dev_5f_abbr">em</text:span> <text:span text:style-name="T707">ciuitas </text:span><text:span text:style-name="T708">Bethleem </text:span><text:span text:style-name="amh_5f_dev_5f_abbr"><text:span text:style-name="T709">par</text:span></text:span><text:span text:style-name="T709">uula </text:span><text:span text:style-name="T710">q</text:span><text:span text:style-name="amh_5f_dev_5f_abbr"><text:span text:style-name="T710">u</text:span></text:span><text:span text:style-name="T710">a</text:span><text:span text:style-name="amh_5f_dev_5f_abbr"><text:span text:style-name="T710">n</text:span></text:span><text:span text:style-name="T710">titate </text:span><text:span text:style-name="T711">loci, licet non dono </text:span><text:span text:style-name="T712">ministerii, </text:span><text:span text:style-name="T713">oblonga est </text:span><text:span text:style-name="amh_5f_dev_5f_abbr"><text:span text:style-name="T713">et</text:span></text:span><text:span text:style-name="T713"> strict</text:span><text:span text:style-name="T714">a a laterib</text:span><text:span text:style-name="amh_5f_dev_5f_abbr"><text:span text:style-name="T714">us</text:span></text:span><text:span text:style-name="T714"> </text:span><text:span text:style-name="T715">suis </text:span><text:span text:style-name="T716">natural</text:span><text:span text:style-name="amh_5f_dev_5f_abbr"><text:span text:style-name="T716">ite</text:span></text:span><text:span text:style-name="T716">r </text:span><text:span text:style-name="amh_5f_dev_5f_abbr"><text:span text:style-name="T717">pro</text:span></text:span><text:span text:style-name="T717">fu</text:span><text:span text:style-name="amh_5f_dev_5f_abbr"><text:span text:style-name="T717">n</text:span></text:span><text:span text:style-name="T717">dis </text:span><text:span text:style-name="T718">uallib</text:span><text:span text:style-name="amh_5f_dev_5f_abbr"><text:span text:style-name="T718">us</text:span></text:span><text:span text:style-name="T718"> </text:span><text:span text:style-name="T719">b</text:span><text:span text:style-name="amh_5f_dev_5f_abbr"><text:span text:style-name="T719">e</text:span></text:span><text:span text:style-name="T719">n</text:span><text:span text:style-name="amh_5f_dev_5f_abbr"><text:span text:style-name="T719">e</text:span></text:span><text:span text:style-name="T719"> munita. </text:span><text:span text:style-name="T720">H</text:span><text:span text:style-name="amh_5f_dev_5f_abbr"><text:span text:style-name="T720">ab</text:span></text:span><text:span text:style-name="T720">itato</text:span><text:span text:style-name="T721">re</text:span><text:span text:style-name="T720">s ei</text:span><text:span text:style-name="amh_5f_dev_5f_abbr"><text:span text:style-name="T720">us</text:span></text:span><text:span text:style-name="T720"> su</text:span><text:span text:style-name="amh_5f_dev_5f_abbr"><text:span text:style-name="T720">n</text:span></text:span><text:span text:style-name="T720">t co</text:span><text:span text:style-name="amh_5f_dev_5f_abbr"><text:span text:style-name="T720">mmun</text:span></text:span><text:span text:style-name="T720">iter </text:span><text:span text:style-name="amh_5f_dev_5f_abbr"><text:span text:style-name="T722">christ</text:span></text:span><text:span text:style-name="T722">iani </text:span><text:span text:style-name="T723">q</text:span><text:span text:style-name="amh_5f_dev_5f_abbr"><text:span text:style-name="T723">u</text:span></text:span><text:span text:style-name="T723">a</text:span><text:span text:style-name="amh_5f_dev_5f_abbr"><text:span text:style-name="T723">m</text:span></text:span><text:span text:style-name="T723">uis scismatici, quoru</text:span><text:span text:style-name="amh_5f_dev_5f_abbr"><text:span text:style-name="T723">m</text:span></text:span><text:span text:style-name="T723"> </text:span><text:span text:style-name="T724">territoriu</text:span><text:span text:style-name="amh_5f_dev_5f_abbr"><text:span text:style-name="T724">m</text:span></text:span><text:span text:style-name="T724"> </text:span><text:span text:style-name="T725">cultui </text:span><text:span text:style-name="T726">Bethleem </text:span><text:span text:style-name="T727">boni uini </text:span><text:span text:style-name="T728">copiam </text:span><text:span text:style-name="T729">a</text:span><text:span text:style-name="amh_5f_dev_5f_abbr"><text:span text:style-name="T729">d</text:span></text:span><text:span text:style-name="T729">ministrat. </text:span><text:span text:style-name="T730">In </text:span><text:span text:style-name="T731">felici loco natiuitatis </text:span><text:span text:style-name="amh_5f_dev_5f_abbr"><text:span text:style-name="T731">Christ</text:span></text:span><text:span text:style-name="T731">i </text:span><text:span text:style-name="T732">pulcra</text:span><text:span text:style-name="amh_5f_dev_5f_abbr"><text:span text:style-name="T733">m</text:span></text:span><text:span text:style-name="T732"> </text:span><text:span text:style-name="T734">feci cantare </text:span><text:span text:style-name="T735">missa</text:span><text:span text:style-name="amh_5f_dev_5f_abbr"><text:span text:style-name="T735">m</text:span></text:span><text:span text:style-name="T735"> et deuota</text:span><text:span text:style-name="amh_5f_dev_5f_abbr"><text:span text:style-name="T735">m</text:span></text:span><text:span text:style-name="T735"> </text:span><text:span text:style-name="T736">p</text:span><text:span text:style-name="T735">uer nob</text:span><text:span text:style-name="amh_5f_dev_5f_abbr"><text:span text:style-name="T735">is</text:span></text:span><text:span text:style-name="T735"> nat</text:span><text:span text:style-name="amh_5f_dev_5f_abbr"><text:span text:style-name="T735">us</text:span></text:span><text:span text:style-name="T735"> est </text:span><text:span text:style-name="amh_5f_dev_5f_abbr"><text:span text:style-name="T737">per</text:span></text:span><text:span text:style-name="T737"> sacerdote</text:span><text:span text:style-name="amh_5f_dev_5f_abbr"><text:span text:style-name="T737">m</text:span></text:span><text:span text:style-name="T737"> </text:span><text:span text:style-name="T738">unu</text:span><text:span text:style-name="amh_5f_dev_5f_abbr"><text:span text:style-name="T738">m</text:span></text:span><text:span text:style-name="T738"> </text:span><text:span text:style-name="T739">q</text:span><text:span text:style-name="amh_5f_dev_5f_abbr"><text:span text:style-name="T739">ue</text:span></text:span><text:span text:style-name="T739">m </text:span><text:span text:style-name="amh_5f_dev_5f_abbr"><text:span text:style-name="T739">per</text:span></text:span><text:span text:style-name="T739"> totu</text:span><text:span text:style-name="amh_5f_dev_5f_abbr"><text:span text:style-name="T739">m</text:span></text:span><text:span text:style-name="T739"> sanctu</text:span><text:span text:style-name="amh_5f_dev_5f_abbr"><text:span text:style-name="T739">m</text:span></text:span><text:span text:style-name="T739"> </text:span><text:span text:style-name="T740">iter meu</text:span><text:span text:style-name="amh_5f_dev_5f_abbr"><text:span text:style-name="T740">m</text:span></text:span><text:span text:style-name="T740"> </text:span><text:span text:style-name="T733">mecu</text:span><text:span text:style-name="amh_5f_dev_5f_abbr"><text:span text:style-name="T733">m</text:span></text:span><text:span text:style-name="T733"> </text:span><text:span text:style-name="T741">duxi, </text:span><text:span text:style-name="amh_5f_dev_5f_abbr"><text:span text:style-name="T742">et</text:span></text:span><text:span text:style-name="T742"> potuit in his locis licite celebrare </text:span><text:span text:style-name="T743">q</text:span><text:span text:style-name="amh_5f_dev_5f_abbr"><text:span text:style-name="T743">u</text:span></text:span><text:span text:style-name="T743">ia </text:span><text:span text:style-name="T744">de lice</text:span><text:span text:style-name="amh_5f_dev_5f_abbr"><text:span text:style-name="T744">n</text:span></text:span><text:span text:style-name="T744">tia su</text:span><text:span text:style-name="amh_5f_dev_5f_abbr"><text:span text:style-name="T744">m</text:span></text:span><text:span text:style-name="T744">mi pontificis hec loca sa</text:span><text:span text:style-name="amh_5f_dev_5f_abbr"><text:span text:style-name="T744">n</text:span></text:span><text:span text:style-name="T744">ctissima </text:span><text:span text:style-name="T745">uisitaui.</text:span></text:p>
      <text:p text:style-name="P53"><text:span text:style-name="amh_5f_lettre_5f_rubriquee">D</text:span>e Bethleem <text:span text:style-name="amh_5f_dev_5f_abbr"><text:span text:style-name="T746">pro</text:span></text:span><text:span text:style-name="T746">cessi </text:span><text:span text:style-name="T747">u</text:span><text:span text:style-name="amh_5f_dev_5f_abbr"><text:span text:style-name="T747">er</text:span></text:span><text:span text:style-name="T733">s</text:span><text:span text:style-name="T747">us Ih</text:span><text:span text:style-name="amh_5f_dev_5f_abbr"><text:span text:style-name="T747">e</text:span></text:span><text:span text:style-name="T747">r</text:span><text:span text:style-name="amh_5f_dev_5f_abbr"><text:span text:style-name="T747">usa</text:span></text:span><text:span text:style-name="T747">l</text:span><text:span text:style-name="amh_5f_dev_5f_abbr"><text:span text:style-name="T747">e</text:span></text:span><text:span text:style-name="T747">m </text:span><text:span text:style-name="T748">et est uia int</text:span><text:span text:style-name="amh_5f_dev_5f_abbr"><text:span text:style-name="T748">er</text:span></text:span><text:span text:style-name="T748">media fere </text:span><text:span text:style-name="T749">quatuor </text:span><office:annotation office:name="__Annotation__8113_2954975368" loext:resolved="false"><dc:creator>Alexandre Moret Houplon</dc:creator><dc:date>2026-02-14T21:53:52.133995400</dc:date><meta:creator-initials>AMH</meta:creator-initials><text:p text:style-name="Comment">Deluz : miliarium</text:p></office:annotation><text:span text:style-name="T749">miliarioru</text:span><text:span text:style-name="amh_5f_dev_5f_abbr"><text:span text:style-name="T749">m</text:span></text:span><office:annotation-end office:name="__Annotation__8113_2954975368"/><text:span text:style-name="T749"> </text:span><text:span text:style-name="T750">in qua uia a sinistris </text:span><text:span text:style-name="T751">est monume</text:span><text:span text:style-name="amh_5f_dev_5f_abbr"><text:span text:style-name="T751">n</text:span></text:span><text:span text:style-name="T751">tu</text:span><text:span text:style-name="amh_5f_dev_5f_abbr"><text:span text:style-name="T751">m</text:span></text:span><text:span text:style-name="T751"> beate </text:span><text:span text:style-name="T752">Racelis matris </text:span><text:span text:style-name="T753">Ioseph </text:span><text:span text:style-name="T754">sa</text:span><text:span text:style-name="amh_5f_dev_5f_abbr"><text:span text:style-name="T754">n</text:span></text:span><text:span text:style-name="T754">ctissimi </text:span><text:span text:style-name="T755">patriarce, </text:span><text:span text:style-name="T756">q</text:span><text:span text:style-name="amh_5f_dev_5f_abbr"><text:span text:style-name="T756">ue</text:span></text:span><text:span text:style-name="T756"> in </text:span><text:span text:style-name="amh_5f_dev_5f_abbr"><text:span text:style-name="T756">par</text:span></text:span><text:span text:style-name="T756">tu </text:span><text:span text:style-name="T757">Beniamin </text:span><text:span text:style-name="T758">moriens </text:span><text:span text:style-name="T759">a Iaco</text:span><text:span text:style-name="T760">b in uia que ducit Effratam </text:span><text:span text:style-name="T761">i</text:span><text:span text:style-name="amh_5f_dev_5f_abbr"><text:span text:style-name="T762">d est</text:span></text:span><text:span text:style-name="T763"> Bethleem </text:span><text:span text:style-name="T764">sepulta est, </text:span><text:span text:style-name="T765">lapid</text:span><text:span text:style-name="T766">es uero quos s</text:span><text:span text:style-name="amh_5f_dev_5f_abbr"><text:span text:style-name="T766">ecundu</text:span></text:span><text:span text:style-name="T766">m </text:span><text:span text:style-name="T767">nu</text:span><text:span text:style-name="amh_5f_dev_5f_abbr"><text:span text:style-name="T767">meru</text:span></text:span><text:span text:style-name="T767">m </text:span><text:span text:style-name="T768">filioru</text:span><text:span text:style-name="amh_5f_dev_5f_abbr"><text:span text:style-name="T768">m</text:span></text:span><text:span text:style-name="T768"> </text:span><text:span text:style-name="T769">sepulcro su</text:span><text:span text:style-name="amh_5f_dev_5f_abbr"><text:span text:style-name="T769">per</text:span></text:span><text:span text:style-name="T769">posuit adhuc apparent usq</text:span><text:span text:style-name="amh_5f_dev_5f_abbr"><text:span text:style-name="T769">ue</text:span></text:span><text:span text:style-name="T769"> hodie q</text:span><text:span text:style-name="amh_5f_dev_5f_abbr"><text:span text:style-name="T769">uo</text:span></text:span><text:span text:style-name="T769">d </text:span><text:span text:style-name="amh_5f_dev_5f_abbr"><text:span text:style-name="T769">et</text:span></text:span><text:span text:style-name="T769"> historia Gen</text:span><text:span text:style-name="amh_5f_dev_5f_abbr"><text:span text:style-name="T769">esis</text:span></text:span><text:span text:style-name="T769"> attestat</text:span><text:span text:style-name="amh_5f_dev_5f_abbr"><text:span text:style-name="T769">u</text:span></text:span><text:span text:style-name="T769">r. </text:span><text:span text:style-name="T770">Est et circa hanc uia</text:span><text:span text:style-name="amh_5f_dev_5f_abbr"><text:span text:style-name="T770">m</text:span></text:span><text:span text:style-name="T770"> locus ubi pastorib</text:span><text:span text:style-name="amh_5f_dev_5f_abbr"><text:span text:style-name="T770">us</text:span></text:span><text:span text:style-name="T770"> su</text:span><text:span text:style-name="amh_5f_dev_5f_abbr"><text:span text:style-name="T770">per</text:span></text:span><text:span text:style-name="T770"> grege</text:span><text:span text:style-name="amh_5f_dev_5f_abbr"><text:span text:style-name="T770">m</text:span></text:span><text:span text:style-name="T770"> </text:span><text:span text:style-name="T771">uigilias </text:span><text:span text:style-name="T772">noctis </text:span><text:span text:style-name="T773">facientib</text:span><text:span text:style-name="amh_5f_dev_5f_abbr"><text:span text:style-name="T773">us</text:span></text:span><text:span text:style-name="T773"> </text:span><text:span text:style-name="T774">angelic</text:span><text:span text:style-name="amh_5f_dev_5f_abbr"><text:span text:style-name="T774">us</text:span></text:span><text:span text:style-name="T774"> ex</text:span><text:span text:style-name="amh_5f_dev_5f_abbr"><text:span text:style-name="T774">er</text:span></text:span><text:span text:style-name="T774">cit</text:span><text:span text:style-name="amh_5f_dev_5f_abbr"><text:span text:style-name="T774">us</text:span></text:span><text:span text:style-name="T774"> </text:span><text:span text:style-name="T761">letior </text:span><text:span text:style-name="T775">apparuit </text:span><text:span text:style-name="T776">decantans in </text:span><text:span text:style-name="amh_5f_dev_5f_abbr"><text:span text:style-name="T776">Christ</text:span></text:span><text:span text:style-name="T776">i natiuitate gen</text:span><text:span text:style-name="amh_5f_dev_5f_abbr"><text:span text:style-name="T776">er</text:span></text:span><text:span text:style-name="T776">is hu</text:span><text:span text:style-name="amh_5f_dev_5f_abbr"><text:span text:style-name="T776">m</text:span></text:span><text:span text:style-name="T776">an</text:span><text:span text:style-name="amh_5f_dev_5f_abbr"><text:span text:style-name="T776">i</text:span></text:span><text:span text:style-name="T776">s <text:s/></text:span><text:span text:style-name="amh_5f_foliotation"><text:span text:style-name="T777">[f. 245v]</text:span></text:span><text:span text:style-name="T776"> saluberrime Gloria in excelsis Deo. </text:span><text:span text:style-name="T777">Dicit</text:span><text:span text:style-name="amh_5f_dev_5f_abbr"><text:span text:style-name="T777">u</text:span></text:span><text:span text:style-name="T777">r eti</text:span><text:span text:style-name="amh_5f_dev_5f_abbr"><text:span text:style-name="T777">am</text:span></text:span><text:span text:style-name="T777"> circa uia</text:span><text:span text:style-name="amh_5f_dev_5f_abbr"><text:span text:style-name="T777">m</text:span></text:span><text:span text:style-name="T777"> illa</text:span><text:span text:style-name="amh_5f_dev_5f_abbr"><text:span text:style-name="T777">m</text:span></text:span><text:span text:style-name="T777"> e</text:span><text:span text:style-name="amh_5f_dev_5f_abbr"><text:span text:style-name="T777">ss</text:span></text:span><text:span text:style-name="T777">e hec </text:span><text:span text:style-name="T778">cisterna </text:span><text:span text:style-name="T779">uet</text:span><text:span text:style-name="amh_5f_dev_5f_abbr"><text:span text:style-name="T779">us</text:span></text:span><text:span text:style-name="T779"> </text:span><text:span text:style-name="T780">in qua Ioseph missus est </text:span><text:span text:style-name="amh_5f_dev_5f_abbr"><text:span text:style-name="T780">per</text:span></text:span><text:span text:style-name="T780"> fr</text:span><text:span text:style-name="amh_5f_dev_5f_abbr"><text:span text:style-name="T780">atr</text:span></text:span><text:span text:style-name="T780">es </text:span><text:span text:style-name="T781">suos uendit</text:span><text:span text:style-name="amh_5f_dev_5f_abbr"><text:span text:style-name="T781">us</text:span></text:span><text:span text:style-name="T781"> et postea </text:span><text:span text:style-name="T782">m</text:span><text:span text:style-name="amh_5f_dev_5f_abbr"><text:span text:style-name="T782">er</text:span></text:span><text:span text:style-name="T782">catorib</text:span><text:span text:style-name="amh_5f_dev_5f_abbr"><text:span text:style-name="T782">us</text:span></text:span><text:span text:style-name="T782"> </text:span><text:span text:style-name="T783">i</text:span><text:span text:style-name="amh_5f_dev_5f_abbr"><text:span text:style-name="T783">n</text:span></text:span><text:span text:style-name="T783"> Egiptu</text:span><text:span text:style-name="amh_5f_dev_5f_abbr"><text:span text:style-name="T783">m</text:span></text:span><text:span text:style-name="T783"> eu</text:span><text:span text:style-name="amh_5f_dev_5f_abbr"><text:span text:style-name="T783">n</text:span></text:span><text:span text:style-name="T783">tib</text:span><text:span text:style-name="amh_5f_dev_5f_abbr"><text:span text:style-name="T783">us</text:span></text:span><text:span text:style-name="T783"> </text:span><text:span text:style-name="T784">expedit</text:span><text:span text:style-name="amh_5f_dev_5f_abbr"><text:span text:style-name="T784">us</text:span></text:span><text:span text:style-name="T784">. </text:span><text:span text:style-name="T785">Et breuiter </text:span><text:span text:style-name="T786">in uia hac su</text:span><text:span text:style-name="amh_5f_dev_5f_abbr"><text:span text:style-name="T786">n</text:span></text:span><text:span text:style-name="T786">t pl</text:span><text:span text:style-name="amh_5f_dev_5f_abbr"><text:span text:style-name="T786">ur</text:span></text:span><text:span text:style-name="T786">ima </text:span><text:span text:style-name="amh_5f_dev_5f_abbr"><text:span text:style-name="T787">christ</text:span></text:span><text:span text:style-name="T787">iano</text:span><text:span text:style-name="amh_5f_dev_5f_abbr"><text:span text:style-name="T787">rum</text:span></text:span><text:span text:style-name="T787"> </text:span><text:span text:style-name="T788">mo</text:span><text:span text:style-name="amh_5f_dev_5f_abbr"><text:span text:style-name="T788">n</text:span></text:span><text:span text:style-name="T788">ast</text:span><text:span text:style-name="amh_5f_dev_5f_abbr"><text:span text:style-name="T788">er</text:span></text:span><text:span text:style-name="T788">ia </text:span><text:span text:style-name="T789">g</text:span><text:span text:style-name="amh_5f_dev_5f_abbr"><text:span text:style-name="T789">r</text:span></text:span><text:span text:style-name="T789">aciosa </text:span><text:span text:style-name="amh_5f_dev_5f_abbr"><text:span text:style-name="T790">et</text:span></text:span><text:span text:style-name="T790"> </text:span><text:span text:style-name="T791">c</text:span><text:span text:style-name="amh_5f_dev_5f_abbr"><text:span text:style-name="T791">eter</text:span></text:span><text:span text:style-name="T791">a</text:span><text:span text:style-name="T790">.</text:span></text:p>
      <text:p text:style-name="P54"><text:span text:style-name="amh_5f_lettre_5f_rubriquee">D</text:span>e ci<text:span text:style-name="amh_5f_dev_5f_abbr">ui</text:span>tate s<text:span text:style-name="amh_5f_dev_5f_abbr">an</text:span>cta Ih<text:span text:style-name="amh_5f_dev_5f_abbr">e</text:span>r<text:span text:style-name="amh_5f_dev_5f_abbr">usa</text:span>l<text:span text:style-name="amh_5f_dev_5f_abbr">e</text:span>m <text:span text:style-name="amh_5f_dev_5f_abbr">et</text:span> locis sanctis i<text:span text:style-name="amh_5f_dev_5f_abbr">n</text:span> ea et de te<text:span text:style-name="amh_5f_dev_5f_abbr">m</text:span>plo D<text:span text:style-name="amh_5f_dev_5f_abbr">omi</text:span>ni et quibusdam aliis <text:span text:style-name="amh_5f_dev_5f_abbr"><text:span text:style-name="T792">et</text:span></text:span><text:span text:style-name="T792"> </text:span><text:span text:style-name="T793">c</text:span><text:span text:style-name="amh_5f_dev_5f_abbr"><text:span text:style-name="T793">eter</text:span></text:span><text:span text:style-name="T793">a</text:span></text:p>
      <text:h text:style-name="amh_5f_premier_5f_paragraphe" text:outline-level="1"><text:span text:style-name="amh_5f_lettrine">V</text:span><text:span text:style-name="T794">isitatis et quasi expeditis uiis </text:span><text:span text:style-name="amh_5f_dev_5f_abbr"><text:span text:style-name="T794">et</text:span></text:span><text:span text:style-name="T794"> locis predictis Dei mi</text:span><text:span text:style-name="amh_5f_dev_5f_abbr"><text:span text:style-name="T794">sericordi</text:span></text:span><text:span text:style-name="T794">a dirigente ciuitate</text:span><text:span text:style-name="amh_5f_dev_5f_abbr"><text:span text:style-name="T794">m</text:span></text:span><text:span text:style-name="T794"> s</text:span><text:span text:style-name="amh_5f_dev_5f_abbr"><text:span text:style-name="T794">an</text:span></text:span><text:span text:style-name="T794">ctam Ih</text:span><text:span text:style-name="amh_5f_dev_5f_abbr"><text:span text:style-name="T794">e</text:span></text:span><text:span text:style-name="T794">r</text:span><text:span text:style-name="amh_5f_dev_5f_abbr"><text:span text:style-name="T794">usa</text:span></text:span><text:span text:style-name="T794">l</text:span><text:span text:style-name="amh_5f_dev_5f_abbr"><text:span text:style-name="T794">e</text:span></text:span><text:span text:style-name="T794">m </text:span><text:span text:style-name="T795">die</text:span><text:span text:style-name="T794"> Iouis </text:span><text:span text:style-name="T796">post i</text:span><text:span text:style-name="amh_5f_dev_5f_abbr"><text:span text:style-name="T796">n</text:span></text:span><text:span text:style-name="T796">uentione</text:span><text:span text:style-name="amh_5f_dev_5f_abbr"><text:span text:style-name="T796">m</text:span></text:span><text:span text:style-name="T796"> s</text:span><text:span text:style-name="amh_5f_dev_5f_abbr"><text:span text:style-name="T796">an</text:span></text:span><text:span text:style-name="T796">cte Crucis </text:span><text:span text:style-name="T797">attigi. Hec est ciuitas regis magni </text:span><text:span text:style-name="T798">de qua </text:span><text:span text:style-name="T799">gloriosa dicta sunt maxime </text:span><text:span text:style-name="T800">q</text:span><text:span text:style-name="amh_5f_dev_5f_abbr"><text:span text:style-name="T800">u</text:span></text:span><text:span text:style-name="T800">ia </text:span><text:span text:style-name="T801">p</text:span><text:span text:style-name="amh_5f_dev_5f_abbr"><text:span text:style-name="T801">re</text:span></text:span><text:span text:style-name="T801">ciosissimo sa</text:span><text:span text:style-name="amh_5f_dev_5f_abbr"><text:span text:style-name="T801">n</text:span></text:span><text:span text:style-name="T801">gui</text:span><text:span text:style-name="amh_5f_dev_5f_abbr"><text:span text:style-name="T801">n</text:span></text:span><text:span text:style-name="T801">e agni i</text:span><text:span text:style-name="amh_5f_dev_5f_abbr"><text:span text:style-name="T801">m</text:span></text:span><text:span text:style-name="T801">maculati </text:span><text:span text:style-name="T802">q</text:span><text:span text:style-name="amh_5f_dev_5f_abbr"><text:span text:style-name="T802">u</text:span></text:span><text:span text:style-name="T802">i </text:span><text:span text:style-name="amh_5f_dev_5f_abbr"><text:span text:style-name="T802">Christu</text:span></text:span><text:span text:style-name="T802">s est salutifere est purpurata. </text:span><text:span text:style-name="amh_5f_lettre_5f_rubriquee">E</text:span><text:span text:style-name="T802">st autem Ih</text:span><text:span text:style-name="amh_5f_dev_5f_abbr"><text:span text:style-name="T802">e</text:span></text:span><text:span text:style-name="T802">r</text:span><text:span text:style-name="amh_5f_dev_5f_abbr"><text:span text:style-name="T802">usa</text:span></text:span><text:span text:style-name="T802">l</text:span><text:span text:style-name="amh_5f_dev_5f_abbr"><text:span text:style-name="T802">e</text:span></text:span><text:span text:style-name="T802">m </text:span><text:span text:style-name="T803">metropol</text:span><text:span text:style-name="amh_5f_dev_5f_abbr"><text:span text:style-name="T803">is</text:span></text:span><text:span text:style-name="T803"> terre </text:span><text:span text:style-name="amh_5f_dev_5f_abbr"><text:span text:style-name="T804">pro</text:span></text:span><text:span text:style-name="T804">missionis amplectens </text:span><text:span text:style-name="T805">dominiu</text:span><text:span text:style-name="amh_5f_dev_5f_abbr"><text:span text:style-name="T805">m</text:span></text:span><text:span text:style-name="T805"> </text:span><text:span text:style-name="T806">et in se</text:span><text:span text:style-name="amh_5f_dev_5f_abbr"><text:span text:style-name="T806">re</text:span></text:span><text:span text:style-name="T806">nissimo aere collocata riuis et fo</text:span><text:span text:style-name="amh_5f_dev_5f_abbr"><text:span text:style-name="T806">n</text:span></text:span><text:span text:style-name="T806">tib</text:span><text:span text:style-name="amh_5f_dev_5f_abbr"><text:span text:style-name="T806">us</text:span></text:span><text:span text:style-name="T806"> </text:span><text:span text:style-name="T807">carens </text:span><text:span text:style-name="T808">int</text:span><text:span text:style-name="amh_5f_dev_5f_abbr"><text:span text:style-name="T808">r</text:span></text:span><text:span text:style-name="T808">insecus </text:span><text:span text:style-name="T809">aqua</text:span><text:span text:style-name="amh_5f_dev_5f_abbr"><text:span text:style-name="T809">m</text:span></text:span><text:span text:style-name="T809"> </text:span><text:span text:style-name="T810">ministrant</text:span><text:span text:style-name="T811">e sibi</text:span><text:span text:style-name="T810"> artificial</text:span><text:span text:style-name="amh_5f_dev_5f_abbr"><text:span text:style-name="T810">ite</text:span></text:span><text:span text:style-name="T810">r ; </text:span><text:span text:style-name="T811">aque ductus</text:span><text:span text:style-name="T811"><text:note text:id="ftn103" text:note-class="footnote"><text:note-citation>103</text:note-citation><text:note-body><text:p text:style-name="amh_5f_note_5f_apparat"><text:span text:style-name="amh_5f_apparat_5f_lemme">ministrante… aque ductus</text:span><text:span text:style-name="T812"> </text:span><text:span text:style-name="amh_5f_apparat_5f_témoin">Deluz</text:span><text:span text:style-name="T812"> : </text:span><text:span text:style-name="amh_5f_apparat_5f_variante">ministrari artificialiter aqueductu faciunt</text:span><text:span text:style-name="T812"> </text:span><text:span text:style-name="amh_5f_apparat_5f_témoin">Wo</text:span><text:span text:style-name="T812"> | </text:span><text:span text:style-name="amh_5f_apparat_5f_variante">ministrante artificialiter aqueductu faciunt</text:span><text:span text:style-name="T812"> </text:span><text:span text:style-name="amh_5f_apparat_5f_témoin">U</text:span><text:span text:style-name="T812"> | </text:span><text:span text:style-name="amh_5f_apparat_5f_variante">ministrant… subductus</text:span><text:span text:style-name="T812"> </text:span><text:span text:style-name="amh_5f_apparat_5f_témoin">Li</text:span></text:p></text:note-body></text:note></text:span><text:span text:style-name="T810"> et cisterne </text:span><text:span text:style-name="T813">co</text:span><text:span text:style-name="amh_5f_dev_5f_abbr"><text:span text:style-name="T813">m</text:span></text:span><text:span text:style-name="T813">plures</text:span><text:span text:style-name="T813"><text:note text:id="ftn104" text:note-class="footnote"><text:note-citation>104</text:note-citation><text:note-body><text:p text:style-name="amh_5f_note_5f_apparat"><text:span text:style-name="amh_5f_apparat_5f_lemme">complures</text:span> <text:span text:style-name="amh_5f_apparat_5f_témoin">Li</text:span> | <text:span text:style-name="amh_5f_apparat_5f_variante">plures</text:span> <text:span text:style-name="amh_5f_apparat_5f_témoin">U Wo Deluz</text:span></text:p></text:note-body></text:note></text:span><text:span text:style-name="T813"> su</text:span><text:span text:style-name="amh_5f_dev_5f_abbr"><text:span text:style-name="T813">n</text:span></text:span><text:span text:style-name="T813">t i</text:span><text:span text:style-name="amh_5f_dev_5f_abbr"><text:span text:style-name="T813">n</text:span></text:span><text:span text:style-name="T813"> ea ciuitate </text:span><text:span text:style-name="amh_5f_dev_5f_abbr"><text:span text:style-name="T814">pro</text:span></text:span><text:span text:style-name="T814"> n</text:span><text:span text:style-name="amh_5f_dev_5f_abbr"><text:span text:style-name="T814">e</text:span></text:span><text:span text:style-name="T814">ce</text:span><text:span text:style-name="amh_5f_dev_5f_abbr"><text:span text:style-name="T814">ss</text:span></text:span><text:span text:style-name="T814">itate</text:span><text:span text:style-name="T814"><text:note text:id="ftn105" text:note-class="footnote"><text:note-citation>105</text:note-citation><text:note-body><text:p text:style-name="amh_5f_note_5f_apparat"><text:span text:style-name="amh_5f_apparat_5f_lemme">pro necessitate</text:span> <text:span text:style-name="amh_5f_apparat_5f_témoin">Li U</text:span> : <text:span text:style-name="amh_5f_apparat_5f_variante">pro necessitatibus</text:span> <text:span text:style-name="amh_5f_apparat_5f_témoin">Wo Deluz</text:span></text:p></text:note-body></text:note></text:span><text:span text:style-name="T814"> aqua</text:span><text:span text:style-name="amh_5f_dev_5f_abbr"><text:span text:style-name="T814">m</text:span></text:span><text:span text:style-name="T814"> </text:span><text:span text:style-name="T811">tribuentes</text:span><text:span text:style-name="T811"><text:note text:id="ftn106" text:note-class="footnote"><text:note-citation>106</text:note-citation><text:note-body><text:p text:style-name="amh_5f_note_5f_apparat"><text:span text:style-name="amh_5f_apparat_5f_lemme">tribuentes</text:span> <text:span text:style-name="amh_5f_apparat_5f_témoin">U Wo Deluz</text:span> : <text:span text:style-name="amh_5f_apparat_5f_variante">ministrantes</text:span> <text:span text:style-name="amh_5f_apparat_5f_témoin">Li</text:span></text:p></text:note-body></text:note></text:span><text:span text:style-name="T814">. </text:span><text:span text:style-name="T815">Conducit</text:span><text:span text:style-name="amh_5f_dev_5f_abbr"><text:span text:style-name="T815">u</text:span></text:span><text:span text:style-name="T815">r </text:span><text:span text:style-name="T816">aut</text:span><text:span text:style-name="amh_5f_dev_5f_abbr"><text:span text:style-name="T816">em</text:span></text:span><text:span text:style-name="T816"> aqua i</text:span><text:span text:style-name="amh_5f_dev_5f_abbr"><text:span text:style-name="T816">n</text:span></text:span><text:span text:style-name="T816"> Ih</text:span><text:span text:style-name="amh_5f_dev_5f_abbr"><text:span text:style-name="T816">e</text:span></text:span><text:span text:style-name="T816">r</text:span><text:span text:style-name="amh_5f_dev_5f_abbr"><text:span text:style-name="T816">usa</text:span></text:span><text:span text:style-name="T816">l</text:span><text:span text:style-name="amh_5f_dev_5f_abbr"><text:span text:style-name="T816">e</text:span></text:span><text:span text:style-name="T816">m </text:span><text:span text:style-name="T817">de partib</text:span><text:span text:style-name="amh_5f_dev_5f_abbr"><text:span text:style-name="T817">us</text:span></text:span><text:span text:style-name="T817"> </text:span><text:span text:style-name="T818">ci</text:span><text:span text:style-name="T817">rca Hebron </text:span><text:span text:style-name="T819">et </text:span><text:span text:style-name="amh_5f_dev_5f_abbr"><text:span text:style-name="T819">pro</text:span></text:span><text:span text:style-name="T819">pe </text:span><text:span text:style-name="T820">uia</text:span><text:span text:style-name="amh_5f_dev_5f_abbr"><text:span text:style-name="T820">m</text:span></text:span><text:span text:style-name="T820"> </text:span><text:span text:style-name="T821">eu</text:span><text:span text:style-name="amh_5f_dev_5f_abbr"><text:span text:style-name="T821">n</text:span></text:span><text:span text:style-name="T821">tibus </text:span><text:span text:style-name="T822">Hebron </text:span><text:span text:style-name="T823">ip</text:span><text:span text:style-name="amh_5f_dev_5f_abbr"><text:span text:style-name="T823">s</text:span></text:span><text:span text:style-name="T823">e co</text:span><text:span text:style-name="amh_5f_dev_5f_abbr"><text:span text:style-name="T823">n</text:span></text:span><text:span text:style-name="T823">duct</text:span><text:span text:style-name="amh_5f_dev_5f_abbr"><text:span text:style-name="T823">us</text:span></text:span><text:span text:style-name="T823"> </text:span><text:span text:style-name="T824">aq</text:span><text:span text:style-name="amh_5f_dev_5f_abbr"><text:span text:style-name="T824">ue</text:span></text:span><text:span text:style-name="T824"> est paru</text:span><text:span text:style-name="amh_5f_dev_5f_abbr"><text:span text:style-name="T824">m</text:span></text:span><text:span text:style-name="T824">, t</text:span><text:span text:style-name="amh_5f_dev_5f_abbr"><text:span text:style-name="T824">ame</text:span></text:span><text:span text:style-name="T824">n satis in ciuitate </text:span><text:span text:style-name="T825">mi</text:span><text:span text:style-name="amh_5f_dev_5f_abbr"><text:span text:style-name="T825">ni</text:span></text:span><text:span text:style-name="T825">strans.</text:span></text:h>
      <text:p text:style-name="P55"><text:span text:style-name="amh_5f_lettre_5f_rubriquee">V</text:span><text:span text:style-name="T826">t aut</text:span><text:span text:style-name="amh_5f_dev_5f_abbr"><text:span text:style-name="T826">em</text:span></text:span><text:span text:style-name="T826"> </text:span><text:span text:style-name="T827">de priorib</text:span><text:span text:style-name="amh_5f_dev_5f_abbr"><text:span text:style-name="T827">us</text:span></text:span><text:span text:style-name="T827"> </text:span><text:span text:style-name="T828">incipiam </text:span><text:span text:style-name="T829">est te</text:span><text:span text:style-name="amh_5f_dev_5f_abbr"><text:span text:style-name="T829">m</text:span></text:span><text:span text:style-name="T829">plu</text:span><text:span text:style-name="amh_5f_dev_5f_abbr"><text:span text:style-name="T829">m</text:span></text:span><text:span text:style-name="T829"> D</text:span><text:span text:style-name="amh_5f_dev_5f_abbr"><text:span text:style-name="T829">omi</text:span></text:span><text:span text:style-name="T829">ni non q</text:span><text:span text:style-name="amh_5f_dev_5f_abbr"><text:span text:style-name="T829">u</text:span></text:span><text:span text:style-name="T829">idem hoc q</text:span><text:span text:style-name="amh_5f_dev_5f_abbr"><text:span text:style-name="T829">uo</text:span></text:span><text:span text:style-name="T829">d </text:span><text:span text:style-name="T830">Salomon </text:span><text:span text:style-name="T831">co</text:span><text:span text:style-name="amh_5f_dev_5f_abbr"><text:span text:style-name="T831">n</text:span></text:span><text:span text:style-name="T831">struxit, </text:span><text:span text:style-name="T832">penit</text:span><text:span text:style-name="amh_5f_dev_5f_abbr"><text:span text:style-name="T832">us</text:span></text:span><text:span text:style-name="T832"> eteni</text:span><text:span text:style-name="amh_5f_dev_5f_abbr"><text:span text:style-name="T833">m</text:span></text:span><text:span text:style-name="T832"> demolitu</text:span><text:span text:style-name="amh_5f_dev_5f_abbr"><text:span text:style-name="T832">m</text:span></text:span><text:span text:style-name="T832"> est sc</text:span><text:span text:style-name="amh_5f_dev_5f_abbr"><text:span text:style-name="T832">r</text:span></text:span><text:span text:style-name="T832">iptura attesta</text:span><text:span text:style-name="amh_5f_dev_5f_abbr"><text:span text:style-name="T834">n</text:span></text:span><text:span text:style-name="T832">te, s</text:span><text:span text:style-name="amh_5f_dev_5f_abbr"><text:span text:style-name="T832">ed</text:span></text:span><text:span text:style-name="T832"> ali</text:span><text:span text:style-name="T833">u</text:span><text:span text:style-name="T832">d i</text:span><text:span text:style-name="amh_5f_dev_5f_abbr"><text:span text:style-name="T832">n</text:span></text:span><text:span text:style-name="T832"> eode</text:span><text:span text:style-name="amh_5f_dev_5f_abbr"><text:span text:style-name="T832">m</text:span></text:span><text:span text:style-name="T832"> loco </text:span><text:span text:style-name="T835">restauratu</text:span><text:span text:style-name="amh_5f_dev_5f_abbr"><text:span text:style-name="T835">m</text:span></text:span><text:span text:style-name="T835"> est rotondu</text:span><text:span text:style-name="amh_5f_dev_5f_abbr"><text:span text:style-name="T835">m</text:span></text:span><text:span text:style-name="T835"> figura satis largu</text:span><text:span text:style-name="amh_5f_dev_5f_abbr"><text:span text:style-name="T835">m</text:span></text:span><text:span text:style-name="T835"> in circuitu nulla </text:span><text:span text:style-name="T836">sibi a co</text:span><text:span text:style-name="amh_5f_dev_5f_abbr"><text:span text:style-name="T836">m</text:span></text:span><text:span text:style-name="T836">petenti </text:span><text:span text:style-name="T837">spatio ma</text:span><text:span text:style-name="amh_5f_dev_5f_abbr"><text:span text:style-name="T837">n</text:span></text:span><text:span text:style-name="T837">sione a</text:span><text:span text:style-name="amh_5f_dev_5f_abbr"><text:span text:style-name="T837">pro</text:span></text:span><text:span text:style-name="T837">pi</text:span><text:span text:style-name="amh_5f_dev_5f_abbr"><text:span text:style-name="T837">n</text:span></text:span><text:span text:style-name="T837">quante. </text:span><text:span text:style-name="amh_5f_lettre_5f_rubriquee">E</text:span><text:span text:style-name="T838">st aut</text:span><text:span text:style-name="amh_5f_dev_5f_abbr"><text:span text:style-name="T838">em</text:span></text:span><text:span text:style-name="T838"> et ip</text:span><text:span text:style-name="amh_5f_dev_5f_abbr"><text:span text:style-name="T838">su</text:span></text:span><text:span text:style-name="T838">m</text:span><text:span text:style-name="T838"><text:note text:id="ftn107" text:note-class="footnote"><text:note-citation>107</text:note-citation><text:note-body><text:p text:style-name="amh_5f_note_5f_apparat"><text:span text:style-name="amh_5f_apparat_5f_lemme">ipsum</text:span> <text:span text:style-name="amh_5f_apparat_5f_témoin">Li</text:span> : <text:span text:style-name="amh_5f_apparat_5f_variante">ipsum atrium</text:span> <text:span text:style-name="amh_5f_apparat_5f_témoin">U</text:span> <text:span text:style-name="amh_5f_apparat_5f_témoin">Wo</text:span> <text:span text:style-name="amh_5f_apparat_5f_témoin">Deluz</text:span></text:p></text:note-body></text:note></text:span><text:span text:style-name="T838"> </text:span><text:span text:style-name="T839">non coopertu</text:span><text:span text:style-name="amh_5f_dev_5f_abbr"><text:span text:style-name="T839">m</text:span></text:span><text:span text:style-name="T839"> </text:span><text:span text:style-name="T840">subter</text:span><text:span text:style-name="T840"><text:note text:id="ftn108" text:note-class="footnote"><text:note-citation>108</text:note-citation><text:note-body><text:p text:style-name="amh_5f_note_5f_apparat"><text:span text:style-name="amh_5f_apparat_5f_lemme">subter</text:span> <text:span text:style-name="amh_5f_apparat_5f_témoin">Li</text:span> : <text:span text:style-name="amh_5f_apparat_5f_variante">subtus</text:span> <text:span text:style-name="amh_5f_apparat_5f_témoin">U</text:span> <text:span text:style-name="amh_5f_apparat_5f_témoin">Wo</text:span> <text:span text:style-name="amh_5f_apparat_5f_témoin">Deluz</text:span></text:p></text:note-body></text:note></text:span><text:span text:style-name="T840"> </text:span><text:span text:style-name="T841">aut</text:span><text:span text:style-name="amh_5f_dev_5f_abbr"><text:span text:style-name="T841">em</text:span></text:span><text:span text:style-name="T841"> albo</text:span><text:span text:style-name="T841"><text:note text:id="ftn109" text:note-class="footnote"><text:note-citation>109</text:note-citation><text:note-body><text:p text:style-name="amh_5f_note_5f_apparat"><text:span text:style-name="amh_5f_apparat_5f_lemme">albo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alto</text:span> <text:span text:style-name="amh_5f_apparat_5f_témoin">U</text:span></text:p></text:note-body></text:note></text:span><text:span text:style-name="T841"> </text:span><text:span text:style-name="T842">marmore </text:span><text:span text:style-name="T843">bene structu</text:span><text:span text:style-name="amh_5f_dev_5f_abbr"><text:span text:style-name="T843">m</text:span></text:span><text:span text:style-name="T843"> </text:span><text:span text:style-name="T844">q</text:span><text:span text:style-name="amh_5f_dev_5f_abbr"><text:span text:style-name="T844">uo</text:span></text:span><text:span text:style-name="T844">d Sarraceni </text:span><text:span text:style-name="T845">familiari</text:span><text:span text:style-name="T845"><text:note text:id="ftn110" text:note-class="footnote"><text:note-citation>110</text:note-citation><text:note-body><text:p text:style-name="P56"><text:span text:style-name="amh_5f_apparat_5f_lemme">familiari</text:span> <text:span text:style-name="amh_5f_apparat_5f_témoin">Li</text:span> : <text:span text:style-name="amh_5f_apparat_5f_variante">in maxima habentes</text:span> <text:span text:style-name="amh_5f_apparat_5f_témoin">Wo</text:span> <text:span text:style-name="amh_5f_apparat_5f_témoin">Deluz</text:span> <text:span text:style-name="T846">| </text:span><text:span text:style-name="amh_5f_apparat_5f_variante">in magna</text:span><text:span text:style-name="T846"> </text:span><text:span text:style-name="amh_5f_apparat_5f_témoin">U</text:span></text:p></text:note-body></text:note></text:span><text:span text:style-name="T845"> </text:span><text:span text:style-name="T847">reue</text:span><text:span text:style-name="amh_5f_dev_5f_abbr"><text:span text:style-name="T847">re</text:span></text:span><text:span text:style-name="T847">ncia </text:span><text:span text:style-name="T848">cole</text:span><text:span text:style-name="amh_5f_dev_5f_abbr"><text:span text:style-name="T848">n</text:span></text:span><text:span text:style-name="T848">tes </text:span><text:span text:style-name="T849">mu</text:span><text:span text:style-name="amh_5f_dev_5f_abbr"><text:span text:style-name="T849">n</text:span></text:span><text:span text:style-name="T849">dissimu</text:span><text:span text:style-name="amh_5f_dev_5f_abbr"><text:span text:style-name="T849">m</text:span></text:span><text:span text:style-name="T849"> tene</text:span><text:span text:style-name="amh_5f_dev_5f_abbr"><text:span text:style-name="T849">n</text:span></text:span><text:span text:style-name="T849">t, nudis </text:span><text:span text:style-name="T850">pedib</text:span><text:span text:style-name="amh_5f_dev_5f_abbr"><text:span text:style-name="T850">us</text:span></text:span><text:span text:style-name="T850"> </text:span><text:span text:style-name="T851">adeu</text:span><text:span text:style-name="amh_5f_dev_5f_abbr"><text:span text:style-name="T851">n</text:span></text:span><text:span text:style-name="T851">t </text:span><text:span text:style-name="T852">et deosculant</text:span><text:span text:style-name="amh_5f_dev_5f_abbr"><text:span text:style-name="T852">u</text:span></text:span><text:span text:style-name="T852">r genuflexi m</text:span><text:span text:style-name="amh_5f_dev_5f_abbr"><text:span text:style-name="T852">u</text:span></text:span><text:span text:style-name="T852">ltotiens </text:span><text:span text:style-name="T853">nec </text:span><text:span text:style-name="amh_5f_dev_5f_abbr"><text:span text:style-name="T854">per</text:span></text:span><text:span text:style-name="T854">mittu</text:span><text:span text:style-name="amh_5f_dev_5f_abbr"><text:span text:style-name="T854">n</text:span></text:span><text:span text:style-name="T854">t alique</text:span><text:span text:style-name="amh_5f_dev_5f_abbr"><text:span text:style-name="T854">m</text:span></text:span><text:span text:style-name="T854"> </text:span><text:span text:style-name="amh_5f_dev_5f_abbr"><text:span text:style-name="T854">christ</text:span></text:span><text:span text:style-name="T854">ianu</text:span><text:span text:style-name="amh_5f_dev_5f_abbr"><text:span text:style-name="T854">m</text:span></text:span><text:span text:style-name="T854"> intrare atriu</text:span><text:span text:style-name="amh_5f_dev_5f_abbr"><text:span text:style-name="T854">m</text:span></text:span><text:span text:style-name="T854"> </text:span><text:span text:style-name="T855">et te</text:span><text:span text:style-name="amh_5f_dev_5f_abbr"><text:span text:style-name="T855">m</text:span></text:span><text:span text:style-name="T855">plu</text:span><text:span text:style-name="amh_5f_dev_5f_abbr"><text:span text:style-name="T855">m</text:span></text:span><text:span text:style-name="T855"> </text:span><text:span text:style-name="T856">dicentes ta</text:span><text:span text:style-name="amh_5f_dev_5f_abbr"><text:span text:style-name="T856">m</text:span></text:span><text:span text:style-name="T856"> s</text:span><text:span text:style-name="amh_5f_dev_5f_abbr"><text:span text:style-name="T856">an</text:span></text:span><text:span text:style-name="T856">ct</text:span><text:span text:style-name="amh_5f_dev_5f_abbr"><text:span text:style-name="T856">u</text:span></text:span><text:span text:style-name="T856">m locu</text:span><text:span text:style-name="amh_5f_dev_5f_abbr"><text:span text:style-name="T856">m</text:span></text:span><text:span text:style-name="T856">, </text:span><text:span text:style-name="T857">q</text:span><text:span text:style-name="amh_5f_dev_5f_abbr"><text:span text:style-name="T857">uem</text:span></text:span><text:span text:style-name="T857"> domu</text:span><text:span text:style-name="amh_5f_dev_5f_abbr"><text:span text:style-name="T857">m</text:span></text:span><text:span text:style-name="T857"> </text:span><text:span text:style-name="T858">Dei </text:span><text:span text:style-name="T859">singulare</text:span><text:span text:style-name="amh_5f_dev_5f_abbr"><text:span text:style-name="T859">m</text:span></text:span><text:span text:style-name="T859"> </text:span><text:span text:style-name="T860">a</text:span><text:span text:style-name="T861">ss</text:span><text:span text:style-name="T860">eru</text:span><text:span text:style-name="amh_5f_dev_5f_abbr"><text:span text:style-name="T860">n</text:span></text:span><text:span text:style-name="T860">t </text:span><text:span text:style-name="T862">et non debe</text:span><text:span text:style-name="amh_5f_dev_5f_abbr"><text:span text:style-name="T862">re</text:span></text:span><text:span text:style-name="T862"> </text:span><text:span text:style-name="T863">a </text:span><text:span text:style-name="amh_5f_dev_5f_abbr"><text:span text:style-name="T863">christ</text:span></text:span><text:span text:style-name="T863">ianis </text:span><text:span text:style-name="T864">a</text:span><text:span text:style-name="amh_5f_dev_5f_abbr"><text:span text:style-name="T864">ut</text:span></text:span><text:span text:style-name="T864"> </text:span><text:span text:style-name="T833">a </text:span><text:span text:style-name="T864">iudeis </text:span><text:span text:style-name="T865">q</text:span><text:span text:style-name="amh_5f_dev_5f_abbr"><text:span text:style-name="T865">u</text:span></text:span><text:span text:style-name="T865">os </text:span><text:span text:style-name="T866">c</text:span><text:span text:style-name="T865">anes </text:span><text:span text:style-name="T866">et i</text:span><text:span text:style-name="amh_5f_dev_5f_abbr"><text:span text:style-name="T866">n</text:span></text:span><text:span text:style-name="T866">fideles </text:span><text:span text:style-name="T867">reputant maculari.</text:span></text:p>
      <text:p text:style-name="P57"><text:span text:style-name="T868">Sane </text:span><text:span text:style-name="T869">i</text:span><text:span text:style-name="amh_5f_dev_5f_abbr"><text:span text:style-name="T869">n</text:span></text:span><text:span text:style-name="T869"> hoc loco templi</text:span><text:span text:style-name="T869"><text:note text:id="ftn111" text:note-class="footnote"><text:note-citation>111</text:note-citation><text:note-body><text:p text:style-name="P58"><text:span text:style-name="amh_5f_apparat_5f_lemme">templi</text:span> <text:span text:style-name="amh_5f_apparat_5f_témoin">Deluz</text:span> : <text:span text:style-name="amh_5f_apparat_5f_variante">temporali</text:span> <text:span text:style-name="amh_5f_apparat_5f_témoin">Li</text:span> <text:span text:style-name="amh_5f_apparat_5f_témoin">U</text:span> <text:span text:style-name="amh_5f_apparat_5f_témoin">Wo</text:span></text:p></text:note-body></text:note></text:span><text:span text:style-name="T869"> </text:span><text:span text:style-name="T870">plura</text:span><text:span text:style-name="T870"><text:note text:id="ftn112" text:note-class="footnote"><text:note-citation>112</text:note-citation><text:note-body><text:p text:style-name="amh_5f_note_5f_apparat"><text:span text:style-name="amh_5f_apparat_5f_lemme">plura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plurima</text:span><text:span text:style-name="T871"> </text:span><text:span text:style-name="amh_5f_apparat_5f_témoin">U</text:span></text:p></text:note-body></text:note></text:span><text:span text:style-name="T870"> magnalia </text:span><text:span text:style-name="amh_5f_dev_5f_abbr"><text:span text:style-name="T870">et</text:span></text:span><text:span text:style-name="T870"> mirifica </text:span><text:span text:style-name="T872">Dei </text:span><text:span text:style-name="T873">o</text:span><text:span text:style-name="amh_5f_dev_5f_abbr"><text:span text:style-name="T873">per</text:span></text:span><text:span text:style-name="T873">a </text:span><text:span text:style-name="T874">facta su</text:span><text:span text:style-name="amh_5f_dev_5f_abbr"><text:span text:style-name="T874">n</text:span></text:span><text:span text:style-name="T874">t, </text:span><text:span text:style-name="T875">sc</text:span><text:span text:style-name="amh_5f_dev_5f_abbr"><text:span text:style-name="T875">r</text:span></text:span><text:span text:style-name="T875">iptura ta</text:span><text:span text:style-name="amh_5f_dev_5f_abbr"><text:span text:style-name="T875">m</text:span></text:span><text:span text:style-name="T875"> </text:span><text:span text:style-name="T876">uet</text:span><text:span text:style-name="amh_5f_dev_5f_abbr"><text:span text:style-name="T876">er</text:span></text:span><text:span text:style-name="T876">is </text:span><text:span text:style-name="T877">q</text:span><text:span text:style-name="amh_5f_dev_5f_abbr"><text:span text:style-name="T877">u</text:span></text:span><text:span text:style-name="T877">a</text:span><text:span text:style-name="amh_5f_dev_5f_abbr"><text:span text:style-name="T877">m</text:span></text:span><text:span text:style-name="T877"> noui </text:span><text:span text:style-name="T878">T</text:span><text:span text:style-name="T879">estame</text:span><text:span text:style-name="amh_5f_dev_5f_abbr"><text:span text:style-name="T879">n</text:span></text:span><text:span text:style-name="T879">ti testante, </text:span><text:span text:style-name="T880">q</text:span><text:span text:style-name="amh_5f_dev_5f_abbr"><text:span text:style-name="T880">ue</text:span></text:span><text:span text:style-name="T880"> </text:span><text:span text:style-name="amh_5f_dev_5f_abbr"><text:span text:style-name="T880">per</text:span></text:span><text:span text:style-name="T880"> si</text:span><text:span text:style-name="amh_5f_dev_5f_abbr"><text:span text:style-name="T880">n</text:span></text:span><text:span text:style-name="T880">gula </text:span><text:span text:style-name="T881">ta</text:span><text:span text:style-name="amh_5f_dev_5f_abbr"><text:span text:style-name="T881">n</text:span></text:span><text:span text:style-name="T881">ge</text:span><text:span text:style-name="amh_5f_dev_5f_abbr"><text:span text:style-name="T881">re</text:span></text:span><text:span text:style-name="T881"> </text:span><text:span text:style-name="T882">longu</text:span><text:span text:style-name="amh_5f_dev_5f_abbr"><text:span text:style-name="T882">m</text:span></text:span><text:span text:style-name="T882"> e</text:span><text:span text:style-name="amh_5f_dev_5f_abbr"><text:span text:style-name="T882">ss</text:span></text:span><text:span text:style-name="T882">et. </text:span><text:span text:style-name="amh_5f_lettre_5f_rubriquee">I</text:span><text:span text:style-name="T883">n hoc loco </text:span><text:span text:style-name="T884">Dei sacerdos </text:span><text:span text:style-name="T885">Melcisedech </text:span><text:span text:style-name="T886">credit</text:span><text:span text:style-name="amh_5f_dev_5f_abbr"><text:span text:style-name="T886">u</text:span></text:span><text:span text:style-name="T886">r </text:span><text:span text:style-name="T887">pane</text:span><text:span text:style-name="amh_5f_dev_5f_abbr"><text:span text:style-name="T887">m</text:span></text:span><text:span text:style-name="T887"> et uinu</text:span><text:span text:style-name="amh_5f_dev_5f_abbr"><text:span text:style-name="T887">m</text:span></text:span><text:span text:style-name="T887"> </text:span><text:span text:style-name="T888">Deo mistice </text:span><text:span text:style-name="T889">primit</text:span><text:span text:style-name="amh_5f_dev_5f_abbr"><text:span text:style-name="T889">us</text:span></text:span><text:span text:style-name="T889"> </text:span><text:span text:style-name="T890">obtulisse. </text:span><text:span text:style-name="T891">Dicit</text:span><text:span text:style-name="amh_5f_dev_5f_abbr"><text:span text:style-name="T891">u</text:span></text:span><text:span text:style-name="T891">r etia</text:span><text:span text:style-name="amh_5f_dev_5f_abbr"><text:span text:style-name="T891">m</text:span></text:span><text:span text:style-name="T891"> </text:span><text:span text:style-name="T892">hic loc</text:span><text:span text:style-name="amh_5f_dev_5f_abbr"><text:span text:style-name="T892">us</text:span></text:span><text:span text:style-name="T892"> Abrahe </text:span><text:span text:style-name="T893">a Deo monstrat</text:span><text:span text:style-name="amh_5f_dev_5f_abbr"><text:span text:style-name="T893">us</text:span></text:span><text:span text:style-name="T893"> ut filium</text:span><text:span text:style-name="T893"><text:note text:id="ftn113" text:note-class="footnote"><text:note-citation>113</text:note-citation><text:note-body><text:p text:style-name="amh_5f_note_5f_apparat"><text:span text:style-name="amh_5f_apparat_5f_lemme">filium</text:span> <text:span text:style-name="amh_5f_apparat_5f_témoin">Li</text:span> <text:span text:style-name="amh_5f_apparat_5f_témoin">Wo</text:span> <text:span text:style-name="amh_5f_apparat_5f_témoin">Deluz</text:span> : <text:span text:style-name="amh_5f_apparat_5f_variante">filium suum dulcium Isaac</text:span> <text:span text:style-name="amh_5f_apparat_5f_témoin">U</text:span></text:p></text:note-body></text:note></text:span><text:span text:style-name="T893"> i</text:span><text:span text:style-name="amh_5f_dev_5f_abbr"><text:span text:style-name="T893">m</text:span></text:span><text:span text:style-name="T893">molaret, </text:span><text:span text:style-name="T894">quo p</text:span><text:span text:style-name="amh_5f_dev_5f_abbr"><text:span text:style-name="T894">re</text:span></text:span><text:span text:style-name="T894">cepto </text:span><text:span text:style-name="T895">angeli, illeso </text:span><text:span text:style-name="amh_5f_dev_5f_abbr"><text:span text:style-name="T896">per</text:span></text:span><text:span text:style-name="T896">mane</text:span><text:span text:style-name="amh_5f_dev_5f_abbr"><text:span text:style-name="T896">n</text:span></text:span><text:span text:style-name="T896">te, ariete</text:span><text:span text:style-name="amh_5f_dev_5f_abbr"><text:span text:style-name="T896">m</text:span></text:span><text:span text:style-name="T896"> here</text:span><text:span text:style-name="amh_5f_dev_5f_abbr"><text:span text:style-name="T896">n</text:span></text:span><text:span text:style-name="T896">tem </text:span><text:span text:style-name="T897">cornua </text:span><text:span text:style-name="T898">i</text:span><text:span text:style-name="amh_5f_dev_5f_abbr"><text:span text:style-name="T898">n</text:span></text:span><text:span text:style-name="T898"> ueprib</text:span><text:span text:style-name="amh_5f_dev_5f_abbr"><text:span text:style-name="T898">us</text:span></text:span><text:span text:style-name="T898"> </text:span><text:span text:style-name="T899">Abraham </text:span><text:span text:style-name="T900">loco </text:span><text:span text:style-name="T901">i</text:span><text:span text:style-name="amh_5f_dev_5f_abbr"><text:span text:style-name="T901">m</text:span></text:span><text:span text:style-name="T901">molauit filii, quo mi</text:span><text:span text:style-name="amh_5f_dev_5f_abbr"><text:span text:style-name="T902">ni</text:span></text:span><text:span text:style-name="T901">sterio</text:span><text:span text:style-name="T901"><text:note text:id="ftn114" text:note-class="footnote"><text:note-citation>114</text:note-citation><text:note-body><text:p text:style-name="P59"><text:span text:style-name="amh_5f_apparat_5f_lemme">ministerio</text:span> <text:span text:style-name="amh_5f_apparat_5f_témoin">Li</text:span> : <text:span text:style-name="amh_5f_apparat_5f_variante">sacrificio</text:span> <text:span text:style-name="amh_5f_apparat_5f_témoin">U Wo Deluz</text:span></text:p></text:note-body></text:note></text:span><text:span text:style-name="T901"> </text:span><text:span text:style-name="T902">p</text:span><text:span text:style-name="T901">assio </text:span><text:span text:style-name="amh_5f_dev_5f_abbr"><text:span text:style-name="T901">Christ</text:span></text:span><text:span text:style-name="T901">i Dei </text:span><text:span text:style-name="amh_5f_dev_5f_abbr"><text:span text:style-name="T903">et</text:span></text:span><text:span text:style-name="T903"> ho</text:span><text:span text:style-name="amh_5f_dev_5f_abbr"><text:span text:style-name="T903">min</text:span></text:span><text:span text:style-name="T903">is </text:span><text:span text:style-name="T904">clarissime </text:span><text:span text:style-name="amh_5f_dev_5f_abbr"><text:span text:style-name="T904">pro</text:span></text:span><text:span text:style-name="T904">phetat</text:span><text:span text:style-name="amh_5f_dev_5f_abbr"><text:span text:style-name="T904">u</text:span></text:span><text:span text:style-name="T904">r. </text:span><text:span text:style-name="T905">D</text:span><text:span text:style-name="amh_5f_dev_5f_abbr"><text:span text:style-name="T905">icitu</text:span></text:span><text:span text:style-name="T905">r </text:span><text:span text:style-name="T906">et hic loc</text:span><text:span text:style-name="amh_5f_dev_5f_abbr"><text:span text:style-name="T906">us</text:span></text:span><text:span text:style-name="T906"> e</text:span><text:span text:style-name="amh_5f_dev_5f_abbr"><text:span text:style-name="T906">ss</text:span></text:span><text:span text:style-name="T906">e ubi beat</text:span><text:span text:style-name="amh_5f_dev_5f_abbr"><text:span text:style-name="T906">us</text:span></text:span><text:span text:style-name="T906"> </text:span><text:span text:style-name="T907">patriarca </text:span><text:span text:style-name="T908">Iacob uidit </text:span><text:soft-page-break/><text:span text:style-name="T909">scala</text:span><text:span text:style-name="amh_5f_dev_5f_abbr"><text:span text:style-name="T909">m</text:span></text:span><text:span text:style-name="T909"> </text:span><text:span text:style-name="T910">recta</text:span><text:span text:style-name="amh_5f_dev_5f_abbr"><text:span text:style-name="T910">m</text:span></text:span><text:span text:style-name="T910"> cacumen </text:span><text:span text:style-name="T911">celi tangente</text:span><text:span text:style-name="amh_5f_dev_5f_abbr"><text:span text:style-name="T911">m</text:span></text:span><text:span text:style-name="T911"> </text:span><text:span text:style-name="amh_5f_dev_5f_abbr"><text:span text:style-name="T912">et</text:span></text:span><text:span text:style-name="T912"> angelos </text:span><text:span text:style-name="T913">ascensos </text:span><text:span text:style-name="amh_5f_dev_5f_abbr"><text:span text:style-name="T914">et</text:span></text:span><text:span text:style-name="T914"> desce</text:span><text:span text:style-name="amh_5f_dev_5f_abbr"><text:span text:style-name="T914">n</text:span></text:span><text:span text:style-name="T914">sos, </text:span><text:span text:style-name="T915">hui</text:span><text:span text:style-name="amh_5f_dev_5f_abbr"><text:span text:style-name="T915">us</text:span></text:span><text:span text:style-name="T915"> loci </text:span><text:span text:style-name="T916">sanctitate</text:span><text:span text:style-name="amh_5f_dev_5f_abbr"><text:span text:style-name="T916">m</text:span></text:span><text:span text:style-name="T916"> </text:span><text:span text:style-name="T917">nimiru</text:span><text:span text:style-name="amh_5f_dev_5f_abbr"><text:span text:style-name="T917">m</text:span></text:span><text:span text:style-name="T917"> clare </text:span><text:span text:style-name="T918">docentes. </text:span><text:span text:style-name="T919">In hoc </text:span><text:span text:style-name="T920">loco, uidit Dauid angelu</text:span><text:span text:style-name="amh_5f_dev_5f_abbr"><text:span text:style-name="T920">m</text:span></text:span><text:span text:style-name="T920"> </text:span><text:span text:style-name="T921">sedente</text:span><text:span text:style-name="amh_5f_dev_5f_abbr"><text:span text:style-name="T922">m</text:span></text:span><text:span text:style-name="T921"> </text:span><text:span text:style-name="T922">impos</text:span><text:span text:style-name="T921">uisse </text:span><text:span text:style-name="T923">gladiu</text:span><text:span text:style-name="amh_5f_dev_5f_abbr"><text:span text:style-name="T923">m</text:span></text:span><text:span text:style-name="T923"> cruentatu</text:span><text:span text:style-name="amh_5f_dev_5f_abbr"><text:span text:style-name="T923">m</text:span></text:span><text:span text:style-name="T923"> </text:span><text:span text:style-name="T924">in uagina</text:span><text:span text:style-name="amh_5f_dev_5f_abbr"><text:span text:style-name="T924">m</text:span></text:span><text:span text:style-name="T924">. </text:span><text:span text:style-name="T925">In hoc </text:span><text:span text:style-name="T926">etia</text:span><text:span text:style-name="amh_5f_dev_5f_abbr"><text:span text:style-name="T926">m</text:span></text:span><text:span text:style-name="T926"> loco, Salomon, </text:span><text:span text:style-name="T927">Deo amabilis, or</text:span><text:span text:style-name="amh_5f_dev_5f_abbr"><text:span text:style-name="T927">ati</text:span></text:span><text:span text:style-name="T927">o</text:span><text:span text:style-name="amh_5f_dev_5f_abbr"><text:span text:style-name="T927">n</text:span></text:span><text:span text:style-name="T927">em </text:span><text:span text:style-name="T928">deuota</text:span><text:span text:style-name="amh_5f_dev_5f_abbr"><text:span text:style-name="T928">m</text:span></text:span><text:span text:style-name="T928"> et loco co</text:span><text:span text:style-name="amh_5f_dev_5f_abbr"><text:span text:style-name="T928">n</text:span></text:span><text:span text:style-name="T928">ueniente</text:span><text:span text:style-name="amh_5f_dev_5f_abbr"><text:span text:style-name="T928">m</text:span></text:span><text:span text:style-name="T928"> ad Deu</text:span><text:span text:style-name="amh_5f_dev_5f_abbr"><text:span text:style-name="T928">m</text:span></text:span><text:span text:style-name="T928"> emisit, </text:span><text:span text:style-name="amh_5f_dev_5f_abbr"><text:span text:style-name="T928">et</text:span></text:span><text:span text:style-name="T928"> ipsu</text:span><text:span text:style-name="amh_5f_dev_5f_abbr"><text:span text:style-name="T928">m</text:span></text:span><text:span text:style-name="T928"> cu</text:span><text:span text:style-name="amh_5f_dev_5f_abbr"><text:span text:style-name="T928">m</text:span></text:span><text:span text:style-name="T928"> sacerdotib</text:span><text:span text:style-name="amh_5f_dev_5f_abbr"><text:span text:style-name="T928">us</text:span></text:span><text:span text:style-name="T928"> </text:span><text:span text:style-name="T929">mi</text:span><text:span text:style-name="amh_5f_dev_5f_abbr"><text:span text:style-name="T929">ni</text:span></text:span><text:span text:style-name="T929">stris </text:span><text:span text:style-name="T930">precelsa </text:span><text:span text:style-name="T931">solle</text:span><text:span text:style-name="amh_5f_dev_5f_abbr"><text:span text:style-name="T931">m</text:span></text:span><text:span text:style-name="T931">pnitate </text:span><text:span text:style-name="T932">instinctu </text:span><text:span text:style-name="T933">Dei atte</text:span><text:span text:style-name="amh_5f_dev_5f_abbr"><text:span text:style-name="T933">n</text:span></text:span><text:span text:style-name="T933">tissime </text:span><text:span text:style-name="T934">dedicauit. </text:span><text:span text:style-name="T935">In hoc loco, b</text:span><text:span text:style-name="amh_5f_dev_5f_abbr"><text:span text:style-name="T935">ea</text:span></text:span><text:span text:style-name="T935">ta Virgo </text:span><text:span text:style-name="T936">an</text:span><text:span text:style-name="amh_5f_dev_5f_abbr"><text:span text:style-name="T936">te</text:span></text:span><text:span text:style-name="T936"> desponsatione</text:span><text:span text:style-name="amh_5f_dev_5f_abbr"><text:span text:style-name="T936">m</text:span></text:span><text:span text:style-name="T936"> </text:span><text:span text:style-name="T937">ei</text:span><text:span text:style-name="amh_5f_dev_5f_abbr"><text:span text:style-name="T937">us</text:span></text:span><text:span text:style-name="T937"> d</text:span><text:span text:style-name="amh_5f_dev_5f_abbr"><text:span text:style-name="T937">icitu</text:span></text:span><text:span text:style-name="T937">r a pare</text:span><text:span text:style-name="amh_5f_dev_5f_abbr"><text:span text:style-name="T937">n</text:span></text:span><text:span text:style-name="T937">tib</text:span><text:span text:style-name="amh_5f_dev_5f_abbr"><text:span text:style-name="T937">us</text:span></text:span><text:span text:style-name="T937"> </text:span><text:span text:style-name="T938">Deo fuisse oblata, </text:span><text:span text:style-name="T939">ut te</text:span><text:span text:style-name="amh_5f_dev_5f_abbr"><text:span text:style-name="T939">m</text:span></text:span><text:span text:style-name="T939">pli pa</text:span><text:span text:style-name="amh_5f_dev_5f_abbr"><text:span text:style-name="T939">n</text:span></text:span><text:span text:style-name="T939">nos </text:span><text:span text:style-name="T940">abluendo </text:span><text:span text:style-name="T941">aliaq</text:span><text:span text:style-name="amh_5f_dev_5f_abbr"><text:span text:style-name="T941">ue</text:span></text:span><text:span text:style-name="T941"> officia uirginalia colendo diligent</text:span><text:span text:style-name="amh_5f_dev_5f_abbr"><text:span text:style-name="T941">er</text:span></text:span><text:span text:style-name="T941"> </text:span><text:span text:style-name="T942">s</text:span><text:span text:style-name="amh_5f_dev_5f_abbr"><text:span text:style-name="T942">er</text:span></text:span><text:span text:style-name="T942">uiciu</text:span><text:span text:style-name="amh_5f_dev_5f_abbr"><text:span text:style-name="T942">m</text:span></text:span><text:span text:style-name="T942"> </text:span><text:span text:style-name="T943">exiberet. </text:span><text:span text:style-name="T944">In hoc loco, </text:span><text:span text:style-name="T945">Virgo M</text:span><text:span text:style-name="amh_5f_dev_5f_abbr"><text:span text:style-name="T945">ate</text:span></text:span><text:span text:style-name="T945">r </text:span><text:span text:style-name="T946">Dei </text:span><text:span text:style-name="T947">et suu</text:span><text:span text:style-name="amh_5f_dev_5f_abbr"><text:span text:style-name="T947">m</text:span></text:span><text:span text:style-name="T947"> filiu</text:span><text:span text:style-name="amh_5f_dev_5f_abbr"><text:span text:style-name="T947">m</text:span></text:span><text:span text:style-name="T947"> </text:span><text:span text:style-name="T948">pueru</text:span><text:span text:style-name="amh_5f_dev_5f_abbr"><text:span text:style-name="T948">m</text:span></text:span><text:span text:style-name="T948"> </text:span><text:span text:style-name="T949">Ih</text:span><text:span text:style-name="amh_5f_dev_5f_abbr"><text:span text:style-name="T949">esu</text:span></text:span><text:span text:style-name="T949">m </text:span><text:span text:style-name="T950">p</text:span><text:span text:style-name="amh_5f_dev_5f_abbr"><text:span text:style-name="T950">rese</text:span></text:span><text:span text:style-name="T950">ntauit </text:span><text:span text:style-name="T951">s</text:span><text:span text:style-name="amh_5f_dev_5f_abbr"><text:span text:style-name="T951">ecundu</text:span></text:span><text:span text:style-name="T951">m </text:span><text:span text:style-name="T952">legis </text:span><text:span text:style-name="T953">p</text:span><text:span text:style-name="amh_5f_dev_5f_abbr"><text:span text:style-name="T953">re</text:span></text:span><text:span text:style-name="T953">ceptu</text:span><text:span text:style-name="amh_5f_dev_5f_abbr"><text:span text:style-name="T953">m</text:span></text:span><text:span text:style-name="T953">, </text:span><text:span text:style-name="amh_5f_dev_5f_abbr"><text:span text:style-name="T954">pro</text:span></text:span><text:span text:style-name="T954"> eo rede</text:span><text:span text:style-name="amh_5f_dev_5f_abbr"><text:span text:style-name="T954">m</text:span></text:span><text:span text:style-name="T954">ptione</text:span><text:span text:style-name="amh_5f_dev_5f_abbr"><text:span text:style-name="T954">m</text:span></text:span><text:span text:style-name="T954"> p</text:span><text:span text:style-name="amh_5f_dev_5f_abbr"><text:span text:style-name="T954">ri</text:span></text:span><text:span text:style-name="T954">mogeniti masculi </text:span><text:span text:style-name="T955">offerendo, </text:span><text:span text:style-name="T956">ubi </text:span><text:span text:style-name="T957">et beat</text:span><text:span text:style-name="amh_5f_dev_5f_abbr"><text:span text:style-name="T957">us</text:span></text:span><text:span text:style-name="T957"> Simeon </text:span><text:span text:style-name="amh_5f_dev_5f_abbr"><text:span text:style-name="T958">Christu</text:span></text:span><text:span text:style-name="T958">m </text:span><text:span text:style-name="T959">in ulnas </text:span><text:span text:style-name="T960">recipiens, </text:span><text:span text:style-name="T961">et beata </text:span><text:span text:style-name="amh_5f_dev_5f_abbr"><text:span text:style-name="T961">pro</text:span></text:span><text:span text:style-name="T961">phetia saluatione</text:span><text:span text:style-name="amh_5f_dev_5f_abbr"><text:span text:style-name="T961">m</text:span></text:span><text:span text:style-name="T961"> mu</text:span><text:span text:style-name="amh_5f_dev_5f_abbr"><text:span text:style-name="T961">n</text:span></text:span><text:span text:style-name="T961">di uenisse </text:span><text:span text:style-name="T962">clara uoce </text:span><text:span text:style-name="T963">instigatio</text:span><text:span text:style-name="amh_5f_dev_5f_abbr"><text:span text:style-name="T963">n</text:span></text:span><text:span text:style-name="T963">e</text:span><text:span text:style-name="amh_5f_dev_5f_abbr"><text:span text:style-name="T963">m</text:span></text:span><text:span text:style-name="T963"> </text:span><text:span text:style-name="T964">Sp</text:span><text:span text:style-name="amh_5f_dev_5f_abbr"><text:span text:style-name="T964">iritu</text:span></text:span><text:span text:style-name="T964">s S</text:span><text:span text:style-name="amh_5f_dev_5f_abbr"><text:span text:style-name="T964">an</text:span></text:span><text:span text:style-name="T964">cti </text:span><text:span text:style-name="T965">notificauit. </text:span><text:span text:style-name="amh_5f_lettre_5f_rubriquee">E</text:span><text:span text:style-name="T966">x hoc loco, </text:span><text:span text:style-name="amh_5f_dev_5f_abbr"><text:span text:style-name="T966">Christu</text:span></text:span><text:span text:style-name="T966">s uende</text:span><text:span text:style-name="amh_5f_dev_5f_abbr"><text:span text:style-name="T966">n</text:span></text:span><text:span text:style-name="T966">tes et ementes eiecit. </text:span><text:span text:style-name="T967">In hoc q</text:span><text:span text:style-name="amh_5f_dev_5f_abbr"><text:span text:style-name="T967">u</text:span></text:span><text:span text:style-name="T967">o</text:span><text:span text:style-name="amh_5f_dev_5f_abbr"><text:span text:style-name="T968">que</text:span></text:span><text:span text:style-name="T967"> loco, </text:span><text:span text:style-name="T969">sepius ip</text:span><text:span text:style-name="amh_5f_dev_5f_abbr"><text:span text:style-name="T969">s</text:span></text:span><text:span text:style-name="T969">e docuit, puerul</text:span><text:span text:style-name="amh_5f_dev_5f_abbr"><text:span text:style-name="T969">us</text:span></text:span><text:span text:style-name="T969"> disputauit, </text:span><text:span text:style-name="T970">q</text:span><text:span text:style-name="amh_5f_dev_5f_abbr"><text:span text:style-name="T970">ue</text:span></text:span><text:span text:style-name="T970">rentib</text:span><text:span text:style-name="amh_5f_dev_5f_abbr"><text:span text:style-name="T970">us</text:span></text:span><text:span text:style-name="T970"> </text:span><text:span text:style-name="T971">dulce </text:span><text:span text:style-name="T972">respo</text:span><text:span text:style-name="amh_5f_dev_5f_abbr"><text:span text:style-name="T972">n</text:span></text:span><text:span text:style-name="T972">su</text:span><text:span text:style-name="amh_5f_dev_5f_abbr"><text:span text:style-name="T972">m</text:span></text:span><text:span text:style-name="T972"> intulit, </text:span><text:span text:style-name="T973">multa </text:span><text:span text:style-name="T974">miracul</text:span><text:span text:style-name="T975">a </text:span><text:span text:style-name="T976">fecit, </text:span><text:span text:style-name="T977">et locu</text:span><text:span text:style-name="amh_5f_dev_5f_abbr"><text:span text:style-name="T977">m</text:span></text:span><text:span text:style-name="T977"> pl</text:span><text:span text:style-name="amh_5f_dev_5f_abbr"><text:span text:style-name="T977">ur</text:span></text:span><text:span text:style-name="T977">imu</text:span><text:span text:style-name="amh_5f_dev_5f_abbr"><text:span text:style-name="T977">m</text:span></text:span><text:span text:style-name="T977"> </text:span><text:span text:style-name="T978">co</text:span><text:span text:style-name="amh_5f_dev_5f_abbr"><text:span text:style-name="T978">m</text:span></text:span><text:span text:style-name="T978">me</text:span><text:span text:style-name="amh_5f_dev_5f_abbr"><text:span text:style-name="T978">n</text:span></text:span><text:span text:style-name="T978">dauit, </text:span><text:span text:style-name="T979">q</text:span><text:span text:style-name="amh_5f_dev_5f_abbr"><text:span text:style-name="T979">ue</text:span></text:span><text:span text:style-name="T979"> o</text:span><text:span text:style-name="amh_5f_dev_5f_abbr"><text:span text:style-name="T979">mn</text:span></text:span><text:span text:style-name="T979">ia sacris Eu</text:span><text:span text:style-name="T968">u</text:span><text:span text:style-name="T979">a</text:span><text:span text:style-name="amh_5f_dev_5f_abbr"><text:span text:style-name="T979">n</text:span></text:span><text:span text:style-name="T979">geliis h</text:span><text:span text:style-name="amh_5f_dev_5f_abbr"><text:span text:style-name="T979">abe</text:span></text:span><text:span text:style-name="T979">nt</text:span><text:span text:style-name="amh_5f_dev_5f_abbr"><text:span text:style-name="T979">u</text:span></text:span><text:span text:style-name="T979">r. </text:span><text:span text:style-name="T980">Supra pinaculu</text:span><text:span text:style-name="amh_5f_dev_5f_abbr"><text:span text:style-name="T980">m</text:span></text:span><text:span text:style-name="T980"> </text:span><text:span text:style-name="T981">hui</text:span><text:span text:style-name="amh_5f_dev_5f_abbr"><text:span text:style-name="T981">us</text:span></text:span><text:span text:style-name="T981"> te</text:span><text:span text:style-name="amh_5f_dev_5f_abbr"><text:span text:style-name="T981">m</text:span></text:span><text:span text:style-name="T981">pli, fili</text:span><text:span text:style-name="amh_5f_dev_5f_abbr"><text:span text:style-name="T981">us</text:span></text:span><text:span text:style-name="T981"> </text:span><text:span text:style-name="T982">Dei miss</text:span><text:span text:style-name="amh_5f_dev_5f_abbr"><text:span text:style-name="T982">u</text:span></text:span><text:span text:style-name="T982">s est ubi te</text:span><text:span text:style-name="amh_5f_dev_5f_abbr"><text:span text:style-name="T982">m</text:span></text:span><text:span text:style-name="T982">ptatione</text:span><text:span text:style-name="amh_5f_dev_5f_abbr"><text:span text:style-name="T982">m</text:span></text:span><text:span text:style-name="T982"> deifica uoce </text:span><text:span text:style-name="T983">non hu</text:span><text:span text:style-name="amh_5f_dev_5f_abbr"><text:span text:style-name="T983">m</text:span></text:span><text:span text:style-name="T983">ana </text:span><text:span text:style-name="T984">repulit </text:span><text:span text:style-name="T985">et ut decuit sacro misterio est potitus angelorum.</text:span></text:p>
      <text:p text:style-name="P60"><text:span text:style-name="amh_5f_lettre_5f_rubriquee">I</text:span>uxta hoc <text:span text:style-name="amh_5f_foliotation"><text:span text:style-name="T302">[f.</text:span></text:span><text:span text:style-name="amh_5f_foliotation"><text:span text:style-name="T304"> </text:span></text:span><text:span text:style-name="amh_5f_foliotation"><text:span text:style-name="T302">238r]</text:span></text:span><text:span text:style-name="T302"> templu</text:span><text:span text:style-name="amh_5f_dev_5f_abbr"><text:span text:style-name="T302">m</text:span></text:span><text:span text:style-name="T302"> </text:span><text:span text:style-name="T293">I</text:span><text:span text:style-name="T302">acob</text:span><text:span text:style-name="amh_5f_dev_5f_abbr"><text:span text:style-name="T302">us</text:span></text:span><text:span text:style-name="T302"> minor, q</text:span><text:span text:style-name="amh_5f_dev_5f_abbr"><text:span text:style-name="T302">u</text:span></text:span><text:span text:style-name="amh_5f_dev_5f_abbr"><text:span text:style-name="T986">i</text:span></text:span><text:span text:style-name="T302"> et frat</text:span><text:span text:style-name="amh_5f_dev_5f_abbr"><text:span text:style-name="T302">er</text:span></text:span><text:span text:style-name="T302"> </text:span><text:span text:style-name="T987">D</text:span><text:span text:style-name="amh_5f_dev_5f_abbr"><text:span text:style-name="T302">omi</text:span></text:span><text:span text:style-name="T302">ni d</text:span><text:span text:style-name="amh_5f_dev_5f_abbr"><text:span text:style-name="T302">ici</text:span></text:span><text:span text:style-name="amh_5f_dev_5f_abbr"><text:span text:style-name="T987">tu</text:span></text:span><text:span text:style-name="T987">r, </text:span><text:span text:style-name="T988">pertica </text:span><text:span text:style-name="T989">fulonis </text:span><text:span text:style-name="T990">exce</text:span><text:span text:style-name="amh_5f_dev_5f_abbr"><text:span text:style-name="T990">re</text:span></text:span><text:span text:style-name="T990">brat</text:span><text:span text:style-name="amh_5f_dev_5f_abbr"><text:span text:style-name="T990">us</text:span></text:span><text:span text:style-name="T990">, </text:span><text:span text:style-name="T991">felix martiriu</text:span><text:span text:style-name="amh_5f_dev_5f_abbr"><text:span text:style-name="T991">m</text:span></text:span><text:span text:style-name="T991"> consu</text:span><text:span text:style-name="amh_5f_dev_5f_abbr"><text:span text:style-name="T991">m</text:span></text:span><text:span text:style-name="T991">mauit. </text:span><text:span text:style-name="amh_5f_lettre_5f_rubriquee">I</text:span><text:span text:style-name="T992">uxta hoc te</text:span><text:span text:style-name="amh_5f_dev_5f_abbr"><text:span text:style-name="T992">m</text:span></text:span><text:span text:style-name="T992">plu</text:span><text:span text:style-name="amh_5f_dev_5f_abbr"><text:span text:style-name="T992">m</text:span></text:span><text:span text:style-name="T992"> etia</text:span><text:span text:style-name="amh_5f_dev_5f_abbr"><text:span text:style-name="T992">m</text:span></text:span><text:span text:style-name="T992"> a sinistris </text:span><text:span text:style-name="T993">est felix ille porta aurea, </text:span><text:span text:style-name="amh_5f_dev_5f_abbr"><text:span text:style-name="T994">et</text:span></text:span><text:span text:style-name="T994"> ciuitas atrii templi, </text:span><text:span text:style-name="T995">de qua sc</text:span><text:span text:style-name="amh_5f_dev_5f_abbr"><text:span text:style-name="T995">r</text:span></text:span><text:span text:style-name="T995">iptura fecit co</text:span><text:span text:style-name="amh_5f_dev_5f_abbr"><text:span text:style-name="T995">m</text:span></text:span><text:span text:style-name="T995">medabile</text:span><text:span text:style-name="amh_5f_dev_5f_abbr"><text:span text:style-name="T995">m</text:span></text:span><text:span text:style-name="T995"> me</text:span><text:span text:style-name="amh_5f_dev_5f_abbr"><text:span text:style-name="T995">n</text:span></text:span><text:span text:style-name="T995">sione</text:span><text:span text:style-name="amh_5f_dev_5f_abbr"><text:span text:style-name="T995">m</text:span></text:span><text:span text:style-name="T995">. </text:span><text:span text:style-name="T996">E</text:span><text:span text:style-name="T995">t </text:span><text:span text:style-name="amh_5f_dev_5f_abbr"><text:span text:style-name="T995">pro</text:span></text:span><text:span text:style-name="T995">pe te</text:span><text:span text:style-name="amh_5f_dev_5f_abbr"><text:span text:style-name="T995">m</text:span></text:span><text:span text:style-name="T995">plu</text:span><text:span text:style-name="amh_5f_dev_5f_abbr"><text:span text:style-name="T995">m</text:span></text:span><text:span text:style-name="T995"> </text:span><text:span text:style-name="T997">a dextris est ecclesia una oblonga, plu</text:span><text:span text:style-name="amh_5f_dev_5f_abbr"><text:span text:style-name="T997">m</text:span></text:span><text:span text:style-name="T997">bo </text:span><text:span text:style-name="T996">cooperta, </text:span><text:span text:style-name="T998">q</text:span><text:span text:style-name="amh_5f_dev_5f_abbr"><text:span text:style-name="T998">ue</text:span></text:span><text:span text:style-name="T998"> scola Salomonis </text:span><text:span text:style-name="T999">uulgo dicitur. </text:span><text:span text:style-name="T1000">Quida</text:span><text:span text:style-name="amh_5f_dev_5f_abbr"><text:span text:style-name="T1000">m</text:span></text:span><text:span text:style-name="T1000"> </text:span><text:span text:style-name="T1001">dicu</text:span><text:span text:style-name="amh_5f_dev_5f_abbr"><text:span text:style-name="T1001">n</text:span></text:span><text:span text:style-name="T1001">t </text:span><text:span text:style-name="T1002">ibi fuisse q</text:span><text:span text:style-name="amh_5f_dev_5f_abbr"><text:span text:style-name="T1002">uon</text:span></text:span><text:span text:style-name="T1002">dam </text:span><text:span text:style-name="T1003">h</text:span><text:span text:style-name="amh_5f_dev_5f_abbr"><text:span text:style-name="T1003">ab</text:span></text:span><text:span text:style-name="T1003">itulu</text:span><text:span text:style-name="amh_5f_dev_5f_abbr"><text:span text:style-name="T1003">m</text:span></text:span><text:span text:style-name="T1003"> </text:span><text:span text:style-name="T1004">et p</text:span><text:span text:style-name="amh_5f_dev_5f_abbr"><text:span text:style-name="T1004">r</text:span></text:span><text:span text:style-name="amh_5f_dev_5f_abbr"><text:span text:style-name="T1005">e</text:span></text:span><text:span text:style-name="T1005">c</text:span><text:span text:style-name="T1004">iosu</text:span><text:span text:style-name="amh_5f_dev_5f_abbr"><text:span text:style-name="T1004">m</text:span></text:span><text:span text:style-name="T1004"> porticu</text:span><text:span text:style-name="amh_5f_dev_5f_abbr"><text:span text:style-name="T1004">m</text:span></text:span><text:span text:style-name="T1004"> Salomonis. </text:span><text:span text:style-name="amh_5f_lettre_5f_rubriquee">N</text:span><text:span text:style-name="T1005">on longe aut</text:span><text:span text:style-name="amh_5f_dev_5f_abbr"><text:span text:style-name="T1005">em</text:span></text:span><text:span text:style-name="T1005"> u</text:span><text:span text:style-name="amh_5f_dev_5f_abbr"><text:span text:style-name="T1005">er</text:span></text:span><text:span text:style-name="T1005">sus </text:span><text:span text:style-name="T1006">aq</text:span><text:span text:style-name="amh_5f_dev_5f_abbr"><text:span text:style-name="T1006">u</text:span></text:span><text:span text:style-name="T1006">ilone</text:span><text:span text:style-name="amh_5f_dev_5f_abbr"><text:span text:style-name="T1006">m</text:span></text:span><text:span text:style-name="T1006"> </text:span><text:span text:style-name="T1007">est illa </text:span><text:span text:style-name="amh_5f_dev_5f_abbr"><text:span text:style-name="T1007">pro</text:span></text:span><text:span text:style-name="T1007">phetica piscina curatrix debiliu</text:span><text:span text:style-name="amh_5f_dev_5f_abbr"><text:span text:style-name="T1007">m</text:span></text:span><text:span text:style-name="T1007">, s</text:span><text:span text:style-name="amh_5f_dev_5f_abbr"><text:span text:style-name="T1007">ecundu</text:span></text:span><text:span text:style-name="T1007">m Euua</text:span><text:span text:style-name="amh_5f_dev_5f_abbr"><text:span text:style-name="T1007">n</text:span></text:span><text:span text:style-name="T1007">geliu</text:span><text:span text:style-name="amh_5f_dev_5f_abbr"><text:span text:style-name="T1007">m</text:span></text:span><text:span text:style-name="T1007">, in qua noctu angeli desce</text:span><text:span text:style-name="amh_5f_dev_5f_abbr"><text:span text:style-name="T1007">n</text:span></text:span><text:span text:style-name="T1007">du</text:span><text:span text:style-name="amh_5f_dev_5f_abbr"><text:span text:style-name="T1007">n</text:span></text:span><text:span text:style-name="T1007">t, et eccl</text:span><text:span text:style-name="amh_5f_dev_5f_abbr"><text:span text:style-name="T1007">esi</text:span></text:span><text:span text:style-name="T1007">a s</text:span><text:span text:style-name="amh_5f_dev_5f_abbr"><text:span text:style-name="T1007">an</text:span></text:span><text:span text:style-name="T1007">cte A</text:span><text:span text:style-name="amh_5f_dev_5f_abbr"><text:span text:style-name="T1007">n</text:span></text:span><text:span text:style-name="T1007">ne auie </text:span><text:span text:style-name="amh_5f_dev_5f_abbr"><text:span text:style-name="T1007">Christ</text:span></text:span><text:span text:style-name="T1007">i satis p</text:span><text:span text:style-name="amh_5f_dev_5f_abbr"><text:span text:style-name="T1007">u</text:span></text:span><text:span text:style-name="T1007">lcra eidem picine est co</text:span><text:span text:style-name="amh_5f_dev_5f_abbr"><text:span text:style-name="T1007">n</text:span></text:span><text:span text:style-name="T1007">tigua, ubi </text:span><text:span text:style-name="T1008">beata uirgo co</text:span><text:span text:style-name="amh_5f_dev_5f_abbr"><text:span text:style-name="T1008">n</text:span></text:span><text:span text:style-name="T1008">cepta et nata credit</text:span><text:span text:style-name="amh_5f_dev_5f_abbr"><text:span text:style-name="T1008">u</text:span></text:span><text:span text:style-name="T1008">r, </text:span><text:span text:style-name="T1009">sepulcraq</text:span><text:span text:style-name="amh_5f_dev_5f_abbr"><text:span text:style-name="T1009">ue</text:span></text:span><text:span text:style-name="T1009"> </text:span><text:span text:style-name="T1010">Ioachim </text:span><text:span text:style-name="T1011">et beate A</text:span><text:span text:style-name="amh_5f_dev_5f_abbr"><text:span text:style-name="T1011">n</text:span></text:span><text:span text:style-name="T1011">ne pare</text:span><text:span text:style-name="amh_5f_dev_5f_abbr"><text:span text:style-name="T1011">n</text:span></text:span><text:span text:style-name="T1011">tu</text:span><text:span text:style-name="amh_5f_dev_5f_abbr"><text:span text:style-name="T1011">m</text:span></text:span><text:span text:style-name="T1011"> </text:span><text:span text:style-name="T1012">ei</text:span><text:span text:style-name="amh_5f_dev_5f_abbr"><text:span text:style-name="T1012">us</text:span></text:span><text:span text:style-name="T1012"> </text:span><text:span text:style-name="T1013">in quadam cripta s</text:span><text:span text:style-name="amh_5f_dev_5f_abbr"><text:span text:style-name="T1013">ub</text:span></text:span><text:span text:style-name="T1013">t</text:span><text:span text:style-name="amh_5f_dev_5f_abbr"><text:span text:style-name="T1013">er</text:span></text:span><text:span text:style-name="T1013">ranea o</text:span><text:span text:style-name="amh_5f_dev_5f_abbr"><text:span text:style-name="T1013">ste</text:span></text:span><text:span text:style-name="T1013">ndu</text:span><text:span text:style-name="amh_5f_dev_5f_abbr"><text:span text:style-name="T1013">n</text:span></text:span><text:span text:style-name="T1013">t </text:span><text:span text:style-name="T1014">et non longe est loc</text:span><text:span text:style-name="amh_5f_dev_5f_abbr"><text:span text:style-name="T1014">us</text:span></text:span><text:span text:style-name="T1014"> ubi </text:span><text:span text:style-name="amh_5f_dev_5f_abbr"><text:span text:style-name="T1014">Christu</text:span></text:span><text:span text:style-name="T1014">s inuita</text:span><text:span text:style-name="T1015">t</text:span><text:span text:style-name="amh_5f_dev_5f_abbr"><text:span text:style-name="T1014">u</text:span></text:span><text:span text:style-name="amh_5f_dev_5f_abbr"><text:span text:style-name="T1015">s</text:span></text:span><text:span text:style-name="T1014"> cu</text:span><text:span text:style-name="amh_5f_dev_5f_abbr"><text:span text:style-name="T1014">m</text:span></text:span><text:span text:style-name="T1014"> Phariseo discubuit, illaq</text:span><text:span text:style-name="amh_5f_dev_5f_abbr"><text:span text:style-name="T1014">ue</text:span></text:span><text:span text:style-name="T1014"> </text:span><text:span text:style-name="T1016">tu</text:span><text:span text:style-name="amh_5f_dev_5f_abbr"><text:span text:style-name="T1016">n</text:span></text:span><text:span text:style-name="T1016">c m</text:span><text:span text:style-name="amh_5f_dev_5f_abbr"><text:span text:style-name="T1016">u</text:span></text:span><text:span text:style-name="T1016">lier </text:span><text:span text:style-name="T1017">peccatrix beata Maria Magdalene </text:span><text:span text:style-name="T1018">ue</text:span><text:span text:style-name="amh_5f_dev_5f_abbr"><text:span text:style-name="T1018">re</text:span></text:span><text:span text:style-name="T1018">cunde </text:span><text:span text:style-name="T1019">ac uite do</text:span><text:span text:style-name="T1015">l</text:span><text:span text:style-name="T1019">e</text:span><text:span text:style-name="T1015">r</text:span><text:span text:style-name="T1019">s ad co</text:span><text:span text:style-name="amh_5f_dev_5f_abbr"><text:span text:style-name="T1019">n</text:span></text:span><text:span text:style-name="T1019">uiuiu</text:span><text:span text:style-name="amh_5f_dev_5f_abbr"><text:span text:style-name="T1019">m</text:span></text:span><text:span text:style-name="T1019"> </text:span><text:span text:style-name="T1020">i</text:span><text:span text:style-name="amh_5f_dev_5f_abbr"><text:span text:style-name="T1020">n</text:span></text:span><text:span text:style-name="T1020">trans pedes Domini lac</text:span><text:span text:style-name="amh_5f_dev_5f_abbr"><text:span text:style-name="T1020">r</text:span></text:span><text:span text:style-name="T1020">imis </text:span><text:span text:style-name="T1021">lauit, capillis tersit </text:span><text:span text:style-name="amh_5f_dev_5f_abbr"><text:span text:style-name="T1022">et</text:span></text:span><text:span text:style-name="T1022"> remissione</text:span><text:span text:style-name="amh_5f_dev_5f_abbr"><text:span text:style-name="T1022">m</text:span></text:span><text:span text:style-name="T1022"> p</text:span><text:span text:style-name="amh_5f_dev_5f_abbr"><text:span text:style-name="T1022">ec</text:span></text:span><text:span text:style-name="T1022">c</text:span><text:span text:style-name="amh_5f_dev_5f_abbr"><text:span text:style-name="T1022">a</text:span></text:span><text:span text:style-name="T1022">toru</text:span><text:span text:style-name="amh_5f_dev_5f_abbr"><text:span text:style-name="T1022">m</text:span></text:span><text:span text:style-name="T1022"> </text:span><text:span text:style-name="T1023">tanta co</text:span><text:span text:style-name="amh_5f_dev_5f_abbr"><text:span text:style-name="T1023">n</text:span></text:span><text:span text:style-name="T1023">tric</text:span><text:span text:style-name="amh_5f_dev_5f_abbr"><text:span text:style-name="T1023">i</text:span></text:span><text:span text:style-name="T1023">o</text:span><text:span text:style-name="amh_5f_dev_5f_abbr"><text:span text:style-name="T1023">n</text:span></text:span><text:span text:style-name="T1023">e </text:span><text:span text:style-name="T1024">obtinuit. </text:span><text:span text:style-name="amh_5f_lettre_5f_rubriquee">E</text:span><text:span text:style-name="T1024">st etia</text:span><text:span text:style-name="amh_5f_dev_5f_abbr"><text:span text:style-name="T1024">m</text:span></text:span><text:span text:style-name="T1024"> in Iherosolimis </text:span><text:span text:style-name="T1025">loc</text:span><text:span text:style-name="amh_5f_dev_5f_abbr"><text:span text:style-name="T1025">us</text:span></text:span><text:span text:style-name="T1025"> ubi </text:span><text:span text:style-name="amh_5f_dev_5f_abbr"><text:span text:style-name="T1025">Christu</text:span></text:span><text:span text:style-name="T1025">s flagellat</text:span><text:span text:style-name="amh_5f_dev_5f_abbr"><text:span text:style-name="T1025">us</text:span></text:span><text:span text:style-name="T1025">, co</text:span><text:span text:style-name="amh_5f_dev_5f_abbr"><text:span text:style-name="T1025">n</text:span></text:span><text:span text:style-name="T1025">sput</text:span><text:span text:style-name="amh_5f_dev_5f_abbr"><text:span text:style-name="T1025">us</text:span></text:span><text:span text:style-name="T1025">, collaphisat</text:span><text:span text:style-name="amh_5f_dev_5f_abbr"><text:span text:style-name="T1025">us</text:span></text:span><text:span text:style-name="T1025">, illusus, </text:span><text:span text:style-name="T1026">co</text:span><text:span text:style-name="amh_5f_dev_5f_abbr"><text:span text:style-name="T1026">n</text:span></text:span><text:span text:style-name="T1026">dempnat</text:span><text:span text:style-name="amh_5f_dev_5f_abbr"><text:span text:style-name="T1026">us</text:span></text:span><text:span text:style-name="T1026">, </text:span><text:span text:style-name="T1027">spinis coronat</text:span><text:span text:style-name="amh_5f_dev_5f_abbr"><text:span text:style-name="T1027">us</text:span></text:span><text:span text:style-name="T1027">, </text:span><text:span text:style-name="T1028">cruce honerat</text:span><text:span text:style-name="amh_5f_dev_5f_abbr"><text:span text:style-name="T1028">us</text:span></text:span><text:span text:style-name="T1028"> est, ac passiones i</text:span><text:span text:style-name="amh_5f_dev_5f_abbr"><text:span text:style-name="T1028">n</text:span></text:span><text:span text:style-name="T1028">num</text:span><text:span text:style-name="amh_5f_dev_5f_abbr"><text:span text:style-name="T1028">er</text:span></text:span><text:span text:style-name="T1028">as </text:span><text:span text:style-name="amh_5f_dev_5f_abbr"><text:span text:style-name="T1028">pro</text:span></text:span><text:span text:style-name="T1028"> nob</text:span><text:span text:style-name="amh_5f_dev_5f_abbr"><text:span text:style-name="T1028">is</text:span></text:span><text:span text:style-name="T1028"> </text:span><text:span text:style-name="T1029">sustinuit </text:span><text:span text:style-name="T1030">ip</text:span><text:span text:style-name="amh_5f_dev_5f_abbr"><text:span text:style-name="T1030">s</text:span></text:span><text:span text:style-name="T1030">e </text:span><text:span text:style-name="T1031">i</text:span><text:span text:style-name="amh_5f_dev_5f_abbr"><text:span text:style-name="T1031">m</text:span></text:span><text:span text:style-name="T1031">passibilis </text:span><text:span text:style-name="T1032">D</text:span><text:span text:style-name="T1033">e</text:span><text:span text:style-name="amh_5f_dev_5f_abbr"><text:span text:style-name="T1033">us</text:span></text:span><text:span text:style-name="T1033"> </text:span><text:span text:style-name="T1032">admodu</text:span><text:span text:style-name="amh_5f_dev_5f_abbr"><text:span text:style-name="T1032">m</text:span></text:span><text:span text:style-name="T1032"> patienter.</text:span></text:p>
      <text:p text:style-name="P61"><text:span text:style-name="amh_5f_lettre_5f_rubriquee">D</text:span>e te<text:span text:style-name="amh_5f_dev_5f_abbr">m</text:span>plo <text:span text:style-name="T1034">D</text:span><text:span text:style-name="amh_5f_dev_5f_abbr"><text:span text:style-name="T1034">omi</text:span></text:span><text:span text:style-name="T1034">ni </text:span><text:span text:style-name="T1035">uersus </text:span><text:span text:style-name="T1036">meridiem </text:span><text:span text:style-name="T1037">est ille beat</text:span><text:span text:style-name="amh_5f_dev_5f_abbr"><text:span text:style-name="T1037">us</text:span></text:span><text:span text:style-name="T1037"> </text:span><text:span text:style-name="T1038">mons Sion int</text:span><text:span text:style-name="amh_5f_dev_5f_abbr"><text:span text:style-name="T1038">ra</text:span></text:span><text:span text:style-name="T1038"> ciuitate</text:span><text:span text:style-name="amh_5f_dev_5f_abbr"><text:span text:style-name="T1038">m</text:span></text:span><text:span text:style-name="T1038"> Ih</text:span><text:span text:style-name="amh_5f_dev_5f_abbr"><text:span text:style-name="T1038">e</text:span></text:span><text:span text:style-name="T1038">r</text:span><text:span text:style-name="amh_5f_dev_5f_abbr"><text:span text:style-name="T1038">u</text:span></text:span><text:span text:style-name="T1038">s</text:span><text:span text:style-name="amh_5f_dev_5f_abbr"><text:span text:style-name="T1038">a</text:span></text:span><text:span text:style-name="T1038">l</text:span><text:span text:style-name="amh_5f_dev_5f_abbr"><text:span text:style-name="T1038">em</text:span></text:span><text:span text:style-name="T1038"> </text:span><text:span text:style-name="T1039">cui</text:span><text:span text:style-name="amh_5f_dev_5f_abbr"><text:span text:style-name="T1039">us</text:span></text:span><text:span text:style-name="T1039"> </text:span><text:span text:style-name="T1040">porte s</text:span><text:span text:style-name="amh_5f_dev_5f_abbr"><text:span text:style-name="T1040">upe</text:span></text:span><text:span text:style-name="T1040">r </text:span><text:span text:style-name="T1041">o</text:span><text:span text:style-name="amh_5f_dev_5f_abbr"><text:span text:style-name="T1041">mn</text:span></text:span><text:span text:style-name="T1041">ia </text:span><text:span text:style-name="T1042">tabernacula </text:span><text:span text:style-name="T1043">Iacob </text:span><text:span text:style-name="T1044">a D</text:span><text:span text:style-name="amh_5f_dev_5f_abbr"><text:span text:style-name="T1044">omi</text:span></text:span><text:span text:style-name="T1044">no diligunt</text:span><text:span text:style-name="amh_5f_dev_5f_abbr"><text:span text:style-name="T1044">u</text:span></text:span><text:span text:style-name="T1044">r. </text:span><text:span text:style-name="T1045">Q</text:span><text:span text:style-name="amh_5f_dev_5f_abbr"><text:span text:style-name="T1045">u</text:span></text:span><text:span text:style-name="T1045">i Q</text:span><text:span text:style-name="amh_5f_dev_5f_abbr"><text:span text:style-name="T1045">u</text:span></text:span><text:span text:style-name="T1045">idem </text:span><text:span text:style-name="T1046">mons paru</text:span><text:span text:style-name="amh_5f_dev_5f_abbr"><text:span text:style-name="T1046">m</text:span></text:span><text:span text:style-name="T1046"> </text:span><text:span text:style-name="T1047">altior est cet</text:span><text:span text:style-name="amh_5f_dev_5f_abbr"><text:span text:style-name="T1047">er</text:span></text:span><text:span text:style-name="T1047">o </text:span><text:span text:style-name="T1048">situ </text:span><text:span text:style-name="T1049">ciuitatis, de ciuitate </text:span><text:span text:style-name="T1050">uidel</text:span><text:span text:style-name="amh_5f_dev_5f_abbr"><text:span text:style-name="T1050">icet</text:span></text:span><text:span text:style-name="T1050"> </text:span><text:span text:style-name="T1051">ad eu</text:span><text:span text:style-name="amh_5f_dev_5f_abbr"><text:span text:style-name="T1051">m</text:span></text:span><text:span text:style-name="T1051"> asce</text:span><text:span text:style-name="amh_5f_dev_5f_abbr"><text:span text:style-name="T1051">n</text:span></text:span><text:span text:style-name="T1051">dentib</text:span><text:span text:style-name="amh_5f_dev_5f_abbr"><text:span text:style-name="T1051">us</text:span></text:span><text:span text:style-name="T1051">, </text:span><text:span text:style-name="T1052">ueru</text:span><text:span text:style-name="amh_5f_dev_5f_abbr"><text:span text:style-name="T1052">m</text:span></text:span><text:span text:style-name="T1052"> </text:span><text:span text:style-name="T1053">ab </text:span><text:span text:style-name="T1054">ext</text:span><text:span text:style-name="amh_5f_dev_5f_abbr"><text:span text:style-name="T1054">r</text:span></text:span><text:span text:style-name="T1054">inseco </text:span><text:span text:style-name="amh_5f_dev_5f_abbr"><text:span text:style-name="T1055">pro</text:span></text:span><text:span text:style-name="T1055">fu</text:span><text:span text:style-name="amh_5f_dev_5f_abbr"><text:span text:style-name="T1055">n</text:span></text:span><text:span text:style-name="T1055">dis </text:span><text:span text:style-name="T1056">uallib</text:span><text:span text:style-name="amh_5f_dev_5f_abbr"><text:span text:style-name="T1056">us</text:span></text:span><text:span text:style-name="T1056"> </text:span><text:span text:style-name="T1057">cinct</text:span><text:span text:style-name="amh_5f_dev_5f_abbr"><text:span text:style-name="T1057">us</text:span></text:span><text:span text:style-name="T1057">. </text:span><text:span text:style-name="T1058">Fortior locus est urb</text:span><text:span text:style-name="amh_5f_dev_5f_abbr"><text:span text:style-name="T1058">is</text:span></text:span><text:span text:style-name="T1058"> et mons ciuitatis a D</text:span><text:span text:style-name="amh_5f_dev_5f_abbr"><text:span text:style-name="T1058">aui</text:span></text:span><text:span text:style-name="T1058">d </text:span><text:span text:style-name="T1059">in sc</text:span><text:span text:style-name="amh_5f_dev_5f_abbr"><text:span text:style-name="T1059">r</text:span></text:span><text:span text:style-name="T1059">iptura sepe uocat</text:span><text:span text:style-name="amh_5f_dev_5f_abbr"><text:span text:style-name="T1059">u</text:span></text:span><text:span text:style-name="T1059">r. </text:span><text:span text:style-name="T1060">I</text:span><text:span text:style-name="amh_5f_dev_5f_abbr"><text:span text:style-name="T1059">n</text:span></text:span><text:span text:style-name="T1059"> quo et ceter</text:span><text:span text:style-name="T1061">i</text:span><text:span text:style-name="T1059"> reges Ih</text:span><text:span text:style-name="amh_5f_dev_5f_abbr"><text:span text:style-name="T1059">e</text:span></text:span><text:span text:style-name="T1059">r</text:span><text:span text:style-name="amh_5f_dev_5f_abbr"><text:span text:style-name="T1059">usa</text:span></text:span><text:span text:style-name="T1059">l</text:span><text:span text:style-name="amh_5f_dev_5f_abbr"><text:span text:style-name="T1059">e</text:span></text:span><text:span text:style-name="T1059">m </text:span><text:span text:style-name="T1062">postea h</text:span><text:span text:style-name="amh_5f_dev_5f_abbr"><text:span text:style-name="T1062">ab</text:span></text:span><text:span text:style-name="T1062">itant, ubi D</text:span><text:span text:style-name="amh_5f_dev_5f_abbr"><text:span text:style-name="T1062">aui</text:span></text:span><text:span text:style-name="T1062">d </text:span><text:span text:style-name="amh_5f_dev_5f_abbr"><text:span text:style-name="T1063">et</text:span></text:span><text:span text:style-name="T1063"> </text:span><text:span text:style-name="T1062">Salomonis </text:span><text:span text:style-name="T1064">pl</text:span><text:span text:style-name="amh_5f_dev_5f_abbr"><text:span text:style-name="T1064">ur</text:span></text:span><text:span text:style-name="T1064">imoru</text:span><text:span text:style-name="amh_5f_dev_5f_abbr"><text:span text:style-name="T1064">m</text:span></text:span><text:span text:style-name="T1064">q</text:span><text:span text:style-name="amh_5f_dev_5f_abbr"><text:span text:style-name="T1064">ue</text:span></text:span><text:span text:style-name="T1064"> </text:span><text:span text:style-name="T1065">s</text:span><text:span text:style-name="amh_5f_dev_5f_abbr"><text:span text:style-name="T1065">an</text:span></text:span><text:span text:style-name="T1065">ctoru</text:span><text:span text:style-name="amh_5f_dev_5f_abbr"><text:span text:style-name="T1065">m</text:span></text:span><text:span text:style-name="T1065"> </text:span><text:span text:style-name="amh_5f_dev_5f_abbr"><text:span text:style-name="T1066">pro</text:span></text:span><text:span text:style-name="T1066">ph</text:span><text:span text:style-name="amh_5f_dev_5f_abbr"><text:span text:style-name="T1066">et</text:span></text:span><text:span text:style-name="T1066">a</text:span><text:span text:style-name="amh_5f_dev_5f_abbr"><text:span text:style-name="T1066">rum</text:span></text:span><text:span text:style-name="T1066"> </text:span><text:soft-page-break/><text:span text:style-name="T1067">ac regu</text:span><text:span text:style-name="amh_5f_dev_5f_abbr"><text:span text:style-name="T1067">m</text:span></text:span><text:span text:style-name="T1067"> Ih</text:span><text:span text:style-name="amh_5f_dev_5f_abbr"><text:span text:style-name="T1067">e</text:span></text:span><text:span text:style-name="T1067">r</text:span><text:span text:style-name="amh_5f_dev_5f_abbr"><text:span text:style-name="T1067">usa</text:span></text:span><text:span text:style-name="T1067">l</text:span><text:span text:style-name="amh_5f_dev_5f_abbr"><text:span text:style-name="T1067">e</text:span></text:span><text:span text:style-name="T1067">m </text:span><text:span text:style-name="T1068">corpora requiescu</text:span><text:span text:style-name="amh_5f_dev_5f_abbr"><text:span text:style-name="T1068">n</text:span></text:span><text:span text:style-name="T1068">t. </text:span><text:span text:style-name="T1069">In pede hui</text:span><text:span text:style-name="amh_5f_dev_5f_abbr"><text:span text:style-name="T1069">us</text:span></text:span><text:span text:style-name="T1069"> </text:span><text:span text:style-name="T1070">montis </text:span><text:span text:style-name="T1071">u</text:span><text:span text:style-name="amh_5f_dev_5f_abbr"><text:span text:style-name="T1071">er</text:span></text:span><text:span text:style-name="T1071">sus </text:span><text:span text:style-name="T1072">ciuitate</text:span><text:span text:style-name="amh_5f_dev_5f_abbr"><text:span text:style-name="T1072">m</text:span></text:span><text:span text:style-name="T1072"> soldan</text:span><text:span text:style-name="amh_5f_dev_5f_abbr"><text:span text:style-name="T1072">us</text:span></text:span><text:span text:style-name="T1072"> </text:span><text:span text:style-name="T1073">castru</text:span><text:span text:style-name="amh_5f_dev_5f_abbr"><text:span text:style-name="T1073">m</text:span></text:span><text:span text:style-name="T1073"> fecit q</text:span><text:span text:style-name="amh_5f_dev_5f_abbr"><text:span text:style-name="T1073">uo</text:span></text:span><text:span text:style-name="T1073">d a deputato castellano et s</text:span><text:span text:style-name="amh_5f_dev_5f_abbr"><text:span text:style-name="T1073">er</text:span></text:span><text:span text:style-name="T1073">uientib</text:span><text:span text:style-name="amh_5f_dev_5f_abbr"><text:span text:style-name="T1073">us</text:span></text:span><text:span text:style-name="T1073"> atte</text:span><text:span text:style-name="amh_5f_dev_5f_abbr"><text:span text:style-name="T1073">n</text:span></text:span><text:span text:style-name="T1073">tius </text:span><text:span text:style-name="T1074">custodit</text:span><text:span text:style-name="amh_5f_dev_5f_abbr"><text:span text:style-name="T1074">u</text:span></text:span><text:span text:style-name="T1074">r. Et breuiter </text:span><text:span text:style-name="T1075">in hoc monte s</text:span><text:span text:style-name="amh_5f_dev_5f_abbr"><text:span text:style-name="T1075">an</text:span></text:span><text:span text:style-name="T1075">ctissimo, freq</text:span><text:span text:style-name="amh_5f_dev_5f_abbr"><text:span text:style-name="T1075">ue</text:span></text:span><text:span text:style-name="T1075">ntat</text:span><text:span text:style-name="amh_5f_dev_5f_abbr"><text:span text:style-name="T1075">i</text:span></text:span><text:span text:style-name="T1075">o</text:span><text:span text:style-name="amh_5f_dev_5f_abbr"><text:span text:style-name="T1075">n</text:span></text:span><text:span text:style-name="T1075">e </text:span><text:span text:style-name="amh_5f_dev_5f_abbr"><text:span text:style-name="T1076">Christ</text:span></text:span><text:span text:style-name="T1076">i ac beate Matris ei</text:span><text:span text:style-name="amh_5f_dev_5f_abbr"><text:span text:style-name="T1076">us</text:span></text:span><text:span text:style-name="T1076"> </text:span><text:span text:style-name="T1077">discip</text:span><text:span text:style-name="amh_5f_dev_5f_abbr"><text:span text:style-name="T1077">u</text:span></text:span><text:span text:style-name="T1077">lor</text:span><text:span text:style-name="amh_5f_dev_5f_abbr"><text:span text:style-name="T1077">um</text:span></text:span><text:span text:style-name="T1078">q</text:span><text:span text:style-name="amh_5f_dev_5f_abbr"><text:span text:style-name="T1078">ue</text:span></text:span><text:span text:style-name="T1078">, plura loca sa</text:span><text:span text:style-name="amh_5f_dev_5f_abbr"><text:span text:style-name="T1078">n</text:span></text:span><text:span text:style-name="T1078">ctificata </text:span><text:span text:style-name="T1079">su</text:span><text:span text:style-name="amh_5f_dev_5f_abbr"><text:span text:style-name="T1079">n</text:span></text:span><text:span text:style-name="T1079">t, p</text:span><text:span text:style-name="amh_5f_dev_5f_abbr"><text:span text:style-name="T1079">re</text:span></text:span><text:span text:style-name="T1079">cipue </text:span><text:span text:style-name="T1080">q</text:span><text:span text:style-name="amh_5f_dev_5f_abbr"><text:span text:style-name="T1080">u</text:span></text:span><text:span text:style-name="T1080">ia </text:span><text:span text:style-name="T1081">in certo loco hui</text:span><text:span text:style-name="amh_5f_dev_5f_abbr"><text:span text:style-name="T1081">us</text:span></text:span><text:span text:style-name="T1081"> </text:span><text:span text:style-name="T1082">mo</text:span><text:span text:style-name="amh_5f_dev_5f_abbr"><text:span text:style-name="T1082">n</text:span></text:span><text:span text:style-name="T1082">tis fili</text:span><text:span text:style-name="amh_5f_dev_5f_abbr"><text:span text:style-name="T1082">us</text:span></text:span><text:span text:style-name="T1082"> Dei </text:span><text:span text:style-name="T1083">pasca cu</text:span><text:span text:style-name="amh_5f_dev_5f_abbr"><text:span text:style-name="T1083">m</text:span></text:span><text:span text:style-name="T1083"> discipulis suis celebrauit, </text:span><text:span text:style-name="T1084">sa</text:span><text:span text:style-name="amh_5f_dev_5f_abbr"><text:span text:style-name="T1084">n</text:span></text:span><text:span text:style-name="T1084">ctissimu</text:span><text:span text:style-name="amh_5f_dev_5f_abbr"><text:span text:style-name="T1084">m</text:span></text:span><text:span text:style-name="T1084"> suu</text:span><text:span text:style-name="amh_5f_dev_5f_abbr"><text:span text:style-name="T1084">m</text:span></text:span><text:span text:style-name="T1084"> corp</text:span><text:span text:style-name="amh_5f_dev_5f_abbr"><text:span text:style-name="T1084">us</text:span></text:span><text:span text:style-name="T1084"> et sanguine</text:span><text:span text:style-name="amh_5f_dev_5f_abbr"><text:span text:style-name="T1084">m</text:span></text:span><text:span text:style-name="T1084"> co</text:span><text:span text:style-name="amh_5f_dev_5f_abbr"><text:span text:style-name="T1084">n</text:span></text:span><text:span text:style-name="T1084">secratu</text:span><text:span text:style-name="amh_5f_dev_5f_abbr"><text:span text:style-name="T1084">m</text:span></text:span><text:span text:style-name="T1084"> discipulis tribuit, nouu</text:span><text:span text:style-name="amh_5f_dev_5f_abbr"><text:span text:style-name="T1084">m</text:span></text:span><text:span text:style-name="T1084"> testame</text:span><text:span text:style-name="amh_5f_dev_5f_abbr"><text:span text:style-name="T1084">n</text:span></text:span><text:span text:style-name="T1084">tu</text:span><text:span text:style-name="amh_5f_dev_5f_abbr"><text:span text:style-name="T1084">m</text:span></text:span><text:span text:style-name="T1084"> co</text:span><text:span text:style-name="amh_5f_dev_5f_abbr"><text:span text:style-name="T1084">n</text:span></text:span><text:span text:style-name="T1084">didit, et Iuda</text:span><text:span text:style-name="amh_5f_dev_5f_abbr"><text:span text:style-name="T1084">s</text:span></text:span><text:span text:style-name="T1084"> </text:span><text:span text:style-name="amh_5f_dev_5f_abbr"><text:span text:style-name="T1084">pro</text:span></text:span><text:span text:style-name="T1084">dito</text:span><text:span text:style-name="T1085">re</text:span><text:span text:style-name="amh_5f_dev_5f_abbr"><text:span text:style-name="T1085">m</text:span></text:span><text:span text:style-name="T1085"> </text:span><text:span text:style-name="T1086">sente</text:span><text:span text:style-name="amh_5f_dev_5f_abbr"><text:span text:style-name="T1086">n</text:span></text:span><text:span text:style-name="T1086">tiando notauit, dilectissim</text:span><text:span text:style-name="amh_5f_dev_5f_abbr"><text:span text:style-name="T1086">us</text:span></text:span><text:span text:style-name="T1086"> ille discipul</text:span><text:span text:style-name="amh_5f_dev_5f_abbr"><text:span text:style-name="T1086">us</text:span></text:span><text:span text:style-name="T1086"> supra pect</text:span><text:span text:style-name="amh_5f_dev_5f_abbr"><text:span text:style-name="T1086">us</text:span></text:span><text:span text:style-name="T1086"> d</text:span><text:span text:style-name="amh_5f_dev_5f_abbr"><text:span text:style-name="T1086">omi</text:span></text:span><text:span text:style-name="T1086">ni recubuit, ubi secretoru</text:span><text:span text:style-name="amh_5f_dev_5f_abbr"><text:span text:style-name="T1086">m</text:span></text:span><text:span text:style-name="T1086"> celestiu</text:span><text:span text:style-name="amh_5f_dev_5f_abbr"><text:span text:style-name="T1086">m</text:span></text:span><text:span text:style-name="T1086"> </text:span><text:span text:style-name="T1087">altas hausit sente</text:span><text:span text:style-name="amh_5f_dev_5f_abbr"><text:span text:style-name="T1087">n</text:span></text:span><text:span text:style-name="T1087">tias postmodu</text:span><text:span text:style-name="amh_5f_dev_5f_abbr"><text:span text:style-name="T1087">m</text:span></text:span><text:span text:style-name="T1087"> credentib</text:span><text:span text:style-name="amh_5f_dev_5f_abbr"><text:span text:style-name="T1087">us</text:span></text:span><text:span text:style-name="T1087"> fidelit</text:span><text:span text:style-name="amh_5f_dev_5f_abbr"><text:span text:style-name="T1087">er</text:span></text:span><text:span text:style-name="T1087"> et cautissime </text:span><text:span text:style-name="T1088">s</text:span><text:span text:style-name="amh_5f_dev_5f_abbr"><text:span text:style-name="T1088">ecundu</text:span></text:span><text:span text:style-name="T1088">m </text:span><text:span text:style-name="T1089">salutis n</text:span><text:span text:style-name="amh_5f_dev_5f_abbr"><text:span text:style-name="T1089">ost</text:span></text:span><text:span text:style-name="T1089">re exigentia</text:span><text:span text:style-name="amh_5f_dev_5f_abbr"><text:span text:style-name="T1089">m</text:span></text:span><text:span text:style-name="T1089"> </text:span><text:span text:style-name="T1090">diligendas. </text:span><text:span text:style-name="T1091">In hoc etia</text:span><text:span text:style-name="amh_5f_dev_5f_abbr"><text:span text:style-name="T1091">m</text:span></text:span><text:span text:style-name="T1091"> monte </text:span><text:span text:style-name="amh_5f_dev_5f_abbr"><text:span text:style-name="T1091">Christu</text:span></text:span><text:span text:style-name="T1091">s D</text:span><text:span text:style-name="amh_5f_dev_5f_abbr"><text:span text:style-name="T1091">omi</text:span></text:span><text:span text:style-name="T1091">n</text:span><text:span text:style-name="amh_5f_dev_5f_abbr"><text:span text:style-name="T1091">u</text:span></text:span><text:span text:style-name="T1091">s discipuloru</text:span><text:span text:style-name="amh_5f_dev_5f_abbr"><text:span text:style-name="T1091">m</text:span></text:span><text:span text:style-name="T1091"> magister pedes lauit et lintheo p</text:span><text:span text:style-name="amh_5f_dev_5f_abbr"><text:span text:style-name="T1091">re</text:span></text:span><text:span text:style-name="T1091">cinct</text:span><text:span text:style-name="amh_5f_dev_5f_abbr"><text:span text:style-name="T1091">us</text:span></text:span><text:span text:style-name="T1091"> tersit, i</text:span><text:span text:style-name="amh_5f_dev_5f_abbr"><text:span text:style-name="T1091">n</text:span></text:span><text:span text:style-name="T1091"> caritate ita fu</text:span><text:span text:style-name="amh_5f_dev_5f_abbr"><text:span text:style-name="T1091">n</text:span></text:span><text:span text:style-name="T1091">damentu</text:span><text:span text:style-name="amh_5f_dev_5f_abbr"><text:span text:style-name="T1091">m</text:span></text:span><text:span text:style-name="T1091"> </text:span><text:span text:style-name="amh_5f_dev_5f_abbr"><text:span text:style-name="T1091">et</text:span></text:span><text:span text:style-name="T1091"> </text:span><text:span text:style-name="amh_5f_dev_5f_abbr"><text:span text:style-name="T1091">con</text:span></text:span><text:span text:style-name="T1091">su</text:span><text:span text:style-name="amh_5f_dev_5f_abbr"><text:span text:style-name="T1091">m</text:span></text:span><text:span text:style-name="T1091">mat</text:span><text:span text:style-name="amh_5f_dev_5f_abbr"><text:span text:style-name="T1091">i</text:span></text:span><text:span text:style-name="T1091">o</text:span><text:span text:style-name="amh_5f_dev_5f_abbr"><text:span text:style-name="T1091">n</text:span></text:span><text:span text:style-name="T1091">em fidei </text:span><text:span text:style-name="T1092">solidauit. </text:span><text:span text:style-name="T1093">I</text:span><text:span text:style-name="amh_5f_dev_5f_abbr"><text:span text:style-name="T1093">n</text:span></text:span><text:span text:style-name="T1093"> hoc monte post morte</text:span><text:span text:style-name="amh_5f_dev_5f_abbr"><text:span text:style-name="T1093">m</text:span></text:span><text:span text:style-name="T1093"> </text:span><text:span text:style-name="amh_5f_dev_5f_abbr"><text:span text:style-name="T1093">Christ</text:span></text:span><text:span text:style-name="T1093">i </text:span><text:span text:style-name="T1094">discip</text:span><text:span text:style-name="amh_5f_dev_5f_abbr"><text:span text:style-name="T1094">u</text:span></text:span><text:span text:style-name="T1094">li cu</text:span><text:span text:style-name="amh_5f_dev_5f_abbr"><text:span text:style-name="T1094">m</text:span></text:span><text:span text:style-name="T1094"> Matre Ih</text:span><text:span text:style-name="amh_5f_dev_5f_abbr"><text:span text:style-name="T1094">es</text:span></text:span><text:span text:style-name="T1094">u deuotissime </text:span><text:span text:style-name="amh_5f_dev_5f_abbr"><text:span text:style-name="T1094">per</text:span></text:span><text:span text:style-name="T1094">sistebant in or</text:span><text:span text:style-name="amh_5f_dev_5f_abbr"><text:span text:style-name="T1094">ati</text:span></text:span><text:span text:style-name="T1094">o</text:span><text:span text:style-name="amh_5f_dev_5f_abbr"><text:span text:style-name="T1094">n</text:span></text:span><text:span text:style-name="T1094">ibus. </text:span><text:span text:style-name="T1095">E</text:span><text:span text:style-name="T1096">t i</text:span><text:span text:style-name="amh_5f_dev_5f_abbr"><text:span text:style-name="T1096">n</text:span></text:span><text:span text:style-name="T1096"> hoc </text:span><text:span text:style-name="T1097">monte post resurrectione</text:span><text:span text:style-name="amh_5f_dev_5f_abbr"><text:span text:style-name="T1097">m</text:span></text:span><text:span text:style-name="T1097"> </text:span><text:span text:style-name="amh_5f_dev_5f_abbr"><text:span text:style-name="T1097">Christu</text:span></text:span><text:span text:style-name="T1097">s discip</text:span><text:span text:style-name="amh_5f_dev_5f_abbr"><text:span text:style-name="T1097">u</text:span></text:span><text:span text:style-name="T1097">lis apparuit clausi</text:span><text:span text:style-name="T1098">s</text:span><text:span text:style-name="T1097"> ianuis </text:span><text:span text:style-name="amh_5f_dev_5f_abbr"><text:span text:style-name="T1098">et</text:span></text:span><text:span text:style-name="T1098"> i</text:span><text:span text:style-name="amh_5f_dev_5f_abbr"><text:span text:style-name="T1098">n</text:span></text:span><text:span text:style-name="T1098"> hoc se palpabile</text:span><text:span text:style-name="amh_5f_dev_5f_abbr"><text:span text:style-name="T1098">m</text:span></text:span><text:span text:style-name="T1098"> tribuit non credenti. </text:span><text:span text:style-name="T1099">In hoc etia</text:span><text:span text:style-name="amh_5f_dev_5f_abbr"><text:span text:style-name="T1099">m</text:span></text:span><text:span text:style-name="T1099"> </text:span><text:span text:style-name="T1100">monte</text:span><text:span text:style-name="T1099"> die Pe</text:span><text:span text:style-name="amh_5f_dev_5f_abbr"><text:span text:style-name="T1099">n</text:span></text:span><text:span text:style-name="T1099">tecostes, Sp</text:span><text:span text:style-name="amh_5f_dev_5f_abbr"><text:span text:style-name="T1099">iritu</text:span></text:span><text:span text:style-name="T1099">s S</text:span><text:span text:style-name="amh_5f_dev_5f_abbr"><text:span text:style-name="T1099">an</text:span></text:span><text:span text:style-name="T1099">ct</text:span><text:span text:style-name="amh_5f_dev_5f_abbr"><text:span text:style-name="T1099">u</text:span></text:span><text:span text:style-name="T1099">s in discipulos adue</text:span><text:span text:style-name="amh_5f_dev_5f_abbr"><text:span text:style-name="T1099">n</text:span></text:span><text:span text:style-name="T1099">it, </text:span><text:span text:style-name="T1101">linguis igneis </text:span><text:span text:style-name="T1102">dispertitis in ip</text:span><text:span text:style-name="amh_5f_dev_5f_abbr"><text:span text:style-name="T1102">s</text:span></text:span><text:span text:style-name="T1102">is ac dona carismatis </text:span><text:span text:style-name="T1103">diuini</text:span><text:span text:style-name="T1102"> i</text:span><text:span text:style-name="amh_5f_dev_5f_abbr"><text:span text:style-name="T1102">m</text:span></text:span><text:span text:style-name="T1102">partiens. </text:span><text:span text:style-name="T1104">In hoc monte post </text:span><text:span text:style-name="amh_5f_dev_5f_abbr"><text:span text:style-name="T1104">Christ</text:span></text:span><text:span text:style-name="T1104">i asce</text:span><text:span text:style-name="amh_5f_dev_5f_abbr"><text:span text:style-name="T1104">n</text:span></text:span><text:span text:style-name="T1104">sione</text:span><text:span text:style-name="amh_5f_dev_5f_abbr"><text:span text:style-name="T1104">m</text:span></text:span><text:span text:style-name="T1104">, </text:span><text:span text:style-name="T1105">beata Dei genitrix morata est et tandem ibi decedens in celeste soliu</text:span><text:span text:style-name="amh_5f_dev_5f_abbr"><text:span text:style-name="T1105">m</text:span></text:span><text:span text:style-name="T1105"> sp</text:span><text:span text:style-name="amh_5f_dev_5f_abbr"><text:span text:style-name="T1105">irit</text:span></text:span><text:span text:style-name="T1105">u </text:span><text:span text:style-name="amh_5f_dev_5f_abbr"><text:span text:style-name="T1105">et</text:span></text:span><text:span text:style-name="T1105"> corpore a filio assu</text:span><text:span text:style-name="amh_5f_dev_5f_abbr"><text:span text:style-name="T1105">m</text:span></text:span><text:span text:style-name="T1105">pta est.</text:span></text:p>
      <text:p text:style-name="P62">Item <text:span text:style-name="amh_5f_dev_5f_abbr">et</text:span> <text:span text:style-name="amh_5f_dev_5f_abbr">in</text:span> hoc <text:span text:style-name="T1106">monte lapis ille magn</text:span><text:span text:style-name="amh_5f_dev_5f_abbr"><text:span text:style-name="T1106">us</text:span></text:span><text:span text:style-name="T1106"> </text:span><text:span text:style-name="T1107">ualde </text:span><text:span text:style-name="T1108">ostendit</text:span><text:span text:style-name="amh_5f_dev_5f_abbr"><text:span text:style-name="T1108">u</text:span></text:span><text:span text:style-name="T1108">r, </text:span><text:span text:style-name="T1109">q</text:span><text:span text:style-name="amh_5f_dev_5f_abbr"><text:span text:style-name="T1109">u</text:span></text:span><text:span text:style-name="T1109">i deuolut</text:span><text:span text:style-name="amh_5f_dev_5f_abbr"><text:span text:style-name="T1109">us</text:span></text:span><text:span text:style-name="T1109"> erat ab hostio monumenti. </text:span><text:span text:style-name="amh_5f_lettre_5f_rubriquee">I</text:span><text:span text:style-name="T1110">n monte etia</text:span><text:span text:style-name="amh_5f_dev_5f_abbr"><text:span text:style-name="T1110">m</text:span></text:span><text:span text:style-name="T1110"> Sion Iacob</text:span><text:span text:style-name="amh_5f_dev_5f_abbr"><text:span text:style-name="T1110">us</text:span></text:span><text:span text:style-name="T1110"> maior decollat</text:span><text:span text:style-name="amh_5f_dev_5f_abbr"><text:span text:style-name="T1110">u</text:span></text:span><text:span text:style-name="T1110">r, ubi </text:span><text:span text:style-name="T1111">p</text:span><text:span text:style-name="amh_5f_dev_5f_abbr"><text:span text:style-name="T1111">u</text:span></text:span><text:span text:style-name="T1111">lcra est eccl</text:span><text:span text:style-name="amh_5f_dev_5f_abbr"><text:span text:style-name="T1111">esi</text:span></text:span><text:span text:style-name="T1111">a, </text:span><text:span text:style-name="T1112">et h</text:span><text:span text:style-name="T1113">e</text:span><text:span text:style-name="T1112">c sola est eccl</text:span><text:span text:style-name="amh_5f_dev_5f_abbr"><text:span text:style-name="T1112">esi</text:span></text:span><text:span text:style-name="T1112">a notabilis ad fide</text:span><text:span text:style-name="amh_5f_dev_5f_abbr"><text:span text:style-name="T1112">m</text:span></text:span><text:span text:style-name="T1112"> romane eccl</text:span><text:span text:style-name="amh_5f_dev_5f_abbr"><text:span text:style-name="T1112">esi</text:span></text:span><text:span text:style-name="T1112">e spectans, cu</text:span><text:span text:style-name="amh_5f_dev_5f_abbr"><text:span text:style-name="T1112">m</text:span></text:span><text:span text:style-name="T1112"> t</text:span><text:span text:style-name="amh_5f_dev_5f_abbr"><text:span text:style-name="T1112">ame</text:span></text:span><text:span text:style-name="T1112">n Ihrosolimis sint multe eccl</text:span><text:span text:style-name="amh_5f_dev_5f_abbr"><text:span text:style-name="T1112">esi</text:span></text:span><text:span text:style-name="T1112">e </text:span><text:span text:style-name="amh_5f_dev_5f_abbr"><text:span text:style-name="T1112">christ</text:span></text:span><text:span text:style-name="T1112">ianoru</text:span><text:span text:style-name="amh_5f_dev_5f_abbr"><text:span text:style-name="T1112">m</text:span></text:span><text:span text:style-name="T1112"> scismaticoru</text:span><text:span text:style-name="amh_5f_dev_5f_abbr"><text:span text:style-name="T1112">m</text:span></text:span><text:span text:style-name="T1112"> </text:span><text:span text:style-name="T1114">su</text:span><text:span text:style-name="amh_5f_dev_5f_abbr"><text:span text:style-name="T1114">m</text:span></text:span><text:span text:style-name="T1114">mo po</text:span><text:span text:style-name="amh_5f_dev_5f_abbr"><text:span text:style-name="T1114">n</text:span></text:span><text:span text:style-name="T1114">tific</text:span><text:span text:style-name="T1115">i</text:span><text:span text:style-name="T1114"> </text:span><text:span text:style-name="T1115">n</text:span><text:span text:style-name="T1116">on obedientes, et ip</text:span><text:span text:style-name="amh_5f_dev_5f_abbr"><text:span text:style-name="T1116">s</text:span></text:span><text:span text:style-name="T1116">i int</text:span><text:span text:style-name="amh_5f_dev_5f_abbr"><text:span text:style-name="T1116">er</text:span></text:span><text:span text:style-name="T1116"> se diu</text:span><text:span text:style-name="amh_5f_dev_5f_abbr"><text:span text:style-name="T1116">er</text:span></text:span><text:span text:style-name="T1116">sis he</text:span><text:span text:style-name="amh_5f_dev_5f_abbr"><text:span text:style-name="T1116">re</text:span></text:span><text:span text:style-name="T1116">sibus ac scismatib</text:span><text:span text:style-name="amh_5f_dev_5f_abbr"><text:span text:style-name="T1116">us</text:span></text:span><text:span text:style-name="T1116"> </text:span><text:span text:style-name="T1117">su</text:span><text:span text:style-name="amh_5f_dev_5f_abbr"><text:span text:style-name="T1117">n</text:span></text:span><text:span text:style-name="T1117">t diuisi. </text:span><text:span text:style-name="T1118">Secte </text:span><text:span text:style-name="amh_5f_dev_5f_abbr"><text:span text:style-name="T1118">et</text:span></text:span><text:span text:style-name="T1118"> eni</text:span><text:span text:style-name="amh_5f_dev_5f_abbr"><text:span text:style-name="T1118">m</text:span></text:span><text:span text:style-name="T1118"> m</text:span><text:span text:style-name="amh_5f_dev_5f_abbr"><text:span text:style-name="T1118">u</text:span></text:span><text:span text:style-name="T1118">lte </text:span><text:span text:style-name="T1119">su</text:span><text:span text:style-name="amh_5f_dev_5f_abbr"><text:span text:style-name="T1119">n</text:span></text:span><text:span text:style-name="T1119">t </text:span><text:span text:style-name="amh_5f_foliotation"><text:span text:style-name="T1120">[f. 238v]</text:span></text:span><text:span text:style-name="T1120"> </text:span><text:span text:style-name="amh_5f_dev_5f_abbr"><text:span text:style-name="T1121">christ</text:span></text:span><text:span text:style-name="T1121">ianoru</text:span><text:span text:style-name="amh_5f_dev_5f_abbr"><text:span text:style-name="T1121">m</text:span></text:span><text:span text:style-name="T1121"> </text:span><text:span text:style-name="T1122">in hiis ultramarinis </text:span><text:span text:style-name="T1123">partib</text:span><text:span text:style-name="amh_5f_dev_5f_abbr"><text:span text:style-name="T1123">us</text:span></text:span><text:span text:style-name="T1123"> </text:span><text:span text:style-name="T1124">ritib</text:span><text:span text:style-name="amh_5f_dev_5f_abbr"><text:span text:style-name="T1124">us</text:span></text:span><text:span text:style-name="T1124"> ac morib</text:span><text:span text:style-name="amh_5f_dev_5f_abbr"><text:span text:style-name="T1124">us</text:span></text:span><text:span text:style-name="T1124"> diu</text:span><text:span text:style-name="amh_5f_dev_5f_abbr"><text:span text:style-name="T1124">er</text:span></text:span><text:span text:style-name="T1125">s</text:span><text:span text:style-name="T1124">is discrepantes. </text:span><text:span text:style-name="T1126">Su</text:span><text:span text:style-name="amh_5f_dev_5f_abbr"><text:span text:style-name="T1126">n</text:span></text:span><text:span text:style-name="T1126">t eni</text:span><text:span text:style-name="amh_5f_dev_5f_abbr"><text:span text:style-name="T1126">m</text:span></text:span><text:span text:style-name="T1126"> Greci, Ariani, Suriani, </text:span><text:span text:style-name="T1127">nestorini, iacobite, </text:span><text:span text:style-name="amh_5f_dev_5f_abbr"><text:span text:style-name="T1127">christ</text:span></text:span><text:span text:style-name="T1127">iani ci</text:span><text:span text:style-name="amh_5f_dev_5f_abbr"><text:span text:style-name="T1127">n</text:span></text:span><text:span text:style-name="T1127">ct</text:span><text:span text:style-name="T1125">i</text:span><text:span text:style-name="T1128">n</text:span><text:span text:style-name="T1127">i, Nubiani, Ethiopes, Indici in</text:span><text:span text:style-name="T1129">ficeri</text:span><text:span text:style-name="T1127"> Ioha</text:span><text:span text:style-name="amh_5f_dev_5f_abbr"><text:span text:style-name="T1127">n</text:span></text:span><text:span text:style-name="T1127">ni</text:span><text:span text:style-name="T1129">s</text:span><text:span text:style-name="T1127">, fide</text:span><text:span text:style-name="amh_5f_dev_5f_abbr"><text:span text:style-name="T1127">m</text:span></text:span><text:span text:style-name="T1127"> tene</text:span><text:span text:style-name="amh_5f_dev_5f_abbr"><text:span text:style-name="T1127">n</text:span></text:span><text:span text:style-name="T1127">tes et Gorgiani q</text:span><text:span text:style-name="amh_5f_dev_5f_abbr"><text:span text:style-name="T1127">u</text:span></text:span><text:span text:style-name="T1127">oru</text:span><text:span text:style-name="amh_5f_dev_5f_abbr"><text:span text:style-name="T1127">m</text:span></text:span><text:span text:style-name="T1127"> </text:span><text:span text:style-name="T1130">fide</text:span><text:span text:style-name="amh_5f_dev_5f_abbr"><text:span text:style-name="T1130">m</text:span></text:span><text:span text:style-name="T1130"> modu</text:span><text:span text:style-name="amh_5f_dev_5f_abbr"><text:span text:style-name="T1130">m</text:span></text:span><text:span text:style-name="T1130">q</text:span><text:span text:style-name="amh_5f_dev_5f_abbr"><text:span text:style-name="T1130">ue</text:span></text:span><text:span text:style-name="T1130"> uiue</text:span><text:span text:style-name="amh_5f_dev_5f_abbr"><text:span text:style-name="T1130">n</text:span></text:span><text:span text:style-name="T1130">di ac errores </text:span><text:span text:style-name="T1131">describe</text:span><text:span text:style-name="amh_5f_dev_5f_abbr"><text:span text:style-name="T1131">re</text:span></text:span><text:span text:style-name="T1131"> longu</text:span><text:span text:style-name="amh_5f_dev_5f_abbr"><text:span text:style-name="T1131">m</text:span></text:span><text:span text:style-name="T1131"> </text:span><text:span text:style-name="T1132">e</text:span><text:span text:style-name="amh_5f_dev_5f_abbr"><text:span text:style-name="T1132">ss</text:span></text:span><text:span text:style-name="T1132">et, </text:span><text:span text:style-name="T1129">s</text:span><text:span text:style-name="amh_5f_dev_5f_abbr"><text:span text:style-name="T1129">ed</text:span></text:span><text:span text:style-name="T1133"> totu</text:span><text:span text:style-name="amh_5f_dev_5f_abbr"><text:span text:style-name="T1133">m</text:span></text:span><text:span text:style-name="T1133"> h</text:span><text:span text:style-name="amh_5f_dev_5f_abbr"><text:span text:style-name="T1133">ab</text:span></text:span><text:span text:style-name="T1133">etur in </text:span><office:annotation office:name="__Annotation__1220156_795745463" loext:resolved="false"><dc:creator>Alexandre Moret Houplon</dc:creator><dc:date>2026-03-10T09:41:17.243930400</dc:date><meta:creator-initials>AMH</meta:creator-initials><text:p text:style-name="Comment">Vérifier le mot dans les mss</text:p></office:annotation><text:span text:style-name="T1133">Decreto</text:span><office:annotation-end office:name="__Annotation__1220156_795745463"/><text:span text:style-name="T1134"> </text:span><text:span text:style-name="amh_5f_nombre_5f_romain"><text:span text:style-name="T1133">xx</text:span></text:span><text:span text:style-name="T1133">. </text:span><text:span text:style-name="T1135">Ceteru</text:span><text:span text:style-name="amh_5f_dev_5f_abbr"><text:span text:style-name="T1135">m</text:span></text:span><text:span text:style-name="T1135"> </text:span><text:span text:style-name="T1136">pauca </text:span><text:span text:style-name="T1137">q</text:span><text:span text:style-name="amh_5f_dev_5f_abbr"><text:span text:style-name="T1137">ue</text:span></text:span><text:span text:style-name="T1137"> in Ih</text:span><text:span text:style-name="amh_5f_dev_5f_abbr"><text:span text:style-name="T1137">e</text:span></text:span><text:span text:style-name="T1137">r</text:span><text:span text:style-name="amh_5f_dev_5f_abbr"><text:span text:style-name="T1137">usa</text:span></text:span><text:span text:style-name="T1137">l</text:span><text:span text:style-name="amh_5f_dev_5f_abbr"><text:span text:style-name="T1137">e</text:span></text:span><text:span text:style-name="T1137">m </text:span><text:span text:style-name="amh_5f_dev_5f_abbr"><text:span text:style-name="T1138">et</text:span></text:span><text:span text:style-name="T1138"> terra s</text:span><text:span text:style-name="amh_5f_dev_5f_abbr"><text:span text:style-name="T1138">an</text:span></text:span><text:span text:style-name="T1138">cta ab quinto a</text:span><text:span text:style-name="amh_5f_dev_5f_abbr"><text:span text:style-name="T1138">ut</text:span></text:span><text:span text:style-name="T1138"> </text:span><text:span text:style-name="amh_5f_dev_5f_abbr"><text:span text:style-name="T1138">Christ</text:span></text:span><text:span text:style-name="T1138">o usq</text:span><text:span text:style-name="amh_5f_dev_5f_abbr"><text:span text:style-name="T1138">ue</text:span></text:span><text:span text:style-name="T1138"> nu</text:span><text:span text:style-name="amh_5f_dev_5f_abbr"><text:span text:style-name="T1138">n</text:span></text:span><text:span text:style-name="T1138">c Dei dispe</text:span><text:span text:style-name="amh_5f_dev_5f_abbr"><text:span text:style-name="T1138">n</text:span></text:span><text:span text:style-name="T1138">sante </text:span><text:span text:style-name="amh_5f_dev_5f_abbr"><text:span text:style-name="T1138">pro</text:span></text:span><text:span text:style-name="T1138">uidentia facta su</text:span><text:span text:style-name="amh_5f_dev_5f_abbr"><text:span text:style-name="T1138">n</text:span></text:span><text:span text:style-name="T1138">t </text:span><text:span text:style-name="amh_5f_dev_5f_abbr"><text:span text:style-name="T1138">et</text:span></text:span><text:span text:style-name="T1138"> ostensa plus notabilia ob legentiu</text:span><text:span text:style-name="amh_5f_dev_5f_abbr"><text:span text:style-name="T1138">m</text:span></text:span><text:span text:style-name="T1138"> deuotione</text:span><text:span text:style-name="amh_5f_dev_5f_abbr"><text:span text:style-name="T1138">m</text:span></text:span><text:span text:style-name="T1138"> hic narro. Singula uero </text:span><text:span text:style-name="T1139">magnalia Dei q</text:span><text:span text:style-name="amh_5f_dev_5f_abbr"><text:span text:style-name="T1139">u</text:span></text:span><text:span text:style-name="T1139">i scire uolu</text:span><text:span text:style-name="amh_5f_dev_5f_abbr"><text:span text:style-name="T1139">er</text:span></text:span><text:span text:style-name="T1139">it, opportet ut latas sacre </text:span><text:span text:style-name="T1140">pagine </text:span><text:span text:style-name="T1141">historias </text:span><text:span text:style-name="T1142">scrutetur </text:span><text:span text:style-name="T1143">quia sub hac breuitate itineris </text:span><text:span text:style-name="T1144">mei et </text:span><text:span text:style-name="T1145">p</text:span><text:span text:style-name="amh_5f_dev_5f_abbr"><text:span text:style-name="T1145">re</text:span></text:span><text:span text:style-name="T1145">sentis </text:span><text:span text:style-name="T1146">opusc</text:span><text:span text:style-name="amh_5f_dev_5f_abbr"><text:span text:style-name="T1146">u</text:span></text:span><text:span text:style-name="T1146">li </text:span><text:span text:style-name="T1147">minime </text:span><text:span text:style-name="T1148">adduci </text:span><text:span text:style-name="T1149">possunt </text:span><text:span text:style-name="amh_5f_dev_5f_abbr"><text:span text:style-name="T1150">et</text:span></text:span><text:span text:style-name="T1150"> c</text:span><text:span text:style-name="amh_5f_dev_5f_abbr"><text:span text:style-name="T1150">eter</text:span></text:span><text:span text:style-name="T1150">a</text:span><text:span text:style-name="T1149">.</text:span></text:p>
      <text:p text:style-name="P10"><text:span text:style-name="amh_5f_lettre_5f_rubriquee">D</text:span>e mo<text:span text:style-name="amh_5f_dev_5f_abbr">n</text:span>te Caluarie <text:span text:style-name="amh_5f_dev_5f_abbr">et</text:span> sep<text:span text:style-name="amh_5f_dev_5f_abbr">u</text:span>lcro <text:span text:style-name="amh_5f_dev_5f_abbr">Christ</text:span>i atq<text:span text:style-name="amh_5f_dev_5f_abbr">ue</text:span> eccl<text:span text:style-name="amh_5f_dev_5f_abbr">esi</text:span>a sepulcri</text:p>
      <text:h text:style-name="amh_5f_premier_5f_paragraphe" text:outline-level="1"><text:span text:style-name="amh_5f_lettrine">L</text:span>ocis <text:span text:style-name="amh_5f_dev_5f_abbr">i</text:span>g<text:span text:style-name="amh_5f_dev_5f_abbr">itur</text:span> p<text:span text:style-name="amh_5f_dev_5f_abbr">re</text:span>dictis in Ih<text:span text:style-name="amh_5f_dev_5f_abbr">e</text:span>r<text:span text:style-name="amh_5f_dev_5f_abbr">usa</text:span>l<text:span text:style-name="amh_5f_dev_5f_abbr">e</text:span>m <text:span text:style-name="T1151">lustratis, </text:span><text:span text:style-name="T1152">restat </text:span><text:span text:style-name="amh_5f_dev_5f_abbr"><text:span text:style-name="T1153">et</text:span></text:span><text:span text:style-name="T1153"> m</text:span><text:span text:style-name="amh_5f_dev_5f_abbr"><text:span text:style-name="T1153">iser</text:span></text:span><text:span text:style-name="T1153">ito ut de monte Caluarie </text:span><text:span text:style-name="amh_5f_dev_5f_abbr"><text:span text:style-name="T1154">pro</text:span></text:span><text:span text:style-name="T1154">sequar et de sep</text:span><text:span text:style-name="amh_5f_dev_5f_abbr"><text:span text:style-name="T1154">u</text:span></text:span><text:span text:style-name="T1154">lcro </text:span><text:span text:style-name="amh_5f_dev_5f_abbr"><text:span text:style-name="T1154">Christ</text:span></text:span><text:span text:style-name="T1154">i q</text:span><text:span text:style-name="amh_5f_dev_5f_abbr"><text:span text:style-name="T1154">u</text:span></text:span><text:span text:style-name="amh_5f_dev_5f_abbr"><text:span text:style-name="T1155">o</text:span></text:span><text:span text:style-name="T1155">d</text:span><text:span text:style-name="T1154"> in hac ciuitate finalit</text:span><text:span text:style-name="amh_5f_dev_5f_abbr"><text:span text:style-name="T1154">er</text:span></text:span><text:span text:style-name="T1154"> requirebam. </text:span><text:span text:style-name="T1156">Su</text:span><text:span text:style-name="amh_5f_dev_5f_abbr"><text:span text:style-name="T1156">n</text:span></text:span><text:span text:style-name="T1156">t </text:span><text:span text:style-name="amh_5f_dev_5f_abbr"><text:span text:style-name="T1156">i</text:span></text:span><text:span text:style-name="T1156">g</text:span><text:span text:style-name="amh_5f_dev_5f_abbr"><text:span text:style-name="T1156">itur</text:span></text:span><text:span text:style-name="T1156"> </text:span><text:span text:style-name="T1157">loca</text:span><text:span text:style-name="T1157"><text:note text:id="ftn115" text:note-class="footnote"><text:note-citation>115</text:note-citation><text:note-body><text:p text:style-name="amh_5f_note_5f_apparat">loca Li : predicta loca <text:span text:style-name="T1158">U </text:span>Wo <text:span text:style-name="T1159">Deluz</text:span></text:p></text:note-body></text:note></text:span><text:span text:style-name="T1157"> hec infra ciuitate</text:span><text:span text:style-name="amh_5f_dev_5f_abbr"><text:span text:style-name="T1157">m</text:span></text:span><text:span text:style-name="T1157"> Ih</text:span><text:span text:style-name="amh_5f_dev_5f_abbr"><text:span text:style-name="T1157">e</text:span></text:span><text:span text:style-name="T1157">r</text:span><text:span text:style-name="amh_5f_dev_5f_abbr"><text:span text:style-name="T1157">usa</text:span></text:span><text:span text:style-name="T1157">l</text:span><text:span text:style-name="amh_5f_dev_5f_abbr"><text:span text:style-name="T1157">e</text:span></text:span><text:span text:style-name="T1157">m </text:span><text:span text:style-name="T1160">licet</text:span><text:span text:style-name="T1160"><text:note text:id="ftn116" text:note-class="footnote"><text:note-citation>116</text:note-citation><text:note-body><text:p text:style-name="amh_5f_note_5f_apparat">licet Li : quamuis <text:span text:style-name="T1158">U </text:span>Wo <text:span text:style-name="T1161">Deluz</text:span></text:p></text:note-body></text:note></text:span><text:span text:style-name="T1160"> t</text:span><text:span text:style-name="amh_5f_dev_5f_abbr"><text:span text:style-name="T1160">em</text:span></text:span><text:span text:style-name="T1160">p</text:span><text:span text:style-name="amh_5f_dev_5f_abbr"><text:span text:style-name="T1160">or</text:span></text:span><text:span text:style-name="T1160">e </text:span><text:span text:style-name="T1162">crucifixionis </text:span><text:span text:style-name="T1163">extra ciuitate</text:span><text:span text:style-name="amh_5f_dev_5f_abbr"><text:span text:style-name="T1163">m</text:span></text:span><text:span text:style-name="T1163"> </text:span><text:span text:style-name="T1164">e</text:span><text:span text:style-name="amh_5f_dev_5f_abbr"><text:span text:style-name="T1164">ss</text:span></text:span><text:span text:style-name="T1164">ent</text:span><text:span text:style-name="T1164"><text:note text:id="ftn117" text:note-class="footnote"><text:note-citation>117</text:note-citation><text:note-body><text:p text:style-name="amh_5f_note_5f_apparat">essent Li <text:span text:style-name="T1165">Deluz</text:span> : era<text:span text:style-name="T1166">n</text:span>t Wo <text:span text:style-name="T1158">| fuerunt U</text:span></text:p></text:note-body></text:note></text:span><text:span text:style-name="T1164">, </text:span><text:span text:style-name="T1167">q</text:span><text:span text:style-name="amh_5f_dev_5f_abbr"><text:span text:style-name="T1167">u</text:span></text:span><text:span text:style-name="T1167">ia post </text:span><text:span text:style-name="T1168">destructione</text:span><text:span text:style-name="amh_5f_dev_5f_abbr"><text:span text:style-name="T1168">m</text:span></text:span><text:span text:style-name="T1168"> </text:span><text:span text:style-name="T1169">ciuitatis</text:span><text:span text:style-name="T1169"><text:note text:id="ftn118" text:note-class="footnote"><text:note-citation>118</text:note-citation><text:note-body><text:p text:style-name="amh_5f_note_5f_apparat">destructionem ciuitatis Li : destructionem Iherusalem U <text:span text:style-name="T1170">Wo</text:span> Deluz</text:p></text:note-body></text:note></text:span><text:span text:style-name="T1169"> </text:span><text:span text:style-name="T1171">facta</text:span><text:span text:style-name="amh_5f_dev_5f_abbr"><text:span text:style-name="T1171">m</text:span></text:span><text:span text:style-name="T1171"> </text:span><text:span text:style-name="amh_5f_dev_5f_abbr"><text:span text:style-name="T1171">per</text:span></text:span><text:span text:style-name="T1171"> Titu</text:span><text:span text:style-name="amh_5f_dev_5f_abbr"><text:span text:style-name="T1171">m</text:span></text:span><text:span text:style-name="T1171"> </text:span><text:span text:style-name="amh_5f_dev_5f_abbr"><text:span text:style-name="T1171">et</text:span></text:span><text:span text:style-name="T1171"> Vespasianu</text:span><text:span text:style-name="amh_5f_dev_5f_abbr"><text:span text:style-name="T1171">m</text:span></text:span><text:span text:style-name="amh_5f_dev_5f_abbr"><text:span text:style-name="T1171"><text:note text:id="ftn119" text:note-class="footnote"><text:note-citation>119</text:note-citation><text:note-body><text:p text:style-name="amh_5f_note_5f_apparat">per Titum et Vespasianum Li Wo Deluz : principes Romanorum add. U</text:p></text:note-body></text:note></text:span></text:span><text:span text:style-name="T1171"> </text:span><text:span text:style-name="T1172">in ei</text:span><text:span text:style-name="amh_5f_dev_5f_abbr"><text:span text:style-name="T1172">us</text:span></text:span><text:span text:style-name="T1172"> </text:span><text:span text:style-name="T1173">restaurat</text:span><text:span text:style-name="amh_5f_dev_5f_abbr"><text:span text:style-name="T1173">i</text:span></text:span><text:span text:style-name="T1173">o</text:span><text:span text:style-name="amh_5f_dev_5f_abbr"><text:span text:style-name="T1173">n</text:span></text:span><text:span text:style-name="T1173">e</text:span><text:span text:style-name="T1173"><text:note text:id="ftn120" text:note-class="footnote"><text:note-citation>120</text:note-citation><text:note-body><text:p text:style-name="amh_5f_note_5f_apparat">In eius restauratione Li : in restauratione eius postmodum <text:span text:style-name="T1174">U </text:span>Wo <text:span text:style-name="T1165">Deluz</text:span></text:p></text:note-body></text:note></text:span><text:span text:style-name="T1173"> </text:span><text:span text:style-name="amh_5f_dev_5f_abbr"><text:span text:style-name="T1175">per</text:span></text:span><text:span text:style-name="T1175"> Heliu</text:span><text:span text:style-name="amh_5f_dev_5f_abbr"><text:span text:style-name="T1175">m</text:span></text:span><text:span text:style-name="T1175"> Adrianu</text:span><text:span text:style-name="amh_5f_dev_5f_abbr"><text:span text:style-name="T1175">m</text:span></text:span><text:span text:style-name="T1175"> </text:span><text:span text:style-name="T1176">hec loca</text:span><text:span text:style-name="T1176"><text:note text:id="ftn121" text:note-class="footnote"><text:note-citation>121</text:note-citation><text:note-body><text:p text:style-name="amh_5f_note_5f_apparat">hec loca Li : <text:span text:style-name="T1177">loca crucifixionis et sepulchri intra ciuitatem </text:span><text:span text:style-name="T1174">U </text:span><text:span text:style-name="T1177">Wo Deluz</text:span></text:p></text:note-body></text:note></text:span><text:span text:style-name="T1176"> </text:span><office:annotation office:name="__Annotation__58882_2353137619" loext:resolved="false"><dc:creator>Alexandre Moret Houplon</dc:creator><dc:date>2026-02-15T16:06:37.285873500</dc:date><meta:creator-initials>AMH</meta:creator-initials><text:p text:style-name="Comment">Li : adclusa</text:p></office:annotation><text:span text:style-name="T1178">in</text:span><text:span text:style-name="T1179">clusa</text:span><text:span text:style-name="T1179"><text:note text:id="ftn122" text:note-class="footnote"><text:note-citation>122</text:note-citation><text:note-body><text:p text:style-name="amh_5f_note_5f_apparat">inclusa U Wo Deluz : adclusa Li</text:p></text:note-body></text:note></text:span><office:annotation-end office:name="__Annotation__58882_2353137619"/><text:span text:style-name="T1179"> sunt, in urbe </text:span><text:span text:style-name="T1180">ad septe</text:span><text:span text:style-name="amh_5f_dev_5f_abbr"><text:span text:style-name="T1180">n</text:span></text:span><text:span text:style-name="T1180">trion</text:span><text:span text:style-name="T1181">al</text:span><text:span text:style-name="T1180">e</text:span><text:span text:style-name="amh_5f_dev_5f_abbr"><text:span text:style-name="T1180">m</text:span></text:span><text:span text:style-name="T1180"> </text:span><text:span text:style-name="T1182">partem</text:span><text:span text:style-name="T1182"><text:note text:id="ftn123" text:note-class="footnote"><text:note-citation>123</text:note-citation><text:note-body><text:p text:style-name="amh_5f_note_5f_apparat"><text:span text:style-name="T1183">a</text:span>d septentrionalem partem Li : <text:span text:style-name="T1184">ad australem plagam U | ad septentrionalem plagam </text:span><text:span text:style-name="T1183">Wo</text:span><text:span text:style-name="T1184"> Deluz</text:span></text:p></text:note-body></text:note></text:span><text:span text:style-name="T1182"> </text:span><text:span text:style-name="T1178">quod</text:span><text:span text:style-name="amh_5f_dev_5f_abbr"><text:span text:style-name="T1178">dammod</text:span></text:span><text:span text:style-name="T1178">o </text:span><office:annotation office:name="__Annotation__59021_2353137619" loext:resolved="false"><dc:creator>Alexandre Moret Houplon</dc:creator><dc:date>2026-02-15T16:08:52.170809100</dc:date><meta:creator-initials>AMH</meta:creator-initials><text:p text:style-name="Comment">Li Wo: delicate</text:p><text:p text:style-name="Comment">U : detracta</text:p></office:annotation><text:span text:style-name="T1185">dilatata</text:span><office:annotation-end office:name="__Annotation__59021_2353137619"/><text:note text:id="ftn124" text:note-class="footnote"><text:note-citation>124</text:note-citation><text:note-body><text:p text:style-name="P63"><text:span text:style-name="T1186">d</text:span>ilatata Deluz : delicate Li Wo | detracta U</text:p></text:note-body></text:note><text:span text:style-name="T1178">.</text:span></text:h>
      <text:p text:style-name="P64">Su<text:span text:style-name="amh_5f_dev_5f_abbr">per</text:span> hec loca a <text:span text:style-name="amh_5f_dev_5f_abbr">christ</text:span>ianis p<text:span text:style-name="amh_5f_dev_5f_abbr">u</text:span>lcra eccl<text:span text:style-name="amh_5f_dev_5f_abbr">esi</text:span>a facta est figura rotonda, <text:span text:style-name="T1187">choro </text:span><text:span text:style-name="T1188">uersus oriente</text:span><text:span text:style-name="amh_5f_dev_5f_abbr"><text:span text:style-name="T1188">m</text:span></text:span><text:span text:style-name="T1188"> in oblong</text:span><text:span text:style-name="T1189">u</text:span><text:span text:style-name="amh_5f_dev_5f_abbr"><text:span text:style-name="T1189">m</text:span></text:span><text:span text:style-name="T1188"> figure </text:span><text:span text:style-name="T1190">dicte </text:span><text:span text:style-name="T1191">circulari. </text:span><text:span text:style-name="T1192">Q</text:span><text:span text:style-name="amh_5f_dev_5f_abbr"><text:span text:style-name="T1193">ue</text:span></text:span><text:span text:style-name="T1193"> deuotissima eccl</text:span><text:span text:style-name="amh_5f_dev_5f_abbr"><text:span text:style-name="T1193">esi</text:span></text:span><text:span text:style-name="T1193">a </text:span><text:span text:style-name="T1194">plu</text:span><text:span text:style-name="amh_5f_dev_5f_abbr"><text:span text:style-name="T1194">m</text:span></text:span><text:span text:style-name="T1194">bo cooperta </text:span><text:span text:style-name="T1195">ad occidente</text:span><text:span text:style-name="amh_5f_dev_5f_abbr"><text:span text:style-name="T1195">m</text:span></text:span><text:span text:style-name="T1195"> </text:span><text:span text:style-name="T1192">de </text:span><text:span text:style-name="T1196">sectis lapidib</text:span><text:span text:style-name="amh_5f_dev_5f_abbr"><text:span text:style-name="T1196">us</text:span></text:span><text:span text:style-name="T1196"> </text:span><text:span text:style-name="T1197">turrim h</text:span><text:span text:style-name="amh_5f_dev_5f_abbr"><text:span text:style-name="T1197">abe</text:span></text:span><text:span text:style-name="T1197">t. </text:span><text:span text:style-name="amh_5f_lettre_5f_rubriquee">I</text:span><text:span text:style-name="T1198">n su</text:span><text:span text:style-name="amh_5f_dev_5f_abbr"><text:span text:style-name="T1198">m</text:span></text:span><text:span text:style-name="T1198">mitate </text:span><text:span text:style-name="T1199">uero </text:span><text:span text:style-name="T1200">ip</text:span><text:span text:style-name="amh_5f_dev_5f_abbr"><text:span text:style-name="T1200">s</text:span></text:span><text:span text:style-name="T1200">a </text:span><text:span text:style-name="T1201">eccl</text:span><text:span text:style-name="amh_5f_dev_5f_abbr"><text:span text:style-name="T1201">esi</text:span></text:span><text:span text:style-name="T1201">a </text:span><text:span text:style-name="T1202">uersus celu</text:span><text:span text:style-name="amh_5f_dev_5f_abbr"><text:span text:style-name="T1202">m</text:span></text:span><text:span text:style-name="T1202"> </text:span><text:span text:style-name="T1203">cooperta </text:span><text:span text:style-name="T1204">non est, circulo </text:span><text:span text:style-name="T1205">magno patulo ex</text:span><text:span text:style-name="amh_5f_dev_5f_abbr"><text:span text:style-name="T1205">iste</text:span></text:span><text:span text:style-name="T1205">nte </text:span><text:span text:style-name="T1206">celestis lu</text:span><text:span text:style-name="amh_5f_dev_5f_abbr"><text:span text:style-name="T1206">min</text:span></text:span><text:span text:style-name="T1206">is clariori </text:span><text:span text:style-name="T1207">reception</text:span><text:span text:style-name="T1208">i. </text:span><text:span text:style-name="T1209">Et sub </text:span><text:span text:style-name="T1210">hoc circulo </text:span><text:span text:style-name="T1189">i</text:span><text:span text:style-name="amh_5f_dev_5f_abbr"><text:span text:style-name="T1211">n</text:span></text:span><text:span text:style-name="T1211"> medio </text:span><text:span text:style-name="T1212">scilicet </text:span><text:span text:style-name="T1213">ecclesia </text:span><text:span text:style-name="T1214">parua </text:span><text:span text:style-name="T1215">domu</text:span><text:span text:style-name="amh_5f_dev_5f_abbr"><text:span text:style-name="T1215">n</text:span></text:span><text:span text:style-name="T1215">cula </text:span><text:span text:style-name="T1216">est in qua</text:span><text:span text:style-name="amh_5f_dev_5f_abbr"><text:span text:style-name="T1216">m</text:span></text:span><text:span text:style-name="T1216">, </text:span><text:span text:style-name="amh_5f_dev_5f_abbr"><text:span text:style-name="T1216">pro</text:span></text:span><text:span text:style-name="T1216">pt</text:span><text:span text:style-name="amh_5f_dev_5f_abbr"><text:span text:style-name="T1216">er</text:span></text:span><text:span text:style-name="T1216"> </text:span><text:span text:style-name="T1217">porte </text:span><text:span text:style-name="T1218">demissionem </text:span><text:span text:style-name="T1219">uersus </text:span><text:span text:style-name="T1220">oriente</text:span><text:span text:style-name="amh_5f_dev_5f_abbr"><text:span text:style-name="T1220">m</text:span></text:span><text:span text:style-name="T1220"> </text:span><text:span text:style-name="T1221">intrare </text:span><text:span text:style-name="T1222">oporte</text:span><text:span text:style-name="T1223">t </text:span><text:span text:style-name="T1224">corpore </text:span><text:span text:style-name="T1225">i</text:span><text:span text:style-name="amh_5f_dev_5f_abbr"><text:span text:style-name="T1225">n</text:span></text:span><text:span text:style-name="T1225">curuato. </text:span><text:span text:style-name="T1226">Supra </text:span><text:span text:style-name="T1227">uero </text:span><text:span text:style-name="T1228">testudinata est ad modu</text:span><text:span text:style-name="amh_5f_dev_5f_abbr"><text:span text:style-name="T1228">m</text:span></text:span><text:span text:style-name="T1228"> </text:span><text:span text:style-name="T1229">semicirculi </text:span><text:span text:style-name="T1230">opere </text:span><text:span text:style-name="T1231">musaico auro </text:span><text:span text:style-name="amh_5f_dev_5f_abbr"><text:span text:style-name="T1232">et</text:span></text:span><text:span text:style-name="T1232"> marmorib</text:span><text:span text:style-name="amh_5f_dev_5f_abbr"><text:span text:style-name="T1232">us</text:span></text:span><text:span text:style-name="T1232"> adornata, nulla</text:span><text:span text:style-name="amh_5f_dev_5f_abbr"><text:span text:style-name="T1232">m</text:span></text:span><text:span text:style-name="T1232"> </text:span><text:span text:style-name="T1233">habens </text:span><text:span text:style-name="T1234">fenestra</text:span><text:span text:style-name="amh_5f_dev_5f_abbr"><text:span text:style-name="T1234">m</text:span></text:span><text:span text:style-name="T1234">, </text:span><text:span text:style-name="T1235">ca</text:span><text:span text:style-name="amh_5f_dev_5f_abbr"><text:span text:style-name="T1235">n</text:span></text:span><text:span text:style-name="T1235">dellis </text:span><text:span text:style-name="amh_5f_dev_5f_abbr"><text:span text:style-name="T1235">et</text:span></text:span><text:span text:style-name="T1235"> lampade illu</text:span><text:span text:style-name="amh_5f_dev_5f_abbr"><text:span text:style-name="T1189">m</text:span></text:span><text:span text:style-name="T1189">i</text:span><text:span text:style-name="amh_5f_dev_5f_abbr"><text:span text:style-name="T1189">n</text:span></text:span><text:span text:style-name="T1235">ata</text:span><text:span text:style-name="T1235"><text:note text:id="ftn125" text:note-class="footnote"><text:note-citation>125</text:note-citation><text:note-body><text:p text:style-name="amh_5f_note_5f_apparat"><text:span text:style-name="T1236">i</text:span>lluminata Li : illustrata U Deluz | illustratur Wo</text:p></text:note-body></text:note></text:span><text:span text:style-name="T1235">. </text:span><text:span text:style-name="T1237">In hui</text:span><text:span text:style-name="amh_5f_dev_5f_abbr"><text:span text:style-name="T1237">us</text:span></text:span><text:span text:style-name="T1237"> </text:span><text:span text:style-name="amh_5f_dev_5f_abbr"><text:span text:style-name="T1238">i</text:span></text:span><text:span text:style-name="T1238">g</text:span><text:span text:style-name="amh_5f_dev_5f_abbr"><text:span text:style-name="T1238">itur</text:span></text:span><text:span text:style-name="T1238"> domu</text:span><text:span text:style-name="amh_5f_dev_5f_abbr"><text:span text:style-name="T1238">n</text:span></text:span><text:span text:style-name="T1238">cule </text:span><text:span text:style-name="T1239">parte dextra loc</text:span><text:span text:style-name="amh_5f_dev_5f_abbr"><text:span text:style-name="T1239">u</text:span></text:span><text:span text:style-name="T1239">s </text:span><text:span text:style-name="T1240">est sanct</text:span><text:span text:style-name="amh_5f_dev_5f_abbr"><text:span text:style-name="T1240">us</text:span></text:span><text:span text:style-name="T1240"> </text:span><text:span text:style-name="T1241">ac uenerand</text:span><text:span text:style-name="amh_5f_dev_5f_abbr"><text:span text:style-name="T1241">us</text:span></text:span><text:span text:style-name="T1241"> sep</text:span><text:span text:style-name="amh_5f_dev_5f_abbr"><text:span text:style-name="T1241">u</text:span></text:span><text:span text:style-name="T1241">lture </text:span><text:span text:style-name="T1242">d</text:span><text:span text:style-name="amh_5f_dev_5f_abbr"><text:span text:style-name="T1242">omi</text:span></text:span><text:span text:style-name="T1242">ni atti</text:span><text:span text:style-name="amh_5f_dev_5f_abbr"><text:span text:style-name="T1242">n</text:span></text:span><text:span text:style-name="T1242">gens </text:span><text:span text:style-name="T1243">extremitates </text:span><text:span text:style-name="T1244">p</text:span><text:span text:style-name="amh_5f_dev_5f_abbr"><text:span text:style-name="T1244">re</text:span></text:span><text:span text:style-name="T1244">dicte case, scil</text:span><text:span text:style-name="amh_5f_dev_5f_abbr"><text:span text:style-name="T1244">icet</text:span></text:span><text:span text:style-name="T1244"> in longu</text:span><text:span text:style-name="amh_5f_dev_5f_abbr"><text:span text:style-name="T1244">m</text:span></text:span><text:span text:style-name="T1244"> ab oriente uers</text:span><text:span text:style-name="amh_5f_dev_5f_abbr"><text:span text:style-name="T1244">us</text:span></text:span><text:span text:style-name="T1244"> </text:span><text:span text:style-name="T1245">occidente</text:span><text:span text:style-name="amh_5f_dev_5f_abbr"><text:span text:style-name="T1245">m</text:span></text:span><text:span text:style-name="T1245">, </text:span><text:span text:style-name="T1246">cui</text:span><text:span text:style-name="amh_5f_dev_5f_abbr"><text:span text:style-name="T1246">us</text:span></text:span><text:span text:style-name="T1246"> </text:span><text:span text:style-name="T1247">latitudo noue</text:span><text:span text:style-name="amh_5f_dev_5f_abbr"><text:span text:style-name="T1247">m</text:span></text:span><text:span text:style-name="T1247"> palmaru</text:span><text:span text:style-name="amh_5f_dev_5f_abbr"><text:span text:style-name="T1247">m</text:span></text:span><text:span text:style-name="T1247"> est, </text:span><text:span text:style-name="T1248">latitudo uero ta</text:span><text:span text:style-name="amh_5f_dev_5f_abbr"><text:span text:style-name="T1248">m</text:span></text:span><text:span text:style-name="T1248"> monume</text:span><text:span text:style-name="amh_5f_dev_5f_abbr"><text:span text:style-name="T1248">n</text:span></text:span><text:span text:style-name="T1248">ti q</text:span><text:span text:style-name="amh_5f_dev_5f_abbr"><text:span text:style-name="T1248">u</text:span></text:span><text:span text:style-name="T1248">a</text:span><text:span text:style-name="amh_5f_dev_5f_abbr"><text:span text:style-name="T1248">m</text:span></text:span><text:span text:style-name="T1248"> spacii reliqui ip</text:span><text:span text:style-name="amh_5f_dev_5f_abbr"><text:span text:style-name="T1248">s</text:span></text:span><text:span text:style-name="T1248">i</text:span><text:span text:style-name="amh_5f_dev_5f_abbr"><text:span text:style-name="T1248">us</text:span></text:span><text:span text:style-name="T1248"> domu</text:span><text:span text:style-name="amh_5f_dev_5f_abbr"><text:span text:style-name="T1248">n</text:span></text:span><text:span text:style-name="T1248">cule </text:span><text:span text:style-name="T1249">residuu</text:span><text:span text:style-name="amh_5f_dev_5f_abbr"><text:span text:style-name="T1249">m</text:span></text:span><text:span text:style-name="T1249"> in latitudine </text:span><text:span text:style-name="T1250">circa pedes sex palmas utiq</text:span><text:span text:style-name="amh_5f_dev_5f_abbr"><text:span text:style-name="T1250">ue</text:span></text:span><text:span text:style-name="T1250"> se exte</text:span><text:span text:style-name="amh_5f_dev_5f_abbr"><text:span text:style-name="T1250">n</text:span></text:span><text:span text:style-name="T1250">dit co</text:span><text:span text:style-name="amh_5f_dev_5f_abbr"><text:span text:style-name="T1250">mmun</text:span></text:span><text:span text:style-name="T1250">es. Circa </text:span><text:span text:style-name="amh_5f_nombre_5f_romain"><text:span text:style-name="T1250">xii</text:span></text:span><text:span text:style-name="T1250"> etia</text:span><text:span text:style-name="amh_5f_dev_5f_abbr">m</text:span><text:span text:style-name="T1250"> </text:span><text:span text:style-name="T1251">palm</text:span><text:span text:style-name="T1252">a</text:span><text:span text:style-name="T1251">s </text:span><text:span text:style-name="T1253">est altitudo </text:span><text:span text:style-name="T1254">domu</text:span><text:span text:style-name="amh_5f_dev_5f_abbr"><text:span text:style-name="T1254">n</text:span></text:span><text:span text:style-name="T1254">cule </text:span><text:span text:style-name="T1255">p</text:span><text:span text:style-name="amh_5f_dev_5f_abbr"><text:span text:style-name="T1255">re</text:span></text:span><text:span text:style-name="T1255">dicte.</text:span></text:p>
      <text:p text:style-name="P64"><text:span text:style-name="T1255">Illud uero </text:span><text:span text:style-name="T1256">adu</text:span><text:span text:style-name="amh_5f_dev_5f_abbr"><text:span text:style-name="T1256">er</text:span></text:span><text:span text:style-name="T1256">tend</text:span><text:span text:style-name="amh_5f_dev_5f_abbr"><text:span text:style-name="T1256">um</text:span></text:span><text:span text:style-name="T1256"> est q</text:span><text:span text:style-name="amh_5f_dev_5f_abbr"><text:span text:style-name="T1256">uod</text:span></text:span><text:span text:style-name="T1256"> monume</text:span><text:span text:style-name="amh_5f_dev_5f_abbr"><text:span text:style-name="T1256">n</text:span></text:span><text:span text:style-name="T1256">to illo </text:span><text:span text:style-name="T1257">sa</text:span><text:span text:style-name="amh_5f_dev_5f_abbr"><text:span text:style-name="T1257">n</text:span></text:span><text:span text:style-name="T1257">ctissimo </text:span><text:span text:style-name="T1258">loco su</text:span><text:span text:style-name="amh_5f_dev_5f_abbr"><text:span text:style-name="T1258">p</text:span></text:span><text:span text:style-name="amh_5f_dev_5f_abbr"><text:span text:style-name="T1259">er</text:span></text:span><text:span text:style-name="T1258">positu</text:span><text:span text:style-name="amh_5f_dev_5f_abbr"><text:span text:style-name="T1258">m</text:span></text:span><text:span text:style-name="T1258"> non est </text:span><text:span text:style-name="T1260">illud in quo sa</text:span><text:span text:style-name="amh_5f_dev_5f_abbr"><text:span text:style-name="T1260">n</text:span></text:span><text:span text:style-name="T1260">ctissimu</text:span><text:span text:style-name="amh_5f_dev_5f_abbr"><text:span text:style-name="T1260">m</text:span></text:span><text:span text:style-name="T1260"> corp</text:span><text:span text:style-name="amh_5f_dev_5f_abbr"><text:span text:style-name="T1260">us</text:span></text:span><text:span text:style-name="T1260"> </text:span><text:span text:style-name="amh_5f_dev_5f_abbr"><text:span text:style-name="T1260">Christ</text:span></text:span><text:span text:style-name="T1260">i </text:span><text:span text:style-name="T1261">exa</text:span><text:span text:style-name="T1262">n</text:span><text:span text:style-name="T1261">i</text:span><text:span text:style-name="T1262">m</text:span><text:span text:style-name="T1261">e </text:span><text:span text:style-name="T1263">primit</text:span><text:span text:style-name="amh_5f_dev_5f_abbr"><text:span text:style-name="T1263">us</text:span></text:span><text:span text:style-name="T1263"> </text:span><text:span text:style-name="T1264">est i</text:span><text:span text:style-name="amh_5f_dev_5f_abbr"><text:span text:style-name="T1264">m</text:span></text:span><text:span text:style-name="T1264">missu</text:span><text:span text:style-name="amh_5f_dev_5f_abbr"><text:span text:style-name="T1264">m</text:span></text:span><text:span text:style-name="T1264"> quia, sacro testante eloquio, </text:span><text:span text:style-name="T1265">monumentu</text:span><text:span text:style-name="amh_5f_dev_5f_abbr"><text:span text:style-name="T1265">m</text:span></text:span><text:span text:style-name="T1265"> </text:span><text:span text:style-name="amh_5f_dev_5f_abbr"><text:span text:style-name="T1265">Christ</text:span></text:span><text:span text:style-name="T1265">i </text:span><text:span text:style-name="T1266">erat </text:span><text:span text:style-name="T1267">excisu</text:span><text:span text:style-name="amh_5f_dev_5f_abbr"><text:span text:style-name="T1267">m</text:span></text:span><text:span text:style-name="T1267"> in petra una </text:span><text:span text:style-name="amh_5f_dev_5f_abbr"><text:span text:style-name="T1267">pro</text:span></text:span><text:span text:style-name="T1267">ut a</text:span><text:span text:style-name="amh_5f_dev_5f_abbr"><text:span text:style-name="T1267">n</text:span></text:span><text:span text:style-name="T1267">tiq</text:span><text:span text:style-name="amh_5f_dev_5f_abbr"><text:span text:style-name="T1267">u</text:span></text:span><text:span text:style-name="T1267">oru</text:span><text:span text:style-name="amh_5f_dev_5f_abbr"><text:span text:style-name="T1267">m</text:span></text:span><text:span text:style-name="T1267"> </text:span><text:span text:style-name="T1268">monume</text:span><text:span text:style-name="amh_5f_dev_5f_abbr"><text:span text:style-name="T1268">n</text:span></text:span><text:span text:style-name="T1268">ta </text:span><text:span text:style-name="T1269">et maxi</text:span><text:span text:style-name="amh_5f_dev_5f_abbr"><text:span text:style-name="T1269">m</text:span></text:span><text:span text:style-name="T1269">e in partib</text:span><text:span text:style-name="amh_5f_dev_5f_abbr"><text:span text:style-name="T1269">us</text:span></text:span><text:span text:style-name="T1269"> illis fieri solent. Istud aut</text:span><text:span text:style-name="amh_5f_dev_5f_abbr"><text:span text:style-name="T1269">em</text:span></text:span><text:span text:style-name="T1269"> plurib</text:span><text:span text:style-name="amh_5f_dev_5f_abbr"><text:span text:style-name="T1269">us</text:span></text:span><text:span text:style-name="T1269"> est co</text:span><text:span text:style-name="amh_5f_dev_5f_abbr"><text:span text:style-name="T1269">m</text:span></text:span><text:span text:style-name="T1269">positu</text:span><text:span text:style-name="amh_5f_dev_5f_abbr"><text:span text:style-name="T1269">m</text:span></text:span><text:span text:style-name="T1269"> </text:span><text:span text:style-name="T1270">de nouo co</text:span><text:span text:style-name="amh_5f_dev_5f_abbr"><text:span text:style-name="T1270">n</text:span></text:span><text:span text:style-name="T1270">glutinatu</text:span><text:span text:style-name="amh_5f_dev_5f_abbr"><text:span text:style-name="T1270">m</text:span></text:span><text:span text:style-name="T1270"> co</text:span><text:span text:style-name="amh_5f_dev_5f_abbr"><text:span text:style-name="T1270">n</text:span></text:span><text:span text:style-name="T1270">iu</text:span><text:span text:style-name="amh_5f_dev_5f_abbr"><text:span text:style-name="T1270">n</text:span></text:span><text:span text:style-name="T1270">ctu</text:span><text:span text:style-name="amh_5f_dev_5f_abbr"><text:span text:style-name="T1270">m</text:span></text:span><text:span text:style-name="T1270"> </text:span><text:span text:style-name="T1271">q</text:span><text:span text:style-name="amh_5f_dev_5f_abbr"><text:span text:style-name="T1271">u</text:span></text:span><text:span text:style-name="T1271">idem min</text:span><text:span text:style-name="amh_5f_dev_5f_abbr"><text:span text:style-name="T1271">us</text:span></text:span><text:span text:style-name="T1271"> artificial</text:span><text:span text:style-name="amh_5f_dev_5f_abbr"><text:span text:style-name="T1271">ite</text:span></text:span><text:span text:style-name="T1271">r et min</text:span><text:span text:style-name="amh_5f_dev_5f_abbr"><text:span text:style-name="T1271">us</text:span></text:span><text:span text:style-name="T1271"> q</text:span><text:span text:style-name="amh_5f_dev_5f_abbr"><text:span text:style-name="T1271">u</text:span></text:span><text:span text:style-name="T1271">a</text:span><text:span text:style-name="amh_5f_dev_5f_abbr"><text:span text:style-name="T1271">m</text:span></text:span><text:span text:style-name="T1271"> deceat ordinatu</text:span><text:span text:style-name="amh_5f_dev_5f_abbr"><text:span text:style-name="T1271">m</text:span></text:span><text:span text:style-name="T1271">. Locus etia</text:span><text:span text:style-name="amh_5f_dev_5f_abbr"><text:span text:style-name="T1271">m</text:span></text:span><text:span text:style-name="T1271"> ip</text:span><text:span text:style-name="amh_5f_dev_5f_abbr"><text:span text:style-name="T1271">s</text:span></text:span><text:span text:style-name="T1271">i</text:span><text:span text:style-name="amh_5f_dev_5f_abbr"><text:span text:style-name="T1271">us</text:span></text:span><text:span text:style-name="T1271"> monume</text:span><text:span text:style-name="amh_5f_dev_5f_abbr"><text:span text:style-name="T1271">n</text:span></text:span><text:span text:style-name="T1271">ti </text:span><text:span text:style-name="amh_5f_dev_5f_abbr"><text:span text:style-name="T1271">Christ</text:span></text:span><text:span text:style-name="T1271">i fuit per i</text:span><text:span text:style-name="amh_5f_dev_5f_abbr"><text:span text:style-name="T1271">n</text:span></text:span><text:span text:style-name="T1271">fidelis longo t</text:span><text:span text:style-name="amh_5f_dev_5f_abbr"><text:span text:style-name="T1271">em</text:span></text:span><text:span text:style-name="T1271">p</text:span><text:span text:style-name="amh_5f_dev_5f_abbr"><text:span text:style-name="T1271">or</text:span></text:span><text:span text:style-name="T1271">e </text:span><text:span text:style-name="amh_5f_dev_5f_abbr"><text:span text:style-name="T1271">per</text:span></text:span><text:span text:style-name="T1271">pessus </text:span><text:span text:style-name="T1272">an</text:span><text:span text:style-name="amh_5f_dev_5f_abbr"><text:span text:style-name="T1272">te</text:span></text:span><text:span text:style-name="T1272"> t</text:span><text:span text:style-name="amh_5f_dev_5f_abbr"><text:span text:style-name="T1272">em</text:span></text:span><text:span text:style-name="T1272">p</text:span><text:span text:style-name="amh_5f_dev_5f_abbr"><text:span text:style-name="T1272">or</text:span></text:span><text:span text:style-name="T1272">a latinoru</text:span><text:span text:style-name="amh_5f_dev_5f_abbr"><text:span text:style-name="T1272">m</text:span></text:span><text:span text:style-name="T1272"> </text:span><text:span text:style-name="T1273">et </text:span><text:span text:style-name="amh_5f_dev_5f_abbr"><text:span text:style-name="T1273">pro</text:span></text:span><text:span text:style-name="T1273">phanat</text:span><text:span text:style-name="amh_5f_dev_5f_abbr"><text:span text:style-name="T1273">us</text:span></text:span><text:span text:style-name="T1273">, q</text:span><text:span text:style-name="amh_5f_dev_5f_abbr"><text:span text:style-name="T1273">ui</text:span></text:span><text:span text:style-name="T1273"> nichil </text:span><text:span text:style-name="T1274">in ipso </text:span><text:span text:style-name="T1275">dimiseru</text:span><text:span text:style-name="amh_5f_dev_5f_abbr"><text:span text:style-name="T1275">n</text:span></text:span><text:span text:style-name="T1275">t </text:span><text:span text:style-name="T1276">q</text:span><text:span text:style-name="amh_5f_dev_5f_abbr"><text:span text:style-name="T1276">uo</text:span></text:span><text:span text:style-name="T1276">d deuotione</text:span><text:span text:style-name="amh_5f_dev_5f_abbr"><text:span text:style-name="T1276">m</text:span></text:span><text:span text:style-name="T1276"> fideliu</text:span><text:span text:style-name="amh_5f_dev_5f_abbr"><text:span text:style-name="T1276">m</text:span></text:span><text:span text:style-name="T1276"> </text:span><text:span text:style-name="T1277">posset </text:span><text:span text:style-name="amh_5f_dev_5f_abbr"><text:span text:style-name="T1277">p</text:span></text:span><text:span text:style-name="amh_5f_dev_5f_abbr"><text:span text:style-name="T1278">ro</text:span></text:span><text:span text:style-name="T1277">uocare. </text:span><text:span text:style-name="T1279">Q</text:span><text:span text:style-name="amh_5f_dev_5f_abbr"><text:span text:style-name="T1279">ua</text:span></text:span><text:span text:style-name="T1279">m etia</text:span><text:span text:style-name="amh_5f_dev_5f_abbr"><text:span text:style-name="T1279">m</text:span></text:span><text:span text:style-name="T1279"> </text:span><text:span text:style-name="T1280">Ih</text:span><text:span text:style-name="amh_5f_dev_5f_abbr"><text:span text:style-name="T1280">e</text:span></text:span><text:span text:style-name="T1280">r</text:span><text:span text:style-name="amh_5f_dev_5f_abbr"><text:span text:style-name="T1280">usa</text:span></text:span><text:span text:style-name="T1280">l</text:span><text:span text:style-name="amh_5f_dev_5f_abbr"><text:span text:style-name="T1280">e</text:span></text:span><text:span text:style-name="T1280">m </text:span><text:span text:style-name="T1281">capta est ulti</text:span><text:span text:style-name="amh_5f_dev_5f_abbr"><text:span text:style-name="T1281">m</text:span></text:span><text:span text:style-name="T1281">o </text:span><text:span text:style-name="T1282">a </text:span><text:soft-page-break/><text:span text:style-name="T1282">Sarracenis </text:span><text:span text:style-name="amh_5f_dev_5f_abbr"><text:span text:style-name="T1283">christ</text:span></text:span><text:span text:style-name="T1283">iani </text:span><text:span text:style-name="amh_5f_dev_5f_abbr"><text:span text:style-name="T1283">per</text:span></text:span><text:span text:style-name="T1283"> certa pacta et tractat</text:span><text:span text:style-name="amh_5f_dev_5f_abbr"><text:span text:style-name="T1283">us</text:span></text:span><text:span text:style-name="T1283"> ciuitate</text:span><text:span text:style-name="amh_5f_dev_5f_abbr"><text:span text:style-name="T1283">m</text:span></text:span><text:span text:style-name="T1283"> dimiseru</text:span><text:span text:style-name="amh_5f_dev_5f_abbr"><text:span text:style-name="T1283">n</text:span></text:span><text:span text:style-name="T1283">t, </text:span><text:span text:style-name="T1284">et a</text:span><text:span text:style-name="T1285">s</text:span><text:span text:style-name="T1284">s</text:span><text:span text:style-name="T1285">u</text:span><text:span text:style-name="T1284">ltu capta non fuit nec </text:span><text:span text:style-name="T1286">est uerissimile ut, posito q</text:span><text:span text:style-name="amh_5f_dev_5f_abbr"><text:span text:style-name="T1286">uod</text:span></text:span><text:span text:style-name="T1286"> </text:span><text:span text:style-name="T1287">in loco sepulcro aliq</text:span><text:span text:style-name="amh_5f_dev_5f_abbr"><text:span text:style-name="T1287">u</text:span></text:span><text:span text:style-name="T1287">id de monume</text:span><text:span text:style-name="amh_5f_dev_5f_abbr"><text:span text:style-name="T1287">n</text:span></text:span><text:span text:style-name="T1287">to uero, </text:span><text:span text:style-name="amh_5f_dev_5f_abbr"><text:span text:style-name="T1287">christ</text:span></text:span><text:span text:style-name="T1287">iani </text:span><text:span text:style-name="T1288">dimisissent </text:span><text:span text:style-name="T1289">ibidem ab i</text:span><text:span text:style-name="amh_5f_dev_5f_abbr"><text:span text:style-name="T1289">n</text:span></text:span><text:span text:style-name="T1289">fidelib</text:span><text:span text:style-name="amh_5f_dev_5f_abbr"><text:span text:style-name="T1289">us</text:span></text:span><text:span text:style-name="T1289"> co</text:span><text:span text:style-name="amh_5f_dev_5f_abbr"><text:span text:style-name="T1289">n</text:span></text:span><text:span text:style-name="T1289">culcandu</text:span><text:span text:style-name="amh_5f_dev_5f_abbr"><text:span text:style-name="T1289">m</text:span></text:span><text:span text:style-name="T1289">, cu</text:span><text:span text:style-name="amh_5f_dev_5f_abbr"><text:span text:style-name="T1289">m</text:span></text:span><text:span text:style-name="T1289"> nu</text:span><text:span text:style-name="amh_5f_dev_5f_abbr"><text:span text:style-name="T1289">n</text:span></text:span><text:span text:style-name="T1289">c fideles </text:span><text:span text:style-name="T1290">studeant eadem loca uisitantes de petris </text:span><text:span text:style-name="amh_5f_dev_5f_abbr"><text:span text:style-name="T1290">et</text:span></text:span><text:span text:style-name="T1290"> terra q</text:span><text:span text:style-name="amh_5f_dev_5f_abbr"><text:span text:style-name="T1290">u</text:span></text:span><text:span text:style-name="T1290">a</text:span><text:span text:style-name="amh_5f_dev_5f_abbr"><text:span text:style-name="T1290">n</text:span></text:span><text:span text:style-name="T1290">tu</text:span><text:span text:style-name="amh_5f_dev_5f_abbr"><text:span text:style-name="T1290">m</text:span></text:span><text:span text:style-name="T1290"> </text:span><text:span text:style-name="T1291">possu</text:span><text:span text:style-name="amh_5f_dev_5f_abbr"><text:span text:style-name="T1291">n</text:span></text:span><text:span text:style-name="T1291">t secu</text:span><text:span text:style-name="amh_5f_dev_5f_abbr"><text:span text:style-name="T1291">m</text:span></text:span><text:span text:style-name="T1291"> </text:span><text:span text:style-name="T1292">portare, et si </text:span><text:span text:style-name="T1293">possent utiq</text:span><text:span text:style-name="amh_5f_dev_5f_abbr"><text:span text:style-name="T1293">ue</text:span></text:span><text:span text:style-name="T1293"> tota</text:span><text:span text:style-name="amh_5f_dev_5f_abbr"><text:span text:style-name="T1293">m</text:span></text:span><text:span text:style-name="T1293"> </text:span><text:span text:style-name="T1294">asportarent </text:span><text:span text:style-name="amh_5f_dev_5f_abbr"><text:span text:style-name="T1295">Christ</text:span></text:span><text:span text:style-name="T1295">i uestigiis ac sangui</text:span><text:span text:style-name="amh_5f_dev_5f_abbr"><text:span text:style-name="T1295">n</text:span></text:span><text:span text:style-name="T1295">e</text:span><text:span text:style-name="amh_5f_dev_5f_abbr"><text:span text:style-name="T1295">m</text:span></text:span><text:span text:style-name="T1295"> </text:span><text:span text:style-name="T1296">consecrata</text:span><text:span text:style-name="amh_5f_dev_5f_abbr"><text:span text:style-name="T1296">m</text:span></text:span><text:span text:style-name="T1296">.</text:span></text:p>
      <text:p text:style-name="P65">T<text:span text:style-name="amh_5f_dev_5f_abbr">ame</text:span>n q<text:span text:style-name="amh_5f_dev_5f_abbr">u</text:span>i<text:span text:style-name="T1297">d</text:span>quid <text:span text:style-name="T1298">sit de hoc, locus ip</text:span><text:span text:style-name="amh_5f_dev_5f_abbr"><text:span text:style-name="T1298">s</text:span></text:span><text:span text:style-name="T1298">e sepulcri </text:span><text:span text:style-name="amh_5f_dev_5f_abbr"><text:span text:style-name="T1298">Christ</text:span></text:span><text:span text:style-name="T1298">i formal</text:span><text:span text:style-name="amh_5f_dev_5f_abbr"><text:span text:style-name="T1298">ite</text:span></text:span><text:span text:style-name="T1298">r moueri non p</text:span><text:span text:style-name="amh_5f_dev_5f_abbr"><text:span text:style-name="T1298">otes</text:span></text:span><text:span text:style-name="T1298">t, </text:span><text:span text:style-name="T1299">s</text:span><text:span text:style-name="amh_5f_dev_5f_abbr"><text:span text:style-name="T1299">ed</text:span></text:span><text:span text:style-name="T1299"> remansit et </text:span><text:span text:style-name="amh_5f_foliotation"><text:span text:style-name="T1299">[f. 2</text:span></text:span><text:span text:style-name="amh_5f_foliotation"><text:span text:style-name="T1300">3</text:span></text:span><text:span text:style-name="amh_5f_foliotation"><text:span text:style-name="T1299">9r]</text:span></text:span><text:span text:style-name="T1299"> </text:span><text:span text:style-name="T1301">manebit </text:span><text:span text:style-name="T1302">i</text:span><text:span text:style-name="amh_5f_dev_5f_abbr"><text:span text:style-name="T1302">m</text:span></text:span><text:span text:style-name="T1302">mobilis i</text:span><text:span text:style-name="amh_5f_dev_5f_abbr"><text:span text:style-name="T1302">n</text:span></text:span><text:span text:style-name="T1302"> eternu</text:span><text:span text:style-name="amh_5f_dev_5f_abbr"><text:span text:style-name="T1302">m</text:span></text:span><text:span text:style-name="T1302">. </text:span><text:span text:style-name="T1303">In quo loco sa</text:span><text:span text:style-name="amh_5f_dev_5f_abbr"><text:span text:style-name="T1303">n</text:span></text:span><text:span text:style-name="T1303">ctissimu</text:span><text:span text:style-name="amh_5f_dev_5f_abbr"><text:span text:style-name="T1303">m</text:span></text:span><text:span text:style-name="T1303"> corp</text:span><text:span text:style-name="amh_5f_dev_5f_abbr"><text:span text:style-name="T1303">us</text:span></text:span><text:span text:style-name="T1303"> </text:span><text:span text:style-name="amh_5f_dev_5f_abbr"><text:span text:style-name="T1303">Christ</text:span></text:span><text:span text:style-name="T1303">i de cruce leuatu</text:span><text:span text:style-name="amh_5f_dev_5f_abbr"><text:span text:style-name="T1303">m</text:span></text:span><text:span text:style-name="T1303"> </text:span><text:span text:style-name="amh_5f_dev_5f_abbr"><text:span text:style-name="T1304">per</text:span></text:span><text:span text:style-name="T1304"> Ioseph ab Arimathia missu</text:span><text:span text:style-name="amh_5f_dev_5f_abbr"><text:span text:style-name="T1304">m</text:span></text:span><text:span text:style-name="T1304"> est, apostoli, mulieres, co</text:span><text:span text:style-name="amh_5f_dev_5f_abbr"><text:span text:style-name="T1304">n</text:span></text:span><text:span text:style-name="T1304">stantius et illa peccatrix </text:span><text:span text:style-name="T1305">diligentissima, q</text:span><text:span text:style-name="amh_5f_dev_5f_abbr"><text:span text:style-name="T1305">uem</text:span></text:span><text:span text:style-name="T1305"> uiuu</text:span><text:span text:style-name="amh_5f_dev_5f_abbr"><text:span text:style-name="T1305">m</text:span></text:span><text:span text:style-name="T1305"> </text:span><text:span text:style-name="T1306">dilex</text:span><text:span text:style-name="T1307">e</text:span><text:span text:style-name="T1306">ra</text:span><text:span text:style-name="amh_5f_dev_5f_abbr"><text:span text:style-name="T1306">n</text:span></text:span><text:span text:style-name="T1306">t </text:span><text:span text:style-name="T1307">mortuu</text:span><text:span text:style-name="amh_5f_dev_5f_abbr"><text:span text:style-name="T1307">m</text:span></text:span><text:span text:style-name="T1307"> diligentes hu</text:span><text:span text:style-name="amh_5f_dev_5f_abbr"><text:span text:style-name="T1307">n</text:span></text:span><text:span text:style-name="T1307">c locu</text:span><text:span text:style-name="amh_5f_dev_5f_abbr"><text:span text:style-name="T1307">m</text:span></text:span><text:span text:style-name="T1307"> deuotissime </text:span><text:span text:style-name="T1308">uisitaru</text:span><text:span text:style-name="amh_5f_dev_5f_abbr"><text:span text:style-name="T1308">n</text:span></text:span><text:span text:style-name="T1308">t. </text:span><text:span text:style-name="T1309">C</text:span><text:span text:style-name="T1310">elestes ciues uisi </text:span><text:span text:style-name="T1309">su</text:span><text:span text:style-name="amh_5f_dev_5f_abbr"><text:span text:style-name="T1309">n</text:span></text:span><text:span text:style-name="T1309">t illic, infideles terrentes ac fideles dulci colloquio co</text:span><text:span text:style-name="amh_5f_dev_5f_abbr"><text:span text:style-name="T1309">n</text:span></text:span><text:span text:style-name="T1309">solantes. </text:span><text:span text:style-name="amh_5f_lettre_5f_rubriquee">H</text:span><text:span text:style-name="T1309">ic locus est singulari </text:span><text:span text:style-name="T1311">deuot</text:span><text:span text:style-name="amh_5f_dev_5f_abbr"><text:span text:style-name="T1311">i</text:span></text:span><text:span text:style-name="T1311">o</text:span><text:span text:style-name="amh_5f_dev_5f_abbr"><text:span text:style-name="T1311">n</text:span></text:span><text:span text:style-name="T1311">e </text:span><text:span text:style-name="T1312">et o</text:span><text:span text:style-name="amh_5f_dev_5f_abbr"><text:span text:style-name="T1312">mn</text:span></text:span><text:span text:style-name="T1312">i merito </text:span><text:span text:style-name="T1313">su</text:span><text:span text:style-name="amh_5f_dev_5f_abbr"><text:span text:style-name="T1313">p</text:span></text:span><text:span text:style-name="amh_5f_dev_5f_abbr"><text:span text:style-name="T1314">ra</text:span></text:span><text:span text:style-name="T1313"> alia loca reue</text:span><text:span text:style-name="amh_5f_dev_5f_abbr"><text:span text:style-name="T1313">re</text:span></text:span><text:span text:style-name="T1313">ndus in quo corp</text:span><text:span text:style-name="amh_5f_dev_5f_abbr"><text:span text:style-name="T1313">us</text:span></text:span><text:span text:style-name="T1313"> </text:span><text:span text:style-name="amh_5f_dev_5f_abbr"><text:span text:style-name="T1313">Christ</text:span></text:span><text:span text:style-name="T1313">i </text:span><text:span text:style-name="T1315">sa</text:span><text:span text:style-name="amh_5f_dev_5f_abbr"><text:span text:style-name="T1315">n</text:span></text:span><text:span text:style-name="T1315">ctissimu</text:span><text:span text:style-name="amh_5f_dev_5f_abbr"><text:span text:style-name="T1315">m</text:span></text:span><text:span text:style-name="T1315"> </text:span><text:span text:style-name="T1316">int</text:span><text:span text:style-name="amh_5f_dev_5f_abbr"><text:span text:style-name="T1316">er</text:span></text:span><text:span text:style-name="T1316"> mortuos </text:span><text:span text:style-name="T1317">inique </text:span><text:span text:style-name="T1318">et crudel</text:span><text:span text:style-name="amh_5f_dev_5f_abbr"><text:span text:style-name="T1318">ite</text:span></text:span><text:span text:style-name="T1318">r </text:span><text:span text:style-name="T1319">deputatu</text:span><text:span text:style-name="amh_5f_dev_5f_abbr"><text:span text:style-name="T1319">m</text:span></text:span><text:span text:style-name="T1319">, </text:span><text:span text:style-name="T1320">a</text:span><text:span text:style-name="amh_5f_dev_5f_abbr"><text:span text:style-name="T1320">n</text:span></text:span><text:span text:style-name="T1320">i</text:span><text:span text:style-name="amh_5f_dev_5f_abbr"><text:span text:style-name="T1320">m</text:span></text:span><text:span text:style-name="T1320">a reassumpta i</text:span><text:span text:style-name="amh_5f_dev_5f_abbr"><text:span text:style-name="T1320">m</text:span></text:span><text:span text:style-name="T1320">mortalitate </text:span><text:span text:style-name="T1321">gloriosus triu</text:span><text:span text:style-name="amh_5f_dev_5f_abbr"><text:span text:style-name="T1321">m</text:span></text:span><text:span text:style-name="T1321">phat.</text:span></text:p>
      <text:p text:style-name="P66">In <text:span text:style-name="T1322">sepedicte </text:span><text:span text:style-name="T1323">domu</text:span><text:span text:style-name="amh_5f_dev_5f_abbr"><text:span text:style-name="T1323">n</text:span></text:span><text:span text:style-name="T1323">cule parte sinistra contra selpulcru</text:span><text:span text:style-name="amh_5f_dev_5f_abbr"><text:span text:style-name="T1323">m</text:span></text:span><text:span text:style-name="T1323"> </text:span><text:span text:style-name="T1324">eminet extra ceteros lapides </text:span><text:span text:style-name="T1325">lapis q</text:span><text:span text:style-name="amh_5f_dev_5f_abbr"><text:span text:style-name="T1325">u</text:span></text:span><text:span text:style-name="T1325">idam </text:span><text:span text:style-name="T1326">albi coloris, </text:span><office:annotation office:name="__Annotation__30262_390028583" loext:resolved="false"><dc:creator>Alexandre Moret Houplon</dc:creator><dc:date>2026-02-16T16:36:31.372289100</dc:date><meta:creator-initials>AMH</meta:creator-initials><text:p text:style-name="P51"><text:span text:style-name="T693">L’édition Deluz retient une autre tournure :</text:span><text:span text:style-name="T693"><text:line-break/></text:span><text:span text:style-name="T693"> grossus ad modum capitis hominis </text:span></text:p></office:annotation><text:span text:style-name="T1326">ad grossi</text:span><text:span text:style-name="T1327">t</text:span><text:span text:style-name="T1326">iem </text:span><text:span text:style-name="T1327">capitis </text:span><text:span text:style-name="T1328">uni</text:span><text:span text:style-name="amh_5f_dev_5f_abbr">us</text:span><text:span text:style-name="T1328"> ho</text:span><text:span text:style-name="amh_5f_dev_5f_abbr"><text:span text:style-name="T1328">min</text:span></text:span><text:span text:style-name="T1328">is</text:span><office:annotation-end office:name="__Annotation__30262_390028583"/><text:span text:style-name="T1328">, ad </text:span><text:span text:style-name="amh_5f_nombre_5f_romain"><text:span text:style-name="T1328">vi</text:span></text:span><text:span text:style-name="T1328"> palmas a terra eleuat</text:span><text:span text:style-name="amh_5f_dev_5f_abbr"><text:span text:style-name="T1328">us</text:span></text:span><text:span text:style-name="T1328">, </text:span><text:span text:style-name="T1329">que</text:span><text:span text:style-name="amh_5f_dev_5f_abbr"><text:span text:style-name="T1329">m</text:span></text:span><text:span text:style-name="T1329"> ego uidi </text:span><text:span text:style-name="amh_5f_dev_5f_abbr"><text:span text:style-name="T1330">christ</text:span></text:span><text:span text:style-name="T1330">ianos </text:span><text:span text:style-name="T1331">illaru</text:span><text:span text:style-name="amh_5f_dev_5f_abbr"><text:span text:style-name="T1331">m</text:span></text:span><text:span text:style-name="T1331"> partiu</text:span><text:span text:style-name="amh_5f_dev_5f_abbr"><text:span text:style-name="T1331">m</text:span></text:span><text:span text:style-name="T1331"> </text:span><text:span text:style-name="T1332">deuotissime </text:span><text:span text:style-name="T1333">pre cet</text:span><text:span text:style-name="amh_5f_dev_5f_abbr"><text:span text:style-name="T1333">er</text:span></text:span><text:span text:style-name="T1333">is osculari. </text:span><text:span text:style-name="T1334">Q</text:span><text:span text:style-name="amh_5f_dev_5f_abbr"><text:span text:style-name="T1334">uo</text:span></text:span><text:span text:style-name="T1334">d cu</text:span><text:span text:style-name="amh_5f_dev_5f_abbr"><text:span text:style-name="T1334">m</text:span></text:span><text:span text:style-name="T1334"> admira</text:span><text:span text:style-name="T1335">ns</text:span><text:span text:style-name="T1334"> </text:span><text:span text:style-name="T1336">q</text:span><text:span text:style-name="amh_5f_dev_5f_abbr"><text:span text:style-name="T1336">u</text:span></text:span><text:span text:style-name="T1336">idnam sit </text:span><text:span text:style-name="T1335">sciritarer</text:span><text:span text:style-name="T1336"> </text:span><text:span text:style-name="amh_5f_dev_5f_abbr"><text:span text:style-name="T1336">per</text:span></text:span><text:span text:style-name="T1336"> aute</text:span><text:span text:style-name="amh_5f_dev_5f_abbr"><text:span text:style-name="T1336">n</text:span></text:span><text:span text:style-name="T1336">ticas </text:span><text:span text:style-name="amh_5f_dev_5f_abbr"><text:span text:style-name="T1337">per</text:span></text:span><text:span text:style-name="T1337">sonas et </text:span><text:span text:style-name="amh_5f_dev_5f_abbr"><text:span text:style-name="T1337">per</text:span></text:span><text:span text:style-name="T1337"> int</text:span><text:span text:style-name="amh_5f_dev_5f_abbr"><text:span text:style-name="T1337">er</text:span></text:span><text:span text:style-name="T1337">pretatione</text:span><text:span text:style-name="amh_5f_dev_5f_abbr"><text:span text:style-name="T1337">m</text:span></text:span><text:span text:style-name="T1337"> r</text:span><text:span text:style-name="amh_5f_dev_5f_abbr"><text:span text:style-name="T1337">espo</text:span></text:span><text:span text:style-name="T1337">nsum est </text:span><text:span text:style-name="T1338">q</text:span><text:span text:style-name="amh_5f_dev_5f_abbr"><text:span text:style-name="T1338">uod</text:span></text:span><text:span text:style-name="T1338"> ille </text:span><text:span text:style-name="T1339">lapis </text:span><text:span text:style-name="T1340">sit de uero </text:span><text:span text:style-name="T1341">monumento </text:span><text:span text:style-name="amh_5f_dev_5f_abbr"><text:span text:style-name="T1342">Christ</text:span></text:span><text:span text:style-name="T1342">i </text:span><text:span text:style-name="T1343">q</text:span><text:span text:style-name="amh_5f_dev_5f_abbr"><text:span text:style-name="T1343">u</text:span></text:span><text:span text:style-name="T1343">i a </text:span><text:span text:style-name="amh_5f_dev_5f_abbr"><text:span text:style-name="T1343">christ</text:span></text:span><text:span text:style-name="T1343">ianis </text:span><text:span text:style-name="T1344">ibidem </text:span><text:span text:style-name="T1345">posit</text:span><text:span text:style-name="amh_5f_dev_5f_abbr"><text:span text:style-name="T1345">us</text:span></text:span><text:span text:style-name="T1345"> est ut </text:span><text:span text:style-name="amh_5f_dev_5f_abbr"><text:span text:style-name="T1345">per</text:span></text:span><text:span text:style-name="T1345">egrini </text:span><text:span text:style-name="T1346">adue</text:span><text:span text:style-name="amh_5f_dev_5f_abbr"><text:span text:style-name="T1346">n</text:span></text:span><text:span text:style-name="T1346">ientes </text:span><text:span text:style-name="T1347">eu</text:span><text:span text:style-name="amh_5f_dev_5f_abbr"><text:span text:style-name="T1347">m</text:span></text:span><text:span text:style-name="T1347"> tange</text:span><text:span text:style-name="amh_5f_dev_5f_abbr"><text:span text:style-name="T1347">re</text:span></text:span><text:span text:style-name="T1347"> </text:span><text:span text:style-name="T1348">possi</text:span><text:span text:style-name="amh_5f_dev_5f_abbr"><text:span text:style-name="T1348">n</text:span></text:span><text:span text:style-name="T1348">t </text:span><text:span text:style-name="amh_5f_dev_5f_abbr"><text:span text:style-name="T1349">et</text:span></text:span><text:span text:style-name="T1349"> uide</text:span><text:span text:style-name="amh_5f_dev_5f_abbr"><text:span text:style-name="T1349">re</text:span></text:span><text:span text:style-name="T1349"> </text:span><text:span text:style-name="T1350">et ad deuot</text:span><text:span text:style-name="amh_5f_dev_5f_abbr"><text:span text:style-name="T1350">i</text:span></text:span><text:span text:style-name="T1350">o</text:span><text:span text:style-name="amh_5f_dev_5f_abbr"><text:span text:style-name="T1350">n</text:span></text:span><text:span text:style-name="T1350">em </text:span><text:span text:style-name="T1335">amplius excitent</text:span><text:span text:style-name="amh_5f_dev_5f_abbr"><text:span text:style-name="T1335">u</text:span></text:span><text:span text:style-name="T1335">r. </text:span></text:p>
      <text:p text:style-name="P67"><text:span text:style-name="amh_5f_lettre_5f_rubriquee">S</text:span>upra sep<text:span text:style-name="amh_5f_dev_5f_abbr">u</text:span>lcru<text:span text:style-name="amh_5f_dev_5f_abbr">m</text:span> <text:span text:style-name="T1351">D</text:span><text:span text:style-name="amh_5f_dev_5f_abbr"><text:span text:style-name="T1351">omi</text:span></text:span><text:span text:style-name="T1351">ni pulcra</text:span><text:span text:style-name="amh_5f_dev_5f_abbr"><text:span text:style-name="T1351">m</text:span></text:span><text:span text:style-name="T1351"> feci </text:span><text:span text:style-name="T1352">missa</text:span><text:span text:style-name="amh_5f_dev_5f_abbr"><text:span text:style-name="T1352">m</text:span></text:span><text:span text:style-name="T1352"> </text:span><text:span text:style-name="T1353">de resurrect</text:span><text:span text:style-name="amh_5f_dev_5f_abbr"><text:span text:style-name="T1353">i</text:span></text:span><text:span text:style-name="T1353">o</text:span><text:span text:style-name="amh_5f_dev_5f_abbr"><text:span text:style-name="T1353">n</text:span></text:span><text:span text:style-name="T1353">e sua </text:span><text:span text:style-name="T1354">cu</text:span><text:span text:style-name="amh_5f_dev_5f_abbr"><text:span text:style-name="T1354">m</text:span></text:span><text:span text:style-name="T1354"> nota celebrari et aliq</text:span><text:span text:style-name="amh_5f_dev_5f_abbr"><text:span text:style-name="T1354">u</text:span></text:span><text:span text:style-name="T1354">i de meis sociis deuote </text:span><text:span text:style-name="amh_5f_dev_5f_abbr"><text:span text:style-name="T1355">Christ</text:span></text:span><text:span text:style-name="T1355">i corp</text:span><text:span text:style-name="amh_5f_dev_5f_abbr"><text:span text:style-name="T1355">us</text:span></text:span><text:span text:style-name="T1355"> susceperunt. </text:span><text:span text:style-name="amh_5f_lettre_5f_rubriquee">E</text:span><text:span text:style-name="T1356">t post missa</text:span><text:span text:style-name="amh_5f_dev_5f_abbr"><text:span text:style-name="T1356">m</text:span></text:span><text:span text:style-name="T1356"> fecit </text:span><text:span text:style-name="T1357">duos </text:span><text:span text:style-name="T1358">milites </text:span><text:span text:style-name="T1359">nobilis </text:span><text:span text:style-name="T1360">sup</text:span><text:span text:style-name="amh_5f_dev_5f_abbr"><text:span text:style-name="T1360">r</text:span></text:span><text:span text:style-name="T1360">a sep</text:span><text:span text:style-name="amh_5f_dev_5f_abbr"><text:span text:style-name="T1360">u</text:span></text:span><text:span text:style-name="T1360">lcru</text:span><text:span text:style-name="amh_5f_dev_5f_abbr"><text:span text:style-name="T1360">m</text:span></text:span><text:span text:style-name="T1360">, </text:span><text:span text:style-name="T1361">gladios acci</text:span><text:span text:style-name="amh_5f_dev_5f_abbr"><text:span text:style-name="T1361">n</text:span></text:span><text:span text:style-name="T1361">gendo et aliqua obs</text:span><text:span text:style-name="amh_5f_dev_5f_abbr"><text:span text:style-name="T1361">er</text:span></text:span><text:span text:style-name="T1361">uando q</text:span><text:span text:style-name="amh_5f_dev_5f_abbr"><text:span text:style-name="T1361">ui</text:span></text:span><text:span text:style-name="T1361"> in </text:span><text:span text:style-name="amh_5f_dev_5f_abbr"><text:span text:style-name="T1361">pro</text:span></text:span><text:span text:style-name="T1361">fessione ordinis militaris fieri </text:span><text:span text:style-name="T1362">co</text:span><text:span text:style-name="amh_5f_dev_5f_abbr"><text:span text:style-name="T1362">n</text:span></text:span><text:span text:style-name="T1362">sueueru</text:span><text:span text:style-name="amh_5f_dev_5f_abbr"><text:span text:style-name="T1362">n</text:span></text:span><text:span text:style-name="T1362">t, </text:span><text:span text:style-name="T1363">q</text:span><text:span text:style-name="amh_5f_dev_5f_abbr"><text:span text:style-name="T1363">u</text:span></text:span><text:span text:style-name="T1363">ia admirat</text:span><text:span text:style-name="amh_5f_dev_5f_abbr"><text:span text:style-name="T1363">us</text:span></text:span><text:span text:style-name="T1363"> </text:span><text:span text:style-name="T1364">in Ih</text:span><text:span text:style-name="amh_5f_dev_5f_abbr"><text:span text:style-name="T1364">e</text:span></text:span><text:span text:style-name="T1364">r</text:span><text:span text:style-name="amh_5f_dev_5f_abbr"><text:span text:style-name="T1364">usa</text:span></text:span><text:span text:style-name="T1364">l</text:span><text:span text:style-name="amh_5f_dev_5f_abbr"><text:span text:style-name="T1364">e</text:span></text:span><text:span text:style-name="T1364">m </text:span><text:span text:style-name="T1365">michi </text:span><text:span text:style-name="T1366">claue</text:span><text:span text:style-name="amh_5f_dev_5f_abbr"><text:span text:style-name="T1366">m</text:span></text:span><text:span text:style-name="T1366"> </text:span><text:span text:style-name="T1367">ad domu</text:span><text:span text:style-name="amh_5f_dev_5f_abbr"><text:span text:style-name="T1367">m</text:span></text:span><text:span text:style-name="T1367"> </text:span><text:span text:style-name="T1368">sepulcri </text:span><text:span text:style-name="T1369">dedit, et nemine</text:span><text:span text:style-name="amh_5f_dev_5f_abbr"><text:span text:style-name="T1369">m</text:span></text:span><text:span text:style-name="T1369"> </text:span><text:span text:style-name="T1370">intra </text:span><text:span text:style-name="T1371">eccl</text:span><text:span text:style-name="amh_5f_dev_5f_abbr"><text:span text:style-name="T1371">esi</text:span></text:span><text:span text:style-name="T1371">am </text:span><text:span text:style-name="T1372">ire </text:span><text:span text:style-name="amh_5f_dev_5f_abbr"><text:span text:style-name="T1373">per</text:span></text:span><text:span text:style-name="T1373">misit, </text:span><text:span text:style-name="T1374">nisi que</text:span><text:span text:style-name="amh_5f_dev_5f_abbr"><text:span text:style-name="T1374">m</text:span></text:span><text:span text:style-name="T1374"> </text:span><text:span text:style-name="T1375">no</text:span><text:span text:style-name="amh_5f_dev_5f_abbr"><text:span text:style-name="T1375">m</text:span></text:span><text:span text:style-name="T1375">i</text:span><text:span text:style-name="amh_5f_dev_5f_abbr"><text:span text:style-name="T1375">n</text:span></text:span><text:span text:style-name="T1375">atim </text:span><text:span text:style-name="T1376">expressi </text:span><text:span text:style-name="T1377">et adire uolui, ut q</text:span><text:span text:style-name="amh_5f_dev_5f_abbr"><text:span text:style-name="T1377">u</text:span></text:span><text:span text:style-name="T1377">ietius possem </text:span><text:span text:style-name="T1378">cu</text:span><text:span text:style-name="amh_5f_dev_5f_abbr"><text:span text:style-name="T1378">m</text:span></text:span><text:span text:style-name="T1378"> meis deuotioni uacare </text:span><text:span text:style-name="T1379">et ea face</text:span><text:span text:style-name="amh_5f_dev_5f_abbr"><text:span text:style-name="T1379">re</text:span></text:span><text:span text:style-name="T1379"> </text:span><text:span text:style-name="T1380">in eccl</text:span><text:span text:style-name="amh_5f_dev_5f_abbr"><text:span text:style-name="T1380">esi</text:span></text:span><text:span text:style-name="T1380">a q</text:span><text:span text:style-name="amh_5f_dev_5f_abbr"><text:span text:style-name="T1380">ue</text:span></text:span><text:span text:style-name="T1380"> m</text:span><text:span text:style-name="amh_5f_dev_5f_abbr"><text:span text:style-name="T1380">ih</text:span></text:span><text:span text:style-name="T1380">i </text:span><text:span text:style-name="T1381">ad honore</text:span><text:span text:style-name="amh_5f_dev_5f_abbr"><text:span text:style-name="T1381">m</text:span></text:span><text:span text:style-name="T1381"> </text:span><text:span text:style-name="T1382">Dei dictaba</text:span><text:span text:style-name="amh_5f_dev_5f_abbr"><text:span text:style-name="T1382">n</text:span></text:span><text:span text:style-name="T1382">t</text:span><text:span text:style-name="amh_5f_dev_5f_abbr"><text:span text:style-name="T1382">u</text:span></text:span><text:span text:style-name="T1382">r </text:span><text:span text:style-name="T1383">expedire, </text:span><text:span text:style-name="T1384">i</text:span><text:span text:style-name="amh_5f_dev_5f_abbr"><text:span text:style-name="T1384">n</text:span></text:span><text:span text:style-name="T1384"> hiis itaq</text:span><text:span text:style-name="amh_5f_dev_5f_abbr"><text:span text:style-name="T1384">ue</text:span></text:span><text:span text:style-name="T1384"> </text:span><text:span text:style-name="amh_5f_dev_5f_abbr"><text:span text:style-name="T1385">et</text:span></text:span><text:span text:style-name="T1385"> i</text:span><text:span text:style-name="amh_5f_dev_5f_abbr"><text:span text:style-name="T1385">n</text:span></text:span><text:span text:style-name="T1385"> aliis se m</text:span><text:span text:style-name="amh_5f_dev_5f_abbr"><text:span text:style-name="T1385">ih</text:span></text:span><text:span text:style-name="T1385">i dict</text:span><text:span text:style-name="amh_5f_dev_5f_abbr"><text:span text:style-name="T1385">us</text:span></text:span><text:span text:style-name="T1385"> capitane</text:span><text:span text:style-name="amh_5f_dev_5f_abbr"><text:span text:style-name="T1385">us</text:span></text:span><text:span text:style-name="T1385"> gratiosu</text:span><text:span text:style-name="amh_5f_dev_5f_abbr"><text:span text:style-name="T1385">m</text:span></text:span><text:span text:style-name="T1385"> exibebat.</text:span></text:p>
      <text:p text:style-name="P68">Circa locu<text:span text:style-name="amh_5f_dev_5f_abbr">m</text:span> sepulcri <text:span text:style-name="T1386">in eadem eccl</text:span><text:span text:style-name="amh_5f_dev_5f_abbr"><text:span text:style-name="T1386">esi</text:span></text:span><text:span text:style-name="T1386">a </text:span><text:span text:style-name="T1387">ubi tu</text:span><text:span text:style-name="amh_5f_dev_5f_abbr"><text:span text:style-name="T1387">n</text:span></text:span><text:span text:style-name="T1387">c ort</text:span><text:span text:style-name="amh_5f_dev_5f_abbr"><text:span text:style-name="T1387">us</text:span></text:span><text:span text:style-name="T1387"> erat in quo post resurrectione</text:span><text:span text:style-name="amh_5f_dev_5f_abbr"><text:span text:style-name="T1387">m</text:span></text:span><text:span text:style-name="T1387"> beate Marie Magdelene in specie </text:span><text:span text:style-name="T1388">ortulani </text:span><text:span text:style-name="amh_5f_dev_5f_abbr"><text:span text:style-name="T1389">Christu</text:span></text:span><text:span text:style-name="T1389">s </text:span><text:span text:style-name="T1390">apparuit </text:span><text:span text:style-name="amh_5f_dev_5f_abbr"><text:span text:style-name="T1390">et</text:span></text:span><text:span text:style-name="T1390"> se discip</text:span><text:span text:style-name="amh_5f_dev_5f_abbr"><text:span text:style-name="T1390">u</text:span></text:span><text:span text:style-name="T1390">lis </text:span><text:span text:style-name="amh_5f_dev_5f_abbr"><text:span text:style-name="T1391">per</text:span></text:span><text:span text:style-name="T1391"> ea</text:span><text:span text:style-name="amh_5f_dev_5f_abbr"><text:span text:style-name="T1391">m</text:span></text:span><text:span text:style-name="T1391"> resurrexisse </text:span><text:span text:style-name="T1392">nu</text:span><text:span text:style-name="amh_5f_dev_5f_abbr"><text:span text:style-name="T1392">n</text:span></text:span><text:span text:style-name="T1392">tiauit existit. Et sic</text:span><text:span text:style-name="amh_5f_dev_5f_abbr"><text:span text:style-name="T1392">ut</text:span></text:span><text:span text:style-name="T1392"> in illo t</text:span><text:span text:style-name="amh_5f_dev_5f_abbr"><text:span text:style-name="T1392">em</text:span></text:span><text:span text:style-name="T1392">p</text:span><text:span text:style-name="amh_5f_dev_5f_abbr"><text:span text:style-name="T1392">or</text:span></text:span><text:span text:style-name="T1392">e </text:span><text:span text:style-name="T1393">custodes hui</text:span><text:span text:style-name="amh_5f_dev_5f_abbr"><text:span text:style-name="T1393">us</text:span></text:span><text:span text:style-name="T1393"> loci i</text:span><text:span text:style-name="amh_5f_dev_5f_abbr"><text:span text:style-name="T1393">n</text:span></text:span><text:span text:style-name="T1393">fideles </text:span><text:span text:style-name="T1394">ultimo mortui su</text:span><text:span text:style-name="amh_5f_dev_5f_abbr"><text:span text:style-name="T1394">n</text:span></text:span><text:span text:style-name="T1394">t effecti </text:span><text:span text:style-name="T1395">sic hodie Deo </text:span><text:span text:style-name="amh_5f_dev_5f_abbr"><text:span text:style-name="T1395">per</text:span></text:span><text:span text:style-name="T1395">mitte</text:span><text:span text:style-name="amh_5f_dev_5f_abbr"><text:span text:style-name="T1395">n</text:span></text:span><text:span text:style-name="T1395">te </text:span><text:span text:style-name="T1396">custodes ta</text:span><text:span text:style-name="amh_5f_dev_5f_abbr"><text:span text:style-name="T1396">m</text:span></text:span><text:span text:style-name="T1396"> </text:span><text:span text:style-name="T1397">sacri loci su</text:span><text:span text:style-name="amh_5f_dev_5f_abbr"><text:span text:style-name="T1397">n</text:span></text:span><text:span text:style-name="T1397">t </text:span><text:span text:style-name="T1398">in fide et ueritate </text:span><text:span text:style-name="T1399">mortui Sarraceni.</text:span></text:p>
      <text:p text:style-name="P69">I<text:span text:style-name="amh_5f_dev_5f_abbr">n</text:span> eadem <text:span text:style-name="T1400">eccl</text:span><text:span text:style-name="amh_5f_dev_5f_abbr"><text:span text:style-name="T1400">esi</text:span></text:span><text:span text:style-name="T1400">a u</text:span><text:span text:style-name="amh_5f_dev_5f_abbr"><text:span text:style-name="T1400">er</text:span></text:span><text:span text:style-name="T1400">sus oriente</text:span><text:span text:style-name="amh_5f_dev_5f_abbr"><text:span text:style-name="T1400">m</text:span></text:span><text:span text:style-name="T1400"> de sep</text:span><text:span text:style-name="amh_5f_dev_5f_abbr"><text:span text:style-name="T1400">u</text:span></text:span><text:span text:style-name="T1400">lcro </text:span><text:span text:style-name="T1401">ad manu</text:span><text:span text:style-name="amh_5f_dev_5f_abbr"><text:span text:style-name="T1401">m</text:span></text:span><text:span text:style-name="T1401"> dextra</text:span><text:span text:style-name="amh_5f_dev_5f_abbr"><text:span text:style-name="T1401">m</text:span></text:span><text:span text:style-name="T1401"> </text:span><text:span text:style-name="amh_5f_dev_5f_abbr"><text:span text:style-name="T1402">pro</text:span></text:span><text:span text:style-name="T1402">pe coru</text:span><text:span text:style-name="amh_5f_dev_5f_abbr"><text:span text:style-name="T1402">m</text:span></text:span><text:span text:style-name="T1402"> </text:span><text:span text:style-name="T1403">eccl</text:span><text:span text:style-name="amh_5f_dev_5f_abbr"><text:span text:style-name="T1403">esi</text:span></text:span><text:span text:style-name="T1403">e </text:span><text:span text:style-name="T1404">est ille loc</text:span><text:span text:style-name="amh_5f_dev_5f_abbr"><text:span text:style-name="T1404">us</text:span></text:span><text:span text:style-name="T1404"> ad que</text:span><text:span text:style-name="amh_5f_dev_5f_abbr"><text:span text:style-name="T1404">m</text:span></text:span><text:span text:style-name="T1404"> </text:span><text:span text:style-name="T1405">asce</text:span><text:span text:style-name="amh_5f_dev_5f_abbr"><text:span text:style-name="T1405">n</text:span></text:span><text:span text:style-name="T1405">dit</text:span><text:span text:style-name="amh_5f_dev_5f_abbr"><text:span text:style-name="T1405">u</text:span></text:span><text:span text:style-name="T1405">r </text:span><text:span text:style-name="T1406">ad grad</text:span><text:span text:style-name="amh_5f_dev_5f_abbr"><text:span text:style-name="T1406">us</text:span></text:span><text:span text:style-name="T1406"> non multos q</text:span><text:span text:style-name="amh_5f_dev_5f_abbr"><text:span text:style-name="T1406">u</text:span></text:span><text:span text:style-name="T1406">ia paru</text:span><text:span text:style-name="amh_5f_dev_5f_abbr"><text:span text:style-name="T1406">m</text:span></text:span><text:span text:style-name="T1406"> est alt</text:span><text:span text:style-name="amh_5f_dev_5f_abbr"><text:span text:style-name="T1406">us</text:span></text:span><text:span text:style-name="T1406"> et o</text:span><text:span text:style-name="amh_5f_dev_5f_abbr"><text:span text:style-name="T1406">mn</text:span></text:span><text:span text:style-name="T1406">i laude ac me</text:span><text:span text:style-name="amh_5f_dev_5f_abbr"><text:span text:style-name="T1406">m</text:span></text:span><text:span text:style-name="T1406">oria </text:span><text:span text:style-name="T1407">dignissim</text:span><text:span text:style-name="amh_5f_dev_5f_abbr"><text:span text:style-name="T1407">us</text:span></text:span><text:span text:style-name="T1407"> </text:span><text:span text:style-name="T1408">Golg</text:span><text:span text:style-name="T1409">a</text:span><text:span text:style-name="T1408">ta caluarie </text:span><text:span text:style-name="T1410">mo</text:span><text:span text:style-name="amh_5f_dev_5f_abbr"><text:span text:style-name="T1410">n</text:span></text:span><text:span text:style-name="T1410">ticul</text:span><text:span text:style-name="amh_5f_dev_5f_abbr"><text:span text:style-name="T1410">us</text:span></text:span><text:span text:style-name="T1410"> de una petra albi </text:span><text:span text:style-name="T1411">coloris rubeo </text:span><text:span text:style-name="T1412">q</text:span><text:span text:style-name="amh_5f_dev_5f_abbr"><text:span text:style-name="T1412">u</text:span></text:span><text:span text:style-name="T1412">od</text:span><text:span text:style-name="amh_5f_dev_5f_abbr"><text:span text:style-name="T1412">am</text:span></text:span><text:span text:style-name="T1412">modo </text:span><text:span text:style-name="T1413">i</text:span><text:span text:style-name="amh_5f_dev_5f_abbr"><text:span text:style-name="T1413">n</text:span></text:span><text:span text:style-name="T1413"> mixto </text:span><text:soft-page-break/><text:span text:style-name="T1414">natural</text:span><text:span text:style-name="amh_5f_dev_5f_abbr"><text:span text:style-name="T1414">ite</text:span></text:span><text:span text:style-name="T1414">r </text:span><text:span text:style-name="T1415">eleuat</text:span><text:span text:style-name="amh_5f_dev_5f_abbr"><text:span text:style-name="T1415">us</text:span></text:span><text:span text:style-name="T1415"> </text:span><text:span text:style-name="T1416">ubi dilect</text:span><text:span text:style-name="amh_5f_dev_5f_abbr"><text:span text:style-name="T1416">us</text:span></text:span><text:span text:style-name="T1416"> candidus et rubicu</text:span><text:span text:style-name="amh_5f_dev_5f_abbr"><text:span text:style-name="T1416">n</text:span></text:span><text:span text:style-name="T1416">do uelat</text:span><text:span text:style-name="amh_5f_dev_5f_abbr"><text:span text:style-name="T1416">us</text:span></text:span><text:span text:style-name="T1416"> filius offertur Deo Patri </text:span><text:span text:style-name="T1417">pro saluto </text:span><text:span text:style-name="T1418">gen</text:span><text:span text:style-name="amh_5f_dev_5f_abbr"><text:span text:style-name="T1418">eri</text:span></text:span><text:span text:style-name="T1418">s </text:span><text:span text:style-name="T1419">hu</text:span><text:span text:style-name="amh_5f_dev_5f_abbr"><text:span text:style-name="T1419">m</text:span></text:span><text:span text:style-name="T1419">ani ut agn</text:span><text:span text:style-name="amh_5f_dev_5f_abbr"><text:span text:style-name="T1419">us</text:span></text:span><text:span text:style-name="T1419"> i</text:span><text:span text:style-name="amh_5f_dev_5f_abbr"><text:span text:style-name="T1419">n</text:span></text:span><text:span text:style-name="T1419">nocens i</text:span><text:span text:style-name="amh_5f_dev_5f_abbr"><text:span text:style-name="T1419">m</text:span></text:span><text:span text:style-name="T1419">molatus </text:span><text:span text:style-name="T1420">hostia </text:span><text:span text:style-name="T1421">i</text:span><text:span text:style-name="amh_5f_dev_5f_abbr"><text:span text:style-name="T1421">m</text:span></text:span><text:span text:style-name="T1421">maculata. </text:span><text:span text:style-name="T1422">C</text:span><text:span text:style-name="T1421">ui</text:span><text:span text:style-name="amh_5f_dev_5f_abbr"><text:span text:style-name="T1421">us</text:span></text:span><text:span text:style-name="T1421"> </text:span><text:span text:style-name="T1422">hostie figura</text:span><text:span text:style-name="amh_5f_dev_5f_abbr"><text:span text:style-name="T1422">m</text:span></text:span><text:span text:style-name="T1422"> p</text:span><text:span text:style-name="amh_5f_dev_5f_abbr"><text:span text:style-name="T1422">re</text:span></text:span><text:span text:style-name="T1422">tulit </text:span><text:span text:style-name="T1423">agn</text:span><text:span text:style-name="amh_5f_dev_5f_abbr"><text:span text:style-name="T1423">us</text:span></text:span><text:span text:style-name="T1423"> pascalis </text:span><text:span text:style-name="amh_5f_dev_5f_abbr"><text:span text:style-name="T1423">et</text:span></text:span><text:span text:style-name="T1423"> c</text:span><text:span text:style-name="amh_5f_dev_5f_abbr"><text:span text:style-name="T1423">eter</text:span></text:span><text:span text:style-name="T1423">a. </text:span><text:span text:style-name="amh_5f_lettre_5f_rubriquee">C</text:span><text:span text:style-name="T1423">u</text:span><text:span text:style-name="amh_5f_dev_5f_abbr"><text:span text:style-name="T1423">n</text:span></text:span><text:span text:style-name="T1423">cta holocausta sacrificia et libamina </text:span><text:span text:style-name="T1424">legalia </text:span><text:span text:style-name="T1425">sacro uelamine circu</text:span><text:span text:style-name="amh_5f_dev_5f_abbr"><text:span text:style-name="T1425">m</text:span></text:span><text:span text:style-name="T1425">data. Un</text:span><text:span text:style-name="amh_5f_dev_5f_abbr"><text:span text:style-name="T1425">de</text:span></text:span><text:span text:style-name="T1425"> et i</text:span><text:span text:style-name="amh_5f_dev_5f_abbr"><text:span text:style-name="T1425">n</text:span></text:span><text:span text:style-name="T1425"> ei</text:span><text:span text:style-name="amh_5f_dev_5f_abbr"><text:span text:style-name="T1425">us</text:span></text:span><text:span text:style-name="T1425"> morte uelu</text:span><text:span text:style-name="amh_5f_dev_5f_abbr"><text:span text:style-name="T1425">m</text:span></text:span><text:span text:style-name="T1425"> </text:span><text:span text:style-name="T1426">te</text:span><text:span text:style-name="amh_5f_dev_5f_abbr"><text:span text:style-name="T1426">m</text:span></text:span><text:span text:style-name="T1426">pli scissu</text:span><text:span text:style-name="amh_5f_dev_5f_abbr"><text:span text:style-name="T1426">m</text:span></text:span><text:span text:style-name="T1426"> est ad designandu</text:span><text:span text:style-name="amh_5f_dev_5f_abbr"><text:span text:style-name="T1426">m</text:span></text:span><text:span text:style-name="T1426"> q</text:span><text:span text:style-name="amh_5f_dev_5f_abbr"><text:span text:style-name="T1426">uod</text:span></text:span><text:span text:style-name="T1426">, sac</text:span><text:span text:style-name="amh_5f_dev_5f_abbr"><text:span text:style-name="T1426">r</text:span></text:span><text:span text:style-name="T1426">ificioru</text:span><text:span text:style-name="amh_5f_dev_5f_abbr"><text:span text:style-name="T1426">m</text:span></text:span><text:span text:style-name="T1426"> </text:span><text:span text:style-name="T1427">figura cessante, </text:span><text:span text:style-name="T1428">illuxit </text:span><text:span text:style-name="T1429">ubertas Dei Filii crucis </text:span><text:span text:style-name="T1430">patibulo i</text:span><text:span text:style-name="amh_5f_dev_5f_abbr"><text:span text:style-name="T1430">m</text:span></text:span><text:span text:style-name="T1430">molati, et usq</text:span><text:span text:style-name="amh_5f_dev_5f_abbr"><text:span text:style-name="T1430">ue</text:span></text:span><text:span text:style-name="T1430"> ad fine</text:span><text:span text:style-name="amh_5f_dev_5f_abbr"><text:span text:style-name="T1430">m</text:span></text:span><text:span text:style-name="T1430"> </text:span><text:span text:style-name="T1431">seculi </text:span><text:span text:style-name="T1432">i</text:span><text:span text:style-name="amh_5f_dev_5f_abbr"><text:span text:style-name="T1432">n</text:span></text:span><text:span text:style-name="T1432"> altaris sacrame</text:span><text:span text:style-name="amh_5f_dev_5f_abbr"><text:span text:style-name="T1432">n</text:span></text:span><text:span text:style-name="T1432">to mirabil</text:span><text:span text:style-name="amh_5f_dev_5f_abbr"><text:span text:style-name="T1432">ite</text:span></text:span><text:span text:style-name="T1432">r </text:span><text:span text:style-name="T1433">cotidie </text:span><text:span text:style-name="T1434">i</text:span><text:span text:style-name="amh_5f_dev_5f_abbr"><text:span text:style-name="T1434">m</text:span></text:span><text:span text:style-name="T1434">molandi. </text:span><text:span text:style-name="amh_5f_lettre_5f_rubriquee">E</text:span><text:span text:style-name="T1435">t q</text:span><text:span text:style-name="amh_5f_dev_5f_abbr"><text:span text:style-name="T1435">u</text:span></text:span><text:span text:style-name="T1435">is q</text:span><text:span text:style-name="amh_5f_dev_5f_abbr"><text:span text:style-name="T1435">uae</text:span></text:span><text:span text:style-name="T1435">so locu</text:span><text:span text:style-name="amh_5f_dev_5f_abbr"><text:span text:style-name="T1435">m</text:span></text:span><text:span text:style-name="T1435"> hu</text:span><text:span text:style-name="amh_5f_dev_5f_abbr"><text:span text:style-name="T1435">n</text:span></text:span><text:span text:style-name="T1435">c uidere possit s</text:span><text:span text:style-name="amh_5f_dev_5f_abbr"><text:span text:style-name="T1435">i</text:span></text:span><text:span text:style-name="T1435">n</text:span><text:span text:style-name="amh_5f_dev_5f_abbr"><text:span text:style-name="T1435">e</text:span></text:span><text:span text:style-name="T1435"> lac</text:span><text:span text:style-name="amh_5f_dev_5f_abbr"><text:span text:style-name="T1435">r</text:span></text:span><text:span text:style-name="T1435">imis ac tremore cordis et co</text:span><text:span text:style-name="amh_5f_dev_5f_abbr"><text:span text:style-name="T1435">m</text:span></text:span><text:span text:style-name="T1435">passione cu</text:span><text:span text:style-name="amh_5f_dev_5f_abbr"><text:span text:style-name="T1435">m</text:span></text:span><text:span text:style-name="T1435"> patiente </text:span><text:span text:style-name="amh_5f_dev_5f_abbr"><text:span text:style-name="T1435">Christ</text:span></text:span><text:span text:style-name="T1435">o pio Deo et saluatore n</text:span><text:span text:style-name="amh_5f_dev_5f_abbr"><text:span text:style-name="T1435">ost</text:span></text:span><text:span text:style-name="T1435">ro, ubi i</text:span><text:span text:style-name="amh_5f_dev_5f_abbr"><text:span text:style-name="T1435">m</text:span></text:span><text:span text:style-name="T1435">passibilis patit</text:span><text:span text:style-name="amh_5f_dev_5f_abbr"><text:span text:style-name="T1435">u</text:span></text:span><text:span text:style-name="T1435">r, uita morit</text:span><text:span text:style-name="amh_5f_dev_5f_abbr"><text:span text:style-name="T1435">u</text:span></text:span><text:span text:style-name="T1435">r, su</text:span><text:span text:style-name="amh_5f_dev_5f_abbr"><text:span text:style-name="T1435">per</text:span></text:span><text:span text:style-name="T1435"> singulos co</text:span><text:span text:style-name="amh_5f_dev_5f_abbr"><text:span text:style-name="T1435">mmun</text:span></text:span><text:span text:style-name="T1435">icata bonitas </text:span><text:span text:style-name="amh_5f_dev_5f_abbr"><text:span text:style-name="T1435">pro</text:span></text:span><text:span text:style-name="T1435"> nob</text:span><text:span text:style-name="amh_5f_dev_5f_abbr"><text:span text:style-name="T1435">is</text:span></text:span><text:span text:style-name="T1435"> int</text:span><text:span text:style-name="amh_5f_dev_5f_abbr"><text:span text:style-name="T1435">er</text:span></text:span><text:span text:style-name="T1435"> impios deputatur. </text:span><text:span text:style-name="amh_5f_lettre_5f_rubriquee">I</text:span><text:span text:style-name="T1435">n hoc loco latroni sero s</text:span><text:span text:style-name="amh_5f_dev_5f_abbr"><text:span text:style-name="T1435">ed</text:span></text:span><text:span text:style-name="T1435"> felicit</text:span><text:span text:style-name="amh_5f_dev_5f_abbr"><text:span text:style-name="T1435">er</text:span></text:span><text:span text:style-name="T1435"> </text:span><text:span text:style-name="T1436">penitenti culpa dimittit</text:span><text:span text:style-name="amh_5f_dev_5f_abbr"><text:span text:style-name="T1436">u</text:span></text:span><text:span text:style-name="T1436">r, </text:span><text:span text:style-name="T1437">Mater </text:span><text:span text:style-name="amh_5f_dev_5f_abbr"><text:span text:style-name="T1437">Christ</text:span></text:span><text:span text:style-name="T1437">i extremo </text:span><text:span text:style-name="T1438">mesta </text:span><text:span text:style-name="T1439">dolore </text:span><text:span text:style-name="T1440">discipulo co</text:span><text:span text:style-name="amh_5f_dev_5f_abbr"><text:span text:style-name="T1440">m</text:span></text:span><text:span text:style-name="T1440">mendat</text:span><text:span text:style-name="amh_5f_dev_5f_abbr"><text:span text:style-name="T1440">u</text:span></text:span><text:span text:style-name="T1440">r, </text:span><text:span text:style-name="T1441">et discipul</text:span><text:span text:style-name="amh_5f_dev_5f_abbr"><text:span text:style-name="T1441">us</text:span></text:span><text:span text:style-name="T1441"> </text:span><text:span text:style-name="amh_5f_dev_5f_abbr"><text:span text:style-name="T1441">pro</text:span></text:span><text:span text:style-name="T1441"> Filio Matri o</text:span><text:span text:style-name="amh_5f_dev_5f_abbr"><text:span text:style-name="T1441">mn</text:span></text:span><text:span text:style-name="T1441">i </text:span><text:span text:style-name="amh_5f_foliotation"><text:span text:style-name="T1442">[f. 239v]</text:span></text:span><text:span text:style-name="T1442"> </text:span><text:span text:style-name="T1443">miserabili </text:span><text:span text:style-name="T1444">ca</text:span><text:span text:style-name="amh_5f_dev_5f_abbr"><text:span text:style-name="T1444">m</text:span></text:span><text:span text:style-name="T1444">bio substituitur ; </text:span><text:span text:style-name="amh_5f_dev_5f_abbr"><text:span text:style-name="T1445">Christu</text:span></text:span><text:span text:style-name="T1445">s </text:span><text:span text:style-name="T1446">denudat</text:span><text:span text:style-name="amh_5f_dev_5f_abbr"><text:span text:style-name="T1446">u</text:span></text:span><text:span text:style-name="T1446">r crucifigitur, </text:span><text:span text:style-name="T1447">clauat</text:span><text:span text:style-name="amh_5f_dev_5f_abbr"><text:span text:style-name="T1447">u</text:span></text:span><text:span text:style-name="T1447">r, lanceatur et ta</text:span><text:span text:style-name="amh_5f_dev_5f_abbr"><text:span text:style-name="T1447">n</text:span></text:span><text:span text:style-name="T1447">dem sitiens </text:span><text:span text:style-name="T1448">aceto </text:span><text:span text:style-name="T1449">et felle </text:span><text:span text:style-name="T1450">potatur </text:span><text:span text:style-name="T1451">et alte uociferans spiritu</text:span><text:span text:style-name="amh_5f_dev_5f_abbr"><text:span text:style-name="T1451">m</text:span></text:span><text:span text:style-name="T1451"> </text:span><office:annotation office:name="__Annotation__924012_1613722294" loext:resolved="false"><dc:creator>Alexandre Moret Houplon</dc:creator><dc:date>2026-03-11T16:26:27.442035330</dc:date><meta:creator-initials>AMH</meta:creator-initials><text:p text:style-name="Comment">Pas sûr que l’abréviation et Deluz coincident</text:p></office:annotation><text:span text:style-name="T1452">spi</text:span><text:span text:style-name="amh_5f_dev_5f_abbr"><text:span text:style-name="T1452">ri</text:span></text:span><text:span text:style-name="T1452">ficans</text:span><office:annotation-end office:name="__Annotation__924012_1613722294"/><text:span text:style-name="T1452"> ac precelle</text:span><text:span text:style-name="amh_5f_dev_5f_abbr"><text:span text:style-name="T1452">n</text:span></text:span><text:span text:style-name="T1452">tissimu</text:span><text:span text:style-name="amh_5f_dev_5f_abbr"><text:span text:style-name="T1452">m</text:span></text:span><text:span text:style-name="T1452"> emitte</text:span><text:span text:style-name="amh_5f_dev_5f_abbr"><text:span text:style-name="T1452">n</text:span></text:span><text:span text:style-name="T1452">do nature </text:span><text:span text:style-name="T1453">mortalis debito misericordissime satisfecit. In hoc loco feci celebrare officiu</text:span><text:span text:style-name="amh_5f_dev_5f_abbr"><text:span text:style-name="T1453">m</text:span></text:span><text:span text:style-name="T1453"> </text:span><text:span text:style-name="T1454">de die </text:span><text:span text:style-name="T1455">P</text:span><text:span text:style-name="T1454">arasceue, </text:span><text:span text:style-name="amh_5f_dev_5f_abbr"><text:span text:style-name="T1455">et</text:span></text:span><text:span text:style-name="T1455"> q</text:span><text:span text:style-name="amh_5f_dev_5f_abbr"><text:span text:style-name="T1455">u</text:span></text:span><text:span text:style-name="T1455">idam de n</text:span><text:span text:style-name="amh_5f_dev_5f_abbr"><text:span text:style-name="T1455">ost</text:span></text:span><text:span text:style-name="T1455">ris gratia Dei deuotionis riuulo ibidem dulcissime </text:span><text:span text:style-name="amh_5f_dev_5f_abbr"><text:span text:style-name="T1455">per</text:span></text:span><text:span text:style-name="T1455">molliti.</text:span></text:p>
      <text:p text:style-name="P70"><text:span text:style-name="amh_5f_lettre_5f_rubriquee">S</text:span>ub hoc sacratissimo mo<text:span text:style-name="amh_5f_dev_5f_abbr">n</text:span>te Caluarie in eadem eccl<text:span text:style-name="amh_5f_dev_5f_abbr">esi</text:span>a <text:span text:style-name="T1456">loc</text:span><text:span text:style-name="amh_5f_dev_5f_abbr"><text:span text:style-name="T1456">us</text:span></text:span><text:span text:style-name="T1456"> est, ubi sancta Helena mater </text:span><text:span text:style-name="amh_5f_dev_5f_abbr"><text:span text:style-name="T1456">Con</text:span></text:span><text:span text:style-name="T1456">sta</text:span><text:span text:style-name="amh_5f_dev_5f_abbr"><text:span text:style-name="T1456">n</text:span></text:span><text:span text:style-name="T1456">tini lignu</text:span><text:span text:style-name="amh_5f_dev_5f_abbr"><text:span text:style-name="T1456">m</text:span></text:span><text:span text:style-name="T1456"> do</text:span><text:span text:style-name="T1457">m</text:span><text:span text:style-name="T1456">i</text:span><text:span text:style-name="T1457">n</text:span><text:span text:style-name="T1456">ice crucis i</text:span><text:span text:style-name="amh_5f_dev_5f_abbr"><text:span text:style-name="T1456">n</text:span></text:span><text:span text:style-name="T1456">uenit sub t</text:span><text:span text:style-name="amh_5f_dev_5f_abbr"><text:span text:style-name="T1456">er</text:span></text:span><text:span text:style-name="T1456">ra diutius </text:span><text:span text:style-name="T1458">occultatu</text:span><text:span text:style-name="amh_5f_dev_5f_abbr"><text:span text:style-name="T1458">m</text:span></text:span><text:span text:style-name="T1458">. Circa hu</text:span><text:span text:style-name="amh_5f_dev_5f_abbr"><text:span text:style-name="T1458">n</text:span></text:span><text:span text:style-name="T1458">c locu</text:span><text:span text:style-name="amh_5f_dev_5f_abbr"><text:span text:style-name="T1458">m</text:span></text:span><text:span text:style-name="T1458"> colu</text:span><text:span text:style-name="amh_5f_dev_5f_abbr"><text:span text:style-name="T1458">m</text:span></text:span><text:span text:style-name="T1458">pne ma</text:span><text:span text:style-name="T1459">r</text:span><text:span text:style-name="T1458">moree </text:span><text:span text:style-name="T1460">aqua</text:span><text:span text:style-name="amh_5f_dev_5f_abbr"><text:span text:style-name="T1460">m</text:span></text:span><text:span text:style-name="T1460"> </text:span><text:span text:style-name="T1461">co</text:span><text:span text:style-name="amh_5f_dev_5f_abbr"><text:span text:style-name="T1461">n</text:span></text:span><text:span text:style-name="T1461">tinue </text:span><text:span text:style-name="T1462">distillantes su</text:span><text:span text:style-name="amh_5f_dev_5f_abbr"><text:span text:style-name="T1462">n</text:span></text:span><text:span text:style-name="T1462">t et dicu</text:span><text:span text:style-name="amh_5f_dev_5f_abbr"><text:span text:style-name="T1462">n</text:span></text:span><text:span text:style-name="T1462">t </text:span><text:span text:style-name="T1463">si</text:span><text:span text:style-name="amh_5f_dev_5f_abbr"><text:span text:style-name="T1463">m</text:span></text:span><text:span text:style-name="T1463">plices </text:span><text:span text:style-name="T1464">q</text:span><text:span text:style-name="amh_5f_dev_5f_abbr"><text:span text:style-name="T1464">u</text:span></text:span><text:span text:style-name="amh_5f_dev_5f_abbr"><text:span text:style-name="T1465">od</text:span></text:span><text:span text:style-name="T1464"> plangu</text:span><text:span text:style-name="amh_5f_dev_5f_abbr"><text:span text:style-name="T1464">n</text:span></text:span><text:span text:style-name="T1464">t </text:span><text:span text:style-name="amh_5f_dev_5f_abbr"><text:span text:style-name="T1465">et</text:span></text:span><text:span text:style-name="T1465"> deflent morte</text:span><text:span text:style-name="amh_5f_dev_5f_abbr"><text:span text:style-name="T1465">m</text:span></text:span><text:span text:style-name="T1465"> </text:span><text:span text:style-name="amh_5f_dev_5f_abbr"><text:span text:style-name="T1465">Christ</text:span></text:span><text:span text:style-name="T1465">i q</text:span><text:span text:style-name="amh_5f_dev_5f_abbr"><text:span text:style-name="T1465">uo</text:span></text:span><text:span text:style-name="T1465">d </text:span><text:span text:style-name="T1466">ueru</text:span><text:span text:style-name="amh_5f_dev_5f_abbr"><text:span text:style-name="T1466">m</text:span></text:span><text:span text:style-name="T1466"> non est q</text:span><text:span text:style-name="amh_5f_dev_5f_abbr"><text:span text:style-name="T1466">u</text:span></text:span><text:span text:style-name="T1466">ia ubi natura sufficit non est ad miraculu</text:span><text:span text:style-name="amh_5f_dev_5f_abbr"><text:span text:style-name="T1466">m</text:span></text:span><text:span text:style-name="T1466"> recurrendu</text:span><text:span text:style-name="amh_5f_dev_5f_abbr"><text:span text:style-name="T1466">m</text:span></text:span><text:span text:style-name="T1466">. </text:span><text:span text:style-name="T1467">Est aut</text:span><text:span text:style-name="amh_5f_dev_5f_abbr"><text:span text:style-name="T1467">em</text:span></text:span><text:span text:style-name="T1467"> certa sp</text:span><text:span text:style-name="amh_5f_dev_5f_abbr">eci</text:span><text:span text:style-name="T1467">es lapidis </text:span><text:span text:style-name="T1468">in g</text:span><text:span text:style-name="amh_5f_dev_5f_abbr"><text:span text:style-name="T1468">e</text:span></text:span><text:span text:style-name="T1468">n</text:span><text:span text:style-name="amh_5f_dev_5f_abbr"><text:span text:style-name="T1468">er</text:span></text:span><text:span text:style-name="T1468">e </text:span><text:span text:style-name="T1469">marmoris </text:span><text:span text:style-name="T1470">q</text:span><text:span text:style-name="amh_5f_dev_5f_abbr">u</text:span><text:span text:style-name="T1470">i enidras </text:span><text:span text:style-name="T1471">appellat</text:span><text:span text:style-name="amh_5f_dev_5f_abbr"><text:span text:style-name="T1471">u</text:span></text:span><text:span text:style-name="T1471">r cui</text:span><text:span text:style-name="amh_5f_dev_5f_abbr"><text:span text:style-name="T1471">us</text:span></text:span><text:span text:style-name="T1471"> </text:span><text:span text:style-name="amh_5f_dev_5f_abbr"><text:span text:style-name="T1471">per</text:span></text:span><text:span text:style-name="T1471"> magistros natura talis scribit</text:span><text:span text:style-name="amh_5f_dev_5f_abbr"><text:span text:style-name="T1471">u</text:span></text:span><text:span text:style-name="T1471">r </text:span><text:span text:style-name="T1472">q</text:span><text:span text:style-name="amh_5f_dev_5f_abbr"><text:span text:style-name="T1472">uod</text:span></text:span><text:span text:style-name="T1472"> ex ei</text:span><text:span text:style-name="amh_5f_dev_5f_abbr"><text:span text:style-name="T1472">us</text:span></text:span><text:span text:style-name="T1472"> naturali frigidissima co</text:span><text:span text:style-name="amh_5f_dev_5f_abbr"><text:span text:style-name="T1472">m</text:span></text:span><text:span text:style-name="T1472">plexion</text:span><text:span text:style-name="T1473">e</text:span><text:span text:style-name="T1472"> </text:span><text:span text:style-name="T1473">aere</text:span><text:span text:style-name="amh_5f_dev_5f_abbr"><text:span text:style-name="T1473">m</text:span></text:span><text:span text:style-name="T1473"> </text:span><text:span text:style-name="T1474">circu</text:span><text:span text:style-name="amh_5f_dev_5f_abbr"><text:span text:style-name="T1474">m</text:span></text:span><text:span text:style-name="T1474">stante</text:span><text:span text:style-name="amh_5f_dev_5f_abbr"><text:span text:style-name="T1474">m</text:span></text:span><text:span text:style-name="T1474"> </text:span><text:span text:style-name="T1475">ingrossat ac co</text:span><text:span text:style-name="amh_5f_dev_5f_abbr"><text:span text:style-name="T1475">n</text:span></text:span><text:span text:style-name="T1475">tinue in aqua</text:span><text:span text:style-name="amh_5f_dev_5f_abbr"><text:span text:style-name="T1475">m</text:span></text:span><text:span text:style-name="T1475"> su</text:span><text:span text:style-name="amh_5f_dev_5f_abbr"><text:span text:style-name="T1475">per</text:span></text:span><text:span text:style-name="T1475">undat. </text:span><text:span text:style-name="T1476">Aristotiles eni</text:span><text:span text:style-name="amh_5f_dev_5f_abbr"><text:span text:style-name="T1476">m</text:span></text:span><text:span text:style-name="T1476"> </text:span><text:span text:style-name="T1477">h</text:span><text:span text:style-name="amh_5f_dev_5f_abbr"><text:span text:style-name="T1477">abe</text:span></text:span><text:span text:style-name="T1477">t q</text:span><text:span text:style-name="amh_5f_dev_5f_abbr"><text:span text:style-name="T1477">uod</text:span></text:span><text:span text:style-name="T1477"> simbolis </text:span><text:span text:style-name="T1478">reb</text:span><text:span text:style-name="amh_5f_dev_5f_abbr"><text:span text:style-name="T1478">us</text:span></text:span><text:span text:style-name="T1478"> facilis est tra</text:span><text:span text:style-name="amh_5f_dev_5f_abbr"><text:span text:style-name="T1478">n</text:span></text:span><text:span text:style-name="T1478">sit</text:span><text:span text:style-name="amh_5f_dev_5f_abbr"><text:span text:style-name="T1478">us</text:span></text:span><text:span text:style-name="T1478">, puta aque </text:span><text:span text:style-name="T1479">in aere</text:span><text:span text:style-name="amh_5f_dev_5f_abbr"><text:span text:style-name="T1479">m</text:span></text:span><text:span text:style-name="T1479"> subtiliando et aeris in aqua</text:span><text:span text:style-name="amh_5f_dev_5f_abbr"><text:span text:style-name="T1479">m</text:span></text:span><text:span text:style-name="T1479"> deusando </text:span><text:span text:style-name="T1480">sic</text:span><text:span text:style-name="amh_5f_dev_5f_abbr"><text:span text:style-name="T1480">ut</text:span></text:span><text:span text:style-name="T1480"> </text:span><text:span text:style-name="T1481">hic fit cui</text:span><text:span text:style-name="amh_5f_dev_5f_abbr"><text:span text:style-name="T1481">us</text:span></text:span><text:span text:style-name="T1481"> simile uidi in Co</text:span><text:span text:style-name="amh_5f_dev_5f_abbr"><text:span text:style-name="T1481">n</text:span></text:span><text:span text:style-name="T1481">stantinopoli circa quasda</text:span><text:span text:style-name="amh_5f_dev_5f_abbr"><text:span text:style-name="T1481">m</text:span></text:span><text:span text:style-name="T1481"> concas in ueteri palatio ex</text:span><text:span text:style-name="amh_5f_dev_5f_abbr"><text:span text:style-name="T1482">iste</text:span></text:span><text:span text:style-name="T1481">ntes ex simili marmore </text:span><text:span text:style-name="T1482">facta q</text:span><text:span text:style-name="amh_5f_dev_5f_abbr"><text:span text:style-name="T1482">ue</text:span></text:span><text:span text:style-name="T1482"> co</text:span><text:span text:style-name="amh_5f_dev_5f_abbr"><text:span text:style-name="T1482">n</text:span></text:span><text:span text:style-name="T1482">tinue sudant adeo aliq</text:span><text:span text:style-name="amh_5f_dev_5f_abbr"><text:span text:style-name="T1482">uotie</text:span></text:span><text:span text:style-name="T1482">n</text:span><text:span text:style-name="amh_5f_dev_5f_abbr"><text:span text:style-name="T1482">s</text:span></text:span><text:span text:style-name="T1482"> </text:span><text:span text:style-name="T1483">ut plene </text:span><text:span text:style-name="T1484">aqua euacuent</text:span><text:span text:style-name="amh_5f_dev_5f_abbr"><text:span text:style-name="T1484">u</text:span></text:span><text:span text:style-name="T1484">r et reuoluto a</text:span><text:span text:style-name="amh_5f_dev_5f_abbr"><text:span text:style-name="T1484">n</text:span></text:span><text:span text:style-name="T1484">no sine o</text:span><text:span text:style-name="amh_5f_dev_5f_abbr"><text:span text:style-name="T1484">mn</text:span></text:span><text:span text:style-name="T1484">i hu</text:span><text:span text:style-name="amh_5f_dev_5f_abbr"><text:span text:style-name="T1484">m</text:span></text:span><text:span text:style-name="T1484">ano studio plene i</text:span><text:span text:style-name="amh_5f_dev_5f_abbr"><text:span text:style-name="T1484">n</text:span></text:span><text:span text:style-name="T1484">ueniu</text:span><text:span text:style-name="amh_5f_dev_5f_abbr"><text:span text:style-name="T1484">n</text:span></text:span><text:span text:style-name="T1484">t</text:span><text:span text:style-name="amh_5f_dev_5f_abbr"><text:span text:style-name="T1484">u</text:span></text:span><text:span text:style-name="T1484">r aqua ut undiq</text:span><text:span text:style-name="amh_5f_dev_5f_abbr"><text:span text:style-name="T1484">ue</text:span></text:span><text:span text:style-name="T1484"> effluant q</text:span><text:span text:style-name="amh_5f_dev_5f_abbr"><text:span text:style-name="T1484">uo</text:span></text:span><text:span text:style-name="T1484">d </text:span><text:span text:style-name="T1485">q</text:span><text:span text:style-name="amh_5f_dev_5f_abbr"><text:span text:style-name="T1485">uo</text:span></text:span><text:span text:style-name="T1485">ddam miraculu</text:span><text:span text:style-name="amh_5f_dev_5f_abbr"><text:span text:style-name="T1485">m</text:span></text:span><text:span text:style-name="T1485"> uulgarib</text:span><text:span text:style-name="amh_5f_dev_5f_abbr"><text:span text:style-name="T1485">us</text:span></text:span><text:span text:style-name="T1485"> </text:span><text:span text:style-name="T1486">reputat</text:span><text:span text:style-name="amh_5f_dev_5f_abbr"><text:span text:style-name="T1486">u</text:span></text:span><text:span text:style-name="T1487">r</text:span><text:span text:style-name="T1486"> s</text:span><text:span text:style-name="amh_5f_dev_5f_abbr"><text:span text:style-name="T1486">ed</text:span></text:span><text:span text:style-name="T1486"> ego hoc uidens natura</text:span><text:span text:style-name="amh_5f_dev_5f_abbr"><text:span text:style-name="T1486">m</text:span></text:span><text:span text:style-name="T1486"> loci </text:span><text:span text:style-name="amh_5f_dev_5f_abbr"><text:span text:style-name="T1486">per</text:span></text:span><text:span text:style-name="T1486">pendi ac circu</text:span><text:span text:style-name="amh_5f_dev_5f_abbr"><text:span text:style-name="T1486">m</text:span></text:span><text:span text:style-name="T1486">stantias et lapidis modu</text:span><text:span text:style-name="amh_5f_dev_5f_abbr"><text:span text:style-name="T1486">m</text:span></text:span><text:span text:style-name="T1486"> admirato </text:span><text:span text:style-name="amh_5f_dev_5f_abbr"><text:span text:style-name="T1486">i</text:span></text:span><text:span text:style-name="T1486">g</text:span><text:span text:style-name="amh_5f_dev_5f_abbr"><text:span text:style-name="T1486">itur</text:span></text:span><text:span text:style-name="T1486"> </text:span><text:span text:style-name="T1488">D</text:span><text:span text:style-name="amh_5f_dev_5f_abbr"><text:span text:style-name="T1488">omi</text:span></text:span><text:span text:style-name="T1488">no </text:span><text:span text:style-name="T1489">i</text:span><text:span text:style-name="amh_5f_dev_5f_abbr"><text:span text:style-name="T1489">mper</text:span></text:span><text:span text:style-name="T1489">atore c</text:span><text:span text:style-name="amh_5f_dev_5f_abbr"><text:span text:style-name="T1489">aus</text:span></text:span><text:span text:style-name="T1489">am naturale</text:span><text:span text:style-name="amh_5f_dev_5f_abbr"><text:span text:style-name="T1489">m</text:span></text:span><text:span text:style-name="T1489"> </text:span><text:span text:style-name="T1490">hui</text:span><text:span text:style-name="amh_5f_dev_5f_abbr"><text:span text:style-name="T1490">us</text:span></text:span><text:span text:style-name="T1490"> facti exposui cui pla</text:span><text:span text:style-name="T1491">c</text:span><text:span text:style-name="T1490">uit </text:span><text:span text:style-name="T1491">pl</text:span><text:span text:style-name="amh_5f_dev_5f_abbr"><text:span text:style-name="T1491">ur</text:span></text:span><text:span text:style-name="T1491">imu</text:span><text:span text:style-name="amh_5f_dev_5f_abbr"><text:span text:style-name="T1491">m</text:span></text:span><text:span text:style-name="T1491"> </text:span><text:span text:style-name="T1492">et ex tu</text:span><text:span text:style-name="amh_5f_dev_5f_abbr"><text:span text:style-name="T1492">n</text:span></text:span><text:span text:style-name="T1492">c in si</text:span><text:span text:style-name="amh_5f_dev_5f_abbr"><text:span text:style-name="T1492">n</text:span></text:span><text:span text:style-name="T1492">gularem </text:span><text:span text:style-name="T1493">amore</text:span><text:span text:style-name="amh_5f_dev_5f_abbr"><text:span text:style-name="T1493">m</text:span></text:span><text:span text:style-name="T1493"> </text:span><text:span text:style-name="T1494">et honoris gratitudine</text:span><text:span text:style-name="amh_5f_dev_5f_abbr"><text:span text:style-name="T1494">m</text:span></text:span><text:span text:style-name="T1494"> </text:span><text:span text:style-name="T1495">me recollegit.</text:span></text:p>
      <text:p text:style-name="P71">In hac sa<text:span text:style-name="amh_5f_dev_5f_abbr">n</text:span>cta eccl<text:span text:style-name="amh_5f_dev_5f_abbr">esi</text:span>a <text:span text:style-name="T1496">sepulcri morientes p</text:span><text:span text:style-name="amh_5f_dev_5f_abbr"><text:span text:style-name="T1496">ec</text:span></text:span><text:span text:style-name="T1496">c</text:span><text:span text:style-name="amh_5f_dev_5f_abbr"><text:span text:style-name="T1496">a</text:span></text:span><text:span text:style-name="T1496">to crucifigant</text:span><text:span text:style-name="amh_5f_dev_5f_abbr"><text:span text:style-name="T1496">u</text:span></text:span><text:span text:style-name="T1496">r </text:span><text:span text:style-name="T1497">mu</text:span><text:span text:style-name="amh_5f_dev_5f_abbr"><text:span text:style-name="T1497">n</text:span></text:span><text:span text:style-name="T1497">do resurgam</text:span><text:span text:style-name="amh_5f_dev_5f_abbr"><text:span text:style-name="T1497">us</text:span></text:span><text:span text:style-name="T1497">q</text:span><text:span text:style-name="amh_5f_dev_5f_abbr"><text:span text:style-name="T1497">ue</text:span></text:span><text:span text:style-name="T1497"> uirtute </text:span><text:span text:style-name="T1498">cu</text:span><text:span text:style-name="amh_5f_dev_5f_abbr"><text:span text:style-name="T1498">m</text:span></text:span><text:span text:style-name="T1498"> </text:span><text:span text:style-name="amh_5f_dev_5f_abbr"><text:span text:style-name="T1498">Christ</text:span></text:span><text:span text:style-name="T1498">o ut assumi coheredes et</text:span><text:span text:style-name="amh_5f_dev_5f_abbr"><text:span text:style-name="T1498">er</text:span></text:span><text:span text:style-name="T1498">ne ta</text:span><text:span text:style-name="amh_5f_dev_5f_abbr"><text:span text:style-name="T1498">n</text:span></text:span><text:span text:style-name="T1498">dem glorie mereamur.</text:span></text:p>
      <text:p text:style-name="P72"><text:span text:style-name="amh_5f_lettre_5f_rubriquee">E</text:span>t sci<text:span text:style-name="amh_5f_dev_5f_abbr">en</text:span>d<text:span text:style-name="amh_5f_dev_5f_abbr">um</text:span> <office:annotation office:name="__Annotation__1231453_1613722294" loext:resolved="false"><dc:creator>Alexandre Moret Houplon</dc:creator><dc:date>2026-03-11T16:47:18.144531856</dc:date><meta:creator-initials>AMH</meta:creator-initials><text:p text:style-name="Comment">Pas présent dans le ms</text:p></office:annotation>est<office:annotation-end office:name="__Annotation__1231453_1613722294"/> q<text:span text:style-name="amh_5f_dev_5f_abbr">uod</text:span> ciuitas <text:span text:style-name="T1499">Ih</text:span><text:span text:style-name="amh_5f_dev_5f_abbr"><text:span text:style-name="T1499">e</text:span></text:span><text:span text:style-name="T1499">r</text:span><text:span text:style-name="amh_5f_dev_5f_abbr"><text:span text:style-name="T1499">usa</text:span></text:span><text:span text:style-name="T1499">l</text:span><text:span text:style-name="amh_5f_dev_5f_abbr"><text:span text:style-name="T1499">e</text:span></text:span><text:span text:style-name="T1499">m </text:span><text:span text:style-name="T1500">u</text:span><text:span text:style-name="amh_5f_dev_5f_abbr"><text:span text:style-name="T1500">er</text:span></text:span><text:span text:style-name="T1500">sus </text:span><text:span text:style-name="T1501">aq</text:span><text:span text:style-name="amh_5f_dev_5f_abbr"><text:span text:style-name="T1501">u</text:span></text:span><text:span text:style-name="T1501">ilone</text:span><text:span text:style-name="amh_5f_dev_5f_abbr"><text:span text:style-name="T1501">m</text:span></text:span><text:span text:style-name="T1501"> </text:span><text:span text:style-name="T1502">ubi se p</text:span><text:span text:style-name="amh_5f_dev_5f_abbr"><text:span text:style-name="T1502">u</text:span></text:span><text:span text:style-name="T1502">lcriore</text:span><text:span text:style-name="amh_5f_dev_5f_abbr"><text:span text:style-name="T1502">m</text:span></text:span><text:span text:style-name="T1502"> exibet minore</text:span><text:span text:style-name="amh_5f_dev_5f_abbr"><text:span text:style-name="T1502">m</text:span></text:span><text:span text:style-name="T1502"> </text:span><text:span text:style-name="T1503">h</text:span><text:span text:style-name="amh_5f_dev_5f_abbr"><text:span text:style-name="T1503">abe</text:span></text:span><text:span text:style-name="T1503">t fortitudine</text:span><text:span text:style-name="amh_5f_dev_5f_abbr"><text:span text:style-name="T1503">m</text:span></text:span><text:span text:style-name="T1503"> </text:span><text:span text:style-name="T1504">et planicie</text:span><text:span text:style-name="amh_5f_dev_5f_abbr"><text:span text:style-name="T1504">m</text:span></text:span><text:span text:style-name="T1504"> muris t</text:span><text:span text:style-name="amh_5f_dev_5f_abbr"><text:span text:style-name="T1504">ame</text:span></text:span><text:span text:style-name="T1504">n </text:span><text:span text:style-name="amh_5f_dev_5f_abbr"><text:span text:style-name="T1504">et</text:span></text:span><text:span text:style-name="T1504"> propugnaculis et fossatis ibidem </text:span><text:span text:style-name="T1505">posset co</text:span><text:span text:style-name="amh_5f_dev_5f_abbr"><text:span text:style-name="T1505">m</text:span></text:span><text:span text:style-name="T1505">mode </text:span><text:span text:style-name="T1506">dispe</text:span><text:span text:style-name="amh_5f_dev_5f_abbr"><text:span text:style-name="T1507">n</text:span></text:span><text:span text:style-name="T1506">sari. Ab oriente uero ualle Iosaphat </text:span><text:span text:style-name="amh_5f_dev_5f_abbr"><text:span text:style-name="T1506">et</text:span></text:span><text:span text:style-name="T1506"> a meridie </text:span><office:annotation office:name="__Annotation__1311823_1613722294" loext:resolved="false"><dc:creator>Alexandre Moret Houplon</dc:creator><dc:date>2026-03-11T16:52:44.650577861</dc:date><meta:creator-initials>AMH</meta:creator-initials><text:p text:style-name="Comment">La lecture me paraît vraiment bizarre</text:p></office:annotation><text:span text:style-name="T1506">siue</text:span><office:annotation-end office:name="__Annotation__1311823_1613722294"/><text:span text:style-name="T1506"> </text:span><text:span text:style-name="amh_5f_dev_5f_abbr"><text:span text:style-name="T1506">et</text:span></text:span><text:span text:style-name="T1506"> occidente </text:span><text:span text:style-name="T1508">aliis adiace</text:span><text:span text:style-name="amh_5f_dev_5f_abbr"><text:span text:style-name="T1508">n</text:span></text:span><text:span text:style-name="T1508">tib</text:span><text:span text:style-name="amh_5f_dev_5f_abbr"><text:span text:style-name="T1508">us</text:span></text:span><text:span text:style-name="T1508"> uallib</text:span><text:span text:style-name="amh_5f_dev_5f_abbr"><text:span text:style-name="T1508">us</text:span></text:span><text:span text:style-name="T1508"> </text:span><text:soft-page-break/><text:span text:style-name="amh_5f_dev_5f_abbr"><text:span text:style-name="T1508">pro</text:span></text:span><text:span text:style-name="T1508">fundis et co</text:span><text:span text:style-name="amh_5f_dev_5f_abbr"><text:span text:style-name="T1508">n</text:span></text:span><text:span text:style-name="T1508">tiguis pl</text:span><text:span text:style-name="amh_5f_dev_5f_abbr"><text:span text:style-name="T1508">ur</text:span></text:span><text:span text:style-name="T1508">imu</text:span><text:span text:style-name="amh_5f_dev_5f_abbr"><text:span text:style-name="T1508">m</text:span></text:span><text:span text:style-name="T1508"> co</text:span><text:span text:style-name="amh_5f_dev_5f_abbr"><text:span text:style-name="T1508">m</text:span></text:span><text:span text:style-name="T1508">munita est. </text:span><text:span text:style-name="amh_5f_lettre_5f_rubriquee">D</text:span><text:span text:style-name="T1508">istat aut</text:span><text:span text:style-name="amh_5f_dev_5f_abbr"><text:span text:style-name="T1508">em</text:span></text:span><text:span text:style-name="T1508"> </text:span><text:span text:style-name="T1509">ip</text:span><text:span text:style-name="amh_5f_dev_5f_abbr"><text:span text:style-name="T1509">s</text:span></text:span><text:span text:style-name="T1509">a ciuitas a mari Medit</text:span><text:span text:style-name="amh_5f_dev_5f_abbr"><text:span text:style-name="T1509">er</text:span></text:span><text:span text:style-name="T1509">raneo per una</text:span><text:span text:style-name="amh_5f_dev_5f_abbr"><text:span text:style-name="T1509">m</text:span></text:span><text:span text:style-name="T1509"> dieta</text:span><text:span text:style-name="amh_5f_dev_5f_abbr"><text:span text:style-name="T1509">m</text:span></text:span><text:span text:style-name="T1509"> co</text:span><text:span text:style-name="amh_5f_dev_5f_abbr"><text:span text:style-name="T1509">n</text:span></text:span><text:span text:style-name="T1509">ueniente</text:span><text:span text:style-name="amh_5f_dev_5f_abbr"><text:span text:style-name="T1509">m</text:span></text:span><text:span text:style-name="T1509"> cu</text:span><text:span text:style-name="amh_5f_dev_5f_abbr"><text:span text:style-name="T1509">m</text:span></text:span><text:span text:style-name="T1509"> dimidia magis </text:span><text:span text:style-name="amh_5f_dev_5f_abbr"><text:span text:style-name="T1509">pro</text:span></text:span><text:span text:style-name="T1509">pi</text:span><text:span text:style-name="amh_5f_dev_5f_abbr"><text:span text:style-name="T1509">n</text:span></text:span><text:span text:style-name="T1509">quu</text:span><text:span text:style-name="amh_5f_dev_5f_abbr"><text:span text:style-name="T1509">m</text:span></text:span><text:span text:style-name="T1509"> portu</text:span><text:span text:style-name="amh_5f_dev_5f_abbr"><text:span text:style-name="T1509">m</text:span></text:span><text:span text:style-name="T1509"> h</text:span><text:span text:style-name="amh_5f_dev_5f_abbr"><text:span text:style-name="T1509">abe</text:span></text:span><text:span text:style-name="T1509">ns </text:span><office:annotation office:name="__Annotation__1382628_1613722294" loext:resolved="false"><dc:creator>Alexandre Moret Houplon</dc:creator><dc:date>2026-03-11T16:58:01.340439420</dc:date><meta:creator-initials>AMH</meta:creator-initials><text:p text:style-name="Comment">Problème de lecture potentielle.<text:line-break/>il n’y a pas urbem mais une abréviation urb dans le ms. Et Ioppen a une barre de suspension sur -en</text:p><text:p text:style-name="Comment">Deluz édite urbis Ioppen.<text:line-break/>Je ne sais plus vraiment d’où je sors le urbem.</text:p></office:annotation><text:span text:style-name="T1509">urb</text:span><text:span text:style-name="amh_5f_dev_5f_abbr"><text:span text:style-name="T1509">em</text:span></text:span><text:span text:style-name="T1509"> Ioppen</text:span><office:annotation-end office:name="__Annotation__1382628_1613722294"/><text:span text:style-name="T1509"> de qua supra mensio facta existit.</text:span></text:p>
      <text:p text:style-name="P10"><text:span text:style-name="amh_5f_lettre_5f_rubriquee">D</text:span>e aliis s<text:span text:style-name="amh_5f_dev_5f_abbr">an</text:span>ctis locis in circuitu Ih<text:span text:style-name="amh_5f_dev_5f_abbr">e</text:span>r<text:span text:style-name="amh_5f_dev_5f_abbr">usa</text:span>l<text:span text:style-name="amh_5f_dev_5f_abbr">e</text:span>m et usq<text:span text:style-name="amh_5f_dev_5f_abbr">ue</text:span> Euffratem</text:p>
      <text:h text:style-name="amh_5f_premier_5f_paragraphe" text:outline-level="1"><text:span text:style-name="amh_5f_lettrine">C</text:span>iuitate s<text:span text:style-name="amh_5f_dev_5f_abbr">an</text:span>cta Ih<text:span text:style-name="amh_5f_dev_5f_abbr">e</text:span>ru<text:span text:style-name="amh_5f_dev_5f_abbr">sa</text:span>l<text:span text:style-name="amh_5f_dev_5f_abbr">e</text:span>m<text:span text:style-name="T1510"> ut potui diligent</text:span><text:span text:style-name="amh_5f_dev_5f_abbr"><text:span text:style-name="T1510">er</text:span></text:span><text:span text:style-name="T1510"> inscrutata, </text:span><text:span text:style-name="amh_5f_dev_5f_abbr"><text:span text:style-name="T1510">pro</text:span></text:span><text:span text:style-name="T1510">cessi u</text:span><text:span text:style-name="amh_5f_dev_5f_abbr"><text:span text:style-name="T1510">er</text:span></text:span><text:span text:style-name="T1510">sus occidente</text:span><text:span text:style-name="amh_5f_dev_5f_abbr"><text:span text:style-name="T1510">m</text:span></text:span><text:span text:style-name="T1510"> ad montaniam Iudee circa q</text:span><text:span text:style-name="amh_5f_dev_5f_abbr"><text:span text:style-name="T1510">u</text:span></text:span><text:span text:style-name="T1510">i</text:span><text:span text:style-name="amh_5f_dev_5f_abbr"><text:span text:style-name="T1510">nque</text:span></text:span><text:span text:style-name="T1510"> miliaria</text:span><text:span text:style-name="T1511"> ad locum</text:span><text:span text:style-name="T1512"> Elizabeth ad sex</text:span><text:span text:style-name="T1513"> </text:span><text:span text:style-name="T1512">menses grauide</text:span><text:span text:style-name="T1514"> de</text:span><text:span text:style-name="T1515"> p</text:span><text:span text:style-name="amh_5f_dev_5f_abbr"><text:span text:style-name="T1515">re</text:span></text:span><text:span text:style-name="T1515">cursore D</text:span><text:span text:style-name="amh_5f_dev_5f_abbr"><text:span text:style-name="T1515">omi</text:span></text:span><text:span text:style-name="T1515">ni</text:span><text:span text:style-name="T1516"> et</text:span><text:span text:style-name="T1517"> cuc</text:span><text:span text:style-name="amh_5f_dev_5f_abbr"><text:span text:style-name="T1517">u</text:span></text:span><text:span text:style-name="T1517">rrit co</text:span><text:span text:style-name="amh_5f_dev_5f_abbr"><text:span text:style-name="T1517">n</text:span></text:span><text:span text:style-name="T1517">gratulans salutatione</text:span><text:span text:style-name="amh_5f_dev_5f_abbr"><text:span text:style-name="T1517">m</text:span></text:span><text:span text:style-name="T1517"> D</text:span><text:span text:style-name="amh_5f_dev_5f_abbr"><text:span text:style-name="T1517">omi</text:span></text:span><text:span text:style-name="T1517">no</text:span><text:span text:style-name="T1518"> p</text:span><text:span text:style-name="amh_5f_dev_5f_abbr"><text:span text:style-name="T1518">er</text:span></text:span><text:span text:style-name="T1518">mitte</text:span><text:span text:style-name="amh_5f_dev_5f_abbr"><text:span text:style-name="T1518">n</text:span></text:span><text:span text:style-name="T1518">do</text:span><text:span text:style-name="T1519"> in qua p</text:span><text:span text:style-name="amh_5f_dev_5f_abbr"><text:span text:style-name="T1519">re</text:span></text:span><text:span text:style-name="T1519">cursor</text:span><text:span text:style-name="T1520"> Ioh</text:span><text:span text:style-name="amh_5f_dev_5f_abbr"><text:span text:style-name="T1520">ann</text:span></text:span><text:span text:style-name="T1520">es</text:span><text:span text:style-name="T1521"> diuinit</text:span><text:span text:style-name="amh_5f_dev_5f_abbr"><text:span text:style-name="T1521">us</text:span></text:span><text:span text:style-name="T1522"> excitat</text:span><text:span text:style-name="amh_5f_dev_5f_abbr"><text:span text:style-name="T1522">us</text:span></text:span><text:span text:style-name="T1523"> in materno</text:span><text:span text:style-name="T1524"> ex</text:span><text:span text:style-name="amh_5f_dev_5f_abbr"><text:span text:style-name="T1524">iste</text:span></text:span><text:span text:style-name="T1524">ns utero gesticulis</text:span><text:span text:style-name="T1525"> infantilib</text:span><text:span text:style-name="amh_5f_dev_5f_abbr"><text:span text:style-name="T1525">us</text:span></text:span><text:span text:style-name="T1526"> occultando uirginale</text:span><text:span text:style-name="amh_5f_dev_5f_abbr"><text:span text:style-name="T1526">m</text:span></text:span><text:span text:style-name="T1527"> co</text:span><text:span text:style-name="amh_5f_dev_5f_abbr"><text:span text:style-name="T1527">n</text:span></text:span><text:span text:style-name="T1527">ceptu</text:span><text:span text:style-name="amh_5f_dev_5f_abbr"><text:span text:style-name="T1527">m</text:span></text:span><text:span text:style-name="T1528"> Deiq</text:span><text:span text:style-name="amh_5f_dev_5f_abbr"><text:span text:style-name="T1528">ue</text:span></text:span><text:span text:style-name="T1528"> filiu</text:span><text:span text:style-name="amh_5f_dev_5f_abbr"><text:span text:style-name="T1528">m</text:span></text:span><text:span text:style-name="T1528"> nuntiauit.</text:span><text:span text:style-name="T1529"> </text:span><text:span text:style-name="T1530">Matre</text:span><text:span text:style-name="T1529">sq</text:span><text:span text:style-name="amh_5f_dev_5f_abbr"><text:span text:style-name="T1529">ue</text:span></text:span><text:span text:style-name="T1529"> utreq</text:span><text:span text:style-name="amh_5f_dev_5f_abbr"><text:span text:style-name="T1529">ue</text:span></text:span><text:span text:style-name="T1531"> hinc</text:span><text:span text:style-name="T1532"> inde</text:span><text:span text:style-name="T1533"> </text:span><text:span text:style-name="amh_5f_dev_5f_abbr"><text:span text:style-name="T1533">per</text:span></text:span><text:span text:style-name="T1533">gratule deuot</text:span><text:span text:style-name="amh_5f_dev_5f_abbr"><text:span text:style-name="T1533">i</text:span></text:span><text:span text:style-name="T1533">o</text:span><text:span text:style-name="amh_5f_dev_5f_abbr"><text:span text:style-name="T1533">n</text:span></text:span><text:span text:style-name="T1533">e hu</text:span><text:span text:style-name="amh_5f_dev_5f_abbr"><text:span text:style-name="T1533">m</text:span></text:span><text:span text:style-name="T1533">ili Dei p</text:span><text:span text:style-name="amh_5f_dev_5f_abbr"><text:span text:style-name="T1533">re</text:span></text:span><text:span text:style-name="T1533">conia</text:span><text:span text:style-name="T1534"> i</text:span><text:span text:style-name="amh_5f_dev_5f_abbr"><text:span text:style-name="T1534">n</text:span></text:span><text:span text:style-name="T1534">tuleru</text:span><text:span text:style-name="amh_5f_dev_5f_abbr"><text:span text:style-name="T1534">n</text:span></text:span><text:span text:style-name="T1534">t,</text:span><text:span text:style-name="T1535"> hec benedicens geni</text:span><text:span text:style-name="T1536">tri</text:span><text:span text:style-name="T1535">ce</text:span><text:span text:style-name="amh_5f_dev_5f_abbr"><text:span text:style-name="T1535">m</text:span></text:span><text:span text:style-name="T1535"> illa uero precelsa genitrix</text:span><text:span text:style-name="T1536"> urbis altissimi Dei magnificans saluatore</text:span><text:span text:style-name="amh_5f_dev_5f_abbr"><text:span text:style-name="T1537">m</text:span></text:span><text:span text:style-name="T1536">. In hoc est co</text:span><text:span text:style-name="amh_5f_dev_5f_abbr"><text:span text:style-name="T1536">m</text:span></text:span><text:span text:style-name="T1536">petens eccl</text:span><text:span text:style-name="amh_5f_dev_5f_abbr"><text:span text:style-name="T1536">esi</text:span></text:span><text:span text:style-name="T1536">a ubi su</text:span><text:span text:style-name="amh_5f_dev_5f_abbr"><text:span text:style-name="T1536">n</text:span></text:span><text:span text:style-name="T1536">t sepulcra parentes p</text:span><text:span text:style-name="amh_5f_dev_5f_abbr"><text:span text:style-name="T1536">re</text:span></text:span><text:span text:style-name="T1536">cursoris.</text:span> </text:h>
      <text:p text:style-name="P73"><text:span text:style-name="amh_5f_dev_5f_abbr">Pro</text:span>pe est loc<text:span text:style-name="amh_5f_dev_5f_abbr">us</text:span> ubi lignu<text:span text:style-name="amh_5f_dev_5f_abbr">m</text:span> uiuifice <text:span text:style-name="T1538">crucis creuisse d</text:span><text:span text:style-name="amh_5f_dev_5f_abbr"><text:span text:style-name="T1538">icitu</text:span></text:span><text:span text:style-name="T1538">r, </text:span><text:span text:style-name="T1539">p</text:span><text:span text:style-name="amh_5f_dev_5f_abbr"><text:span text:style-name="T1539">u</text:span></text:span><text:span text:style-name="T1539">lcra </text:span><text:span text:style-name="T1540">eccl</text:span><text:span text:style-name="amh_5f_dev_5f_abbr"><text:span text:style-name="T1540">esi</text:span></text:span><text:span text:style-name="T1540">a est ibi et co</text:span><text:span text:style-name="amh_5f_dev_5f_abbr"><text:span text:style-name="T1540">m</text:span></text:span><text:span text:style-name="T1540">petens claustru</text:span><text:span text:style-name="amh_5f_dev_5f_abbr"><text:span text:style-name="T1540">m</text:span></text:span><text:span text:style-name="T1541">q</text:span><text:span text:style-name="amh_5f_dev_5f_abbr"><text:span text:style-name="T1541">ue</text:span></text:span><text:span text:style-name="T1541">, ubi </text:span><text:span text:style-name="T1542">religiosi, Gorgiani no</text:span><text:span text:style-name="amh_5f_dev_5f_abbr"><text:span text:style-name="T1542">m</text:span></text:span><text:span text:style-name="T1542">i</text:span><text:span text:style-name="amh_5f_dev_5f_abbr"><text:span text:style-name="T1542">n</text:span></text:span><text:span text:style-name="T1542">e, q</text:span><text:span text:style-name="amh_5f_dev_5f_abbr"><text:span text:style-name="T1542">u</text:span></text:span><text:span text:style-name="T1542">ia scismatici su</text:span><text:span text:style-name="amh_5f_dev_5f_abbr"><text:span text:style-name="T1542">n</text:span></text:span><text:span text:style-name="T1543">t co</text:span><text:span text:style-name="amh_5f_dev_5f_abbr"><text:span text:style-name="T1543">m</text:span></text:span><text:span text:style-name="T1543">morant</text:span><text:span text:style-name="amh_5f_dev_5f_abbr"><text:span text:style-name="T1543">u</text:span></text:span><text:span text:style-name="T1543">r. </text:span><text:span text:style-name="T1544">De hoc loco redii non multu</text:span><text:span text:style-name="amh_5f_dev_5f_abbr"><text:span text:style-name="T1544">m</text:span></text:span><text:span text:style-name="T1544"> longe de Ih</text:span><text:span text:style-name="amh_5f_dev_5f_abbr"><text:span text:style-name="T1544">e</text:span></text:span><text:span text:style-name="T1544">r</text:span><text:span text:style-name="amh_5f_dev_5f_abbr"><text:span text:style-name="T1544">usa</text:span></text:span><text:span text:style-name="T1544">l</text:span><text:span text:style-name="amh_5f_dev_5f_abbr"><text:span text:style-name="T1544">e</text:span></text:span><text:span text:style-name="T1544">m </text:span><text:span text:style-name="T1545">ad sep</text:span><text:span text:style-name="amh_5f_dev_5f_abbr"><text:span text:style-name="T1545">u</text:span></text:span><text:span text:style-name="T1545">lcra pluriu</text:span><text:span text:style-name="amh_5f_dev_5f_abbr"><text:span text:style-name="T1545">m</text:span></text:span><text:span text:style-name="T1545"> </text:span><text:span text:style-name="amh_5f_dev_5f_abbr"><text:span text:style-name="T1546">pro</text:span></text:span><text:span text:style-name="T1546">ph</text:span><text:span text:style-name="amh_5f_dev_5f_abbr"><text:span text:style-name="T1546">et</text:span></text:span><text:span text:style-name="T1546">aru</text:span><text:span text:style-name="amh_5f_dev_5f_abbr"><text:span text:style-name="T1546">m</text:span></text:span><text:span text:style-name="T1546"> me quoda</text:span><text:span text:style-name="amh_5f_dev_5f_abbr"><text:span text:style-name="T1546">m</text:span></text:span><text:span text:style-name="T1546"> teutonico uiro </text:span><text:span text:style-name="T1547">litterato </text:span><text:span text:style-name="T1548">co</text:span><text:span text:style-name="amh_5f_dev_5f_abbr"><text:span text:style-name="T1548">n</text:span></text:span><text:span text:style-name="T1548">ducente, </text:span><text:span text:style-name="T1549">q</text:span><text:span text:style-name="amh_5f_dev_5f_abbr"><text:span text:style-name="T1549">ue</text:span></text:span><text:span text:style-name="T1549"> sepulcra tu</text:span><text:span text:style-name="amh_5f_dev_5f_abbr"><text:span text:style-name="T1549">n</text:span></text:span><text:span text:style-name="T1549">c </text:span><text:span text:style-name="T1550">I</text:span><text:span text:style-name="T1549">udei </text:span><text:span text:style-name="amh_5f_dev_5f_abbr"><text:span text:style-name="T1549">con</text:span></text:span><text:span text:style-name="T1549">s</text:span><text:span text:style-name="T1550">u</text:span><text:span text:style-name="T1549">eueru</text:span><text:span text:style-name="amh_5f_dev_5f_abbr"><text:span text:style-name="T1549">n</text:span></text:span><text:span text:style-name="T1549">t </text:span><text:span text:style-name="T1551">uisitare </text:span><text:span text:style-name="T1552">co</text:span><text:span text:style-name="amh_5f_dev_5f_abbr"><text:span text:style-name="T1552">mmun</text:span></text:span><text:span text:style-name="T1552">iter.</text:span></text:p>
      <text:p text:style-name="P74">Et <text:span text:style-name="amh_5f_dev_5f_abbr">pro</text:span>cedens redii Iude tra<text:span text:style-name="amh_5f_dev_5f_abbr">n</text:span>siens s<text:span text:style-name="amh_5f_dev_5f_abbr">an</text:span>ctam ciuitate<text:span text:style-name="amh_5f_dev_5f_abbr">m</text:span>, <text:span text:style-name="T1553">exiensq</text:span><text:span text:style-name="amh_5f_dev_5f_abbr"><text:span text:style-name="T1553">ue</text:span></text:span><text:span text:style-name="T1553"> </text:span><text:span text:style-name="T1554">de porta ei</text:span><text:span text:style-name="amh_5f_dev_5f_abbr"><text:span text:style-name="T1554">us</text:span></text:span><text:span text:style-name="T1554"> boreali supra uallem </text:span><text:span text:style-name="T1555">ei</text:span><text:span text:style-name="amh_5f_dev_5f_abbr">us</text:span><text:span text:style-name="T1555"> Iosaphat </text:span><text:span text:style-name="T1556">ueni ad locu</text:span><text:span text:style-name="amh_5f_dev_5f_abbr"><text:span text:style-name="T1556">m</text:span></text:span><text:span text:style-name="T1556"> ubi beatissim</text:span><text:span text:style-name="amh_5f_dev_5f_abbr"><text:span text:style-name="T1556">us</text:span></text:span><text:span text:style-name="T1556"> </text:span><office:annotation office:name="__Annotation__271980_4130201833" loext:resolved="false"><dc:creator>Alexandre Moret Houplon</dc:creator><dc:date>2026-03-13T18:11:01.855748077</dc:date><meta:creator-initials>AMH</meta:creator-initials><text:p text:style-name="Comment">Le ms donne prothomartyr, je corrige en enlevant le h</text:p></office:annotation><text:span text:style-name="amh_5f_dev_5f_abbr"><text:span text:style-name="T1556">pro</text:span></text:span><text:span text:style-name="T1556">tomartir</text:span><office:annotation-end office:name="__Annotation__271980_4130201833"/><text:span text:style-name="T1556"> Stephan</text:span><text:span text:style-name="amh_5f_dev_5f_abbr"><text:span text:style-name="T1556">us</text:span></text:span><text:span text:style-name="T1556"> </text:span><text:span text:style-name="amh_5f_dev_5f_abbr"><text:span text:style-name="T1556">Christu</text:span></text:span><text:span text:style-name="T1556">m cu</text:span><text:span text:style-name="amh_5f_dev_5f_abbr"><text:span text:style-name="T1556">m</text:span></text:span><text:span text:style-name="T1556"> a dextris Dei e</text:span><text:span text:style-name="amh_5f_dev_5f_abbr"><text:span text:style-name="T1556">ss</text:span></text:span><text:span text:style-name="T1556">et aspexit et lapidatorib</text:span><text:span text:style-name="amh_5f_dev_5f_abbr"><text:span text:style-name="T1556">us</text:span></text:span><text:span text:style-name="T1556"> </text:span><text:span text:style-name="T1557">oppressus </text:span><text:span text:style-name="T1558">sp</text:span><text:span text:style-name="amh_5f_dev_5f_abbr"><text:span text:style-name="T1558">iritu</text:span></text:span><text:span text:style-name="T1558">m Deo emisit. </text:span><text:span text:style-name="T1559">Inde desce</text:span><text:span text:style-name="amh_5f_dev_5f_abbr"><text:span text:style-name="T1559">n</text:span></text:span><text:span text:style-name="T1559">di </text:span><text:span text:style-name="amh_5f_foliotation"><text:span text:style-name="T1559">[f. 240r]</text:span></text:span><text:span text:style-name="T1559"> </text:span><text:span text:style-name="T1560">ad ualle</text:span><text:span text:style-name="amh_5f_dev_5f_abbr"><text:span text:style-name="T1560">m</text:span></text:span><text:span text:style-name="T1560"> </text:span><text:span text:style-name="T1561">sa</text:span><text:span text:style-name="amh_5f_dev_5f_abbr"><text:span text:style-name="T1561">n</text:span></text:span><text:span text:style-name="T1561">ctissima</text:span><text:span text:style-name="amh_5f_dev_5f_abbr"><text:span text:style-name="T1561">m</text:span></text:span><text:span text:style-name="T1561"> Iosaphat supra qua</text:span><text:span text:style-name="amh_5f_dev_5f_abbr"><text:span text:style-name="T1561">m</text:span></text:span><text:span text:style-name="T1561"> situata est </text:span><text:span text:style-name="T1562">ciuitas s</text:span><text:span text:style-name="amh_5f_dev_5f_abbr"><text:span text:style-name="T1562">an</text:span></text:span><text:span text:style-name="T1562">ct</text:span><text:span text:style-name="T1563">a </text:span><text:span text:style-name="T1564">sine medio, </text:span><text:span text:style-name="T1565">i</text:span><text:span text:style-name="amh_5f_dev_5f_abbr"><text:span text:style-name="T1565">n</text:span></text:span><text:span text:style-name="T1565"> qua </text:span><office:annotation office:name="__Annotation__331658_4130201833" loext:resolved="false"><dc:creator>Alexandre Moret Houplon</dc:creator><dc:date>2026-03-13T18:15:54.385637637</dc:date><meta:creator-initials>AMH</meta:creator-initials><text:p text:style-name="Comment">Revoir la lecture</text:p></office:annotation><text:span text:style-name="T1565">torrens</text:span><office:annotation-end office:name="__Annotation__331658_4130201833"/><text:span text:style-name="T1565"> Cedron </text:span><text:span text:style-name="T1566">q</text:span><text:span text:style-name="amh_5f_dev_5f_abbr"><text:span text:style-name="T1566">u</text:span></text:span><text:span text:style-name="T1566">o</text:span><text:span text:style-name="amh_5f_dev_5f_abbr"><text:span text:style-name="T1566">n</text:span></text:span><text:span text:style-name="T1566">dam </text:span><text:span text:style-name="T1567">fluxit </text:span><text:span text:style-name="T1568">suis t</text:span><text:span text:style-name="amh_5f_dev_5f_abbr"><text:span text:style-name="T1568">em</text:span></text:span><text:span text:style-name="T1568">p</text:span><text:span text:style-name="amh_5f_dev_5f_abbr"><text:span text:style-name="T1568">or</text:span></text:span><text:span text:style-name="T1568">ibus </text:span><text:span text:style-name="T1569">ex aq</text:span><text:span text:style-name="amh_5f_dev_5f_abbr"><text:span text:style-name="T1569">u</text:span></text:span><text:span text:style-name="T1569">is </text:span><text:span text:style-name="T1570">pluuialib</text:span><text:span text:style-name="amh_5f_dev_5f_abbr"><text:span text:style-name="T1570">us</text:span></text:span><text:span text:style-name="T1570"> </text:span><text:span text:style-name="T1571">coadcrescens. </text:span><text:span text:style-name="T1572">Iuxta qua</text:span><text:span text:style-name="amh_5f_dev_5f_abbr"><text:span text:style-name="T1572">m</text:span></text:span><text:span text:style-name="T1572"> in pede montis Oliueti </text:span><text:span text:style-name="T1573">est ort</text:span><text:span text:style-name="amh_5f_dev_5f_abbr"><text:span text:style-name="T1573">us</text:span></text:span><text:span text:style-name="T1573"> que</text:span><text:span text:style-name="amh_5f_dev_5f_abbr"><text:span text:style-name="T1573">m</text:span></text:span><text:span text:style-name="T1573"> </text:span><text:span text:style-name="T1574">Dei filius </text:span><text:span text:style-name="T1575">intrare </text:span><text:span text:style-name="T1576">co</text:span><text:span text:style-name="amh_5f_dev_5f_abbr"><text:span text:style-name="T1576">n</text:span></text:span><text:span text:style-name="T1576">sue</text:span><text:span text:style-name="T1577">t</text:span><text:span text:style-name="amh_5f_dev_5f_abbr"><text:span text:style-name="T1577">us</text:span></text:span><text:span text:style-name="T1577"> erat </text:span><text:span text:style-name="T1578">et i</text:span><text:span text:style-name="amh_5f_dev_5f_abbr"><text:span text:style-name="T1578">n</text:span></text:span><text:span text:style-name="T1578"> eo a Iuda </text:span><office:annotation office:name="__Annotation__16691_1536795900" loext:resolved="false"><dc:creator>Alexandre Moret Houplon</dc:creator><dc:date>2026-02-18T11:06:39.996425402</dc:date><meta:creator-initials>AMH</meta:creator-initials><text:p text:style-name="Comment">Si on suit Deluz, la leçon de Li serait a Iuda improbe. Très bizarre, proditore (=traitre) est écrit lisiblement, avec l’abréviation de pro parfaitement identifiable. Je vais faire confiance à mes yeux plutôt qu’à l’apparat critique de Deluz ici. </text:p></office:annotation><text:span text:style-name="amh_5f_dev_5f_abbr"><text:span text:style-name="T1578">pro</text:span></text:span><text:span text:style-name="T1578">ditore</text:span><office:annotation-end office:name="__Annotation__16691_1536795900"/><text:span text:style-name="T1578"> </text:span><text:span text:style-name="T1579">tradit</text:span><text:span text:style-name="amh_5f_dev_5f_abbr"><text:span text:style-name="T1579">us</text:span></text:span><text:span text:style-name="T1579"> est, osculatu</text:span><text:span text:style-name="T1580">r</text:span><text:span text:style-name="T1579">, </text:span><text:span text:style-name="T1581">capitur, </text:span><text:span text:style-name="T1582">ligatur, </text:span><text:span text:style-name="T1583">auris scindit</text:span><text:span text:style-name="amh_5f_dev_5f_abbr"><text:span text:style-name="T1583">u</text:span></text:span><text:span text:style-name="T1583">r et sanat</text:span><text:span text:style-name="amh_5f_dev_5f_abbr"><text:span text:style-name="T1583">u</text:span></text:span><text:span text:style-name="T1583">r </text:span><text:span text:style-name="T1584">ta</text:span><text:span text:style-name="amh_5f_dev_5f_abbr"><text:span text:style-name="T1584">m</text:span></text:span><text:span text:style-name="T1584">q</text:span><text:span text:style-name="amh_5f_dev_5f_abbr"><text:span text:style-name="T1584">u</text:span></text:span><text:span text:style-name="T1584">a</text:span><text:span text:style-name="amh_5f_dev_5f_abbr"><text:span text:style-name="T1584">m</text:span></text:span><text:span text:style-name="T1584">,</text:span><text:span text:style-name="T1585"> ouis </text:span><text:span text:style-name="T1586">ad uictima</text:span><text:span text:style-name="amh_5f_dev_5f_abbr"><text:span text:style-name="T1586">m</text:span></text:span><text:span text:style-name="T1586"> i</text:span><text:span text:style-name="amh_5f_dev_5f_abbr"><text:span text:style-name="T1586">n</text:span></text:span><text:span text:style-name="T1586">nocens ducit</text:span><text:span text:style-name="amh_5f_dev_5f_abbr"><text:span text:style-name="T1586">u</text:span></text:span><text:span text:style-name="T1586">r, discipuliq</text:span><text:span text:style-name="amh_5f_dev_5f_abbr"><text:span text:style-name="T1586">ue</text:span></text:span><text:span text:style-name="T1586"> electi fugiunt, beneficioru</text:span><text:span text:style-name="amh_5f_dev_5f_abbr"><text:span text:style-name="T1586">m</text:span></text:span><text:span text:style-name="T1586"> Dei i</text:span><text:span text:style-name="amh_5f_dev_5f_abbr"><text:span text:style-name="T1586">m</text:span></text:span><text:span text:style-name="T1586">memores, illu</text:span><text:span text:style-name="amh_5f_dev_5f_abbr"><text:span text:style-name="T1586">m</text:span></text:span><text:span text:style-name="T1586">q</text:span><text:span text:style-name="amh_5f_dev_5f_abbr"><text:span text:style-name="T1586">ue</text:span></text:span><text:span text:style-name="T1586"> relinquu</text:span><text:span text:style-name="amh_5f_dev_5f_abbr"><text:span text:style-name="T1586">n</text:span></text:span><text:span text:style-name="T1586">t, </text:span><text:span text:style-name="T1587">q</text:span><text:span text:style-name="amh_5f_dev_5f_abbr"><text:span text:style-name="T1587">u</text:span></text:span><text:span text:style-name="T1587">i si ip</text:span><text:span text:style-name="amh_5f_dev_5f_abbr"><text:span text:style-name="T1587">s</text:span></text:span><text:span text:style-name="T1587">os </text:span><text:span text:style-name="T1588">mu</text:span><text:span text:style-name="amh_5f_dev_5f_abbr"><text:span text:style-name="T1588">n</text:span></text:span><text:span text:style-name="T1588">du</text:span><text:span text:style-name="amh_5f_dev_5f_abbr"><text:span text:style-name="T1588">m</text:span></text:span><text:span text:style-name="T1588">q</text:span><text:span text:style-name="amh_5f_dev_5f_abbr"><text:span text:style-name="T1588">ue</text:span></text:span><text:span text:style-name="T1588"> relinqueret, </text:span><text:span text:style-name="T1589">pariter in nichilu</text:span><text:span text:style-name="amh_5f_dev_5f_abbr"><text:span text:style-name="T1589">m</text:span></text:span><text:span text:style-name="T1589"> </text:span><text:span text:style-name="T1590">decide</text:span><text:span text:style-name="amh_5f_dev_5f_abbr"><text:span text:style-name="T1590">re</text:span></text:span><text:span text:style-name="T1590">nt nec in esse possent </text:span><text:span text:style-name="amh_5f_dev_5f_abbr"><text:span text:style-name="T1591">per</text:span></text:span><text:span text:style-name="T1591">siste</text:span><text:span text:style-name="amh_5f_dev_5f_abbr"><text:span text:style-name="T1591">re</text:span></text:span><text:span text:style-name="T1591"> ad monumentu</text:span><text:span text:style-name="amh_5f_dev_5f_abbr"><text:span text:style-name="T1591">m</text:span></text:span><text:span text:style-name="T1591">. In hui</text:span><text:span text:style-name="amh_5f_dev_5f_abbr"><text:span text:style-name="T1591">us</text:span></text:span><text:span text:style-name="T1591"> uallis p</text:span><text:span text:style-name="amh_5f_dev_5f_abbr"><text:span text:style-name="T1591">r</text:span></text:span><text:span text:style-name="T1591">incipis a sinistris est eccl</text:span><text:span text:style-name="amh_5f_dev_5f_abbr"><text:span text:style-name="T1591">esi</text:span></text:span><text:span text:style-name="T1591">a beatissime Virginis, </text:span><text:span text:style-name="T1592">in qua</text:span><text:span text:style-name="amh_5f_dev_5f_abbr"><text:span text:style-name="T1592">m</text:span></text:span><text:span text:style-name="T1592"> desce</text:span><text:span text:style-name="amh_5f_dev_5f_abbr"><text:span text:style-name="T1592">n</text:span></text:span><text:span text:style-name="T1592">ditur </text:span><text:span text:style-name="amh_5f_dev_5f_abbr"><text:span text:style-name="T1592">per</text:span></text:span><text:span text:style-name="T1592"> plures gradus lapideos, </text:span><text:span text:style-name="T1593">q</text:span><text:span text:style-name="amh_5f_dev_5f_abbr"><text:span text:style-name="T1593">u</text:span></text:span><text:span text:style-name="T1593">ia pro maiori parte sub t</text:span><text:span text:style-name="amh_5f_dev_5f_abbr"><text:span text:style-name="T1593">er</text:span></text:span><text:span text:style-name="T1593">ra </text:span><text:span text:style-name="T1594">est, q</text:span><text:span text:style-name="amh_5f_dev_5f_abbr"><text:span text:style-name="T1594">uo</text:span></text:span><text:span text:style-name="T1594">d credo ex ciuitatis Ih</text:span><text:span text:style-name="amh_5f_dev_5f_abbr"><text:span text:style-name="T1594">e</text:span></text:span><text:span text:style-name="T1594">r</text:span><text:span text:style-name="amh_5f_dev_5f_abbr"><text:span text:style-name="T1594">usa</text:span></text:span><text:span text:style-name="T1594">l</text:span><text:span text:style-name="amh_5f_dev_5f_abbr"><text:span text:style-name="T1594">e</text:span></text:span><text:span text:style-name="T1594">m ruinis </text:span><text:span text:style-name="T1595">valle</text:span><text:span text:style-name="amh_5f_dev_5f_abbr"><text:span text:style-name="T1595">m</text:span></text:span><text:span text:style-name="T1595"> replentib</text:span><text:span text:style-name="amh_5f_dev_5f_abbr"><text:span text:style-name="T1595">us</text:span></text:span><text:span text:style-name="T1595"> </text:span><text:span text:style-name="T1596">accidisse. Hec eccl</text:span><text:span text:style-name="amh_5f_dev_5f_abbr"><text:span text:style-name="T1596">esi</text:span></text:span><text:span text:style-name="T1596">a non est p</text:span><text:span text:style-name="amh_5f_dev_5f_abbr"><text:span text:style-name="T1596">u</text:span></text:span><text:span text:style-name="T1596">lcra s</text:span><text:span text:style-name="amh_5f_dev_5f_abbr"><text:span text:style-name="T1596">ed</text:span></text:span><text:span text:style-name="T1596"> deuota, in cui</text:span><text:span text:style-name="amh_5f_dev_5f_abbr"><text:span text:style-name="T1596">us</text:span></text:span><text:span text:style-name="T1596"> medio in paruo tugurio sep</text:span><text:span text:style-name="amh_5f_dev_5f_abbr"><text:span text:style-name="T1596">u</text:span></text:span><text:span text:style-name="T1596">lcru</text:span><text:span text:style-name="amh_5f_dev_5f_abbr"><text:span text:style-name="T1596">m</text:span></text:span><text:span text:style-name="T1596"> matris </text:span><text:span text:style-name="T1597">De</text:span><text:span text:style-name="T1598">i o</text:span><text:span text:style-name="amh_5f_dev_5f_abbr"><text:span text:style-name="T1598">ste</text:span></text:span><text:span text:style-name="T1598">nditur, </text:span><text:span text:style-name="T1599">in quo scilicet </text:span><text:span text:style-name="T1600">ab apostolis </text:span><text:span text:style-name="T1601">asseritur </text:span><text:span text:style-name="T1602">tumulata. </text:span><text:span text:style-name="T1603">Supra sepulcrum </text:span><text:span text:style-name="T1604">illud feci celebrae p</text:span><text:span text:style-name="amh_5f_dev_5f_abbr"><text:span text:style-name="T1604">u</text:span></text:span><text:span text:style-name="T1604">lcr</text:span><text:span text:style-name="T1605">a</text:span><text:span text:style-name="amh_5f_dev_5f_abbr"><text:span text:style-name="T1604">m</text:span></text:span><text:span text:style-name="T1604"> missa</text:span><text:span text:style-name="amh_5f_dev_5f_abbr"><text:span text:style-name="T1604">m</text:span></text:span><text:span text:style-name="T1604"> de Assu</text:span><text:span text:style-name="amh_5f_dev_5f_abbr"><text:span text:style-name="T1604">m</text:span></text:span><text:span text:style-name="T1604">pt</text:span><text:span text:style-name="amh_5f_dev_5f_abbr"><text:span text:style-name="T1604">i</text:span></text:span><text:span text:style-name="T1604">o</text:span><text:span text:style-name="amh_5f_dev_5f_abbr"><text:span text:style-name="T1604">n</text:span></text:span><text:span text:style-name="T1604">e hui</text:span><text:span text:style-name="amh_5f_dev_5f_abbr"><text:span text:style-name="T1604">us</text:span></text:span><text:span text:style-name="T1604"> </text:span><text:span text:style-name="T1606">beate Virginis. </text:span><text:span text:style-name="T1607">Hic loc</text:span><text:span text:style-name="amh_5f_dev_5f_abbr"><text:span text:style-name="T1607">us</text:span></text:span><text:span text:style-name="T1607"> </text:span><text:span text:style-name="T1608">eni</text:span><text:span text:style-name="amh_5f_dev_5f_abbr"><text:span text:style-name="T1608">m</text:span></text:span><text:span text:style-name="T1608"> </text:span><text:span text:style-name="T1609">deuotissim</text:span><text:span text:style-name="amh_5f_dev_5f_abbr"><text:span text:style-name="T1609">us</text:span></text:span><text:span text:style-name="T1609"> de </text:span><text:span text:style-name="T1610">iure </text:span><text:span text:style-name="T1611">a</text:span><text:span text:style-name="amh_5f_dev_5f_abbr"><text:span text:style-name="T1611">n</text:span></text:span><text:span text:style-name="T1611">i</text:span><text:span text:style-name="amh_5f_dev_5f_abbr"><text:span text:style-name="T1611">m</text:span></text:span><text:span text:style-name="T1611">is</text:span><text:span text:style-name="T1610"> fideliu</text:span><text:span text:style-name="amh_5f_dev_5f_abbr"><text:span text:style-name="T1610">m</text:span></text:span><text:span text:style-name="T1610"> </text:span><text:span text:style-name="T1612">attolitur, ubi templu</text:span><text:span text:style-name="amh_5f_dev_5f_abbr"><text:span text:style-name="T1612">m</text:span></text:span><text:span text:style-name="T1612"> Dei, sacrariu</text:span><text:span text:style-name="amh_5f_dev_5f_abbr"><text:span text:style-name="T1612">m</text:span></text:span><text:span text:style-name="T1612"> </text:span><text:span text:style-name="T1613">sp</text:span><text:span text:style-name="amh_5f_dev_5f_abbr"><text:span text:style-name="T1613">iritu</text:span></text:span><text:span text:style-name="T1613">s Sancti </text:span><text:span text:style-name="T1614">monsq</text:span><text:span text:style-name="amh_5f_dev_5f_abbr"><text:span text:style-name="T1614">ue</text:span></text:span><text:span text:style-name="T1614"> </text:span><text:span text:style-name="T1615">solle</text:span><text:span text:style-name="amh_5f_dev_5f_abbr"><text:span text:style-name="T1615">m</text:span></text:span><text:span text:style-name="T1615">pnissim</text:span><text:span text:style-name="amh_5f_dev_5f_abbr"><text:span text:style-name="T1615">us</text:span></text:span><text:span text:style-name="T1615"> </text:span><text:span text:style-name="T1616">de quo excisus lapis angularis sine manib</text:span><text:span text:style-name="amh_5f_dev_5f_abbr"><text:span text:style-name="T1616">us</text:span></text:span><text:span text:style-name="T1616"> </text:span><text:span text:style-name="T1617">reponit</text:span><text:span text:style-name="amh_5f_dev_5f_abbr"><text:span text:style-name="T1617">u</text:span></text:span><text:span text:style-name="T1617">r </text:span><text:span text:style-name="T1618">q</text:span><text:span text:style-name="amh_5f_dev_5f_abbr"><text:span text:style-name="T1618">u</text:span></text:span><text:span text:style-name="T1618">a</text:span><text:span text:style-name="amh_5f_dev_5f_abbr"><text:span text:style-name="T1618">m</text:span></text:span><text:span text:style-name="T1618">uis </text:span><text:span text:style-name="T1619">t</text:span><text:span text:style-name="amh_5f_dev_5f_abbr"><text:span text:style-name="T1619">ame</text:span></text:span><text:span text:style-name="T1619">n pauco t</text:span><text:span text:style-name="amh_5f_dev_5f_abbr"><text:span text:style-name="T1619">em</text:span></text:span><text:span text:style-name="T1619">p</text:span><text:span text:style-name="amh_5f_dev_5f_abbr"><text:span text:style-name="T1619">or</text:span></text:span><text:span text:style-name="T1619">e </text:span><text:span text:style-name="T1620">co</text:span><text:span text:style-name="amh_5f_dev_5f_abbr"><text:span text:style-name="T1620">n</text:span></text:span><text:span text:style-name="T1620">tinetur. </text:span><text:span text:style-name="T1621">Non diu enim </text:span><text:span text:style-name="T1622">corpus </text:span><text:span text:style-name="T1623">sanctissime </text:span><text:span text:style-name="T1611">Virginis ibidem dimissum est, sed statim </text:span><text:span text:style-name="T1624">anima </text:span><text:span text:style-name="T1625">reassumpta, </text:span><text:span text:style-name="T1626">resurrectionis et immortalitatis </text:span><text:span text:style-name="T1627">dotibus, </text:span><text:span text:style-name="T1628">eternis</text:span><text:span text:style-name="T1629">q</text:span><text:span text:style-name="amh_5f_dev_5f_abbr"><text:span text:style-name="T1629">ue</text:span></text:span><text:span text:style-name="T1629"> preconiis gloriatur. </text:span><text:span text:style-name="amh_5f_dev_5f_abbr"><text:span text:style-name="T1629">Pro</text:span></text:span><text:span text:style-name="T1629">pe </text:span><text:span text:style-name="T1630">hanc eccl</text:span><text:span text:style-name="amh_5f_dev_5f_abbr"><text:span text:style-name="T1630">esi</text:span></text:span><text:span text:style-name="T1630">am </text:span><text:span text:style-name="T1631">sub rupe loc</text:span><text:span text:style-name="amh_5f_dev_5f_abbr"><text:span text:style-name="T1631">us</text:span></text:span><text:span text:style-name="T1631"> est, </text:span><text:span text:style-name="T1632">ubi </text:span><text:span text:style-name="T1633">Dei </text:span><text:span text:style-name="T1634">F</text:span><text:span text:style-name="T1633">ilius </text:span><text:span text:style-name="amh_5f_dev_5f_abbr"><text:span text:style-name="T1634">pro</text:span></text:span><text:span text:style-name="T1634">strat</text:span><text:span text:style-name="amh_5f_dev_5f_abbr"><text:span text:style-name="T1634">us</text:span></text:span><text:span text:style-name="T1634"> in terra</text:span><text:span text:style-name="amh_5f_dev_5f_abbr"><text:span text:style-name="T1634">m</text:span></text:span><text:span text:style-name="T1634"> or</text:span><text:span text:style-name="amh_5f_dev_5f_abbr"><text:span text:style-name="T1634">ati</text:span></text:span><text:span text:style-name="T1634">o</text:span><text:span text:style-name="amh_5f_dev_5f_abbr"><text:span text:style-name="T1634">n</text:span></text:span><text:span text:style-name="T1634">e</text:span><text:span text:style-name="amh_5f_dev_5f_abbr"><text:span text:style-name="T1634">m</text:span></text:span><text:span text:style-name="T1634"> ad Deu</text:span><text:span text:style-name="amh_5f_dev_5f_abbr"><text:span text:style-name="T1634">m</text:span></text:span><text:span text:style-name="T1634"> </text:span><text:span text:style-name="T1635">Patre</text:span><text:span text:style-name="amh_5f_dev_5f_abbr"><text:span text:style-name="T1635">m</text:span></text:span><text:span text:style-name="T1635"> </text:span><text:span text:style-name="T1636">fudit admirabil</text:span><text:span text:style-name="T1637">e</text:span><text:span text:style-name="amh_5f_dev_5f_abbr"><text:span text:style-name="T1637">m</text:span></text:span><text:span text:style-name="T1637"> </text:span><text:span text:style-name="T1638">in terra</text:span><text:span text:style-name="amh_5f_dev_5f_abbr"><text:span text:style-name="T1638">m</text:span></text:span><text:span text:style-name="T1638"> sudore sanguineo </text:span><text:span text:style-name="T1639">decurrente, acerbitatem </text:span><text:span text:style-name="T1640">mortis huma</text:span><text:span text:style-name="T1641">n</text:span><text:span text:style-name="T1640">a </text:span><text:soft-page-break/><text:span text:style-name="T1640">co</text:span><text:span text:style-name="amh_5f_dev_5f_abbr"><text:span text:style-name="T1640">n</text:span></text:span><text:span text:style-name="T1640">dit</text:span><text:span text:style-name="amh_5f_dev_5f_abbr"><text:span text:style-name="T1640">i</text:span></text:span><text:span text:style-name="T1640">o</text:span><text:span text:style-name="amh_5f_dev_5f_abbr"><text:span text:style-name="T1640">n</text:span></text:span><text:span text:style-name="T1640">e testante qua</text:span><text:span text:style-name="amh_5f_dev_5f_abbr"><text:span text:style-name="T1640">m</text:span></text:span><text:span text:style-name="T1640"> etia</text:span><text:span text:style-name="amh_5f_dev_5f_abbr"><text:span text:style-name="T1640">m</text:span></text:span><text:span text:style-name="T1640"> </text:span><text:span text:style-name="T1642">Dei Verbo </text:span><text:span text:style-name="T1643">unita</text:span><text:span text:style-name="amh_5f_dev_5f_abbr"><text:span text:style-name="T1643">m</text:span></text:span><text:span text:style-name="T1643"> prenou</text:span><text:span text:style-name="amh_5f_dev_5f_abbr"><text:span text:style-name="T1643">er</text:span></text:span><text:span text:style-name="T1643">at </text:span><text:span text:style-name="T1644">na</text:span><text:span text:style-name="amh_5f_dev_5f_abbr"><text:span text:style-name="T1644">tur</text:span></text:span><text:span text:style-name="T1644">al</text:span><text:span text:style-name="amh_5f_dev_5f_abbr"><text:span text:style-name="T1644">ite</text:span></text:span><text:span text:style-name="T1644">r </text:span><text:span text:style-name="T1645">abhorre</text:span><text:span text:style-name="amh_5f_dev_5f_abbr"><text:span text:style-name="T1645">n</text:span></text:span><text:span text:style-name="T1645">te, </text:span><text:span text:style-name="T1646">in quo se docuit </text:span><text:span text:style-name="T1647">natura</text:span><text:span text:style-name="amh_5f_dev_5f_abbr"><text:span text:style-name="T1647">m</text:span></text:span><text:span text:style-name="T1647"> n</text:span><text:span text:style-name="amh_5f_dev_5f_abbr"><text:span text:style-name="T1647">ost</text:span></text:span><text:span text:style-name="T1647">ram uera</text:span><text:span text:style-name="amh_5f_dev_5f_abbr"><text:span text:style-name="T1647">m</text:span></text:span><text:span text:style-name="T1647">, </text:span><text:span text:style-name="T1648">sine culpa t</text:span><text:span text:style-name="amh_5f_dev_5f_abbr"><text:span text:style-name="T1648">ame</text:span></text:span><text:span text:style-name="T1648">n, </text:span><text:span text:style-name="T1649">hu</text:span><text:span text:style-name="amh_5f_dev_5f_abbr"><text:span text:style-name="T1649">m</text:span></text:span><text:span text:style-name="T1649">ane passioni subdita</text:span><text:span text:style-name="amh_5f_dev_5f_abbr"><text:span text:style-name="T1649">m</text:span></text:span><text:span text:style-name="T1649"> in o</text:span><text:span text:style-name="amh_5f_dev_5f_abbr"><text:span text:style-name="T1649">mn</text:span></text:span><text:span text:style-name="T1649">ibus assu</text:span><text:span text:style-name="amh_5f_dev_5f_abbr"><text:span text:style-name="T1649">m</text:span></text:span><text:span text:style-name="T1649">psisse.</text:span></text:p>
      <text:p text:style-name="P75">Hac etia<text:span text:style-name="amh_5f_dev_5f_abbr">m</text:span> ualle in pede montis su<text:span text:style-name="amh_5f_dev_5f_abbr">per</text:span> qua<text:span text:style-name="amh_5f_dev_5f_abbr">m</text:span> sa<text:span text:style-name="amh_5f_dev_5f_abbr">n</text:span>cta ciuitas <text:span text:style-name="amh_5f_dev_5f_abbr">con</text:span>stituta est <office:annotation office:name="__Annotation__462916_4130201833" loext:resolved="false"><dc:creator>Alexandre Moret Houplon</dc:creator><dc:date>2026-03-13T18:32:31.086429737</dc:date><meta:creator-initials>AMH</meta:creator-initials><text:p text:style-name="Comment">Li donne super terra, ce qui est fautif</text:p><text:p text:style-name="Comment">Sub terra dans Deluz</text:p></office:annotation><office:annotation office:name="__Annotation__27865_1536795900" loext:resolved="false"><dc:creator>Alexandre Moret Houplon</dc:creator><dc:date>2026-02-18T12:23:41.687864344</dc:date><meta:creator-initials>AMH</meta:creator-initials><text:p text:style-name="Comment">Li donne super terra</text:p><text:p text:style-name="Comment">Deluz et U donnent sub terra</text:p></office:annotation>su<text:span text:style-name="T1650">b</text:span><office:annotation-end office:name="__Annotation__27865_1536795900"/> terra<office:annotation-end office:name="__Annotation__462916_4130201833"/> q<text:span text:style-name="amh_5f_dev_5f_abbr">u</text:span>o<text:span text:style-name="amh_5f_dev_5f_abbr">d</text:span>da<text:span text:style-name="amh_5f_dev_5f_abbr">m</text:span>modo notatoria <text:span text:style-name="T1651">fons iacet Siloe </text:span><text:span text:style-name="amh_5f_dev_5f_abbr"><text:span text:style-name="T1651">Christ</text:span></text:span><text:span text:style-name="T1651">i Euua</text:span><text:span text:style-name="amh_5f_dev_5f_abbr"><text:span text:style-name="T1651">nge</text:span></text:span><text:span text:style-name="T1651">lis </text:span><text:span text:style-name="T1652">non ignotus. Ex opposito aut</text:span><text:span text:style-name="amh_5f_dev_5f_abbr"><text:span text:style-name="T1652">em</text:span></text:span><text:span text:style-name="T1652"> ei</text:span><text:span text:style-name="amh_5f_dev_5f_abbr"><text:span text:style-name="T1652">us</text:span></text:span><text:span text:style-name="T1652"> </text:span><text:span text:style-name="T1653">est statua q</text:span><text:span text:style-name="amh_5f_dev_5f_abbr"><text:span text:style-name="T1653">ue</text:span></text:span><text:span text:style-name="T1653">dam lapidea bone </text:span><text:span text:style-name="T1654">magnitudi</text:span><text:span text:style-name="amh_5f_dev_5f_abbr"><text:span text:style-name="T1654">ni</text:span></text:span><text:span text:style-name="T1654">s </text:span><text:span text:style-name="T1655">et artificiosa </text:span><text:span text:style-name="T1656">cernitur </text:span><text:span text:style-name="T1657">qua</text:span><text:span text:style-name="amh_5f_dev_5f_abbr"><text:span text:style-name="T1657">m</text:span></text:span><text:span text:style-name="T1657">, ut d</text:span><text:span text:style-name="amh_5f_dev_5f_abbr"><text:span text:style-name="T1657">icitu</text:span></text:span><text:span text:style-name="T1657">r, Absalon ad me</text:span><text:span text:style-name="amh_5f_dev_5f_abbr"><text:span text:style-name="T1657">m</text:span></text:span><text:span text:style-name="T1657">oriam </text:span><text:span text:style-name="T1658">sui fieri iussit </text:span><text:span text:style-name="T1659">et i</text:span><text:span text:style-name="amh_5f_dev_5f_abbr"><text:span text:style-name="T1659">n</text:span></text:span><text:span text:style-name="T1659"> libro Regu</text:span><text:span text:style-name="amh_5f_dev_5f_abbr"><text:span text:style-name="T1659">m</text:span></text:span><text:span text:style-name="T1659"> </text:span><text:span text:style-name="T1660">magn</text:span><text:span text:style-name="amh_5f_dev_5f_abbr"><text:span text:style-name="T1660">us</text:span></text:span><text:span text:style-name="T1660"> </text:span><text:span text:style-name="T1661">Absalon uocatur. </text:span><text:span text:style-name="T1662">Supra ualle</text:span><text:span text:style-name="amh_5f_dev_5f_abbr"><text:span text:style-name="T1662">m</text:span></text:span><text:span text:style-name="T1662"> </text:span><text:span text:style-name="T1663">Iosaphat </text:span><text:span text:style-name="T1664">ad meridiem </text:span><text:span text:style-name="T1665">est ager ille </text:span><text:span text:style-name="T1666">figuli </text:span><text:span text:style-name="T1667">Aceldemach in sepultura</text:span><text:span text:style-name="amh_5f_dev_5f_abbr"><text:span text:style-name="T1667">m</text:span></text:span><text:span text:style-name="T1667"> </text:span><text:span text:style-name="amh_5f_dev_5f_abbr"><text:span text:style-name="T1667">per</text:span></text:span><text:span text:style-name="T1667">eg</text:span><text:span text:style-name="amh_5f_dev_5f_abbr"><text:span text:style-name="T1667">r</text:span></text:span><text:span text:style-name="T1667">inoru</text:span><text:span text:style-name="amh_5f_dev_5f_abbr"><text:span text:style-name="T1667">m</text:span></text:span><text:span text:style-name="T1667"> </text:span><text:span text:style-name="T1668">p</text:span><text:span text:style-name="amh_5f_dev_5f_abbr"><text:span text:style-name="T1668">re</text:span></text:span><text:span text:style-name="T1668">tio </text:span><text:span text:style-name="amh_5f_dev_5f_abbr"><text:span text:style-name="T1669">Christ</text:span></text:span><text:span text:style-name="T1669">i sa</text:span><text:span text:style-name="amh_5f_dev_5f_abbr"><text:span text:style-name="T1669">n</text:span></text:span><text:span text:style-name="T1669">gui</text:span><text:span text:style-name="amh_5f_dev_5f_abbr"><text:span text:style-name="T1669">ni</text:span></text:span><text:span text:style-name="T1669">s co</text:span><text:span text:style-name="amh_5f_dev_5f_abbr"><text:span text:style-name="T1669">m</text:span></text:span><text:span text:style-name="T1669">parat</text:span><text:span text:style-name="amh_5f_dev_5f_abbr"><text:span text:style-name="T1669">us</text:span></text:span><text:span text:style-name="T1669"> ubi </text:span><office:annotation office:name="__Annotation__30866_1536795900" loext:resolved="false"><dc:creator>Alexandre Moret Houplon</dc:creator><dc:date>2026-02-18T13:06:07.263142659</dc:date><meta:creator-initials>AMH</meta:creator-initials><text:p text:style-name="Comment">Deluz : multorum</text:p></office:annotation><text:span text:style-name="T1670">multociens</text:span><office:annotation-end office:name="__Annotation__30866_1536795900"/><text:span text:style-name="T1670"> corpora sanctoru</text:span><text:span text:style-name="amh_5f_dev_5f_abbr"><text:span text:style-name="T1670">m</text:span></text:span><text:span text:style-name="T1670"> </text:span><text:span text:style-name="T1671">req</text:span><text:span text:style-name="amh_5f_dev_5f_abbr"><text:span text:style-name="T1671">ui</text:span></text:span><text:span text:style-name="T1671">escunt </text:span><text:span text:style-name="T1672">ubi sub petris </text:span><text:span text:style-name="T1673">a</text:span><text:span text:style-name="amh_5f_dev_5f_abbr"><text:span text:style-name="T1673">ut</text:span></text:span><text:span text:style-name="T1674"> in petris excisa su</text:span><text:span text:style-name="amh_5f_dev_5f_abbr"><text:span text:style-name="T1674">n</text:span></text:span><text:span text:style-name="T1674">t </text:span><text:span text:style-name="T1675">m</text:span><text:span text:style-name="amh_5f_dev_5f_abbr"><text:span text:style-name="T1675">u</text:span></text:span><text:span text:style-name="T1675">lta </text:span><text:span text:style-name="amh_5f_dev_5f_abbr"><text:span text:style-name="T1675">christ</text:span></text:span><text:span text:style-name="T1675">ianoru</text:span><text:span text:style-name="amh_5f_dev_5f_abbr"><text:span text:style-name="T1675">m</text:span></text:span><text:span text:style-name="T1675"> </text:span><text:span text:style-name="T1676">tarbernacula et oratoria gratiosa.</text:span></text:p>
      <text:p text:style-name="P76">In hac sancta ualle <text:span text:style-name="T1677">Iosaphat </text:span><text:span text:style-name="amh_5f_dev_5f_abbr"><text:span text:style-name="T1677">Christu</text:span></text:span><text:span text:style-name="T1677">s ad iudiciu</text:span><text:span text:style-name="amh_5f_dev_5f_abbr"><text:span text:style-name="T1677">m</text:span></text:span><text:span text:style-name="T1677"> uentur</text:span><text:span text:style-name="amh_5f_dev_5f_abbr"><text:span text:style-name="T1677">us</text:span></text:span><text:span text:style-name="T1677"> cr</text:span><text:span text:style-name="T1678">e</text:span><text:span text:style-name="T1677">ditur post finale</text:span><text:span text:style-name="amh_5f_dev_5f_abbr"><text:span text:style-name="T1677">m</text:span></text:span><text:span text:style-name="T1677"> resurrectione</text:span><text:span text:style-name="amh_5f_dev_5f_abbr"><text:span text:style-name="T1677">m</text:span></text:span><text:span text:style-name="T1677"> corporu</text:span><text:span text:style-name="amh_5f_dev_5f_abbr"><text:span text:style-name="T1677">m</text:span></text:span><text:span text:style-name="T1677"> autoritate iudiciari</text:span><text:span text:style-name="T1679">a</text:span><text:span text:style-name="T1677"> unicuiq</text:span><text:span text:style-name="amh_5f_dev_5f_abbr"><text:span text:style-name="T1677">ue</text:span></text:span><text:span text:style-name="T1677"> s</text:span><text:span text:style-name="amh_5f_dev_5f_abbr"><text:span text:style-name="T1677">ecundu</text:span></text:span><text:span text:style-name="T1677">m </text:span><text:span text:style-name="T1680">opera </text:span><text:span text:style-name="T1681">q</text:span><text:span text:style-name="amh_5f_dev_5f_abbr"><text:span text:style-name="T1681">ue</text:span></text:span><text:span text:style-name="T1681"> </text:span><text:span text:style-name="T1682">egerit </text:span><text:span text:style-name="T1683">mer</text:span><text:span text:style-name="T1684">cedem </text:span><text:span text:style-name="amh_5f_dev_5f_abbr"><text:span text:style-name="T1685">pro</text:span></text:span><text:span text:style-name="T1685">pria</text:span><text:span text:style-name="amh_5f_dev_5f_abbr"><text:span text:style-name="T1685">m</text:span></text:span><text:span text:style-name="T1685"> </text:span><text:span text:style-name="T1686">redditur</text:span><text:span text:style-name="amh_5f_dev_5f_abbr"><text:span text:style-name="T1686">us</text:span></text:span><text:span text:style-name="T1686">. In </text:span><text:span text:style-name="T1687">ip</text:span><text:span text:style-name="amh_5f_dev_5f_abbr"><text:span text:style-name="T1687">s</text:span></text:span><text:span text:style-name="T1687">a </text:span><text:span text:style-name="T1688">etia</text:span><text:span text:style-name="amh_5f_dev_5f_abbr"><text:span text:style-name="T1688">m</text:span></text:span><text:span text:style-name="T1688"> ualle </text:span><text:span text:style-name="T1689">locus o</text:span><text:span text:style-name="amh_5f_dev_5f_abbr"><text:span text:style-name="T1689">ste</text:span></text:span><text:span text:style-name="T1689">nditur </text:span><text:span text:style-name="T1690">quo Petrus </text:span><text:span text:style-name="T1691">acre et uere penitens amare fleuit q</text:span><text:span text:style-name="amh_5f_dev_5f_abbr"><text:span text:style-name="T1691">u</text:span></text:span><text:span text:style-name="T1691">ia ter se saluatore</text:span><text:span text:style-name="amh_5f_dev_5f_abbr"><text:span text:style-name="T1691">m</text:span></text:span><text:span text:style-name="T1691"> </text:span><text:span text:style-name="T1692">recognouit abnegasse. Et ibi prope </text:span><text:span text:style-name="T1693">locus est ubi miserrim</text:span><text:span text:style-name="amh_5f_dev_5f_abbr"><text:span text:style-name="T1693">us</text:span></text:span><text:span text:style-name="T1693"> ille traditor impenitens penitendo </text:span><text:span text:style-name="T1694">m</text:span><text:span text:style-name="amh_5f_dev_5f_abbr"><text:span text:style-name="T1694">iser</text:span></text:span><text:span text:style-name="T1694">i</text:span><text:span text:style-name="amh_5f_dev_5f_abbr"><text:span text:style-name="T1694">cordi</text:span></text:span><text:span text:style-name="T1694">e i</text:span><text:span text:style-name="amh_5f_dev_5f_abbr"><text:span text:style-name="T1694">n</text:span></text:span><text:span text:style-name="T1694">finite </text:span><text:span text:style-name="T1695">tamq</text:span><text:span text:style-name="amh_5f_dev_5f_abbr"><text:span text:style-name="T1695">u</text:span></text:span><text:span text:style-name="T1695">a</text:span><text:span text:style-name="amh_5f_dev_5f_abbr"><text:span text:style-name="T1695">m</text:span></text:span><text:span text:style-name="T1695"> alter Chaym horribili </text:span><text:span text:style-name="T1696">desperat</text:span><text:span text:style-name="amh_5f_dev_5f_abbr"><text:span text:style-name="T1696">i</text:span></text:span><text:span text:style-name="T1696">o</text:span><text:span text:style-name="amh_5f_dev_5f_abbr"><text:span text:style-name="T1696">n</text:span></text:span><text:span text:style-name="T1696">e </text:span><text:span text:style-name="T1697">obstruxit </text:span><text:span text:style-name="T1698">hostiu</text:span><text:span text:style-name="amh_5f_dev_5f_abbr"><text:span text:style-name="T1698">m</text:span></text:span><text:span text:style-name="T1698"> </text:span><text:span text:style-name="T1699">spirit</text:span><text:span text:style-name="amh_5f_dev_5f_abbr"><text:span text:style-name="T1699">us</text:span></text:span><text:span text:style-name="T1699"> laqueo se suspe</text:span><text:span text:style-name="amh_5f_dev_5f_abbr"><text:span text:style-name="T1699">n</text:span></text:span><text:span text:style-name="T1699">dens et seipsu</text:span><text:span text:style-name="amh_5f_dev_5f_abbr"><text:span text:style-name="T1699">m</text:span></text:span><text:span text:style-name="T1699"> </text:span><text:span text:style-name="T1700">simul uita corporis </text:span><text:span text:style-name="T1701">et a</text:span><text:span text:style-name="amh_5f_dev_5f_abbr"><text:span text:style-name="T1701">n</text:span></text:span><text:span text:style-name="T1701">i</text:span><text:span text:style-name="amh_5f_dev_5f_abbr"><text:span text:style-name="T1701">m</text:span></text:span><text:span text:style-name="T1701">e nequit</text:span><text:span text:style-name="amh_5f_dev_5f_abbr"><text:span text:style-name="T1702">e</text:span></text:span><text:span text:style-name="amh_5f_dev_5f_abbr"><text:span text:style-name="T1701">r</text:span></text:span><text:span text:style-name="T1701"> </text:span><text:span text:style-name="T1703">spoliauit.</text:span></text:p>
      <text:p text:style-name="P77">Hiis <text:span text:style-name="amh_5f_dev_5f_abbr"><text:span text:style-name="T1704">pro</text:span></text:span><text:span text:style-name="T1704">spectis ascendi in monte</text:span><text:span text:style-name="amh_5f_dev_5f_abbr"><text:span text:style-name="T1704">m</text:span></text:span><text:span text:style-name="T1704"> sa</text:span><text:span text:style-name="amh_5f_dev_5f_abbr"><text:span text:style-name="T1704">n</text:span></text:span><text:span text:style-name="T1704">ctu</text:span><text:span text:style-name="amh_5f_dev_5f_abbr"><text:span text:style-name="T1704">m</text:span></text:span><text:span text:style-name="T1704"> Oliueti, </text:span><text:span text:style-name="T1705">a re scilicet nomen h</text:span><text:span text:style-name="amh_5f_dev_5f_abbr"><text:span text:style-name="T1705">abe</text:span></text:span><text:span text:style-name="T1705">ns, q</text:span><text:span text:style-name="amh_5f_dev_5f_abbr"><text:span text:style-name="T1705">uod</text:span></text:span><text:span text:style-name="T1705"> i</text:span><text:span text:style-name="amh_5f_dev_5f_abbr"><text:span text:style-name="T1705">n</text:span></text:span><text:span text:style-name="T1705"> eo </text:span><text:span text:style-name="T1706">et circa eu</text:span><text:span text:style-name="amh_5f_dev_5f_abbr"><text:span text:style-name="T1706">m</text:span></text:span><text:span text:style-name="T1706"> oliue plures </text:span><text:span text:style-name="T1707">uident</text:span><text:span text:style-name="amh_5f_dev_5f_abbr"><text:span text:style-name="T1707">u</text:span></text:span><text:span text:style-name="T1707">r, </text:span><text:span text:style-name="T1708">inter ipsu</text:span><text:span text:style-name="amh_5f_dev_5f_abbr"><text:span text:style-name="T1708">m</text:span></text:span><text:span text:style-name="T1708"> monte</text:span><text:span text:style-name="amh_5f_dev_5f_abbr"><text:span text:style-name="T1708">m</text:span></text:span><text:span text:style-name="T1708"> oliueti et ciuitate</text:span><text:span text:style-name="amh_5f_dev_5f_abbr"><text:span text:style-name="T1708">m</text:span></text:span><text:span text:style-name="T1708"> sancta</text:span><text:span text:style-name="amh_5f_dev_5f_abbr"><text:span text:style-name="T1708">m</text:span></text:span><text:span text:style-name="T1708"> solu</text:span><text:span text:style-name="amh_5f_dev_5f_abbr"><text:span text:style-name="T1708">m</text:span></text:span><text:span text:style-name="T1708"> int</text:span><text:span text:style-name="amh_5f_dev_5f_abbr"><text:span text:style-name="T1708">er</text:span></text:span><text:span text:style-name="T1708">est </text:span><text:span text:style-name="T1709">uallis </text:span><text:span text:style-name="T1710">Iosaphat, </text:span><text:span text:style-name="amh_5f_dev_5f_abbr"><text:span text:style-name="T1710">et</text:span></text:span><text:span text:style-name="T1710"> q</text:span><text:span text:style-name="amh_5f_dev_5f_abbr"><text:span text:style-name="T1710">ui</text:span></text:span><text:span text:style-name="T1710">a </text:span><text:span text:style-name="T1711">mons ille altior </text:span><text:span text:style-name="T1712">est q</text:span><text:span text:style-name="amh_5f_dev_5f_abbr"><text:span text:style-name="T1712">u</text:span></text:span><text:span text:style-name="T1712">a</text:span><text:span text:style-name="amh_5f_dev_5f_abbr"><text:span text:style-name="T1712">m</text:span></text:span><text:span text:style-name="T1712"> sancta ciuitas et mons Sion et uallis q</text:span><text:span text:style-name="amh_5f_dev_5f_abbr"><text:span text:style-name="T1712">ue</text:span></text:span><text:span text:style-name="T1712"> mediat non est multu</text:span><text:span text:style-name="amh_5f_dev_5f_abbr"><text:span text:style-name="T1712">m</text:span></text:span><text:span text:style-name="T1712"> lata de ip</text:span><text:span text:style-name="amh_5f_dev_5f_abbr"><text:span text:style-name="T1712">s</text:span></text:span><text:span text:style-name="T1712">o monte ciuitas int</text:span><text:span text:style-name="amh_5f_dev_5f_abbr"><text:span text:style-name="T1712">r</text:span></text:span><text:span text:style-name="T1712">insecus </text:span><text:span text:style-name="T1713">in magna parte potest </text:span><text:span text:style-name="amh_5f_dev_5f_abbr"><text:span text:style-name="T1714">pro</text:span></text:span><text:span text:style-name="T1714">spici, te</text:span><text:span text:style-name="amh_5f_dev_5f_abbr"><text:span text:style-name="T1714">m</text:span></text:span><text:span text:style-name="T1714">plu</text:span><text:span text:style-name="amh_5f_dev_5f_abbr"><text:span text:style-name="T1714">m</text:span></text:span><text:span text:style-name="T1714">q</text:span><text:span text:style-name="amh_5f_dev_5f_abbr"><text:span text:style-name="T1714">ue</text:span></text:span><text:span text:style-name="T1714"> </text:span><text:span text:style-name="amh_5f_dev_5f_abbr"><text:span text:style-name="T1715">et</text:span></text:span><text:span text:style-name="T1715"> atriu</text:span><text:span text:style-name="amh_5f_dev_5f_abbr"><text:span text:style-name="T1715">m</text:span></text:span><text:span text:style-name="T1715"> </text:span><text:span text:style-name="T1716">q</text:span><text:span text:style-name="amh_5f_dev_5f_abbr"><text:span text:style-name="T1716">ui</text:span></text:span><text:span text:style-name="T1716">dlibet potest </text:span><text:span text:style-name="T1717">de ip</text:span><text:span text:style-name="amh_5f_dev_5f_abbr"><text:span text:style-name="T1717">s</text:span></text:span><text:span text:style-name="T1717">o uideri. </text:span><text:span text:style-name="T1718">Mons iste </text:span><text:span text:style-name="amh_5f_dev_5f_abbr"><text:span text:style-name="T1718">pro</text:span></text:span><text:span text:style-name="T1718">fecto </text:span><text:span text:style-name="T1719">p</text:span><text:span text:style-name="amh_5f_dev_5f_abbr"><text:span text:style-name="T1719">u</text:span></text:span><text:span text:style-name="T1719">lcerrim</text:span><text:span text:style-name="amh_5f_dev_5f_abbr"><text:span text:style-name="T1719">us</text:span></text:span><text:span text:style-name="T1719"> </text:span><text:span text:style-name="T1720">et p</text:span><text:span text:style-name="amh_5f_dev_5f_abbr"><text:span text:style-name="T1720">re</text:span></text:span><text:span text:style-name="T1720">clarus ad oriente</text:span><text:span text:style-name="amh_5f_dev_5f_abbr"><text:span text:style-name="T1720">m</text:span></text:span><text:span text:style-name="T1720"> </text:span><text:span text:style-name="T1721">ex opposito ciuitatis et templi est p</text:span><text:span text:style-name="amh_5f_dev_5f_abbr"><text:span text:style-name="T1721">u</text:span></text:span><text:span text:style-name="T1721">lcerrime situat</text:span><text:span text:style-name="amh_5f_dev_5f_abbr"><text:span text:style-name="T1721">us</text:span></text:span><text:span text:style-name="T1721"> et in eo D</text:span><text:span text:style-name="amh_5f_dev_5f_abbr"><text:span text:style-name="T1721">omi</text:span></text:span><text:span text:style-name="T1721">n</text:span><text:span text:style-name="amh_5f_dev_5f_abbr"><text:span text:style-name="T1721">u</text:span></text:span><text:span text:style-name="T1721">s celos ascendit, </text:span><text:span text:style-name="T1722">discipulos </text:span><text:span text:style-name="T1723">ad euua</text:span><text:span text:style-name="amh_5f_dev_5f_abbr"><text:span text:style-name="T1723">n</text:span></text:span><text:span text:style-name="T1723">gelizandu</text:span><text:span text:style-name="amh_5f_dev_5f_abbr"><text:span text:style-name="T1723">m</text:span></text:span><text:span text:style-name="T1723"> </text:span><text:span text:style-name="T1724">mittens baptizandi forma</text:span><text:span text:style-name="amh_5f_dev_5f_abbr"><text:span text:style-name="T1724">m</text:span></text:span><text:span text:style-name="T1724"> tribuit </text:span><text:span text:style-name="T1725">crede</text:span><text:span text:style-name="amh_5f_dev_5f_abbr"><text:span text:style-name="T1725">n</text:span></text:span><text:span text:style-name="T1725">tib</text:span><text:span text:style-name="amh_5f_dev_5f_abbr"><text:span text:style-name="T1725">us</text:span></text:span><text:span text:style-name="T1725"> in eu</text:span><text:span text:style-name="amh_5f_dev_5f_abbr"><text:span text:style-name="T1725">m</text:span></text:span><text:span text:style-name="T1725"> et</text:span><text:span text:style-name="amh_5f_dev_5f_abbr"><text:span text:style-name="T1725">er</text:span></text:span><text:span text:style-name="T1725">ne </text:span><text:span text:style-name="T1726">uite </text:span><text:span text:style-name="T1727">re</text:span><text:span text:style-name="amh_5f_dev_5f_abbr"><text:span text:style-name="T1727">pro</text:span></text:span><text:span text:style-name="T1727">missione</text:span><text:span text:style-name="amh_5f_dev_5f_abbr"><text:span text:style-name="T1727">m</text:span></text:span><text:span text:style-name="T1727"> adduxit, </text:span><text:span text:style-name="T1728">suis final</text:span><text:span text:style-name="amh_5f_dev_5f_abbr"><text:span text:style-name="T1728">ite</text:span></text:span><text:span text:style-name="T1728">r benedixit, </text:span><text:span text:style-name="amh_5f_dev_5f_abbr"><text:span text:style-name="T1728">et</text:span></text:span><text:span text:style-name="T1728"> uisione </text:span><text:span text:style-name="amh_5f_foliotation"><text:span text:style-name="T1729">[f. 240v]</text:span></text:span><text:span text:style-name="T1729"> angelica co</text:span><text:span text:style-name="amh_5f_dev_5f_abbr"><text:span text:style-name="T1729">n</text:span></text:span><text:span text:style-name="T1729">formauit, ac de secu</text:span><text:span text:style-name="amh_5f_dev_5f_abbr"><text:span text:style-name="T1729">n</text:span></text:span><text:span text:style-name="T1729">do ei</text:span><text:span text:style-name="amh_5f_dev_5f_abbr"><text:span text:style-name="T1729">us</text:span></text:span><text:span text:style-name="T1729"> </text:span><text:span text:style-name="T1730">adue</text:span><text:span text:style-name="amh_5f_dev_5f_abbr"><text:span text:style-name="T1730">n</text:span></text:span><text:span text:style-name="T1730">tu iudiciario scilicet certo</text:span><text:span text:style-name="T1731">s</text:span><text:span text:style-name="T1730"> effecit. </text:span><text:span text:style-name="T1732">Hunc etia</text:span><text:span text:style-name="amh_5f_dev_5f_abbr"><text:span text:style-name="T1732">m</text:span></text:span><text:span text:style-name="T1732"> monte</text:span><text:span text:style-name="amh_5f_dev_5f_abbr"><text:span text:style-name="T1732">m</text:span></text:span><text:span text:style-name="T1732"> an</text:span><text:span text:style-name="amh_5f_dev_5f_abbr"><text:span text:style-name="T1732">te</text:span></text:span><text:span text:style-name="T1732"> hec t</text:span><text:span text:style-name="amh_5f_dev_5f_abbr"><text:span text:style-name="T1732">em</text:span></text:span><text:span text:style-name="T1732">p</text:span><text:span text:style-name="amh_5f_dev_5f_abbr"><text:span text:style-name="T1732">or</text:span></text:span><text:span text:style-name="T1732">a </text:span><text:span text:style-name="T1733">freq</text:span><text:span text:style-name="amh_5f_dev_5f_abbr"><text:span text:style-name="T1733">ue</text:span></text:span><text:span text:style-name="T1733">ntius cu</text:span><text:span text:style-name="amh_5f_dev_5f_abbr"><text:span text:style-name="T1733">m</text:span></text:span><text:span text:style-name="T1733"> discip</text:span><text:span text:style-name="amh_5f_dev_5f_abbr"><text:span text:style-name="T1733">u</text:span></text:span><text:span text:style-name="T1733">lis uisitauit. In p</text:span><text:span text:style-name="amh_5f_dev_5f_abbr"><text:span text:style-name="T1733">re</text:span></text:span><text:span text:style-name="T1733">dicto monte uestigia q</text:span><text:span text:style-name="amh_5f_dev_5f_abbr"><text:span text:style-name="T1733">ue</text:span></text:span><text:span text:style-name="T1733">dam apparent in petra, q</text:span><text:span text:style-name="amh_5f_dev_5f_abbr"><text:span text:style-name="T1733">ue</text:span></text:span><text:span text:style-name="T1733"> su</text:span><text:span text:style-name="amh_5f_dev_5f_abbr"><text:span text:style-name="T1733">n</text:span></text:span><text:span text:style-name="T1733">t ut d</text:span><text:span text:style-name="amh_5f_dev_5f_abbr"><text:span text:style-name="T1733">icitu</text:span></text:span><text:span text:style-name="T1733">r </text:span><text:span text:style-name="T1734">D</text:span><text:span text:style-name="amh_5f_dev_5f_abbr"><text:span text:style-name="T1734">omi</text:span></text:span><text:span text:style-name="T1734">ni </text:span><text:span text:style-name="T1735">ascenden</text:span><text:span text:style-name="T1734">t</text:span><text:span text:style-name="T1735">is, i</text:span><text:span text:style-name="amh_5f_dev_5f_abbr"><text:span text:style-name="T1735">n</text:span></text:span><text:span text:style-name="T1735"> quo loco fuit </text:span><text:span text:style-name="T1736">p</text:span><text:span text:style-name="amh_5f_dev_5f_abbr"><text:span text:style-name="T1736">ul</text:span></text:span><text:span text:style-name="T1736">cra eccl</text:span><text:span text:style-name="amh_5f_dev_5f_abbr"><text:span text:style-name="T1736">esi</text:span></text:span><text:span text:style-name="T1736">a q</text:span><text:span text:style-name="amh_5f_dev_5f_abbr"><text:span text:style-name="T1736">ue</text:span></text:span><text:span text:style-name="T1736"> heu nu</text:span><text:span text:style-name="amh_5f_dev_5f_abbr"><text:span text:style-name="T1736">n</text:span></text:span><text:span text:style-name="T1736">c desolata est.</text:span></text:p>
      <text:p text:style-name="P78">Prope <text:span text:style-name="T1737">uero est Bethsage un</text:span><text:span text:style-name="amh_5f_dev_5f_abbr"><text:span text:style-name="T1737">de</text:span></text:span><text:span text:style-name="T1737"> D</text:span><text:span text:style-name="amh_5f_dev_5f_abbr"><text:span text:style-name="T1737">omi</text:span></text:span><text:span text:style-name="T1737">n</text:span><text:span text:style-name="amh_5f_dev_5f_abbr"><text:span text:style-name="T1737">u</text:span></text:span><text:span text:style-name="T1737">s </text:span><text:span text:style-name="T1738">discip</text:span><text:span text:style-name="amh_5f_dev_5f_abbr"><text:span text:style-name="T1738">u</text:span></text:span><text:span text:style-name="T1738">los in ciuitate</text:span><text:span text:style-name="amh_5f_dev_5f_abbr"><text:span text:style-name="T1738">m</text:span></text:span><text:span text:style-name="T1738"> misit ut asina</text:span><text:span text:style-name="amh_5f_dev_5f_abbr"><text:span text:style-name="T1738">m</text:span></text:span><text:span text:style-name="T1738"> </text:span><text:span text:style-name="T1739">et pullu</text:span><text:span text:style-name="amh_5f_dev_5f_abbr"><text:span text:style-name="T1739">m</text:span></text:span><text:span text:style-name="T1739"> adduc</text:span><text:span text:style-name="amh_5f_dev_5f_abbr"><text:span text:style-name="T1739">er</text:span></text:span><text:span text:style-name="T1739">ent, quib</text:span><text:span text:style-name="amh_5f_dev_5f_abbr"><text:span text:style-name="T1739">us</text:span></text:span><text:span text:style-name="T1739"> i</text:span><text:span text:style-name="amh_5f_dev_5f_abbr"><text:span text:style-name="T1739">n</text:span></text:span><text:span text:style-name="T1739">sidens, magnifice </text:span><text:span text:style-name="T1740">receptus </text:span><text:span text:style-name="T1741">a p</text:span><text:span text:style-name="amh_5f_dev_5f_abbr"><text:span text:style-name="T1741">o</text:span></text:span><text:span text:style-name="T1741">p</text:span><text:span text:style-name="amh_5f_dev_5f_abbr"><text:span text:style-name="T1741">u</text:span></text:span><text:span text:style-name="T1741">lo </text:span><text:span text:style-name="T1742">euua</text:span><text:span text:style-name="amh_5f_dev_5f_abbr"><text:span text:style-name="T1742">n</text:span></text:span><text:span text:style-name="T1742">gelica testatur </text:span><text:span text:style-name="T1743">historia. </text:span><text:span text:style-name="T1744">Est post hec ueni in Bethania</text:span><text:span text:style-name="amh_5f_dev_5f_abbr"><text:span text:style-name="T1744">m</text:span></text:span><text:span text:style-name="T1744"> in decliuo </text:span><text:span text:style-name="T1745">montis </text:span><text:span text:style-name="T1746">oliueti u</text:span><text:span text:style-name="amh_5f_dev_5f_abbr"><text:span text:style-name="T1746">er</text:span></text:span><text:span text:style-name="T1746">sus oriente</text:span><text:span text:style-name="amh_5f_dev_5f_abbr"><text:span text:style-name="T1746">m</text:span></text:span><text:span text:style-name="T1746"> </text:span><text:span text:style-name="T1747">sita</text:span><text:span text:style-name="amh_5f_dev_5f_abbr"><text:span text:style-name="T1747">m</text:span></text:span><text:span text:style-name="T1747"> </text:span><text:span text:style-name="T1748">domu</text:span><text:span text:style-name="amh_5f_dev_5f_abbr"><text:span text:style-name="T1748">m</text:span></text:span><text:span text:style-name="T1748"> </text:span><text:span text:style-name="T1749">Marthe et Lazar</text:span><text:span text:style-name="T1750">i fratris ei</text:span><text:span text:style-name="amh_5f_dev_5f_abbr"><text:span text:style-name="T1750">us</text:span></text:span><text:span text:style-name="T1750">. </text:span><text:span text:style-name="T1751">Hec fuit singulare </text:span><text:span text:style-name="T1752">hospiciu</text:span><text:span text:style-name="amh_5f_dev_5f_abbr"><text:span text:style-name="T1752">m</text:span></text:span><text:span text:style-name="T1752"> </text:span><text:span text:style-name="T1753">D</text:span><text:span text:style-name="amh_5f_dev_5f_abbr"><text:span text:style-name="T1753">omi</text:span></text:span><text:span text:style-name="T1753">ni uisitatu</text:span><text:span text:style-name="amh_5f_dev_5f_abbr"><text:span text:style-name="T1753">m</text:span></text:span><text:span text:style-name="T1753">, ubi </text:span><text:span text:style-name="amh_5f_dev_5f_abbr"><text:span text:style-name="T1754">Christ</text:span></text:span><text:span text:style-name="T1754">o felix Martha felicit</text:span><text:span text:style-name="amh_5f_dev_5f_abbr"><text:span text:style-name="T1754">er</text:span></text:span><text:span text:style-name="T1754"> </text:span><text:span text:style-name="T1755">ministraui</text:span><text:span text:style-name="T1756">t, Maria t</text:span><text:span text:style-name="amh_5f_dev_5f_abbr"><text:span text:style-name="T1756">ame</text:span></text:span><text:span text:style-name="T1756">n </text:span><office:annotation office:name="__Annotation__20230_2839827758" loext:resolved="false"><dc:creator>Alexandre Moret Houplon</dc:creator><dc:date>2026-02-19T14:41:53.135410200</dc:date><meta:creator-initials>AMH</meta:creator-initials><text:p text:style-name="Comment">Li : Magdalene</text:p></office:annotation><text:span text:style-name="T1756">Magdalena</text:span><office:annotation-end office:name="__Annotation__20230_2839827758"/><text:span text:style-name="T1756"> pedes D</text:span><text:span text:style-name="amh_5f_dev_5f_abbr"><text:span text:style-name="T1756">omi</text:span></text:span><text:span text:style-name="T1756">ni non relinquens </text:span><text:span text:style-name="T1757">diuinitatis mist</text:span><text:span text:style-name="amh_5f_dev_5f_abbr"><text:span text:style-name="T1757">er</text:span></text:span><text:span text:style-name="T1757">ia dulcius hauriebat. </text:span><text:span text:style-name="T1758">Hic dulcis D</text:span><text:span text:style-name="amh_5f_dev_5f_abbr"><text:span text:style-name="T1758">omi</text:span></text:span><text:span text:style-name="T1758">n</text:span><text:span text:style-name="amh_5f_dev_5f_abbr"><text:span text:style-name="T1758">u</text:span></text:span><text:span text:style-name="T1758">s pietatis fons lac</text:span><text:span text:style-name="amh_5f_dev_5f_abbr"><text:span text:style-name="T1758">r</text:span></text:span><text:span text:style-name="T1758">imaru</text:span><text:span text:style-name="amh_5f_dev_5f_abbr"><text:span text:style-name="T1758">m</text:span></text:span><text:span text:style-name="T1758"> </text:span><text:span text:style-name="T1759">et m</text:span><text:span text:style-name="amh_5f_dev_5f_abbr"><text:span text:style-name="T1759">iser</text:span></text:span><text:span text:style-name="T1759">i</text:span><text:span text:style-name="amh_5f_dev_5f_abbr"><text:span text:style-name="T1759">cordi</text:span></text:span><text:span text:style-name="T1759">e riuulu</text:span><text:span text:style-name="amh_5f_dev_5f_abbr"><text:span text:style-name="T1759">m</text:span></text:span><text:span text:style-name="T1759">, </text:span><text:span text:style-name="T1760">n</text:span><text:span text:style-name="amh_5f_dev_5f_abbr"><text:span text:style-name="T1760">e</text:span></text:span><text:span text:style-name="T1760">c</text:span><text:span text:style-name="amh_5f_dev_5f_abbr"><text:span text:style-name="T1760">ess</text:span></text:span><text:span text:style-name="T1760">itatis t</text:span><text:span text:style-name="amh_5f_dev_5f_abbr"><text:span text:style-name="T1760">em</text:span></text:span><text:span text:style-name="T1760">p</text:span><text:span text:style-name="amh_5f_dev_5f_abbr"><text:span text:style-name="T1760">or</text:span></text:span><text:span text:style-name="T1760">e </text:span><text:span text:style-name="T1761">non </text:span><text:soft-page-break/><text:span text:style-name="T1761">obstruens, </text:span><text:span text:style-name="T1762">s</text:span><text:span text:style-name="amh_5f_dev_5f_abbr"><text:span text:style-name="T1762">ed</text:span></text:span><text:span text:style-name="T1762"> deuote </text:span><text:span text:style-name="T1763">pe</text:span><text:span text:style-name="T1764">t</text:span><text:span text:style-name="T1763">entib</text:span><text:span text:style-name="amh_5f_dev_5f_abbr"><text:span text:style-name="T1763">us</text:span></text:span><text:span text:style-name="T1763"> etiam </text:span><text:span text:style-name="T1764">ultra petitu</text:span><text:span text:style-name="amh_5f_dev_5f_abbr"><text:span text:style-name="T1764">m</text:span></text:span><text:span text:style-name="T1764"> largitur </text:span><text:span text:style-name="T1765">ac distribuit </text:span><text:span text:style-name="T1766">copiose </text:span><text:span text:style-name="T1767">Magdalena</text:span><text:span text:style-name="amh_5f_dev_5f_abbr"><text:span text:style-name="T1767">m</text:span></text:span><text:span text:style-name="T1767"> magno fauore </text:span><text:span text:style-name="amh_5f_dev_5f_abbr"><text:span text:style-name="T1767">pro</text:span></text:span><text:span text:style-name="T1767">bauit. </text:span><text:span text:style-name="T1768">Hic in </text:span><office:annotation office:name="__Annotation__635243_4130201833" loext:resolved="false"><dc:creator>Alexandre Moret Houplon</dc:creator><dc:date>2026-03-13T18:56:47.659708561</dc:date><meta:creator-initials>AMH</meta:creator-initials><text:p text:style-name="Comment">Qua dans Li</text:p></office:annotation><text:span text:style-name="T1768">quo</text:span><office:annotation-end office:name="__Annotation__635243_4130201833"/><text:span text:style-name="T1768"> Lazar</text:span><text:span text:style-name="amh_5f_dev_5f_abbr"><text:span text:style-name="T1768">us</text:span></text:span><text:span text:style-name="T1768"> mortuus q</text:span><text:span text:style-name="amh_5f_dev_5f_abbr"><text:span text:style-name="T1768">u</text:span></text:span><text:span text:style-name="T1768">atriduan</text:span><text:span text:style-name="amh_5f_dev_5f_abbr"><text:span text:style-name="T1768">us</text:span></text:span><text:span text:style-name="T1768"> suscitatur, in quo futura resurrectio tam facti euidentia q</text:span><text:span text:style-name="amh_5f_dev_5f_abbr"><text:span text:style-name="T1768">u</text:span></text:span><text:span text:style-name="T1768">a</text:span><text:span text:style-name="amh_5f_dev_5f_abbr"><text:span text:style-name="T1768">m</text:span></text:span><text:span text:style-name="T1768"> Marthe co</text:span><text:span text:style-name="amh_5f_dev_5f_abbr"><text:span text:style-name="T1768">n</text:span></text:span><text:span text:style-name="T1768">fessione lucide </text:span><text:span text:style-name="T1769">ac ueratissime </text:span><text:span text:style-name="T1770">co</text:span><text:span text:style-name="amh_5f_dev_5f_abbr"><text:span text:style-name="T1770">m</text:span></text:span><text:span text:style-name="T1770">probatur.</text:span></text:p>
      <text:p text:style-name="P79"><text:span text:style-name="amh_5f_lettre_5f_rubriquee">D</text:span><text:span text:style-name="T1771">e hoc </text:span><text:span text:style-name="T1772">sancto loco parua uia est ad Iordanem, </text:span><text:span text:style-name="T1773">deserto quodam montuoso medio ex</text:span><text:span text:style-name="amh_5f_dev_5f_abbr"><text:span text:style-name="T1773">iste</text:span></text:span><text:span text:style-name="T1773">nte, quo semiui</text:span><text:span text:style-name="amh_5f_dev_5f_abbr"><text:span text:style-name="T1773">us</text:span></text:span><text:span text:style-name="T1773"> relict</text:span><text:span text:style-name="amh_5f_dev_5f_abbr"><text:span text:style-name="T1773">us</text:span></text:span><text:span text:style-name="T1773"> a latronib</text:span><text:span text:style-name="amh_5f_dev_5f_abbr"><text:span text:style-name="T1773">us</text:span></text:span><text:span text:style-name="T1773"> Samaritan</text:span><text:span text:style-name="amh_5f_dev_5f_abbr"><text:span text:style-name="T1773">us</text:span></text:span><text:span text:style-name="T1773"> a </text:span><text:span text:style-name="amh_5f_dev_5f_abbr"><text:span text:style-name="T1773">Christ</text:span></text:span><text:span text:style-name="T1773">o dicitur ac m</text:span><text:span text:style-name="amh_5f_dev_5f_abbr"><text:span text:style-name="T1773">iser</text:span></text:span><text:span text:style-name="T1773">i</text:span><text:span text:style-name="amh_5f_dev_5f_abbr"><text:span text:style-name="T1773">cordi</text:span></text:span><text:span text:style-name="T1773">a releuatur. In fine hui</text:span><text:span text:style-name="amh_5f_dev_5f_abbr"><text:span text:style-name="T1773">us</text:span></text:span><text:span text:style-name="T1773"> </text:span><text:span text:style-name="T1774">deserti mons alt</text:span><text:span text:style-name="amh_5f_dev_5f_abbr"><text:span text:style-name="T1774">us</text:span></text:span><text:span text:style-name="T1774"> </text:span><text:span text:style-name="T1775">est i</text:span><text:span text:style-name="amh_5f_dev_5f_abbr"><text:span text:style-name="T1775">n</text:span></text:span><text:span text:style-name="T1775"> quo </text:span><office:annotation office:name="__Annotation__24134_2839827758" loext:resolved="false"><dc:creator>Alexandre Moret Houplon</dc:creator><dc:date>2026-02-19T15:22:42.501328500</dc:date><meta:creator-initials>AMH</meta:creator-initials><text:p text:style-name="Comment">Penser à changer la police pour une qui a un affichage plus propre des caractères combinés avant génération du pdf</text:p></office:annotation><text:span text:style-name="amh_5f_nombre_5f_romain"><text:span text:style-name="T1776">xͣl</text:span></text:span><office:annotation-end office:name="__Annotation__24134_2839827758"/><text:span text:style-name="T1776"> </text:span><text:span text:style-name="T1777">dieb</text:span><text:span text:style-name="amh_5f_dev_5f_abbr"><text:span text:style-name="T1777">us</text:span></text:span><text:span text:style-name="T1777"> </text:span><text:span text:style-name="T1778">et </text:span><office:annotation office:name="__Annotation__24612_2839827758" loext:resolved="false"><dc:creator>Alexandre Moret Houplon</dc:creator><dc:date>2026-02-19T15:24:43.690565900</dc:date><meta:creator-initials>AMH</meta:creator-initials><text:p text:style-name="Comment">Deluz met le a suscrit sur les deux nombres romains,</text:p><text:p text:style-name="Comment">Dans Li, il n’est que sur le premier.</text:p></office:annotation><text:span text:style-name="amh_5f_nombre_5f_romain"><text:span text:style-name="T1778">xl</text:span></text:span><office:annotation-end office:name="__Annotation__24612_2839827758"/><text:span text:style-name="T1778"> noctib</text:span><text:span text:style-name="amh_5f_dev_5f_abbr"><text:span text:style-name="T1778">us</text:span></text:span><text:span text:style-name="T1778"> </text:span><text:span text:style-name="amh_5f_dev_5f_abbr"><text:span text:style-name="T1778">Christu</text:span></text:span><text:span text:style-name="T1778">s dicitur </text:span><text:span text:style-name="T1779">ieiunasse. Item </text:span><text:span text:style-name="amh_5f_dev_5f_abbr"><text:span text:style-name="T1779">et</text:span></text:span><text:span text:style-name="T1779"> illic duct</text:span><text:span text:style-name="amh_5f_dev_5f_abbr"><text:span text:style-name="T1779">us</text:span></text:span><text:span text:style-name="T1779"> est a sp</text:span><text:span text:style-name="amh_5f_dev_5f_abbr"><text:span text:style-name="T1779">irit</text:span></text:span><text:span text:style-name="T1779">u temptandus a diabolo que</text:span><text:span text:style-name="amh_5f_dev_5f_abbr"><text:span text:style-name="T1779">m</text:span></text:span><text:span text:style-name="T1779"> ui diuina ac uirili a</text:span><text:span text:style-name="amh_5f_dev_5f_abbr"><text:span text:style-name="T1779">n</text:span></text:span><text:span text:style-name="T1779">i</text:span><text:span text:style-name="amh_5f_dev_5f_abbr"><text:span text:style-name="T1779">m</text:span></text:span><text:span text:style-name="T1779">o su</text:span><text:span text:style-name="amh_5f_dev_5f_abbr"><text:span text:style-name="T1779">per</text:span></text:span><text:span text:style-name="T1779">auit. I</text:span><text:span text:style-name="T1780">n</text:span><text:span text:style-name="T1779"> hui</text:span><text:span text:style-name="amh_5f_dev_5f_abbr"><text:span text:style-name="T1779">us</text:span></text:span><text:span text:style-name="T1779"> montis altitudine fuit eccl</text:span><text:span text:style-name="amh_5f_dev_5f_abbr"><text:span text:style-name="T1779">esi</text:span></text:span><text:span text:style-name="T1779">a </text:span><text:span text:style-name="T1780">et circa ei</text:span><text:span text:style-name="amh_5f_dev_5f_abbr"><text:span text:style-name="T1780">us</text:span></text:span><text:span text:style-name="T1780"> mediu</text:span><text:span text:style-name="amh_5f_dev_5f_abbr"><text:span text:style-name="T1780">m</text:span></text:span><text:span text:style-name="T1780"> est excisu</text:span><text:span text:style-name="amh_5f_dev_5f_abbr"><text:span text:style-name="T1780">m</text:span></text:span><text:span text:style-name="T1780"> he</text:span><text:span text:style-name="amh_5f_dev_5f_abbr"><text:span text:style-name="T1780">re</text:span></text:span><text:span text:style-name="T1780">mitagiu</text:span><text:span text:style-name="amh_5f_dev_5f_abbr"><text:span text:style-name="T1780">m</text:span></text:span><text:span text:style-name="T1780"> ualde graciosu</text:span><text:span text:style-name="amh_5f_dev_5f_abbr"><text:span text:style-name="T1780">m</text:span></text:span><text:span text:style-name="T1780"> </text:span><text:span text:style-name="T1781">q</text:span><text:span text:style-name="amh_5f_dev_5f_abbr"><text:span text:style-name="T1781">uo</text:span></text:span><text:span text:style-name="T1781">d Gorgiani </text:span><text:span text:style-name="amh_5f_dev_5f_abbr"><text:span text:style-name="T1781">christ</text:span></text:span><text:span text:style-name="T1781">iani </text:span><text:span text:style-name="T1782">tene</text:span><text:span text:style-name="amh_5f_dev_5f_abbr"><text:span text:style-name="T1782">n</text:span></text:span><text:span text:style-name="T1782">t </text:span><text:span text:style-name="T1783">scismatici q</text:span><text:span text:style-name="amh_5f_dev_5f_abbr"><text:span text:style-name="T1783">u</text:span></text:span><text:span text:style-name="T1783">i </text:span><text:span text:style-name="amh_5f_dev_5f_abbr"><text:span text:style-name="T1783">pro</text:span></text:span><text:span text:style-name="T1783">fecto me susce</text:span><text:span text:style-name="amh_5f_dev_5f_abbr"><text:span text:style-name="T1783">per</text:span></text:span><text:span text:style-name="T1783">u</text:span><text:span text:style-name="amh_5f_dev_5f_abbr"><text:span text:style-name="T1783">n</text:span></text:span><text:span text:style-name="T1783">t multu</text:span><text:span text:style-name="amh_5f_dev_5f_abbr"><text:span text:style-name="T1783">m</text:span></text:span><text:span text:style-name="T1783"> honorifice </text:span><text:span text:style-name="amh_5f_dev_5f_abbr"><text:span text:style-name="T1783">et</text:span></text:span><text:span text:style-name="T1783"> gratiose.</text:span></text:p>
      <text:p text:style-name="P80"><text:span text:style-name="T1784">Infra hu</text:span><text:span text:style-name="amh_5f_dev_5f_abbr"><text:span text:style-name="T1784">n</text:span></text:span><text:span text:style-name="T1784">c monte</text:span><text:span text:style-name="amh_5f_dev_5f_abbr"><text:span text:style-name="T1784">m</text:span></text:span><text:span text:style-name="T1784"> u</text:span><text:span text:style-name="amh_5f_dev_5f_abbr"><text:span text:style-name="T1784">er</text:span></text:span><text:span text:style-name="T1784">sus planiciem Iordanis est ort</text:span><text:span text:style-name="amh_5f_dev_5f_abbr"><text:span text:style-name="T1784">us</text:span></text:span><text:span text:style-name="T1784"> </text:span><text:span text:style-name="amh_5f_dev_5f_abbr"><text:span text:style-name="T1784">et</text:span></text:span><text:span text:style-name="T1784"> fons p</text:span><text:span text:style-name="amh_5f_dev_5f_abbr"><text:span text:style-name="T1784">u</text:span></text:span><text:span text:style-name="T1784">lcerrim</text:span><text:span text:style-name="amh_5f_dev_5f_abbr"><text:span text:style-name="T1784">us</text:span></text:span><text:span text:style-name="T1784"> atq</text:span><text:span text:style-name="amh_5f_dev_5f_abbr"><text:span text:style-name="T1784">ue</text:span></text:span><text:span text:style-name="T1784"> magn</text:span><text:span text:style-name="amh_5f_dev_5f_abbr"><text:span text:style-name="T1784">us</text:span></text:span><text:span text:style-name="T1784">, circa que</text:span><text:span text:style-name="amh_5f_dev_5f_abbr"><text:span text:style-name="T1784">m</text:span></text:span><text:span text:style-name="T1784"> </text:span><text:span text:style-name="T1785">beat</text:span><text:span text:style-name="amh_5f_dev_5f_abbr"><text:span text:style-name="T1785">us</text:span></text:span><text:span text:style-name="T1785"> Abraham, de Caldea p</text:span><text:span text:style-name="amh_5f_dev_5f_abbr"><text:span text:style-name="T1785">re</text:span></text:span><text:span text:style-name="T1785">cepto D</text:span><text:span text:style-name="amh_5f_dev_5f_abbr"><text:span text:style-name="T1785">omi</text:span></text:span><text:span text:style-name="T1785">ni</text:span><text:span text:style-name="T1786"> ueniens, aliqua</text:span><text:span text:style-name="amh_5f_dev_5f_abbr"><text:span text:style-name="T1786">m</text:span></text:span><text:span text:style-name="T1786">diu </text:span><text:span text:style-name="T1787">dicitur </text:span><text:span text:style-name="T1788">habitasse, ubi altare edificauit </text:span><text:span text:style-name="amh_5f_dev_5f_abbr"><text:span text:style-name="T1788">et</text:span></text:span><text:span text:style-name="T1788"> nomen D</text:span><text:span text:style-name="amh_5f_dev_5f_abbr"><text:span text:style-name="T1788">omi</text:span></text:span><text:span text:style-name="T1788">ni i</text:span><text:span text:style-name="amh_5f_dev_5f_abbr"><text:span text:style-name="T1788">n</text:span></text:span><text:span text:style-name="T1788">uocauit</text:span><text:span text:style-name="T1788"><text:note text:id="ftn126" text:note-class="footnote"><text:note-citation>126</text:note-citation><text:note-body><text:p text:style-name="amh_5f_note_5f_apparat"><text:span text:style-name="amh_5f_apparat_5f_lemme"><text:span text:style-name="T636">altare edificaut et </text:span></text:span><text:span text:style-name="amh_5f_apparat_5f_lemme">nomen Domini inuocauit</text:span> <text:span text:style-name="amh_5f_apparat_5f_commentaire"><text:span text:style-name="T1789">(Gn. 12, 8)</text:span></text:span></text:p></text:note-body></text:note></text:span><text:span text:style-name="T1788"> </text:span><text:span text:style-name="amh_5f_dev_5f_abbr"><text:span text:style-name="T1788">et</text:span></text:span><text:span text:style-name="T1788"> </text:span><text:span text:style-name="T1790">Io</text:span><text:span text:style-name="amh_5f_dev_5f_abbr"><text:span text:style-name="T1790">rdanis</text:span></text:span><text:span text:style-name="T1790"> ort</text:span><text:span text:style-name="amh_5f_dev_5f_abbr"><text:span text:style-name="T1790">us</text:span></text:span><text:span text:style-name="T1790"> Abrahe uocat</text:span><text:span text:style-name="amh_5f_dev_5f_abbr"><text:span text:style-name="T1790">u</text:span></text:span><text:span text:style-name="T1790">r. Postea ueni ad Iherico q</text:span><text:span text:style-name="amh_5f_dev_5f_abbr"><text:span text:style-name="T1790">ue</text:span></text:span><text:span text:style-name="T1790"> in ip</text:span><text:span text:style-name="amh_5f_dev_5f_abbr"><text:span text:style-name="T1790">s</text:span></text:span><text:span text:style-name="T1790">a Iordanis uall</text:span><text:span text:style-name="T1791">e</text:span><text:span text:style-name="T1790"> sita est nu</text:span><text:span text:style-name="amh_5f_dev_5f_abbr"><text:span text:style-name="T1790">n</text:span></text:span><text:span text:style-name="T1790">c q</text:span><text:span text:style-name="amh_5f_dev_5f_abbr"><text:span text:style-name="T1790">u</text:span></text:span><text:span text:style-name="T1790">idem casale, s</text:span><text:span text:style-name="amh_5f_dev_5f_abbr"><text:span text:style-name="T1790">ed</text:span></text:span><text:span text:style-name="T1790"> olim ciuitas fortis et amena, </text:span><text:span text:style-name="T1792">qua</text:span><text:span text:style-name="amh_5f_dev_5f_abbr"><text:span text:style-name="T1792">m</text:span></text:span><text:span text:style-name="T1792"> Iosue </text:span><text:span text:style-name="T1793">Dei famulus </text:span><text:span text:style-name="T1794">miraculose cepit. Int</text:span><text:span text:style-name="amh_5f_dev_5f_abbr"><text:span text:style-name="T1794">er</text:span></text:span><text:span text:style-name="T1794">q</text:span><text:span text:style-name="amh_5f_dev_5f_abbr"><text:span text:style-name="T1794">ue</text:span></text:span><text:span text:style-name="T1794"> om</text:span><text:span text:style-name="amh_5f_dev_5f_abbr"><text:span text:style-name="T1794">ne</text:span></text:span><text:span text:style-name="T1794">s ciuitates t</text:span><text:span text:style-name="amh_5f_dev_5f_abbr"><text:span text:style-name="T1794">er</text:span></text:span><text:span text:style-name="T1794">re </text:span><text:span text:style-name="amh_5f_dev_5f_abbr"><text:span text:style-name="T1794">pro</text:span></text:span><text:span text:style-name="T1794">missionis p</text:span><text:span text:style-name="amh_5f_dev_5f_abbr"><text:span text:style-name="T1794">r</text:span></text:span><text:span text:style-name="T1794">imo fundit</text:span><text:span text:style-name="amh_5f_dev_5f_abbr"><text:span text:style-name="T1794">us</text:span></text:span><text:span text:style-name="T1794"> prece</text:span><text:span text:style-name="T1795">p</text:span><text:span text:style-name="T1794">to </text:span><text:span text:style-name="T1796">D</text:span><text:span text:style-name="amh_5f_dev_5f_abbr"><text:span text:style-name="T1796">omi</text:span></text:span><text:span text:style-name="T1796">ni ip</text:span><text:span text:style-name="amh_5f_dev_5f_abbr"><text:span text:style-name="T1796">s</text:span></text:span><text:span text:style-name="T1796">e destruxit </text:span><text:span text:style-name="T1797">et re</text:span><text:span text:style-name="amh_5f_dev_5f_abbr"><text:span text:style-name="T1797">n</text:span></text:span><text:span text:style-name="T1797">ouatis fu</text:span><text:span text:style-name="amh_5f_dev_5f_abbr"><text:span text:style-name="T1797">n</text:span></text:span><text:span text:style-name="T1797">dame</text:span><text:span text:style-name="amh_5f_dev_5f_abbr"><text:span text:style-name="T1797">n</text:span></text:span><text:span text:style-name="T1797">tis </text:span><text:span text:style-name="T1798">eius in eternu</text:span><text:span text:style-name="amh_5f_dev_5f_abbr"><text:span text:style-name="T1798">m</text:span></text:span><text:span text:style-name="T1798"> maledixit. De hac t</text:span><text:span text:style-name="amh_5f_dev_5f_abbr"><text:span text:style-name="T1798">ame</text:span></text:span><text:span text:style-name="T1798">n ciuitate sola Raab m</text:span><text:span text:style-name="amh_5f_dev_5f_abbr"><text:span text:style-name="T1798">er</text:span></text:span><text:span text:style-name="T1798">etrix, q</text:span><text:span text:style-name="amh_5f_dev_5f_abbr"><text:span text:style-name="T1798">ue</text:span></text:span><text:span text:style-name="T1798"> nu</text:span><text:span text:style-name="amh_5f_dev_5f_abbr"><text:span text:style-name="T1798">n</text:span></text:span><text:span text:style-name="T1798">tios </text:span><text:span text:style-name="T1799">rece</text:span><text:span text:style-name="amh_5f_dev_5f_abbr"><text:span text:style-name="T1799">per</text:span></text:span><text:span text:style-name="T1799">at Ih</text:span><text:span text:style-name="amh_5f_dev_5f_abbr"><text:span text:style-name="T1799">e</text:span></text:span><text:span text:style-name="T1799">r</text:span><text:span text:style-name="amh_5f_dev_5f_abbr"><text:span text:style-name="T1799">usa</text:span></text:span><text:span text:style-name="T1799">l</text:span><text:span text:style-name="amh_5f_dev_5f_abbr"><text:span text:style-name="T1799">e</text:span></text:span><text:span text:style-name="T1799">m </text:span><text:span text:style-name="T1800">et occultau</text:span><text:span text:style-name="amh_5f_dev_5f_abbr"><text:span text:style-name="T1800">er</text:span></text:span><text:span text:style-name="T1800">at, i</text:span><text:span text:style-name="amh_5f_dev_5f_abbr"><text:span text:style-name="T1800">n</text:span></text:span><text:span text:style-name="T1800">columis cu</text:span><text:span text:style-name="amh_5f_dev_5f_abbr"><text:span text:style-name="T1800">m</text:span></text:span><text:span text:style-name="T1800"> sua </text:span><text:span text:style-name="amh_5f_dev_5f_abbr"><text:span text:style-name="T1800">pro</text:span></text:span><text:span text:style-name="T1800">genie co</text:span><text:span text:style-name="amh_5f_dev_5f_abbr"><text:span text:style-name="T1800">n</text:span></text:span><text:span text:style-name="T1800">seruatur.</text:span></text:p>
      <text:p text:style-name="P81"><text:span text:style-name="T1801">Prope</text:span><text:span text:style-name="T1802"> hu</text:span><text:span text:style-name="amh_5f_dev_5f_abbr"><text:span text:style-name="T1802">n</text:span></text:span><text:span text:style-name="T1802">c locu</text:span><text:span text:style-name="amh_5f_dev_5f_abbr"><text:span text:style-name="T1802">m</text:span></text:span><text:span text:style-name="T1802"> a dextris </text:span><text:span text:style-name="T1803">uix ad tria miliaria </text:span><text:span text:style-name="T1804">est mare Mortuu</text:span><text:span text:style-name="amh_5f_dev_5f_abbr"><text:span text:style-name="T1804">m</text:span></text:span><text:span text:style-name="T1804">, </text:span><text:span text:style-name="T1805">fetens </text:span><text:span text:style-name="amh_5f_dev_5f_abbr"><text:span text:style-name="T1805">et</text:span></text:span><text:span text:style-name="T1805"> orridu</text:span><text:span text:style-name="amh_5f_dev_5f_abbr"><text:span text:style-name="T1805">m</text:span></text:span><text:span text:style-name="T1805">, loc</text:span><text:span text:style-name="amh_5f_dev_5f_abbr"><text:span text:style-name="T1805">us</text:span></text:span><text:span text:style-name="T1805"> i</text:span><text:span text:style-name="amh_5f_dev_5f_abbr"><text:span text:style-name="T1805">m</text:span></text:span><text:span text:style-name="T1805">prosper et detestabilis </text:span><text:span text:style-name="T1806">et </text:span><text:span text:style-name="T1807">a</text:span><text:span text:style-name="T1806">biectus uindicte </text:span><text:span text:style-name="T1808">Dei manifestu</text:span><text:span text:style-name="amh_5f_dev_5f_abbr"><text:span text:style-name="T1808">m</text:span></text:span><text:span text:style-name="T1808"> iudiciu</text:span><text:span text:style-name="amh_5f_dev_5f_abbr"><text:span text:style-name="T1808">m</text:span></text:span><text:span text:style-name="T1808">, in cui</text:span><text:span text:style-name="amh_5f_dev_5f_abbr"><text:span text:style-name="T1808">us</text:span></text:span><text:span text:style-name="T1808"> loco scil</text:span><text:span text:style-name="amh_5f_dev_5f_abbr"><text:span text:style-name="T1808">icet</text:span></text:span><text:span text:style-name="T1808"> </text:span><office:annotation office:name="__Annotation__175390_244145427" loext:resolved="false"><dc:creator>Alexandre Moret Houplon</dc:creator><dc:date>2026-02-26T14:34:11.342012700</dc:date><meta:creator-initials>AMH</meta:creator-initials><text:p text:style-name="Comment"><text:a xlink:href="https://gloss-e.irht.cnrs.fr/php/editions_chapitre.php?id=biblia&amp;numLivre=03&amp;chapitre=03_19#glo_cap19_verset24" xlink:type="simple">https://gloss-e.irht.cnrs.fr/php/editions_chapitre.php?id=biblia&amp;numLivre=03&amp;chapitre=03_19#glo_cap19_verset24</text:a></text:p><text:p text:style-name="Comment"/></office:annotation><text:span text:style-name="T1808">Sodoma et Gomorre</text:span><office:annotation-end office:name="__Annotation__175390_244145427"/><text:span text:style-name="T1808"> cu</text:span><text:span text:style-name="amh_5f_dev_5f_abbr"><text:span text:style-name="T1808">m</text:span></text:span><text:span text:style-name="T1808"> aliis duab</text:span><text:span text:style-name="amh_5f_dev_5f_abbr"><text:span text:style-name="T1808">us</text:span></text:span><text:span text:style-name="T1808"> urbib</text:span><text:span text:style-name="amh_5f_dev_5f_abbr"><text:span text:style-name="T1809">u</text:span></text:span><text:span text:style-name="amh_5f_dev_5f_abbr"><text:span text:style-name="T1808">s</text:span></text:span><text:span text:style-name="T1808"> i</text:span><text:span text:style-name="amh_5f_dev_5f_abbr"><text:span text:style-name="T1808">n</text:span></text:span><text:span text:style-name="T1808">natural</text:span><text:span text:style-name="amh_5f_dev_5f_abbr"><text:span text:style-name="T1808">ite</text:span></text:span><text:span text:style-name="T1808">r </text:span><office:annotation office:name="__Annotation__28990_2839827758" loext:resolved="false"><dc:creator>Alexandre Moret Houplon</dc:creator><dc:date>2026-02-19T16:08:37.446824900</dc:date><meta:creator-initials>AMH</meta:creator-initials><text:p text:style-name="Comment">Deluz : delinquantes</text:p></office:annotation><text:span text:style-name="T1808">p</text:span><text:span text:style-name="amh_5f_dev_5f_abbr"><text:span text:style-name="T1808">re</text:span></text:span><text:span text:style-name="T1808">cantes</text:span><office:annotation-end office:name="__Annotation__28990_2839827758"/><text:span text:style-name="T1808"> su</text:span><text:span text:style-name="amh_5f_dev_5f_abbr"><text:span text:style-name="T1808">pe</text:span></text:span><text:span text:style-name="T1808">rna</text:span><text:span text:style-name="amh_5f_dev_5f_abbr"><text:span text:style-name="T1808">tur</text:span></text:span><text:span text:style-name="T1808">ali </text:span><text:span text:style-name="T1810">pena et acerrimo celesti caumate </text:span><office:annotation office:name="__Annotation__29156_2839827758" loext:resolved="false"><dc:creator>Alexandre Moret Houplon</dc:creator><dc:date>2026-02-19T16:08:57.376143300</dc:date><meta:creator-initials>AMH</meta:creator-initials><text:p text:style-name="Comment">Li : subuerse</text:p></office:annotation><text:span text:style-name="T1810">submerse</text:span><office:annotation-end office:name="__Annotation__29156_2839827758"/><text:span text:style-name="T1810"> su</text:span><text:span text:style-name="amh_5f_dev_5f_abbr"><text:span text:style-name="T1810">n</text:span></text:span><text:span text:style-name="T1810">t</text:span><text:span text:style-name="T1810"><text:note text:id="ftn127" text:note-class="footnote"><text:note-citation>127</text:note-citation><text:note-body><text:p text:style-name="amh_5f_note_5f_apparat"><text:span text:style-name="amh_5f_apparat_5f_lemme">Sodoma et Gomorre… submerse sunt</text:span> <text:span text:style-name="amh_5f_apparat_5f_commentaire">(Gn. 19,24-25)</text:span></text:p></text:note-body></text:note></text:span><text:span text:style-name="T1810">. </text:span><text:span text:style-name="amh_5f_lettre_5f_rubriquee">A</text:span><text:span text:style-name="T1811">d que</text:span><text:span text:style-name="amh_5f_dev_5f_abbr"><text:span text:style-name="T1811">m</text:span></text:span><text:span text:style-name="T1811"> </text:span><text:span text:style-name="T1812">locu</text:span><text:span text:style-name="amh_5f_dev_5f_abbr"><text:span text:style-name="T1812">m</text:span></text:span><text:span text:style-name="T1812"> </text:span><text:span text:style-name="T1813">ire </text:span><text:span text:style-name="amh_5f_dev_5f_abbr"><text:span text:style-name="T1813">pro</text:span></text:span><text:span text:style-name="T1813">ponere</text:span><text:span text:style-name="amh_5f_dev_5f_abbr"><text:span text:style-name="T1813">m</text:span></text:span><text:span text:style-name="T1813">, Sarraceni int</text:span><text:span text:style-name="amh_5f_dev_5f_abbr"><text:span text:style-name="T1809">er</text:span></text:span><text:span text:style-name="T1813">pretes michi dix</text:span><text:span text:style-name="amh_5f_dev_5f_abbr"><text:span text:style-name="T1813">er</text:span></text:span><text:span text:style-name="T1813">unt : «</text:span><text:span text:style-name="T1814"> </text:span><text:span text:style-name="amh_5f_dev_5f_abbr"><text:span text:style-name="T1813">pro</text:span></text:span><text:span text:style-name="T1813"> locis quib</text:span><text:span text:style-name="amh_5f_dev_5f_abbr"><text:span text:style-name="T1813">us</text:span></text:span><text:span text:style-name="T1813"> De</text:span><text:span text:style-name="amh_5f_dev_5f_abbr"><text:span text:style-name="T1813">us</text:span></text:span><text:span text:style-name="T1813"> benedixit uenisti, non debes adire loca q</text:span><text:span text:style-name="amh_5f_dev_5f_abbr"><text:span text:style-name="T1813">ue</text:span></text:span><text:span text:style-name="T1813"> </text:span><text:span text:style-name="T1815">maledictione</text:span><text:span text:style-name="amh_5f_dev_5f_abbr"><text:span text:style-name="T1815">m</text:span></text:span><text:span text:style-name="T1815"> </text:span><text:span text:style-name="T1814">altissimi merueru</text:span><text:span text:style-name="amh_5f_dev_5f_abbr"><text:span text:style-name="T1814">n</text:span></text:span><text:span text:style-name="T1814">t ». </text:span><text:span text:style-name="T1816">Quo u</text:span><text:span text:style-name="amh_5f_dev_5f_abbr"><text:span text:style-name="T1816">er</text:span></text:span><text:span text:style-name="T1816">bo </text:span><text:span text:style-name="T1817">ego </text:span><text:span text:style-name="T1818">edificat</text:span><text:span text:style-name="amh_5f_dev_5f_abbr"><text:span text:style-name="T1818">us</text:span></text:span><text:span text:style-name="T1818"> et rationab</text:span><text:span text:style-name="amh_5f_dev_5f_abbr"><text:span text:style-name="T1818">i</text:span></text:span><text:span text:style-name="T1818">l</text:span><text:span text:style-name="amh_5f_dev_5f_abbr"><text:span text:style-name="T1818">ite</text:span></text:span><text:span text:style-name="T1818">r </text:span><text:span text:style-name="T1819">retract</text:span><text:span text:style-name="amh_5f_dev_5f_abbr"><text:span text:style-name="T1819">us</text:span></text:span><text:span text:style-name="T1819">, directu</text:span><text:span text:style-name="amh_5f_dev_5f_abbr"><text:span text:style-name="T1819">m</text:span></text:span><text:span text:style-name="T1819"> iter ad Iordanis fluuiu</text:span><text:span text:style-name="amh_5f_dev_5f_abbr"><text:span text:style-name="T1819">m</text:span></text:span><text:span text:style-name="T1819"> </text:span><text:span text:style-name="amh_5f_dev_5f_abbr"><text:span text:style-name="T1820">pro</text:span></text:span><text:span text:style-name="T1820">sequar.</text:span></text:p>
      <text:p text:style-name="P82"><text:span text:style-name="T1821">Circa mare Mortuu</text:span><text:span text:style-name="amh_5f_dev_5f_abbr"><text:span text:style-name="T1821">m</text:span></text:span><text:span text:style-name="T1821"> </text:span><text:span text:style-name="T1822">a dextris u</text:span><text:span text:style-name="amh_5f_dev_5f_abbr"><text:span text:style-name="T1822">er</text:span></text:span><text:span text:style-name="T1822">sus montes Ih</text:span><text:span text:style-name="amh_5f_dev_5f_abbr"><text:span text:style-name="T1822">e</text:span></text:span><text:span text:style-name="T1822">r</text:span><text:span text:style-name="amh_5f_dev_5f_abbr"><text:span text:style-name="T1822">usa</text:span></text:span><text:span text:style-name="T1822">l</text:span><text:span text:style-name="amh_5f_dev_5f_abbr"><text:span text:style-name="T1822">e</text:span></text:span><text:span text:style-name="T1822">m uxor Loth contra preceptu</text:span><text:span text:style-name="amh_5f_dev_5f_abbr"><text:span text:style-name="T1822">m</text:span></text:span><text:span text:style-name="T1822"> Dei retrospiciens, </text:span><text:span text:style-name="T1823">miraculose in statua</text:span><text:span text:style-name="amh_5f_dev_5f_abbr"><text:span text:style-name="T1823">m</text:span></text:span><text:span text:style-name="T1823"> salis uersa est </text:span><text:span text:style-name="amh_5f_dev_5f_abbr"><text:span text:style-name="T1823">et</text:span></text:span><text:span text:style-name="T1823"> si aliq</text:span><text:span text:style-name="amh_5f_dev_5f_abbr"><text:span text:style-name="T1823">uan</text:span></text:span><text:span text:style-name="T1823">d</text:span><text:span text:style-name="amh_5f_dev_5f_abbr"><text:span text:style-name="T1823">o</text:span></text:span><text:span text:style-name="T1823"> de ip</text:span><text:span text:style-name="amh_5f_dev_5f_abbr"><text:span text:style-name="T1823">s</text:span></text:span><text:span text:style-name="T1823">a rema</text:span><text:span text:style-name="amh_5f_dev_5f_abbr"><text:span text:style-name="T1823">n</text:span></text:span><text:span text:style-name="T1823">serit </text:span><text:span text:style-name="T1824">pro certo </text:span><text:span text:style-name="T1825">non potui </text:span><text:span text:style-name="T1826">i</text:span><text:span text:style-name="amh_5f_dev_5f_abbr"><text:span text:style-name="T1826">n</text:span></text:span><text:span text:style-name="T1826">formari. </text:span><text:span text:style-name="T1827">E</text:span><text:span text:style-name="T1826">t </text:span><text:span text:style-name="amh_5f_dev_5f_abbr"><text:span text:style-name="T1826">pro</text:span></text:span><text:span text:style-name="T1826">p</text:span><text:span text:style-name="T1827">e</text:span><text:span text:style-name="T1826"> est ciuitas </text:span><text:span text:style-name="amh_5f_dev_5f_abbr"><text:span text:style-name="T1826">par</text:span></text:span><text:span text:style-name="T1826">uula </text:span><text:span text:style-name="T1827">Segor </text:span><text:span text:style-name="T1828">q</text:span><text:span text:style-name="amh_5f_dev_5f_abbr"><text:span text:style-name="T1828">ue</text:span></text:span><text:span text:style-name="T1828"> orat</text:span><text:span text:style-name="amh_5f_dev_5f_abbr"><text:span text:style-name="T1828">i</text:span></text:span><text:span text:style-name="T1828">o</text:span><text:span text:style-name="amh_5f_dev_5f_abbr"><text:span text:style-name="T1828">n</text:span></text:span><text:span text:style-name="T1828">e Loth </text:span><text:span text:style-name="T1829">saluata est, cui mons su</text:span><text:span text:style-name="amh_5f_dev_5f_abbr"><text:span text:style-name="T1829">per</text:span></text:span><text:span text:style-name="T1830">e</text:span><text:span text:style-name="T1829">minet, in quo cu</text:span><text:span text:style-name="amh_5f_dev_5f_abbr"><text:span text:style-name="T1829">m</text:span></text:span><text:span text:style-name="T1829"> filiab</text:span><text:span text:style-name="amh_5f_dev_5f_abbr"><text:span text:style-name="T1829">us</text:span></text:span><text:span text:style-name="T1829"> incestu</text:span><text:span text:style-name="amh_5f_dev_5f_abbr"><text:span text:style-name="T1829">m</text:span></text:span><text:span text:style-name="T1829"> egit Loth ; q</text:span><text:span text:style-name="amh_5f_dev_5f_abbr"><text:span text:style-name="T1829">ue</text:span></text:span><text:span text:style-name="T1829"> de patre i</text:span><text:span text:style-name="amh_5f_dev_5f_abbr"><text:span text:style-name="T1829">n</text:span></text:span><text:span text:style-name="T1829">ebriate co</text:span><text:span text:style-name="amh_5f_dev_5f_abbr"><text:span text:style-name="T1829">n</text:span></text:span><text:span text:style-name="T1829">tipientes, </text:span><text:span text:style-name="T1831">Moab </text:span><text:span text:style-name="T1832">et </text:span><office:annotation office:name="__Annotation__32856_2839827758" loext:resolved="false"><dc:creator>Alexandre Moret Houplon</dc:creator><dc:date>2026-02-19T16:29:20.628074900</dc:date><meta:creator-initials>AMH</meta:creator-initials><text:p text:style-name="Comment">On attendrait Ammon ici</text:p></office:annotation><text:span text:style-name="T1832">Danon</text:span><office:annotation-end office:name="__Annotation__32856_2839827758"/><text:span text:style-name="T1832"> filios genueru</text:span><text:span text:style-name="amh_5f_dev_5f_abbr"><text:span text:style-name="T1832">n</text:span></text:span><text:span text:style-name="T1832">t.</text:span></text:p>
      <text:p text:style-name="P83"><text:span text:style-name="T1833">Ultra mare Mortuu</text:span><text:span text:style-name="amh_5f_dev_5f_abbr"><text:span text:style-name="T1833">m</text:span></text:span><text:span text:style-name="T1833"> </text:span><text:span text:style-name="T1834">uersus oriente</text:span><text:span text:style-name="amh_5f_dev_5f_abbr"><text:span text:style-name="T1834">m</text:span></text:span><text:span text:style-name="T1834">, extra fines </text:span><text:span text:style-name="T1835">t</text:span><text:span text:style-name="amh_5f_dev_5f_abbr"><text:span text:style-name="T1835">er</text:span></text:span><text:span text:style-name="T1835">re </text:span><text:span text:style-name="amh_5f_dev_5f_abbr"><text:span text:style-name="T1835">pro</text:span></text:span><text:span text:style-name="T1835">missionis, est castru</text:span><text:span text:style-name="amh_5f_dev_5f_abbr"><text:span text:style-name="T1835">m</text:span></text:span><text:span text:style-name="T1835"> fortissumu</text:span><text:span text:style-name="amh_5f_dev_5f_abbr"><text:span text:style-name="T1835">m</text:span></text:span><text:span text:style-name="T1835"> in mo</text:span><text:span text:style-name="amh_5f_dev_5f_abbr"><text:span text:style-name="T1835">n</text:span></text:span><text:span text:style-name="T1835">tanis , q</text:span><text:span text:style-name="amh_5f_dev_5f_abbr"><text:span text:style-name="T1835">uo</text:span></text:span><text:span text:style-name="T1835">d latine Mons Regalis d</text:span><text:span text:style-name="amh_5f_dev_5f_abbr"><text:span text:style-name="T1835">icitu</text:span></text:span><text:span text:style-name="T1835">r, i</text:span><text:span text:style-name="amh_5f_dev_5f_abbr"><text:span text:style-name="T1835">n</text:span></text:span><text:span text:style-name="T1835"> Arabico aut</text:span><text:span text:style-name="amh_5f_dev_5f_abbr"><text:span text:style-name="T1835">em</text:span></text:span><text:span text:style-name="T1835"> Arab, q</text:span><text:span text:style-name="amh_5f_dev_5f_abbr"><text:span text:style-name="T1835">u</text:span></text:span><text:span text:style-name="T1835">onda</text:span><text:span text:style-name="amh_5f_dev_5f_abbr"><text:span text:style-name="T1835">m</text:span></text:span><text:span text:style-name="T1835"> fuit </text:span><text:span text:style-name="amh_5f_dev_5f_abbr"><text:span text:style-name="T1835">christ</text:span></text:span><text:span text:style-name="T1835">ianoru</text:span><text:span text:style-name="amh_5f_dev_5f_abbr"><text:span text:style-name="T1835">m</text:span></text:span><text:span text:style-name="T1835"> </text:span><text:span text:style-name="T1836">nu</text:span><text:span text:style-name="amh_5f_dev_5f_abbr"><text:span text:style-name="T1836">n</text:span></text:span><text:span text:style-name="T1836">c est </text:span><text:span text:style-name="amh_5f_foliotation"><text:span text:style-name="T1837">[f. 241</text:span></text:span><text:span text:style-name="amh_5f_foliotation"><text:span text:style-name="T1838">r</text:span></text:span><text:span text:style-name="amh_5f_foliotation"><text:span text:style-name="T1837">]</text:span></text:span><text:span text:style-name="T1837"> </text:span><text:span text:style-name="T1839">soldani. </text:span><text:span text:style-name="T1840">Ad que</text:span><text:span text:style-name="amh_5f_dev_5f_abbr"><text:span text:style-name="T1840">m</text:span></text:span><text:span text:style-name="T1840"> </text:span><text:span text:style-name="T1841">in periculis </text:span><text:span text:style-name="T1842">co</text:span><text:span text:style-name="amh_5f_dev_5f_abbr"><text:span text:style-name="T1842">n</text:span></text:span><text:span text:style-name="T1842">fugit, </text:span><text:span text:style-name="T1843">thesauru</text:span><text:span text:style-name="amh_5f_dev_5f_abbr"><text:span text:style-name="T1844">m</text:span></text:span><text:span text:style-name="T1844">q</text:span><text:span text:style-name="amh_5f_dev_5f_abbr"><text:span text:style-name="T1844">ue</text:span></text:span><text:span text:style-name="T1844"> </text:span><text:span text:style-name="T1845">atq</text:span><text:span text:style-name="amh_5f_dev_5f_abbr"><text:span text:style-name="T1845">ue</text:span></text:span><text:span text:style-name="T1846"> </text:span><text:span text:style-name="amh_5f_dev_5f_abbr"><text:span text:style-name="T1846">pro</text:span></text:span><text:span text:style-name="T1846">lem </text:span><text:span text:style-name="T1847">ibi s</text:span><text:span text:style-name="amh_5f_dev_5f_abbr"><text:span text:style-name="T1847">er</text:span></text:span><text:span text:style-name="T1847">uari fecit, </text:span><office:annotation office:name="__Annotation__35422_2839827758" loext:resolved="false"><dc:creator>Alexandre Moret Houplon</dc:creator><dc:date>2026-02-19T16:37:33.144578000</dc:date><meta:creator-initials>AMH</meta:creator-initials><text:p text:style-name="Comment">Deluz : qui</text:p></office:annotation><text:span text:style-name="T1847">quia</text:span><office:annotation-end office:name="__Annotation__35422_2839827758"/><text:span text:style-name="T1847"> </text:span><text:span text:style-name="T1848">munitissim</text:span><text:span text:style-name="amh_5f_dev_5f_abbr"><text:span text:style-name="T1848">us</text:span></text:span><text:span text:style-name="T1848"> locus est toti</text:span><text:span text:style-name="amh_5f_dev_5f_abbr"><text:span text:style-name="T1848">us</text:span></text:span><text:span text:style-name="T1848"> Sirie </text:span><text:span text:style-name="T1849">et Domini soldani in hac parte. </text:span><text:span text:style-name="T1850">D</text:span><text:span text:style-name="amh_5f_dev_5f_abbr"><text:span text:style-name="T1850">icitu</text:span></text:span><text:span text:style-name="T1850">r </text:span><text:span text:style-name="T1851">q</text:span><text:span text:style-name="amh_5f_dev_5f_abbr"><text:span text:style-name="T1851">uod</text:span></text:span><text:span text:style-name="T1851"> sub castro </text:span><text:span text:style-name="T1852">in uilla q</text:span><text:span text:style-name="amh_5f_dev_5f_abbr"><text:span text:style-name="T1852">ue</text:span></text:span><text:span text:style-name="T1852"> </text:span><office:annotation office:name="__Annotation__37352_2839827758" loext:resolved="false"><dc:creator>Alexandre Moret Houplon</dc:creator><dc:date>2026-02-19T16:41:51.973045000</dc:date><meta:creator-initials>AMH</meta:creator-initials><text:p text:style-name="Comment">On attendrait Sobak ici</text:p><text:p text:style-name="Comment"/></office:annotation><text:span text:style-name="T1852">Solab</text:span><office:annotation-end office:name="__Annotation__37352_2839827758"/><text:span text:style-name="T1852"> appelatur ac in t</text:span><text:span text:style-name="amh_5f_dev_5f_abbr"><text:span text:style-name="T1852">er</text:span></text:span><text:span text:style-name="T1852">minis</text:span><text:span text:style-name="T1853"> ei</text:span><text:span text:style-name="amh_5f_dev_5f_abbr"><text:span text:style-name="T1853">us</text:span></text:span><text:span text:style-name="T1853"> </text:span><text:span text:style-name="amh_5f_dev_5f_abbr"><text:span text:style-name="T1854">christ</text:span></text:span><text:span text:style-name="T1854">ianoru</text:span><text:span text:style-name="amh_5f_dev_5f_abbr"><text:span text:style-name="T1854">m</text:span></text:span><text:span text:style-name="T1854"> </text:span><text:span text:style-name="T1855">scismaticoru</text:span><text:span text:style-name="amh_5f_dev_5f_abbr"><text:span text:style-name="T1855">m</text:span></text:span><text:span text:style-name="T1855"> </text:span><text:span text:style-name="T1856">circa </text:span><office:annotation office:name="__Annotation__36817_2839827758" loext:resolved="false"><dc:creator>Alexandre Moret Houplon</dc:creator><dc:date>2026-02-19T15:22:42.501328500</dc:date><meta:creator-initials>AMH</meta:creator-initials><text:p text:style-name="Comment">Penser à changer la police pour une qui a un affichage plus propre des caractères combinés avant génération du pdf</text:p></office:annotation><text:span text:style-name="amh_5f_nombre_5f_romain"><text:span text:style-name="T1776">xͣl</text:span></text:span><office:annotation-end office:name="__Annotation__36817_2839827758"/><text:span text:style-name="T1857"> </text:span><text:span text:style-name="T1856">milia </text:span><text:span text:style-name="T1858">co</text:span><text:span text:style-name="amh_5f_dev_5f_abbr"><text:span text:style-name="T1858">m</text:span></text:span><text:span text:style-name="T1858">morent</text:span><text:span text:style-name="amh_5f_dev_5f_abbr"><text:span text:style-name="T1858">u</text:span></text:span><text:span text:style-name="T1858">r </text:span><text:span text:style-name="T1859">de illis </text:span><text:span text:style-name="amh_5f_dev_5f_abbr"><text:span text:style-name="T1859">par</text:span></text:span><text:span text:style-name="T1859">tibus oriundi.</text:span></text:p>
      <text:p text:style-name="P10"><text:span text:style-name="amh_5f_lettre_5f_rubriquee">D</text:span>e Iordane et locis sa<text:span text:style-name="amh_5f_dev_5f_abbr">n</text:span>ctis u<text:span text:style-name="amh_5f_dev_5f_abbr">er</text:span>sus Galilea<text:span text:style-name="amh_5f_dev_5f_abbr">m</text:span> et i<text:span text:style-name="amh_5f_dev_5f_abbr">n</text:span> Galilea ac etia<text:span text:style-name="amh_5f_dev_5f_abbr">m</text:span> de mari Tyberiada</text:p>
      <text:h text:style-name="amh_5f_premier_5f_paragraphe" text:outline-level="1"><text:span text:style-name="amh_5f_lettrine">P</text:span>redictis <text:span text:style-name="amh_5f_dev_5f_abbr">i</text:span>g<text:span text:style-name="amh_5f_dev_5f_abbr">itu</text:span>r <text:span text:style-name="T1860">locis diligent</text:span><text:span text:style-name="amh_5f_dev_5f_abbr"><text:span text:style-name="T1860">er</text:span></text:span><text:span text:style-name="T1860"> </text:span><text:span text:style-name="T1861">uisitatis </text:span><text:span text:style-name="T1862">ad sacru</text:span><text:span text:style-name="amh_5f_dev_5f_abbr"><text:span text:style-name="T1862">m</text:span></text:span><text:span text:style-name="T1862"> </text:span><text:span text:style-name="T1863">Iordanis flu</text:span><text:span text:style-name="T1864">u</text:span><text:span text:style-name="T1863">iu</text:span><text:span text:style-name="amh_5f_dev_5f_abbr"><text:span text:style-name="T1863">m</text:span></text:span><text:span text:style-name="T1863"> </text:span><text:span text:style-name="T1865">ueni, </text:span><text:span text:style-name="T1866">i</text:span><text:span text:style-name="amh_5f_dev_5f_abbr"><text:span text:style-name="T1866">n</text:span></text:span><text:span text:style-name="T1866"> quo more </text:span><text:span text:style-name="T1867">solito </text:span><text:span text:style-name="T1868">balneat</text:span><text:span text:style-name="amh_5f_dev_5f_abbr"><text:span text:style-name="T1868">us</text:span></text:span><text:span text:style-name="T1868"> su</text:span><text:span text:style-name="amh_5f_dev_5f_abbr"><text:span text:style-name="T1868">nt</text:span></text:span><text:span text:style-name="T1868"> cu</text:span><text:span text:style-name="amh_5f_dev_5f_abbr"><text:span text:style-name="T1868">m</text:span></text:span><text:span text:style-name="T1868"> cet</text:span><text:span text:style-name="amh_5f_dev_5f_abbr"><text:span text:style-name="T1868">er</text:span></text:span><text:span text:style-name="T1868">is </text:span><text:span text:style-name="amh_5f_dev_5f_abbr"><text:span text:style-name="T1869">per</text:span></text:span><text:span text:style-name="T1869">egrinis. </text:span><text:span text:style-name="amh_5f_lettre_5f_rubriquee">H</text:span><text:span text:style-name="T1870">ic fluui</text:span><text:span text:style-name="amh_5f_dev_5f_abbr"><text:span text:style-name="T1870">us</text:span></text:span><text:span text:style-name="T1870"> </text:span><text:span text:style-name="T1871">non est magn</text:span><text:span text:style-name="amh_5f_dev_5f_abbr"><text:span text:style-name="T1871">us</text:span></text:span><text:span text:style-name="T1871">, nec m</text:span><text:span text:style-name="amh_5f_dev_5f_abbr"><text:span text:style-name="T1871">u</text:span></text:span><text:span text:style-name="T1871">ltu</text:span><text:span text:style-name="amh_5f_dev_5f_abbr"><text:span text:style-name="T1871">m</text:span></text:span><text:span text:style-name="T1871"> </text:span><text:span text:style-name="amh_5f_dev_5f_abbr"><text:span text:style-name="T1871">pro</text:span></text:span><text:span text:style-name="T1871">fund</text:span><text:span text:style-name="T1872">u</text:span><text:span text:style-name="T1871">s, </text:span><text:span text:style-name="T1872">limosu</text:span><text:span text:style-name="amh_5f_dev_5f_abbr"><text:span text:style-name="T1872">m</text:span></text:span><text:span text:style-name="T1872"> </text:span><text:span text:style-name="T1873">fundu</text:span><text:span text:style-name="amh_5f_dev_5f_abbr"><text:span text:style-name="T1873">m</text:span></text:span><text:span text:style-name="T1873"> habens, bonos pisce</text:span><text:span text:style-name="T1874">s atq</text:span><text:span text:style-name="amh_5f_dev_5f_abbr"><text:span text:style-name="T1874">ue</text:span></text:span><text:span text:style-name="T1874"> dulcis </text:span><text:span text:style-name="T1875">saporis </text:span><text:span text:style-name="T1876">enutriens </text:span><text:span text:style-name="T1877">aqua</text:span><text:span text:style-name="amh_5f_dev_5f_abbr"><text:span text:style-name="T1877">m</text:span></text:span><text:span text:style-name="T1877"> </text:span><text:span text:style-name="T1878">satis </text:span><text:span text:style-name="T1879">co</text:span><text:span text:style-name="amh_5f_dev_5f_abbr"><text:span text:style-name="T1879">n</text:span></text:span><text:span text:style-name="T1879">tinens atq</text:span><text:span text:style-name="amh_5f_dev_5f_abbr"><text:span text:style-name="T1879">ue</text:span></text:span><text:span text:style-name="T1879"> </text:span><text:span text:style-name="T1880">currens. </text:span><text:span text:style-name="T1881">V</text:span><text:span text:style-name="amh_5f_dev_5f_abbr"><text:span text:style-name="T1880">er</text:span></text:span><text:span text:style-name="T1880">sus </text:span><text:span text:style-name="T1882">septe</text:span><text:span text:style-name="amh_5f_dev_5f_abbr"><text:span text:style-name="T1882">n</text:span></text:span><text:span text:style-name="T1882">trione</text:span><text:span text:style-name="amh_5f_dev_5f_abbr"><text:span text:style-name="T1882">m</text:span></text:span><text:span text:style-name="T1882"> </text:span><text:span text:style-name="T1883">quatuor</text:span><text:span text:style-name="T1884"> </text:span><text:span text:style-name="T1885">dietas </text:span><text:span text:style-name="T1881">de hoc loco </text:span><text:span text:style-name="T1886">in radice </text:span><text:span text:style-name="T1887">Libani montis </text:span><text:span text:style-name="T1888">scaturiens </text:span><text:span text:style-name="T1889">ex duob</text:span><text:span text:style-name="amh_5f_dev_5f_abbr"><text:span text:style-name="T1889">us</text:span></text:span><text:span text:style-name="T1889"> fontib</text:span><text:span text:style-name="amh_5f_dev_5f_abbr"><text:span text:style-name="T1889">us</text:span></text:span><text:span text:style-name="T1889"> ut d</text:span><text:span text:style-name="amh_5f_dev_5f_abbr"><text:span text:style-name="T1889">icitu</text:span></text:span><text:span text:style-name="T1889">r Ior et Dan q</text:span><text:span text:style-name="amh_5f_dev_5f_abbr"><text:span text:style-name="T1889">u</text:span></text:span><text:span text:style-name="T1889">ib</text:span><text:span text:style-name="amh_5f_dev_5f_abbr"><text:span text:style-name="T1889">us</text:span></text:span><text:span text:style-name="T1889"> collectis re et no</text:span><text:span text:style-name="amh_5f_dev_5f_abbr"><text:span text:style-name="T1889">m</text:span></text:span><text:span text:style-name="T1889">i</text:span><text:span text:style-name="amh_5f_dev_5f_abbr"><text:span text:style-name="T1889">n</text:span></text:span><text:span text:style-name="T1889">e </text:span><text:span text:style-name="T1890">trahit origine</text:span><text:span text:style-name="amh_5f_dev_5f_abbr"><text:span text:style-name="T1890">m</text:span></text:span><text:span text:style-name="T1890">. </text:span><text:span text:style-name="amh_5f_dev_5f_abbr"><text:span text:style-name="T1891">P</text:span></text:span><text:span text:style-name="amh_5f_dev_5f_abbr"><text:span text:style-name="T1890">er</text:span></text:span><text:span text:style-name="T1890"> mare Tiberiadis fluens, </text:span><text:span text:style-name="amh_5f_dev_5f_abbr"><text:span text:style-name="T1890">pro</text:span></text:span><text:span text:style-name="T1890">pe locu</text:span><text:span text:style-name="amh_5f_dev_5f_abbr"><text:span text:style-name="T1890">m</text:span></text:span><text:span text:style-name="T1890"> ubi </text:span><text:span text:style-name="amh_5f_dev_5f_abbr"><text:span text:style-name="T1890">christ</text:span></text:span><text:span text:style-name="T1890">iani co</text:span><text:span text:style-name="amh_5f_dev_5f_abbr"><text:span text:style-name="T1890">mmun</text:span></text:span><text:span text:style-name="T1890">iter </text:span><text:span text:style-name="T1891">balneant</text:span><text:span text:style-name="amh_5f_dev_5f_abbr"><text:span text:style-name="T1891">u</text:span></text:span><text:span text:style-name="T1891">r, in mare ta</text:span><text:span text:style-name="amh_5f_dev_5f_abbr"><text:span text:style-name="T1891">n</text:span></text:span><text:span text:style-name="T1891">dem Mortuu</text:span><text:span text:style-name="amh_5f_dev_5f_abbr"><text:span text:style-name="T1891">m</text:span></text:span><text:span text:style-name="T1891"> dilabitur et non apparens ult</text:span><text:span text:style-name="amh_5f_dev_5f_abbr"><text:span text:style-name="T1891">er</text:span></text:span><text:span text:style-name="T1891">ius in ibi absorbetur. </text:span><text:span text:style-name="T1892">Delendu</text:span><text:span text:style-name="amh_5f_dev_5f_abbr"><text:span text:style-name="T1892">m</text:span></text:span><text:span text:style-name="T1892"> q</text:span><text:span text:style-name="amh_5f_dev_5f_abbr"><text:span text:style-name="T1892">u</text:span></text:span><text:span text:style-name="T1892">idem si t</text:span><text:span text:style-name="amh_5f_dev_5f_abbr"><text:span text:style-name="T1892">ame</text:span></text:span><text:span text:style-name="T1892">n mi</text:span><text:span text:style-name="amh_5f_dev_5f_abbr"><text:span text:style-name="T1892">ni</text:span></text:span><text:span text:style-name="T1892">steriu</text:span><text:span text:style-name="amh_5f_dev_5f_abbr"><text:span text:style-name="T1892">m</text:span></text:span><text:span text:style-name="T1892"> misticu</text:span><text:span text:style-name="amh_5f_dev_5f_abbr"><text:span text:style-name="T1892">m</text:span></text:span><text:span text:style-name="T1892"> non lateat q</text:span><text:span text:style-name="amh_5f_dev_5f_abbr"><text:span text:style-name="T1892">uod</text:span></text:span><text:span text:style-name="T1892"> fluui</text:span><text:span text:style-name="amh_5f_dev_5f_abbr"><text:span text:style-name="T1892">us</text:span></text:span><text:span text:style-name="T1892"> ta</text:span><text:span text:style-name="amh_5f_dev_5f_abbr"><text:span text:style-name="T1892">m</text:span></text:span><text:span text:style-name="T1892"> delectabilis ta</text:span><text:span text:style-name="amh_5f_dev_5f_abbr"><text:span text:style-name="T1892">m</text:span></text:span><text:span text:style-name="T1892"> detestabili aque miscetur.</text:span></text:h>
      <text:p text:style-name="P84">In hoc <text:span text:style-name="amh_5f_dev_5f_abbr">i</text:span>g<text:span text:style-name="amh_5f_dev_5f_abbr">itur</text:span> sanctissim<text:span text:style-name="T1893">o</text:span> fluuio <text:span text:style-name="amh_5f_dev_5f_abbr">Christu</text:span>s Dei unic<text:span text:style-name="amh_5f_dev_5f_abbr">us</text:span> et n<text:span text:style-name="amh_5f_dev_5f_abbr">oste</text:span>r saluator doct<text:span text:style-name="amh_5f_dev_5f_abbr">r</text:span>ine atq<text:span text:style-name="amh_5f_dev_5f_abbr">ue</text:span> honestatis, humilitatisq<text:span text:style-name="amh_5f_dev_5f_abbr">ue</text:span> magister a p<text:span text:style-name="amh_5f_dev_5f_abbr">re</text:span>cursore <text:span text:style-name="T1894">Ioh</text:span><text:span text:style-name="amh_5f_dev_5f_abbr"><text:span text:style-name="T1894">ann</text:span></text:span><text:span text:style-name="T1894">e baptizatur, uox su</text:span><text:span text:style-name="amh_5f_dev_5f_abbr"><text:span text:style-name="T1894">m</text:span></text:span><text:span text:style-name="T1894">mi Patris auditur, Sp</text:span><text:span text:style-name="amh_5f_dev_5f_abbr"><text:span text:style-name="T1894">iritu</text:span></text:span><text:span text:style-name="T1894">s S</text:span><text:span text:style-name="amh_5f_dev_5f_abbr"><text:span text:style-name="T1894">an</text:span></text:span><text:span text:style-name="T1894">ct</text:span><text:span text:style-name="amh_5f_dev_5f_abbr"><text:span text:style-name="T1894">u</text:span></text:span><text:span text:style-name="T1895">s</text:span><text:span text:style-name="T1894"> </text:span><text:span text:style-name="T1896">in modum colu</text:span><text:span text:style-name="amh_5f_dev_5f_abbr"><text:span text:style-name="T1896">m</text:span></text:span><text:span text:style-name="T1896">be desce</text:span><text:span text:style-name="amh_5f_dev_5f_abbr"><text:span text:style-name="T1896">n</text:span></text:span><text:span text:style-name="T1896">dens cernitur, lauacru</text:span><text:span text:style-name="amh_5f_dev_5f_abbr"><text:span text:style-name="T1896">m</text:span></text:span><text:span text:style-name="T1896"> </text:span><text:span text:style-name="T1897">regen</text:span><text:span text:style-name="amh_5f_dev_5f_abbr"><text:span text:style-name="T1897">er</text:span></text:span><text:span text:style-name="T1897">at</text:span><text:span text:style-name="amh_5f_dev_5f_abbr"><text:span text:style-name="T1897">i</text:span></text:span><text:span text:style-name="T1897">o</text:span><text:span text:style-name="amh_5f_dev_5f_abbr"><text:span text:style-name="T1897">n</text:span></text:span><text:span text:style-name="T1897">is efficitur, </text:span><text:span text:style-name="T1898">undis na</text:span><text:span text:style-name="amh_5f_dev_5f_abbr"><text:span text:style-name="T1898">tur</text:span></text:span><text:span text:style-name="T1898">alibus su</text:span><text:span text:style-name="amh_5f_dev_5f_abbr"><text:span text:style-name="T1898">per</text:span></text:span><text:span text:style-name="T1898">na</text:span><text:span text:style-name="amh_5f_dev_5f_abbr"><text:span text:style-name="T1898">tur</text:span></text:span><text:span text:style-name="T1898">ale Dei donu</text:span><text:span text:style-name="amh_5f_dev_5f_abbr"><text:span text:style-name="T1898">m</text:span></text:span><text:span text:style-name="T1898"> ad p</text:span><text:span text:style-name="amh_5f_dev_5f_abbr"><text:span text:style-name="T1898">ec</text:span></text:span><text:span text:style-name="T1898">ciaminu</text:span><text:span text:style-name="amh_5f_dev_5f_abbr"><text:span text:style-name="T1898">m</text:span></text:span><text:span text:style-name="T1898"> ablutione</text:span><text:span text:style-name="amh_5f_dev_5f_abbr"><text:span text:style-name="T1898">m</text:span></text:span><text:span text:style-name="T1898"> donatur. Hu</text:span><text:span text:style-name="amh_5f_dev_5f_abbr"><text:span text:style-name="T1898">n</text:span></text:span><text:span text:style-name="T1898">c fluuiu</text:span><text:span text:style-name="amh_5f_dev_5f_abbr"><text:span text:style-name="T1898">m</text:span></text:span><text:span text:style-name="T1898"> Filii Ih</text:span><text:span text:style-name="amh_5f_dev_5f_abbr"><text:span text:style-name="T1898">e</text:span></text:span><text:span text:style-name="T1898">r</text:span><text:span text:style-name="amh_5f_dev_5f_abbr"><text:span text:style-name="T1898">usa</text:span></text:span><text:span text:style-name="T1898">l</text:span><text:span text:style-name="amh_5f_dev_5f_abbr"><text:span text:style-name="T1898">e</text:span></text:span><text:span text:style-name="T1898">m sicco uestigio tra</text:span><text:span text:style-name="amh_5f_dev_5f_abbr"><text:span text:style-name="T1898">n</text:span></text:span><text:span text:style-name="T1898">siueru</text:span><text:span text:style-name="amh_5f_dev_5f_abbr"><text:span text:style-name="T1898">n</text:span></text:span><text:span text:style-name="T1898">t, </text:span><text:span text:style-name="amh_5f_nombre_5f_romain"><text:span text:style-name="T1899">xii</text:span></text:span><text:span text:style-name="T1899"> lapides de ei</text:span><text:span text:style-name="amh_5f_dev_5f_abbr"><text:span text:style-name="T1899">us</text:span></text:span><text:span text:style-name="T1899"> fundo s</text:span><text:span text:style-name="amh_5f_dev_5f_abbr"><text:span text:style-name="T1899">e</text:span></text:span><text:span text:style-name="T1899">c</text:span><text:span text:style-name="amh_5f_dev_5f_abbr"><text:span text:style-name="T1899">un</text:span></text:span><text:span text:style-name="T1899">d</text:span><text:span text:style-name="amh_5f_dev_5f_abbr"><text:span text:style-name="T1899">u</text:span></text:span><text:span text:style-name="T1899">m </text:span><text:span text:style-name="amh_5f_nombre_5f_romain"><text:span text:style-name="T1899">xii</text:span></text:span><text:span text:style-name="T1899"> tribus assume</text:span><text:span text:style-name="amh_5f_dev_5f_abbr"><text:span text:style-name="T1899">n</text:span></text:span><text:span text:style-name="T1899">tes et totidem aliu</text:span><text:span text:style-name="amh_5f_dev_5f_abbr"><text:span text:style-name="T1899">n</text:span></text:span><text:span text:style-name="T1899">de </text:span><text:span text:style-name="T1900">su</text:span><text:span text:style-name="amh_5f_dev_5f_abbr"><text:span text:style-name="T1900">m</text:span></text:span><text:span text:style-name="T1900">ptos in ei</text:span><text:span text:style-name="amh_5f_dev_5f_abbr"><text:span text:style-name="T1900">us</text:span></text:span><text:span text:style-name="T1900"> mediu</text:span><text:span text:style-name="amh_5f_dev_5f_abbr"><text:span text:style-name="T1900">m</text:span></text:span><text:span text:style-name="T1900"> </text:span><text:span text:style-name="T1901">reponentes in me</text:span><text:span text:style-name="amh_5f_dev_5f_abbr"><text:span text:style-name="T1901">m</text:span></text:span><text:span text:style-name="T1901">oriam </text:span><text:span text:style-name="T1902">miraculi </text:span><text:span text:style-name="amh_5f_dev_5f_abbr"><text:span text:style-name="T1902">per</text:span></text:span><text:span text:style-name="T1902">petuo recolendi. Vndis </text:span><text:span text:style-name="T1903">isti</text:span><text:span text:style-name="amh_5f_dev_5f_abbr"><text:span text:style-name="T1903">us</text:span></text:span><text:span text:style-name="T1903"> fluuii Naaman </text:span><office:annotation office:name="__Annotation__10861_2659024224" loext:resolved="false"><dc:creator>Alexandre Moret Houplon</dc:creator><dc:date>2026-02-20T10:04:29.300226800</dc:date><meta:creator-initials>AMH</meta:creator-initials><text:p text:style-name="Comment">Deluz : siri</text:p></office:annotation><text:span text:style-name="T1903">tiri</text:span><office:annotation-end office:name="__Annotation__10861_2659024224"/><text:span text:style-name="T1903"> lepra curatur, et breuit</text:span><text:span text:style-name="amh_5f_dev_5f_abbr"><text:span text:style-name="T1903">er</text:span></text:span><text:span text:style-name="T1903"> plurib</text:span><text:span text:style-name="amh_5f_dev_5f_abbr"><text:span text:style-name="T1903">us</text:span></text:span><text:span text:style-name="T1903"> preconiis hic fluui</text:span><text:span text:style-name="amh_5f_dev_5f_abbr"><text:span text:style-name="T1903">us</text:span></text:span><text:span text:style-name="T1903"> i</text:span><text:span text:style-name="amh_5f_dev_5f_abbr"><text:span text:style-name="T1903">n</text:span></text:span><text:span text:style-name="T1903">signitur, circa que</text:span><text:span text:style-name="amh_5f_dev_5f_abbr"><text:span text:style-name="T1903">m</text:span></text:span><text:span text:style-name="T1903"> int</text:span><text:span text:style-name="amh_5f_dev_5f_abbr"><text:span text:style-name="T1903">er</text:span></text:span><text:span text:style-name="T1903"> singula beatissim</text:span><text:span text:style-name="amh_5f_dev_5f_abbr"><text:span text:style-name="T1903">us</text:span></text:span><text:span text:style-name="T1903"> ille Iohan</text:span><text:span text:style-name="amh_5f_dev_5f_abbr"><text:span text:style-name="T1904">n</text:span></text:span><text:span text:style-name="T1903">es Baptista morat</text:span><text:span text:style-name="amh_5f_dev_5f_abbr"><text:span text:style-name="T1903">us</text:span></text:span><text:span text:style-name="T1903"> est et baptismu</text:span><text:span text:style-name="amh_5f_dev_5f_abbr"><text:span text:style-name="T1903">m</text:span></text:span><text:span text:style-name="T1903"> penite</text:span><text:span text:style-name="amh_5f_dev_5f_abbr"><text:span text:style-name="T1903">n</text:span></text:span><text:span text:style-name="T1903">tie </text:span><text:span text:style-name="T1905">p</text:span><text:span text:style-name="amh_5f_dev_5f_abbr"><text:span text:style-name="T1905">re</text:span></text:span><text:span text:style-name="T1905">dicauit, discipulos collegit, </text:span><text:span text:style-name="amh_5f_dev_5f_abbr"><text:span text:style-name="T1905">Christu</text:span></text:span><text:span text:style-name="T1905">m indice mo</text:span><text:span text:style-name="amh_5f_dev_5f_abbr"><text:span text:style-name="T1905">ns</text:span></text:span><text:span text:style-name="T1905">trauit, agnu</text:span><text:span text:style-name="amh_5f_dev_5f_abbr"><text:span text:style-name="T1905">m</text:span></text:span><text:span text:style-name="T1905"> tollente</text:span><text:span text:style-name="amh_5f_dev_5f_abbr"><text:span text:style-name="T1905">m</text:span></text:span><text:span text:style-name="T1905"> p</text:span><text:span text:style-name="amh_5f_dev_5f_abbr"><text:span text:style-name="T1905">e</text:span></text:span><text:span text:style-name="T1905">c</text:span><text:span text:style-name="amh_5f_dev_5f_abbr"><text:span text:style-name="T1905">a</text:span></text:span><text:span text:style-name="T1905">ta mu</text:span><text:span text:style-name="amh_5f_dev_5f_abbr"><text:span text:style-name="T1905">n</text:span></text:span><text:span text:style-name="T1905">di asserit, et ueraci testi</text:span><text:span text:style-name="amh_5f_dev_5f_abbr"><text:span text:style-name="T1905">m</text:span></text:span><text:span text:style-name="T1905">onio approbauit. Circa hu</text:span><text:span text:style-name="amh_5f_dev_5f_abbr"><text:span text:style-name="T1905">n</text:span></text:span><text:span text:style-name="T1905">c fluuium plura su</text:span><text:span text:style-name="amh_5f_dev_5f_abbr"><text:span text:style-name="T1905">n</text:span></text:span><text:span text:style-name="T1905">t mo</text:span><text:span text:style-name="amh_5f_dev_5f_abbr"><text:span text:style-name="T1905">n</text:span></text:span><text:span text:style-name="T1905">ast</text:span><text:span text:style-name="amh_5f_dev_5f_abbr"><text:span text:style-name="T1905">er</text:span></text:span><text:span text:style-name="T1905">ia, scil</text:span><text:span text:style-name="amh_5f_dev_5f_abbr"><text:span text:style-name="T1905">icet</text:span></text:span><text:span text:style-name="T1905"> beati Ioh</text:span><text:span text:style-name="amh_5f_dev_5f_abbr"><text:span text:style-name="T1905">a</text:span></text:span><text:span text:style-name="amh_5f_dev_5f_abbr"><text:span text:style-name="T1906">n</text:span></text:span><text:span text:style-name="amh_5f_dev_5f_abbr"><text:span text:style-name="T1905">n</text:span></text:span><text:span text:style-name="T1905">is et alia deuota, quib</text:span><text:span text:style-name="amh_5f_dev_5f_abbr"><text:span text:style-name="T1905">us</text:span></text:span><text:span text:style-name="T1905"> </text:span><text:span text:style-name="amh_5f_dev_5f_abbr"><text:span text:style-name="T1905">christ</text:span></text:span><text:span text:style-name="T1905">iani scismatici tamen ducu</text:span><text:span text:style-name="amh_5f_dev_5f_abbr"><text:span text:style-name="T1905">n</text:span></text:span><text:span text:style-name="T1905">t uita</text:span><text:span text:style-name="amh_5f_dev_5f_abbr"><text:span text:style-name="T1905">m</text:span></text:span><text:span text:style-name="T1905">. </text:span><text:span text:style-name="T1907">In hiis partib</text:span><text:span text:style-name="amh_5f_dev_5f_abbr"><text:span text:style-name="T1907">us</text:span></text:span><text:span text:style-name="T1907"> plures su</text:span><text:span text:style-name="amh_5f_dev_5f_abbr"><text:span text:style-name="T1907">n</text:span></text:span><text:span text:style-name="T1907">t leones siluatici aliquotiens i</text:span><text:span text:style-name="amh_5f_dev_5f_abbr"><text:span text:style-name="T1907">n</text:span></text:span><text:span text:style-name="T1907"> pecorib</text:span><text:span text:style-name="amh_5f_dev_5f_abbr"><text:span text:style-name="T1907">us</text:span></text:span><text:span text:style-name="T1907"> et iume</text:span><text:span text:style-name="amh_5f_dev_5f_abbr"><text:span text:style-name="T1907">n</text:span></text:span><text:span text:style-name="T1907">tis h</text:span><text:span text:style-name="amh_5f_dev_5f_abbr"><text:span text:style-name="T1907">ab</text:span></text:span><text:span text:style-name="T1907">itantiu</text:span><text:span text:style-name="amh_5f_dev_5f_abbr"><text:span text:style-name="T1907">m</text:span></text:span><text:span text:style-name="T1907"> da</text:span><text:span text:style-name="amh_5f_dev_5f_abbr"><text:span text:style-name="T1907">m</text:span></text:span><text:span text:style-name="T1907">pna gerentes. </text:span></text:p>
      <text:p text:style-name="P85"><text:span text:style-name="amh_5f_lettre_5f_rubriquee">D</text:span>e hiis locis <text:span text:style-name="amh_5f_dev_5f_abbr">pro</text:span>cessi u<text:span text:style-name="amh_5f_dev_5f_abbr">er</text:span>sus <text:span text:style-name="amh_5f_dev_5f_abbr">pro</text:span>uinciam Galilee <text:span text:style-name="amh_5f_dev_5f_abbr">per</text:span> media<text:span text:style-name="amh_5f_dev_5f_abbr">m</text:span> Iudea<text:span text:style-name="amh_5f_dev_5f_abbr">m</text:span> <text:span text:style-name="amh_5f_dev_5f_abbr">et</text:span> Samaria<text:span text:style-name="amh_5f_dev_5f_abbr">m</text:span>, in trib<text:span text:style-name="amh_5f_dev_5f_abbr">us</text:span> scil<text:span text:style-name="amh_5f_dev_5f_abbr">icet</text:span> dieb<text:span text:style-name="amh_5f_dev_5f_abbr">us</text:span> et p<text:span text:style-name="amh_5f_dev_5f_abbr">ri</text:span>mo in hoc itin<text:span text:style-name="amh_5f_dev_5f_abbr">er</text:span>e dimittens sa<text:span text:style-name="amh_5f_dev_5f_abbr">n</text:span>ctam ciuitatem a sinistris <text:span text:style-name="amh_5f_dev_5f_abbr">per</text:span>ueni in <office:annotation office:name="__Annotation__11228_2659024224" loext:resolved="false"><dc:creator>Alexandre Moret Houplon</dc:creator><dc:date>2026-02-20T10:16:01.980551400</dc:date><meta:creator-initials>AMH</meta:creator-initials><text:p text:style-name="Comment">Deluz : Ramathaim Sophym in montem Effraym</text:p></office:annotation>Ramatha Sophin<office:annotation-end office:name="__Annotation__11228_2659024224"/> in montem Hesprei<text:span text:style-name="amh_5f_dev_5f_abbr">m</text:span> altu<text:span text:style-name="amh_5f_dev_5f_abbr">m</text:span> ubi <office:annotation office:name="__Annotation__11229_2659024224" loext:resolved="false"><dc:creator>Alexandre Moret Houplon</dc:creator><dc:date>2026-02-20T10:17:12.657250400</dc:date><meta:creator-initials>AMH</meta:creator-initials><text:p text:style-name="Comment">Deluz : Helcana</text:p></office:annotation>Heltona<office:annotation-end office:name="__Annotation__11229_2659024224"/> <text:span text:style-name="amh_5f_dev_5f_abbr">et</text:span> beata A<text:span text:style-name="amh_5f_dev_5f_abbr">n</text:span>na Samuelis morati su<text:span text:style-name="amh_5f_dev_5f_abbr">n</text:span>t, ibiq<text:span text:style-name="amh_5f_dev_5f_abbr">ue</text:span> sanctus <text:span text:style-name="amh_5f_dev_5f_abbr">pro</text:span>pheta nat<text:span text:style-name="amh_5f_dev_5f_abbr">us</text:span> et defunct<text:span text:style-name="amh_5f_dev_5f_abbr">us</text:span> <text:span text:style-name="T1908">est. </text:span><text:span text:style-name="amh_5f_lettre_5f_rubriquee">E</text:span><text:span text:style-name="T1909">t sciend</text:span><text:span text:style-name="amh_5f_dev_5f_abbr"><text:span text:style-name="T1909">um</text:span></text:span><text:span text:style-name="T1909"> est q</text:span><text:span text:style-name="amh_5f_dev_5f_abbr"><text:span text:style-name="T1909">uod</text:span></text:span><text:span text:style-name="T1909"> in hac mea </text:span><text:span text:style-name="amh_5f_dev_5f_abbr"><text:span text:style-name="T1909">per</text:span></text:span><text:span text:style-name="T1909">egrinat</text:span><text:span text:style-name="amh_5f_dev_5f_abbr"><text:span text:style-name="T1909">i</text:span></text:span><text:span text:style-name="T1909">o</text:span><text:span text:style-name="amh_5f_dev_5f_abbr"><text:span text:style-name="T1909">n</text:span></text:span><text:span text:style-name="T1909">e non sem</text:span><text:span text:style-name="amh_5f_dev_5f_abbr"><text:span text:style-name="T1909">per</text:span></text:span><text:span text:style-name="T1909"> </text:span><text:span text:style-name="T1910">secut</text:span><text:span text:style-name="amh_5f_dev_5f_abbr"><text:span text:style-name="T1910">us</text:span></text:span><text:span text:style-name="T1910"> sum publica itinera </text:span><text:span text:style-name="amh_5f_dev_5f_abbr"><text:span text:style-name="T1910">et</text:span></text:span><text:span text:style-name="T1910"> uulgaria, imo </text:span><text:span text:style-name="amh_5f_dev_5f_abbr"><text:span text:style-name="T1910">pro</text:span></text:span><text:span text:style-name="T1910"> uisitandis sa</text:span><text:span text:style-name="amh_5f_dev_5f_abbr"><text:span text:style-name="T1910">n</text:span></text:span><text:span text:style-name="T1910">ctis locis hinc inde ut uolui m</text:span><text:span text:style-name="amh_5f_dev_5f_abbr"><text:span text:style-name="T1910">u</text:span></text:span><text:span text:style-name="T1910">ltotiens </text:span><text:span text:style-name="T1911">deuiaui. Sic igitur </text:span><text:span text:style-name="amh_5f_dev_5f_abbr"><text:span text:style-name="T1911">pro</text:span></text:span><text:span text:style-name="T1911">cedens ueni </text:span><text:span text:style-name="T1912">i</text:span><text:span text:style-name="amh_5f_dev_5f_abbr"><text:span text:style-name="T1912">n</text:span></text:span><text:span text:style-name="T1912"> ultimo </text:span><text:span text:style-name="T1913">Silo, locu</text:span><text:span text:style-name="amh_5f_dev_5f_abbr"><text:span text:style-name="T1913">m</text:span></text:span><text:span text:style-name="T1913"> q</text:span><text:span text:style-name="amh_5f_dev_5f_abbr"><text:span text:style-name="T1913">u</text:span></text:span><text:span text:style-name="T1913">idem sa</text:span><text:span text:style-name="amh_5f_dev_5f_abbr"><text:span text:style-name="T1913">n</text:span></text:span><text:span text:style-name="T1913">ctu</text:span><text:span text:style-name="amh_5f_dev_5f_abbr"><text:span text:style-name="T1913">m</text:span></text:span><text:span text:style-name="T1913"> atq</text:span><text:span text:style-name="amh_5f_dev_5f_abbr"><text:span text:style-name="T1913">ue</text:span></text:span><text:span text:style-name="T1913"> </text:span><text:span text:style-name="T1914">amenu</text:span><text:span text:style-name="amh_5f_dev_5f_abbr"><text:span text:style-name="T1914">m</text:span></text:span><text:span text:style-name="T1914">, ubi arca Dei sub Heli sac</text:span><text:span text:style-name="amh_5f_dev_5f_abbr"><text:span text:style-name="T1914">er</text:span></text:span><text:span text:style-name="T1914">dote longo t</text:span><text:span text:style-name="amh_5f_dev_5f_abbr"><text:span text:style-name="T1914">em</text:span></text:span><text:span text:style-name="T1914">p</text:span><text:span text:style-name="amh_5f_dev_5f_abbr"><text:span text:style-name="T1914">or</text:span></text:span><text:span text:style-name="T1914">e s</text:span><text:span text:style-name="amh_5f_dev_5f_abbr"><text:span text:style-name="T1914">er</text:span></text:span><text:span text:style-name="T1914">uabat</text:span><text:span text:style-name="amh_5f_dev_5f_abbr"><text:span text:style-name="T1914">u</text:span></text:span><text:span text:style-name="T1914">r, </text:span><text:span text:style-name="T1915">sic</text:span><text:span text:style-name="amh_5f_dev_5f_abbr"><text:span text:style-name="T1915">ut</text:span></text:span><text:span text:style-name="T1915"> ait liber Regu</text:span><text:span text:style-name="amh_5f_dev_5f_abbr"><text:span text:style-name="T1915">m</text:span></text:span><text:span text:style-name="T1915">. </text:span><text:span text:style-name="T1916">Hic uota et sac</text:span><text:span text:style-name="amh_5f_dev_5f_abbr"><text:span text:style-name="T1916">r</text:span></text:span><text:span text:style-name="T1916">ificia </text:span><text:span text:style-name="T1917">p</text:span><text:span text:style-name="amh_5f_dev_5f_abbr"><text:span text:style-name="T1917">o</text:span></text:span><text:span text:style-name="T1917">p</text:span><text:span text:style-name="amh_5f_dev_5f_abbr"><text:span text:style-name="T1917">u</text:span></text:span><text:span text:style-name="T1917">li </text:span><text:span text:style-name="T1918">Domini </text:span><text:span text:style-name="T1919">reddebant</text:span><text:span text:style-name="amh_5f_dev_5f_abbr"><text:span text:style-name="T1919">u</text:span></text:span><text:span text:style-name="T1919">r, Samueliq</text:span><text:span text:style-name="amh_5f_dev_5f_abbr"><text:span text:style-name="T1919">ue</text:span></text:span><text:span text:style-name="T1919"> primo </text:span><text:span text:style-name="T1906">D</text:span><text:span text:style-name="T1919">e</text:span><text:span text:style-name="amh_5f_dev_5f_abbr"><text:span text:style-name="T1919">us</text:span></text:span><text:span text:style-name="T1919"> locut</text:span><text:span text:style-name="amh_5f_dev_5f_abbr"><text:span text:style-name="T1919">us</text:span></text:span><text:span text:style-name="T1919"> est, et sibi int</text:span><text:span text:style-name="amh_5f_dev_5f_abbr"><text:span text:style-name="T1919">er</text:span></text:span><text:span text:style-name="T1919"> cet</text:span><text:span text:style-name="amh_5f_dev_5f_abbr"><text:span text:style-name="T1919">er</text:span></text:span><text:span text:style-name="T1919">a de mutat</text:span><text:span text:style-name="amh_5f_dev_5f_abbr"><text:span text:style-name="T1919">i</text:span></text:span><text:span text:style-name="T1919">o</text:span><text:span text:style-name="amh_5f_dev_5f_abbr"><text:span text:style-name="T1919">n</text:span></text:span><text:span text:style-name="T1919">e </text:span><text:span text:style-name="T1920">sac</text:span><text:span text:style-name="amh_5f_dev_5f_abbr"><text:span text:style-name="T1920">er</text:span></text:span><text:span text:style-name="T1920">dotii reuelauit.</text:span></text:p>
      <text:p text:style-name="P86"><text:soft-page-break/>Inde <text:span text:style-name="amh_5f_dev_5f_abbr">pro</text:span>cedens ueni <text:span text:style-name="T1921">in Sichen aut Sicar ubi est </text:span><text:span text:style-name="amh_5f_dev_5f_abbr"><text:span text:style-name="T1921">pro</text:span></text:span><text:span text:style-name="T1921">uincia Samarit</text:span><text:span text:style-name="T1922">an</text:span><text:span text:style-name="T1921">oru</text:span><text:span text:style-name="amh_5f_dev_5f_abbr"><text:span text:style-name="T1921">m</text:span></text:span><text:span text:style-name="T1921">. </text:span><text:span text:style-name="T1922">Vallis q</text:span><text:span text:style-name="amh_5f_dev_5f_abbr"><text:span text:style-name="T1922">u</text:span></text:span><text:span text:style-name="T1922">idem p</text:span><text:span text:style-name="amh_5f_dev_5f_abbr"><text:span text:style-name="T1922">u</text:span></text:span><text:span text:style-name="T1922">lcerrima est </text:span><text:span text:style-name="T1923">ac secu</text:span><text:span text:style-name="amh_5f_dev_5f_abbr"><text:span text:style-name="T1923">n</text:span></text:span><text:span text:style-name="T1923">da, </text:span><text:span text:style-name="T1924">ciuitas q</text:span><text:span text:style-name="amh_5f_dev_5f_abbr"><text:span text:style-name="T1924">ue</text:span></text:span><text:span text:style-name="T1924"> bona nu</text:span><text:span text:style-name="amh_5f_dev_5f_abbr"><text:span text:style-name="T1924">n</text:span></text:span><text:span text:style-name="T1924">c Napolis appellata. </text:span><text:span text:style-name="T1925">I</text:span><text:span text:style-name="T1924">uxta qua</text:span><text:span text:style-name="amh_5f_dev_5f_abbr"><text:span text:style-name="T1924">m</text:span></text:span><text:span text:style-name="T1924">, circa uia</text:span><text:span text:style-name="amh_5f_dev_5f_abbr"><text:span text:style-name="T1924">m</text:span></text:span><text:span text:style-name="T1924"> </text:span><text:span text:style-name="T1926">u</text:span><text:span text:style-name="amh_5f_dev_5f_abbr"><text:span text:style-name="T1926">er</text:span></text:span><text:span text:style-name="T1926">s</text:span><text:span text:style-name="amh_5f_dev_5f_abbr"><text:span text:style-name="T1926">us</text:span></text:span><text:span text:style-name="T1926"> </text:span><office:annotation office:name="__Annotation__15010_2659024224" loext:resolved="false"><dc:creator>Alexandre Moret Houplon</dc:creator><dc:date>2026-02-20T10:28:40.219994100</dc:date><meta:creator-initials>AMH</meta:creator-initials><text:p text:style-name="Comment">Li : Iudiam</text:p></office:annotation><text:span text:style-name="T1926">Iudeam</text:span><office:annotation-end office:name="__Annotation__15010_2659024224"/><text:span text:style-name="T1926">, </text:span><text:span text:style-name="T1927">D</text:span><text:span text:style-name="amh_5f_dev_5f_abbr"><text:span text:style-name="T1927">ominu</text:span></text:span><text:span text:style-name="T1927">s cu</text:span><text:span text:style-name="amh_5f_dev_5f_abbr"><text:span text:style-name="T1927">m</text:span></text:span><text:span text:style-name="T1927"> muliere samaritana </text:span><text:span text:style-name="amh_5f_dev_5f_abbr"><text:span text:style-name="T1927">pro</text:span></text:span><text:span text:style-name="T1927">pe puteu</text:span><text:span text:style-name="amh_5f_dev_5f_abbr"><text:span text:style-name="T1927">m</text:span></text:span><text:span text:style-name="T1927"> </text:span><text:span text:style-name="T1928">loq</text:span><text:span text:style-name="amh_5f_dev_5f_abbr"><text:span text:style-name="T1928">ua</text:span></text:span><text:span text:style-name="T1928">bat</text:span><text:span text:style-name="amh_5f_dev_5f_abbr"><text:span text:style-name="T1928">u</text:span></text:span><text:span text:style-name="T1928">r, </text:span><text:span text:style-name="T1929">qui et adhuc ibidem, </text:span><text:span text:style-name="T1930">s</text:span><text:span text:style-name="amh_5f_dev_5f_abbr"><text:span text:style-name="T1930">ed</text:span></text:span><text:span text:style-name="T1930"> aliq</text:span><text:span text:style-name="amh_5f_dev_5f_abbr"><text:span text:style-name="T1930">u</text:span></text:span><text:span text:style-name="T1930">a</text:span><text:span text:style-name="amh_5f_dev_5f_abbr"><text:span text:style-name="T1930">n</text:span></text:span><text:span text:style-name="T1930">tulu</text:span><text:span text:style-name="amh_5f_dev_5f_abbr"><text:span text:style-name="T1930">m</text:span></text:span><text:span text:style-name="T1930"> obstruct</text:span><text:span text:style-name="amh_5f_dev_5f_abbr"><text:span text:style-name="T1930">us</text:span></text:span><text:span text:style-name="T1930"> est. Supra que</text:span><text:span text:style-name="amh_5f_dev_5f_abbr"><text:span text:style-name="T1930">m</text:span></text:span><text:span text:style-name="T1930"> locu</text:span><text:span text:style-name="amh_5f_dev_5f_abbr"><text:span text:style-name="T1930">m</text:span></text:span><text:span text:style-name="T1930"> olim p</text:span><text:span text:style-name="amh_5f_dev_5f_abbr"><text:span text:style-name="T1930">u</text:span></text:span><text:span text:style-name="T1930">lcra eccl</text:span><text:span text:style-name="amh_5f_dev_5f_abbr"><text:span text:style-name="T1930">esi</text:span></text:span><text:span text:style-name="T1930">a erat, nu</text:span><text:span text:style-name="amh_5f_dev_5f_abbr"><text:span text:style-name="T1930">n</text:span></text:span><text:span text:style-name="T1930">c pl</text:span><text:span text:style-name="amh_5f_dev_5f_abbr"><text:span text:style-name="T1930">ur</text:span></text:span><text:span text:style-name="T1930">imu</text:span><text:span text:style-name="amh_5f_dev_5f_abbr"><text:span text:style-name="T1930">m</text:span></text:span><text:span text:style-name="T1930"> dissipata. Et non </text:span><text:span text:style-name="T1931">longe sep</text:span><text:span text:style-name="amh_5f_dev_5f_abbr"><text:span text:style-name="T1931">u</text:span></text:span><text:span text:style-name="T1931">lcru</text:span><text:span text:style-name="amh_5f_dev_5f_abbr"><text:span text:style-name="T1931">m</text:span></text:span><text:span text:style-name="T1931"> est beatissimi patriarce Ioseph, cui</text:span><text:span text:style-name="amh_5f_dev_5f_abbr"><text:span text:style-name="T1931">us</text:span></text:span><text:span text:style-name="T1931"> ossa de Egipto </text:span><text:span text:style-name="T1932">ad ip</text:span><text:span text:style-name="amh_5f_dev_5f_abbr"><text:span text:style-name="T1932">s</text:span></text:span><text:span text:style-name="T1932">i</text:span><text:span text:style-name="amh_5f_dev_5f_abbr"><text:span text:style-name="T1932">us</text:span></text:span><text:span text:style-name="T1932"> p</text:span><text:span text:style-name="amh_5f_dev_5f_abbr"><text:span text:style-name="T1932">re</text:span></text:span><text:span text:style-name="T1932">ceptu</text:span><text:span text:style-name="amh_5f_dev_5f_abbr"><text:span text:style-name="T1932">m</text:span></text:span><text:span text:style-name="T1932"> a filiis Isr</text:span><text:span text:style-name="amh_5f_dev_5f_abbr"><text:span text:style-name="T1932">ae</text:span></text:span><text:span text:style-name="T1932">l tra</text:span><text:span text:style-name="amh_5f_dev_5f_abbr"><text:span text:style-name="T1932">n</text:span></text:span><text:span text:style-name="T1932">sportata su</text:span><text:span text:style-name="amh_5f_dev_5f_abbr"><text:span text:style-name="T1932">n</text:span></text:span><text:span text:style-name="T1932">t. Hu</text:span><text:span text:style-name="amh_5f_dev_5f_abbr"><text:span text:style-name="T1932">n</text:span></text:span><text:span text:style-name="T1932">c locu</text:span><text:span text:style-name="amh_5f_dev_5f_abbr"><text:span text:style-name="T1932">m</text:span></text:span><text:span text:style-name="T1932"> Iudei </text:span><text:span text:style-name="T1933">pl</text:span><text:span text:style-name="amh_5f_dev_5f_abbr"><text:span text:style-name="T1933">u</text:span></text:span><text:span text:style-name="T1933">rimu</text:span><text:span text:style-name="amh_5f_dev_5f_abbr"><text:span text:style-name="T1933">m</text:span></text:span><text:span text:style-name="T1933"> rueurant</text:span><text:span text:style-name="amh_5f_dev_5f_abbr"><text:span text:style-name="T1933">u</text:span></text:span><text:span text:style-name="T1933">r. </text:span><text:span text:style-name="amh_5f_foliotation"><text:span text:style-name="T1934">[f. 241v]</text:span></text:span><text:span text:style-name="T1934"> In p</text:span><text:span text:style-name="amh_5f_dev_5f_abbr"><text:span text:style-name="T1934">re</text:span></text:span><text:span text:style-name="T1934">dicta ciuitate Dyna filia Iacob rapta est, s</text:span><text:span text:style-name="amh_5f_dev_5f_abbr"><text:span text:style-name="T1934">ed</text:span></text:span><text:span text:style-name="T1934"> crudelis uindicta urb</text:span><text:span text:style-name="amh_5f_dev_5f_abbr"><text:span text:style-name="T1934">is</text:span></text:span><text:span text:style-name="T1934"> h</text:span><text:span text:style-name="amh_5f_dev_5f_abbr"><text:span text:style-name="T1934">ab</text:span></text:span><text:span text:style-name="T1934">itatorib</text:span><text:span text:style-name="amh_5f_dev_5f_abbr"><text:span text:style-name="T1934">us</text:span></text:span><text:span text:style-name="T1934"> a duob</text:span><text:span text:style-name="amh_5f_dev_5f_abbr"><text:span text:style-name="T1934">us</text:span></text:span><text:span text:style-name="T1934"> filiis Iacob postea illata est. In hac </text:span><text:span text:style-name="amh_5f_dev_5f_abbr"><text:span text:style-name="T1934">pro</text:span></text:span><text:span text:style-name="T1934">uincia </text:span><text:span text:style-name="T1935">Samarie est si</text:span><text:span text:style-name="amh_5f_dev_5f_abbr"><text:span text:style-name="T1935">n</text:span></text:span><text:span text:style-name="T1935">gularis q</text:span><text:span text:style-name="amh_5f_dev_5f_abbr"><text:span text:style-name="T1935">ue</text:span></text:span><text:span text:style-name="T1935">da</text:span><text:span text:style-name="amh_5f_dev_5f_abbr"><text:span text:style-name="T1935">m</text:span></text:span><text:span text:style-name="T1935"> </text:span><text:span text:style-name="T1936">secta ho</text:span><text:span text:style-name="amh_5f_dev_5f_abbr"><text:span text:style-name="T1936">minu</text:span></text:span><text:span text:style-name="T1936">m </text:span><text:span text:style-name="T1937">q</text:span><text:span text:style-name="amh_5f_dev_5f_abbr"><text:span text:style-name="T1937">ui</text:span></text:span><text:span text:style-name="T1937"> Samaritani sp</text:span><text:span text:style-name="amh_5f_dev_5f_abbr"><text:span text:style-name="T1937">eci</text:span></text:span><text:span text:style-name="T1937">alit</text:span><text:span text:style-name="amh_5f_dev_5f_abbr"><text:span text:style-name="T1937">er</text:span></text:span><text:span text:style-name="T1937"> no</text:span><text:span text:style-name="amh_5f_dev_5f_abbr"><text:span text:style-name="T1937">m</text:span></text:span><text:span text:style-name="T1937">i</text:span><text:span text:style-name="amh_5f_dev_5f_abbr"><text:span text:style-name="T1937">n</text:span></text:span><text:span text:style-name="T1937">ant</text:span><text:span text:style-name="amh_5f_dev_5f_abbr"><text:span text:style-name="T1937">u</text:span></text:span><text:span text:style-name="T1937">r. </text:span><text:span text:style-name="T1938">Hii quoq</text:span><text:span text:style-name="amh_5f_dev_5f_abbr"><text:span text:style-name="T1938">ue</text:span></text:span><text:span text:style-name="T1938"> nec lege</text:span><text:span text:style-name="amh_5f_dev_5f_abbr"><text:span text:style-name="T1938">m</text:span></text:span><text:span text:style-name="T1938"> </text:span><text:span text:style-name="amh_5f_dev_5f_abbr"><text:span text:style-name="T1938">christ</text:span></text:span><text:span text:style-name="T1938">ianoru</text:span><text:span text:style-name="amh_5f_dev_5f_abbr"><text:span text:style-name="T1938">m</text:span></text:span><text:span text:style-name="T1938">, nec Iudeor</text:span><text:span text:style-name="amh_5f_dev_5f_abbr"><text:span text:style-name="T1938">um</text:span></text:span><text:span text:style-name="T1938">, nec Sarracenoru</text:span><text:span text:style-name="amh_5f_dev_5f_abbr"><text:span text:style-name="T1938">m</text:span></text:span><text:span text:style-name="T1938">, </text:span><text:span text:style-name="T1939">nec etia</text:span><text:span text:style-name="amh_5f_dev_5f_abbr"><text:span text:style-name="T1939">m</text:span></text:span><text:span text:style-name="T1939"> paganoru</text:span><text:span text:style-name="amh_5f_dev_5f_abbr"><text:span text:style-name="T1939">m</text:span></text:span><text:span text:style-name="T1939"> secta</text:span><text:span text:style-name="amh_5f_dev_5f_abbr"><text:span text:style-name="T1939">n</text:span></text:span><text:span text:style-name="T1939">tur, </text:span><text:span text:style-name="T1940">s</text:span><text:span text:style-name="amh_5f_dev_5f_abbr"><text:span text:style-name="T1940">ed</text:span></text:span><text:span text:style-name="T1940"> unu</text:span><text:span text:style-name="amh_5f_dev_5f_abbr"><text:span text:style-name="T1940">m</text:span></text:span><text:span text:style-name="T1940"> Deu</text:span><text:span text:style-name="amh_5f_dev_5f_abbr"><text:span text:style-name="T1940">m</text:span></text:span><text:span text:style-name="T1940"> </text:span><text:span text:style-name="T1941">dicentes, </text:span><text:span text:style-name="T1942">opiniones, </text:span><text:span text:style-name="T1943">ritus colendi ac modos uiuendi mirabiles tenent, se solos reputantes de nu</text:span><text:span text:style-name="amh_5f_dev_5f_abbr"><text:span text:style-name="T1943">me</text:span></text:span><text:span text:style-name="T1943">ro </text:span><text:span text:style-name="T1944">saluandoru</text:span><text:span text:style-name="amh_5f_dev_5f_abbr"><text:span text:style-name="T1944">m</text:span></text:span><text:span text:style-name="T1944">. </text:span><text:span text:style-name="T1945">Et etia</text:span><text:span text:style-name="amh_5f_dev_5f_abbr"><text:span text:style-name="T1945">m</text:span></text:span><text:span text:style-name="T1945"> in habitu ab aliis disti</text:span><text:span text:style-name="amh_5f_dev_5f_abbr"><text:span text:style-name="T1945">n</text:span></text:span><text:span text:style-name="T1945">gunt</text:span><text:span text:style-name="amh_5f_dev_5f_abbr"><text:span text:style-name="T1945">u</text:span></text:span><text:span text:style-name="T1945">r, </text:span><text:span text:style-name="T1946">quia cu</text:span><text:span text:style-name="amh_5f_dev_5f_abbr"><text:span text:style-name="T1946">m</text:span></text:span><text:span text:style-name="T1946"> i</text:span><text:span text:style-name="amh_5f_dev_5f_abbr"><text:span text:style-name="T1946">n</text:span></text:span><text:span text:style-name="T1946"> hiis partib</text:span><text:span text:style-name="amh_5f_dev_5f_abbr"><text:span text:style-name="T1946">us</text:span></text:span><text:span text:style-name="T1946"> habitantes general</text:span><text:span text:style-name="amh_5f_dev_5f_abbr"><text:span text:style-name="T1946">ite</text:span></text:span><text:span text:style-name="T1946">r </text:span><text:span text:style-name="T1947">i</text:span><text:span text:style-name="amh_5f_dev_5f_abbr"><text:span text:style-name="T1947">n</text:span></text:span><text:span text:style-name="T1947">uoluu</text:span><text:span text:style-name="amh_5f_dev_5f_abbr"><text:span text:style-name="T1947">n</text:span></text:span><text:span text:style-name="T1947">t capita lintheis </text:span><text:span text:style-name="T1948">longissimis </text:span><text:span text:style-name="amh_5f_dev_5f_abbr"><text:span text:style-name="T1948">christ</text:span></text:span><text:span text:style-name="T1948">iani </text:span><text:span text:style-name="T1949">blauiis, sarraceni, albis, iudeis, </text:span><text:span text:style-name="T1950">glauci su</text:span><text:span text:style-name="amh_5f_dev_5f_abbr"><text:span text:style-name="T1950">n</text:span></text:span><text:span text:style-name="T1950">t, horu</text:span><text:span text:style-name="amh_5f_dev_5f_abbr"><text:span text:style-name="T1950">m</text:span></text:span><text:span text:style-name="T1950"> </text:span><text:span text:style-name="T1951">capita rubeis i</text:span><text:span text:style-name="amh_5f_dev_5f_abbr"><text:span text:style-name="T1951">n</text:span></text:span><text:span text:style-name="T1951">uoluu</text:span><text:span text:style-name="amh_5f_dev_5f_abbr"><text:span text:style-name="T1951">n</text:span></text:span><text:span text:style-name="T1951">t</text:span><text:span text:style-name="amh_5f_dev_5f_abbr"><text:span text:style-name="T1951">u</text:span></text:span><text:span text:style-name="T1951">r, et se dicu</text:span><text:span text:style-name="amh_5f_dev_5f_abbr"><text:span text:style-name="T1951">n</text:span></text:span><text:span text:style-name="T1951">t de dilectissimis int</text:span><text:span text:style-name="amh_5f_dev_5f_abbr"><text:span text:style-name="T1951">er</text:span></text:span><text:span text:style-name="T1951"> om</text:span><text:span text:style-name="amh_5f_dev_5f_abbr"><text:span text:style-name="T1951">n</text:span></text:span><text:span text:style-name="amh_5f_dev_5f_abbr"><text:span text:style-name="T1952">e</text:span></text:span><text:span text:style-name="T1951">s.</text:span></text:p>
      <text:p text:style-name="P87"><text:span text:style-name="amh_5f_lettre_5f_rubriquee">D</text:span>e Sythen <text:span text:style-name="amh_5f_dev_5f_abbr">i</text:span>g<text:span text:style-name="amh_5f_dev_5f_abbr">itu</text:span>r <text:span text:style-name="amh_5f_dev_5f_abbr">pro</text:span>cessi u<text:span text:style-name="amh_5f_dev_5f_abbr">er</text:span>sus Samariam q<text:span text:style-name="amh_5f_dev_5f_abbr">u</text:span>ondam famosissimam ciuitate<text:span text:style-name="amh_5f_dev_5f_abbr">m</text:span>, caput hui<text:span text:style-name="amh_5f_dev_5f_abbr">us</text:span> <text:span text:style-name="amh_5f_dev_5f_abbr">pro</text:span>uincie q<text:span text:style-name="amh_5f_dev_5f_abbr">ue</text:span> et Samaria ab hac appellat<text:span text:style-name="amh_5f_dev_5f_abbr">u</text:span>r. Ciuitas aut<text:span text:style-name="amh_5f_dev_5f_abbr">em</text:span> nunc Sebaste dicit<text:span text:style-name="amh_5f_dev_5f_abbr">u</text:span>r, et multu<text:span text:style-name="amh_5f_dev_5f_abbr">m</text:span> assimilat<text:span text:style-name="amh_5f_dev_5f_abbr">u</text:span>r ciuitate sancte in situ. <text:span text:style-name="T1953">I</text:span><text:span text:style-name="amh_5f_dev_5f_abbr"><text:span text:style-name="T1953">n</text:span></text:span><text:span text:style-name="T1953"> hac fuit caput et sedes regni dece</text:span><text:span text:style-name="amh_5f_dev_5f_abbr"><text:span text:style-name="T1953">m</text:span></text:span><text:span text:style-name="T1953"> tribuu</text:span><text:span text:style-name="amh_5f_dev_5f_abbr"><text:span text:style-name="T1953">m</text:span></text:span><text:span text:style-name="T1953"> postq</text:span><text:span text:style-name="amh_5f_dev_5f_abbr"><text:span text:style-name="T1953">u</text:span></text:span><text:span text:style-name="T1953">a</text:span><text:span text:style-name="amh_5f_dev_5f_abbr"><text:span text:style-name="T1953">m</text:span></text:span><text:span text:style-name="T1953"> Salomo</text:span><text:span text:style-name="amh_5f_dev_5f_abbr"><text:span text:style-name="T1953">n</text:span></text:span><text:span text:style-name="T1953">is, si attribuit Iuda et Beniamin dimiseru</text:span><text:span text:style-name="amh_5f_dev_5f_abbr"><text:span text:style-name="T1953">n</text:span></text:span><text:span text:style-name="T1953">t, successores q</text:span><text:span text:style-name="amh_5f_dev_5f_abbr"><text:span text:style-name="T1953">u</text:span></text:span><text:span text:style-name="T1953">idem s</text:span><text:span text:style-name="amh_5f_dev_5f_abbr"><text:span text:style-name="T1953">ecundu</text:span></text:span><text:span text:style-name="T1953">m </text:span><text:span text:style-name="T1954">sangui</text:span><text:span text:style-name="amh_5f_dev_5f_abbr"><text:span text:style-name="T1954">n</text:span></text:span><text:span text:style-name="T1954">em </text:span><text:span text:style-name="T1955">Dauid regna</text:span><text:span text:style-name="amh_5f_dev_5f_abbr"><text:span text:style-name="T1955">n</text:span></text:span><text:span text:style-name="T1955">tes in Ih</text:span><text:span text:style-name="amh_5f_dev_5f_abbr"><text:span text:style-name="T1955">e</text:span></text:span><text:span text:style-name="T1955">r</text:span><text:span text:style-name="amh_5f_dev_5f_abbr"><text:span text:style-name="T1955">usa</text:span></text:span><text:span text:style-name="T1955">l</text:span><text:span text:style-name="amh_5f_dev_5f_abbr"><text:span text:style-name="T1955">e</text:span></text:span><text:span text:style-name="T1955">m </text:span><text:span text:style-name="T1956">reges Iuda regna</text:span><text:span text:style-name="amh_5f_dev_5f_abbr"><text:span text:style-name="T1956">n</text:span></text:span><text:span text:style-name="T1956">tes uero </text:span><text:span text:style-name="T1957">in Samaria su</text:span><text:span text:style-name="amh_5f_dev_5f_abbr"><text:span text:style-name="T1957">per</text:span></text:span><text:span text:style-name="T1957"> </text:span><text:span text:style-name="amh_5f_nombre_5f_romain"><text:span text:style-name="T1957">x</text:span></text:span><text:span text:style-name="T1957"> trib</text:span><text:span text:style-name="amh_5f_dev_5f_abbr"><text:span text:style-name="T1957">us</text:span></text:span><text:span text:style-name="T1957">, reges Isr</text:span><text:span text:style-name="amh_5f_dev_5f_abbr"><text:span text:style-name="T1957">ae</text:span></text:span><text:span text:style-name="T1957">l dicebant</text:span><text:span text:style-name="amh_5f_dev_5f_abbr"><text:span text:style-name="T1957">u</text:span></text:span><text:span text:style-name="T1957">r. Hec egregia q</text:span><text:span text:style-name="amh_5f_dev_5f_abbr"><text:span text:style-name="T1957">u</text:span></text:span><text:span text:style-name="T1957">ondam </text:span><text:span text:style-name="T1958">ciuitas desolata est et destructa in ualde p</text:span><text:span text:style-name="amh_5f_dev_5f_abbr"><text:span text:style-name="T1958">u</text:span></text:span><text:span text:style-name="T1958">lcro monte sita. Aliquas </text:span><text:span text:style-name="amh_5f_dev_5f_abbr"><text:span text:style-name="T1958">christ</text:span></text:span><text:span text:style-name="T1958">ianoru</text:span><text:span text:style-name="amh_5f_dev_5f_abbr"><text:span text:style-name="T1958">m</text:span></text:span><text:span text:style-name="T1958"> eccl</text:span><text:span text:style-name="amh_5f_dev_5f_abbr"><text:span text:style-name="T1958">esi</text:span></text:span><text:span text:style-name="T1958">as adhuc h</text:span><text:span text:style-name="amh_5f_dev_5f_abbr"><text:span text:style-name="T1958">abe</text:span></text:span><text:span text:style-name="T1958">t </text:span><text:span text:style-name="T1959">et p</text:span><text:span text:style-name="amh_5f_dev_5f_abbr"><text:span text:style-name="T1959">re</text:span></text:span><text:span text:style-name="T1959">cipue t</text:span><text:span text:style-name="amh_5f_dev_5f_abbr"><text:span text:style-name="T1959">ame</text:span></text:span><text:span text:style-name="T1959">n una</text:span><text:span text:style-name="amh_5f_dev_5f_abbr"><text:span text:style-name="T1959">m</text:span></text:span><text:span text:style-name="T1959"> ualde p</text:span><text:span text:style-name="amh_5f_dev_5f_abbr"><text:span text:style-name="T1959">u</text:span></text:span><text:span text:style-name="T1960">l</text:span><text:span text:style-name="T1959">cra</text:span><text:span text:style-name="amh_5f_dev_5f_abbr"><text:span text:style-name="T1959">m</text:span></text:span><text:span text:style-name="T1959"> h</text:span><text:span text:style-name="amh_5f_dev_5f_abbr"><text:span text:style-name="T1959">ab</text:span></text:span><text:span text:style-name="T1959">uit, cui</text:span><text:span text:style-name="amh_5f_dev_5f_abbr"><text:span text:style-name="T1959">us</text:span></text:span><text:span text:style-name="T1959"> adhuc apparent uestigia, ubi caput beati Ioh</text:span><text:span text:style-name="amh_5f_dev_5f_abbr"><text:span text:style-name="T1959">a</text:span></text:span><text:span text:style-name="amh_5f_dev_5f_abbr"><text:span text:style-name="T1960">n</text:span></text:span><text:span text:style-name="amh_5f_dev_5f_abbr"><text:span text:style-name="T1959">n</text:span></text:span><text:span text:style-name="T1959">is Baptiste abscidit</text:span><text:span text:style-name="amh_5f_dev_5f_abbr"><text:span text:style-name="T1959">u</text:span></text:span><text:span text:style-name="T1959">r, </text:span><text:span text:style-name="T1961">et corp</text:span><text:span text:style-name="amh_5f_dev_5f_abbr"><text:span text:style-name="T1961">us</text:span></text:span><text:span text:style-name="T1961"> achephalu</text:span><text:span text:style-name="amh_5f_dev_5f_abbr"><text:span text:style-name="T1961">m</text:span></text:span><text:span text:style-name="T1961"> </text:span><text:span text:style-name="T1962">a discip</text:span><text:span text:style-name="amh_5f_dev_5f_abbr"><text:span text:style-name="T1962">u</text:span></text:span><text:span text:style-name="T1962">lis tumulatur. </text:span><text:span text:style-name="amh_5f_lettre_5f_rubriquee">O</text:span><text:span text:style-name="T1963"> uere sacer </text:span><text:span text:style-name="T1964">locus illius sangui</text:span><text:span text:style-name="amh_5f_dev_5f_abbr"><text:span text:style-name="T1964">ni</text:span></text:span><text:span text:style-name="T1964">s effusione </text:span><text:span text:style-name="T1965">sacrat</text:span><text:span text:style-name="amh_5f_dev_5f_abbr"><text:span text:style-name="T1965">us</text:span></text:span><text:span text:style-name="T1965">, quo nemo </text:span><text:span text:style-name="T1966">maior int</text:span><text:span text:style-name="amh_5f_dev_5f_abbr"><text:span text:style-name="T1966">er</text:span></text:span><text:span text:style-name="T1966"> natos m</text:span><text:span text:style-name="amh_5f_dev_5f_abbr"><text:span text:style-name="T1966">u</text:span></text:span><text:span text:style-name="T1966">lieru</text:span><text:span text:style-name="amh_5f_dev_5f_abbr"><text:span text:style-name="T1966">m</text:span></text:span><text:span text:style-name="T1966"> </text:span><text:span text:style-name="T1967">surrexit, hoc ip</text:span><text:span text:style-name="amh_5f_dev_5f_abbr"><text:span text:style-name="T1967">s</text:span></text:span><text:span text:style-name="T1967">a ueritate q</text:span><text:span text:style-name="amh_5f_dev_5f_abbr"><text:span text:style-name="T1967">ue</text:span></text:span><text:span text:style-name="T1967"> </text:span><text:span text:style-name="amh_5f_dev_5f_abbr"><text:span text:style-name="T1967">Christu</text:span></text:span><text:span text:style-name="T1967">s est clari</text:span><text:span text:style-name="amh_5f_dev_5f_abbr"><text:span text:style-name="T1967">us</text:span></text:span><text:span text:style-name="T1967"> attesta</text:span><text:span text:style-name="amh_5f_dev_5f_abbr"><text:span text:style-name="T1967">n</text:span></text:span><text:span text:style-name="T1967">te. Hui</text:span><text:span text:style-name="amh_5f_dev_5f_abbr"><text:span text:style-name="T1967">us</text:span></text:span><text:span text:style-name="T1967"> ciuitatis ruine magne nu</text:span><text:span text:style-name="amh_5f_dev_5f_abbr"><text:span text:style-name="T1967">n</text:span></text:span><text:span text:style-name="T1967">c appare</text:span><text:span text:style-name="amh_5f_dev_5f_abbr"><text:span text:style-name="T1967">n</text:span></text:span><text:span text:style-name="T1967">tes, m</text:span><text:span text:style-name="amh_5f_dev_5f_abbr"><text:span text:style-name="T1967">u</text:span></text:span><text:span text:style-name="T1967">ltitudi</text:span><text:span text:style-name="amh_5f_dev_5f_abbr"><text:span text:style-name="T1967">n</text:span></text:span><text:span text:style-name="T1967">e colu</text:span><text:span text:style-name="amh_5f_dev_5f_abbr"><text:span text:style-name="T1967">m</text:span></text:span><text:span text:style-name="T1967">pnaru</text:span><text:span text:style-name="amh_5f_dev_5f_abbr"><text:span text:style-name="T1967">m</text:span></text:span><text:span text:style-name="T1967">, num</text:span><text:span text:style-name="amh_5f_dev_5f_abbr"><text:span text:style-name="T1967">er</text:span></text:span><text:span text:style-name="T1967">ositate monume</text:span><text:span text:style-name="amh_5f_dev_5f_abbr"><text:span text:style-name="T1967">n</text:span></text:span><text:span text:style-name="T1967">toru</text:span><text:span text:style-name="amh_5f_dev_5f_abbr"><text:span text:style-name="T1967">m</text:span></text:span><text:span text:style-name="T1967"> </text:span><text:span text:style-name="T1968">in eis et circa ip</text:span><text:span text:style-name="amh_5f_dev_5f_abbr"><text:span text:style-name="T1968">s</text:span></text:span><text:span text:style-name="T1968">as appare</text:span><text:span text:style-name="amh_5f_dev_5f_abbr"><text:span text:style-name="T1968">n</text:span></text:span><text:span text:style-name="T1968">tiu</text:span><text:span text:style-name="amh_5f_dev_5f_abbr"><text:span text:style-name="T1968">m</text:span></text:span><text:span text:style-name="T1968"> </text:span><text:span text:style-name="T1969">a</text:span><text:span text:style-name="amh_5f_dev_5f_abbr"><text:span text:style-name="T1969">n</text:span></text:span><text:span text:style-name="T1969">tique nobilitatis p</text:span><text:span text:style-name="amh_5f_dev_5f_abbr"><text:span text:style-name="T1969">re</text:span></text:span><text:span text:style-name="T1969">stant testi</text:span><text:span text:style-name="amh_5f_dev_5f_abbr"><text:span text:style-name="T1969">m</text:span></text:span><text:span text:style-name="T1969">oniu</text:span><text:span text:style-name="amh_5f_dev_5f_abbr"><text:span text:style-name="T1969">m</text:span></text:span><text:span text:style-name="T1969">.</text:span></text:p>
      <text:p text:style-name="P88">Inde aut<text:span text:style-name="amh_5f_dev_5f_abbr"><text:span text:style-name="T1970">em</text:span></text:span> <text:span text:style-name="amh_5f_dev_5f_abbr">pro</text:span>grediens, <text:span text:style-name="T1971">mo</text:span><text:span text:style-name="amh_5f_dev_5f_abbr"><text:span text:style-name="T1971">n</text:span></text:span><text:span text:style-name="T1971">tanis dimissis, ueni in planitie</text:span><text:span text:style-name="amh_5f_dev_5f_abbr"><text:span text:style-name="T1971">m</text:span></text:span><text:span text:style-name="T1971"> </text:span><text:span text:style-name="T1970">Galilee. Est aut</text:span><text:span text:style-name="amh_5f_dev_5f_abbr"><text:span text:style-name="T1970">em</text:span></text:span><text:span text:style-name="T1970"> Galilea </text:span><text:span text:style-name="amh_5f_dev_5f_abbr"><text:span text:style-name="T1970">pro</text:span></text:span><text:span text:style-name="T1970">uincia </text:span><text:span text:style-name="T1972">terre </text:span><text:span text:style-name="amh_5f_dev_5f_abbr"><text:span text:style-name="T1972">pro</text:span></text:span><text:span text:style-name="T1972">missionis, melior et fertilior, planis, mo</text:span><text:span text:style-name="amh_5f_dev_5f_abbr"><text:span text:style-name="T1972">n</text:span></text:span><text:span text:style-name="T1972">tibus atq</text:span><text:span text:style-name="amh_5f_dev_5f_abbr"><text:span text:style-name="T1972">ue</text:span></text:span><text:span text:style-name="T1972"> </text:span><text:span text:style-name="T1973">uallib</text:span><text:span text:style-name="amh_5f_dev_5f_abbr"><text:span text:style-name="T1973">us</text:span></text:span><text:span text:style-name="T1973"> multu</text:span><text:span text:style-name="amh_5f_dev_5f_abbr"><text:span text:style-name="T1973">m</text:span></text:span><text:span text:style-name="T1973"> grata, co</text:span><text:span text:style-name="amh_5f_dev_5f_abbr"><text:span text:style-name="T1973">n</text:span></text:span><text:span text:style-name="T1973">uersat</text:span><text:span text:style-name="amh_5f_dev_5f_abbr"><text:span text:style-name="T1973">i</text:span></text:span><text:span text:style-name="T1973">o</text:span><text:span text:style-name="amh_5f_dev_5f_abbr"><text:span text:style-name="T1973">n</text:span></text:span><text:span text:style-name="T1973">e, miraculis </text:span><text:span text:style-name="T1974">et uestigiis </text:span><text:span text:style-name="T1975">S</text:span><text:span text:style-name="T1974">aluatoris ac sanctoru</text:span><text:span text:style-name="amh_5f_dev_5f_abbr"><text:span text:style-name="T1974">m</text:span></text:span><text:span text:style-name="T1974"> </text:span><text:span text:style-name="amh_5f_dev_5f_abbr"><text:span text:style-name="T1975">p</text:span></text:span><text:span text:style-name="T1975">l</text:span><text:span text:style-name="amh_5f_dev_5f_abbr"><text:span text:style-name="T1975">u</text:span></text:span><text:span text:style-name="T1975">rimu</text:span><text:span text:style-name="amh_5f_dev_5f_abbr"><text:span text:style-name="T1975">m</text:span></text:span><text:span text:style-name="T1975"> decorata. </text:span><text:span text:style-name="T1976">In cui</text:span><text:span text:style-name="amh_5f_dev_5f_abbr"><text:span text:style-name="T1976">us</text:span></text:span><text:span text:style-name="T1976"> planitie </text:span><text:span text:style-name="T1977">ac decliuis montiu</text:span><text:span text:style-name="amh_5f_dev_5f_abbr"><text:span text:style-name="T1977">m</text:span></text:span><text:span text:style-name="T1977"> hec loca sancta su</text:span><text:span text:style-name="amh_5f_dev_5f_abbr"><text:span text:style-name="T1977">n</text:span></text:span><text:span text:style-name="T1977">t, ad me</text:span><text:span text:style-name="amh_5f_dev_5f_abbr"><text:span text:style-name="T1977">m</text:span></text:span><text:span text:style-name="T1977">oriam </text:span><text:span text:style-name="T1978">merito reuocanda, scil</text:span><text:span text:style-name="amh_5f_dev_5f_abbr"><text:span text:style-name="T1978">icet</text:span></text:span><text:span text:style-name="T1978"> Naym ciuitas, Capharnau</text:span><text:span text:style-name="amh_5f_dev_5f_abbr"><text:span text:style-name="T1978">m</text:span></text:span><text:span text:style-name="T1978">, Betsaida, Cana Galilee, </text:span><text:span text:style-name="amh_5f_dev_5f_abbr"><text:span text:style-name="T1978">et</text:span></text:span><text:span text:style-name="T1978"> c</text:span><text:span text:style-name="amh_5f_dev_5f_abbr"><text:span text:style-name="T1978">eter</text:span></text:span><text:span text:style-name="T1978">a </text:span><text:span text:style-name="T1979">ubi q</text:span><text:span text:style-name="amh_5f_dev_5f_abbr"><text:span text:style-name="T1979">ue</text:span></text:span><text:span text:style-name="T1979"> Dei Filius </text:span><text:span text:style-name="amh_5f_dev_5f_abbr"><text:span text:style-name="T1980">pro</text:span></text:span><text:span text:style-name="T1980">digia fecerit dice</text:span><text:span text:style-name="amh_5f_dev_5f_abbr"><text:span text:style-name="T1980">re</text:span></text:span><text:span text:style-name="T1980"> non oportet cu</text:span><text:span text:style-name="amh_5f_dev_5f_abbr"><text:span text:style-name="T1980">m</text:span></text:span><text:span text:style-name="T1980"> h</text:span><text:span text:style-name="T1981">ec</text:span><text:span text:style-name="T1980"> sacra Euua</text:span><text:span text:style-name="amh_5f_dev_5f_abbr"><text:span text:style-name="T1980">n</text:span></text:span><text:span text:style-name="T1980">gelia recitent. </text:span><text:span text:style-name="amh_5f_lettre_5f_rubriquee">C</text:span><text:span text:style-name="T1982">onfert aut</text:span><text:span text:style-name="amh_5f_dev_5f_abbr"><text:span text:style-name="T1982">em</text:span></text:span><text:span text:style-name="T1982"> </text:span><text:span text:style-name="T1983">ultra modum </text:span><text:span text:style-name="T1984">ho</text:span><text:span text:style-name="amh_5f_dev_5f_abbr"><text:span text:style-name="T1984">min</text:span></text:span><text:span text:style-name="T1984">i </text:span><text:span text:style-name="T1985">hec sancta loca uide</text:span><text:span text:style-name="amh_5f_dev_5f_abbr"><text:span text:style-name="T1985">re</text:span></text:span><text:span text:style-name="T1985"> </text:span><text:span text:style-name="T1986">q</text:span><text:span text:style-name="amh_5f_dev_5f_abbr"><text:span text:style-name="T1986">u</text:span></text:span><text:span text:style-name="T1986">ia </text:span><text:span text:style-name="amh_5f_dev_5f_abbr"><text:span text:style-name="T1987">pro</text:span></text:span><text:span text:style-name="T1987">fecto deuotio excitatur, et uidetur q</text:span><text:span text:style-name="amh_5f_dev_5f_abbr"><text:span text:style-name="T1987">uod</text:span></text:span><text:span text:style-name="T1987"> </text:span><text:span text:style-name="amh_5f_dev_5f_abbr">Christ</text:span><text:span text:style-name="T1987">i uita ac suoru</text:span><text:span text:style-name="amh_5f_dev_5f_abbr"><text:span text:style-name="T1987">m</text:span></text:span><text:span text:style-name="T1987"> ap</text:span><text:span text:style-name="amh_5f_dev_5f_abbr"><text:span text:style-name="T1987">osto</text:span></text:span><text:span text:style-name="T1987">loru</text:span><text:span text:style-name="amh_5f_dev_5f_abbr"><text:span text:style-name="T1987">m</text:span></text:span><text:span text:style-name="T1987"> q</text:span><text:span text:style-name="amh_5f_dev_5f_abbr"><text:span text:style-name="T1987">u</text:span></text:span><text:span text:style-name="T1987">oda</text:span><text:span text:style-name="amh_5f_dev_5f_abbr"><text:span text:style-name="T1987">m</text:span></text:span><text:span text:style-name="T1987">modo </text:span><text:span text:style-name="T1988">oculis </text:span><text:soft-page-break/><text:span text:style-name="T1988">corporalibus intuetur et ex hoc in corde fundatu</text:span><text:span text:style-name="amh_5f_dev_5f_abbr"><text:span text:style-name="T1988">m</text:span></text:span><text:span text:style-name="T1988"> fidei </text:span><text:span text:style-name="T1989">feruore</text:span><text:span text:style-name="amh_5f_dev_5f_abbr"><text:span text:style-name="T1989">m</text:span></text:span><text:span text:style-name="T1989"> </text:span><text:span text:style-name="T1990">acce</text:span><text:span text:style-name="amh_5f_dev_5f_abbr"><text:span text:style-name="T1990">n</text:span></text:span><text:span text:style-name="T1990">dim</text:span><text:span text:style-name="amh_5f_dev_5f_abbr"><text:span text:style-name="T1990">us</text:span></text:span><text:span text:style-name="T1990">. </text:span><text:span text:style-name="amh_5f_lettre_5f_rubriquee">C</text:span><text:span text:style-name="T1991">irca fines Galilee ubi gladiis infideliu</text:span><text:span text:style-name="amh_5f_dev_5f_abbr"><text:span text:style-name="T1991">m</text:span></text:span><text:span text:style-name="T1991"> p</text:span><text:span text:style-name="amh_5f_dev_5f_abbr"><text:span text:style-name="T1991">ri</text:span></text:span><text:span text:style-name="T1991">m</text:span><text:span text:style-name="amh_5f_dev_5f_abbr"><text:span text:style-name="T1991">us</text:span></text:span><text:span text:style-name="T1991"> </text:span><text:span text:style-name="T1992">rex p</text:span><text:span text:style-name="amh_5f_dev_5f_abbr"><text:span text:style-name="T1992">o</text:span></text:span><text:span text:style-name="T1992">p</text:span><text:span text:style-name="amh_5f_dev_5f_abbr"><text:span text:style-name="T1992">u</text:span></text:span><text:span text:style-name="T1992">li Isr</text:span><text:span text:style-name="amh_5f_dev_5f_abbr"><text:span text:style-name="T1992">ae</text:span></text:span><text:span text:style-name="T1992">l, </text:span><text:span text:style-name="T1993">Saul et ei</text:span><text:span text:style-name="amh_5f_dev_5f_abbr"><text:span text:style-name="T1993">us</text:span></text:span><text:span text:style-name="T1993"> fili</text:span><text:span text:style-name="amh_5f_dev_5f_abbr"><text:span text:style-name="T1993">us</text:span></text:span><text:span text:style-name="T1993"> Ionathas </text:span><text:span text:style-name="T1994">cecideru</text:span><text:span text:style-name="amh_5f_dev_5f_abbr"><text:span text:style-name="T1994">n</text:span></text:span><text:span text:style-name="T1994">t, </text:span><text:span text:style-name="T1995">su</text:span><text:span text:style-name="amh_5f_dev_5f_abbr"><text:span text:style-name="T1995">per</text:span></text:span><text:span text:style-name="T1995"> cui</text:span><text:span text:style-name="amh_5f_dev_5f_abbr"><text:span text:style-name="T1995">us</text:span></text:span><text:span text:style-name="T1995"> morte pissim</text:span><text:span text:style-name="amh_5f_dev_5f_abbr"><text:span text:style-name="T1995">us</text:span></text:span><text:span text:style-name="T1995"> D</text:span><text:span text:style-name="amh_5f_dev_5f_abbr"><text:span text:style-name="T1995">aui</text:span></text:span><text:span text:style-name="T1995">d </text:span><text:span text:style-name="amh_5f_dev_5f_abbr"><text:span text:style-name="T1995">pro</text:span></text:span><text:span text:style-name="T1995">phetauit prouide ac notab</text:span><text:span text:style-name="amh_5f_dev_5f_abbr"><text:span text:style-name="T1995">i</text:span></text:span><text:span text:style-name="T1995">l</text:span><text:span text:style-name="amh_5f_dev_5f_abbr"><text:span text:style-name="T1995">ite</text:span></text:span><text:span text:style-name="T1995">r, </text:span><text:span text:style-name="T1996">uerba exprimens </text:span><text:span text:style-name="T1997">co</text:span><text:span text:style-name="amh_5f_dev_5f_abbr"><text:span text:style-name="T1997">n</text:span></text:span><text:span text:style-name="T1997">uenientissima signa cordis amicabilis ac sinceri. </text:span><text:span text:style-name="T1998">E</text:span><text:span text:style-name="T1999">x quoru</text:span><text:span text:style-name="amh_5f_dev_5f_abbr"><text:span text:style-name="T1999">m</text:span></text:span><text:span text:style-name="T1999"> sente</text:span><text:span text:style-name="amh_5f_dev_5f_abbr"><text:span text:style-name="T1999">n</text:span></text:span><text:span text:style-name="T1999">tia </text:span><text:span text:style-name="T2000">subtilit</text:span><text:span text:style-name="amh_5f_dev_5f_abbr"><text:span text:style-name="T2000">er</text:span></text:span><text:span text:style-name="T2000"> </text:span><text:span text:style-name="T2001">trahitur </text:span><text:span text:style-name="T2002">q</text:span><text:span text:style-name="amh_5f_dev_5f_abbr"><text:span text:style-name="T2002">uod</text:span></text:span><text:span text:style-name="T2002"> amor amicitie maior est amore </text:span><text:span text:style-name="T2003">co</text:span><text:span text:style-name="amh_5f_dev_5f_abbr"><text:span text:style-name="T2003">n</text:span></text:span><text:span text:style-name="T2003">cupisce</text:span><text:span text:style-name="amh_5f_dev_5f_abbr"><text:span text:style-name="T2003">n</text:span></text:span><text:span text:style-name="T2003">tie, </text:span><text:span text:style-name="T2004">na</text:span><text:span text:style-name="amh_5f_dev_5f_abbr"><text:span text:style-name="T2004">tur</text:span></text:span><text:span text:style-name="T2004">ali amori int</text:span><text:span text:style-name="amh_5f_dev_5f_abbr"><text:span text:style-name="T2004">er</text:span></text:span><text:span text:style-name="T2004"> mortales </text:span><text:span text:style-name="T2005">maxime </text:span><text:span text:style-name="T2006">coequat</text:span><text:span text:style-name="amh_5f_dev_5f_abbr"><text:span text:style-name="T2006">us</text:span></text:span><text:span text:style-name="T2006">. Qui amor </text:span><text:span text:style-name="T2007">uidetur </text:span><text:span text:style-name="T2008">e</text:span><text:span text:style-name="amh_5f_dev_5f_abbr"><text:span text:style-name="T2008">ss</text:span></text:span><text:span text:style-name="T2008">e </text:span><text:span text:style-name="T2009">que</text:span><text:span text:style-name="amh_5f_dev_5f_abbr"><text:span text:style-name="T2009">m</text:span></text:span><text:span text:style-name="T2009"> </text:span><text:span text:style-name="T2010">ad filiu</text:span><text:span text:style-name="amh_5f_dev_5f_abbr"><text:span text:style-name="T2010">m</text:span></text:span><text:span text:style-name="T2010"> </text:span><text:span text:style-name="T2011">fert </text:span><text:span text:style-name="T2012">unigenitu</text:span><text:span text:style-name="amh_5f_dev_5f_abbr"><text:span text:style-name="T2012">m</text:span></text:span><text:span text:style-name="T2012"> </text:span><text:span text:style-name="T2013">i</text:span><text:span text:style-name="amh_5f_dev_5f_abbr"><text:span text:style-name="T2013">n</text:span></text:span><text:span text:style-name="T2013">dissolubili glutino genitrix uirtuosa. </text:span><text:span text:style-name="amh_5f_lettre_5f_rubriquee">I</text:span><text:span text:style-name="T2013">n p</text:span><text:span text:style-name="amh_5f_dev_5f_abbr"><text:span text:style-name="T2013">re</text:span></text:span><text:span text:style-name="T2013">dictis mo</text:span><text:span text:style-name="amh_5f_dev_5f_abbr"><text:span text:style-name="T2013">n</text:span></text:span><text:span text:style-name="T2013">tib</text:span><text:span text:style-name="amh_5f_dev_5f_abbr"><text:span text:style-name="T2013">us</text:span></text:span><text:span text:style-name="T2013">, subacto </text:span><text:span text:style-name="T2014">fideli </text:span><text:span text:style-name="T2015">p</text:span><text:span text:style-name="amh_5f_dev_5f_abbr"><text:span text:style-name="T2015">o</text:span></text:span><text:span text:style-name="T2015">p</text:span><text:span text:style-name="amh_5f_dev_5f_abbr"><text:span text:style-name="T2015">u</text:span></text:span><text:span text:style-name="T2015">lo, </text:span><text:span text:style-name="T2016">arca ducitur captiuata.</text:span></text:p>
      <text:p text:style-name="P89"><text:span text:style-name="amh_5f_lettre_5f_rubriquee">H</text:span><text:span text:style-name="T2016">iis uisis, q</text:span><text:span text:style-name="amh_5f_dev_5f_abbr"><text:span text:style-name="T2016">u</text:span></text:span><text:span text:style-name="T2016">odam monte </text:span><office:annotation office:name="__Annotation__33252_2659024224" loext:resolved="false"><dc:creator>Alexandre Moret Houplon</dc:creator><dc:date>2026-02-20T11:47:17.487006400</dc:date><meta:creator-initials>AMH</meta:creator-initials><text:p text:style-name="Comment">Deluz : transito</text:p></office:annotation><text:span text:style-name="T2016">tra</text:span><text:span text:style-name="amh_5f_dev_5f_abbr"><text:span text:style-name="T2016">n</text:span></text:span><text:span text:style-name="T2016">sacto</text:span><office:annotation-end office:name="__Annotation__33252_2659024224"/><text:span text:style-name="T2016">, </text:span><text:span text:style-name="T2017">dimissa planitie </text:span><text:span text:style-name="T2018">Galilee, ueni </text:span><text:span text:style-name="T2019">ad sa</text:span><text:span text:style-name="amh_5f_dev_5f_abbr"><text:span text:style-name="T2019">n</text:span></text:span><text:span text:style-name="T2019">ctissima</text:span><text:span text:style-name="amh_5f_dev_5f_abbr"><text:span text:style-name="T2019">m</text:span></text:span><text:span text:style-name="T2019"> ciuitate</text:span><text:span text:style-name="amh_5f_dev_5f_abbr"><text:span text:style-name="T2019">m</text:span></text:span><text:span text:style-name="T2019"> </text:span><text:span text:style-name="T2020">Nazareth q</text:span><text:span text:style-name="amh_5f_dev_5f_abbr"><text:span text:style-name="T2020">ue</text:span></text:span><text:span text:style-name="T2020"> nu</text:span><text:span text:style-name="amh_5f_dev_5f_abbr"><text:span text:style-name="T2020">n</text:span></text:span><text:span text:style-name="T2020">c uilla ca</text:span><text:span text:style-name="amh_5f_dev_5f_abbr"><text:span text:style-name="T2020">m</text:span></text:span><text:span text:style-name="T2020">pestris, i</text:span><text:span text:style-name="amh_5f_dev_5f_abbr"><text:span text:style-name="T2020">m</text:span></text:span><text:span text:style-name="T2020">munita, </text:span><text:span text:style-name="T2021">domibus et habitaculis </text:span><text:span text:style-name="T2022">non collectis </text:span><text:span text:style-name="T2023">est</text:span><text:span text:style-name="T2022">, </text:span><text:span text:style-name="T2024">s</text:span><text:span text:style-name="amh_5f_dev_5f_abbr"><text:span text:style-name="T2024">ed</text:span></text:span><text:span text:style-name="T2024"> </text:span><text:span text:style-name="T2025">i</text:span><text:span text:style-name="amh_5f_dev_5f_abbr"><text:span text:style-name="T2025">n</text:span></text:span><text:span text:style-name="T2025">uicem </text:span><text:span text:style-name="T2026">distantib</text:span><text:span text:style-name="amh_5f_dev_5f_abbr"><text:span text:style-name="T2026">us</text:span></text:span><text:span text:style-name="T2026"> et disparsis. </text:span><text:span text:style-name="amh_5f_lettre_5f_rubriquee">E</text:span><text:span text:style-name="T2026">st aut</text:span><text:span text:style-name="amh_5f_dev_5f_abbr"><text:span text:style-name="T2026">em</text:span></text:span><text:span text:style-name="T2026"> </text:span><text:span text:style-name="T2027">Nazareth sita in ualle paruula, gratiosa pl</text:span><text:span text:style-name="amh_5f_dev_5f_abbr"><text:span text:style-name="T2027">u</text:span></text:span><text:span text:style-name="T2027">rimu</text:span><text:span text:style-name="amh_5f_dev_5f_abbr"><text:span text:style-name="T2027">m</text:span></text:span><text:span text:style-name="T2027">, montib</text:span><text:span text:style-name="amh_5f_dev_5f_abbr"><text:span text:style-name="T2027">us</text:span></text:span><text:span text:style-name="T2027"> undiq</text:span><text:span text:style-name="amh_5f_dev_5f_abbr"><text:span text:style-name="T2027">ue</text:span></text:span><text:span text:style-name="T2027"> </text:span><text:span text:style-name="T2028">circu</text:span><text:span text:style-name="amh_5f_dev_5f_abbr"><text:span text:style-name="T2028">m</text:span></text:span><text:span text:style-name="T2028">clusa. </text:span><text:span text:style-name="T2029">Hec est </text:span><text:span text:style-name="amh_5f_dev_5f_abbr"><text:span text:style-name="T2029">pro</text:span></text:span><text:span text:style-name="T2029">pria ciuitas </text:span><text:span text:style-name="amh_5f_dev_5f_abbr"><text:span text:style-name="T2030">Christ</text:span></text:span><text:span text:style-name="T2030">i un</text:span><text:span text:style-name="amh_5f_dev_5f_abbr"><text:span text:style-name="T2030">de</text:span></text:span><text:span text:style-name="T2030"> </text:span><text:span text:style-name="T2031">s</text:span><text:span text:style-name="amh_5f_dev_5f_abbr"><text:span text:style-name="T2031">ecundu</text:span></text:span><text:span text:style-name="T2031">m </text:span><text:span text:style-name="T2032">carne</text:span><text:span text:style-name="amh_5f_dev_5f_abbr"><text:span text:style-name="T2032">m</text:span></text:span><text:span text:style-name="T2032"> </text:span><text:span text:style-name="T2033">traxit </text:span><text:span text:style-name="T2034">origine</text:span><text:span text:style-name="amh_5f_dev_5f_abbr"><text:span text:style-name="T2034">m</text:span></text:span><text:span text:style-name="T2034">, </text:span><text:span text:style-name="T2035">un</text:span><text:span text:style-name="amh_5f_dev_5f_abbr"><text:span text:style-name="T2035">de</text:span></text:span><text:span text:style-name="T2035"> d</text:span><text:span text:style-name="amh_5f_dev_5f_abbr"><text:span text:style-name="T2035">icitu</text:span></text:span><text:span text:style-name="T2035">r </text:span><text:span text:style-name="T2036">Nazaren</text:span><text:span text:style-name="amh_5f_dev_5f_abbr"><text:span text:style-name="T2036">us</text:span></text:span><text:span text:style-name="T2036">. </text:span><text:span text:style-name="T2037">In hoc </text:span><text:span text:style-name="T2038">loco florido initiu</text:span><text:span text:style-name="amh_5f_dev_5f_abbr"><text:span text:style-name="T2038">m</text:span></text:span><text:span text:style-name="T2038"> n</text:span><text:span text:style-name="amh_5f_dev_5f_abbr"><text:span text:style-name="T2038">ost</text:span></text:span><text:span text:style-name="T2038">re </text:span><text:span text:style-name="T2039">salutis effloruit </text:span><text:span text:style-name="T2040">D</text:span><text:span text:style-name="amh_5f_dev_5f_abbr"><text:span text:style-name="T2040">omi</text:span></text:span><text:span text:style-name="T2040">n</text:span><text:span text:style-name="amh_5f_dev_5f_abbr"><text:span text:style-name="T2040">u</text:span></text:span><text:span text:style-name="T2040">s De</text:span><text:span text:style-name="amh_5f_dev_5f_abbr"><text:span text:style-name="T2040">us</text:span></text:span><text:span text:style-name="T2040">, </text:span><text:span text:style-name="T2041">Dei Fili</text:span><text:span text:style-name="amh_5f_dev_5f_abbr"><text:span text:style-name="T2041">us</text:span></text:span><text:span text:style-name="T2041">, </text:span><text:span text:style-name="T2042">ex castissimis sangui</text:span><text:span text:style-name="amh_5f_dev_5f_abbr"><text:span text:style-name="T2042">ni</text:span></text:span><text:span text:style-name="T2042">bus </text:span><text:span text:style-name="T2043">uirginis corp</text:span><text:span text:style-name="amh_5f_dev_5f_abbr"><text:span text:style-name="T2043">us</text:span></text:span><text:span text:style-name="T2043"> assumens, humanam </text:span><text:span text:style-name="amh_5f_foliotation"><text:span text:style-name="T2044">[f. 246r]</text:span></text:span><text:span text:style-name="T2044"> </text:span><text:span text:style-name="T2045">natura</text:span><text:span text:style-name="amh_5f_dev_5f_abbr"><text:span text:style-name="T2045">m</text:span></text:span><text:span text:style-name="T2045"> diuine ypostasi </text:span><text:span text:style-name="T2046">ineffabiliter co</text:span><text:span text:style-name="amh_5f_dev_5f_abbr"><text:span text:style-name="T2046">n</text:span></text:span><text:span text:style-name="T2046">iunxit, qui uirtute Sancti Sp</text:span><text:span text:style-name="amh_5f_dev_5f_abbr"><text:span text:style-name="T2046">iritu</text:span></text:span><text:span text:style-name="T2046">s </text:span><text:span text:style-name="T2047">femina</text:span><text:span text:style-name="amh_5f_dev_5f_abbr"><text:span text:style-name="T2047">m</text:span></text:span><text:span text:style-name="T2047"> hanc labe </text:span><text:span text:style-name="T2048">criminis originalis </text:span><office:annotation office:name="__Annotation__40276_2659024224" loext:resolved="false"><dc:creator>Alexandre Moret Houplon</dc:creator><dc:date>2026-02-20T12:09:54.595529700</dc:date><meta:creator-initials>AMH</meta:creator-initials><text:p text:style-name="Comment">Li : piauit</text:p></office:annotation><text:span text:style-name="T2049">priuauit</text:span><office:annotation-end office:name="__Annotation__40276_2659024224"/><text:span text:style-name="T2048"> uel sic q</text:span><text:span text:style-name="amh_5f_dev_5f_abbr"><text:span text:style-name="T2048">ue</text:span></text:span><text:span text:style-name="T2048"> uirtute </text:span><text:span text:style-name="T2050">S</text:span><text:span text:style-name="T2048">a</text:span><text:span text:style-name="amh_5f_dev_5f_abbr"><text:span text:style-name="T2048">n</text:span></text:span><text:span text:style-name="T2048">cti </text:span><text:span text:style-name="T2050">Sp</text:span><text:span text:style-name="amh_5f_dev_5f_abbr"><text:span text:style-name="T2050">iritu</text:span></text:span><text:span text:style-name="T2050">s </text:span><text:span text:style-name="T2051">femina originalis peccati eradicauit surculu</text:span><text:span text:style-name="amh_5f_dev_5f_abbr"><text:span text:style-name="T2051">m</text:span></text:span><text:span text:style-name="T2051"> </text:span><text:span text:style-name="T2052">q</text:span><text:span text:style-name="amh_5f_dev_5f_abbr"><text:span text:style-name="T2052">ui</text:span></text:span><text:span text:style-name="T2052"> per femina</text:span><text:span text:style-name="amh_5f_dev_5f_abbr"><text:span text:style-name="T2052">m</text:span></text:span><text:span text:style-name="T2052">, suasione </text:span><text:span text:style-name="T2053">malignis sp</text:span><text:span text:style-name="amh_5f_dev_5f_abbr"><text:span text:style-name="T2053">iritu</text:span></text:span><text:span text:style-name="T2053">s, in salutis </text:span><text:span text:style-name="amh_5f_dev_5f_abbr"><text:span text:style-name="T2053">per</text:span></text:span><text:span text:style-name="T2053">niciem </text:span><text:span text:style-name="T2054">diutius </text:span><text:span text:style-name="T2055">pullularat eneruauit. </text:span><text:span text:style-name="T2056">Mens non capit, lingua tabescit, </text:span><text:span text:style-name="T2057">scriptura nequit hui</text:span><text:span text:style-name="amh_5f_dev_5f_abbr"><text:span text:style-name="T2057">us</text:span></text:span><text:span text:style-name="T2057"> loci dignitate</text:span><text:span text:style-name="amh_5f_dev_5f_abbr"><text:span text:style-name="T2057">m</text:span></text:span><text:span text:style-name="T2057"> enodar</text:span><text:span text:style-name="T2058">e, </text:span><text:span text:style-name="T2059">ubi Gabriel arcangelus </text:span><text:span text:style-name="T2060">opportuni </text:span><text:span text:style-name="T2061">nu</text:span><text:span text:style-name="amh_5f_dev_5f_abbr"><text:span text:style-name="T2061">n</text:span></text:span><text:span text:style-name="T2061">cii baiulis, Virgine</text:span><text:span text:style-name="amh_5f_dev_5f_abbr"><text:span text:style-name="T2061">m</text:span></text:span><text:span text:style-name="T2061"> gloriosam salutando, </text:span><text:span text:style-name="T2062">celesti </text:span><text:span text:style-name="T2063">patri </text:span><office:annotation office:name="__Annotation__42257_2659024224" loext:resolved="false"><dc:creator>Alexandre Moret Houplon</dc:creator><dc:date>2026-02-20T12:15:17.428458600</dc:date><meta:creator-initials>AMH</meta:creator-initials><text:p text:style-name="Comment">Li : precatur</text:p></office:annotation><text:span text:style-name="T2064">pr</text:span><text:span text:style-name="T2065">o</text:span><text:span text:style-name="T2064">c</text:span><text:span text:style-name="T2065">ur</text:span><text:span text:style-name="T2064">atur</text:span><office:annotation-end office:name="__Annotation__42257_2659024224"/><text:span text:style-name="T2064"> </text:span><text:span text:style-name="T2066">sponsam </text:span><text:span text:style-name="T2067">ut</text:span><text:span text:style-name="T2066">, </text:span><text:span text:style-name="T2067">co</text:span><text:span text:style-name="amh_5f_dev_5f_abbr"><text:span text:style-name="T2067">n</text:span></text:span><text:span text:style-name="T2067">sensu req</text:span><text:span text:style-name="amh_5f_dev_5f_abbr"><text:span text:style-name="T2067">u</text:span></text:span><text:span text:style-name="T2067">isito et debite </text:span><text:span text:style-name="T2068">adhibito, digna a </text:span><text:span text:style-name="T2069">D</text:span><text:span text:style-name="T2068">eo preelecta puella fieri Dei genitrix mer</text:span><text:span text:style-name="amh_5f_dev_5f_abbr"><text:span text:style-name="T2068">er</text:span></text:span><text:span text:style-name="T2068">etur. Breuit</text:span><text:span text:style-name="amh_5f_dev_5f_abbr"><text:span text:style-name="T2068">er</text:span></text:span><text:span text:style-name="T2068"> </text:span><text:span text:style-name="T2070">in hoc loco co</text:span><text:span text:style-name="amh_5f_dev_5f_abbr"><text:span text:style-name="T2070">n</text:span></text:span><text:span text:style-name="T2070">ceptio </text:span><text:span text:style-name="amh_5f_dev_5f_abbr"><text:span text:style-name="T2070">Christ</text:span></text:span><text:span text:style-name="T2070">i, </text:span><text:span text:style-name="T2071">operu</text:span><text:span text:style-name="amh_5f_dev_5f_abbr"><text:span text:style-name="T2071">m</text:span></text:span><text:span text:style-name="T2071"> Dei </text:span><text:span text:style-name="T2072">clarissima mirabilit</text:span><text:span text:style-name="amh_5f_dev_5f_abbr"><text:span text:style-name="T2072">er</text:span></text:span><text:span text:style-name="T2072">, </text:span><text:span text:style-name="T2073">in uirginali utero </text:span><text:span text:style-name="T2074">celebratur </text:span><text:span text:style-name="T2075">et obu</text:span><text:span text:style-name="amh_5f_dev_5f_abbr"><text:span text:style-name="T2075">m</text:span></text:span><text:span text:style-name="T2075">brat</text:span><text:span text:style-name="amh_5f_dev_5f_abbr"><text:span text:style-name="T2075">i</text:span></text:span><text:span text:style-name="T2075">o</text:span><text:span text:style-name="amh_5f_dev_5f_abbr"><text:span text:style-name="T2075">n</text:span></text:span><text:span text:style-name="T2075">e Sp</text:span><text:span text:style-name="amh_5f_dev_5f_abbr"><text:span text:style-name="T2075">iritu</text:span></text:span><text:span text:style-name="T2075">s Sancti </text:span><text:span text:style-name="T2076">fecu</text:span><text:span text:style-name="amh_5f_dev_5f_abbr"><text:span text:style-name="T2076">n</text:span></text:span><text:span text:style-name="T2076">datur, </text:span><text:span text:style-name="T2077">fructu nobilissimo cursu</text:span><text:span text:style-name="amh_5f_dev_5f_abbr"><text:span text:style-name="T2077">m</text:span></text:span><text:span text:style-name="T2077"> nature </text:span><text:span text:style-name="amh_5f_dev_5f_abbr"><text:span text:style-name="T2077">et</text:span></text:span><text:span text:style-name="T2077"> ordine</text:span><text:span text:style-name="amh_5f_dev_5f_abbr"><text:span text:style-name="T2077">m</text:span></text:span><text:span text:style-name="T2077"> </text:span><text:span text:style-name="T2078">et limites </text:span><text:span text:style-name="T2079">excedente. </text:span><text:span text:style-name="T2080">In hoc loco pulcra fuit eccl</text:span><text:span text:style-name="amh_5f_dev_5f_abbr"><text:span text:style-name="T2080">esi</text:span></text:span><text:span text:style-name="T2080">a atq</text:span><text:span text:style-name="amh_5f_dev_5f_abbr"><text:span text:style-name="T2080">ue</text:span></text:span><text:span text:style-name="T2080"> magna, que heu q</text:span><text:span text:style-name="amh_5f_dev_5f_abbr"><text:span text:style-name="T2080">u</text:span></text:span><text:span text:style-name="T2080">asi destructa est, </text:span><text:span text:style-name="amh_5f_dev_5f_abbr"><text:span text:style-name="T2080">par</text:span></text:span><text:span text:style-name="T2080">uul</text:span><text:span text:style-name="amh_5f_dev_5f_abbr"><text:span text:style-name="T2080">us</text:span></text:span><text:span text:style-name="T2080"> </text:span><text:span text:style-name="T2081">t</text:span><text:span text:style-name="amh_5f_dev_5f_abbr"><text:span text:style-name="T2081">ame</text:span></text:span><text:span text:style-name="T2081">n locus est in ea coopert</text:span><text:span text:style-name="amh_5f_dev_5f_abbr"><text:span text:style-name="T2081">us</text:span></text:span><text:span text:style-name="T2081">, et a Sarracenis </text:span><text:span text:style-name="T2082">diligent</text:span><text:span text:style-name="amh_5f_dev_5f_abbr"><text:span text:style-name="T2082">er</text:span></text:span><text:span text:style-name="T2082"> custoditur, </text:span><text:span text:style-name="T2083">ubi circa </text:span><text:span text:style-name="T2084">qua</text:span><text:span text:style-name="amh_5f_dev_5f_abbr"><text:span text:style-name="T2084">m</text:span></text:span><text:span text:style-name="T2084">dam </text:span><text:span text:style-name="T2085">colu</text:span><text:span text:style-name="amh_5f_dev_5f_abbr"><text:span text:style-name="T2085">m</text:span></text:span><text:span text:style-name="T2085">pna</text:span><text:span text:style-name="amh_5f_dev_5f_abbr"><text:span text:style-name="T2085">m</text:span></text:span><text:span text:style-name="T2085"> marmore</text:span><text:span text:style-name="T2086">a</text:span><text:span text:style-name="amh_5f_dev_5f_abbr"><text:span text:style-name="T2085">m</text:span></text:span><text:span text:style-name="T2085"> </text:span><text:span text:style-name="T2087">asseru</text:span><text:span text:style-name="amh_5f_dev_5f_abbr"><text:span text:style-name="T2087">n</text:span></text:span><text:span text:style-name="T2087">t </text:span><text:span text:style-name="T2088">uen</text:span><text:span text:style-name="amh_5f_dev_5f_abbr"><text:span text:style-name="T2088">er</text:span></text:span><text:span text:style-name="T2088">anda co</text:span><text:span text:style-name="amh_5f_dev_5f_abbr"><text:span text:style-name="T2088">n</text:span></text:span><text:span text:style-name="T2088">ceptionis </text:span><text:span text:style-name="T2089">misteria </text:span><text:span text:style-name="T2090">e</text:span><text:span text:style-name="amh_5f_dev_5f_abbr"><text:span text:style-name="T2090">ss</text:span></text:span><text:span text:style-name="T2090">e facta.</text:span></text:p>
      <text:p text:style-name="P90">In Nazareth su<text:span text:style-name="amh_5f_dev_5f_abbr">n</text:span>t pessimi Sarraceni, <text:span text:style-name="T2091">et uidet</text:span><text:span text:style-name="amh_5f_dev_5f_abbr"><text:span text:style-name="T2091">u</text:span></text:span><text:span text:style-name="T2091">r </text:span><text:span text:style-name="T2092">q</text:span><text:span text:style-name="amh_5f_dev_5f_abbr"><text:span text:style-name="T2092">uod</text:span></text:span><text:span text:style-name="T2092"> fu</text:span><text:span text:style-name="amh_5f_dev_5f_abbr"><text:span text:style-name="T2092">er</text:span></text:span><text:span text:style-name="T2092">int </text:span><text:span text:style-name="T2093">ab a</text:span><text:span text:style-name="amh_5f_dev_5f_abbr"><text:span text:style-name="T2093">n</text:span></text:span><text:span text:style-name="T2093">tiquo rationab</text:span><text:span text:style-name="amh_5f_dev_5f_abbr"><text:span text:style-name="T2093">i</text:span></text:span><text:span text:style-name="T2093">l</text:span><text:span text:style-name="amh_5f_dev_5f_abbr"><text:span text:style-name="T2093">ite</text:span></text:span><text:span text:style-name="T2093">r </text:span><text:span text:style-name="T2094">quia dictu</text:span><text:span text:style-name="amh_5f_dev_5f_abbr"><text:span text:style-name="T2094">m</text:span></text:span><text:span text:style-name="T2094"> sit </text:span><text:span text:style-name="T2095">i</text:span><text:span text:style-name="amh_5f_dev_5f_abbr"><text:span text:style-name="T2095">n</text:span></text:span><text:span text:style-name="T2095"> Euua</text:span><text:span text:style-name="amh_5f_dev_5f_abbr"><text:span text:style-name="T2095">n</text:span></text:span><text:span text:style-name="T2095">gelio : « </text:span><text:span text:style-name="T2096">A Nazareth potest aliq</text:span><text:span text:style-name="amh_5f_dev_5f_abbr"><text:span text:style-name="T2096">ui</text:span></text:span><text:span text:style-name="T2096">d boni e</text:span><text:span text:style-name="amh_5f_dev_5f_abbr"><text:span text:style-name="T2096">ss</text:span></text:span><text:span text:style-name="T2096">e ». </text:span><text:span text:style-name="amh_5f_lettre_5f_rubriquee">A</text:span><text:span text:style-name="T2097">d infinita</text:span><text:span text:style-name="amh_5f_dev_5f_abbr"><text:span text:style-name="T2097">m</text:span></text:span><text:span text:style-name="T2097"> </text:span><text:span text:style-name="T2098">siq</text:span><text:span text:style-name="amh_5f_dev_5f_abbr"><text:span text:style-name="T2098">ui</text:span></text:span><text:span text:style-name="T2098">dem </text:span><text:span text:style-name="T2099">Dei bonitate</text:span><text:span text:style-name="amh_5f_dev_5f_abbr"><text:span text:style-name="T2099">m</text:span></text:span><text:span text:style-name="T2099"> </text:span><text:span text:style-name="amh_5f_dev_5f_abbr"><text:span text:style-name="T2099">per</text:span></text:span><text:span text:style-name="T2099">tinet </text:span><text:span text:style-name="T2100">ut ex malis bona eliciat, </text:span><text:span text:style-name="T2101">et ex pessimis optima </text:span><text:span text:style-name="T2102">disposit</text:span><text:span text:style-name="amh_5f_dev_5f_abbr"><text:span text:style-name="T2102">i</text:span></text:span><text:span text:style-name="T2102">o</text:span><text:span text:style-name="amh_5f_dev_5f_abbr"><text:span text:style-name="T2102">n</text:span></text:span><text:span text:style-name="T2102">e </text:span><text:span text:style-name="T2103">suauissima </text:span><text:span text:style-name="T2104">p</text:span><text:span text:style-name="amh_5f_dev_5f_abbr"><text:span text:style-name="T2104">ro</text:span></text:span><text:span text:style-name="T2104">fera</text:span><text:span text:style-name="amh_5f_dev_5f_abbr"><text:span text:style-name="T2104">n</text:span></text:span><text:span text:style-name="T2104">tur. In ip</text:span><text:span text:style-name="amh_5f_dev_5f_abbr"><text:span text:style-name="T2104">s</text:span></text:span><text:span text:style-name="T2104">o loco </text:span><text:span text:style-name="amh_5f_dev_5f_abbr"><text:span text:style-name="T2104">Christ</text:span></text:span><text:span text:style-name="T2104">i </text:span><text:span text:style-name="amh_5f_dev_5f_abbr"><text:span text:style-name="T2104">per</text:span></text:span><text:span text:style-name="T2104">agitur </text:span><text:span text:style-name="T2105">i</text:span><text:span text:style-name="amh_5f_dev_5f_abbr"><text:span text:style-name="T2105">n</text:span></text:span><text:span text:style-name="T2105">fantia, a </text:span><text:span text:style-name="amh_5f_dev_5f_abbr"><text:span text:style-name="T2105">par</text:span></text:span><text:span text:style-name="T2105">entib</text:span><text:span text:style-name="amh_5f_dev_5f_abbr"><text:span text:style-name="T2105">us</text:span></text:span><text:span text:style-name="T2105"> educatur, </text:span><text:span text:style-name="amh_5f_dev_5f_abbr"><text:span text:style-name="T2106">pro</text:span></text:span><text:span text:style-name="T2106">ficit </text:span><text:span text:style-name="T2107">etate </text:span><text:span text:style-name="amh_5f_dev_5f_abbr"><text:span text:style-name="T2108">et</text:span></text:span><text:span text:style-name="T2108"> gr</text:span><text:span text:style-name="amh_5f_dev_5f_abbr"><text:span text:style-name="T2108">ati</text:span></text:span><text:span text:style-name="T2108">a, </text:span><text:span text:style-name="T2109">ac </text:span><text:span text:style-name="amh_5f_dev_5f_abbr"><text:span text:style-name="T2109">pro</text:span></text:span><text:span text:style-name="T2109"> nob</text:span><text:span text:style-name="amh_5f_dev_5f_abbr"><text:span text:style-name="T2109">is</text:span></text:span><text:span text:style-name="T2109"> </text:span><text:span text:style-name="T2110">pare</text:span><text:span text:style-name="amh_5f_dev_5f_abbr"><text:span text:style-name="T2110">n</text:span></text:span><text:span text:style-name="T2110">tib</text:span><text:span text:style-name="amh_5f_dev_5f_abbr"><text:span text:style-name="T2110">us</text:span></text:span><text:span text:style-name="T2110"> subditur cui</text:span><text:span text:style-name="amh_5f_dev_5f_abbr"><text:span text:style-name="T2110">us</text:span></text:span><text:span text:style-name="T2110"> </text:span><text:span text:style-name="T2111">nutui </text:span><text:span text:style-name="T2112">obediu</text:span><text:span text:style-name="amh_5f_dev_5f_abbr"><text:span text:style-name="T2112">n</text:span></text:span><text:span text:style-name="T2112">t </text:span><text:span text:style-name="T2113">uniu</text:span><text:span text:style-name="amh_5f_dev_5f_abbr"><text:span text:style-name="T2113">er</text:span></text:span><text:span text:style-name="T2113">sa. </text:span><text:span text:style-name="T2114">Fons </text:span><text:span text:style-name="T2115">ibi monstratur </text:span><text:span text:style-name="T2116">quo puer </text:span><text:span text:style-name="T2117">balneatur, uestes q</text:span><text:span text:style-name="amh_5f_dev_5f_abbr"><text:span text:style-name="T2117">u</text:span></text:span><text:span text:style-name="T2117">o</text:span><text:span text:style-name="amh_5f_dev_5f_abbr"><text:span text:style-name="T2117">que</text:span></text:span><text:span text:style-name="T2117"> </text:span><text:span text:style-name="T2118">ei</text:span><text:span text:style-name="amh_5f_dev_5f_abbr"><text:span text:style-name="T2118">us</text:span></text:span><text:span text:style-name="T2118"> </text:span><text:span text:style-name="amh_5f_dev_5f_abbr"><text:span text:style-name="T2119">per</text:span></text:span><text:span text:style-name="T2119"> matrem </text:span><text:span text:style-name="T2120">abluunt</text:span><text:span text:style-name="amh_5f_dev_5f_abbr"><text:span text:style-name="T2120">u</text:span></text:span><text:span text:style-name="T2120">r, de quo et portare aqua</text:span><text:span text:style-name="amh_5f_dev_5f_abbr"><text:span text:style-name="T2120">m</text:span></text:span><text:span text:style-name="T2120"> ad hospitiu</text:span><text:span text:style-name="amh_5f_dev_5f_abbr"><text:span text:style-name="T2120">m</text:span></text:span><text:span text:style-name="T2120"> </text:span><text:span text:style-name="amh_5f_dev_5f_abbr"><text:span text:style-name="T2121">pro</text:span></text:span><text:span text:style-name="T2121"> hu</text:span><text:span text:style-name="amh_5f_dev_5f_abbr"><text:span text:style-name="T2121">m</text:span></text:span><text:span text:style-name="T2121">anis n</text:span><text:span text:style-name="amh_5f_dev_5f_abbr"><text:span text:style-name="T2121">ece</text:span></text:span><text:span text:style-name="T2121">ssitatibus </text:span><text:span text:style-name="T2122">ta</text:span><text:span text:style-name="amh_5f_dev_5f_abbr"><text:span text:style-name="T2122">m</text:span></text:span><text:span text:style-name="T2122"> mat</text:span><text:span text:style-name="amh_5f_dev_5f_abbr"><text:span text:style-name="T2122">er</text:span></text:span><text:span text:style-name="T2122"> </text:span><text:span text:style-name="T2123">q</text:span><text:span text:style-name="amh_5f_dev_5f_abbr"><text:span text:style-name="T2123">u</text:span></text:span><text:span text:style-name="T2123">a</text:span><text:span text:style-name="amh_5f_dev_5f_abbr"><text:span text:style-name="T2123">m</text:span></text:span><text:span text:style-name="T2123"> filius co</text:span><text:span text:style-name="amh_5f_dev_5f_abbr"><text:span text:style-name="T2123">n</text:span></text:span><text:span text:style-name="T2123">sueru</text:span><text:span text:style-name="amh_5f_dev_5f_abbr"><text:span text:style-name="T2123">n</text:span></text:span><text:span text:style-name="T2123">t. </text:span><text:span text:style-name="amh_5f_lettre_5f_rubriquee">I</text:span><text:span text:style-name="T2124">n loco suscept</text:span><text:span text:style-name="amh_5f_dev_5f_abbr"><text:span text:style-name="T2124">i</text:span></text:span><text:span text:style-name="T2124">o</text:span><text:span text:style-name="amh_5f_dev_5f_abbr"><text:span text:style-name="T2124">n</text:span></text:span><text:span text:style-name="T2124">is </text:span><text:span text:style-name="amh_5f_dev_5f_abbr"><text:span text:style-name="T2125">Christ</text:span></text:span><text:span text:style-name="T2125">i </text:span><text:span text:style-name="T2126">celebrari </text:span><text:span text:style-name="T2127">missa</text:span><text:span text:style-name="amh_5f_dev_5f_abbr"><text:span text:style-name="T2127">m</text:span></text:span><text:span text:style-name="T2127"> feci </text:span><text:span text:style-name="T2128">de A</text:span><text:span text:style-name="amh_5f_dev_5f_abbr"><text:span text:style-name="T2128">n</text:span></text:span><text:span text:style-name="T2128">nu</text:span><text:span text:style-name="amh_5f_dev_5f_abbr"><text:span text:style-name="T2128">n</text:span></text:span><text:span text:style-name="T2128">tiat</text:span><text:span text:style-name="amh_5f_dev_5f_abbr"><text:span text:style-name="T2128">i</text:span></text:span><text:span text:style-name="T2128">o</text:span><text:span text:style-name="amh_5f_dev_5f_abbr"><text:span text:style-name="T2128">n</text:span></text:span><text:span text:style-name="T2128">e </text:span><text:span text:style-name="T2129">Virginis Marie. </text:span><text:span text:style-name="amh_5f_lettre_5f_rubriquee">P</text:span><text:span text:style-name="T2130">rope </text:span><text:span text:style-name="T2131">aut</text:span><text:span text:style-name="amh_5f_dev_5f_abbr"><text:span text:style-name="T2131">em</text:span></text:span><text:span text:style-name="T2131"> ad unu</text:span><text:span text:style-name="amh_5f_dev_5f_abbr"><text:span text:style-name="T2131">m</text:span></text:span><text:span text:style-name="T2132"> </text:span><text:span text:style-name="T2131">miliare, </text:span><text:span text:style-name="T2133">est locus qui </text:span><text:span text:style-name="T2134">S</text:span><text:span text:style-name="T2133">alt</text:span><text:span text:style-name="amh_5f_dev_5f_abbr"><text:span text:style-name="T2133">us</text:span></text:span><text:span text:style-name="T2133"> D</text:span><text:span text:style-name="amh_5f_dev_5f_abbr"><text:span text:style-name="T2133">omi</text:span></text:span><text:span text:style-name="T2133">ni </text:span><text:span text:style-name="T2135">uocat</text:span><text:span text:style-name="amh_5f_dev_5f_abbr"><text:span text:style-name="T2135">u</text:span></text:span><text:span text:style-name="T2135">r, </text:span><text:span text:style-name="T2134">ubi cu</text:span><text:span text:style-name="amh_5f_dev_5f_abbr"><text:span text:style-name="T2134">m</text:span></text:span><text:span text:style-name="T2134"> </text:span><text:span text:style-name="amh_5f_dev_5f_abbr"><text:span text:style-name="T2136">Chrisu</text:span></text:span><text:span text:style-name="T2136">s deiect</text:span><text:span text:style-name="amh_5f_dev_5f_abbr"><text:span text:style-name="T2136">us</text:span></text:span><text:span text:style-name="T2136"> e</text:span><text:span text:style-name="amh_5f_dev_5f_abbr"><text:span text:style-name="T2136">ss</text:span></text:span><text:span text:style-name="T2136">et </text:span><text:span text:style-name="T2137">ut p</text:span><text:span text:style-name="amh_5f_dev_5f_abbr"><text:span text:style-name="T2137">rin</text:span></text:span><text:span text:style-name="T2137">cipitaret</text:span><text:span text:style-name="amh_5f_dev_5f_abbr"><text:span text:style-name="T2137">u</text:span></text:span><text:span text:style-name="T2137">r de cacu</text:span><text:span text:style-name="amh_5f_dev_5f_abbr"><text:span text:style-name="T2137">m</text:span></text:span><text:span text:style-name="T2137">ine montis, </text:span><text:span text:style-name="T2138">ip</text:span><text:span text:style-name="amh_5f_dev_5f_abbr"><text:span text:style-name="T2138">s</text:span></text:span><text:span text:style-name="T2138">e </text:span><text:span text:style-name="T2139">tra</text:span><text:span text:style-name="amh_5f_dev_5f_abbr"><text:span text:style-name="T2139">n</text:span></text:span><text:span text:style-name="T2139">siens per </text:span><text:span text:style-name="T2140">medium </text:span><text:soft-page-break/><text:span text:style-name="T2140">illoru</text:span><text:span text:style-name="amh_5f_dev_5f_abbr"><text:span text:style-name="T2140">m</text:span></text:span><text:span text:style-name="T2140"> </text:span><text:span text:style-name="T2141">ibat, </text:span><text:span text:style-name="T2142">Euua</text:span><text:span text:style-name="amh_5f_dev_5f_abbr"><text:span text:style-name="T2142">n</text:span></text:span><text:span text:style-name="T2142">gelio testante. </text:span><text:span text:style-name="amh_5f_lettre_5f_rubriquee">D</text:span><text:span text:style-name="T2143">e hoc loco </text:span><text:span text:style-name="amh_5f_dev_5f_abbr"><text:span text:style-name="T2143">pro</text:span></text:span><text:span text:style-name="T2143">cessi </text:span><text:span text:style-name="T2144">u</text:span><text:span text:style-name="amh_5f_dev_5f_abbr"><text:span text:style-name="T2144">er</text:span></text:span><text:span text:style-name="T2144">sus </text:span><text:span text:style-name="T2145">monte</text:span><text:span text:style-name="amh_5f_dev_5f_abbr"><text:span text:style-name="T2145">m</text:span></text:span><text:span text:style-name="T2145"> </text:span><text:span text:style-name="T2146">Tabor </text:span><text:span text:style-name="T2147">in media die. </text:span><text:span text:style-name="T2148">Hic mons o</text:span><text:span text:style-name="amh_5f_dev_5f_abbr"><text:span text:style-name="T2148">mn</text:span></text:span><text:span text:style-name="T2148">ino formosus est et b</text:span><text:span text:style-name="amh_5f_dev_5f_abbr"><text:span text:style-name="T2148">e</text:span></text:span><text:span text:style-name="T2148">n</text:span><text:span text:style-name="amh_5f_dev_5f_abbr"><text:span text:style-name="T2148">e</text:span></text:span><text:span text:style-name="T2148"> altus i</text:span><text:span text:style-name="amh_5f_dev_5f_abbr"><text:span text:style-name="T2148">n</text:span></text:span><text:span text:style-name="T2148"> quo q</text:span><text:span text:style-name="amh_5f_dev_5f_abbr"><text:span text:style-name="T2148">u</text:span></text:span><text:span text:style-name="T2148">ondam </text:span><text:span text:style-name="T2149">erat </text:span><text:span text:style-name="T2150">ciuitas fortis ubi </text:span><text:span text:style-name="T2151">et adhuc </text:span><text:span text:style-name="T2152">appare</text:span><text:span text:style-name="amh_5f_dev_5f_abbr"><text:span text:style-name="T2152">n</text:span></text:span><text:span text:style-name="T2152">t </text:span><text:span text:style-name="T2153">alique </text:span><text:span text:style-name="amh_5f_dev_5f_abbr"><text:span text:style-name="T2154">christ</text:span></text:span><text:span text:style-name="T2154">ianorum eccl</text:span><text:span text:style-name="amh_5f_dev_5f_abbr"><text:span text:style-name="T2154">esi</text:span></text:span><text:span text:style-name="T2154">e deuot</text:span><text:span text:style-name="amh_5f_dev_5f_abbr"><text:span text:style-name="T2154">i</text:span></text:span><text:span text:style-name="T2154">o</text:span><text:span text:style-name="amh_5f_dev_5f_abbr"><text:span text:style-name="T2154">n</text:span></text:span><text:span text:style-name="T2154">e </text:span><text:span text:style-name="T2155">co</text:span><text:span text:style-name="amh_5f_dev_5f_abbr"><text:span text:style-name="T2155">n</text:span></text:span><text:span text:style-name="T2155">grua uen</text:span><text:span text:style-name="amh_5f_dev_5f_abbr"><text:span text:style-name="T2155">er</text:span></text:span><text:span text:style-name="T2155">ande. </text:span><text:span text:style-name="T2156">Ibi </text:span><text:span text:style-name="amh_5f_dev_5f_abbr"><text:span text:style-name="T2157">et</text:span></text:span><text:span text:style-name="T2157"> en</text:span><text:span text:style-name="T2158">i</text:span><text:span text:style-name="amh_5f_dev_5f_abbr"><text:span text:style-name="T2158">m</text:span></text:span><text:span text:style-name="T2158"> </text:span><text:span text:style-name="T2159">freq</text:span><text:span text:style-name="amh_5f_dev_5f_abbr"><text:span text:style-name="T2159">ue</text:span></text:span><text:span text:style-name="T2159">nter </text:span><text:span text:style-name="amh_5f_dev_5f_abbr"><text:span text:style-name="T2160">Christu</text:span></text:span><text:span text:style-name="T2160">s </text:span><text:span text:style-name="T2161">discip</text:span><text:span text:style-name="amh_5f_dev_5f_abbr"><text:span text:style-name="T2161">u</text:span></text:span><text:span text:style-name="T2161">lis suis docuit, </text:span><text:span text:style-name="T2162">archana </text:span><text:span text:style-name="T2163">secretor</text:span><text:span text:style-name="amh_5f_dev_5f_abbr"><text:span text:style-name="T2164">um</text:span></text:span><text:span text:style-name="T2164"> </text:span><text:span text:style-name="T2165">celestiu</text:span><text:span text:style-name="amh_5f_dev_5f_abbr"><text:span text:style-name="T2165">m</text:span></text:span><text:span text:style-name="T2165"> </text:span><text:span text:style-name="T2166">reuelauit, </text:span><text:span text:style-name="T2167">ut ex hoc non i</text:span><text:span text:style-name="amh_5f_dev_5f_abbr"><text:span text:style-name="T2167">m</text:span></text:span><text:span text:style-name="T2167">merito </text:span><text:span text:style-name="T2168">singularis </text:span><text:span text:style-name="T2169">scola D</text:span><text:span text:style-name="amh_5f_dev_5f_abbr"><text:span text:style-name="T2169">omi</text:span></text:span><text:span text:style-name="T2169">ni </text:span><text:span text:style-name="T2170">appelet</text:span><text:span text:style-name="amh_5f_dev_5f_abbr"><text:span text:style-name="T2170">u</text:span></text:span><text:span text:style-name="T2170">r, celu</text:span><text:span text:style-name="amh_5f_dev_5f_abbr"><text:span text:style-name="T2170">m</text:span></text:span><text:span text:style-name="T2170"> </text:span><text:span text:style-name="T2171">empireu</text:span><text:span text:style-name="amh_5f_dev_5f_abbr"><text:span text:style-name="T2171">m</text:span></text:span><text:span text:style-name="T2171"> </text:span><text:span text:style-name="T2172">rep</text:span><text:span text:style-name="amh_5f_dev_5f_abbr"><text:span text:style-name="T2172">re</text:span></text:span><text:span text:style-name="T2172">sentans, ubi D</text:span><text:span text:style-name="amh_5f_dev_5f_abbr"><text:span text:style-name="T2172">ominu</text:span></text:span><text:span text:style-name="T2172">s </text:span><text:span text:style-name="T2173">n</text:span><text:span text:style-name="amh_5f_dev_5f_abbr"><text:span text:style-name="T2173">oste</text:span></text:span><text:span text:style-name="T2173">r </text:span><text:span text:style-name="T2174">tra</text:span><text:span text:style-name="amh_5f_dev_5f_abbr"><text:span text:style-name="T2174">n</text:span></text:span><text:span text:style-name="T2174">sfigurat</text:span><text:span text:style-name="amh_5f_dev_5f_abbr"><text:span text:style-name="T2174">us</text:span></text:span><text:span text:style-name="T2174"> </text:span><text:span text:style-name="T2175">est, </text:span><text:span text:style-name="T2176">uox </text:span><text:span text:style-name="T2177">patris audita est, Mo</text:span><text:span text:style-name="T478">i</text:span><text:span text:style-name="T2177">ses et Helias uisi su</text:span><text:span text:style-name="amh_5f_dev_5f_abbr"><text:span text:style-name="T2177">n</text:span></text:span><text:span text:style-name="T2177">t a trib</text:span><text:span text:style-name="amh_5f_dev_5f_abbr"><text:span text:style-name="T2177">us</text:span></text:span><text:span text:style-name="T2177"> discip</text:span><text:span text:style-name="amh_5f_dev_5f_abbr"><text:span text:style-name="T2177">u</text:span></text:span><text:span text:style-name="T2177">lis ad ha</text:span><text:span text:style-name="amh_5f_dev_5f_abbr"><text:span text:style-name="T2177">n</text:span></text:span><text:span text:style-name="T2177">c uisione</text:span><text:span text:style-name="amh_5f_dev_5f_abbr"><text:span text:style-name="T2177">m</text:span></text:span><text:span text:style-name="T2177"> </text:span><text:span text:style-name="T2178">assu</text:span><text:span text:style-name="amh_5f_dev_5f_abbr"><text:span text:style-name="T2178">m</text:span></text:span><text:span text:style-name="T2178">ptis, </text:span><text:span text:style-name="T2179">felicitatis</text:span><text:span text:style-name="T2180">q</text:span><text:span text:style-name="amh_5f_dev_5f_abbr"><text:span text:style-name="T2180">ue</text:span></text:span><text:span text:style-name="T2180"> et</text:span><text:span text:style-name="amh_5f_dev_5f_abbr"><text:span text:style-name="T2180">er</text:span></text:span><text:span text:style-name="T2180">ne </text:span><text:span text:style-name="T2181">dulcedo ibi q</text:span><text:span text:style-name="amh_5f_dev_5f_abbr"><text:span text:style-name="T2181">u</text:span></text:span><text:span text:style-name="T2181">oda</text:span><text:span text:style-name="amh_5f_dev_5f_abbr"><text:span text:style-name="T2181">m</text:span></text:span><text:span text:style-name="T2181">modo pregustata </text:span><text:span text:style-name="T2182">est. Vn</text:span><text:span text:style-name="amh_5f_dev_5f_abbr"><text:span text:style-name="T2182">de</text:span></text:span><text:span text:style-name="T2182"> </text:span><text:span text:style-name="T2183">et Petr</text:span><text:span text:style-name="amh_5f_dev_5f_abbr"><text:span text:style-name="T2183">us</text:span></text:span><text:span text:style-name="T2183"> </text:span><text:span text:style-name="T2184">co</text:span><text:span text:style-name="amh_5f_dev_5f_abbr"><text:span text:style-name="T2184">n</text:span></text:span><text:span text:style-name="T2184">fident</text:span><text:span text:style-name="amh_5f_dev_5f_abbr"><text:span text:style-name="T2185">e</text:span></text:span><text:span text:style-name="amh_5f_dev_5f_abbr"><text:span text:style-name="T2184">r</text:span></text:span><text:span text:style-name="T2184"> </text:span><text:span text:style-name="T2185">dixit : </text:span><text:span text:style-name="T2186">« D</text:span><text:span text:style-name="amh_5f_dev_5f_abbr"><text:span text:style-name="T2186">omi</text:span></text:span><text:span text:style-name="T2186">ne bonu</text:span><text:span text:style-name="amh_5f_dev_5f_abbr"><text:span text:style-name="T2186">m</text:span></text:span><text:span text:style-name="T2186"> est nos hic e</text:span><text:span text:style-name="amh_5f_dev_5f_abbr"><text:span text:style-name="T2186">ss</text:span></text:span><text:span text:style-name="T2186">e », faciam</text:span><text:span text:style-name="amh_5f_dev_5f_abbr"><text:span text:style-name="T2186">us</text:span></text:span><text:span text:style-name="T2186"> hic </text:span><text:span text:style-name="T2187">tria</text:span><text:span text:style-name="T2186"> </text:span><text:span text:style-name="amh_5f_dev_5f_abbr"><text:span text:style-name="T2186">et</text:span></text:span><text:span text:style-name="T2186"> c</text:span><text:span text:style-name="amh_5f_dev_5f_abbr"><text:span text:style-name="T2186">eter</text:span></text:span><text:span text:style-name="T2186">a.</text:span></text:p>
      <text:p text:style-name="P91"><text:span text:style-name="amh_5f_lettre_5f_rubriquee">D</text:span>e hoc loco ueni ad mare Galilee et ad Tiberiade<text:span text:style-name="amh_5f_dev_5f_abbr">m</text:span> ciuitate<text:span text:style-name="amh_5f_dev_5f_abbr">m</text:span> supra ipsu<text:span text:style-name="amh_5f_dev_5f_abbr">m</text:span> <text:span text:style-name="T2188">mare siue </text:span><text:span text:style-name="T2189">medio locata</text:span><text:span text:style-name="amh_5f_dev_5f_abbr"><text:span text:style-name="T2190">m</text:span></text:span><text:span text:style-name="T2190">. </text:span><text:span text:style-name="T2191">Est aut</text:span><text:span text:style-name="amh_5f_dev_5f_abbr"><text:span text:style-name="T2191">em</text:span></text:span><text:span text:style-name="T2191"> hoc mare reuera lac</text:span><text:span text:style-name="amh_5f_dev_5f_abbr"><text:span text:style-name="T2191">us</text:span></text:span><text:span text:style-name="T2191"> multu</text:span><text:span text:style-name="amh_5f_dev_5f_abbr"><text:span text:style-name="T2191">m</text:span></text:span><text:span text:style-name="T2191"> magn</text:span><text:span text:style-name="amh_5f_dev_5f_abbr"><text:span text:style-name="T2191">us</text:span></text:span><text:span text:style-name="T2191"> </text:span><text:span text:style-name="amh_5f_dev_5f_abbr"><text:span text:style-name="T2191">et</text:span></text:span><text:span text:style-name="T2191"> fortitan in circuitu circit</text:span><text:span text:style-name="amh_5f_dev_5f_abbr"><text:span text:style-name="T2191">er</text:span></text:span><text:span text:style-name="T2191"> </text:span><text:span text:style-name="amh_5f_nombre_5f_romain"><text:span text:style-name="T2192">xxx</text:span></text:span><text:span text:style-name="T2192"> miliaria co</text:span><text:span text:style-name="amh_5f_dev_5f_abbr"><text:span text:style-name="T2192">n</text:span></text:span><text:span text:style-name="T2192">tinens, </text:span><text:span text:style-name="amh_5f_dev_5f_abbr"><text:span text:style-name="T2193">per</text:span></text:span><text:span text:style-name="T2193"> cui</text:span><text:span text:style-name="amh_5f_dev_5f_abbr"><text:span text:style-name="T2193">us</text:span></text:span><text:span text:style-name="T2193"> </text:span><text:span text:style-name="T2194">mediu</text:span><text:span text:style-name="amh_5f_dev_5f_abbr"><text:span text:style-name="T2194">m</text:span></text:span><text:span text:style-name="T2194"> </text:span><text:span text:style-name="T2195">fluui</text:span><text:span text:style-name="amh_5f_dev_5f_abbr"><text:span text:style-name="T2195">us</text:span></text:span><text:span text:style-name="T2195"> Iordanis currit, bonos </text:span><text:span text:style-name="T2196">pisces h</text:span><text:span text:style-name="amh_5f_dev_5f_abbr"><text:span text:style-name="T2196">abe</text:span></text:span><text:span text:style-name="T2196">t </text:span><text:span text:style-name="T2197">et i</text:span><text:span text:style-name="amh_5f_dev_5f_abbr"><text:span text:style-name="T2197">n</text:span></text:span><text:span text:style-name="T2197"> magna copia, </text:span><text:span text:style-name="T2198">aqua </text:span><text:span text:style-name="T2199">siq</text:span><text:span text:style-name="amh_5f_dev_5f_abbr"><text:span text:style-name="T2199">u</text:span></text:span><text:span text:style-name="T2199">idem dulcis </text:span><text:span text:style-name="T2200">est et amabilis ad bibendum. </text:span><text:span text:style-name="T2201">Ciuitas uero </text:span><text:span text:style-name="T2202">ip</text:span><text:span text:style-name="amh_5f_dev_5f_abbr"><text:span text:style-name="T2202">s</text:span></text:span><text:span text:style-name="T2202">a Tiberiadis paru</text:span><text:span text:style-name="amh_5f_dev_5f_abbr"><text:span text:style-name="T2202">m</text:span></text:span><text:span text:style-name="T2202"> </text:span><text:span text:style-name="T2203">uallet et paru</text:span><text:span text:style-name="amh_5f_dev_5f_abbr"><text:span text:style-name="T2203">m</text:span></text:span><text:span text:style-name="T2203"> ualuisse uidet</text:span><text:span text:style-name="amh_5f_dev_5f_abbr"><text:span text:style-name="T2203">u</text:span></text:span><text:span text:style-name="T2203">r etia</text:span><text:span text:style-name="amh_5f_dev_5f_abbr"><text:span text:style-name="T2203">m</text:span></text:span><text:span text:style-name="T2203"> ab a</text:span><text:span text:style-name="amh_5f_dev_5f_abbr"><text:span text:style-name="T2203">n</text:span></text:span><text:span text:style-name="T2203">tiq</text:span><text:span text:style-name="amh_5f_dev_5f_abbr"><text:span text:style-name="T2203">u</text:span></text:span><text:span text:style-name="T2203">o, </text:span><text:span text:style-name="T2204">su</text:span><text:span text:style-name="amh_5f_dev_5f_abbr"><text:span text:style-name="T2204">n</text:span></text:span><text:span text:style-name="T2204">t </text:span><text:span text:style-name="T2205">t</text:span><text:span text:style-name="amh_5f_dev_5f_abbr"><text:span text:style-name="T2205">ame</text:span></text:span><text:span text:style-name="T2205">n </text:span><text:span text:style-name="T2206">bona balnea </text:span><text:span text:style-name="T2207">na</text:span><text:span text:style-name="amh_5f_dev_5f_abbr"><text:span text:style-name="T2207">tur</text:span></text:span><text:span text:style-name="T2207">alia </text:span><text:span text:style-name="T2208">ap</text:span><text:span text:style-name="amh_5f_dev_5f_abbr"><text:span text:style-name="T2208">u</text:span></text:span><text:span text:style-name="T2208">d </text:span><text:span text:style-name="T2209">ipsam. </text:span><text:span text:style-name="T2210">Sane sup</text:span><text:span text:style-name="amh_5f_dev_5f_abbr"><text:span text:style-name="T2210">r</text:span></text:span><text:span text:style-name="T2210">a </text:span><text:span text:style-name="T2211">mare Galilee p</text:span><text:span text:style-name="amh_5f_dev_5f_abbr"><text:span text:style-name="T2211">re</text:span></text:span><text:span text:style-name="T2211">dictu</text:span><text:span text:style-name="amh_5f_dev_5f_abbr"><text:span text:style-name="T2211">m</text:span></text:span><text:span text:style-name="T2211"> </text:span><text:span text:style-name="amh_5f_dev_5f_abbr"><text:span text:style-name="T2211">Christu</text:span></text:span><text:span text:style-name="T2211">s </text:span><text:span text:style-name="T2212">siccis pedib</text:span><text:span text:style-name="amh_5f_dev_5f_abbr"><text:span text:style-name="T2212">us</text:span></text:span><text:span text:style-name="T2212"> a</text:span><text:span text:style-name="amh_5f_dev_5f_abbr"><text:span text:style-name="T2212">m</text:span></text:span><text:span text:style-name="T2212">bulauit, ipsu</text:span><text:span text:style-name="amh_5f_dev_5f_abbr"><text:span text:style-name="T2212">m</text:span></text:span><text:span text:style-name="T2212"> te</text:span><text:span text:style-name="amh_5f_dev_5f_abbr"><text:span text:style-name="T2212">m</text:span></text:span><text:span text:style-name="T2212">pestuosu</text:span><text:span text:style-name="amh_5f_dev_5f_abbr"><text:span text:style-name="T2212">m</text:span></text:span><text:span text:style-name="T2212"> du</text:span><text:span text:style-name="amh_5f_dev_5f_abbr"><text:span text:style-name="T2212">m</text:span></text:span><text:span text:style-name="T2212"> ue</text:span><text:span text:style-name="amh_5f_dev_5f_abbr"><text:span text:style-name="T2212">n</text:span></text:span><text:span text:style-name="T2212">tis age</text:span><text:span text:style-name="amh_5f_dev_5f_abbr"><text:span text:style-name="T2212">re</text:span></text:span><text:span text:style-name="T2212">tur tra</text:span><text:span text:style-name="amh_5f_dev_5f_abbr"><text:span text:style-name="T2212">n</text:span></text:span><text:span text:style-name="T2212">q</text:span><text:span text:style-name="amh_5f_dev_5f_abbr"><text:span text:style-name="T2212">u</text:span></text:span><text:span text:style-name="T2212">illu</text:span><text:span text:style-name="amh_5f_dev_5f_abbr"><text:span text:style-name="T2212">m</text:span></text:span><text:span text:style-name="T2212"> e</text:span><text:span text:style-name="amh_5f_dev_5f_abbr"><text:span text:style-name="T2212">ss</text:span></text:span><text:span text:style-name="T2212">e p</text:span><text:span text:style-name="amh_5f_dev_5f_abbr"><text:span text:style-name="T2212">re</text:span></text:span><text:span text:style-name="T2212">cepit, Petru</text:span><text:span text:style-name="amh_5f_dev_5f_abbr"><text:span text:style-name="T2212">m</text:span></text:span><text:span text:style-name="T2212"> du</text:span><text:span text:style-name="amh_5f_dev_5f_abbr"><text:span text:style-name="T2212">m</text:span></text:span><text:span text:style-name="T2212"> i</text:span><text:span text:style-name="amh_5f_dev_5f_abbr"><text:span text:style-name="T2212">n</text:span></text:span><text:span text:style-name="T2212"> ip</text:span><text:span text:style-name="amh_5f_dev_5f_abbr"><text:span text:style-name="T2212">s</text:span></text:span><text:span text:style-name="T2212">o mergi cepissit erexit, et post sua</text:span><text:span text:style-name="amh_5f_dev_5f_abbr"><text:span text:style-name="T2212">m</text:span></text:span><text:span text:style-name="T2212"> resurrectione</text:span><text:span text:style-name="amh_5f_dev_5f_abbr"><text:span text:style-name="T2212">m</text:span></text:span><text:span text:style-name="T2212"> ibidem discipulis suis apparuit, quos piscari iussos, rete magnis </text:span><text:span text:style-name="T2213">piscib</text:span><text:span text:style-name="amh_5f_dev_5f_abbr"><text:span text:style-name="T2213">us</text:span></text:span><text:span text:style-name="T2213"> </text:span><text:span text:style-name="amh_5f_foliotation"><text:span text:style-name="T2213">[f. 246v]</text:span></text:span><text:span text:style-name="T2213"> </text:span><text:span text:style-name="T2214">impleuit. </text:span><text:span text:style-name="T2215">Per hoc mare sepe </text:span><text:span text:style-name="amh_5f_dev_5f_abbr"><text:span text:style-name="T2215">Christ</text:span></text:span><text:span text:style-name="T2215">us </text:span><text:span text:style-name="T2216">nauigauit, </text:span><text:span text:style-name="T2217">circa q</text:span><text:span text:style-name="amh_5f_dev_5f_abbr"><text:span text:style-name="T2217">uo</text:span></text:span><text:span text:style-name="T2217">d </text:span><text:span text:style-name="T2218">Petru</text:span><text:span text:style-name="amh_5f_dev_5f_abbr"><text:span text:style-name="T2218">m</text:span></text:span><text:span text:style-name="T2218"> </text:span><text:span text:style-name="T2219">et Andrea</text:span><text:span text:style-name="amh_5f_dev_5f_abbr"><text:span text:style-name="T2219">m</text:span></text:span><text:span text:style-name="T2219"> uoca</text:span><text:span text:style-name="amh_5f_dev_5f_abbr"><text:span text:style-name="T2219">u</text:span></text:span><text:span text:style-name="T2219">it, multa milia ho</text:span><text:span text:style-name="amh_5f_dev_5f_abbr"><text:span text:style-name="T2219">m</text:span></text:span><text:span text:style-name="T2219">i</text:span><text:span text:style-name="amh_5f_dev_5f_abbr"><text:span text:style-name="T2219">nu</text:span></text:span><text:span text:style-name="T2219">m </text:span><text:span text:style-name="T2220">paucis </text:span><text:span text:style-name="T2221">piscibus ac panib</text:span><text:span text:style-name="amh_5f_dev_5f_abbr"><text:span text:style-name="T2221">us</text:span></text:span><text:span text:style-name="T2221"> saciauit, et sua freq</text:span><text:span text:style-name="amh_5f_dev_5f_abbr"><text:span text:style-name="T2221">ue</text:span></text:span><text:span text:style-name="T2221">nti p</text:span><text:span text:style-name="amh_5f_dev_5f_abbr"><text:span text:style-name="T2221">re</text:span></text:span><text:span text:style-name="T2221">sentia has partes deuotas et dignas fecit.</text:span></text:p>
      <text:p text:style-name="P92">In capite hui<text:span text:style-name="amh_5f_dev_5f_abbr">us</text:span> maris <text:span text:style-name="T2222">u</text:span><text:span text:style-name="amh_5f_dev_5f_abbr"><text:span text:style-name="T2222">er</text:span></text:span><text:span text:style-name="T2222">sus aq</text:span><text:span text:style-name="amh_5f_dev_5f_abbr"><text:span text:style-name="T2222">ui</text:span></text:span><text:span text:style-name="T2222">lonem est forte castru</text:span><text:span text:style-name="amh_5f_dev_5f_abbr"><text:span text:style-name="T2222">m</text:span></text:span><text:span text:style-name="T2222"> et magnu</text:span><text:span text:style-name="amh_5f_dev_5f_abbr"><text:span text:style-name="T2222">m</text:span></text:span><text:span text:style-name="T2222"> </text:span><text:span text:style-name="T2223">atq</text:span><text:span text:style-name="amh_5f_dev_5f_abbr"><text:span text:style-name="T2223">ue</text:span></text:span><text:span text:style-name="T2223"> altu</text:span><text:span text:style-name="amh_5f_dev_5f_abbr"><text:span text:style-name="T2223">m</text:span></text:span><text:span text:style-name="T2223">, Saphet </text:span><text:span text:style-name="T2224">no</text:span><text:span text:style-name="amh_5f_dev_5f_abbr"><text:span text:style-name="T2224">m</text:span></text:span><text:span text:style-name="T2224">i</text:span><text:span text:style-name="amh_5f_dev_5f_abbr"><text:span text:style-name="T2224">n</text:span></text:span><text:span text:style-name="T2224">e, </text:span><text:span text:style-name="T2225">et uilla ei</text:span><text:span text:style-name="amh_5f_dev_5f_abbr"><text:span text:style-name="T2225">us</text:span></text:span><text:span text:style-name="T2226">de</text:span><text:span text:style-name="amh_5f_dev_5f_abbr"><text:span text:style-name="T2226">m</text:span></text:span><text:span text:style-name="T2226"> no</text:span><text:span text:style-name="amh_5f_dev_5f_abbr"><text:span text:style-name="T2226">m</text:span></text:span><text:span text:style-name="T2226">i</text:span><text:span text:style-name="amh_5f_dev_5f_abbr"><text:span text:style-name="T2226">ni</text:span></text:span><text:span text:style-name="T2226">s </text:span><text:span text:style-name="T2227">delectabilis atq</text:span><text:span text:style-name="amh_5f_dev_5f_abbr"><text:span text:style-name="T2227">ue</text:span></text:span><text:span text:style-name="T2227"> magna. Hoc fortaliciu</text:span><text:span text:style-name="amh_5f_dev_5f_abbr"><text:span text:style-name="T2227">m</text:span></text:span><text:span text:style-name="T2227"> </text:span><text:span text:style-name="T2228">s</text:span><text:span text:style-name="amh_5f_dev_5f_abbr"><text:span text:style-name="T2228">ecundu</text:span></text:span><text:span text:style-name="T2228">m </text:span><text:span text:style-name="T2229">gradu</text:span><text:span text:style-name="amh_5f_dev_5f_abbr"><text:span text:style-name="T2229">m</text:span></text:span><text:span text:style-name="T2229"> tenet post </text:span><office:annotation office:name="__Annotation__76830_2659024224" loext:resolved="false"><dc:creator>Alexandre Moret Houplon</dc:creator><dc:date>2026-02-20T13:06:50.939416900</dc:date><meta:creator-initials>AMH</meta:creator-initials><text:p text:style-name="Comment">R ajouté en correction par le copiste</text:p></office:annotation><text:span text:style-name="T2229">Krak</text:span><office:annotation-end office:name="__Annotation__76830_2659024224"/><text:span text:style-name="T2229">, cui</text:span><text:span text:style-name="amh_5f_dev_5f_abbr"><text:span text:style-name="T2229">us</text:span></text:span><text:span text:style-name="T2229"> </text:span><text:span text:style-name="T2230">me</text:span><text:span text:style-name="amh_5f_dev_5f_abbr"><text:span text:style-name="T2230">m</text:span></text:span><text:span text:style-name="T2230">oria</text:span><text:span text:style-name="amh_5f_dev_5f_abbr"><text:span text:style-name="T2230">m</text:span></text:span><text:span text:style-name="T2230"> su</text:span><text:span text:style-name="amh_5f_dev_5f_abbr"><text:span text:style-name="T2230">per</text:span></text:span><text:span text:style-name="T2230">ius feci </text:span><text:span text:style-name="T2231">in hiis partib</text:span><text:span text:style-name="amh_5f_dev_5f_abbr"><text:span text:style-name="T2231">us</text:span></text:span><text:span text:style-name="T2231">. </text:span><text:span text:style-name="T2232">V</text:span><text:span text:style-name="T2231">eru</text:span><text:span text:style-name="amh_5f_dev_5f_abbr"><text:span text:style-name="T2231">m</text:span></text:span><text:span text:style-name="T2231"> </text:span><text:span text:style-name="T2232">in hiis partib</text:span><text:span text:style-name="amh_5f_dev_5f_abbr"><text:span text:style-name="T2232">us</text:span></text:span><text:span text:style-name="T2232"> iuxta terra</text:span><text:span text:style-name="amh_5f_dev_5f_abbr"><text:span text:style-name="T2232">m</text:span></text:span><text:span text:style-name="T2232"> </text:span><text:span text:style-name="amh_5f_dev_5f_abbr"><text:span text:style-name="T2232">pro</text:span></text:span><text:span text:style-name="T2232">missionis huic castro </text:span><text:span text:style-name="T2233">aliud in fortitudi</text:span><text:span text:style-name="amh_5f_dev_5f_abbr"><text:span text:style-name="T2233">n</text:span></text:span><text:span text:style-name="T2233">e ac edificiis </text:span><text:span text:style-name="T2234">non equat</text:span><text:span text:style-name="amh_5f_dev_5f_abbr"><text:span text:style-name="T2234">u</text:span></text:span><text:span text:style-name="T2234">r. </text:span><text:span text:style-name="amh_5f_lettre_5f_rubriquee">N</text:span><text:span text:style-name="T2234">on longe ab hoc castro est ciuitas Dan, alter t</text:span><text:span text:style-name="amh_5f_dev_5f_abbr"><text:span text:style-name="T2234">er</text:span></text:span><text:span text:style-name="T2234">min</text:span><text:span text:style-name="amh_5f_dev_5f_abbr"><text:span text:style-name="T2234">us</text:span></text:span><text:span text:style-name="T2234"> scilicet t</text:span><text:span text:style-name="amh_5f_dev_5f_abbr"><text:span text:style-name="T2234">er</text:span></text:span><text:span text:style-name="T2234">re </text:span><text:span text:style-name="amh_5f_dev_5f_abbr"><text:span text:style-name="T2234">pro</text:span></text:span><text:span text:style-name="T2234">missionis </text:span><text:span text:style-name="T2235">u</text:span><text:span text:style-name="amh_5f_dev_5f_abbr"><text:span text:style-name="T2235">er</text:span></text:span><text:span text:style-name="T2235">sus </text:span><text:span text:style-name="T2236">aq</text:span><text:span text:style-name="amh_5f_dev_5f_abbr"><text:span text:style-name="T2236">ui</text:span></text:span><text:span text:style-name="T2236">lonem, </text:span><text:span text:style-name="T2237">q</text:span><text:span text:style-name="amh_5f_dev_5f_abbr"><text:span text:style-name="T2237">ue</text:span></text:span><text:span text:style-name="T2237"> et Belmas, a</text:span><text:span text:style-name="amh_5f_dev_5f_abbr"><text:span text:style-name="T2237">ut</text:span></text:span><text:span text:style-name="T2237"> Cesarea Philippi d</text:span><text:span text:style-name="amh_5f_dev_5f_abbr"><text:span text:style-name="T2237">icitu</text:span></text:span><text:span text:style-name="T2237">r, in pede mo</text:span><text:span text:style-name="amh_5f_dev_5f_abbr"><text:span text:style-name="T2237">n</text:span></text:span><text:span text:style-name="T2237">tis Libani </text:span><text:span text:style-name="T2238">delectabilit</text:span><text:span text:style-name="amh_5f_dev_5f_abbr"><text:span text:style-name="T2238">er</text:span></text:span><text:span text:style-name="T2238"> </text:span><text:span text:style-name="T2239">situata.</text:span></text:p>
      <text:p text:style-name="P93"><text:span text:style-name="amh_5f_lettre_5f_rubriquee">E</text:span>t sciend<text:span text:style-name="amh_5f_dev_5f_abbr">um</text:span> est q<text:span text:style-name="amh_5f_dev_5f_abbr">uod</text:span> terre <text:span text:style-name="amh_5f_dev_5f_abbr">pro</text:span>missionis in lo<text:span text:style-name="amh_5f_dev_5f_abbr">n</text:span>gitudine, <text:span text:style-name="T2240">a Dan scil</text:span><text:span text:style-name="amh_5f_dev_5f_abbr"><text:span text:style-name="T2240">icet</text:span></text:span><text:span text:style-name="T2240"> usq</text:span><text:span text:style-name="amh_5f_dev_5f_abbr"><text:span text:style-name="T2240">ue</text:span></text:span><text:span text:style-name="T2240"> Betsabee, de plaga septe</text:span><text:span text:style-name="amh_5f_dev_5f_abbr"><text:span text:style-name="T2240">n</text:span></text:span><text:span text:style-name="T2240">trionali </text:span><text:span text:style-name="T2241">uersus </text:span><text:span text:style-name="T2242">australe</text:span><text:span text:style-name="amh_5f_dev_5f_abbr"><text:span text:style-name="T2242">m</text:span></text:span><text:span text:style-name="T2242"> </text:span><text:span text:style-name="amh_5f_dev_5f_abbr"><text:span text:style-name="T2243">pro</text:span></text:span><text:span text:style-name="T2243">tensa, tenet </text:span><text:span text:style-name="T2244">c</text:span><text:span text:style-name="amh_5f_dev_5f_abbr"><text:span text:style-name="T2244">ir</text:span></text:span><text:span text:style-name="T2244">ca </text:span><text:span text:style-name="T2245">centu</text:span><text:span text:style-name="amh_5f_dev_5f_abbr"><text:span text:style-name="T2245">m</text:span></text:span><text:span text:style-name="T2245"> </text:span><text:span text:style-name="amh_5f_nombre_5f_romain"><text:span text:style-name="T2246">lx</text:span></text:span><text:span text:style-name="T2245"> miliaria. </text:span><text:span text:style-name="T2247">Et i</text:span><text:span text:style-name="amh_5f_dev_5f_abbr"><text:span text:style-name="T2247">n</text:span></text:span><text:span text:style-name="T2247"> latitudine </text:span><text:span text:style-name="T2248">sua q</text:span><text:span text:style-name="amh_5f_dev_5f_abbr"><text:span text:style-name="T2248">uod</text:span></text:span><text:span text:style-name="T2248"> est ab oriente in occidente</text:span><text:span text:style-name="amh_5f_dev_5f_abbr"><text:span text:style-name="T2248">m</text:span></text:span><text:span text:style-name="T2248">, scilicet a finib</text:span><text:span text:style-name="amh_5f_dev_5f_abbr"><text:span text:style-name="T2248">us</text:span></text:span><text:span text:style-name="T2248"> Iherico </text:span><text:span text:style-name="T2249">usq</text:span><text:span text:style-name="amh_5f_dev_5f_abbr"><text:span text:style-name="T2249">ue</text:span></text:span><text:span text:style-name="T2249"> Yoppen, </text:span><text:span text:style-name="T2250">paru</text:span><text:span text:style-name="amh_5f_dev_5f_abbr"><text:span text:style-name="T2250">m</text:span></text:span><text:span text:style-name="T2250"> ultra </text:span><text:span text:style-name="amh_5f_nombre_5f_romain"><text:span text:style-name="T2246">xl</text:span></text:span><text:span text:style-name="T2250">. </text:span><text:span text:style-name="T2251">Un</text:span><text:span text:style-name="amh_5f_dev_5f_abbr"><text:span text:style-name="T2251">de</text:span></text:span><text:span text:style-name="T2251"> </text:span><text:span text:style-name="T2252">cu</text:span><text:span text:style-name="amh_5f_dev_5f_abbr"><text:span text:style-name="T2252">m</text:span></text:span><text:span text:style-name="T2252"> sit adeo </text:span><text:span text:style-name="T2253">suis </text:span><text:span text:style-name="T2254">t</text:span><text:span text:style-name="amh_5f_dev_5f_abbr"><text:span text:style-name="T2254">er</text:span></text:span><text:span text:style-name="T2254">mi</text:span><text:span text:style-name="amh_5f_dev_5f_abbr"><text:span text:style-name="T2255">ni</text:span></text:span><text:span text:style-name="T2254">s, </text:span><text:span text:style-name="T2256">admirabilis </text:span><text:span text:style-name="T2257">i</text:span><text:span text:style-name="amh_5f_dev_5f_abbr"><text:span text:style-name="T2257">n</text:span></text:span><text:span text:style-name="T2257">numerositas p</text:span><text:span text:style-name="amh_5f_dev_5f_abbr"><text:span text:style-name="T2257">o</text:span></text:span><text:span text:style-name="T2257">p</text:span><text:span text:style-name="amh_5f_dev_5f_abbr"><text:span text:style-name="T2257">u</text:span></text:span><text:span text:style-name="T2257">li </text:span><text:span text:style-name="T2258">isr</text:span><text:span text:style-name="amh_5f_dev_5f_abbr"><text:span text:style-name="T2258">ae</text:span></text:span><text:span text:style-name="T2258">l, </text:span><text:span text:style-name="T2259">nobilitatisq</text:span><text:span text:style-name="amh_5f_dev_5f_abbr"><text:span text:style-name="T2259">ue</text:span></text:span><text:span text:style-name="T2259"> </text:span><text:span text:style-name="T2260">magnitudo, pote</text:span><text:span text:style-name="amh_5f_dev_5f_abbr"><text:span text:style-name="T2260">n</text:span></text:span><text:span text:style-name="T2260">tio diuitiaru</text:span><text:span text:style-name="amh_5f_dev_5f_abbr"><text:span text:style-name="T2260">m</text:span></text:span><text:span text:style-name="T2260">q</text:span><text:span text:style-name="amh_5f_dev_5f_abbr"><text:span text:style-name="T2260">ue</text:span></text:span><text:span text:style-name="T2260"> ip</text:span><text:span text:style-name="amh_5f_dev_5f_abbr"><text:span text:style-name="T2260">s</text:span></text:span><text:span text:style-name="T2260">i</text:span><text:span text:style-name="amh_5f_dev_5f_abbr"><text:span text:style-name="T2260">us</text:span></text:span><text:span text:style-name="T2260"> </text:span><text:span text:style-name="T2261">sing</text:span><text:span text:style-name="amh_5f_dev_5f_abbr"><text:span text:style-name="T2261">u</text:span></text:span><text:span text:style-name="T2261">lari</text:span><text:span text:style-name="T2262">s </text:span><text:span text:style-name="T2263">excelle</text:span><text:span text:style-name="amh_5f_dev_5f_abbr"><text:span text:style-name="T2263">n</text:span></text:span><text:span text:style-name="T2263">tia merito </text:span><text:span text:style-name="T2264">debet </text:span><text:span text:style-name="T2265">attribui </text:span><text:span text:style-name="T2266">miraculoru</text:span><text:span text:style-name="amh_5f_dev_5f_abbr"><text:span text:style-name="T2266">m</text:span></text:span><text:span text:style-name="T2266"> operatrici </text:span><text:span text:style-name="T2267">diuine </text:span><text:span text:style-name="T2268">pote</text:span><text:span text:style-name="amh_5f_dev_5f_abbr"><text:span text:style-name="T2268">n</text:span></text:span><text:span text:style-name="T2268">tie </text:span><text:span text:style-name="T2269">et non </text:span><text:span text:style-name="T2270">hu</text:span><text:span text:style-name="amh_5f_dev_5f_abbr"><text:span text:style-name="T2270">m</text:span></text:span><text:span text:style-name="T2270">ane </text:span><text:span text:style-name="T2271">i</text:span><text:span text:style-name="amh_5f_dev_5f_abbr"><text:span text:style-name="T2271">n</text:span></text:span><text:span text:style-name="T2271">dustrie, </text:span><text:span text:style-name="T2272">cursuiq</text:span><text:span text:style-name="amh_5f_dev_5f_abbr"><text:span text:style-name="T2272">ue</text:span></text:span><text:span text:style-name="T2272"> usitato </text:span><text:span text:style-name="T2273">nature, </text:span><text:span text:style-name="T2274">qu</text:span><text:span text:style-name="T2275">a </text:span><text:span text:style-name="T2276">pote</text:span><text:span text:style-name="amh_5f_dev_5f_abbr"><text:span text:style-name="T2276">n</text:span></text:span><text:span text:style-name="T2276">tia </text:span><text:span text:style-name="T2277">ac Dei </text:span><text:span text:style-name="T2278">gratuita </text:span><text:span text:style-name="T2279">preside</text:span><text:span text:style-name="amh_5f_dev_5f_abbr"><text:span text:style-name="T2279">n</text:span></text:span><text:span text:style-name="T2279">tia, ip</text:span><text:span text:style-name="amh_5f_dev_5f_abbr"><text:span text:style-name="T2279">s</text:span></text:span><text:span text:style-name="T2279">e </text:span><text:span text:style-name="T2280">sibi </text:span><text:span text:style-name="T2281">p</text:span><text:span text:style-name="amh_5f_dev_5f_abbr"><text:span text:style-name="T2281">re</text:span></text:span><text:span text:style-name="T2281">dictas </text:span><text:span text:style-name="amh_5f_dev_5f_abbr"><text:span text:style-name="T2282">par</text:span></text:span><text:span text:style-name="T2282">tes </text:span><text:span text:style-name="T2283">Isr</text:span><text:span text:style-name="amh_5f_dev_5f_abbr"><text:span text:style-name="T2283">ae</text:span></text:span><text:span text:style-name="T2283">l </text:span><text:span text:style-name="T2284">co</text:span><text:span text:style-name="amh_5f_dev_5f_abbr"><text:span text:style-name="T2284">n</text:span></text:span><text:span text:style-name="T2284">quir</text:span><text:span text:style-name="amh_5f_dev_5f_abbr"><text:span text:style-name="T2284">er</text:span></text:span><text:span text:style-name="T2284">e, i</text:span><text:span text:style-name="amh_5f_dev_5f_abbr"><text:span text:style-name="T2284">n</text:span></text:span><text:span text:style-name="T2284">habitare et usq</text:span><text:span text:style-name="amh_5f_dev_5f_abbr"><text:span text:style-name="T2284">ue</text:span></text:span><text:span text:style-name="T2284"> </text:span><text:span text:style-name="T2285">ad prefinitum </text:span><text:span text:style-name="T2286">t</text:span><text:span text:style-name="amh_5f_dev_5f_abbr"><text:span text:style-name="T2286">em</text:span></text:span><text:span text:style-name="T2286">p</text:span><text:span text:style-name="amh_5f_dev_5f_abbr"><text:span text:style-name="T2286">u</text:span></text:span><text:span text:style-name="T2286">s merueru</text:span><text:span text:style-name="amh_5f_dev_5f_abbr"><text:span text:style-name="T2286">n</text:span></text:span><text:span text:style-name="T2286">t </text:span><text:span text:style-name="T2287">s</text:span><text:span text:style-name="amh_5f_dev_5f_abbr"><text:span text:style-name="T2287">ecundu</text:span></text:span><text:span text:style-name="T2287">m </text:span><text:span text:style-name="amh_5f_dev_5f_abbr"><text:span text:style-name="T2288">com</text:span></text:span><text:span text:style-name="T2288">p</text:span><text:span text:style-name="amh_5f_dev_5f_abbr"><text:span text:style-name="T2288">re</text:span></text:span><text:span text:style-name="T2288">he</text:span><text:span text:style-name="amh_5f_dev_5f_abbr"><text:span text:style-name="T2288">n</text:span></text:span><text:span text:style-name="T2288">sibilia Dei iudicia </text:span><text:span text:style-name="T2289">posside</text:span><text:span text:style-name="amh_5f_dev_5f_abbr"><text:span text:style-name="T2289">re</text:span></text:span><text:span text:style-name="T2289">.</text:span><text:span text:style-name="T2289"><office:annotation loext:resolved="false"><dc:creator>Alexandre Moret Houplon</dc:creator><dc:date>2026-02-25T11:41:14.363383617</dc:date><meta:creator-initials>AMH</meta:creator-initials><text:p text:style-name="Comment">Apparemment j’ai oublié un morceau de texte ici</text:p></office:annotation></text:span></text:p>
      <text:p text:style-name="P10"><text:span text:style-name="amh_5f_lettre_5f_rubriquee"><text:span text:style-name="T2290">E</text:span></text:span><text:span text:style-name="T2291">t seq</text:span><text:span text:style-name="amh_5f_dev_5f_abbr"><text:span text:style-name="T2291">ui</text:span></text:span><text:span text:style-name="T2291">tur aliud capitulum. </text:span><text:span text:style-name="amh_5f_lettre_5f_rubriquee">D</text:span>e Damasco <text:span text:style-name="amh_5f_dev_5f_abbr"><text:span text:style-name="T2292">et</text:span></text:span><text:span text:style-name="T2292"> t</text:span><text:span text:style-name="amh_5f_dev_5f_abbr"><text:span text:style-name="T2292">ermin</text:span></text:span><text:span text:style-name="T2292">is </text:span><text:span text:style-name="T2293">ei</text:span><text:span text:style-name="amh_5f_dev_5f_abbr"><text:span text:style-name="T2293">us</text:span></text:span><text:span text:style-name="T2293"> </text:span><text:span text:style-name="T2294">ac mo</text:span><text:span text:style-name="amh_5f_dev_5f_abbr"><text:span text:style-name="T2294">n</text:span></text:span><text:span text:style-name="T2294">tib</text:span><text:span text:style-name="amh_5f_dev_5f_abbr"><text:span text:style-name="T2294">us</text:span></text:span><text:span text:style-name="T2294"> Libani </text:span><text:span text:style-name="amh_5f_dev_5f_abbr"><text:span text:style-name="T2294">et</text:span></text:span><text:span text:style-name="T2294"> fine </text:span><text:span text:style-name="amh_5f_dev_5f_abbr"><text:span text:style-name="T2295">per</text:span></text:span><text:span text:style-name="T2291">e</text:span><text:span text:style-name="T2295">g</text:span><text:span text:style-name="amh_5f_dev_5f_abbr"><text:span text:style-name="T2295">ri</text:span></text:span><text:span text:style-name="T2295">nat</text:span><text:span text:style-name="amh_5f_dev_5f_abbr"><text:span text:style-name="T2295">i</text:span></text:span><text:span text:style-name="T2295">o</text:span><text:span text:style-name="amh_5f_dev_5f_abbr"><text:span text:style-name="T2295">n</text:span></text:span><text:span text:style-name="T2295">is</text:span></text:p>
      <text:h text:style-name="amh_5f_premier_5f_paragraphe" text:outline-level="1"><text:span text:style-name="amh_5f_lettrine">T</text:span>erra <text:span text:style-name="amh_5f_dev_5f_abbr">i</text:span>g<text:span text:style-name="amh_5f_dev_5f_abbr">itu</text:span>r sancta <text:span text:style-name="amh_5f_dev_5f_abbr">pro</text:span>missionis i<text:span text:style-name="amh_5f_dev_5f_abbr">n</text:span> lo<text:span text:style-name="amh_5f_dev_5f_abbr">n</text:span>gi<text:span text:style-name="amh_5f_dev_5f_abbr">tudi</text:span>ne ei<text:span text:style-name="amh_5f_dev_5f_abbr">us</text:span> <text:span text:style-name="amh_5f_dev_5f_abbr">et</text:span> lati<text:span text:style-name="amh_5f_dev_5f_abbr">tudi</text:span>ne circuituq<text:span text:style-name="amh_5f_dev_5f_abbr">ue</text:span> <text:span text:style-name="amh_5f_dev_5f_abbr">per</text:span> uestigitata Iordane<text:span text:style-name="amh_5f_dev_5f_abbr">m</text:span> tra<text:span text:style-name="amh_5f_dev_5f_abbr">n</text:span>siui i<text:span text:style-name="amh_5f_dev_5f_abbr">n</text:span> eo loco scil<text:span text:style-name="amh_5f_dev_5f_abbr">icet</text:span> ubi se fluui<text:span text:style-name="amh_5f_dev_5f_abbr">us</text:span> a mari Galilee se<text:span text:style-name="amh_5f_dev_5f_abbr">par</text:span>atur, deinceps uero fluenta <text:span text:style-name="amh_5f_dev_5f_abbr">pro</text:span>prii aluei in Galilee et t<text:span text:style-name="amh_5f_dev_5f_abbr">er</text:span>re sa<text:span text:style-name="amh_5f_dev_5f_abbr">n</text:span>cte laterib<text:span text:style-name="amh_5f_dev_5f_abbr">us</text:span> usq<text:span text:style-name="amh_5f_dev_5f_abbr">ue</text:span> ad uoranige<text:span text:style-name="amh_5f_dev_5f_abbr">m</text:span> lacus mortui co<text:span text:style-name="amh_5f_dev_5f_abbr">n</text:span>seruando. In hac t<text:span text:style-name="amh_5f_dev_5f_abbr">er</text:span>ra ultra Iordane<text:span text:style-name="amh_5f_dev_5f_abbr">m</text:span> due trib<text:span text:style-name="amh_5f_dev_5f_abbr">us</text:span> <text:span text:style-name="amh_5f_dev_5f_abbr">et</text:span> dimidia possessione<text:span text:style-name="amh_5f_dev_5f_abbr">m</text:span> h<text:span text:style-name="amh_5f_dev_5f_abbr">er</text:span>editatis sortite su<text:span text:style-name="amh_5f_dev_5f_abbr">n</text:span>t p<text:span text:style-name="amh_5f_dev_5f_abbr">re</text:span>cepto D<text:span text:style-name="amh_5f_dev_5f_abbr">omi</text:span>ni, sic<text:span text:style-name="amh_5f_dev_5f_abbr">ut</text:span> textus sacre pagine testatur.</text:h>
      <text:p text:style-name="P94"><text:span text:style-name="amh_5f_lettre_5f_rubriquee">I</text:span>nde <text:span text:style-name="amh_5f_dev_5f_abbr">pro</text:span>cedens trib<text:span text:style-name="amh_5f_dev_5f_abbr">us</text:span> dieb<text:span text:style-name="amh_5f_dev_5f_abbr">us</text:span> ueni Damascu<text:span text:style-name="amh_5f_dev_5f_abbr">m</text:span>, ciuitate<text:span text:style-name="amh_5f_dev_5f_abbr">m</text:span> antiqua<text:span text:style-name="amh_5f_dev_5f_abbr">m</text:span> nobile<text:span text:style-name="amh_5f_dev_5f_abbr">m</text:span> et famosa<text:span text:style-name="amh_5f_dev_5f_abbr">m</text:span>. <text:span text:style-name="amh_5f_lettre_5f_rubriquee">E</text:span><text:span text:style-name="T2296">t sciend</text:span><text:span text:style-name="amh_5f_dev_5f_abbr"><text:span text:style-name="T2296">um</text:span></text:span><text:span text:style-name="T2296"> q</text:span><text:span text:style-name="amh_5f_dev_5f_abbr"><text:span text:style-name="T2296">uod</text:span></text:span><text:span text:style-name="T2296"> tota regio q</text:span><text:span text:style-name="amh_5f_dev_5f_abbr"><text:span text:style-name="T2296">ue</text:span></text:span><text:span text:style-name="T2296"> est int</text:span><text:span text:style-name="amh_5f_dev_5f_abbr"><text:span text:style-name="T2296">er</text:span></text:span><text:span text:style-name="T2296"> desertu</text:span><text:span text:style-name="amh_5f_dev_5f_abbr"><text:span text:style-name="T2296">m</text:span></text:span><text:span text:style-name="T2296"> </text:span><text:span text:style-name="T2297">Egipti </text:span><text:span text:style-name="T2298">et Arabie, </text:span><text:span text:style-name="amh_5f_dev_5f_abbr"><text:span text:style-name="T2299">pro</text:span></text:span><text:span text:style-name="T2299">tensa de aust</text:span><text:span text:style-name="T2300">r</text:span><text:span text:style-name="T2299">o i</text:span><text:span text:style-name="amh_5f_dev_5f_abbr"><text:span text:style-name="T2299">n</text:span></text:span><text:span text:style-name="T2299"> aq</text:span><text:span text:style-name="amh_5f_dev_5f_abbr"><text:span text:style-name="T2299">ui</text:span></text:span><text:span text:style-name="T2299">lone</text:span><text:span text:style-name="amh_5f_dev_5f_abbr"><text:span text:style-name="T2299">m</text:span></text:span><text:span text:style-name="T2299"> </text:span><text:span text:style-name="T2301">usq</text:span><text:span text:style-name="amh_5f_dev_5f_abbr"><text:span text:style-name="T2301">ue</text:span></text:span><text:span text:style-name="T2301"> </text:span><text:span text:style-name="T2302">ad Scicilia</text:span><text:span text:style-name="amh_5f_dev_5f_abbr"><text:span text:style-name="T2302">m</text:span></text:span><text:span text:style-name="T2302">, Armenia</text:span><text:span text:style-name="amh_5f_dev_5f_abbr"><text:span text:style-name="T2302">m</text:span></text:span><text:span text:style-name="T2302"> et Caldea</text:span><text:span text:style-name="amh_5f_dev_5f_abbr"><text:span text:style-name="T2302">m</text:span></text:span><text:span text:style-name="T2302">, </text:span><text:span text:style-name="T2303">et ab oriente de des</text:span><text:span text:style-name="amh_5f_dev_5f_abbr"><text:span text:style-name="T2303">er</text:span></text:span><text:span text:style-name="T2303">to magno usq</text:span><text:span text:style-name="amh_5f_dev_5f_abbr"><text:span text:style-name="T2303">ue</text:span></text:span><text:span text:style-name="T2303"> ad occidente</text:span><text:span text:style-name="amh_5f_dev_5f_abbr"><text:span text:style-name="T2303">m</text:span></text:span><text:span text:style-name="T2303"> mare Medit</text:span><text:span text:style-name="amh_5f_dev_5f_abbr"><text:span text:style-name="T2303">er</text:span></text:span><text:span text:style-name="T2303">raneu</text:span><text:span text:style-name="amh_5f_dev_5f_abbr"><text:span text:style-name="T2303">m</text:span></text:span><text:span text:style-name="T2303">, g</text:span><text:span text:style-name="amh_5f_dev_5f_abbr"><text:span text:style-name="T2303">e</text:span></text:span><text:span text:style-name="T2303">n</text:span><text:span text:style-name="amh_5f_dev_5f_abbr"><text:span text:style-name="T2303">er</text:span></text:span><text:span text:style-name="T2303">ali uocabulo Siria appelat</text:span><text:span text:style-name="amh_5f_dev_5f_abbr"><text:span text:style-name="T2303">u</text:span></text:span><text:span text:style-name="T2303">r in plures speciales </text:span><text:span text:style-name="amh_5f_dev_5f_abbr"><text:span text:style-name="T2303">pro</text:span></text:span><text:span text:style-name="T2303">uincias subdiuisa. </text:span><text:span text:style-name="amh_5f_dev_5f_abbr"><text:span text:style-name="T2304">Par</text:span></text:span><text:span text:style-name="T2304">tes eni</text:span><text:span text:style-name="amh_5f_dev_5f_abbr"><text:span text:style-name="T2304">m</text:span></text:span><text:span text:style-name="T2304"> ei</text:span><text:span text:style-name="amh_5f_dev_5f_abbr"><text:span text:style-name="T2304">us</text:span></text:span><text:span text:style-name="T2304"> su</text:span><text:span text:style-name="amh_5f_dev_5f_abbr"><text:span text:style-name="T2304">n</text:span></text:span><text:span text:style-name="T2304">t Siria, Fenicis, Palestina, Iudea, Galilea, Mesopotamia Sirie, </text:span><text:span text:style-name="T2305">Siria Libani, </text:span><text:span text:style-name="T2306">Siria Damasci </text:span><text:span text:style-name="T2307">et alie hui</text:span><text:span text:style-name="amh_5f_dev_5f_abbr"><text:span text:style-name="T2307">us</text:span></text:span><text:span text:style-name="T2307">modi, </text:span><text:span text:style-name="T2308">quas ad plenu</text:span><text:span text:style-name="amh_5f_dev_5f_abbr"><text:span text:style-name="T2308">m</text:span></text:span><text:span text:style-name="T2308"> </text:span><text:span text:style-name="T2309">edic</text:span><text:span text:style-name="amh_5f_dev_5f_abbr"><text:span text:style-name="T2309">er</text:span></text:span><text:span text:style-name="T2309">e longu</text:span><text:span text:style-name="amh_5f_dev_5f_abbr"><text:span text:style-name="T2309">m</text:span></text:span><text:span text:style-name="T2309"> e</text:span><text:span text:style-name="amh_5f_dev_5f_abbr"><text:span text:style-name="T2309">ss</text:span></text:span><text:span text:style-name="T2309">et.</text:span></text:p>
      <text:p text:style-name="P95">Et ceteru<text:span text:style-name="amh_5f_dev_5f_abbr">m</text:span> u<text:span text:style-name="amh_5f_dev_5f_abbr">er</text:span><text:span text:style-name="T2310">s</text:span>us t<text:span text:style-name="amh_5f_dev_5f_abbr">er</text:span>ram <text:span text:style-name="amh_5f_dev_5f_abbr">pro</text:span>missionis locus ubi Saul<text:span text:style-name="amh_5f_dev_5f_abbr">us</text:span> diuinit<text:span text:style-name="amh_5f_dev_5f_abbr">us</text:span> <text:span text:style-name="amh_5f_dev_5f_abbr">pro</text:span>sternit<text:span text:style-name="amh_5f_dev_5f_abbr">u</text:span>r et <text:span text:style-name="T2311">P</text:span>aul<text:span text:style-name="amh_5f_dev_5f_abbr">us</text:span> erigit<text:span text:style-name="amh_5f_dev_5f_abbr">u</text:span>r, <text:span text:style-name="amh_5f_dev_5f_abbr">Christ</text:span>o i<text:span text:style-name="amh_5f_dev_5f_abbr">n</text:span>forma<text:span text:style-name="amh_5f_dev_5f_abbr"><text:span text:style-name="T2310">n</text:span></text:span>ti <text:span text:style-name="amh_5f_dev_5f_abbr">con</text:span>sentit et de <text:span text:style-name="amh_5f_dev_5f_abbr">per</text:span>secutore <text:span text:style-name="T2312">trucissimo uas electionis sit, a</text:span><text:span text:style-name="amh_5f_dev_5f_abbr"><text:span text:style-name="T2312">n</text:span></text:span><text:span text:style-name="T2312">nuente cleme</text:span><text:span text:style-name="amh_5f_dev_5f_abbr"><text:span text:style-name="T2312">n</text:span></text:span><text:span text:style-name="T2312">tia Saluatoris. Et in Damasco trib</text:span><text:span text:style-name="amh_5f_dev_5f_abbr"><text:span text:style-name="T2312">us</text:span></text:span><text:span text:style-name="T2312"> dieb</text:span><text:span text:style-name="amh_5f_dev_5f_abbr"><text:span text:style-name="T2312">us</text:span></text:span><text:span text:style-name="T2312"> ip</text:span><text:span text:style-name="amh_5f_dev_5f_abbr"><text:span text:style-name="T2312">s</text:span></text:span><text:span text:style-name="T2312">e </text:span><text:span text:style-name="T2310">P</text:span><text:span text:style-name="T2312">aul</text:span><text:span text:style-name="amh_5f_dev_5f_abbr"><text:span text:style-name="T2312">us</text:span></text:span><text:span text:style-name="T2312"> non uidens </text:span><text:span text:style-name="amh_5f_dev_5f_abbr"><text:span text:style-name="T2312">per</text:span></text:span><text:span text:style-name="T2312">mansit nullo cibo corporali penit</text:span><text:span text:style-name="amh_5f_dev_5f_abbr"><text:span text:style-name="T2312">us</text:span></text:span><text:span text:style-name="T2312"> recreat</text:span><text:span text:style-name="amh_5f_dev_5f_abbr"><text:span text:style-name="T2312">us</text:span></text:span><text:span text:style-name="T2312">, quo triduo ad tertiu</text:span><text:span text:style-name="amh_5f_dev_5f_abbr"><text:span text:style-name="T2312">m</text:span></text:span><text:span text:style-name="T2312"> </text:span><text:span text:style-name="T2313">celu</text:span><text:span text:style-name="amh_5f_dev_5f_abbr"><text:span text:style-name="T2313">m</text:span></text:span><text:span text:style-name="T2313"> </text:span><text:span text:style-name="T2314">rapit</text:span><text:span text:style-name="amh_5f_dev_5f_abbr"><text:span text:style-name="T2314">u</text:span></text:span><text:span text:style-name="T2314">r, </text:span><text:span text:style-name="T2315">archana </text:span><text:span text:style-name="T2316">u</text:span><text:span text:style-name="amh_5f_dev_5f_abbr"><text:span text:style-name="T2316">er</text:span></text:span><text:span text:style-name="T2316">ba audiens </text:span><text:span text:style-name="T2317">q</text:span><text:span text:style-name="amh_5f_dev_5f_abbr"><text:span text:style-name="T2317">ue</text:span></text:span><text:span text:style-name="T2317"> non licet ho</text:span><text:span text:style-name="amh_5f_dev_5f_abbr"><text:span text:style-name="T2317">m</text:span></text:span><text:span text:style-name="T2317">i</text:span><text:span text:style-name="amh_5f_dev_5f_abbr"><text:span text:style-name="T2317">n</text:span></text:span><text:span text:style-name="T2317">i </text:span><text:span text:style-name="T2318">loqui, ut </text:span><text:span text:style-name="T2319">ip</text:span><text:span text:style-name="amh_5f_dev_5f_abbr"><text:span text:style-name="T2319">s</text:span></text:span><text:span text:style-name="T2319">e </text:span><text:span text:style-name="T2320">i</text:span><text:span text:style-name="amh_5f_dev_5f_abbr"><text:span text:style-name="T2320">n</text:span></text:span><text:span text:style-name="T2320"> epistola q</text:span><text:span text:style-name="amh_5f_dev_5f_abbr"><text:span text:style-name="T2320">u</text:span></text:span><text:span text:style-name="T2320">adam de se loq</text:span><text:span text:style-name="amh_5f_dev_5f_abbr"><text:span text:style-name="T2320">ue</text:span></text:span><text:span text:style-name="T2320">ns fatetur. </text:span><text:span text:style-name="T2321">Dicit aut</text:span><text:span text:style-name="amh_5f_dev_5f_abbr"><text:span text:style-name="T2321">em</text:span></text:span><text:span text:style-name="T2321"> beat</text:span><text:span text:style-name="amh_5f_dev_5f_abbr"><text:span text:style-name="T2321">us</text:span></text:span><text:span text:style-name="T2321"> Augustin</text:span><text:span text:style-name="amh_5f_dev_5f_abbr"><text:span text:style-name="T2321">us</text:span></text:span><text:span text:style-name="T2321"> in libro </text:span><text:span text:style-name="T2322">D</text:span><text:span text:style-name="T2321">e uiden</text:span><text:span text:style-name="T2323">d</text:span><text:span text:style-name="T2321">o De</text:span><text:span text:style-name="amh_5f_dev_5f_abbr"><text:span text:style-name="T2321">um</text:span></text:span><text:span text:style-name="T2321"> </text:span><text:span text:style-name="T2322">et </text:span><text:span text:style-name="T2324">S</text:span><text:span text:style-name="T2322">up</text:span><text:span text:style-name="amh_5f_dev_5f_abbr"><text:span text:style-name="T2322">r</text:span></text:span><text:span text:style-name="T2322">a </text:span><text:span text:style-name="T2324">Gen</text:span><text:span text:style-name="amh_5f_dev_5f_abbr"><text:span text:style-name="T2324">esim</text:span></text:span><text:span text:style-name="T2324"> ad littera</text:span><text:span text:style-name="amh_5f_dev_5f_abbr"><text:span text:style-name="T2324">m</text:span></text:span><text:span text:style-name="T2324">, </text:span><text:span text:style-name="T2325">q</text:span><text:span text:style-name="amh_5f_dev_5f_abbr"><text:span text:style-name="T2325">uod</text:span></text:span><text:span text:style-name="T2325"> in hoc raptu triduano </text:span><text:span text:style-name="T2326">P</text:span><text:span text:style-name="T2327">aul</text:span><text:span text:style-name="amh_5f_dev_5f_abbr"><text:span text:style-name="T2327">us</text:span></text:span><text:span text:style-name="T2327"> Deu</text:span><text:span text:style-name="amh_5f_dev_5f_abbr"><text:span text:style-name="T2327">m</text:span></text:span><text:span text:style-name="T2327"> </text:span><text:span text:style-name="amh_5f_dev_5f_abbr"><text:span text:style-name="T2327">per</text:span></text:span><text:span text:style-name="T2327"> e</text:span><text:span text:style-name="amh_5f_dev_5f_abbr"><text:span text:style-name="T2327">ss</text:span></text:span><text:span text:style-name="T2327">entia</text:span><text:span text:style-name="amh_5f_dev_5f_abbr"><text:span text:style-name="T2327">m</text:span></text:span><text:span text:style-name="T2327"> uiderit</text:span><text:span text:style-name="T2327"><text:note text:id="ftn128" text:note-class="footnote"><text:note-citation>128</text:note-citation><text:note-body><text:p text:style-name="amh_5f_note_5f_apparat"><text:span text:style-name="amh_5f_apparat_5f_lemme">in hoc raptu triduano… per essentiam uiderit</text:span> <text:span text:style-name="amh_5f_apparat_5f_commentaire">(Aug., </text:span><text:span text:style-name="amh_5f_apparat_5f_commentaire"><text:span text:style-name="T2328">De uidendo Deo</text:span></text:span><text:span text:style-name="amh_5f_apparat_5f_commentaire"> ; </text:span><text:span text:style-name="amh_5f_apparat_5f_commentaire"><text:span text:style-name="T2328">De Gen. ad litt. XII</text:span></text:span><text:span text:style-name="amh_5f_apparat_5f_commentaire"> ; cf. 2 Cor. 12,2-4</text:span>)</text:p></text:note-body></text:note></text:span><text:span text:style-name="T2327">, in carne scil</text:span><text:span text:style-name="amh_5f_dev_5f_abbr"><text:span text:style-name="T2327">icet</text:span></text:span><text:span text:style-name="T2327"> uiue</text:span><text:span text:style-name="amh_5f_dev_5f_abbr"><text:span text:style-name="T2327">n</text:span></text:span><text:span text:style-name="T2327">s, </text:span><text:span text:style-name="T2326">quo </text:span><text:span text:style-name="T2329">ad ha</text:span><text:span text:style-name="amh_5f_dev_5f_abbr"><text:span text:style-name="T2330">n</text:span></text:span><text:span text:style-name="T2329">c t</text:span><text:span text:style-name="amh_5f_dev_5f_abbr"><text:span text:style-name="T2329">ame</text:span></text:span><text:span text:style-name="T2329">n uisione</text:span><text:span text:style-name="amh_5f_dev_5f_abbr"><text:span text:style-name="T2329">m</text:span></text:span><text:span text:style-name="T2329"> </text:span><text:span text:style-name="T2331">se</text:span><text:span text:style-name="amh_5f_dev_5f_abbr"><text:span text:style-name="T2331">n</text:span></text:span><text:span text:style-name="T2331">sib</text:span><text:span text:style-name="amh_5f_dev_5f_abbr"><text:span text:style-name="T2331">us</text:span></text:span><text:span text:style-name="T2331"> carnis minime utens. </text:span><text:span text:style-name="T2332">Oculis </text:span><text:span text:style-name="T2333">eni</text:span><text:span text:style-name="amh_5f_dev_5f_abbr"><text:span text:style-name="T2333">m</text:span></text:span><text:span text:style-name="T2333"> corporalib</text:span><text:span text:style-name="amh_5f_dev_5f_abbr"><text:span text:style-name="T2333">us</text:span></text:span><text:span text:style-name="T2333"> </text:span><text:span text:style-name="amh_5f_foliotation"><text:span text:style-name="T2333">[f. 247r]</text:span></text:span><text:span text:style-name="T2333"> </text:span><text:span text:style-name="T2334">uel quacu</text:span><text:span text:style-name="amh_5f_dev_5f_abbr"><text:span text:style-name="T2334">m</text:span></text:span><text:span text:style-name="T2334">q</text:span><text:span text:style-name="amh_5f_dev_5f_abbr"><text:span text:style-name="T2334">ue</text:span></text:span><text:span text:style-name="T2334"> </text:span><text:span text:style-name="T2335">cognitiua </text:span><text:span text:style-name="T2336">uirtute organo corporeo alligata, nullo </text:span><text:span text:style-name="amh_5f_dev_5f_abbr"><text:span text:style-name="T2336">mod</text:span></text:span><text:span text:style-name="T2336">o di</text:span><text:span text:style-name="amh_5f_dev_5f_abbr"><text:span text:style-name="T2336">ui</text:span></text:span><text:span text:style-name="T2336">na </text:span><text:span text:style-name="T2337">potentia et e</text:span><text:span text:style-name="amh_5f_dev_5f_abbr"><text:span text:style-name="T2337">ss</text:span></text:span><text:span text:style-name="T2337">entia ab aliquo potest i</text:span><text:span text:style-name="amh_5f_dev_5f_abbr"><text:span text:style-name="T2337">n</text:span></text:span><text:span text:style-name="T2337">tueri, s</text:span><text:span text:style-name="amh_5f_dev_5f_abbr"><text:span text:style-name="T2337">ed</text:span></text:span><text:span text:style-name="T2337"> solo i</text:span><text:span text:style-name="amh_5f_dev_5f_abbr"><text:span text:style-name="T2337">n</text:span></text:span><text:span text:style-name="T2337">tellectu uidetur </text:span><text:span text:style-name="T2338">ipsu</text:span><text:span text:style-name="amh_5f_dev_5f_abbr"><text:span text:style-name="T2338">m</text:span></text:span><text:span text:style-name="T2338"> diuinu</text:span><text:span text:style-name="amh_5f_dev_5f_abbr"><text:span text:style-name="T2338">m</text:span></text:span><text:span text:style-name="T2338"> </text:span><text:span text:style-name="T2339">e</text:span><text:span text:style-name="amh_5f_dev_5f_abbr"><text:span text:style-name="T2339">ss</text:span></text:span><text:span text:style-name="T2339">e cu</text:span><text:span text:style-name="amh_5f_dev_5f_abbr"><text:span text:style-name="T2339">m</text:span></text:span><text:span text:style-name="T2339"> t</text:span><text:span text:style-name="amh_5f_dev_5f_abbr"><text:span text:style-name="T2339">ame</text:span></text:span><text:span text:style-name="T2339">n deformitate</text:span><text:span text:style-name="amh_5f_dev_5f_abbr"><text:span text:style-name="T2339">m</text:span></text:span><text:span text:style-name="T2339"> ei</text:span><text:span text:style-name="amh_5f_dev_5f_abbr"><text:span text:style-name="T2339">us</text:span></text:span><text:span text:style-name="T2339"> quodam </text:span><text:span text:style-name="T2340">gloriose lu</text:span><text:span text:style-name="amh_5f_dev_5f_abbr"><text:span text:style-name="T2340">m</text:span></text:span><text:span text:style-name="T2340">i</text:span><text:span text:style-name="amh_5f_dev_5f_abbr"><text:span text:style-name="T2340">n</text:span></text:span><text:span text:style-name="T2340">e </text:span><text:span text:style-name="amh_5f_dev_5f_abbr"><text:span text:style-name="T2340">per</text:span></text:span><text:span text:style-name="T2340">lustrau</text:span><text:span text:style-name="amh_5f_dev_5f_abbr"><text:span text:style-name="T2340">er</text:span></text:span><text:span text:style-name="T2340">it. Et dicit beat</text:span><text:span text:style-name="amh_5f_dev_5f_abbr"><text:span text:style-name="T2340">us</text:span></text:span><text:span text:style-name="T2340"> Augustinus </text:span><text:span text:style-name="T2341">ibidem q</text:span><text:span text:style-name="amh_5f_dev_5f_abbr"><text:span text:style-name="T2341">uod</text:span></text:span><text:span text:style-name="T2341"> </text:span><text:span text:style-name="T2342">nulli in hac uita datu</text:span><text:span text:style-name="amh_5f_dev_5f_abbr"><text:span text:style-name="T2342">m</text:span></text:span><text:span text:style-name="T2342"> est Deu</text:span><text:span text:style-name="amh_5f_dev_5f_abbr"><text:span text:style-name="T2342">m</text:span></text:span><text:span text:style-name="T2342"> </text:span><text:span text:style-name="amh_5f_dev_5f_abbr"><text:span text:style-name="T2342">per</text:span></text:span><text:span text:style-name="T2342"> e</text:span><text:span text:style-name="amh_5f_dev_5f_abbr"><text:span text:style-name="T2342">ss</text:span></text:span><text:span text:style-name="T2342">entia</text:span><text:span text:style-name="amh_5f_dev_5f_abbr"><text:span text:style-name="T2342">m</text:span></text:span><text:span text:style-name="T2342"> </text:span><text:span text:style-name="T2343">uide</text:span><text:span text:style-name="amh_5f_dev_5f_abbr"><text:span text:style-name="T2343">re</text:span></text:span><text:span text:style-name="T2343"> </text:span><text:span text:style-name="T2344">nisi duob</text:span><text:span text:style-name="amh_5f_dev_5f_abbr"><text:span text:style-name="T2344">us</text:span></text:span><text:span text:style-name="T2344"> p</text:span><text:span text:style-name="amh_5f_dev_5f_abbr"><text:span text:style-name="T2344">ri</text:span></text:span><text:span text:style-name="T2344">mis doctoribus Paulo </text:span><text:span text:style-name="T2345">q</text:span><text:span text:style-name="amh_5f_dev_5f_abbr"><text:span text:style-name="T2345">ui</text:span></text:span><text:span text:style-name="T2345">dem </text:span><text:span text:style-name="T2346">gentiu</text:span><text:span text:style-name="amh_5f_dev_5f_abbr"><text:span text:style-name="T2346">m</text:span></text:span><text:span text:style-name="T2346"> </text:span><text:span text:style-name="T2347">et Moisi </text:span><text:span text:style-name="T2348">iudeoru</text:span><text:span text:style-name="amh_5f_dev_5f_abbr"><text:span text:style-name="T2348">m</text:span></text:span><text:span text:style-name="T2348">. </text:span><text:span text:style-name="amh_5f_lettre_5f_rubriquee">O</text:span><text:span text:style-name="T2349"> qua</text:span><text:span text:style-name="amh_5f_dev_5f_abbr"><text:span text:style-name="T2349">n</text:span></text:span><text:span text:style-name="T2349">ta </text:span><text:span text:style-name="amh_5f_dev_5f_abbr"><text:span text:style-name="T2349">pro</text:span></text:span><text:span text:style-name="T2349">funditas sapie</text:span><text:span text:style-name="amh_5f_dev_5f_abbr"><text:span text:style-name="T2349">ntie</text:span></text:span><text:span text:style-name="T2349"> </text:span><text:span text:style-name="T2350">i</text:span><text:span text:style-name="amh_5f_dev_5f_abbr"><text:span text:style-name="T2350">n</text:span></text:span><text:span text:style-name="T2350">finite, q</text:span><text:span text:style-name="amh_5f_dev_5f_abbr"><text:span text:style-name="T2350">ue</text:span></text:span><text:span text:style-name="T2350"> tam clare p</text:span><text:span text:style-name="amh_5f_dev_5f_abbr"><text:span text:style-name="T2350">ri</text:span></text:span><text:span text:style-name="T2350">mos magistros luce ueritatis uoluit i</text:span><text:span text:style-name="amh_5f_dev_5f_abbr"><text:span text:style-name="T2350">n</text:span></text:span><text:span text:style-name="T2350">formare ut, irrefragabilibus </text:span><text:span text:style-name="T2351">fu</text:span><text:span text:style-name="amh_5f_dev_5f_abbr"><text:span text:style-name="T2351">n</text:span></text:span><text:span text:style-name="T2351">dame</text:span><text:span text:style-name="amh_5f_dev_5f_abbr"><text:span text:style-name="T2351">n</text:span></text:span><text:span text:style-name="T2351">tis discipline </text:span><text:span text:style-name="T2352">i</text:span><text:span text:style-name="amh_5f_dev_5f_abbr"><text:span text:style-name="T2352">n</text:span></text:span><text:span text:style-name="T2352">nixi, doc</text:span><text:span text:style-name="amh_5f_dev_5f_abbr"><text:span text:style-name="T2352">er</text:span></text:span><text:span text:style-name="T2352">ent co</text:span><text:span text:style-name="amh_5f_dev_5f_abbr"><text:span text:style-name="T2352">n</text:span></text:span><text:span text:style-name="T2352">stantius riuis beneficis hu</text:span><text:span text:style-name="amh_5f_dev_5f_abbr"><text:span text:style-name="T2352">m</text:span></text:span><text:span text:style-name="T2352">ana </text:span><text:span text:style-name="T2353">corda arentia irrigando, </text:span><text:span text:style-name="T2354">q</text:span><text:span text:style-name="amh_5f_dev_5f_abbr"><text:span text:style-name="T2354">uos</text:span></text:span><text:span text:style-name="T2354"> a p</text:span><text:span text:style-name="amh_5f_dev_5f_abbr"><text:span text:style-name="T2354">ri</text:span></text:span><text:span text:style-name="T2354">mo ueritatis fonte clara uisione nou</text:span><text:span text:style-name="amh_5f_dev_5f_abbr"><text:span text:style-name="T2354">er</text:span></text:span><text:span text:style-name="T2354">ant efluxisse.</text:span></text:p>
      <text:p text:style-name="P96"><text:span text:style-name="amh_5f_lettre_5f_rubriquee">E</text:span>st aut<text:span text:style-name="amh_5f_dev_5f_abbr">em</text:span> Damasc<text:span text:style-name="amh_5f_dev_5f_abbr">us</text:span> cui<text:span text:style-name="amh_5f_dev_5f_abbr">us</text:span> <text:span text:style-name="T2355">ante memini a</text:span><text:span text:style-name="amh_5f_dev_5f_abbr"><text:span text:style-name="T2355">nt</text:span></text:span><text:span text:style-name="T2355">iq</text:span><text:span text:style-name="amh_5f_dev_5f_abbr"><text:span text:style-name="T2355">ui</text:span></text:span><text:span text:style-name="T2355">ssima, p</text:span><text:span text:style-name="amh_5f_dev_5f_abbr"><text:span text:style-name="T2355">ul</text:span></text:span><text:span text:style-name="T2355">c</text:span><text:span text:style-name="amh_5f_dev_5f_abbr"><text:span text:style-name="T2355">er</text:span></text:span><text:span text:style-name="T2355">rima, ditissima ciuitas, o</text:span><text:span text:style-name="amh_5f_dev_5f_abbr"><text:span text:style-name="T2355">mn</text:span></text:span><text:span text:style-name="T2355">ibus mercatorib</text:span><text:span text:style-name="amh_5f_dev_5f_abbr"><text:span text:style-name="T2355">us</text:span></text:span><text:span text:style-name="T2355"> et uictualib</text:span><text:span text:style-name="amh_5f_dev_5f_abbr"><text:span text:style-name="T2355">us</text:span></text:span><text:span text:style-name="T2355"> </text:span><text:span text:style-name="amh_5f_dev_5f_abbr"><text:span text:style-name="T2355">per</text:span></text:span><text:span text:style-name="T2355">habu</text:span><text:span text:style-name="amh_5f_dev_5f_abbr"><text:span text:style-name="T2355">n</text:span></text:span><text:span text:style-name="T2355">dans. </text:span><text:span text:style-name="T2356">Sp</text:span><text:span text:style-name="amh_5f_dev_5f_abbr"><text:span text:style-name="T2356">eci</text:span></text:span><text:span text:style-name="T2356">es </text:span><text:span text:style-name="T2357">na</text:span><text:span text:style-name="amh_5f_dev_5f_abbr"><text:span text:style-name="T2357">m</text:span></text:span><text:span text:style-name="T2357">q</text:span><text:span text:style-name="amh_5f_dev_5f_abbr"><text:span text:style-name="T2357">ue</text:span></text:span><text:span text:style-name="T2357"> </text:span><text:span text:style-name="T2358">Indice, </text:span><text:span text:style-name="T2359">petre p</text:span><text:span text:style-name="amh_5f_dev_5f_abbr"><text:span text:style-name="T2359">re</text:span></text:span><text:span text:style-name="T2359">ciose, sericu</text:span><text:span text:style-name="amh_5f_dev_5f_abbr"><text:span text:style-name="T2359">m</text:span></text:span><text:span text:style-name="T2359"> pl</text:span><text:span text:style-name="amh_5f_dev_5f_abbr"><text:span text:style-name="T2359">u</text:span></text:span><text:span text:style-name="T2359">rimu</text:span><text:span text:style-name="amh_5f_dev_5f_abbr"><text:span text:style-name="T2359">m</text:span></text:span><text:span text:style-name="T2359">, aromata </text:span><text:span text:style-name="T2360">infinita illic de Baldaco et cet</text:span><text:span text:style-name="amh_5f_dev_5f_abbr"><text:span text:style-name="T2360">er</text:span></text:span><text:span text:style-name="T2360">is </text:span><text:span text:style-name="amh_5f_dev_5f_abbr"><text:span text:style-name="T2361">par</text:span></text:span><text:span text:style-name="T2361">tib</text:span><text:span text:style-name="amh_5f_dev_5f_abbr"><text:span text:style-name="T2361">us</text:span></text:span><text:span text:style-name="T2361"> </text:span><text:span text:style-name="T2362">orientalib</text:span><text:span text:style-name="amh_5f_dev_5f_abbr"><text:span text:style-name="T2362">u</text:span></text:span><text:span text:style-name="amh_5f_dev_5f_abbr"><text:span text:style-name="T2363">s</text:span></text:span><text:span text:style-name="T2362">, Persia, </text:span><text:span text:style-name="T2364">Iudea, maiori </text:span><text:soft-page-break/><text:span text:style-name="T2364">Armenia in camelis et aliis su</text:span><text:span text:style-name="amh_5f_dev_5f_abbr"><text:span text:style-name="T2364">m</text:span></text:span><text:span text:style-name="T2364">mariis adducu</text:span><text:span text:style-name="amh_5f_dev_5f_abbr"><text:span text:style-name="T2364">n</text:span></text:span><text:span text:style-name="T2364">t</text:span><text:span text:style-name="amh_5f_dev_5f_abbr"><text:span text:style-name="T2364">u</text:span></text:span><text:span text:style-name="T2364">r et inde </text:span><text:span text:style-name="amh_5f_dev_5f_abbr"><text:span text:style-name="T2364">per</text:span></text:span><text:span text:style-name="T2364"> mercatores </text:span><text:span text:style-name="T2365">ad diu</text:span><text:span text:style-name="amh_5f_dev_5f_abbr"><text:span text:style-name="T2365">er</text:span></text:span><text:span text:style-name="T2365">sas </text:span><text:span text:style-name="amh_5f_dev_5f_abbr"><text:span text:style-name="T2365">par</text:span></text:span><text:span text:style-name="T2365">tes alias mu</text:span><text:span text:style-name="amh_5f_dev_5f_abbr"><text:span text:style-name="T2365">n</text:span></text:span><text:span text:style-name="T2365">di longe late dispergu</text:span><text:span text:style-name="amh_5f_dev_5f_abbr"><text:span text:style-name="T2365">n</text:span></text:span><text:span text:style-name="T2365">tur. </text:span><text:span text:style-name="amh_5f_lettre_5f_rubriquee">D</text:span><text:span text:style-name="T2366">istat </text:span><text:span text:style-name="T2367">aut</text:span><text:span text:style-name="amh_5f_dev_5f_abbr"><text:span text:style-name="T2367">em</text:span></text:span><text:span text:style-name="T2367"> Damasc</text:span><text:span text:style-name="amh_5f_dev_5f_abbr"><text:span text:style-name="T2367">us</text:span></text:span><text:span text:style-name="T2367"> </text:span><text:span text:style-name="T2368">a mari t</text:span><text:span text:style-name="amh_5f_dev_5f_abbr"><text:span text:style-name="T2368">ri</text:span></text:span><text:span text:style-name="T2368">b</text:span><text:span text:style-name="amh_5f_dev_5f_abbr"><text:span text:style-name="T2368">us</text:span></text:span><text:span text:style-name="T2368"> dietis </text:span><text:span text:style-name="T2369">et multu</text:span><text:span text:style-name="amh_5f_dev_5f_abbr"><text:span text:style-name="T2369">m</text:span></text:span><text:span text:style-name="T2369"> delectabilis est, aquis fluentib</text:span><text:span text:style-name="amh_5f_dev_5f_abbr"><text:span text:style-name="T2369">us</text:span></text:span><text:span text:style-name="T2369"> mediocrib</text:span><text:span text:style-name="amh_5f_dev_5f_abbr"><text:span text:style-name="T2369">us</text:span></text:span><text:span text:style-name="T2369"> q</text:span><text:span text:style-name="amh_5f_dev_5f_abbr"><text:span text:style-name="T2369">u</text:span></text:span><text:span text:style-name="T2369">a</text:span><text:span text:style-name="amh_5f_dev_5f_abbr"><text:span text:style-name="T2369">n</text:span></text:span><text:span text:style-name="T2369">titate, fontib</text:span><text:span text:style-name="amh_5f_dev_5f_abbr"><text:span text:style-name="T2369">us</text:span></text:span><text:span text:style-name="T2369"> clarius intus et extra rigata. In circuitu sui ortos h</text:span><text:span text:style-name="amh_5f_dev_5f_abbr"><text:span text:style-name="T2369">abe</text:span></text:span><text:span text:style-name="T2369">ns </text:span><text:span text:style-name="T2370">ut d</text:span><text:span text:style-name="amh_5f_dev_5f_abbr"><text:span text:style-name="T2370">icitu</text:span></text:span><text:span text:style-name="T2370">r circa </text:span><text:span text:style-name="amh_5f_nombre_5f_romain"><text:span text:style-name="T2371">lx</text:span></text:span><text:span text:style-name="T2370"> miliaria, </text:span><text:span text:style-name="T2372">arboru</text:span><text:span text:style-name="amh_5f_dev_5f_abbr"><text:span text:style-name="T2372">m</text:span></text:span><text:span text:style-name="T2372"> </text:span><text:span text:style-name="T2373">amenitate </text:span><text:span text:style-name="amh_5f_dev_5f_abbr"><text:span text:style-name="T2374">et</text:span></text:span><text:span text:style-name="T2374"> utilitate </text:span><text:span text:style-name="T2375">fructu</text:span><text:span text:style-name="amh_5f_dev_5f_abbr"><text:span text:style-name="T2375">m</text:span></text:span><text:span text:style-name="T2375"> </text:span><text:span text:style-name="T2376">ultra </text:span><text:span text:style-name="T2371">q</text:span><text:span text:style-name="amh_5f_dev_5f_abbr"><text:span text:style-name="T2371">u</text:span></text:span><text:span text:style-name="T2371">a</text:span><text:span text:style-name="amh_5f_dev_5f_abbr"><text:span text:style-name="T2371">m</text:span></text:span><text:span text:style-name="T2371"> credi </text:span><text:span text:style-name="T2377">potest, </text:span><text:span text:style-name="T2378">hu</text:span><text:span text:style-name="amh_5f_dev_5f_abbr"><text:span text:style-name="T2378">m</text:span></text:span><text:span text:style-name="T2378">anis </text:span><text:span text:style-name="T2379">sollatiis </text:span><text:span text:style-name="T2380">et </text:span><text:span text:style-name="T2381">refocilliationib</text:span><text:span text:style-name="amh_5f_dev_5f_abbr"><text:span text:style-name="T2381">us</text:span></text:span><text:span text:style-name="T2381"> adoptatos. D</text:span><text:span text:style-name="amh_5f_dev_5f_abbr"><text:span text:style-name="T2381">icitu</text:span></text:span><text:span text:style-name="T2381">r </text:span><text:span text:style-name="T2382">q</text:span><text:span text:style-name="amh_5f_dev_5f_abbr"><text:span text:style-name="T2382">uod</text:span></text:span><text:span text:style-name="T2382"> q</text:span><text:span text:style-name="amh_5f_dev_5f_abbr"><text:span text:style-name="T2382">ui</text:span></text:span><text:span text:style-name="T2382">libet ort</text:span><text:span text:style-name="amh_5f_dev_5f_abbr"><text:span text:style-name="T2382">us</text:span></text:span><text:span text:style-name="T2382"> custodib</text:span><text:span text:style-name="amh_5f_dev_5f_abbr"><text:span text:style-name="T2382">us</text:span></text:span><text:span text:style-name="T2382"> ex equo diuisis, ad min</text:span><text:span text:style-name="amh_5f_dev_5f_abbr"><text:span text:style-name="T2382">us</text:span></text:span><text:span text:style-name="T2382"> h</text:span><text:span text:style-name="amh_5f_dev_5f_abbr"><text:span text:style-name="T2382">abe</text:span></text:span><text:span text:style-name="T2382">t tres custodes, q</text:span><text:span text:style-name="amh_5f_dev_5f_abbr"><text:span text:style-name="T2382">uod</text:span></text:span><text:span text:style-name="T2382"> si ueru</text:span><text:span text:style-name="amh_5f_dev_5f_abbr"><text:span text:style-name="T2382">m</text:span></text:span><text:span text:style-name="T2382"> </text:span><text:span text:style-name="T2383">est ex ipsis </text:span><text:span text:style-name="amh_5f_dev_5f_abbr"><text:span text:style-name="T2383">con</text:span></text:span><text:span text:style-name="T2383">surgit i</text:span><text:span text:style-name="amh_5f_dev_5f_abbr"><text:span text:style-name="T2383">n</text:span></text:span><text:span text:style-name="T2383"> su</text:span><text:span text:style-name="amh_5f_dev_5f_abbr"><text:span text:style-name="T2383">m</text:span></text:span><text:span text:style-name="T2383">ma </text:span><text:span text:style-name="amh_5f_dev_5f_abbr"><text:span text:style-name="T2383">pers</text:span></text:span><text:span text:style-name="T2383">onaru</text:span><text:span text:style-name="amh_5f_dev_5f_abbr"><text:span text:style-name="T2383">m</text:span></text:span><text:span text:style-name="T2383"> maxi</text:span><text:span text:style-name="amh_5f_dev_5f_abbr"><text:span text:style-name="T2383">m</text:span></text:span><text:span text:style-name="T2383">a multitudo. Et ip</text:span><text:span text:style-name="amh_5f_dev_5f_abbr"><text:span text:style-name="T2383">s</text:span></text:span><text:span text:style-name="T2383">a ciuitas in se multu</text:span><text:span text:style-name="amh_5f_dev_5f_abbr"><text:span text:style-name="T2383">m</text:span></text:span><text:span text:style-name="T2383"> est p</text:span><text:span text:style-name="amh_5f_dev_5f_abbr"><text:span text:style-name="T2383">o</text:span></text:span><text:span text:style-name="T2383">p</text:span><text:span text:style-name="amh_5f_dev_5f_abbr"><text:span text:style-name="T2383">u</text:span></text:span><text:span text:style-name="T2383">losa, artifices mecanicos </text:span><text:span text:style-name="T2384">diu</text:span><text:span text:style-name="amh_5f_dev_5f_abbr"><text:span text:style-name="T2384">er</text:span></text:span><text:span text:style-name="T2384">si </text:span><text:span text:style-name="T2385">generis optimos h</text:span><text:span text:style-name="amh_5f_dev_5f_abbr"><text:span text:style-name="T2385">abe</text:span></text:span><text:span text:style-name="T2385">ns, </text:span><text:span text:style-name="T2386">et p</text:span><text:span text:style-name="amh_5f_dev_5f_abbr"><text:span text:style-name="T2386">re</text:span></text:span><text:span text:style-name="T2386">cipue </text:span><text:span text:style-name="T2387">medicos.</text:span></text:p>
      <text:p text:style-name="P96"><text:span text:style-name="amh_5f_lettre_5f_rubriquee">D</text:span><text:span text:style-name="T2388">e Damasco </text:span><text:span text:style-name="amh_5f_dev_5f_abbr"><text:span text:style-name="T2388">pro</text:span></text:span><text:span text:style-name="T2388">cessi ad ymagin</text:span><text:span text:style-name="T2389">e</text:span><text:span text:style-name="amh_5f_dev_5f_abbr"><text:span text:style-name="T2389">m</text:span></text:span><text:span text:style-name="T2389"> beate Virg</text:span><text:span text:style-name="amh_5f_dev_5f_abbr"><text:span text:style-name="T2389">in</text:span></text:span><text:span text:style-name="T2389">is </text:span><text:span text:style-name="T2390">in Sardani, </text:span><text:span text:style-name="T2391">ubi est locus fortis supra petra</text:span><text:span text:style-name="amh_5f_dev_5f_abbr"><text:span text:style-name="T2391">m</text:span></text:span><text:span text:style-name="T2391"> admodu</text:span><text:span text:style-name="amh_5f_dev_5f_abbr"><text:span text:style-name="T2391">m</text:span></text:span><text:span text:style-name="T2391"> </text:span><text:span text:style-name="T2392">castelli murat</text:span><text:span text:style-name="amh_5f_dev_5f_abbr"><text:span text:style-name="T2392">us</text:span></text:span><text:span text:style-name="T2392"> i</text:span><text:span text:style-name="amh_5f_dev_5f_abbr"><text:span text:style-name="T2392">n</text:span></text:span><text:span text:style-name="T2392"> circuitu, in quo </text:span><text:span text:style-name="amh_5f_dev_5f_abbr"><text:span text:style-name="T2392">pro</text:span></text:span><text:span text:style-name="T2392">fecto satis </text:span><text:span text:style-name="T2393">p</text:span><text:span text:style-name="amh_5f_dev_5f_abbr"><text:span text:style-name="T2393">u</text:span></text:span><text:span text:style-name="T2394">l</text:span><text:span text:style-name="T2393">cra est eccl</text:span><text:span text:style-name="amh_5f_dev_5f_abbr"><text:span text:style-name="T2393">esi</text:span></text:span><text:span text:style-name="T2393">a. </text:span><text:span text:style-name="T2395">Retro maius altare ip</text:span><text:span text:style-name="amh_5f_dev_5f_abbr"><text:span text:style-name="T2395">s</text:span></text:span><text:span text:style-name="T2395">i</text:span><text:span text:style-name="amh_5f_dev_5f_abbr"><text:span text:style-name="T2395">us</text:span></text:span><text:span text:style-name="T2395">, in muro, tabula </text:span><text:span text:style-name="T2396">q</text:span><text:span text:style-name="amh_5f_dev_5f_abbr"><text:span text:style-name="T2396">ui</text:span></text:span><text:span text:style-name="T2396">dam </text:span><text:span text:style-name="T2397">tota nigra et humida cernit</text:span><text:span text:style-name="amh_5f_dev_5f_abbr"><text:span text:style-name="T2397">u</text:span></text:span><text:span text:style-name="T2397">r </text:span><text:span text:style-name="T2398">in qua </text:span><text:span text:style-name="T2399">ymago gloriose Virginis </text:span><text:span text:style-name="T2400">olim </text:span><text:span text:style-name="T2401">descripta </text:span><text:span text:style-name="T2402">fertur, s</text:span><text:span text:style-name="amh_5f_dev_5f_abbr"><text:span text:style-name="T2402">ed</text:span></text:span><text:span text:style-name="T2402"> </text:span><text:span text:style-name="amh_5f_dev_5f_abbr"><text:span text:style-name="T2402">pro</text:span></text:span><text:span text:style-name="T2402">pt</text:span><text:span text:style-name="amh_5f_dev_5f_abbr"><text:span text:style-name="T2402">er</text:span></text:span><text:span text:style-name="T2402"> </text:span><text:span text:style-name="T2403">uetustate</text:span><text:span text:style-name="amh_5f_dev_5f_abbr"><text:span text:style-name="T2403">m</text:span></text:span><text:span text:style-name="T2403"> iam nulla liniamenta su</text:span><text:span text:style-name="amh_5f_dev_5f_abbr"><text:span text:style-name="T2403">n</text:span></text:span><text:span text:style-name="T2403">t nisi q</text:span><text:span text:style-name="amh_5f_dev_5f_abbr"><text:span text:style-name="T2403">uod</text:span></text:span><text:span text:style-name="T2403"> </text:span><text:span text:style-name="T2404">in aliqua parte color rubeus m</text:span><text:span text:style-name="amh_5f_dev_5f_abbr"><text:span text:style-name="T2404">ih</text:span></text:span><text:span text:style-name="T2404">i </text:span><text:span text:style-name="T2405">uidebat</text:span><text:span text:style-name="amh_5f_dev_5f_abbr"><text:span text:style-name="T2405">u</text:span></text:span><text:span text:style-name="T2405">r </text:span><text:span text:style-name="T2406">appar</text:span><text:span text:style-name="amh_5f_dev_5f_abbr"><text:span text:style-name="T2406">er</text:span></text:span><text:span text:style-name="T2406">e. </text:span><text:span text:style-name="T2407">Hec tabula </text:span><text:span text:style-name="T2408">mediocris </text:span><text:span text:style-name="T2409">q</text:span><text:span text:style-name="amh_5f_dev_5f_abbr"><text:span text:style-name="T2409">u</text:span></text:span><text:span text:style-name="T2409">a</text:span><text:span text:style-name="amh_5f_dev_5f_abbr"><text:span text:style-name="T2409">n</text:span></text:span><text:span text:style-name="T2409">titate </text:span><text:span text:style-name="T2410">est, supra uas marmoreu</text:span><text:span text:style-name="amh_5f_dev_5f_abbr"><text:span text:style-name="T2410">m</text:span></text:span><text:span text:style-name="T2410"> </text:span><text:span text:style-name="T2411">q</text:span><text:span text:style-name="amh_5f_dev_5f_abbr"><text:span text:style-name="T2411">uo</text:span></text:span><text:span text:style-name="T2411">ddam posita, i</text:span><text:span text:style-name="amh_5f_dev_5f_abbr"><text:span text:style-name="T2411">n</text:span></text:span><text:span text:style-name="T2411">tr</text:span><text:span text:style-name="T2412">a</text:span><text:span text:style-name="T2411"> muru</text:span><text:span text:style-name="amh_5f_dev_5f_abbr"><text:span text:style-name="T2411">m</text:span></text:span><text:span text:style-name="T2411"> cancellis ferreis </text:span><text:span text:style-name="T2413">premunita. Et de ea uisibilit</text:span><text:span text:style-name="amh_5f_dev_5f_abbr"><text:span text:style-name="T2413">er</text:span></text:span><text:span text:style-name="T2413"> quasi oleu</text:span><text:span text:style-name="amh_5f_dev_5f_abbr"><text:span text:style-name="T2413">m</text:span></text:span><text:span text:style-name="T2413"> </text:span><text:span text:style-name="T2414">co</text:span><text:span text:style-name="amh_5f_dev_5f_abbr"><text:span text:style-name="T2414">n</text:span></text:span><text:span text:style-name="T2414">tinue </text:span><text:span text:style-name="T2415">distillat, q</text:span><text:span text:style-name="amh_5f_dev_5f_abbr"><text:span text:style-name="T2415">uo</text:span></text:span><text:span text:style-name="T2415">d monaci </text:span><text:span text:style-name="T2416">recipientes de uase </text:span><text:span text:style-name="T2417">marmoreo </text:span><text:span text:style-name="T2418">q</text:span><text:span text:style-name="amh_5f_dev_5f_abbr"><text:span text:style-name="T2418">uo</text:span></text:span><text:span text:style-name="T2418">d subtus est, </text:span><text:span text:style-name="amh_5f_dev_5f_abbr"><text:span text:style-name="T2419">per</text:span></text:span><text:span text:style-name="T2419"> cancellos </text:span><text:span text:style-name="T2420">i</text:span><text:span text:style-name="amh_5f_dev_5f_abbr"><text:span text:style-name="T2420">m</text:span></text:span><text:span text:style-name="T2420">misso cocleario </text:span><text:span text:style-name="amh_5f_dev_5f_abbr"><text:span text:style-name="T2421">per</text:span></text:span><text:span text:style-name="T2421">egrinis </text:span><text:span text:style-name="T2422">distribuitur </text:span><text:span text:style-name="T2423">satis apte et large. </text:span><text:span text:style-name="amh_5f_dev_5f_abbr"><text:span text:style-name="T2424">Per</text:span></text:span><text:span text:style-name="T2424"> o</text:span><text:span text:style-name="amh_5f_dev_5f_abbr"><text:span text:style-name="T2424">mn</text:span></text:span><text:span text:style-name="T2424">em </text:span><text:span text:style-name="T2425">mu</text:span><text:span text:style-name="amh_5f_dev_5f_abbr"><text:span text:style-name="T2425">n</text:span></text:span><text:span text:style-name="T2425">du</text:span><text:span text:style-name="amh_5f_dev_5f_abbr"><text:span text:style-name="T2425">m</text:span></text:span><text:span text:style-name="T2425"> </text:span><text:span text:style-name="T2426">uidetur e</text:span><text:span text:style-name="amh_5f_dev_5f_abbr"><text:span text:style-name="T2426">ss</text:span></text:span><text:span text:style-name="T2426">e oleu</text:span><text:span text:style-name="amh_5f_dev_5f_abbr"><text:span text:style-name="T2426">m</text:span></text:span><text:span text:style-name="T2426"> </text:span><text:span text:style-name="T2427">oliue. D</text:span><text:span text:style-name="amh_5f_dev_5f_abbr"><text:span text:style-name="T2427">icitu</text:span></text:span><text:span text:style-name="T2427">r </text:span><text:span text:style-name="T2428">q</text:span><text:span text:style-name="amh_5f_dev_5f_abbr"><text:span text:style-name="T2428">uod</text:span></text:span><text:span text:style-name="T2428"> </text:span><text:span text:style-name="amh_5f_dev_5f_abbr"><text:span text:style-name="T2428">pro</text:span></text:span><text:span text:style-name="T2428"> certo de hac ymagine aliq</text:span><text:span text:style-name="amh_5f_dev_5f_abbr"><text:span text:style-name="T2428">ua</text:span></text:span><text:span text:style-name="T2428">n</text:span><text:span text:style-name="amh_5f_dev_5f_abbr"><text:span text:style-name="T2428">tulum</text:span></text:span><text:span text:style-name="T2428"> oleu</text:span><text:span text:style-name="amh_5f_dev_5f_abbr"><text:span text:style-name="T2428">m</text:span></text:span><text:span text:style-name="T2428"> </text:span><text:span text:style-name="T2429">defluxerit miraculose. S</text:span><text:span text:style-name="amh_5f_dev_5f_abbr"><text:span text:style-name="T2429">ed</text:span></text:span><text:span text:style-name="T2429"> si hoc q</text:span><text:span text:style-name="amh_5f_dev_5f_abbr"><text:span text:style-name="T2429">uo</text:span></text:span><text:span text:style-name="T2429">d modo </text:span><text:span text:style-name="T2430">f</text:span><text:span text:style-name="T2431">l</text:span><text:span text:style-name="T2430">uit, diuino fluat </text:span><text:span text:style-name="T2432">miraculo rationab</text:span><text:span text:style-name="amh_5f_dev_5f_abbr"><text:span text:style-name="T2432">i</text:span></text:span><text:span text:style-name="T2432">l</text:span><text:span text:style-name="amh_5f_dev_5f_abbr"><text:span text:style-name="T2432">ite</text:span></text:span><text:span text:style-name="T2432">r </text:span><text:span text:style-name="T2433">dubito, </text:span><text:span text:style-name="T2434">et etia</text:span><text:span text:style-name="amh_5f_dev_5f_abbr"><text:span text:style-name="T2434">m</text:span></text:span><text:span text:style-name="T2434"> multi alii de ueritate hui</text:span><text:span text:style-name="amh_5f_dev_5f_abbr"><text:span text:style-name="T2434">us</text:span></text:span><text:span text:style-name="T2434"> facti non i</text:span><text:span text:style-name="amh_5f_dev_5f_abbr"><text:span text:style-name="T2434">m</text:span></text:span><text:span text:style-name="T2434">merito </text:span><text:span text:style-name="T2435">alt</text:span><text:span text:style-name="amh_5f_dev_5f_abbr"><text:span text:style-name="T2435">er</text:span></text:span><text:span text:style-name="T2435">cant</text:span><text:span text:style-name="amh_5f_dev_5f_abbr"><text:span text:style-name="T2435">u</text:span></text:span><text:span text:style-name="T2435">r. Monaci et moniales </text:span><text:span text:style-name="T2436">in p</text:span><text:span text:style-name="amh_5f_dev_5f_abbr"><text:span text:style-name="T2436">re</text:span></text:span><text:span text:style-name="T2436">dicto clausto su</text:span><text:span text:style-name="amh_5f_dev_5f_abbr"><text:span text:style-name="T2436">n</text:span></text:span><text:span text:style-name="T2436">t degentes. I</text:span><text:span text:style-name="amh_5f_dev_5f_abbr"><text:span text:style-name="T2436">n</text:span></text:span><text:span text:style-name="T2436"> casali pulcro q</text:span><text:span text:style-name="amh_5f_dev_5f_abbr"><text:span text:style-name="T2436">uo</text:span></text:span><text:span text:style-name="T2436">d sub mo</text:span><text:span text:style-name="amh_5f_dev_5f_abbr"><text:span text:style-name="T2436">n</text:span></text:span><text:span text:style-name="T2436">ast</text:span><text:span text:style-name="amh_5f_dev_5f_abbr"><text:span text:style-name="T2436">er</text:span></text:span><text:span text:style-name="T2436">io est </text:span><text:span text:style-name="amh_5f_dev_5f_abbr"><text:span text:style-name="T2436">christ</text:span></text:span><text:span text:style-name="T2436">iani scismatici mora</text:span><text:span text:style-name="amh_5f_dev_5f_abbr"><text:span text:style-name="T2436">n</text:span></text:span><text:span text:style-name="T2436">tur, bono uino </text:span><text:span text:style-name="T2437">satis habu</text:span><text:span text:style-name="amh_5f_dev_5f_abbr"><text:span text:style-name="T2437">n</text:span></text:span><text:span text:style-name="T2437">dantes. Hic aut</text:span><text:span text:style-name="amh_5f_dev_5f_abbr"><text:span text:style-name="T2437">em</text:span></text:span><text:span text:style-name="T2437"> locus a Damasco se iu</text:span><text:span text:style-name="amh_5f_dev_5f_abbr"><text:span text:style-name="T2437">n</text:span></text:span><text:span text:style-name="T2437">git</text:span><text:span text:style-name="amh_5f_dev_5f_abbr"><text:span text:style-name="T2437">u</text:span></text:span><text:span text:style-name="T2437">r ad media</text:span><text:span text:style-name="amh_5f_dev_5f_abbr"><text:span text:style-name="T2437">m</text:span></text:span><text:span text:style-name="T2437"> dieta</text:span><text:span text:style-name="amh_5f_dev_5f_abbr"><text:span text:style-name="T2437">m</text:span></text:span><text:span text:style-name="T2437">.</text:span></text:p>
      <text:p text:style-name="P97"><text:span text:style-name="amh_5f_lettre_5f_rubriquee">E</text:span>go uero <text:span text:style-name="amh_5f_dev_5f_abbr">pro</text:span>cedens dimissi a dextris Anthiocia, q<text:span text:style-name="amh_5f_dev_5f_abbr">ue</text:span> quondam <text:span text:style-name="T2438">Reblata dicebat</text:span><text:span text:style-name="amh_5f_dev_5f_abbr"><text:span text:style-name="T2438">u</text:span></text:span><text:span text:style-name="T2438">r, </text:span><text:span text:style-name="T2439">olim magna </text:span><text:span text:style-name="T2440">et multu</text:span><text:span text:style-name="amh_5f_dev_5f_abbr"><text:span text:style-name="T2440">m</text:span></text:span><text:span text:style-name="T2440"> nobilis ciuitas, et </text:span><text:span text:style-name="T2441">T</text:span><text:span text:style-name="T2440">ripoli </text:span><text:span text:style-name="T2442">famosa, </text:span><text:span text:style-name="T2443">etia</text:span><text:span text:style-name="amh_5f_dev_5f_abbr"><text:span text:style-name="T2443">m</text:span></text:span><text:span text:style-name="T2443"> q</text:span><text:span text:style-name="amh_5f_dev_5f_abbr"><text:span text:style-name="T2443">ue</text:span></text:span><text:span text:style-name="T2443"> olim </text:span><text:span text:style-name="amh_5f_dev_5f_abbr"><text:span text:style-name="T2444">christ</text:span></text:span><text:span text:style-name="T2444">iano</text:span><text:span text:style-name="T2445">ru</text:span><text:span text:style-name="amh_5f_dev_5f_abbr"><text:span text:style-name="T2445">m</text:span></text:span><text:span text:style-name="T2444"> fueru</text:span><text:span text:style-name="amh_5f_dev_5f_abbr"><text:span text:style-name="T2444">n</text:span></text:span><text:span text:style-name="T2444">t, </text:span><text:span text:style-name="T2446">nu</text:span><text:span text:style-name="amh_5f_dev_5f_abbr"><text:span text:style-name="T2446">n</text:span></text:span><text:span text:style-name="T2446">c </text:span><text:span text:style-name="amh_5f_dev_5f_abbr"><text:span text:style-name="T2446">per</text:span></text:span><text:span text:style-name="T2446"> Sarracenos </text:span><text:span text:style-name="T2447">deserte sunt et destructe, processi uersus Berutham </text:span><text:span text:style-name="T2448">in tribus diebus in media uia, </text:span><text:span text:style-name="T2449">transita ualle </text:span><office:annotation office:name="__Annotation__42360_3194605602" loext:resolved="false"><dc:creator>Alexandre Moret Houplon</dc:creator><dc:date>2026-02-20T15:44:22.509228000</dc:date><meta:creator-initials>AMH</meta:creator-initials><text:p text:style-name="Comment">Deluz : Bokar</text:p></office:annotation><text:span text:style-name="T2449">Robar</text:span><office:annotation-end office:name="__Annotation__42360_3194605602"/><text:span text:style-name="T2449">, </text:span><text:span text:style-name="T2450">que fortissima et pulcerrima est inter montes hinc inde protensa riui</text:span><text:span text:style-name="T2451">s pratis piscibus </text:span><text:span text:style-name="T2452">pecoribus prediata, </text:span><text:span text:style-name="T2453">ac Sarracenis </text:span><text:span text:style-name="T2454">habitatoribus </text:span><text:span text:style-name="T2455">multum plena. Veni ad montes Libani gratiosos, q</text:span><text:span text:style-name="amh_5f_dev_5f_abbr"><text:span text:style-name="T2455">ui</text:span></text:span><text:span text:style-name="T2455"> in longu</text:span><text:span text:style-name="amh_5f_dev_5f_abbr"><text:span text:style-name="T2455">m</text:span></text:span><text:span text:style-name="T2455"> </text:span><text:span text:style-name="amh_5f_dev_5f_abbr"><text:span text:style-name="T2455">pro</text:span></text:span><text:span text:style-name="T2455">te</text:span><text:span text:style-name="amh_5f_dev_5f_abbr"><text:span text:style-name="T2455">n</text:span></text:span><text:span text:style-name="T2455">dunt</text:span><text:span text:style-name="amh_5f_dev_5f_abbr"><text:span text:style-name="T2455">u</text:span></text:span><text:span text:style-name="T2455">r de aq</text:span><text:span text:style-name="amh_5f_dev_5f_abbr"><text:span text:style-name="T2455">ui</text:span></text:span><text:span text:style-name="T2455">lone </text:span><text:span text:style-name="T2456">in austru</text:span><text:span text:style-name="amh_5f_dev_5f_abbr"><text:span text:style-name="T2456">m</text:span></text:span><text:span text:style-name="T2456">, </text:span><text:span text:style-name="T2457">a Scicilia </text:span><text:span text:style-name="T2458">q</text:span><text:span text:style-name="amh_5f_dev_5f_abbr"><text:span text:style-name="T2458">ue</text:span></text:span><text:span text:style-name="T2458"> nu</text:span><text:span text:style-name="amh_5f_dev_5f_abbr"><text:span text:style-name="T2458">n</text:span></text:span><text:span text:style-name="T2458">c Armenia minor dicitur propter </text:span><text:span text:style-name="T2459">Armenos </text:span><text:span text:style-name="T2460">qui </text:span><text:span text:style-name="amh_5f_foliotation"><text:span text:style-name="T2461">[f. 247v]</text:span></text:span><text:span text:style-name="T2461"> </text:span><text:span text:style-name="T2462">eam ui armoru</text:span><text:span text:style-name="amh_5f_dev_5f_abbr"><text:span text:style-name="T2462">m</text:span></text:span><text:span text:style-name="T2462"> </text:span><text:span text:style-name="T2463">cep</text:span><text:span text:style-name="T2464">e</text:span><text:span text:style-name="T2463">ru</text:span><text:span text:style-name="amh_5f_dev_5f_abbr"><text:span text:style-name="T2463">n</text:span></text:span><text:span text:style-name="T2463">t et tene</text:span><text:span text:style-name="amh_5f_dev_5f_abbr"><text:span text:style-name="T2463">n</text:span></text:span><text:span text:style-name="T2463">t, priorib</text:span><text:span text:style-name="amh_5f_dev_5f_abbr"><text:span text:style-name="T2463">us</text:span></text:span><text:span text:style-name="T2463"> habitatorib</text:span><text:span text:style-name="amh_5f_dev_5f_abbr"><text:span text:style-name="T2463">us</text:span></text:span><text:span text:style-name="T2463"> subiugatis, usq</text:span><text:span text:style-name="amh_5f_dev_5f_abbr"><text:span text:style-name="T2463">ue</text:span></text:span><text:span text:style-name="T2463"> ad Dan terre </text:span><text:span text:style-name="amh_5f_dev_5f_abbr"><text:span text:style-name="T2463">pro</text:span></text:span><text:span text:style-name="T2463">missionis </text:span><text:span text:style-name="T2465">initiu</text:span><text:span text:style-name="amh_5f_dev_5f_abbr"><text:span text:style-name="T2465">m</text:span></text:span><text:span text:style-name="T2465"> </text:span><text:span text:style-name="T2466">de quo </text:span><text:span text:style-name="T2467">feci supra </text:span><text:span text:style-name="T2468">me</text:span><text:span text:style-name="amh_5f_dev_5f_abbr"><text:span text:style-name="T2468">n</text:span></text:span><text:span text:style-name="T2468">sione</text:span><text:span text:style-name="amh_5f_dev_5f_abbr"><text:span text:style-name="T2468">m</text:span></text:span><text:span text:style-name="T2468">. </text:span><text:span text:style-name="T2469">Hii montes </text:span><text:span text:style-name="T2470">su</text:span><text:span text:style-name="amh_5f_dev_5f_abbr"><text:span text:style-name="T2470">n</text:span></text:span><text:span text:style-name="T2470">t pleni, </text:span><text:span text:style-name="T2471">pulcerrimis casalib</text:span><text:span text:style-name="amh_5f_dev_5f_abbr"><text:span text:style-name="T2471">us</text:span></text:span><text:span text:style-name="T2471">, habitarorib</text:span><text:span text:style-name="amh_5f_dev_5f_abbr"><text:span text:style-name="T2471">us</text:span></text:span><text:span text:style-name="T2471">, fructib</text:span><text:span text:style-name="amh_5f_dev_5f_abbr"><text:span text:style-name="T2471">us</text:span></text:span><text:span text:style-name="T2471">, fontib</text:span><text:span text:style-name="amh_5f_dev_5f_abbr"><text:span text:style-name="T2471">us</text:span></text:span><text:span text:style-name="T2471"> ac ceteris </text:span><text:span text:style-name="T2472">et opulentiis et amenitatib</text:span><text:span text:style-name="amh_5f_dev_5f_abbr"><text:span text:style-name="T2472">us</text:span></text:span><text:span text:style-name="T2472"> </text:span><text:span text:style-name="T2473">te</text:span><text:span text:style-name="amh_5f_dev_5f_abbr"><text:span text:style-name="T2473">m</text:span></text:span><text:span text:style-name="T2473">poralibiis, </text:span><text:span text:style-name="T2474">cedris, </text:span><text:span text:style-name="T2475">cupressis, ac plurib</text:span><text:span text:style-name="amh_5f_dev_5f_abbr"><text:span text:style-name="T2475">us</text:span></text:span><text:span text:style-name="T2475"> hui</text:span><text:span text:style-name="amh_5f_dev_5f_abbr"><text:span text:style-name="T2475">us</text:span></text:span><text:span text:style-name="T2475">modi adoriferis. </text:span><text:span text:style-name="T2476">In parte Libani prope Tripolim, q</text:span><text:span text:style-name="amh_5f_dev_5f_abbr"><text:span text:style-name="T2476">ui</text:span></text:span><text:span text:style-name="T2476"> uulgariter montanea nigra dicitur, co</text:span><text:span text:style-name="amh_5f_dev_5f_abbr"><text:span text:style-name="T2476">m</text:span></text:span><text:span text:style-name="T2476">morant</text:span><text:span text:style-name="amh_5f_dev_5f_abbr"><text:span text:style-name="T2476">u</text:span></text:span><text:span text:style-name="T2476">r </text:span><office:annotation office:name="__Annotation__48158_3194605602" loext:resolved="false"><dc:creator>Alexandre Moret Houplon</dc:creator><dc:date>2026-02-20T15:57:42.982127800</dc:date><meta:creator-initials>AMH</meta:creator-initials><text:p text:style-name="Comment">Deluz : xx</text:p></office:annotation><text:span text:style-name="T2476">duce</text:span><text:span text:style-name="amh_5f_dev_5f_abbr"><text:span text:style-name="T2476">n</text:span></text:span><text:span text:style-name="T2476">ta</text:span><office:annotation-end office:name="__Annotation__48158_3194605602"/><text:span text:style-name="T2476"> milia </text:span><text:span text:style-name="amh_5f_dev_5f_abbr"><text:span text:style-name="T2476">christ</text:span></text:span><text:span text:style-name="T2476">iani, ut d</text:span><text:span text:style-name="amh_5f_dev_5f_abbr"><text:span text:style-name="T2476">icitu</text:span></text:span><text:span text:style-name="T2476">r boni sagitarii ac uiriles </text:span><text:soft-page-break/><text:span text:style-name="T2476">homines </text:span><text:span text:style-name="T2477">passagium </text:span><text:span text:style-name="T2478">latinorum plurimum </text:span><text:span text:style-name="T2479">affectantes, et a iugo </text:span><text:span text:style-name="T2480">soldani </text:span><text:span text:style-name="T2481">plus quam </text:span><text:span text:style-name="T2482">alii christiani appetunt releuari.</text:span></text:p>
      <text:p text:style-name="P98">Sicque <text:span text:style-name="T2483">latitudine </text:span><text:span text:style-name="T2484">Libani </text:span><text:span text:style-name="T2485">transcensa </text:span><text:span text:style-name="T2486">perueni </text:span><text:span text:style-name="T2487">ad Beruthensium </text:span><text:span text:style-name="T2488">splendidissimum opidum</text:span><text:span text:style-name="T2489">supra mare optime </text:span><text:span text:style-name="T2490">situatum, arboribus, </text:span><text:span text:style-name="T2491">ortis, fontibus </text:span><text:span text:style-name="T2492">predecorum, </text:span><text:span text:style-name="T2493">cuius in prologo digestiorum meminit </text:span><text:span text:style-name="T2494">imperator. </text:span><text:span text:style-name="T2495">Supra Beruthum uersus Ciliciam </text:span><text:span text:style-name="T2496">est locus fortis, qui Biblium </text:span><text:span text:style-name="T2497">dicitur supra mare. </text:span><text:span text:style-name="T2498">Et prope ab alia parte est Sidon ciuitas atque </text:span><text:span text:style-name="T2499">Sarepta </text:span><text:span text:style-name="T2500">Sodomorum </text:span><text:span text:style-name="T2501">quorum locorum </text:span><text:span text:style-name="T2502">sacra scriptura </text:span><text:span text:style-name="T2503">meminit.</text:span></text:p>
      <text:p text:style-name="P99"><text:span text:style-name="amh_5f_lettre_5f_rubriquee">E</text:span>xistens igitur <text:span text:style-name="T2504">in Berutho, que nunc sub Sarracenorum Dominio est, peregrinatione mea satis ampla quidem et Deo fauente </text:span><text:span text:style-name="T2505">prospere facta desideraui multum recedere, </text:span><text:span text:style-name="T2506">et ad portum christianorum </text:span><text:span text:style-name="T2507">pertingere, ut post laborem </text:span><text:span text:style-name="T2508">hunc non minimum possem aliquali quiete recreari. </text:span><text:span text:style-name="amh_5f_lettre_5f_rubriquee">S</text:span><text:span text:style-name="T2509">piritualiter portus christianorum </text:span><text:span text:style-name="T2510">Christus est, ad quem </text:span><text:span text:style-name="T2511">post laborem huius </text:span><text:span text:style-name="T2512">uite et in labore huius presentis miserie </text:span><text:span text:style-name="T2513">nos conuenit </text:span><text:span text:style-name="T2514">attentius </text:span><text:span text:style-name="T2515">aspirare, </text:span><text:span text:style-name="T2516">ad eum accedendo continue</text:span><text:span text:style-name="T2517">non passibus corporeis, sed affectu pure mentis. Nauim igitur cordis extra pericula, fluctuationes </text:span><text:span text:style-name="T2518">et tempestat</text:span><text:span text:style-name="T2519">e</text:span><text:span text:style-name="T2520">m </text:span><text:span text:style-name="T2519">celeumata in ipso firmare et statuere </text:span><text:span text:style-name="T2521">cupientes, erigamus uelum affectus, </text:span><text:span text:style-name="T2522">dirigamus nos gubernaculo intellectus, cordis </text:span><text:span text:style-name="T2523">remigando uirtuosis </text:span><text:span text:style-name="T2524">operibus, </text:span><text:span text:style-name="T2525">ut finaliter </text:span><text:span text:style-name="T2526">a prora fidei, </text:span><text:span text:style-name="T2527">dimissis ac peregrinationis, </text:span><text:span text:style-name="T2528">finibus spe</text:span><text:span text:style-name="T2529">t</text:span><text:span text:style-name="T2528">ie, </text:span><text:span text:style-name="T2530">hilaritatis anchora in eterna </text:span><text:span text:style-name="T2531">firmitate mereamur, Deo fauente tutante dirigente stabiliter felicitari. Quod nobis prestare dignetur qui benedictus est in secula seculorum. </text:span><text:span text:style-name="T2532">Amen.</text:span></text:p>
      <text:p text:style-name="P100"><text:span text:style-name="amh_5f_lettre_5f_rubriquee">A</text:span>cta est autem peregrinatio hec per nobilem <text:span text:style-name="T2533">uirum </text:span><text:span text:style-name="T2534">Dominum Guillermum dominum de Boldensele, Alemanium, anno Domini millesimo </text:span><text:span text:style-name="amh_5f_nombre_5f_romain"><text:span text:style-name="T2534">eee</text:span></text:span><text:span text:style-name="T2534"> </text:span><text:span text:style-name="amh_5f_nombre_5f_romain"><text:span text:style-name="T2534">xxxvi</text:span></text:span><text:span text:style-name="amh_5f_nombre_5f_romain"><text:span text:style-name="T2535">o</text:span></text:span><text:span text:style-name="T2534">.</text:span></text:p>
      <text:p text:style-name="P101">Explic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First_20_paragraph" style:display-name="First paragraph" style:family="paragraph" style:parent-style-name="Text_20_body" style:class="text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mh_5f_paragraphe" style:display-name="amh_paragraphe" style:family="paragraph" style:parent-style-name="Text_20_body">
      <style:paragraph-properties fo:line-height="150%" fo:text-align="justify" style:justify-single-word="false" fo:text-indent="1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amh_5f_titre_5f_chapitre" style:display-name="amh_titre_chapitre" style:family="paragraph" style:parent-style-name="Heading_20_1" style:next-style-name="amh_5f_paragraphe" style:default-outline-level="" style:list-style-name="" style:master-page-name="">
      <style:paragraph-properties fo:line-height="100%" style:page-number="auto"/>
      <style:text-properties fo:language="la" fo:country="VA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mh_5f_note_5f_apparat" style:display-name="amh_note_apparat" style:family="paragraph" style:parent-style-name="Footnote" style:master-page-name="">
      <style:paragraph-properties fo:line-height="115%" fo:text-align="justify" style:justify-single-word="false" style:page-number="auto">
        <style:tab-stops/>
      </style:paragraph-properties>
      <style:text-properties officeooo:rsid="00a06865"/>
    </style:style>
    <style:style style:name="Frame_20_contents" style:display-name="Frame contents" style:family="paragraph" style:parent-style-name="Standard" style:class="extra"/>
    <style:style style:name="amh_5f_vers" style:display-name="amh_vers" style:family="paragraph" style:parent-style-name="amh_5f_paragraphe">
      <style:paragraph-properties fo:margin-top="0cm" fo:margin-bottom="0.25cm" style:contextual-spacing="true" fo:text-align="center" style:justify-single-word="false"/>
      <style:text-properties officeooo:rsid="018053a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mh_5f_premier_5f_paragraphe" style:display-name="amh_premier_paragraphe" style:family="paragraph" style:parent-style-name="amh_5f_paragraphe" style:next-style-name="amh_5f_paragraphe" style:default-outline-level="1" style:list-style-name="" style:master-page-name="">
      <style:paragraph-properties style:page-number="auto">
        <style:drop-cap/>
      </style:paragraph-properties>
      <style:text-properties style:font-name="Liberation Serif" fo:font-family="'Liberation Serif'" style:font-family-generic="roman" style:font-pitch="variable" fo:language="la" fo:country="VA" officeooo:rsid="09e3fd35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mh_5f_dev_5f_abbr" style:display-name="amh_dev_abbr" style:family="text">
      <style:text-properties fo:font-style="italic" style:font-style-asian="italic" style:font-style-complex="italic"/>
    </style:style>
    <style:style style:name="amh_5f_corr_5f_ed" style:display-name="amh_corr_ed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amh_5f_ancre_5f_index_5f_nominum" style:display-name="amh_ancre_index_nominum" style:family="text" style:parent-style-name="amh_5f_ancre_5f_base">
      <style:text-properties fo:font-variant="small-caps" officeooo:rsid="00186191" fo:background-color="#00a933" text:display="none"/>
    </style:style>
    <style:style style:name="amh_5f_ancre_5f_index_5f_locorum" style:display-name="amh_ancre_index_locorum" style:family="text" style:parent-style-name="amh_5f_ancre_5f_base">
      <style:text-properties fo:font-variant="small-caps" officeooo:rsid="00195653" fo:background-color="#ff0000" text:display="none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mh_5f_ancre_5f_glossaire" style:display-name="amh_ancre_glossaire" style:family="text" style:parent-style-name="amh_5f_ancre_5f_base">
      <style:text-properties fo:font-variant="small-caps" fo:language="la" fo:country="VA" officeooo:rsid="00e67075" fo:background-color="#2a6099" text:display="true"/>
    </style:style>
    <style:style style:name="amh_5f_apparat_5f_témoin" style:display-name="amh_apparat_témoin" style:family="text">
      <style:text-properties fo:font-size="10pt" officeooo:rsid="00a06865" style:font-size-asian="10pt" style:font-size-complex="10pt"/>
    </style:style>
    <style:style style:name="amh_5f_apparat_5f_omission" style:display-name="amh_apparat_omission" style:family="text">
      <style:text-properties fo:font-size="10pt" officeooo:rsid="00a06865" style:font-size-asian="10pt" style:font-size-complex="10pt"/>
    </style:style>
    <style:style style:name="amh_5f_apparat_5f_correction" style:display-name="amh_apparat_correction" style:family="text">
      <style:text-properties fo:font-size="10pt" officeooo:rsid="00a06865" style:font-size-asian="10pt" style:font-size-complex="10pt"/>
    </style:style>
    <style:style style:name="amh_5f_apparat_5f_condamnation" style:display-name="amh_apparat_condamnation" style:family="text">
      <style:text-properties fo:font-size="10pt" officeooo:rsid="00a06865" style:font-size-asian="10pt" style:font-size-complex="10pt"/>
    </style:style>
    <style:style style:name="amh_5f_apparat_5f_variante" style:display-name="amh_apparat_variante" style:family="text" style:parent-style-name="amh_5f_apparat_5f_lemme">
      <style:text-properties fo:font-size="10pt" fo:font-style="italic" officeooo:rsid="00a06865" style:font-size-asian="10pt" style:font-style-asian="italic" style:font-size-complex="10pt" style:font-style-complex="italic"/>
    </style:style>
    <style:style style:name="amh_5f_apparat_5f_paleo" style:display-name="amh_apparat_paleo" style:family="text">
      <style:text-properties fo:font-size="10pt" style:font-size-asian="10pt" style:font-size-complex="10pt"/>
    </style:style>
    <style:style style:name="amh_5f_apparat_5f_commentaire" style:display-name="amh_apparat_commentaire" style:family="text">
      <style:text-properties fo:font-size="10pt" style:font-size-asian="10pt" style:font-size-complex="10pt"/>
    </style:style>
    <style:style style:name="amh_5f_apparat_5f_addition" style:display-name="amh_apparat_addition" style:family="text">
      <style:text-properties fo:font-size="10pt" officeooo:rsid="00a06865" style:font-size-asian="10pt" style:font-size-complex="10pt"/>
    </style:style>
    <style:style style:name="amh_5f_foliotation" style:display-name="amh_foliotation" style:family="text">
      <style:text-properties fo:color="#808080" loext:opacity="100%" style:font-name="Liberation Serif1" fo:font-family="'Liberation Serif'" style:font-style-name="Normal" style:font-family-generic="roman" style:font-pitch="variable" fo:language="la" fo:country="VA"/>
    </style:style>
    <style:style style:name="amh_5f_nombre_5f_romain" style:display-name="amh_nombre_romain" style:family="text">
      <style:text-properties fo:font-variant="small-caps"/>
    </style:style>
    <style:style style:name="amh_5f_lettre_5f_rubriquee" style:display-name="amh_lettre_rubriquee" style:family="text">
      <style:text-properties fo:color="#78140a" loext:opacity="100%" fo:font-weight="bold" officeooo:rsid="017f3d3a" style:font-weight-asian="bold" style:font-weight-complex="bold"/>
    </style:style>
    <style:style style:name="amh_5f_ancre_5f_base" style:display-name="amh_ancre_base" style:family="text">
      <style:text-properties fo:font-variant="small-caps" text:display="none"/>
    </style:style>
    <style:style style:name="amh_5f_ancre_5f_index_5f_fontium" style:display-name="amh_ancre_index_fontium" style:family="text" style:parent-style-name="amh_5f_ancre_5f_base">
      <style:text-properties fo:background-color="#800080" text:display="none"/>
    </style:style>
    <style:style style:name="Numbering_20_Symbols" style:display-name="Numbering Symbols" style:family="text"/>
    <style:style style:name="amh_5f_lettrine" style:display-name="amh_lettrine" style:family="text" style:parent-style-name="amh_5f_lettre_5f_rubriquee">
      <style:text-properties fo:font-variant="normal" fo:text-transform="none" fo:color="#78140a" loext:opacity="100%" style:font-name="Liberation Serif1" fo:font-family="'Liberation Serif'" style:font-style-name="Normal" style:font-family-generic="roman" style:font-pitch="variable" fo:letter-spacing="normal" fo:language="la" fo:country="VA" fo:font-weight="bold" officeooo:rsid="09e3fd35" style:letter-kerning="true" style:font-weight-asian="bold" style:font-weight-complex="bold"/>
    </style:style>
    <style:style style:name="amh_5f_apparat_5f_lemme" style:display-name="amh_apparat_lemme" style:family="text">
      <style:text-properties fo:font-size="10pt" fo:font-style="italic" officeooo:rsid="00a06865" style:font-size-asian="10pt" style:font-style-asian="italic" style:font-size-complex="10pt" style:font-style-complex="italic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3"/><text:page-number text:select-page="current">39</text:page-number><text:bookmark-end text:name="PageNumWizard_FOOTER_Style de page par défaut13"/></text:p>
      </style:footer>
      <style:footer-left>
        <text:p text:style-name="MP2"><text:bookmark-start text:name="PageNumWizard_FOOTER_Style de page par défaut14"/><text:page-number text:select-page="current">40</text:page-number><text:bookmark-end text:name="PageNumWizard_FOOTER_Style de page par défaut14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lexandre Moret Houplon</meta:initial-creator>
    <meta:creation-date>2025-12-24T10:08:22.880740228</meta:creation-date>
    <dc:date>2026-03-14T12:01:04.512425138</dc:date>
    <dc:creator>Alexandre Moret Houplon</dc:creator>
    <meta:editing-duration>P6DT16H57M53S</meta:editing-duration>
    <meta:editing-cycles>2855</meta:editing-cycles>
    <meta:generator>LibreOffice/25.8.5.2$Linux_X86_64 LibreOffice_project/580$Build-2</meta:generator>
    <meta:keyword>transcription</meta:keyword>
    <meta:keyword>latin</meta:keyword>
    <meta:keyword>moyen-âge</meta:keyword>
    <meta:keyword>voyage</meta:keyword>
    <dc:title>Transcription du texte du Liber de quibusdam ultramarinis partibus de Guillaume de Boldensele</dc:title>
    <meta:document-statistic meta:table-count="0" meta:image-count="0" meta:object-count="0" meta:page-count="40" meta:paragraph-count="246" meta:word-count="13700" meta:character-count="94263" meta:non-whitespace-character-count="80802"/>
  </office:meta>
</office:document-meta>
</file>